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05mm"/>
    </style:style>
    <style:style style:name="co4" style:family="table-column">
      <style:table-column-properties fo:break-before="auto" style:column-width="56.9mm"/>
    </style:style>
    <style:style style:name="co5" style:family="table-column">
      <style:table-column-properties fo:break-before="auto" style:column-width="17.44mm"/>
    </style:style>
    <style:style style:name="co6" style:family="table-column">
      <style:table-column-properties fo:break-before="auto" style:column-width="62.48mm"/>
    </style:style>
    <style:style style:name="co7" style:family="table-column">
      <style:table-column-properties fo:break-before="auto" style:column-width="17.8mm"/>
    </style:style>
    <style:style style:name="co8" style:family="table-column">
      <style:table-column-properties fo:break-before="auto" style:column-width="65.62mm"/>
    </style:style>
    <style:style style:name="co9" style:family="table-column">
      <style:table-column-properties fo:break-before="auto" style:column-width="79.22mm"/>
    </style:style>
    <style:style style:name="co10" style:family="table-column">
      <style:table-column-properties fo:break-before="auto" style:column-width="78.93mm"/>
    </style:style>
    <style:style style:name="co11" style:family="table-column">
      <style:table-column-properties fo:break-before="auto" style:column-width="28.96mm"/>
    </style:style>
    <style:style style:name="co12" style:family="table-column">
      <style:table-column-properties fo:break-before="auto" style:column-width="80.26mm"/>
    </style:style>
    <style:style style:name="co13" style:family="table-column">
      <style:table-column-properties fo:break-before="auto" style:column-width="30.37mm"/>
    </style:style>
    <style:style style:name="co14" style:family="table-column">
      <style:table-column-properties fo:break-before="auto" style:column-width="78.56mm"/>
    </style:style>
    <style:style style:name="ro1" style:family="table-row">
      <style:table-row-properties style:row-height="12.47mm" fo:break-before="auto" style:use-optimal-row-height="false"/>
    </style:style>
    <style:style style:name="ro2" style:family="table-row">
      <style:table-row-properties style:row-height="39.81mm" fo:break-before="auto" style:use-optimal-row-height="false"/>
    </style:style>
    <style:style style:name="ro3" style:family="table-row">
      <style:table-row-properties style:row-height="6.74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0.8mm" fo:break-before="auto" style:use-optimal-row-height="false"/>
    </style:style>
    <style:style style:name="ro6" style:family="table-row">
      <style:table-row-properties style:row-height="6.4mm" fo:break-before="auto" style:use-optimal-row-height="false"/>
    </style:style>
    <style:style style:name="ro7" style:family="table-row">
      <style:table-row-properties style:row-height="6.12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6.54mm" fo:break-before="auto" style:use-optimal-row-height="true"/>
    </style:style>
    <style:style style:name="ro10" style:family="table-row">
      <style:table-row-properties style:row-height="4.52mm" fo:break-before="auto" style:use-optimal-row-height="false"/>
    </style:style>
    <style:style style:name="ta1" style:family="table" style:master-page-name="PageStyle_5f_a">
      <style:table-properties table:display="true" style:writing-mode="lr-tb"/>
    </style:style>
    <style:style style:name="ta2" style:family="table" style:master-page-name="PageStyle_5f_Bestenliste_20_nach_20_Jahrgang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b85c00" style:cell-protect="none" style:print-content="true" style:diagonal-bl-tr="none" style:diagonal-tl-br="none" style:text-align-source="fix" style:repeat-content="false" fo:wrap-option="no-wrap" fo:border-left="0.74pt solid #2a6099" style:direction="ltr" fo:border-right="none" style:rotation-angle="0" style:rotation-align="none" style:shrink-to-fit="false" fo:border-top="0.74pt solid #2a6099" style:vertical-align="middle" loext:vertical-justify="auto"/>
      <style:paragraph-properties fo:text-align="center" css3t:text-justify="auto" fo:margin-left="0mm" style:writing-mode="page"/>
      <style:text-properties fo:color="#f6f9d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2a6099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MOD(ROW();2)=0)" style:apply-style-name="ConditionalStyle_5f_6" style:base-cell-address="a.A7"/>
      <style:map style:condition="is-true-formula(MOD(ROW();2)=1)" style:apply-style-name="ConditionalStyle_5f_7" style:base-cell-address="a.A7"/>
    </style:style>
    <style:style style:name="ce4" style:family="table-cell" style:parent-style-name="Default">
      <style:table-cell-properties fo:border-bottom="0.74pt solid #2a6099" style:cell-protect="none" style:print-content="true" style:diagonal-bl-tr="none" style:diagonal-tl-br="none" style:text-align-source="fix" style:repeat-content="false" fo:wrap-option="no-wrap" fo:border-left="0.74pt solid #2a6099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MOD(ROW();2)=0)" style:apply-style-name="ConditionalStyle_5f_6" style:base-cell-address="a.A7"/>
      <style:map style:condition="is-true-formula(MOD(ROW();2)=1)" style:apply-style-name="ConditionalStyle_5f_7" style:base-cell-address="a.A7"/>
    </style:style>
    <style:style style:name="ce5" style:family="table-cell" style:parent-style-name="Default">
      <style:table-cell-properties fo:background-color="#5b277d"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6f9d4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cell-protect="none" style:print-content="true" style:rotation-align="none"/>
    </style:style>
    <style:style style:name="ce7" style:family="table-cell" style:parent-style-name="Default">
      <style:table-cell-properties fo:border-bottom="none" fo:background-color="#b85c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2a6099" style:vertical-align="middle" loext:vertical-justify="auto"/>
      <style:paragraph-properties fo:text-align="center" css3t:text-justify="auto" fo:margin-left="0mm" style:writing-mode="page"/>
      <style:text-properties fo:color="#f6f9d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" style:base-cell-address="a.A7"/>
      <style:map style:condition="is-true-formula(MOD(ROW();2)=1)" style:apply-style-name="ConditionalStyle_5f_7" style:base-cell-address="a.A7"/>
    </style:style>
    <style:style style:name="ce9" style:family="table-cell" style:parent-style-name="Default">
      <style:table-cell-properties fo:border-bottom="0.74pt solid #2a6099" style:cell-protect="none" style:print-content="true" style:diagonal-bl-tr="none" style:diagonal-tl-br="none" fo:border-left="none" fo:border-right="none" style:rotation-align="none" fo:border-top="none"/>
      <style:map style:condition="is-true-formula(MOD(ROW();2)=0)" style:apply-style-name="ConditionalStyle_5f_6" style:base-cell-address="a.A7"/>
      <style:map style:condition="is-true-formula(MOD(ROW();2)=1)" style:apply-style-name="ConditionalStyle_5f_7" style:base-cell-address="a.A7"/>
    </style:style>
    <style:style style:name="ce94" style:family="table-cell" style:parent-style-name="Default">
      <style:table-cell-properties fo:background-color="#5b277d"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6f9d4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" style:base-cell-address="a.A7"/>
      <style:map style:condition="is-true-formula(MOD(ROW();2)=1)" style:apply-style-name="ConditionalStyle_5f_7" style:base-cell-address="a.A7"/>
    </style:style>
    <style:style style:name="ce13" style:family="table-cell" style:parent-style-name="Default">
      <style:table-cell-properties fo:border-bottom="0.74pt solid #2a60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map style:condition="is-true-formula(MOD(ROW();2)=0)" style:apply-style-name="ConditionalStyle_5f_6" style:base-cell-address="a.A7"/>
      <style:map style:condition="is-true-formula(MOD(ROW();2)=1)" style:apply-style-name="ConditionalStyle_5f_7" style:base-cell-address="a.A7"/>
    </style:style>
    <style:style style:name="ce14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MOD(ROW();2)=0)" style:apply-style-name="ConditionalStyle_5f_6" style:base-cell-address="a.A7"/>
      <style:map style:condition="is-true-formula(MOD(ROW();2)=1)" style:apply-style-name="ConditionalStyle_5f_7" style:base-cell-address="a.A7"/>
    </style:style>
    <style:style style:name="ce15" style:family="table-cell" style:parent-style-name="Default">
      <style:table-cell-properties fo:border-bottom="0.74pt solid #2a60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MOD(ROW();2)=0)" style:apply-style-name="ConditionalStyle_5f_6" style:base-cell-address="a.A7"/>
      <style:map style:condition="is-true-formula(MOD(ROW();2)=1)" style:apply-style-name="ConditionalStyle_5f_7" style:base-cell-address="a.A7"/>
    </style:style>
    <style:style style:name="ce16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order-bottom="none" fo:background-color="#b85c00" style:cell-protect="none" style:print-content="true" style:diagonal-bl-tr="none" style:diagonal-tl-br="none" style:text-align-source="fix" style:repeat-content="false" fo:wrap-option="no-wrap" fo:border-left="none" style:direction="ltr" fo:border-right="0.74pt solid #2a6099" style:rotation-angle="0" style:rotation-align="none" style:shrink-to-fit="false" fo:border-top="0.74pt solid #2a6099" style:vertical-align="middle" loext:vertical-justify="auto"/>
      <style:paragraph-properties fo:text-align="center" css3t:text-justify="auto" fo:margin-left="0mm" style:writing-mode="page"/>
      <style:text-properties fo:color="#f6f9d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2a6099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MOD(ROW();2)=0)" style:apply-style-name="ConditionalStyle_5f_6" style:base-cell-address="a.A7"/>
      <style:map style:condition="is-true-formula(MOD(ROW();2)=1)" style:apply-style-name="ConditionalStyle_5f_7" style:base-cell-address="a.A7"/>
    </style:style>
    <style:style style:name="ce19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fo:background-color="#b85c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6f9d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([.$F7]&gt;13)*([.$D7]=&quot;w&quot;))" style:apply-style-name="ConditionalStyle_5f_1" style:base-cell-address="a.G7"/>
      <style:map style:condition="is-true-formula(([.$F7]&gt;11)*([.$D7]=&quot;m&quot;))" style:apply-style-name="ConditionalStyle_5f_1" style:base-cell-address="a.G7"/>
    </style:style>
    <style:style style:name="ce22" style:family="table-cell" style:parent-style-name="Default">
      <style:table-cell-properties fo:background-color="#5b277d"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6f9d4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gt;13)*([.$D7]=&quot;w&quot;))" style:apply-style-name="ConditionalStyle_5f_1" style:base-cell-address="a.G7"/>
      <style:map style:condition="is-true-formula(([.$F7]&gt;11)*([.$D7]=&quot;m&quot;))" style:apply-style-name="ConditionalStyle_5f_1" style:base-cell-address="a.G7"/>
    </style:style>
    <style:style style:name="ce24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fo:background-color="#b85c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6f9d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4)*([.$D7]=&quot;w&quot;))" style:apply-style-name="ConditionalStyle_5f_1" style:base-cell-address="a.I7"/>
      <style:map style:condition="is-true-formula(([.$F7]&lt;12)*([.$D7]=&quot;m&quot;))" style:apply-style-name="ConditionalStyle_5f_1" style:base-cell-address="a.I7"/>
    </style:style>
    <style:style style:name="ce2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4)*([.$D7]=&quot;w&quot;))" style:apply-style-name="ConditionalStyle_5f_1" style:base-cell-address="a.I7"/>
      <style:map style:condition="is-true-formula(([.$F7]&lt;12)*([.$D7]=&quot;m&quot;))" style:apply-style-name="ConditionalStyle_5f_1" style:base-cell-address="a.I7"/>
    </style:style>
    <style:style style:name="ce77" style:family="table-cell" style:parent-style-name="Default">
      <style:table-cell-properties fo:border-bottom="none" fo:background-color="#fff0f5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Default">
      <style:table-cell-properties fo:border-bottom="0.06pt solid #000000" fo:background-color="#fff0f5" style:cell-protect="none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COM.MICROSOFT.MAXIFS([.$K$7:.$K$39];[.$D$7:.$D$39];&quot;m&quot;)=[.K7])" style:apply-style-name="ConditionalStyle_5f_2" style:base-cell-address="a.K7"/>
      <style:map style:condition="is-true-formula(COM.MICROSOFT.MAXIFS([.$K$7:.$K$39];[.$D$7:.$D$39];&quot;w&quot;)=[.K7])" style:apply-style-name="ConditionalStyle_5f_3" style:base-cell-address="a.K7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" style:base-cell-address="a.A7"/>
      <style:map style:condition="is-true-formula(MOD(ROW();2)=1)" style:apply-style-name="ConditionalStyle_5f_7" style:base-cell-address="a.A7"/>
    </style:style>
    <style:style style:name="ce3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(12&lt;[.$F7]))" style:apply-style-name="ConditionalStyle_5f_1" style:base-cell-address="a.M7"/>
    </style:style>
    <style:style style:name="ce3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12&lt;[.$F7]))" style:apply-style-name="ConditionalStyle_5f_1" style:base-cell-address="a.M7"/>
    </style:style>
    <style:style style:name="ce34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3))" style:apply-style-name="ConditionalStyle_5f_1" style:base-cell-address="a.O7"/>
      <style:map style:condition="is-true-formula(([.$F7]&gt;15))" style:apply-style-name="ConditionalStyle_5f_1" style:base-cell-address="a.O7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3))" style:apply-style-name="ConditionalStyle_5f_1" style:base-cell-address="a.O7"/>
      <style:map style:condition="is-true-formula(([.$F7]&gt;15))" style:apply-style-name="ConditionalStyle_5f_1" style:base-cell-address="a.O7"/>
    </style:style>
    <style:style style:name="ce3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5))" style:apply-style-name="ConditionalStyle_5f_1" style:base-cell-address="a.Q7"/>
    </style:style>
    <style:style style:name="ce3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5))" style:apply-style-name="ConditionalStyle_5f_1" style:base-cell-address="a.Q7"/>
    </style:style>
    <style:style style:name="ce38" style:family="table-cell" style:parent-style-name="Default" style:data-style-name="N2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[.$D7]=&quot;m&quot;)" style:apply-style-name="ConditionalStyle_5f_1" style:base-cell-address="a.S7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[.$D7]=&quot;m&quot;)" style:apply-style-name="ConditionalStyle_5f_1" style:base-cell-address="a.S7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D7]=&quot;m&quot;)" style:apply-style-name="ConditionalStyle_5f_1" style:base-cell-address="a.S7"/>
    </style:style>
    <style:style style:name="ce41" style:family="table-cell" style:parent-style-name="Default">
      <style:table-cell-properties fo:border-bottom="none" style:cell-protect="none" style:print-content="true" style:diagonal-bl-tr="none" style:diagonal-tl-br="none" fo:border-left="0.06pt solid #000000" fo:border-right="none" style:rotation-align="none" fo:border-top="none"/>
      <style:map style:condition="is-true-formula([.$D7]=&quot;w&quot;)" style:apply-style-name="ConditionalStyle_5f_1" style:base-cell-address="a.V7"/>
    </style:style>
    <style:style style:name="ce42" style:family="table-cell" style:parent-style-name="Default" style:data-style-name="N0">
      <style:table-cell-properties style:cell-protect="protected" style:print-content="true" style:rotation-align="none"/>
      <style:map style:condition="is-true-formula([.$D7]=&quot;w&quot;)" style:apply-style-name="ConditionalStyle_5f_1" style:base-cell-address="a.V7"/>
    </style:style>
    <style:style style:name="ce4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D7]=&quot;w&quot;)" style:apply-style-name="ConditionalStyle_5f_1" style:base-cell-address="a.V7"/>
    </style:style>
    <style:style style:name="ce93" style:family="table-cell" style:parent-style-name="Default">
      <style:table-cell-properties fo:background-color="#b85c00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6f9d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COM.MICROSOFT.MAXIFS([.$Y$7:.$Y$39];[.$D$7:.$D$39];&quot;m&quot;)=[.Y7])" style:apply-style-name="ConditionalStyle_5f_2" style:base-cell-address="a.Y7"/>
      <style:map style:condition="is-true-formula(COM.MICROSOFT.MAXIFS([.$Y$7:.$Y$39];[.$D$7:.$D$39];&quot;w&quot;)=[.Y7])" style:apply-style-name="ConditionalStyle_5f_3" style:base-cell-address="a.Y7"/>
    </style:style>
    <style:style style:name="ce96" style:family="table-cell" style:parent-style-name="Default">
      <style:table-cell-properties fo:background-color="#b85c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6f9d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[.$D7]=&quot;w&quot;)" style:apply-style-name="ConditionalStyle_5f_1" style:base-cell-address="a.Z7"/>
    </style:style>
    <style:style style:name="ce4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[.$D7]=&quot;m&quot;)" style:apply-style-name="ConditionalStyle_5f_1" style:base-cell-address="a.AA7"/>
    </style:style>
    <style:style style:name="ce49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ackground-color="#ffd7d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#dee6e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ackground-color="#f6f9d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ackground-color="#dee6e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fo:background-color="#f6f9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fo:background-color="#dee6ef"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f6f9d4"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2a6099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MOD(ROW();2)=0)" style:apply-style-name="ConditionalStyle_5f_6" style:base-cell-address="b.A7"/>
      <style:map style:condition="is-true-formula(MOD(ROW();2)=1)" style:apply-style-name="ConditionalStyle_5f_7" style:base-cell-address="b.A7"/>
    </style:style>
    <style:style style:name="ce144" style:family="table-cell" style:parent-style-name="Default">
      <style:table-cell-properties fo:border-bottom="0.74pt solid #2a6099" style:cell-protect="none" style:print-content="true" style:diagonal-bl-tr="none" style:diagonal-tl-br="none" style:text-align-source="fix" style:repeat-content="false" fo:wrap-option="no-wrap" fo:border-left="0.74pt solid #2a6099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MOD(ROW();2)=0)" style:apply-style-name="ConditionalStyle_5f_6" style:base-cell-address="b.A7"/>
      <style:map style:condition="is-true-formula(MOD(ROW();2)=1)" style:apply-style-name="ConditionalStyle_5f_7" style:base-cell-address="b.A7"/>
    </style:style>
    <style:style style:name="ce145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" style:base-cell-address="b.A7"/>
      <style:map style:condition="is-true-formula(MOD(ROW();2)=1)" style:apply-style-name="ConditionalStyle_5f_7" style:base-cell-address="b.A7"/>
    </style:style>
    <style:style style:name="ce146" style:family="table-cell" style:parent-style-name="Default">
      <style:table-cell-properties fo:border-bottom="0.74pt solid #2a6099" style:cell-protect="none" style:print-content="true" style:diagonal-bl-tr="none" style:diagonal-tl-br="none" fo:border-left="none" fo:border-right="none" style:rotation-align="none" fo:border-top="none"/>
      <style:map style:condition="is-true-formula(MOD(ROW();2)=0)" style:apply-style-name="ConditionalStyle_5f_6" style:base-cell-address="b.A7"/>
      <style:map style:condition="is-true-formula(MOD(ROW();2)=1)" style:apply-style-name="ConditionalStyle_5f_7" style:base-cell-address="b.A7"/>
    </style:style>
    <style:style style:name="ce147" style:family="table-cell" style:parent-style-name="Default" style:data-style-name="N0">
      <style:table-cell-properties fo:background-color="#5b277d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6f9d4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8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" style:base-cell-address="b.A7"/>
      <style:map style:condition="is-true-formula(MOD(ROW();2)=1)" style:apply-style-name="ConditionalStyle_5f_7" style:base-cell-address="b.A7"/>
    </style:style>
    <style:style style:name="ce149" style:family="table-cell" style:parent-style-name="Default">
      <style:table-cell-properties fo:border-bottom="0.74pt solid #2a60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map style:condition="is-true-formula(MOD(ROW();2)=0)" style:apply-style-name="ConditionalStyle_5f_6" style:base-cell-address="b.A7"/>
      <style:map style:condition="is-true-formula(MOD(ROW();2)=1)" style:apply-style-name="ConditionalStyle_5f_7" style:base-cell-address="b.A7"/>
    </style:style>
    <style:style style:name="ce150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MOD(ROW();2)=0)" style:apply-style-name="ConditionalStyle_5f_6" style:base-cell-address="b.A7"/>
      <style:map style:condition="is-true-formula(MOD(ROW();2)=1)" style:apply-style-name="ConditionalStyle_5f_7" style:base-cell-address="b.A7"/>
    </style:style>
    <style:style style:name="ce151" style:family="table-cell" style:parent-style-name="Default">
      <style:table-cell-properties fo:border-bottom="0.74pt solid #2a60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MOD(ROW();2)=0)" style:apply-style-name="ConditionalStyle_5f_6" style:base-cell-address="b.A7"/>
      <style:map style:condition="is-true-formula(MOD(ROW();2)=1)" style:apply-style-name="ConditionalStyle_5f_7" style:base-cell-address="b.A7"/>
    </style:style>
    <style:style style:name="ce15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2a6099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MOD(ROW();2)=0)" style:apply-style-name="ConditionalStyle_5f_6" style:base-cell-address="b.A7"/>
      <style:map style:condition="is-true-formula(MOD(ROW();2)=1)" style:apply-style-name="ConditionalStyle_5f_7" style:base-cell-address="b.A7"/>
    </style:style>
    <style:style style:name="ce15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([.$F7]&gt;13)*([.$D7]=&quot;w&quot;))" style:apply-style-name="ConditionalStyle_5f_1" style:base-cell-address="b.G7"/>
      <style:map style:condition="is-true-formula(([.$F7]&gt;11)*([.$D7]=&quot;m&quot;))" style:apply-style-name="ConditionalStyle_5f_1" style:base-cell-address="b.G7"/>
    </style:style>
    <style:style style:name="ce154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gt;13)*([.$D7]=&quot;w&quot;))" style:apply-style-name="ConditionalStyle_5f_1" style:base-cell-address="b.G7"/>
      <style:map style:condition="is-true-formula(([.$F7]&gt;11)*([.$D7]=&quot;m&quot;))" style:apply-style-name="ConditionalStyle_5f_1" style:base-cell-address="b.G7"/>
    </style:style>
    <style:style style:name="ce15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4)*([.$D7]=&quot;w&quot;))" style:apply-style-name="ConditionalStyle_5f_1" style:base-cell-address="b.I7"/>
      <style:map style:condition="is-true-formula(([.$F7]&lt;12)*([.$D7]=&quot;m&quot;))" style:apply-style-name="ConditionalStyle_5f_1" style:base-cell-address="b.I7"/>
    </style:style>
    <style:style style:name="ce15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4)*([.$D7]=&quot;w&quot;))" style:apply-style-name="ConditionalStyle_5f_1" style:base-cell-address="b.I7"/>
      <style:map style:condition="is-true-formula(([.$F7]&lt;12)*([.$D7]=&quot;m&quot;))" style:apply-style-name="ConditionalStyle_5f_1" style:base-cell-address="b.I7"/>
    </style:style>
    <style:style style:name="ce157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COM.MICROSOFT.MAXIFS([.$K$7:.$K$39];[.$D$7:.$D$39];&quot;m&quot;)=[.K7])" style:apply-style-name="ConditionalStyle_5f_2" style:base-cell-address="b.K7"/>
      <style:map style:condition="is-true-formula(COM.MICROSOFT.MAXIFS([.$K$7:.$K$39];[.$D$7:.$D$39];&quot;w&quot;)=[.K7])" style:apply-style-name="ConditionalStyle_5f_3" style:base-cell-address="b.K7"/>
    </style:style>
    <style:style style:name="ce158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" style:base-cell-address="b.A7"/>
      <style:map style:condition="is-true-formula(MOD(ROW();2)=1)" style:apply-style-name="ConditionalStyle_5f_7" style:base-cell-address="b.A7"/>
    </style:style>
    <style:style style:name="ce15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(12&lt;[.$F7]))" style:apply-style-name="ConditionalStyle_5f_1" style:base-cell-address="b.M7"/>
    </style:style>
    <style:style style:name="ce12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12&lt;[.$F7]))" style:apply-style-name="ConditionalStyle_5f_1" style:base-cell-address="b.M7"/>
    </style:style>
    <style:style style:name="ce12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12&lt;[.$F7]))" style:apply-style-name="ConditionalStyle_5f_1" style:base-cell-address="b.M7"/>
    </style:style>
    <style:style style:name="ce161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3))" style:apply-style-name="ConditionalStyle_5f_1" style:base-cell-address="b.O7"/>
      <style:map style:condition="is-true-formula(([.$F7]&gt;15))" style:apply-style-name="ConditionalStyle_5f_1" style:base-cell-address="b.O7"/>
    </style:style>
    <style:style style:name="ce128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3))" style:apply-style-name="ConditionalStyle_5f_1" style:base-cell-address="b.O7"/>
      <style:map style:condition="is-true-formula(([.$F7]&gt;15))" style:apply-style-name="ConditionalStyle_5f_1" style:base-cell-address="b.O7"/>
    </style:style>
    <style:style style:name="ce129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3))" style:apply-style-name="ConditionalStyle_5f_1" style:base-cell-address="b.O7"/>
      <style:map style:condition="is-true-formula(([.$F7]&gt;15))" style:apply-style-name="ConditionalStyle_5f_1" style:base-cell-address="b.O7"/>
    </style:style>
    <style:style style:name="ce16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5))" style:apply-style-name="ConditionalStyle_5f_1" style:base-cell-address="b.Q7"/>
    </style:style>
    <style:style style:name="ce13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5))" style:apply-style-name="ConditionalStyle_5f_1" style:base-cell-address="b.Q7"/>
    </style:style>
    <style:style style:name="ce13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5))" style:apply-style-name="ConditionalStyle_5f_1" style:base-cell-address="b.Q7"/>
    </style:style>
    <style:style style:name="ce165" style:family="table-cell" style:parent-style-name="Default" style:data-style-name="N2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[.$D7]=&quot;m&quot;)" style:apply-style-name="ConditionalStyle_5f_1" style:base-cell-address="b.S7"/>
    </style:style>
    <style:style style:name="ce16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[.$D7]=&quot;m&quot;)" style:apply-style-name="ConditionalStyle_5f_1" style:base-cell-address="b.S7"/>
    </style:style>
    <style:style style:name="ce167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D7]=&quot;m&quot;)" style:apply-style-name="ConditionalStyle_5f_1" style:base-cell-address="b.S7"/>
    </style:style>
    <style:style style:name="ce168" style:family="table-cell" style:parent-style-name="Default">
      <style:table-cell-properties fo:border-bottom="none" style:cell-protect="none" style:print-content="true" style:diagonal-bl-tr="none" style:diagonal-tl-br="none" fo:border-left="0.06pt solid #000000" fo:border-right="none" style:rotation-align="none" fo:border-top="none"/>
      <style:map style:condition="is-true-formula([.$D7]=&quot;w&quot;)" style:apply-style-name="ConditionalStyle_5f_1" style:base-cell-address="b.V7"/>
    </style:style>
    <style:style style:name="ce169" style:family="table-cell" style:parent-style-name="Default" style:data-style-name="N0">
      <style:table-cell-properties style:cell-protect="protected" style:print-content="true" style:rotation-align="none"/>
      <style:map style:condition="is-true-formula([.$D7]=&quot;w&quot;)" style:apply-style-name="ConditionalStyle_5f_1" style:base-cell-address="b.V7"/>
    </style:style>
    <style:style style:name="ce17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D7]=&quot;w&quot;)" style:apply-style-name="ConditionalStyle_5f_1" style:base-cell-address="b.V7"/>
    </style:style>
    <style:style style:name="ce17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COM.MICROSOFT.MAXIFS([.$Y$7:.$Y$39];[.$D$7:.$D$39];&quot;m&quot;)=[.Y7])" style:apply-style-name="ConditionalStyle_5f_2" style:base-cell-address="b.Y7"/>
      <style:map style:condition="is-true-formula(COM.MICROSOFT.MAXIFS([.$Y$7:.$Y$39];[.$D$7:.$D$39];&quot;w&quot;)=[.Y7])" style:apply-style-name="ConditionalStyle_5f_3" style:base-cell-address="b.Y7"/>
    </style:style>
    <style:style style:name="ce17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[.$D7]=&quot;w&quot;)" style:apply-style-name="ConditionalStyle_5f_1" style:base-cell-address="b.V7"/>
    </style:style>
    <style:style style:name="ce17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[.$D7]=&quot;m&quot;)" style:apply-style-name="ConditionalStyle_5f_1" style:base-cell-address="b.S7"/>
    </style:style>
    <style:style style:name="ce16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2a6099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MOD(ROW();2)=0)" style:apply-style-name="ConditionalStyle_5f_6" style:base-cell-address="c.A7"/>
      <style:map style:condition="is-true-formula(MOD(ROW();2)=1)" style:apply-style-name="ConditionalStyle_5f_7" style:base-cell-address="c.A7"/>
    </style:style>
    <style:style style:name="ce162" style:family="table-cell" style:parent-style-name="Default">
      <style:table-cell-properties fo:border-bottom="0.74pt solid #2a6099" style:cell-protect="none" style:print-content="true" style:diagonal-bl-tr="none" style:diagonal-tl-br="none" style:text-align-source="fix" style:repeat-content="false" fo:wrap-option="no-wrap" fo:border-left="0.74pt solid #2a6099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MOD(ROW();2)=0)" style:apply-style-name="ConditionalStyle_5f_6" style:base-cell-address="c.A7"/>
      <style:map style:condition="is-true-formula(MOD(ROW();2)=1)" style:apply-style-name="ConditionalStyle_5f_7" style:base-cell-address="c.A7"/>
    </style:style>
    <style:style style:name="ce164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" style:base-cell-address="c.A7"/>
      <style:map style:condition="is-true-formula(MOD(ROW();2)=1)" style:apply-style-name="ConditionalStyle_5f_7" style:base-cell-address="c.A7"/>
    </style:style>
    <style:style style:name="ce174" style:family="table-cell" style:parent-style-name="Default">
      <style:table-cell-properties fo:border-bottom="0.74pt solid #2a6099" style:cell-protect="none" style:print-content="true" style:diagonal-bl-tr="none" style:diagonal-tl-br="none" fo:border-left="none" fo:border-right="none" style:rotation-align="none" fo:border-top="none"/>
      <style:map style:condition="is-true-formula(MOD(ROW();2)=0)" style:apply-style-name="ConditionalStyle_5f_6" style:base-cell-address="c.A7"/>
      <style:map style:condition="is-true-formula(MOD(ROW();2)=1)" style:apply-style-name="ConditionalStyle_5f_7" style:base-cell-address="c.A7"/>
    </style:style>
    <style:style style:name="ce178" style:family="table-cell" style:parent-style-name="Default">
      <style:table-cell-properties fo:background-color="#5b277d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6f9d4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6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" style:base-cell-address="c.A7"/>
      <style:map style:condition="is-true-formula(MOD(ROW();2)=1)" style:apply-style-name="ConditionalStyle_5f_7" style:base-cell-address="c.A7"/>
    </style:style>
    <style:style style:name="ce177" style:family="table-cell" style:parent-style-name="Default">
      <style:table-cell-properties fo:border-bottom="0.74pt solid #2a60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map style:condition="is-true-formula(MOD(ROW();2)=0)" style:apply-style-name="ConditionalStyle_5f_6" style:base-cell-address="c.A7"/>
      <style:map style:condition="is-true-formula(MOD(ROW();2)=1)" style:apply-style-name="ConditionalStyle_5f_7" style:base-cell-address="c.A7"/>
    </style:style>
    <style:style style:name="ce18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MOD(ROW();2)=0)" style:apply-style-name="ConditionalStyle_5f_6" style:base-cell-address="c.A7"/>
      <style:map style:condition="is-true-formula(MOD(ROW();2)=1)" style:apply-style-name="ConditionalStyle_5f_7" style:base-cell-address="c.A7"/>
    </style:style>
    <style:style style:name="ce190" style:family="table-cell" style:parent-style-name="Default">
      <style:table-cell-properties fo:border-bottom="0.74pt solid #2a60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MOD(ROW();2)=0)" style:apply-style-name="ConditionalStyle_5f_6" style:base-cell-address="c.A7"/>
      <style:map style:condition="is-true-formula(MOD(ROW();2)=1)" style:apply-style-name="ConditionalStyle_5f_7" style:base-cell-address="c.A7"/>
    </style:style>
    <style:style style:name="ce19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2a6099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MOD(ROW();2)=0)" style:apply-style-name="ConditionalStyle_5f_6" style:base-cell-address="c.A7"/>
      <style:map style:condition="is-true-formula(MOD(ROW();2)=1)" style:apply-style-name="ConditionalStyle_5f_7" style:base-cell-address="c.A7"/>
    </style:style>
    <style:style style:name="ce195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([.$F7]&gt;13)*([.$D7]=&quot;w&quot;))" style:apply-style-name="ConditionalStyle_5f_1" style:base-cell-address="c.G7"/>
      <style:map style:condition="is-true-formula(([.$F7]&gt;11)*([.$D7]=&quot;m&quot;))" style:apply-style-name="ConditionalStyle_5f_1" style:base-cell-address="c.G7"/>
    </style:style>
    <style:style style:name="ce196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gt;13)*([.$D7]=&quot;w&quot;))" style:apply-style-name="ConditionalStyle_5f_1" style:base-cell-address="c.G7"/>
      <style:map style:condition="is-true-formula(([.$F7]&gt;11)*([.$D7]=&quot;m&quot;))" style:apply-style-name="ConditionalStyle_5f_1" style:base-cell-address="c.G7"/>
    </style:style>
    <style:style style:name="ce19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4)*([.$D7]=&quot;w&quot;))" style:apply-style-name="ConditionalStyle_5f_1" style:base-cell-address="c.I7"/>
      <style:map style:condition="is-true-formula(([.$F7]&lt;12)*([.$D7]=&quot;m&quot;))" style:apply-style-name="ConditionalStyle_5f_1" style:base-cell-address="c.I7"/>
    </style:style>
    <style:style style:name="ce19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4)*([.$D7]=&quot;w&quot;))" style:apply-style-name="ConditionalStyle_5f_1" style:base-cell-address="c.I7"/>
      <style:map style:condition="is-true-formula(([.$F7]&lt;12)*([.$D7]=&quot;m&quot;))" style:apply-style-name="ConditionalStyle_5f_1" style:base-cell-address="c.I7"/>
    </style:style>
    <style:style style:name="ce199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COM.MICROSOFT.MAXIFS([.$K$7:.$K$39];[.$D$7:.$D$39];&quot;m&quot;)=[.K7])" style:apply-style-name="ConditionalStyle_5f_2" style:base-cell-address="c.K7"/>
      <style:map style:condition="is-true-formula(COM.MICROSOFT.MAXIFS([.$K$7:.$K$39];[.$D$7:.$D$39];&quot;w&quot;)=[.K7])" style:apply-style-name="ConditionalStyle_5f_3" style:base-cell-address="c.K7"/>
    </style:style>
    <style:style style:name="ce20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" style:base-cell-address="c.A7"/>
      <style:map style:condition="is-true-formula(MOD(ROW();2)=1)" style:apply-style-name="ConditionalStyle_5f_7" style:base-cell-address="c.A7"/>
    </style:style>
    <style:style style:name="ce20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(12&lt;[.$F7]))" style:apply-style-name="ConditionalStyle_5f_1" style:base-cell-address="c.M7"/>
    </style:style>
    <style:style style:name="ce20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12&lt;[.$F7]))" style:apply-style-name="ConditionalStyle_5f_1" style:base-cell-address="c.M7"/>
    </style:style>
    <style:style style:name="ce20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12&lt;[.$F7]))" style:apply-style-name="ConditionalStyle_5f_1" style:base-cell-address="c.M7"/>
    </style:style>
    <style:style style:name="ce204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3))" style:apply-style-name="ConditionalStyle_5f_1" style:base-cell-address="c.O7"/>
      <style:map style:condition="is-true-formula(([.$F7]&gt;15))" style:apply-style-name="ConditionalStyle_5f_1" style:base-cell-address="c.O7"/>
    </style:style>
    <style:style style:name="ce205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3))" style:apply-style-name="ConditionalStyle_5f_1" style:base-cell-address="c.O7"/>
      <style:map style:condition="is-true-formula(([.$F7]&gt;15))" style:apply-style-name="ConditionalStyle_5f_1" style:base-cell-address="c.O7"/>
    </style:style>
    <style:style style:name="ce206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3))" style:apply-style-name="ConditionalStyle_5f_1" style:base-cell-address="c.O7"/>
      <style:map style:condition="is-true-formula(([.$F7]&gt;15))" style:apply-style-name="ConditionalStyle_5f_1" style:base-cell-address="c.O7"/>
    </style:style>
    <style:style style:name="ce20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5))" style:apply-style-name="ConditionalStyle_5f_1" style:base-cell-address="c.Q7"/>
    </style:style>
    <style:style style:name="ce20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5))" style:apply-style-name="ConditionalStyle_5f_1" style:base-cell-address="c.Q7"/>
    </style:style>
    <style:style style:name="ce20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5))" style:apply-style-name="ConditionalStyle_5f_1" style:base-cell-address="c.Q7"/>
    </style:style>
    <style:style style:name="ce210" style:family="table-cell" style:parent-style-name="Default" style:data-style-name="N2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[.$D7]=&quot;m&quot;)" style:apply-style-name="ConditionalStyle_5f_1" style:base-cell-address="c.S7"/>
    </style:style>
    <style:style style:name="ce21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[.$D7]=&quot;m&quot;)" style:apply-style-name="ConditionalStyle_5f_1" style:base-cell-address="c.S7"/>
    </style:style>
    <style:style style:name="ce212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D7]=&quot;m&quot;)" style:apply-style-name="ConditionalStyle_5f_1" style:base-cell-address="c.S7"/>
    </style:style>
    <style:style style:name="ce213" style:family="table-cell" style:parent-style-name="Default">
      <style:table-cell-properties fo:border-bottom="none" style:cell-protect="none" style:print-content="true" style:diagonal-bl-tr="none" style:diagonal-tl-br="none" fo:border-left="0.06pt solid #000000" fo:border-right="none" style:rotation-align="none" fo:border-top="none"/>
      <style:map style:condition="is-true-formula([.$D7]=&quot;w&quot;)" style:apply-style-name="ConditionalStyle_5f_1" style:base-cell-address="c.V7"/>
    </style:style>
    <style:style style:name="ce214" style:family="table-cell" style:parent-style-name="Default" style:data-style-name="N0">
      <style:table-cell-properties style:cell-protect="protected" style:print-content="true" style:rotation-align="none"/>
      <style:map style:condition="is-true-formula([.$D7]=&quot;w&quot;)" style:apply-style-name="ConditionalStyle_5f_1" style:base-cell-address="c.V7"/>
    </style:style>
    <style:style style:name="ce21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D7]=&quot;w&quot;)" style:apply-style-name="ConditionalStyle_5f_1" style:base-cell-address="c.V7"/>
    </style:style>
    <style:style style:name="ce2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COM.MICROSOFT.MAXIFS([.$Y$7:.$Y$39];[.$D$7:.$D$39];&quot;m&quot;)=[.Y7])" style:apply-style-name="ConditionalStyle_5f_2" style:base-cell-address="c.Y7"/>
      <style:map style:condition="is-true-formula(COM.MICROSOFT.MAXIFS([.$Y$7:.$Y$39];[.$D$7:.$D$39];&quot;w&quot;)=[.Y7])" style:apply-style-name="ConditionalStyle_5f_3" style:base-cell-address="c.Y7"/>
    </style:style>
    <style:style style:name="ce2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[.$D7]=&quot;w&quot;)" style:apply-style-name="ConditionalStyle_5f_1" style:base-cell-address="c.V7"/>
    </style:style>
    <style:style style:name="ce2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[.$D7]=&quot;m&quot;)" style:apply-style-name="ConditionalStyle_5f_1" style:base-cell-address="c.S7"/>
    </style:style>
    <style:style style:name="ce2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2a6099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MOD(ROW();2)=0)" style:apply-style-name="ConditionalStyle_5f_6" style:base-cell-address="d.A7"/>
      <style:map style:condition="is-true-formula(MOD(ROW();2)=1)" style:apply-style-name="ConditionalStyle_5f_7" style:base-cell-address="d.A7"/>
    </style:style>
    <style:style style:name="ce220" style:family="table-cell" style:parent-style-name="Default">
      <style:table-cell-properties fo:border-bottom="0.74pt solid #2a6099" style:cell-protect="none" style:print-content="true" style:diagonal-bl-tr="none" style:diagonal-tl-br="none" style:text-align-source="fix" style:repeat-content="false" fo:wrap-option="no-wrap" fo:border-left="0.74pt solid #2a6099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MOD(ROW();2)=0)" style:apply-style-name="ConditionalStyle_5f_6" style:base-cell-address="d.A7"/>
      <style:map style:condition="is-true-formula(MOD(ROW();2)=1)" style:apply-style-name="ConditionalStyle_5f_7" style:base-cell-address="d.A7"/>
    </style:style>
    <style:style style:name="ce221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" style:base-cell-address="d.A7"/>
      <style:map style:condition="is-true-formula(MOD(ROW();2)=1)" style:apply-style-name="ConditionalStyle_5f_7" style:base-cell-address="d.A7"/>
    </style:style>
    <style:style style:name="ce222" style:family="table-cell" style:parent-style-name="Default">
      <style:table-cell-properties fo:border-bottom="0.74pt solid #2a6099" style:cell-protect="none" style:print-content="true" style:diagonal-bl-tr="none" style:diagonal-tl-br="none" fo:border-left="none" fo:border-right="none" style:rotation-align="none" fo:border-top="none"/>
      <style:map style:condition="is-true-formula(MOD(ROW();2)=0)" style:apply-style-name="ConditionalStyle_5f_6" style:base-cell-address="d.A7"/>
      <style:map style:condition="is-true-formula(MOD(ROW();2)=1)" style:apply-style-name="ConditionalStyle_5f_7" style:base-cell-address="d.A7"/>
    </style:style>
    <style:style style:name="ce22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" style:base-cell-address="d.A7"/>
      <style:map style:condition="is-true-formula(MOD(ROW();2)=1)" style:apply-style-name="ConditionalStyle_5f_7" style:base-cell-address="d.A7"/>
    </style:style>
    <style:style style:name="ce224" style:family="table-cell" style:parent-style-name="Default">
      <style:table-cell-properties fo:border-bottom="0.74pt solid #2a60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map style:condition="is-true-formula(MOD(ROW();2)=0)" style:apply-style-name="ConditionalStyle_5f_6" style:base-cell-address="d.A7"/>
      <style:map style:condition="is-true-formula(MOD(ROW();2)=1)" style:apply-style-name="ConditionalStyle_5f_7" style:base-cell-address="d.A7"/>
    </style:style>
    <style:style style:name="ce225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MOD(ROW();2)=0)" style:apply-style-name="ConditionalStyle_5f_6" style:base-cell-address="d.A7"/>
      <style:map style:condition="is-true-formula(MOD(ROW();2)=1)" style:apply-style-name="ConditionalStyle_5f_7" style:base-cell-address="d.A7"/>
    </style:style>
    <style:style style:name="ce226" style:family="table-cell" style:parent-style-name="Default">
      <style:table-cell-properties fo:border-bottom="0.74pt solid #2a60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MOD(ROW();2)=0)" style:apply-style-name="ConditionalStyle_5f_6" style:base-cell-address="d.A7"/>
      <style:map style:condition="is-true-formula(MOD(ROW();2)=1)" style:apply-style-name="ConditionalStyle_5f_7" style:base-cell-address="d.A7"/>
    </style:style>
    <style:style style:name="ce22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2a6099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MOD(ROW();2)=0)" style:apply-style-name="ConditionalStyle_5f_6" style:base-cell-address="d.A7"/>
      <style:map style:condition="is-true-formula(MOD(ROW();2)=1)" style:apply-style-name="ConditionalStyle_5f_7" style:base-cell-address="d.A7"/>
    </style:style>
    <style:style style:name="ce228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([.$F7]&gt;13)*([.$D7]=&quot;w&quot;))" style:apply-style-name="ConditionalStyle_5f_1" style:base-cell-address="d.G7"/>
      <style:map style:condition="is-true-formula(([.$F7]&gt;11)*([.$D7]=&quot;m&quot;))" style:apply-style-name="ConditionalStyle_5f_1" style:base-cell-address="d.G7"/>
    </style:style>
    <style:style style:name="ce229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gt;13)*([.$D7]=&quot;w&quot;))" style:apply-style-name="ConditionalStyle_5f_1" style:base-cell-address="d.G7"/>
      <style:map style:condition="is-true-formula(([.$F7]&gt;11)*([.$D7]=&quot;m&quot;))" style:apply-style-name="ConditionalStyle_5f_1" style:base-cell-address="d.G7"/>
    </style:style>
    <style:style style:name="ce23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4)*([.$D7]=&quot;w&quot;))" style:apply-style-name="ConditionalStyle_5f_1" style:base-cell-address="d.I7"/>
      <style:map style:condition="is-true-formula(([.$F7]&lt;12)*([.$D7]=&quot;m&quot;))" style:apply-style-name="ConditionalStyle_5f_1" style:base-cell-address="d.I7"/>
    </style:style>
    <style:style style:name="ce23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4)*([.$D7]=&quot;w&quot;))" style:apply-style-name="ConditionalStyle_5f_1" style:base-cell-address="d.I7"/>
      <style:map style:condition="is-true-formula(([.$F7]&lt;12)*([.$D7]=&quot;m&quot;))" style:apply-style-name="ConditionalStyle_5f_1" style:base-cell-address="d.I7"/>
    </style:style>
    <style:style style:name="ce232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COM.MICROSOFT.MAXIFS([.$K$7:.$K$39];[.$D$7:.$D$39];&quot;m&quot;)=[.K7])" style:apply-style-name="ConditionalStyle_5f_2" style:base-cell-address="d.K7"/>
      <style:map style:condition="is-true-formula(COM.MICROSOFT.MAXIFS([.$K$7:.$K$39];[.$D$7:.$D$39];&quot;w&quot;)=[.K7])" style:apply-style-name="ConditionalStyle_5f_3" style:base-cell-address="d.K7"/>
    </style:style>
    <style:style style:name="ce233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" style:base-cell-address="d.A7"/>
      <style:map style:condition="is-true-formula(MOD(ROW();2)=1)" style:apply-style-name="ConditionalStyle_5f_7" style:base-cell-address="d.A7"/>
    </style:style>
    <style:style style:name="ce23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(12&lt;[.$F7]))" style:apply-style-name="ConditionalStyle_5f_1" style:base-cell-address="d.M7"/>
    </style:style>
    <style:style style:name="ce23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12&lt;[.$F7]))" style:apply-style-name="ConditionalStyle_5f_1" style:base-cell-address="d.M7"/>
    </style:style>
    <style:style style:name="ce23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12&lt;[.$F7]))" style:apply-style-name="ConditionalStyle_5f_1" style:base-cell-address="d.M7"/>
    </style:style>
    <style:style style:name="ce237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3))" style:apply-style-name="ConditionalStyle_5f_1" style:base-cell-address="d.O7"/>
      <style:map style:condition="is-true-formula(([.$F7]&gt;15))" style:apply-style-name="ConditionalStyle_5f_1" style:base-cell-address="d.O7"/>
    </style:style>
    <style:style style:name="ce238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3))" style:apply-style-name="ConditionalStyle_5f_1" style:base-cell-address="d.O7"/>
      <style:map style:condition="is-true-formula(([.$F7]&gt;15))" style:apply-style-name="ConditionalStyle_5f_1" style:base-cell-address="d.O7"/>
    </style:style>
    <style:style style:name="ce239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3))" style:apply-style-name="ConditionalStyle_5f_1" style:base-cell-address="d.O7"/>
      <style:map style:condition="is-true-formula(([.$F7]&gt;15))" style:apply-style-name="ConditionalStyle_5f_1" style:base-cell-address="d.O7"/>
    </style:style>
    <style:style style:name="ce24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5))" style:apply-style-name="ConditionalStyle_5f_1" style:base-cell-address="d.Q7"/>
    </style:style>
    <style:style style:name="ce24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5))" style:apply-style-name="ConditionalStyle_5f_1" style:base-cell-address="d.Q7"/>
    </style:style>
    <style:style style:name="ce24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5))" style:apply-style-name="ConditionalStyle_5f_1" style:base-cell-address="d.Q7"/>
    </style:style>
    <style:style style:name="ce243" style:family="table-cell" style:parent-style-name="Default" style:data-style-name="N2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[.$D7]=&quot;m&quot;)" style:apply-style-name="ConditionalStyle_5f_1" style:base-cell-address="d.S7"/>
    </style:style>
    <style:style style:name="ce24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[.$D7]=&quot;m&quot;)" style:apply-style-name="ConditionalStyle_5f_1" style:base-cell-address="d.S7"/>
    </style:style>
    <style:style style:name="ce245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D7]=&quot;m&quot;)" style:apply-style-name="ConditionalStyle_5f_1" style:base-cell-address="d.S7"/>
    </style:style>
    <style:style style:name="ce246" style:family="table-cell" style:parent-style-name="Default">
      <style:table-cell-properties fo:border-bottom="none" style:cell-protect="none" style:print-content="true" style:diagonal-bl-tr="none" style:diagonal-tl-br="none" fo:border-left="0.06pt solid #000000" fo:border-right="none" style:rotation-align="none" fo:border-top="none"/>
      <style:map style:condition="is-true-formula([.$D7]=&quot;w&quot;)" style:apply-style-name="ConditionalStyle_5f_1" style:base-cell-address="d.V7"/>
    </style:style>
    <style:style style:name="ce247" style:family="table-cell" style:parent-style-name="Default" style:data-style-name="N0">
      <style:table-cell-properties style:cell-protect="protected" style:print-content="true" style:rotation-align="none"/>
      <style:map style:condition="is-true-formula([.$D7]=&quot;w&quot;)" style:apply-style-name="ConditionalStyle_5f_1" style:base-cell-address="d.V7"/>
    </style:style>
    <style:style style:name="ce24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D7]=&quot;w&quot;)" style:apply-style-name="ConditionalStyle_5f_1" style:base-cell-address="d.V7"/>
    </style:style>
    <style:style style:name="ce24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COM.MICROSOFT.MAXIFS([.$Y$7:.$Y$39];[.$D$7:.$D$39];&quot;m&quot;)=[.Y7])" style:apply-style-name="ConditionalStyle_5f_2" style:base-cell-address="d.Y7"/>
      <style:map style:condition="is-true-formula(COM.MICROSOFT.MAXIFS([.$Y$7:.$Y$39];[.$D$7:.$D$39];&quot;w&quot;)=[.Y7])" style:apply-style-name="ConditionalStyle_5f_3" style:base-cell-address="d.Y7"/>
    </style:style>
    <style:style style:name="ce25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[.$D7]=&quot;w&quot;)" style:apply-style-name="ConditionalStyle_5f_1" style:base-cell-address="d.V7"/>
    </style:style>
    <style:style style:name="ce25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[.$D7]=&quot;m&quot;)" style:apply-style-name="ConditionalStyle_5f_1" style:base-cell-address="d.S7"/>
    </style:style>
    <style:style style:name="ce25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2a6099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MOD(ROW();2)=0)" style:apply-style-name="ConditionalStyle_5f_6" style:base-cell-address="e.A7"/>
      <style:map style:condition="is-true-formula(MOD(ROW();2)=1)" style:apply-style-name="ConditionalStyle_5f_7" style:base-cell-address="e.A7"/>
    </style:style>
    <style:style style:name="ce253" style:family="table-cell" style:parent-style-name="Default">
      <style:table-cell-properties fo:border-bottom="0.74pt solid #2a6099" style:cell-protect="none" style:print-content="true" style:diagonal-bl-tr="none" style:diagonal-tl-br="none" style:text-align-source="fix" style:repeat-content="false" fo:wrap-option="no-wrap" fo:border-left="0.74pt solid #2a6099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MOD(ROW();2)=0)" style:apply-style-name="ConditionalStyle_5f_6" style:base-cell-address="e.A7"/>
      <style:map style:condition="is-true-formula(MOD(ROW();2)=1)" style:apply-style-name="ConditionalStyle_5f_7" style:base-cell-address="e.A7"/>
    </style:style>
    <style:style style:name="ce254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" style:base-cell-address="e.A7"/>
      <style:map style:condition="is-true-formula(MOD(ROW();2)=1)" style:apply-style-name="ConditionalStyle_5f_7" style:base-cell-address="e.A7"/>
    </style:style>
    <style:style style:name="ce255" style:family="table-cell" style:parent-style-name="Default">
      <style:table-cell-properties fo:border-bottom="0.74pt solid #2a6099" style:cell-protect="none" style:print-content="true" style:diagonal-bl-tr="none" style:diagonal-tl-br="none" fo:border-left="none" fo:border-right="none" style:rotation-align="none" fo:border-top="none"/>
      <style:map style:condition="is-true-formula(MOD(ROW();2)=0)" style:apply-style-name="ConditionalStyle_5f_6" style:base-cell-address="e.A7"/>
      <style:map style:condition="is-true-formula(MOD(ROW();2)=1)" style:apply-style-name="ConditionalStyle_5f_7" style:base-cell-address="e.A7"/>
    </style:style>
    <style:style style:name="ce256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" style:base-cell-address="e.A7"/>
      <style:map style:condition="is-true-formula(MOD(ROW();2)=1)" style:apply-style-name="ConditionalStyle_5f_7" style:base-cell-address="e.A7"/>
    </style:style>
    <style:style style:name="ce257" style:family="table-cell" style:parent-style-name="Default">
      <style:table-cell-properties fo:border-bottom="0.74pt solid #2a60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map style:condition="is-true-formula(MOD(ROW();2)=0)" style:apply-style-name="ConditionalStyle_5f_6" style:base-cell-address="e.A7"/>
      <style:map style:condition="is-true-formula(MOD(ROW();2)=1)" style:apply-style-name="ConditionalStyle_5f_7" style:base-cell-address="e.A7"/>
    </style:style>
    <style:style style:name="ce258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MOD(ROW();2)=0)" style:apply-style-name="ConditionalStyle_5f_6" style:base-cell-address="e.A7"/>
      <style:map style:condition="is-true-formula(MOD(ROW();2)=1)" style:apply-style-name="ConditionalStyle_5f_7" style:base-cell-address="e.A7"/>
    </style:style>
    <style:style style:name="ce259" style:family="table-cell" style:parent-style-name="Default">
      <style:table-cell-properties fo:border-bottom="0.74pt solid #2a60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MOD(ROW();2)=0)" style:apply-style-name="ConditionalStyle_5f_6" style:base-cell-address="e.A7"/>
      <style:map style:condition="is-true-formula(MOD(ROW();2)=1)" style:apply-style-name="ConditionalStyle_5f_7" style:base-cell-address="e.A7"/>
    </style:style>
    <style:style style:name="ce26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2a6099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MOD(ROW();2)=0)" style:apply-style-name="ConditionalStyle_5f_6" style:base-cell-address="e.A7"/>
      <style:map style:condition="is-true-formula(MOD(ROW();2)=1)" style:apply-style-name="ConditionalStyle_5f_7" style:base-cell-address="e.A7"/>
    </style:style>
    <style:style style:name="ce261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([.$F7]&gt;13)*([.$D7]=&quot;w&quot;))" style:apply-style-name="ConditionalStyle_5f_1" style:base-cell-address="e.G7"/>
      <style:map style:condition="is-true-formula(([.$F7]&gt;11)*([.$D7]=&quot;m&quot;))" style:apply-style-name="ConditionalStyle_5f_1" style:base-cell-address="e.G7"/>
    </style:style>
    <style:style style:name="ce262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gt;13)*([.$D7]=&quot;w&quot;))" style:apply-style-name="ConditionalStyle_5f_1" style:base-cell-address="e.G7"/>
      <style:map style:condition="is-true-formula(([.$F7]&gt;11)*([.$D7]=&quot;m&quot;))" style:apply-style-name="ConditionalStyle_5f_1" style:base-cell-address="e.G7"/>
    </style:style>
    <style:style style:name="ce26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4)*([.$D7]=&quot;w&quot;))" style:apply-style-name="ConditionalStyle_5f_1" style:base-cell-address="e.I7"/>
      <style:map style:condition="is-true-formula(([.$F7]&lt;12)*([.$D7]=&quot;m&quot;))" style:apply-style-name="ConditionalStyle_5f_1" style:base-cell-address="e.I7"/>
    </style:style>
    <style:style style:name="ce26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4)*([.$D7]=&quot;w&quot;))" style:apply-style-name="ConditionalStyle_5f_1" style:base-cell-address="e.I7"/>
      <style:map style:condition="is-true-formula(([.$F7]&lt;12)*([.$D7]=&quot;m&quot;))" style:apply-style-name="ConditionalStyle_5f_1" style:base-cell-address="e.I7"/>
    </style:style>
    <style:style style:name="ce265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COM.MICROSOFT.MAXIFS([.$K$7:.$K$39];[.$D$7:.$D$39];&quot;m&quot;)=[.K7])" style:apply-style-name="ConditionalStyle_5f_2" style:base-cell-address="e.K7"/>
      <style:map style:condition="is-true-formula(COM.MICROSOFT.MAXIFS([.$K$7:.$K$39];[.$D$7:.$D$39];&quot;w&quot;)=[.K7])" style:apply-style-name="ConditionalStyle_5f_3" style:base-cell-address="e.K7"/>
    </style:style>
    <style:style style:name="ce266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" style:base-cell-address="e.A7"/>
      <style:map style:condition="is-true-formula(MOD(ROW();2)=1)" style:apply-style-name="ConditionalStyle_5f_7" style:base-cell-address="e.A7"/>
    </style:style>
    <style:style style:name="ce26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(12&lt;[.$F7]))" style:apply-style-name="ConditionalStyle_5f_1" style:base-cell-address="e.M7"/>
    </style:style>
    <style:style style:name="ce26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12&lt;[.$F7]))" style:apply-style-name="ConditionalStyle_5f_1" style:base-cell-address="e.M7"/>
    </style:style>
    <style:style style:name="ce26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12&lt;[.$F7]))" style:apply-style-name="ConditionalStyle_5f_1" style:base-cell-address="e.M7"/>
    </style:style>
    <style:style style:name="ce270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3))" style:apply-style-name="ConditionalStyle_5f_1" style:base-cell-address="e.O7"/>
      <style:map style:condition="is-true-formula(([.$F7]&gt;15))" style:apply-style-name="ConditionalStyle_5f_1" style:base-cell-address="e.O7"/>
    </style:style>
    <style:style style:name="ce271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3))" style:apply-style-name="ConditionalStyle_5f_1" style:base-cell-address="e.O7"/>
      <style:map style:condition="is-true-formula(([.$F7]&gt;15))" style:apply-style-name="ConditionalStyle_5f_1" style:base-cell-address="e.O7"/>
    </style:style>
    <style:style style:name="ce272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3))" style:apply-style-name="ConditionalStyle_5f_1" style:base-cell-address="e.O7"/>
      <style:map style:condition="is-true-formula(([.$F7]&gt;15))" style:apply-style-name="ConditionalStyle_5f_1" style:base-cell-address="e.O7"/>
    </style:style>
    <style:style style:name="ce27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5))" style:apply-style-name="ConditionalStyle_5f_1" style:base-cell-address="e.Q7"/>
    </style:style>
    <style:style style:name="ce27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5))" style:apply-style-name="ConditionalStyle_5f_1" style:base-cell-address="e.Q7"/>
    </style:style>
    <style:style style:name="ce27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([.$F7]&lt;15))" style:apply-style-name="ConditionalStyle_5f_1" style:base-cell-address="e.Q7"/>
    </style:style>
    <style:style style:name="ce276" style:family="table-cell" style:parent-style-name="Default" style:data-style-name="N2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[.$D7]=&quot;m&quot;)" style:apply-style-name="ConditionalStyle_5f_1" style:base-cell-address="e.S7"/>
    </style:style>
    <style:style style:name="ce27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[.$D7]=&quot;m&quot;)" style:apply-style-name="ConditionalStyle_5f_1" style:base-cell-address="e.S7"/>
    </style:style>
    <style:style style:name="ce278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D7]=&quot;m&quot;)" style:apply-style-name="ConditionalStyle_5f_1" style:base-cell-address="e.S7"/>
    </style:style>
    <style:style style:name="ce279" style:family="table-cell" style:parent-style-name="Default">
      <style:table-cell-properties fo:border-bottom="none" style:cell-protect="none" style:print-content="true" style:diagonal-bl-tr="none" style:diagonal-tl-br="none" fo:border-left="0.06pt solid #000000" fo:border-right="none" style:rotation-align="none" fo:border-top="none"/>
      <style:map style:condition="is-true-formula([.$D7]=&quot;w&quot;)" style:apply-style-name="ConditionalStyle_5f_1" style:base-cell-address="e.V7"/>
    </style:style>
    <style:style style:name="ce280" style:family="table-cell" style:parent-style-name="Default" style:data-style-name="N0">
      <style:table-cell-properties style:cell-protect="protected" style:print-content="true" style:rotation-align="none"/>
      <style:map style:condition="is-true-formula([.$D7]=&quot;w&quot;)" style:apply-style-name="ConditionalStyle_5f_1" style:base-cell-address="e.V7"/>
    </style:style>
    <style:style style:name="ce28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D7]=&quot;w&quot;)" style:apply-style-name="ConditionalStyle_5f_1" style:base-cell-address="e.V7"/>
    </style:style>
    <style:style style:name="ce28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COM.MICROSOFT.MAXIFS([.$Y$7:.$Y$39];[.$D$7:.$D$39];&quot;m&quot;)=[.Y7])" style:apply-style-name="ConditionalStyle_5f_2" style:base-cell-address="e.Y7"/>
      <style:map style:condition="is-true-formula(COM.MICROSOFT.MAXIFS([.$Y$7:.$Y$39];[.$D$7:.$D$39];&quot;w&quot;)=[.Y7])" style:apply-style-name="ConditionalStyle_5f_3" style:base-cell-address="e.Y7"/>
    </style:style>
    <style:style style:name="ce28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[.$D7]=&quot;w&quot;)" style:apply-style-name="ConditionalStyle_5f_1" style:base-cell-address="e.V7"/>
    </style:style>
    <style:style style:name="ce28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[.$D7]=&quot;m&quot;)" style:apply-style-name="ConditionalStyle_5f_1" style:base-cell-address="e.S7"/>
    </style:style>
    <style:style style:name="ce285" style:family="table-cell" style:parent-style-name="Default">
      <style:table-cell-properties fo:background-color="#00b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>
      <style:table-cell-properties style:rotation-align="none"/>
    </style:style>
    <style:style style:name="ce180" style:family="table-cell" style:parent-style-name="Default">
      <style:table-cell-properties fo:background-color="#f0e68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1" style:family="table-cell" style:parent-style-name="Default">
      <style:table-cell-properties fo:background-color="#f0e68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82" style:family="table-cell" style:parent-style-name="Default">
      <style:table-cell-properties fo:background-color="#ff69b4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0" style:family="table-cell" style:parent-style-name="Default" style:data-style-name="N0">
      <style:table-cell-properties fo:background-color="#98fb9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4" style:family="table-cell" style:parent-style-name="Default">
      <style:table-cell-properties fo:background-color="#98fb98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5" style:family="table-cell" style:parent-style-name="Default" style:data-style-name="N0">
      <style:table-cell-properties fo:background-color="#f5ff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86" style:family="table-cell" style:parent-style-name="Default">
      <style:table-cell-properties fo:background-color="#ff69b4" style:rotation-align="none"/>
    </style:style>
    <style:style style:name="ce187" style:family="table-cell" style:parent-style-name="Default">
      <style:table-cell-properties fo:background-color="#98fb9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8" style:family="table-cell" style:parent-style-name="Default" style:data-style-name="N0">
      <style:table-cell-properties style:diagonal-bl-tr="none" style:diagonal-tl-br="none" fo:border="0.06pt solid #000000" style:rotation-align="none"/>
    </style:style>
    <style:style style:name="ce189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305" style:family="table-cell" style:parent-style-name="Default">
      <style:table-cell-properties fo:background-color="#ffb6c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6" style:family="table-cell" style:parent-style-name="Default" style:data-style-name="N0">
      <style:table-cell-properties fo:background-color="#bc8f8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2" style:family="table-cell" style:parent-style-name="Default">
      <style:table-cell-properties fo:background-color="#bc8f8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3" style:family="table-cell" style:parent-style-name="Default">
      <style:table-cell-properties fo:background-color="#ff0000" style:rotation-align="none"/>
    </style:style>
    <style:style style:name="ce294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95" style:family="table-cell" style:parent-style-name="Default" style:data-style-name="N99">
      <style:table-cell-properties style:diagonal-bl-tr="none" style:diagonal-tl-br="none" fo:border="0.06pt solid #000000" style:rotation-align="none"/>
    </style:style>
    <style:style style:name="ce311" style:family="table-cell" style:parent-style-name="Default" style:data-style-name="N0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7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8" style:family="table-cell" style:parent-style-name="Default" style:data-style-name="N0">
      <style:table-cell-properties fo:background-color="#6666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99" style:family="table-cell" style:parent-style-name="Default" style:data-style-name="N0">
      <style:table-cell-properties fo:background-color="#666666" style:diagonal-bl-tr="none" style:diagonal-tl-br="none" fo:border="0.06pt solid #000000" style:rotation-align="none"/>
    </style:style>
    <style:style style:name="ce300" style:family="table-cell" style:parent-style-name="Default">
      <style:table-cell-properties fo:background-color="#666666" style:rotation-align="none"/>
    </style:style>
    <style:style style:name="ce194" style:family="table-cell" style:parent-style-name="Default">
      <style:table-cell-properties fo:background-color="#00bfff" style:rotation-align="none"/>
    </style:style>
    <style:style style:name="ce302" style:family="table-cell" style:parent-style-name="Default" style:data-style-name="N0">
      <style:table-cell-properties style:rotation-align="none"/>
    </style:style>
    <style:style style:name="ce303" style:family="table-cell" style:parent-style-name="Default" style:data-style-name="N99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5a&quot;;&quot;6a&quot;;&quot;7a&quot;;&quot;8a&quot;;&quot;9a&quot;;&quot;10a&quot;)" table:allow-empty-cell="true" table:display-list="unsorted" table:base-cell-address="a.C1">
          <table:error-message table:message-type="stop" table:display="true"/>
        </table:content-validation>
        <table:content-validation table:name="val2" table:condition="of:cell-content-is-in-list(&quot;m&quot;;&quot;w&quot;)" table:allow-empty-cell="true" table:display-list="unsorted" table:base-cell-address="a.D6">
          <table:error-message table:message-type="stop" table:display="true"/>
        </table:content-validation>
      </table:content-validations>
      <table:table table:name="a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63" table:default-cell-style-name="ce6"/>
        <table:table-row table:style-name="ro1">
          <table:table-cell/>
          <table:table-cell table:style-name="ce5" office:value-type="string" calcext:value-type="string">
            <text:p>Klasse:</text:p>
          </table:table-cell>
          <table:table-cell table:style-name="ce94" table:content-validation-name="val1" office:value-type="string" calcext:value-type="string">
            <text:p>6a</text:p>
          </table:table-cell>
          <table:table-cell table:style-name="ce11" table:number-columns-repeated="3"/>
          <table:table-cell table:style-name="ce5" office:value-type="string" calcext:value-type="string">
            <text:p>Jahr:</text:p>
          </table:table-cell>
          <table:table-cell table:style-name="ce22" office:value-type="float" office:value="2019" calcext:value-type="float">
            <text:p>2019</text:p>
          </table:table-cell>
          <table:table-cell table:number-columns-repeated="2"/>
          <table:table-cell table:style-name="ce77" office:value-type="string" calcext:value-type="string" table:number-columns-spanned="12" table:number-rows-spanned="1">
            <text:p>Hinweise:</text:p>
          </table:table-cell>
          <table:covered-table-cell table:number-columns-repeated="11" table:style-name="ce77"/>
          <table:table-cell table:number-columns-repeated="42"/>
        </table:table-row>
        <table:table-row table:style-name="ro2">
          <table:table-cell table:number-columns-repeated="10"/>
          <table:table-cell table:style-name="ce78" office:value-type="string" calcext:value-type="string" table:number-columns-spanned="12" table:number-rows-spanned="1">
            <text:p>* Die Liste wirkt nur auf den ersten Blick viel zu bunt. Sobald Werte eingetragen sind, wird es besser</text:p>
            <text:p>* Liste gilt für Handstoppung (also nichtelektronisch)</text:p>
            <text:p>* Zeiten für 800m/1000m-Lauf müssen als Kommazahl angegeben werden (z.B. 3:40 als 3,4)</text:p>
            <text:p>* Disziplinen, die für die jeweilige Altersklasse/das Geschlecht nicht zulässig sind, sind ausgegraut</text:p>
            <text:p>* Das beste Mädchen je Disziplin und Klasse wird rosa hinterlegt, der beste Junge blau</text:p>
            <text:p>* in der letzten Tabelle findet sich eine Bestenliste der Stufe getrennt nach Jahrgang</text:p>
            <text:p>* Listen nur bis 16 Jahre ausgelegt</text:p>
            <text:p>* Kugelstoßen nicht einbezogen (da für unsere Schule nicht relevant)</text:p>
          </table:table-cell>
          <table:covered-table-cell table:number-columns-repeated="11" table:style-name="ce78"/>
          <table:table-cell table:number-columns-repeated="42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5">
          <table:table-cell table:style-name="ce2"/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Vorname</text:p>
          </table:table-cell>
          <table:table-cell table:style-name="ce7" office:value-type="string" calcext:value-type="string">
            <text:p>m/w</text:p>
          </table:table-cell>
          <table:table-cell table:style-name="ce7" office:value-type="string" calcext:value-type="string">
            <text:p>Geburtsjahr</text:p>
          </table:table-cell>
          <table:table-cell table:style-name="ce17" office:value-type="string" calcext:value-type="string">
            <text:p>Alter</text:p>
          </table:table-cell>
          <table:table-cell table:style-name="ce69" office:value-type="string" calcext:value-type="string" table:number-columns-spanned="2" table:number-rows-spanned="1">
            <text:p>Ballwurf 80g</text:p>
          </table:table-cell>
          <table:covered-table-cell table:style-name="ce69"/>
          <table:table-cell table:style-name="ce74" office:value-type="string" calcext:value-type="string" table:number-columns-spanned="2" table:number-rows-spanned="1">
            <text:p>Schlagball 200g</text:p>
          </table:table-cell>
          <table:covered-table-cell table:style-name="ce74"/>
          <table:table-cell table:style-name="ce69" office:value-type="string" calcext:value-type="string" table:number-columns-spanned="2" table:number-rows-spanned="1">
            <text:p>Weitsprung</text:p>
          </table:table-cell>
          <table:covered-table-cell table:style-name="ce69"/>
          <table:table-cell table:style-name="ce74" office:value-type="string" calcext:value-type="string" table:number-columns-spanned="2" table:number-rows-spanned="1">
            <text:p>50m Sprint</text:p>
          </table:table-cell>
          <table:covered-table-cell table:style-name="ce74" office:value-type="string" calcext:value-type="string">
            <text:p>50m</text:p>
          </table:covered-table-cell>
          <table:table-cell table:style-name="ce69" office:value-type="string" calcext:value-type="string" table:number-columns-spanned="2" table:number-rows-spanned="1">
            <text:p>75m Sprint</text:p>
          </table:table-cell>
          <table:covered-table-cell table:style-name="ce69"/>
          <table:table-cell table:style-name="ce74" office:value-type="string" calcext:value-type="string" table:number-columns-spanned="2" table:number-rows-spanned="1">
            <text:p>100m Sprint</text:p>
          </table:table-cell>
          <table:covered-table-cell table:style-name="ce74"/>
          <table:table-cell table:style-name="ce69" office:value-type="string" calcext:value-type="string" table:number-columns-spanned="3" table:number-rows-spanned="1">
            <text:p>800m</text:p>
          </table:table-cell>
          <table:covered-table-cell table:number-columns-repeated="2" table:style-name="ce69"/>
          <table:table-cell table:style-name="ce74" office:value-type="string" calcext:value-type="string" table:number-columns-spanned="3" table:number-rows-spanned="1">
            <text:p>1000m</text:p>
          </table:table-cell>
          <table:covered-table-cell table:number-columns-repeated="2" table:style-name="ce74"/>
          <table:table-cell table:style-name="ce93" office:value-type="string" calcext:value-type="string" table:number-columns-spanned="1" table:number-rows-spanned="2">
            <text:p>Gesamt-punktzahl</text:p>
          </table:table-cell>
          <table:table-cell table:style-name="ce96" office:value-type="string" calcext:value-type="string" table:number-columns-spanned="1" table:number-rows-spanned="2">
            <text:p>Urkunde m</text:p>
          </table:table-cell>
          <table:table-cell table:style-name="ce96" office:value-type="string" calcext:value-type="string" table:number-columns-spanned="1" table:number-rows-spanned="2">
            <text:p>Urkunde w</text:p>
          </table:table-cell>
          <table:table-cell table:style-name="ce49" table:number-columns-repeated="3"/>
          <table:table-cell table:style-name="ce19" table:number-columns-repeated="3"/>
          <table:table-cell table:style-name="ce49"/>
          <table:table-cell table:style-name="ce57" table:number-columns-repeated="30"/>
        </table:table-row>
        <table:table-row table:style-name="ro6">
          <table:table-cell table:style-name="ce2"/>
          <table:table-cell table:style-name="ce7" table:number-columns-repeated="4"/>
          <table:table-cell table:style-name="ce17"/>
          <table:table-cell table:style-name="ce69" office:value-type="string" calcext:value-type="string">
            <text:p>Weite</text:p>
          </table:table-cell>
          <table:table-cell table:style-name="ce69" office:value-type="string" calcext:value-type="string">
            <text:p>Punkte</text:p>
          </table:table-cell>
          <table:table-cell table:style-name="ce69" office:value-type="string" calcext:value-type="string">
            <text:p>Weite</text:p>
          </table:table-cell>
          <table:table-cell table:style-name="ce69" office:value-type="string" calcext:value-type="string">
            <text:p>Punkte</text:p>
          </table:table-cell>
          <table:table-cell table:style-name="ce69" office:value-type="string" calcext:value-type="string">
            <text:p>Weite</text:p>
          </table:table-cell>
          <table:table-cell table:style-name="ce69" office:value-type="string" calcext:value-type="string">
            <text:p>Punkte</text:p>
          </table:table-cell>
          <table:table-cell table:style-name="ce74" office:value-type="string" calcext:value-type="string">
            <text:p>Zeit</text:p>
          </table:table-cell>
          <table:table-cell table:style-name="ce74" office:value-type="string" calcext:value-type="string">
            <text:p>Punkte</text:p>
          </table:table-cell>
          <table:table-cell table:style-name="ce74" office:value-type="string" calcext:value-type="string">
            <text:p>Zeit</text:p>
          </table:table-cell>
          <table:table-cell table:style-name="ce74" office:value-type="string" calcext:value-type="string">
            <text:p>Punkte</text:p>
          </table:table-cell>
          <table:table-cell table:style-name="ce74" office:value-type="string" calcext:value-type="string">
            <text:p>Zeit</text:p>
          </table:table-cell>
          <table:table-cell table:style-name="ce74" office:value-type="string" calcext:value-type="string">
            <text:p>Punkte</text:p>
          </table:table-cell>
          <table:table-cell table:style-name="ce69" office:value-type="string" calcext:value-type="string">
            <text:p>Zeit</text:p>
          </table:table-cell>
          <table:table-cell table:style-name="ce69" office:value-type="string" calcext:value-type="string">
            <text:p>Zeit in sek</text:p>
          </table:table-cell>
          <table:table-cell table:style-name="ce69" office:value-type="string" calcext:value-type="string">
            <text:p>Punkte</text:p>
          </table:table-cell>
          <table:table-cell table:style-name="ce69" office:value-type="string" calcext:value-type="string">
            <text:p>Zeit</text:p>
          </table:table-cell>
          <table:table-cell table:style-name="ce69" office:value-type="string" calcext:value-type="string">
            <text:p>Zeit in sek</text:p>
          </table:table-cell>
          <table:table-cell table:style-name="ce69" office:value-type="string" calcext:value-type="string">
            <text:p>Punkte</text:p>
          </table:table-cell>
          <table:covered-table-cell table:style-name="ce93"/>
          <table:covered-table-cell table:number-columns-repeated="2" table:style-name="ce96"/>
          <table:table-cell table:style-name="ce49" table:number-columns-repeated="3"/>
          <table:table-cell table:style-name="ce19" table:number-columns-repeated="3"/>
          <table:table-cell table:style-name="ce49"/>
          <table:table-cell table:style-name="ce57" table:number-columns-repeated="30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Mustermann</text:p>
          </table:table-cell>
          <table:table-cell table:style-name="ce8" office:value-type="string" calcext:value-type="string">
            <text:p>Max</text:p>
          </table:table-cell>
          <table:table-cell table:style-name="ce12" table:content-validation-name="val2" office:value-type="string" calcext:value-type="string">
            <text:p>m</text:p>
          </table:table-cell>
          <table:table-cell table:style-name="ce14" office:value-type="float" office:value="2007" calcext:value-type="float">
            <text:p>2007</text:p>
          </table:table-cell>
          <table:table-cell table:style-name="ce18" table:formula="of:=IF(ISBLANK([.E7]);&quot;&quot;;[.$H$1]-[.E7])" office:value-type="float" office:value="12" calcext:value-type="float">
            <text:p>12</text:p>
          </table:table-cell>
          <table:table-cell table:style-name="ce21"/>
          <table:table-cell table:style-name="ce23" table:formula="of:=COM.MICROSOFT.IFS(ISBLANK([.G7]);0;[.G7]=0;0;[.$D7]=&quot;m&quot;;ROUNDDOWN((SQRT([.G7])-2.8)/0.011;0);[.$D7]=&quot;w&quot;;ROUNDDOWN((SQRT([.G7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7]);0;[.I7]=0;0;[.$D7]=&quot;m&quot;;ROUNDDOWN((SQRT([.I7])-1.936)/0.0124;0);[.$D7]=&quot;w&quot;;ROUNDDOWN((SQRT([.I7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7]);0;[.K7]=0;0;[.$D7]=&quot;m&quot;;ROUNDDOWN((SQRT([.K7])-1.15028)/0.00219;0);[.$D7]=&quot;w&quot;;ROUNDDOWN((SQRT([.K7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7]);0;[.M7]=0;0;[.$D7]=&quot;m&quot;;ROUNDDOWN((50/([.M7]+0.24)-3.79)/0.0069;0);[.$D7]=&quot;w&quot;;ROUNDDOWN((50/([.M7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7]);0;[.O7]=0;0;[.$D7]=&quot;m&quot;;ROUNDDOWN((75/([.O7]+0.24)-4.1)/0.00664;0);[.$D7]=&quot;w&quot;;ROUNDDOWN((75/([.O7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7]);0;[.Q7]=0;0;[.$D7]=&quot;m&quot;;ROUNDDOWN((100/([.Q7]+0.24)-4.341)/0.00676;0);[.$D7]=&quot;w&quot;;ROUNDDOWN((100/([.Q7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7])*60+([.S7]-INT([.S7]))*100" office:value-type="float" office:value="0" calcext:value-type="float">
            <text:p>0</text:p>
          </table:table-cell>
          <table:table-cell table:style-name="ce40" table:formula="of:=COM.MICROSOFT.IFS(ISBLANK([.T7]);0;[.T7]=0;0;[.$D7]=&quot;m&quot;;&quot;1000m Pflicht&quot;;[.$D7]=&quot;w&quot;;ROUNDDOWN((800/[.T7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7])*60+([.V7]-INT([.V7]))*100" office:value-type="float" office:value="0" calcext:value-type="float">
            <text:p>0</text:p>
          </table:table-cell>
          <table:table-cell table:style-name="ce43" table:formula="of:=COM.MICROSOFT.IFS(ISBLANK([.V7]);0;[.V7]=0;0;[.$D7]=&quot;w&quot;;&quot;800m Pflicht&quot;;[.$D7]=&quot;m&quot;;ROUNDDOWN((1000/[.W7]-2.158)/0.006;0))" office:value-type="float" office:value="0" calcext:value-type="float">
            <text:p>0</text:p>
          </table:table-cell>
          <table:table-cell table:style-name="ce130" table:formula="of:=LARGE(([.H7]~[.J7]~[.L7]~[.N7]~[.O7]~[.R7]~[.U7]~[.X7]);1)+LARGE(([.H7]~[.J7]~[.L7]~[.N7]~[.O7]~[.R7]~[.U7]~[.X7]);2)+LARGE(([.H7]~[.J7]~[.L7]~[.N7]~[.O7]~[.R7]~[.U7]~[.X7]);3)" office:value-type="float" office:value="0" calcext:value-type="float">
            <text:p>0</text:p>
          </table:table-cell>
          <table:table-cell table:style-name="ce47" table:formula="of:=IF([.D7]=&quot;m&quot;;(COM.MICROSOFT.IFS([.F7]=[.$AE$8];LOOKUP([.Y7];[.$AF$8:.$AF$10];[.$AH$8:.$AH$10]);[.F7]=[.$AE$11];LOOKUP([.Y7];[.$AF$11:.$AF$13];[.$AH$11:.$AH$13]);[.F7]=[.$AE$14];LOOKUP([.Y7];[.$AF$14:.$AF$16];[.$AH$14:.$AH$16]);[.F7]=[.$AE$17];LOOKUP([.Y7];[.$AF$17:.$AF$19];[.$AH$17:.$AH$19]);[.F7]=[.$AE$20];LOOKUP([.Y7];[.$AF$20:.$AF$22];[.$AH$20:.$AH$22]);[.F7]=[.$AE$23];LOOKUP([.Y7];[.$AF$23:.$AF$25];[.$AH$23:.$AH$25]);[.F7]=[.$AE$26];LOOKUP([.Y7];[.$AF$26:.$AF$28];[.$AH$26:.$AH$28]);[.F7]=[.$AE$29];LOOKUP([.Y7];[.$AF$29:.$AF$31];[.$AH$29:.$AH$31]);[.F7]=[.$AE$32];LOOKUP([.Y7];[.$AF$32:.$AF$34];[.$AH$32:.$AH$34])));0)" office:value-type="string" office:string-value="" calcext:value-type="error">
            <text:p>#NV</text:p>
          </table:table-cell>
          <table:table-cell table:style-name="ce48" table:formula="of:=IF([.D7]=&quot;w&quot;;(COM.MICROSOFT.IFS([.F7]=[.$AE$8];LOOKUP([.Y7];[.$AG$8:.$AG$10];[.$AH$8:.$AH$10]);[.F7]=[.$AE$11];LOOKUP([.Y7];[.$AG$11:.$AG$13];[.$AH$11:.$AH$13]);[.F7]=[.$AE$14];LOOKUP([.Y7];[.$AG$14:.$AG$16];[.$AH$14:.$AH$16]);[.F7]=[.$AE$17];LOOKUP([.Y7];[.$AG$17:.$AG$19];[.$AH$17:.$AH$19]);[.F7]=[.$AE$20];LOOKUP([.Y7];[.$AG$20:.$AG$22];[.$AH$20:.$AH$22]);[.F7]=[.$AE$23];LOOKUP([.Y7];[.$AG$23:.$AG$25];[.$AH$23:.$AH$25]);[.F7]=[.$AE$26];LOOKUP([.Y7];[.$AG$26:.$AG$28];[.$AH$26:.$AH$28]);[.F7]=[.$AE$29];LOOKUP([.Y7];[.$AG$29:.$AG$31];[.$AH$29:.$AH$31]);[.F7]=[.$AE$32];LOOKUP([.Y7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0" office:value-type="string" calcext:value-type="string">
            <text:p>Alter</text:p>
          </table:table-cell>
          <table:table-cell table:style-name="ce50" office:value-type="string" calcext:value-type="string">
            <text:p>Punkte m </text:p>
          </table:table-cell>
          <table:table-cell table:style-name="ce50" office:value-type="string" calcext:value-type="string">
            <text:p>Punkte w</text:p>
          </table:table-cell>
          <table:table-cell table:style-name="ce50" office:value-type="string" calcext:value-type="string">
            <text:p>Urkunde</text:p>
          </table:table-cell>
          <table:table-cell table:number-columns-repeated="30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Musterfrau</text:p>
          </table:table-cell>
          <table:table-cell table:style-name="ce8" office:value-type="string" calcext:value-type="string">
            <text:p>Rita</text:p>
          </table:table-cell>
          <table:table-cell table:style-name="ce12" table:content-validation-name="val2" office:value-type="string" calcext:value-type="string">
            <text:p>w</text:p>
          </table:table-cell>
          <table:table-cell table:style-name="ce14" office:value-type="float" office:value="2009" calcext:value-type="float">
            <text:p>2009</text:p>
          </table:table-cell>
          <table:table-cell table:style-name="ce18" table:formula="of:=IF(ISBLANK([.E8]);&quot;&quot;;[.$H$1]-[.E8])" office:value-type="float" office:value="10" calcext:value-type="float">
            <text:p>10</text:p>
          </table:table-cell>
          <table:table-cell table:style-name="ce21"/>
          <table:table-cell table:style-name="ce23" table:formula="of:=COM.MICROSOFT.IFS(ISBLANK([.G8]);0;[.G8]=0;0;[.$D8]=&quot;m&quot;;ROUNDDOWN((SQRT([.G8])-2.8)/0.011;0);[.$D8]=&quot;w&quot;;ROUNDDOWN((SQRT([.G8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8]);0;[.I8]=0;0;[.$D8]=&quot;m&quot;;ROUNDDOWN((SQRT([.I8])-1.936)/0.0124;0);[.$D8]=&quot;w&quot;;ROUNDDOWN((SQRT([.I8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8]);0;[.K8]=0;0;[.$D8]=&quot;m&quot;;ROUNDDOWN((SQRT([.K8])-1.15028)/0.00219;0);[.$D8]=&quot;w&quot;;ROUNDDOWN((SQRT([.K8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8]);0;[.M8]=0;0;[.$D8]=&quot;m&quot;;ROUNDDOWN((50/([.M8]+0.24)-3.79)/0.0069;0);[.$D8]=&quot;w&quot;;ROUNDDOWN((50/([.M8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8]);0;[.O8]=0;0;[.$D8]=&quot;m&quot;;ROUNDDOWN((75/([.O8]+0.24)-4.1)/0.00664;0);[.$D8]=&quot;w&quot;;ROUNDDOWN((75/([.O8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8]);0;[.Q8]=0;0;[.$D8]=&quot;m&quot;;ROUNDDOWN((100/([.Q8]+0.24)-4.341)/0.00676;0);[.$D8]=&quot;w&quot;;ROUNDDOWN((100/([.Q8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8])*60+([.S8]-INT([.S8]))*100" office:value-type="float" office:value="0" calcext:value-type="float">
            <text:p>0</text:p>
          </table:table-cell>
          <table:table-cell table:style-name="ce40" table:formula="of:=COM.MICROSOFT.IFS(ISBLANK([.T8]);0;[.T8]=0;0;[.$D8]=&quot;m&quot;;&quot;1000m Pflicht&quot;;[.$D8]=&quot;w&quot;;ROUNDDOWN((800/[.T8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8])*60+([.V8]-INT([.V8]))*100" office:value-type="float" office:value="0" calcext:value-type="float">
            <text:p>0</text:p>
          </table:table-cell>
          <table:table-cell table:style-name="ce43" table:formula="of:=COM.MICROSOFT.IFS(ISBLANK([.V8]);0;[.V8]=0;0;[.$D8]=&quot;w&quot;;&quot;800m Pflicht&quot;;[.$D8]=&quot;m&quot;;ROUNDDOWN((1000/[.W8]-2.158)/0.006;0))" office:value-type="float" office:value="0" calcext:value-type="float">
            <text:p>0</text:p>
          </table:table-cell>
          <table:table-cell table:style-name="ce130" table:formula="of:=LARGE(([.H8]~[.J8]~[.L8]~[.N8]~[.O8]~[.R8]~[.U8]~[.X8]);1)+LARGE(([.H8]~[.J8]~[.L8]~[.N8]~[.O8]~[.R8]~[.U8]~[.X8]);2)+LARGE(([.H8]~[.J8]~[.L8]~[.N8]~[.O8]~[.R8]~[.U8]~[.X8]);3)" office:value-type="float" office:value="0" calcext:value-type="float">
            <text:p>0</text:p>
          </table:table-cell>
          <table:table-cell table:style-name="ce47" table:formula="of:=IF([.D8]=&quot;m&quot;;(COM.MICROSOFT.IFS([.F8]=[.$AE$8];LOOKUP([.Y8];[.$AF$8:.$AF$10];[.$AH$8:.$AH$10]);[.F8]=[.$AE$11];LOOKUP([.Y8];[.$AF$11:.$AF$13];[.$AH$11:.$AH$13]);[.F8]=[.$AE$14];LOOKUP([.Y8];[.$AF$14:.$AF$16];[.$AH$14:.$AH$16]);[.F8]=[.$AE$17];LOOKUP([.Y8];[.$AF$17:.$AF$19];[.$AH$17:.$AH$19]);[.F8]=[.$AE$20];LOOKUP([.Y8];[.$AF$20:.$AF$22];[.$AH$20:.$AH$22]);[.F8]=[.$AE$23];LOOKUP([.Y8];[.$AF$23:.$AF$25];[.$AH$23:.$AH$25]);[.F8]=[.$AE$26];LOOKUP([.Y8];[.$AF$26:.$AF$28];[.$AH$26:.$AH$28]);[.F8]=[.$AE$29];LOOKUP([.Y8];[.$AF$29:.$AF$31];[.$AH$29:.$AH$31]);[.F8]=[.$AE$32];LOOKUP([.Y8];[.$AF$32:.$AF$34];[.$AH$32:.$AH$34])));0)" office:value-type="float" office:value="0" calcext:value-type="float">
            <text:p>0</text:p>
          </table:table-cell>
          <table:table-cell table:style-name="ce48" table:formula="of:=IF([.D8]=&quot;w&quot;;(COM.MICROSOFT.IFS([.F8]=[.$AE$8];LOOKUP([.Y8];[.$AG$8:.$AG$10];[.$AH$8:.$AH$10]);[.F8]=[.$AE$11];LOOKUP([.Y8];[.$AG$11:.$AG$13];[.$AH$11:.$AH$13]);[.F8]=[.$AE$14];LOOKUP([.Y8];[.$AG$14:.$AG$16];[.$AH$14:.$AH$16]);[.F8]=[.$AE$17];LOOKUP([.Y8];[.$AG$17:.$AG$19];[.$AH$17:.$AH$19]);[.F8]=[.$AE$20];LOOKUP([.Y8];[.$AG$20:.$AG$22];[.$AH$20:.$AH$22]);[.F8]=[.$AE$23];LOOKUP([.Y8];[.$AG$23:.$AG$25];[.$AH$23:.$AH$25]);[.F8]=[.$AE$26];LOOKUP([.Y8];[.$AG$26:.$AG$28];[.$AH$26:.$AH$28]);[.F8]=[.$AE$29];LOOKUP([.Y8];[.$AG$29:.$AG$31];[.$AH$29:.$AH$31]);[.F8]=[.$AE$32];LOOKUP([.Y8];[.$AG$32:.$AG$34];[.$AH$32:.$AH$34])));0)" office:value-type="string" office:string-value="" calcext:value-type="error">
            <text:p>#NV</text:p>
          </table:table-cell>
          <table:table-cell table:number-columns-repeated="3"/>
          <table:table-cell table:style-name="ce51" office:value-type="float" office:value="8" calcext:value-type="float" table:number-columns-spanned="1" table:number-rows-spanned="3">
            <text:p>8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5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8" table:number-columns-repeated="2"/>
          <table:table-cell table:style-name="ce12" table:content-validation-name="val2"/>
          <table:table-cell table:style-name="ce14"/>
          <table:table-cell table:style-name="ce18" table:formula="of:=IF(ISBLANK([.E9]);&quot;&quot;;[.$H$1]-[.E9])">
            <text:p/>
          </table:table-cell>
          <table:table-cell table:style-name="ce21"/>
          <table:table-cell table:style-name="ce23" table:formula="of:=COM.MICROSOFT.IFS(ISBLANK([.G9]);0;[.G9]=0;0;[.$D9]=&quot;m&quot;;ROUNDDOWN((SQRT([.G9])-2.8)/0.011;0);[.$D9]=&quot;w&quot;;ROUNDDOWN((SQRT([.G9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9]);0;[.I9]=0;0;[.$D9]=&quot;m&quot;;ROUNDDOWN((SQRT([.I9])-1.936)/0.0124;0);[.$D9]=&quot;w&quot;;ROUNDDOWN((SQRT([.I9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9]);0;[.K9]=0;0;[.$D9]=&quot;m&quot;;ROUNDDOWN((SQRT([.K9])-1.15028)/0.00219;0);[.$D9]=&quot;w&quot;;ROUNDDOWN((SQRT([.K9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9]);0;[.M9]=0;0;[.$D9]=&quot;m&quot;;ROUNDDOWN((50/([.M9]+0.24)-3.79)/0.0069;0);[.$D9]=&quot;w&quot;;ROUNDDOWN((50/([.M9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9]);0;[.O9]=0;0;[.$D9]=&quot;m&quot;;ROUNDDOWN((75/([.O9]+0.24)-4.1)/0.00664;0);[.$D9]=&quot;w&quot;;ROUNDDOWN((75/([.O9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9]);0;[.Q9]=0;0;[.$D9]=&quot;m&quot;;ROUNDDOWN((100/([.Q9]+0.24)-4.341)/0.00676;0);[.$D9]=&quot;w&quot;;ROUNDDOWN((100/([.Q9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9])*60+([.S9]-INT([.S9]))*100" office:value-type="float" office:value="0" calcext:value-type="float">
            <text:p>0</text:p>
          </table:table-cell>
          <table:table-cell table:style-name="ce40" table:formula="of:=COM.MICROSOFT.IFS(ISBLANK([.T9]);0;[.T9]=0;0;[.$D9]=&quot;m&quot;;&quot;1000m Pflicht&quot;;[.$D9]=&quot;w&quot;;ROUNDDOWN((800/[.T9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9])*60+([.V9]-INT([.V9]))*100" office:value-type="float" office:value="0" calcext:value-type="float">
            <text:p>0</text:p>
          </table:table-cell>
          <table:table-cell table:style-name="ce43" table:formula="of:=COM.MICROSOFT.IFS(ISBLANK([.V9]);0;[.V9]=0;0;[.$D9]=&quot;w&quot;;&quot;800m Pflicht&quot;;[.$D9]=&quot;m&quot;;ROUNDDOWN((1000/[.W9]-2.158)/0.006;0))" office:value-type="float" office:value="0" calcext:value-type="float">
            <text:p>0</text:p>
          </table:table-cell>
          <table:table-cell table:style-name="ce130" table:formula="of:=LARGE(([.H9]~[.J9]~[.L9]~[.N9]~[.O9]~[.R9]~[.U9]~[.X9]);1)+LARGE(([.H9]~[.J9]~[.L9]~[.N9]~[.O9]~[.R9]~[.U9]~[.X9]);2)+LARGE(([.H9]~[.J9]~[.L9]~[.N9]~[.O9]~[.R9]~[.U9]~[.X9]);3)" office:value-type="float" office:value="0" calcext:value-type="float">
            <text:p>0</text:p>
          </table:table-cell>
          <table:table-cell table:style-name="ce47" table:formula="of:=IF([.D9]=&quot;m&quot;;(COM.MICROSOFT.IFS([.F9]=[.$AE$8];LOOKUP([.Y9];[.$AF$8:.$AF$10];[.$AH$8:.$AH$10]);[.F9]=[.$AE$11];LOOKUP([.Y9];[.$AF$11:.$AF$13];[.$AH$11:.$AH$13]);[.F9]=[.$AE$14];LOOKUP([.Y9];[.$AF$14:.$AF$16];[.$AH$14:.$AH$16]);[.F9]=[.$AE$17];LOOKUP([.Y9];[.$AF$17:.$AF$19];[.$AH$17:.$AH$19]);[.F9]=[.$AE$20];LOOKUP([.Y9];[.$AF$20:.$AF$22];[.$AH$20:.$AH$22]);[.F9]=[.$AE$23];LOOKUP([.Y9];[.$AF$23:.$AF$25];[.$AH$23:.$AH$25]);[.F9]=[.$AE$26];LOOKUP([.Y9];[.$AF$26:.$AF$28];[.$AH$26:.$AH$28]);[.F9]=[.$AE$29];LOOKUP([.Y9];[.$AF$29:.$AF$31];[.$AH$29:.$AH$31]);[.F9]=[.$AE$32];LOOKUP([.Y9];[.$AF$32:.$AF$34];[.$AH$32:.$AH$34])));0)" office:value-type="float" office:value="0" calcext:value-type="float">
            <text:p>0</text:p>
          </table:table-cell>
          <table:table-cell table:style-name="ce48" table:formula="of:=IF([.D9]=&quot;w&quot;;(COM.MICROSOFT.IFS([.F9]=[.$AE$8];LOOKUP([.Y9];[.$AG$8:.$AG$10];[.$AH$8:.$AH$10]);[.F9]=[.$AE$11];LOOKUP([.Y9];[.$AG$11:.$AG$13];[.$AH$11:.$AH$13]);[.F9]=[.$AE$14];LOOKUP([.Y9];[.$AG$14:.$AG$16];[.$AH$14:.$AH$16]);[.F9]=[.$AE$17];LOOKUP([.Y9];[.$AG$17:.$AG$19];[.$AH$17:.$AH$19]);[.F9]=[.$AE$20];LOOKUP([.Y9];[.$AG$20:.$AG$22];[.$AH$20:.$AH$22]);[.F9]=[.$AE$23];LOOKUP([.Y9];[.$AG$23:.$AG$25];[.$AH$23:.$AH$25]);[.F9]=[.$AE$26];LOOKUP([.Y9];[.$AG$26:.$AG$28];[.$AH$26:.$AH$28]);[.F9]=[.$AE$29];LOOKUP([.Y9];[.$AG$29:.$AG$31];[.$AH$29:.$AH$31]);[.F9]=[.$AE$32];LOOKUP([.Y9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450" calcext:value-type="float">
            <text:p>450</text:p>
          </table:table-cell>
          <table:table-cell table:style-name="ce53" office:value-type="float" office:value="475" calcext:value-type="float">
            <text:p>475</text:p>
          </table:table-cell>
          <table:table-cell table:style-name="ce55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8" table:number-columns-repeated="2"/>
          <table:table-cell table:style-name="ce12" table:content-validation-name="val2"/>
          <table:table-cell table:style-name="ce14"/>
          <table:table-cell table:style-name="ce18" table:formula="of:=IF(ISBLANK([.E10]);&quot;&quot;;[.$H$1]-[.E10])">
            <text:p/>
          </table:table-cell>
          <table:table-cell table:style-name="ce21"/>
          <table:table-cell table:style-name="ce23" table:formula="of:=COM.MICROSOFT.IFS(ISBLANK([.G10]);0;[.G10]=0;0;[.$D10]=&quot;m&quot;;ROUNDDOWN((SQRT([.G10])-2.8)/0.011;0);[.$D10]=&quot;w&quot;;ROUNDDOWN((SQRT([.G10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10]);0;[.I10]=0;0;[.$D10]=&quot;m&quot;;ROUNDDOWN((SQRT([.I10])-1.936)/0.0124;0);[.$D10]=&quot;w&quot;;ROUNDDOWN((SQRT([.I10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10]);0;[.K10]=0;0;[.$D10]=&quot;m&quot;;ROUNDDOWN((SQRT([.K10])-1.15028)/0.00219;0);[.$D10]=&quot;w&quot;;ROUNDDOWN((SQRT([.K10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10]);0;[.M10]=0;0;[.$D10]=&quot;m&quot;;ROUNDDOWN((50/([.M10]+0.24)-3.79)/0.0069;0);[.$D10]=&quot;w&quot;;ROUNDDOWN((50/([.M10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10]);0;[.O10]=0;0;[.$D10]=&quot;m&quot;;ROUNDDOWN((75/([.O10]+0.24)-4.1)/0.00664;0);[.$D10]=&quot;w&quot;;ROUNDDOWN((75/([.O10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10]);0;[.Q10]=0;0;[.$D10]=&quot;m&quot;;ROUNDDOWN((100/([.Q10]+0.24)-4.341)/0.00676;0);[.$D10]=&quot;w&quot;;ROUNDDOWN((100/([.Q10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10])*60+([.S10]-INT([.S10]))*100" office:value-type="float" office:value="0" calcext:value-type="float">
            <text:p>0</text:p>
          </table:table-cell>
          <table:table-cell table:style-name="ce40" table:formula="of:=COM.MICROSOFT.IFS(ISBLANK([.T10]);0;[.T10]=0;0;[.$D10]=&quot;m&quot;;&quot;1000m Pflicht&quot;;[.$D10]=&quot;w&quot;;ROUNDDOWN((800/[.T10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10])*60+([.V10]-INT([.V10]))*100" office:value-type="float" office:value="0" calcext:value-type="float">
            <text:p>0</text:p>
          </table:table-cell>
          <table:table-cell table:style-name="ce43" table:formula="of:=COM.MICROSOFT.IFS(ISBLANK([.V10]);0;[.V10]=0;0;[.$D10]=&quot;w&quot;;&quot;800m Pflicht&quot;;[.$D10]=&quot;m&quot;;ROUNDDOWN((1000/[.W10]-2.158)/0.006;0))" office:value-type="float" office:value="0" calcext:value-type="float">
            <text:p>0</text:p>
          </table:table-cell>
          <table:table-cell table:style-name="ce130" table:formula="of:=LARGE(([.H10]~[.J10]~[.L10]~[.N10]~[.O10]~[.R10]~[.U10]~[.X10]);1)+LARGE(([.H10]~[.J10]~[.L10]~[.N10]~[.O10]~[.R10]~[.U10]~[.X10]);2)+LARGE(([.H10]~[.J10]~[.L10]~[.N10]~[.O10]~[.R10]~[.U10]~[.X10]);3)" office:value-type="float" office:value="0" calcext:value-type="float">
            <text:p>0</text:p>
          </table:table-cell>
          <table:table-cell table:style-name="ce47" table:formula="of:=IF([.D10]=&quot;m&quot;;(COM.MICROSOFT.IFS([.F10]=[.$AE$8];LOOKUP([.Y10];[.$AF$8:.$AF$10];[.$AH$8:.$AH$10]);[.F10]=[.$AE$11];LOOKUP([.Y10];[.$AF$11:.$AF$13];[.$AH$11:.$AH$13]);[.F10]=[.$AE$14];LOOKUP([.Y10];[.$AF$14:.$AF$16];[.$AH$14:.$AH$16]);[.F10]=[.$AE$17];LOOKUP([.Y10];[.$AF$17:.$AF$19];[.$AH$17:.$AH$19]);[.F10]=[.$AE$20];LOOKUP([.Y10];[.$AF$20:.$AF$22];[.$AH$20:.$AH$22]);[.F10]=[.$AE$23];LOOKUP([.Y10];[.$AF$23:.$AF$25];[.$AH$23:.$AH$25]);[.F10]=[.$AE$26];LOOKUP([.Y10];[.$AF$26:.$AF$28];[.$AH$26:.$AH$28]);[.F10]=[.$AE$29];LOOKUP([.Y10];[.$AF$29:.$AF$31];[.$AH$29:.$AH$31]);[.F10]=[.$AE$32];LOOKUP([.Y10];[.$AF$32:.$AF$34];[.$AH$32:.$AH$34])));0)" office:value-type="float" office:value="0" calcext:value-type="float">
            <text:p>0</text:p>
          </table:table-cell>
          <table:table-cell table:style-name="ce48" table:formula="of:=IF([.D10]=&quot;w&quot;;(COM.MICROSOFT.IFS([.F10]=[.$AE$8];LOOKUP([.Y10];[.$AG$8:.$AG$10];[.$AH$8:.$AH$10]);[.F10]=[.$AE$11];LOOKUP([.Y10];[.$AG$11:.$AG$13];[.$AH$11:.$AH$13]);[.F10]=[.$AE$14];LOOKUP([.Y10];[.$AG$14:.$AG$16];[.$AH$14:.$AH$16]);[.F10]=[.$AE$17];LOOKUP([.Y10];[.$AG$17:.$AG$19];[.$AH$17:.$AH$19]);[.F10]=[.$AE$20];LOOKUP([.Y10];[.$AG$20:.$AG$22];[.$AH$20:.$AH$22]);[.F10]=[.$AE$23];LOOKUP([.Y10];[.$AG$23:.$AG$25];[.$AH$23:.$AH$25]);[.F10]=[.$AE$26];LOOKUP([.Y10];[.$AG$26:.$AG$28];[.$AH$26:.$AH$28]);[.F10]=[.$AE$29];LOOKUP([.Y10];[.$AG$29:.$AG$31];[.$AH$29:.$AH$31]);[.F10]=[.$AE$32];LOOKUP([.Y10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575" calcext:value-type="float">
            <text:p>575</text:p>
          </table:table-cell>
          <table:table-cell table:style-name="ce53" office:value-type="float" office:value="625" calcext:value-type="float">
            <text:p>625</text:p>
          </table:table-cell>
          <table:table-cell table:style-name="ce55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8" table:number-columns-repeated="2"/>
          <table:table-cell table:style-name="ce12" table:content-validation-name="val2"/>
          <table:table-cell table:style-name="ce14"/>
          <table:table-cell table:style-name="ce18" table:formula="of:=IF(ISBLANK([.E11]);&quot;&quot;;[.$H$1]-[.E11])">
            <text:p/>
          </table:table-cell>
          <table:table-cell table:style-name="ce21"/>
          <table:table-cell table:style-name="ce23" table:formula="of:=COM.MICROSOFT.IFS(ISBLANK([.G11]);0;[.G11]=0;0;[.$D11]=&quot;m&quot;;ROUNDDOWN((SQRT([.G11])-2.8)/0.011;0);[.$D11]=&quot;w&quot;;ROUNDDOWN((SQRT([.G11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11]);0;[.I11]=0;0;[.$D11]=&quot;m&quot;;ROUNDDOWN((SQRT([.I11])-1.936)/0.0124;0);[.$D11]=&quot;w&quot;;ROUNDDOWN((SQRT([.I11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11]);0;[.K11]=0;0;[.$D11]=&quot;m&quot;;ROUNDDOWN((SQRT([.K11])-1.15028)/0.00219;0);[.$D11]=&quot;w&quot;;ROUNDDOWN((SQRT([.K11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11]);0;[.M11]=0;0;[.$D11]=&quot;m&quot;;ROUNDDOWN((50/([.M11]+0.24)-3.79)/0.0069;0);[.$D11]=&quot;w&quot;;ROUNDDOWN((50/([.M11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11]);0;[.O11]=0;0;[.$D11]=&quot;m&quot;;ROUNDDOWN((75/([.O11]+0.24)-4.1)/0.00664;0);[.$D11]=&quot;w&quot;;ROUNDDOWN((75/([.O11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11]);0;[.Q11]=0;0;[.$D11]=&quot;m&quot;;ROUNDDOWN((100/([.Q11]+0.24)-4.341)/0.00676;0);[.$D11]=&quot;w&quot;;ROUNDDOWN((100/([.Q11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11])*60+([.S11]-INT([.S11]))*100" office:value-type="float" office:value="0" calcext:value-type="float">
            <text:p>0</text:p>
          </table:table-cell>
          <table:table-cell table:style-name="ce40" table:formula="of:=COM.MICROSOFT.IFS(ISBLANK([.T11]);0;[.T11]=0;0;[.$D11]=&quot;m&quot;;&quot;1000m Pflicht&quot;;[.$D11]=&quot;w&quot;;ROUNDDOWN((800/[.T11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11])*60+([.V11]-INT([.V11]))*100" office:value-type="float" office:value="0" calcext:value-type="float">
            <text:p>0</text:p>
          </table:table-cell>
          <table:table-cell table:style-name="ce43" table:formula="of:=COM.MICROSOFT.IFS(ISBLANK([.V11]);0;[.V11]=0;0;[.$D11]=&quot;w&quot;;&quot;800m Pflicht&quot;;[.$D11]=&quot;m&quot;;ROUNDDOWN((1000/[.W11]-2.158)/0.006;0))" office:value-type="float" office:value="0" calcext:value-type="float">
            <text:p>0</text:p>
          </table:table-cell>
          <table:table-cell table:style-name="ce130" table:formula="of:=LARGE(([.H11]~[.J11]~[.L11]~[.N11]~[.O11]~[.R11]~[.U11]~[.X11]);1)+LARGE(([.H11]~[.J11]~[.L11]~[.N11]~[.O11]~[.R11]~[.U11]~[.X11]);2)+LARGE(([.H11]~[.J11]~[.L11]~[.N11]~[.O11]~[.R11]~[.U11]~[.X11]);3)" office:value-type="float" office:value="0" calcext:value-type="float">
            <text:p>0</text:p>
          </table:table-cell>
          <table:table-cell table:style-name="ce47" table:formula="of:=IF([.D11]=&quot;m&quot;;(COM.MICROSOFT.IFS([.F11]=[.$AE$8];LOOKUP([.Y11];[.$AF$8:.$AF$10];[.$AH$8:.$AH$10]);[.F11]=[.$AE$11];LOOKUP([.Y11];[.$AF$11:.$AF$13];[.$AH$11:.$AH$13]);[.F11]=[.$AE$14];LOOKUP([.Y11];[.$AF$14:.$AF$16];[.$AH$14:.$AH$16]);[.F11]=[.$AE$17];LOOKUP([.Y11];[.$AF$17:.$AF$19];[.$AH$17:.$AH$19]);[.F11]=[.$AE$20];LOOKUP([.Y11];[.$AF$20:.$AF$22];[.$AH$20:.$AH$22]);[.F11]=[.$AE$23];LOOKUP([.Y11];[.$AF$23:.$AF$25];[.$AH$23:.$AH$25]);[.F11]=[.$AE$26];LOOKUP([.Y11];[.$AF$26:.$AF$28];[.$AH$26:.$AH$28]);[.F11]=[.$AE$29];LOOKUP([.Y11];[.$AF$29:.$AF$31];[.$AH$29:.$AH$31]);[.F11]=[.$AE$32];LOOKUP([.Y11];[.$AF$32:.$AF$34];[.$AH$32:.$AH$34])));0)" office:value-type="float" office:value="0" calcext:value-type="float">
            <text:p>0</text:p>
          </table:table-cell>
          <table:table-cell table:style-name="ce48" table:formula="of:=IF([.D11]=&quot;w&quot;;(COM.MICROSOFT.IFS([.F11]=[.$AE$8];LOOKUP([.Y11];[.$AG$8:.$AG$10];[.$AH$8:.$AH$10]);[.F11]=[.$AE$11];LOOKUP([.Y11];[.$AG$11:.$AG$13];[.$AH$11:.$AH$13]);[.F11]=[.$AE$14];LOOKUP([.Y11];[.$AG$14:.$AG$16];[.$AH$14:.$AH$16]);[.F11]=[.$AE$17];LOOKUP([.Y11];[.$AG$17:.$AG$19];[.$AH$17:.$AH$19]);[.F11]=[.$AE$20];LOOKUP([.Y11];[.$AG$20:.$AG$22];[.$AH$20:.$AH$22]);[.F11]=[.$AE$23];LOOKUP([.Y11];[.$AG$23:.$AG$25];[.$AH$23:.$AH$25]);[.F11]=[.$AE$26];LOOKUP([.Y11];[.$AG$26:.$AG$28];[.$AH$26:.$AH$28]);[.F11]=[.$AE$29];LOOKUP([.Y11];[.$AG$29:.$AG$31];[.$AH$29:.$AH$31]);[.F11]=[.$AE$32];LOOKUP([.Y11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2" office:value-type="float" office:value="9" calcext:value-type="float" table:number-columns-spanned="1" table:number-rows-spanned="3">
            <text:p>9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8" table:number-columns-repeated="2"/>
          <table:table-cell table:style-name="ce12" table:content-validation-name="val2"/>
          <table:table-cell table:style-name="ce14"/>
          <table:table-cell table:style-name="ce18" table:formula="of:=IF(ISBLANK([.E12]);&quot;&quot;;[.$H$1]-[.E12])">
            <text:p/>
          </table:table-cell>
          <table:table-cell table:style-name="ce21"/>
          <table:table-cell table:style-name="ce23" table:formula="of:=COM.MICROSOFT.IFS(ISBLANK([.G12]);0;[.G12]=0;0;[.$D12]=&quot;m&quot;;ROUNDDOWN((SQRT([.G12])-2.8)/0.011;0);[.$D12]=&quot;w&quot;;ROUNDDOWN((SQRT([.G12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12]);0;[.I12]=0;0;[.$D12]=&quot;m&quot;;ROUNDDOWN((SQRT([.I12])-1.936)/0.0124;0);[.$D12]=&quot;w&quot;;ROUNDDOWN((SQRT([.I12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12]);0;[.K12]=0;0;[.$D12]=&quot;m&quot;;ROUNDDOWN((SQRT([.K12])-1.15028)/0.00219;0);[.$D12]=&quot;w&quot;;ROUNDDOWN((SQRT([.K12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12]);0;[.M12]=0;0;[.$D12]=&quot;m&quot;;ROUNDDOWN((50/([.M12]+0.24)-3.79)/0.0069;0);[.$D12]=&quot;w&quot;;ROUNDDOWN((50/([.M12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12]);0;[.O12]=0;0;[.$D12]=&quot;m&quot;;ROUNDDOWN((75/([.O12]+0.24)-4.1)/0.00664;0);[.$D12]=&quot;w&quot;;ROUNDDOWN((75/([.O12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12]);0;[.Q12]=0;0;[.$D12]=&quot;m&quot;;ROUNDDOWN((100/([.Q12]+0.24)-4.341)/0.00676;0);[.$D12]=&quot;w&quot;;ROUNDDOWN((100/([.Q12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12])*60+([.S12]-INT([.S12]))*100" office:value-type="float" office:value="0" calcext:value-type="float">
            <text:p>0</text:p>
          </table:table-cell>
          <table:table-cell table:style-name="ce40" table:formula="of:=COM.MICROSOFT.IFS(ISBLANK([.T12]);0;[.T12]=0;0;[.$D12]=&quot;m&quot;;&quot;1000m Pflicht&quot;;[.$D12]=&quot;w&quot;;ROUNDDOWN((800/[.T12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12])*60+([.V12]-INT([.V12]))*100" office:value-type="float" office:value="0" calcext:value-type="float">
            <text:p>0</text:p>
          </table:table-cell>
          <table:table-cell table:style-name="ce43" table:formula="of:=COM.MICROSOFT.IFS(ISBLANK([.V12]);0;[.V12]=0;0;[.$D12]=&quot;w&quot;;&quot;800m Pflicht&quot;;[.$D12]=&quot;m&quot;;ROUNDDOWN((1000/[.W12]-2.158)/0.006;0))" office:value-type="float" office:value="0" calcext:value-type="float">
            <text:p>0</text:p>
          </table:table-cell>
          <table:table-cell table:style-name="ce130" table:formula="of:=LARGE(([.H12]~[.J12]~[.L12]~[.N12]~[.O12]~[.R12]~[.U12]~[.X12]);1)+LARGE(([.H12]~[.J12]~[.L12]~[.N12]~[.O12]~[.R12]~[.U12]~[.X12]);2)+LARGE(([.H12]~[.J12]~[.L12]~[.N12]~[.O12]~[.R12]~[.U12]~[.X12]);3)" office:value-type="float" office:value="0" calcext:value-type="float">
            <text:p>0</text:p>
          </table:table-cell>
          <table:table-cell table:style-name="ce47" table:formula="of:=IF([.D12]=&quot;m&quot;;(COM.MICROSOFT.IFS([.F12]=[.$AE$8];LOOKUP([.Y12];[.$AF$8:.$AF$10];[.$AH$8:.$AH$10]);[.F12]=[.$AE$11];LOOKUP([.Y12];[.$AF$11:.$AF$13];[.$AH$11:.$AH$13]);[.F12]=[.$AE$14];LOOKUP([.Y12];[.$AF$14:.$AF$16];[.$AH$14:.$AH$16]);[.F12]=[.$AE$17];LOOKUP([.Y12];[.$AF$17:.$AF$19];[.$AH$17:.$AH$19]);[.F12]=[.$AE$20];LOOKUP([.Y12];[.$AF$20:.$AF$22];[.$AH$20:.$AH$22]);[.F12]=[.$AE$23];LOOKUP([.Y12];[.$AF$23:.$AF$25];[.$AH$23:.$AH$25]);[.F12]=[.$AE$26];LOOKUP([.Y12];[.$AF$26:.$AF$28];[.$AH$26:.$AH$28]);[.F12]=[.$AE$29];LOOKUP([.Y12];[.$AF$29:.$AF$31];[.$AH$29:.$AH$31]);[.F12]=[.$AE$32];LOOKUP([.Y12];[.$AF$32:.$AF$34];[.$AH$32:.$AH$34])));0)" office:value-type="float" office:value="0" calcext:value-type="float">
            <text:p>0</text:p>
          </table:table-cell>
          <table:table-cell table:style-name="ce48" table:formula="of:=IF([.D12]=&quot;w&quot;;(COM.MICROSOFT.IFS([.F12]=[.$AE$8];LOOKUP([.Y12];[.$AG$8:.$AG$10];[.$AH$8:.$AH$10]);[.F12]=[.$AE$11];LOOKUP([.Y12];[.$AG$11:.$AG$13];[.$AH$11:.$AH$13]);[.F12]=[.$AE$14];LOOKUP([.Y12];[.$AG$14:.$AG$16];[.$AH$14:.$AH$16]);[.F12]=[.$AE$17];LOOKUP([.Y12];[.$AG$17:.$AG$19];[.$AH$17:.$AH$19]);[.F12]=[.$AE$20];LOOKUP([.Y12];[.$AG$20:.$AG$22];[.$AH$20:.$AH$22]);[.F12]=[.$AE$23];LOOKUP([.Y12];[.$AG$23:.$AG$25];[.$AH$23:.$AH$25]);[.F12]=[.$AE$26];LOOKUP([.Y12];[.$AG$26:.$AG$28];[.$AH$26:.$AH$28]);[.F12]=[.$AE$29];LOOKUP([.Y12];[.$AG$29:.$AG$31];[.$AH$29:.$AH$31]);[.F12]=[.$AE$32];LOOKUP([.Y12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525" calcext:value-type="float">
            <text:p>525</text:p>
          </table:table-cell>
          <table:table-cell table:style-name="ce54" office:value-type="float" office:value="550" calcext:value-type="float">
            <text:p>550</text:p>
          </table:table-cell>
          <table:table-cell table:style-name="ce56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8" table:number-columns-repeated="2"/>
          <table:table-cell table:style-name="ce12" table:content-validation-name="val2"/>
          <table:table-cell table:style-name="ce14"/>
          <table:table-cell table:style-name="ce18" table:formula="of:=IF(ISBLANK([.E13]);&quot;&quot;;[.$H$1]-[.E13])">
            <text:p/>
          </table:table-cell>
          <table:table-cell table:style-name="ce21"/>
          <table:table-cell table:style-name="ce23" table:formula="of:=COM.MICROSOFT.IFS(ISBLANK([.G13]);0;[.G13]=0;0;[.$D13]=&quot;m&quot;;ROUNDDOWN((SQRT([.G13])-2.8)/0.011;0);[.$D13]=&quot;w&quot;;ROUNDDOWN((SQRT([.G13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13]);0;[.I13]=0;0;[.$D13]=&quot;m&quot;;ROUNDDOWN((SQRT([.I13])-1.936)/0.0124;0);[.$D13]=&quot;w&quot;;ROUNDDOWN((SQRT([.I13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13]);0;[.K13]=0;0;[.$D13]=&quot;m&quot;;ROUNDDOWN((SQRT([.K13])-1.15028)/0.00219;0);[.$D13]=&quot;w&quot;;ROUNDDOWN((SQRT([.K13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13]);0;[.M13]=0;0;[.$D13]=&quot;m&quot;;ROUNDDOWN((50/([.M13]+0.24)-3.79)/0.0069;0);[.$D13]=&quot;w&quot;;ROUNDDOWN((50/([.M13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13]);0;[.O13]=0;0;[.$D13]=&quot;m&quot;;ROUNDDOWN((75/([.O13]+0.24)-4.1)/0.00664;0);[.$D13]=&quot;w&quot;;ROUNDDOWN((75/([.O13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13]);0;[.Q13]=0;0;[.$D13]=&quot;m&quot;;ROUNDDOWN((100/([.Q13]+0.24)-4.341)/0.00676;0);[.$D13]=&quot;w&quot;;ROUNDDOWN((100/([.Q13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13])*60+([.S13]-INT([.S13]))*100" office:value-type="float" office:value="0" calcext:value-type="float">
            <text:p>0</text:p>
          </table:table-cell>
          <table:table-cell table:style-name="ce40" table:formula="of:=COM.MICROSOFT.IFS(ISBLANK([.T13]);0;[.T13]=0;0;[.$D13]=&quot;m&quot;;&quot;1000m Pflicht&quot;;[.$D13]=&quot;w&quot;;ROUNDDOWN((800/[.T13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13])*60+([.V13]-INT([.V13]))*100" office:value-type="float" office:value="0" calcext:value-type="float">
            <text:p>0</text:p>
          </table:table-cell>
          <table:table-cell table:style-name="ce43" table:formula="of:=COM.MICROSOFT.IFS(ISBLANK([.V13]);0;[.V13]=0;0;[.$D13]=&quot;w&quot;;&quot;800m Pflicht&quot;;[.$D13]=&quot;m&quot;;ROUNDDOWN((1000/[.W13]-2.158)/0.006;0))" office:value-type="float" office:value="0" calcext:value-type="float">
            <text:p>0</text:p>
          </table:table-cell>
          <table:table-cell table:style-name="ce130" table:formula="of:=LARGE(([.H13]~[.J13]~[.L13]~[.N13]~[.O13]~[.R13]~[.U13]~[.X13]);1)+LARGE(([.H13]~[.J13]~[.L13]~[.N13]~[.O13]~[.R13]~[.U13]~[.X13]);2)+LARGE(([.H13]~[.J13]~[.L13]~[.N13]~[.O13]~[.R13]~[.U13]~[.X13]);3)" office:value-type="float" office:value="0" calcext:value-type="float">
            <text:p>0</text:p>
          </table:table-cell>
          <table:table-cell table:style-name="ce47" table:formula="of:=IF([.D13]=&quot;m&quot;;(COM.MICROSOFT.IFS([.F13]=[.$AE$8];LOOKUP([.Y13];[.$AF$8:.$AF$10];[.$AH$8:.$AH$10]);[.F13]=[.$AE$11];LOOKUP([.Y13];[.$AF$11:.$AF$13];[.$AH$11:.$AH$13]);[.F13]=[.$AE$14];LOOKUP([.Y13];[.$AF$14:.$AF$16];[.$AH$14:.$AH$16]);[.F13]=[.$AE$17];LOOKUP([.Y13];[.$AF$17:.$AF$19];[.$AH$17:.$AH$19]);[.F13]=[.$AE$20];LOOKUP([.Y13];[.$AF$20:.$AF$22];[.$AH$20:.$AH$22]);[.F13]=[.$AE$23];LOOKUP([.Y13];[.$AF$23:.$AF$25];[.$AH$23:.$AH$25]);[.F13]=[.$AE$26];LOOKUP([.Y13];[.$AF$26:.$AF$28];[.$AH$26:.$AH$28]);[.F13]=[.$AE$29];LOOKUP([.Y13];[.$AF$29:.$AF$31];[.$AH$29:.$AH$31]);[.F13]=[.$AE$32];LOOKUP([.Y13];[.$AF$32:.$AF$34];[.$AH$32:.$AH$34])));0)" office:value-type="float" office:value="0" calcext:value-type="float">
            <text:p>0</text:p>
          </table:table-cell>
          <table:table-cell table:style-name="ce48" table:formula="of:=IF([.D13]=&quot;w&quot;;(COM.MICROSOFT.IFS([.F13]=[.$AE$8];LOOKUP([.Y13];[.$AG$8:.$AG$10];[.$AH$8:.$AH$10]);[.F13]=[.$AE$11];LOOKUP([.Y13];[.$AG$11:.$AG$13];[.$AH$11:.$AH$13]);[.F13]=[.$AE$14];LOOKUP([.Y13];[.$AG$14:.$AG$16];[.$AH$14:.$AH$16]);[.F13]=[.$AE$17];LOOKUP([.Y13];[.$AG$17:.$AG$19];[.$AH$17:.$AH$19]);[.F13]=[.$AE$20];LOOKUP([.Y13];[.$AG$20:.$AG$22];[.$AH$20:.$AH$22]);[.F13]=[.$AE$23];LOOKUP([.Y13];[.$AG$23:.$AG$25];[.$AH$23:.$AH$25]);[.F13]=[.$AE$26];LOOKUP([.Y13];[.$AG$26:.$AG$28];[.$AH$26:.$AH$28]);[.F13]=[.$AE$29];LOOKUP([.Y13];[.$AG$29:.$AG$31];[.$AH$29:.$AH$31]);[.F13]=[.$AE$32];LOOKUP([.Y13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675" calcext:value-type="float">
            <text:p>675</text:p>
          </table:table-cell>
          <table:table-cell table:style-name="ce54" office:value-type="float" office:value="725" calcext:value-type="float">
            <text:p>725</text:p>
          </table:table-cell>
          <table:table-cell table:style-name="ce56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8" table:number-columns-repeated="2"/>
          <table:table-cell table:style-name="ce12" table:content-validation-name="val2"/>
          <table:table-cell table:style-name="ce14"/>
          <table:table-cell table:style-name="ce18" table:formula="of:=IF(ISBLANK([.E14]);&quot;&quot;;[.$H$1]-[.E14])">
            <text:p/>
          </table:table-cell>
          <table:table-cell table:style-name="ce21"/>
          <table:table-cell table:style-name="ce23" table:formula="of:=COM.MICROSOFT.IFS(ISBLANK([.G14]);0;[.G14]=0;0;[.$D14]=&quot;m&quot;;ROUNDDOWN((SQRT([.G14])-2.8)/0.011;0);[.$D14]=&quot;w&quot;;ROUNDDOWN((SQRT([.G14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14]);0;[.I14]=0;0;[.$D14]=&quot;m&quot;;ROUNDDOWN((SQRT([.I14])-1.936)/0.0124;0);[.$D14]=&quot;w&quot;;ROUNDDOWN((SQRT([.I14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14]);0;[.K14]=0;0;[.$D14]=&quot;m&quot;;ROUNDDOWN((SQRT([.K14])-1.15028)/0.00219;0);[.$D14]=&quot;w&quot;;ROUNDDOWN((SQRT([.K14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14]);0;[.M14]=0;0;[.$D14]=&quot;m&quot;;ROUNDDOWN((50/([.M14]+0.24)-3.79)/0.0069;0);[.$D14]=&quot;w&quot;;ROUNDDOWN((50/([.M14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14]);0;[.O14]=0;0;[.$D14]=&quot;m&quot;;ROUNDDOWN((75/([.O14]+0.24)-4.1)/0.00664;0);[.$D14]=&quot;w&quot;;ROUNDDOWN((75/([.O14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14]);0;[.Q14]=0;0;[.$D14]=&quot;m&quot;;ROUNDDOWN((100/([.Q14]+0.24)-4.341)/0.00676;0);[.$D14]=&quot;w&quot;;ROUNDDOWN((100/([.Q14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14])*60+([.S14]-INT([.S14]))*100" office:value-type="float" office:value="0" calcext:value-type="float">
            <text:p>0</text:p>
          </table:table-cell>
          <table:table-cell table:style-name="ce40" table:formula="of:=COM.MICROSOFT.IFS(ISBLANK([.T14]);0;[.T14]=0;0;[.$D14]=&quot;m&quot;;&quot;1000m Pflicht&quot;;[.$D14]=&quot;w&quot;;ROUNDDOWN((800/[.T14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14])*60+([.V14]-INT([.V14]))*100" office:value-type="float" office:value="0" calcext:value-type="float">
            <text:p>0</text:p>
          </table:table-cell>
          <table:table-cell table:style-name="ce43" table:formula="of:=COM.MICROSOFT.IFS(ISBLANK([.V14]);0;[.V14]=0;0;[.$D14]=&quot;w&quot;;&quot;800m Pflicht&quot;;[.$D14]=&quot;m&quot;;ROUNDDOWN((1000/[.W14]-2.158)/0.006;0))" office:value-type="float" office:value="0" calcext:value-type="float">
            <text:p>0</text:p>
          </table:table-cell>
          <table:table-cell table:style-name="ce130" table:formula="of:=LARGE(([.H14]~[.J14]~[.L14]~[.N14]~[.O14]~[.R14]~[.U14]~[.X14]);1)+LARGE(([.H14]~[.J14]~[.L14]~[.N14]~[.O14]~[.R14]~[.U14]~[.X14]);2)+LARGE(([.H14]~[.J14]~[.L14]~[.N14]~[.O14]~[.R14]~[.U14]~[.X14]);3)" office:value-type="float" office:value="0" calcext:value-type="float">
            <text:p>0</text:p>
          </table:table-cell>
          <table:table-cell table:style-name="ce47" table:formula="of:=IF([.D14]=&quot;m&quot;;(COM.MICROSOFT.IFS([.F14]=[.$AE$8];LOOKUP([.Y14];[.$AF$8:.$AF$10];[.$AH$8:.$AH$10]);[.F14]=[.$AE$11];LOOKUP([.Y14];[.$AF$11:.$AF$13];[.$AH$11:.$AH$13]);[.F14]=[.$AE$14];LOOKUP([.Y14];[.$AF$14:.$AF$16];[.$AH$14:.$AH$16]);[.F14]=[.$AE$17];LOOKUP([.Y14];[.$AF$17:.$AF$19];[.$AH$17:.$AH$19]);[.F14]=[.$AE$20];LOOKUP([.Y14];[.$AF$20:.$AF$22];[.$AH$20:.$AH$22]);[.F14]=[.$AE$23];LOOKUP([.Y14];[.$AF$23:.$AF$25];[.$AH$23:.$AH$25]);[.F14]=[.$AE$26];LOOKUP([.Y14];[.$AF$26:.$AF$28];[.$AH$26:.$AH$28]);[.F14]=[.$AE$29];LOOKUP([.Y14];[.$AF$29:.$AF$31];[.$AH$29:.$AH$31]);[.F14]=[.$AE$32];LOOKUP([.Y14];[.$AF$32:.$AF$34];[.$AH$32:.$AH$34])));0)" office:value-type="float" office:value="0" calcext:value-type="float">
            <text:p>0</text:p>
          </table:table-cell>
          <table:table-cell table:style-name="ce48" table:formula="of:=IF([.D14]=&quot;w&quot;;(COM.MICROSOFT.IFS([.F14]=[.$AE$8];LOOKUP([.Y14];[.$AG$8:.$AG$10];[.$AH$8:.$AH$10]);[.F14]=[.$AE$11];LOOKUP([.Y14];[.$AG$11:.$AG$13];[.$AH$11:.$AH$13]);[.F14]=[.$AE$14];LOOKUP([.Y14];[.$AG$14:.$AG$16];[.$AH$14:.$AH$16]);[.F14]=[.$AE$17];LOOKUP([.Y14];[.$AG$17:.$AG$19];[.$AH$17:.$AH$19]);[.F14]=[.$AE$20];LOOKUP([.Y14];[.$AG$20:.$AG$22];[.$AH$20:.$AH$22]);[.F14]=[.$AE$23];LOOKUP([.Y14];[.$AG$23:.$AG$25];[.$AH$23:.$AH$25]);[.F14]=[.$AE$26];LOOKUP([.Y14];[.$AG$26:.$AG$28];[.$AH$26:.$AH$28]);[.F14]=[.$AE$29];LOOKUP([.Y14];[.$AG$29:.$AG$31];[.$AH$29:.$AH$31]);[.F14]=[.$AE$32];LOOKUP([.Y14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1" office:value-type="float" office:value="10" calcext:value-type="float" table:number-columns-spanned="1" table:number-rows-spanned="3">
            <text:p>1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8" table:number-columns-repeated="2"/>
          <table:table-cell table:style-name="ce12" table:content-validation-name="val2"/>
          <table:table-cell table:style-name="ce14"/>
          <table:table-cell table:style-name="ce18" table:formula="of:=IF(ISBLANK([.E15]);&quot;&quot;;[.$H$1]-[.E15])">
            <text:p/>
          </table:table-cell>
          <table:table-cell table:style-name="ce21"/>
          <table:table-cell table:style-name="ce23" table:formula="of:=COM.MICROSOFT.IFS(ISBLANK([.G15]);0;[.G15]=0;0;[.$D15]=&quot;m&quot;;ROUNDDOWN((SQRT([.G15])-2.8)/0.011;0);[.$D15]=&quot;w&quot;;ROUNDDOWN((SQRT([.G15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15]);0;[.I15]=0;0;[.$D15]=&quot;m&quot;;ROUNDDOWN((SQRT([.I15])-1.936)/0.0124;0);[.$D15]=&quot;w&quot;;ROUNDDOWN((SQRT([.I15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15]);0;[.K15]=0;0;[.$D15]=&quot;m&quot;;ROUNDDOWN((SQRT([.K15])-1.15028)/0.00219;0);[.$D15]=&quot;w&quot;;ROUNDDOWN((SQRT([.K15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15]);0;[.M15]=0;0;[.$D15]=&quot;m&quot;;ROUNDDOWN((50/([.M15]+0.24)-3.79)/0.0069;0);[.$D15]=&quot;w&quot;;ROUNDDOWN((50/([.M15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15]);0;[.O15]=0;0;[.$D15]=&quot;m&quot;;ROUNDDOWN((75/([.O15]+0.24)-4.1)/0.00664;0);[.$D15]=&quot;w&quot;;ROUNDDOWN((75/([.O15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15]);0;[.Q15]=0;0;[.$D15]=&quot;m&quot;;ROUNDDOWN((100/([.Q15]+0.24)-4.341)/0.00676;0);[.$D15]=&quot;w&quot;;ROUNDDOWN((100/([.Q15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15])*60+([.S15]-INT([.S15]))*100" office:value-type="float" office:value="0" calcext:value-type="float">
            <text:p>0</text:p>
          </table:table-cell>
          <table:table-cell table:style-name="ce40" table:formula="of:=COM.MICROSOFT.IFS(ISBLANK([.T15]);0;[.T15]=0;0;[.$D15]=&quot;m&quot;;&quot;1000m Pflicht&quot;;[.$D15]=&quot;w&quot;;ROUNDDOWN((800/[.T15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15])*60+([.V15]-INT([.V15]))*100" office:value-type="float" office:value="0" calcext:value-type="float">
            <text:p>0</text:p>
          </table:table-cell>
          <table:table-cell table:style-name="ce43" table:formula="of:=COM.MICROSOFT.IFS(ISBLANK([.V15]);0;[.V15]=0;0;[.$D15]=&quot;w&quot;;&quot;800m Pflicht&quot;;[.$D15]=&quot;m&quot;;ROUNDDOWN((1000/[.W15]-2.158)/0.006;0))" office:value-type="float" office:value="0" calcext:value-type="float">
            <text:p>0</text:p>
          </table:table-cell>
          <table:table-cell table:style-name="ce130" table:formula="of:=LARGE(([.H15]~[.J15]~[.L15]~[.N15]~[.O15]~[.R15]~[.U15]~[.X15]);1)+LARGE(([.H15]~[.J15]~[.L15]~[.N15]~[.O15]~[.R15]~[.U15]~[.X15]);2)+LARGE(([.H15]~[.J15]~[.L15]~[.N15]~[.O15]~[.R15]~[.U15]~[.X15]);3)" office:value-type="float" office:value="0" calcext:value-type="float">
            <text:p>0</text:p>
          </table:table-cell>
          <table:table-cell table:style-name="ce47" table:formula="of:=IF([.D15]=&quot;m&quot;;(COM.MICROSOFT.IFS([.F15]=[.$AE$8];LOOKUP([.Y15];[.$AF$8:.$AF$10];[.$AH$8:.$AH$10]);[.F15]=[.$AE$11];LOOKUP([.Y15];[.$AF$11:.$AF$13];[.$AH$11:.$AH$13]);[.F15]=[.$AE$14];LOOKUP([.Y15];[.$AF$14:.$AF$16];[.$AH$14:.$AH$16]);[.F15]=[.$AE$17];LOOKUP([.Y15];[.$AF$17:.$AF$19];[.$AH$17:.$AH$19]);[.F15]=[.$AE$20];LOOKUP([.Y15];[.$AF$20:.$AF$22];[.$AH$20:.$AH$22]);[.F15]=[.$AE$23];LOOKUP([.Y15];[.$AF$23:.$AF$25];[.$AH$23:.$AH$25]);[.F15]=[.$AE$26];LOOKUP([.Y15];[.$AF$26:.$AF$28];[.$AH$26:.$AH$28]);[.F15]=[.$AE$29];LOOKUP([.Y15];[.$AF$29:.$AF$31];[.$AH$29:.$AH$31]);[.F15]=[.$AE$32];LOOKUP([.Y15];[.$AF$32:.$AF$34];[.$AH$32:.$AH$34])));0)" office:value-type="float" office:value="0" calcext:value-type="float">
            <text:p>0</text:p>
          </table:table-cell>
          <table:table-cell table:style-name="ce48" table:formula="of:=IF([.D15]=&quot;w&quot;;(COM.MICROSOFT.IFS([.F15]=[.$AE$8];LOOKUP([.Y15];[.$AG$8:.$AG$10];[.$AH$8:.$AH$10]);[.F15]=[.$AE$11];LOOKUP([.Y15];[.$AG$11:.$AG$13];[.$AH$11:.$AH$13]);[.F15]=[.$AE$14];LOOKUP([.Y15];[.$AG$14:.$AG$16];[.$AH$14:.$AH$16]);[.F15]=[.$AE$17];LOOKUP([.Y15];[.$AG$17:.$AG$19];[.$AH$17:.$AH$19]);[.F15]=[.$AE$20];LOOKUP([.Y15];[.$AG$20:.$AG$22];[.$AH$20:.$AH$22]);[.F15]=[.$AE$23];LOOKUP([.Y15];[.$AG$23:.$AG$25];[.$AH$23:.$AH$25]);[.F15]=[.$AE$26];LOOKUP([.Y15];[.$AG$26:.$AG$28];[.$AH$26:.$AH$28]);[.F15]=[.$AE$29];LOOKUP([.Y15];[.$AG$29:.$AG$31];[.$AH$29:.$AH$31]);[.F15]=[.$AE$32];LOOKUP([.Y15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600" calcext:value-type="float">
            <text:p>600</text:p>
          </table:table-cell>
          <table:table-cell table:style-name="ce53" office:value-type="float" office:value="625" calcext:value-type="float">
            <text:p>625</text:p>
          </table:table-cell>
          <table:table-cell table:style-name="ce55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8" table:number-columns-repeated="2"/>
          <table:table-cell table:style-name="ce12" table:content-validation-name="val2"/>
          <table:table-cell table:style-name="ce14"/>
          <table:table-cell table:style-name="ce18" table:formula="of:=IF(ISBLANK([.E16]);&quot;&quot;;[.$H$1]-[.E16])">
            <text:p/>
          </table:table-cell>
          <table:table-cell table:style-name="ce21"/>
          <table:table-cell table:style-name="ce23" table:formula="of:=COM.MICROSOFT.IFS(ISBLANK([.G16]);0;[.G16]=0;0;[.$D16]=&quot;m&quot;;ROUNDDOWN((SQRT([.G16])-2.8)/0.011;0);[.$D16]=&quot;w&quot;;ROUNDDOWN((SQRT([.G16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16]);0;[.I16]=0;0;[.$D16]=&quot;m&quot;;ROUNDDOWN((SQRT([.I16])-1.936)/0.0124;0);[.$D16]=&quot;w&quot;;ROUNDDOWN((SQRT([.I16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16]);0;[.K16]=0;0;[.$D16]=&quot;m&quot;;ROUNDDOWN((SQRT([.K16])-1.15028)/0.00219;0);[.$D16]=&quot;w&quot;;ROUNDDOWN((SQRT([.K16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16]);0;[.M16]=0;0;[.$D16]=&quot;m&quot;;ROUNDDOWN((50/([.M16]+0.24)-3.79)/0.0069;0);[.$D16]=&quot;w&quot;;ROUNDDOWN((50/([.M16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16]);0;[.O16]=0;0;[.$D16]=&quot;m&quot;;ROUNDDOWN((75/([.O16]+0.24)-4.1)/0.00664;0);[.$D16]=&quot;w&quot;;ROUNDDOWN((75/([.O16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16]);0;[.Q16]=0;0;[.$D16]=&quot;m&quot;;ROUNDDOWN((100/([.Q16]+0.24)-4.341)/0.00676;0);[.$D16]=&quot;w&quot;;ROUNDDOWN((100/([.Q16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16])*60+([.S16]-INT([.S16]))*100" office:value-type="float" office:value="0" calcext:value-type="float">
            <text:p>0</text:p>
          </table:table-cell>
          <table:table-cell table:style-name="ce40" table:formula="of:=COM.MICROSOFT.IFS(ISBLANK([.T16]);0;[.T16]=0;0;[.$D16]=&quot;m&quot;;&quot;1000m Pflicht&quot;;[.$D16]=&quot;w&quot;;ROUNDDOWN((800/[.T16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16])*60+([.V16]-INT([.V16]))*100" office:value-type="float" office:value="0" calcext:value-type="float">
            <text:p>0</text:p>
          </table:table-cell>
          <table:table-cell table:style-name="ce43" table:formula="of:=COM.MICROSOFT.IFS(ISBLANK([.V16]);0;[.V16]=0;0;[.$D16]=&quot;w&quot;;&quot;800m Pflicht&quot;;[.$D16]=&quot;m&quot;;ROUNDDOWN((1000/[.W16]-2.158)/0.006;0))" office:value-type="float" office:value="0" calcext:value-type="float">
            <text:p>0</text:p>
          </table:table-cell>
          <table:table-cell table:style-name="ce130" table:formula="of:=LARGE(([.H16]~[.J16]~[.L16]~[.N16]~[.O16]~[.R16]~[.U16]~[.X16]);1)+LARGE(([.H16]~[.J16]~[.L16]~[.N16]~[.O16]~[.R16]~[.U16]~[.X16]);2)+LARGE(([.H16]~[.J16]~[.L16]~[.N16]~[.O16]~[.R16]~[.U16]~[.X16]);3)" office:value-type="float" office:value="0" calcext:value-type="float">
            <text:p>0</text:p>
          </table:table-cell>
          <table:table-cell table:style-name="ce47" table:formula="of:=IF([.D16]=&quot;m&quot;;(COM.MICROSOFT.IFS([.F16]=[.$AE$8];LOOKUP([.Y16];[.$AF$8:.$AF$10];[.$AH$8:.$AH$10]);[.F16]=[.$AE$11];LOOKUP([.Y16];[.$AF$11:.$AF$13];[.$AH$11:.$AH$13]);[.F16]=[.$AE$14];LOOKUP([.Y16];[.$AF$14:.$AF$16];[.$AH$14:.$AH$16]);[.F16]=[.$AE$17];LOOKUP([.Y16];[.$AF$17:.$AF$19];[.$AH$17:.$AH$19]);[.F16]=[.$AE$20];LOOKUP([.Y16];[.$AF$20:.$AF$22];[.$AH$20:.$AH$22]);[.F16]=[.$AE$23];LOOKUP([.Y16];[.$AF$23:.$AF$25];[.$AH$23:.$AH$25]);[.F16]=[.$AE$26];LOOKUP([.Y16];[.$AF$26:.$AF$28];[.$AH$26:.$AH$28]);[.F16]=[.$AE$29];LOOKUP([.Y16];[.$AF$29:.$AF$31];[.$AH$29:.$AH$31]);[.F16]=[.$AE$32];LOOKUP([.Y16];[.$AF$32:.$AF$34];[.$AH$32:.$AH$34])));0)" office:value-type="float" office:value="0" calcext:value-type="float">
            <text:p>0</text:p>
          </table:table-cell>
          <table:table-cell table:style-name="ce48" table:formula="of:=IF([.D16]=&quot;w&quot;;(COM.MICROSOFT.IFS([.F16]=[.$AE$8];LOOKUP([.Y16];[.$AG$8:.$AG$10];[.$AH$8:.$AH$10]);[.F16]=[.$AE$11];LOOKUP([.Y16];[.$AG$11:.$AG$13];[.$AH$11:.$AH$13]);[.F16]=[.$AE$14];LOOKUP([.Y16];[.$AG$14:.$AG$16];[.$AH$14:.$AH$16]);[.F16]=[.$AE$17];LOOKUP([.Y16];[.$AG$17:.$AG$19];[.$AH$17:.$AH$19]);[.F16]=[.$AE$20];LOOKUP([.Y16];[.$AG$20:.$AG$22];[.$AH$20:.$AH$22]);[.F16]=[.$AE$23];LOOKUP([.Y16];[.$AG$23:.$AG$25];[.$AH$23:.$AH$25]);[.F16]=[.$AE$26];LOOKUP([.Y16];[.$AG$26:.$AG$28];[.$AH$26:.$AH$28]);[.F16]=[.$AE$29];LOOKUP([.Y16];[.$AG$29:.$AG$31];[.$AH$29:.$AH$31]);[.F16]=[.$AE$32];LOOKUP([.Y16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775" calcext:value-type="float">
            <text:p>775</text:p>
          </table:table-cell>
          <table:table-cell table:style-name="ce53" office:value-type="float" office:value="825" calcext:value-type="float">
            <text:p>825</text:p>
          </table:table-cell>
          <table:table-cell table:style-name="ce55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8" table:number-columns-repeated="2"/>
          <table:table-cell table:style-name="ce12" table:content-validation-name="val2"/>
          <table:table-cell table:style-name="ce14"/>
          <table:table-cell table:style-name="ce18" table:formula="of:=IF(ISBLANK([.E17]);&quot;&quot;;[.$H$1]-[.E17])">
            <text:p/>
          </table:table-cell>
          <table:table-cell table:style-name="ce21"/>
          <table:table-cell table:style-name="ce23" table:formula="of:=COM.MICROSOFT.IFS(ISBLANK([.G17]);0;[.G17]=0;0;[.$D17]=&quot;m&quot;;ROUNDDOWN((SQRT([.G17])-2.8)/0.011;0);[.$D17]=&quot;w&quot;;ROUNDDOWN((SQRT([.G17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17]);0;[.I17]=0;0;[.$D17]=&quot;m&quot;;ROUNDDOWN((SQRT([.I17])-1.936)/0.0124;0);[.$D17]=&quot;w&quot;;ROUNDDOWN((SQRT([.I17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17]);0;[.K17]=0;0;[.$D17]=&quot;m&quot;;ROUNDDOWN((SQRT([.K17])-1.15028)/0.00219;0);[.$D17]=&quot;w&quot;;ROUNDDOWN((SQRT([.K17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17]);0;[.M17]=0;0;[.$D17]=&quot;m&quot;;ROUNDDOWN((50/([.M17]+0.24)-3.79)/0.0069;0);[.$D17]=&quot;w&quot;;ROUNDDOWN((50/([.M17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17]);0;[.O17]=0;0;[.$D17]=&quot;m&quot;;ROUNDDOWN((75/([.O17]+0.24)-4.1)/0.00664;0);[.$D17]=&quot;w&quot;;ROUNDDOWN((75/([.O17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17]);0;[.Q17]=0;0;[.$D17]=&quot;m&quot;;ROUNDDOWN((100/([.Q17]+0.24)-4.341)/0.00676;0);[.$D17]=&quot;w&quot;;ROUNDDOWN((100/([.Q17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17])*60+([.S17]-INT([.S17]))*100" office:value-type="float" office:value="0" calcext:value-type="float">
            <text:p>0</text:p>
          </table:table-cell>
          <table:table-cell table:style-name="ce40" table:formula="of:=COM.MICROSOFT.IFS(ISBLANK([.T17]);0;[.T17]=0;0;[.$D17]=&quot;m&quot;;&quot;1000m Pflicht&quot;;[.$D17]=&quot;w&quot;;ROUNDDOWN((800/[.T17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17])*60+([.V17]-INT([.V17]))*100" office:value-type="float" office:value="0" calcext:value-type="float">
            <text:p>0</text:p>
          </table:table-cell>
          <table:table-cell table:style-name="ce43" table:formula="of:=COM.MICROSOFT.IFS(ISBLANK([.V17]);0;[.V17]=0;0;[.$D17]=&quot;w&quot;;&quot;800m Pflicht&quot;;[.$D17]=&quot;m&quot;;ROUNDDOWN((1000/[.W17]-2.158)/0.006;0))" office:value-type="float" office:value="0" calcext:value-type="float">
            <text:p>0</text:p>
          </table:table-cell>
          <table:table-cell table:style-name="ce130" table:formula="of:=LARGE(([.H17]~[.J17]~[.L17]~[.N17]~[.O17]~[.R17]~[.U17]~[.X17]);1)+LARGE(([.H17]~[.J17]~[.L17]~[.N17]~[.O17]~[.R17]~[.U17]~[.X17]);2)+LARGE(([.H17]~[.J17]~[.L17]~[.N17]~[.O17]~[.R17]~[.U17]~[.X17]);3)" office:value-type="float" office:value="0" calcext:value-type="float">
            <text:p>0</text:p>
          </table:table-cell>
          <table:table-cell table:style-name="ce47" table:formula="of:=IF([.D17]=&quot;m&quot;;(COM.MICROSOFT.IFS([.F17]=[.$AE$8];LOOKUP([.Y17];[.$AF$8:.$AF$10];[.$AH$8:.$AH$10]);[.F17]=[.$AE$11];LOOKUP([.Y17];[.$AF$11:.$AF$13];[.$AH$11:.$AH$13]);[.F17]=[.$AE$14];LOOKUP([.Y17];[.$AF$14:.$AF$16];[.$AH$14:.$AH$16]);[.F17]=[.$AE$17];LOOKUP([.Y17];[.$AF$17:.$AF$19];[.$AH$17:.$AH$19]);[.F17]=[.$AE$20];LOOKUP([.Y17];[.$AF$20:.$AF$22];[.$AH$20:.$AH$22]);[.F17]=[.$AE$23];LOOKUP([.Y17];[.$AF$23:.$AF$25];[.$AH$23:.$AH$25]);[.F17]=[.$AE$26];LOOKUP([.Y17];[.$AF$26:.$AF$28];[.$AH$26:.$AH$28]);[.F17]=[.$AE$29];LOOKUP([.Y17];[.$AF$29:.$AF$31];[.$AH$29:.$AH$31]);[.F17]=[.$AE$32];LOOKUP([.Y17];[.$AF$32:.$AF$34];[.$AH$32:.$AH$34])));0)" office:value-type="float" office:value="0" calcext:value-type="float">
            <text:p>0</text:p>
          </table:table-cell>
          <table:table-cell table:style-name="ce48" table:formula="of:=IF([.D17]=&quot;w&quot;;(COM.MICROSOFT.IFS([.F17]=[.$AE$8];LOOKUP([.Y17];[.$AG$8:.$AG$10];[.$AH$8:.$AH$10]);[.F17]=[.$AE$11];LOOKUP([.Y17];[.$AG$11:.$AG$13];[.$AH$11:.$AH$13]);[.F17]=[.$AE$14];LOOKUP([.Y17];[.$AG$14:.$AG$16];[.$AH$14:.$AH$16]);[.F17]=[.$AE$17];LOOKUP([.Y17];[.$AG$17:.$AG$19];[.$AH$17:.$AH$19]);[.F17]=[.$AE$20];LOOKUP([.Y17];[.$AG$20:.$AG$22];[.$AH$20:.$AH$22]);[.F17]=[.$AE$23];LOOKUP([.Y17];[.$AG$23:.$AG$25];[.$AH$23:.$AH$25]);[.F17]=[.$AE$26];LOOKUP([.Y17];[.$AG$26:.$AG$28];[.$AH$26:.$AH$28]);[.F17]=[.$AE$29];LOOKUP([.Y17];[.$AG$29:.$AG$31];[.$AH$29:.$AH$31]);[.F17]=[.$AE$32];LOOKUP([.Y17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2" office:value-type="float" office:value="11" calcext:value-type="float" table:number-columns-spanned="1" table:number-rows-spanned="3">
            <text:p>1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8" table:number-columns-repeated="2"/>
          <table:table-cell table:style-name="ce12" table:content-validation-name="val2"/>
          <table:table-cell table:style-name="ce14"/>
          <table:table-cell table:style-name="ce18" table:formula="of:=IF(ISBLANK([.E18]);&quot;&quot;;[.$H$1]-[.E18])">
            <text:p/>
          </table:table-cell>
          <table:table-cell table:style-name="ce21"/>
          <table:table-cell table:style-name="ce23" table:formula="of:=COM.MICROSOFT.IFS(ISBLANK([.G18]);0;[.G18]=0;0;[.$D18]=&quot;m&quot;;ROUNDDOWN((SQRT([.G18])-2.8)/0.011;0);[.$D18]=&quot;w&quot;;ROUNDDOWN((SQRT([.G18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18]);0;[.I18]=0;0;[.$D18]=&quot;m&quot;;ROUNDDOWN((SQRT([.I18])-1.936)/0.0124;0);[.$D18]=&quot;w&quot;;ROUNDDOWN((SQRT([.I18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18]);0;[.K18]=0;0;[.$D18]=&quot;m&quot;;ROUNDDOWN((SQRT([.K18])-1.15028)/0.00219;0);[.$D18]=&quot;w&quot;;ROUNDDOWN((SQRT([.K18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18]);0;[.M18]=0;0;[.$D18]=&quot;m&quot;;ROUNDDOWN((50/([.M18]+0.24)-3.79)/0.0069;0);[.$D18]=&quot;w&quot;;ROUNDDOWN((50/([.M18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18]);0;[.O18]=0;0;[.$D18]=&quot;m&quot;;ROUNDDOWN((75/([.O18]+0.24)-4.1)/0.00664;0);[.$D18]=&quot;w&quot;;ROUNDDOWN((75/([.O18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18]);0;[.Q18]=0;0;[.$D18]=&quot;m&quot;;ROUNDDOWN((100/([.Q18]+0.24)-4.341)/0.00676;0);[.$D18]=&quot;w&quot;;ROUNDDOWN((100/([.Q18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18])*60+([.S18]-INT([.S18]))*100" office:value-type="float" office:value="0" calcext:value-type="float">
            <text:p>0</text:p>
          </table:table-cell>
          <table:table-cell table:style-name="ce40" table:formula="of:=COM.MICROSOFT.IFS(ISBLANK([.T18]);0;[.T18]=0;0;[.$D18]=&quot;m&quot;;&quot;1000m Pflicht&quot;;[.$D18]=&quot;w&quot;;ROUNDDOWN((800/[.T18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18])*60+([.V18]-INT([.V18]))*100" office:value-type="float" office:value="0" calcext:value-type="float">
            <text:p>0</text:p>
          </table:table-cell>
          <table:table-cell table:style-name="ce43" table:formula="of:=COM.MICROSOFT.IFS(ISBLANK([.V18]);0;[.V18]=0;0;[.$D18]=&quot;w&quot;;&quot;800m Pflicht&quot;;[.$D18]=&quot;m&quot;;ROUNDDOWN((1000/[.W18]-2.158)/0.006;0))" office:value-type="float" office:value="0" calcext:value-type="float">
            <text:p>0</text:p>
          </table:table-cell>
          <table:table-cell table:style-name="ce130" table:formula="of:=LARGE(([.H18]~[.J18]~[.L18]~[.N18]~[.O18]~[.R18]~[.U18]~[.X18]);1)+LARGE(([.H18]~[.J18]~[.L18]~[.N18]~[.O18]~[.R18]~[.U18]~[.X18]);2)+LARGE(([.H18]~[.J18]~[.L18]~[.N18]~[.O18]~[.R18]~[.U18]~[.X18]);3)" office:value-type="float" office:value="0" calcext:value-type="float">
            <text:p>0</text:p>
          </table:table-cell>
          <table:table-cell table:style-name="ce47" table:formula="of:=IF([.D18]=&quot;m&quot;;(COM.MICROSOFT.IFS([.F18]=[.$AE$8];LOOKUP([.Y18];[.$AF$8:.$AF$10];[.$AH$8:.$AH$10]);[.F18]=[.$AE$11];LOOKUP([.Y18];[.$AF$11:.$AF$13];[.$AH$11:.$AH$13]);[.F18]=[.$AE$14];LOOKUP([.Y18];[.$AF$14:.$AF$16];[.$AH$14:.$AH$16]);[.F18]=[.$AE$17];LOOKUP([.Y18];[.$AF$17:.$AF$19];[.$AH$17:.$AH$19]);[.F18]=[.$AE$20];LOOKUP([.Y18];[.$AF$20:.$AF$22];[.$AH$20:.$AH$22]);[.F18]=[.$AE$23];LOOKUP([.Y18];[.$AF$23:.$AF$25];[.$AH$23:.$AH$25]);[.F18]=[.$AE$26];LOOKUP([.Y18];[.$AF$26:.$AF$28];[.$AH$26:.$AH$28]);[.F18]=[.$AE$29];LOOKUP([.Y18];[.$AF$29:.$AF$31];[.$AH$29:.$AH$31]);[.F18]=[.$AE$32];LOOKUP([.Y18];[.$AF$32:.$AF$34];[.$AH$32:.$AH$34])));0)" office:value-type="float" office:value="0" calcext:value-type="float">
            <text:p>0</text:p>
          </table:table-cell>
          <table:table-cell table:style-name="ce48" table:formula="of:=IF([.D18]=&quot;w&quot;;(COM.MICROSOFT.IFS([.F18]=[.$AE$8];LOOKUP([.Y18];[.$AG$8:.$AG$10];[.$AH$8:.$AH$10]);[.F18]=[.$AE$11];LOOKUP([.Y18];[.$AG$11:.$AG$13];[.$AH$11:.$AH$13]);[.F18]=[.$AE$14];LOOKUP([.Y18];[.$AG$14:.$AG$16];[.$AH$14:.$AH$16]);[.F18]=[.$AE$17];LOOKUP([.Y18];[.$AG$17:.$AG$19];[.$AH$17:.$AH$19]);[.F18]=[.$AE$20];LOOKUP([.Y18];[.$AG$20:.$AG$22];[.$AH$20:.$AH$22]);[.F18]=[.$AE$23];LOOKUP([.Y18];[.$AG$23:.$AG$25];[.$AH$23:.$AH$25]);[.F18]=[.$AE$26];LOOKUP([.Y18];[.$AG$26:.$AG$28];[.$AH$26:.$AH$28]);[.F18]=[.$AE$29];LOOKUP([.Y18];[.$AG$29:.$AG$31];[.$AH$29:.$AH$31]);[.F18]=[.$AE$32];LOOKUP([.Y18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675" calcext:value-type="float">
            <text:p>675</text:p>
          </table:table-cell>
          <table:table-cell table:style-name="ce54" office:value-type="float" office:value="700" calcext:value-type="float">
            <text:p>700</text:p>
          </table:table-cell>
          <table:table-cell table:style-name="ce56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8" table:number-columns-repeated="2"/>
          <table:table-cell table:style-name="ce12" table:content-validation-name="val2"/>
          <table:table-cell table:style-name="ce14"/>
          <table:table-cell table:style-name="ce18" table:formula="of:=IF(ISBLANK([.E19]);&quot;&quot;;[.$H$1]-[.E19])">
            <text:p/>
          </table:table-cell>
          <table:table-cell table:style-name="ce21"/>
          <table:table-cell table:style-name="ce23" table:formula="of:=COM.MICROSOFT.IFS(ISBLANK([.G19]);0;[.G19]=0;0;[.$D19]=&quot;m&quot;;ROUNDDOWN((SQRT([.G19])-2.8)/0.011;0);[.$D19]=&quot;w&quot;;ROUNDDOWN((SQRT([.G19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19]);0;[.I19]=0;0;[.$D19]=&quot;m&quot;;ROUNDDOWN((SQRT([.I19])-1.936)/0.0124;0);[.$D19]=&quot;w&quot;;ROUNDDOWN((SQRT([.I19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19]);0;[.K19]=0;0;[.$D19]=&quot;m&quot;;ROUNDDOWN((SQRT([.K19])-1.15028)/0.00219;0);[.$D19]=&quot;w&quot;;ROUNDDOWN((SQRT([.K19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19]);0;[.M19]=0;0;[.$D19]=&quot;m&quot;;ROUNDDOWN((50/([.M19]+0.24)-3.79)/0.0069;0);[.$D19]=&quot;w&quot;;ROUNDDOWN((50/([.M19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19]);0;[.O19]=0;0;[.$D19]=&quot;m&quot;;ROUNDDOWN((75/([.O19]+0.24)-4.1)/0.00664;0);[.$D19]=&quot;w&quot;;ROUNDDOWN((75/([.O19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19]);0;[.Q19]=0;0;[.$D19]=&quot;m&quot;;ROUNDDOWN((100/([.Q19]+0.24)-4.341)/0.00676;0);[.$D19]=&quot;w&quot;;ROUNDDOWN((100/([.Q19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19])*60+([.S19]-INT([.S19]))*100" office:value-type="float" office:value="0" calcext:value-type="float">
            <text:p>0</text:p>
          </table:table-cell>
          <table:table-cell table:style-name="ce40" table:formula="of:=COM.MICROSOFT.IFS(ISBLANK([.T19]);0;[.T19]=0;0;[.$D19]=&quot;m&quot;;&quot;1000m Pflicht&quot;;[.$D19]=&quot;w&quot;;ROUNDDOWN((800/[.T19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19])*60+([.V19]-INT([.V19]))*100" office:value-type="float" office:value="0" calcext:value-type="float">
            <text:p>0</text:p>
          </table:table-cell>
          <table:table-cell table:style-name="ce43" table:formula="of:=COM.MICROSOFT.IFS(ISBLANK([.V19]);0;[.V19]=0;0;[.$D19]=&quot;w&quot;;&quot;800m Pflicht&quot;;[.$D19]=&quot;m&quot;;ROUNDDOWN((1000/[.W19]-2.158)/0.006;0))" office:value-type="float" office:value="0" calcext:value-type="float">
            <text:p>0</text:p>
          </table:table-cell>
          <table:table-cell table:style-name="ce130" table:formula="of:=LARGE(([.H19]~[.J19]~[.L19]~[.N19]~[.O19]~[.R19]~[.U19]~[.X19]);1)+LARGE(([.H19]~[.J19]~[.L19]~[.N19]~[.O19]~[.R19]~[.U19]~[.X19]);2)+LARGE(([.H19]~[.J19]~[.L19]~[.N19]~[.O19]~[.R19]~[.U19]~[.X19]);3)" office:value-type="float" office:value="0" calcext:value-type="float">
            <text:p>0</text:p>
          </table:table-cell>
          <table:table-cell table:style-name="ce47" table:formula="of:=IF([.D19]=&quot;m&quot;;(COM.MICROSOFT.IFS([.F19]=[.$AE$8];LOOKUP([.Y19];[.$AF$8:.$AF$10];[.$AH$8:.$AH$10]);[.F19]=[.$AE$11];LOOKUP([.Y19];[.$AF$11:.$AF$13];[.$AH$11:.$AH$13]);[.F19]=[.$AE$14];LOOKUP([.Y19];[.$AF$14:.$AF$16];[.$AH$14:.$AH$16]);[.F19]=[.$AE$17];LOOKUP([.Y19];[.$AF$17:.$AF$19];[.$AH$17:.$AH$19]);[.F19]=[.$AE$20];LOOKUP([.Y19];[.$AF$20:.$AF$22];[.$AH$20:.$AH$22]);[.F19]=[.$AE$23];LOOKUP([.Y19];[.$AF$23:.$AF$25];[.$AH$23:.$AH$25]);[.F19]=[.$AE$26];LOOKUP([.Y19];[.$AF$26:.$AF$28];[.$AH$26:.$AH$28]);[.F19]=[.$AE$29];LOOKUP([.Y19];[.$AF$29:.$AF$31];[.$AH$29:.$AH$31]);[.F19]=[.$AE$32];LOOKUP([.Y19];[.$AF$32:.$AF$34];[.$AH$32:.$AH$34])));0)" office:value-type="float" office:value="0" calcext:value-type="float">
            <text:p>0</text:p>
          </table:table-cell>
          <table:table-cell table:style-name="ce48" table:formula="of:=IF([.D19]=&quot;w&quot;;(COM.MICROSOFT.IFS([.F19]=[.$AE$8];LOOKUP([.Y19];[.$AG$8:.$AG$10];[.$AH$8:.$AH$10]);[.F19]=[.$AE$11];LOOKUP([.Y19];[.$AG$11:.$AG$13];[.$AH$11:.$AH$13]);[.F19]=[.$AE$14];LOOKUP([.Y19];[.$AG$14:.$AG$16];[.$AH$14:.$AH$16]);[.F19]=[.$AE$17];LOOKUP([.Y19];[.$AG$17:.$AG$19];[.$AH$17:.$AH$19]);[.F19]=[.$AE$20];LOOKUP([.Y19];[.$AG$20:.$AG$22];[.$AH$20:.$AH$22]);[.F19]=[.$AE$23];LOOKUP([.Y19];[.$AG$23:.$AG$25];[.$AH$23:.$AH$25]);[.F19]=[.$AE$26];LOOKUP([.Y19];[.$AG$26:.$AG$28];[.$AH$26:.$AH$28]);[.F19]=[.$AE$29];LOOKUP([.Y19];[.$AG$29:.$AG$31];[.$AH$29:.$AH$31]);[.F19]=[.$AE$32];LOOKUP([.Y19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875" calcext:value-type="float">
            <text:p>875</text:p>
          </table:table-cell>
          <table:table-cell table:style-name="ce54" office:value-type="float" office:value="900" calcext:value-type="float">
            <text:p>900</text:p>
          </table:table-cell>
          <table:table-cell table:style-name="ce56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3" office:value-type="float" office:value="14" calcext:value-type="float">
            <text:p>14</text:p>
          </table:table-cell>
          <table:table-cell table:style-name="ce8" table:number-columns-repeated="2"/>
          <table:table-cell table:style-name="ce12" table:content-validation-name="val2"/>
          <table:table-cell table:style-name="ce14"/>
          <table:table-cell table:style-name="ce18" table:formula="of:=IF(ISBLANK([.E20]);&quot;&quot;;[.$H$1]-[.E20])">
            <text:p/>
          </table:table-cell>
          <table:table-cell table:style-name="ce21"/>
          <table:table-cell table:style-name="ce23" table:formula="of:=COM.MICROSOFT.IFS(ISBLANK([.G20]);0;[.G20]=0;0;[.$D20]=&quot;m&quot;;ROUNDDOWN((SQRT([.G20])-2.8)/0.011;0);[.$D20]=&quot;w&quot;;ROUNDDOWN((SQRT([.G20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20]);0;[.I20]=0;0;[.$D20]=&quot;m&quot;;ROUNDDOWN((SQRT([.I20])-1.936)/0.0124;0);[.$D20]=&quot;w&quot;;ROUNDDOWN((SQRT([.I20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20]);0;[.K20]=0;0;[.$D20]=&quot;m&quot;;ROUNDDOWN((SQRT([.K20])-1.15028)/0.00219;0);[.$D20]=&quot;w&quot;;ROUNDDOWN((SQRT([.K20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20]);0;[.M20]=0;0;[.$D20]=&quot;m&quot;;ROUNDDOWN((50/([.M20]+0.24)-3.79)/0.0069;0);[.$D20]=&quot;w&quot;;ROUNDDOWN((50/([.M20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20]);0;[.O20]=0;0;[.$D20]=&quot;m&quot;;ROUNDDOWN((75/([.O20]+0.24)-4.1)/0.00664;0);[.$D20]=&quot;w&quot;;ROUNDDOWN((75/([.O20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20]);0;[.Q20]=0;0;[.$D20]=&quot;m&quot;;ROUNDDOWN((100/([.Q20]+0.24)-4.341)/0.00676;0);[.$D20]=&quot;w&quot;;ROUNDDOWN((100/([.Q20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20])*60+([.S20]-INT([.S20]))*100" office:value-type="float" office:value="0" calcext:value-type="float">
            <text:p>0</text:p>
          </table:table-cell>
          <table:table-cell table:style-name="ce40" table:formula="of:=COM.MICROSOFT.IFS(ISBLANK([.T20]);0;[.T20]=0;0;[.$D20]=&quot;m&quot;;&quot;1000m Pflicht&quot;;[.$D20]=&quot;w&quot;;ROUNDDOWN((800/[.T20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20])*60+([.V20]-INT([.V20]))*100" office:value-type="float" office:value="0" calcext:value-type="float">
            <text:p>0</text:p>
          </table:table-cell>
          <table:table-cell table:style-name="ce43" table:formula="of:=COM.MICROSOFT.IFS(ISBLANK([.V20]);0;[.V20]=0;0;[.$D20]=&quot;w&quot;;&quot;800m Pflicht&quot;;[.$D20]=&quot;m&quot;;ROUNDDOWN((1000/[.W20]-2.158)/0.006;0))" office:value-type="float" office:value="0" calcext:value-type="float">
            <text:p>0</text:p>
          </table:table-cell>
          <table:table-cell table:style-name="ce130" table:formula="of:=LARGE(([.H20]~[.J20]~[.L20]~[.N20]~[.O20]~[.R20]~[.U20]~[.X20]);1)+LARGE(([.H20]~[.J20]~[.L20]~[.N20]~[.O20]~[.R20]~[.U20]~[.X20]);2)+LARGE(([.H20]~[.J20]~[.L20]~[.N20]~[.O20]~[.R20]~[.U20]~[.X20]);3)" office:value-type="float" office:value="0" calcext:value-type="float">
            <text:p>0</text:p>
          </table:table-cell>
          <table:table-cell table:style-name="ce47" table:formula="of:=IF([.D20]=&quot;m&quot;;(COM.MICROSOFT.IFS([.F20]=[.$AE$8];LOOKUP([.Y20];[.$AF$8:.$AF$10];[.$AH$8:.$AH$10]);[.F20]=[.$AE$11];LOOKUP([.Y20];[.$AF$11:.$AF$13];[.$AH$11:.$AH$13]);[.F20]=[.$AE$14];LOOKUP([.Y20];[.$AF$14:.$AF$16];[.$AH$14:.$AH$16]);[.F20]=[.$AE$17];LOOKUP([.Y20];[.$AF$17:.$AF$19];[.$AH$17:.$AH$19]);[.F20]=[.$AE$20];LOOKUP([.Y20];[.$AF$20:.$AF$22];[.$AH$20:.$AH$22]);[.F20]=[.$AE$23];LOOKUP([.Y20];[.$AF$23:.$AF$25];[.$AH$23:.$AH$25]);[.F20]=[.$AE$26];LOOKUP([.Y20];[.$AF$26:.$AF$28];[.$AH$26:.$AH$28]);[.F20]=[.$AE$29];LOOKUP([.Y20];[.$AF$29:.$AF$31];[.$AH$29:.$AH$31]);[.F20]=[.$AE$32];LOOKUP([.Y20];[.$AF$32:.$AF$34];[.$AH$32:.$AH$34])));0)" office:value-type="float" office:value="0" calcext:value-type="float">
            <text:p>0</text:p>
          </table:table-cell>
          <table:table-cell table:style-name="ce48" table:formula="of:=IF([.D20]=&quot;w&quot;;(COM.MICROSOFT.IFS([.F20]=[.$AE$8];LOOKUP([.Y20];[.$AG$8:.$AG$10];[.$AH$8:.$AH$10]);[.F20]=[.$AE$11];LOOKUP([.Y20];[.$AG$11:.$AG$13];[.$AH$11:.$AH$13]);[.F20]=[.$AE$14];LOOKUP([.Y20];[.$AG$14:.$AG$16];[.$AH$14:.$AH$16]);[.F20]=[.$AE$17];LOOKUP([.Y20];[.$AG$17:.$AG$19];[.$AH$17:.$AH$19]);[.F20]=[.$AE$20];LOOKUP([.Y20];[.$AG$20:.$AG$22];[.$AH$20:.$AH$22]);[.F20]=[.$AE$23];LOOKUP([.Y20];[.$AG$23:.$AG$25];[.$AH$23:.$AH$25]);[.F20]=[.$AE$26];LOOKUP([.Y20];[.$AG$26:.$AG$28];[.$AH$26:.$AH$28]);[.F20]=[.$AE$29];LOOKUP([.Y20];[.$AG$29:.$AG$31];[.$AH$29:.$AH$31]);[.F20]=[.$AE$32];LOOKUP([.Y20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1" office:value-type="float" office:value="12" calcext:value-type="float" table:number-columns-spanned="1" table:number-rows-spanned="3">
            <text:p>12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8" table:number-columns-repeated="2"/>
          <table:table-cell table:style-name="ce12" table:content-validation-name="val2"/>
          <table:table-cell table:style-name="ce14"/>
          <table:table-cell table:style-name="ce18" table:formula="of:=IF(ISBLANK([.E21]);&quot;&quot;;[.$H$1]-[.E21])">
            <text:p/>
          </table:table-cell>
          <table:table-cell table:style-name="ce21"/>
          <table:table-cell table:style-name="ce23" table:formula="of:=COM.MICROSOFT.IFS(ISBLANK([.G21]);0;[.G21]=0;0;[.$D21]=&quot;m&quot;;ROUNDDOWN((SQRT([.G21])-2.8)/0.011;0);[.$D21]=&quot;w&quot;;ROUNDDOWN((SQRT([.G21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21]);0;[.I21]=0;0;[.$D21]=&quot;m&quot;;ROUNDDOWN((SQRT([.I21])-1.936)/0.0124;0);[.$D21]=&quot;w&quot;;ROUNDDOWN((SQRT([.I21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21]);0;[.K21]=0;0;[.$D21]=&quot;m&quot;;ROUNDDOWN((SQRT([.K21])-1.15028)/0.00219;0);[.$D21]=&quot;w&quot;;ROUNDDOWN((SQRT([.K21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21]);0;[.M21]=0;0;[.$D21]=&quot;m&quot;;ROUNDDOWN((50/([.M21]+0.24)-3.79)/0.0069;0);[.$D21]=&quot;w&quot;;ROUNDDOWN((50/([.M21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21]);0;[.O21]=0;0;[.$D21]=&quot;m&quot;;ROUNDDOWN((75/([.O21]+0.24)-4.1)/0.00664;0);[.$D21]=&quot;w&quot;;ROUNDDOWN((75/([.O21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21]);0;[.Q21]=0;0;[.$D21]=&quot;m&quot;;ROUNDDOWN((100/([.Q21]+0.24)-4.341)/0.00676;0);[.$D21]=&quot;w&quot;;ROUNDDOWN((100/([.Q21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21])*60+([.S21]-INT([.S21]))*100" office:value-type="float" office:value="0" calcext:value-type="float">
            <text:p>0</text:p>
          </table:table-cell>
          <table:table-cell table:style-name="ce40" table:formula="of:=COM.MICROSOFT.IFS(ISBLANK([.T21]);0;[.T21]=0;0;[.$D21]=&quot;m&quot;;&quot;1000m Pflicht&quot;;[.$D21]=&quot;w&quot;;ROUNDDOWN((800/[.T21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21])*60+([.V21]-INT([.V21]))*100" office:value-type="float" office:value="0" calcext:value-type="float">
            <text:p>0</text:p>
          </table:table-cell>
          <table:table-cell table:style-name="ce43" table:formula="of:=COM.MICROSOFT.IFS(ISBLANK([.V21]);0;[.V21]=0;0;[.$D21]=&quot;w&quot;;&quot;800m Pflicht&quot;;[.$D21]=&quot;m&quot;;ROUNDDOWN((1000/[.W21]-2.158)/0.006;0))" office:value-type="float" office:value="0" calcext:value-type="float">
            <text:p>0</text:p>
          </table:table-cell>
          <table:table-cell table:style-name="ce130" table:formula="of:=LARGE(([.H21]~[.J21]~[.L21]~[.N21]~[.O21]~[.R21]~[.U21]~[.X21]);1)+LARGE(([.H21]~[.J21]~[.L21]~[.N21]~[.O21]~[.R21]~[.U21]~[.X21]);2)+LARGE(([.H21]~[.J21]~[.L21]~[.N21]~[.O21]~[.R21]~[.U21]~[.X21]);3)" office:value-type="float" office:value="0" calcext:value-type="float">
            <text:p>0</text:p>
          </table:table-cell>
          <table:table-cell table:style-name="ce47" table:formula="of:=IF([.D21]=&quot;m&quot;;(COM.MICROSOFT.IFS([.F21]=[.$AE$8];LOOKUP([.Y21];[.$AF$8:.$AF$10];[.$AH$8:.$AH$10]);[.F21]=[.$AE$11];LOOKUP([.Y21];[.$AF$11:.$AF$13];[.$AH$11:.$AH$13]);[.F21]=[.$AE$14];LOOKUP([.Y21];[.$AF$14:.$AF$16];[.$AH$14:.$AH$16]);[.F21]=[.$AE$17];LOOKUP([.Y21];[.$AF$17:.$AF$19];[.$AH$17:.$AH$19]);[.F21]=[.$AE$20];LOOKUP([.Y21];[.$AF$20:.$AF$22];[.$AH$20:.$AH$22]);[.F21]=[.$AE$23];LOOKUP([.Y21];[.$AF$23:.$AF$25];[.$AH$23:.$AH$25]);[.F21]=[.$AE$26];LOOKUP([.Y21];[.$AF$26:.$AF$28];[.$AH$26:.$AH$28]);[.F21]=[.$AE$29];LOOKUP([.Y21];[.$AF$29:.$AF$31];[.$AH$29:.$AH$31]);[.F21]=[.$AE$32];LOOKUP([.Y21];[.$AF$32:.$AF$34];[.$AH$32:.$AH$34])));0)" office:value-type="float" office:value="0" calcext:value-type="float">
            <text:p>0</text:p>
          </table:table-cell>
          <table:table-cell table:style-name="ce48" table:formula="of:=IF([.D21]=&quot;w&quot;;(COM.MICROSOFT.IFS([.F21]=[.$AE$8];LOOKUP([.Y21];[.$AG$8:.$AG$10];[.$AH$8:.$AH$10]);[.F21]=[.$AE$11];LOOKUP([.Y21];[.$AG$11:.$AG$13];[.$AH$11:.$AH$13]);[.F21]=[.$AE$14];LOOKUP([.Y21];[.$AG$14:.$AG$16];[.$AH$14:.$AH$16]);[.F21]=[.$AE$17];LOOKUP([.Y21];[.$AG$17:.$AG$19];[.$AH$17:.$AH$19]);[.F21]=[.$AE$20];LOOKUP([.Y21];[.$AG$20:.$AG$22];[.$AH$20:.$AH$22]);[.F21]=[.$AE$23];LOOKUP([.Y21];[.$AG$23:.$AG$25];[.$AH$23:.$AH$25]);[.F21]=[.$AE$26];LOOKUP([.Y21];[.$AG$26:.$AG$28];[.$AH$26:.$AH$28]);[.F21]=[.$AE$29];LOOKUP([.Y21];[.$AG$29:.$AG$31];[.$AH$29:.$AH$31]);[.F21]=[.$AE$32];LOOKUP([.Y21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750" calcext:value-type="float">
            <text:p>750</text:p>
          </table:table-cell>
          <table:table-cell table:style-name="ce53" office:value-type="float" office:value="775" calcext:value-type="float">
            <text:p>775</text:p>
          </table:table-cell>
          <table:table-cell table:style-name="ce55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3" office:value-type="float" office:value="16" calcext:value-type="float">
            <text:p>16</text:p>
          </table:table-cell>
          <table:table-cell table:style-name="ce8" table:number-columns-repeated="2"/>
          <table:table-cell table:style-name="ce12" table:content-validation-name="val2"/>
          <table:table-cell table:style-name="ce14"/>
          <table:table-cell table:style-name="ce18" table:formula="of:=IF(ISBLANK([.E22]);&quot;&quot;;[.$H$1]-[.E22])">
            <text:p/>
          </table:table-cell>
          <table:table-cell table:style-name="ce21"/>
          <table:table-cell table:style-name="ce23" table:formula="of:=COM.MICROSOFT.IFS(ISBLANK([.G22]);0;[.G22]=0;0;[.$D22]=&quot;m&quot;;ROUNDDOWN((SQRT([.G22])-2.8)/0.011;0);[.$D22]=&quot;w&quot;;ROUNDDOWN((SQRT([.G22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22]);0;[.I22]=0;0;[.$D22]=&quot;m&quot;;ROUNDDOWN((SQRT([.I22])-1.936)/0.0124;0);[.$D22]=&quot;w&quot;;ROUNDDOWN((SQRT([.I22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22]);0;[.K22]=0;0;[.$D22]=&quot;m&quot;;ROUNDDOWN((SQRT([.K22])-1.15028)/0.00219;0);[.$D22]=&quot;w&quot;;ROUNDDOWN((SQRT([.K22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22]);0;[.M22]=0;0;[.$D22]=&quot;m&quot;;ROUNDDOWN((50/([.M22]+0.24)-3.79)/0.0069;0);[.$D22]=&quot;w&quot;;ROUNDDOWN((50/([.M22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22]);0;[.O22]=0;0;[.$D22]=&quot;m&quot;;ROUNDDOWN((75/([.O22]+0.24)-4.1)/0.00664;0);[.$D22]=&quot;w&quot;;ROUNDDOWN((75/([.O22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22]);0;[.Q22]=0;0;[.$D22]=&quot;m&quot;;ROUNDDOWN((100/([.Q22]+0.24)-4.341)/0.00676;0);[.$D22]=&quot;w&quot;;ROUNDDOWN((100/([.Q22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22])*60+([.S22]-INT([.S22]))*100" office:value-type="float" office:value="0" calcext:value-type="float">
            <text:p>0</text:p>
          </table:table-cell>
          <table:table-cell table:style-name="ce40" table:formula="of:=COM.MICROSOFT.IFS(ISBLANK([.T22]);0;[.T22]=0;0;[.$D22]=&quot;m&quot;;&quot;1000m Pflicht&quot;;[.$D22]=&quot;w&quot;;ROUNDDOWN((800/[.T22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22])*60+([.V22]-INT([.V22]))*100" office:value-type="float" office:value="0" calcext:value-type="float">
            <text:p>0</text:p>
          </table:table-cell>
          <table:table-cell table:style-name="ce43" table:formula="of:=COM.MICROSOFT.IFS(ISBLANK([.V22]);0;[.V22]=0;0;[.$D22]=&quot;w&quot;;&quot;800m Pflicht&quot;;[.$D22]=&quot;m&quot;;ROUNDDOWN((1000/[.W22]-2.158)/0.006;0))" office:value-type="float" office:value="0" calcext:value-type="float">
            <text:p>0</text:p>
          </table:table-cell>
          <table:table-cell table:style-name="ce130" table:formula="of:=LARGE(([.H22]~[.J22]~[.L22]~[.N22]~[.O22]~[.R22]~[.U22]~[.X22]);1)+LARGE(([.H22]~[.J22]~[.L22]~[.N22]~[.O22]~[.R22]~[.U22]~[.X22]);2)+LARGE(([.H22]~[.J22]~[.L22]~[.N22]~[.O22]~[.R22]~[.U22]~[.X22]);3)" office:value-type="float" office:value="0" calcext:value-type="float">
            <text:p>0</text:p>
          </table:table-cell>
          <table:table-cell table:style-name="ce47" table:formula="of:=IF([.D22]=&quot;m&quot;;(COM.MICROSOFT.IFS([.F22]=[.$AE$8];LOOKUP([.Y22];[.$AF$8:.$AF$10];[.$AH$8:.$AH$10]);[.F22]=[.$AE$11];LOOKUP([.Y22];[.$AF$11:.$AF$13];[.$AH$11:.$AH$13]);[.F22]=[.$AE$14];LOOKUP([.Y22];[.$AF$14:.$AF$16];[.$AH$14:.$AH$16]);[.F22]=[.$AE$17];LOOKUP([.Y22];[.$AF$17:.$AF$19];[.$AH$17:.$AH$19]);[.F22]=[.$AE$20];LOOKUP([.Y22];[.$AF$20:.$AF$22];[.$AH$20:.$AH$22]);[.F22]=[.$AE$23];LOOKUP([.Y22];[.$AF$23:.$AF$25];[.$AH$23:.$AH$25]);[.F22]=[.$AE$26];LOOKUP([.Y22];[.$AF$26:.$AF$28];[.$AH$26:.$AH$28]);[.F22]=[.$AE$29];LOOKUP([.Y22];[.$AF$29:.$AF$31];[.$AH$29:.$AH$31]);[.F22]=[.$AE$32];LOOKUP([.Y22];[.$AF$32:.$AF$34];[.$AH$32:.$AH$34])));0)" office:value-type="float" office:value="0" calcext:value-type="float">
            <text:p>0</text:p>
          </table:table-cell>
          <table:table-cell table:style-name="ce48" table:formula="of:=IF([.D22]=&quot;w&quot;;(COM.MICROSOFT.IFS([.F22]=[.$AE$8];LOOKUP([.Y22];[.$AG$8:.$AG$10];[.$AH$8:.$AH$10]);[.F22]=[.$AE$11];LOOKUP([.Y22];[.$AG$11:.$AG$13];[.$AH$11:.$AH$13]);[.F22]=[.$AE$14];LOOKUP([.Y22];[.$AG$14:.$AG$16];[.$AH$14:.$AH$16]);[.F22]=[.$AE$17];LOOKUP([.Y22];[.$AG$17:.$AG$19];[.$AH$17:.$AH$19]);[.F22]=[.$AE$20];LOOKUP([.Y22];[.$AG$20:.$AG$22];[.$AH$20:.$AH$22]);[.F22]=[.$AE$23];LOOKUP([.Y22];[.$AG$23:.$AG$25];[.$AH$23:.$AH$25]);[.F22]=[.$AE$26];LOOKUP([.Y22];[.$AG$26:.$AG$28];[.$AH$26:.$AH$28]);[.F22]=[.$AE$29];LOOKUP([.Y22];[.$AG$29:.$AG$31];[.$AH$29:.$AH$31]);[.F22]=[.$AE$32];LOOKUP([.Y22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number-columns-repeated="2" table:style-name="ce53" office:value-type="float" office:value="975" calcext:value-type="float">
            <text:p>975</text:p>
          </table:table-cell>
          <table:table-cell table:style-name="ce55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3" office:value-type="float" office:value="17" calcext:value-type="float">
            <text:p>17</text:p>
          </table:table-cell>
          <table:table-cell table:style-name="ce8" table:number-columns-repeated="2"/>
          <table:table-cell table:style-name="ce12" table:content-validation-name="val2"/>
          <table:table-cell table:style-name="ce14"/>
          <table:table-cell table:style-name="ce18" table:formula="of:=IF(ISBLANK([.E23]);&quot;&quot;;[.$H$1]-[.E23])">
            <text:p/>
          </table:table-cell>
          <table:table-cell table:style-name="ce21"/>
          <table:table-cell table:style-name="ce23" table:formula="of:=COM.MICROSOFT.IFS(ISBLANK([.G23]);0;[.G23]=0;0;[.$D23]=&quot;m&quot;;ROUNDDOWN((SQRT([.G23])-2.8)/0.011;0);[.$D23]=&quot;w&quot;;ROUNDDOWN((SQRT([.G23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23]);0;[.I23]=0;0;[.$D23]=&quot;m&quot;;ROUNDDOWN((SQRT([.I23])-1.936)/0.0124;0);[.$D23]=&quot;w&quot;;ROUNDDOWN((SQRT([.I23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23]);0;[.K23]=0;0;[.$D23]=&quot;m&quot;;ROUNDDOWN((SQRT([.K23])-1.15028)/0.00219;0);[.$D23]=&quot;w&quot;;ROUNDDOWN((SQRT([.K23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23]);0;[.M23]=0;0;[.$D23]=&quot;m&quot;;ROUNDDOWN((50/([.M23]+0.24)-3.79)/0.0069;0);[.$D23]=&quot;w&quot;;ROUNDDOWN((50/([.M23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23]);0;[.O23]=0;0;[.$D23]=&quot;m&quot;;ROUNDDOWN((75/([.O23]+0.24)-4.1)/0.00664;0);[.$D23]=&quot;w&quot;;ROUNDDOWN((75/([.O23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23]);0;[.Q23]=0;0;[.$D23]=&quot;m&quot;;ROUNDDOWN((100/([.Q23]+0.24)-4.341)/0.00676;0);[.$D23]=&quot;w&quot;;ROUNDDOWN((100/([.Q23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23])*60+([.S23]-INT([.S23]))*100" office:value-type="float" office:value="0" calcext:value-type="float">
            <text:p>0</text:p>
          </table:table-cell>
          <table:table-cell table:style-name="ce40" table:formula="of:=COM.MICROSOFT.IFS(ISBLANK([.T23]);0;[.T23]=0;0;[.$D23]=&quot;m&quot;;&quot;1000m Pflicht&quot;;[.$D23]=&quot;w&quot;;ROUNDDOWN((800/[.T23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23])*60+([.V23]-INT([.V23]))*100" office:value-type="float" office:value="0" calcext:value-type="float">
            <text:p>0</text:p>
          </table:table-cell>
          <table:table-cell table:style-name="ce43" table:formula="of:=COM.MICROSOFT.IFS(ISBLANK([.V23]);0;[.V23]=0;0;[.$D23]=&quot;w&quot;;&quot;800m Pflicht&quot;;[.$D23]=&quot;m&quot;;ROUNDDOWN((1000/[.W23]-2.158)/0.006;0))" office:value-type="float" office:value="0" calcext:value-type="float">
            <text:p>0</text:p>
          </table:table-cell>
          <table:table-cell table:style-name="ce130" table:formula="of:=LARGE(([.H23]~[.J23]~[.L23]~[.N23]~[.O23]~[.R23]~[.U23]~[.X23]);1)+LARGE(([.H23]~[.J23]~[.L23]~[.N23]~[.O23]~[.R23]~[.U23]~[.X23]);2)+LARGE(([.H23]~[.J23]~[.L23]~[.N23]~[.O23]~[.R23]~[.U23]~[.X23]);3)" office:value-type="float" office:value="0" calcext:value-type="float">
            <text:p>0</text:p>
          </table:table-cell>
          <table:table-cell table:style-name="ce47" table:formula="of:=IF([.D23]=&quot;m&quot;;(COM.MICROSOFT.IFS([.F23]=[.$AE$8];LOOKUP([.Y23];[.$AF$8:.$AF$10];[.$AH$8:.$AH$10]);[.F23]=[.$AE$11];LOOKUP([.Y23];[.$AF$11:.$AF$13];[.$AH$11:.$AH$13]);[.F23]=[.$AE$14];LOOKUP([.Y23];[.$AF$14:.$AF$16];[.$AH$14:.$AH$16]);[.F23]=[.$AE$17];LOOKUP([.Y23];[.$AF$17:.$AF$19];[.$AH$17:.$AH$19]);[.F23]=[.$AE$20];LOOKUP([.Y23];[.$AF$20:.$AF$22];[.$AH$20:.$AH$22]);[.F23]=[.$AE$23];LOOKUP([.Y23];[.$AF$23:.$AF$25];[.$AH$23:.$AH$25]);[.F23]=[.$AE$26];LOOKUP([.Y23];[.$AF$26:.$AF$28];[.$AH$26:.$AH$28]);[.F23]=[.$AE$29];LOOKUP([.Y23];[.$AF$29:.$AF$31];[.$AH$29:.$AH$31]);[.F23]=[.$AE$32];LOOKUP([.Y23];[.$AF$32:.$AF$34];[.$AH$32:.$AH$34])));0)" office:value-type="float" office:value="0" calcext:value-type="float">
            <text:p>0</text:p>
          </table:table-cell>
          <table:table-cell table:style-name="ce48" table:formula="of:=IF([.D23]=&quot;w&quot;;(COM.MICROSOFT.IFS([.F23]=[.$AE$8];LOOKUP([.Y23];[.$AG$8:.$AG$10];[.$AH$8:.$AH$10]);[.F23]=[.$AE$11];LOOKUP([.Y23];[.$AG$11:.$AG$13];[.$AH$11:.$AH$13]);[.F23]=[.$AE$14];LOOKUP([.Y23];[.$AG$14:.$AG$16];[.$AH$14:.$AH$16]);[.F23]=[.$AE$17];LOOKUP([.Y23];[.$AG$17:.$AG$19];[.$AH$17:.$AH$19]);[.F23]=[.$AE$20];LOOKUP([.Y23];[.$AG$20:.$AG$22];[.$AH$20:.$AH$22]);[.F23]=[.$AE$23];LOOKUP([.Y23];[.$AG$23:.$AG$25];[.$AH$23:.$AH$25]);[.F23]=[.$AE$26];LOOKUP([.Y23];[.$AG$26:.$AG$28];[.$AH$26:.$AH$28]);[.F23]=[.$AE$29];LOOKUP([.Y23];[.$AG$29:.$AG$31];[.$AH$29:.$AH$31]);[.F23]=[.$AE$32];LOOKUP([.Y23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2" office:value-type="float" office:value="13" calcext:value-type="float" table:number-columns-spanned="1" table:number-rows-spanned="3">
            <text:p>13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3" office:value-type="float" office:value="18" calcext:value-type="float">
            <text:p>18</text:p>
          </table:table-cell>
          <table:table-cell table:style-name="ce8" table:number-columns-repeated="2"/>
          <table:table-cell table:style-name="ce12" table:content-validation-name="val2"/>
          <table:table-cell table:style-name="ce14"/>
          <table:table-cell table:style-name="ce18" table:formula="of:=IF(ISBLANK([.E24]);&quot;&quot;;[.$H$1]-[.E24])">
            <text:p/>
          </table:table-cell>
          <table:table-cell table:style-name="ce21"/>
          <table:table-cell table:style-name="ce23" table:formula="of:=COM.MICROSOFT.IFS(ISBLANK([.G24]);0;[.G24]=0;0;[.$D24]=&quot;m&quot;;ROUNDDOWN((SQRT([.G24])-2.8)/0.011;0);[.$D24]=&quot;w&quot;;ROUNDDOWN((SQRT([.G24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24]);0;[.I24]=0;0;[.$D24]=&quot;m&quot;;ROUNDDOWN((SQRT([.I24])-1.936)/0.0124;0);[.$D24]=&quot;w&quot;;ROUNDDOWN((SQRT([.I24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24]);0;[.K24]=0;0;[.$D24]=&quot;m&quot;;ROUNDDOWN((SQRT([.K24])-1.15028)/0.00219;0);[.$D24]=&quot;w&quot;;ROUNDDOWN((SQRT([.K24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24]);0;[.M24]=0;0;[.$D24]=&quot;m&quot;;ROUNDDOWN((50/([.M24]+0.24)-3.79)/0.0069;0);[.$D24]=&quot;w&quot;;ROUNDDOWN((50/([.M24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24]);0;[.O24]=0;0;[.$D24]=&quot;m&quot;;ROUNDDOWN((75/([.O24]+0.24)-4.1)/0.00664;0);[.$D24]=&quot;w&quot;;ROUNDDOWN((75/([.O24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24]);0;[.Q24]=0;0;[.$D24]=&quot;m&quot;;ROUNDDOWN((100/([.Q24]+0.24)-4.341)/0.00676;0);[.$D24]=&quot;w&quot;;ROUNDDOWN((100/([.Q24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24])*60+([.S24]-INT([.S24]))*100" office:value-type="float" office:value="0" calcext:value-type="float">
            <text:p>0</text:p>
          </table:table-cell>
          <table:table-cell table:style-name="ce40" table:formula="of:=COM.MICROSOFT.IFS(ISBLANK([.T24]);0;[.T24]=0;0;[.$D24]=&quot;m&quot;;&quot;1000m Pflicht&quot;;[.$D24]=&quot;w&quot;;ROUNDDOWN((800/[.T24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24])*60+([.V24]-INT([.V24]))*100" office:value-type="float" office:value="0" calcext:value-type="float">
            <text:p>0</text:p>
          </table:table-cell>
          <table:table-cell table:style-name="ce43" table:formula="of:=COM.MICROSOFT.IFS(ISBLANK([.V24]);0;[.V24]=0;0;[.$D24]=&quot;w&quot;;&quot;800m Pflicht&quot;;[.$D24]=&quot;m&quot;;ROUNDDOWN((1000/[.W24]-2.158)/0.006;0))" office:value-type="float" office:value="0" calcext:value-type="float">
            <text:p>0</text:p>
          </table:table-cell>
          <table:table-cell table:style-name="ce130" table:formula="of:=LARGE(([.H24]~[.J24]~[.L24]~[.N24]~[.O24]~[.R24]~[.U24]~[.X24]);1)+LARGE(([.H24]~[.J24]~[.L24]~[.N24]~[.O24]~[.R24]~[.U24]~[.X24]);2)+LARGE(([.H24]~[.J24]~[.L24]~[.N24]~[.O24]~[.R24]~[.U24]~[.X24]);3)" office:value-type="float" office:value="0" calcext:value-type="float">
            <text:p>0</text:p>
          </table:table-cell>
          <table:table-cell table:style-name="ce47" table:formula="of:=IF([.D24]=&quot;m&quot;;(COM.MICROSOFT.IFS([.F24]=[.$AE$8];LOOKUP([.Y24];[.$AF$8:.$AF$10];[.$AH$8:.$AH$10]);[.F24]=[.$AE$11];LOOKUP([.Y24];[.$AF$11:.$AF$13];[.$AH$11:.$AH$13]);[.F24]=[.$AE$14];LOOKUP([.Y24];[.$AF$14:.$AF$16];[.$AH$14:.$AH$16]);[.F24]=[.$AE$17];LOOKUP([.Y24];[.$AF$17:.$AF$19];[.$AH$17:.$AH$19]);[.F24]=[.$AE$20];LOOKUP([.Y24];[.$AF$20:.$AF$22];[.$AH$20:.$AH$22]);[.F24]=[.$AE$23];LOOKUP([.Y24];[.$AF$23:.$AF$25];[.$AH$23:.$AH$25]);[.F24]=[.$AE$26];LOOKUP([.Y24];[.$AF$26:.$AF$28];[.$AH$26:.$AH$28]);[.F24]=[.$AE$29];LOOKUP([.Y24];[.$AF$29:.$AF$31];[.$AH$29:.$AH$31]);[.F24]=[.$AE$32];LOOKUP([.Y24];[.$AF$32:.$AF$34];[.$AH$32:.$AH$34])));0)" office:value-type="float" office:value="0" calcext:value-type="float">
            <text:p>0</text:p>
          </table:table-cell>
          <table:table-cell table:style-name="ce48" table:formula="of:=IF([.D24]=&quot;w&quot;;(COM.MICROSOFT.IFS([.F24]=[.$AE$8];LOOKUP([.Y24];[.$AG$8:.$AG$10];[.$AH$8:.$AH$10]);[.F24]=[.$AE$11];LOOKUP([.Y24];[.$AG$11:.$AG$13];[.$AH$11:.$AH$13]);[.F24]=[.$AE$14];LOOKUP([.Y24];[.$AG$14:.$AG$16];[.$AH$14:.$AH$16]);[.F24]=[.$AE$17];LOOKUP([.Y24];[.$AG$17:.$AG$19];[.$AH$17:.$AH$19]);[.F24]=[.$AE$20];LOOKUP([.Y24];[.$AG$20:.$AG$22];[.$AH$20:.$AH$22]);[.F24]=[.$AE$23];LOOKUP([.Y24];[.$AG$23:.$AG$25];[.$AH$23:.$AH$25]);[.F24]=[.$AE$26];LOOKUP([.Y24];[.$AG$26:.$AG$28];[.$AH$26:.$AH$28]);[.F24]=[.$AE$29];LOOKUP([.Y24];[.$AG$29:.$AG$31];[.$AH$29:.$AH$31]);[.F24]=[.$AE$32];LOOKUP([.Y24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number-columns-repeated="2" table:style-name="ce54" office:value-type="float" office:value="825" calcext:value-type="float">
            <text:p>825</text:p>
          </table:table-cell>
          <table:table-cell table:style-name="ce56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3" office:value-type="float" office:value="19" calcext:value-type="float">
            <text:p>19</text:p>
          </table:table-cell>
          <table:table-cell table:style-name="ce8" table:number-columns-repeated="2"/>
          <table:table-cell table:style-name="ce12" table:content-validation-name="val2"/>
          <table:table-cell table:style-name="ce14"/>
          <table:table-cell table:style-name="ce18" table:formula="of:=IF(ISBLANK([.E25]);&quot;&quot;;[.$H$1]-[.E25])">
            <text:p/>
          </table:table-cell>
          <table:table-cell table:style-name="ce21"/>
          <table:table-cell table:style-name="ce23" table:formula="of:=COM.MICROSOFT.IFS(ISBLANK([.G25]);0;[.G25]=0;0;[.$D25]=&quot;m&quot;;ROUNDDOWN((SQRT([.G25])-2.8)/0.011;0);[.$D25]=&quot;w&quot;;ROUNDDOWN((SQRT([.G25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25]);0;[.I25]=0;0;[.$D25]=&quot;m&quot;;ROUNDDOWN((SQRT([.I25])-1.936)/0.0124;0);[.$D25]=&quot;w&quot;;ROUNDDOWN((SQRT([.I25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25]);0;[.K25]=0;0;[.$D25]=&quot;m&quot;;ROUNDDOWN((SQRT([.K25])-1.15028)/0.00219;0);[.$D25]=&quot;w&quot;;ROUNDDOWN((SQRT([.K25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25]);0;[.M25]=0;0;[.$D25]=&quot;m&quot;;ROUNDDOWN((50/([.M25]+0.24)-3.79)/0.0069;0);[.$D25]=&quot;w&quot;;ROUNDDOWN((50/([.M25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25]);0;[.O25]=0;0;[.$D25]=&quot;m&quot;;ROUNDDOWN((75/([.O25]+0.24)-4.1)/0.00664;0);[.$D25]=&quot;w&quot;;ROUNDDOWN((75/([.O25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25]);0;[.Q25]=0;0;[.$D25]=&quot;m&quot;;ROUNDDOWN((100/([.Q25]+0.24)-4.341)/0.00676;0);[.$D25]=&quot;w&quot;;ROUNDDOWN((100/([.Q25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25])*60+([.S25]-INT([.S25]))*100" office:value-type="float" office:value="0" calcext:value-type="float">
            <text:p>0</text:p>
          </table:table-cell>
          <table:table-cell table:style-name="ce40" table:formula="of:=COM.MICROSOFT.IFS(ISBLANK([.T25]);0;[.T25]=0;0;[.$D25]=&quot;m&quot;;&quot;1000m Pflicht&quot;;[.$D25]=&quot;w&quot;;ROUNDDOWN((800/[.T25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25])*60+([.V25]-INT([.V25]))*100" office:value-type="float" office:value="0" calcext:value-type="float">
            <text:p>0</text:p>
          </table:table-cell>
          <table:table-cell table:style-name="ce43" table:formula="of:=COM.MICROSOFT.IFS(ISBLANK([.V25]);0;[.V25]=0;0;[.$D25]=&quot;w&quot;;&quot;800m Pflicht&quot;;[.$D25]=&quot;m&quot;;ROUNDDOWN((1000/[.W25]-2.158)/0.006;0))" office:value-type="float" office:value="0" calcext:value-type="float">
            <text:p>0</text:p>
          </table:table-cell>
          <table:table-cell table:style-name="ce130" table:formula="of:=LARGE(([.H25]~[.J25]~[.L25]~[.N25]~[.O25]~[.R25]~[.U25]~[.X25]);1)+LARGE(([.H25]~[.J25]~[.L25]~[.N25]~[.O25]~[.R25]~[.U25]~[.X25]);2)+LARGE(([.H25]~[.J25]~[.L25]~[.N25]~[.O25]~[.R25]~[.U25]~[.X25]);3)" office:value-type="float" office:value="0" calcext:value-type="float">
            <text:p>0</text:p>
          </table:table-cell>
          <table:table-cell table:style-name="ce47" table:formula="of:=IF([.D25]=&quot;m&quot;;(COM.MICROSOFT.IFS([.F25]=[.$AE$8];LOOKUP([.Y25];[.$AF$8:.$AF$10];[.$AH$8:.$AH$10]);[.F25]=[.$AE$11];LOOKUP([.Y25];[.$AF$11:.$AF$13];[.$AH$11:.$AH$13]);[.F25]=[.$AE$14];LOOKUP([.Y25];[.$AF$14:.$AF$16];[.$AH$14:.$AH$16]);[.F25]=[.$AE$17];LOOKUP([.Y25];[.$AF$17:.$AF$19];[.$AH$17:.$AH$19]);[.F25]=[.$AE$20];LOOKUP([.Y25];[.$AF$20:.$AF$22];[.$AH$20:.$AH$22]);[.F25]=[.$AE$23];LOOKUP([.Y25];[.$AF$23:.$AF$25];[.$AH$23:.$AH$25]);[.F25]=[.$AE$26];LOOKUP([.Y25];[.$AF$26:.$AF$28];[.$AH$26:.$AH$28]);[.F25]=[.$AE$29];LOOKUP([.Y25];[.$AF$29:.$AF$31];[.$AH$29:.$AH$31]);[.F25]=[.$AE$32];LOOKUP([.Y25];[.$AF$32:.$AF$34];[.$AH$32:.$AH$34])));0)" office:value-type="float" office:value="0" calcext:value-type="float">
            <text:p>0</text:p>
          </table:table-cell>
          <table:table-cell table:style-name="ce48" table:formula="of:=IF([.D25]=&quot;w&quot;;(COM.MICROSOFT.IFS([.F25]=[.$AE$8];LOOKUP([.Y25];[.$AG$8:.$AG$10];[.$AH$8:.$AH$10]);[.F25]=[.$AE$11];LOOKUP([.Y25];[.$AG$11:.$AG$13];[.$AH$11:.$AH$13]);[.F25]=[.$AE$14];LOOKUP([.Y25];[.$AG$14:.$AG$16];[.$AH$14:.$AH$16]);[.F25]=[.$AE$17];LOOKUP([.Y25];[.$AG$17:.$AG$19];[.$AH$17:.$AH$19]);[.F25]=[.$AE$20];LOOKUP([.Y25];[.$AG$20:.$AG$22];[.$AH$20:.$AH$22]);[.F25]=[.$AE$23];LOOKUP([.Y25];[.$AG$23:.$AG$25];[.$AH$23:.$AH$25]);[.F25]=[.$AE$26];LOOKUP([.Y25];[.$AG$26:.$AG$28];[.$AH$26:.$AH$28]);[.F25]=[.$AE$29];LOOKUP([.Y25];[.$AG$29:.$AG$31];[.$AH$29:.$AH$31]);[.F25]=[.$AE$32];LOOKUP([.Y25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1050" calcext:value-type="float">
            <text:p>1050</text:p>
          </table:table-cell>
          <table:table-cell table:style-name="ce54" office:value-type="float" office:value="1025" calcext:value-type="float">
            <text:p>1025</text:p>
          </table:table-cell>
          <table:table-cell table:style-name="ce56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3" office:value-type="float" office:value="20" calcext:value-type="float">
            <text:p>20</text:p>
          </table:table-cell>
          <table:table-cell table:style-name="ce8" table:number-columns-repeated="2"/>
          <table:table-cell table:style-name="ce12" table:content-validation-name="val2"/>
          <table:table-cell table:style-name="ce14"/>
          <table:table-cell table:style-name="ce18" table:formula="of:=IF(ISBLANK([.E26]);&quot;&quot;;[.$H$1]-[.E26])">
            <text:p/>
          </table:table-cell>
          <table:table-cell table:style-name="ce21"/>
          <table:table-cell table:style-name="ce23" table:formula="of:=COM.MICROSOFT.IFS(ISBLANK([.G26]);0;[.G26]=0;0;[.$D26]=&quot;m&quot;;ROUNDDOWN((SQRT([.G26])-2.8)/0.011;0);[.$D26]=&quot;w&quot;;ROUNDDOWN((SQRT([.G26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26]);0;[.I26]=0;0;[.$D26]=&quot;m&quot;;ROUNDDOWN((SQRT([.I26])-1.936)/0.0124;0);[.$D26]=&quot;w&quot;;ROUNDDOWN((SQRT([.I26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26]);0;[.K26]=0;0;[.$D26]=&quot;m&quot;;ROUNDDOWN((SQRT([.K26])-1.15028)/0.00219;0);[.$D26]=&quot;w&quot;;ROUNDDOWN((SQRT([.K26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26]);0;[.M26]=0;0;[.$D26]=&quot;m&quot;;ROUNDDOWN((50/([.M26]+0.24)-3.79)/0.0069;0);[.$D26]=&quot;w&quot;;ROUNDDOWN((50/([.M26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26]);0;[.O26]=0;0;[.$D26]=&quot;m&quot;;ROUNDDOWN((75/([.O26]+0.24)-4.1)/0.00664;0);[.$D26]=&quot;w&quot;;ROUNDDOWN((75/([.O26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26]);0;[.Q26]=0;0;[.$D26]=&quot;m&quot;;ROUNDDOWN((100/([.Q26]+0.24)-4.341)/0.00676;0);[.$D26]=&quot;w&quot;;ROUNDDOWN((100/([.Q26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26])*60+([.S26]-INT([.S26]))*100" office:value-type="float" office:value="0" calcext:value-type="float">
            <text:p>0</text:p>
          </table:table-cell>
          <table:table-cell table:style-name="ce40" table:formula="of:=COM.MICROSOFT.IFS(ISBLANK([.T26]);0;[.T26]=0;0;[.$D26]=&quot;m&quot;;&quot;1000m Pflicht&quot;;[.$D26]=&quot;w&quot;;ROUNDDOWN((800/[.T26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26])*60+([.V26]-INT([.V26]))*100" office:value-type="float" office:value="0" calcext:value-type="float">
            <text:p>0</text:p>
          </table:table-cell>
          <table:table-cell table:style-name="ce43" table:formula="of:=COM.MICROSOFT.IFS(ISBLANK([.V26]);0;[.V26]=0;0;[.$D26]=&quot;w&quot;;&quot;800m Pflicht&quot;;[.$D26]=&quot;m&quot;;ROUNDDOWN((1000/[.W26]-2.158)/0.006;0))" office:value-type="float" office:value="0" calcext:value-type="float">
            <text:p>0</text:p>
          </table:table-cell>
          <table:table-cell table:style-name="ce130" table:formula="of:=LARGE(([.H26]~[.J26]~[.L26]~[.N26]~[.O26]~[.R26]~[.U26]~[.X26]);1)+LARGE(([.H26]~[.J26]~[.L26]~[.N26]~[.O26]~[.R26]~[.U26]~[.X26]);2)+LARGE(([.H26]~[.J26]~[.L26]~[.N26]~[.O26]~[.R26]~[.U26]~[.X26]);3)" office:value-type="float" office:value="0" calcext:value-type="float">
            <text:p>0</text:p>
          </table:table-cell>
          <table:table-cell table:style-name="ce47" table:formula="of:=IF([.D26]=&quot;m&quot;;(COM.MICROSOFT.IFS([.F26]=[.$AE$8];LOOKUP([.Y26];[.$AF$8:.$AF$10];[.$AH$8:.$AH$10]);[.F26]=[.$AE$11];LOOKUP([.Y26];[.$AF$11:.$AF$13];[.$AH$11:.$AH$13]);[.F26]=[.$AE$14];LOOKUP([.Y26];[.$AF$14:.$AF$16];[.$AH$14:.$AH$16]);[.F26]=[.$AE$17];LOOKUP([.Y26];[.$AF$17:.$AF$19];[.$AH$17:.$AH$19]);[.F26]=[.$AE$20];LOOKUP([.Y26];[.$AF$20:.$AF$22];[.$AH$20:.$AH$22]);[.F26]=[.$AE$23];LOOKUP([.Y26];[.$AF$23:.$AF$25];[.$AH$23:.$AH$25]);[.F26]=[.$AE$26];LOOKUP([.Y26];[.$AF$26:.$AF$28];[.$AH$26:.$AH$28]);[.F26]=[.$AE$29];LOOKUP([.Y26];[.$AF$29:.$AF$31];[.$AH$29:.$AH$31]);[.F26]=[.$AE$32];LOOKUP([.Y26];[.$AF$32:.$AF$34];[.$AH$32:.$AH$34])));0)" office:value-type="float" office:value="0" calcext:value-type="float">
            <text:p>0</text:p>
          </table:table-cell>
          <table:table-cell table:style-name="ce48" table:formula="of:=IF([.D26]=&quot;w&quot;;(COM.MICROSOFT.IFS([.F26]=[.$AE$8];LOOKUP([.Y26];[.$AG$8:.$AG$10];[.$AH$8:.$AH$10]);[.F26]=[.$AE$11];LOOKUP([.Y26];[.$AG$11:.$AG$13];[.$AH$11:.$AH$13]);[.F26]=[.$AE$14];LOOKUP([.Y26];[.$AG$14:.$AG$16];[.$AH$14:.$AH$16]);[.F26]=[.$AE$17];LOOKUP([.Y26];[.$AG$17:.$AG$19];[.$AH$17:.$AH$19]);[.F26]=[.$AE$20];LOOKUP([.Y26];[.$AG$20:.$AG$22];[.$AH$20:.$AH$22]);[.F26]=[.$AE$23];LOOKUP([.Y26];[.$AG$23:.$AG$25];[.$AH$23:.$AH$25]);[.F26]=[.$AE$26];LOOKUP([.Y26];[.$AG$26:.$AG$28];[.$AH$26:.$AH$28]);[.F26]=[.$AE$29];LOOKUP([.Y26];[.$AG$29:.$AG$31];[.$AH$29:.$AH$31]);[.F26]=[.$AE$32];LOOKUP([.Y26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1" office:value-type="float" office:value="14" calcext:value-type="float" table:number-columns-spanned="1" table:number-rows-spanned="3">
            <text:p>14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3" office:value-type="float" office:value="21" calcext:value-type="float">
            <text:p>21</text:p>
          </table:table-cell>
          <table:table-cell table:style-name="ce8" table:number-columns-repeated="2"/>
          <table:table-cell table:style-name="ce12" table:content-validation-name="val2"/>
          <table:table-cell table:style-name="ce14"/>
          <table:table-cell table:style-name="ce18" table:formula="of:=IF(ISBLANK([.E27]);&quot;&quot;;[.$H$1]-[.E27])">
            <text:p/>
          </table:table-cell>
          <table:table-cell table:style-name="ce21"/>
          <table:table-cell table:style-name="ce23" table:formula="of:=COM.MICROSOFT.IFS(ISBLANK([.G27]);0;[.G27]=0;0;[.$D27]=&quot;m&quot;;ROUNDDOWN((SQRT([.G27])-2.8)/0.011;0);[.$D27]=&quot;w&quot;;ROUNDDOWN((SQRT([.G27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27]);0;[.I27]=0;0;[.$D27]=&quot;m&quot;;ROUNDDOWN((SQRT([.I27])-1.936)/0.0124;0);[.$D27]=&quot;w&quot;;ROUNDDOWN((SQRT([.I27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27]);0;[.K27]=0;0;[.$D27]=&quot;m&quot;;ROUNDDOWN((SQRT([.K27])-1.15028)/0.00219;0);[.$D27]=&quot;w&quot;;ROUNDDOWN((SQRT([.K27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27]);0;[.M27]=0;0;[.$D27]=&quot;m&quot;;ROUNDDOWN((50/([.M27]+0.24)-3.79)/0.0069;0);[.$D27]=&quot;w&quot;;ROUNDDOWN((50/([.M27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27]);0;[.O27]=0;0;[.$D27]=&quot;m&quot;;ROUNDDOWN((75/([.O27]+0.24)-4.1)/0.00664;0);[.$D27]=&quot;w&quot;;ROUNDDOWN((75/([.O27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27]);0;[.Q27]=0;0;[.$D27]=&quot;m&quot;;ROUNDDOWN((100/([.Q27]+0.24)-4.341)/0.00676;0);[.$D27]=&quot;w&quot;;ROUNDDOWN((100/([.Q27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27])*60+([.S27]-INT([.S27]))*100" office:value-type="float" office:value="0" calcext:value-type="float">
            <text:p>0</text:p>
          </table:table-cell>
          <table:table-cell table:style-name="ce40" table:formula="of:=COM.MICROSOFT.IFS(ISBLANK([.T27]);0;[.T27]=0;0;[.$D27]=&quot;m&quot;;&quot;1000m Pflicht&quot;;[.$D27]=&quot;w&quot;;ROUNDDOWN((800/[.T27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27])*60+([.V27]-INT([.V27]))*100" office:value-type="float" office:value="0" calcext:value-type="float">
            <text:p>0</text:p>
          </table:table-cell>
          <table:table-cell table:style-name="ce43" table:formula="of:=COM.MICROSOFT.IFS(ISBLANK([.V27]);0;[.V27]=0;0;[.$D27]=&quot;w&quot;;&quot;800m Pflicht&quot;;[.$D27]=&quot;m&quot;;ROUNDDOWN((1000/[.W27]-2.158)/0.006;0))" office:value-type="float" office:value="0" calcext:value-type="float">
            <text:p>0</text:p>
          </table:table-cell>
          <table:table-cell table:style-name="ce130" table:formula="of:=LARGE(([.H27]~[.J27]~[.L27]~[.N27]~[.O27]~[.R27]~[.U27]~[.X27]);1)+LARGE(([.H27]~[.J27]~[.L27]~[.N27]~[.O27]~[.R27]~[.U27]~[.X27]);2)+LARGE(([.H27]~[.J27]~[.L27]~[.N27]~[.O27]~[.R27]~[.U27]~[.X27]);3)" office:value-type="float" office:value="0" calcext:value-type="float">
            <text:p>0</text:p>
          </table:table-cell>
          <table:table-cell table:style-name="ce47" table:formula="of:=IF([.D27]=&quot;m&quot;;(COM.MICROSOFT.IFS([.F27]=[.$AE$8];LOOKUP([.Y27];[.$AF$8:.$AF$10];[.$AH$8:.$AH$10]);[.F27]=[.$AE$11];LOOKUP([.Y27];[.$AF$11:.$AF$13];[.$AH$11:.$AH$13]);[.F27]=[.$AE$14];LOOKUP([.Y27];[.$AF$14:.$AF$16];[.$AH$14:.$AH$16]);[.F27]=[.$AE$17];LOOKUP([.Y27];[.$AF$17:.$AF$19];[.$AH$17:.$AH$19]);[.F27]=[.$AE$20];LOOKUP([.Y27];[.$AF$20:.$AF$22];[.$AH$20:.$AH$22]);[.F27]=[.$AE$23];LOOKUP([.Y27];[.$AF$23:.$AF$25];[.$AH$23:.$AH$25]);[.F27]=[.$AE$26];LOOKUP([.Y27];[.$AF$26:.$AF$28];[.$AH$26:.$AH$28]);[.F27]=[.$AE$29];LOOKUP([.Y27];[.$AF$29:.$AF$31];[.$AH$29:.$AH$31]);[.F27]=[.$AE$32];LOOKUP([.Y27];[.$AF$32:.$AF$34];[.$AH$32:.$AH$34])));0)" office:value-type="float" office:value="0" calcext:value-type="float">
            <text:p>0</text:p>
          </table:table-cell>
          <table:table-cell table:style-name="ce48" table:formula="of:=IF([.D27]=&quot;w&quot;;(COM.MICROSOFT.IFS([.F27]=[.$AE$8];LOOKUP([.Y27];[.$AG$8:.$AG$10];[.$AH$8:.$AH$10]);[.F27]=[.$AE$11];LOOKUP([.Y27];[.$AG$11:.$AG$13];[.$AH$11:.$AH$13]);[.F27]=[.$AE$14];LOOKUP([.Y27];[.$AG$14:.$AG$16];[.$AH$14:.$AH$16]);[.F27]=[.$AE$17];LOOKUP([.Y27];[.$AG$17:.$AG$19];[.$AH$17:.$AH$19]);[.F27]=[.$AE$20];LOOKUP([.Y27];[.$AG$20:.$AG$22];[.$AH$20:.$AH$22]);[.F27]=[.$AE$23];LOOKUP([.Y27];[.$AG$23:.$AG$25];[.$AH$23:.$AH$25]);[.F27]=[.$AE$26];LOOKUP([.Y27];[.$AG$26:.$AG$28];[.$AH$26:.$AH$28]);[.F27]=[.$AE$29];LOOKUP([.Y27];[.$AG$29:.$AG$31];[.$AH$29:.$AH$31]);[.F27]=[.$AE$32];LOOKUP([.Y27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900" calcext:value-type="float">
            <text:p>900</text:p>
          </table:table-cell>
          <table:table-cell table:style-name="ce53" office:value-type="float" office:value="850" calcext:value-type="float">
            <text:p>850</text:p>
          </table:table-cell>
          <table:table-cell table:style-name="ce55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3" office:value-type="float" office:value="22" calcext:value-type="float">
            <text:p>22</text:p>
          </table:table-cell>
          <table:table-cell table:style-name="ce8" table:number-columns-repeated="2"/>
          <table:table-cell table:style-name="ce12" table:content-validation-name="val2"/>
          <table:table-cell table:style-name="ce14"/>
          <table:table-cell table:style-name="ce18" table:formula="of:=IF(ISBLANK([.E28]);&quot;&quot;;[.$H$1]-[.E28])">
            <text:p/>
          </table:table-cell>
          <table:table-cell table:style-name="ce21"/>
          <table:table-cell table:style-name="ce23" table:formula="of:=COM.MICROSOFT.IFS(ISBLANK([.G28]);0;[.G28]=0;0;[.$D28]=&quot;m&quot;;ROUNDDOWN((SQRT([.G28])-2.8)/0.011;0);[.$D28]=&quot;w&quot;;ROUNDDOWN((SQRT([.G28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28]);0;[.I28]=0;0;[.$D28]=&quot;m&quot;;ROUNDDOWN((SQRT([.I28])-1.936)/0.0124;0);[.$D28]=&quot;w&quot;;ROUNDDOWN((SQRT([.I28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28]);0;[.K28]=0;0;[.$D28]=&quot;m&quot;;ROUNDDOWN((SQRT([.K28])-1.15028)/0.00219;0);[.$D28]=&quot;w&quot;;ROUNDDOWN((SQRT([.K28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28]);0;[.M28]=0;0;[.$D28]=&quot;m&quot;;ROUNDDOWN((50/([.M28]+0.24)-3.79)/0.0069;0);[.$D28]=&quot;w&quot;;ROUNDDOWN((50/([.M28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28]);0;[.O28]=0;0;[.$D28]=&quot;m&quot;;ROUNDDOWN((75/([.O28]+0.24)-4.1)/0.00664;0);[.$D28]=&quot;w&quot;;ROUNDDOWN((75/([.O28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28]);0;[.Q28]=0;0;[.$D28]=&quot;m&quot;;ROUNDDOWN((100/([.Q28]+0.24)-4.341)/0.00676;0);[.$D28]=&quot;w&quot;;ROUNDDOWN((100/([.Q28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28])*60+([.S28]-INT([.S28]))*100" office:value-type="float" office:value="0" calcext:value-type="float">
            <text:p>0</text:p>
          </table:table-cell>
          <table:table-cell table:style-name="ce40" table:formula="of:=COM.MICROSOFT.IFS(ISBLANK([.T28]);0;[.T28]=0;0;[.$D28]=&quot;m&quot;;&quot;1000m Pflicht&quot;;[.$D28]=&quot;w&quot;;ROUNDDOWN((800/[.T28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28])*60+([.V28]-INT([.V28]))*100" office:value-type="float" office:value="0" calcext:value-type="float">
            <text:p>0</text:p>
          </table:table-cell>
          <table:table-cell table:style-name="ce43" table:formula="of:=COM.MICROSOFT.IFS(ISBLANK([.V28]);0;[.V28]=0;0;[.$D28]=&quot;w&quot;;&quot;800m Pflicht&quot;;[.$D28]=&quot;m&quot;;ROUNDDOWN((1000/[.W28]-2.158)/0.006;0))" office:value-type="float" office:value="0" calcext:value-type="float">
            <text:p>0</text:p>
          </table:table-cell>
          <table:table-cell table:style-name="ce130" table:formula="of:=LARGE(([.H28]~[.J28]~[.L28]~[.N28]~[.O28]~[.R28]~[.U28]~[.X28]);1)+LARGE(([.H28]~[.J28]~[.L28]~[.N28]~[.O28]~[.R28]~[.U28]~[.X28]);2)+LARGE(([.H28]~[.J28]~[.L28]~[.N28]~[.O28]~[.R28]~[.U28]~[.X28]);3)" office:value-type="float" office:value="0" calcext:value-type="float">
            <text:p>0</text:p>
          </table:table-cell>
          <table:table-cell table:style-name="ce47" table:formula="of:=IF([.D28]=&quot;m&quot;;(COM.MICROSOFT.IFS([.F28]=[.$AE$8];LOOKUP([.Y28];[.$AF$8:.$AF$10];[.$AH$8:.$AH$10]);[.F28]=[.$AE$11];LOOKUP([.Y28];[.$AF$11:.$AF$13];[.$AH$11:.$AH$13]);[.F28]=[.$AE$14];LOOKUP([.Y28];[.$AF$14:.$AF$16];[.$AH$14:.$AH$16]);[.F28]=[.$AE$17];LOOKUP([.Y28];[.$AF$17:.$AF$19];[.$AH$17:.$AH$19]);[.F28]=[.$AE$20];LOOKUP([.Y28];[.$AF$20:.$AF$22];[.$AH$20:.$AH$22]);[.F28]=[.$AE$23];LOOKUP([.Y28];[.$AF$23:.$AF$25];[.$AH$23:.$AH$25]);[.F28]=[.$AE$26];LOOKUP([.Y28];[.$AF$26:.$AF$28];[.$AH$26:.$AH$28]);[.F28]=[.$AE$29];LOOKUP([.Y28];[.$AF$29:.$AF$31];[.$AH$29:.$AH$31]);[.F28]=[.$AE$32];LOOKUP([.Y28];[.$AF$32:.$AF$34];[.$AH$32:.$AH$34])));0)" office:value-type="float" office:value="0" calcext:value-type="float">
            <text:p>0</text:p>
          </table:table-cell>
          <table:table-cell table:style-name="ce48" table:formula="of:=IF([.D28]=&quot;w&quot;;(COM.MICROSOFT.IFS([.F28]=[.$AE$8];LOOKUP([.Y28];[.$AG$8:.$AG$10];[.$AH$8:.$AH$10]);[.F28]=[.$AE$11];LOOKUP([.Y28];[.$AG$11:.$AG$13];[.$AH$11:.$AH$13]);[.F28]=[.$AE$14];LOOKUP([.Y28];[.$AG$14:.$AG$16];[.$AH$14:.$AH$16]);[.F28]=[.$AE$17];LOOKUP([.Y28];[.$AG$17:.$AG$19];[.$AH$17:.$AH$19]);[.F28]=[.$AE$20];LOOKUP([.Y28];[.$AG$20:.$AG$22];[.$AH$20:.$AH$22]);[.F28]=[.$AE$23];LOOKUP([.Y28];[.$AG$23:.$AG$25];[.$AH$23:.$AH$25]);[.F28]=[.$AE$26];LOOKUP([.Y28];[.$AG$26:.$AG$28];[.$AH$26:.$AH$28]);[.F28]=[.$AE$29];LOOKUP([.Y28];[.$AG$29:.$AG$31];[.$AH$29:.$AH$31]);[.F28]=[.$AE$32];LOOKUP([.Y28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1125" calcext:value-type="float">
            <text:p>1125</text:p>
          </table:table-cell>
          <table:table-cell table:style-name="ce53" office:value-type="float" office:value="1050" calcext:value-type="float">
            <text:p>1050</text:p>
          </table:table-cell>
          <table:table-cell table:style-name="ce55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3" office:value-type="float" office:value="23" calcext:value-type="float">
            <text:p>23</text:p>
          </table:table-cell>
          <table:table-cell table:style-name="ce8" table:number-columns-repeated="2"/>
          <table:table-cell table:style-name="ce12" table:content-validation-name="val2"/>
          <table:table-cell table:style-name="ce14"/>
          <table:table-cell table:style-name="ce18" table:formula="of:=IF(ISBLANK([.E29]);&quot;&quot;;[.$H$1]-[.E29])">
            <text:p/>
          </table:table-cell>
          <table:table-cell table:style-name="ce21"/>
          <table:table-cell table:style-name="ce23" table:formula="of:=COM.MICROSOFT.IFS(ISBLANK([.G29]);0;[.G29]=0;0;[.$D29]=&quot;m&quot;;ROUNDDOWN((SQRT([.G29])-2.8)/0.011;0);[.$D29]=&quot;w&quot;;ROUNDDOWN((SQRT([.G29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29]);0;[.I29]=0;0;[.$D29]=&quot;m&quot;;ROUNDDOWN((SQRT([.I29])-1.936)/0.0124;0);[.$D29]=&quot;w&quot;;ROUNDDOWN((SQRT([.I29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29]);0;[.K29]=0;0;[.$D29]=&quot;m&quot;;ROUNDDOWN((SQRT([.K29])-1.15028)/0.00219;0);[.$D29]=&quot;w&quot;;ROUNDDOWN((SQRT([.K29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29]);0;[.M29]=0;0;[.$D29]=&quot;m&quot;;ROUNDDOWN((50/([.M29]+0.24)-3.79)/0.0069;0);[.$D29]=&quot;w&quot;;ROUNDDOWN((50/([.M29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29]);0;[.O29]=0;0;[.$D29]=&quot;m&quot;;ROUNDDOWN((75/([.O29]+0.24)-4.1)/0.00664;0);[.$D29]=&quot;w&quot;;ROUNDDOWN((75/([.O29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29]);0;[.Q29]=0;0;[.$D29]=&quot;m&quot;;ROUNDDOWN((100/([.Q29]+0.24)-4.341)/0.00676;0);[.$D29]=&quot;w&quot;;ROUNDDOWN((100/([.Q29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29])*60+([.S29]-INT([.S29]))*100" office:value-type="float" office:value="0" calcext:value-type="float">
            <text:p>0</text:p>
          </table:table-cell>
          <table:table-cell table:style-name="ce40" table:formula="of:=COM.MICROSOFT.IFS(ISBLANK([.T29]);0;[.T29]=0;0;[.$D29]=&quot;m&quot;;&quot;1000m Pflicht&quot;;[.$D29]=&quot;w&quot;;ROUNDDOWN((800/[.T29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29])*60+([.V29]-INT([.V29]))*100" office:value-type="float" office:value="0" calcext:value-type="float">
            <text:p>0</text:p>
          </table:table-cell>
          <table:table-cell table:style-name="ce43" table:formula="of:=COM.MICROSOFT.IFS(ISBLANK([.V29]);0;[.V29]=0;0;[.$D29]=&quot;w&quot;;&quot;800m Pflicht&quot;;[.$D29]=&quot;m&quot;;ROUNDDOWN((1000/[.W29]-2.158)/0.006;0))" office:value-type="float" office:value="0" calcext:value-type="float">
            <text:p>0</text:p>
          </table:table-cell>
          <table:table-cell table:style-name="ce130" table:formula="of:=LARGE(([.H29]~[.J29]~[.L29]~[.N29]~[.O29]~[.R29]~[.U29]~[.X29]);1)+LARGE(([.H29]~[.J29]~[.L29]~[.N29]~[.O29]~[.R29]~[.U29]~[.X29]);2)+LARGE(([.H29]~[.J29]~[.L29]~[.N29]~[.O29]~[.R29]~[.U29]~[.X29]);3)" office:value-type="float" office:value="0" calcext:value-type="float">
            <text:p>0</text:p>
          </table:table-cell>
          <table:table-cell table:style-name="ce47" table:formula="of:=IF([.D29]=&quot;m&quot;;(COM.MICROSOFT.IFS([.F29]=[.$AE$8];LOOKUP([.Y29];[.$AF$8:.$AF$10];[.$AH$8:.$AH$10]);[.F29]=[.$AE$11];LOOKUP([.Y29];[.$AF$11:.$AF$13];[.$AH$11:.$AH$13]);[.F29]=[.$AE$14];LOOKUP([.Y29];[.$AF$14:.$AF$16];[.$AH$14:.$AH$16]);[.F29]=[.$AE$17];LOOKUP([.Y29];[.$AF$17:.$AF$19];[.$AH$17:.$AH$19]);[.F29]=[.$AE$20];LOOKUP([.Y29];[.$AF$20:.$AF$22];[.$AH$20:.$AH$22]);[.F29]=[.$AE$23];LOOKUP([.Y29];[.$AF$23:.$AF$25];[.$AH$23:.$AH$25]);[.F29]=[.$AE$26];LOOKUP([.Y29];[.$AF$26:.$AF$28];[.$AH$26:.$AH$28]);[.F29]=[.$AE$29];LOOKUP([.Y29];[.$AF$29:.$AF$31];[.$AH$29:.$AH$31]);[.F29]=[.$AE$32];LOOKUP([.Y29];[.$AF$32:.$AF$34];[.$AH$32:.$AH$34])));0)" office:value-type="float" office:value="0" calcext:value-type="float">
            <text:p>0</text:p>
          </table:table-cell>
          <table:table-cell table:style-name="ce48" table:formula="of:=IF([.D29]=&quot;w&quot;;(COM.MICROSOFT.IFS([.F29]=[.$AE$8];LOOKUP([.Y29];[.$AG$8:.$AG$10];[.$AH$8:.$AH$10]);[.F29]=[.$AE$11];LOOKUP([.Y29];[.$AG$11:.$AG$13];[.$AH$11:.$AH$13]);[.F29]=[.$AE$14];LOOKUP([.Y29];[.$AG$14:.$AG$16];[.$AH$14:.$AH$16]);[.F29]=[.$AE$17];LOOKUP([.Y29];[.$AG$17:.$AG$19];[.$AH$17:.$AH$19]);[.F29]=[.$AE$20];LOOKUP([.Y29];[.$AG$20:.$AG$22];[.$AH$20:.$AH$22]);[.F29]=[.$AE$23];LOOKUP([.Y29];[.$AG$23:.$AG$25];[.$AH$23:.$AH$25]);[.F29]=[.$AE$26];LOOKUP([.Y29];[.$AG$26:.$AG$28];[.$AH$26:.$AH$28]);[.F29]=[.$AE$29];LOOKUP([.Y29];[.$AG$29:.$AG$31];[.$AH$29:.$AH$31]);[.F29]=[.$AE$32];LOOKUP([.Y29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2" office:value-type="float" office:value="15" calcext:value-type="float" table:number-columns-spanned="1" table:number-rows-spanned="3">
            <text:p>15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3" office:value-type="float" office:value="24" calcext:value-type="float">
            <text:p>24</text:p>
          </table:table-cell>
          <table:table-cell table:style-name="ce8" table:number-columns-repeated="2"/>
          <table:table-cell table:style-name="ce12" table:content-validation-name="val2"/>
          <table:table-cell table:style-name="ce14"/>
          <table:table-cell table:style-name="ce18" table:formula="of:=IF(ISBLANK([.E30]);&quot;&quot;;[.$H$1]-[.E30])">
            <text:p/>
          </table:table-cell>
          <table:table-cell table:style-name="ce21"/>
          <table:table-cell table:style-name="ce23" table:formula="of:=COM.MICROSOFT.IFS(ISBLANK([.G30]);0;[.G30]=0;0;[.$D30]=&quot;m&quot;;ROUNDDOWN((SQRT([.G30])-2.8)/0.011;0);[.$D30]=&quot;w&quot;;ROUNDDOWN((SQRT([.G30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30]);0;[.I30]=0;0;[.$D30]=&quot;m&quot;;ROUNDDOWN((SQRT([.I30])-1.936)/0.0124;0);[.$D30]=&quot;w&quot;;ROUNDDOWN((SQRT([.I30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30]);0;[.K30]=0;0;[.$D30]=&quot;m&quot;;ROUNDDOWN((SQRT([.K30])-1.15028)/0.00219;0);[.$D30]=&quot;w&quot;;ROUNDDOWN((SQRT([.K30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30]);0;[.M30]=0;0;[.$D30]=&quot;m&quot;;ROUNDDOWN((50/([.M30]+0.24)-3.79)/0.0069;0);[.$D30]=&quot;w&quot;;ROUNDDOWN((50/([.M30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30]);0;[.O30]=0;0;[.$D30]=&quot;m&quot;;ROUNDDOWN((75/([.O30]+0.24)-4.1)/0.00664;0);[.$D30]=&quot;w&quot;;ROUNDDOWN((75/([.O30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30]);0;[.Q30]=0;0;[.$D30]=&quot;m&quot;;ROUNDDOWN((100/([.Q30]+0.24)-4.341)/0.00676;0);[.$D30]=&quot;w&quot;;ROUNDDOWN((100/([.Q30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30])*60+([.S30]-INT([.S30]))*100" office:value-type="float" office:value="0" calcext:value-type="float">
            <text:p>0</text:p>
          </table:table-cell>
          <table:table-cell table:style-name="ce40" table:formula="of:=COM.MICROSOFT.IFS(ISBLANK([.T30]);0;[.T30]=0;0;[.$D30]=&quot;m&quot;;&quot;1000m Pflicht&quot;;[.$D30]=&quot;w&quot;;ROUNDDOWN((800/[.T30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30])*60+([.V30]-INT([.V30]))*100" office:value-type="float" office:value="0" calcext:value-type="float">
            <text:p>0</text:p>
          </table:table-cell>
          <table:table-cell table:style-name="ce43" table:formula="of:=COM.MICROSOFT.IFS(ISBLANK([.V30]);0;[.V30]=0;0;[.$D30]=&quot;w&quot;;&quot;800m Pflicht&quot;;[.$D30]=&quot;m&quot;;ROUNDDOWN((1000/[.W30]-2.158)/0.006;0))" office:value-type="float" office:value="0" calcext:value-type="float">
            <text:p>0</text:p>
          </table:table-cell>
          <table:table-cell table:style-name="ce130" table:formula="of:=LARGE(([.H30]~[.J30]~[.L30]~[.N30]~[.O30]~[.R30]~[.U30]~[.X30]);1)+LARGE(([.H30]~[.J30]~[.L30]~[.N30]~[.O30]~[.R30]~[.U30]~[.X30]);2)+LARGE(([.H30]~[.J30]~[.L30]~[.N30]~[.O30]~[.R30]~[.U30]~[.X30]);3)" office:value-type="float" office:value="0" calcext:value-type="float">
            <text:p>0</text:p>
          </table:table-cell>
          <table:table-cell table:style-name="ce47" table:formula="of:=IF([.D30]=&quot;m&quot;;(COM.MICROSOFT.IFS([.F30]=[.$AE$8];LOOKUP([.Y30];[.$AF$8:.$AF$10];[.$AH$8:.$AH$10]);[.F30]=[.$AE$11];LOOKUP([.Y30];[.$AF$11:.$AF$13];[.$AH$11:.$AH$13]);[.F30]=[.$AE$14];LOOKUP([.Y30];[.$AF$14:.$AF$16];[.$AH$14:.$AH$16]);[.F30]=[.$AE$17];LOOKUP([.Y30];[.$AF$17:.$AF$19];[.$AH$17:.$AH$19]);[.F30]=[.$AE$20];LOOKUP([.Y30];[.$AF$20:.$AF$22];[.$AH$20:.$AH$22]);[.F30]=[.$AE$23];LOOKUP([.Y30];[.$AF$23:.$AF$25];[.$AH$23:.$AH$25]);[.F30]=[.$AE$26];LOOKUP([.Y30];[.$AF$26:.$AF$28];[.$AH$26:.$AH$28]);[.F30]=[.$AE$29];LOOKUP([.Y30];[.$AF$29:.$AF$31];[.$AH$29:.$AH$31]);[.F30]=[.$AE$32];LOOKUP([.Y30];[.$AF$32:.$AF$34];[.$AH$32:.$AH$34])));0)" office:value-type="float" office:value="0" calcext:value-type="float">
            <text:p>0</text:p>
          </table:table-cell>
          <table:table-cell table:style-name="ce48" table:formula="of:=IF([.D30]=&quot;w&quot;;(COM.MICROSOFT.IFS([.F30]=[.$AE$8];LOOKUP([.Y30];[.$AG$8:.$AG$10];[.$AH$8:.$AH$10]);[.F30]=[.$AE$11];LOOKUP([.Y30];[.$AG$11:.$AG$13];[.$AH$11:.$AH$13]);[.F30]=[.$AE$14];LOOKUP([.Y30];[.$AG$14:.$AG$16];[.$AH$14:.$AH$16]);[.F30]=[.$AE$17];LOOKUP([.Y30];[.$AG$17:.$AG$19];[.$AH$17:.$AH$19]);[.F30]=[.$AE$20];LOOKUP([.Y30];[.$AG$20:.$AG$22];[.$AH$20:.$AH$22]);[.F30]=[.$AE$23];LOOKUP([.Y30];[.$AG$23:.$AG$25];[.$AH$23:.$AH$25]);[.F30]=[.$AE$26];LOOKUP([.Y30];[.$AG$26:.$AG$28];[.$AH$26:.$AH$28]);[.F30]=[.$AE$29];LOOKUP([.Y30];[.$AG$29:.$AG$31];[.$AH$29:.$AH$31]);[.F30]=[.$AE$32];LOOKUP([.Y30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975" calcext:value-type="float">
            <text:p>975</text:p>
          </table:table-cell>
          <table:table-cell table:style-name="ce54" office:value-type="float" office:value="875" calcext:value-type="float">
            <text:p>875</text:p>
          </table:table-cell>
          <table:table-cell table:style-name="ce56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3" office:value-type="float" office:value="25" calcext:value-type="float">
            <text:p>25</text:p>
          </table:table-cell>
          <table:table-cell table:style-name="ce8" table:number-columns-repeated="2"/>
          <table:table-cell table:style-name="ce12" table:content-validation-name="val2"/>
          <table:table-cell table:style-name="ce14"/>
          <table:table-cell table:style-name="ce18" table:formula="of:=IF(ISBLANK([.E31]);&quot;&quot;;[.$H$1]-[.E31])">
            <text:p/>
          </table:table-cell>
          <table:table-cell table:style-name="ce21"/>
          <table:table-cell table:style-name="ce23" table:formula="of:=COM.MICROSOFT.IFS(ISBLANK([.G31]);0;[.G31]=0;0;[.$D31]=&quot;m&quot;;ROUNDDOWN((SQRT([.G31])-2.8)/0.011;0);[.$D31]=&quot;w&quot;;ROUNDDOWN((SQRT([.G31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31]);0;[.I31]=0;0;[.$D31]=&quot;m&quot;;ROUNDDOWN((SQRT([.I31])-1.936)/0.0124;0);[.$D31]=&quot;w&quot;;ROUNDDOWN((SQRT([.I31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31]);0;[.K31]=0;0;[.$D31]=&quot;m&quot;;ROUNDDOWN((SQRT([.K31])-1.15028)/0.00219;0);[.$D31]=&quot;w&quot;;ROUNDDOWN((SQRT([.K31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31]);0;[.M31]=0;0;[.$D31]=&quot;m&quot;;ROUNDDOWN((50/([.M31]+0.24)-3.79)/0.0069;0);[.$D31]=&quot;w&quot;;ROUNDDOWN((50/([.M31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31]);0;[.O31]=0;0;[.$D31]=&quot;m&quot;;ROUNDDOWN((75/([.O31]+0.24)-4.1)/0.00664;0);[.$D31]=&quot;w&quot;;ROUNDDOWN((75/([.O31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31]);0;[.Q31]=0;0;[.$D31]=&quot;m&quot;;ROUNDDOWN((100/([.Q31]+0.24)-4.341)/0.00676;0);[.$D31]=&quot;w&quot;;ROUNDDOWN((100/([.Q31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31])*60+([.S31]-INT([.S31]))*100" office:value-type="float" office:value="0" calcext:value-type="float">
            <text:p>0</text:p>
          </table:table-cell>
          <table:table-cell table:style-name="ce40" table:formula="of:=COM.MICROSOFT.IFS(ISBLANK([.T31]);0;[.T31]=0;0;[.$D31]=&quot;m&quot;;&quot;1000m Pflicht&quot;;[.$D31]=&quot;w&quot;;ROUNDDOWN((800/[.T31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31])*60+([.V31]-INT([.V31]))*100" office:value-type="float" office:value="0" calcext:value-type="float">
            <text:p>0</text:p>
          </table:table-cell>
          <table:table-cell table:style-name="ce43" table:formula="of:=COM.MICROSOFT.IFS(ISBLANK([.V31]);0;[.V31]=0;0;[.$D31]=&quot;w&quot;;&quot;800m Pflicht&quot;;[.$D31]=&quot;m&quot;;ROUNDDOWN((1000/[.W31]-2.158)/0.006;0))" office:value-type="float" office:value="0" calcext:value-type="float">
            <text:p>0</text:p>
          </table:table-cell>
          <table:table-cell table:style-name="ce130" table:formula="of:=LARGE(([.H31]~[.J31]~[.L31]~[.N31]~[.O31]~[.R31]~[.U31]~[.X31]);1)+LARGE(([.H31]~[.J31]~[.L31]~[.N31]~[.O31]~[.R31]~[.U31]~[.X31]);2)+LARGE(([.H31]~[.J31]~[.L31]~[.N31]~[.O31]~[.R31]~[.U31]~[.X31]);3)" office:value-type="float" office:value="0" calcext:value-type="float">
            <text:p>0</text:p>
          </table:table-cell>
          <table:table-cell table:style-name="ce47" table:formula="of:=IF([.D31]=&quot;m&quot;;(COM.MICROSOFT.IFS([.F31]=[.$AE$8];LOOKUP([.Y31];[.$AF$8:.$AF$10];[.$AH$8:.$AH$10]);[.F31]=[.$AE$11];LOOKUP([.Y31];[.$AF$11:.$AF$13];[.$AH$11:.$AH$13]);[.F31]=[.$AE$14];LOOKUP([.Y31];[.$AF$14:.$AF$16];[.$AH$14:.$AH$16]);[.F31]=[.$AE$17];LOOKUP([.Y31];[.$AF$17:.$AF$19];[.$AH$17:.$AH$19]);[.F31]=[.$AE$20];LOOKUP([.Y31];[.$AF$20:.$AF$22];[.$AH$20:.$AH$22]);[.F31]=[.$AE$23];LOOKUP([.Y31];[.$AF$23:.$AF$25];[.$AH$23:.$AH$25]);[.F31]=[.$AE$26];LOOKUP([.Y31];[.$AF$26:.$AF$28];[.$AH$26:.$AH$28]);[.F31]=[.$AE$29];LOOKUP([.Y31];[.$AF$29:.$AF$31];[.$AH$29:.$AH$31]);[.F31]=[.$AE$32];LOOKUP([.Y31];[.$AF$32:.$AF$34];[.$AH$32:.$AH$34])));0)" office:value-type="float" office:value="0" calcext:value-type="float">
            <text:p>0</text:p>
          </table:table-cell>
          <table:table-cell table:style-name="ce48" table:formula="of:=IF([.D31]=&quot;w&quot;;(COM.MICROSOFT.IFS([.F31]=[.$AE$8];LOOKUP([.Y31];[.$AG$8:.$AG$10];[.$AH$8:.$AH$10]);[.F31]=[.$AE$11];LOOKUP([.Y31];[.$AG$11:.$AG$13];[.$AH$11:.$AH$13]);[.F31]=[.$AE$14];LOOKUP([.Y31];[.$AG$14:.$AG$16];[.$AH$14:.$AH$16]);[.F31]=[.$AE$17];LOOKUP([.Y31];[.$AG$17:.$AG$19];[.$AH$17:.$AH$19]);[.F31]=[.$AE$20];LOOKUP([.Y31];[.$AG$20:.$AG$22];[.$AH$20:.$AH$22]);[.F31]=[.$AE$23];LOOKUP([.Y31];[.$AG$23:.$AG$25];[.$AH$23:.$AH$25]);[.F31]=[.$AE$26];LOOKUP([.Y31];[.$AG$26:.$AG$28];[.$AH$26:.$AH$28]);[.F31]=[.$AE$29];LOOKUP([.Y31];[.$AG$29:.$AG$31];[.$AH$29:.$AH$31]);[.F31]=[.$AE$32];LOOKUP([.Y31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1225" calcext:value-type="float">
            <text:p>1225</text:p>
          </table:table-cell>
          <table:table-cell table:style-name="ce54" office:value-type="float" office:value="1075" calcext:value-type="float">
            <text:p>1075</text:p>
          </table:table-cell>
          <table:table-cell table:style-name="ce56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3" office:value-type="float" office:value="26" calcext:value-type="float">
            <text:p>26</text:p>
          </table:table-cell>
          <table:table-cell table:style-name="ce8" table:number-columns-repeated="2"/>
          <table:table-cell table:style-name="ce12" table:content-validation-name="val2"/>
          <table:table-cell table:style-name="ce14"/>
          <table:table-cell table:style-name="ce18" table:formula="of:=IF(ISBLANK([.E32]);&quot;&quot;;[.$H$1]-[.E32])">
            <text:p/>
          </table:table-cell>
          <table:table-cell table:style-name="ce21"/>
          <table:table-cell table:style-name="ce23" table:formula="of:=COM.MICROSOFT.IFS(ISBLANK([.G32]);0;[.G32]=0;0;[.$D32]=&quot;m&quot;;ROUNDDOWN((SQRT([.G32])-2.8)/0.011;0);[.$D32]=&quot;w&quot;;ROUNDDOWN((SQRT([.G32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32]);0;[.I32]=0;0;[.$D32]=&quot;m&quot;;ROUNDDOWN((SQRT([.I32])-1.936)/0.0124;0);[.$D32]=&quot;w&quot;;ROUNDDOWN((SQRT([.I32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32]);0;[.K32]=0;0;[.$D32]=&quot;m&quot;;ROUNDDOWN((SQRT([.K32])-1.15028)/0.00219;0);[.$D32]=&quot;w&quot;;ROUNDDOWN((SQRT([.K32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32]);0;[.M32]=0;0;[.$D32]=&quot;m&quot;;ROUNDDOWN((50/([.M32]+0.24)-3.79)/0.0069;0);[.$D32]=&quot;w&quot;;ROUNDDOWN((50/([.M32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32]);0;[.O32]=0;0;[.$D32]=&quot;m&quot;;ROUNDDOWN((75/([.O32]+0.24)-4.1)/0.00664;0);[.$D32]=&quot;w&quot;;ROUNDDOWN((75/([.O32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32]);0;[.Q32]=0;0;[.$D32]=&quot;m&quot;;ROUNDDOWN((100/([.Q32]+0.24)-4.341)/0.00676;0);[.$D32]=&quot;w&quot;;ROUNDDOWN((100/([.Q32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32])*60+([.S32]-INT([.S32]))*100" office:value-type="float" office:value="0" calcext:value-type="float">
            <text:p>0</text:p>
          </table:table-cell>
          <table:table-cell table:style-name="ce40" table:formula="of:=COM.MICROSOFT.IFS(ISBLANK([.T32]);0;[.T32]=0;0;[.$D32]=&quot;m&quot;;&quot;1000m Pflicht&quot;;[.$D32]=&quot;w&quot;;ROUNDDOWN((800/[.T32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32])*60+([.V32]-INT([.V32]))*100" office:value-type="float" office:value="0" calcext:value-type="float">
            <text:p>0</text:p>
          </table:table-cell>
          <table:table-cell table:style-name="ce43" table:formula="of:=COM.MICROSOFT.IFS(ISBLANK([.V32]);0;[.V32]=0;0;[.$D32]=&quot;w&quot;;&quot;800m Pflicht&quot;;[.$D32]=&quot;m&quot;;ROUNDDOWN((1000/[.W32]-2.158)/0.006;0))" office:value-type="float" office:value="0" calcext:value-type="float">
            <text:p>0</text:p>
          </table:table-cell>
          <table:table-cell table:style-name="ce130" table:formula="of:=LARGE(([.H32]~[.J32]~[.L32]~[.N32]~[.O32]~[.R32]~[.U32]~[.X32]);1)+LARGE(([.H32]~[.J32]~[.L32]~[.N32]~[.O32]~[.R32]~[.U32]~[.X32]);2)+LARGE(([.H32]~[.J32]~[.L32]~[.N32]~[.O32]~[.R32]~[.U32]~[.X32]);3)" office:value-type="float" office:value="0" calcext:value-type="float">
            <text:p>0</text:p>
          </table:table-cell>
          <table:table-cell table:style-name="ce47" table:formula="of:=IF([.D32]=&quot;m&quot;;(COM.MICROSOFT.IFS([.F32]=[.$AE$8];LOOKUP([.Y32];[.$AF$8:.$AF$10];[.$AH$8:.$AH$10]);[.F32]=[.$AE$11];LOOKUP([.Y32];[.$AF$11:.$AF$13];[.$AH$11:.$AH$13]);[.F32]=[.$AE$14];LOOKUP([.Y32];[.$AF$14:.$AF$16];[.$AH$14:.$AH$16]);[.F32]=[.$AE$17];LOOKUP([.Y32];[.$AF$17:.$AF$19];[.$AH$17:.$AH$19]);[.F32]=[.$AE$20];LOOKUP([.Y32];[.$AF$20:.$AF$22];[.$AH$20:.$AH$22]);[.F32]=[.$AE$23];LOOKUP([.Y32];[.$AF$23:.$AF$25];[.$AH$23:.$AH$25]);[.F32]=[.$AE$26];LOOKUP([.Y32];[.$AF$26:.$AF$28];[.$AH$26:.$AH$28]);[.F32]=[.$AE$29];LOOKUP([.Y32];[.$AF$29:.$AF$31];[.$AH$29:.$AH$31]);[.F32]=[.$AE$32];LOOKUP([.Y32];[.$AF$32:.$AF$34];[.$AH$32:.$AH$34])));0)" office:value-type="float" office:value="0" calcext:value-type="float">
            <text:p>0</text:p>
          </table:table-cell>
          <table:table-cell table:style-name="ce48" table:formula="of:=IF([.D32]=&quot;w&quot;;(COM.MICROSOFT.IFS([.F32]=[.$AE$8];LOOKUP([.Y32];[.$AG$8:.$AG$10];[.$AH$8:.$AH$10]);[.F32]=[.$AE$11];LOOKUP([.Y32];[.$AG$11:.$AG$13];[.$AH$11:.$AH$13]);[.F32]=[.$AE$14];LOOKUP([.Y32];[.$AG$14:.$AG$16];[.$AH$14:.$AH$16]);[.F32]=[.$AE$17];LOOKUP([.Y32];[.$AG$17:.$AG$19];[.$AH$17:.$AH$19]);[.F32]=[.$AE$20];LOOKUP([.Y32];[.$AG$20:.$AG$22];[.$AH$20:.$AH$22]);[.F32]=[.$AE$23];LOOKUP([.Y32];[.$AG$23:.$AG$25];[.$AH$23:.$AH$25]);[.F32]=[.$AE$26];LOOKUP([.Y32];[.$AG$26:.$AG$28];[.$AH$26:.$AH$28]);[.F32]=[.$AE$29];LOOKUP([.Y32];[.$AG$29:.$AG$31];[.$AH$29:.$AH$31]);[.F32]=[.$AE$32];LOOKUP([.Y32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1" office:value-type="float" office:value="16" calcext:value-type="float" table:number-columns-spanned="1" table:number-rows-spanned="3">
            <text:p>16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3" office:value-type="float" office:value="27" calcext:value-type="float">
            <text:p>27</text:p>
          </table:table-cell>
          <table:table-cell table:style-name="ce8" table:number-columns-repeated="2"/>
          <table:table-cell table:style-name="ce12" table:content-validation-name="val2"/>
          <table:table-cell table:style-name="ce14"/>
          <table:table-cell table:style-name="ce18" table:formula="of:=IF(ISBLANK([.E33]);&quot;&quot;;[.$H$1]-[.E33])">
            <text:p/>
          </table:table-cell>
          <table:table-cell table:style-name="ce21"/>
          <table:table-cell table:style-name="ce23" table:formula="of:=COM.MICROSOFT.IFS(ISBLANK([.G33]);0;[.G33]=0;0;[.$D33]=&quot;m&quot;;ROUNDDOWN((SQRT([.G33])-2.8)/0.011;0);[.$D33]=&quot;w&quot;;ROUNDDOWN((SQRT([.G33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33]);0;[.I33]=0;0;[.$D33]=&quot;m&quot;;ROUNDDOWN((SQRT([.I33])-1.936)/0.0124;0);[.$D33]=&quot;w&quot;;ROUNDDOWN((SQRT([.I33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33]);0;[.K33]=0;0;[.$D33]=&quot;m&quot;;ROUNDDOWN((SQRT([.K33])-1.15028)/0.00219;0);[.$D33]=&quot;w&quot;;ROUNDDOWN((SQRT([.K33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33]);0;[.M33]=0;0;[.$D33]=&quot;m&quot;;ROUNDDOWN((50/([.M33]+0.24)-3.79)/0.0069;0);[.$D33]=&quot;w&quot;;ROUNDDOWN((50/([.M33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33]);0;[.O33]=0;0;[.$D33]=&quot;m&quot;;ROUNDDOWN((75/([.O33]+0.24)-4.1)/0.00664;0);[.$D33]=&quot;w&quot;;ROUNDDOWN((75/([.O33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33]);0;[.Q33]=0;0;[.$D33]=&quot;m&quot;;ROUNDDOWN((100/([.Q33]+0.24)-4.341)/0.00676;0);[.$D33]=&quot;w&quot;;ROUNDDOWN((100/([.Q33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33])*60+([.S33]-INT([.S33]))*100" office:value-type="float" office:value="0" calcext:value-type="float">
            <text:p>0</text:p>
          </table:table-cell>
          <table:table-cell table:style-name="ce40" table:formula="of:=COM.MICROSOFT.IFS(ISBLANK([.T33]);0;[.T33]=0;0;[.$D33]=&quot;m&quot;;&quot;1000m Pflicht&quot;;[.$D33]=&quot;w&quot;;ROUNDDOWN((800/[.T33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33])*60+([.V33]-INT([.V33]))*100" office:value-type="float" office:value="0" calcext:value-type="float">
            <text:p>0</text:p>
          </table:table-cell>
          <table:table-cell table:style-name="ce43" table:formula="of:=COM.MICROSOFT.IFS(ISBLANK([.V33]);0;[.V33]=0;0;[.$D33]=&quot;w&quot;;&quot;800m Pflicht&quot;;[.$D33]=&quot;m&quot;;ROUNDDOWN((1000/[.W33]-2.158)/0.006;0))" office:value-type="float" office:value="0" calcext:value-type="float">
            <text:p>0</text:p>
          </table:table-cell>
          <table:table-cell table:style-name="ce130" table:formula="of:=LARGE(([.H33]~[.J33]~[.L33]~[.N33]~[.O33]~[.R33]~[.U33]~[.X33]);1)+LARGE(([.H33]~[.J33]~[.L33]~[.N33]~[.O33]~[.R33]~[.U33]~[.X33]);2)+LARGE(([.H33]~[.J33]~[.L33]~[.N33]~[.O33]~[.R33]~[.U33]~[.X33]);3)" office:value-type="float" office:value="0" calcext:value-type="float">
            <text:p>0</text:p>
          </table:table-cell>
          <table:table-cell table:style-name="ce47" table:formula="of:=IF([.D33]=&quot;m&quot;;(COM.MICROSOFT.IFS([.F33]=[.$AE$8];LOOKUP([.Y33];[.$AF$8:.$AF$10];[.$AH$8:.$AH$10]);[.F33]=[.$AE$11];LOOKUP([.Y33];[.$AF$11:.$AF$13];[.$AH$11:.$AH$13]);[.F33]=[.$AE$14];LOOKUP([.Y33];[.$AF$14:.$AF$16];[.$AH$14:.$AH$16]);[.F33]=[.$AE$17];LOOKUP([.Y33];[.$AF$17:.$AF$19];[.$AH$17:.$AH$19]);[.F33]=[.$AE$20];LOOKUP([.Y33];[.$AF$20:.$AF$22];[.$AH$20:.$AH$22]);[.F33]=[.$AE$23];LOOKUP([.Y33];[.$AF$23:.$AF$25];[.$AH$23:.$AH$25]);[.F33]=[.$AE$26];LOOKUP([.Y33];[.$AF$26:.$AF$28];[.$AH$26:.$AH$28]);[.F33]=[.$AE$29];LOOKUP([.Y33];[.$AF$29:.$AF$31];[.$AH$29:.$AH$31]);[.F33]=[.$AE$32];LOOKUP([.Y33];[.$AF$32:.$AF$34];[.$AH$32:.$AH$34])));0)" office:value-type="float" office:value="0" calcext:value-type="float">
            <text:p>0</text:p>
          </table:table-cell>
          <table:table-cell table:style-name="ce48" table:formula="of:=IF([.D33]=&quot;w&quot;;(COM.MICROSOFT.IFS([.F33]=[.$AE$8];LOOKUP([.Y33];[.$AG$8:.$AG$10];[.$AH$8:.$AH$10]);[.F33]=[.$AE$11];LOOKUP([.Y33];[.$AG$11:.$AG$13];[.$AH$11:.$AH$13]);[.F33]=[.$AE$14];LOOKUP([.Y33];[.$AG$14:.$AG$16];[.$AH$14:.$AH$16]);[.F33]=[.$AE$17];LOOKUP([.Y33];[.$AG$17:.$AG$19];[.$AH$17:.$AH$19]);[.F33]=[.$AE$20];LOOKUP([.Y33];[.$AG$20:.$AG$22];[.$AH$20:.$AH$22]);[.F33]=[.$AE$23];LOOKUP([.Y33];[.$AG$23:.$AG$25];[.$AH$23:.$AH$25]);[.F33]=[.$AE$26];LOOKUP([.Y33];[.$AG$26:.$AG$28];[.$AH$26:.$AH$28]);[.F33]=[.$AE$29];LOOKUP([.Y33];[.$AG$29:.$AG$31];[.$AH$29:.$AH$31]);[.F33]=[.$AE$32];LOOKUP([.Y33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1050" calcext:value-type="float">
            <text:p>1050</text:p>
          </table:table-cell>
          <table:table-cell table:style-name="ce53" office:value-type="float" office:value="900" calcext:value-type="float">
            <text:p>900</text:p>
          </table:table-cell>
          <table:table-cell table:style-name="ce55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3" office:value-type="float" office:value="28" calcext:value-type="float">
            <text:p>28</text:p>
          </table:table-cell>
          <table:table-cell table:style-name="ce8" table:number-columns-repeated="2"/>
          <table:table-cell table:style-name="ce12" table:content-validation-name="val2"/>
          <table:table-cell table:style-name="ce14"/>
          <table:table-cell table:style-name="ce18" table:formula="of:=IF(ISBLANK([.E34]);&quot;&quot;;[.$H$1]-[.E34])">
            <text:p/>
          </table:table-cell>
          <table:table-cell table:style-name="ce21"/>
          <table:table-cell table:style-name="ce23" table:formula="of:=COM.MICROSOFT.IFS(ISBLANK([.G34]);0;[.G34]=0;0;[.$D34]=&quot;m&quot;;ROUNDDOWN((SQRT([.G34])-2.8)/0.011;0);[.$D34]=&quot;w&quot;;ROUNDDOWN((SQRT([.G34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34]);0;[.I34]=0;0;[.$D34]=&quot;m&quot;;ROUNDDOWN((SQRT([.I34])-1.936)/0.0124;0);[.$D34]=&quot;w&quot;;ROUNDDOWN((SQRT([.I34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34]);0;[.K34]=0;0;[.$D34]=&quot;m&quot;;ROUNDDOWN((SQRT([.K34])-1.15028)/0.00219;0);[.$D34]=&quot;w&quot;;ROUNDDOWN((SQRT([.K34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34]);0;[.M34]=0;0;[.$D34]=&quot;m&quot;;ROUNDDOWN((50/([.M34]+0.24)-3.79)/0.0069;0);[.$D34]=&quot;w&quot;;ROUNDDOWN((50/([.M34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34]);0;[.O34]=0;0;[.$D34]=&quot;m&quot;;ROUNDDOWN((75/([.O34]+0.24)-4.1)/0.00664;0);[.$D34]=&quot;w&quot;;ROUNDDOWN((75/([.O34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34]);0;[.Q34]=0;0;[.$D34]=&quot;m&quot;;ROUNDDOWN((100/([.Q34]+0.24)-4.341)/0.00676;0);[.$D34]=&quot;w&quot;;ROUNDDOWN((100/([.Q34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34])*60+([.S34]-INT([.S34]))*100" office:value-type="float" office:value="0" calcext:value-type="float">
            <text:p>0</text:p>
          </table:table-cell>
          <table:table-cell table:style-name="ce40" table:formula="of:=COM.MICROSOFT.IFS(ISBLANK([.T34]);0;[.T34]=0;0;[.$D34]=&quot;m&quot;;&quot;1000m Pflicht&quot;;[.$D34]=&quot;w&quot;;ROUNDDOWN((800/[.T34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34])*60+([.V34]-INT([.V34]))*100" office:value-type="float" office:value="0" calcext:value-type="float">
            <text:p>0</text:p>
          </table:table-cell>
          <table:table-cell table:style-name="ce43" table:formula="of:=COM.MICROSOFT.IFS(ISBLANK([.V34]);0;[.V34]=0;0;[.$D34]=&quot;w&quot;;&quot;800m Pflicht&quot;;[.$D34]=&quot;m&quot;;ROUNDDOWN((1000/[.W34]-2.158)/0.006;0))" office:value-type="float" office:value="0" calcext:value-type="float">
            <text:p>0</text:p>
          </table:table-cell>
          <table:table-cell table:style-name="ce130" table:formula="of:=LARGE(([.H34]~[.J34]~[.L34]~[.N34]~[.O34]~[.R34]~[.U34]~[.X34]);1)+LARGE(([.H34]~[.J34]~[.L34]~[.N34]~[.O34]~[.R34]~[.U34]~[.X34]);2)+LARGE(([.H34]~[.J34]~[.L34]~[.N34]~[.O34]~[.R34]~[.U34]~[.X34]);3)" office:value-type="float" office:value="0" calcext:value-type="float">
            <text:p>0</text:p>
          </table:table-cell>
          <table:table-cell table:style-name="ce47" table:formula="of:=IF([.D34]=&quot;m&quot;;(COM.MICROSOFT.IFS([.F34]=[.$AE$8];LOOKUP([.Y34];[.$AF$8:.$AF$10];[.$AH$8:.$AH$10]);[.F34]=[.$AE$11];LOOKUP([.Y34];[.$AF$11:.$AF$13];[.$AH$11:.$AH$13]);[.F34]=[.$AE$14];LOOKUP([.Y34];[.$AF$14:.$AF$16];[.$AH$14:.$AH$16]);[.F34]=[.$AE$17];LOOKUP([.Y34];[.$AF$17:.$AF$19];[.$AH$17:.$AH$19]);[.F34]=[.$AE$20];LOOKUP([.Y34];[.$AF$20:.$AF$22];[.$AH$20:.$AH$22]);[.F34]=[.$AE$23];LOOKUP([.Y34];[.$AF$23:.$AF$25];[.$AH$23:.$AH$25]);[.F34]=[.$AE$26];LOOKUP([.Y34];[.$AF$26:.$AF$28];[.$AH$26:.$AH$28]);[.F34]=[.$AE$29];LOOKUP([.Y34];[.$AF$29:.$AF$31];[.$AH$29:.$AH$31]);[.F34]=[.$AE$32];LOOKUP([.Y34];[.$AF$32:.$AF$34];[.$AH$32:.$AH$34])));0)" office:value-type="float" office:value="0" calcext:value-type="float">
            <text:p>0</text:p>
          </table:table-cell>
          <table:table-cell table:style-name="ce48" table:formula="of:=IF([.D34]=&quot;w&quot;;(COM.MICROSOFT.IFS([.F34]=[.$AE$8];LOOKUP([.Y34];[.$AG$8:.$AG$10];[.$AH$8:.$AH$10]);[.F34]=[.$AE$11];LOOKUP([.Y34];[.$AG$11:.$AG$13];[.$AH$11:.$AH$13]);[.F34]=[.$AE$14];LOOKUP([.Y34];[.$AG$14:.$AG$16];[.$AH$14:.$AH$16]);[.F34]=[.$AE$17];LOOKUP([.Y34];[.$AG$17:.$AG$19];[.$AH$17:.$AH$19]);[.F34]=[.$AE$20];LOOKUP([.Y34];[.$AG$20:.$AG$22];[.$AH$20:.$AH$22]);[.F34]=[.$AE$23];LOOKUP([.Y34];[.$AG$23:.$AG$25];[.$AH$23:.$AH$25]);[.F34]=[.$AE$26];LOOKUP([.Y34];[.$AG$26:.$AG$28];[.$AH$26:.$AH$28]);[.F34]=[.$AE$29];LOOKUP([.Y34];[.$AG$29:.$AG$31];[.$AH$29:.$AH$31]);[.F34]=[.$AE$32];LOOKUP([.Y34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1325" calcext:value-type="float">
            <text:p>1325</text:p>
          </table:table-cell>
          <table:table-cell table:style-name="ce53" office:value-type="float" office:value="1100" calcext:value-type="float">
            <text:p>1100</text:p>
          </table:table-cell>
          <table:table-cell table:style-name="ce55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3" office:value-type="float" office:value="29" calcext:value-type="float">
            <text:p>29</text:p>
          </table:table-cell>
          <table:table-cell table:style-name="ce8" table:number-columns-repeated="2"/>
          <table:table-cell table:style-name="ce12" table:content-validation-name="val2"/>
          <table:table-cell table:style-name="ce14"/>
          <table:table-cell table:style-name="ce18" table:formula="of:=IF(ISBLANK([.E35]);&quot;&quot;;[.$H$1]-[.E35])">
            <text:p/>
          </table:table-cell>
          <table:table-cell table:style-name="ce21"/>
          <table:table-cell table:style-name="ce23" table:formula="of:=COM.MICROSOFT.IFS(ISBLANK([.G35]);0;[.G35]=0;0;[.$D35]=&quot;m&quot;;ROUNDDOWN((SQRT([.G35])-2.8)/0.011;0);[.$D35]=&quot;w&quot;;ROUNDDOWN((SQRT([.G35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35]);0;[.I35]=0;0;[.$D35]=&quot;m&quot;;ROUNDDOWN((SQRT([.I35])-1.936)/0.0124;0);[.$D35]=&quot;w&quot;;ROUNDDOWN((SQRT([.I35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35]);0;[.K35]=0;0;[.$D35]=&quot;m&quot;;ROUNDDOWN((SQRT([.K35])-1.15028)/0.00219;0);[.$D35]=&quot;w&quot;;ROUNDDOWN((SQRT([.K35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35]);0;[.M35]=0;0;[.$D35]=&quot;m&quot;;ROUNDDOWN((50/([.M35]+0.24)-3.79)/0.0069;0);[.$D35]=&quot;w&quot;;ROUNDDOWN((50/([.M35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35]);0;[.O35]=0;0;[.$D35]=&quot;m&quot;;ROUNDDOWN((75/([.O35]+0.24)-4.1)/0.00664;0);[.$D35]=&quot;w&quot;;ROUNDDOWN((75/([.O35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35]);0;[.Q35]=0;0;[.$D35]=&quot;m&quot;;ROUNDDOWN((100/([.Q35]+0.24)-4.341)/0.00676;0);[.$D35]=&quot;w&quot;;ROUNDDOWN((100/([.Q35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35])*60+([.S35]-INT([.S35]))*100" office:value-type="float" office:value="0" calcext:value-type="float">
            <text:p>0</text:p>
          </table:table-cell>
          <table:table-cell table:style-name="ce40" table:formula="of:=COM.MICROSOFT.IFS(ISBLANK([.T35]);0;[.T35]=0;0;[.$D35]=&quot;m&quot;;&quot;1000m Pflicht&quot;;[.$D35]=&quot;w&quot;;ROUNDDOWN((800/[.T35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35])*60+([.V35]-INT([.V35]))*100" office:value-type="float" office:value="0" calcext:value-type="float">
            <text:p>0</text:p>
          </table:table-cell>
          <table:table-cell table:style-name="ce43" table:formula="of:=COM.MICROSOFT.IFS(ISBLANK([.V35]);0;[.V35]=0;0;[.$D35]=&quot;w&quot;;&quot;800m Pflicht&quot;;[.$D35]=&quot;m&quot;;ROUNDDOWN((1000/[.W35]-2.158)/0.006;0))" office:value-type="float" office:value="0" calcext:value-type="float">
            <text:p>0</text:p>
          </table:table-cell>
          <table:table-cell table:style-name="ce130" table:formula="of:=LARGE(([.H35]~[.J35]~[.L35]~[.N35]~[.O35]~[.R35]~[.U35]~[.X35]);1)+LARGE(([.H35]~[.J35]~[.L35]~[.N35]~[.O35]~[.R35]~[.U35]~[.X35]);2)+LARGE(([.H35]~[.J35]~[.L35]~[.N35]~[.O35]~[.R35]~[.U35]~[.X35]);3)" office:value-type="float" office:value="0" calcext:value-type="float">
            <text:p>0</text:p>
          </table:table-cell>
          <table:table-cell table:style-name="ce47" table:formula="of:=IF([.D35]=&quot;m&quot;;(COM.MICROSOFT.IFS([.F35]=[.$AE$8];LOOKUP([.Y35];[.$AF$8:.$AF$10];[.$AH$8:.$AH$10]);[.F35]=[.$AE$11];LOOKUP([.Y35];[.$AF$11:.$AF$13];[.$AH$11:.$AH$13]);[.F35]=[.$AE$14];LOOKUP([.Y35];[.$AF$14:.$AF$16];[.$AH$14:.$AH$16]);[.F35]=[.$AE$17];LOOKUP([.Y35];[.$AF$17:.$AF$19];[.$AH$17:.$AH$19]);[.F35]=[.$AE$20];LOOKUP([.Y35];[.$AF$20:.$AF$22];[.$AH$20:.$AH$22]);[.F35]=[.$AE$23];LOOKUP([.Y35];[.$AF$23:.$AF$25];[.$AH$23:.$AH$25]);[.F35]=[.$AE$26];LOOKUP([.Y35];[.$AF$26:.$AF$28];[.$AH$26:.$AH$28]);[.F35]=[.$AE$29];LOOKUP([.Y35];[.$AF$29:.$AF$31];[.$AH$29:.$AH$31]);[.F35]=[.$AE$32];LOOKUP([.Y35];[.$AF$32:.$AF$34];[.$AH$32:.$AH$34])));0)" office:value-type="float" office:value="0" calcext:value-type="float">
            <text:p>0</text:p>
          </table:table-cell>
          <table:table-cell table:style-name="ce48" table:formula="of:=IF([.D35]=&quot;w&quot;;(COM.MICROSOFT.IFS([.F35]=[.$AE$8];LOOKUP([.Y35];[.$AG$8:.$AG$10];[.$AH$8:.$AH$10]);[.F35]=[.$AE$11];LOOKUP([.Y35];[.$AG$11:.$AG$13];[.$AH$11:.$AH$13]);[.F35]=[.$AE$14];LOOKUP([.Y35];[.$AG$14:.$AG$16];[.$AH$14:.$AH$16]);[.F35]=[.$AE$17];LOOKUP([.Y35];[.$AG$17:.$AG$19];[.$AH$17:.$AH$19]);[.F35]=[.$AE$20];LOOKUP([.Y35];[.$AG$20:.$AG$22];[.$AH$20:.$AH$22]);[.F35]=[.$AE$23];LOOKUP([.Y35];[.$AG$23:.$AG$25];[.$AH$23:.$AH$25]);[.F35]=[.$AE$26];LOOKUP([.Y35];[.$AG$26:.$AG$28];[.$AH$26:.$AH$28]);[.F35]=[.$AE$29];LOOKUP([.Y35];[.$AG$29:.$AG$31];[.$AH$29:.$AH$31]);[.F35]=[.$AE$32];LOOKUP([.Y35];[.$AG$32:.$AG$34];[.$AH$32:.$AH$34])));0)" office:value-type="float" office:value="0" calcext:value-type="float">
            <text:p>0</text:p>
          </table:table-cell>
          <table:table-cell table:number-columns-repeated="37"/>
        </table:table-row>
        <table:table-row table:style-name="ro4">
          <table:table-cell table:style-name="ce3" office:value-type="float" office:value="30" calcext:value-type="float">
            <text:p>30</text:p>
          </table:table-cell>
          <table:table-cell table:style-name="ce8" table:number-columns-repeated="2"/>
          <table:table-cell table:style-name="ce12" table:content-validation-name="val2"/>
          <table:table-cell table:style-name="ce14"/>
          <table:table-cell table:style-name="ce18" table:formula="of:=IF(ISBLANK([.E36]);&quot;&quot;;[.$H$1]-[.E36])">
            <text:p/>
          </table:table-cell>
          <table:table-cell table:style-name="ce21"/>
          <table:table-cell table:style-name="ce23" table:formula="of:=COM.MICROSOFT.IFS(ISBLANK([.G36]);0;[.G36]=0;0;[.$D36]=&quot;m&quot;;ROUNDDOWN((SQRT([.G36])-2.8)/0.011;0);[.$D36]=&quot;w&quot;;ROUNDDOWN((SQRT([.G36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36]);0;[.I36]=0;0;[.$D36]=&quot;m&quot;;ROUNDDOWN((SQRT([.I36])-1.936)/0.0124;0);[.$D36]=&quot;w&quot;;ROUNDDOWN((SQRT([.I36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36]);0;[.K36]=0;0;[.$D36]=&quot;m&quot;;ROUNDDOWN((SQRT([.K36])-1.15028)/0.00219;0);[.$D36]=&quot;w&quot;;ROUNDDOWN((SQRT([.K36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36]);0;[.M36]=0;0;[.$D36]=&quot;m&quot;;ROUNDDOWN((50/([.M36]+0.24)-3.79)/0.0069;0);[.$D36]=&quot;w&quot;;ROUNDDOWN((50/([.M36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36]);0;[.O36]=0;0;[.$D36]=&quot;m&quot;;ROUNDDOWN((75/([.O36]+0.24)-4.1)/0.00664;0);[.$D36]=&quot;w&quot;;ROUNDDOWN((75/([.O36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36]);0;[.Q36]=0;0;[.$D36]=&quot;m&quot;;ROUNDDOWN((100/([.Q36]+0.24)-4.341)/0.00676;0);[.$D36]=&quot;w&quot;;ROUNDDOWN((100/([.Q36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36])*60+([.S36]-INT([.S36]))*100" office:value-type="float" office:value="0" calcext:value-type="float">
            <text:p>0</text:p>
          </table:table-cell>
          <table:table-cell table:style-name="ce40" table:formula="of:=COM.MICROSOFT.IFS(ISBLANK([.T36]);0;[.T36]=0;0;[.$D36]=&quot;m&quot;;&quot;1000m Pflicht&quot;;[.$D36]=&quot;w&quot;;ROUNDDOWN((800/[.T36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36])*60+([.V36]-INT([.V36]))*100" office:value-type="float" office:value="0" calcext:value-type="float">
            <text:p>0</text:p>
          </table:table-cell>
          <table:table-cell table:style-name="ce43" table:formula="of:=COM.MICROSOFT.IFS(ISBLANK([.V36]);0;[.V36]=0;0;[.$D36]=&quot;w&quot;;&quot;800m Pflicht&quot;;[.$D36]=&quot;m&quot;;ROUNDDOWN((1000/[.W36]-2.158)/0.006;0))" office:value-type="float" office:value="0" calcext:value-type="float">
            <text:p>0</text:p>
          </table:table-cell>
          <table:table-cell table:style-name="ce130" table:formula="of:=LARGE(([.H36]~[.J36]~[.L36]~[.N36]~[.O36]~[.R36]~[.U36]~[.X36]);1)+LARGE(([.H36]~[.J36]~[.L36]~[.N36]~[.O36]~[.R36]~[.U36]~[.X36]);2)+LARGE(([.H36]~[.J36]~[.L36]~[.N36]~[.O36]~[.R36]~[.U36]~[.X36]);3)" office:value-type="float" office:value="0" calcext:value-type="float">
            <text:p>0</text:p>
          </table:table-cell>
          <table:table-cell table:style-name="ce47" table:formula="of:=IF([.D36]=&quot;m&quot;;(COM.MICROSOFT.IFS([.F36]=[.$AE$8];LOOKUP([.Y36];[.$AF$8:.$AF$10];[.$AH$8:.$AH$10]);[.F36]=[.$AE$11];LOOKUP([.Y36];[.$AF$11:.$AF$13];[.$AH$11:.$AH$13]);[.F36]=[.$AE$14];LOOKUP([.Y36];[.$AF$14:.$AF$16];[.$AH$14:.$AH$16]);[.F36]=[.$AE$17];LOOKUP([.Y36];[.$AF$17:.$AF$19];[.$AH$17:.$AH$19]);[.F36]=[.$AE$20];LOOKUP([.Y36];[.$AF$20:.$AF$22];[.$AH$20:.$AH$22]);[.F36]=[.$AE$23];LOOKUP([.Y36];[.$AF$23:.$AF$25];[.$AH$23:.$AH$25]);[.F36]=[.$AE$26];LOOKUP([.Y36];[.$AF$26:.$AF$28];[.$AH$26:.$AH$28]);[.F36]=[.$AE$29];LOOKUP([.Y36];[.$AF$29:.$AF$31];[.$AH$29:.$AH$31]);[.F36]=[.$AE$32];LOOKUP([.Y36];[.$AF$32:.$AF$34];[.$AH$32:.$AH$34])));0)" office:value-type="float" office:value="0" calcext:value-type="float">
            <text:p>0</text:p>
          </table:table-cell>
          <table:table-cell table:style-name="ce48" table:formula="of:=IF([.D36]=&quot;w&quot;;(COM.MICROSOFT.IFS([.F36]=[.$AE$8];LOOKUP([.Y36];[.$AG$8:.$AG$10];[.$AH$8:.$AH$10]);[.F36]=[.$AE$11];LOOKUP([.Y36];[.$AG$11:.$AG$13];[.$AH$11:.$AH$13]);[.F36]=[.$AE$14];LOOKUP([.Y36];[.$AG$14:.$AG$16];[.$AH$14:.$AH$16]);[.F36]=[.$AE$17];LOOKUP([.Y36];[.$AG$17:.$AG$19];[.$AH$17:.$AH$19]);[.F36]=[.$AE$20];LOOKUP([.Y36];[.$AG$20:.$AG$22];[.$AH$20:.$AH$22]);[.F36]=[.$AE$23];LOOKUP([.Y36];[.$AG$23:.$AG$25];[.$AH$23:.$AH$25]);[.F36]=[.$AE$26];LOOKUP([.Y36];[.$AG$26:.$AG$28];[.$AH$26:.$AH$28]);[.F36]=[.$AE$29];LOOKUP([.Y36];[.$AG$29:.$AG$31];[.$AH$29:.$AH$31]);[.F36]=[.$AE$32];LOOKUP([.Y36];[.$AG$32:.$AG$34];[.$AH$32:.$AH$34])));0)" office:value-type="float" office:value="0" calcext:value-type="float">
            <text:p>0</text:p>
          </table:table-cell>
          <table:table-cell table:number-columns-repeated="37"/>
        </table:table-row>
        <table:table-row table:style-name="ro4">
          <table:table-cell table:style-name="ce3" office:value-type="float" office:value="31" calcext:value-type="float">
            <text:p>31</text:p>
          </table:table-cell>
          <table:table-cell table:style-name="ce8" table:number-columns-repeated="2"/>
          <table:table-cell table:style-name="ce12" table:content-validation-name="val2"/>
          <table:table-cell table:style-name="ce14"/>
          <table:table-cell table:style-name="ce18" table:formula="of:=IF(ISBLANK([.E37]);&quot;&quot;;[.$H$1]-[.E37])">
            <text:p/>
          </table:table-cell>
          <table:table-cell table:style-name="ce21"/>
          <table:table-cell table:style-name="ce23" table:formula="of:=COM.MICROSOFT.IFS(ISBLANK([.G37]);0;[.G37]=0;0;[.$D37]=&quot;m&quot;;ROUNDDOWN((SQRT([.G37])-2.8)/0.011;0);[.$D37]=&quot;w&quot;;ROUNDDOWN((SQRT([.G37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37]);0;[.I37]=0;0;[.$D37]=&quot;m&quot;;ROUNDDOWN((SQRT([.I37])-1.936)/0.0124;0);[.$D37]=&quot;w&quot;;ROUNDDOWN((SQRT([.I37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37]);0;[.K37]=0;0;[.$D37]=&quot;m&quot;;ROUNDDOWN((SQRT([.K37])-1.15028)/0.00219;0);[.$D37]=&quot;w&quot;;ROUNDDOWN((SQRT([.K37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37]);0;[.M37]=0;0;[.$D37]=&quot;m&quot;;ROUNDDOWN((50/([.M37]+0.24)-3.79)/0.0069;0);[.$D37]=&quot;w&quot;;ROUNDDOWN((50/([.M37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37]);0;[.O37]=0;0;[.$D37]=&quot;m&quot;;ROUNDDOWN((75/([.O37]+0.24)-4.1)/0.00664;0);[.$D37]=&quot;w&quot;;ROUNDDOWN((75/([.O37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37]);0;[.Q37]=0;0;[.$D37]=&quot;m&quot;;ROUNDDOWN((100/([.Q37]+0.24)-4.341)/0.00676;0);[.$D37]=&quot;w&quot;;ROUNDDOWN((100/([.Q37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37])*60+([.S37]-INT([.S37]))*100" office:value-type="float" office:value="0" calcext:value-type="float">
            <text:p>0</text:p>
          </table:table-cell>
          <table:table-cell table:style-name="ce40" table:formula="of:=COM.MICROSOFT.IFS(ISBLANK([.T37]);0;[.T37]=0;0;[.$D37]=&quot;m&quot;;&quot;1000m Pflicht&quot;;[.$D37]=&quot;w&quot;;ROUNDDOWN((800/[.T37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37])*60+([.V37]-INT([.V37]))*100" office:value-type="float" office:value="0" calcext:value-type="float">
            <text:p>0</text:p>
          </table:table-cell>
          <table:table-cell table:style-name="ce43" table:formula="of:=COM.MICROSOFT.IFS(ISBLANK([.V37]);0;[.V37]=0;0;[.$D37]=&quot;w&quot;;&quot;800m Pflicht&quot;;[.$D37]=&quot;m&quot;;ROUNDDOWN((1000/[.W37]-2.158)/0.006;0))" office:value-type="float" office:value="0" calcext:value-type="float">
            <text:p>0</text:p>
          </table:table-cell>
          <table:table-cell table:style-name="ce130" table:formula="of:=LARGE(([.H37]~[.J37]~[.L37]~[.N37]~[.O37]~[.R37]~[.U37]~[.X37]);1)+LARGE(([.H37]~[.J37]~[.L37]~[.N37]~[.O37]~[.R37]~[.U37]~[.X37]);2)+LARGE(([.H37]~[.J37]~[.L37]~[.N37]~[.O37]~[.R37]~[.U37]~[.X37]);3)" office:value-type="float" office:value="0" calcext:value-type="float">
            <text:p>0</text:p>
          </table:table-cell>
          <table:table-cell table:style-name="ce47" table:formula="of:=IF([.D37]=&quot;m&quot;;(COM.MICROSOFT.IFS([.F37]=[.$AE$8];LOOKUP([.Y37];[.$AF$8:.$AF$10];[.$AH$8:.$AH$10]);[.F37]=[.$AE$11];LOOKUP([.Y37];[.$AF$11:.$AF$13];[.$AH$11:.$AH$13]);[.F37]=[.$AE$14];LOOKUP([.Y37];[.$AF$14:.$AF$16];[.$AH$14:.$AH$16]);[.F37]=[.$AE$17];LOOKUP([.Y37];[.$AF$17:.$AF$19];[.$AH$17:.$AH$19]);[.F37]=[.$AE$20];LOOKUP([.Y37];[.$AF$20:.$AF$22];[.$AH$20:.$AH$22]);[.F37]=[.$AE$23];LOOKUP([.Y37];[.$AF$23:.$AF$25];[.$AH$23:.$AH$25]);[.F37]=[.$AE$26];LOOKUP([.Y37];[.$AF$26:.$AF$28];[.$AH$26:.$AH$28]);[.F37]=[.$AE$29];LOOKUP([.Y37];[.$AF$29:.$AF$31];[.$AH$29:.$AH$31]);[.F37]=[.$AE$32];LOOKUP([.Y37];[.$AF$32:.$AF$34];[.$AH$32:.$AH$34])));0)" office:value-type="float" office:value="0" calcext:value-type="float">
            <text:p>0</text:p>
          </table:table-cell>
          <table:table-cell table:style-name="ce48" table:formula="of:=IF([.D37]=&quot;w&quot;;(COM.MICROSOFT.IFS([.F37]=[.$AE$8];LOOKUP([.Y37];[.$AG$8:.$AG$10];[.$AH$8:.$AH$10]);[.F37]=[.$AE$11];LOOKUP([.Y37];[.$AG$11:.$AG$13];[.$AH$11:.$AH$13]);[.F37]=[.$AE$14];LOOKUP([.Y37];[.$AG$14:.$AG$16];[.$AH$14:.$AH$16]);[.F37]=[.$AE$17];LOOKUP([.Y37];[.$AG$17:.$AG$19];[.$AH$17:.$AH$19]);[.F37]=[.$AE$20];LOOKUP([.Y37];[.$AG$20:.$AG$22];[.$AH$20:.$AH$22]);[.F37]=[.$AE$23];LOOKUP([.Y37];[.$AG$23:.$AG$25];[.$AH$23:.$AH$25]);[.F37]=[.$AE$26];LOOKUP([.Y37];[.$AG$26:.$AG$28];[.$AH$26:.$AH$28]);[.F37]=[.$AE$29];LOOKUP([.Y37];[.$AG$29:.$AG$31];[.$AH$29:.$AH$31]);[.F37]=[.$AE$32];LOOKUP([.Y37];[.$AG$32:.$AG$34];[.$AH$32:.$AH$34])));0)" office:value-type="float" office:value="0" calcext:value-type="float">
            <text:p>0</text:p>
          </table:table-cell>
          <table:table-cell table:number-columns-repeated="37"/>
        </table:table-row>
        <table:table-row table:style-name="ro4">
          <table:table-cell table:style-name="ce3" office:value-type="float" office:value="32" calcext:value-type="float">
            <text:p>32</text:p>
          </table:table-cell>
          <table:table-cell table:style-name="ce8" table:number-columns-repeated="2"/>
          <table:table-cell table:style-name="ce12" table:content-validation-name="val2"/>
          <table:table-cell table:style-name="ce14"/>
          <table:table-cell table:style-name="ce18" table:formula="of:=IF(ISBLANK([.E38]);&quot;&quot;;[.$H$1]-[.E38])">
            <text:p/>
          </table:table-cell>
          <table:table-cell table:style-name="ce21"/>
          <table:table-cell table:style-name="ce23" table:formula="of:=COM.MICROSOFT.IFS(ISBLANK([.G38]);0;[.G38]=0;0;[.$D38]=&quot;m&quot;;ROUNDDOWN((SQRT([.G38])-2.8)/0.011;0);[.$D38]=&quot;w&quot;;ROUNDDOWN((SQRT([.G38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38]);0;[.I38]=0;0;[.$D38]=&quot;m&quot;;ROUNDDOWN((SQRT([.I38])-1.936)/0.0124;0);[.$D38]=&quot;w&quot;;ROUNDDOWN((SQRT([.I38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38]);0;[.K38]=0;0;[.$D38]=&quot;m&quot;;ROUNDDOWN((SQRT([.K38])-1.15028)/0.00219;0);[.$D38]=&quot;w&quot;;ROUNDDOWN((SQRT([.K38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38]);0;[.M38]=0;0;[.$D38]=&quot;m&quot;;ROUNDDOWN((50/([.M38]+0.24)-3.79)/0.0069;0);[.$D38]=&quot;w&quot;;ROUNDDOWN((50/([.M38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38]);0;[.O38]=0;0;[.$D38]=&quot;m&quot;;ROUNDDOWN((75/([.O38]+0.24)-4.1)/0.00664;0);[.$D38]=&quot;w&quot;;ROUNDDOWN((75/([.O38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38]);0;[.Q38]=0;0;[.$D38]=&quot;m&quot;;ROUNDDOWN((100/([.Q38]+0.24)-4.341)/0.00676;0);[.$D38]=&quot;w&quot;;ROUNDDOWN((100/([.Q38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38])*60+([.S38]-INT([.S38]))*100" office:value-type="float" office:value="0" calcext:value-type="float">
            <text:p>0</text:p>
          </table:table-cell>
          <table:table-cell table:style-name="ce40" table:formula="of:=COM.MICROSOFT.IFS(ISBLANK([.T38]);0;[.T38]=0;0;[.$D38]=&quot;m&quot;;&quot;1000m Pflicht&quot;;[.$D38]=&quot;w&quot;;ROUNDDOWN((800/[.T38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38])*60+([.V38]-INT([.V38]))*100" office:value-type="float" office:value="0" calcext:value-type="float">
            <text:p>0</text:p>
          </table:table-cell>
          <table:table-cell table:style-name="ce43" table:formula="of:=COM.MICROSOFT.IFS(ISBLANK([.V38]);0;[.V38]=0;0;[.$D38]=&quot;w&quot;;&quot;800m Pflicht&quot;;[.$D38]=&quot;m&quot;;ROUNDDOWN((1000/[.W38]-2.158)/0.006;0))" office:value-type="float" office:value="0" calcext:value-type="float">
            <text:p>0</text:p>
          </table:table-cell>
          <table:table-cell table:style-name="ce130" table:formula="of:=LARGE(([.H38]~[.J38]~[.L38]~[.N38]~[.O38]~[.R38]~[.U38]~[.X38]);1)+LARGE(([.H38]~[.J38]~[.L38]~[.N38]~[.O38]~[.R38]~[.U38]~[.X38]);2)+LARGE(([.H38]~[.J38]~[.L38]~[.N38]~[.O38]~[.R38]~[.U38]~[.X38]);3)" office:value-type="float" office:value="0" calcext:value-type="float">
            <text:p>0</text:p>
          </table:table-cell>
          <table:table-cell table:style-name="ce47" table:formula="of:=IF([.D38]=&quot;m&quot;;(COM.MICROSOFT.IFS([.F38]=[.$AE$8];LOOKUP([.Y38];[.$AF$8:.$AF$10];[.$AH$8:.$AH$10]);[.F38]=[.$AE$11];LOOKUP([.Y38];[.$AF$11:.$AF$13];[.$AH$11:.$AH$13]);[.F38]=[.$AE$14];LOOKUP([.Y38];[.$AF$14:.$AF$16];[.$AH$14:.$AH$16]);[.F38]=[.$AE$17];LOOKUP([.Y38];[.$AF$17:.$AF$19];[.$AH$17:.$AH$19]);[.F38]=[.$AE$20];LOOKUP([.Y38];[.$AF$20:.$AF$22];[.$AH$20:.$AH$22]);[.F38]=[.$AE$23];LOOKUP([.Y38];[.$AF$23:.$AF$25];[.$AH$23:.$AH$25]);[.F38]=[.$AE$26];LOOKUP([.Y38];[.$AF$26:.$AF$28];[.$AH$26:.$AH$28]);[.F38]=[.$AE$29];LOOKUP([.Y38];[.$AF$29:.$AF$31];[.$AH$29:.$AH$31]);[.F38]=[.$AE$32];LOOKUP([.Y38];[.$AF$32:.$AF$34];[.$AH$32:.$AH$34])));0)" office:value-type="float" office:value="0" calcext:value-type="float">
            <text:p>0</text:p>
          </table:table-cell>
          <table:table-cell table:style-name="ce48" table:formula="of:=IF([.D38]=&quot;w&quot;;(COM.MICROSOFT.IFS([.F38]=[.$AE$8];LOOKUP([.Y38];[.$AG$8:.$AG$10];[.$AH$8:.$AH$10]);[.F38]=[.$AE$11];LOOKUP([.Y38];[.$AG$11:.$AG$13];[.$AH$11:.$AH$13]);[.F38]=[.$AE$14];LOOKUP([.Y38];[.$AG$14:.$AG$16];[.$AH$14:.$AH$16]);[.F38]=[.$AE$17];LOOKUP([.Y38];[.$AG$17:.$AG$19];[.$AH$17:.$AH$19]);[.F38]=[.$AE$20];LOOKUP([.Y38];[.$AG$20:.$AG$22];[.$AH$20:.$AH$22]);[.F38]=[.$AE$23];LOOKUP([.Y38];[.$AG$23:.$AG$25];[.$AH$23:.$AH$25]);[.F38]=[.$AE$26];LOOKUP([.Y38];[.$AG$26:.$AG$28];[.$AH$26:.$AH$28]);[.F38]=[.$AE$29];LOOKUP([.Y38];[.$AG$29:.$AG$31];[.$AH$29:.$AH$31]);[.F38]=[.$AE$32];LOOKUP([.Y38];[.$AG$32:.$AG$34];[.$AH$32:.$AH$34])));0)" office:value-type="float" office:value="0" calcext:value-type="float">
            <text:p>0</text:p>
          </table:table-cell>
          <table:table-cell table:number-columns-repeated="37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3" table:content-validation-name="val2"/>
          <table:table-cell table:style-name="ce15"/>
          <table:table-cell table:style-name="ce18" table:formula="of:=IF(ISBLANK([.E39]);&quot;&quot;;[.$H$1]-[.E39])">
            <text:p/>
          </table:table-cell>
          <table:table-cell table:style-name="ce21"/>
          <table:table-cell table:style-name="ce23" table:formula="of:=COM.MICROSOFT.IFS(ISBLANK([.G39]);0;[.G39]=0;0;[.$D39]=&quot;m&quot;;ROUNDDOWN((SQRT([.G39])-2.8)/0.011;0);[.$D39]=&quot;w&quot;;ROUNDDOWN((SQRT([.G39])-2.0232)/0.00874;0))" office:value-type="float" office:value="0" calcext:value-type="float">
            <text:p>0</text:p>
          </table:table-cell>
          <table:table-cell table:style-name="ce26"/>
          <table:table-cell table:style-name="ce27" table:formula="of:=COM.MICROSOFT.IFS(ISBLANK([.I39]);0;[.I39]=0;0;[.$D39]=&quot;m&quot;;ROUNDDOWN((SQRT([.I39])-1.936)/0.0124;0);[.$D39]=&quot;w&quot;;ROUNDDOWN((SQRT([.I39])-1.4149)/0.01039;0))" office:value-type="float" office:value="0" calcext:value-type="float">
            <text:p>0</text:p>
          </table:table-cell>
          <table:table-cell table:style-name="ce30"/>
          <table:table-cell table:style-name="ce31" table:formula="of:=COM.MICROSOFT.IFS(ISBLANK([.K39]);0;[.K39]=0;0;[.$D39]=&quot;m&quot;;ROUNDDOWN((SQRT([.K39])-1.15028)/0.00219;0);[.$D39]=&quot;w&quot;;ROUNDDOWN((SQRT([.K39])-1.0935)/0.00208;0))" office:value-type="float" office:value="0" calcext:value-type="float">
            <text:p>0</text:p>
          </table:table-cell>
          <table:table-cell table:style-name="ce32"/>
          <table:table-cell table:style-name="ce33" table:formula="of:=COM.MICROSOFT.IFS(ISBLANK([.M39]);0;[.M39]=0;0;[.$D39]=&quot;m&quot;;ROUNDDOWN((50/([.M39]+0.24)-3.79)/0.0069;0);[.$D39]=&quot;w&quot;;ROUNDDOWN((50/([.M39]+0.24)-3.648)/0.0066;0))" office:value-type="float" office:value="0" calcext:value-type="float">
            <text:p>0</text:p>
          </table:table-cell>
          <table:table-cell table:style-name="ce34"/>
          <table:table-cell table:style-name="ce35" table:formula="of:=COM.MICROSOFT.IFS(ISBLANK([.O39]);0;[.O39]=0;0;[.$D39]=&quot;m&quot;;ROUNDDOWN((75/([.O39]+0.24)-4.1)/0.00664;0);[.$D39]=&quot;w&quot;;ROUNDDOWN((75/([.O39]+0.24)-3.998)/0.0066;0))" office:value-type="float" office:value="0" calcext:value-type="float">
            <text:p>0</text:p>
          </table:table-cell>
          <table:table-cell table:style-name="ce36"/>
          <table:table-cell table:style-name="ce37" table:formula="of:=COM.MICROSOFT.IFS(ISBLANK([.Q39]);0;[.Q39]=0;0;[.$D39]=&quot;m&quot;;ROUNDDOWN((100/([.Q39]+0.24)-4.341)/0.00676;0);[.$D39]=&quot;w&quot;;ROUNDDOWN((100/([.Q39]+0.24)-4.0062)/0.00656;0))" office:value-type="float" office:value="0" calcext:value-type="float">
            <text:p>0</text:p>
          </table:table-cell>
          <table:table-cell table:style-name="ce38"/>
          <table:table-cell table:style-name="ce39" table:formula="of:=INT([.S39])*60+([.S39]-INT([.S39]))*100" office:value-type="float" office:value="0" calcext:value-type="float">
            <text:p>0</text:p>
          </table:table-cell>
          <table:table-cell table:style-name="ce40" table:formula="of:=COM.MICROSOFT.IFS(ISBLANK([.T39]);0;[.T39]=0;0;[.$D39]=&quot;m&quot;;&quot;1000m Pflicht&quot;;[.$D39]=&quot;w&quot;;ROUNDDOWN((800/[.T39]-2.0232)/0.00647;0))" office:value-type="float" office:value="0" calcext:value-type="float">
            <text:p>0</text:p>
          </table:table-cell>
          <table:table-cell table:style-name="ce41"/>
          <table:table-cell table:style-name="ce42" table:formula="of:=INT([.V39])*60+([.V39]-INT([.V39]))*100" office:value-type="float" office:value="0" calcext:value-type="float">
            <text:p>0</text:p>
          </table:table-cell>
          <table:table-cell table:style-name="ce43" table:formula="of:=COM.MICROSOFT.IFS(ISBLANK([.V39]);0;[.V39]=0;0;[.$D39]=&quot;w&quot;;&quot;800m Pflicht&quot;;[.$D39]=&quot;m&quot;;ROUNDDOWN((1000/[.W39]-2.158)/0.006;0))" office:value-type="float" office:value="0" calcext:value-type="float">
            <text:p>0</text:p>
          </table:table-cell>
          <table:table-cell table:style-name="ce130" table:formula="of:=LARGE(([.H39]~[.J39]~[.L39]~[.N39]~[.O39]~[.R39]~[.U39]~[.X39]);1)+LARGE(([.H39]~[.J39]~[.L39]~[.N39]~[.O39]~[.R39]~[.U39]~[.X39]);2)+LARGE(([.H39]~[.J39]~[.L39]~[.N39]~[.O39]~[.R39]~[.U39]~[.X39]);3)" office:value-type="float" office:value="0" calcext:value-type="float">
            <text:p>0</text:p>
          </table:table-cell>
          <table:table-cell table:style-name="ce47" table:formula="of:=IF([.D39]=&quot;m&quot;;(COM.MICROSOFT.IFS([.F39]=[.$AE$8];LOOKUP([.Y39];[.$AF$8:.$AF$10];[.$AH$8:.$AH$10]);[.F39]=[.$AE$11];LOOKUP([.Y39];[.$AF$11:.$AF$13];[.$AH$11:.$AH$13]);[.F39]=[.$AE$14];LOOKUP([.Y39];[.$AF$14:.$AF$16];[.$AH$14:.$AH$16]);[.F39]=[.$AE$17];LOOKUP([.Y39];[.$AF$17:.$AF$19];[.$AH$17:.$AH$19]);[.F39]=[.$AE$20];LOOKUP([.Y39];[.$AF$20:.$AF$22];[.$AH$20:.$AH$22]);[.F39]=[.$AE$23];LOOKUP([.Y39];[.$AF$23:.$AF$25];[.$AH$23:.$AH$25]);[.F39]=[.$AE$26];LOOKUP([.Y39];[.$AF$26:.$AF$28];[.$AH$26:.$AH$28]);[.F39]=[.$AE$29];LOOKUP([.Y39];[.$AF$29:.$AF$31];[.$AH$29:.$AH$31]);[.F39]=[.$AE$32];LOOKUP([.Y39];[.$AF$32:.$AF$34];[.$AH$32:.$AH$34])));0)" office:value-type="float" office:value="0" calcext:value-type="float">
            <text:p>0</text:p>
          </table:table-cell>
          <table:table-cell table:style-name="ce48" table:formula="of:=IF([.D39]=&quot;w&quot;;(COM.MICROSOFT.IFS([.F39]=[.$AE$8];LOOKUP([.Y39];[.$AG$8:.$AG$10];[.$AH$8:.$AH$10]);[.F39]=[.$AE$11];LOOKUP([.Y39];[.$AG$11:.$AG$13];[.$AH$11:.$AH$13]);[.F39]=[.$AE$14];LOOKUP([.Y39];[.$AG$14:.$AG$16];[.$AH$14:.$AH$16]);[.F39]=[.$AE$17];LOOKUP([.Y39];[.$AG$17:.$AG$19];[.$AH$17:.$AH$19]);[.F39]=[.$AE$20];LOOKUP([.Y39];[.$AG$20:.$AG$22];[.$AH$20:.$AH$22]);[.F39]=[.$AE$23];LOOKUP([.Y39];[.$AG$23:.$AG$25];[.$AH$23:.$AH$25]);[.F39]=[.$AE$26];LOOKUP([.Y39];[.$AG$26:.$AG$28];[.$AH$26:.$AH$28]);[.F39]=[.$AE$29];LOOKUP([.Y39];[.$AG$29:.$AG$31];[.$AH$29:.$AH$31]);[.F39]=[.$AE$32];LOOKUP([.Y39];[.$AG$32:.$AG$34];[.$AH$32:.$AH$34])));0)" office:value-type="float" office:value="0" calcext:value-type="float">
            <text:p>0</text:p>
          </table:table-cell>
          <table:table-cell table:number-columns-repeated="37"/>
        </table:table-row>
        <table:table-row table:style-name="ro4">
          <table:table-cell table:number-columns-repeated="4"/>
          <table:table-cell table:style-name="ce16" table:number-columns-repeated="9"/>
          <table:table-cell table:number-columns-repeated="51"/>
        </table:table-row>
        <table:table-row table:style-name="ro4">
          <table:table-cell table:number-columns-repeated="4"/>
          <table:table-cell table:style-name="ce16"/>
          <table:table-cell table:style-name="ce19" table:number-columns-repeated="4"/>
          <table:table-cell table:style-name="ce16" table:number-columns-repeated="4"/>
          <table:table-cell table:number-columns-repeated="51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16" table:number-columns-repeated="3"/>
          <table:table-cell table:style-name="ce24"/>
          <table:table-cell table:style-name="ce16" table:number-columns-repeated="3"/>
          <table:table-cell table:number-columns-repeated="51"/>
        </table:table-row>
        <table:table-row table:style-name="ro4" table:number-rows-repeated="2">
          <table:table-cell table:number-columns-repeated="4"/>
          <table:table-cell table:style-name="ce16" table:number-columns-repeated="9"/>
          <table:table-cell table:number-columns-repeated="51"/>
        </table:table-row>
        <table:table-row table:style-name="ro4" table:number-rows-repeated="2">
          <table:table-cell table:number-columns-repeated="4"/>
          <table:table-cell table:style-name="ce16" table:number-columns-repeated="3"/>
          <table:table-cell table:style-name="ce24"/>
          <table:table-cell table:style-name="ce16" table:number-columns-repeated="5"/>
          <table:table-cell table:number-columns-repeated="51"/>
        </table:table-row>
        <table:table-row table:style-name="ro4" table:number-rows-repeated="8">
          <table:table-cell table:number-columns-repeated="7"/>
          <table:table-cell table:style-name="ce24"/>
          <table:table-cell table:number-columns-repeated="56"/>
        </table:table-row>
        <table:table-row table:style-name="ro4" table:number-rows-repeated="1048521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a.G7:a.H39">
            <calcext:condition calcext:apply-style-name="ConditionalStyle_1" calcext:value="formula-is(([.$F7]&gt;13)*([.$D7]=&quot;w&quot;))" calcext:base-cell-address="a.G7"/>
            <calcext:condition calcext:apply-style-name="ConditionalStyle_1" calcext:value="formula-is(([.$F7]&gt;11)*([.$D7]=&quot;m&quot;))" calcext:base-cell-address="a.G7"/>
          </calcext:conditional-format>
          <calcext:conditional-format calcext:target-range-address="a.I7:a.J39">
            <calcext:condition calcext:apply-style-name="ConditionalStyle_1" calcext:value="formula-is(([.$F7]&lt;14)*([.$D7]=&quot;w&quot;))" calcext:base-cell-address="a.I7"/>
            <calcext:condition calcext:apply-style-name="ConditionalStyle_1" calcext:value="formula-is(([.$F7]&lt;12)*([.$D7]=&quot;m&quot;))" calcext:base-cell-address="a.I7"/>
          </calcext:conditional-format>
          <calcext:conditional-format calcext:target-range-address="a.M7:a.N39">
            <calcext:condition calcext:apply-style-name="ConditionalStyle_1" calcext:value="formula-is((12&lt;[.$F7]))" calcext:base-cell-address="a.M7"/>
          </calcext:conditional-format>
          <calcext:conditional-format calcext:target-range-address="a.O7:a.P39">
            <calcext:condition calcext:apply-style-name="ConditionalStyle_1" calcext:value="formula-is(([.$F7]&lt;13))" calcext:base-cell-address="a.O7"/>
            <calcext:condition calcext:apply-style-name="ConditionalStyle_1" calcext:value="formula-is(([.$F7]&gt;15))" calcext:base-cell-address="a.O7"/>
          </calcext:conditional-format>
          <calcext:conditional-format calcext:target-range-address="a.Q7:a.R39">
            <calcext:condition calcext:apply-style-name="ConditionalStyle_1" calcext:value="formula-is(([.$F7]&lt;15))" calcext:base-cell-address="a.Q7"/>
          </calcext:conditional-format>
          <calcext:conditional-format calcext:target-range-address="a.S7:a.U39">
            <calcext:condition calcext:apply-style-name="ConditionalStyle_1" calcext:value="formula-is([.$D7]=&quot;m&quot;)" calcext:base-cell-address="a.S7"/>
          </calcext:conditional-format>
          <calcext:conditional-format calcext:target-range-address="a.V7:a.X39">
            <calcext:condition calcext:apply-style-name="ConditionalStyle_1" calcext:value="formula-is([.$D7]=&quot;w&quot;)" calcext:base-cell-address="a.V7"/>
          </calcext:conditional-format>
          <calcext:conditional-format calcext:target-range-address="a.Z7:a.Z39">
            <calcext:condition calcext:apply-style-name="ConditionalStyle_1" calcext:value="formula-is([.$D7]=&quot;w&quot;)" calcext:base-cell-address="a.Z7"/>
          </calcext:conditional-format>
          <calcext:conditional-format calcext:target-range-address="a.AA7:a.AA39">
            <calcext:condition calcext:apply-style-name="ConditionalStyle_1" calcext:value="formula-is([.$D7]=&quot;m&quot;)" calcext:base-cell-address="a.AA7"/>
          </calcext:conditional-format>
          <calcext:conditional-format calcext:target-range-address="a.G7:a.G39">
            <calcext:condition calcext:apply-style-name="ConditionalStyle_2" calcext:value="formula-is(COM.MICROSOFT.MAXIFS([.$G$7:.$G$39];[.$D$7:.$D$39];&quot;m&quot;)=[.G7])" calcext:base-cell-address="a.G7"/>
            <calcext:condition calcext:apply-style-name="ConditionalStyle_3" calcext:value="formula-is(COM.MICROSOFT.MAXIFS([.$G$7:.$G$39];[.$D$7:.$D$39];&quot;w&quot;)=[.G7])" calcext:base-cell-address="a.G7"/>
          </calcext:conditional-format>
          <calcext:conditional-format calcext:target-range-address="a.I7:a.I39">
            <calcext:condition calcext:apply-style-name="ConditionalStyle_2" calcext:value="formula-is(COM.MICROSOFT.MAXIFS([.$I$7:.$I$39];[.$D$7:.$D$39];&quot;m&quot;)=[.I7])" calcext:base-cell-address="a.I7"/>
            <calcext:condition calcext:apply-style-name="ConditionalStyle_3" calcext:value="formula-is(COM.MICROSOFT.MAXIFS([.$I$7:.$I$39];[.$D$7:.$D$39];&quot;w&quot;)=[.I7])" calcext:base-cell-address="a.I7"/>
          </calcext:conditional-format>
          <calcext:conditional-format calcext:target-range-address="a.K7:a.K39">
            <calcext:condition calcext:apply-style-name="ConditionalStyle_2" calcext:value="formula-is(COM.MICROSOFT.MAXIFS([.$K$7:.$K$39];[.$D$7:.$D$39];&quot;m&quot;)=[.K7])" calcext:base-cell-address="a.K7"/>
            <calcext:condition calcext:apply-style-name="ConditionalStyle_3" calcext:value="formula-is(COM.MICROSOFT.MAXIFS([.$K$7:.$K$39];[.$D$7:.$D$39];&quot;w&quot;)=[.K7])" calcext:base-cell-address="a.K7"/>
          </calcext:conditional-format>
          <calcext:conditional-format calcext:target-range-address="a.M7:a.M39">
            <calcext:condition calcext:apply-style-name="ConditionalStyle_2" calcext:value="formula-is(COM.MICROSOFT.MINIFS([.$M$7:.$M$39];[.$D$7:.$D$39];&quot;m&quot;)=[.M7])" calcext:base-cell-address="a.M7"/>
            <calcext:condition calcext:apply-style-name="ConditionalStyle_3" calcext:value="formula-is(COM.MICROSOFT.MINIFS([.$M$7:.$M$39];[.$D$7:.$D$39];&quot;w&quot;)=[.M7])" calcext:base-cell-address="a.M7"/>
          </calcext:conditional-format>
          <calcext:conditional-format calcext:target-range-address="a.O7:a.O39">
            <calcext:condition calcext:apply-style-name="ConditionalStyle_2" calcext:value="formula-is(COM.MICROSOFT.MINIFS([.$O$7:.$O$39];[.$D$7:.$D$39];&quot;m&quot;)=[.O7])" calcext:base-cell-address="a.O7"/>
            <calcext:condition calcext:apply-style-name="ConditionalStyle_3" calcext:value="formula-is(COM.MICROSOFT.MINIFS([.$O$7:.$O$39];[.$D$7:.$D$39];&quot;w&quot;)=[.O7])" calcext:base-cell-address="a.O7"/>
          </calcext:conditional-format>
          <calcext:conditional-format calcext:target-range-address="a.Q7:a.Q39">
            <calcext:condition calcext:apply-style-name="ConditionalStyle_2" calcext:value="formula-is(COM.MICROSOFT.MINIFS([.$Q$7:.$Q$39];[.$D$7:.$D$39];&quot;m&quot;)=[.Q7])" calcext:base-cell-address="a.Q7"/>
            <calcext:condition calcext:apply-style-name="ConditionalStyle_3" calcext:value="formula-is(COM.MICROSOFT.MINIFS([.$Q$7:.$Q$39];[.$D$7:.$D$39];&quot;w&quot;)=[.Q7])" calcext:base-cell-address="a.Q7"/>
          </calcext:conditional-format>
          <calcext:conditional-format calcext:target-range-address="a.S7:a.S39">
            <calcext:condition calcext:apply-style-name="ConditionalStyle_3" calcext:value="formula-is(MIN([.$S$7:.$S$39])=[.S7])" calcext:base-cell-address="a.S7"/>
          </calcext:conditional-format>
          <calcext:conditional-format calcext:target-range-address="a.V7:a.V39">
            <calcext:condition calcext:apply-style-name="ConditionalStyle_2" calcext:value="formula-is(MIN([.$V$7:.$V$39])=[.V7])" calcext:base-cell-address="a.V7"/>
          </calcext:conditional-format>
          <calcext:conditional-format calcext:target-range-address="a.Z7:a.AA39">
            <calcext:condition calcext:apply-style-name="ConditionalStyle_4" calcext:value="formula-is(MOD(ROW();2)=0)" calcext:base-cell-address="a.Z7"/>
            <calcext:condition calcext:apply-style-name="ConditionalStyle_5" calcext:value="formula-is(MOD(ROW();2)=1)" calcext:base-cell-address="a.Z7"/>
          </calcext:conditional-format>
          <calcext:conditional-format calcext:target-range-address="a.A7:a.X39">
            <calcext:condition calcext:apply-style-name="ConditionalStyle_6" calcext:value="formula-is(MOD(ROW();2)=0)" calcext:base-cell-address="a.A7"/>
            <calcext:condition calcext:apply-style-name="ConditionalStyle_7" calcext:value="formula-is(MOD(ROW();2)=1)" calcext:base-cell-address="a.A7"/>
          </calcext:conditional-format>
          <calcext:conditional-format calcext:target-range-address="a.Y7:a.Y39">
            <calcext:condition calcext:apply-style-name="ConditionalStyle_2" calcext:value="formula-is(COM.MICROSOFT.MAXIFS([.$Y$7:.$Y$39];[.$D$7:.$D$39];&quot;m&quot;)=[.Y7])" calcext:base-cell-address="a.Y7"/>
            <calcext:condition calcext:apply-style-name="ConditionalStyle_3" calcext:value="formula-is(COM.MICROSOFT.MAXIFS([.$Y$7:.$Y$39];[.$D$7:.$D$39];&quot;w&quot;)=[.Y7])" calcext:base-cell-address="a.Y7"/>
          </calcext:conditional-format>
          <calcext:conditional-format calcext:target-range-address="a.Y7:a.Y39">
            <calcext:condition calcext:apply-style-name="ConditionalStyle_1" calcext:value="formula-is(COM.MICROSOFT.MAXIFS([.$Y$6:.$Y$38];[.$D$6:.$D$38];&quot;m&quot;)=[.Y7])" calcext:base-cell-address="a.Y7"/>
            <calcext:condition calcext:apply-style-name="ConditionalStyle_1" calcext:value="formula-is(COM.MICROSOFT.MAXIFS([.$Y$6:.$Y$38];[.$D$6:.$D$38];&quot;w&quot;)=[.Y7])" calcext:base-cell-address="a.Y7"/>
          </calcext:conditional-format>
          <calcext:conditional-format calcext:target-range-address="a.Y7:a.Y39">
            <calcext:condition calcext:apply-style-name="ConditionalStyle_4" calcext:value="formula-is(MOD(ROW();2)=0)" calcext:base-cell-address="a.Y7"/>
            <calcext:condition calcext:apply-style-name="ConditionalStyle_5" calcext:value="formula-is(MOD(ROW();2)=1)" calcext:base-cell-address="a.Y7"/>
          </calcext:conditional-format>
        </calcext:conditional-formats>
      </table:table>
      <table:table table:name="b" table:style-name="ta1" table:protected="true">
        <loext:table-protection loext:select-protected-cells="true" loext:select-unprotected-cells="true"/>
        <table:table-column table:style-name="co1" table:default-cell-style-name="ce1"/>
        <table:table-column table:style-name="co2" table:number-columns-repeated="63" table:default-cell-style-name="ce6"/>
        <table:table-row table:style-name="ro1">
          <table:table-cell/>
          <table:table-cell table:style-name="ce5" office:value-type="string" calcext:value-type="string">
            <text:p>Klasse:</text:p>
          </table:table-cell>
          <table:table-cell table:style-name="ce147" table:formula="of:=COM.MICROSOFT.IFS([$a.C1]=&quot;5a&quot;;&quot;5b&quot;; [$a.C1]=&quot;6a&quot;;&quot;6b&quot;;[$a.C1]=&quot;7a&quot;;&quot;7b&quot;; [$a.C1]=&quot;8a&quot;;&quot;8b&quot;;[$a.C1]=&quot;9a&quot;;&quot;9b&quot;; [$a.C1]=&quot;10a&quot;;&quot;10b&quot;)" office:value-type="string" office:string-value="6b" calcext:value-type="string">
            <text:p>6b</text:p>
          </table:table-cell>
          <table:table-cell table:style-name="ce11" table:number-columns-repeated="3"/>
          <table:table-cell table:style-name="ce5" office:value-type="string" calcext:value-type="string">
            <text:p>Jahr:</text:p>
          </table:table-cell>
          <table:table-cell table:style-name="ce22" table:formula="of:=[$a.$H$1]" office:value-type="float" office:value="2019" calcext:value-type="float">
            <text:p>2019</text:p>
          </table:table-cell>
          <table:table-cell table:number-columns-repeated="2"/>
          <table:table-cell table:style-name="ce77" office:value-type="string" calcext:value-type="string" table:number-columns-spanned="12" table:number-rows-spanned="1">
            <text:p>Hinweise:</text:p>
          </table:table-cell>
          <table:covered-table-cell table:number-columns-repeated="11" table:style-name="ce77"/>
          <table:table-cell table:number-columns-repeated="42"/>
        </table:table-row>
        <table:table-row table:style-name="ro2">
          <table:table-cell table:number-columns-repeated="10"/>
          <table:table-cell table:style-name="ce78" office:value-type="string" calcext:value-type="string" table:number-columns-spanned="12" table:number-rows-spanned="1">
            <text:p>* Die Liste wirkt nur auf den ersten Blick viel zu bunt. Sobald Werte eingetragen sind, wird es besser</text:p>
            <text:p>* Liste gilt für Handstoppung (also nichtelektronisch)</text:p>
            <text:p>* Zeiten für 800m/1000m-Lauf müssen als Kommazahl angegeben werden (z.B. 3:40 als 3,4)</text:p>
            <text:p>* Disziplinen, die für die jeweilige Altersklasse/das Geschlecht nicht zulässig sind, sind ausgegraut</text:p>
            <text:p>* Das beste Mädchen je Disziplin und Klasse wird rosa hinterlegt, der beste Junge blau</text:p>
            <text:p>* in der letzten Tabelle findet sich eine Bestenliste der Stufe getrennt nach Jahrgang</text:p>
            <text:p>* Listen nur bis 16 Jahre ausgelegt</text:p>
            <text:p>* Kugelstoßen nicht einbezogen (da für unsere Schule nicht relevant)</text:p>
          </table:table-cell>
          <table:covered-table-cell table:number-columns-repeated="11" table:style-name="ce78"/>
          <table:table-cell table:number-columns-repeated="42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5">
          <table:table-cell table:style-name="ce2"/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Vorname</text:p>
          </table:table-cell>
          <table:table-cell table:style-name="ce7" office:value-type="string" calcext:value-type="string">
            <text:p>m/w</text:p>
          </table:table-cell>
          <table:table-cell table:style-name="ce7" office:value-type="string" calcext:value-type="string">
            <text:p>Geburtsjahr</text:p>
          </table:table-cell>
          <table:table-cell table:style-name="ce17" office:value-type="string" calcext:value-type="string">
            <text:p>Alter</text:p>
          </table:table-cell>
          <table:table-cell table:style-name="ce69" office:value-type="string" calcext:value-type="string" table:number-columns-spanned="2" table:number-rows-spanned="1">
            <text:p>Ballwurf 80g</text:p>
          </table:table-cell>
          <table:covered-table-cell table:style-name="ce69"/>
          <table:table-cell table:style-name="ce74" office:value-type="string" calcext:value-type="string" table:number-columns-spanned="2" table:number-rows-spanned="1">
            <text:p>Schlagball 200g</text:p>
          </table:table-cell>
          <table:covered-table-cell table:style-name="ce74"/>
          <table:table-cell table:style-name="ce69" office:value-type="string" calcext:value-type="string" table:number-columns-spanned="2" table:number-rows-spanned="1">
            <text:p>Weitsprung</text:p>
          </table:table-cell>
          <table:covered-table-cell table:style-name="ce69"/>
          <table:table-cell table:style-name="ce74" office:value-type="string" calcext:value-type="string" table:number-columns-spanned="2" table:number-rows-spanned="1">
            <text:p>50m Sprint</text:p>
          </table:table-cell>
          <table:covered-table-cell table:style-name="ce74" office:value-type="string" calcext:value-type="string">
            <text:p>50m</text:p>
          </table:covered-table-cell>
          <table:table-cell table:style-name="ce69" office:value-type="string" calcext:value-type="string" table:number-columns-spanned="2" table:number-rows-spanned="1">
            <text:p>75m Sprint</text:p>
          </table:table-cell>
          <table:covered-table-cell table:style-name="ce69"/>
          <table:table-cell table:style-name="ce74" office:value-type="string" calcext:value-type="string" table:number-columns-spanned="2" table:number-rows-spanned="1">
            <text:p>100m Sprint</text:p>
          </table:table-cell>
          <table:covered-table-cell table:style-name="ce74"/>
          <table:table-cell table:style-name="ce69" office:value-type="string" calcext:value-type="string" table:number-columns-spanned="3" table:number-rows-spanned="1">
            <text:p>800m</text:p>
          </table:table-cell>
          <table:covered-table-cell table:number-columns-repeated="2" table:style-name="ce69"/>
          <table:table-cell table:style-name="ce74" office:value-type="string" calcext:value-type="string" table:number-columns-spanned="3" table:number-rows-spanned="1">
            <text:p>1000m</text:p>
          </table:table-cell>
          <table:covered-table-cell table:number-columns-repeated="2" table:style-name="ce74"/>
          <table:table-cell table:style-name="ce93" office:value-type="string" calcext:value-type="string" table:number-columns-spanned="1" table:number-rows-spanned="2">
            <text:p>Gesamt-punktzahl</text:p>
          </table:table-cell>
          <table:table-cell table:style-name="ce96" office:value-type="string" calcext:value-type="string" table:number-columns-spanned="1" table:number-rows-spanned="2">
            <text:p>Urkunde m</text:p>
          </table:table-cell>
          <table:table-cell table:style-name="ce96" office:value-type="string" calcext:value-type="string" table:number-columns-spanned="1" table:number-rows-spanned="2">
            <text:p>Urkunde w</text:p>
          </table:table-cell>
          <table:table-cell table:style-name="ce49" table:number-columns-repeated="3"/>
          <table:table-cell table:style-name="ce19" table:number-columns-repeated="3"/>
          <table:table-cell table:style-name="ce49"/>
          <table:table-cell table:style-name="ce57" table:number-columns-repeated="30"/>
        </table:table-row>
        <table:table-row table:style-name="ro6">
          <table:table-cell table:style-name="ce2"/>
          <table:table-cell table:style-name="ce7" table:number-columns-repeated="4"/>
          <table:table-cell table:style-name="ce17"/>
          <table:table-cell table:style-name="ce69" office:value-type="string" calcext:value-type="string">
            <text:p>Weite</text:p>
          </table:table-cell>
          <table:table-cell table:style-name="ce69" office:value-type="string" calcext:value-type="string">
            <text:p>Punkte</text:p>
          </table:table-cell>
          <table:table-cell table:style-name="ce69" office:value-type="string" calcext:value-type="string">
            <text:p>Weite</text:p>
          </table:table-cell>
          <table:table-cell table:style-name="ce69" office:value-type="string" calcext:value-type="string">
            <text:p>Punkte</text:p>
          </table:table-cell>
          <table:table-cell table:style-name="ce69" office:value-type="string" calcext:value-type="string">
            <text:p>Weite</text:p>
          </table:table-cell>
          <table:table-cell table:style-name="ce69" office:value-type="string" calcext:value-type="string">
            <text:p>Punkte</text:p>
          </table:table-cell>
          <table:table-cell table:style-name="ce74" office:value-type="string" calcext:value-type="string">
            <text:p>Zeit</text:p>
          </table:table-cell>
          <table:table-cell table:style-name="ce74" office:value-type="string" calcext:value-type="string">
            <text:p>Punkte</text:p>
          </table:table-cell>
          <table:table-cell table:style-name="ce74" office:value-type="string" calcext:value-type="string">
            <text:p>Zeit</text:p>
          </table:table-cell>
          <table:table-cell table:style-name="ce74" office:value-type="string" calcext:value-type="string">
            <text:p>Punkte</text:p>
          </table:table-cell>
          <table:table-cell table:style-name="ce74" office:value-type="string" calcext:value-type="string">
            <text:p>Zeit</text:p>
          </table:table-cell>
          <table:table-cell table:style-name="ce74" office:value-type="string" calcext:value-type="string">
            <text:p>Punkte</text:p>
          </table:table-cell>
          <table:table-cell table:style-name="ce69" office:value-type="string" calcext:value-type="string">
            <text:p>Zeit</text:p>
          </table:table-cell>
          <table:table-cell table:style-name="ce69" office:value-type="string" calcext:value-type="string">
            <text:p>Zeit in sek</text:p>
          </table:table-cell>
          <table:table-cell table:style-name="ce69" office:value-type="string" calcext:value-type="string">
            <text:p>Punkte</text:p>
          </table:table-cell>
          <table:table-cell table:style-name="ce69" office:value-type="string" calcext:value-type="string">
            <text:p>Zeit</text:p>
          </table:table-cell>
          <table:table-cell table:style-name="ce69" office:value-type="string" calcext:value-type="string">
            <text:p>Zeit in sek</text:p>
          </table:table-cell>
          <table:table-cell table:style-name="ce69" office:value-type="string" calcext:value-type="string">
            <text:p>Punkte</text:p>
          </table:table-cell>
          <table:covered-table-cell table:style-name="ce93"/>
          <table:covered-table-cell table:number-columns-repeated="2" table:style-name="ce96"/>
          <table:table-cell table:style-name="ce49" table:number-columns-repeated="3"/>
          <table:table-cell table:style-name="ce19" table:number-columns-repeated="3"/>
          <table:table-cell table:style-name="ce49"/>
          <table:table-cell table:style-name="ce57" table:number-columns-repeated="30"/>
        </table:table-row>
        <table:table-row table:style-name="ro4">
          <table:table-cell table:style-name="ce143" office:value-type="float" office:value="1" calcext:value-type="float">
            <text:p>1</text:p>
          </table:table-cell>
          <table:table-cell table:style-name="ce145" table:number-columns-repeated="2"/>
          <table:table-cell table:style-name="ce148" table:content-validation-name="val2"/>
          <table:table-cell table:style-name="ce150"/>
          <table:table-cell table:style-name="ce152" table:formula="of:=IF(ISBLANK([.E7]);&quot;&quot;;[.$H$1]-[.E7])">
            <text:p/>
          </table:table-cell>
          <table:table-cell table:style-name="ce153"/>
          <table:table-cell table:style-name="ce154" table:formula="of:=COM.MICROSOFT.IFS(ISBLANK([.G7]);0;[.G7]=0;0;[.$D7]=&quot;m&quot;;ROUNDDOWN((SQRT([.G7])-2.8)/0.011;0);[.$D7]=&quot;w&quot;;ROUNDDOWN((SQRT([.G7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7]);0;[.I7]=0;0;[.$D7]=&quot;m&quot;;ROUNDDOWN((SQRT([.I7])-1.936)/0.0124;0);[.$D7]=&quot;w&quot;;ROUNDDOWN((SQRT([.I7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7]);0;[.K7]=0;0;[.$D7]=&quot;m&quot;;ROUNDDOWN((SQRT([.K7])-1.15028)/0.00219;0);[.$D7]=&quot;w&quot;;ROUNDDOWN((SQRT([.K7])-1.0935)/0.00208;0))" office:value-type="float" office:value="0" calcext:value-type="float">
            <text:p>0</text:p>
          </table:table-cell>
          <table:table-cell table:style-name="ce159"/>
          <table:table-cell table:style-name="ce125" table:formula="of:=COM.MICROSOFT.IFS(ISBLANK([.M7]);0;[.M7]=0;0;[.$D7]=&quot;m&quot;;ROUNDDOWN((50/([.M7]+0.24)-3.79)/0.0069;0);[.$D7]=&quot;w&quot;;ROUNDDOWN((50/([.M7]+0.24)-3.648)/0.0066;0))" office:value-type="float" office:value="0" calcext:value-type="float">
            <text:p>0</text:p>
          </table:table-cell>
          <table:table-cell table:style-name="ce161"/>
          <table:table-cell table:style-name="ce128" table:formula="of:=COM.MICROSOFT.IFS(ISBLANK([.O7]);0;[.O7]=0;0;[.$D7]=&quot;m&quot;;ROUNDDOWN((75/([.O7]+0.24)-4.1)/0.00664;0);[.$D7]=&quot;w&quot;;ROUNDDOWN((75/([.O7]+0.24)-3.998)/0.0066;0))" office:value-type="float" office:value="0" calcext:value-type="float">
            <text:p>0</text:p>
          </table:table-cell>
          <table:table-cell table:style-name="ce163"/>
          <table:table-cell table:style-name="ce132" table:formula="of:=COM.MICROSOFT.IFS(ISBLANK([.Q7]);0;[.Q7]=0;0;[.$D7]=&quot;m&quot;;ROUNDDOWN((100/([.Q7]+0.24)-4.341)/0.00676;0);[.$D7]=&quot;w&quot;;ROUNDDOWN((100/([.Q7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7])*60+([.S7]-INT([.S7]))*100" office:value-type="float" office:value="0" calcext:value-type="float">
            <text:p>0</text:p>
          </table:table-cell>
          <table:table-cell table:style-name="ce167" table:formula="of:=COM.MICROSOFT.IFS(ISBLANK([.T7]);0;[.T7]=0;0;[.$D7]=&quot;m&quot;;&quot;1000m Pflicht&quot;;[.$D7]=&quot;w&quot;;ROUNDDOWN((800/[.T7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7])*60+([.V7]-INT([.V7]))*100" office:value-type="float" office:value="0" calcext:value-type="float">
            <text:p>0</text:p>
          </table:table-cell>
          <table:table-cell table:style-name="ce170" table:formula="of:=COM.MICROSOFT.IFS(ISBLANK([.V7]);0;[.V7]=0;0;[.$D7]=&quot;w&quot;;&quot;800m Pflicht&quot;;[.$D7]=&quot;m&quot;;ROUNDDOWN((1000/[.W7]-2.158)/0.006;0))" office:value-type="float" office:value="0" calcext:value-type="float">
            <text:p>0</text:p>
          </table:table-cell>
          <table:table-cell table:style-name="ce171" table:formula="of:=LARGE(([.H7]~[.J7]~[.L7]~[.N7]~[.O7]~[.R7]~[.U7]~[.X7]);1)+LARGE(([.H7]~[.J7]~[.L7]~[.N7]~[.O7]~[.R7]~[.U7]~[.X7]);2)+LARGE(([.H7]~[.J7]~[.L7]~[.N7]~[.O7]~[.R7]~[.U7]~[.X7]);3)" office:value-type="float" office:value="0" calcext:value-type="float">
            <text:p>0</text:p>
          </table:table-cell>
          <table:table-cell table:style-name="ce172" table:formula="of:=IF([.D7]=&quot;m&quot;;(COM.MICROSOFT.IFS([.F7]=[.$AE$8];LOOKUP([.Y7];[.$AF$8:.$AF$10];[.$AH$8:.$AH$10]);[.F7]=[.$AE$11];LOOKUP([.Y7];[.$AF$11:.$AF$13];[.$AH$11:.$AH$13]);[.F7]=[.$AE$14];LOOKUP([.Y7];[.$AF$14:.$AF$16];[.$AH$14:.$AH$16]);[.F7]=[.$AE$17];LOOKUP([.Y7];[.$AF$17:.$AF$19];[.$AH$17:.$AH$19]);[.F7]=[.$AE$20];LOOKUP([.Y7];[.$AF$20:.$AF$22];[.$AH$20:.$AH$22]);[.F7]=[.$AE$23];LOOKUP([.Y7];[.$AF$23:.$AF$25];[.$AH$23:.$AH$25]);[.F7]=[.$AE$26];LOOKUP([.Y7];[.$AF$26:.$AF$28];[.$AH$26:.$AH$28]);[.F7]=[.$AE$29];LOOKUP([.Y7];[.$AF$29:.$AF$31];[.$AH$29:.$AH$31]);[.F7]=[.$AE$32];LOOKUP([.Y7];[.$AF$32:.$AF$34];[.$AH$32:.$AH$34])));0)" office:value-type="float" office:value="0" calcext:value-type="float">
            <text:p>0</text:p>
          </table:table-cell>
          <table:table-cell table:style-name="ce173" table:formula="of:=IF([.D7]=&quot;w&quot;;(COM.MICROSOFT.IFS([.F7]=[.$AE$8];LOOKUP([.Y7];[.$AG$8:.$AG$10];[.$AH$8:.$AH$10]);[.F7]=[.$AE$11];LOOKUP([.Y7];[.$AG$11:.$AG$13];[.$AH$11:.$AH$13]);[.F7]=[.$AE$14];LOOKUP([.Y7];[.$AG$14:.$AG$16];[.$AH$14:.$AH$16]);[.F7]=[.$AE$17];LOOKUP([.Y7];[.$AG$17:.$AG$19];[.$AH$17:.$AH$19]);[.F7]=[.$AE$20];LOOKUP([.Y7];[.$AG$20:.$AG$22];[.$AH$20:.$AH$22]);[.F7]=[.$AE$23];LOOKUP([.Y7];[.$AG$23:.$AG$25];[.$AH$23:.$AH$25]);[.F7]=[.$AE$26];LOOKUP([.Y7];[.$AG$26:.$AG$28];[.$AH$26:.$AH$28]);[.F7]=[.$AE$29];LOOKUP([.Y7];[.$AG$29:.$AG$31];[.$AH$29:.$AH$31]);[.F7]=[.$AE$32];LOOKUP([.Y7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0" office:value-type="string" calcext:value-type="string">
            <text:p>Alter</text:p>
          </table:table-cell>
          <table:table-cell table:style-name="ce50" office:value-type="string" calcext:value-type="string">
            <text:p>Punkte m </text:p>
          </table:table-cell>
          <table:table-cell table:style-name="ce50" office:value-type="string" calcext:value-type="string">
            <text:p>Punkte w</text:p>
          </table:table-cell>
          <table:table-cell table:style-name="ce50" office:value-type="string" calcext:value-type="string">
            <text:p>Urkunde</text:p>
          </table:table-cell>
          <table:table-cell table:number-columns-repeated="30"/>
        </table:table-row>
        <table:table-row table:style-name="ro4">
          <table:table-cell table:style-name="ce143" office:value-type="float" office:value="2" calcext:value-type="float">
            <text:p>2</text:p>
          </table:table-cell>
          <table:table-cell table:style-name="ce145" table:number-columns-repeated="2"/>
          <table:table-cell table:style-name="ce148" table:content-validation-name="val2"/>
          <table:table-cell table:style-name="ce150"/>
          <table:table-cell table:style-name="ce152" table:formula="of:=IF(ISBLANK([.E8]);&quot;&quot;;[.$H$1]-[.E8])">
            <text:p/>
          </table:table-cell>
          <table:table-cell table:style-name="ce153"/>
          <table:table-cell table:style-name="ce154" table:formula="of:=COM.MICROSOFT.IFS(ISBLANK([.G8]);0;[.G8]=0;0;[.$D8]=&quot;m&quot;;ROUNDDOWN((SQRT([.G8])-2.8)/0.011;0);[.$D8]=&quot;w&quot;;ROUNDDOWN((SQRT([.G8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8]);0;[.I8]=0;0;[.$D8]=&quot;m&quot;;ROUNDDOWN((SQRT([.I8])-1.936)/0.0124;0);[.$D8]=&quot;w&quot;;ROUNDDOWN((SQRT([.I8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8]);0;[.K8]=0;0;[.$D8]=&quot;m&quot;;ROUNDDOWN((SQRT([.K8])-1.15028)/0.00219;0);[.$D8]=&quot;w&quot;;ROUNDDOWN((SQRT([.K8])-1.0935)/0.00208;0))" office:value-type="float" office:value="0" calcext:value-type="float">
            <text:p>0</text:p>
          </table:table-cell>
          <table:table-cell table:style-name="ce159"/>
          <table:table-cell table:style-name="ce126" table:formula="of:=COM.MICROSOFT.IFS(ISBLANK([.M8]);0;[.M8]=0;0;[.$D8]=&quot;m&quot;;ROUNDDOWN((50/([.M8]+0.24)-3.79)/0.0069;0);[.$D8]=&quot;w&quot;;ROUNDDOWN((50/([.M8]+0.24)-3.648)/0.0066;0))" office:value-type="float" office:value="0" calcext:value-type="float">
            <text:p>0</text:p>
          </table:table-cell>
          <table:table-cell table:style-name="ce161"/>
          <table:table-cell table:style-name="ce129" table:formula="of:=COM.MICROSOFT.IFS(ISBLANK([.O8]);0;[.O8]=0;0;[.$D8]=&quot;m&quot;;ROUNDDOWN((75/([.O8]+0.24)-4.1)/0.00664;0);[.$D8]=&quot;w&quot;;ROUNDDOWN((75/([.O8]+0.24)-3.998)/0.0066;0))" office:value-type="float" office:value="0" calcext:value-type="float">
            <text:p>0</text:p>
          </table:table-cell>
          <table:table-cell table:style-name="ce163"/>
          <table:table-cell table:style-name="ce133" table:formula="of:=COM.MICROSOFT.IFS(ISBLANK([.Q8]);0;[.Q8]=0;0;[.$D8]=&quot;m&quot;;ROUNDDOWN((100/([.Q8]+0.24)-4.341)/0.00676;0);[.$D8]=&quot;w&quot;;ROUNDDOWN((100/([.Q8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8])*60+([.S8]-INT([.S8]))*100" office:value-type="float" office:value="0" calcext:value-type="float">
            <text:p>0</text:p>
          </table:table-cell>
          <table:table-cell table:style-name="ce167" table:formula="of:=COM.MICROSOFT.IFS(ISBLANK([.T8]);0;[.T8]=0;0;[.$D8]=&quot;m&quot;;&quot;1000m Pflicht&quot;;[.$D8]=&quot;w&quot;;ROUNDDOWN((800/[.T8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8])*60+([.V8]-INT([.V8]))*100" office:value-type="float" office:value="0" calcext:value-type="float">
            <text:p>0</text:p>
          </table:table-cell>
          <table:table-cell table:style-name="ce170" table:formula="of:=COM.MICROSOFT.IFS(ISBLANK([.V8]);0;[.V8]=0;0;[.$D8]=&quot;w&quot;;&quot;800m Pflicht&quot;;[.$D8]=&quot;m&quot;;ROUNDDOWN((1000/[.W8]-2.158)/0.006;0))" office:value-type="float" office:value="0" calcext:value-type="float">
            <text:p>0</text:p>
          </table:table-cell>
          <table:table-cell table:style-name="ce171" table:formula="of:=LARGE(([.H8]~[.J8]~[.L8]~[.N8]~[.O8]~[.R8]~[.U8]~[.X8]);1)+LARGE(([.H8]~[.J8]~[.L8]~[.N8]~[.O8]~[.R8]~[.U8]~[.X8]);2)+LARGE(([.H8]~[.J8]~[.L8]~[.N8]~[.O8]~[.R8]~[.U8]~[.X8]);3)" office:value-type="float" office:value="0" calcext:value-type="float">
            <text:p>0</text:p>
          </table:table-cell>
          <table:table-cell table:style-name="ce172" table:formula="of:=IF([.D8]=&quot;m&quot;;(COM.MICROSOFT.IFS([.F8]=[.$AE$8];LOOKUP([.Y8];[.$AF$8:.$AF$10];[.$AH$8:.$AH$10]);[.F8]=[.$AE$11];LOOKUP([.Y8];[.$AF$11:.$AF$13];[.$AH$11:.$AH$13]);[.F8]=[.$AE$14];LOOKUP([.Y8];[.$AF$14:.$AF$16];[.$AH$14:.$AH$16]);[.F8]=[.$AE$17];LOOKUP([.Y8];[.$AF$17:.$AF$19];[.$AH$17:.$AH$19]);[.F8]=[.$AE$20];LOOKUP([.Y8];[.$AF$20:.$AF$22];[.$AH$20:.$AH$22]);[.F8]=[.$AE$23];LOOKUP([.Y8];[.$AF$23:.$AF$25];[.$AH$23:.$AH$25]);[.F8]=[.$AE$26];LOOKUP([.Y8];[.$AF$26:.$AF$28];[.$AH$26:.$AH$28]);[.F8]=[.$AE$29];LOOKUP([.Y8];[.$AF$29:.$AF$31];[.$AH$29:.$AH$31]);[.F8]=[.$AE$32];LOOKUP([.Y8];[.$AF$32:.$AF$34];[.$AH$32:.$AH$34])));0)" office:value-type="float" office:value="0" calcext:value-type="float">
            <text:p>0</text:p>
          </table:table-cell>
          <table:table-cell table:style-name="ce173" table:formula="of:=IF([.D8]=&quot;w&quot;;(COM.MICROSOFT.IFS([.F8]=[.$AE$8];LOOKUP([.Y8];[.$AG$8:.$AG$10];[.$AH$8:.$AH$10]);[.F8]=[.$AE$11];LOOKUP([.Y8];[.$AG$11:.$AG$13];[.$AH$11:.$AH$13]);[.F8]=[.$AE$14];LOOKUP([.Y8];[.$AG$14:.$AG$16];[.$AH$14:.$AH$16]);[.F8]=[.$AE$17];LOOKUP([.Y8];[.$AG$17:.$AG$19];[.$AH$17:.$AH$19]);[.F8]=[.$AE$20];LOOKUP([.Y8];[.$AG$20:.$AG$22];[.$AH$20:.$AH$22]);[.F8]=[.$AE$23];LOOKUP([.Y8];[.$AG$23:.$AG$25];[.$AH$23:.$AH$25]);[.F8]=[.$AE$26];LOOKUP([.Y8];[.$AG$26:.$AG$28];[.$AH$26:.$AH$28]);[.F8]=[.$AE$29];LOOKUP([.Y8];[.$AG$29:.$AG$31];[.$AH$29:.$AH$31]);[.F8]=[.$AE$32];LOOKUP([.Y8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1" office:value-type="float" office:value="8" calcext:value-type="float" table:number-columns-spanned="1" table:number-rows-spanned="3">
            <text:p>8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143" office:value-type="float" office:value="3" calcext:value-type="float">
            <text:p>3</text:p>
          </table:table-cell>
          <table:table-cell table:style-name="ce145" table:number-columns-repeated="2"/>
          <table:table-cell table:style-name="ce148" table:content-validation-name="val2"/>
          <table:table-cell table:style-name="ce150"/>
          <table:table-cell table:style-name="ce152" table:formula="of:=IF(ISBLANK([.E9]);&quot;&quot;;[.$H$1]-[.E9])">
            <text:p/>
          </table:table-cell>
          <table:table-cell table:style-name="ce153"/>
          <table:table-cell table:style-name="ce154" table:formula="of:=COM.MICROSOFT.IFS(ISBLANK([.G9]);0;[.G9]=0;0;[.$D9]=&quot;m&quot;;ROUNDDOWN((SQRT([.G9])-2.8)/0.011;0);[.$D9]=&quot;w&quot;;ROUNDDOWN((SQRT([.G9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9]);0;[.I9]=0;0;[.$D9]=&quot;m&quot;;ROUNDDOWN((SQRT([.I9])-1.936)/0.0124;0);[.$D9]=&quot;w&quot;;ROUNDDOWN((SQRT([.I9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9]);0;[.K9]=0;0;[.$D9]=&quot;m&quot;;ROUNDDOWN((SQRT([.K9])-1.15028)/0.00219;0);[.$D9]=&quot;w&quot;;ROUNDDOWN((SQRT([.K9])-1.0935)/0.00208;0))" office:value-type="float" office:value="0" calcext:value-type="float">
            <text:p>0</text:p>
          </table:table-cell>
          <table:table-cell table:style-name="ce159"/>
          <table:table-cell table:style-name="ce126" table:formula="of:=COM.MICROSOFT.IFS(ISBLANK([.M9]);0;[.M9]=0;0;[.$D9]=&quot;m&quot;;ROUNDDOWN((50/([.M9]+0.24)-3.79)/0.0069;0);[.$D9]=&quot;w&quot;;ROUNDDOWN((50/([.M9]+0.24)-3.648)/0.0066;0))" office:value-type="float" office:value="0" calcext:value-type="float">
            <text:p>0</text:p>
          </table:table-cell>
          <table:table-cell table:style-name="ce161"/>
          <table:table-cell table:style-name="ce129" table:formula="of:=COM.MICROSOFT.IFS(ISBLANK([.O9]);0;[.O9]=0;0;[.$D9]=&quot;m&quot;;ROUNDDOWN((75/([.O9]+0.24)-4.1)/0.00664;0);[.$D9]=&quot;w&quot;;ROUNDDOWN((75/([.O9]+0.24)-3.998)/0.0066;0))" office:value-type="float" office:value="0" calcext:value-type="float">
            <text:p>0</text:p>
          </table:table-cell>
          <table:table-cell table:style-name="ce163"/>
          <table:table-cell table:style-name="ce133" table:formula="of:=COM.MICROSOFT.IFS(ISBLANK([.Q9]);0;[.Q9]=0;0;[.$D9]=&quot;m&quot;;ROUNDDOWN((100/([.Q9]+0.24)-4.341)/0.00676;0);[.$D9]=&quot;w&quot;;ROUNDDOWN((100/([.Q9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9])*60+([.S9]-INT([.S9]))*100" office:value-type="float" office:value="0" calcext:value-type="float">
            <text:p>0</text:p>
          </table:table-cell>
          <table:table-cell table:style-name="ce167" table:formula="of:=COM.MICROSOFT.IFS(ISBLANK([.T9]);0;[.T9]=0;0;[.$D9]=&quot;m&quot;;&quot;1000m Pflicht&quot;;[.$D9]=&quot;w&quot;;ROUNDDOWN((800/[.T9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9])*60+([.V9]-INT([.V9]))*100" office:value-type="float" office:value="0" calcext:value-type="float">
            <text:p>0</text:p>
          </table:table-cell>
          <table:table-cell table:style-name="ce170" table:formula="of:=COM.MICROSOFT.IFS(ISBLANK([.V9]);0;[.V9]=0;0;[.$D9]=&quot;w&quot;;&quot;800m Pflicht&quot;;[.$D9]=&quot;m&quot;;ROUNDDOWN((1000/[.W9]-2.158)/0.006;0))" office:value-type="float" office:value="0" calcext:value-type="float">
            <text:p>0</text:p>
          </table:table-cell>
          <table:table-cell table:style-name="ce171" table:formula="of:=LARGE(([.H9]~[.J9]~[.L9]~[.N9]~[.O9]~[.R9]~[.U9]~[.X9]);1)+LARGE(([.H9]~[.J9]~[.L9]~[.N9]~[.O9]~[.R9]~[.U9]~[.X9]);2)+LARGE(([.H9]~[.J9]~[.L9]~[.N9]~[.O9]~[.R9]~[.U9]~[.X9]);3)" office:value-type="float" office:value="0" calcext:value-type="float">
            <text:p>0</text:p>
          </table:table-cell>
          <table:table-cell table:style-name="ce172" table:formula="of:=IF([.D9]=&quot;m&quot;;(COM.MICROSOFT.IFS([.F9]=[.$AE$8];LOOKUP([.Y9];[.$AF$8:.$AF$10];[.$AH$8:.$AH$10]);[.F9]=[.$AE$11];LOOKUP([.Y9];[.$AF$11:.$AF$13];[.$AH$11:.$AH$13]);[.F9]=[.$AE$14];LOOKUP([.Y9];[.$AF$14:.$AF$16];[.$AH$14:.$AH$16]);[.F9]=[.$AE$17];LOOKUP([.Y9];[.$AF$17:.$AF$19];[.$AH$17:.$AH$19]);[.F9]=[.$AE$20];LOOKUP([.Y9];[.$AF$20:.$AF$22];[.$AH$20:.$AH$22]);[.F9]=[.$AE$23];LOOKUP([.Y9];[.$AF$23:.$AF$25];[.$AH$23:.$AH$25]);[.F9]=[.$AE$26];LOOKUP([.Y9];[.$AF$26:.$AF$28];[.$AH$26:.$AH$28]);[.F9]=[.$AE$29];LOOKUP([.Y9];[.$AF$29:.$AF$31];[.$AH$29:.$AH$31]);[.F9]=[.$AE$32];LOOKUP([.Y9];[.$AF$32:.$AF$34];[.$AH$32:.$AH$34])));0)" office:value-type="float" office:value="0" calcext:value-type="float">
            <text:p>0</text:p>
          </table:table-cell>
          <table:table-cell table:style-name="ce173" table:formula="of:=IF([.D9]=&quot;w&quot;;(COM.MICROSOFT.IFS([.F9]=[.$AE$8];LOOKUP([.Y9];[.$AG$8:.$AG$10];[.$AH$8:.$AH$10]);[.F9]=[.$AE$11];LOOKUP([.Y9];[.$AG$11:.$AG$13];[.$AH$11:.$AH$13]);[.F9]=[.$AE$14];LOOKUP([.Y9];[.$AG$14:.$AG$16];[.$AH$14:.$AH$16]);[.F9]=[.$AE$17];LOOKUP([.Y9];[.$AG$17:.$AG$19];[.$AH$17:.$AH$19]);[.F9]=[.$AE$20];LOOKUP([.Y9];[.$AG$20:.$AG$22];[.$AH$20:.$AH$22]);[.F9]=[.$AE$23];LOOKUP([.Y9];[.$AG$23:.$AG$25];[.$AH$23:.$AH$25]);[.F9]=[.$AE$26];LOOKUP([.Y9];[.$AG$26:.$AG$28];[.$AH$26:.$AH$28]);[.F9]=[.$AE$29];LOOKUP([.Y9];[.$AG$29:.$AG$31];[.$AH$29:.$AH$31]);[.F9]=[.$AE$32];LOOKUP([.Y9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450" calcext:value-type="float">
            <text:p>450</text:p>
          </table:table-cell>
          <table:table-cell table:style-name="ce53" office:value-type="float" office:value="475" calcext:value-type="float">
            <text:p>475</text:p>
          </table:table-cell>
          <table:table-cell table:style-name="ce55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143" office:value-type="float" office:value="4" calcext:value-type="float">
            <text:p>4</text:p>
          </table:table-cell>
          <table:table-cell table:style-name="ce145" table:number-columns-repeated="2"/>
          <table:table-cell table:style-name="ce148" table:content-validation-name="val2"/>
          <table:table-cell table:style-name="ce150"/>
          <table:table-cell table:style-name="ce152" table:formula="of:=IF(ISBLANK([.E10]);&quot;&quot;;[.$H$1]-[.E10])">
            <text:p/>
          </table:table-cell>
          <table:table-cell table:style-name="ce153"/>
          <table:table-cell table:style-name="ce154" table:formula="of:=COM.MICROSOFT.IFS(ISBLANK([.G10]);0;[.G10]=0;0;[.$D10]=&quot;m&quot;;ROUNDDOWN((SQRT([.G10])-2.8)/0.011;0);[.$D10]=&quot;w&quot;;ROUNDDOWN((SQRT([.G10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10]);0;[.I10]=0;0;[.$D10]=&quot;m&quot;;ROUNDDOWN((SQRT([.I10])-1.936)/0.0124;0);[.$D10]=&quot;w&quot;;ROUNDDOWN((SQRT([.I10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10]);0;[.K10]=0;0;[.$D10]=&quot;m&quot;;ROUNDDOWN((SQRT([.K10])-1.15028)/0.00219;0);[.$D10]=&quot;w&quot;;ROUNDDOWN((SQRT([.K10])-1.0935)/0.00208;0))" office:value-type="float" office:value="0" calcext:value-type="float">
            <text:p>0</text:p>
          </table:table-cell>
          <table:table-cell table:style-name="ce159"/>
          <table:table-cell table:style-name="ce126" table:formula="of:=COM.MICROSOFT.IFS(ISBLANK([.M10]);0;[.M10]=0;0;[.$D10]=&quot;m&quot;;ROUNDDOWN((50/([.M10]+0.24)-3.79)/0.0069;0);[.$D10]=&quot;w&quot;;ROUNDDOWN((50/([.M10]+0.24)-3.648)/0.0066;0))" office:value-type="float" office:value="0" calcext:value-type="float">
            <text:p>0</text:p>
          </table:table-cell>
          <table:table-cell table:style-name="ce161"/>
          <table:table-cell table:style-name="ce129" table:formula="of:=COM.MICROSOFT.IFS(ISBLANK([.O10]);0;[.O10]=0;0;[.$D10]=&quot;m&quot;;ROUNDDOWN((75/([.O10]+0.24)-4.1)/0.00664;0);[.$D10]=&quot;w&quot;;ROUNDDOWN((75/([.O10]+0.24)-3.998)/0.0066;0))" office:value-type="float" office:value="0" calcext:value-type="float">
            <text:p>0</text:p>
          </table:table-cell>
          <table:table-cell table:style-name="ce163"/>
          <table:table-cell table:style-name="ce133" table:formula="of:=COM.MICROSOFT.IFS(ISBLANK([.Q10]);0;[.Q10]=0;0;[.$D10]=&quot;m&quot;;ROUNDDOWN((100/([.Q10]+0.24)-4.341)/0.00676;0);[.$D10]=&quot;w&quot;;ROUNDDOWN((100/([.Q10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10])*60+([.S10]-INT([.S10]))*100" office:value-type="float" office:value="0" calcext:value-type="float">
            <text:p>0</text:p>
          </table:table-cell>
          <table:table-cell table:style-name="ce167" table:formula="of:=COM.MICROSOFT.IFS(ISBLANK([.T10]);0;[.T10]=0;0;[.$D10]=&quot;m&quot;;&quot;1000m Pflicht&quot;;[.$D10]=&quot;w&quot;;ROUNDDOWN((800/[.T10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10])*60+([.V10]-INT([.V10]))*100" office:value-type="float" office:value="0" calcext:value-type="float">
            <text:p>0</text:p>
          </table:table-cell>
          <table:table-cell table:style-name="ce170" table:formula="of:=COM.MICROSOFT.IFS(ISBLANK([.V10]);0;[.V10]=0;0;[.$D10]=&quot;w&quot;;&quot;800m Pflicht&quot;;[.$D10]=&quot;m&quot;;ROUNDDOWN((1000/[.W10]-2.158)/0.006;0))" office:value-type="float" office:value="0" calcext:value-type="float">
            <text:p>0</text:p>
          </table:table-cell>
          <table:table-cell table:style-name="ce171" table:formula="of:=LARGE(([.H10]~[.J10]~[.L10]~[.N10]~[.O10]~[.R10]~[.U10]~[.X10]);1)+LARGE(([.H10]~[.J10]~[.L10]~[.N10]~[.O10]~[.R10]~[.U10]~[.X10]);2)+LARGE(([.H10]~[.J10]~[.L10]~[.N10]~[.O10]~[.R10]~[.U10]~[.X10]);3)" office:value-type="float" office:value="0" calcext:value-type="float">
            <text:p>0</text:p>
          </table:table-cell>
          <table:table-cell table:style-name="ce172" table:formula="of:=IF([.D10]=&quot;m&quot;;(COM.MICROSOFT.IFS([.F10]=[.$AE$8];LOOKUP([.Y10];[.$AF$8:.$AF$10];[.$AH$8:.$AH$10]);[.F10]=[.$AE$11];LOOKUP([.Y10];[.$AF$11:.$AF$13];[.$AH$11:.$AH$13]);[.F10]=[.$AE$14];LOOKUP([.Y10];[.$AF$14:.$AF$16];[.$AH$14:.$AH$16]);[.F10]=[.$AE$17];LOOKUP([.Y10];[.$AF$17:.$AF$19];[.$AH$17:.$AH$19]);[.F10]=[.$AE$20];LOOKUP([.Y10];[.$AF$20:.$AF$22];[.$AH$20:.$AH$22]);[.F10]=[.$AE$23];LOOKUP([.Y10];[.$AF$23:.$AF$25];[.$AH$23:.$AH$25]);[.F10]=[.$AE$26];LOOKUP([.Y10];[.$AF$26:.$AF$28];[.$AH$26:.$AH$28]);[.F10]=[.$AE$29];LOOKUP([.Y10];[.$AF$29:.$AF$31];[.$AH$29:.$AH$31]);[.F10]=[.$AE$32];LOOKUP([.Y10];[.$AF$32:.$AF$34];[.$AH$32:.$AH$34])));0)" office:value-type="float" office:value="0" calcext:value-type="float">
            <text:p>0</text:p>
          </table:table-cell>
          <table:table-cell table:style-name="ce173" table:formula="of:=IF([.D10]=&quot;w&quot;;(COM.MICROSOFT.IFS([.F10]=[.$AE$8];LOOKUP([.Y10];[.$AG$8:.$AG$10];[.$AH$8:.$AH$10]);[.F10]=[.$AE$11];LOOKUP([.Y10];[.$AG$11:.$AG$13];[.$AH$11:.$AH$13]);[.F10]=[.$AE$14];LOOKUP([.Y10];[.$AG$14:.$AG$16];[.$AH$14:.$AH$16]);[.F10]=[.$AE$17];LOOKUP([.Y10];[.$AG$17:.$AG$19];[.$AH$17:.$AH$19]);[.F10]=[.$AE$20];LOOKUP([.Y10];[.$AG$20:.$AG$22];[.$AH$20:.$AH$22]);[.F10]=[.$AE$23];LOOKUP([.Y10];[.$AG$23:.$AG$25];[.$AH$23:.$AH$25]);[.F10]=[.$AE$26];LOOKUP([.Y10];[.$AG$26:.$AG$28];[.$AH$26:.$AH$28]);[.F10]=[.$AE$29];LOOKUP([.Y10];[.$AG$29:.$AG$31];[.$AH$29:.$AH$31]);[.F10]=[.$AE$32];LOOKUP([.Y10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575" calcext:value-type="float">
            <text:p>575</text:p>
          </table:table-cell>
          <table:table-cell table:style-name="ce53" office:value-type="float" office:value="625" calcext:value-type="float">
            <text:p>625</text:p>
          </table:table-cell>
          <table:table-cell table:style-name="ce55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143" office:value-type="float" office:value="5" calcext:value-type="float">
            <text:p>5</text:p>
          </table:table-cell>
          <table:table-cell table:style-name="ce145" table:number-columns-repeated="2"/>
          <table:table-cell table:style-name="ce148" table:content-validation-name="val2"/>
          <table:table-cell table:style-name="ce150"/>
          <table:table-cell table:style-name="ce152" table:formula="of:=IF(ISBLANK([.E11]);&quot;&quot;;[.$H$1]-[.E11])">
            <text:p/>
          </table:table-cell>
          <table:table-cell table:style-name="ce153"/>
          <table:table-cell table:style-name="ce154" table:formula="of:=COM.MICROSOFT.IFS(ISBLANK([.G11]);0;[.G11]=0;0;[.$D11]=&quot;m&quot;;ROUNDDOWN((SQRT([.G11])-2.8)/0.011;0);[.$D11]=&quot;w&quot;;ROUNDDOWN((SQRT([.G11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11]);0;[.I11]=0;0;[.$D11]=&quot;m&quot;;ROUNDDOWN((SQRT([.I11])-1.936)/0.0124;0);[.$D11]=&quot;w&quot;;ROUNDDOWN((SQRT([.I11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11]);0;[.K11]=0;0;[.$D11]=&quot;m&quot;;ROUNDDOWN((SQRT([.K11])-1.15028)/0.00219;0);[.$D11]=&quot;w&quot;;ROUNDDOWN((SQRT([.K11])-1.0935)/0.00208;0))" office:value-type="float" office:value="0" calcext:value-type="float">
            <text:p>0</text:p>
          </table:table-cell>
          <table:table-cell table:style-name="ce159"/>
          <table:table-cell table:style-name="ce126" table:formula="of:=COM.MICROSOFT.IFS(ISBLANK([.M11]);0;[.M11]=0;0;[.$D11]=&quot;m&quot;;ROUNDDOWN((50/([.M11]+0.24)-3.79)/0.0069;0);[.$D11]=&quot;w&quot;;ROUNDDOWN((50/([.M11]+0.24)-3.648)/0.0066;0))" office:value-type="float" office:value="0" calcext:value-type="float">
            <text:p>0</text:p>
          </table:table-cell>
          <table:table-cell table:style-name="ce161"/>
          <table:table-cell table:style-name="ce129" table:formula="of:=COM.MICROSOFT.IFS(ISBLANK([.O11]);0;[.O11]=0;0;[.$D11]=&quot;m&quot;;ROUNDDOWN((75/([.O11]+0.24)-4.1)/0.00664;0);[.$D11]=&quot;w&quot;;ROUNDDOWN((75/([.O11]+0.24)-3.998)/0.0066;0))" office:value-type="float" office:value="0" calcext:value-type="float">
            <text:p>0</text:p>
          </table:table-cell>
          <table:table-cell table:style-name="ce163"/>
          <table:table-cell table:style-name="ce133" table:formula="of:=COM.MICROSOFT.IFS(ISBLANK([.Q11]);0;[.Q11]=0;0;[.$D11]=&quot;m&quot;;ROUNDDOWN((100/([.Q11]+0.24)-4.341)/0.00676;0);[.$D11]=&quot;w&quot;;ROUNDDOWN((100/([.Q11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11])*60+([.S11]-INT([.S11]))*100" office:value-type="float" office:value="0" calcext:value-type="float">
            <text:p>0</text:p>
          </table:table-cell>
          <table:table-cell table:style-name="ce167" table:formula="of:=COM.MICROSOFT.IFS(ISBLANK([.T11]);0;[.T11]=0;0;[.$D11]=&quot;m&quot;;&quot;1000m Pflicht&quot;;[.$D11]=&quot;w&quot;;ROUNDDOWN((800/[.T11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11])*60+([.V11]-INT([.V11]))*100" office:value-type="float" office:value="0" calcext:value-type="float">
            <text:p>0</text:p>
          </table:table-cell>
          <table:table-cell table:style-name="ce170" table:formula="of:=COM.MICROSOFT.IFS(ISBLANK([.V11]);0;[.V11]=0;0;[.$D11]=&quot;w&quot;;&quot;800m Pflicht&quot;;[.$D11]=&quot;m&quot;;ROUNDDOWN((1000/[.W11]-2.158)/0.006;0))" office:value-type="float" office:value="0" calcext:value-type="float">
            <text:p>0</text:p>
          </table:table-cell>
          <table:table-cell table:style-name="ce171" table:formula="of:=LARGE(([.H11]~[.J11]~[.L11]~[.N11]~[.O11]~[.R11]~[.U11]~[.X11]);1)+LARGE(([.H11]~[.J11]~[.L11]~[.N11]~[.O11]~[.R11]~[.U11]~[.X11]);2)+LARGE(([.H11]~[.J11]~[.L11]~[.N11]~[.O11]~[.R11]~[.U11]~[.X11]);3)" office:value-type="float" office:value="0" calcext:value-type="float">
            <text:p>0</text:p>
          </table:table-cell>
          <table:table-cell table:style-name="ce172" table:formula="of:=IF([.D11]=&quot;m&quot;;(COM.MICROSOFT.IFS([.F11]=[.$AE$8];LOOKUP([.Y11];[.$AF$8:.$AF$10];[.$AH$8:.$AH$10]);[.F11]=[.$AE$11];LOOKUP([.Y11];[.$AF$11:.$AF$13];[.$AH$11:.$AH$13]);[.F11]=[.$AE$14];LOOKUP([.Y11];[.$AF$14:.$AF$16];[.$AH$14:.$AH$16]);[.F11]=[.$AE$17];LOOKUP([.Y11];[.$AF$17:.$AF$19];[.$AH$17:.$AH$19]);[.F11]=[.$AE$20];LOOKUP([.Y11];[.$AF$20:.$AF$22];[.$AH$20:.$AH$22]);[.F11]=[.$AE$23];LOOKUP([.Y11];[.$AF$23:.$AF$25];[.$AH$23:.$AH$25]);[.F11]=[.$AE$26];LOOKUP([.Y11];[.$AF$26:.$AF$28];[.$AH$26:.$AH$28]);[.F11]=[.$AE$29];LOOKUP([.Y11];[.$AF$29:.$AF$31];[.$AH$29:.$AH$31]);[.F11]=[.$AE$32];LOOKUP([.Y11];[.$AF$32:.$AF$34];[.$AH$32:.$AH$34])));0)" office:value-type="float" office:value="0" calcext:value-type="float">
            <text:p>0</text:p>
          </table:table-cell>
          <table:table-cell table:style-name="ce173" table:formula="of:=IF([.D11]=&quot;w&quot;;(COM.MICROSOFT.IFS([.F11]=[.$AE$8];LOOKUP([.Y11];[.$AG$8:.$AG$10];[.$AH$8:.$AH$10]);[.F11]=[.$AE$11];LOOKUP([.Y11];[.$AG$11:.$AG$13];[.$AH$11:.$AH$13]);[.F11]=[.$AE$14];LOOKUP([.Y11];[.$AG$14:.$AG$16];[.$AH$14:.$AH$16]);[.F11]=[.$AE$17];LOOKUP([.Y11];[.$AG$17:.$AG$19];[.$AH$17:.$AH$19]);[.F11]=[.$AE$20];LOOKUP([.Y11];[.$AG$20:.$AG$22];[.$AH$20:.$AH$22]);[.F11]=[.$AE$23];LOOKUP([.Y11];[.$AG$23:.$AG$25];[.$AH$23:.$AH$25]);[.F11]=[.$AE$26];LOOKUP([.Y11];[.$AG$26:.$AG$28];[.$AH$26:.$AH$28]);[.F11]=[.$AE$29];LOOKUP([.Y11];[.$AG$29:.$AG$31];[.$AH$29:.$AH$31]);[.F11]=[.$AE$32];LOOKUP([.Y11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2" office:value-type="float" office:value="9" calcext:value-type="float" table:number-columns-spanned="1" table:number-rows-spanned="3">
            <text:p>9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143" office:value-type="float" office:value="6" calcext:value-type="float">
            <text:p>6</text:p>
          </table:table-cell>
          <table:table-cell table:style-name="ce145" table:number-columns-repeated="2"/>
          <table:table-cell table:style-name="ce148" table:content-validation-name="val2"/>
          <table:table-cell table:style-name="ce150"/>
          <table:table-cell table:style-name="ce152" table:formula="of:=IF(ISBLANK([.E12]);&quot;&quot;;[.$H$1]-[.E12])">
            <text:p/>
          </table:table-cell>
          <table:table-cell table:style-name="ce153"/>
          <table:table-cell table:style-name="ce154" table:formula="of:=COM.MICROSOFT.IFS(ISBLANK([.G12]);0;[.G12]=0;0;[.$D12]=&quot;m&quot;;ROUNDDOWN((SQRT([.G12])-2.8)/0.011;0);[.$D12]=&quot;w&quot;;ROUNDDOWN((SQRT([.G12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12]);0;[.I12]=0;0;[.$D12]=&quot;m&quot;;ROUNDDOWN((SQRT([.I12])-1.936)/0.0124;0);[.$D12]=&quot;w&quot;;ROUNDDOWN((SQRT([.I12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12]);0;[.K12]=0;0;[.$D12]=&quot;m&quot;;ROUNDDOWN((SQRT([.K12])-1.15028)/0.00219;0);[.$D12]=&quot;w&quot;;ROUNDDOWN((SQRT([.K12])-1.0935)/0.00208;0))" office:value-type="float" office:value="0" calcext:value-type="float">
            <text:p>0</text:p>
          </table:table-cell>
          <table:table-cell table:style-name="ce159"/>
          <table:table-cell table:style-name="ce126" table:formula="of:=COM.MICROSOFT.IFS(ISBLANK([.M12]);0;[.M12]=0;0;[.$D12]=&quot;m&quot;;ROUNDDOWN((50/([.M12]+0.24)-3.79)/0.0069;0);[.$D12]=&quot;w&quot;;ROUNDDOWN((50/([.M12]+0.24)-3.648)/0.0066;0))" office:value-type="float" office:value="0" calcext:value-type="float">
            <text:p>0</text:p>
          </table:table-cell>
          <table:table-cell table:style-name="ce161"/>
          <table:table-cell table:style-name="ce129" table:formula="of:=COM.MICROSOFT.IFS(ISBLANK([.O12]);0;[.O12]=0;0;[.$D12]=&quot;m&quot;;ROUNDDOWN((75/([.O12]+0.24)-4.1)/0.00664;0);[.$D12]=&quot;w&quot;;ROUNDDOWN((75/([.O12]+0.24)-3.998)/0.0066;0))" office:value-type="float" office:value="0" calcext:value-type="float">
            <text:p>0</text:p>
          </table:table-cell>
          <table:table-cell table:style-name="ce163"/>
          <table:table-cell table:style-name="ce133" table:formula="of:=COM.MICROSOFT.IFS(ISBLANK([.Q12]);0;[.Q12]=0;0;[.$D12]=&quot;m&quot;;ROUNDDOWN((100/([.Q12]+0.24)-4.341)/0.00676;0);[.$D12]=&quot;w&quot;;ROUNDDOWN((100/([.Q12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12])*60+([.S12]-INT([.S12]))*100" office:value-type="float" office:value="0" calcext:value-type="float">
            <text:p>0</text:p>
          </table:table-cell>
          <table:table-cell table:style-name="ce167" table:formula="of:=COM.MICROSOFT.IFS(ISBLANK([.T12]);0;[.T12]=0;0;[.$D12]=&quot;m&quot;;&quot;1000m Pflicht&quot;;[.$D12]=&quot;w&quot;;ROUNDDOWN((800/[.T12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12])*60+([.V12]-INT([.V12]))*100" office:value-type="float" office:value="0" calcext:value-type="float">
            <text:p>0</text:p>
          </table:table-cell>
          <table:table-cell table:style-name="ce170" table:formula="of:=COM.MICROSOFT.IFS(ISBLANK([.V12]);0;[.V12]=0;0;[.$D12]=&quot;w&quot;;&quot;800m Pflicht&quot;;[.$D12]=&quot;m&quot;;ROUNDDOWN((1000/[.W12]-2.158)/0.006;0))" office:value-type="float" office:value="0" calcext:value-type="float">
            <text:p>0</text:p>
          </table:table-cell>
          <table:table-cell table:style-name="ce171" table:formula="of:=LARGE(([.H12]~[.J12]~[.L12]~[.N12]~[.O12]~[.R12]~[.U12]~[.X12]);1)+LARGE(([.H12]~[.J12]~[.L12]~[.N12]~[.O12]~[.R12]~[.U12]~[.X12]);2)+LARGE(([.H12]~[.J12]~[.L12]~[.N12]~[.O12]~[.R12]~[.U12]~[.X12]);3)" office:value-type="float" office:value="0" calcext:value-type="float">
            <text:p>0</text:p>
          </table:table-cell>
          <table:table-cell table:style-name="ce172" table:formula="of:=IF([.D12]=&quot;m&quot;;(COM.MICROSOFT.IFS([.F12]=[.$AE$8];LOOKUP([.Y12];[.$AF$8:.$AF$10];[.$AH$8:.$AH$10]);[.F12]=[.$AE$11];LOOKUP([.Y12];[.$AF$11:.$AF$13];[.$AH$11:.$AH$13]);[.F12]=[.$AE$14];LOOKUP([.Y12];[.$AF$14:.$AF$16];[.$AH$14:.$AH$16]);[.F12]=[.$AE$17];LOOKUP([.Y12];[.$AF$17:.$AF$19];[.$AH$17:.$AH$19]);[.F12]=[.$AE$20];LOOKUP([.Y12];[.$AF$20:.$AF$22];[.$AH$20:.$AH$22]);[.F12]=[.$AE$23];LOOKUP([.Y12];[.$AF$23:.$AF$25];[.$AH$23:.$AH$25]);[.F12]=[.$AE$26];LOOKUP([.Y12];[.$AF$26:.$AF$28];[.$AH$26:.$AH$28]);[.F12]=[.$AE$29];LOOKUP([.Y12];[.$AF$29:.$AF$31];[.$AH$29:.$AH$31]);[.F12]=[.$AE$32];LOOKUP([.Y12];[.$AF$32:.$AF$34];[.$AH$32:.$AH$34])));0)" office:value-type="float" office:value="0" calcext:value-type="float">
            <text:p>0</text:p>
          </table:table-cell>
          <table:table-cell table:style-name="ce173" table:formula="of:=IF([.D12]=&quot;w&quot;;(COM.MICROSOFT.IFS([.F12]=[.$AE$8];LOOKUP([.Y12];[.$AG$8:.$AG$10];[.$AH$8:.$AH$10]);[.F12]=[.$AE$11];LOOKUP([.Y12];[.$AG$11:.$AG$13];[.$AH$11:.$AH$13]);[.F12]=[.$AE$14];LOOKUP([.Y12];[.$AG$14:.$AG$16];[.$AH$14:.$AH$16]);[.F12]=[.$AE$17];LOOKUP([.Y12];[.$AG$17:.$AG$19];[.$AH$17:.$AH$19]);[.F12]=[.$AE$20];LOOKUP([.Y12];[.$AG$20:.$AG$22];[.$AH$20:.$AH$22]);[.F12]=[.$AE$23];LOOKUP([.Y12];[.$AG$23:.$AG$25];[.$AH$23:.$AH$25]);[.F12]=[.$AE$26];LOOKUP([.Y12];[.$AG$26:.$AG$28];[.$AH$26:.$AH$28]);[.F12]=[.$AE$29];LOOKUP([.Y12];[.$AG$29:.$AG$31];[.$AH$29:.$AH$31]);[.F12]=[.$AE$32];LOOKUP([.Y12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525" calcext:value-type="float">
            <text:p>525</text:p>
          </table:table-cell>
          <table:table-cell table:style-name="ce54" office:value-type="float" office:value="550" calcext:value-type="float">
            <text:p>550</text:p>
          </table:table-cell>
          <table:table-cell table:style-name="ce56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143" office:value-type="float" office:value="7" calcext:value-type="float">
            <text:p>7</text:p>
          </table:table-cell>
          <table:table-cell table:style-name="ce145" table:number-columns-repeated="2"/>
          <table:table-cell table:style-name="ce148" table:content-validation-name="val2"/>
          <table:table-cell table:style-name="ce150"/>
          <table:table-cell table:style-name="ce152" table:formula="of:=IF(ISBLANK([.E13]);&quot;&quot;;[.$H$1]-[.E13])">
            <text:p/>
          </table:table-cell>
          <table:table-cell table:style-name="ce153"/>
          <table:table-cell table:style-name="ce154" table:formula="of:=COM.MICROSOFT.IFS(ISBLANK([.G13]);0;[.G13]=0;0;[.$D13]=&quot;m&quot;;ROUNDDOWN((SQRT([.G13])-2.8)/0.011;0);[.$D13]=&quot;w&quot;;ROUNDDOWN((SQRT([.G13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13]);0;[.I13]=0;0;[.$D13]=&quot;m&quot;;ROUNDDOWN((SQRT([.I13])-1.936)/0.0124;0);[.$D13]=&quot;w&quot;;ROUNDDOWN((SQRT([.I13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13]);0;[.K13]=0;0;[.$D13]=&quot;m&quot;;ROUNDDOWN((SQRT([.K13])-1.15028)/0.00219;0);[.$D13]=&quot;w&quot;;ROUNDDOWN((SQRT([.K13])-1.0935)/0.00208;0))" office:value-type="float" office:value="0" calcext:value-type="float">
            <text:p>0</text:p>
          </table:table-cell>
          <table:table-cell table:style-name="ce159"/>
          <table:table-cell table:style-name="ce126" table:formula="of:=COM.MICROSOFT.IFS(ISBLANK([.M13]);0;[.M13]=0;0;[.$D13]=&quot;m&quot;;ROUNDDOWN((50/([.M13]+0.24)-3.79)/0.0069;0);[.$D13]=&quot;w&quot;;ROUNDDOWN((50/([.M13]+0.24)-3.648)/0.0066;0))" office:value-type="float" office:value="0" calcext:value-type="float">
            <text:p>0</text:p>
          </table:table-cell>
          <table:table-cell table:style-name="ce161"/>
          <table:table-cell table:style-name="ce129" table:formula="of:=COM.MICROSOFT.IFS(ISBLANK([.O13]);0;[.O13]=0;0;[.$D13]=&quot;m&quot;;ROUNDDOWN((75/([.O13]+0.24)-4.1)/0.00664;0);[.$D13]=&quot;w&quot;;ROUNDDOWN((75/([.O13]+0.24)-3.998)/0.0066;0))" office:value-type="float" office:value="0" calcext:value-type="float">
            <text:p>0</text:p>
          </table:table-cell>
          <table:table-cell table:style-name="ce163"/>
          <table:table-cell table:style-name="ce133" table:formula="of:=COM.MICROSOFT.IFS(ISBLANK([.Q13]);0;[.Q13]=0;0;[.$D13]=&quot;m&quot;;ROUNDDOWN((100/([.Q13]+0.24)-4.341)/0.00676;0);[.$D13]=&quot;w&quot;;ROUNDDOWN((100/([.Q13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13])*60+([.S13]-INT([.S13]))*100" office:value-type="float" office:value="0" calcext:value-type="float">
            <text:p>0</text:p>
          </table:table-cell>
          <table:table-cell table:style-name="ce167" table:formula="of:=COM.MICROSOFT.IFS(ISBLANK([.T13]);0;[.T13]=0;0;[.$D13]=&quot;m&quot;;&quot;1000m Pflicht&quot;;[.$D13]=&quot;w&quot;;ROUNDDOWN((800/[.T13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13])*60+([.V13]-INT([.V13]))*100" office:value-type="float" office:value="0" calcext:value-type="float">
            <text:p>0</text:p>
          </table:table-cell>
          <table:table-cell table:style-name="ce170" table:formula="of:=COM.MICROSOFT.IFS(ISBLANK([.V13]);0;[.V13]=0;0;[.$D13]=&quot;w&quot;;&quot;800m Pflicht&quot;;[.$D13]=&quot;m&quot;;ROUNDDOWN((1000/[.W13]-2.158)/0.006;0))" office:value-type="float" office:value="0" calcext:value-type="float">
            <text:p>0</text:p>
          </table:table-cell>
          <table:table-cell table:style-name="ce171" table:formula="of:=LARGE(([.H13]~[.J13]~[.L13]~[.N13]~[.O13]~[.R13]~[.U13]~[.X13]);1)+LARGE(([.H13]~[.J13]~[.L13]~[.N13]~[.O13]~[.R13]~[.U13]~[.X13]);2)+LARGE(([.H13]~[.J13]~[.L13]~[.N13]~[.O13]~[.R13]~[.U13]~[.X13]);3)" office:value-type="float" office:value="0" calcext:value-type="float">
            <text:p>0</text:p>
          </table:table-cell>
          <table:table-cell table:style-name="ce172" table:formula="of:=IF([.D13]=&quot;m&quot;;(COM.MICROSOFT.IFS([.F13]=[.$AE$8];LOOKUP([.Y13];[.$AF$8:.$AF$10];[.$AH$8:.$AH$10]);[.F13]=[.$AE$11];LOOKUP([.Y13];[.$AF$11:.$AF$13];[.$AH$11:.$AH$13]);[.F13]=[.$AE$14];LOOKUP([.Y13];[.$AF$14:.$AF$16];[.$AH$14:.$AH$16]);[.F13]=[.$AE$17];LOOKUP([.Y13];[.$AF$17:.$AF$19];[.$AH$17:.$AH$19]);[.F13]=[.$AE$20];LOOKUP([.Y13];[.$AF$20:.$AF$22];[.$AH$20:.$AH$22]);[.F13]=[.$AE$23];LOOKUP([.Y13];[.$AF$23:.$AF$25];[.$AH$23:.$AH$25]);[.F13]=[.$AE$26];LOOKUP([.Y13];[.$AF$26:.$AF$28];[.$AH$26:.$AH$28]);[.F13]=[.$AE$29];LOOKUP([.Y13];[.$AF$29:.$AF$31];[.$AH$29:.$AH$31]);[.F13]=[.$AE$32];LOOKUP([.Y13];[.$AF$32:.$AF$34];[.$AH$32:.$AH$34])));0)" office:value-type="float" office:value="0" calcext:value-type="float">
            <text:p>0</text:p>
          </table:table-cell>
          <table:table-cell table:style-name="ce173" table:formula="of:=IF([.D13]=&quot;w&quot;;(COM.MICROSOFT.IFS([.F13]=[.$AE$8];LOOKUP([.Y13];[.$AG$8:.$AG$10];[.$AH$8:.$AH$10]);[.F13]=[.$AE$11];LOOKUP([.Y13];[.$AG$11:.$AG$13];[.$AH$11:.$AH$13]);[.F13]=[.$AE$14];LOOKUP([.Y13];[.$AG$14:.$AG$16];[.$AH$14:.$AH$16]);[.F13]=[.$AE$17];LOOKUP([.Y13];[.$AG$17:.$AG$19];[.$AH$17:.$AH$19]);[.F13]=[.$AE$20];LOOKUP([.Y13];[.$AG$20:.$AG$22];[.$AH$20:.$AH$22]);[.F13]=[.$AE$23];LOOKUP([.Y13];[.$AG$23:.$AG$25];[.$AH$23:.$AH$25]);[.F13]=[.$AE$26];LOOKUP([.Y13];[.$AG$26:.$AG$28];[.$AH$26:.$AH$28]);[.F13]=[.$AE$29];LOOKUP([.Y13];[.$AG$29:.$AG$31];[.$AH$29:.$AH$31]);[.F13]=[.$AE$32];LOOKUP([.Y13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675" calcext:value-type="float">
            <text:p>675</text:p>
          </table:table-cell>
          <table:table-cell table:style-name="ce54" office:value-type="float" office:value="725" calcext:value-type="float">
            <text:p>725</text:p>
          </table:table-cell>
          <table:table-cell table:style-name="ce56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143" office:value-type="float" office:value="8" calcext:value-type="float">
            <text:p>8</text:p>
          </table:table-cell>
          <table:table-cell table:style-name="ce145" table:number-columns-repeated="2"/>
          <table:table-cell table:style-name="ce148" table:content-validation-name="val2"/>
          <table:table-cell table:style-name="ce150"/>
          <table:table-cell table:style-name="ce152" table:formula="of:=IF(ISBLANK([.E14]);&quot;&quot;;[.$H$1]-[.E14])">
            <text:p/>
          </table:table-cell>
          <table:table-cell table:style-name="ce153"/>
          <table:table-cell table:style-name="ce154" table:formula="of:=COM.MICROSOFT.IFS(ISBLANK([.G14]);0;[.G14]=0;0;[.$D14]=&quot;m&quot;;ROUNDDOWN((SQRT([.G14])-2.8)/0.011;0);[.$D14]=&quot;w&quot;;ROUNDDOWN((SQRT([.G14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14]);0;[.I14]=0;0;[.$D14]=&quot;m&quot;;ROUNDDOWN((SQRT([.I14])-1.936)/0.0124;0);[.$D14]=&quot;w&quot;;ROUNDDOWN((SQRT([.I14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14]);0;[.K14]=0;0;[.$D14]=&quot;m&quot;;ROUNDDOWN((SQRT([.K14])-1.15028)/0.00219;0);[.$D14]=&quot;w&quot;;ROUNDDOWN((SQRT([.K14])-1.0935)/0.00208;0))" office:value-type="float" office:value="0" calcext:value-type="float">
            <text:p>0</text:p>
          </table:table-cell>
          <table:table-cell table:style-name="ce159"/>
          <table:table-cell table:style-name="ce126" table:formula="of:=COM.MICROSOFT.IFS(ISBLANK([.M14]);0;[.M14]=0;0;[.$D14]=&quot;m&quot;;ROUNDDOWN((50/([.M14]+0.24)-3.79)/0.0069;0);[.$D14]=&quot;w&quot;;ROUNDDOWN((50/([.M14]+0.24)-3.648)/0.0066;0))" office:value-type="float" office:value="0" calcext:value-type="float">
            <text:p>0</text:p>
          </table:table-cell>
          <table:table-cell table:style-name="ce161"/>
          <table:table-cell table:style-name="ce129" table:formula="of:=COM.MICROSOFT.IFS(ISBLANK([.O14]);0;[.O14]=0;0;[.$D14]=&quot;m&quot;;ROUNDDOWN((75/([.O14]+0.24)-4.1)/0.00664;0);[.$D14]=&quot;w&quot;;ROUNDDOWN((75/([.O14]+0.24)-3.998)/0.0066;0))" office:value-type="float" office:value="0" calcext:value-type="float">
            <text:p>0</text:p>
          </table:table-cell>
          <table:table-cell table:style-name="ce163"/>
          <table:table-cell table:style-name="ce133" table:formula="of:=COM.MICROSOFT.IFS(ISBLANK([.Q14]);0;[.Q14]=0;0;[.$D14]=&quot;m&quot;;ROUNDDOWN((100/([.Q14]+0.24)-4.341)/0.00676;0);[.$D14]=&quot;w&quot;;ROUNDDOWN((100/([.Q14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14])*60+([.S14]-INT([.S14]))*100" office:value-type="float" office:value="0" calcext:value-type="float">
            <text:p>0</text:p>
          </table:table-cell>
          <table:table-cell table:style-name="ce167" table:formula="of:=COM.MICROSOFT.IFS(ISBLANK([.T14]);0;[.T14]=0;0;[.$D14]=&quot;m&quot;;&quot;1000m Pflicht&quot;;[.$D14]=&quot;w&quot;;ROUNDDOWN((800/[.T14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14])*60+([.V14]-INT([.V14]))*100" office:value-type="float" office:value="0" calcext:value-type="float">
            <text:p>0</text:p>
          </table:table-cell>
          <table:table-cell table:style-name="ce170" table:formula="of:=COM.MICROSOFT.IFS(ISBLANK([.V14]);0;[.V14]=0;0;[.$D14]=&quot;w&quot;;&quot;800m Pflicht&quot;;[.$D14]=&quot;m&quot;;ROUNDDOWN((1000/[.W14]-2.158)/0.006;0))" office:value-type="float" office:value="0" calcext:value-type="float">
            <text:p>0</text:p>
          </table:table-cell>
          <table:table-cell table:style-name="ce171" table:formula="of:=LARGE(([.H14]~[.J14]~[.L14]~[.N14]~[.O14]~[.R14]~[.U14]~[.X14]);1)+LARGE(([.H14]~[.J14]~[.L14]~[.N14]~[.O14]~[.R14]~[.U14]~[.X14]);2)+LARGE(([.H14]~[.J14]~[.L14]~[.N14]~[.O14]~[.R14]~[.U14]~[.X14]);3)" office:value-type="float" office:value="0" calcext:value-type="float">
            <text:p>0</text:p>
          </table:table-cell>
          <table:table-cell table:style-name="ce172" table:formula="of:=IF([.D14]=&quot;m&quot;;(COM.MICROSOFT.IFS([.F14]=[.$AE$8];LOOKUP([.Y14];[.$AF$8:.$AF$10];[.$AH$8:.$AH$10]);[.F14]=[.$AE$11];LOOKUP([.Y14];[.$AF$11:.$AF$13];[.$AH$11:.$AH$13]);[.F14]=[.$AE$14];LOOKUP([.Y14];[.$AF$14:.$AF$16];[.$AH$14:.$AH$16]);[.F14]=[.$AE$17];LOOKUP([.Y14];[.$AF$17:.$AF$19];[.$AH$17:.$AH$19]);[.F14]=[.$AE$20];LOOKUP([.Y14];[.$AF$20:.$AF$22];[.$AH$20:.$AH$22]);[.F14]=[.$AE$23];LOOKUP([.Y14];[.$AF$23:.$AF$25];[.$AH$23:.$AH$25]);[.F14]=[.$AE$26];LOOKUP([.Y14];[.$AF$26:.$AF$28];[.$AH$26:.$AH$28]);[.F14]=[.$AE$29];LOOKUP([.Y14];[.$AF$29:.$AF$31];[.$AH$29:.$AH$31]);[.F14]=[.$AE$32];LOOKUP([.Y14];[.$AF$32:.$AF$34];[.$AH$32:.$AH$34])));0)" office:value-type="float" office:value="0" calcext:value-type="float">
            <text:p>0</text:p>
          </table:table-cell>
          <table:table-cell table:style-name="ce173" table:formula="of:=IF([.D14]=&quot;w&quot;;(COM.MICROSOFT.IFS([.F14]=[.$AE$8];LOOKUP([.Y14];[.$AG$8:.$AG$10];[.$AH$8:.$AH$10]);[.F14]=[.$AE$11];LOOKUP([.Y14];[.$AG$11:.$AG$13];[.$AH$11:.$AH$13]);[.F14]=[.$AE$14];LOOKUP([.Y14];[.$AG$14:.$AG$16];[.$AH$14:.$AH$16]);[.F14]=[.$AE$17];LOOKUP([.Y14];[.$AG$17:.$AG$19];[.$AH$17:.$AH$19]);[.F14]=[.$AE$20];LOOKUP([.Y14];[.$AG$20:.$AG$22];[.$AH$20:.$AH$22]);[.F14]=[.$AE$23];LOOKUP([.Y14];[.$AG$23:.$AG$25];[.$AH$23:.$AH$25]);[.F14]=[.$AE$26];LOOKUP([.Y14];[.$AG$26:.$AG$28];[.$AH$26:.$AH$28]);[.F14]=[.$AE$29];LOOKUP([.Y14];[.$AG$29:.$AG$31];[.$AH$29:.$AH$31]);[.F14]=[.$AE$32];LOOKUP([.Y14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1" office:value-type="float" office:value="10" calcext:value-type="float" table:number-columns-spanned="1" table:number-rows-spanned="3">
            <text:p>1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143" office:value-type="float" office:value="9" calcext:value-type="float">
            <text:p>9</text:p>
          </table:table-cell>
          <table:table-cell table:style-name="ce145" table:number-columns-repeated="2"/>
          <table:table-cell table:style-name="ce148" table:content-validation-name="val2"/>
          <table:table-cell table:style-name="ce150"/>
          <table:table-cell table:style-name="ce152" table:formula="of:=IF(ISBLANK([.E15]);&quot;&quot;;[.$H$1]-[.E15])">
            <text:p/>
          </table:table-cell>
          <table:table-cell table:style-name="ce153"/>
          <table:table-cell table:style-name="ce154" table:formula="of:=COM.MICROSOFT.IFS(ISBLANK([.G15]);0;[.G15]=0;0;[.$D15]=&quot;m&quot;;ROUNDDOWN((SQRT([.G15])-2.8)/0.011;0);[.$D15]=&quot;w&quot;;ROUNDDOWN((SQRT([.G15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15]);0;[.I15]=0;0;[.$D15]=&quot;m&quot;;ROUNDDOWN((SQRT([.I15])-1.936)/0.0124;0);[.$D15]=&quot;w&quot;;ROUNDDOWN((SQRT([.I15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15]);0;[.K15]=0;0;[.$D15]=&quot;m&quot;;ROUNDDOWN((SQRT([.K15])-1.15028)/0.00219;0);[.$D15]=&quot;w&quot;;ROUNDDOWN((SQRT([.K15])-1.0935)/0.00208;0))" office:value-type="float" office:value="0" calcext:value-type="float">
            <text:p>0</text:p>
          </table:table-cell>
          <table:table-cell table:style-name="ce159"/>
          <table:table-cell table:style-name="ce126" table:formula="of:=COM.MICROSOFT.IFS(ISBLANK([.M15]);0;[.M15]=0;0;[.$D15]=&quot;m&quot;;ROUNDDOWN((50/([.M15]+0.24)-3.79)/0.0069;0);[.$D15]=&quot;w&quot;;ROUNDDOWN((50/([.M15]+0.24)-3.648)/0.0066;0))" office:value-type="float" office:value="0" calcext:value-type="float">
            <text:p>0</text:p>
          </table:table-cell>
          <table:table-cell table:style-name="ce161"/>
          <table:table-cell table:style-name="ce129" table:formula="of:=COM.MICROSOFT.IFS(ISBLANK([.O15]);0;[.O15]=0;0;[.$D15]=&quot;m&quot;;ROUNDDOWN((75/([.O15]+0.24)-4.1)/0.00664;0);[.$D15]=&quot;w&quot;;ROUNDDOWN((75/([.O15]+0.24)-3.998)/0.0066;0))" office:value-type="float" office:value="0" calcext:value-type="float">
            <text:p>0</text:p>
          </table:table-cell>
          <table:table-cell table:style-name="ce163"/>
          <table:table-cell table:style-name="ce133" table:formula="of:=COM.MICROSOFT.IFS(ISBLANK([.Q15]);0;[.Q15]=0;0;[.$D15]=&quot;m&quot;;ROUNDDOWN((100/([.Q15]+0.24)-4.341)/0.00676;0);[.$D15]=&quot;w&quot;;ROUNDDOWN((100/([.Q15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15])*60+([.S15]-INT([.S15]))*100" office:value-type="float" office:value="0" calcext:value-type="float">
            <text:p>0</text:p>
          </table:table-cell>
          <table:table-cell table:style-name="ce167" table:formula="of:=COM.MICROSOFT.IFS(ISBLANK([.T15]);0;[.T15]=0;0;[.$D15]=&quot;m&quot;;&quot;1000m Pflicht&quot;;[.$D15]=&quot;w&quot;;ROUNDDOWN((800/[.T15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15])*60+([.V15]-INT([.V15]))*100" office:value-type="float" office:value="0" calcext:value-type="float">
            <text:p>0</text:p>
          </table:table-cell>
          <table:table-cell table:style-name="ce170" table:formula="of:=COM.MICROSOFT.IFS(ISBLANK([.V15]);0;[.V15]=0;0;[.$D15]=&quot;w&quot;;&quot;800m Pflicht&quot;;[.$D15]=&quot;m&quot;;ROUNDDOWN((1000/[.W15]-2.158)/0.006;0))" office:value-type="float" office:value="0" calcext:value-type="float">
            <text:p>0</text:p>
          </table:table-cell>
          <table:table-cell table:style-name="ce171" table:formula="of:=LARGE(([.H15]~[.J15]~[.L15]~[.N15]~[.O15]~[.R15]~[.U15]~[.X15]);1)+LARGE(([.H15]~[.J15]~[.L15]~[.N15]~[.O15]~[.R15]~[.U15]~[.X15]);2)+LARGE(([.H15]~[.J15]~[.L15]~[.N15]~[.O15]~[.R15]~[.U15]~[.X15]);3)" office:value-type="float" office:value="0" calcext:value-type="float">
            <text:p>0</text:p>
          </table:table-cell>
          <table:table-cell table:style-name="ce172" table:formula="of:=IF([.D15]=&quot;m&quot;;(COM.MICROSOFT.IFS([.F15]=[.$AE$8];LOOKUP([.Y15];[.$AF$8:.$AF$10];[.$AH$8:.$AH$10]);[.F15]=[.$AE$11];LOOKUP([.Y15];[.$AF$11:.$AF$13];[.$AH$11:.$AH$13]);[.F15]=[.$AE$14];LOOKUP([.Y15];[.$AF$14:.$AF$16];[.$AH$14:.$AH$16]);[.F15]=[.$AE$17];LOOKUP([.Y15];[.$AF$17:.$AF$19];[.$AH$17:.$AH$19]);[.F15]=[.$AE$20];LOOKUP([.Y15];[.$AF$20:.$AF$22];[.$AH$20:.$AH$22]);[.F15]=[.$AE$23];LOOKUP([.Y15];[.$AF$23:.$AF$25];[.$AH$23:.$AH$25]);[.F15]=[.$AE$26];LOOKUP([.Y15];[.$AF$26:.$AF$28];[.$AH$26:.$AH$28]);[.F15]=[.$AE$29];LOOKUP([.Y15];[.$AF$29:.$AF$31];[.$AH$29:.$AH$31]);[.F15]=[.$AE$32];LOOKUP([.Y15];[.$AF$32:.$AF$34];[.$AH$32:.$AH$34])));0)" office:value-type="float" office:value="0" calcext:value-type="float">
            <text:p>0</text:p>
          </table:table-cell>
          <table:table-cell table:style-name="ce173" table:formula="of:=IF([.D15]=&quot;w&quot;;(COM.MICROSOFT.IFS([.F15]=[.$AE$8];LOOKUP([.Y15];[.$AG$8:.$AG$10];[.$AH$8:.$AH$10]);[.F15]=[.$AE$11];LOOKUP([.Y15];[.$AG$11:.$AG$13];[.$AH$11:.$AH$13]);[.F15]=[.$AE$14];LOOKUP([.Y15];[.$AG$14:.$AG$16];[.$AH$14:.$AH$16]);[.F15]=[.$AE$17];LOOKUP([.Y15];[.$AG$17:.$AG$19];[.$AH$17:.$AH$19]);[.F15]=[.$AE$20];LOOKUP([.Y15];[.$AG$20:.$AG$22];[.$AH$20:.$AH$22]);[.F15]=[.$AE$23];LOOKUP([.Y15];[.$AG$23:.$AG$25];[.$AH$23:.$AH$25]);[.F15]=[.$AE$26];LOOKUP([.Y15];[.$AG$26:.$AG$28];[.$AH$26:.$AH$28]);[.F15]=[.$AE$29];LOOKUP([.Y15];[.$AG$29:.$AG$31];[.$AH$29:.$AH$31]);[.F15]=[.$AE$32];LOOKUP([.Y15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600" calcext:value-type="float">
            <text:p>600</text:p>
          </table:table-cell>
          <table:table-cell table:style-name="ce53" office:value-type="float" office:value="625" calcext:value-type="float">
            <text:p>625</text:p>
          </table:table-cell>
          <table:table-cell table:style-name="ce55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143" office:value-type="float" office:value="10" calcext:value-type="float">
            <text:p>10</text:p>
          </table:table-cell>
          <table:table-cell table:style-name="ce145" table:number-columns-repeated="2"/>
          <table:table-cell table:style-name="ce148" table:content-validation-name="val2"/>
          <table:table-cell table:style-name="ce150"/>
          <table:table-cell table:style-name="ce152" table:formula="of:=IF(ISBLANK([.E16]);&quot;&quot;;[.$H$1]-[.E16])">
            <text:p/>
          </table:table-cell>
          <table:table-cell table:style-name="ce153"/>
          <table:table-cell table:style-name="ce154" table:formula="of:=COM.MICROSOFT.IFS(ISBLANK([.G16]);0;[.G16]=0;0;[.$D16]=&quot;m&quot;;ROUNDDOWN((SQRT([.G16])-2.8)/0.011;0);[.$D16]=&quot;w&quot;;ROUNDDOWN((SQRT([.G16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16]);0;[.I16]=0;0;[.$D16]=&quot;m&quot;;ROUNDDOWN((SQRT([.I16])-1.936)/0.0124;0);[.$D16]=&quot;w&quot;;ROUNDDOWN((SQRT([.I16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16]);0;[.K16]=0;0;[.$D16]=&quot;m&quot;;ROUNDDOWN((SQRT([.K16])-1.15028)/0.00219;0);[.$D16]=&quot;w&quot;;ROUNDDOWN((SQRT([.K16])-1.0935)/0.00208;0))" office:value-type="float" office:value="0" calcext:value-type="float">
            <text:p>0</text:p>
          </table:table-cell>
          <table:table-cell table:style-name="ce159"/>
          <table:table-cell table:style-name="ce126" table:formula="of:=COM.MICROSOFT.IFS(ISBLANK([.M16]);0;[.M16]=0;0;[.$D16]=&quot;m&quot;;ROUNDDOWN((50/([.M16]+0.24)-3.79)/0.0069;0);[.$D16]=&quot;w&quot;;ROUNDDOWN((50/([.M16]+0.24)-3.648)/0.0066;0))" office:value-type="float" office:value="0" calcext:value-type="float">
            <text:p>0</text:p>
          </table:table-cell>
          <table:table-cell table:style-name="ce161"/>
          <table:table-cell table:style-name="ce129" table:formula="of:=COM.MICROSOFT.IFS(ISBLANK([.O16]);0;[.O16]=0;0;[.$D16]=&quot;m&quot;;ROUNDDOWN((75/([.O16]+0.24)-4.1)/0.00664;0);[.$D16]=&quot;w&quot;;ROUNDDOWN((75/([.O16]+0.24)-3.998)/0.0066;0))" office:value-type="float" office:value="0" calcext:value-type="float">
            <text:p>0</text:p>
          </table:table-cell>
          <table:table-cell table:style-name="ce163"/>
          <table:table-cell table:style-name="ce133" table:formula="of:=COM.MICROSOFT.IFS(ISBLANK([.Q16]);0;[.Q16]=0;0;[.$D16]=&quot;m&quot;;ROUNDDOWN((100/([.Q16]+0.24)-4.341)/0.00676;0);[.$D16]=&quot;w&quot;;ROUNDDOWN((100/([.Q16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16])*60+([.S16]-INT([.S16]))*100" office:value-type="float" office:value="0" calcext:value-type="float">
            <text:p>0</text:p>
          </table:table-cell>
          <table:table-cell table:style-name="ce167" table:formula="of:=COM.MICROSOFT.IFS(ISBLANK([.T16]);0;[.T16]=0;0;[.$D16]=&quot;m&quot;;&quot;1000m Pflicht&quot;;[.$D16]=&quot;w&quot;;ROUNDDOWN((800/[.T16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16])*60+([.V16]-INT([.V16]))*100" office:value-type="float" office:value="0" calcext:value-type="float">
            <text:p>0</text:p>
          </table:table-cell>
          <table:table-cell table:style-name="ce170" table:formula="of:=COM.MICROSOFT.IFS(ISBLANK([.V16]);0;[.V16]=0;0;[.$D16]=&quot;w&quot;;&quot;800m Pflicht&quot;;[.$D16]=&quot;m&quot;;ROUNDDOWN((1000/[.W16]-2.158)/0.006;0))" office:value-type="float" office:value="0" calcext:value-type="float">
            <text:p>0</text:p>
          </table:table-cell>
          <table:table-cell table:style-name="ce171" table:formula="of:=LARGE(([.H16]~[.J16]~[.L16]~[.N16]~[.O16]~[.R16]~[.U16]~[.X16]);1)+LARGE(([.H16]~[.J16]~[.L16]~[.N16]~[.O16]~[.R16]~[.U16]~[.X16]);2)+LARGE(([.H16]~[.J16]~[.L16]~[.N16]~[.O16]~[.R16]~[.U16]~[.X16]);3)" office:value-type="float" office:value="0" calcext:value-type="float">
            <text:p>0</text:p>
          </table:table-cell>
          <table:table-cell table:style-name="ce172" table:formula="of:=IF([.D16]=&quot;m&quot;;(COM.MICROSOFT.IFS([.F16]=[.$AE$8];LOOKUP([.Y16];[.$AF$8:.$AF$10];[.$AH$8:.$AH$10]);[.F16]=[.$AE$11];LOOKUP([.Y16];[.$AF$11:.$AF$13];[.$AH$11:.$AH$13]);[.F16]=[.$AE$14];LOOKUP([.Y16];[.$AF$14:.$AF$16];[.$AH$14:.$AH$16]);[.F16]=[.$AE$17];LOOKUP([.Y16];[.$AF$17:.$AF$19];[.$AH$17:.$AH$19]);[.F16]=[.$AE$20];LOOKUP([.Y16];[.$AF$20:.$AF$22];[.$AH$20:.$AH$22]);[.F16]=[.$AE$23];LOOKUP([.Y16];[.$AF$23:.$AF$25];[.$AH$23:.$AH$25]);[.F16]=[.$AE$26];LOOKUP([.Y16];[.$AF$26:.$AF$28];[.$AH$26:.$AH$28]);[.F16]=[.$AE$29];LOOKUP([.Y16];[.$AF$29:.$AF$31];[.$AH$29:.$AH$31]);[.F16]=[.$AE$32];LOOKUP([.Y16];[.$AF$32:.$AF$34];[.$AH$32:.$AH$34])));0)" office:value-type="float" office:value="0" calcext:value-type="float">
            <text:p>0</text:p>
          </table:table-cell>
          <table:table-cell table:style-name="ce173" table:formula="of:=IF([.D16]=&quot;w&quot;;(COM.MICROSOFT.IFS([.F16]=[.$AE$8];LOOKUP([.Y16];[.$AG$8:.$AG$10];[.$AH$8:.$AH$10]);[.F16]=[.$AE$11];LOOKUP([.Y16];[.$AG$11:.$AG$13];[.$AH$11:.$AH$13]);[.F16]=[.$AE$14];LOOKUP([.Y16];[.$AG$14:.$AG$16];[.$AH$14:.$AH$16]);[.F16]=[.$AE$17];LOOKUP([.Y16];[.$AG$17:.$AG$19];[.$AH$17:.$AH$19]);[.F16]=[.$AE$20];LOOKUP([.Y16];[.$AG$20:.$AG$22];[.$AH$20:.$AH$22]);[.F16]=[.$AE$23];LOOKUP([.Y16];[.$AG$23:.$AG$25];[.$AH$23:.$AH$25]);[.F16]=[.$AE$26];LOOKUP([.Y16];[.$AG$26:.$AG$28];[.$AH$26:.$AH$28]);[.F16]=[.$AE$29];LOOKUP([.Y16];[.$AG$29:.$AG$31];[.$AH$29:.$AH$31]);[.F16]=[.$AE$32];LOOKUP([.Y16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775" calcext:value-type="float">
            <text:p>775</text:p>
          </table:table-cell>
          <table:table-cell table:style-name="ce53" office:value-type="float" office:value="825" calcext:value-type="float">
            <text:p>825</text:p>
          </table:table-cell>
          <table:table-cell table:style-name="ce55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143" office:value-type="float" office:value="11" calcext:value-type="float">
            <text:p>11</text:p>
          </table:table-cell>
          <table:table-cell table:style-name="ce145" table:number-columns-repeated="2"/>
          <table:table-cell table:style-name="ce148" table:content-validation-name="val2"/>
          <table:table-cell table:style-name="ce150"/>
          <table:table-cell table:style-name="ce152" table:formula="of:=IF(ISBLANK([.E17]);&quot;&quot;;[.$H$1]-[.E17])">
            <text:p/>
          </table:table-cell>
          <table:table-cell table:style-name="ce153"/>
          <table:table-cell table:style-name="ce154" table:formula="of:=COM.MICROSOFT.IFS(ISBLANK([.G17]);0;[.G17]=0;0;[.$D17]=&quot;m&quot;;ROUNDDOWN((SQRT([.G17])-2.8)/0.011;0);[.$D17]=&quot;w&quot;;ROUNDDOWN((SQRT([.G17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17]);0;[.I17]=0;0;[.$D17]=&quot;m&quot;;ROUNDDOWN((SQRT([.I17])-1.936)/0.0124;0);[.$D17]=&quot;w&quot;;ROUNDDOWN((SQRT([.I17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17]);0;[.K17]=0;0;[.$D17]=&quot;m&quot;;ROUNDDOWN((SQRT([.K17])-1.15028)/0.00219;0);[.$D17]=&quot;w&quot;;ROUNDDOWN((SQRT([.K17])-1.0935)/0.00208;0))" office:value-type="float" office:value="0" calcext:value-type="float">
            <text:p>0</text:p>
          </table:table-cell>
          <table:table-cell table:style-name="ce159"/>
          <table:table-cell table:style-name="ce126" table:formula="of:=COM.MICROSOFT.IFS(ISBLANK([.M17]);0;[.M17]=0;0;[.$D17]=&quot;m&quot;;ROUNDDOWN((50/([.M17]+0.24)-3.79)/0.0069;0);[.$D17]=&quot;w&quot;;ROUNDDOWN((50/([.M17]+0.24)-3.648)/0.0066;0))" office:value-type="float" office:value="0" calcext:value-type="float">
            <text:p>0</text:p>
          </table:table-cell>
          <table:table-cell table:style-name="ce161"/>
          <table:table-cell table:style-name="ce129" table:formula="of:=COM.MICROSOFT.IFS(ISBLANK([.O17]);0;[.O17]=0;0;[.$D17]=&quot;m&quot;;ROUNDDOWN((75/([.O17]+0.24)-4.1)/0.00664;0);[.$D17]=&quot;w&quot;;ROUNDDOWN((75/([.O17]+0.24)-3.998)/0.0066;0))" office:value-type="float" office:value="0" calcext:value-type="float">
            <text:p>0</text:p>
          </table:table-cell>
          <table:table-cell table:style-name="ce163"/>
          <table:table-cell table:style-name="ce133" table:formula="of:=COM.MICROSOFT.IFS(ISBLANK([.Q17]);0;[.Q17]=0;0;[.$D17]=&quot;m&quot;;ROUNDDOWN((100/([.Q17]+0.24)-4.341)/0.00676;0);[.$D17]=&quot;w&quot;;ROUNDDOWN((100/([.Q17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17])*60+([.S17]-INT([.S17]))*100" office:value-type="float" office:value="0" calcext:value-type="float">
            <text:p>0</text:p>
          </table:table-cell>
          <table:table-cell table:style-name="ce167" table:formula="of:=COM.MICROSOFT.IFS(ISBLANK([.T17]);0;[.T17]=0;0;[.$D17]=&quot;m&quot;;&quot;1000m Pflicht&quot;;[.$D17]=&quot;w&quot;;ROUNDDOWN((800/[.T17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17])*60+([.V17]-INT([.V17]))*100" office:value-type="float" office:value="0" calcext:value-type="float">
            <text:p>0</text:p>
          </table:table-cell>
          <table:table-cell table:style-name="ce170" table:formula="of:=COM.MICROSOFT.IFS(ISBLANK([.V17]);0;[.V17]=0;0;[.$D17]=&quot;w&quot;;&quot;800m Pflicht&quot;;[.$D17]=&quot;m&quot;;ROUNDDOWN((1000/[.W17]-2.158)/0.006;0))" office:value-type="float" office:value="0" calcext:value-type="float">
            <text:p>0</text:p>
          </table:table-cell>
          <table:table-cell table:style-name="ce171" table:formula="of:=LARGE(([.H17]~[.J17]~[.L17]~[.N17]~[.O17]~[.R17]~[.U17]~[.X17]);1)+LARGE(([.H17]~[.J17]~[.L17]~[.N17]~[.O17]~[.R17]~[.U17]~[.X17]);2)+LARGE(([.H17]~[.J17]~[.L17]~[.N17]~[.O17]~[.R17]~[.U17]~[.X17]);3)" office:value-type="float" office:value="0" calcext:value-type="float">
            <text:p>0</text:p>
          </table:table-cell>
          <table:table-cell table:style-name="ce172" table:formula="of:=IF([.D17]=&quot;m&quot;;(COM.MICROSOFT.IFS([.F17]=[.$AE$8];LOOKUP([.Y17];[.$AF$8:.$AF$10];[.$AH$8:.$AH$10]);[.F17]=[.$AE$11];LOOKUP([.Y17];[.$AF$11:.$AF$13];[.$AH$11:.$AH$13]);[.F17]=[.$AE$14];LOOKUP([.Y17];[.$AF$14:.$AF$16];[.$AH$14:.$AH$16]);[.F17]=[.$AE$17];LOOKUP([.Y17];[.$AF$17:.$AF$19];[.$AH$17:.$AH$19]);[.F17]=[.$AE$20];LOOKUP([.Y17];[.$AF$20:.$AF$22];[.$AH$20:.$AH$22]);[.F17]=[.$AE$23];LOOKUP([.Y17];[.$AF$23:.$AF$25];[.$AH$23:.$AH$25]);[.F17]=[.$AE$26];LOOKUP([.Y17];[.$AF$26:.$AF$28];[.$AH$26:.$AH$28]);[.F17]=[.$AE$29];LOOKUP([.Y17];[.$AF$29:.$AF$31];[.$AH$29:.$AH$31]);[.F17]=[.$AE$32];LOOKUP([.Y17];[.$AF$32:.$AF$34];[.$AH$32:.$AH$34])));0)" office:value-type="float" office:value="0" calcext:value-type="float">
            <text:p>0</text:p>
          </table:table-cell>
          <table:table-cell table:style-name="ce173" table:formula="of:=IF([.D17]=&quot;w&quot;;(COM.MICROSOFT.IFS([.F17]=[.$AE$8];LOOKUP([.Y17];[.$AG$8:.$AG$10];[.$AH$8:.$AH$10]);[.F17]=[.$AE$11];LOOKUP([.Y17];[.$AG$11:.$AG$13];[.$AH$11:.$AH$13]);[.F17]=[.$AE$14];LOOKUP([.Y17];[.$AG$14:.$AG$16];[.$AH$14:.$AH$16]);[.F17]=[.$AE$17];LOOKUP([.Y17];[.$AG$17:.$AG$19];[.$AH$17:.$AH$19]);[.F17]=[.$AE$20];LOOKUP([.Y17];[.$AG$20:.$AG$22];[.$AH$20:.$AH$22]);[.F17]=[.$AE$23];LOOKUP([.Y17];[.$AG$23:.$AG$25];[.$AH$23:.$AH$25]);[.F17]=[.$AE$26];LOOKUP([.Y17];[.$AG$26:.$AG$28];[.$AH$26:.$AH$28]);[.F17]=[.$AE$29];LOOKUP([.Y17];[.$AG$29:.$AG$31];[.$AH$29:.$AH$31]);[.F17]=[.$AE$32];LOOKUP([.Y17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2" office:value-type="float" office:value="11" calcext:value-type="float" table:number-columns-spanned="1" table:number-rows-spanned="3">
            <text:p>1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143" office:value-type="float" office:value="12" calcext:value-type="float">
            <text:p>12</text:p>
          </table:table-cell>
          <table:table-cell table:style-name="ce145" table:number-columns-repeated="2"/>
          <table:table-cell table:style-name="ce148" table:content-validation-name="val2"/>
          <table:table-cell table:style-name="ce150"/>
          <table:table-cell table:style-name="ce152" table:formula="of:=IF(ISBLANK([.E18]);&quot;&quot;;[.$H$1]-[.E18])">
            <text:p/>
          </table:table-cell>
          <table:table-cell table:style-name="ce153"/>
          <table:table-cell table:style-name="ce154" table:formula="of:=COM.MICROSOFT.IFS(ISBLANK([.G18]);0;[.G18]=0;0;[.$D18]=&quot;m&quot;;ROUNDDOWN((SQRT([.G18])-2.8)/0.011;0);[.$D18]=&quot;w&quot;;ROUNDDOWN((SQRT([.G18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18]);0;[.I18]=0;0;[.$D18]=&quot;m&quot;;ROUNDDOWN((SQRT([.I18])-1.936)/0.0124;0);[.$D18]=&quot;w&quot;;ROUNDDOWN((SQRT([.I18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18]);0;[.K18]=0;0;[.$D18]=&quot;m&quot;;ROUNDDOWN((SQRT([.K18])-1.15028)/0.00219;0);[.$D18]=&quot;w&quot;;ROUNDDOWN((SQRT([.K18])-1.0935)/0.00208;0))" office:value-type="float" office:value="0" calcext:value-type="float">
            <text:p>0</text:p>
          </table:table-cell>
          <table:table-cell table:style-name="ce159"/>
          <table:table-cell table:style-name="ce126" table:formula="of:=COM.MICROSOFT.IFS(ISBLANK([.M18]);0;[.M18]=0;0;[.$D18]=&quot;m&quot;;ROUNDDOWN((50/([.M18]+0.24)-3.79)/0.0069;0);[.$D18]=&quot;w&quot;;ROUNDDOWN((50/([.M18]+0.24)-3.648)/0.0066;0))" office:value-type="float" office:value="0" calcext:value-type="float">
            <text:p>0</text:p>
          </table:table-cell>
          <table:table-cell table:style-name="ce161"/>
          <table:table-cell table:style-name="ce129" table:formula="of:=COM.MICROSOFT.IFS(ISBLANK([.O18]);0;[.O18]=0;0;[.$D18]=&quot;m&quot;;ROUNDDOWN((75/([.O18]+0.24)-4.1)/0.00664;0);[.$D18]=&quot;w&quot;;ROUNDDOWN((75/([.O18]+0.24)-3.998)/0.0066;0))" office:value-type="float" office:value="0" calcext:value-type="float">
            <text:p>0</text:p>
          </table:table-cell>
          <table:table-cell table:style-name="ce163"/>
          <table:table-cell table:style-name="ce133" table:formula="of:=COM.MICROSOFT.IFS(ISBLANK([.Q18]);0;[.Q18]=0;0;[.$D18]=&quot;m&quot;;ROUNDDOWN((100/([.Q18]+0.24)-4.341)/0.00676;0);[.$D18]=&quot;w&quot;;ROUNDDOWN((100/([.Q18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18])*60+([.S18]-INT([.S18]))*100" office:value-type="float" office:value="0" calcext:value-type="float">
            <text:p>0</text:p>
          </table:table-cell>
          <table:table-cell table:style-name="ce167" table:formula="of:=COM.MICROSOFT.IFS(ISBLANK([.T18]);0;[.T18]=0;0;[.$D18]=&quot;m&quot;;&quot;1000m Pflicht&quot;;[.$D18]=&quot;w&quot;;ROUNDDOWN((800/[.T18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18])*60+([.V18]-INT([.V18]))*100" office:value-type="float" office:value="0" calcext:value-type="float">
            <text:p>0</text:p>
          </table:table-cell>
          <table:table-cell table:style-name="ce170" table:formula="of:=COM.MICROSOFT.IFS(ISBLANK([.V18]);0;[.V18]=0;0;[.$D18]=&quot;w&quot;;&quot;800m Pflicht&quot;;[.$D18]=&quot;m&quot;;ROUNDDOWN((1000/[.W18]-2.158)/0.006;0))" office:value-type="float" office:value="0" calcext:value-type="float">
            <text:p>0</text:p>
          </table:table-cell>
          <table:table-cell table:style-name="ce171" table:formula="of:=LARGE(([.H18]~[.J18]~[.L18]~[.N18]~[.O18]~[.R18]~[.U18]~[.X18]);1)+LARGE(([.H18]~[.J18]~[.L18]~[.N18]~[.O18]~[.R18]~[.U18]~[.X18]);2)+LARGE(([.H18]~[.J18]~[.L18]~[.N18]~[.O18]~[.R18]~[.U18]~[.X18]);3)" office:value-type="float" office:value="0" calcext:value-type="float">
            <text:p>0</text:p>
          </table:table-cell>
          <table:table-cell table:style-name="ce172" table:formula="of:=IF([.D18]=&quot;m&quot;;(COM.MICROSOFT.IFS([.F18]=[.$AE$8];LOOKUP([.Y18];[.$AF$8:.$AF$10];[.$AH$8:.$AH$10]);[.F18]=[.$AE$11];LOOKUP([.Y18];[.$AF$11:.$AF$13];[.$AH$11:.$AH$13]);[.F18]=[.$AE$14];LOOKUP([.Y18];[.$AF$14:.$AF$16];[.$AH$14:.$AH$16]);[.F18]=[.$AE$17];LOOKUP([.Y18];[.$AF$17:.$AF$19];[.$AH$17:.$AH$19]);[.F18]=[.$AE$20];LOOKUP([.Y18];[.$AF$20:.$AF$22];[.$AH$20:.$AH$22]);[.F18]=[.$AE$23];LOOKUP([.Y18];[.$AF$23:.$AF$25];[.$AH$23:.$AH$25]);[.F18]=[.$AE$26];LOOKUP([.Y18];[.$AF$26:.$AF$28];[.$AH$26:.$AH$28]);[.F18]=[.$AE$29];LOOKUP([.Y18];[.$AF$29:.$AF$31];[.$AH$29:.$AH$31]);[.F18]=[.$AE$32];LOOKUP([.Y18];[.$AF$32:.$AF$34];[.$AH$32:.$AH$34])));0)" office:value-type="float" office:value="0" calcext:value-type="float">
            <text:p>0</text:p>
          </table:table-cell>
          <table:table-cell table:style-name="ce173" table:formula="of:=IF([.D18]=&quot;w&quot;;(COM.MICROSOFT.IFS([.F18]=[.$AE$8];LOOKUP([.Y18];[.$AG$8:.$AG$10];[.$AH$8:.$AH$10]);[.F18]=[.$AE$11];LOOKUP([.Y18];[.$AG$11:.$AG$13];[.$AH$11:.$AH$13]);[.F18]=[.$AE$14];LOOKUP([.Y18];[.$AG$14:.$AG$16];[.$AH$14:.$AH$16]);[.F18]=[.$AE$17];LOOKUP([.Y18];[.$AG$17:.$AG$19];[.$AH$17:.$AH$19]);[.F18]=[.$AE$20];LOOKUP([.Y18];[.$AG$20:.$AG$22];[.$AH$20:.$AH$22]);[.F18]=[.$AE$23];LOOKUP([.Y18];[.$AG$23:.$AG$25];[.$AH$23:.$AH$25]);[.F18]=[.$AE$26];LOOKUP([.Y18];[.$AG$26:.$AG$28];[.$AH$26:.$AH$28]);[.F18]=[.$AE$29];LOOKUP([.Y18];[.$AG$29:.$AG$31];[.$AH$29:.$AH$31]);[.F18]=[.$AE$32];LOOKUP([.Y18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675" calcext:value-type="float">
            <text:p>675</text:p>
          </table:table-cell>
          <table:table-cell table:style-name="ce54" office:value-type="float" office:value="700" calcext:value-type="float">
            <text:p>700</text:p>
          </table:table-cell>
          <table:table-cell table:style-name="ce56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143" office:value-type="float" office:value="13" calcext:value-type="float">
            <text:p>13</text:p>
          </table:table-cell>
          <table:table-cell table:style-name="ce145" table:number-columns-repeated="2"/>
          <table:table-cell table:style-name="ce148" table:content-validation-name="val2"/>
          <table:table-cell table:style-name="ce150"/>
          <table:table-cell table:style-name="ce152" table:formula="of:=IF(ISBLANK([.E19]);&quot;&quot;;[.$H$1]-[.E19])">
            <text:p/>
          </table:table-cell>
          <table:table-cell table:style-name="ce153"/>
          <table:table-cell table:style-name="ce154" table:formula="of:=COM.MICROSOFT.IFS(ISBLANK([.G19]);0;[.G19]=0;0;[.$D19]=&quot;m&quot;;ROUNDDOWN((SQRT([.G19])-2.8)/0.011;0);[.$D19]=&quot;w&quot;;ROUNDDOWN((SQRT([.G19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19]);0;[.I19]=0;0;[.$D19]=&quot;m&quot;;ROUNDDOWN((SQRT([.I19])-1.936)/0.0124;0);[.$D19]=&quot;w&quot;;ROUNDDOWN((SQRT([.I19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19]);0;[.K19]=0;0;[.$D19]=&quot;m&quot;;ROUNDDOWN((SQRT([.K19])-1.15028)/0.00219;0);[.$D19]=&quot;w&quot;;ROUNDDOWN((SQRT([.K19])-1.0935)/0.00208;0))" office:value-type="float" office:value="0" calcext:value-type="float">
            <text:p>0</text:p>
          </table:table-cell>
          <table:table-cell table:style-name="ce159"/>
          <table:table-cell table:style-name="ce126" table:formula="of:=COM.MICROSOFT.IFS(ISBLANK([.M19]);0;[.M19]=0;0;[.$D19]=&quot;m&quot;;ROUNDDOWN((50/([.M19]+0.24)-3.79)/0.0069;0);[.$D19]=&quot;w&quot;;ROUNDDOWN((50/([.M19]+0.24)-3.648)/0.0066;0))" office:value-type="float" office:value="0" calcext:value-type="float">
            <text:p>0</text:p>
          </table:table-cell>
          <table:table-cell table:style-name="ce161"/>
          <table:table-cell table:style-name="ce129" table:formula="of:=COM.MICROSOFT.IFS(ISBLANK([.O19]);0;[.O19]=0;0;[.$D19]=&quot;m&quot;;ROUNDDOWN((75/([.O19]+0.24)-4.1)/0.00664;0);[.$D19]=&quot;w&quot;;ROUNDDOWN((75/([.O19]+0.24)-3.998)/0.0066;0))" office:value-type="float" office:value="0" calcext:value-type="float">
            <text:p>0</text:p>
          </table:table-cell>
          <table:table-cell table:style-name="ce163"/>
          <table:table-cell table:style-name="ce133" table:formula="of:=COM.MICROSOFT.IFS(ISBLANK([.Q19]);0;[.Q19]=0;0;[.$D19]=&quot;m&quot;;ROUNDDOWN((100/([.Q19]+0.24)-4.341)/0.00676;0);[.$D19]=&quot;w&quot;;ROUNDDOWN((100/([.Q19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19])*60+([.S19]-INT([.S19]))*100" office:value-type="float" office:value="0" calcext:value-type="float">
            <text:p>0</text:p>
          </table:table-cell>
          <table:table-cell table:style-name="ce167" table:formula="of:=COM.MICROSOFT.IFS(ISBLANK([.T19]);0;[.T19]=0;0;[.$D19]=&quot;m&quot;;&quot;1000m Pflicht&quot;;[.$D19]=&quot;w&quot;;ROUNDDOWN((800/[.T19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19])*60+([.V19]-INT([.V19]))*100" office:value-type="float" office:value="0" calcext:value-type="float">
            <text:p>0</text:p>
          </table:table-cell>
          <table:table-cell table:style-name="ce170" table:formula="of:=COM.MICROSOFT.IFS(ISBLANK([.V19]);0;[.V19]=0;0;[.$D19]=&quot;w&quot;;&quot;800m Pflicht&quot;;[.$D19]=&quot;m&quot;;ROUNDDOWN((1000/[.W19]-2.158)/0.006;0))" office:value-type="float" office:value="0" calcext:value-type="float">
            <text:p>0</text:p>
          </table:table-cell>
          <table:table-cell table:style-name="ce171" table:formula="of:=LARGE(([.H19]~[.J19]~[.L19]~[.N19]~[.O19]~[.R19]~[.U19]~[.X19]);1)+LARGE(([.H19]~[.J19]~[.L19]~[.N19]~[.O19]~[.R19]~[.U19]~[.X19]);2)+LARGE(([.H19]~[.J19]~[.L19]~[.N19]~[.O19]~[.R19]~[.U19]~[.X19]);3)" office:value-type="float" office:value="0" calcext:value-type="float">
            <text:p>0</text:p>
          </table:table-cell>
          <table:table-cell table:style-name="ce172" table:formula="of:=IF([.D19]=&quot;m&quot;;(COM.MICROSOFT.IFS([.F19]=[.$AE$8];LOOKUP([.Y19];[.$AF$8:.$AF$10];[.$AH$8:.$AH$10]);[.F19]=[.$AE$11];LOOKUP([.Y19];[.$AF$11:.$AF$13];[.$AH$11:.$AH$13]);[.F19]=[.$AE$14];LOOKUP([.Y19];[.$AF$14:.$AF$16];[.$AH$14:.$AH$16]);[.F19]=[.$AE$17];LOOKUP([.Y19];[.$AF$17:.$AF$19];[.$AH$17:.$AH$19]);[.F19]=[.$AE$20];LOOKUP([.Y19];[.$AF$20:.$AF$22];[.$AH$20:.$AH$22]);[.F19]=[.$AE$23];LOOKUP([.Y19];[.$AF$23:.$AF$25];[.$AH$23:.$AH$25]);[.F19]=[.$AE$26];LOOKUP([.Y19];[.$AF$26:.$AF$28];[.$AH$26:.$AH$28]);[.F19]=[.$AE$29];LOOKUP([.Y19];[.$AF$29:.$AF$31];[.$AH$29:.$AH$31]);[.F19]=[.$AE$32];LOOKUP([.Y19];[.$AF$32:.$AF$34];[.$AH$32:.$AH$34])));0)" office:value-type="float" office:value="0" calcext:value-type="float">
            <text:p>0</text:p>
          </table:table-cell>
          <table:table-cell table:style-name="ce173" table:formula="of:=IF([.D19]=&quot;w&quot;;(COM.MICROSOFT.IFS([.F19]=[.$AE$8];LOOKUP([.Y19];[.$AG$8:.$AG$10];[.$AH$8:.$AH$10]);[.F19]=[.$AE$11];LOOKUP([.Y19];[.$AG$11:.$AG$13];[.$AH$11:.$AH$13]);[.F19]=[.$AE$14];LOOKUP([.Y19];[.$AG$14:.$AG$16];[.$AH$14:.$AH$16]);[.F19]=[.$AE$17];LOOKUP([.Y19];[.$AG$17:.$AG$19];[.$AH$17:.$AH$19]);[.F19]=[.$AE$20];LOOKUP([.Y19];[.$AG$20:.$AG$22];[.$AH$20:.$AH$22]);[.F19]=[.$AE$23];LOOKUP([.Y19];[.$AG$23:.$AG$25];[.$AH$23:.$AH$25]);[.F19]=[.$AE$26];LOOKUP([.Y19];[.$AG$26:.$AG$28];[.$AH$26:.$AH$28]);[.F19]=[.$AE$29];LOOKUP([.Y19];[.$AG$29:.$AG$31];[.$AH$29:.$AH$31]);[.F19]=[.$AE$32];LOOKUP([.Y19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875" calcext:value-type="float">
            <text:p>875</text:p>
          </table:table-cell>
          <table:table-cell table:style-name="ce54" office:value-type="float" office:value="900" calcext:value-type="float">
            <text:p>900</text:p>
          </table:table-cell>
          <table:table-cell table:style-name="ce56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143" office:value-type="float" office:value="14" calcext:value-type="float">
            <text:p>14</text:p>
          </table:table-cell>
          <table:table-cell table:style-name="ce145" table:number-columns-repeated="2"/>
          <table:table-cell table:style-name="ce148" table:content-validation-name="val2"/>
          <table:table-cell table:style-name="ce150"/>
          <table:table-cell table:style-name="ce152" table:formula="of:=IF(ISBLANK([.E20]);&quot;&quot;;[.$H$1]-[.E20])">
            <text:p/>
          </table:table-cell>
          <table:table-cell table:style-name="ce153"/>
          <table:table-cell table:style-name="ce154" table:formula="of:=COM.MICROSOFT.IFS(ISBLANK([.G20]);0;[.G20]=0;0;[.$D20]=&quot;m&quot;;ROUNDDOWN((SQRT([.G20])-2.8)/0.011;0);[.$D20]=&quot;w&quot;;ROUNDDOWN((SQRT([.G20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20]);0;[.I20]=0;0;[.$D20]=&quot;m&quot;;ROUNDDOWN((SQRT([.I20])-1.936)/0.0124;0);[.$D20]=&quot;w&quot;;ROUNDDOWN((SQRT([.I20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20]);0;[.K20]=0;0;[.$D20]=&quot;m&quot;;ROUNDDOWN((SQRT([.K20])-1.15028)/0.00219;0);[.$D20]=&quot;w&quot;;ROUNDDOWN((SQRT([.K20])-1.0935)/0.00208;0))" office:value-type="float" office:value="0" calcext:value-type="float">
            <text:p>0</text:p>
          </table:table-cell>
          <table:table-cell table:style-name="ce159"/>
          <table:table-cell table:style-name="ce126" table:formula="of:=COM.MICROSOFT.IFS(ISBLANK([.M20]);0;[.M20]=0;0;[.$D20]=&quot;m&quot;;ROUNDDOWN((50/([.M20]+0.24)-3.79)/0.0069;0);[.$D20]=&quot;w&quot;;ROUNDDOWN((50/([.M20]+0.24)-3.648)/0.0066;0))" office:value-type="float" office:value="0" calcext:value-type="float">
            <text:p>0</text:p>
          </table:table-cell>
          <table:table-cell table:style-name="ce161"/>
          <table:table-cell table:style-name="ce129" table:formula="of:=COM.MICROSOFT.IFS(ISBLANK([.O20]);0;[.O20]=0;0;[.$D20]=&quot;m&quot;;ROUNDDOWN((75/([.O20]+0.24)-4.1)/0.00664;0);[.$D20]=&quot;w&quot;;ROUNDDOWN((75/([.O20]+0.24)-3.998)/0.0066;0))" office:value-type="float" office:value="0" calcext:value-type="float">
            <text:p>0</text:p>
          </table:table-cell>
          <table:table-cell table:style-name="ce163"/>
          <table:table-cell table:style-name="ce133" table:formula="of:=COM.MICROSOFT.IFS(ISBLANK([.Q20]);0;[.Q20]=0;0;[.$D20]=&quot;m&quot;;ROUNDDOWN((100/([.Q20]+0.24)-4.341)/0.00676;0);[.$D20]=&quot;w&quot;;ROUNDDOWN((100/([.Q20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20])*60+([.S20]-INT([.S20]))*100" office:value-type="float" office:value="0" calcext:value-type="float">
            <text:p>0</text:p>
          </table:table-cell>
          <table:table-cell table:style-name="ce167" table:formula="of:=COM.MICROSOFT.IFS(ISBLANK([.T20]);0;[.T20]=0;0;[.$D20]=&quot;m&quot;;&quot;1000m Pflicht&quot;;[.$D20]=&quot;w&quot;;ROUNDDOWN((800/[.T20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20])*60+([.V20]-INT([.V20]))*100" office:value-type="float" office:value="0" calcext:value-type="float">
            <text:p>0</text:p>
          </table:table-cell>
          <table:table-cell table:style-name="ce170" table:formula="of:=COM.MICROSOFT.IFS(ISBLANK([.V20]);0;[.V20]=0;0;[.$D20]=&quot;w&quot;;&quot;800m Pflicht&quot;;[.$D20]=&quot;m&quot;;ROUNDDOWN((1000/[.W20]-2.158)/0.006;0))" office:value-type="float" office:value="0" calcext:value-type="float">
            <text:p>0</text:p>
          </table:table-cell>
          <table:table-cell table:style-name="ce171" table:formula="of:=LARGE(([.H20]~[.J20]~[.L20]~[.N20]~[.O20]~[.R20]~[.U20]~[.X20]);1)+LARGE(([.H20]~[.J20]~[.L20]~[.N20]~[.O20]~[.R20]~[.U20]~[.X20]);2)+LARGE(([.H20]~[.J20]~[.L20]~[.N20]~[.O20]~[.R20]~[.U20]~[.X20]);3)" office:value-type="float" office:value="0" calcext:value-type="float">
            <text:p>0</text:p>
          </table:table-cell>
          <table:table-cell table:style-name="ce172" table:formula="of:=IF([.D20]=&quot;m&quot;;(COM.MICROSOFT.IFS([.F20]=[.$AE$8];LOOKUP([.Y20];[.$AF$8:.$AF$10];[.$AH$8:.$AH$10]);[.F20]=[.$AE$11];LOOKUP([.Y20];[.$AF$11:.$AF$13];[.$AH$11:.$AH$13]);[.F20]=[.$AE$14];LOOKUP([.Y20];[.$AF$14:.$AF$16];[.$AH$14:.$AH$16]);[.F20]=[.$AE$17];LOOKUP([.Y20];[.$AF$17:.$AF$19];[.$AH$17:.$AH$19]);[.F20]=[.$AE$20];LOOKUP([.Y20];[.$AF$20:.$AF$22];[.$AH$20:.$AH$22]);[.F20]=[.$AE$23];LOOKUP([.Y20];[.$AF$23:.$AF$25];[.$AH$23:.$AH$25]);[.F20]=[.$AE$26];LOOKUP([.Y20];[.$AF$26:.$AF$28];[.$AH$26:.$AH$28]);[.F20]=[.$AE$29];LOOKUP([.Y20];[.$AF$29:.$AF$31];[.$AH$29:.$AH$31]);[.F20]=[.$AE$32];LOOKUP([.Y20];[.$AF$32:.$AF$34];[.$AH$32:.$AH$34])));0)" office:value-type="float" office:value="0" calcext:value-type="float">
            <text:p>0</text:p>
          </table:table-cell>
          <table:table-cell table:style-name="ce173" table:formula="of:=IF([.D20]=&quot;w&quot;;(COM.MICROSOFT.IFS([.F20]=[.$AE$8];LOOKUP([.Y20];[.$AG$8:.$AG$10];[.$AH$8:.$AH$10]);[.F20]=[.$AE$11];LOOKUP([.Y20];[.$AG$11:.$AG$13];[.$AH$11:.$AH$13]);[.F20]=[.$AE$14];LOOKUP([.Y20];[.$AG$14:.$AG$16];[.$AH$14:.$AH$16]);[.F20]=[.$AE$17];LOOKUP([.Y20];[.$AG$17:.$AG$19];[.$AH$17:.$AH$19]);[.F20]=[.$AE$20];LOOKUP([.Y20];[.$AG$20:.$AG$22];[.$AH$20:.$AH$22]);[.F20]=[.$AE$23];LOOKUP([.Y20];[.$AG$23:.$AG$25];[.$AH$23:.$AH$25]);[.F20]=[.$AE$26];LOOKUP([.Y20];[.$AG$26:.$AG$28];[.$AH$26:.$AH$28]);[.F20]=[.$AE$29];LOOKUP([.Y20];[.$AG$29:.$AG$31];[.$AH$29:.$AH$31]);[.F20]=[.$AE$32];LOOKUP([.Y20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1" office:value-type="float" office:value="12" calcext:value-type="float" table:number-columns-spanned="1" table:number-rows-spanned="3">
            <text:p>12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143" office:value-type="float" office:value="15" calcext:value-type="float">
            <text:p>15</text:p>
          </table:table-cell>
          <table:table-cell table:style-name="ce145" table:number-columns-repeated="2"/>
          <table:table-cell table:style-name="ce148" table:content-validation-name="val2"/>
          <table:table-cell table:style-name="ce150"/>
          <table:table-cell table:style-name="ce152" table:formula="of:=IF(ISBLANK([.E21]);&quot;&quot;;[.$H$1]-[.E21])">
            <text:p/>
          </table:table-cell>
          <table:table-cell table:style-name="ce153"/>
          <table:table-cell table:style-name="ce154" table:formula="of:=COM.MICROSOFT.IFS(ISBLANK([.G21]);0;[.G21]=0;0;[.$D21]=&quot;m&quot;;ROUNDDOWN((SQRT([.G21])-2.8)/0.011;0);[.$D21]=&quot;w&quot;;ROUNDDOWN((SQRT([.G21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21]);0;[.I21]=0;0;[.$D21]=&quot;m&quot;;ROUNDDOWN((SQRT([.I21])-1.936)/0.0124;0);[.$D21]=&quot;w&quot;;ROUNDDOWN((SQRT([.I21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21]);0;[.K21]=0;0;[.$D21]=&quot;m&quot;;ROUNDDOWN((SQRT([.K21])-1.15028)/0.00219;0);[.$D21]=&quot;w&quot;;ROUNDDOWN((SQRT([.K21])-1.0935)/0.00208;0))" office:value-type="float" office:value="0" calcext:value-type="float">
            <text:p>0</text:p>
          </table:table-cell>
          <table:table-cell table:style-name="ce159"/>
          <table:table-cell table:style-name="ce126" table:formula="of:=COM.MICROSOFT.IFS(ISBLANK([.M21]);0;[.M21]=0;0;[.$D21]=&quot;m&quot;;ROUNDDOWN((50/([.M21]+0.24)-3.79)/0.0069;0);[.$D21]=&quot;w&quot;;ROUNDDOWN((50/([.M21]+0.24)-3.648)/0.0066;0))" office:value-type="float" office:value="0" calcext:value-type="float">
            <text:p>0</text:p>
          </table:table-cell>
          <table:table-cell table:style-name="ce161"/>
          <table:table-cell table:style-name="ce129" table:formula="of:=COM.MICROSOFT.IFS(ISBLANK([.O21]);0;[.O21]=0;0;[.$D21]=&quot;m&quot;;ROUNDDOWN((75/([.O21]+0.24)-4.1)/0.00664;0);[.$D21]=&quot;w&quot;;ROUNDDOWN((75/([.O21]+0.24)-3.998)/0.0066;0))" office:value-type="float" office:value="0" calcext:value-type="float">
            <text:p>0</text:p>
          </table:table-cell>
          <table:table-cell table:style-name="ce163"/>
          <table:table-cell table:style-name="ce133" table:formula="of:=COM.MICROSOFT.IFS(ISBLANK([.Q21]);0;[.Q21]=0;0;[.$D21]=&quot;m&quot;;ROUNDDOWN((100/([.Q21]+0.24)-4.341)/0.00676;0);[.$D21]=&quot;w&quot;;ROUNDDOWN((100/([.Q21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21])*60+([.S21]-INT([.S21]))*100" office:value-type="float" office:value="0" calcext:value-type="float">
            <text:p>0</text:p>
          </table:table-cell>
          <table:table-cell table:style-name="ce167" table:formula="of:=COM.MICROSOFT.IFS(ISBLANK([.T21]);0;[.T21]=0;0;[.$D21]=&quot;m&quot;;&quot;1000m Pflicht&quot;;[.$D21]=&quot;w&quot;;ROUNDDOWN((800/[.T21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21])*60+([.V21]-INT([.V21]))*100" office:value-type="float" office:value="0" calcext:value-type="float">
            <text:p>0</text:p>
          </table:table-cell>
          <table:table-cell table:style-name="ce170" table:formula="of:=COM.MICROSOFT.IFS(ISBLANK([.V21]);0;[.V21]=0;0;[.$D21]=&quot;w&quot;;&quot;800m Pflicht&quot;;[.$D21]=&quot;m&quot;;ROUNDDOWN((1000/[.W21]-2.158)/0.006;0))" office:value-type="float" office:value="0" calcext:value-type="float">
            <text:p>0</text:p>
          </table:table-cell>
          <table:table-cell table:style-name="ce171" table:formula="of:=LARGE(([.H21]~[.J21]~[.L21]~[.N21]~[.O21]~[.R21]~[.U21]~[.X21]);1)+LARGE(([.H21]~[.J21]~[.L21]~[.N21]~[.O21]~[.R21]~[.U21]~[.X21]);2)+LARGE(([.H21]~[.J21]~[.L21]~[.N21]~[.O21]~[.R21]~[.U21]~[.X21]);3)" office:value-type="float" office:value="0" calcext:value-type="float">
            <text:p>0</text:p>
          </table:table-cell>
          <table:table-cell table:style-name="ce172" table:formula="of:=IF([.D21]=&quot;m&quot;;(COM.MICROSOFT.IFS([.F21]=[.$AE$8];LOOKUP([.Y21];[.$AF$8:.$AF$10];[.$AH$8:.$AH$10]);[.F21]=[.$AE$11];LOOKUP([.Y21];[.$AF$11:.$AF$13];[.$AH$11:.$AH$13]);[.F21]=[.$AE$14];LOOKUP([.Y21];[.$AF$14:.$AF$16];[.$AH$14:.$AH$16]);[.F21]=[.$AE$17];LOOKUP([.Y21];[.$AF$17:.$AF$19];[.$AH$17:.$AH$19]);[.F21]=[.$AE$20];LOOKUP([.Y21];[.$AF$20:.$AF$22];[.$AH$20:.$AH$22]);[.F21]=[.$AE$23];LOOKUP([.Y21];[.$AF$23:.$AF$25];[.$AH$23:.$AH$25]);[.F21]=[.$AE$26];LOOKUP([.Y21];[.$AF$26:.$AF$28];[.$AH$26:.$AH$28]);[.F21]=[.$AE$29];LOOKUP([.Y21];[.$AF$29:.$AF$31];[.$AH$29:.$AH$31]);[.F21]=[.$AE$32];LOOKUP([.Y21];[.$AF$32:.$AF$34];[.$AH$32:.$AH$34])));0)" office:value-type="float" office:value="0" calcext:value-type="float">
            <text:p>0</text:p>
          </table:table-cell>
          <table:table-cell table:style-name="ce173" table:formula="of:=IF([.D21]=&quot;w&quot;;(COM.MICROSOFT.IFS([.F21]=[.$AE$8];LOOKUP([.Y21];[.$AG$8:.$AG$10];[.$AH$8:.$AH$10]);[.F21]=[.$AE$11];LOOKUP([.Y21];[.$AG$11:.$AG$13];[.$AH$11:.$AH$13]);[.F21]=[.$AE$14];LOOKUP([.Y21];[.$AG$14:.$AG$16];[.$AH$14:.$AH$16]);[.F21]=[.$AE$17];LOOKUP([.Y21];[.$AG$17:.$AG$19];[.$AH$17:.$AH$19]);[.F21]=[.$AE$20];LOOKUP([.Y21];[.$AG$20:.$AG$22];[.$AH$20:.$AH$22]);[.F21]=[.$AE$23];LOOKUP([.Y21];[.$AG$23:.$AG$25];[.$AH$23:.$AH$25]);[.F21]=[.$AE$26];LOOKUP([.Y21];[.$AG$26:.$AG$28];[.$AH$26:.$AH$28]);[.F21]=[.$AE$29];LOOKUP([.Y21];[.$AG$29:.$AG$31];[.$AH$29:.$AH$31]);[.F21]=[.$AE$32];LOOKUP([.Y21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750" calcext:value-type="float">
            <text:p>750</text:p>
          </table:table-cell>
          <table:table-cell table:style-name="ce53" office:value-type="float" office:value="775" calcext:value-type="float">
            <text:p>775</text:p>
          </table:table-cell>
          <table:table-cell table:style-name="ce55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143" office:value-type="float" office:value="16" calcext:value-type="float">
            <text:p>16</text:p>
          </table:table-cell>
          <table:table-cell table:style-name="ce145" table:number-columns-repeated="2"/>
          <table:table-cell table:style-name="ce148" table:content-validation-name="val2"/>
          <table:table-cell table:style-name="ce150"/>
          <table:table-cell table:style-name="ce152" table:formula="of:=IF(ISBLANK([.E22]);&quot;&quot;;[.$H$1]-[.E22])">
            <text:p/>
          </table:table-cell>
          <table:table-cell table:style-name="ce153"/>
          <table:table-cell table:style-name="ce154" table:formula="of:=COM.MICROSOFT.IFS(ISBLANK([.G22]);0;[.G22]=0;0;[.$D22]=&quot;m&quot;;ROUNDDOWN((SQRT([.G22])-2.8)/0.011;0);[.$D22]=&quot;w&quot;;ROUNDDOWN((SQRT([.G22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22]);0;[.I22]=0;0;[.$D22]=&quot;m&quot;;ROUNDDOWN((SQRT([.I22])-1.936)/0.0124;0);[.$D22]=&quot;w&quot;;ROUNDDOWN((SQRT([.I22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22]);0;[.K22]=0;0;[.$D22]=&quot;m&quot;;ROUNDDOWN((SQRT([.K22])-1.15028)/0.00219;0);[.$D22]=&quot;w&quot;;ROUNDDOWN((SQRT([.K22])-1.0935)/0.00208;0))" office:value-type="float" office:value="0" calcext:value-type="float">
            <text:p>0</text:p>
          </table:table-cell>
          <table:table-cell table:style-name="ce159"/>
          <table:table-cell table:style-name="ce126" table:formula="of:=COM.MICROSOFT.IFS(ISBLANK([.M22]);0;[.M22]=0;0;[.$D22]=&quot;m&quot;;ROUNDDOWN((50/([.M22]+0.24)-3.79)/0.0069;0);[.$D22]=&quot;w&quot;;ROUNDDOWN((50/([.M22]+0.24)-3.648)/0.0066;0))" office:value-type="float" office:value="0" calcext:value-type="float">
            <text:p>0</text:p>
          </table:table-cell>
          <table:table-cell table:style-name="ce161"/>
          <table:table-cell table:style-name="ce129" table:formula="of:=COM.MICROSOFT.IFS(ISBLANK([.O22]);0;[.O22]=0;0;[.$D22]=&quot;m&quot;;ROUNDDOWN((75/([.O22]+0.24)-4.1)/0.00664;0);[.$D22]=&quot;w&quot;;ROUNDDOWN((75/([.O22]+0.24)-3.998)/0.0066;0))" office:value-type="float" office:value="0" calcext:value-type="float">
            <text:p>0</text:p>
          </table:table-cell>
          <table:table-cell table:style-name="ce163"/>
          <table:table-cell table:style-name="ce133" table:formula="of:=COM.MICROSOFT.IFS(ISBLANK([.Q22]);0;[.Q22]=0;0;[.$D22]=&quot;m&quot;;ROUNDDOWN((100/([.Q22]+0.24)-4.341)/0.00676;0);[.$D22]=&quot;w&quot;;ROUNDDOWN((100/([.Q22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22])*60+([.S22]-INT([.S22]))*100" office:value-type="float" office:value="0" calcext:value-type="float">
            <text:p>0</text:p>
          </table:table-cell>
          <table:table-cell table:style-name="ce167" table:formula="of:=COM.MICROSOFT.IFS(ISBLANK([.T22]);0;[.T22]=0;0;[.$D22]=&quot;m&quot;;&quot;1000m Pflicht&quot;;[.$D22]=&quot;w&quot;;ROUNDDOWN((800/[.T22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22])*60+([.V22]-INT([.V22]))*100" office:value-type="float" office:value="0" calcext:value-type="float">
            <text:p>0</text:p>
          </table:table-cell>
          <table:table-cell table:style-name="ce170" table:formula="of:=COM.MICROSOFT.IFS(ISBLANK([.V22]);0;[.V22]=0;0;[.$D22]=&quot;w&quot;;&quot;800m Pflicht&quot;;[.$D22]=&quot;m&quot;;ROUNDDOWN((1000/[.W22]-2.158)/0.006;0))" office:value-type="float" office:value="0" calcext:value-type="float">
            <text:p>0</text:p>
          </table:table-cell>
          <table:table-cell table:style-name="ce171" table:formula="of:=LARGE(([.H22]~[.J22]~[.L22]~[.N22]~[.O22]~[.R22]~[.U22]~[.X22]);1)+LARGE(([.H22]~[.J22]~[.L22]~[.N22]~[.O22]~[.R22]~[.U22]~[.X22]);2)+LARGE(([.H22]~[.J22]~[.L22]~[.N22]~[.O22]~[.R22]~[.U22]~[.X22]);3)" office:value-type="float" office:value="0" calcext:value-type="float">
            <text:p>0</text:p>
          </table:table-cell>
          <table:table-cell table:style-name="ce172" table:formula="of:=IF([.D22]=&quot;m&quot;;(COM.MICROSOFT.IFS([.F22]=[.$AE$8];LOOKUP([.Y22];[.$AF$8:.$AF$10];[.$AH$8:.$AH$10]);[.F22]=[.$AE$11];LOOKUP([.Y22];[.$AF$11:.$AF$13];[.$AH$11:.$AH$13]);[.F22]=[.$AE$14];LOOKUP([.Y22];[.$AF$14:.$AF$16];[.$AH$14:.$AH$16]);[.F22]=[.$AE$17];LOOKUP([.Y22];[.$AF$17:.$AF$19];[.$AH$17:.$AH$19]);[.F22]=[.$AE$20];LOOKUP([.Y22];[.$AF$20:.$AF$22];[.$AH$20:.$AH$22]);[.F22]=[.$AE$23];LOOKUP([.Y22];[.$AF$23:.$AF$25];[.$AH$23:.$AH$25]);[.F22]=[.$AE$26];LOOKUP([.Y22];[.$AF$26:.$AF$28];[.$AH$26:.$AH$28]);[.F22]=[.$AE$29];LOOKUP([.Y22];[.$AF$29:.$AF$31];[.$AH$29:.$AH$31]);[.F22]=[.$AE$32];LOOKUP([.Y22];[.$AF$32:.$AF$34];[.$AH$32:.$AH$34])));0)" office:value-type="float" office:value="0" calcext:value-type="float">
            <text:p>0</text:p>
          </table:table-cell>
          <table:table-cell table:style-name="ce173" table:formula="of:=IF([.D22]=&quot;w&quot;;(COM.MICROSOFT.IFS([.F22]=[.$AE$8];LOOKUP([.Y22];[.$AG$8:.$AG$10];[.$AH$8:.$AH$10]);[.F22]=[.$AE$11];LOOKUP([.Y22];[.$AG$11:.$AG$13];[.$AH$11:.$AH$13]);[.F22]=[.$AE$14];LOOKUP([.Y22];[.$AG$14:.$AG$16];[.$AH$14:.$AH$16]);[.F22]=[.$AE$17];LOOKUP([.Y22];[.$AG$17:.$AG$19];[.$AH$17:.$AH$19]);[.F22]=[.$AE$20];LOOKUP([.Y22];[.$AG$20:.$AG$22];[.$AH$20:.$AH$22]);[.F22]=[.$AE$23];LOOKUP([.Y22];[.$AG$23:.$AG$25];[.$AH$23:.$AH$25]);[.F22]=[.$AE$26];LOOKUP([.Y22];[.$AG$26:.$AG$28];[.$AH$26:.$AH$28]);[.F22]=[.$AE$29];LOOKUP([.Y22];[.$AG$29:.$AG$31];[.$AH$29:.$AH$31]);[.F22]=[.$AE$32];LOOKUP([.Y22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number-columns-repeated="2" table:style-name="ce53" office:value-type="float" office:value="975" calcext:value-type="float">
            <text:p>975</text:p>
          </table:table-cell>
          <table:table-cell table:style-name="ce55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143" office:value-type="float" office:value="17" calcext:value-type="float">
            <text:p>17</text:p>
          </table:table-cell>
          <table:table-cell table:style-name="ce145" table:number-columns-repeated="2"/>
          <table:table-cell table:style-name="ce148" table:content-validation-name="val2"/>
          <table:table-cell table:style-name="ce150"/>
          <table:table-cell table:style-name="ce152" table:formula="of:=IF(ISBLANK([.E23]);&quot;&quot;;[.$H$1]-[.E23])">
            <text:p/>
          </table:table-cell>
          <table:table-cell table:style-name="ce153"/>
          <table:table-cell table:style-name="ce154" table:formula="of:=COM.MICROSOFT.IFS(ISBLANK([.G23]);0;[.G23]=0;0;[.$D23]=&quot;m&quot;;ROUNDDOWN((SQRT([.G23])-2.8)/0.011;0);[.$D23]=&quot;w&quot;;ROUNDDOWN((SQRT([.G23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23]);0;[.I23]=0;0;[.$D23]=&quot;m&quot;;ROUNDDOWN((SQRT([.I23])-1.936)/0.0124;0);[.$D23]=&quot;w&quot;;ROUNDDOWN((SQRT([.I23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23]);0;[.K23]=0;0;[.$D23]=&quot;m&quot;;ROUNDDOWN((SQRT([.K23])-1.15028)/0.00219;0);[.$D23]=&quot;w&quot;;ROUNDDOWN((SQRT([.K23])-1.0935)/0.00208;0))" office:value-type="float" office:value="0" calcext:value-type="float">
            <text:p>0</text:p>
          </table:table-cell>
          <table:table-cell table:style-name="ce159"/>
          <table:table-cell table:style-name="ce126" table:formula="of:=COM.MICROSOFT.IFS(ISBLANK([.M23]);0;[.M23]=0;0;[.$D23]=&quot;m&quot;;ROUNDDOWN((50/([.M23]+0.24)-3.79)/0.0069;0);[.$D23]=&quot;w&quot;;ROUNDDOWN((50/([.M23]+0.24)-3.648)/0.0066;0))" office:value-type="float" office:value="0" calcext:value-type="float">
            <text:p>0</text:p>
          </table:table-cell>
          <table:table-cell table:style-name="ce161"/>
          <table:table-cell table:style-name="ce129" table:formula="of:=COM.MICROSOFT.IFS(ISBLANK([.O23]);0;[.O23]=0;0;[.$D23]=&quot;m&quot;;ROUNDDOWN((75/([.O23]+0.24)-4.1)/0.00664;0);[.$D23]=&quot;w&quot;;ROUNDDOWN((75/([.O23]+0.24)-3.998)/0.0066;0))" office:value-type="float" office:value="0" calcext:value-type="float">
            <text:p>0</text:p>
          </table:table-cell>
          <table:table-cell table:style-name="ce163"/>
          <table:table-cell table:style-name="ce133" table:formula="of:=COM.MICROSOFT.IFS(ISBLANK([.Q23]);0;[.Q23]=0;0;[.$D23]=&quot;m&quot;;ROUNDDOWN((100/([.Q23]+0.24)-4.341)/0.00676;0);[.$D23]=&quot;w&quot;;ROUNDDOWN((100/([.Q23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23])*60+([.S23]-INT([.S23]))*100" office:value-type="float" office:value="0" calcext:value-type="float">
            <text:p>0</text:p>
          </table:table-cell>
          <table:table-cell table:style-name="ce167" table:formula="of:=COM.MICROSOFT.IFS(ISBLANK([.T23]);0;[.T23]=0;0;[.$D23]=&quot;m&quot;;&quot;1000m Pflicht&quot;;[.$D23]=&quot;w&quot;;ROUNDDOWN((800/[.T23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23])*60+([.V23]-INT([.V23]))*100" office:value-type="float" office:value="0" calcext:value-type="float">
            <text:p>0</text:p>
          </table:table-cell>
          <table:table-cell table:style-name="ce170" table:formula="of:=COM.MICROSOFT.IFS(ISBLANK([.V23]);0;[.V23]=0;0;[.$D23]=&quot;w&quot;;&quot;800m Pflicht&quot;;[.$D23]=&quot;m&quot;;ROUNDDOWN((1000/[.W23]-2.158)/0.006;0))" office:value-type="float" office:value="0" calcext:value-type="float">
            <text:p>0</text:p>
          </table:table-cell>
          <table:table-cell table:style-name="ce171" table:formula="of:=LARGE(([.H23]~[.J23]~[.L23]~[.N23]~[.O23]~[.R23]~[.U23]~[.X23]);1)+LARGE(([.H23]~[.J23]~[.L23]~[.N23]~[.O23]~[.R23]~[.U23]~[.X23]);2)+LARGE(([.H23]~[.J23]~[.L23]~[.N23]~[.O23]~[.R23]~[.U23]~[.X23]);3)" office:value-type="float" office:value="0" calcext:value-type="float">
            <text:p>0</text:p>
          </table:table-cell>
          <table:table-cell table:style-name="ce172" table:formula="of:=IF([.D23]=&quot;m&quot;;(COM.MICROSOFT.IFS([.F23]=[.$AE$8];LOOKUP([.Y23];[.$AF$8:.$AF$10];[.$AH$8:.$AH$10]);[.F23]=[.$AE$11];LOOKUP([.Y23];[.$AF$11:.$AF$13];[.$AH$11:.$AH$13]);[.F23]=[.$AE$14];LOOKUP([.Y23];[.$AF$14:.$AF$16];[.$AH$14:.$AH$16]);[.F23]=[.$AE$17];LOOKUP([.Y23];[.$AF$17:.$AF$19];[.$AH$17:.$AH$19]);[.F23]=[.$AE$20];LOOKUP([.Y23];[.$AF$20:.$AF$22];[.$AH$20:.$AH$22]);[.F23]=[.$AE$23];LOOKUP([.Y23];[.$AF$23:.$AF$25];[.$AH$23:.$AH$25]);[.F23]=[.$AE$26];LOOKUP([.Y23];[.$AF$26:.$AF$28];[.$AH$26:.$AH$28]);[.F23]=[.$AE$29];LOOKUP([.Y23];[.$AF$29:.$AF$31];[.$AH$29:.$AH$31]);[.F23]=[.$AE$32];LOOKUP([.Y23];[.$AF$32:.$AF$34];[.$AH$32:.$AH$34])));0)" office:value-type="float" office:value="0" calcext:value-type="float">
            <text:p>0</text:p>
          </table:table-cell>
          <table:table-cell table:style-name="ce173" table:formula="of:=IF([.D23]=&quot;w&quot;;(COM.MICROSOFT.IFS([.F23]=[.$AE$8];LOOKUP([.Y23];[.$AG$8:.$AG$10];[.$AH$8:.$AH$10]);[.F23]=[.$AE$11];LOOKUP([.Y23];[.$AG$11:.$AG$13];[.$AH$11:.$AH$13]);[.F23]=[.$AE$14];LOOKUP([.Y23];[.$AG$14:.$AG$16];[.$AH$14:.$AH$16]);[.F23]=[.$AE$17];LOOKUP([.Y23];[.$AG$17:.$AG$19];[.$AH$17:.$AH$19]);[.F23]=[.$AE$20];LOOKUP([.Y23];[.$AG$20:.$AG$22];[.$AH$20:.$AH$22]);[.F23]=[.$AE$23];LOOKUP([.Y23];[.$AG$23:.$AG$25];[.$AH$23:.$AH$25]);[.F23]=[.$AE$26];LOOKUP([.Y23];[.$AG$26:.$AG$28];[.$AH$26:.$AH$28]);[.F23]=[.$AE$29];LOOKUP([.Y23];[.$AG$29:.$AG$31];[.$AH$29:.$AH$31]);[.F23]=[.$AE$32];LOOKUP([.Y23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2" office:value-type="float" office:value="13" calcext:value-type="float" table:number-columns-spanned="1" table:number-rows-spanned="3">
            <text:p>13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143" office:value-type="float" office:value="18" calcext:value-type="float">
            <text:p>18</text:p>
          </table:table-cell>
          <table:table-cell table:style-name="ce145" table:number-columns-repeated="2"/>
          <table:table-cell table:style-name="ce148" table:content-validation-name="val2"/>
          <table:table-cell table:style-name="ce150"/>
          <table:table-cell table:style-name="ce152" table:formula="of:=IF(ISBLANK([.E24]);&quot;&quot;;[.$H$1]-[.E24])">
            <text:p/>
          </table:table-cell>
          <table:table-cell table:style-name="ce153"/>
          <table:table-cell table:style-name="ce154" table:formula="of:=COM.MICROSOFT.IFS(ISBLANK([.G24]);0;[.G24]=0;0;[.$D24]=&quot;m&quot;;ROUNDDOWN((SQRT([.G24])-2.8)/0.011;0);[.$D24]=&quot;w&quot;;ROUNDDOWN((SQRT([.G24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24]);0;[.I24]=0;0;[.$D24]=&quot;m&quot;;ROUNDDOWN((SQRT([.I24])-1.936)/0.0124;0);[.$D24]=&quot;w&quot;;ROUNDDOWN((SQRT([.I24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24]);0;[.K24]=0;0;[.$D24]=&quot;m&quot;;ROUNDDOWN((SQRT([.K24])-1.15028)/0.00219;0);[.$D24]=&quot;w&quot;;ROUNDDOWN((SQRT([.K24])-1.0935)/0.00208;0))" office:value-type="float" office:value="0" calcext:value-type="float">
            <text:p>0</text:p>
          </table:table-cell>
          <table:table-cell table:style-name="ce159"/>
          <table:table-cell table:style-name="ce126" table:formula="of:=COM.MICROSOFT.IFS(ISBLANK([.M24]);0;[.M24]=0;0;[.$D24]=&quot;m&quot;;ROUNDDOWN((50/([.M24]+0.24)-3.79)/0.0069;0);[.$D24]=&quot;w&quot;;ROUNDDOWN((50/([.M24]+0.24)-3.648)/0.0066;0))" office:value-type="float" office:value="0" calcext:value-type="float">
            <text:p>0</text:p>
          </table:table-cell>
          <table:table-cell table:style-name="ce161"/>
          <table:table-cell table:style-name="ce129" table:formula="of:=COM.MICROSOFT.IFS(ISBLANK([.O24]);0;[.O24]=0;0;[.$D24]=&quot;m&quot;;ROUNDDOWN((75/([.O24]+0.24)-4.1)/0.00664;0);[.$D24]=&quot;w&quot;;ROUNDDOWN((75/([.O24]+0.24)-3.998)/0.0066;0))" office:value-type="float" office:value="0" calcext:value-type="float">
            <text:p>0</text:p>
          </table:table-cell>
          <table:table-cell table:style-name="ce163"/>
          <table:table-cell table:style-name="ce133" table:formula="of:=COM.MICROSOFT.IFS(ISBLANK([.Q24]);0;[.Q24]=0;0;[.$D24]=&quot;m&quot;;ROUNDDOWN((100/([.Q24]+0.24)-4.341)/0.00676;0);[.$D24]=&quot;w&quot;;ROUNDDOWN((100/([.Q24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24])*60+([.S24]-INT([.S24]))*100" office:value-type="float" office:value="0" calcext:value-type="float">
            <text:p>0</text:p>
          </table:table-cell>
          <table:table-cell table:style-name="ce167" table:formula="of:=COM.MICROSOFT.IFS(ISBLANK([.T24]);0;[.T24]=0;0;[.$D24]=&quot;m&quot;;&quot;1000m Pflicht&quot;;[.$D24]=&quot;w&quot;;ROUNDDOWN((800/[.T24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24])*60+([.V24]-INT([.V24]))*100" office:value-type="float" office:value="0" calcext:value-type="float">
            <text:p>0</text:p>
          </table:table-cell>
          <table:table-cell table:style-name="ce170" table:formula="of:=COM.MICROSOFT.IFS(ISBLANK([.V24]);0;[.V24]=0;0;[.$D24]=&quot;w&quot;;&quot;800m Pflicht&quot;;[.$D24]=&quot;m&quot;;ROUNDDOWN((1000/[.W24]-2.158)/0.006;0))" office:value-type="float" office:value="0" calcext:value-type="float">
            <text:p>0</text:p>
          </table:table-cell>
          <table:table-cell table:style-name="ce171" table:formula="of:=LARGE(([.H24]~[.J24]~[.L24]~[.N24]~[.O24]~[.R24]~[.U24]~[.X24]);1)+LARGE(([.H24]~[.J24]~[.L24]~[.N24]~[.O24]~[.R24]~[.U24]~[.X24]);2)+LARGE(([.H24]~[.J24]~[.L24]~[.N24]~[.O24]~[.R24]~[.U24]~[.X24]);3)" office:value-type="float" office:value="0" calcext:value-type="float">
            <text:p>0</text:p>
          </table:table-cell>
          <table:table-cell table:style-name="ce172" table:formula="of:=IF([.D24]=&quot;m&quot;;(COM.MICROSOFT.IFS([.F24]=[.$AE$8];LOOKUP([.Y24];[.$AF$8:.$AF$10];[.$AH$8:.$AH$10]);[.F24]=[.$AE$11];LOOKUP([.Y24];[.$AF$11:.$AF$13];[.$AH$11:.$AH$13]);[.F24]=[.$AE$14];LOOKUP([.Y24];[.$AF$14:.$AF$16];[.$AH$14:.$AH$16]);[.F24]=[.$AE$17];LOOKUP([.Y24];[.$AF$17:.$AF$19];[.$AH$17:.$AH$19]);[.F24]=[.$AE$20];LOOKUP([.Y24];[.$AF$20:.$AF$22];[.$AH$20:.$AH$22]);[.F24]=[.$AE$23];LOOKUP([.Y24];[.$AF$23:.$AF$25];[.$AH$23:.$AH$25]);[.F24]=[.$AE$26];LOOKUP([.Y24];[.$AF$26:.$AF$28];[.$AH$26:.$AH$28]);[.F24]=[.$AE$29];LOOKUP([.Y24];[.$AF$29:.$AF$31];[.$AH$29:.$AH$31]);[.F24]=[.$AE$32];LOOKUP([.Y24];[.$AF$32:.$AF$34];[.$AH$32:.$AH$34])));0)" office:value-type="float" office:value="0" calcext:value-type="float">
            <text:p>0</text:p>
          </table:table-cell>
          <table:table-cell table:style-name="ce173" table:formula="of:=IF([.D24]=&quot;w&quot;;(COM.MICROSOFT.IFS([.F24]=[.$AE$8];LOOKUP([.Y24];[.$AG$8:.$AG$10];[.$AH$8:.$AH$10]);[.F24]=[.$AE$11];LOOKUP([.Y24];[.$AG$11:.$AG$13];[.$AH$11:.$AH$13]);[.F24]=[.$AE$14];LOOKUP([.Y24];[.$AG$14:.$AG$16];[.$AH$14:.$AH$16]);[.F24]=[.$AE$17];LOOKUP([.Y24];[.$AG$17:.$AG$19];[.$AH$17:.$AH$19]);[.F24]=[.$AE$20];LOOKUP([.Y24];[.$AG$20:.$AG$22];[.$AH$20:.$AH$22]);[.F24]=[.$AE$23];LOOKUP([.Y24];[.$AG$23:.$AG$25];[.$AH$23:.$AH$25]);[.F24]=[.$AE$26];LOOKUP([.Y24];[.$AG$26:.$AG$28];[.$AH$26:.$AH$28]);[.F24]=[.$AE$29];LOOKUP([.Y24];[.$AG$29:.$AG$31];[.$AH$29:.$AH$31]);[.F24]=[.$AE$32];LOOKUP([.Y24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number-columns-repeated="2" table:style-name="ce54" office:value-type="float" office:value="825" calcext:value-type="float">
            <text:p>825</text:p>
          </table:table-cell>
          <table:table-cell table:style-name="ce56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143" office:value-type="float" office:value="19" calcext:value-type="float">
            <text:p>19</text:p>
          </table:table-cell>
          <table:table-cell table:style-name="ce145" table:number-columns-repeated="2"/>
          <table:table-cell table:style-name="ce148" table:content-validation-name="val2"/>
          <table:table-cell table:style-name="ce150"/>
          <table:table-cell table:style-name="ce152" table:formula="of:=IF(ISBLANK([.E25]);&quot;&quot;;[.$H$1]-[.E25])">
            <text:p/>
          </table:table-cell>
          <table:table-cell table:style-name="ce153"/>
          <table:table-cell table:style-name="ce154" table:formula="of:=COM.MICROSOFT.IFS(ISBLANK([.G25]);0;[.G25]=0;0;[.$D25]=&quot;m&quot;;ROUNDDOWN((SQRT([.G25])-2.8)/0.011;0);[.$D25]=&quot;w&quot;;ROUNDDOWN((SQRT([.G25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25]);0;[.I25]=0;0;[.$D25]=&quot;m&quot;;ROUNDDOWN((SQRT([.I25])-1.936)/0.0124;0);[.$D25]=&quot;w&quot;;ROUNDDOWN((SQRT([.I25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25]);0;[.K25]=0;0;[.$D25]=&quot;m&quot;;ROUNDDOWN((SQRT([.K25])-1.15028)/0.00219;0);[.$D25]=&quot;w&quot;;ROUNDDOWN((SQRT([.K25])-1.0935)/0.00208;0))" office:value-type="float" office:value="0" calcext:value-type="float">
            <text:p>0</text:p>
          </table:table-cell>
          <table:table-cell table:style-name="ce159"/>
          <table:table-cell table:style-name="ce126" table:formula="of:=COM.MICROSOFT.IFS(ISBLANK([.M25]);0;[.M25]=0;0;[.$D25]=&quot;m&quot;;ROUNDDOWN((50/([.M25]+0.24)-3.79)/0.0069;0);[.$D25]=&quot;w&quot;;ROUNDDOWN((50/([.M25]+0.24)-3.648)/0.0066;0))" office:value-type="float" office:value="0" calcext:value-type="float">
            <text:p>0</text:p>
          </table:table-cell>
          <table:table-cell table:style-name="ce161"/>
          <table:table-cell table:style-name="ce129" table:formula="of:=COM.MICROSOFT.IFS(ISBLANK([.O25]);0;[.O25]=0;0;[.$D25]=&quot;m&quot;;ROUNDDOWN((75/([.O25]+0.24)-4.1)/0.00664;0);[.$D25]=&quot;w&quot;;ROUNDDOWN((75/([.O25]+0.24)-3.998)/0.0066;0))" office:value-type="float" office:value="0" calcext:value-type="float">
            <text:p>0</text:p>
          </table:table-cell>
          <table:table-cell table:style-name="ce163"/>
          <table:table-cell table:style-name="ce133" table:formula="of:=COM.MICROSOFT.IFS(ISBLANK([.Q25]);0;[.Q25]=0;0;[.$D25]=&quot;m&quot;;ROUNDDOWN((100/([.Q25]+0.24)-4.341)/0.00676;0);[.$D25]=&quot;w&quot;;ROUNDDOWN((100/([.Q25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25])*60+([.S25]-INT([.S25]))*100" office:value-type="float" office:value="0" calcext:value-type="float">
            <text:p>0</text:p>
          </table:table-cell>
          <table:table-cell table:style-name="ce167" table:formula="of:=COM.MICROSOFT.IFS(ISBLANK([.T25]);0;[.T25]=0;0;[.$D25]=&quot;m&quot;;&quot;1000m Pflicht&quot;;[.$D25]=&quot;w&quot;;ROUNDDOWN((800/[.T25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25])*60+([.V25]-INT([.V25]))*100" office:value-type="float" office:value="0" calcext:value-type="float">
            <text:p>0</text:p>
          </table:table-cell>
          <table:table-cell table:style-name="ce170" table:formula="of:=COM.MICROSOFT.IFS(ISBLANK([.V25]);0;[.V25]=0;0;[.$D25]=&quot;w&quot;;&quot;800m Pflicht&quot;;[.$D25]=&quot;m&quot;;ROUNDDOWN((1000/[.W25]-2.158)/0.006;0))" office:value-type="float" office:value="0" calcext:value-type="float">
            <text:p>0</text:p>
          </table:table-cell>
          <table:table-cell table:style-name="ce171" table:formula="of:=LARGE(([.H25]~[.J25]~[.L25]~[.N25]~[.O25]~[.R25]~[.U25]~[.X25]);1)+LARGE(([.H25]~[.J25]~[.L25]~[.N25]~[.O25]~[.R25]~[.U25]~[.X25]);2)+LARGE(([.H25]~[.J25]~[.L25]~[.N25]~[.O25]~[.R25]~[.U25]~[.X25]);3)" office:value-type="float" office:value="0" calcext:value-type="float">
            <text:p>0</text:p>
          </table:table-cell>
          <table:table-cell table:style-name="ce172" table:formula="of:=IF([.D25]=&quot;m&quot;;(COM.MICROSOFT.IFS([.F25]=[.$AE$8];LOOKUP([.Y25];[.$AF$8:.$AF$10];[.$AH$8:.$AH$10]);[.F25]=[.$AE$11];LOOKUP([.Y25];[.$AF$11:.$AF$13];[.$AH$11:.$AH$13]);[.F25]=[.$AE$14];LOOKUP([.Y25];[.$AF$14:.$AF$16];[.$AH$14:.$AH$16]);[.F25]=[.$AE$17];LOOKUP([.Y25];[.$AF$17:.$AF$19];[.$AH$17:.$AH$19]);[.F25]=[.$AE$20];LOOKUP([.Y25];[.$AF$20:.$AF$22];[.$AH$20:.$AH$22]);[.F25]=[.$AE$23];LOOKUP([.Y25];[.$AF$23:.$AF$25];[.$AH$23:.$AH$25]);[.F25]=[.$AE$26];LOOKUP([.Y25];[.$AF$26:.$AF$28];[.$AH$26:.$AH$28]);[.F25]=[.$AE$29];LOOKUP([.Y25];[.$AF$29:.$AF$31];[.$AH$29:.$AH$31]);[.F25]=[.$AE$32];LOOKUP([.Y25];[.$AF$32:.$AF$34];[.$AH$32:.$AH$34])));0)" office:value-type="float" office:value="0" calcext:value-type="float">
            <text:p>0</text:p>
          </table:table-cell>
          <table:table-cell table:style-name="ce173" table:formula="of:=IF([.D25]=&quot;w&quot;;(COM.MICROSOFT.IFS([.F25]=[.$AE$8];LOOKUP([.Y25];[.$AG$8:.$AG$10];[.$AH$8:.$AH$10]);[.F25]=[.$AE$11];LOOKUP([.Y25];[.$AG$11:.$AG$13];[.$AH$11:.$AH$13]);[.F25]=[.$AE$14];LOOKUP([.Y25];[.$AG$14:.$AG$16];[.$AH$14:.$AH$16]);[.F25]=[.$AE$17];LOOKUP([.Y25];[.$AG$17:.$AG$19];[.$AH$17:.$AH$19]);[.F25]=[.$AE$20];LOOKUP([.Y25];[.$AG$20:.$AG$22];[.$AH$20:.$AH$22]);[.F25]=[.$AE$23];LOOKUP([.Y25];[.$AG$23:.$AG$25];[.$AH$23:.$AH$25]);[.F25]=[.$AE$26];LOOKUP([.Y25];[.$AG$26:.$AG$28];[.$AH$26:.$AH$28]);[.F25]=[.$AE$29];LOOKUP([.Y25];[.$AG$29:.$AG$31];[.$AH$29:.$AH$31]);[.F25]=[.$AE$32];LOOKUP([.Y25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1050" calcext:value-type="float">
            <text:p>1050</text:p>
          </table:table-cell>
          <table:table-cell table:style-name="ce54" office:value-type="float" office:value="1025" calcext:value-type="float">
            <text:p>1025</text:p>
          </table:table-cell>
          <table:table-cell table:style-name="ce56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143" office:value-type="float" office:value="20" calcext:value-type="float">
            <text:p>20</text:p>
          </table:table-cell>
          <table:table-cell table:style-name="ce145" table:number-columns-repeated="2"/>
          <table:table-cell table:style-name="ce148" table:content-validation-name="val2"/>
          <table:table-cell table:style-name="ce150"/>
          <table:table-cell table:style-name="ce152" table:formula="of:=IF(ISBLANK([.E26]);&quot;&quot;;[.$H$1]-[.E26])">
            <text:p/>
          </table:table-cell>
          <table:table-cell table:style-name="ce153"/>
          <table:table-cell table:style-name="ce154" table:formula="of:=COM.MICROSOFT.IFS(ISBLANK([.G26]);0;[.G26]=0;0;[.$D26]=&quot;m&quot;;ROUNDDOWN((SQRT([.G26])-2.8)/0.011;0);[.$D26]=&quot;w&quot;;ROUNDDOWN((SQRT([.G26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26]);0;[.I26]=0;0;[.$D26]=&quot;m&quot;;ROUNDDOWN((SQRT([.I26])-1.936)/0.0124;0);[.$D26]=&quot;w&quot;;ROUNDDOWN((SQRT([.I26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26]);0;[.K26]=0;0;[.$D26]=&quot;m&quot;;ROUNDDOWN((SQRT([.K26])-1.15028)/0.00219;0);[.$D26]=&quot;w&quot;;ROUNDDOWN((SQRT([.K26])-1.0935)/0.00208;0))" office:value-type="float" office:value="0" calcext:value-type="float">
            <text:p>0</text:p>
          </table:table-cell>
          <table:table-cell table:style-name="ce159"/>
          <table:table-cell table:style-name="ce126" table:formula="of:=COM.MICROSOFT.IFS(ISBLANK([.M26]);0;[.M26]=0;0;[.$D26]=&quot;m&quot;;ROUNDDOWN((50/([.M26]+0.24)-3.79)/0.0069;0);[.$D26]=&quot;w&quot;;ROUNDDOWN((50/([.M26]+0.24)-3.648)/0.0066;0))" office:value-type="float" office:value="0" calcext:value-type="float">
            <text:p>0</text:p>
          </table:table-cell>
          <table:table-cell table:style-name="ce161"/>
          <table:table-cell table:style-name="ce129" table:formula="of:=COM.MICROSOFT.IFS(ISBLANK([.O26]);0;[.O26]=0;0;[.$D26]=&quot;m&quot;;ROUNDDOWN((75/([.O26]+0.24)-4.1)/0.00664;0);[.$D26]=&quot;w&quot;;ROUNDDOWN((75/([.O26]+0.24)-3.998)/0.0066;0))" office:value-type="float" office:value="0" calcext:value-type="float">
            <text:p>0</text:p>
          </table:table-cell>
          <table:table-cell table:style-name="ce163"/>
          <table:table-cell table:style-name="ce133" table:formula="of:=COM.MICROSOFT.IFS(ISBLANK([.Q26]);0;[.Q26]=0;0;[.$D26]=&quot;m&quot;;ROUNDDOWN((100/([.Q26]+0.24)-4.341)/0.00676;0);[.$D26]=&quot;w&quot;;ROUNDDOWN((100/([.Q26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26])*60+([.S26]-INT([.S26]))*100" office:value-type="float" office:value="0" calcext:value-type="float">
            <text:p>0</text:p>
          </table:table-cell>
          <table:table-cell table:style-name="ce167" table:formula="of:=COM.MICROSOFT.IFS(ISBLANK([.T26]);0;[.T26]=0;0;[.$D26]=&quot;m&quot;;&quot;1000m Pflicht&quot;;[.$D26]=&quot;w&quot;;ROUNDDOWN((800/[.T26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26])*60+([.V26]-INT([.V26]))*100" office:value-type="float" office:value="0" calcext:value-type="float">
            <text:p>0</text:p>
          </table:table-cell>
          <table:table-cell table:style-name="ce170" table:formula="of:=COM.MICROSOFT.IFS(ISBLANK([.V26]);0;[.V26]=0;0;[.$D26]=&quot;w&quot;;&quot;800m Pflicht&quot;;[.$D26]=&quot;m&quot;;ROUNDDOWN((1000/[.W26]-2.158)/0.006;0))" office:value-type="float" office:value="0" calcext:value-type="float">
            <text:p>0</text:p>
          </table:table-cell>
          <table:table-cell table:style-name="ce171" table:formula="of:=LARGE(([.H26]~[.J26]~[.L26]~[.N26]~[.O26]~[.R26]~[.U26]~[.X26]);1)+LARGE(([.H26]~[.J26]~[.L26]~[.N26]~[.O26]~[.R26]~[.U26]~[.X26]);2)+LARGE(([.H26]~[.J26]~[.L26]~[.N26]~[.O26]~[.R26]~[.U26]~[.X26]);3)" office:value-type="float" office:value="0" calcext:value-type="float">
            <text:p>0</text:p>
          </table:table-cell>
          <table:table-cell table:style-name="ce172" table:formula="of:=IF([.D26]=&quot;m&quot;;(COM.MICROSOFT.IFS([.F26]=[.$AE$8];LOOKUP([.Y26];[.$AF$8:.$AF$10];[.$AH$8:.$AH$10]);[.F26]=[.$AE$11];LOOKUP([.Y26];[.$AF$11:.$AF$13];[.$AH$11:.$AH$13]);[.F26]=[.$AE$14];LOOKUP([.Y26];[.$AF$14:.$AF$16];[.$AH$14:.$AH$16]);[.F26]=[.$AE$17];LOOKUP([.Y26];[.$AF$17:.$AF$19];[.$AH$17:.$AH$19]);[.F26]=[.$AE$20];LOOKUP([.Y26];[.$AF$20:.$AF$22];[.$AH$20:.$AH$22]);[.F26]=[.$AE$23];LOOKUP([.Y26];[.$AF$23:.$AF$25];[.$AH$23:.$AH$25]);[.F26]=[.$AE$26];LOOKUP([.Y26];[.$AF$26:.$AF$28];[.$AH$26:.$AH$28]);[.F26]=[.$AE$29];LOOKUP([.Y26];[.$AF$29:.$AF$31];[.$AH$29:.$AH$31]);[.F26]=[.$AE$32];LOOKUP([.Y26];[.$AF$32:.$AF$34];[.$AH$32:.$AH$34])));0)" office:value-type="float" office:value="0" calcext:value-type="float">
            <text:p>0</text:p>
          </table:table-cell>
          <table:table-cell table:style-name="ce173" table:formula="of:=IF([.D26]=&quot;w&quot;;(COM.MICROSOFT.IFS([.F26]=[.$AE$8];LOOKUP([.Y26];[.$AG$8:.$AG$10];[.$AH$8:.$AH$10]);[.F26]=[.$AE$11];LOOKUP([.Y26];[.$AG$11:.$AG$13];[.$AH$11:.$AH$13]);[.F26]=[.$AE$14];LOOKUP([.Y26];[.$AG$14:.$AG$16];[.$AH$14:.$AH$16]);[.F26]=[.$AE$17];LOOKUP([.Y26];[.$AG$17:.$AG$19];[.$AH$17:.$AH$19]);[.F26]=[.$AE$20];LOOKUP([.Y26];[.$AG$20:.$AG$22];[.$AH$20:.$AH$22]);[.F26]=[.$AE$23];LOOKUP([.Y26];[.$AG$23:.$AG$25];[.$AH$23:.$AH$25]);[.F26]=[.$AE$26];LOOKUP([.Y26];[.$AG$26:.$AG$28];[.$AH$26:.$AH$28]);[.F26]=[.$AE$29];LOOKUP([.Y26];[.$AG$29:.$AG$31];[.$AH$29:.$AH$31]);[.F26]=[.$AE$32];LOOKUP([.Y26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1" office:value-type="float" office:value="14" calcext:value-type="float" table:number-columns-spanned="1" table:number-rows-spanned="3">
            <text:p>14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143" office:value-type="float" office:value="21" calcext:value-type="float">
            <text:p>21</text:p>
          </table:table-cell>
          <table:table-cell table:style-name="ce145" table:number-columns-repeated="2"/>
          <table:table-cell table:style-name="ce148" table:content-validation-name="val2"/>
          <table:table-cell table:style-name="ce150"/>
          <table:table-cell table:style-name="ce152" table:formula="of:=IF(ISBLANK([.E27]);&quot;&quot;;[.$H$1]-[.E27])">
            <text:p/>
          </table:table-cell>
          <table:table-cell table:style-name="ce153"/>
          <table:table-cell table:style-name="ce154" table:formula="of:=COM.MICROSOFT.IFS(ISBLANK([.G27]);0;[.G27]=0;0;[.$D27]=&quot;m&quot;;ROUNDDOWN((SQRT([.G27])-2.8)/0.011;0);[.$D27]=&quot;w&quot;;ROUNDDOWN((SQRT([.G27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27]);0;[.I27]=0;0;[.$D27]=&quot;m&quot;;ROUNDDOWN((SQRT([.I27])-1.936)/0.0124;0);[.$D27]=&quot;w&quot;;ROUNDDOWN((SQRT([.I27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27]);0;[.K27]=0;0;[.$D27]=&quot;m&quot;;ROUNDDOWN((SQRT([.K27])-1.15028)/0.00219;0);[.$D27]=&quot;w&quot;;ROUNDDOWN((SQRT([.K27])-1.0935)/0.00208;0))" office:value-type="float" office:value="0" calcext:value-type="float">
            <text:p>0</text:p>
          </table:table-cell>
          <table:table-cell table:style-name="ce159"/>
          <table:table-cell table:style-name="ce126" table:formula="of:=COM.MICROSOFT.IFS(ISBLANK([.M27]);0;[.M27]=0;0;[.$D27]=&quot;m&quot;;ROUNDDOWN((50/([.M27]+0.24)-3.79)/0.0069;0);[.$D27]=&quot;w&quot;;ROUNDDOWN((50/([.M27]+0.24)-3.648)/0.0066;0))" office:value-type="float" office:value="0" calcext:value-type="float">
            <text:p>0</text:p>
          </table:table-cell>
          <table:table-cell table:style-name="ce161"/>
          <table:table-cell table:style-name="ce129" table:formula="of:=COM.MICROSOFT.IFS(ISBLANK([.O27]);0;[.O27]=0;0;[.$D27]=&quot;m&quot;;ROUNDDOWN((75/([.O27]+0.24)-4.1)/0.00664;0);[.$D27]=&quot;w&quot;;ROUNDDOWN((75/([.O27]+0.24)-3.998)/0.0066;0))" office:value-type="float" office:value="0" calcext:value-type="float">
            <text:p>0</text:p>
          </table:table-cell>
          <table:table-cell table:style-name="ce163"/>
          <table:table-cell table:style-name="ce133" table:formula="of:=COM.MICROSOFT.IFS(ISBLANK([.Q27]);0;[.Q27]=0;0;[.$D27]=&quot;m&quot;;ROUNDDOWN((100/([.Q27]+0.24)-4.341)/0.00676;0);[.$D27]=&quot;w&quot;;ROUNDDOWN((100/([.Q27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27])*60+([.S27]-INT([.S27]))*100" office:value-type="float" office:value="0" calcext:value-type="float">
            <text:p>0</text:p>
          </table:table-cell>
          <table:table-cell table:style-name="ce167" table:formula="of:=COM.MICROSOFT.IFS(ISBLANK([.T27]);0;[.T27]=0;0;[.$D27]=&quot;m&quot;;&quot;1000m Pflicht&quot;;[.$D27]=&quot;w&quot;;ROUNDDOWN((800/[.T27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27])*60+([.V27]-INT([.V27]))*100" office:value-type="float" office:value="0" calcext:value-type="float">
            <text:p>0</text:p>
          </table:table-cell>
          <table:table-cell table:style-name="ce170" table:formula="of:=COM.MICROSOFT.IFS(ISBLANK([.V27]);0;[.V27]=0;0;[.$D27]=&quot;w&quot;;&quot;800m Pflicht&quot;;[.$D27]=&quot;m&quot;;ROUNDDOWN((1000/[.W27]-2.158)/0.006;0))" office:value-type="float" office:value="0" calcext:value-type="float">
            <text:p>0</text:p>
          </table:table-cell>
          <table:table-cell table:style-name="ce171" table:formula="of:=LARGE(([.H27]~[.J27]~[.L27]~[.N27]~[.O27]~[.R27]~[.U27]~[.X27]);1)+LARGE(([.H27]~[.J27]~[.L27]~[.N27]~[.O27]~[.R27]~[.U27]~[.X27]);2)+LARGE(([.H27]~[.J27]~[.L27]~[.N27]~[.O27]~[.R27]~[.U27]~[.X27]);3)" office:value-type="float" office:value="0" calcext:value-type="float">
            <text:p>0</text:p>
          </table:table-cell>
          <table:table-cell table:style-name="ce172" table:formula="of:=IF([.D27]=&quot;m&quot;;(COM.MICROSOFT.IFS([.F27]=[.$AE$8];LOOKUP([.Y27];[.$AF$8:.$AF$10];[.$AH$8:.$AH$10]);[.F27]=[.$AE$11];LOOKUP([.Y27];[.$AF$11:.$AF$13];[.$AH$11:.$AH$13]);[.F27]=[.$AE$14];LOOKUP([.Y27];[.$AF$14:.$AF$16];[.$AH$14:.$AH$16]);[.F27]=[.$AE$17];LOOKUP([.Y27];[.$AF$17:.$AF$19];[.$AH$17:.$AH$19]);[.F27]=[.$AE$20];LOOKUP([.Y27];[.$AF$20:.$AF$22];[.$AH$20:.$AH$22]);[.F27]=[.$AE$23];LOOKUP([.Y27];[.$AF$23:.$AF$25];[.$AH$23:.$AH$25]);[.F27]=[.$AE$26];LOOKUP([.Y27];[.$AF$26:.$AF$28];[.$AH$26:.$AH$28]);[.F27]=[.$AE$29];LOOKUP([.Y27];[.$AF$29:.$AF$31];[.$AH$29:.$AH$31]);[.F27]=[.$AE$32];LOOKUP([.Y27];[.$AF$32:.$AF$34];[.$AH$32:.$AH$34])));0)" office:value-type="float" office:value="0" calcext:value-type="float">
            <text:p>0</text:p>
          </table:table-cell>
          <table:table-cell table:style-name="ce173" table:formula="of:=IF([.D27]=&quot;w&quot;;(COM.MICROSOFT.IFS([.F27]=[.$AE$8];LOOKUP([.Y27];[.$AG$8:.$AG$10];[.$AH$8:.$AH$10]);[.F27]=[.$AE$11];LOOKUP([.Y27];[.$AG$11:.$AG$13];[.$AH$11:.$AH$13]);[.F27]=[.$AE$14];LOOKUP([.Y27];[.$AG$14:.$AG$16];[.$AH$14:.$AH$16]);[.F27]=[.$AE$17];LOOKUP([.Y27];[.$AG$17:.$AG$19];[.$AH$17:.$AH$19]);[.F27]=[.$AE$20];LOOKUP([.Y27];[.$AG$20:.$AG$22];[.$AH$20:.$AH$22]);[.F27]=[.$AE$23];LOOKUP([.Y27];[.$AG$23:.$AG$25];[.$AH$23:.$AH$25]);[.F27]=[.$AE$26];LOOKUP([.Y27];[.$AG$26:.$AG$28];[.$AH$26:.$AH$28]);[.F27]=[.$AE$29];LOOKUP([.Y27];[.$AG$29:.$AG$31];[.$AH$29:.$AH$31]);[.F27]=[.$AE$32];LOOKUP([.Y27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900" calcext:value-type="float">
            <text:p>900</text:p>
          </table:table-cell>
          <table:table-cell table:style-name="ce53" office:value-type="float" office:value="850" calcext:value-type="float">
            <text:p>850</text:p>
          </table:table-cell>
          <table:table-cell table:style-name="ce55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143" office:value-type="float" office:value="22" calcext:value-type="float">
            <text:p>22</text:p>
          </table:table-cell>
          <table:table-cell table:style-name="ce145" table:number-columns-repeated="2"/>
          <table:table-cell table:style-name="ce148" table:content-validation-name="val2"/>
          <table:table-cell table:style-name="ce150"/>
          <table:table-cell table:style-name="ce152" table:formula="of:=IF(ISBLANK([.E28]);&quot;&quot;;[.$H$1]-[.E28])">
            <text:p/>
          </table:table-cell>
          <table:table-cell table:style-name="ce153"/>
          <table:table-cell table:style-name="ce154" table:formula="of:=COM.MICROSOFT.IFS(ISBLANK([.G28]);0;[.G28]=0;0;[.$D28]=&quot;m&quot;;ROUNDDOWN((SQRT([.G28])-2.8)/0.011;0);[.$D28]=&quot;w&quot;;ROUNDDOWN((SQRT([.G28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28]);0;[.I28]=0;0;[.$D28]=&quot;m&quot;;ROUNDDOWN((SQRT([.I28])-1.936)/0.0124;0);[.$D28]=&quot;w&quot;;ROUNDDOWN((SQRT([.I28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28]);0;[.K28]=0;0;[.$D28]=&quot;m&quot;;ROUNDDOWN((SQRT([.K28])-1.15028)/0.00219;0);[.$D28]=&quot;w&quot;;ROUNDDOWN((SQRT([.K28])-1.0935)/0.00208;0))" office:value-type="float" office:value="0" calcext:value-type="float">
            <text:p>0</text:p>
          </table:table-cell>
          <table:table-cell table:style-name="ce159"/>
          <table:table-cell table:style-name="ce126" table:formula="of:=COM.MICROSOFT.IFS(ISBLANK([.M28]);0;[.M28]=0;0;[.$D28]=&quot;m&quot;;ROUNDDOWN((50/([.M28]+0.24)-3.79)/0.0069;0);[.$D28]=&quot;w&quot;;ROUNDDOWN((50/([.M28]+0.24)-3.648)/0.0066;0))" office:value-type="float" office:value="0" calcext:value-type="float">
            <text:p>0</text:p>
          </table:table-cell>
          <table:table-cell table:style-name="ce161"/>
          <table:table-cell table:style-name="ce129" table:formula="of:=COM.MICROSOFT.IFS(ISBLANK([.O28]);0;[.O28]=0;0;[.$D28]=&quot;m&quot;;ROUNDDOWN((75/([.O28]+0.24)-4.1)/0.00664;0);[.$D28]=&quot;w&quot;;ROUNDDOWN((75/([.O28]+0.24)-3.998)/0.0066;0))" office:value-type="float" office:value="0" calcext:value-type="float">
            <text:p>0</text:p>
          </table:table-cell>
          <table:table-cell table:style-name="ce163"/>
          <table:table-cell table:style-name="ce133" table:formula="of:=COM.MICROSOFT.IFS(ISBLANK([.Q28]);0;[.Q28]=0;0;[.$D28]=&quot;m&quot;;ROUNDDOWN((100/([.Q28]+0.24)-4.341)/0.00676;0);[.$D28]=&quot;w&quot;;ROUNDDOWN((100/([.Q28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28])*60+([.S28]-INT([.S28]))*100" office:value-type="float" office:value="0" calcext:value-type="float">
            <text:p>0</text:p>
          </table:table-cell>
          <table:table-cell table:style-name="ce167" table:formula="of:=COM.MICROSOFT.IFS(ISBLANK([.T28]);0;[.T28]=0;0;[.$D28]=&quot;m&quot;;&quot;1000m Pflicht&quot;;[.$D28]=&quot;w&quot;;ROUNDDOWN((800/[.T28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28])*60+([.V28]-INT([.V28]))*100" office:value-type="float" office:value="0" calcext:value-type="float">
            <text:p>0</text:p>
          </table:table-cell>
          <table:table-cell table:style-name="ce170" table:formula="of:=COM.MICROSOFT.IFS(ISBLANK([.V28]);0;[.V28]=0;0;[.$D28]=&quot;w&quot;;&quot;800m Pflicht&quot;;[.$D28]=&quot;m&quot;;ROUNDDOWN((1000/[.W28]-2.158)/0.006;0))" office:value-type="float" office:value="0" calcext:value-type="float">
            <text:p>0</text:p>
          </table:table-cell>
          <table:table-cell table:style-name="ce171" table:formula="of:=LARGE(([.H28]~[.J28]~[.L28]~[.N28]~[.O28]~[.R28]~[.U28]~[.X28]);1)+LARGE(([.H28]~[.J28]~[.L28]~[.N28]~[.O28]~[.R28]~[.U28]~[.X28]);2)+LARGE(([.H28]~[.J28]~[.L28]~[.N28]~[.O28]~[.R28]~[.U28]~[.X28]);3)" office:value-type="float" office:value="0" calcext:value-type="float">
            <text:p>0</text:p>
          </table:table-cell>
          <table:table-cell table:style-name="ce172" table:formula="of:=IF([.D28]=&quot;m&quot;;(COM.MICROSOFT.IFS([.F28]=[.$AE$8];LOOKUP([.Y28];[.$AF$8:.$AF$10];[.$AH$8:.$AH$10]);[.F28]=[.$AE$11];LOOKUP([.Y28];[.$AF$11:.$AF$13];[.$AH$11:.$AH$13]);[.F28]=[.$AE$14];LOOKUP([.Y28];[.$AF$14:.$AF$16];[.$AH$14:.$AH$16]);[.F28]=[.$AE$17];LOOKUP([.Y28];[.$AF$17:.$AF$19];[.$AH$17:.$AH$19]);[.F28]=[.$AE$20];LOOKUP([.Y28];[.$AF$20:.$AF$22];[.$AH$20:.$AH$22]);[.F28]=[.$AE$23];LOOKUP([.Y28];[.$AF$23:.$AF$25];[.$AH$23:.$AH$25]);[.F28]=[.$AE$26];LOOKUP([.Y28];[.$AF$26:.$AF$28];[.$AH$26:.$AH$28]);[.F28]=[.$AE$29];LOOKUP([.Y28];[.$AF$29:.$AF$31];[.$AH$29:.$AH$31]);[.F28]=[.$AE$32];LOOKUP([.Y28];[.$AF$32:.$AF$34];[.$AH$32:.$AH$34])));0)" office:value-type="float" office:value="0" calcext:value-type="float">
            <text:p>0</text:p>
          </table:table-cell>
          <table:table-cell table:style-name="ce173" table:formula="of:=IF([.D28]=&quot;w&quot;;(COM.MICROSOFT.IFS([.F28]=[.$AE$8];LOOKUP([.Y28];[.$AG$8:.$AG$10];[.$AH$8:.$AH$10]);[.F28]=[.$AE$11];LOOKUP([.Y28];[.$AG$11:.$AG$13];[.$AH$11:.$AH$13]);[.F28]=[.$AE$14];LOOKUP([.Y28];[.$AG$14:.$AG$16];[.$AH$14:.$AH$16]);[.F28]=[.$AE$17];LOOKUP([.Y28];[.$AG$17:.$AG$19];[.$AH$17:.$AH$19]);[.F28]=[.$AE$20];LOOKUP([.Y28];[.$AG$20:.$AG$22];[.$AH$20:.$AH$22]);[.F28]=[.$AE$23];LOOKUP([.Y28];[.$AG$23:.$AG$25];[.$AH$23:.$AH$25]);[.F28]=[.$AE$26];LOOKUP([.Y28];[.$AG$26:.$AG$28];[.$AH$26:.$AH$28]);[.F28]=[.$AE$29];LOOKUP([.Y28];[.$AG$29:.$AG$31];[.$AH$29:.$AH$31]);[.F28]=[.$AE$32];LOOKUP([.Y28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1125" calcext:value-type="float">
            <text:p>1125</text:p>
          </table:table-cell>
          <table:table-cell table:style-name="ce53" office:value-type="float" office:value="1050" calcext:value-type="float">
            <text:p>1050</text:p>
          </table:table-cell>
          <table:table-cell table:style-name="ce55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143" office:value-type="float" office:value="23" calcext:value-type="float">
            <text:p>23</text:p>
          </table:table-cell>
          <table:table-cell table:style-name="ce145" table:number-columns-repeated="2"/>
          <table:table-cell table:style-name="ce148" table:content-validation-name="val2"/>
          <table:table-cell table:style-name="ce150"/>
          <table:table-cell table:style-name="ce152" table:formula="of:=IF(ISBLANK([.E29]);&quot;&quot;;[.$H$1]-[.E29])">
            <text:p/>
          </table:table-cell>
          <table:table-cell table:style-name="ce153"/>
          <table:table-cell table:style-name="ce154" table:formula="of:=COM.MICROSOFT.IFS(ISBLANK([.G29]);0;[.G29]=0;0;[.$D29]=&quot;m&quot;;ROUNDDOWN((SQRT([.G29])-2.8)/0.011;0);[.$D29]=&quot;w&quot;;ROUNDDOWN((SQRT([.G29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29]);0;[.I29]=0;0;[.$D29]=&quot;m&quot;;ROUNDDOWN((SQRT([.I29])-1.936)/0.0124;0);[.$D29]=&quot;w&quot;;ROUNDDOWN((SQRT([.I29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29]);0;[.K29]=0;0;[.$D29]=&quot;m&quot;;ROUNDDOWN((SQRT([.K29])-1.15028)/0.00219;0);[.$D29]=&quot;w&quot;;ROUNDDOWN((SQRT([.K29])-1.0935)/0.00208;0))" office:value-type="float" office:value="0" calcext:value-type="float">
            <text:p>0</text:p>
          </table:table-cell>
          <table:table-cell table:style-name="ce159"/>
          <table:table-cell table:style-name="ce126" table:formula="of:=COM.MICROSOFT.IFS(ISBLANK([.M29]);0;[.M29]=0;0;[.$D29]=&quot;m&quot;;ROUNDDOWN((50/([.M29]+0.24)-3.79)/0.0069;0);[.$D29]=&quot;w&quot;;ROUNDDOWN((50/([.M29]+0.24)-3.648)/0.0066;0))" office:value-type="float" office:value="0" calcext:value-type="float">
            <text:p>0</text:p>
          </table:table-cell>
          <table:table-cell table:style-name="ce161"/>
          <table:table-cell table:style-name="ce129" table:formula="of:=COM.MICROSOFT.IFS(ISBLANK([.O29]);0;[.O29]=0;0;[.$D29]=&quot;m&quot;;ROUNDDOWN((75/([.O29]+0.24)-4.1)/0.00664;0);[.$D29]=&quot;w&quot;;ROUNDDOWN((75/([.O29]+0.24)-3.998)/0.0066;0))" office:value-type="float" office:value="0" calcext:value-type="float">
            <text:p>0</text:p>
          </table:table-cell>
          <table:table-cell table:style-name="ce163"/>
          <table:table-cell table:style-name="ce133" table:formula="of:=COM.MICROSOFT.IFS(ISBLANK([.Q29]);0;[.Q29]=0;0;[.$D29]=&quot;m&quot;;ROUNDDOWN((100/([.Q29]+0.24)-4.341)/0.00676;0);[.$D29]=&quot;w&quot;;ROUNDDOWN((100/([.Q29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29])*60+([.S29]-INT([.S29]))*100" office:value-type="float" office:value="0" calcext:value-type="float">
            <text:p>0</text:p>
          </table:table-cell>
          <table:table-cell table:style-name="ce167" table:formula="of:=COM.MICROSOFT.IFS(ISBLANK([.T29]);0;[.T29]=0;0;[.$D29]=&quot;m&quot;;&quot;1000m Pflicht&quot;;[.$D29]=&quot;w&quot;;ROUNDDOWN((800/[.T29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29])*60+([.V29]-INT([.V29]))*100" office:value-type="float" office:value="0" calcext:value-type="float">
            <text:p>0</text:p>
          </table:table-cell>
          <table:table-cell table:style-name="ce170" table:formula="of:=COM.MICROSOFT.IFS(ISBLANK([.V29]);0;[.V29]=0;0;[.$D29]=&quot;w&quot;;&quot;800m Pflicht&quot;;[.$D29]=&quot;m&quot;;ROUNDDOWN((1000/[.W29]-2.158)/0.006;0))" office:value-type="float" office:value="0" calcext:value-type="float">
            <text:p>0</text:p>
          </table:table-cell>
          <table:table-cell table:style-name="ce171" table:formula="of:=LARGE(([.H29]~[.J29]~[.L29]~[.N29]~[.O29]~[.R29]~[.U29]~[.X29]);1)+LARGE(([.H29]~[.J29]~[.L29]~[.N29]~[.O29]~[.R29]~[.U29]~[.X29]);2)+LARGE(([.H29]~[.J29]~[.L29]~[.N29]~[.O29]~[.R29]~[.U29]~[.X29]);3)" office:value-type="float" office:value="0" calcext:value-type="float">
            <text:p>0</text:p>
          </table:table-cell>
          <table:table-cell table:style-name="ce172" table:formula="of:=IF([.D29]=&quot;m&quot;;(COM.MICROSOFT.IFS([.F29]=[.$AE$8];LOOKUP([.Y29];[.$AF$8:.$AF$10];[.$AH$8:.$AH$10]);[.F29]=[.$AE$11];LOOKUP([.Y29];[.$AF$11:.$AF$13];[.$AH$11:.$AH$13]);[.F29]=[.$AE$14];LOOKUP([.Y29];[.$AF$14:.$AF$16];[.$AH$14:.$AH$16]);[.F29]=[.$AE$17];LOOKUP([.Y29];[.$AF$17:.$AF$19];[.$AH$17:.$AH$19]);[.F29]=[.$AE$20];LOOKUP([.Y29];[.$AF$20:.$AF$22];[.$AH$20:.$AH$22]);[.F29]=[.$AE$23];LOOKUP([.Y29];[.$AF$23:.$AF$25];[.$AH$23:.$AH$25]);[.F29]=[.$AE$26];LOOKUP([.Y29];[.$AF$26:.$AF$28];[.$AH$26:.$AH$28]);[.F29]=[.$AE$29];LOOKUP([.Y29];[.$AF$29:.$AF$31];[.$AH$29:.$AH$31]);[.F29]=[.$AE$32];LOOKUP([.Y29];[.$AF$32:.$AF$34];[.$AH$32:.$AH$34])));0)" office:value-type="float" office:value="0" calcext:value-type="float">
            <text:p>0</text:p>
          </table:table-cell>
          <table:table-cell table:style-name="ce173" table:formula="of:=IF([.D29]=&quot;w&quot;;(COM.MICROSOFT.IFS([.F29]=[.$AE$8];LOOKUP([.Y29];[.$AG$8:.$AG$10];[.$AH$8:.$AH$10]);[.F29]=[.$AE$11];LOOKUP([.Y29];[.$AG$11:.$AG$13];[.$AH$11:.$AH$13]);[.F29]=[.$AE$14];LOOKUP([.Y29];[.$AG$14:.$AG$16];[.$AH$14:.$AH$16]);[.F29]=[.$AE$17];LOOKUP([.Y29];[.$AG$17:.$AG$19];[.$AH$17:.$AH$19]);[.F29]=[.$AE$20];LOOKUP([.Y29];[.$AG$20:.$AG$22];[.$AH$20:.$AH$22]);[.F29]=[.$AE$23];LOOKUP([.Y29];[.$AG$23:.$AG$25];[.$AH$23:.$AH$25]);[.F29]=[.$AE$26];LOOKUP([.Y29];[.$AG$26:.$AG$28];[.$AH$26:.$AH$28]);[.F29]=[.$AE$29];LOOKUP([.Y29];[.$AG$29:.$AG$31];[.$AH$29:.$AH$31]);[.F29]=[.$AE$32];LOOKUP([.Y29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2" office:value-type="float" office:value="15" calcext:value-type="float" table:number-columns-spanned="1" table:number-rows-spanned="3">
            <text:p>15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143" office:value-type="float" office:value="24" calcext:value-type="float">
            <text:p>24</text:p>
          </table:table-cell>
          <table:table-cell table:style-name="ce145" table:number-columns-repeated="2"/>
          <table:table-cell table:style-name="ce148" table:content-validation-name="val2"/>
          <table:table-cell table:style-name="ce150"/>
          <table:table-cell table:style-name="ce152" table:formula="of:=IF(ISBLANK([.E30]);&quot;&quot;;[.$H$1]-[.E30])">
            <text:p/>
          </table:table-cell>
          <table:table-cell table:style-name="ce153"/>
          <table:table-cell table:style-name="ce154" table:formula="of:=COM.MICROSOFT.IFS(ISBLANK([.G30]);0;[.G30]=0;0;[.$D30]=&quot;m&quot;;ROUNDDOWN((SQRT([.G30])-2.8)/0.011;0);[.$D30]=&quot;w&quot;;ROUNDDOWN((SQRT([.G30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30]);0;[.I30]=0;0;[.$D30]=&quot;m&quot;;ROUNDDOWN((SQRT([.I30])-1.936)/0.0124;0);[.$D30]=&quot;w&quot;;ROUNDDOWN((SQRT([.I30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30]);0;[.K30]=0;0;[.$D30]=&quot;m&quot;;ROUNDDOWN((SQRT([.K30])-1.15028)/0.00219;0);[.$D30]=&quot;w&quot;;ROUNDDOWN((SQRT([.K30])-1.0935)/0.00208;0))" office:value-type="float" office:value="0" calcext:value-type="float">
            <text:p>0</text:p>
          </table:table-cell>
          <table:table-cell table:style-name="ce159"/>
          <table:table-cell table:style-name="ce126" table:formula="of:=COM.MICROSOFT.IFS(ISBLANK([.M30]);0;[.M30]=0;0;[.$D30]=&quot;m&quot;;ROUNDDOWN((50/([.M30]+0.24)-3.79)/0.0069;0);[.$D30]=&quot;w&quot;;ROUNDDOWN((50/([.M30]+0.24)-3.648)/0.0066;0))" office:value-type="float" office:value="0" calcext:value-type="float">
            <text:p>0</text:p>
          </table:table-cell>
          <table:table-cell table:style-name="ce161"/>
          <table:table-cell table:style-name="ce129" table:formula="of:=COM.MICROSOFT.IFS(ISBLANK([.O30]);0;[.O30]=0;0;[.$D30]=&quot;m&quot;;ROUNDDOWN((75/([.O30]+0.24)-4.1)/0.00664;0);[.$D30]=&quot;w&quot;;ROUNDDOWN((75/([.O30]+0.24)-3.998)/0.0066;0))" office:value-type="float" office:value="0" calcext:value-type="float">
            <text:p>0</text:p>
          </table:table-cell>
          <table:table-cell table:style-name="ce163"/>
          <table:table-cell table:style-name="ce133" table:formula="of:=COM.MICROSOFT.IFS(ISBLANK([.Q30]);0;[.Q30]=0;0;[.$D30]=&quot;m&quot;;ROUNDDOWN((100/([.Q30]+0.24)-4.341)/0.00676;0);[.$D30]=&quot;w&quot;;ROUNDDOWN((100/([.Q30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30])*60+([.S30]-INT([.S30]))*100" office:value-type="float" office:value="0" calcext:value-type="float">
            <text:p>0</text:p>
          </table:table-cell>
          <table:table-cell table:style-name="ce167" table:formula="of:=COM.MICROSOFT.IFS(ISBLANK([.T30]);0;[.T30]=0;0;[.$D30]=&quot;m&quot;;&quot;1000m Pflicht&quot;;[.$D30]=&quot;w&quot;;ROUNDDOWN((800/[.T30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30])*60+([.V30]-INT([.V30]))*100" office:value-type="float" office:value="0" calcext:value-type="float">
            <text:p>0</text:p>
          </table:table-cell>
          <table:table-cell table:style-name="ce170" table:formula="of:=COM.MICROSOFT.IFS(ISBLANK([.V30]);0;[.V30]=0;0;[.$D30]=&quot;w&quot;;&quot;800m Pflicht&quot;;[.$D30]=&quot;m&quot;;ROUNDDOWN((1000/[.W30]-2.158)/0.006;0))" office:value-type="float" office:value="0" calcext:value-type="float">
            <text:p>0</text:p>
          </table:table-cell>
          <table:table-cell table:style-name="ce171" table:formula="of:=LARGE(([.H30]~[.J30]~[.L30]~[.N30]~[.O30]~[.R30]~[.U30]~[.X30]);1)+LARGE(([.H30]~[.J30]~[.L30]~[.N30]~[.O30]~[.R30]~[.U30]~[.X30]);2)+LARGE(([.H30]~[.J30]~[.L30]~[.N30]~[.O30]~[.R30]~[.U30]~[.X30]);3)" office:value-type="float" office:value="0" calcext:value-type="float">
            <text:p>0</text:p>
          </table:table-cell>
          <table:table-cell table:style-name="ce172" table:formula="of:=IF([.D30]=&quot;m&quot;;(COM.MICROSOFT.IFS([.F30]=[.$AE$8];LOOKUP([.Y30];[.$AF$8:.$AF$10];[.$AH$8:.$AH$10]);[.F30]=[.$AE$11];LOOKUP([.Y30];[.$AF$11:.$AF$13];[.$AH$11:.$AH$13]);[.F30]=[.$AE$14];LOOKUP([.Y30];[.$AF$14:.$AF$16];[.$AH$14:.$AH$16]);[.F30]=[.$AE$17];LOOKUP([.Y30];[.$AF$17:.$AF$19];[.$AH$17:.$AH$19]);[.F30]=[.$AE$20];LOOKUP([.Y30];[.$AF$20:.$AF$22];[.$AH$20:.$AH$22]);[.F30]=[.$AE$23];LOOKUP([.Y30];[.$AF$23:.$AF$25];[.$AH$23:.$AH$25]);[.F30]=[.$AE$26];LOOKUP([.Y30];[.$AF$26:.$AF$28];[.$AH$26:.$AH$28]);[.F30]=[.$AE$29];LOOKUP([.Y30];[.$AF$29:.$AF$31];[.$AH$29:.$AH$31]);[.F30]=[.$AE$32];LOOKUP([.Y30];[.$AF$32:.$AF$34];[.$AH$32:.$AH$34])));0)" office:value-type="float" office:value="0" calcext:value-type="float">
            <text:p>0</text:p>
          </table:table-cell>
          <table:table-cell table:style-name="ce173" table:formula="of:=IF([.D30]=&quot;w&quot;;(COM.MICROSOFT.IFS([.F30]=[.$AE$8];LOOKUP([.Y30];[.$AG$8:.$AG$10];[.$AH$8:.$AH$10]);[.F30]=[.$AE$11];LOOKUP([.Y30];[.$AG$11:.$AG$13];[.$AH$11:.$AH$13]);[.F30]=[.$AE$14];LOOKUP([.Y30];[.$AG$14:.$AG$16];[.$AH$14:.$AH$16]);[.F30]=[.$AE$17];LOOKUP([.Y30];[.$AG$17:.$AG$19];[.$AH$17:.$AH$19]);[.F30]=[.$AE$20];LOOKUP([.Y30];[.$AG$20:.$AG$22];[.$AH$20:.$AH$22]);[.F30]=[.$AE$23];LOOKUP([.Y30];[.$AG$23:.$AG$25];[.$AH$23:.$AH$25]);[.F30]=[.$AE$26];LOOKUP([.Y30];[.$AG$26:.$AG$28];[.$AH$26:.$AH$28]);[.F30]=[.$AE$29];LOOKUP([.Y30];[.$AG$29:.$AG$31];[.$AH$29:.$AH$31]);[.F30]=[.$AE$32];LOOKUP([.Y30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975" calcext:value-type="float">
            <text:p>975</text:p>
          </table:table-cell>
          <table:table-cell table:style-name="ce54" office:value-type="float" office:value="875" calcext:value-type="float">
            <text:p>875</text:p>
          </table:table-cell>
          <table:table-cell table:style-name="ce56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143" office:value-type="float" office:value="25" calcext:value-type="float">
            <text:p>25</text:p>
          </table:table-cell>
          <table:table-cell table:style-name="ce145" table:number-columns-repeated="2"/>
          <table:table-cell table:style-name="ce148" table:content-validation-name="val2"/>
          <table:table-cell table:style-name="ce150"/>
          <table:table-cell table:style-name="ce152" table:formula="of:=IF(ISBLANK([.E31]);&quot;&quot;;[.$H$1]-[.E31])">
            <text:p/>
          </table:table-cell>
          <table:table-cell table:style-name="ce153"/>
          <table:table-cell table:style-name="ce154" table:formula="of:=COM.MICROSOFT.IFS(ISBLANK([.G31]);0;[.G31]=0;0;[.$D31]=&quot;m&quot;;ROUNDDOWN((SQRT([.G31])-2.8)/0.011;0);[.$D31]=&quot;w&quot;;ROUNDDOWN((SQRT([.G31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31]);0;[.I31]=0;0;[.$D31]=&quot;m&quot;;ROUNDDOWN((SQRT([.I31])-1.936)/0.0124;0);[.$D31]=&quot;w&quot;;ROUNDDOWN((SQRT([.I31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31]);0;[.K31]=0;0;[.$D31]=&quot;m&quot;;ROUNDDOWN((SQRT([.K31])-1.15028)/0.00219;0);[.$D31]=&quot;w&quot;;ROUNDDOWN((SQRT([.K31])-1.0935)/0.00208;0))" office:value-type="float" office:value="0" calcext:value-type="float">
            <text:p>0</text:p>
          </table:table-cell>
          <table:table-cell table:style-name="ce159"/>
          <table:table-cell table:style-name="ce126" table:formula="of:=COM.MICROSOFT.IFS(ISBLANK([.M31]);0;[.M31]=0;0;[.$D31]=&quot;m&quot;;ROUNDDOWN((50/([.M31]+0.24)-3.79)/0.0069;0);[.$D31]=&quot;w&quot;;ROUNDDOWN((50/([.M31]+0.24)-3.648)/0.0066;0))" office:value-type="float" office:value="0" calcext:value-type="float">
            <text:p>0</text:p>
          </table:table-cell>
          <table:table-cell table:style-name="ce161"/>
          <table:table-cell table:style-name="ce129" table:formula="of:=COM.MICROSOFT.IFS(ISBLANK([.O31]);0;[.O31]=0;0;[.$D31]=&quot;m&quot;;ROUNDDOWN((75/([.O31]+0.24)-4.1)/0.00664;0);[.$D31]=&quot;w&quot;;ROUNDDOWN((75/([.O31]+0.24)-3.998)/0.0066;0))" office:value-type="float" office:value="0" calcext:value-type="float">
            <text:p>0</text:p>
          </table:table-cell>
          <table:table-cell table:style-name="ce163"/>
          <table:table-cell table:style-name="ce133" table:formula="of:=COM.MICROSOFT.IFS(ISBLANK([.Q31]);0;[.Q31]=0;0;[.$D31]=&quot;m&quot;;ROUNDDOWN((100/([.Q31]+0.24)-4.341)/0.00676;0);[.$D31]=&quot;w&quot;;ROUNDDOWN((100/([.Q31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31])*60+([.S31]-INT([.S31]))*100" office:value-type="float" office:value="0" calcext:value-type="float">
            <text:p>0</text:p>
          </table:table-cell>
          <table:table-cell table:style-name="ce167" table:formula="of:=COM.MICROSOFT.IFS(ISBLANK([.T31]);0;[.T31]=0;0;[.$D31]=&quot;m&quot;;&quot;1000m Pflicht&quot;;[.$D31]=&quot;w&quot;;ROUNDDOWN((800/[.T31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31])*60+([.V31]-INT([.V31]))*100" office:value-type="float" office:value="0" calcext:value-type="float">
            <text:p>0</text:p>
          </table:table-cell>
          <table:table-cell table:style-name="ce170" table:formula="of:=COM.MICROSOFT.IFS(ISBLANK([.V31]);0;[.V31]=0;0;[.$D31]=&quot;w&quot;;&quot;800m Pflicht&quot;;[.$D31]=&quot;m&quot;;ROUNDDOWN((1000/[.W31]-2.158)/0.006;0))" office:value-type="float" office:value="0" calcext:value-type="float">
            <text:p>0</text:p>
          </table:table-cell>
          <table:table-cell table:style-name="ce171" table:formula="of:=LARGE(([.H31]~[.J31]~[.L31]~[.N31]~[.O31]~[.R31]~[.U31]~[.X31]);1)+LARGE(([.H31]~[.J31]~[.L31]~[.N31]~[.O31]~[.R31]~[.U31]~[.X31]);2)+LARGE(([.H31]~[.J31]~[.L31]~[.N31]~[.O31]~[.R31]~[.U31]~[.X31]);3)" office:value-type="float" office:value="0" calcext:value-type="float">
            <text:p>0</text:p>
          </table:table-cell>
          <table:table-cell table:style-name="ce172" table:formula="of:=IF([.D31]=&quot;m&quot;;(COM.MICROSOFT.IFS([.F31]=[.$AE$8];LOOKUP([.Y31];[.$AF$8:.$AF$10];[.$AH$8:.$AH$10]);[.F31]=[.$AE$11];LOOKUP([.Y31];[.$AF$11:.$AF$13];[.$AH$11:.$AH$13]);[.F31]=[.$AE$14];LOOKUP([.Y31];[.$AF$14:.$AF$16];[.$AH$14:.$AH$16]);[.F31]=[.$AE$17];LOOKUP([.Y31];[.$AF$17:.$AF$19];[.$AH$17:.$AH$19]);[.F31]=[.$AE$20];LOOKUP([.Y31];[.$AF$20:.$AF$22];[.$AH$20:.$AH$22]);[.F31]=[.$AE$23];LOOKUP([.Y31];[.$AF$23:.$AF$25];[.$AH$23:.$AH$25]);[.F31]=[.$AE$26];LOOKUP([.Y31];[.$AF$26:.$AF$28];[.$AH$26:.$AH$28]);[.F31]=[.$AE$29];LOOKUP([.Y31];[.$AF$29:.$AF$31];[.$AH$29:.$AH$31]);[.F31]=[.$AE$32];LOOKUP([.Y31];[.$AF$32:.$AF$34];[.$AH$32:.$AH$34])));0)" office:value-type="float" office:value="0" calcext:value-type="float">
            <text:p>0</text:p>
          </table:table-cell>
          <table:table-cell table:style-name="ce173" table:formula="of:=IF([.D31]=&quot;w&quot;;(COM.MICROSOFT.IFS([.F31]=[.$AE$8];LOOKUP([.Y31];[.$AG$8:.$AG$10];[.$AH$8:.$AH$10]);[.F31]=[.$AE$11];LOOKUP([.Y31];[.$AG$11:.$AG$13];[.$AH$11:.$AH$13]);[.F31]=[.$AE$14];LOOKUP([.Y31];[.$AG$14:.$AG$16];[.$AH$14:.$AH$16]);[.F31]=[.$AE$17];LOOKUP([.Y31];[.$AG$17:.$AG$19];[.$AH$17:.$AH$19]);[.F31]=[.$AE$20];LOOKUP([.Y31];[.$AG$20:.$AG$22];[.$AH$20:.$AH$22]);[.F31]=[.$AE$23];LOOKUP([.Y31];[.$AG$23:.$AG$25];[.$AH$23:.$AH$25]);[.F31]=[.$AE$26];LOOKUP([.Y31];[.$AG$26:.$AG$28];[.$AH$26:.$AH$28]);[.F31]=[.$AE$29];LOOKUP([.Y31];[.$AG$29:.$AG$31];[.$AH$29:.$AH$31]);[.F31]=[.$AE$32];LOOKUP([.Y31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1225" calcext:value-type="float">
            <text:p>1225</text:p>
          </table:table-cell>
          <table:table-cell table:style-name="ce54" office:value-type="float" office:value="1075" calcext:value-type="float">
            <text:p>1075</text:p>
          </table:table-cell>
          <table:table-cell table:style-name="ce56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143" office:value-type="float" office:value="26" calcext:value-type="float">
            <text:p>26</text:p>
          </table:table-cell>
          <table:table-cell table:style-name="ce145" table:number-columns-repeated="2"/>
          <table:table-cell table:style-name="ce148" table:content-validation-name="val2"/>
          <table:table-cell table:style-name="ce150"/>
          <table:table-cell table:style-name="ce152" table:formula="of:=IF(ISBLANK([.E32]);&quot;&quot;;[.$H$1]-[.E32])">
            <text:p/>
          </table:table-cell>
          <table:table-cell table:style-name="ce153"/>
          <table:table-cell table:style-name="ce154" table:formula="of:=COM.MICROSOFT.IFS(ISBLANK([.G32]);0;[.G32]=0;0;[.$D32]=&quot;m&quot;;ROUNDDOWN((SQRT([.G32])-2.8)/0.011;0);[.$D32]=&quot;w&quot;;ROUNDDOWN((SQRT([.G32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32]);0;[.I32]=0;0;[.$D32]=&quot;m&quot;;ROUNDDOWN((SQRT([.I32])-1.936)/0.0124;0);[.$D32]=&quot;w&quot;;ROUNDDOWN((SQRT([.I32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32]);0;[.K32]=0;0;[.$D32]=&quot;m&quot;;ROUNDDOWN((SQRT([.K32])-1.15028)/0.00219;0);[.$D32]=&quot;w&quot;;ROUNDDOWN((SQRT([.K32])-1.0935)/0.00208;0))" office:value-type="float" office:value="0" calcext:value-type="float">
            <text:p>0</text:p>
          </table:table-cell>
          <table:table-cell table:style-name="ce159"/>
          <table:table-cell table:style-name="ce126" table:formula="of:=COM.MICROSOFT.IFS(ISBLANK([.M32]);0;[.M32]=0;0;[.$D32]=&quot;m&quot;;ROUNDDOWN((50/([.M32]+0.24)-3.79)/0.0069;0);[.$D32]=&quot;w&quot;;ROUNDDOWN((50/([.M32]+0.24)-3.648)/0.0066;0))" office:value-type="float" office:value="0" calcext:value-type="float">
            <text:p>0</text:p>
          </table:table-cell>
          <table:table-cell table:style-name="ce161"/>
          <table:table-cell table:style-name="ce129" table:formula="of:=COM.MICROSOFT.IFS(ISBLANK([.O32]);0;[.O32]=0;0;[.$D32]=&quot;m&quot;;ROUNDDOWN((75/([.O32]+0.24)-4.1)/0.00664;0);[.$D32]=&quot;w&quot;;ROUNDDOWN((75/([.O32]+0.24)-3.998)/0.0066;0))" office:value-type="float" office:value="0" calcext:value-type="float">
            <text:p>0</text:p>
          </table:table-cell>
          <table:table-cell table:style-name="ce163"/>
          <table:table-cell table:style-name="ce133" table:formula="of:=COM.MICROSOFT.IFS(ISBLANK([.Q32]);0;[.Q32]=0;0;[.$D32]=&quot;m&quot;;ROUNDDOWN((100/([.Q32]+0.24)-4.341)/0.00676;0);[.$D32]=&quot;w&quot;;ROUNDDOWN((100/([.Q32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32])*60+([.S32]-INT([.S32]))*100" office:value-type="float" office:value="0" calcext:value-type="float">
            <text:p>0</text:p>
          </table:table-cell>
          <table:table-cell table:style-name="ce167" table:formula="of:=COM.MICROSOFT.IFS(ISBLANK([.T32]);0;[.T32]=0;0;[.$D32]=&quot;m&quot;;&quot;1000m Pflicht&quot;;[.$D32]=&quot;w&quot;;ROUNDDOWN((800/[.T32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32])*60+([.V32]-INT([.V32]))*100" office:value-type="float" office:value="0" calcext:value-type="float">
            <text:p>0</text:p>
          </table:table-cell>
          <table:table-cell table:style-name="ce170" table:formula="of:=COM.MICROSOFT.IFS(ISBLANK([.V32]);0;[.V32]=0;0;[.$D32]=&quot;w&quot;;&quot;800m Pflicht&quot;;[.$D32]=&quot;m&quot;;ROUNDDOWN((1000/[.W32]-2.158)/0.006;0))" office:value-type="float" office:value="0" calcext:value-type="float">
            <text:p>0</text:p>
          </table:table-cell>
          <table:table-cell table:style-name="ce171" table:formula="of:=LARGE(([.H32]~[.J32]~[.L32]~[.N32]~[.O32]~[.R32]~[.U32]~[.X32]);1)+LARGE(([.H32]~[.J32]~[.L32]~[.N32]~[.O32]~[.R32]~[.U32]~[.X32]);2)+LARGE(([.H32]~[.J32]~[.L32]~[.N32]~[.O32]~[.R32]~[.U32]~[.X32]);3)" office:value-type="float" office:value="0" calcext:value-type="float">
            <text:p>0</text:p>
          </table:table-cell>
          <table:table-cell table:style-name="ce172" table:formula="of:=IF([.D32]=&quot;m&quot;;(COM.MICROSOFT.IFS([.F32]=[.$AE$8];LOOKUP([.Y32];[.$AF$8:.$AF$10];[.$AH$8:.$AH$10]);[.F32]=[.$AE$11];LOOKUP([.Y32];[.$AF$11:.$AF$13];[.$AH$11:.$AH$13]);[.F32]=[.$AE$14];LOOKUP([.Y32];[.$AF$14:.$AF$16];[.$AH$14:.$AH$16]);[.F32]=[.$AE$17];LOOKUP([.Y32];[.$AF$17:.$AF$19];[.$AH$17:.$AH$19]);[.F32]=[.$AE$20];LOOKUP([.Y32];[.$AF$20:.$AF$22];[.$AH$20:.$AH$22]);[.F32]=[.$AE$23];LOOKUP([.Y32];[.$AF$23:.$AF$25];[.$AH$23:.$AH$25]);[.F32]=[.$AE$26];LOOKUP([.Y32];[.$AF$26:.$AF$28];[.$AH$26:.$AH$28]);[.F32]=[.$AE$29];LOOKUP([.Y32];[.$AF$29:.$AF$31];[.$AH$29:.$AH$31]);[.F32]=[.$AE$32];LOOKUP([.Y32];[.$AF$32:.$AF$34];[.$AH$32:.$AH$34])));0)" office:value-type="float" office:value="0" calcext:value-type="float">
            <text:p>0</text:p>
          </table:table-cell>
          <table:table-cell table:style-name="ce173" table:formula="of:=IF([.D32]=&quot;w&quot;;(COM.MICROSOFT.IFS([.F32]=[.$AE$8];LOOKUP([.Y32];[.$AG$8:.$AG$10];[.$AH$8:.$AH$10]);[.F32]=[.$AE$11];LOOKUP([.Y32];[.$AG$11:.$AG$13];[.$AH$11:.$AH$13]);[.F32]=[.$AE$14];LOOKUP([.Y32];[.$AG$14:.$AG$16];[.$AH$14:.$AH$16]);[.F32]=[.$AE$17];LOOKUP([.Y32];[.$AG$17:.$AG$19];[.$AH$17:.$AH$19]);[.F32]=[.$AE$20];LOOKUP([.Y32];[.$AG$20:.$AG$22];[.$AH$20:.$AH$22]);[.F32]=[.$AE$23];LOOKUP([.Y32];[.$AG$23:.$AG$25];[.$AH$23:.$AH$25]);[.F32]=[.$AE$26];LOOKUP([.Y32];[.$AG$26:.$AG$28];[.$AH$26:.$AH$28]);[.F32]=[.$AE$29];LOOKUP([.Y32];[.$AG$29:.$AG$31];[.$AH$29:.$AH$31]);[.F32]=[.$AE$32];LOOKUP([.Y32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1" office:value-type="float" office:value="16" calcext:value-type="float" table:number-columns-spanned="1" table:number-rows-spanned="3">
            <text:p>16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143" office:value-type="float" office:value="27" calcext:value-type="float">
            <text:p>27</text:p>
          </table:table-cell>
          <table:table-cell table:style-name="ce145" table:number-columns-repeated="2"/>
          <table:table-cell table:style-name="ce148" table:content-validation-name="val2"/>
          <table:table-cell table:style-name="ce150"/>
          <table:table-cell table:style-name="ce152" table:formula="of:=IF(ISBLANK([.E33]);&quot;&quot;;[.$H$1]-[.E33])">
            <text:p/>
          </table:table-cell>
          <table:table-cell table:style-name="ce153"/>
          <table:table-cell table:style-name="ce154" table:formula="of:=COM.MICROSOFT.IFS(ISBLANK([.G33]);0;[.G33]=0;0;[.$D33]=&quot;m&quot;;ROUNDDOWN((SQRT([.G33])-2.8)/0.011;0);[.$D33]=&quot;w&quot;;ROUNDDOWN((SQRT([.G33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33]);0;[.I33]=0;0;[.$D33]=&quot;m&quot;;ROUNDDOWN((SQRT([.I33])-1.936)/0.0124;0);[.$D33]=&quot;w&quot;;ROUNDDOWN((SQRT([.I33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33]);0;[.K33]=0;0;[.$D33]=&quot;m&quot;;ROUNDDOWN((SQRT([.K33])-1.15028)/0.00219;0);[.$D33]=&quot;w&quot;;ROUNDDOWN((SQRT([.K33])-1.0935)/0.00208;0))" office:value-type="float" office:value="0" calcext:value-type="float">
            <text:p>0</text:p>
          </table:table-cell>
          <table:table-cell table:style-name="ce159"/>
          <table:table-cell table:style-name="ce126" table:formula="of:=COM.MICROSOFT.IFS(ISBLANK([.M33]);0;[.M33]=0;0;[.$D33]=&quot;m&quot;;ROUNDDOWN((50/([.M33]+0.24)-3.79)/0.0069;0);[.$D33]=&quot;w&quot;;ROUNDDOWN((50/([.M33]+0.24)-3.648)/0.0066;0))" office:value-type="float" office:value="0" calcext:value-type="float">
            <text:p>0</text:p>
          </table:table-cell>
          <table:table-cell table:style-name="ce161"/>
          <table:table-cell table:style-name="ce129" table:formula="of:=COM.MICROSOFT.IFS(ISBLANK([.O33]);0;[.O33]=0;0;[.$D33]=&quot;m&quot;;ROUNDDOWN((75/([.O33]+0.24)-4.1)/0.00664;0);[.$D33]=&quot;w&quot;;ROUNDDOWN((75/([.O33]+0.24)-3.998)/0.0066;0))" office:value-type="float" office:value="0" calcext:value-type="float">
            <text:p>0</text:p>
          </table:table-cell>
          <table:table-cell table:style-name="ce163"/>
          <table:table-cell table:style-name="ce133" table:formula="of:=COM.MICROSOFT.IFS(ISBLANK([.Q33]);0;[.Q33]=0;0;[.$D33]=&quot;m&quot;;ROUNDDOWN((100/([.Q33]+0.24)-4.341)/0.00676;0);[.$D33]=&quot;w&quot;;ROUNDDOWN((100/([.Q33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33])*60+([.S33]-INT([.S33]))*100" office:value-type="float" office:value="0" calcext:value-type="float">
            <text:p>0</text:p>
          </table:table-cell>
          <table:table-cell table:style-name="ce167" table:formula="of:=COM.MICROSOFT.IFS(ISBLANK([.T33]);0;[.T33]=0;0;[.$D33]=&quot;m&quot;;&quot;1000m Pflicht&quot;;[.$D33]=&quot;w&quot;;ROUNDDOWN((800/[.T33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33])*60+([.V33]-INT([.V33]))*100" office:value-type="float" office:value="0" calcext:value-type="float">
            <text:p>0</text:p>
          </table:table-cell>
          <table:table-cell table:style-name="ce170" table:formula="of:=COM.MICROSOFT.IFS(ISBLANK([.V33]);0;[.V33]=0;0;[.$D33]=&quot;w&quot;;&quot;800m Pflicht&quot;;[.$D33]=&quot;m&quot;;ROUNDDOWN((1000/[.W33]-2.158)/0.006;0))" office:value-type="float" office:value="0" calcext:value-type="float">
            <text:p>0</text:p>
          </table:table-cell>
          <table:table-cell table:style-name="ce171" table:formula="of:=LARGE(([.H33]~[.J33]~[.L33]~[.N33]~[.O33]~[.R33]~[.U33]~[.X33]);1)+LARGE(([.H33]~[.J33]~[.L33]~[.N33]~[.O33]~[.R33]~[.U33]~[.X33]);2)+LARGE(([.H33]~[.J33]~[.L33]~[.N33]~[.O33]~[.R33]~[.U33]~[.X33]);3)" office:value-type="float" office:value="0" calcext:value-type="float">
            <text:p>0</text:p>
          </table:table-cell>
          <table:table-cell table:style-name="ce172" table:formula="of:=IF([.D33]=&quot;m&quot;;(COM.MICROSOFT.IFS([.F33]=[.$AE$8];LOOKUP([.Y33];[.$AF$8:.$AF$10];[.$AH$8:.$AH$10]);[.F33]=[.$AE$11];LOOKUP([.Y33];[.$AF$11:.$AF$13];[.$AH$11:.$AH$13]);[.F33]=[.$AE$14];LOOKUP([.Y33];[.$AF$14:.$AF$16];[.$AH$14:.$AH$16]);[.F33]=[.$AE$17];LOOKUP([.Y33];[.$AF$17:.$AF$19];[.$AH$17:.$AH$19]);[.F33]=[.$AE$20];LOOKUP([.Y33];[.$AF$20:.$AF$22];[.$AH$20:.$AH$22]);[.F33]=[.$AE$23];LOOKUP([.Y33];[.$AF$23:.$AF$25];[.$AH$23:.$AH$25]);[.F33]=[.$AE$26];LOOKUP([.Y33];[.$AF$26:.$AF$28];[.$AH$26:.$AH$28]);[.F33]=[.$AE$29];LOOKUP([.Y33];[.$AF$29:.$AF$31];[.$AH$29:.$AH$31]);[.F33]=[.$AE$32];LOOKUP([.Y33];[.$AF$32:.$AF$34];[.$AH$32:.$AH$34])));0)" office:value-type="float" office:value="0" calcext:value-type="float">
            <text:p>0</text:p>
          </table:table-cell>
          <table:table-cell table:style-name="ce173" table:formula="of:=IF([.D33]=&quot;w&quot;;(COM.MICROSOFT.IFS([.F33]=[.$AE$8];LOOKUP([.Y33];[.$AG$8:.$AG$10];[.$AH$8:.$AH$10]);[.F33]=[.$AE$11];LOOKUP([.Y33];[.$AG$11:.$AG$13];[.$AH$11:.$AH$13]);[.F33]=[.$AE$14];LOOKUP([.Y33];[.$AG$14:.$AG$16];[.$AH$14:.$AH$16]);[.F33]=[.$AE$17];LOOKUP([.Y33];[.$AG$17:.$AG$19];[.$AH$17:.$AH$19]);[.F33]=[.$AE$20];LOOKUP([.Y33];[.$AG$20:.$AG$22];[.$AH$20:.$AH$22]);[.F33]=[.$AE$23];LOOKUP([.Y33];[.$AG$23:.$AG$25];[.$AH$23:.$AH$25]);[.F33]=[.$AE$26];LOOKUP([.Y33];[.$AG$26:.$AG$28];[.$AH$26:.$AH$28]);[.F33]=[.$AE$29];LOOKUP([.Y33];[.$AG$29:.$AG$31];[.$AH$29:.$AH$31]);[.F33]=[.$AE$32];LOOKUP([.Y33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1050" calcext:value-type="float">
            <text:p>1050</text:p>
          </table:table-cell>
          <table:table-cell table:style-name="ce53" office:value-type="float" office:value="900" calcext:value-type="float">
            <text:p>900</text:p>
          </table:table-cell>
          <table:table-cell table:style-name="ce55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143" office:value-type="float" office:value="28" calcext:value-type="float">
            <text:p>28</text:p>
          </table:table-cell>
          <table:table-cell table:style-name="ce145" table:number-columns-repeated="2"/>
          <table:table-cell table:style-name="ce148" table:content-validation-name="val2"/>
          <table:table-cell table:style-name="ce150"/>
          <table:table-cell table:style-name="ce152" table:formula="of:=IF(ISBLANK([.E34]);&quot;&quot;;[.$H$1]-[.E34])">
            <text:p/>
          </table:table-cell>
          <table:table-cell table:style-name="ce153"/>
          <table:table-cell table:style-name="ce154" table:formula="of:=COM.MICROSOFT.IFS(ISBLANK([.G34]);0;[.G34]=0;0;[.$D34]=&quot;m&quot;;ROUNDDOWN((SQRT([.G34])-2.8)/0.011;0);[.$D34]=&quot;w&quot;;ROUNDDOWN((SQRT([.G34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34]);0;[.I34]=0;0;[.$D34]=&quot;m&quot;;ROUNDDOWN((SQRT([.I34])-1.936)/0.0124;0);[.$D34]=&quot;w&quot;;ROUNDDOWN((SQRT([.I34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34]);0;[.K34]=0;0;[.$D34]=&quot;m&quot;;ROUNDDOWN((SQRT([.K34])-1.15028)/0.00219;0);[.$D34]=&quot;w&quot;;ROUNDDOWN((SQRT([.K34])-1.0935)/0.00208;0))" office:value-type="float" office:value="0" calcext:value-type="float">
            <text:p>0</text:p>
          </table:table-cell>
          <table:table-cell table:style-name="ce159"/>
          <table:table-cell table:style-name="ce126" table:formula="of:=COM.MICROSOFT.IFS(ISBLANK([.M34]);0;[.M34]=0;0;[.$D34]=&quot;m&quot;;ROUNDDOWN((50/([.M34]+0.24)-3.79)/0.0069;0);[.$D34]=&quot;w&quot;;ROUNDDOWN((50/([.M34]+0.24)-3.648)/0.0066;0))" office:value-type="float" office:value="0" calcext:value-type="float">
            <text:p>0</text:p>
          </table:table-cell>
          <table:table-cell table:style-name="ce161"/>
          <table:table-cell table:style-name="ce129" table:formula="of:=COM.MICROSOFT.IFS(ISBLANK([.O34]);0;[.O34]=0;0;[.$D34]=&quot;m&quot;;ROUNDDOWN((75/([.O34]+0.24)-4.1)/0.00664;0);[.$D34]=&quot;w&quot;;ROUNDDOWN((75/([.O34]+0.24)-3.998)/0.0066;0))" office:value-type="float" office:value="0" calcext:value-type="float">
            <text:p>0</text:p>
          </table:table-cell>
          <table:table-cell table:style-name="ce163"/>
          <table:table-cell table:style-name="ce133" table:formula="of:=COM.MICROSOFT.IFS(ISBLANK([.Q34]);0;[.Q34]=0;0;[.$D34]=&quot;m&quot;;ROUNDDOWN((100/([.Q34]+0.24)-4.341)/0.00676;0);[.$D34]=&quot;w&quot;;ROUNDDOWN((100/([.Q34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34])*60+([.S34]-INT([.S34]))*100" office:value-type="float" office:value="0" calcext:value-type="float">
            <text:p>0</text:p>
          </table:table-cell>
          <table:table-cell table:style-name="ce167" table:formula="of:=COM.MICROSOFT.IFS(ISBLANK([.T34]);0;[.T34]=0;0;[.$D34]=&quot;m&quot;;&quot;1000m Pflicht&quot;;[.$D34]=&quot;w&quot;;ROUNDDOWN((800/[.T34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34])*60+([.V34]-INT([.V34]))*100" office:value-type="float" office:value="0" calcext:value-type="float">
            <text:p>0</text:p>
          </table:table-cell>
          <table:table-cell table:style-name="ce170" table:formula="of:=COM.MICROSOFT.IFS(ISBLANK([.V34]);0;[.V34]=0;0;[.$D34]=&quot;w&quot;;&quot;800m Pflicht&quot;;[.$D34]=&quot;m&quot;;ROUNDDOWN((1000/[.W34]-2.158)/0.006;0))" office:value-type="float" office:value="0" calcext:value-type="float">
            <text:p>0</text:p>
          </table:table-cell>
          <table:table-cell table:style-name="ce171" table:formula="of:=LARGE(([.H34]~[.J34]~[.L34]~[.N34]~[.O34]~[.R34]~[.U34]~[.X34]);1)+LARGE(([.H34]~[.J34]~[.L34]~[.N34]~[.O34]~[.R34]~[.U34]~[.X34]);2)+LARGE(([.H34]~[.J34]~[.L34]~[.N34]~[.O34]~[.R34]~[.U34]~[.X34]);3)" office:value-type="float" office:value="0" calcext:value-type="float">
            <text:p>0</text:p>
          </table:table-cell>
          <table:table-cell table:style-name="ce172" table:formula="of:=IF([.D34]=&quot;m&quot;;(COM.MICROSOFT.IFS([.F34]=[.$AE$8];LOOKUP([.Y34];[.$AF$8:.$AF$10];[.$AH$8:.$AH$10]);[.F34]=[.$AE$11];LOOKUP([.Y34];[.$AF$11:.$AF$13];[.$AH$11:.$AH$13]);[.F34]=[.$AE$14];LOOKUP([.Y34];[.$AF$14:.$AF$16];[.$AH$14:.$AH$16]);[.F34]=[.$AE$17];LOOKUP([.Y34];[.$AF$17:.$AF$19];[.$AH$17:.$AH$19]);[.F34]=[.$AE$20];LOOKUP([.Y34];[.$AF$20:.$AF$22];[.$AH$20:.$AH$22]);[.F34]=[.$AE$23];LOOKUP([.Y34];[.$AF$23:.$AF$25];[.$AH$23:.$AH$25]);[.F34]=[.$AE$26];LOOKUP([.Y34];[.$AF$26:.$AF$28];[.$AH$26:.$AH$28]);[.F34]=[.$AE$29];LOOKUP([.Y34];[.$AF$29:.$AF$31];[.$AH$29:.$AH$31]);[.F34]=[.$AE$32];LOOKUP([.Y34];[.$AF$32:.$AF$34];[.$AH$32:.$AH$34])));0)" office:value-type="float" office:value="0" calcext:value-type="float">
            <text:p>0</text:p>
          </table:table-cell>
          <table:table-cell table:style-name="ce173" table:formula="of:=IF([.D34]=&quot;w&quot;;(COM.MICROSOFT.IFS([.F34]=[.$AE$8];LOOKUP([.Y34];[.$AG$8:.$AG$10];[.$AH$8:.$AH$10]);[.F34]=[.$AE$11];LOOKUP([.Y34];[.$AG$11:.$AG$13];[.$AH$11:.$AH$13]);[.F34]=[.$AE$14];LOOKUP([.Y34];[.$AG$14:.$AG$16];[.$AH$14:.$AH$16]);[.F34]=[.$AE$17];LOOKUP([.Y34];[.$AG$17:.$AG$19];[.$AH$17:.$AH$19]);[.F34]=[.$AE$20];LOOKUP([.Y34];[.$AG$20:.$AG$22];[.$AH$20:.$AH$22]);[.F34]=[.$AE$23];LOOKUP([.Y34];[.$AG$23:.$AG$25];[.$AH$23:.$AH$25]);[.F34]=[.$AE$26];LOOKUP([.Y34];[.$AG$26:.$AG$28];[.$AH$26:.$AH$28]);[.F34]=[.$AE$29];LOOKUP([.Y34];[.$AG$29:.$AG$31];[.$AH$29:.$AH$31]);[.F34]=[.$AE$32];LOOKUP([.Y34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1325" calcext:value-type="float">
            <text:p>1325</text:p>
          </table:table-cell>
          <table:table-cell table:style-name="ce53" office:value-type="float" office:value="1100" calcext:value-type="float">
            <text:p>1100</text:p>
          </table:table-cell>
          <table:table-cell table:style-name="ce55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143" office:value-type="float" office:value="29" calcext:value-type="float">
            <text:p>29</text:p>
          </table:table-cell>
          <table:table-cell table:style-name="ce145" table:number-columns-repeated="2"/>
          <table:table-cell table:style-name="ce148" table:content-validation-name="val2"/>
          <table:table-cell table:style-name="ce150"/>
          <table:table-cell table:style-name="ce152" table:formula="of:=IF(ISBLANK([.E35]);&quot;&quot;;[.$H$1]-[.E35])">
            <text:p/>
          </table:table-cell>
          <table:table-cell table:style-name="ce153"/>
          <table:table-cell table:style-name="ce154" table:formula="of:=COM.MICROSOFT.IFS(ISBLANK([.G35]);0;[.G35]=0;0;[.$D35]=&quot;m&quot;;ROUNDDOWN((SQRT([.G35])-2.8)/0.011;0);[.$D35]=&quot;w&quot;;ROUNDDOWN((SQRT([.G35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35]);0;[.I35]=0;0;[.$D35]=&quot;m&quot;;ROUNDDOWN((SQRT([.I35])-1.936)/0.0124;0);[.$D35]=&quot;w&quot;;ROUNDDOWN((SQRT([.I35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35]);0;[.K35]=0;0;[.$D35]=&quot;m&quot;;ROUNDDOWN((SQRT([.K35])-1.15028)/0.00219;0);[.$D35]=&quot;w&quot;;ROUNDDOWN((SQRT([.K35])-1.0935)/0.00208;0))" office:value-type="float" office:value="0" calcext:value-type="float">
            <text:p>0</text:p>
          </table:table-cell>
          <table:table-cell table:style-name="ce159"/>
          <table:table-cell table:style-name="ce126" table:formula="of:=COM.MICROSOFT.IFS(ISBLANK([.M35]);0;[.M35]=0;0;[.$D35]=&quot;m&quot;;ROUNDDOWN((50/([.M35]+0.24)-3.79)/0.0069;0);[.$D35]=&quot;w&quot;;ROUNDDOWN((50/([.M35]+0.24)-3.648)/0.0066;0))" office:value-type="float" office:value="0" calcext:value-type="float">
            <text:p>0</text:p>
          </table:table-cell>
          <table:table-cell table:style-name="ce161"/>
          <table:table-cell table:style-name="ce129" table:formula="of:=COM.MICROSOFT.IFS(ISBLANK([.O35]);0;[.O35]=0;0;[.$D35]=&quot;m&quot;;ROUNDDOWN((75/([.O35]+0.24)-4.1)/0.00664;0);[.$D35]=&quot;w&quot;;ROUNDDOWN((75/([.O35]+0.24)-3.998)/0.0066;0))" office:value-type="float" office:value="0" calcext:value-type="float">
            <text:p>0</text:p>
          </table:table-cell>
          <table:table-cell table:style-name="ce163"/>
          <table:table-cell table:style-name="ce133" table:formula="of:=COM.MICROSOFT.IFS(ISBLANK([.Q35]);0;[.Q35]=0;0;[.$D35]=&quot;m&quot;;ROUNDDOWN((100/([.Q35]+0.24)-4.341)/0.00676;0);[.$D35]=&quot;w&quot;;ROUNDDOWN((100/([.Q35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35])*60+([.S35]-INT([.S35]))*100" office:value-type="float" office:value="0" calcext:value-type="float">
            <text:p>0</text:p>
          </table:table-cell>
          <table:table-cell table:style-name="ce167" table:formula="of:=COM.MICROSOFT.IFS(ISBLANK([.T35]);0;[.T35]=0;0;[.$D35]=&quot;m&quot;;&quot;1000m Pflicht&quot;;[.$D35]=&quot;w&quot;;ROUNDDOWN((800/[.T35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35])*60+([.V35]-INT([.V35]))*100" office:value-type="float" office:value="0" calcext:value-type="float">
            <text:p>0</text:p>
          </table:table-cell>
          <table:table-cell table:style-name="ce170" table:formula="of:=COM.MICROSOFT.IFS(ISBLANK([.V35]);0;[.V35]=0;0;[.$D35]=&quot;w&quot;;&quot;800m Pflicht&quot;;[.$D35]=&quot;m&quot;;ROUNDDOWN((1000/[.W35]-2.158)/0.006;0))" office:value-type="float" office:value="0" calcext:value-type="float">
            <text:p>0</text:p>
          </table:table-cell>
          <table:table-cell table:style-name="ce171" table:formula="of:=LARGE(([.H35]~[.J35]~[.L35]~[.N35]~[.O35]~[.R35]~[.U35]~[.X35]);1)+LARGE(([.H35]~[.J35]~[.L35]~[.N35]~[.O35]~[.R35]~[.U35]~[.X35]);2)+LARGE(([.H35]~[.J35]~[.L35]~[.N35]~[.O35]~[.R35]~[.U35]~[.X35]);3)" office:value-type="float" office:value="0" calcext:value-type="float">
            <text:p>0</text:p>
          </table:table-cell>
          <table:table-cell table:style-name="ce172" table:formula="of:=IF([.D35]=&quot;m&quot;;(COM.MICROSOFT.IFS([.F35]=[.$AE$8];LOOKUP([.Y35];[.$AF$8:.$AF$10];[.$AH$8:.$AH$10]);[.F35]=[.$AE$11];LOOKUP([.Y35];[.$AF$11:.$AF$13];[.$AH$11:.$AH$13]);[.F35]=[.$AE$14];LOOKUP([.Y35];[.$AF$14:.$AF$16];[.$AH$14:.$AH$16]);[.F35]=[.$AE$17];LOOKUP([.Y35];[.$AF$17:.$AF$19];[.$AH$17:.$AH$19]);[.F35]=[.$AE$20];LOOKUP([.Y35];[.$AF$20:.$AF$22];[.$AH$20:.$AH$22]);[.F35]=[.$AE$23];LOOKUP([.Y35];[.$AF$23:.$AF$25];[.$AH$23:.$AH$25]);[.F35]=[.$AE$26];LOOKUP([.Y35];[.$AF$26:.$AF$28];[.$AH$26:.$AH$28]);[.F35]=[.$AE$29];LOOKUP([.Y35];[.$AF$29:.$AF$31];[.$AH$29:.$AH$31]);[.F35]=[.$AE$32];LOOKUP([.Y35];[.$AF$32:.$AF$34];[.$AH$32:.$AH$34])));0)" office:value-type="float" office:value="0" calcext:value-type="float">
            <text:p>0</text:p>
          </table:table-cell>
          <table:table-cell table:style-name="ce173" table:formula="of:=IF([.D35]=&quot;w&quot;;(COM.MICROSOFT.IFS([.F35]=[.$AE$8];LOOKUP([.Y35];[.$AG$8:.$AG$10];[.$AH$8:.$AH$10]);[.F35]=[.$AE$11];LOOKUP([.Y35];[.$AG$11:.$AG$13];[.$AH$11:.$AH$13]);[.F35]=[.$AE$14];LOOKUP([.Y35];[.$AG$14:.$AG$16];[.$AH$14:.$AH$16]);[.F35]=[.$AE$17];LOOKUP([.Y35];[.$AG$17:.$AG$19];[.$AH$17:.$AH$19]);[.F35]=[.$AE$20];LOOKUP([.Y35];[.$AG$20:.$AG$22];[.$AH$20:.$AH$22]);[.F35]=[.$AE$23];LOOKUP([.Y35];[.$AG$23:.$AG$25];[.$AH$23:.$AH$25]);[.F35]=[.$AE$26];LOOKUP([.Y35];[.$AG$26:.$AG$28];[.$AH$26:.$AH$28]);[.F35]=[.$AE$29];LOOKUP([.Y35];[.$AG$29:.$AG$31];[.$AH$29:.$AH$31]);[.F35]=[.$AE$32];LOOKUP([.Y35];[.$AG$32:.$AG$34];[.$AH$32:.$AH$34])));0)" office:value-type="float" office:value="0" calcext:value-type="float">
            <text:p>0</text:p>
          </table:table-cell>
          <table:table-cell table:number-columns-repeated="37"/>
        </table:table-row>
        <table:table-row table:style-name="ro4">
          <table:table-cell table:style-name="ce143" office:value-type="float" office:value="30" calcext:value-type="float">
            <text:p>30</text:p>
          </table:table-cell>
          <table:table-cell table:style-name="ce145" table:number-columns-repeated="2"/>
          <table:table-cell table:style-name="ce148" table:content-validation-name="val2"/>
          <table:table-cell table:style-name="ce150"/>
          <table:table-cell table:style-name="ce152" table:formula="of:=IF(ISBLANK([.E36]);&quot;&quot;;[.$H$1]-[.E36])">
            <text:p/>
          </table:table-cell>
          <table:table-cell table:style-name="ce153"/>
          <table:table-cell table:style-name="ce154" table:formula="of:=COM.MICROSOFT.IFS(ISBLANK([.G36]);0;[.G36]=0;0;[.$D36]=&quot;m&quot;;ROUNDDOWN((SQRT([.G36])-2.8)/0.011;0);[.$D36]=&quot;w&quot;;ROUNDDOWN((SQRT([.G36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36]);0;[.I36]=0;0;[.$D36]=&quot;m&quot;;ROUNDDOWN((SQRT([.I36])-1.936)/0.0124;0);[.$D36]=&quot;w&quot;;ROUNDDOWN((SQRT([.I36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36]);0;[.K36]=0;0;[.$D36]=&quot;m&quot;;ROUNDDOWN((SQRT([.K36])-1.15028)/0.00219;0);[.$D36]=&quot;w&quot;;ROUNDDOWN((SQRT([.K36])-1.0935)/0.00208;0))" office:value-type="float" office:value="0" calcext:value-type="float">
            <text:p>0</text:p>
          </table:table-cell>
          <table:table-cell table:style-name="ce159"/>
          <table:table-cell table:style-name="ce126" table:formula="of:=COM.MICROSOFT.IFS(ISBLANK([.M36]);0;[.M36]=0;0;[.$D36]=&quot;m&quot;;ROUNDDOWN((50/([.M36]+0.24)-3.79)/0.0069;0);[.$D36]=&quot;w&quot;;ROUNDDOWN((50/([.M36]+0.24)-3.648)/0.0066;0))" office:value-type="float" office:value="0" calcext:value-type="float">
            <text:p>0</text:p>
          </table:table-cell>
          <table:table-cell table:style-name="ce161"/>
          <table:table-cell table:style-name="ce129" table:formula="of:=COM.MICROSOFT.IFS(ISBLANK([.O36]);0;[.O36]=0;0;[.$D36]=&quot;m&quot;;ROUNDDOWN((75/([.O36]+0.24)-4.1)/0.00664;0);[.$D36]=&quot;w&quot;;ROUNDDOWN((75/([.O36]+0.24)-3.998)/0.0066;0))" office:value-type="float" office:value="0" calcext:value-type="float">
            <text:p>0</text:p>
          </table:table-cell>
          <table:table-cell table:style-name="ce163"/>
          <table:table-cell table:style-name="ce133" table:formula="of:=COM.MICROSOFT.IFS(ISBLANK([.Q36]);0;[.Q36]=0;0;[.$D36]=&quot;m&quot;;ROUNDDOWN((100/([.Q36]+0.24)-4.341)/0.00676;0);[.$D36]=&quot;w&quot;;ROUNDDOWN((100/([.Q36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36])*60+([.S36]-INT([.S36]))*100" office:value-type="float" office:value="0" calcext:value-type="float">
            <text:p>0</text:p>
          </table:table-cell>
          <table:table-cell table:style-name="ce167" table:formula="of:=COM.MICROSOFT.IFS(ISBLANK([.T36]);0;[.T36]=0;0;[.$D36]=&quot;m&quot;;&quot;1000m Pflicht&quot;;[.$D36]=&quot;w&quot;;ROUNDDOWN((800/[.T36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36])*60+([.V36]-INT([.V36]))*100" office:value-type="float" office:value="0" calcext:value-type="float">
            <text:p>0</text:p>
          </table:table-cell>
          <table:table-cell table:style-name="ce170" table:formula="of:=COM.MICROSOFT.IFS(ISBLANK([.V36]);0;[.V36]=0;0;[.$D36]=&quot;w&quot;;&quot;800m Pflicht&quot;;[.$D36]=&quot;m&quot;;ROUNDDOWN((1000/[.W36]-2.158)/0.006;0))" office:value-type="float" office:value="0" calcext:value-type="float">
            <text:p>0</text:p>
          </table:table-cell>
          <table:table-cell table:style-name="ce171" table:formula="of:=LARGE(([.H36]~[.J36]~[.L36]~[.N36]~[.O36]~[.R36]~[.U36]~[.X36]);1)+LARGE(([.H36]~[.J36]~[.L36]~[.N36]~[.O36]~[.R36]~[.U36]~[.X36]);2)+LARGE(([.H36]~[.J36]~[.L36]~[.N36]~[.O36]~[.R36]~[.U36]~[.X36]);3)" office:value-type="float" office:value="0" calcext:value-type="float">
            <text:p>0</text:p>
          </table:table-cell>
          <table:table-cell table:style-name="ce172" table:formula="of:=IF([.D36]=&quot;m&quot;;(COM.MICROSOFT.IFS([.F36]=[.$AE$8];LOOKUP([.Y36];[.$AF$8:.$AF$10];[.$AH$8:.$AH$10]);[.F36]=[.$AE$11];LOOKUP([.Y36];[.$AF$11:.$AF$13];[.$AH$11:.$AH$13]);[.F36]=[.$AE$14];LOOKUP([.Y36];[.$AF$14:.$AF$16];[.$AH$14:.$AH$16]);[.F36]=[.$AE$17];LOOKUP([.Y36];[.$AF$17:.$AF$19];[.$AH$17:.$AH$19]);[.F36]=[.$AE$20];LOOKUP([.Y36];[.$AF$20:.$AF$22];[.$AH$20:.$AH$22]);[.F36]=[.$AE$23];LOOKUP([.Y36];[.$AF$23:.$AF$25];[.$AH$23:.$AH$25]);[.F36]=[.$AE$26];LOOKUP([.Y36];[.$AF$26:.$AF$28];[.$AH$26:.$AH$28]);[.F36]=[.$AE$29];LOOKUP([.Y36];[.$AF$29:.$AF$31];[.$AH$29:.$AH$31]);[.F36]=[.$AE$32];LOOKUP([.Y36];[.$AF$32:.$AF$34];[.$AH$32:.$AH$34])));0)" office:value-type="float" office:value="0" calcext:value-type="float">
            <text:p>0</text:p>
          </table:table-cell>
          <table:table-cell table:style-name="ce173" table:formula="of:=IF([.D36]=&quot;w&quot;;(COM.MICROSOFT.IFS([.F36]=[.$AE$8];LOOKUP([.Y36];[.$AG$8:.$AG$10];[.$AH$8:.$AH$10]);[.F36]=[.$AE$11];LOOKUP([.Y36];[.$AG$11:.$AG$13];[.$AH$11:.$AH$13]);[.F36]=[.$AE$14];LOOKUP([.Y36];[.$AG$14:.$AG$16];[.$AH$14:.$AH$16]);[.F36]=[.$AE$17];LOOKUP([.Y36];[.$AG$17:.$AG$19];[.$AH$17:.$AH$19]);[.F36]=[.$AE$20];LOOKUP([.Y36];[.$AG$20:.$AG$22];[.$AH$20:.$AH$22]);[.F36]=[.$AE$23];LOOKUP([.Y36];[.$AG$23:.$AG$25];[.$AH$23:.$AH$25]);[.F36]=[.$AE$26];LOOKUP([.Y36];[.$AG$26:.$AG$28];[.$AH$26:.$AH$28]);[.F36]=[.$AE$29];LOOKUP([.Y36];[.$AG$29:.$AG$31];[.$AH$29:.$AH$31]);[.F36]=[.$AE$32];LOOKUP([.Y36];[.$AG$32:.$AG$34];[.$AH$32:.$AH$34])));0)" office:value-type="float" office:value="0" calcext:value-type="float">
            <text:p>0</text:p>
          </table:table-cell>
          <table:table-cell table:number-columns-repeated="37"/>
        </table:table-row>
        <table:table-row table:style-name="ro4">
          <table:table-cell table:style-name="ce143" office:value-type="float" office:value="31" calcext:value-type="float">
            <text:p>31</text:p>
          </table:table-cell>
          <table:table-cell table:style-name="ce145" table:number-columns-repeated="2"/>
          <table:table-cell table:style-name="ce148" table:content-validation-name="val2"/>
          <table:table-cell table:style-name="ce150"/>
          <table:table-cell table:style-name="ce152" table:formula="of:=IF(ISBLANK([.E37]);&quot;&quot;;[.$H$1]-[.E37])">
            <text:p/>
          </table:table-cell>
          <table:table-cell table:style-name="ce153"/>
          <table:table-cell table:style-name="ce154" table:formula="of:=COM.MICROSOFT.IFS(ISBLANK([.G37]);0;[.G37]=0;0;[.$D37]=&quot;m&quot;;ROUNDDOWN((SQRT([.G37])-2.8)/0.011;0);[.$D37]=&quot;w&quot;;ROUNDDOWN((SQRT([.G37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37]);0;[.I37]=0;0;[.$D37]=&quot;m&quot;;ROUNDDOWN((SQRT([.I37])-1.936)/0.0124;0);[.$D37]=&quot;w&quot;;ROUNDDOWN((SQRT([.I37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37]);0;[.K37]=0;0;[.$D37]=&quot;m&quot;;ROUNDDOWN((SQRT([.K37])-1.15028)/0.00219;0);[.$D37]=&quot;w&quot;;ROUNDDOWN((SQRT([.K37])-1.0935)/0.00208;0))" office:value-type="float" office:value="0" calcext:value-type="float">
            <text:p>0</text:p>
          </table:table-cell>
          <table:table-cell table:style-name="ce159"/>
          <table:table-cell table:style-name="ce126" table:formula="of:=COM.MICROSOFT.IFS(ISBLANK([.M37]);0;[.M37]=0;0;[.$D37]=&quot;m&quot;;ROUNDDOWN((50/([.M37]+0.24)-3.79)/0.0069;0);[.$D37]=&quot;w&quot;;ROUNDDOWN((50/([.M37]+0.24)-3.648)/0.0066;0))" office:value-type="float" office:value="0" calcext:value-type="float">
            <text:p>0</text:p>
          </table:table-cell>
          <table:table-cell table:style-name="ce161"/>
          <table:table-cell table:style-name="ce129" table:formula="of:=COM.MICROSOFT.IFS(ISBLANK([.O37]);0;[.O37]=0;0;[.$D37]=&quot;m&quot;;ROUNDDOWN((75/([.O37]+0.24)-4.1)/0.00664;0);[.$D37]=&quot;w&quot;;ROUNDDOWN((75/([.O37]+0.24)-3.998)/0.0066;0))" office:value-type="float" office:value="0" calcext:value-type="float">
            <text:p>0</text:p>
          </table:table-cell>
          <table:table-cell table:style-name="ce163"/>
          <table:table-cell table:style-name="ce133" table:formula="of:=COM.MICROSOFT.IFS(ISBLANK([.Q37]);0;[.Q37]=0;0;[.$D37]=&quot;m&quot;;ROUNDDOWN((100/([.Q37]+0.24)-4.341)/0.00676;0);[.$D37]=&quot;w&quot;;ROUNDDOWN((100/([.Q37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37])*60+([.S37]-INT([.S37]))*100" office:value-type="float" office:value="0" calcext:value-type="float">
            <text:p>0</text:p>
          </table:table-cell>
          <table:table-cell table:style-name="ce167" table:formula="of:=COM.MICROSOFT.IFS(ISBLANK([.T37]);0;[.T37]=0;0;[.$D37]=&quot;m&quot;;&quot;1000m Pflicht&quot;;[.$D37]=&quot;w&quot;;ROUNDDOWN((800/[.T37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37])*60+([.V37]-INT([.V37]))*100" office:value-type="float" office:value="0" calcext:value-type="float">
            <text:p>0</text:p>
          </table:table-cell>
          <table:table-cell table:style-name="ce170" table:formula="of:=COM.MICROSOFT.IFS(ISBLANK([.V37]);0;[.V37]=0;0;[.$D37]=&quot;w&quot;;&quot;800m Pflicht&quot;;[.$D37]=&quot;m&quot;;ROUNDDOWN((1000/[.W37]-2.158)/0.006;0))" office:value-type="float" office:value="0" calcext:value-type="float">
            <text:p>0</text:p>
          </table:table-cell>
          <table:table-cell table:style-name="ce171" table:formula="of:=LARGE(([.H37]~[.J37]~[.L37]~[.N37]~[.O37]~[.R37]~[.U37]~[.X37]);1)+LARGE(([.H37]~[.J37]~[.L37]~[.N37]~[.O37]~[.R37]~[.U37]~[.X37]);2)+LARGE(([.H37]~[.J37]~[.L37]~[.N37]~[.O37]~[.R37]~[.U37]~[.X37]);3)" office:value-type="float" office:value="0" calcext:value-type="float">
            <text:p>0</text:p>
          </table:table-cell>
          <table:table-cell table:style-name="ce172" table:formula="of:=IF([.D37]=&quot;m&quot;;(COM.MICROSOFT.IFS([.F37]=[.$AE$8];LOOKUP([.Y37];[.$AF$8:.$AF$10];[.$AH$8:.$AH$10]);[.F37]=[.$AE$11];LOOKUP([.Y37];[.$AF$11:.$AF$13];[.$AH$11:.$AH$13]);[.F37]=[.$AE$14];LOOKUP([.Y37];[.$AF$14:.$AF$16];[.$AH$14:.$AH$16]);[.F37]=[.$AE$17];LOOKUP([.Y37];[.$AF$17:.$AF$19];[.$AH$17:.$AH$19]);[.F37]=[.$AE$20];LOOKUP([.Y37];[.$AF$20:.$AF$22];[.$AH$20:.$AH$22]);[.F37]=[.$AE$23];LOOKUP([.Y37];[.$AF$23:.$AF$25];[.$AH$23:.$AH$25]);[.F37]=[.$AE$26];LOOKUP([.Y37];[.$AF$26:.$AF$28];[.$AH$26:.$AH$28]);[.F37]=[.$AE$29];LOOKUP([.Y37];[.$AF$29:.$AF$31];[.$AH$29:.$AH$31]);[.F37]=[.$AE$32];LOOKUP([.Y37];[.$AF$32:.$AF$34];[.$AH$32:.$AH$34])));0)" office:value-type="float" office:value="0" calcext:value-type="float">
            <text:p>0</text:p>
          </table:table-cell>
          <table:table-cell table:style-name="ce173" table:formula="of:=IF([.D37]=&quot;w&quot;;(COM.MICROSOFT.IFS([.F37]=[.$AE$8];LOOKUP([.Y37];[.$AG$8:.$AG$10];[.$AH$8:.$AH$10]);[.F37]=[.$AE$11];LOOKUP([.Y37];[.$AG$11:.$AG$13];[.$AH$11:.$AH$13]);[.F37]=[.$AE$14];LOOKUP([.Y37];[.$AG$14:.$AG$16];[.$AH$14:.$AH$16]);[.F37]=[.$AE$17];LOOKUP([.Y37];[.$AG$17:.$AG$19];[.$AH$17:.$AH$19]);[.F37]=[.$AE$20];LOOKUP([.Y37];[.$AG$20:.$AG$22];[.$AH$20:.$AH$22]);[.F37]=[.$AE$23];LOOKUP([.Y37];[.$AG$23:.$AG$25];[.$AH$23:.$AH$25]);[.F37]=[.$AE$26];LOOKUP([.Y37];[.$AG$26:.$AG$28];[.$AH$26:.$AH$28]);[.F37]=[.$AE$29];LOOKUP([.Y37];[.$AG$29:.$AG$31];[.$AH$29:.$AH$31]);[.F37]=[.$AE$32];LOOKUP([.Y37];[.$AG$32:.$AG$34];[.$AH$32:.$AH$34])));0)" office:value-type="float" office:value="0" calcext:value-type="float">
            <text:p>0</text:p>
          </table:table-cell>
          <table:table-cell table:number-columns-repeated="37"/>
        </table:table-row>
        <table:table-row table:style-name="ro4">
          <table:table-cell table:style-name="ce143" office:value-type="float" office:value="32" calcext:value-type="float">
            <text:p>32</text:p>
          </table:table-cell>
          <table:table-cell table:style-name="ce145" table:number-columns-repeated="2"/>
          <table:table-cell table:style-name="ce148" table:content-validation-name="val2"/>
          <table:table-cell table:style-name="ce150"/>
          <table:table-cell table:style-name="ce152" table:formula="of:=IF(ISBLANK([.E38]);&quot;&quot;;[.$H$1]-[.E38])">
            <text:p/>
          </table:table-cell>
          <table:table-cell table:style-name="ce153"/>
          <table:table-cell table:style-name="ce154" table:formula="of:=COM.MICROSOFT.IFS(ISBLANK([.G38]);0;[.G38]=0;0;[.$D38]=&quot;m&quot;;ROUNDDOWN((SQRT([.G38])-2.8)/0.011;0);[.$D38]=&quot;w&quot;;ROUNDDOWN((SQRT([.G38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38]);0;[.I38]=0;0;[.$D38]=&quot;m&quot;;ROUNDDOWN((SQRT([.I38])-1.936)/0.0124;0);[.$D38]=&quot;w&quot;;ROUNDDOWN((SQRT([.I38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38]);0;[.K38]=0;0;[.$D38]=&quot;m&quot;;ROUNDDOWN((SQRT([.K38])-1.15028)/0.00219;0);[.$D38]=&quot;w&quot;;ROUNDDOWN((SQRT([.K38])-1.0935)/0.00208;0))" office:value-type="float" office:value="0" calcext:value-type="float">
            <text:p>0</text:p>
          </table:table-cell>
          <table:table-cell table:style-name="ce159"/>
          <table:table-cell table:style-name="ce126" table:formula="of:=COM.MICROSOFT.IFS(ISBLANK([.M38]);0;[.M38]=0;0;[.$D38]=&quot;m&quot;;ROUNDDOWN((50/([.M38]+0.24)-3.79)/0.0069;0);[.$D38]=&quot;w&quot;;ROUNDDOWN((50/([.M38]+0.24)-3.648)/0.0066;0))" office:value-type="float" office:value="0" calcext:value-type="float">
            <text:p>0</text:p>
          </table:table-cell>
          <table:table-cell table:style-name="ce161"/>
          <table:table-cell table:style-name="ce129" table:formula="of:=COM.MICROSOFT.IFS(ISBLANK([.O38]);0;[.O38]=0;0;[.$D38]=&quot;m&quot;;ROUNDDOWN((75/([.O38]+0.24)-4.1)/0.00664;0);[.$D38]=&quot;w&quot;;ROUNDDOWN((75/([.O38]+0.24)-3.998)/0.0066;0))" office:value-type="float" office:value="0" calcext:value-type="float">
            <text:p>0</text:p>
          </table:table-cell>
          <table:table-cell table:style-name="ce163"/>
          <table:table-cell table:style-name="ce133" table:formula="of:=COM.MICROSOFT.IFS(ISBLANK([.Q38]);0;[.Q38]=0;0;[.$D38]=&quot;m&quot;;ROUNDDOWN((100/([.Q38]+0.24)-4.341)/0.00676;0);[.$D38]=&quot;w&quot;;ROUNDDOWN((100/([.Q38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38])*60+([.S38]-INT([.S38]))*100" office:value-type="float" office:value="0" calcext:value-type="float">
            <text:p>0</text:p>
          </table:table-cell>
          <table:table-cell table:style-name="ce167" table:formula="of:=COM.MICROSOFT.IFS(ISBLANK([.T38]);0;[.T38]=0;0;[.$D38]=&quot;m&quot;;&quot;1000m Pflicht&quot;;[.$D38]=&quot;w&quot;;ROUNDDOWN((800/[.T38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38])*60+([.V38]-INT([.V38]))*100" office:value-type="float" office:value="0" calcext:value-type="float">
            <text:p>0</text:p>
          </table:table-cell>
          <table:table-cell table:style-name="ce170" table:formula="of:=COM.MICROSOFT.IFS(ISBLANK([.V38]);0;[.V38]=0;0;[.$D38]=&quot;w&quot;;&quot;800m Pflicht&quot;;[.$D38]=&quot;m&quot;;ROUNDDOWN((1000/[.W38]-2.158)/0.006;0))" office:value-type="float" office:value="0" calcext:value-type="float">
            <text:p>0</text:p>
          </table:table-cell>
          <table:table-cell table:style-name="ce171" table:formula="of:=LARGE(([.H38]~[.J38]~[.L38]~[.N38]~[.O38]~[.R38]~[.U38]~[.X38]);1)+LARGE(([.H38]~[.J38]~[.L38]~[.N38]~[.O38]~[.R38]~[.U38]~[.X38]);2)+LARGE(([.H38]~[.J38]~[.L38]~[.N38]~[.O38]~[.R38]~[.U38]~[.X38]);3)" office:value-type="float" office:value="0" calcext:value-type="float">
            <text:p>0</text:p>
          </table:table-cell>
          <table:table-cell table:style-name="ce172" table:formula="of:=IF([.D38]=&quot;m&quot;;(COM.MICROSOFT.IFS([.F38]=[.$AE$8];LOOKUP([.Y38];[.$AF$8:.$AF$10];[.$AH$8:.$AH$10]);[.F38]=[.$AE$11];LOOKUP([.Y38];[.$AF$11:.$AF$13];[.$AH$11:.$AH$13]);[.F38]=[.$AE$14];LOOKUP([.Y38];[.$AF$14:.$AF$16];[.$AH$14:.$AH$16]);[.F38]=[.$AE$17];LOOKUP([.Y38];[.$AF$17:.$AF$19];[.$AH$17:.$AH$19]);[.F38]=[.$AE$20];LOOKUP([.Y38];[.$AF$20:.$AF$22];[.$AH$20:.$AH$22]);[.F38]=[.$AE$23];LOOKUP([.Y38];[.$AF$23:.$AF$25];[.$AH$23:.$AH$25]);[.F38]=[.$AE$26];LOOKUP([.Y38];[.$AF$26:.$AF$28];[.$AH$26:.$AH$28]);[.F38]=[.$AE$29];LOOKUP([.Y38];[.$AF$29:.$AF$31];[.$AH$29:.$AH$31]);[.F38]=[.$AE$32];LOOKUP([.Y38];[.$AF$32:.$AF$34];[.$AH$32:.$AH$34])));0)" office:value-type="float" office:value="0" calcext:value-type="float">
            <text:p>0</text:p>
          </table:table-cell>
          <table:table-cell table:style-name="ce173" table:formula="of:=IF([.D38]=&quot;w&quot;;(COM.MICROSOFT.IFS([.F38]=[.$AE$8];LOOKUP([.Y38];[.$AG$8:.$AG$10];[.$AH$8:.$AH$10]);[.F38]=[.$AE$11];LOOKUP([.Y38];[.$AG$11:.$AG$13];[.$AH$11:.$AH$13]);[.F38]=[.$AE$14];LOOKUP([.Y38];[.$AG$14:.$AG$16];[.$AH$14:.$AH$16]);[.F38]=[.$AE$17];LOOKUP([.Y38];[.$AG$17:.$AG$19];[.$AH$17:.$AH$19]);[.F38]=[.$AE$20];LOOKUP([.Y38];[.$AG$20:.$AG$22];[.$AH$20:.$AH$22]);[.F38]=[.$AE$23];LOOKUP([.Y38];[.$AG$23:.$AG$25];[.$AH$23:.$AH$25]);[.F38]=[.$AE$26];LOOKUP([.Y38];[.$AG$26:.$AG$28];[.$AH$26:.$AH$28]);[.F38]=[.$AE$29];LOOKUP([.Y38];[.$AG$29:.$AG$31];[.$AH$29:.$AH$31]);[.F38]=[.$AE$32];LOOKUP([.Y38];[.$AG$32:.$AG$34];[.$AH$32:.$AH$34])));0)" office:value-type="float" office:value="0" calcext:value-type="float">
            <text:p>0</text:p>
          </table:table-cell>
          <table:table-cell table:number-columns-repeated="37"/>
        </table:table-row>
        <table:table-row table:style-name="ro4">
          <table:table-cell table:style-name="ce144" office:value-type="float" office:value="33" calcext:value-type="float">
            <text:p>33</text:p>
          </table:table-cell>
          <table:table-cell table:style-name="ce146" table:number-columns-repeated="2"/>
          <table:table-cell table:style-name="ce149" table:content-validation-name="val2"/>
          <table:table-cell table:style-name="ce151"/>
          <table:table-cell table:style-name="ce152" table:formula="of:=IF(ISBLANK([.E39]);&quot;&quot;;[.$H$1]-[.E39])">
            <text:p/>
          </table:table-cell>
          <table:table-cell table:style-name="ce153"/>
          <table:table-cell table:style-name="ce154" table:formula="of:=COM.MICROSOFT.IFS(ISBLANK([.G39]);0;[.G39]=0;0;[.$D39]=&quot;m&quot;;ROUNDDOWN((SQRT([.G39])-2.8)/0.011;0);[.$D39]=&quot;w&quot;;ROUNDDOWN((SQRT([.G39])-2.0232)/0.00874;0))" office:value-type="float" office:value="0" calcext:value-type="float">
            <text:p>0</text:p>
          </table:table-cell>
          <table:table-cell table:style-name="ce155"/>
          <table:table-cell table:style-name="ce156" table:formula="of:=COM.MICROSOFT.IFS(ISBLANK([.I39]);0;[.I39]=0;0;[.$D39]=&quot;m&quot;;ROUNDDOWN((SQRT([.I39])-1.936)/0.0124;0);[.$D39]=&quot;w&quot;;ROUNDDOWN((SQRT([.I39])-1.4149)/0.01039;0))" office:value-type="float" office:value="0" calcext:value-type="float">
            <text:p>0</text:p>
          </table:table-cell>
          <table:table-cell table:style-name="ce157"/>
          <table:table-cell table:style-name="ce158" table:formula="of:=COM.MICROSOFT.IFS(ISBLANK([.K39]);0;[.K39]=0;0;[.$D39]=&quot;m&quot;;ROUNDDOWN((SQRT([.K39])-1.15028)/0.00219;0);[.$D39]=&quot;w&quot;;ROUNDDOWN((SQRT([.K39])-1.0935)/0.00208;0))" office:value-type="float" office:value="0" calcext:value-type="float">
            <text:p>0</text:p>
          </table:table-cell>
          <table:table-cell table:style-name="ce159"/>
          <table:table-cell table:style-name="ce126" table:formula="of:=COM.MICROSOFT.IFS(ISBLANK([.M39]);0;[.M39]=0;0;[.$D39]=&quot;m&quot;;ROUNDDOWN((50/([.M39]+0.24)-3.79)/0.0069;0);[.$D39]=&quot;w&quot;;ROUNDDOWN((50/([.M39]+0.24)-3.648)/0.0066;0))" office:value-type="float" office:value="0" calcext:value-type="float">
            <text:p>0</text:p>
          </table:table-cell>
          <table:table-cell table:style-name="ce161"/>
          <table:table-cell table:style-name="ce129" table:formula="of:=COM.MICROSOFT.IFS(ISBLANK([.O39]);0;[.O39]=0;0;[.$D39]=&quot;m&quot;;ROUNDDOWN((75/([.O39]+0.24)-4.1)/0.00664;0);[.$D39]=&quot;w&quot;;ROUNDDOWN((75/([.O39]+0.24)-3.998)/0.0066;0))" office:value-type="float" office:value="0" calcext:value-type="float">
            <text:p>0</text:p>
          </table:table-cell>
          <table:table-cell table:style-name="ce163"/>
          <table:table-cell table:style-name="ce133" table:formula="of:=COM.MICROSOFT.IFS(ISBLANK([.Q39]);0;[.Q39]=0;0;[.$D39]=&quot;m&quot;;ROUNDDOWN((100/([.Q39]+0.24)-4.341)/0.00676;0);[.$D39]=&quot;w&quot;;ROUNDDOWN((100/([.Q39]+0.24)-4.0062)/0.00656;0))" office:value-type="float" office:value="0" calcext:value-type="float">
            <text:p>0</text:p>
          </table:table-cell>
          <table:table-cell table:style-name="ce165"/>
          <table:table-cell table:style-name="ce166" table:formula="of:=INT([.S39])*60+([.S39]-INT([.S39]))*100" office:value-type="float" office:value="0" calcext:value-type="float">
            <text:p>0</text:p>
          </table:table-cell>
          <table:table-cell table:style-name="ce167" table:formula="of:=COM.MICROSOFT.IFS(ISBLANK([.T39]);0;[.T39]=0;0;[.$D39]=&quot;m&quot;;&quot;1000m Pflicht&quot;;[.$D39]=&quot;w&quot;;ROUNDDOWN((800/[.T39]-2.0232)/0.00647;0))" office:value-type="float" office:value="0" calcext:value-type="float">
            <text:p>0</text:p>
          </table:table-cell>
          <table:table-cell table:style-name="ce168"/>
          <table:table-cell table:style-name="ce169" table:formula="of:=INT([.V39])*60+([.V39]-INT([.V39]))*100" office:value-type="float" office:value="0" calcext:value-type="float">
            <text:p>0</text:p>
          </table:table-cell>
          <table:table-cell table:style-name="ce170" table:formula="of:=COM.MICROSOFT.IFS(ISBLANK([.V39]);0;[.V39]=0;0;[.$D39]=&quot;w&quot;;&quot;800m Pflicht&quot;;[.$D39]=&quot;m&quot;;ROUNDDOWN((1000/[.W39]-2.158)/0.006;0))" office:value-type="float" office:value="0" calcext:value-type="float">
            <text:p>0</text:p>
          </table:table-cell>
          <table:table-cell table:style-name="ce171" table:formula="of:=LARGE(([.H39]~[.J39]~[.L39]~[.N39]~[.O39]~[.R39]~[.U39]~[.X39]);1)+LARGE(([.H39]~[.J39]~[.L39]~[.N39]~[.O39]~[.R39]~[.U39]~[.X39]);2)+LARGE(([.H39]~[.J39]~[.L39]~[.N39]~[.O39]~[.R39]~[.U39]~[.X39]);3)" office:value-type="float" office:value="0" calcext:value-type="float">
            <text:p>0</text:p>
          </table:table-cell>
          <table:table-cell table:style-name="ce172" table:formula="of:=IF([.D39]=&quot;m&quot;;(COM.MICROSOFT.IFS([.F39]=[.$AE$8];LOOKUP([.Y39];[.$AF$8:.$AF$10];[.$AH$8:.$AH$10]);[.F39]=[.$AE$11];LOOKUP([.Y39];[.$AF$11:.$AF$13];[.$AH$11:.$AH$13]);[.F39]=[.$AE$14];LOOKUP([.Y39];[.$AF$14:.$AF$16];[.$AH$14:.$AH$16]);[.F39]=[.$AE$17];LOOKUP([.Y39];[.$AF$17:.$AF$19];[.$AH$17:.$AH$19]);[.F39]=[.$AE$20];LOOKUP([.Y39];[.$AF$20:.$AF$22];[.$AH$20:.$AH$22]);[.F39]=[.$AE$23];LOOKUP([.Y39];[.$AF$23:.$AF$25];[.$AH$23:.$AH$25]);[.F39]=[.$AE$26];LOOKUP([.Y39];[.$AF$26:.$AF$28];[.$AH$26:.$AH$28]);[.F39]=[.$AE$29];LOOKUP([.Y39];[.$AF$29:.$AF$31];[.$AH$29:.$AH$31]);[.F39]=[.$AE$32];LOOKUP([.Y39];[.$AF$32:.$AF$34];[.$AH$32:.$AH$34])));0)" office:value-type="float" office:value="0" calcext:value-type="float">
            <text:p>0</text:p>
          </table:table-cell>
          <table:table-cell table:style-name="ce173" table:formula="of:=IF([.D39]=&quot;w&quot;;(COM.MICROSOFT.IFS([.F39]=[.$AE$8];LOOKUP([.Y39];[.$AG$8:.$AG$10];[.$AH$8:.$AH$10]);[.F39]=[.$AE$11];LOOKUP([.Y39];[.$AG$11:.$AG$13];[.$AH$11:.$AH$13]);[.F39]=[.$AE$14];LOOKUP([.Y39];[.$AG$14:.$AG$16];[.$AH$14:.$AH$16]);[.F39]=[.$AE$17];LOOKUP([.Y39];[.$AG$17:.$AG$19];[.$AH$17:.$AH$19]);[.F39]=[.$AE$20];LOOKUP([.Y39];[.$AG$20:.$AG$22];[.$AH$20:.$AH$22]);[.F39]=[.$AE$23];LOOKUP([.Y39];[.$AG$23:.$AG$25];[.$AH$23:.$AH$25]);[.F39]=[.$AE$26];LOOKUP([.Y39];[.$AG$26:.$AG$28];[.$AH$26:.$AH$28]);[.F39]=[.$AE$29];LOOKUP([.Y39];[.$AG$29:.$AG$31];[.$AH$29:.$AH$31]);[.F39]=[.$AE$32];LOOKUP([.Y39];[.$AG$32:.$AG$34];[.$AH$32:.$AH$34])));0)" office:value-type="float" office:value="0" calcext:value-type="float">
            <text:p>0</text:p>
          </table:table-cell>
          <table:table-cell table:number-columns-repeated="37"/>
        </table:table-row>
        <table:table-row table:style-name="ro4">
          <table:table-cell table:number-columns-repeated="4"/>
          <table:table-cell table:style-name="ce16" table:number-columns-repeated="9"/>
          <table:table-cell table:number-columns-repeated="51"/>
        </table:table-row>
        <table:table-row table:style-name="ro4">
          <table:table-cell table:number-columns-repeated="4"/>
          <table:table-cell table:style-name="ce16"/>
          <table:table-cell table:style-name="ce19" table:number-columns-repeated="4"/>
          <table:table-cell table:style-name="ce16" table:number-columns-repeated="4"/>
          <table:table-cell table:number-columns-repeated="51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16" table:number-columns-repeated="3"/>
          <table:table-cell table:style-name="ce24"/>
          <table:table-cell table:style-name="ce16" table:number-columns-repeated="3"/>
          <table:table-cell table:number-columns-repeated="51"/>
        </table:table-row>
        <table:table-row table:style-name="ro4" table:number-rows-repeated="2">
          <table:table-cell table:number-columns-repeated="4"/>
          <table:table-cell table:style-name="ce16" table:number-columns-repeated="9"/>
          <table:table-cell table:number-columns-repeated="51"/>
        </table:table-row>
        <table:table-row table:style-name="ro4" table:number-rows-repeated="2">
          <table:table-cell table:number-columns-repeated="4"/>
          <table:table-cell table:style-name="ce16" table:number-columns-repeated="3"/>
          <table:table-cell table:style-name="ce24"/>
          <table:table-cell table:style-name="ce16" table:number-columns-repeated="5"/>
          <table:table-cell table:number-columns-repeated="51"/>
        </table:table-row>
        <table:table-row table:style-name="ro4" table:number-rows-repeated="8">
          <table:table-cell table:number-columns-repeated="7"/>
          <table:table-cell table:style-name="ce24"/>
          <table:table-cell table:number-columns-repeated="56"/>
        </table:table-row>
        <table:table-row table:style-name="ro4" table:number-rows-repeated="1048521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b.G7:b.H39">
            <calcext:condition calcext:apply-style-name="ConditionalStyle_1" calcext:value="formula-is(([.$F7]&gt;13)*([.$D7]=&quot;w&quot;))" calcext:base-cell-address="b.G7"/>
            <calcext:condition calcext:apply-style-name="ConditionalStyle_1" calcext:value="formula-is(([.$F7]&gt;11)*([.$D7]=&quot;m&quot;))" calcext:base-cell-address="b.G7"/>
          </calcext:conditional-format>
          <calcext:conditional-format calcext:target-range-address="b.I7:b.J39">
            <calcext:condition calcext:apply-style-name="ConditionalStyle_1" calcext:value="formula-is(([.$F7]&lt;14)*([.$D7]=&quot;w&quot;))" calcext:base-cell-address="b.I7"/>
            <calcext:condition calcext:apply-style-name="ConditionalStyle_1" calcext:value="formula-is(([.$F7]&lt;12)*([.$D7]=&quot;m&quot;))" calcext:base-cell-address="b.I7"/>
          </calcext:conditional-format>
          <calcext:conditional-format calcext:target-range-address="b.M7:b.N39">
            <calcext:condition calcext:apply-style-name="ConditionalStyle_1" calcext:value="formula-is((12&lt;[.$F7]))" calcext:base-cell-address="b.M7"/>
          </calcext:conditional-format>
          <calcext:conditional-format calcext:target-range-address="b.O7:b.P39">
            <calcext:condition calcext:apply-style-name="ConditionalStyle_1" calcext:value="formula-is(([.$F7]&lt;13))" calcext:base-cell-address="b.O7"/>
            <calcext:condition calcext:apply-style-name="ConditionalStyle_1" calcext:value="formula-is(([.$F7]&gt;15))" calcext:base-cell-address="b.O7"/>
          </calcext:conditional-format>
          <calcext:conditional-format calcext:target-range-address="b.Q7:b.R39">
            <calcext:condition calcext:apply-style-name="ConditionalStyle_1" calcext:value="formula-is(([.$F7]&lt;15))" calcext:base-cell-address="b.Q7"/>
          </calcext:conditional-format>
          <calcext:conditional-format calcext:target-range-address="b.S7:b.U39 b.AA7:b.AA39">
            <calcext:condition calcext:apply-style-name="ConditionalStyle_1" calcext:value="formula-is([.$D7]=&quot;m&quot;)" calcext:base-cell-address="b.S7"/>
          </calcext:conditional-format>
          <calcext:conditional-format calcext:target-range-address="b.V7:b.X39 b.Z7:b.Z39">
            <calcext:condition calcext:apply-style-name="ConditionalStyle_1" calcext:value="formula-is([.$D7]=&quot;w&quot;)" calcext:base-cell-address="b.V7"/>
          </calcext:conditional-format>
          <calcext:conditional-format calcext:target-range-address="b.G7:b.G39">
            <calcext:condition calcext:apply-style-name="ConditionalStyle_2" calcext:value="formula-is(COM.MICROSOFT.MAXIFS([.$G$7:.$G$39];[.$D$7:.$D$39];&quot;m&quot;)=[.G7])" calcext:base-cell-address="b.G7"/>
            <calcext:condition calcext:apply-style-name="ConditionalStyle_3" calcext:value="formula-is(COM.MICROSOFT.MAXIFS([.$G$7:.$G$39];[.$D$7:.$D$39];&quot;w&quot;)=[.G7])" calcext:base-cell-address="b.G7"/>
          </calcext:conditional-format>
          <calcext:conditional-format calcext:target-range-address="b.I7:b.I39">
            <calcext:condition calcext:apply-style-name="ConditionalStyle_2" calcext:value="formula-is(COM.MICROSOFT.MAXIFS([.$I$7:.$I$39];[.$D$7:.$D$39];&quot;m&quot;)=[.I7])" calcext:base-cell-address="b.I7"/>
            <calcext:condition calcext:apply-style-name="ConditionalStyle_3" calcext:value="formula-is(COM.MICROSOFT.MAXIFS([.$I$7:.$I$39];[.$D$7:.$D$39];&quot;w&quot;)=[.I7])" calcext:base-cell-address="b.I7"/>
          </calcext:conditional-format>
          <calcext:conditional-format calcext:target-range-address="b.K7:b.K39">
            <calcext:condition calcext:apply-style-name="ConditionalStyle_2" calcext:value="formula-is(COM.MICROSOFT.MAXIFS([.$K$7:.$K$39];[.$D$7:.$D$39];&quot;m&quot;)=[.K7])" calcext:base-cell-address="b.K7"/>
            <calcext:condition calcext:apply-style-name="ConditionalStyle_3" calcext:value="formula-is(COM.MICROSOFT.MAXIFS([.$K$7:.$K$39];[.$D$7:.$D$39];&quot;w&quot;)=[.K7])" calcext:base-cell-address="b.K7"/>
          </calcext:conditional-format>
          <calcext:conditional-format calcext:target-range-address="b.M7:b.M39">
            <calcext:condition calcext:apply-style-name="ConditionalStyle_2" calcext:value="formula-is(COM.MICROSOFT.MINIFS([.$M$7:.$M$39];[.$D$7:.$D$39];&quot;m&quot;)=[.M7])" calcext:base-cell-address="b.M7"/>
            <calcext:condition calcext:apply-style-name="ConditionalStyle_3" calcext:value="formula-is(COM.MICROSOFT.MINIFS([.$M$7:.$M$39];[.$D$7:.$D$39];&quot;w&quot;)=[.M7])" calcext:base-cell-address="b.M7"/>
          </calcext:conditional-format>
          <calcext:conditional-format calcext:target-range-address="b.O7:b.O39">
            <calcext:condition calcext:apply-style-name="ConditionalStyle_2" calcext:value="formula-is(COM.MICROSOFT.MINIFS([.$O$7:.$O$39];[.$D$7:.$D$39];&quot;m&quot;)=[.O7])" calcext:base-cell-address="b.O7"/>
            <calcext:condition calcext:apply-style-name="ConditionalStyle_3" calcext:value="formula-is(COM.MICROSOFT.MINIFS([.$O$7:.$O$39];[.$D$7:.$D$39];&quot;w&quot;)=[.O7])" calcext:base-cell-address="b.O7"/>
          </calcext:conditional-format>
          <calcext:conditional-format calcext:target-range-address="b.Q7:b.Q39">
            <calcext:condition calcext:apply-style-name="ConditionalStyle_2" calcext:value="formula-is(COM.MICROSOFT.MINIFS([.$Q$7:.$Q$39];[.$D$7:.$D$39];&quot;m&quot;)=[.Q7])" calcext:base-cell-address="b.Q7"/>
            <calcext:condition calcext:apply-style-name="ConditionalStyle_3" calcext:value="formula-is(COM.MICROSOFT.MINIFS([.$Q$7:.$Q$39];[.$D$7:.$D$39];&quot;w&quot;)=[.Q7])" calcext:base-cell-address="b.Q7"/>
          </calcext:conditional-format>
          <calcext:conditional-format calcext:target-range-address="b.S7:b.S39">
            <calcext:condition calcext:apply-style-name="ConditionalStyle_3" calcext:value="formula-is(MIN([.$S$7:.$S$39])=[.S7])" calcext:base-cell-address="b.S7"/>
          </calcext:conditional-format>
          <calcext:conditional-format calcext:target-range-address="b.V7:b.V39">
            <calcext:condition calcext:apply-style-name="ConditionalStyle_2" calcext:value="formula-is(MIN([.$V$7:.$V$39])=[.V7])" calcext:base-cell-address="b.V7"/>
          </calcext:conditional-format>
          <calcext:conditional-format calcext:target-range-address="b.Z7:b.AA39">
            <calcext:condition calcext:apply-style-name="ConditionalStyle_4" calcext:value="formula-is(MOD(ROW();2)=0)" calcext:base-cell-address="b.Z7"/>
            <calcext:condition calcext:apply-style-name="ConditionalStyle_5" calcext:value="formula-is(MOD(ROW();2)=1)" calcext:base-cell-address="b.Z7"/>
          </calcext:conditional-format>
          <calcext:conditional-format calcext:target-range-address="b.A7:b.X39">
            <calcext:condition calcext:apply-style-name="ConditionalStyle_6" calcext:value="formula-is(MOD(ROW();2)=0)" calcext:base-cell-address="b.A7"/>
            <calcext:condition calcext:apply-style-name="ConditionalStyle_7" calcext:value="formula-is(MOD(ROW();2)=1)" calcext:base-cell-address="b.A7"/>
          </calcext:conditional-format>
          <calcext:conditional-format calcext:target-range-address="b.Y7:b.Y39">
            <calcext:condition calcext:apply-style-name="ConditionalStyle_2" calcext:value="formula-is(COM.MICROSOFT.MAXIFS([.$Y$7:.$Y$39];[.$D$7:.$D$39];&quot;m&quot;)=[.Y7])" calcext:base-cell-address="b.Y7"/>
            <calcext:condition calcext:apply-style-name="ConditionalStyle_3" calcext:value="formula-is(COM.MICROSOFT.MAXIFS([.$Y$7:.$Y$39];[.$D$7:.$D$39];&quot;w&quot;)=[.Y7])" calcext:base-cell-address="b.Y7"/>
          </calcext:conditional-format>
          <calcext:conditional-format calcext:target-range-address="b.Y7:b.Y39 b.N8:b.N39 b.P8:b.P39 b.R8:b.R39">
            <calcext:condition calcext:apply-style-name="ConditionalStyle_1" calcext:value="formula-is(COM.MICROSOFT.MAXIFS([.$Y$6:.$Y$38];[.$D$6:.$D$38];&quot;m&quot;)=[.Y7])" calcext:base-cell-address="b.Y7"/>
            <calcext:condition calcext:apply-style-name="ConditionalStyle_1" calcext:value="formula-is(COM.MICROSOFT.MAXIFS([.$Y$6:.$Y$38];[.$D$6:.$D$38];&quot;w&quot;)=[.Y7])" calcext:base-cell-address="b.Y7"/>
          </calcext:conditional-format>
          <calcext:conditional-format calcext:target-range-address="b.Y7:b.Y39">
            <calcext:condition calcext:apply-style-name="ConditionalStyle_1" calcext:value="formula-is(MOD(ROW();2)=0)" calcext:base-cell-address="b.Y7"/>
            <calcext:condition calcext:apply-style-name="ConditionalStyle_1" calcext:value="formula-is(MOD(ROW();2)=1)" calcext:base-cell-address="b.Y7"/>
          </calcext:conditional-format>
        </calcext:conditional-formats>
      </table:table>
      <table:table table:name="c" table:style-name="ta1" table:protected="true">
        <loext:table-protection loext:select-protected-cells="true" loext:select-unprotected-cells="true"/>
        <table:table-column table:style-name="co1" table:default-cell-style-name="ce1"/>
        <table:table-column table:style-name="co2" table:number-columns-repeated="63" table:default-cell-style-name="ce6"/>
        <table:table-row table:style-name="ro1">
          <table:table-cell/>
          <table:table-cell table:style-name="ce5" office:value-type="string" calcext:value-type="string">
            <text:p>Klasse:</text:p>
          </table:table-cell>
          <table:table-cell table:style-name="ce178" table:formula="of:=COM.MICROSOFT.IFS([$a.C1]=&quot;5a&quot;;&quot;5c&quot;; [$a.C1]=&quot;6a&quot;;&quot;6c&quot;;[$a.C1]=&quot;7a&quot;;&quot;7c&quot;; [$a.C1]=&quot;8a&quot;;&quot;8c&quot;;[$a.C1]=&quot;9a&quot;;&quot;9c&quot;; [$a.C1]=&quot;10a&quot;;&quot;10c&quot;)" office:value-type="string" office:string-value="6c" calcext:value-type="string">
            <text:p>6c</text:p>
          </table:table-cell>
          <table:table-cell table:style-name="ce11" table:number-columns-repeated="3"/>
          <table:table-cell table:style-name="ce5" office:value-type="string" calcext:value-type="string">
            <text:p>Jahr:</text:p>
          </table:table-cell>
          <table:table-cell table:style-name="ce22" table:formula="of:=[$a.$H$1]" office:value-type="float" office:value="2019" calcext:value-type="float">
            <text:p>2019</text:p>
          </table:table-cell>
          <table:table-cell table:number-columns-repeated="2"/>
          <table:table-cell table:style-name="ce77" office:value-type="string" calcext:value-type="string" table:number-columns-spanned="12" table:number-rows-spanned="1">
            <text:p>Hinweise:</text:p>
          </table:table-cell>
          <table:covered-table-cell table:number-columns-repeated="11" table:style-name="ce77"/>
          <table:table-cell table:number-columns-repeated="42"/>
        </table:table-row>
        <table:table-row table:style-name="ro2">
          <table:table-cell table:number-columns-repeated="10"/>
          <table:table-cell table:style-name="ce78" office:value-type="string" calcext:value-type="string" table:number-columns-spanned="12" table:number-rows-spanned="1">
            <text:p>* Die Liste wirkt nur auf den ersten Blick viel zu bunt. Sobald Werte eingetragen sind, wird es besser</text:p>
            <text:p>* Liste gilt für Handstoppung (also nichtelektronisch)</text:p>
            <text:p>* Zeiten für 800m/1000m-Lauf müssen als Kommazahl angegeben werden (z.B. 3:40 als 3,4)</text:p>
            <text:p>* Disziplinen, die für die jeweilige Altersklasse/das Geschlecht nicht zulässig sind, sind ausgegraut</text:p>
            <text:p>* Das beste Mädchen je Disziplin und Klasse wird rosa hinterlegt, der beste Junge blau</text:p>
            <text:p>* in der letzten Tabelle findet sich eine Bestenliste der Stufe getrennt nach Jahrgang</text:p>
            <text:p>* Listen nur bis 16 Jahre ausgelegt</text:p>
            <text:p>* Kugelstoßen nicht einbezogen (da für unsere Schule nicht relevant)</text:p>
          </table:table-cell>
          <table:covered-table-cell table:number-columns-repeated="11" table:style-name="ce78"/>
          <table:table-cell table:number-columns-repeated="42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5">
          <table:table-cell table:style-name="ce2"/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Vorname</text:p>
          </table:table-cell>
          <table:table-cell table:style-name="ce7" office:value-type="string" calcext:value-type="string">
            <text:p>m/w</text:p>
          </table:table-cell>
          <table:table-cell table:style-name="ce7" office:value-type="string" calcext:value-type="string">
            <text:p>Geburtsjahr</text:p>
          </table:table-cell>
          <table:table-cell table:style-name="ce17" office:value-type="string" calcext:value-type="string">
            <text:p>Alter</text:p>
          </table:table-cell>
          <table:table-cell table:style-name="ce69" office:value-type="string" calcext:value-type="string" table:number-columns-spanned="2" table:number-rows-spanned="1">
            <text:p>Ballwurf 80g</text:p>
          </table:table-cell>
          <table:covered-table-cell table:style-name="ce69"/>
          <table:table-cell table:style-name="ce74" office:value-type="string" calcext:value-type="string" table:number-columns-spanned="2" table:number-rows-spanned="1">
            <text:p>Schlagball 200g</text:p>
          </table:table-cell>
          <table:covered-table-cell table:style-name="ce74"/>
          <table:table-cell table:style-name="ce69" office:value-type="string" calcext:value-type="string" table:number-columns-spanned="2" table:number-rows-spanned="1">
            <text:p>Weitsprung</text:p>
          </table:table-cell>
          <table:covered-table-cell table:style-name="ce69"/>
          <table:table-cell table:style-name="ce74" office:value-type="string" calcext:value-type="string" table:number-columns-spanned="2" table:number-rows-spanned="1">
            <text:p>50m Sprint</text:p>
          </table:table-cell>
          <table:covered-table-cell table:style-name="ce74" office:value-type="string" calcext:value-type="string">
            <text:p>50m</text:p>
          </table:covered-table-cell>
          <table:table-cell table:style-name="ce69" office:value-type="string" calcext:value-type="string" table:number-columns-spanned="2" table:number-rows-spanned="1">
            <text:p>75m Sprint</text:p>
          </table:table-cell>
          <table:covered-table-cell table:style-name="ce69"/>
          <table:table-cell table:style-name="ce74" office:value-type="string" calcext:value-type="string" table:number-columns-spanned="2" table:number-rows-spanned="1">
            <text:p>100m Sprint</text:p>
          </table:table-cell>
          <table:covered-table-cell table:style-name="ce74"/>
          <table:table-cell table:style-name="ce69" office:value-type="string" calcext:value-type="string" table:number-columns-spanned="3" table:number-rows-spanned="1">
            <text:p>800m</text:p>
          </table:table-cell>
          <table:covered-table-cell table:number-columns-repeated="2" table:style-name="ce69"/>
          <table:table-cell table:style-name="ce74" office:value-type="string" calcext:value-type="string" table:number-columns-spanned="3" table:number-rows-spanned="1">
            <text:p>1000m</text:p>
          </table:table-cell>
          <table:covered-table-cell table:number-columns-repeated="2" table:style-name="ce74"/>
          <table:table-cell table:style-name="ce93" office:value-type="string" calcext:value-type="string" table:number-columns-spanned="1" table:number-rows-spanned="2">
            <text:p>Gesamt-punktzahl</text:p>
          </table:table-cell>
          <table:table-cell table:style-name="ce96" office:value-type="string" calcext:value-type="string" table:number-columns-spanned="1" table:number-rows-spanned="2">
            <text:p>Urkunde m</text:p>
          </table:table-cell>
          <table:table-cell table:style-name="ce96" office:value-type="string" calcext:value-type="string" table:number-columns-spanned="1" table:number-rows-spanned="2">
            <text:p>Urkunde w</text:p>
          </table:table-cell>
          <table:table-cell table:style-name="ce49" table:number-columns-repeated="3"/>
          <table:table-cell table:style-name="ce19" table:number-columns-repeated="3"/>
          <table:table-cell table:style-name="ce49"/>
          <table:table-cell table:style-name="ce57" table:number-columns-repeated="30"/>
        </table:table-row>
        <table:table-row table:style-name="ro6">
          <table:table-cell table:style-name="ce2"/>
          <table:table-cell table:style-name="ce7" table:number-columns-repeated="4"/>
          <table:table-cell table:style-name="ce17"/>
          <table:table-cell table:style-name="ce69" office:value-type="string" calcext:value-type="string">
            <text:p>Weite</text:p>
          </table:table-cell>
          <table:table-cell table:style-name="ce69" office:value-type="string" calcext:value-type="string">
            <text:p>Punkte</text:p>
          </table:table-cell>
          <table:table-cell table:style-name="ce69" office:value-type="string" calcext:value-type="string">
            <text:p>Weite</text:p>
          </table:table-cell>
          <table:table-cell table:style-name="ce69" office:value-type="string" calcext:value-type="string">
            <text:p>Punkte</text:p>
          </table:table-cell>
          <table:table-cell table:style-name="ce69" office:value-type="string" calcext:value-type="string">
            <text:p>Weite</text:p>
          </table:table-cell>
          <table:table-cell table:style-name="ce69" office:value-type="string" calcext:value-type="string">
            <text:p>Punkte</text:p>
          </table:table-cell>
          <table:table-cell table:style-name="ce74" office:value-type="string" calcext:value-type="string">
            <text:p>Zeit</text:p>
          </table:table-cell>
          <table:table-cell table:style-name="ce74" office:value-type="string" calcext:value-type="string">
            <text:p>Punkte</text:p>
          </table:table-cell>
          <table:table-cell table:style-name="ce74" office:value-type="string" calcext:value-type="string">
            <text:p>Zeit</text:p>
          </table:table-cell>
          <table:table-cell table:style-name="ce74" office:value-type="string" calcext:value-type="string">
            <text:p>Punkte</text:p>
          </table:table-cell>
          <table:table-cell table:style-name="ce74" office:value-type="string" calcext:value-type="string">
            <text:p>Zeit</text:p>
          </table:table-cell>
          <table:table-cell table:style-name="ce74" office:value-type="string" calcext:value-type="string">
            <text:p>Punkte</text:p>
          </table:table-cell>
          <table:table-cell table:style-name="ce69" office:value-type="string" calcext:value-type="string">
            <text:p>Zeit</text:p>
          </table:table-cell>
          <table:table-cell table:style-name="ce69" office:value-type="string" calcext:value-type="string">
            <text:p>Zeit in sek</text:p>
          </table:table-cell>
          <table:table-cell table:style-name="ce69" office:value-type="string" calcext:value-type="string">
            <text:p>Punkte</text:p>
          </table:table-cell>
          <table:table-cell table:style-name="ce69" office:value-type="string" calcext:value-type="string">
            <text:p>Zeit</text:p>
          </table:table-cell>
          <table:table-cell table:style-name="ce69" office:value-type="string" calcext:value-type="string">
            <text:p>Zeit in sek</text:p>
          </table:table-cell>
          <table:table-cell table:style-name="ce69" office:value-type="string" calcext:value-type="string">
            <text:p>Punkte</text:p>
          </table:table-cell>
          <table:covered-table-cell table:style-name="ce93"/>
          <table:covered-table-cell table:number-columns-repeated="2" table:style-name="ce96"/>
          <table:table-cell table:style-name="ce49" table:number-columns-repeated="3"/>
          <table:table-cell table:style-name="ce19" table:number-columns-repeated="3"/>
          <table:table-cell table:style-name="ce49"/>
          <table:table-cell table:style-name="ce57" table:number-columns-repeated="30"/>
        </table:table-row>
        <table:table-row table:style-name="ro4">
          <table:table-cell table:style-name="ce160" office:value-type="float" office:value="1" calcext:value-type="float">
            <text:p>1</text:p>
          </table:table-cell>
          <table:table-cell table:style-name="ce164" table:number-columns-repeated="2"/>
          <table:table-cell table:style-name="ce176" table:content-validation-name="val2"/>
          <table:table-cell table:style-name="ce183"/>
          <table:table-cell table:style-name="ce191" table:formula="of:=IF(ISBLANK([.E7]);&quot;&quot;;[.$H$1]-[.E7])">
            <text:p/>
          </table:table-cell>
          <table:table-cell table:style-name="ce195"/>
          <table:table-cell table:style-name="ce196" table:formula="of:=COM.MICROSOFT.IFS(ISBLANK([.G7]);0;[.G7]=0;0;[.$D7]=&quot;m&quot;;ROUNDDOWN((SQRT([.G7])-2.8)/0.011;0);[.$D7]=&quot;w&quot;;ROUNDDOWN((SQRT([.G7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7]);0;[.I7]=0;0;[.$D7]=&quot;m&quot;;ROUNDDOWN((SQRT([.I7])-1.936)/0.0124;0);[.$D7]=&quot;w&quot;;ROUNDDOWN((SQRT([.I7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7]);0;[.K7]=0;0;[.$D7]=&quot;m&quot;;ROUNDDOWN((SQRT([.K7])-1.15028)/0.00219;0);[.$D7]=&quot;w&quot;;ROUNDDOWN((SQRT([.K7])-1.0935)/0.00208;0))" office:value-type="float" office:value="0" calcext:value-type="float">
            <text:p>0</text:p>
          </table:table-cell>
          <table:table-cell table:style-name="ce201"/>
          <table:table-cell table:style-name="ce202" table:formula="of:=COM.MICROSOFT.IFS(ISBLANK([.M7]);0;[.M7]=0;0;[.$D7]=&quot;m&quot;;ROUNDDOWN((50/([.M7]+0.24)-3.79)/0.0069;0);[.$D7]=&quot;w&quot;;ROUNDDOWN((50/([.M7]+0.24)-3.648)/0.0066;0))" office:value-type="float" office:value="0" calcext:value-type="float">
            <text:p>0</text:p>
          </table:table-cell>
          <table:table-cell table:style-name="ce204"/>
          <table:table-cell table:style-name="ce205" table:formula="of:=COM.MICROSOFT.IFS(ISBLANK([.O7]);0;[.O7]=0;0;[.$D7]=&quot;m&quot;;ROUNDDOWN((75/([.O7]+0.24)-4.1)/0.00664;0);[.$D7]=&quot;w&quot;;ROUNDDOWN((75/([.O7]+0.24)-3.998)/0.0066;0))" office:value-type="float" office:value="0" calcext:value-type="float">
            <text:p>0</text:p>
          </table:table-cell>
          <table:table-cell table:style-name="ce207"/>
          <table:table-cell table:style-name="ce208" table:formula="of:=COM.MICROSOFT.IFS(ISBLANK([.Q7]);0;[.Q7]=0;0;[.$D7]=&quot;m&quot;;ROUNDDOWN((100/([.Q7]+0.24)-4.341)/0.00676;0);[.$D7]=&quot;w&quot;;ROUNDDOWN((100/([.Q7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7])*60+([.S7]-INT([.S7]))*100" office:value-type="float" office:value="0" calcext:value-type="float">
            <text:p>0</text:p>
          </table:table-cell>
          <table:table-cell table:style-name="ce212" table:formula="of:=COM.MICROSOFT.IFS(ISBLANK([.T7]);0;[.T7]=0;0;[.$D7]=&quot;m&quot;;&quot;1000m Pflicht&quot;;[.$D7]=&quot;w&quot;;ROUNDDOWN((800/[.T7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7])*60+([.V7]-INT([.V7]))*100" office:value-type="float" office:value="0" calcext:value-type="float">
            <text:p>0</text:p>
          </table:table-cell>
          <table:table-cell table:style-name="ce215" table:formula="of:=COM.MICROSOFT.IFS(ISBLANK([.V7]);0;[.V7]=0;0;[.$D7]=&quot;w&quot;;&quot;800m Pflicht&quot;;[.$D7]=&quot;m&quot;;ROUNDDOWN((1000/[.W7]-2.158)/0.006;0))" office:value-type="float" office:value="0" calcext:value-type="float">
            <text:p>0</text:p>
          </table:table-cell>
          <table:table-cell table:style-name="ce216" table:formula="of:=LARGE(([.H7]~[.J7]~[.L7]~[.N7]~[.O7]~[.R7]~[.U7]~[.X7]);1)+LARGE(([.H7]~[.J7]~[.L7]~[.N7]~[.O7]~[.R7]~[.U7]~[.X7]);2)+LARGE(([.H7]~[.J7]~[.L7]~[.N7]~[.O7]~[.R7]~[.U7]~[.X7]);3)" office:value-type="float" office:value="0" calcext:value-type="float">
            <text:p>0</text:p>
          </table:table-cell>
          <table:table-cell table:style-name="ce217" table:formula="of:=IF([.D7]=&quot;m&quot;;(COM.MICROSOFT.IFS([.F7]=[.$AE$8];LOOKUP([.Y7];[.$AF$8:.$AF$10];[.$AH$8:.$AH$10]);[.F7]=[.$AE$11];LOOKUP([.Y7];[.$AF$11:.$AF$13];[.$AH$11:.$AH$13]);[.F7]=[.$AE$14];LOOKUP([.Y7];[.$AF$14:.$AF$16];[.$AH$14:.$AH$16]);[.F7]=[.$AE$17];LOOKUP([.Y7];[.$AF$17:.$AF$19];[.$AH$17:.$AH$19]);[.F7]=[.$AE$20];LOOKUP([.Y7];[.$AF$20:.$AF$22];[.$AH$20:.$AH$22]);[.F7]=[.$AE$23];LOOKUP([.Y7];[.$AF$23:.$AF$25];[.$AH$23:.$AH$25]);[.F7]=[.$AE$26];LOOKUP([.Y7];[.$AF$26:.$AF$28];[.$AH$26:.$AH$28]);[.F7]=[.$AE$29];LOOKUP([.Y7];[.$AF$29:.$AF$31];[.$AH$29:.$AH$31]);[.F7]=[.$AE$32];LOOKUP([.Y7];[.$AF$32:.$AF$34];[.$AH$32:.$AH$34])));0)" office:value-type="float" office:value="0" calcext:value-type="float">
            <text:p>0</text:p>
          </table:table-cell>
          <table:table-cell table:style-name="ce218" table:formula="of:=IF([.D7]=&quot;w&quot;;(COM.MICROSOFT.IFS([.F7]=[.$AE$8];LOOKUP([.Y7];[.$AG$8:.$AG$10];[.$AH$8:.$AH$10]);[.F7]=[.$AE$11];LOOKUP([.Y7];[.$AG$11:.$AG$13];[.$AH$11:.$AH$13]);[.F7]=[.$AE$14];LOOKUP([.Y7];[.$AG$14:.$AG$16];[.$AH$14:.$AH$16]);[.F7]=[.$AE$17];LOOKUP([.Y7];[.$AG$17:.$AG$19];[.$AH$17:.$AH$19]);[.F7]=[.$AE$20];LOOKUP([.Y7];[.$AG$20:.$AG$22];[.$AH$20:.$AH$22]);[.F7]=[.$AE$23];LOOKUP([.Y7];[.$AG$23:.$AG$25];[.$AH$23:.$AH$25]);[.F7]=[.$AE$26];LOOKUP([.Y7];[.$AG$26:.$AG$28];[.$AH$26:.$AH$28]);[.F7]=[.$AE$29];LOOKUP([.Y7];[.$AG$29:.$AG$31];[.$AH$29:.$AH$31]);[.F7]=[.$AE$32];LOOKUP([.Y7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0" office:value-type="string" calcext:value-type="string">
            <text:p>Alter</text:p>
          </table:table-cell>
          <table:table-cell table:style-name="ce50" office:value-type="string" calcext:value-type="string">
            <text:p>Punkte m </text:p>
          </table:table-cell>
          <table:table-cell table:style-name="ce50" office:value-type="string" calcext:value-type="string">
            <text:p>Punkte w</text:p>
          </table:table-cell>
          <table:table-cell table:style-name="ce50" office:value-type="string" calcext:value-type="string">
            <text:p>Urkunde</text:p>
          </table:table-cell>
          <table:table-cell table:number-columns-repeated="30"/>
        </table:table-row>
        <table:table-row table:style-name="ro4">
          <table:table-cell table:style-name="ce160" office:value-type="float" office:value="2" calcext:value-type="float">
            <text:p>2</text:p>
          </table:table-cell>
          <table:table-cell table:style-name="ce164" table:number-columns-repeated="2"/>
          <table:table-cell table:style-name="ce176" table:content-validation-name="val2"/>
          <table:table-cell table:style-name="ce183"/>
          <table:table-cell table:style-name="ce191" table:formula="of:=IF(ISBLANK([.E8]);&quot;&quot;;[.$H$1]-[.E8])">
            <text:p/>
          </table:table-cell>
          <table:table-cell table:style-name="ce195"/>
          <table:table-cell table:style-name="ce196" table:formula="of:=COM.MICROSOFT.IFS(ISBLANK([.G8]);0;[.G8]=0;0;[.$D8]=&quot;m&quot;;ROUNDDOWN((SQRT([.G8])-2.8)/0.011;0);[.$D8]=&quot;w&quot;;ROUNDDOWN((SQRT([.G8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8]);0;[.I8]=0;0;[.$D8]=&quot;m&quot;;ROUNDDOWN((SQRT([.I8])-1.936)/0.0124;0);[.$D8]=&quot;w&quot;;ROUNDDOWN((SQRT([.I8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8]);0;[.K8]=0;0;[.$D8]=&quot;m&quot;;ROUNDDOWN((SQRT([.K8])-1.15028)/0.00219;0);[.$D8]=&quot;w&quot;;ROUNDDOWN((SQRT([.K8])-1.0935)/0.00208;0))" office:value-type="float" office:value="0" calcext:value-type="float">
            <text:p>0</text:p>
          </table:table-cell>
          <table:table-cell table:style-name="ce201"/>
          <table:table-cell table:style-name="ce203" table:formula="of:=COM.MICROSOFT.IFS(ISBLANK([.M8]);0;[.M8]=0;0;[.$D8]=&quot;m&quot;;ROUNDDOWN((50/([.M8]+0.24)-3.79)/0.0069;0);[.$D8]=&quot;w&quot;;ROUNDDOWN((50/([.M8]+0.24)-3.648)/0.0066;0))" office:value-type="float" office:value="0" calcext:value-type="float">
            <text:p>0</text:p>
          </table:table-cell>
          <table:table-cell table:style-name="ce204"/>
          <table:table-cell table:style-name="ce206" table:formula="of:=COM.MICROSOFT.IFS(ISBLANK([.O8]);0;[.O8]=0;0;[.$D8]=&quot;m&quot;;ROUNDDOWN((75/([.O8]+0.24)-4.1)/0.00664;0);[.$D8]=&quot;w&quot;;ROUNDDOWN((75/([.O8]+0.24)-3.998)/0.0066;0))" office:value-type="float" office:value="0" calcext:value-type="float">
            <text:p>0</text:p>
          </table:table-cell>
          <table:table-cell table:style-name="ce207"/>
          <table:table-cell table:style-name="ce209" table:formula="of:=COM.MICROSOFT.IFS(ISBLANK([.Q8]);0;[.Q8]=0;0;[.$D8]=&quot;m&quot;;ROUNDDOWN((100/([.Q8]+0.24)-4.341)/0.00676;0);[.$D8]=&quot;w&quot;;ROUNDDOWN((100/([.Q8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8])*60+([.S8]-INT([.S8]))*100" office:value-type="float" office:value="0" calcext:value-type="float">
            <text:p>0</text:p>
          </table:table-cell>
          <table:table-cell table:style-name="ce212" table:formula="of:=COM.MICROSOFT.IFS(ISBLANK([.T8]);0;[.T8]=0;0;[.$D8]=&quot;m&quot;;&quot;1000m Pflicht&quot;;[.$D8]=&quot;w&quot;;ROUNDDOWN((800/[.T8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8])*60+([.V8]-INT([.V8]))*100" office:value-type="float" office:value="0" calcext:value-type="float">
            <text:p>0</text:p>
          </table:table-cell>
          <table:table-cell table:style-name="ce215" table:formula="of:=COM.MICROSOFT.IFS(ISBLANK([.V8]);0;[.V8]=0;0;[.$D8]=&quot;w&quot;;&quot;800m Pflicht&quot;;[.$D8]=&quot;m&quot;;ROUNDDOWN((1000/[.W8]-2.158)/0.006;0))" office:value-type="float" office:value="0" calcext:value-type="float">
            <text:p>0</text:p>
          </table:table-cell>
          <table:table-cell table:style-name="ce216" table:formula="of:=LARGE(([.H8]~[.J8]~[.L8]~[.N8]~[.O8]~[.R8]~[.U8]~[.X8]);1)+LARGE(([.H8]~[.J8]~[.L8]~[.N8]~[.O8]~[.R8]~[.U8]~[.X8]);2)+LARGE(([.H8]~[.J8]~[.L8]~[.N8]~[.O8]~[.R8]~[.U8]~[.X8]);3)" office:value-type="float" office:value="0" calcext:value-type="float">
            <text:p>0</text:p>
          </table:table-cell>
          <table:table-cell table:style-name="ce217" table:formula="of:=IF([.D8]=&quot;m&quot;;(COM.MICROSOFT.IFS([.F8]=[.$AE$8];LOOKUP([.Y8];[.$AF$8:.$AF$10];[.$AH$8:.$AH$10]);[.F8]=[.$AE$11];LOOKUP([.Y8];[.$AF$11:.$AF$13];[.$AH$11:.$AH$13]);[.F8]=[.$AE$14];LOOKUP([.Y8];[.$AF$14:.$AF$16];[.$AH$14:.$AH$16]);[.F8]=[.$AE$17];LOOKUP([.Y8];[.$AF$17:.$AF$19];[.$AH$17:.$AH$19]);[.F8]=[.$AE$20];LOOKUP([.Y8];[.$AF$20:.$AF$22];[.$AH$20:.$AH$22]);[.F8]=[.$AE$23];LOOKUP([.Y8];[.$AF$23:.$AF$25];[.$AH$23:.$AH$25]);[.F8]=[.$AE$26];LOOKUP([.Y8];[.$AF$26:.$AF$28];[.$AH$26:.$AH$28]);[.F8]=[.$AE$29];LOOKUP([.Y8];[.$AF$29:.$AF$31];[.$AH$29:.$AH$31]);[.F8]=[.$AE$32];LOOKUP([.Y8];[.$AF$32:.$AF$34];[.$AH$32:.$AH$34])));0)" office:value-type="float" office:value="0" calcext:value-type="float">
            <text:p>0</text:p>
          </table:table-cell>
          <table:table-cell table:style-name="ce218" table:formula="of:=IF([.D8]=&quot;w&quot;;(COM.MICROSOFT.IFS([.F8]=[.$AE$8];LOOKUP([.Y8];[.$AG$8:.$AG$10];[.$AH$8:.$AH$10]);[.F8]=[.$AE$11];LOOKUP([.Y8];[.$AG$11:.$AG$13];[.$AH$11:.$AH$13]);[.F8]=[.$AE$14];LOOKUP([.Y8];[.$AG$14:.$AG$16];[.$AH$14:.$AH$16]);[.F8]=[.$AE$17];LOOKUP([.Y8];[.$AG$17:.$AG$19];[.$AH$17:.$AH$19]);[.F8]=[.$AE$20];LOOKUP([.Y8];[.$AG$20:.$AG$22];[.$AH$20:.$AH$22]);[.F8]=[.$AE$23];LOOKUP([.Y8];[.$AG$23:.$AG$25];[.$AH$23:.$AH$25]);[.F8]=[.$AE$26];LOOKUP([.Y8];[.$AG$26:.$AG$28];[.$AH$26:.$AH$28]);[.F8]=[.$AE$29];LOOKUP([.Y8];[.$AG$29:.$AG$31];[.$AH$29:.$AH$31]);[.F8]=[.$AE$32];LOOKUP([.Y8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1" office:value-type="float" office:value="8" calcext:value-type="float" table:number-columns-spanned="1" table:number-rows-spanned="3">
            <text:p>8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160" office:value-type="float" office:value="3" calcext:value-type="float">
            <text:p>3</text:p>
          </table:table-cell>
          <table:table-cell table:style-name="ce164" table:number-columns-repeated="2"/>
          <table:table-cell table:style-name="ce176" table:content-validation-name="val2"/>
          <table:table-cell table:style-name="ce183"/>
          <table:table-cell table:style-name="ce191" table:formula="of:=IF(ISBLANK([.E9]);&quot;&quot;;[.$H$1]-[.E9])">
            <text:p/>
          </table:table-cell>
          <table:table-cell table:style-name="ce195"/>
          <table:table-cell table:style-name="ce196" table:formula="of:=COM.MICROSOFT.IFS(ISBLANK([.G9]);0;[.G9]=0;0;[.$D9]=&quot;m&quot;;ROUNDDOWN((SQRT([.G9])-2.8)/0.011;0);[.$D9]=&quot;w&quot;;ROUNDDOWN((SQRT([.G9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9]);0;[.I9]=0;0;[.$D9]=&quot;m&quot;;ROUNDDOWN((SQRT([.I9])-1.936)/0.0124;0);[.$D9]=&quot;w&quot;;ROUNDDOWN((SQRT([.I9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9]);0;[.K9]=0;0;[.$D9]=&quot;m&quot;;ROUNDDOWN((SQRT([.K9])-1.15028)/0.00219;0);[.$D9]=&quot;w&quot;;ROUNDDOWN((SQRT([.K9])-1.0935)/0.00208;0))" office:value-type="float" office:value="0" calcext:value-type="float">
            <text:p>0</text:p>
          </table:table-cell>
          <table:table-cell table:style-name="ce201"/>
          <table:table-cell table:style-name="ce203" table:formula="of:=COM.MICROSOFT.IFS(ISBLANK([.M9]);0;[.M9]=0;0;[.$D9]=&quot;m&quot;;ROUNDDOWN((50/([.M9]+0.24)-3.79)/0.0069;0);[.$D9]=&quot;w&quot;;ROUNDDOWN((50/([.M9]+0.24)-3.648)/0.0066;0))" office:value-type="float" office:value="0" calcext:value-type="float">
            <text:p>0</text:p>
          </table:table-cell>
          <table:table-cell table:style-name="ce204"/>
          <table:table-cell table:style-name="ce206" table:formula="of:=COM.MICROSOFT.IFS(ISBLANK([.O9]);0;[.O9]=0;0;[.$D9]=&quot;m&quot;;ROUNDDOWN((75/([.O9]+0.24)-4.1)/0.00664;0);[.$D9]=&quot;w&quot;;ROUNDDOWN((75/([.O9]+0.24)-3.998)/0.0066;0))" office:value-type="float" office:value="0" calcext:value-type="float">
            <text:p>0</text:p>
          </table:table-cell>
          <table:table-cell table:style-name="ce207"/>
          <table:table-cell table:style-name="ce209" table:formula="of:=COM.MICROSOFT.IFS(ISBLANK([.Q9]);0;[.Q9]=0;0;[.$D9]=&quot;m&quot;;ROUNDDOWN((100/([.Q9]+0.24)-4.341)/0.00676;0);[.$D9]=&quot;w&quot;;ROUNDDOWN((100/([.Q9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9])*60+([.S9]-INT([.S9]))*100" office:value-type="float" office:value="0" calcext:value-type="float">
            <text:p>0</text:p>
          </table:table-cell>
          <table:table-cell table:style-name="ce212" table:formula="of:=COM.MICROSOFT.IFS(ISBLANK([.T9]);0;[.T9]=0;0;[.$D9]=&quot;m&quot;;&quot;1000m Pflicht&quot;;[.$D9]=&quot;w&quot;;ROUNDDOWN((800/[.T9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9])*60+([.V9]-INT([.V9]))*100" office:value-type="float" office:value="0" calcext:value-type="float">
            <text:p>0</text:p>
          </table:table-cell>
          <table:table-cell table:style-name="ce215" table:formula="of:=COM.MICROSOFT.IFS(ISBLANK([.V9]);0;[.V9]=0;0;[.$D9]=&quot;w&quot;;&quot;800m Pflicht&quot;;[.$D9]=&quot;m&quot;;ROUNDDOWN((1000/[.W9]-2.158)/0.006;0))" office:value-type="float" office:value="0" calcext:value-type="float">
            <text:p>0</text:p>
          </table:table-cell>
          <table:table-cell table:style-name="ce216" table:formula="of:=LARGE(([.H9]~[.J9]~[.L9]~[.N9]~[.O9]~[.R9]~[.U9]~[.X9]);1)+LARGE(([.H9]~[.J9]~[.L9]~[.N9]~[.O9]~[.R9]~[.U9]~[.X9]);2)+LARGE(([.H9]~[.J9]~[.L9]~[.N9]~[.O9]~[.R9]~[.U9]~[.X9]);3)" office:value-type="float" office:value="0" calcext:value-type="float">
            <text:p>0</text:p>
          </table:table-cell>
          <table:table-cell table:style-name="ce217" table:formula="of:=IF([.D9]=&quot;m&quot;;(COM.MICROSOFT.IFS([.F9]=[.$AE$8];LOOKUP([.Y9];[.$AF$8:.$AF$10];[.$AH$8:.$AH$10]);[.F9]=[.$AE$11];LOOKUP([.Y9];[.$AF$11:.$AF$13];[.$AH$11:.$AH$13]);[.F9]=[.$AE$14];LOOKUP([.Y9];[.$AF$14:.$AF$16];[.$AH$14:.$AH$16]);[.F9]=[.$AE$17];LOOKUP([.Y9];[.$AF$17:.$AF$19];[.$AH$17:.$AH$19]);[.F9]=[.$AE$20];LOOKUP([.Y9];[.$AF$20:.$AF$22];[.$AH$20:.$AH$22]);[.F9]=[.$AE$23];LOOKUP([.Y9];[.$AF$23:.$AF$25];[.$AH$23:.$AH$25]);[.F9]=[.$AE$26];LOOKUP([.Y9];[.$AF$26:.$AF$28];[.$AH$26:.$AH$28]);[.F9]=[.$AE$29];LOOKUP([.Y9];[.$AF$29:.$AF$31];[.$AH$29:.$AH$31]);[.F9]=[.$AE$32];LOOKUP([.Y9];[.$AF$32:.$AF$34];[.$AH$32:.$AH$34])));0)" office:value-type="float" office:value="0" calcext:value-type="float">
            <text:p>0</text:p>
          </table:table-cell>
          <table:table-cell table:style-name="ce218" table:formula="of:=IF([.D9]=&quot;w&quot;;(COM.MICROSOFT.IFS([.F9]=[.$AE$8];LOOKUP([.Y9];[.$AG$8:.$AG$10];[.$AH$8:.$AH$10]);[.F9]=[.$AE$11];LOOKUP([.Y9];[.$AG$11:.$AG$13];[.$AH$11:.$AH$13]);[.F9]=[.$AE$14];LOOKUP([.Y9];[.$AG$14:.$AG$16];[.$AH$14:.$AH$16]);[.F9]=[.$AE$17];LOOKUP([.Y9];[.$AG$17:.$AG$19];[.$AH$17:.$AH$19]);[.F9]=[.$AE$20];LOOKUP([.Y9];[.$AG$20:.$AG$22];[.$AH$20:.$AH$22]);[.F9]=[.$AE$23];LOOKUP([.Y9];[.$AG$23:.$AG$25];[.$AH$23:.$AH$25]);[.F9]=[.$AE$26];LOOKUP([.Y9];[.$AG$26:.$AG$28];[.$AH$26:.$AH$28]);[.F9]=[.$AE$29];LOOKUP([.Y9];[.$AG$29:.$AG$31];[.$AH$29:.$AH$31]);[.F9]=[.$AE$32];LOOKUP([.Y9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450" calcext:value-type="float">
            <text:p>450</text:p>
          </table:table-cell>
          <table:table-cell table:style-name="ce53" office:value-type="float" office:value="475" calcext:value-type="float">
            <text:p>475</text:p>
          </table:table-cell>
          <table:table-cell table:style-name="ce55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160" office:value-type="float" office:value="4" calcext:value-type="float">
            <text:p>4</text:p>
          </table:table-cell>
          <table:table-cell table:style-name="ce164" table:number-columns-repeated="2"/>
          <table:table-cell table:style-name="ce176" table:content-validation-name="val2"/>
          <table:table-cell table:style-name="ce183"/>
          <table:table-cell table:style-name="ce191" table:formula="of:=IF(ISBLANK([.E10]);&quot;&quot;;[.$H$1]-[.E10])">
            <text:p/>
          </table:table-cell>
          <table:table-cell table:style-name="ce195"/>
          <table:table-cell table:style-name="ce196" table:formula="of:=COM.MICROSOFT.IFS(ISBLANK([.G10]);0;[.G10]=0;0;[.$D10]=&quot;m&quot;;ROUNDDOWN((SQRT([.G10])-2.8)/0.011;0);[.$D10]=&quot;w&quot;;ROUNDDOWN((SQRT([.G10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10]);0;[.I10]=0;0;[.$D10]=&quot;m&quot;;ROUNDDOWN((SQRT([.I10])-1.936)/0.0124;0);[.$D10]=&quot;w&quot;;ROUNDDOWN((SQRT([.I10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10]);0;[.K10]=0;0;[.$D10]=&quot;m&quot;;ROUNDDOWN((SQRT([.K10])-1.15028)/0.00219;0);[.$D10]=&quot;w&quot;;ROUNDDOWN((SQRT([.K10])-1.0935)/0.00208;0))" office:value-type="float" office:value="0" calcext:value-type="float">
            <text:p>0</text:p>
          </table:table-cell>
          <table:table-cell table:style-name="ce201"/>
          <table:table-cell table:style-name="ce203" table:formula="of:=COM.MICROSOFT.IFS(ISBLANK([.M10]);0;[.M10]=0;0;[.$D10]=&quot;m&quot;;ROUNDDOWN((50/([.M10]+0.24)-3.79)/0.0069;0);[.$D10]=&quot;w&quot;;ROUNDDOWN((50/([.M10]+0.24)-3.648)/0.0066;0))" office:value-type="float" office:value="0" calcext:value-type="float">
            <text:p>0</text:p>
          </table:table-cell>
          <table:table-cell table:style-name="ce204"/>
          <table:table-cell table:style-name="ce206" table:formula="of:=COM.MICROSOFT.IFS(ISBLANK([.O10]);0;[.O10]=0;0;[.$D10]=&quot;m&quot;;ROUNDDOWN((75/([.O10]+0.24)-4.1)/0.00664;0);[.$D10]=&quot;w&quot;;ROUNDDOWN((75/([.O10]+0.24)-3.998)/0.0066;0))" office:value-type="float" office:value="0" calcext:value-type="float">
            <text:p>0</text:p>
          </table:table-cell>
          <table:table-cell table:style-name="ce207"/>
          <table:table-cell table:style-name="ce209" table:formula="of:=COM.MICROSOFT.IFS(ISBLANK([.Q10]);0;[.Q10]=0;0;[.$D10]=&quot;m&quot;;ROUNDDOWN((100/([.Q10]+0.24)-4.341)/0.00676;0);[.$D10]=&quot;w&quot;;ROUNDDOWN((100/([.Q10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10])*60+([.S10]-INT([.S10]))*100" office:value-type="float" office:value="0" calcext:value-type="float">
            <text:p>0</text:p>
          </table:table-cell>
          <table:table-cell table:style-name="ce212" table:formula="of:=COM.MICROSOFT.IFS(ISBLANK([.T10]);0;[.T10]=0;0;[.$D10]=&quot;m&quot;;&quot;1000m Pflicht&quot;;[.$D10]=&quot;w&quot;;ROUNDDOWN((800/[.T10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10])*60+([.V10]-INT([.V10]))*100" office:value-type="float" office:value="0" calcext:value-type="float">
            <text:p>0</text:p>
          </table:table-cell>
          <table:table-cell table:style-name="ce215" table:formula="of:=COM.MICROSOFT.IFS(ISBLANK([.V10]);0;[.V10]=0;0;[.$D10]=&quot;w&quot;;&quot;800m Pflicht&quot;;[.$D10]=&quot;m&quot;;ROUNDDOWN((1000/[.W10]-2.158)/0.006;0))" office:value-type="float" office:value="0" calcext:value-type="float">
            <text:p>0</text:p>
          </table:table-cell>
          <table:table-cell table:style-name="ce216" table:formula="of:=LARGE(([.H10]~[.J10]~[.L10]~[.N10]~[.O10]~[.R10]~[.U10]~[.X10]);1)+LARGE(([.H10]~[.J10]~[.L10]~[.N10]~[.O10]~[.R10]~[.U10]~[.X10]);2)+LARGE(([.H10]~[.J10]~[.L10]~[.N10]~[.O10]~[.R10]~[.U10]~[.X10]);3)" office:value-type="float" office:value="0" calcext:value-type="float">
            <text:p>0</text:p>
          </table:table-cell>
          <table:table-cell table:style-name="ce217" table:formula="of:=IF([.D10]=&quot;m&quot;;(COM.MICROSOFT.IFS([.F10]=[.$AE$8];LOOKUP([.Y10];[.$AF$8:.$AF$10];[.$AH$8:.$AH$10]);[.F10]=[.$AE$11];LOOKUP([.Y10];[.$AF$11:.$AF$13];[.$AH$11:.$AH$13]);[.F10]=[.$AE$14];LOOKUP([.Y10];[.$AF$14:.$AF$16];[.$AH$14:.$AH$16]);[.F10]=[.$AE$17];LOOKUP([.Y10];[.$AF$17:.$AF$19];[.$AH$17:.$AH$19]);[.F10]=[.$AE$20];LOOKUP([.Y10];[.$AF$20:.$AF$22];[.$AH$20:.$AH$22]);[.F10]=[.$AE$23];LOOKUP([.Y10];[.$AF$23:.$AF$25];[.$AH$23:.$AH$25]);[.F10]=[.$AE$26];LOOKUP([.Y10];[.$AF$26:.$AF$28];[.$AH$26:.$AH$28]);[.F10]=[.$AE$29];LOOKUP([.Y10];[.$AF$29:.$AF$31];[.$AH$29:.$AH$31]);[.F10]=[.$AE$32];LOOKUP([.Y10];[.$AF$32:.$AF$34];[.$AH$32:.$AH$34])));0)" office:value-type="float" office:value="0" calcext:value-type="float">
            <text:p>0</text:p>
          </table:table-cell>
          <table:table-cell table:style-name="ce218" table:formula="of:=IF([.D10]=&quot;w&quot;;(COM.MICROSOFT.IFS([.F10]=[.$AE$8];LOOKUP([.Y10];[.$AG$8:.$AG$10];[.$AH$8:.$AH$10]);[.F10]=[.$AE$11];LOOKUP([.Y10];[.$AG$11:.$AG$13];[.$AH$11:.$AH$13]);[.F10]=[.$AE$14];LOOKUP([.Y10];[.$AG$14:.$AG$16];[.$AH$14:.$AH$16]);[.F10]=[.$AE$17];LOOKUP([.Y10];[.$AG$17:.$AG$19];[.$AH$17:.$AH$19]);[.F10]=[.$AE$20];LOOKUP([.Y10];[.$AG$20:.$AG$22];[.$AH$20:.$AH$22]);[.F10]=[.$AE$23];LOOKUP([.Y10];[.$AG$23:.$AG$25];[.$AH$23:.$AH$25]);[.F10]=[.$AE$26];LOOKUP([.Y10];[.$AG$26:.$AG$28];[.$AH$26:.$AH$28]);[.F10]=[.$AE$29];LOOKUP([.Y10];[.$AG$29:.$AG$31];[.$AH$29:.$AH$31]);[.F10]=[.$AE$32];LOOKUP([.Y10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575" calcext:value-type="float">
            <text:p>575</text:p>
          </table:table-cell>
          <table:table-cell table:style-name="ce53" office:value-type="float" office:value="625" calcext:value-type="float">
            <text:p>625</text:p>
          </table:table-cell>
          <table:table-cell table:style-name="ce55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160" office:value-type="float" office:value="5" calcext:value-type="float">
            <text:p>5</text:p>
          </table:table-cell>
          <table:table-cell table:style-name="ce164" table:number-columns-repeated="2"/>
          <table:table-cell table:style-name="ce176" table:content-validation-name="val2"/>
          <table:table-cell table:style-name="ce183"/>
          <table:table-cell table:style-name="ce191" table:formula="of:=IF(ISBLANK([.E11]);&quot;&quot;;[.$H$1]-[.E11])">
            <text:p/>
          </table:table-cell>
          <table:table-cell table:style-name="ce195"/>
          <table:table-cell table:style-name="ce196" table:formula="of:=COM.MICROSOFT.IFS(ISBLANK([.G11]);0;[.G11]=0;0;[.$D11]=&quot;m&quot;;ROUNDDOWN((SQRT([.G11])-2.8)/0.011;0);[.$D11]=&quot;w&quot;;ROUNDDOWN((SQRT([.G11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11]);0;[.I11]=0;0;[.$D11]=&quot;m&quot;;ROUNDDOWN((SQRT([.I11])-1.936)/0.0124;0);[.$D11]=&quot;w&quot;;ROUNDDOWN((SQRT([.I11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11]);0;[.K11]=0;0;[.$D11]=&quot;m&quot;;ROUNDDOWN((SQRT([.K11])-1.15028)/0.00219;0);[.$D11]=&quot;w&quot;;ROUNDDOWN((SQRT([.K11])-1.0935)/0.00208;0))" office:value-type="float" office:value="0" calcext:value-type="float">
            <text:p>0</text:p>
          </table:table-cell>
          <table:table-cell table:style-name="ce201"/>
          <table:table-cell table:style-name="ce203" table:formula="of:=COM.MICROSOFT.IFS(ISBLANK([.M11]);0;[.M11]=0;0;[.$D11]=&quot;m&quot;;ROUNDDOWN((50/([.M11]+0.24)-3.79)/0.0069;0);[.$D11]=&quot;w&quot;;ROUNDDOWN((50/([.M11]+0.24)-3.648)/0.0066;0))" office:value-type="float" office:value="0" calcext:value-type="float">
            <text:p>0</text:p>
          </table:table-cell>
          <table:table-cell table:style-name="ce204"/>
          <table:table-cell table:style-name="ce206" table:formula="of:=COM.MICROSOFT.IFS(ISBLANK([.O11]);0;[.O11]=0;0;[.$D11]=&quot;m&quot;;ROUNDDOWN((75/([.O11]+0.24)-4.1)/0.00664;0);[.$D11]=&quot;w&quot;;ROUNDDOWN((75/([.O11]+0.24)-3.998)/0.0066;0))" office:value-type="float" office:value="0" calcext:value-type="float">
            <text:p>0</text:p>
          </table:table-cell>
          <table:table-cell table:style-name="ce207"/>
          <table:table-cell table:style-name="ce209" table:formula="of:=COM.MICROSOFT.IFS(ISBLANK([.Q11]);0;[.Q11]=0;0;[.$D11]=&quot;m&quot;;ROUNDDOWN((100/([.Q11]+0.24)-4.341)/0.00676;0);[.$D11]=&quot;w&quot;;ROUNDDOWN((100/([.Q11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11])*60+([.S11]-INT([.S11]))*100" office:value-type="float" office:value="0" calcext:value-type="float">
            <text:p>0</text:p>
          </table:table-cell>
          <table:table-cell table:style-name="ce212" table:formula="of:=COM.MICROSOFT.IFS(ISBLANK([.T11]);0;[.T11]=0;0;[.$D11]=&quot;m&quot;;&quot;1000m Pflicht&quot;;[.$D11]=&quot;w&quot;;ROUNDDOWN((800/[.T11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11])*60+([.V11]-INT([.V11]))*100" office:value-type="float" office:value="0" calcext:value-type="float">
            <text:p>0</text:p>
          </table:table-cell>
          <table:table-cell table:style-name="ce215" table:formula="of:=COM.MICROSOFT.IFS(ISBLANK([.V11]);0;[.V11]=0;0;[.$D11]=&quot;w&quot;;&quot;800m Pflicht&quot;;[.$D11]=&quot;m&quot;;ROUNDDOWN((1000/[.W11]-2.158)/0.006;0))" office:value-type="float" office:value="0" calcext:value-type="float">
            <text:p>0</text:p>
          </table:table-cell>
          <table:table-cell table:style-name="ce216" table:formula="of:=LARGE(([.H11]~[.J11]~[.L11]~[.N11]~[.O11]~[.R11]~[.U11]~[.X11]);1)+LARGE(([.H11]~[.J11]~[.L11]~[.N11]~[.O11]~[.R11]~[.U11]~[.X11]);2)+LARGE(([.H11]~[.J11]~[.L11]~[.N11]~[.O11]~[.R11]~[.U11]~[.X11]);3)" office:value-type="float" office:value="0" calcext:value-type="float">
            <text:p>0</text:p>
          </table:table-cell>
          <table:table-cell table:style-name="ce217" table:formula="of:=IF([.D11]=&quot;m&quot;;(COM.MICROSOFT.IFS([.F11]=[.$AE$8];LOOKUP([.Y11];[.$AF$8:.$AF$10];[.$AH$8:.$AH$10]);[.F11]=[.$AE$11];LOOKUP([.Y11];[.$AF$11:.$AF$13];[.$AH$11:.$AH$13]);[.F11]=[.$AE$14];LOOKUP([.Y11];[.$AF$14:.$AF$16];[.$AH$14:.$AH$16]);[.F11]=[.$AE$17];LOOKUP([.Y11];[.$AF$17:.$AF$19];[.$AH$17:.$AH$19]);[.F11]=[.$AE$20];LOOKUP([.Y11];[.$AF$20:.$AF$22];[.$AH$20:.$AH$22]);[.F11]=[.$AE$23];LOOKUP([.Y11];[.$AF$23:.$AF$25];[.$AH$23:.$AH$25]);[.F11]=[.$AE$26];LOOKUP([.Y11];[.$AF$26:.$AF$28];[.$AH$26:.$AH$28]);[.F11]=[.$AE$29];LOOKUP([.Y11];[.$AF$29:.$AF$31];[.$AH$29:.$AH$31]);[.F11]=[.$AE$32];LOOKUP([.Y11];[.$AF$32:.$AF$34];[.$AH$32:.$AH$34])));0)" office:value-type="float" office:value="0" calcext:value-type="float">
            <text:p>0</text:p>
          </table:table-cell>
          <table:table-cell table:style-name="ce218" table:formula="of:=IF([.D11]=&quot;w&quot;;(COM.MICROSOFT.IFS([.F11]=[.$AE$8];LOOKUP([.Y11];[.$AG$8:.$AG$10];[.$AH$8:.$AH$10]);[.F11]=[.$AE$11];LOOKUP([.Y11];[.$AG$11:.$AG$13];[.$AH$11:.$AH$13]);[.F11]=[.$AE$14];LOOKUP([.Y11];[.$AG$14:.$AG$16];[.$AH$14:.$AH$16]);[.F11]=[.$AE$17];LOOKUP([.Y11];[.$AG$17:.$AG$19];[.$AH$17:.$AH$19]);[.F11]=[.$AE$20];LOOKUP([.Y11];[.$AG$20:.$AG$22];[.$AH$20:.$AH$22]);[.F11]=[.$AE$23];LOOKUP([.Y11];[.$AG$23:.$AG$25];[.$AH$23:.$AH$25]);[.F11]=[.$AE$26];LOOKUP([.Y11];[.$AG$26:.$AG$28];[.$AH$26:.$AH$28]);[.F11]=[.$AE$29];LOOKUP([.Y11];[.$AG$29:.$AG$31];[.$AH$29:.$AH$31]);[.F11]=[.$AE$32];LOOKUP([.Y11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2" office:value-type="float" office:value="9" calcext:value-type="float" table:number-columns-spanned="1" table:number-rows-spanned="3">
            <text:p>9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160" office:value-type="float" office:value="6" calcext:value-type="float">
            <text:p>6</text:p>
          </table:table-cell>
          <table:table-cell table:style-name="ce164" table:number-columns-repeated="2"/>
          <table:table-cell table:style-name="ce176" table:content-validation-name="val2"/>
          <table:table-cell table:style-name="ce183"/>
          <table:table-cell table:style-name="ce191" table:formula="of:=IF(ISBLANK([.E12]);&quot;&quot;;[.$H$1]-[.E12])">
            <text:p/>
          </table:table-cell>
          <table:table-cell table:style-name="ce195"/>
          <table:table-cell table:style-name="ce196" table:formula="of:=COM.MICROSOFT.IFS(ISBLANK([.G12]);0;[.G12]=0;0;[.$D12]=&quot;m&quot;;ROUNDDOWN((SQRT([.G12])-2.8)/0.011;0);[.$D12]=&quot;w&quot;;ROUNDDOWN((SQRT([.G12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12]);0;[.I12]=0;0;[.$D12]=&quot;m&quot;;ROUNDDOWN((SQRT([.I12])-1.936)/0.0124;0);[.$D12]=&quot;w&quot;;ROUNDDOWN((SQRT([.I12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12]);0;[.K12]=0;0;[.$D12]=&quot;m&quot;;ROUNDDOWN((SQRT([.K12])-1.15028)/0.00219;0);[.$D12]=&quot;w&quot;;ROUNDDOWN((SQRT([.K12])-1.0935)/0.00208;0))" office:value-type="float" office:value="0" calcext:value-type="float">
            <text:p>0</text:p>
          </table:table-cell>
          <table:table-cell table:style-name="ce201"/>
          <table:table-cell table:style-name="ce203" table:formula="of:=COM.MICROSOFT.IFS(ISBLANK([.M12]);0;[.M12]=0;0;[.$D12]=&quot;m&quot;;ROUNDDOWN((50/([.M12]+0.24)-3.79)/0.0069;0);[.$D12]=&quot;w&quot;;ROUNDDOWN((50/([.M12]+0.24)-3.648)/0.0066;0))" office:value-type="float" office:value="0" calcext:value-type="float">
            <text:p>0</text:p>
          </table:table-cell>
          <table:table-cell table:style-name="ce204"/>
          <table:table-cell table:style-name="ce206" table:formula="of:=COM.MICROSOFT.IFS(ISBLANK([.O12]);0;[.O12]=0;0;[.$D12]=&quot;m&quot;;ROUNDDOWN((75/([.O12]+0.24)-4.1)/0.00664;0);[.$D12]=&quot;w&quot;;ROUNDDOWN((75/([.O12]+0.24)-3.998)/0.0066;0))" office:value-type="float" office:value="0" calcext:value-type="float">
            <text:p>0</text:p>
          </table:table-cell>
          <table:table-cell table:style-name="ce207"/>
          <table:table-cell table:style-name="ce209" table:formula="of:=COM.MICROSOFT.IFS(ISBLANK([.Q12]);0;[.Q12]=0;0;[.$D12]=&quot;m&quot;;ROUNDDOWN((100/([.Q12]+0.24)-4.341)/0.00676;0);[.$D12]=&quot;w&quot;;ROUNDDOWN((100/([.Q12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12])*60+([.S12]-INT([.S12]))*100" office:value-type="float" office:value="0" calcext:value-type="float">
            <text:p>0</text:p>
          </table:table-cell>
          <table:table-cell table:style-name="ce212" table:formula="of:=COM.MICROSOFT.IFS(ISBLANK([.T12]);0;[.T12]=0;0;[.$D12]=&quot;m&quot;;&quot;1000m Pflicht&quot;;[.$D12]=&quot;w&quot;;ROUNDDOWN((800/[.T12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12])*60+([.V12]-INT([.V12]))*100" office:value-type="float" office:value="0" calcext:value-type="float">
            <text:p>0</text:p>
          </table:table-cell>
          <table:table-cell table:style-name="ce215" table:formula="of:=COM.MICROSOFT.IFS(ISBLANK([.V12]);0;[.V12]=0;0;[.$D12]=&quot;w&quot;;&quot;800m Pflicht&quot;;[.$D12]=&quot;m&quot;;ROUNDDOWN((1000/[.W12]-2.158)/0.006;0))" office:value-type="float" office:value="0" calcext:value-type="float">
            <text:p>0</text:p>
          </table:table-cell>
          <table:table-cell table:style-name="ce216" table:formula="of:=LARGE(([.H12]~[.J12]~[.L12]~[.N12]~[.O12]~[.R12]~[.U12]~[.X12]);1)+LARGE(([.H12]~[.J12]~[.L12]~[.N12]~[.O12]~[.R12]~[.U12]~[.X12]);2)+LARGE(([.H12]~[.J12]~[.L12]~[.N12]~[.O12]~[.R12]~[.U12]~[.X12]);3)" office:value-type="float" office:value="0" calcext:value-type="float">
            <text:p>0</text:p>
          </table:table-cell>
          <table:table-cell table:style-name="ce217" table:formula="of:=IF([.D12]=&quot;m&quot;;(COM.MICROSOFT.IFS([.F12]=[.$AE$8];LOOKUP([.Y12];[.$AF$8:.$AF$10];[.$AH$8:.$AH$10]);[.F12]=[.$AE$11];LOOKUP([.Y12];[.$AF$11:.$AF$13];[.$AH$11:.$AH$13]);[.F12]=[.$AE$14];LOOKUP([.Y12];[.$AF$14:.$AF$16];[.$AH$14:.$AH$16]);[.F12]=[.$AE$17];LOOKUP([.Y12];[.$AF$17:.$AF$19];[.$AH$17:.$AH$19]);[.F12]=[.$AE$20];LOOKUP([.Y12];[.$AF$20:.$AF$22];[.$AH$20:.$AH$22]);[.F12]=[.$AE$23];LOOKUP([.Y12];[.$AF$23:.$AF$25];[.$AH$23:.$AH$25]);[.F12]=[.$AE$26];LOOKUP([.Y12];[.$AF$26:.$AF$28];[.$AH$26:.$AH$28]);[.F12]=[.$AE$29];LOOKUP([.Y12];[.$AF$29:.$AF$31];[.$AH$29:.$AH$31]);[.F12]=[.$AE$32];LOOKUP([.Y12];[.$AF$32:.$AF$34];[.$AH$32:.$AH$34])));0)" office:value-type="float" office:value="0" calcext:value-type="float">
            <text:p>0</text:p>
          </table:table-cell>
          <table:table-cell table:style-name="ce218" table:formula="of:=IF([.D12]=&quot;w&quot;;(COM.MICROSOFT.IFS([.F12]=[.$AE$8];LOOKUP([.Y12];[.$AG$8:.$AG$10];[.$AH$8:.$AH$10]);[.F12]=[.$AE$11];LOOKUP([.Y12];[.$AG$11:.$AG$13];[.$AH$11:.$AH$13]);[.F12]=[.$AE$14];LOOKUP([.Y12];[.$AG$14:.$AG$16];[.$AH$14:.$AH$16]);[.F12]=[.$AE$17];LOOKUP([.Y12];[.$AG$17:.$AG$19];[.$AH$17:.$AH$19]);[.F12]=[.$AE$20];LOOKUP([.Y12];[.$AG$20:.$AG$22];[.$AH$20:.$AH$22]);[.F12]=[.$AE$23];LOOKUP([.Y12];[.$AG$23:.$AG$25];[.$AH$23:.$AH$25]);[.F12]=[.$AE$26];LOOKUP([.Y12];[.$AG$26:.$AG$28];[.$AH$26:.$AH$28]);[.F12]=[.$AE$29];LOOKUP([.Y12];[.$AG$29:.$AG$31];[.$AH$29:.$AH$31]);[.F12]=[.$AE$32];LOOKUP([.Y12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525" calcext:value-type="float">
            <text:p>525</text:p>
          </table:table-cell>
          <table:table-cell table:style-name="ce54" office:value-type="float" office:value="550" calcext:value-type="float">
            <text:p>550</text:p>
          </table:table-cell>
          <table:table-cell table:style-name="ce56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160" office:value-type="float" office:value="7" calcext:value-type="float">
            <text:p>7</text:p>
          </table:table-cell>
          <table:table-cell table:style-name="ce164" table:number-columns-repeated="2"/>
          <table:table-cell table:style-name="ce176" table:content-validation-name="val2"/>
          <table:table-cell table:style-name="ce183"/>
          <table:table-cell table:style-name="ce191" table:formula="of:=IF(ISBLANK([.E13]);&quot;&quot;;[.$H$1]-[.E13])">
            <text:p/>
          </table:table-cell>
          <table:table-cell table:style-name="ce195"/>
          <table:table-cell table:style-name="ce196" table:formula="of:=COM.MICROSOFT.IFS(ISBLANK([.G13]);0;[.G13]=0;0;[.$D13]=&quot;m&quot;;ROUNDDOWN((SQRT([.G13])-2.8)/0.011;0);[.$D13]=&quot;w&quot;;ROUNDDOWN((SQRT([.G13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13]);0;[.I13]=0;0;[.$D13]=&quot;m&quot;;ROUNDDOWN((SQRT([.I13])-1.936)/0.0124;0);[.$D13]=&quot;w&quot;;ROUNDDOWN((SQRT([.I13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13]);0;[.K13]=0;0;[.$D13]=&quot;m&quot;;ROUNDDOWN((SQRT([.K13])-1.15028)/0.00219;0);[.$D13]=&quot;w&quot;;ROUNDDOWN((SQRT([.K13])-1.0935)/0.00208;0))" office:value-type="float" office:value="0" calcext:value-type="float">
            <text:p>0</text:p>
          </table:table-cell>
          <table:table-cell table:style-name="ce201"/>
          <table:table-cell table:style-name="ce203" table:formula="of:=COM.MICROSOFT.IFS(ISBLANK([.M13]);0;[.M13]=0;0;[.$D13]=&quot;m&quot;;ROUNDDOWN((50/([.M13]+0.24)-3.79)/0.0069;0);[.$D13]=&quot;w&quot;;ROUNDDOWN((50/([.M13]+0.24)-3.648)/0.0066;0))" office:value-type="float" office:value="0" calcext:value-type="float">
            <text:p>0</text:p>
          </table:table-cell>
          <table:table-cell table:style-name="ce204"/>
          <table:table-cell table:style-name="ce206" table:formula="of:=COM.MICROSOFT.IFS(ISBLANK([.O13]);0;[.O13]=0;0;[.$D13]=&quot;m&quot;;ROUNDDOWN((75/([.O13]+0.24)-4.1)/0.00664;0);[.$D13]=&quot;w&quot;;ROUNDDOWN((75/([.O13]+0.24)-3.998)/0.0066;0))" office:value-type="float" office:value="0" calcext:value-type="float">
            <text:p>0</text:p>
          </table:table-cell>
          <table:table-cell table:style-name="ce207"/>
          <table:table-cell table:style-name="ce209" table:formula="of:=COM.MICROSOFT.IFS(ISBLANK([.Q13]);0;[.Q13]=0;0;[.$D13]=&quot;m&quot;;ROUNDDOWN((100/([.Q13]+0.24)-4.341)/0.00676;0);[.$D13]=&quot;w&quot;;ROUNDDOWN((100/([.Q13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13])*60+([.S13]-INT([.S13]))*100" office:value-type="float" office:value="0" calcext:value-type="float">
            <text:p>0</text:p>
          </table:table-cell>
          <table:table-cell table:style-name="ce212" table:formula="of:=COM.MICROSOFT.IFS(ISBLANK([.T13]);0;[.T13]=0;0;[.$D13]=&quot;m&quot;;&quot;1000m Pflicht&quot;;[.$D13]=&quot;w&quot;;ROUNDDOWN((800/[.T13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13])*60+([.V13]-INT([.V13]))*100" office:value-type="float" office:value="0" calcext:value-type="float">
            <text:p>0</text:p>
          </table:table-cell>
          <table:table-cell table:style-name="ce215" table:formula="of:=COM.MICROSOFT.IFS(ISBLANK([.V13]);0;[.V13]=0;0;[.$D13]=&quot;w&quot;;&quot;800m Pflicht&quot;;[.$D13]=&quot;m&quot;;ROUNDDOWN((1000/[.W13]-2.158)/0.006;0))" office:value-type="float" office:value="0" calcext:value-type="float">
            <text:p>0</text:p>
          </table:table-cell>
          <table:table-cell table:style-name="ce216" table:formula="of:=LARGE(([.H13]~[.J13]~[.L13]~[.N13]~[.O13]~[.R13]~[.U13]~[.X13]);1)+LARGE(([.H13]~[.J13]~[.L13]~[.N13]~[.O13]~[.R13]~[.U13]~[.X13]);2)+LARGE(([.H13]~[.J13]~[.L13]~[.N13]~[.O13]~[.R13]~[.U13]~[.X13]);3)" office:value-type="float" office:value="0" calcext:value-type="float">
            <text:p>0</text:p>
          </table:table-cell>
          <table:table-cell table:style-name="ce217" table:formula="of:=IF([.D13]=&quot;m&quot;;(COM.MICROSOFT.IFS([.F13]=[.$AE$8];LOOKUP([.Y13];[.$AF$8:.$AF$10];[.$AH$8:.$AH$10]);[.F13]=[.$AE$11];LOOKUP([.Y13];[.$AF$11:.$AF$13];[.$AH$11:.$AH$13]);[.F13]=[.$AE$14];LOOKUP([.Y13];[.$AF$14:.$AF$16];[.$AH$14:.$AH$16]);[.F13]=[.$AE$17];LOOKUP([.Y13];[.$AF$17:.$AF$19];[.$AH$17:.$AH$19]);[.F13]=[.$AE$20];LOOKUP([.Y13];[.$AF$20:.$AF$22];[.$AH$20:.$AH$22]);[.F13]=[.$AE$23];LOOKUP([.Y13];[.$AF$23:.$AF$25];[.$AH$23:.$AH$25]);[.F13]=[.$AE$26];LOOKUP([.Y13];[.$AF$26:.$AF$28];[.$AH$26:.$AH$28]);[.F13]=[.$AE$29];LOOKUP([.Y13];[.$AF$29:.$AF$31];[.$AH$29:.$AH$31]);[.F13]=[.$AE$32];LOOKUP([.Y13];[.$AF$32:.$AF$34];[.$AH$32:.$AH$34])));0)" office:value-type="float" office:value="0" calcext:value-type="float">
            <text:p>0</text:p>
          </table:table-cell>
          <table:table-cell table:style-name="ce218" table:formula="of:=IF([.D13]=&quot;w&quot;;(COM.MICROSOFT.IFS([.F13]=[.$AE$8];LOOKUP([.Y13];[.$AG$8:.$AG$10];[.$AH$8:.$AH$10]);[.F13]=[.$AE$11];LOOKUP([.Y13];[.$AG$11:.$AG$13];[.$AH$11:.$AH$13]);[.F13]=[.$AE$14];LOOKUP([.Y13];[.$AG$14:.$AG$16];[.$AH$14:.$AH$16]);[.F13]=[.$AE$17];LOOKUP([.Y13];[.$AG$17:.$AG$19];[.$AH$17:.$AH$19]);[.F13]=[.$AE$20];LOOKUP([.Y13];[.$AG$20:.$AG$22];[.$AH$20:.$AH$22]);[.F13]=[.$AE$23];LOOKUP([.Y13];[.$AG$23:.$AG$25];[.$AH$23:.$AH$25]);[.F13]=[.$AE$26];LOOKUP([.Y13];[.$AG$26:.$AG$28];[.$AH$26:.$AH$28]);[.F13]=[.$AE$29];LOOKUP([.Y13];[.$AG$29:.$AG$31];[.$AH$29:.$AH$31]);[.F13]=[.$AE$32];LOOKUP([.Y13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675" calcext:value-type="float">
            <text:p>675</text:p>
          </table:table-cell>
          <table:table-cell table:style-name="ce54" office:value-type="float" office:value="725" calcext:value-type="float">
            <text:p>725</text:p>
          </table:table-cell>
          <table:table-cell table:style-name="ce56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160" office:value-type="float" office:value="8" calcext:value-type="float">
            <text:p>8</text:p>
          </table:table-cell>
          <table:table-cell table:style-name="ce164" table:number-columns-repeated="2"/>
          <table:table-cell table:style-name="ce176" table:content-validation-name="val2"/>
          <table:table-cell table:style-name="ce183"/>
          <table:table-cell table:style-name="ce191" table:formula="of:=IF(ISBLANK([.E14]);&quot;&quot;;[.$H$1]-[.E14])">
            <text:p/>
          </table:table-cell>
          <table:table-cell table:style-name="ce195"/>
          <table:table-cell table:style-name="ce196" table:formula="of:=COM.MICROSOFT.IFS(ISBLANK([.G14]);0;[.G14]=0;0;[.$D14]=&quot;m&quot;;ROUNDDOWN((SQRT([.G14])-2.8)/0.011;0);[.$D14]=&quot;w&quot;;ROUNDDOWN((SQRT([.G14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14]);0;[.I14]=0;0;[.$D14]=&quot;m&quot;;ROUNDDOWN((SQRT([.I14])-1.936)/0.0124;0);[.$D14]=&quot;w&quot;;ROUNDDOWN((SQRT([.I14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14]);0;[.K14]=0;0;[.$D14]=&quot;m&quot;;ROUNDDOWN((SQRT([.K14])-1.15028)/0.00219;0);[.$D14]=&quot;w&quot;;ROUNDDOWN((SQRT([.K14])-1.0935)/0.00208;0))" office:value-type="float" office:value="0" calcext:value-type="float">
            <text:p>0</text:p>
          </table:table-cell>
          <table:table-cell table:style-name="ce201"/>
          <table:table-cell table:style-name="ce203" table:formula="of:=COM.MICROSOFT.IFS(ISBLANK([.M14]);0;[.M14]=0;0;[.$D14]=&quot;m&quot;;ROUNDDOWN((50/([.M14]+0.24)-3.79)/0.0069;0);[.$D14]=&quot;w&quot;;ROUNDDOWN((50/([.M14]+0.24)-3.648)/0.0066;0))" office:value-type="float" office:value="0" calcext:value-type="float">
            <text:p>0</text:p>
          </table:table-cell>
          <table:table-cell table:style-name="ce204"/>
          <table:table-cell table:style-name="ce206" table:formula="of:=COM.MICROSOFT.IFS(ISBLANK([.O14]);0;[.O14]=0;0;[.$D14]=&quot;m&quot;;ROUNDDOWN((75/([.O14]+0.24)-4.1)/0.00664;0);[.$D14]=&quot;w&quot;;ROUNDDOWN((75/([.O14]+0.24)-3.998)/0.0066;0))" office:value-type="float" office:value="0" calcext:value-type="float">
            <text:p>0</text:p>
          </table:table-cell>
          <table:table-cell table:style-name="ce207"/>
          <table:table-cell table:style-name="ce209" table:formula="of:=COM.MICROSOFT.IFS(ISBLANK([.Q14]);0;[.Q14]=0;0;[.$D14]=&quot;m&quot;;ROUNDDOWN((100/([.Q14]+0.24)-4.341)/0.00676;0);[.$D14]=&quot;w&quot;;ROUNDDOWN((100/([.Q14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14])*60+([.S14]-INT([.S14]))*100" office:value-type="float" office:value="0" calcext:value-type="float">
            <text:p>0</text:p>
          </table:table-cell>
          <table:table-cell table:style-name="ce212" table:formula="of:=COM.MICROSOFT.IFS(ISBLANK([.T14]);0;[.T14]=0;0;[.$D14]=&quot;m&quot;;&quot;1000m Pflicht&quot;;[.$D14]=&quot;w&quot;;ROUNDDOWN((800/[.T14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14])*60+([.V14]-INT([.V14]))*100" office:value-type="float" office:value="0" calcext:value-type="float">
            <text:p>0</text:p>
          </table:table-cell>
          <table:table-cell table:style-name="ce215" table:formula="of:=COM.MICROSOFT.IFS(ISBLANK([.V14]);0;[.V14]=0;0;[.$D14]=&quot;w&quot;;&quot;800m Pflicht&quot;;[.$D14]=&quot;m&quot;;ROUNDDOWN((1000/[.W14]-2.158)/0.006;0))" office:value-type="float" office:value="0" calcext:value-type="float">
            <text:p>0</text:p>
          </table:table-cell>
          <table:table-cell table:style-name="ce216" table:formula="of:=LARGE(([.H14]~[.J14]~[.L14]~[.N14]~[.O14]~[.R14]~[.U14]~[.X14]);1)+LARGE(([.H14]~[.J14]~[.L14]~[.N14]~[.O14]~[.R14]~[.U14]~[.X14]);2)+LARGE(([.H14]~[.J14]~[.L14]~[.N14]~[.O14]~[.R14]~[.U14]~[.X14]);3)" office:value-type="float" office:value="0" calcext:value-type="float">
            <text:p>0</text:p>
          </table:table-cell>
          <table:table-cell table:style-name="ce217" table:formula="of:=IF([.D14]=&quot;m&quot;;(COM.MICROSOFT.IFS([.F14]=[.$AE$8];LOOKUP([.Y14];[.$AF$8:.$AF$10];[.$AH$8:.$AH$10]);[.F14]=[.$AE$11];LOOKUP([.Y14];[.$AF$11:.$AF$13];[.$AH$11:.$AH$13]);[.F14]=[.$AE$14];LOOKUP([.Y14];[.$AF$14:.$AF$16];[.$AH$14:.$AH$16]);[.F14]=[.$AE$17];LOOKUP([.Y14];[.$AF$17:.$AF$19];[.$AH$17:.$AH$19]);[.F14]=[.$AE$20];LOOKUP([.Y14];[.$AF$20:.$AF$22];[.$AH$20:.$AH$22]);[.F14]=[.$AE$23];LOOKUP([.Y14];[.$AF$23:.$AF$25];[.$AH$23:.$AH$25]);[.F14]=[.$AE$26];LOOKUP([.Y14];[.$AF$26:.$AF$28];[.$AH$26:.$AH$28]);[.F14]=[.$AE$29];LOOKUP([.Y14];[.$AF$29:.$AF$31];[.$AH$29:.$AH$31]);[.F14]=[.$AE$32];LOOKUP([.Y14];[.$AF$32:.$AF$34];[.$AH$32:.$AH$34])));0)" office:value-type="float" office:value="0" calcext:value-type="float">
            <text:p>0</text:p>
          </table:table-cell>
          <table:table-cell table:style-name="ce218" table:formula="of:=IF([.D14]=&quot;w&quot;;(COM.MICROSOFT.IFS([.F14]=[.$AE$8];LOOKUP([.Y14];[.$AG$8:.$AG$10];[.$AH$8:.$AH$10]);[.F14]=[.$AE$11];LOOKUP([.Y14];[.$AG$11:.$AG$13];[.$AH$11:.$AH$13]);[.F14]=[.$AE$14];LOOKUP([.Y14];[.$AG$14:.$AG$16];[.$AH$14:.$AH$16]);[.F14]=[.$AE$17];LOOKUP([.Y14];[.$AG$17:.$AG$19];[.$AH$17:.$AH$19]);[.F14]=[.$AE$20];LOOKUP([.Y14];[.$AG$20:.$AG$22];[.$AH$20:.$AH$22]);[.F14]=[.$AE$23];LOOKUP([.Y14];[.$AG$23:.$AG$25];[.$AH$23:.$AH$25]);[.F14]=[.$AE$26];LOOKUP([.Y14];[.$AG$26:.$AG$28];[.$AH$26:.$AH$28]);[.F14]=[.$AE$29];LOOKUP([.Y14];[.$AG$29:.$AG$31];[.$AH$29:.$AH$31]);[.F14]=[.$AE$32];LOOKUP([.Y14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1" office:value-type="float" office:value="10" calcext:value-type="float" table:number-columns-spanned="1" table:number-rows-spanned="3">
            <text:p>1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160" office:value-type="float" office:value="9" calcext:value-type="float">
            <text:p>9</text:p>
          </table:table-cell>
          <table:table-cell table:style-name="ce164" table:number-columns-repeated="2"/>
          <table:table-cell table:style-name="ce176" table:content-validation-name="val2"/>
          <table:table-cell table:style-name="ce183"/>
          <table:table-cell table:style-name="ce191" table:formula="of:=IF(ISBLANK([.E15]);&quot;&quot;;[.$H$1]-[.E15])">
            <text:p/>
          </table:table-cell>
          <table:table-cell table:style-name="ce195"/>
          <table:table-cell table:style-name="ce196" table:formula="of:=COM.MICROSOFT.IFS(ISBLANK([.G15]);0;[.G15]=0;0;[.$D15]=&quot;m&quot;;ROUNDDOWN((SQRT([.G15])-2.8)/0.011;0);[.$D15]=&quot;w&quot;;ROUNDDOWN((SQRT([.G15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15]);0;[.I15]=0;0;[.$D15]=&quot;m&quot;;ROUNDDOWN((SQRT([.I15])-1.936)/0.0124;0);[.$D15]=&quot;w&quot;;ROUNDDOWN((SQRT([.I15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15]);0;[.K15]=0;0;[.$D15]=&quot;m&quot;;ROUNDDOWN((SQRT([.K15])-1.15028)/0.00219;0);[.$D15]=&quot;w&quot;;ROUNDDOWN((SQRT([.K15])-1.0935)/0.00208;0))" office:value-type="float" office:value="0" calcext:value-type="float">
            <text:p>0</text:p>
          </table:table-cell>
          <table:table-cell table:style-name="ce201"/>
          <table:table-cell table:style-name="ce203" table:formula="of:=COM.MICROSOFT.IFS(ISBLANK([.M15]);0;[.M15]=0;0;[.$D15]=&quot;m&quot;;ROUNDDOWN((50/([.M15]+0.24)-3.79)/0.0069;0);[.$D15]=&quot;w&quot;;ROUNDDOWN((50/([.M15]+0.24)-3.648)/0.0066;0))" office:value-type="float" office:value="0" calcext:value-type="float">
            <text:p>0</text:p>
          </table:table-cell>
          <table:table-cell table:style-name="ce204"/>
          <table:table-cell table:style-name="ce206" table:formula="of:=COM.MICROSOFT.IFS(ISBLANK([.O15]);0;[.O15]=0;0;[.$D15]=&quot;m&quot;;ROUNDDOWN((75/([.O15]+0.24)-4.1)/0.00664;0);[.$D15]=&quot;w&quot;;ROUNDDOWN((75/([.O15]+0.24)-3.998)/0.0066;0))" office:value-type="float" office:value="0" calcext:value-type="float">
            <text:p>0</text:p>
          </table:table-cell>
          <table:table-cell table:style-name="ce207"/>
          <table:table-cell table:style-name="ce209" table:formula="of:=COM.MICROSOFT.IFS(ISBLANK([.Q15]);0;[.Q15]=0;0;[.$D15]=&quot;m&quot;;ROUNDDOWN((100/([.Q15]+0.24)-4.341)/0.00676;0);[.$D15]=&quot;w&quot;;ROUNDDOWN((100/([.Q15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15])*60+([.S15]-INT([.S15]))*100" office:value-type="float" office:value="0" calcext:value-type="float">
            <text:p>0</text:p>
          </table:table-cell>
          <table:table-cell table:style-name="ce212" table:formula="of:=COM.MICROSOFT.IFS(ISBLANK([.T15]);0;[.T15]=0;0;[.$D15]=&quot;m&quot;;&quot;1000m Pflicht&quot;;[.$D15]=&quot;w&quot;;ROUNDDOWN((800/[.T15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15])*60+([.V15]-INT([.V15]))*100" office:value-type="float" office:value="0" calcext:value-type="float">
            <text:p>0</text:p>
          </table:table-cell>
          <table:table-cell table:style-name="ce215" table:formula="of:=COM.MICROSOFT.IFS(ISBLANK([.V15]);0;[.V15]=0;0;[.$D15]=&quot;w&quot;;&quot;800m Pflicht&quot;;[.$D15]=&quot;m&quot;;ROUNDDOWN((1000/[.W15]-2.158)/0.006;0))" office:value-type="float" office:value="0" calcext:value-type="float">
            <text:p>0</text:p>
          </table:table-cell>
          <table:table-cell table:style-name="ce216" table:formula="of:=LARGE(([.H15]~[.J15]~[.L15]~[.N15]~[.O15]~[.R15]~[.U15]~[.X15]);1)+LARGE(([.H15]~[.J15]~[.L15]~[.N15]~[.O15]~[.R15]~[.U15]~[.X15]);2)+LARGE(([.H15]~[.J15]~[.L15]~[.N15]~[.O15]~[.R15]~[.U15]~[.X15]);3)" office:value-type="float" office:value="0" calcext:value-type="float">
            <text:p>0</text:p>
          </table:table-cell>
          <table:table-cell table:style-name="ce217" table:formula="of:=IF([.D15]=&quot;m&quot;;(COM.MICROSOFT.IFS([.F15]=[.$AE$8];LOOKUP([.Y15];[.$AF$8:.$AF$10];[.$AH$8:.$AH$10]);[.F15]=[.$AE$11];LOOKUP([.Y15];[.$AF$11:.$AF$13];[.$AH$11:.$AH$13]);[.F15]=[.$AE$14];LOOKUP([.Y15];[.$AF$14:.$AF$16];[.$AH$14:.$AH$16]);[.F15]=[.$AE$17];LOOKUP([.Y15];[.$AF$17:.$AF$19];[.$AH$17:.$AH$19]);[.F15]=[.$AE$20];LOOKUP([.Y15];[.$AF$20:.$AF$22];[.$AH$20:.$AH$22]);[.F15]=[.$AE$23];LOOKUP([.Y15];[.$AF$23:.$AF$25];[.$AH$23:.$AH$25]);[.F15]=[.$AE$26];LOOKUP([.Y15];[.$AF$26:.$AF$28];[.$AH$26:.$AH$28]);[.F15]=[.$AE$29];LOOKUP([.Y15];[.$AF$29:.$AF$31];[.$AH$29:.$AH$31]);[.F15]=[.$AE$32];LOOKUP([.Y15];[.$AF$32:.$AF$34];[.$AH$32:.$AH$34])));0)" office:value-type="float" office:value="0" calcext:value-type="float">
            <text:p>0</text:p>
          </table:table-cell>
          <table:table-cell table:style-name="ce218" table:formula="of:=IF([.D15]=&quot;w&quot;;(COM.MICROSOFT.IFS([.F15]=[.$AE$8];LOOKUP([.Y15];[.$AG$8:.$AG$10];[.$AH$8:.$AH$10]);[.F15]=[.$AE$11];LOOKUP([.Y15];[.$AG$11:.$AG$13];[.$AH$11:.$AH$13]);[.F15]=[.$AE$14];LOOKUP([.Y15];[.$AG$14:.$AG$16];[.$AH$14:.$AH$16]);[.F15]=[.$AE$17];LOOKUP([.Y15];[.$AG$17:.$AG$19];[.$AH$17:.$AH$19]);[.F15]=[.$AE$20];LOOKUP([.Y15];[.$AG$20:.$AG$22];[.$AH$20:.$AH$22]);[.F15]=[.$AE$23];LOOKUP([.Y15];[.$AG$23:.$AG$25];[.$AH$23:.$AH$25]);[.F15]=[.$AE$26];LOOKUP([.Y15];[.$AG$26:.$AG$28];[.$AH$26:.$AH$28]);[.F15]=[.$AE$29];LOOKUP([.Y15];[.$AG$29:.$AG$31];[.$AH$29:.$AH$31]);[.F15]=[.$AE$32];LOOKUP([.Y15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600" calcext:value-type="float">
            <text:p>600</text:p>
          </table:table-cell>
          <table:table-cell table:style-name="ce53" office:value-type="float" office:value="625" calcext:value-type="float">
            <text:p>625</text:p>
          </table:table-cell>
          <table:table-cell table:style-name="ce55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160" office:value-type="float" office:value="10" calcext:value-type="float">
            <text:p>10</text:p>
          </table:table-cell>
          <table:table-cell table:style-name="ce164" table:number-columns-repeated="2"/>
          <table:table-cell table:style-name="ce176" table:content-validation-name="val2"/>
          <table:table-cell table:style-name="ce183"/>
          <table:table-cell table:style-name="ce191" table:formula="of:=IF(ISBLANK([.E16]);&quot;&quot;;[.$H$1]-[.E16])">
            <text:p/>
          </table:table-cell>
          <table:table-cell table:style-name="ce195"/>
          <table:table-cell table:style-name="ce196" table:formula="of:=COM.MICROSOFT.IFS(ISBLANK([.G16]);0;[.G16]=0;0;[.$D16]=&quot;m&quot;;ROUNDDOWN((SQRT([.G16])-2.8)/0.011;0);[.$D16]=&quot;w&quot;;ROUNDDOWN((SQRT([.G16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16]);0;[.I16]=0;0;[.$D16]=&quot;m&quot;;ROUNDDOWN((SQRT([.I16])-1.936)/0.0124;0);[.$D16]=&quot;w&quot;;ROUNDDOWN((SQRT([.I16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16]);0;[.K16]=0;0;[.$D16]=&quot;m&quot;;ROUNDDOWN((SQRT([.K16])-1.15028)/0.00219;0);[.$D16]=&quot;w&quot;;ROUNDDOWN((SQRT([.K16])-1.0935)/0.00208;0))" office:value-type="float" office:value="0" calcext:value-type="float">
            <text:p>0</text:p>
          </table:table-cell>
          <table:table-cell table:style-name="ce201"/>
          <table:table-cell table:style-name="ce203" table:formula="of:=COM.MICROSOFT.IFS(ISBLANK([.M16]);0;[.M16]=0;0;[.$D16]=&quot;m&quot;;ROUNDDOWN((50/([.M16]+0.24)-3.79)/0.0069;0);[.$D16]=&quot;w&quot;;ROUNDDOWN((50/([.M16]+0.24)-3.648)/0.0066;0))" office:value-type="float" office:value="0" calcext:value-type="float">
            <text:p>0</text:p>
          </table:table-cell>
          <table:table-cell table:style-name="ce204"/>
          <table:table-cell table:style-name="ce206" table:formula="of:=COM.MICROSOFT.IFS(ISBLANK([.O16]);0;[.O16]=0;0;[.$D16]=&quot;m&quot;;ROUNDDOWN((75/([.O16]+0.24)-4.1)/0.00664;0);[.$D16]=&quot;w&quot;;ROUNDDOWN((75/([.O16]+0.24)-3.998)/0.0066;0))" office:value-type="float" office:value="0" calcext:value-type="float">
            <text:p>0</text:p>
          </table:table-cell>
          <table:table-cell table:style-name="ce207"/>
          <table:table-cell table:style-name="ce209" table:formula="of:=COM.MICROSOFT.IFS(ISBLANK([.Q16]);0;[.Q16]=0;0;[.$D16]=&quot;m&quot;;ROUNDDOWN((100/([.Q16]+0.24)-4.341)/0.00676;0);[.$D16]=&quot;w&quot;;ROUNDDOWN((100/([.Q16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16])*60+([.S16]-INT([.S16]))*100" office:value-type="float" office:value="0" calcext:value-type="float">
            <text:p>0</text:p>
          </table:table-cell>
          <table:table-cell table:style-name="ce212" table:formula="of:=COM.MICROSOFT.IFS(ISBLANK([.T16]);0;[.T16]=0;0;[.$D16]=&quot;m&quot;;&quot;1000m Pflicht&quot;;[.$D16]=&quot;w&quot;;ROUNDDOWN((800/[.T16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16])*60+([.V16]-INT([.V16]))*100" office:value-type="float" office:value="0" calcext:value-type="float">
            <text:p>0</text:p>
          </table:table-cell>
          <table:table-cell table:style-name="ce215" table:formula="of:=COM.MICROSOFT.IFS(ISBLANK([.V16]);0;[.V16]=0;0;[.$D16]=&quot;w&quot;;&quot;800m Pflicht&quot;;[.$D16]=&quot;m&quot;;ROUNDDOWN((1000/[.W16]-2.158)/0.006;0))" office:value-type="float" office:value="0" calcext:value-type="float">
            <text:p>0</text:p>
          </table:table-cell>
          <table:table-cell table:style-name="ce216" table:formula="of:=LARGE(([.H16]~[.J16]~[.L16]~[.N16]~[.O16]~[.R16]~[.U16]~[.X16]);1)+LARGE(([.H16]~[.J16]~[.L16]~[.N16]~[.O16]~[.R16]~[.U16]~[.X16]);2)+LARGE(([.H16]~[.J16]~[.L16]~[.N16]~[.O16]~[.R16]~[.U16]~[.X16]);3)" office:value-type="float" office:value="0" calcext:value-type="float">
            <text:p>0</text:p>
          </table:table-cell>
          <table:table-cell table:style-name="ce217" table:formula="of:=IF([.D16]=&quot;m&quot;;(COM.MICROSOFT.IFS([.F16]=[.$AE$8];LOOKUP([.Y16];[.$AF$8:.$AF$10];[.$AH$8:.$AH$10]);[.F16]=[.$AE$11];LOOKUP([.Y16];[.$AF$11:.$AF$13];[.$AH$11:.$AH$13]);[.F16]=[.$AE$14];LOOKUP([.Y16];[.$AF$14:.$AF$16];[.$AH$14:.$AH$16]);[.F16]=[.$AE$17];LOOKUP([.Y16];[.$AF$17:.$AF$19];[.$AH$17:.$AH$19]);[.F16]=[.$AE$20];LOOKUP([.Y16];[.$AF$20:.$AF$22];[.$AH$20:.$AH$22]);[.F16]=[.$AE$23];LOOKUP([.Y16];[.$AF$23:.$AF$25];[.$AH$23:.$AH$25]);[.F16]=[.$AE$26];LOOKUP([.Y16];[.$AF$26:.$AF$28];[.$AH$26:.$AH$28]);[.F16]=[.$AE$29];LOOKUP([.Y16];[.$AF$29:.$AF$31];[.$AH$29:.$AH$31]);[.F16]=[.$AE$32];LOOKUP([.Y16];[.$AF$32:.$AF$34];[.$AH$32:.$AH$34])));0)" office:value-type="float" office:value="0" calcext:value-type="float">
            <text:p>0</text:p>
          </table:table-cell>
          <table:table-cell table:style-name="ce218" table:formula="of:=IF([.D16]=&quot;w&quot;;(COM.MICROSOFT.IFS([.F16]=[.$AE$8];LOOKUP([.Y16];[.$AG$8:.$AG$10];[.$AH$8:.$AH$10]);[.F16]=[.$AE$11];LOOKUP([.Y16];[.$AG$11:.$AG$13];[.$AH$11:.$AH$13]);[.F16]=[.$AE$14];LOOKUP([.Y16];[.$AG$14:.$AG$16];[.$AH$14:.$AH$16]);[.F16]=[.$AE$17];LOOKUP([.Y16];[.$AG$17:.$AG$19];[.$AH$17:.$AH$19]);[.F16]=[.$AE$20];LOOKUP([.Y16];[.$AG$20:.$AG$22];[.$AH$20:.$AH$22]);[.F16]=[.$AE$23];LOOKUP([.Y16];[.$AG$23:.$AG$25];[.$AH$23:.$AH$25]);[.F16]=[.$AE$26];LOOKUP([.Y16];[.$AG$26:.$AG$28];[.$AH$26:.$AH$28]);[.F16]=[.$AE$29];LOOKUP([.Y16];[.$AG$29:.$AG$31];[.$AH$29:.$AH$31]);[.F16]=[.$AE$32];LOOKUP([.Y16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775" calcext:value-type="float">
            <text:p>775</text:p>
          </table:table-cell>
          <table:table-cell table:style-name="ce53" office:value-type="float" office:value="825" calcext:value-type="float">
            <text:p>825</text:p>
          </table:table-cell>
          <table:table-cell table:style-name="ce55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160" office:value-type="float" office:value="11" calcext:value-type="float">
            <text:p>11</text:p>
          </table:table-cell>
          <table:table-cell table:style-name="ce164" table:number-columns-repeated="2"/>
          <table:table-cell table:style-name="ce176" table:content-validation-name="val2"/>
          <table:table-cell table:style-name="ce183"/>
          <table:table-cell table:style-name="ce191" table:formula="of:=IF(ISBLANK([.E17]);&quot;&quot;;[.$H$1]-[.E17])">
            <text:p/>
          </table:table-cell>
          <table:table-cell table:style-name="ce195"/>
          <table:table-cell table:style-name="ce196" table:formula="of:=COM.MICROSOFT.IFS(ISBLANK([.G17]);0;[.G17]=0;0;[.$D17]=&quot;m&quot;;ROUNDDOWN((SQRT([.G17])-2.8)/0.011;0);[.$D17]=&quot;w&quot;;ROUNDDOWN((SQRT([.G17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17]);0;[.I17]=0;0;[.$D17]=&quot;m&quot;;ROUNDDOWN((SQRT([.I17])-1.936)/0.0124;0);[.$D17]=&quot;w&quot;;ROUNDDOWN((SQRT([.I17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17]);0;[.K17]=0;0;[.$D17]=&quot;m&quot;;ROUNDDOWN((SQRT([.K17])-1.15028)/0.00219;0);[.$D17]=&quot;w&quot;;ROUNDDOWN((SQRT([.K17])-1.0935)/0.00208;0))" office:value-type="float" office:value="0" calcext:value-type="float">
            <text:p>0</text:p>
          </table:table-cell>
          <table:table-cell table:style-name="ce201"/>
          <table:table-cell table:style-name="ce203" table:formula="of:=COM.MICROSOFT.IFS(ISBLANK([.M17]);0;[.M17]=0;0;[.$D17]=&quot;m&quot;;ROUNDDOWN((50/([.M17]+0.24)-3.79)/0.0069;0);[.$D17]=&quot;w&quot;;ROUNDDOWN((50/([.M17]+0.24)-3.648)/0.0066;0))" office:value-type="float" office:value="0" calcext:value-type="float">
            <text:p>0</text:p>
          </table:table-cell>
          <table:table-cell table:style-name="ce204"/>
          <table:table-cell table:style-name="ce206" table:formula="of:=COM.MICROSOFT.IFS(ISBLANK([.O17]);0;[.O17]=0;0;[.$D17]=&quot;m&quot;;ROUNDDOWN((75/([.O17]+0.24)-4.1)/0.00664;0);[.$D17]=&quot;w&quot;;ROUNDDOWN((75/([.O17]+0.24)-3.998)/0.0066;0))" office:value-type="float" office:value="0" calcext:value-type="float">
            <text:p>0</text:p>
          </table:table-cell>
          <table:table-cell table:style-name="ce207"/>
          <table:table-cell table:style-name="ce209" table:formula="of:=COM.MICROSOFT.IFS(ISBLANK([.Q17]);0;[.Q17]=0;0;[.$D17]=&quot;m&quot;;ROUNDDOWN((100/([.Q17]+0.24)-4.341)/0.00676;0);[.$D17]=&quot;w&quot;;ROUNDDOWN((100/([.Q17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17])*60+([.S17]-INT([.S17]))*100" office:value-type="float" office:value="0" calcext:value-type="float">
            <text:p>0</text:p>
          </table:table-cell>
          <table:table-cell table:style-name="ce212" table:formula="of:=COM.MICROSOFT.IFS(ISBLANK([.T17]);0;[.T17]=0;0;[.$D17]=&quot;m&quot;;&quot;1000m Pflicht&quot;;[.$D17]=&quot;w&quot;;ROUNDDOWN((800/[.T17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17])*60+([.V17]-INT([.V17]))*100" office:value-type="float" office:value="0" calcext:value-type="float">
            <text:p>0</text:p>
          </table:table-cell>
          <table:table-cell table:style-name="ce215" table:formula="of:=COM.MICROSOFT.IFS(ISBLANK([.V17]);0;[.V17]=0;0;[.$D17]=&quot;w&quot;;&quot;800m Pflicht&quot;;[.$D17]=&quot;m&quot;;ROUNDDOWN((1000/[.W17]-2.158)/0.006;0))" office:value-type="float" office:value="0" calcext:value-type="float">
            <text:p>0</text:p>
          </table:table-cell>
          <table:table-cell table:style-name="ce216" table:formula="of:=LARGE(([.H17]~[.J17]~[.L17]~[.N17]~[.O17]~[.R17]~[.U17]~[.X17]);1)+LARGE(([.H17]~[.J17]~[.L17]~[.N17]~[.O17]~[.R17]~[.U17]~[.X17]);2)+LARGE(([.H17]~[.J17]~[.L17]~[.N17]~[.O17]~[.R17]~[.U17]~[.X17]);3)" office:value-type="float" office:value="0" calcext:value-type="float">
            <text:p>0</text:p>
          </table:table-cell>
          <table:table-cell table:style-name="ce217" table:formula="of:=IF([.D17]=&quot;m&quot;;(COM.MICROSOFT.IFS([.F17]=[.$AE$8];LOOKUP([.Y17];[.$AF$8:.$AF$10];[.$AH$8:.$AH$10]);[.F17]=[.$AE$11];LOOKUP([.Y17];[.$AF$11:.$AF$13];[.$AH$11:.$AH$13]);[.F17]=[.$AE$14];LOOKUP([.Y17];[.$AF$14:.$AF$16];[.$AH$14:.$AH$16]);[.F17]=[.$AE$17];LOOKUP([.Y17];[.$AF$17:.$AF$19];[.$AH$17:.$AH$19]);[.F17]=[.$AE$20];LOOKUP([.Y17];[.$AF$20:.$AF$22];[.$AH$20:.$AH$22]);[.F17]=[.$AE$23];LOOKUP([.Y17];[.$AF$23:.$AF$25];[.$AH$23:.$AH$25]);[.F17]=[.$AE$26];LOOKUP([.Y17];[.$AF$26:.$AF$28];[.$AH$26:.$AH$28]);[.F17]=[.$AE$29];LOOKUP([.Y17];[.$AF$29:.$AF$31];[.$AH$29:.$AH$31]);[.F17]=[.$AE$32];LOOKUP([.Y17];[.$AF$32:.$AF$34];[.$AH$32:.$AH$34])));0)" office:value-type="float" office:value="0" calcext:value-type="float">
            <text:p>0</text:p>
          </table:table-cell>
          <table:table-cell table:style-name="ce218" table:formula="of:=IF([.D17]=&quot;w&quot;;(COM.MICROSOFT.IFS([.F17]=[.$AE$8];LOOKUP([.Y17];[.$AG$8:.$AG$10];[.$AH$8:.$AH$10]);[.F17]=[.$AE$11];LOOKUP([.Y17];[.$AG$11:.$AG$13];[.$AH$11:.$AH$13]);[.F17]=[.$AE$14];LOOKUP([.Y17];[.$AG$14:.$AG$16];[.$AH$14:.$AH$16]);[.F17]=[.$AE$17];LOOKUP([.Y17];[.$AG$17:.$AG$19];[.$AH$17:.$AH$19]);[.F17]=[.$AE$20];LOOKUP([.Y17];[.$AG$20:.$AG$22];[.$AH$20:.$AH$22]);[.F17]=[.$AE$23];LOOKUP([.Y17];[.$AG$23:.$AG$25];[.$AH$23:.$AH$25]);[.F17]=[.$AE$26];LOOKUP([.Y17];[.$AG$26:.$AG$28];[.$AH$26:.$AH$28]);[.F17]=[.$AE$29];LOOKUP([.Y17];[.$AG$29:.$AG$31];[.$AH$29:.$AH$31]);[.F17]=[.$AE$32];LOOKUP([.Y17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2" office:value-type="float" office:value="11" calcext:value-type="float" table:number-columns-spanned="1" table:number-rows-spanned="3">
            <text:p>1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160" office:value-type="float" office:value="12" calcext:value-type="float">
            <text:p>12</text:p>
          </table:table-cell>
          <table:table-cell table:style-name="ce164" table:number-columns-repeated="2"/>
          <table:table-cell table:style-name="ce176" table:content-validation-name="val2"/>
          <table:table-cell table:style-name="ce183"/>
          <table:table-cell table:style-name="ce191" table:formula="of:=IF(ISBLANK([.E18]);&quot;&quot;;[.$H$1]-[.E18])">
            <text:p/>
          </table:table-cell>
          <table:table-cell table:style-name="ce195"/>
          <table:table-cell table:style-name="ce196" table:formula="of:=COM.MICROSOFT.IFS(ISBLANK([.G18]);0;[.G18]=0;0;[.$D18]=&quot;m&quot;;ROUNDDOWN((SQRT([.G18])-2.8)/0.011;0);[.$D18]=&quot;w&quot;;ROUNDDOWN((SQRT([.G18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18]);0;[.I18]=0;0;[.$D18]=&quot;m&quot;;ROUNDDOWN((SQRT([.I18])-1.936)/0.0124;0);[.$D18]=&quot;w&quot;;ROUNDDOWN((SQRT([.I18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18]);0;[.K18]=0;0;[.$D18]=&quot;m&quot;;ROUNDDOWN((SQRT([.K18])-1.15028)/0.00219;0);[.$D18]=&quot;w&quot;;ROUNDDOWN((SQRT([.K18])-1.0935)/0.00208;0))" office:value-type="float" office:value="0" calcext:value-type="float">
            <text:p>0</text:p>
          </table:table-cell>
          <table:table-cell table:style-name="ce201"/>
          <table:table-cell table:style-name="ce203" table:formula="of:=COM.MICROSOFT.IFS(ISBLANK([.M18]);0;[.M18]=0;0;[.$D18]=&quot;m&quot;;ROUNDDOWN((50/([.M18]+0.24)-3.79)/0.0069;0);[.$D18]=&quot;w&quot;;ROUNDDOWN((50/([.M18]+0.24)-3.648)/0.0066;0))" office:value-type="float" office:value="0" calcext:value-type="float">
            <text:p>0</text:p>
          </table:table-cell>
          <table:table-cell table:style-name="ce204"/>
          <table:table-cell table:style-name="ce206" table:formula="of:=COM.MICROSOFT.IFS(ISBLANK([.O18]);0;[.O18]=0;0;[.$D18]=&quot;m&quot;;ROUNDDOWN((75/([.O18]+0.24)-4.1)/0.00664;0);[.$D18]=&quot;w&quot;;ROUNDDOWN((75/([.O18]+0.24)-3.998)/0.0066;0))" office:value-type="float" office:value="0" calcext:value-type="float">
            <text:p>0</text:p>
          </table:table-cell>
          <table:table-cell table:style-name="ce207"/>
          <table:table-cell table:style-name="ce209" table:formula="of:=COM.MICROSOFT.IFS(ISBLANK([.Q18]);0;[.Q18]=0;0;[.$D18]=&quot;m&quot;;ROUNDDOWN((100/([.Q18]+0.24)-4.341)/0.00676;0);[.$D18]=&quot;w&quot;;ROUNDDOWN((100/([.Q18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18])*60+([.S18]-INT([.S18]))*100" office:value-type="float" office:value="0" calcext:value-type="float">
            <text:p>0</text:p>
          </table:table-cell>
          <table:table-cell table:style-name="ce212" table:formula="of:=COM.MICROSOFT.IFS(ISBLANK([.T18]);0;[.T18]=0;0;[.$D18]=&quot;m&quot;;&quot;1000m Pflicht&quot;;[.$D18]=&quot;w&quot;;ROUNDDOWN((800/[.T18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18])*60+([.V18]-INT([.V18]))*100" office:value-type="float" office:value="0" calcext:value-type="float">
            <text:p>0</text:p>
          </table:table-cell>
          <table:table-cell table:style-name="ce215" table:formula="of:=COM.MICROSOFT.IFS(ISBLANK([.V18]);0;[.V18]=0;0;[.$D18]=&quot;w&quot;;&quot;800m Pflicht&quot;;[.$D18]=&quot;m&quot;;ROUNDDOWN((1000/[.W18]-2.158)/0.006;0))" office:value-type="float" office:value="0" calcext:value-type="float">
            <text:p>0</text:p>
          </table:table-cell>
          <table:table-cell table:style-name="ce216" table:formula="of:=LARGE(([.H18]~[.J18]~[.L18]~[.N18]~[.O18]~[.R18]~[.U18]~[.X18]);1)+LARGE(([.H18]~[.J18]~[.L18]~[.N18]~[.O18]~[.R18]~[.U18]~[.X18]);2)+LARGE(([.H18]~[.J18]~[.L18]~[.N18]~[.O18]~[.R18]~[.U18]~[.X18]);3)" office:value-type="float" office:value="0" calcext:value-type="float">
            <text:p>0</text:p>
          </table:table-cell>
          <table:table-cell table:style-name="ce217" table:formula="of:=IF([.D18]=&quot;m&quot;;(COM.MICROSOFT.IFS([.F18]=[.$AE$8];LOOKUP([.Y18];[.$AF$8:.$AF$10];[.$AH$8:.$AH$10]);[.F18]=[.$AE$11];LOOKUP([.Y18];[.$AF$11:.$AF$13];[.$AH$11:.$AH$13]);[.F18]=[.$AE$14];LOOKUP([.Y18];[.$AF$14:.$AF$16];[.$AH$14:.$AH$16]);[.F18]=[.$AE$17];LOOKUP([.Y18];[.$AF$17:.$AF$19];[.$AH$17:.$AH$19]);[.F18]=[.$AE$20];LOOKUP([.Y18];[.$AF$20:.$AF$22];[.$AH$20:.$AH$22]);[.F18]=[.$AE$23];LOOKUP([.Y18];[.$AF$23:.$AF$25];[.$AH$23:.$AH$25]);[.F18]=[.$AE$26];LOOKUP([.Y18];[.$AF$26:.$AF$28];[.$AH$26:.$AH$28]);[.F18]=[.$AE$29];LOOKUP([.Y18];[.$AF$29:.$AF$31];[.$AH$29:.$AH$31]);[.F18]=[.$AE$32];LOOKUP([.Y18];[.$AF$32:.$AF$34];[.$AH$32:.$AH$34])));0)" office:value-type="float" office:value="0" calcext:value-type="float">
            <text:p>0</text:p>
          </table:table-cell>
          <table:table-cell table:style-name="ce218" table:formula="of:=IF([.D18]=&quot;w&quot;;(COM.MICROSOFT.IFS([.F18]=[.$AE$8];LOOKUP([.Y18];[.$AG$8:.$AG$10];[.$AH$8:.$AH$10]);[.F18]=[.$AE$11];LOOKUP([.Y18];[.$AG$11:.$AG$13];[.$AH$11:.$AH$13]);[.F18]=[.$AE$14];LOOKUP([.Y18];[.$AG$14:.$AG$16];[.$AH$14:.$AH$16]);[.F18]=[.$AE$17];LOOKUP([.Y18];[.$AG$17:.$AG$19];[.$AH$17:.$AH$19]);[.F18]=[.$AE$20];LOOKUP([.Y18];[.$AG$20:.$AG$22];[.$AH$20:.$AH$22]);[.F18]=[.$AE$23];LOOKUP([.Y18];[.$AG$23:.$AG$25];[.$AH$23:.$AH$25]);[.F18]=[.$AE$26];LOOKUP([.Y18];[.$AG$26:.$AG$28];[.$AH$26:.$AH$28]);[.F18]=[.$AE$29];LOOKUP([.Y18];[.$AG$29:.$AG$31];[.$AH$29:.$AH$31]);[.F18]=[.$AE$32];LOOKUP([.Y18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675" calcext:value-type="float">
            <text:p>675</text:p>
          </table:table-cell>
          <table:table-cell table:style-name="ce54" office:value-type="float" office:value="700" calcext:value-type="float">
            <text:p>700</text:p>
          </table:table-cell>
          <table:table-cell table:style-name="ce56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160" office:value-type="float" office:value="13" calcext:value-type="float">
            <text:p>13</text:p>
          </table:table-cell>
          <table:table-cell table:style-name="ce164" table:number-columns-repeated="2"/>
          <table:table-cell table:style-name="ce176" table:content-validation-name="val2"/>
          <table:table-cell table:style-name="ce183"/>
          <table:table-cell table:style-name="ce191" table:formula="of:=IF(ISBLANK([.E19]);&quot;&quot;;[.$H$1]-[.E19])">
            <text:p/>
          </table:table-cell>
          <table:table-cell table:style-name="ce195"/>
          <table:table-cell table:style-name="ce196" table:formula="of:=COM.MICROSOFT.IFS(ISBLANK([.G19]);0;[.G19]=0;0;[.$D19]=&quot;m&quot;;ROUNDDOWN((SQRT([.G19])-2.8)/0.011;0);[.$D19]=&quot;w&quot;;ROUNDDOWN((SQRT([.G19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19]);0;[.I19]=0;0;[.$D19]=&quot;m&quot;;ROUNDDOWN((SQRT([.I19])-1.936)/0.0124;0);[.$D19]=&quot;w&quot;;ROUNDDOWN((SQRT([.I19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19]);0;[.K19]=0;0;[.$D19]=&quot;m&quot;;ROUNDDOWN((SQRT([.K19])-1.15028)/0.00219;0);[.$D19]=&quot;w&quot;;ROUNDDOWN((SQRT([.K19])-1.0935)/0.00208;0))" office:value-type="float" office:value="0" calcext:value-type="float">
            <text:p>0</text:p>
          </table:table-cell>
          <table:table-cell table:style-name="ce201"/>
          <table:table-cell table:style-name="ce203" table:formula="of:=COM.MICROSOFT.IFS(ISBLANK([.M19]);0;[.M19]=0;0;[.$D19]=&quot;m&quot;;ROUNDDOWN((50/([.M19]+0.24)-3.79)/0.0069;0);[.$D19]=&quot;w&quot;;ROUNDDOWN((50/([.M19]+0.24)-3.648)/0.0066;0))" office:value-type="float" office:value="0" calcext:value-type="float">
            <text:p>0</text:p>
          </table:table-cell>
          <table:table-cell table:style-name="ce204"/>
          <table:table-cell table:style-name="ce206" table:formula="of:=COM.MICROSOFT.IFS(ISBLANK([.O19]);0;[.O19]=0;0;[.$D19]=&quot;m&quot;;ROUNDDOWN((75/([.O19]+0.24)-4.1)/0.00664;0);[.$D19]=&quot;w&quot;;ROUNDDOWN((75/([.O19]+0.24)-3.998)/0.0066;0))" office:value-type="float" office:value="0" calcext:value-type="float">
            <text:p>0</text:p>
          </table:table-cell>
          <table:table-cell table:style-name="ce207"/>
          <table:table-cell table:style-name="ce209" table:formula="of:=COM.MICROSOFT.IFS(ISBLANK([.Q19]);0;[.Q19]=0;0;[.$D19]=&quot;m&quot;;ROUNDDOWN((100/([.Q19]+0.24)-4.341)/0.00676;0);[.$D19]=&quot;w&quot;;ROUNDDOWN((100/([.Q19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19])*60+([.S19]-INT([.S19]))*100" office:value-type="float" office:value="0" calcext:value-type="float">
            <text:p>0</text:p>
          </table:table-cell>
          <table:table-cell table:style-name="ce212" table:formula="of:=COM.MICROSOFT.IFS(ISBLANK([.T19]);0;[.T19]=0;0;[.$D19]=&quot;m&quot;;&quot;1000m Pflicht&quot;;[.$D19]=&quot;w&quot;;ROUNDDOWN((800/[.T19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19])*60+([.V19]-INT([.V19]))*100" office:value-type="float" office:value="0" calcext:value-type="float">
            <text:p>0</text:p>
          </table:table-cell>
          <table:table-cell table:style-name="ce215" table:formula="of:=COM.MICROSOFT.IFS(ISBLANK([.V19]);0;[.V19]=0;0;[.$D19]=&quot;w&quot;;&quot;800m Pflicht&quot;;[.$D19]=&quot;m&quot;;ROUNDDOWN((1000/[.W19]-2.158)/0.006;0))" office:value-type="float" office:value="0" calcext:value-type="float">
            <text:p>0</text:p>
          </table:table-cell>
          <table:table-cell table:style-name="ce216" table:formula="of:=LARGE(([.H19]~[.J19]~[.L19]~[.N19]~[.O19]~[.R19]~[.U19]~[.X19]);1)+LARGE(([.H19]~[.J19]~[.L19]~[.N19]~[.O19]~[.R19]~[.U19]~[.X19]);2)+LARGE(([.H19]~[.J19]~[.L19]~[.N19]~[.O19]~[.R19]~[.U19]~[.X19]);3)" office:value-type="float" office:value="0" calcext:value-type="float">
            <text:p>0</text:p>
          </table:table-cell>
          <table:table-cell table:style-name="ce217" table:formula="of:=IF([.D19]=&quot;m&quot;;(COM.MICROSOFT.IFS([.F19]=[.$AE$8];LOOKUP([.Y19];[.$AF$8:.$AF$10];[.$AH$8:.$AH$10]);[.F19]=[.$AE$11];LOOKUP([.Y19];[.$AF$11:.$AF$13];[.$AH$11:.$AH$13]);[.F19]=[.$AE$14];LOOKUP([.Y19];[.$AF$14:.$AF$16];[.$AH$14:.$AH$16]);[.F19]=[.$AE$17];LOOKUP([.Y19];[.$AF$17:.$AF$19];[.$AH$17:.$AH$19]);[.F19]=[.$AE$20];LOOKUP([.Y19];[.$AF$20:.$AF$22];[.$AH$20:.$AH$22]);[.F19]=[.$AE$23];LOOKUP([.Y19];[.$AF$23:.$AF$25];[.$AH$23:.$AH$25]);[.F19]=[.$AE$26];LOOKUP([.Y19];[.$AF$26:.$AF$28];[.$AH$26:.$AH$28]);[.F19]=[.$AE$29];LOOKUP([.Y19];[.$AF$29:.$AF$31];[.$AH$29:.$AH$31]);[.F19]=[.$AE$32];LOOKUP([.Y19];[.$AF$32:.$AF$34];[.$AH$32:.$AH$34])));0)" office:value-type="float" office:value="0" calcext:value-type="float">
            <text:p>0</text:p>
          </table:table-cell>
          <table:table-cell table:style-name="ce218" table:formula="of:=IF([.D19]=&quot;w&quot;;(COM.MICROSOFT.IFS([.F19]=[.$AE$8];LOOKUP([.Y19];[.$AG$8:.$AG$10];[.$AH$8:.$AH$10]);[.F19]=[.$AE$11];LOOKUP([.Y19];[.$AG$11:.$AG$13];[.$AH$11:.$AH$13]);[.F19]=[.$AE$14];LOOKUP([.Y19];[.$AG$14:.$AG$16];[.$AH$14:.$AH$16]);[.F19]=[.$AE$17];LOOKUP([.Y19];[.$AG$17:.$AG$19];[.$AH$17:.$AH$19]);[.F19]=[.$AE$20];LOOKUP([.Y19];[.$AG$20:.$AG$22];[.$AH$20:.$AH$22]);[.F19]=[.$AE$23];LOOKUP([.Y19];[.$AG$23:.$AG$25];[.$AH$23:.$AH$25]);[.F19]=[.$AE$26];LOOKUP([.Y19];[.$AG$26:.$AG$28];[.$AH$26:.$AH$28]);[.F19]=[.$AE$29];LOOKUP([.Y19];[.$AG$29:.$AG$31];[.$AH$29:.$AH$31]);[.F19]=[.$AE$32];LOOKUP([.Y19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875" calcext:value-type="float">
            <text:p>875</text:p>
          </table:table-cell>
          <table:table-cell table:style-name="ce54" office:value-type="float" office:value="900" calcext:value-type="float">
            <text:p>900</text:p>
          </table:table-cell>
          <table:table-cell table:style-name="ce56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160" office:value-type="float" office:value="14" calcext:value-type="float">
            <text:p>14</text:p>
          </table:table-cell>
          <table:table-cell table:style-name="ce164" table:number-columns-repeated="2"/>
          <table:table-cell table:style-name="ce176" table:content-validation-name="val2"/>
          <table:table-cell table:style-name="ce183"/>
          <table:table-cell table:style-name="ce191" table:formula="of:=IF(ISBLANK([.E20]);&quot;&quot;;[.$H$1]-[.E20])">
            <text:p/>
          </table:table-cell>
          <table:table-cell table:style-name="ce195"/>
          <table:table-cell table:style-name="ce196" table:formula="of:=COM.MICROSOFT.IFS(ISBLANK([.G20]);0;[.G20]=0;0;[.$D20]=&quot;m&quot;;ROUNDDOWN((SQRT([.G20])-2.8)/0.011;0);[.$D20]=&quot;w&quot;;ROUNDDOWN((SQRT([.G20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20]);0;[.I20]=0;0;[.$D20]=&quot;m&quot;;ROUNDDOWN((SQRT([.I20])-1.936)/0.0124;0);[.$D20]=&quot;w&quot;;ROUNDDOWN((SQRT([.I20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20]);0;[.K20]=0;0;[.$D20]=&quot;m&quot;;ROUNDDOWN((SQRT([.K20])-1.15028)/0.00219;0);[.$D20]=&quot;w&quot;;ROUNDDOWN((SQRT([.K20])-1.0935)/0.00208;0))" office:value-type="float" office:value="0" calcext:value-type="float">
            <text:p>0</text:p>
          </table:table-cell>
          <table:table-cell table:style-name="ce201"/>
          <table:table-cell table:style-name="ce203" table:formula="of:=COM.MICROSOFT.IFS(ISBLANK([.M20]);0;[.M20]=0;0;[.$D20]=&quot;m&quot;;ROUNDDOWN((50/([.M20]+0.24)-3.79)/0.0069;0);[.$D20]=&quot;w&quot;;ROUNDDOWN((50/([.M20]+0.24)-3.648)/0.0066;0))" office:value-type="float" office:value="0" calcext:value-type="float">
            <text:p>0</text:p>
          </table:table-cell>
          <table:table-cell table:style-name="ce204"/>
          <table:table-cell table:style-name="ce206" table:formula="of:=COM.MICROSOFT.IFS(ISBLANK([.O20]);0;[.O20]=0;0;[.$D20]=&quot;m&quot;;ROUNDDOWN((75/([.O20]+0.24)-4.1)/0.00664;0);[.$D20]=&quot;w&quot;;ROUNDDOWN((75/([.O20]+0.24)-3.998)/0.0066;0))" office:value-type="float" office:value="0" calcext:value-type="float">
            <text:p>0</text:p>
          </table:table-cell>
          <table:table-cell table:style-name="ce207"/>
          <table:table-cell table:style-name="ce209" table:formula="of:=COM.MICROSOFT.IFS(ISBLANK([.Q20]);0;[.Q20]=0;0;[.$D20]=&quot;m&quot;;ROUNDDOWN((100/([.Q20]+0.24)-4.341)/0.00676;0);[.$D20]=&quot;w&quot;;ROUNDDOWN((100/([.Q20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20])*60+([.S20]-INT([.S20]))*100" office:value-type="float" office:value="0" calcext:value-type="float">
            <text:p>0</text:p>
          </table:table-cell>
          <table:table-cell table:style-name="ce212" table:formula="of:=COM.MICROSOFT.IFS(ISBLANK([.T20]);0;[.T20]=0;0;[.$D20]=&quot;m&quot;;&quot;1000m Pflicht&quot;;[.$D20]=&quot;w&quot;;ROUNDDOWN((800/[.T20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20])*60+([.V20]-INT([.V20]))*100" office:value-type="float" office:value="0" calcext:value-type="float">
            <text:p>0</text:p>
          </table:table-cell>
          <table:table-cell table:style-name="ce215" table:formula="of:=COM.MICROSOFT.IFS(ISBLANK([.V20]);0;[.V20]=0;0;[.$D20]=&quot;w&quot;;&quot;800m Pflicht&quot;;[.$D20]=&quot;m&quot;;ROUNDDOWN((1000/[.W20]-2.158)/0.006;0))" office:value-type="float" office:value="0" calcext:value-type="float">
            <text:p>0</text:p>
          </table:table-cell>
          <table:table-cell table:style-name="ce216" table:formula="of:=LARGE(([.H20]~[.J20]~[.L20]~[.N20]~[.O20]~[.R20]~[.U20]~[.X20]);1)+LARGE(([.H20]~[.J20]~[.L20]~[.N20]~[.O20]~[.R20]~[.U20]~[.X20]);2)+LARGE(([.H20]~[.J20]~[.L20]~[.N20]~[.O20]~[.R20]~[.U20]~[.X20]);3)" office:value-type="float" office:value="0" calcext:value-type="float">
            <text:p>0</text:p>
          </table:table-cell>
          <table:table-cell table:style-name="ce217" table:formula="of:=IF([.D20]=&quot;m&quot;;(COM.MICROSOFT.IFS([.F20]=[.$AE$8];LOOKUP([.Y20];[.$AF$8:.$AF$10];[.$AH$8:.$AH$10]);[.F20]=[.$AE$11];LOOKUP([.Y20];[.$AF$11:.$AF$13];[.$AH$11:.$AH$13]);[.F20]=[.$AE$14];LOOKUP([.Y20];[.$AF$14:.$AF$16];[.$AH$14:.$AH$16]);[.F20]=[.$AE$17];LOOKUP([.Y20];[.$AF$17:.$AF$19];[.$AH$17:.$AH$19]);[.F20]=[.$AE$20];LOOKUP([.Y20];[.$AF$20:.$AF$22];[.$AH$20:.$AH$22]);[.F20]=[.$AE$23];LOOKUP([.Y20];[.$AF$23:.$AF$25];[.$AH$23:.$AH$25]);[.F20]=[.$AE$26];LOOKUP([.Y20];[.$AF$26:.$AF$28];[.$AH$26:.$AH$28]);[.F20]=[.$AE$29];LOOKUP([.Y20];[.$AF$29:.$AF$31];[.$AH$29:.$AH$31]);[.F20]=[.$AE$32];LOOKUP([.Y20];[.$AF$32:.$AF$34];[.$AH$32:.$AH$34])));0)" office:value-type="float" office:value="0" calcext:value-type="float">
            <text:p>0</text:p>
          </table:table-cell>
          <table:table-cell table:style-name="ce218" table:formula="of:=IF([.D20]=&quot;w&quot;;(COM.MICROSOFT.IFS([.F20]=[.$AE$8];LOOKUP([.Y20];[.$AG$8:.$AG$10];[.$AH$8:.$AH$10]);[.F20]=[.$AE$11];LOOKUP([.Y20];[.$AG$11:.$AG$13];[.$AH$11:.$AH$13]);[.F20]=[.$AE$14];LOOKUP([.Y20];[.$AG$14:.$AG$16];[.$AH$14:.$AH$16]);[.F20]=[.$AE$17];LOOKUP([.Y20];[.$AG$17:.$AG$19];[.$AH$17:.$AH$19]);[.F20]=[.$AE$20];LOOKUP([.Y20];[.$AG$20:.$AG$22];[.$AH$20:.$AH$22]);[.F20]=[.$AE$23];LOOKUP([.Y20];[.$AG$23:.$AG$25];[.$AH$23:.$AH$25]);[.F20]=[.$AE$26];LOOKUP([.Y20];[.$AG$26:.$AG$28];[.$AH$26:.$AH$28]);[.F20]=[.$AE$29];LOOKUP([.Y20];[.$AG$29:.$AG$31];[.$AH$29:.$AH$31]);[.F20]=[.$AE$32];LOOKUP([.Y20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1" office:value-type="float" office:value="12" calcext:value-type="float" table:number-columns-spanned="1" table:number-rows-spanned="3">
            <text:p>12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160" office:value-type="float" office:value="15" calcext:value-type="float">
            <text:p>15</text:p>
          </table:table-cell>
          <table:table-cell table:style-name="ce164" table:number-columns-repeated="2"/>
          <table:table-cell table:style-name="ce176" table:content-validation-name="val2"/>
          <table:table-cell table:style-name="ce183"/>
          <table:table-cell table:style-name="ce191" table:formula="of:=IF(ISBLANK([.E21]);&quot;&quot;;[.$H$1]-[.E21])">
            <text:p/>
          </table:table-cell>
          <table:table-cell table:style-name="ce195"/>
          <table:table-cell table:style-name="ce196" table:formula="of:=COM.MICROSOFT.IFS(ISBLANK([.G21]);0;[.G21]=0;0;[.$D21]=&quot;m&quot;;ROUNDDOWN((SQRT([.G21])-2.8)/0.011;0);[.$D21]=&quot;w&quot;;ROUNDDOWN((SQRT([.G21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21]);0;[.I21]=0;0;[.$D21]=&quot;m&quot;;ROUNDDOWN((SQRT([.I21])-1.936)/0.0124;0);[.$D21]=&quot;w&quot;;ROUNDDOWN((SQRT([.I21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21]);0;[.K21]=0;0;[.$D21]=&quot;m&quot;;ROUNDDOWN((SQRT([.K21])-1.15028)/0.00219;0);[.$D21]=&quot;w&quot;;ROUNDDOWN((SQRT([.K21])-1.0935)/0.00208;0))" office:value-type="float" office:value="0" calcext:value-type="float">
            <text:p>0</text:p>
          </table:table-cell>
          <table:table-cell table:style-name="ce201"/>
          <table:table-cell table:style-name="ce203" table:formula="of:=COM.MICROSOFT.IFS(ISBLANK([.M21]);0;[.M21]=0;0;[.$D21]=&quot;m&quot;;ROUNDDOWN((50/([.M21]+0.24)-3.79)/0.0069;0);[.$D21]=&quot;w&quot;;ROUNDDOWN((50/([.M21]+0.24)-3.648)/0.0066;0))" office:value-type="float" office:value="0" calcext:value-type="float">
            <text:p>0</text:p>
          </table:table-cell>
          <table:table-cell table:style-name="ce204"/>
          <table:table-cell table:style-name="ce206" table:formula="of:=COM.MICROSOFT.IFS(ISBLANK([.O21]);0;[.O21]=0;0;[.$D21]=&quot;m&quot;;ROUNDDOWN((75/([.O21]+0.24)-4.1)/0.00664;0);[.$D21]=&quot;w&quot;;ROUNDDOWN((75/([.O21]+0.24)-3.998)/0.0066;0))" office:value-type="float" office:value="0" calcext:value-type="float">
            <text:p>0</text:p>
          </table:table-cell>
          <table:table-cell table:style-name="ce207"/>
          <table:table-cell table:style-name="ce209" table:formula="of:=COM.MICROSOFT.IFS(ISBLANK([.Q21]);0;[.Q21]=0;0;[.$D21]=&quot;m&quot;;ROUNDDOWN((100/([.Q21]+0.24)-4.341)/0.00676;0);[.$D21]=&quot;w&quot;;ROUNDDOWN((100/([.Q21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21])*60+([.S21]-INT([.S21]))*100" office:value-type="float" office:value="0" calcext:value-type="float">
            <text:p>0</text:p>
          </table:table-cell>
          <table:table-cell table:style-name="ce212" table:formula="of:=COM.MICROSOFT.IFS(ISBLANK([.T21]);0;[.T21]=0;0;[.$D21]=&quot;m&quot;;&quot;1000m Pflicht&quot;;[.$D21]=&quot;w&quot;;ROUNDDOWN((800/[.T21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21])*60+([.V21]-INT([.V21]))*100" office:value-type="float" office:value="0" calcext:value-type="float">
            <text:p>0</text:p>
          </table:table-cell>
          <table:table-cell table:style-name="ce215" table:formula="of:=COM.MICROSOFT.IFS(ISBLANK([.V21]);0;[.V21]=0;0;[.$D21]=&quot;w&quot;;&quot;800m Pflicht&quot;;[.$D21]=&quot;m&quot;;ROUNDDOWN((1000/[.W21]-2.158)/0.006;0))" office:value-type="float" office:value="0" calcext:value-type="float">
            <text:p>0</text:p>
          </table:table-cell>
          <table:table-cell table:style-name="ce216" table:formula="of:=LARGE(([.H21]~[.J21]~[.L21]~[.N21]~[.O21]~[.R21]~[.U21]~[.X21]);1)+LARGE(([.H21]~[.J21]~[.L21]~[.N21]~[.O21]~[.R21]~[.U21]~[.X21]);2)+LARGE(([.H21]~[.J21]~[.L21]~[.N21]~[.O21]~[.R21]~[.U21]~[.X21]);3)" office:value-type="float" office:value="0" calcext:value-type="float">
            <text:p>0</text:p>
          </table:table-cell>
          <table:table-cell table:style-name="ce217" table:formula="of:=IF([.D21]=&quot;m&quot;;(COM.MICROSOFT.IFS([.F21]=[.$AE$8];LOOKUP([.Y21];[.$AF$8:.$AF$10];[.$AH$8:.$AH$10]);[.F21]=[.$AE$11];LOOKUP([.Y21];[.$AF$11:.$AF$13];[.$AH$11:.$AH$13]);[.F21]=[.$AE$14];LOOKUP([.Y21];[.$AF$14:.$AF$16];[.$AH$14:.$AH$16]);[.F21]=[.$AE$17];LOOKUP([.Y21];[.$AF$17:.$AF$19];[.$AH$17:.$AH$19]);[.F21]=[.$AE$20];LOOKUP([.Y21];[.$AF$20:.$AF$22];[.$AH$20:.$AH$22]);[.F21]=[.$AE$23];LOOKUP([.Y21];[.$AF$23:.$AF$25];[.$AH$23:.$AH$25]);[.F21]=[.$AE$26];LOOKUP([.Y21];[.$AF$26:.$AF$28];[.$AH$26:.$AH$28]);[.F21]=[.$AE$29];LOOKUP([.Y21];[.$AF$29:.$AF$31];[.$AH$29:.$AH$31]);[.F21]=[.$AE$32];LOOKUP([.Y21];[.$AF$32:.$AF$34];[.$AH$32:.$AH$34])));0)" office:value-type="float" office:value="0" calcext:value-type="float">
            <text:p>0</text:p>
          </table:table-cell>
          <table:table-cell table:style-name="ce218" table:formula="of:=IF([.D21]=&quot;w&quot;;(COM.MICROSOFT.IFS([.F21]=[.$AE$8];LOOKUP([.Y21];[.$AG$8:.$AG$10];[.$AH$8:.$AH$10]);[.F21]=[.$AE$11];LOOKUP([.Y21];[.$AG$11:.$AG$13];[.$AH$11:.$AH$13]);[.F21]=[.$AE$14];LOOKUP([.Y21];[.$AG$14:.$AG$16];[.$AH$14:.$AH$16]);[.F21]=[.$AE$17];LOOKUP([.Y21];[.$AG$17:.$AG$19];[.$AH$17:.$AH$19]);[.F21]=[.$AE$20];LOOKUP([.Y21];[.$AG$20:.$AG$22];[.$AH$20:.$AH$22]);[.F21]=[.$AE$23];LOOKUP([.Y21];[.$AG$23:.$AG$25];[.$AH$23:.$AH$25]);[.F21]=[.$AE$26];LOOKUP([.Y21];[.$AG$26:.$AG$28];[.$AH$26:.$AH$28]);[.F21]=[.$AE$29];LOOKUP([.Y21];[.$AG$29:.$AG$31];[.$AH$29:.$AH$31]);[.F21]=[.$AE$32];LOOKUP([.Y21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750" calcext:value-type="float">
            <text:p>750</text:p>
          </table:table-cell>
          <table:table-cell table:style-name="ce53" office:value-type="float" office:value="775" calcext:value-type="float">
            <text:p>775</text:p>
          </table:table-cell>
          <table:table-cell table:style-name="ce55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160" office:value-type="float" office:value="16" calcext:value-type="float">
            <text:p>16</text:p>
          </table:table-cell>
          <table:table-cell table:style-name="ce164" table:number-columns-repeated="2"/>
          <table:table-cell table:style-name="ce176" table:content-validation-name="val2"/>
          <table:table-cell table:style-name="ce183"/>
          <table:table-cell table:style-name="ce191" table:formula="of:=IF(ISBLANK([.E22]);&quot;&quot;;[.$H$1]-[.E22])">
            <text:p/>
          </table:table-cell>
          <table:table-cell table:style-name="ce195"/>
          <table:table-cell table:style-name="ce196" table:formula="of:=COM.MICROSOFT.IFS(ISBLANK([.G22]);0;[.G22]=0;0;[.$D22]=&quot;m&quot;;ROUNDDOWN((SQRT([.G22])-2.8)/0.011;0);[.$D22]=&quot;w&quot;;ROUNDDOWN((SQRT([.G22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22]);0;[.I22]=0;0;[.$D22]=&quot;m&quot;;ROUNDDOWN((SQRT([.I22])-1.936)/0.0124;0);[.$D22]=&quot;w&quot;;ROUNDDOWN((SQRT([.I22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22]);0;[.K22]=0;0;[.$D22]=&quot;m&quot;;ROUNDDOWN((SQRT([.K22])-1.15028)/0.00219;0);[.$D22]=&quot;w&quot;;ROUNDDOWN((SQRT([.K22])-1.0935)/0.00208;0))" office:value-type="float" office:value="0" calcext:value-type="float">
            <text:p>0</text:p>
          </table:table-cell>
          <table:table-cell table:style-name="ce201"/>
          <table:table-cell table:style-name="ce203" table:formula="of:=COM.MICROSOFT.IFS(ISBLANK([.M22]);0;[.M22]=0;0;[.$D22]=&quot;m&quot;;ROUNDDOWN((50/([.M22]+0.24)-3.79)/0.0069;0);[.$D22]=&quot;w&quot;;ROUNDDOWN((50/([.M22]+0.24)-3.648)/0.0066;0))" office:value-type="float" office:value="0" calcext:value-type="float">
            <text:p>0</text:p>
          </table:table-cell>
          <table:table-cell table:style-name="ce204"/>
          <table:table-cell table:style-name="ce206" table:formula="of:=COM.MICROSOFT.IFS(ISBLANK([.O22]);0;[.O22]=0;0;[.$D22]=&quot;m&quot;;ROUNDDOWN((75/([.O22]+0.24)-4.1)/0.00664;0);[.$D22]=&quot;w&quot;;ROUNDDOWN((75/([.O22]+0.24)-3.998)/0.0066;0))" office:value-type="float" office:value="0" calcext:value-type="float">
            <text:p>0</text:p>
          </table:table-cell>
          <table:table-cell table:style-name="ce207"/>
          <table:table-cell table:style-name="ce209" table:formula="of:=COM.MICROSOFT.IFS(ISBLANK([.Q22]);0;[.Q22]=0;0;[.$D22]=&quot;m&quot;;ROUNDDOWN((100/([.Q22]+0.24)-4.341)/0.00676;0);[.$D22]=&quot;w&quot;;ROUNDDOWN((100/([.Q22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22])*60+([.S22]-INT([.S22]))*100" office:value-type="float" office:value="0" calcext:value-type="float">
            <text:p>0</text:p>
          </table:table-cell>
          <table:table-cell table:style-name="ce212" table:formula="of:=COM.MICROSOFT.IFS(ISBLANK([.T22]);0;[.T22]=0;0;[.$D22]=&quot;m&quot;;&quot;1000m Pflicht&quot;;[.$D22]=&quot;w&quot;;ROUNDDOWN((800/[.T22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22])*60+([.V22]-INT([.V22]))*100" office:value-type="float" office:value="0" calcext:value-type="float">
            <text:p>0</text:p>
          </table:table-cell>
          <table:table-cell table:style-name="ce215" table:formula="of:=COM.MICROSOFT.IFS(ISBLANK([.V22]);0;[.V22]=0;0;[.$D22]=&quot;w&quot;;&quot;800m Pflicht&quot;;[.$D22]=&quot;m&quot;;ROUNDDOWN((1000/[.W22]-2.158)/0.006;0))" office:value-type="float" office:value="0" calcext:value-type="float">
            <text:p>0</text:p>
          </table:table-cell>
          <table:table-cell table:style-name="ce216" table:formula="of:=LARGE(([.H22]~[.J22]~[.L22]~[.N22]~[.O22]~[.R22]~[.U22]~[.X22]);1)+LARGE(([.H22]~[.J22]~[.L22]~[.N22]~[.O22]~[.R22]~[.U22]~[.X22]);2)+LARGE(([.H22]~[.J22]~[.L22]~[.N22]~[.O22]~[.R22]~[.U22]~[.X22]);3)" office:value-type="float" office:value="0" calcext:value-type="float">
            <text:p>0</text:p>
          </table:table-cell>
          <table:table-cell table:style-name="ce217" table:formula="of:=IF([.D22]=&quot;m&quot;;(COM.MICROSOFT.IFS([.F22]=[.$AE$8];LOOKUP([.Y22];[.$AF$8:.$AF$10];[.$AH$8:.$AH$10]);[.F22]=[.$AE$11];LOOKUP([.Y22];[.$AF$11:.$AF$13];[.$AH$11:.$AH$13]);[.F22]=[.$AE$14];LOOKUP([.Y22];[.$AF$14:.$AF$16];[.$AH$14:.$AH$16]);[.F22]=[.$AE$17];LOOKUP([.Y22];[.$AF$17:.$AF$19];[.$AH$17:.$AH$19]);[.F22]=[.$AE$20];LOOKUP([.Y22];[.$AF$20:.$AF$22];[.$AH$20:.$AH$22]);[.F22]=[.$AE$23];LOOKUP([.Y22];[.$AF$23:.$AF$25];[.$AH$23:.$AH$25]);[.F22]=[.$AE$26];LOOKUP([.Y22];[.$AF$26:.$AF$28];[.$AH$26:.$AH$28]);[.F22]=[.$AE$29];LOOKUP([.Y22];[.$AF$29:.$AF$31];[.$AH$29:.$AH$31]);[.F22]=[.$AE$32];LOOKUP([.Y22];[.$AF$32:.$AF$34];[.$AH$32:.$AH$34])));0)" office:value-type="float" office:value="0" calcext:value-type="float">
            <text:p>0</text:p>
          </table:table-cell>
          <table:table-cell table:style-name="ce218" table:formula="of:=IF([.D22]=&quot;w&quot;;(COM.MICROSOFT.IFS([.F22]=[.$AE$8];LOOKUP([.Y22];[.$AG$8:.$AG$10];[.$AH$8:.$AH$10]);[.F22]=[.$AE$11];LOOKUP([.Y22];[.$AG$11:.$AG$13];[.$AH$11:.$AH$13]);[.F22]=[.$AE$14];LOOKUP([.Y22];[.$AG$14:.$AG$16];[.$AH$14:.$AH$16]);[.F22]=[.$AE$17];LOOKUP([.Y22];[.$AG$17:.$AG$19];[.$AH$17:.$AH$19]);[.F22]=[.$AE$20];LOOKUP([.Y22];[.$AG$20:.$AG$22];[.$AH$20:.$AH$22]);[.F22]=[.$AE$23];LOOKUP([.Y22];[.$AG$23:.$AG$25];[.$AH$23:.$AH$25]);[.F22]=[.$AE$26];LOOKUP([.Y22];[.$AG$26:.$AG$28];[.$AH$26:.$AH$28]);[.F22]=[.$AE$29];LOOKUP([.Y22];[.$AG$29:.$AG$31];[.$AH$29:.$AH$31]);[.F22]=[.$AE$32];LOOKUP([.Y22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number-columns-repeated="2" table:style-name="ce53" office:value-type="float" office:value="975" calcext:value-type="float">
            <text:p>975</text:p>
          </table:table-cell>
          <table:table-cell table:style-name="ce55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160" office:value-type="float" office:value="17" calcext:value-type="float">
            <text:p>17</text:p>
          </table:table-cell>
          <table:table-cell table:style-name="ce164" table:number-columns-repeated="2"/>
          <table:table-cell table:style-name="ce176" table:content-validation-name="val2"/>
          <table:table-cell table:style-name="ce183"/>
          <table:table-cell table:style-name="ce191" table:formula="of:=IF(ISBLANK([.E23]);&quot;&quot;;[.$H$1]-[.E23])">
            <text:p/>
          </table:table-cell>
          <table:table-cell table:style-name="ce195"/>
          <table:table-cell table:style-name="ce196" table:formula="of:=COM.MICROSOFT.IFS(ISBLANK([.G23]);0;[.G23]=0;0;[.$D23]=&quot;m&quot;;ROUNDDOWN((SQRT([.G23])-2.8)/0.011;0);[.$D23]=&quot;w&quot;;ROUNDDOWN((SQRT([.G23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23]);0;[.I23]=0;0;[.$D23]=&quot;m&quot;;ROUNDDOWN((SQRT([.I23])-1.936)/0.0124;0);[.$D23]=&quot;w&quot;;ROUNDDOWN((SQRT([.I23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23]);0;[.K23]=0;0;[.$D23]=&quot;m&quot;;ROUNDDOWN((SQRT([.K23])-1.15028)/0.00219;0);[.$D23]=&quot;w&quot;;ROUNDDOWN((SQRT([.K23])-1.0935)/0.00208;0))" office:value-type="float" office:value="0" calcext:value-type="float">
            <text:p>0</text:p>
          </table:table-cell>
          <table:table-cell table:style-name="ce201"/>
          <table:table-cell table:style-name="ce203" table:formula="of:=COM.MICROSOFT.IFS(ISBLANK([.M23]);0;[.M23]=0;0;[.$D23]=&quot;m&quot;;ROUNDDOWN((50/([.M23]+0.24)-3.79)/0.0069;0);[.$D23]=&quot;w&quot;;ROUNDDOWN((50/([.M23]+0.24)-3.648)/0.0066;0))" office:value-type="float" office:value="0" calcext:value-type="float">
            <text:p>0</text:p>
          </table:table-cell>
          <table:table-cell table:style-name="ce204"/>
          <table:table-cell table:style-name="ce206" table:formula="of:=COM.MICROSOFT.IFS(ISBLANK([.O23]);0;[.O23]=0;0;[.$D23]=&quot;m&quot;;ROUNDDOWN((75/([.O23]+0.24)-4.1)/0.00664;0);[.$D23]=&quot;w&quot;;ROUNDDOWN((75/([.O23]+0.24)-3.998)/0.0066;0))" office:value-type="float" office:value="0" calcext:value-type="float">
            <text:p>0</text:p>
          </table:table-cell>
          <table:table-cell table:style-name="ce207"/>
          <table:table-cell table:style-name="ce209" table:formula="of:=COM.MICROSOFT.IFS(ISBLANK([.Q23]);0;[.Q23]=0;0;[.$D23]=&quot;m&quot;;ROUNDDOWN((100/([.Q23]+0.24)-4.341)/0.00676;0);[.$D23]=&quot;w&quot;;ROUNDDOWN((100/([.Q23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23])*60+([.S23]-INT([.S23]))*100" office:value-type="float" office:value="0" calcext:value-type="float">
            <text:p>0</text:p>
          </table:table-cell>
          <table:table-cell table:style-name="ce212" table:formula="of:=COM.MICROSOFT.IFS(ISBLANK([.T23]);0;[.T23]=0;0;[.$D23]=&quot;m&quot;;&quot;1000m Pflicht&quot;;[.$D23]=&quot;w&quot;;ROUNDDOWN((800/[.T23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23])*60+([.V23]-INT([.V23]))*100" office:value-type="float" office:value="0" calcext:value-type="float">
            <text:p>0</text:p>
          </table:table-cell>
          <table:table-cell table:style-name="ce215" table:formula="of:=COM.MICROSOFT.IFS(ISBLANK([.V23]);0;[.V23]=0;0;[.$D23]=&quot;w&quot;;&quot;800m Pflicht&quot;;[.$D23]=&quot;m&quot;;ROUNDDOWN((1000/[.W23]-2.158)/0.006;0))" office:value-type="float" office:value="0" calcext:value-type="float">
            <text:p>0</text:p>
          </table:table-cell>
          <table:table-cell table:style-name="ce216" table:formula="of:=LARGE(([.H23]~[.J23]~[.L23]~[.N23]~[.O23]~[.R23]~[.U23]~[.X23]);1)+LARGE(([.H23]~[.J23]~[.L23]~[.N23]~[.O23]~[.R23]~[.U23]~[.X23]);2)+LARGE(([.H23]~[.J23]~[.L23]~[.N23]~[.O23]~[.R23]~[.U23]~[.X23]);3)" office:value-type="float" office:value="0" calcext:value-type="float">
            <text:p>0</text:p>
          </table:table-cell>
          <table:table-cell table:style-name="ce217" table:formula="of:=IF([.D23]=&quot;m&quot;;(COM.MICROSOFT.IFS([.F23]=[.$AE$8];LOOKUP([.Y23];[.$AF$8:.$AF$10];[.$AH$8:.$AH$10]);[.F23]=[.$AE$11];LOOKUP([.Y23];[.$AF$11:.$AF$13];[.$AH$11:.$AH$13]);[.F23]=[.$AE$14];LOOKUP([.Y23];[.$AF$14:.$AF$16];[.$AH$14:.$AH$16]);[.F23]=[.$AE$17];LOOKUP([.Y23];[.$AF$17:.$AF$19];[.$AH$17:.$AH$19]);[.F23]=[.$AE$20];LOOKUP([.Y23];[.$AF$20:.$AF$22];[.$AH$20:.$AH$22]);[.F23]=[.$AE$23];LOOKUP([.Y23];[.$AF$23:.$AF$25];[.$AH$23:.$AH$25]);[.F23]=[.$AE$26];LOOKUP([.Y23];[.$AF$26:.$AF$28];[.$AH$26:.$AH$28]);[.F23]=[.$AE$29];LOOKUP([.Y23];[.$AF$29:.$AF$31];[.$AH$29:.$AH$31]);[.F23]=[.$AE$32];LOOKUP([.Y23];[.$AF$32:.$AF$34];[.$AH$32:.$AH$34])));0)" office:value-type="float" office:value="0" calcext:value-type="float">
            <text:p>0</text:p>
          </table:table-cell>
          <table:table-cell table:style-name="ce218" table:formula="of:=IF([.D23]=&quot;w&quot;;(COM.MICROSOFT.IFS([.F23]=[.$AE$8];LOOKUP([.Y23];[.$AG$8:.$AG$10];[.$AH$8:.$AH$10]);[.F23]=[.$AE$11];LOOKUP([.Y23];[.$AG$11:.$AG$13];[.$AH$11:.$AH$13]);[.F23]=[.$AE$14];LOOKUP([.Y23];[.$AG$14:.$AG$16];[.$AH$14:.$AH$16]);[.F23]=[.$AE$17];LOOKUP([.Y23];[.$AG$17:.$AG$19];[.$AH$17:.$AH$19]);[.F23]=[.$AE$20];LOOKUP([.Y23];[.$AG$20:.$AG$22];[.$AH$20:.$AH$22]);[.F23]=[.$AE$23];LOOKUP([.Y23];[.$AG$23:.$AG$25];[.$AH$23:.$AH$25]);[.F23]=[.$AE$26];LOOKUP([.Y23];[.$AG$26:.$AG$28];[.$AH$26:.$AH$28]);[.F23]=[.$AE$29];LOOKUP([.Y23];[.$AG$29:.$AG$31];[.$AH$29:.$AH$31]);[.F23]=[.$AE$32];LOOKUP([.Y23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2" office:value-type="float" office:value="13" calcext:value-type="float" table:number-columns-spanned="1" table:number-rows-spanned="3">
            <text:p>13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160" office:value-type="float" office:value="18" calcext:value-type="float">
            <text:p>18</text:p>
          </table:table-cell>
          <table:table-cell table:style-name="ce164" table:number-columns-repeated="2"/>
          <table:table-cell table:style-name="ce176" table:content-validation-name="val2"/>
          <table:table-cell table:style-name="ce183"/>
          <table:table-cell table:style-name="ce191" table:formula="of:=IF(ISBLANK([.E24]);&quot;&quot;;[.$H$1]-[.E24])">
            <text:p/>
          </table:table-cell>
          <table:table-cell table:style-name="ce195"/>
          <table:table-cell table:style-name="ce196" table:formula="of:=COM.MICROSOFT.IFS(ISBLANK([.G24]);0;[.G24]=0;0;[.$D24]=&quot;m&quot;;ROUNDDOWN((SQRT([.G24])-2.8)/0.011;0);[.$D24]=&quot;w&quot;;ROUNDDOWN((SQRT([.G24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24]);0;[.I24]=0;0;[.$D24]=&quot;m&quot;;ROUNDDOWN((SQRT([.I24])-1.936)/0.0124;0);[.$D24]=&quot;w&quot;;ROUNDDOWN((SQRT([.I24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24]);0;[.K24]=0;0;[.$D24]=&quot;m&quot;;ROUNDDOWN((SQRT([.K24])-1.15028)/0.00219;0);[.$D24]=&quot;w&quot;;ROUNDDOWN((SQRT([.K24])-1.0935)/0.00208;0))" office:value-type="float" office:value="0" calcext:value-type="float">
            <text:p>0</text:p>
          </table:table-cell>
          <table:table-cell table:style-name="ce201"/>
          <table:table-cell table:style-name="ce203" table:formula="of:=COM.MICROSOFT.IFS(ISBLANK([.M24]);0;[.M24]=0;0;[.$D24]=&quot;m&quot;;ROUNDDOWN((50/([.M24]+0.24)-3.79)/0.0069;0);[.$D24]=&quot;w&quot;;ROUNDDOWN((50/([.M24]+0.24)-3.648)/0.0066;0))" office:value-type="float" office:value="0" calcext:value-type="float">
            <text:p>0</text:p>
          </table:table-cell>
          <table:table-cell table:style-name="ce204"/>
          <table:table-cell table:style-name="ce206" table:formula="of:=COM.MICROSOFT.IFS(ISBLANK([.O24]);0;[.O24]=0;0;[.$D24]=&quot;m&quot;;ROUNDDOWN((75/([.O24]+0.24)-4.1)/0.00664;0);[.$D24]=&quot;w&quot;;ROUNDDOWN((75/([.O24]+0.24)-3.998)/0.0066;0))" office:value-type="float" office:value="0" calcext:value-type="float">
            <text:p>0</text:p>
          </table:table-cell>
          <table:table-cell table:style-name="ce207"/>
          <table:table-cell table:style-name="ce209" table:formula="of:=COM.MICROSOFT.IFS(ISBLANK([.Q24]);0;[.Q24]=0;0;[.$D24]=&quot;m&quot;;ROUNDDOWN((100/([.Q24]+0.24)-4.341)/0.00676;0);[.$D24]=&quot;w&quot;;ROUNDDOWN((100/([.Q24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24])*60+([.S24]-INT([.S24]))*100" office:value-type="float" office:value="0" calcext:value-type="float">
            <text:p>0</text:p>
          </table:table-cell>
          <table:table-cell table:style-name="ce212" table:formula="of:=COM.MICROSOFT.IFS(ISBLANK([.T24]);0;[.T24]=0;0;[.$D24]=&quot;m&quot;;&quot;1000m Pflicht&quot;;[.$D24]=&quot;w&quot;;ROUNDDOWN((800/[.T24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24])*60+([.V24]-INT([.V24]))*100" office:value-type="float" office:value="0" calcext:value-type="float">
            <text:p>0</text:p>
          </table:table-cell>
          <table:table-cell table:style-name="ce215" table:formula="of:=COM.MICROSOFT.IFS(ISBLANK([.V24]);0;[.V24]=0;0;[.$D24]=&quot;w&quot;;&quot;800m Pflicht&quot;;[.$D24]=&quot;m&quot;;ROUNDDOWN((1000/[.W24]-2.158)/0.006;0))" office:value-type="float" office:value="0" calcext:value-type="float">
            <text:p>0</text:p>
          </table:table-cell>
          <table:table-cell table:style-name="ce216" table:formula="of:=LARGE(([.H24]~[.J24]~[.L24]~[.N24]~[.O24]~[.R24]~[.U24]~[.X24]);1)+LARGE(([.H24]~[.J24]~[.L24]~[.N24]~[.O24]~[.R24]~[.U24]~[.X24]);2)+LARGE(([.H24]~[.J24]~[.L24]~[.N24]~[.O24]~[.R24]~[.U24]~[.X24]);3)" office:value-type="float" office:value="0" calcext:value-type="float">
            <text:p>0</text:p>
          </table:table-cell>
          <table:table-cell table:style-name="ce217" table:formula="of:=IF([.D24]=&quot;m&quot;;(COM.MICROSOFT.IFS([.F24]=[.$AE$8];LOOKUP([.Y24];[.$AF$8:.$AF$10];[.$AH$8:.$AH$10]);[.F24]=[.$AE$11];LOOKUP([.Y24];[.$AF$11:.$AF$13];[.$AH$11:.$AH$13]);[.F24]=[.$AE$14];LOOKUP([.Y24];[.$AF$14:.$AF$16];[.$AH$14:.$AH$16]);[.F24]=[.$AE$17];LOOKUP([.Y24];[.$AF$17:.$AF$19];[.$AH$17:.$AH$19]);[.F24]=[.$AE$20];LOOKUP([.Y24];[.$AF$20:.$AF$22];[.$AH$20:.$AH$22]);[.F24]=[.$AE$23];LOOKUP([.Y24];[.$AF$23:.$AF$25];[.$AH$23:.$AH$25]);[.F24]=[.$AE$26];LOOKUP([.Y24];[.$AF$26:.$AF$28];[.$AH$26:.$AH$28]);[.F24]=[.$AE$29];LOOKUP([.Y24];[.$AF$29:.$AF$31];[.$AH$29:.$AH$31]);[.F24]=[.$AE$32];LOOKUP([.Y24];[.$AF$32:.$AF$34];[.$AH$32:.$AH$34])));0)" office:value-type="float" office:value="0" calcext:value-type="float">
            <text:p>0</text:p>
          </table:table-cell>
          <table:table-cell table:style-name="ce218" table:formula="of:=IF([.D24]=&quot;w&quot;;(COM.MICROSOFT.IFS([.F24]=[.$AE$8];LOOKUP([.Y24];[.$AG$8:.$AG$10];[.$AH$8:.$AH$10]);[.F24]=[.$AE$11];LOOKUP([.Y24];[.$AG$11:.$AG$13];[.$AH$11:.$AH$13]);[.F24]=[.$AE$14];LOOKUP([.Y24];[.$AG$14:.$AG$16];[.$AH$14:.$AH$16]);[.F24]=[.$AE$17];LOOKUP([.Y24];[.$AG$17:.$AG$19];[.$AH$17:.$AH$19]);[.F24]=[.$AE$20];LOOKUP([.Y24];[.$AG$20:.$AG$22];[.$AH$20:.$AH$22]);[.F24]=[.$AE$23];LOOKUP([.Y24];[.$AG$23:.$AG$25];[.$AH$23:.$AH$25]);[.F24]=[.$AE$26];LOOKUP([.Y24];[.$AG$26:.$AG$28];[.$AH$26:.$AH$28]);[.F24]=[.$AE$29];LOOKUP([.Y24];[.$AG$29:.$AG$31];[.$AH$29:.$AH$31]);[.F24]=[.$AE$32];LOOKUP([.Y24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number-columns-repeated="2" table:style-name="ce54" office:value-type="float" office:value="825" calcext:value-type="float">
            <text:p>825</text:p>
          </table:table-cell>
          <table:table-cell table:style-name="ce56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160" office:value-type="float" office:value="19" calcext:value-type="float">
            <text:p>19</text:p>
          </table:table-cell>
          <table:table-cell table:style-name="ce164" table:number-columns-repeated="2"/>
          <table:table-cell table:style-name="ce176" table:content-validation-name="val2"/>
          <table:table-cell table:style-name="ce183"/>
          <table:table-cell table:style-name="ce191" table:formula="of:=IF(ISBLANK([.E25]);&quot;&quot;;[.$H$1]-[.E25])">
            <text:p/>
          </table:table-cell>
          <table:table-cell table:style-name="ce195"/>
          <table:table-cell table:style-name="ce196" table:formula="of:=COM.MICROSOFT.IFS(ISBLANK([.G25]);0;[.G25]=0;0;[.$D25]=&quot;m&quot;;ROUNDDOWN((SQRT([.G25])-2.8)/0.011;0);[.$D25]=&quot;w&quot;;ROUNDDOWN((SQRT([.G25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25]);0;[.I25]=0;0;[.$D25]=&quot;m&quot;;ROUNDDOWN((SQRT([.I25])-1.936)/0.0124;0);[.$D25]=&quot;w&quot;;ROUNDDOWN((SQRT([.I25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25]);0;[.K25]=0;0;[.$D25]=&quot;m&quot;;ROUNDDOWN((SQRT([.K25])-1.15028)/0.00219;0);[.$D25]=&quot;w&quot;;ROUNDDOWN((SQRT([.K25])-1.0935)/0.00208;0))" office:value-type="float" office:value="0" calcext:value-type="float">
            <text:p>0</text:p>
          </table:table-cell>
          <table:table-cell table:style-name="ce201"/>
          <table:table-cell table:style-name="ce203" table:formula="of:=COM.MICROSOFT.IFS(ISBLANK([.M25]);0;[.M25]=0;0;[.$D25]=&quot;m&quot;;ROUNDDOWN((50/([.M25]+0.24)-3.79)/0.0069;0);[.$D25]=&quot;w&quot;;ROUNDDOWN((50/([.M25]+0.24)-3.648)/0.0066;0))" office:value-type="float" office:value="0" calcext:value-type="float">
            <text:p>0</text:p>
          </table:table-cell>
          <table:table-cell table:style-name="ce204"/>
          <table:table-cell table:style-name="ce206" table:formula="of:=COM.MICROSOFT.IFS(ISBLANK([.O25]);0;[.O25]=0;0;[.$D25]=&quot;m&quot;;ROUNDDOWN((75/([.O25]+0.24)-4.1)/0.00664;0);[.$D25]=&quot;w&quot;;ROUNDDOWN((75/([.O25]+0.24)-3.998)/0.0066;0))" office:value-type="float" office:value="0" calcext:value-type="float">
            <text:p>0</text:p>
          </table:table-cell>
          <table:table-cell table:style-name="ce207"/>
          <table:table-cell table:style-name="ce209" table:formula="of:=COM.MICROSOFT.IFS(ISBLANK([.Q25]);0;[.Q25]=0;0;[.$D25]=&quot;m&quot;;ROUNDDOWN((100/([.Q25]+0.24)-4.341)/0.00676;0);[.$D25]=&quot;w&quot;;ROUNDDOWN((100/([.Q25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25])*60+([.S25]-INT([.S25]))*100" office:value-type="float" office:value="0" calcext:value-type="float">
            <text:p>0</text:p>
          </table:table-cell>
          <table:table-cell table:style-name="ce212" table:formula="of:=COM.MICROSOFT.IFS(ISBLANK([.T25]);0;[.T25]=0;0;[.$D25]=&quot;m&quot;;&quot;1000m Pflicht&quot;;[.$D25]=&quot;w&quot;;ROUNDDOWN((800/[.T25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25])*60+([.V25]-INT([.V25]))*100" office:value-type="float" office:value="0" calcext:value-type="float">
            <text:p>0</text:p>
          </table:table-cell>
          <table:table-cell table:style-name="ce215" table:formula="of:=COM.MICROSOFT.IFS(ISBLANK([.V25]);0;[.V25]=0;0;[.$D25]=&quot;w&quot;;&quot;800m Pflicht&quot;;[.$D25]=&quot;m&quot;;ROUNDDOWN((1000/[.W25]-2.158)/0.006;0))" office:value-type="float" office:value="0" calcext:value-type="float">
            <text:p>0</text:p>
          </table:table-cell>
          <table:table-cell table:style-name="ce216" table:formula="of:=LARGE(([.H25]~[.J25]~[.L25]~[.N25]~[.O25]~[.R25]~[.U25]~[.X25]);1)+LARGE(([.H25]~[.J25]~[.L25]~[.N25]~[.O25]~[.R25]~[.U25]~[.X25]);2)+LARGE(([.H25]~[.J25]~[.L25]~[.N25]~[.O25]~[.R25]~[.U25]~[.X25]);3)" office:value-type="float" office:value="0" calcext:value-type="float">
            <text:p>0</text:p>
          </table:table-cell>
          <table:table-cell table:style-name="ce217" table:formula="of:=IF([.D25]=&quot;m&quot;;(COM.MICROSOFT.IFS([.F25]=[.$AE$8];LOOKUP([.Y25];[.$AF$8:.$AF$10];[.$AH$8:.$AH$10]);[.F25]=[.$AE$11];LOOKUP([.Y25];[.$AF$11:.$AF$13];[.$AH$11:.$AH$13]);[.F25]=[.$AE$14];LOOKUP([.Y25];[.$AF$14:.$AF$16];[.$AH$14:.$AH$16]);[.F25]=[.$AE$17];LOOKUP([.Y25];[.$AF$17:.$AF$19];[.$AH$17:.$AH$19]);[.F25]=[.$AE$20];LOOKUP([.Y25];[.$AF$20:.$AF$22];[.$AH$20:.$AH$22]);[.F25]=[.$AE$23];LOOKUP([.Y25];[.$AF$23:.$AF$25];[.$AH$23:.$AH$25]);[.F25]=[.$AE$26];LOOKUP([.Y25];[.$AF$26:.$AF$28];[.$AH$26:.$AH$28]);[.F25]=[.$AE$29];LOOKUP([.Y25];[.$AF$29:.$AF$31];[.$AH$29:.$AH$31]);[.F25]=[.$AE$32];LOOKUP([.Y25];[.$AF$32:.$AF$34];[.$AH$32:.$AH$34])));0)" office:value-type="float" office:value="0" calcext:value-type="float">
            <text:p>0</text:p>
          </table:table-cell>
          <table:table-cell table:style-name="ce218" table:formula="of:=IF([.D25]=&quot;w&quot;;(COM.MICROSOFT.IFS([.F25]=[.$AE$8];LOOKUP([.Y25];[.$AG$8:.$AG$10];[.$AH$8:.$AH$10]);[.F25]=[.$AE$11];LOOKUP([.Y25];[.$AG$11:.$AG$13];[.$AH$11:.$AH$13]);[.F25]=[.$AE$14];LOOKUP([.Y25];[.$AG$14:.$AG$16];[.$AH$14:.$AH$16]);[.F25]=[.$AE$17];LOOKUP([.Y25];[.$AG$17:.$AG$19];[.$AH$17:.$AH$19]);[.F25]=[.$AE$20];LOOKUP([.Y25];[.$AG$20:.$AG$22];[.$AH$20:.$AH$22]);[.F25]=[.$AE$23];LOOKUP([.Y25];[.$AG$23:.$AG$25];[.$AH$23:.$AH$25]);[.F25]=[.$AE$26];LOOKUP([.Y25];[.$AG$26:.$AG$28];[.$AH$26:.$AH$28]);[.F25]=[.$AE$29];LOOKUP([.Y25];[.$AG$29:.$AG$31];[.$AH$29:.$AH$31]);[.F25]=[.$AE$32];LOOKUP([.Y25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1050" calcext:value-type="float">
            <text:p>1050</text:p>
          </table:table-cell>
          <table:table-cell table:style-name="ce54" office:value-type="float" office:value="1025" calcext:value-type="float">
            <text:p>1025</text:p>
          </table:table-cell>
          <table:table-cell table:style-name="ce56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160" office:value-type="float" office:value="20" calcext:value-type="float">
            <text:p>20</text:p>
          </table:table-cell>
          <table:table-cell table:style-name="ce164" table:number-columns-repeated="2"/>
          <table:table-cell table:style-name="ce176" table:content-validation-name="val2"/>
          <table:table-cell table:style-name="ce183"/>
          <table:table-cell table:style-name="ce191" table:formula="of:=IF(ISBLANK([.E26]);&quot;&quot;;[.$H$1]-[.E26])">
            <text:p/>
          </table:table-cell>
          <table:table-cell table:style-name="ce195"/>
          <table:table-cell table:style-name="ce196" table:formula="of:=COM.MICROSOFT.IFS(ISBLANK([.G26]);0;[.G26]=0;0;[.$D26]=&quot;m&quot;;ROUNDDOWN((SQRT([.G26])-2.8)/0.011;0);[.$D26]=&quot;w&quot;;ROUNDDOWN((SQRT([.G26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26]);0;[.I26]=0;0;[.$D26]=&quot;m&quot;;ROUNDDOWN((SQRT([.I26])-1.936)/0.0124;0);[.$D26]=&quot;w&quot;;ROUNDDOWN((SQRT([.I26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26]);0;[.K26]=0;0;[.$D26]=&quot;m&quot;;ROUNDDOWN((SQRT([.K26])-1.15028)/0.00219;0);[.$D26]=&quot;w&quot;;ROUNDDOWN((SQRT([.K26])-1.0935)/0.00208;0))" office:value-type="float" office:value="0" calcext:value-type="float">
            <text:p>0</text:p>
          </table:table-cell>
          <table:table-cell table:style-name="ce201"/>
          <table:table-cell table:style-name="ce203" table:formula="of:=COM.MICROSOFT.IFS(ISBLANK([.M26]);0;[.M26]=0;0;[.$D26]=&quot;m&quot;;ROUNDDOWN((50/([.M26]+0.24)-3.79)/0.0069;0);[.$D26]=&quot;w&quot;;ROUNDDOWN((50/([.M26]+0.24)-3.648)/0.0066;0))" office:value-type="float" office:value="0" calcext:value-type="float">
            <text:p>0</text:p>
          </table:table-cell>
          <table:table-cell table:style-name="ce204"/>
          <table:table-cell table:style-name="ce206" table:formula="of:=COM.MICROSOFT.IFS(ISBLANK([.O26]);0;[.O26]=0;0;[.$D26]=&quot;m&quot;;ROUNDDOWN((75/([.O26]+0.24)-4.1)/0.00664;0);[.$D26]=&quot;w&quot;;ROUNDDOWN((75/([.O26]+0.24)-3.998)/0.0066;0))" office:value-type="float" office:value="0" calcext:value-type="float">
            <text:p>0</text:p>
          </table:table-cell>
          <table:table-cell table:style-name="ce207"/>
          <table:table-cell table:style-name="ce209" table:formula="of:=COM.MICROSOFT.IFS(ISBLANK([.Q26]);0;[.Q26]=0;0;[.$D26]=&quot;m&quot;;ROUNDDOWN((100/([.Q26]+0.24)-4.341)/0.00676;0);[.$D26]=&quot;w&quot;;ROUNDDOWN((100/([.Q26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26])*60+([.S26]-INT([.S26]))*100" office:value-type="float" office:value="0" calcext:value-type="float">
            <text:p>0</text:p>
          </table:table-cell>
          <table:table-cell table:style-name="ce212" table:formula="of:=COM.MICROSOFT.IFS(ISBLANK([.T26]);0;[.T26]=0;0;[.$D26]=&quot;m&quot;;&quot;1000m Pflicht&quot;;[.$D26]=&quot;w&quot;;ROUNDDOWN((800/[.T26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26])*60+([.V26]-INT([.V26]))*100" office:value-type="float" office:value="0" calcext:value-type="float">
            <text:p>0</text:p>
          </table:table-cell>
          <table:table-cell table:style-name="ce215" table:formula="of:=COM.MICROSOFT.IFS(ISBLANK([.V26]);0;[.V26]=0;0;[.$D26]=&quot;w&quot;;&quot;800m Pflicht&quot;;[.$D26]=&quot;m&quot;;ROUNDDOWN((1000/[.W26]-2.158)/0.006;0))" office:value-type="float" office:value="0" calcext:value-type="float">
            <text:p>0</text:p>
          </table:table-cell>
          <table:table-cell table:style-name="ce216" table:formula="of:=LARGE(([.H26]~[.J26]~[.L26]~[.N26]~[.O26]~[.R26]~[.U26]~[.X26]);1)+LARGE(([.H26]~[.J26]~[.L26]~[.N26]~[.O26]~[.R26]~[.U26]~[.X26]);2)+LARGE(([.H26]~[.J26]~[.L26]~[.N26]~[.O26]~[.R26]~[.U26]~[.X26]);3)" office:value-type="float" office:value="0" calcext:value-type="float">
            <text:p>0</text:p>
          </table:table-cell>
          <table:table-cell table:style-name="ce217" table:formula="of:=IF([.D26]=&quot;m&quot;;(COM.MICROSOFT.IFS([.F26]=[.$AE$8];LOOKUP([.Y26];[.$AF$8:.$AF$10];[.$AH$8:.$AH$10]);[.F26]=[.$AE$11];LOOKUP([.Y26];[.$AF$11:.$AF$13];[.$AH$11:.$AH$13]);[.F26]=[.$AE$14];LOOKUP([.Y26];[.$AF$14:.$AF$16];[.$AH$14:.$AH$16]);[.F26]=[.$AE$17];LOOKUP([.Y26];[.$AF$17:.$AF$19];[.$AH$17:.$AH$19]);[.F26]=[.$AE$20];LOOKUP([.Y26];[.$AF$20:.$AF$22];[.$AH$20:.$AH$22]);[.F26]=[.$AE$23];LOOKUP([.Y26];[.$AF$23:.$AF$25];[.$AH$23:.$AH$25]);[.F26]=[.$AE$26];LOOKUP([.Y26];[.$AF$26:.$AF$28];[.$AH$26:.$AH$28]);[.F26]=[.$AE$29];LOOKUP([.Y26];[.$AF$29:.$AF$31];[.$AH$29:.$AH$31]);[.F26]=[.$AE$32];LOOKUP([.Y26];[.$AF$32:.$AF$34];[.$AH$32:.$AH$34])));0)" office:value-type="float" office:value="0" calcext:value-type="float">
            <text:p>0</text:p>
          </table:table-cell>
          <table:table-cell table:style-name="ce218" table:formula="of:=IF([.D26]=&quot;w&quot;;(COM.MICROSOFT.IFS([.F26]=[.$AE$8];LOOKUP([.Y26];[.$AG$8:.$AG$10];[.$AH$8:.$AH$10]);[.F26]=[.$AE$11];LOOKUP([.Y26];[.$AG$11:.$AG$13];[.$AH$11:.$AH$13]);[.F26]=[.$AE$14];LOOKUP([.Y26];[.$AG$14:.$AG$16];[.$AH$14:.$AH$16]);[.F26]=[.$AE$17];LOOKUP([.Y26];[.$AG$17:.$AG$19];[.$AH$17:.$AH$19]);[.F26]=[.$AE$20];LOOKUP([.Y26];[.$AG$20:.$AG$22];[.$AH$20:.$AH$22]);[.F26]=[.$AE$23];LOOKUP([.Y26];[.$AG$23:.$AG$25];[.$AH$23:.$AH$25]);[.F26]=[.$AE$26];LOOKUP([.Y26];[.$AG$26:.$AG$28];[.$AH$26:.$AH$28]);[.F26]=[.$AE$29];LOOKUP([.Y26];[.$AG$29:.$AG$31];[.$AH$29:.$AH$31]);[.F26]=[.$AE$32];LOOKUP([.Y26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1" office:value-type="float" office:value="14" calcext:value-type="float" table:number-columns-spanned="1" table:number-rows-spanned="3">
            <text:p>14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160" office:value-type="float" office:value="21" calcext:value-type="float">
            <text:p>21</text:p>
          </table:table-cell>
          <table:table-cell table:style-name="ce164" table:number-columns-repeated="2"/>
          <table:table-cell table:style-name="ce176" table:content-validation-name="val2"/>
          <table:table-cell table:style-name="ce183"/>
          <table:table-cell table:style-name="ce191" table:formula="of:=IF(ISBLANK([.E27]);&quot;&quot;;[.$H$1]-[.E27])">
            <text:p/>
          </table:table-cell>
          <table:table-cell table:style-name="ce195"/>
          <table:table-cell table:style-name="ce196" table:formula="of:=COM.MICROSOFT.IFS(ISBLANK([.G27]);0;[.G27]=0;0;[.$D27]=&quot;m&quot;;ROUNDDOWN((SQRT([.G27])-2.8)/0.011;0);[.$D27]=&quot;w&quot;;ROUNDDOWN((SQRT([.G27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27]);0;[.I27]=0;0;[.$D27]=&quot;m&quot;;ROUNDDOWN((SQRT([.I27])-1.936)/0.0124;0);[.$D27]=&quot;w&quot;;ROUNDDOWN((SQRT([.I27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27]);0;[.K27]=0;0;[.$D27]=&quot;m&quot;;ROUNDDOWN((SQRT([.K27])-1.15028)/0.00219;0);[.$D27]=&quot;w&quot;;ROUNDDOWN((SQRT([.K27])-1.0935)/0.00208;0))" office:value-type="float" office:value="0" calcext:value-type="float">
            <text:p>0</text:p>
          </table:table-cell>
          <table:table-cell table:style-name="ce201"/>
          <table:table-cell table:style-name="ce203" table:formula="of:=COM.MICROSOFT.IFS(ISBLANK([.M27]);0;[.M27]=0;0;[.$D27]=&quot;m&quot;;ROUNDDOWN((50/([.M27]+0.24)-3.79)/0.0069;0);[.$D27]=&quot;w&quot;;ROUNDDOWN((50/([.M27]+0.24)-3.648)/0.0066;0))" office:value-type="float" office:value="0" calcext:value-type="float">
            <text:p>0</text:p>
          </table:table-cell>
          <table:table-cell table:style-name="ce204"/>
          <table:table-cell table:style-name="ce206" table:formula="of:=COM.MICROSOFT.IFS(ISBLANK([.O27]);0;[.O27]=0;0;[.$D27]=&quot;m&quot;;ROUNDDOWN((75/([.O27]+0.24)-4.1)/0.00664;0);[.$D27]=&quot;w&quot;;ROUNDDOWN((75/([.O27]+0.24)-3.998)/0.0066;0))" office:value-type="float" office:value="0" calcext:value-type="float">
            <text:p>0</text:p>
          </table:table-cell>
          <table:table-cell table:style-name="ce207"/>
          <table:table-cell table:style-name="ce209" table:formula="of:=COM.MICROSOFT.IFS(ISBLANK([.Q27]);0;[.Q27]=0;0;[.$D27]=&quot;m&quot;;ROUNDDOWN((100/([.Q27]+0.24)-4.341)/0.00676;0);[.$D27]=&quot;w&quot;;ROUNDDOWN((100/([.Q27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27])*60+([.S27]-INT([.S27]))*100" office:value-type="float" office:value="0" calcext:value-type="float">
            <text:p>0</text:p>
          </table:table-cell>
          <table:table-cell table:style-name="ce212" table:formula="of:=COM.MICROSOFT.IFS(ISBLANK([.T27]);0;[.T27]=0;0;[.$D27]=&quot;m&quot;;&quot;1000m Pflicht&quot;;[.$D27]=&quot;w&quot;;ROUNDDOWN((800/[.T27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27])*60+([.V27]-INT([.V27]))*100" office:value-type="float" office:value="0" calcext:value-type="float">
            <text:p>0</text:p>
          </table:table-cell>
          <table:table-cell table:style-name="ce215" table:formula="of:=COM.MICROSOFT.IFS(ISBLANK([.V27]);0;[.V27]=0;0;[.$D27]=&quot;w&quot;;&quot;800m Pflicht&quot;;[.$D27]=&quot;m&quot;;ROUNDDOWN((1000/[.W27]-2.158)/0.006;0))" office:value-type="float" office:value="0" calcext:value-type="float">
            <text:p>0</text:p>
          </table:table-cell>
          <table:table-cell table:style-name="ce216" table:formula="of:=LARGE(([.H27]~[.J27]~[.L27]~[.N27]~[.O27]~[.R27]~[.U27]~[.X27]);1)+LARGE(([.H27]~[.J27]~[.L27]~[.N27]~[.O27]~[.R27]~[.U27]~[.X27]);2)+LARGE(([.H27]~[.J27]~[.L27]~[.N27]~[.O27]~[.R27]~[.U27]~[.X27]);3)" office:value-type="float" office:value="0" calcext:value-type="float">
            <text:p>0</text:p>
          </table:table-cell>
          <table:table-cell table:style-name="ce217" table:formula="of:=IF([.D27]=&quot;m&quot;;(COM.MICROSOFT.IFS([.F27]=[.$AE$8];LOOKUP([.Y27];[.$AF$8:.$AF$10];[.$AH$8:.$AH$10]);[.F27]=[.$AE$11];LOOKUP([.Y27];[.$AF$11:.$AF$13];[.$AH$11:.$AH$13]);[.F27]=[.$AE$14];LOOKUP([.Y27];[.$AF$14:.$AF$16];[.$AH$14:.$AH$16]);[.F27]=[.$AE$17];LOOKUP([.Y27];[.$AF$17:.$AF$19];[.$AH$17:.$AH$19]);[.F27]=[.$AE$20];LOOKUP([.Y27];[.$AF$20:.$AF$22];[.$AH$20:.$AH$22]);[.F27]=[.$AE$23];LOOKUP([.Y27];[.$AF$23:.$AF$25];[.$AH$23:.$AH$25]);[.F27]=[.$AE$26];LOOKUP([.Y27];[.$AF$26:.$AF$28];[.$AH$26:.$AH$28]);[.F27]=[.$AE$29];LOOKUP([.Y27];[.$AF$29:.$AF$31];[.$AH$29:.$AH$31]);[.F27]=[.$AE$32];LOOKUP([.Y27];[.$AF$32:.$AF$34];[.$AH$32:.$AH$34])));0)" office:value-type="float" office:value="0" calcext:value-type="float">
            <text:p>0</text:p>
          </table:table-cell>
          <table:table-cell table:style-name="ce218" table:formula="of:=IF([.D27]=&quot;w&quot;;(COM.MICROSOFT.IFS([.F27]=[.$AE$8];LOOKUP([.Y27];[.$AG$8:.$AG$10];[.$AH$8:.$AH$10]);[.F27]=[.$AE$11];LOOKUP([.Y27];[.$AG$11:.$AG$13];[.$AH$11:.$AH$13]);[.F27]=[.$AE$14];LOOKUP([.Y27];[.$AG$14:.$AG$16];[.$AH$14:.$AH$16]);[.F27]=[.$AE$17];LOOKUP([.Y27];[.$AG$17:.$AG$19];[.$AH$17:.$AH$19]);[.F27]=[.$AE$20];LOOKUP([.Y27];[.$AG$20:.$AG$22];[.$AH$20:.$AH$22]);[.F27]=[.$AE$23];LOOKUP([.Y27];[.$AG$23:.$AG$25];[.$AH$23:.$AH$25]);[.F27]=[.$AE$26];LOOKUP([.Y27];[.$AG$26:.$AG$28];[.$AH$26:.$AH$28]);[.F27]=[.$AE$29];LOOKUP([.Y27];[.$AG$29:.$AG$31];[.$AH$29:.$AH$31]);[.F27]=[.$AE$32];LOOKUP([.Y27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900" calcext:value-type="float">
            <text:p>900</text:p>
          </table:table-cell>
          <table:table-cell table:style-name="ce53" office:value-type="float" office:value="850" calcext:value-type="float">
            <text:p>850</text:p>
          </table:table-cell>
          <table:table-cell table:style-name="ce55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160" office:value-type="float" office:value="22" calcext:value-type="float">
            <text:p>22</text:p>
          </table:table-cell>
          <table:table-cell table:style-name="ce164" table:number-columns-repeated="2"/>
          <table:table-cell table:style-name="ce176" table:content-validation-name="val2"/>
          <table:table-cell table:style-name="ce183"/>
          <table:table-cell table:style-name="ce191" table:formula="of:=IF(ISBLANK([.E28]);&quot;&quot;;[.$H$1]-[.E28])">
            <text:p/>
          </table:table-cell>
          <table:table-cell table:style-name="ce195"/>
          <table:table-cell table:style-name="ce196" table:formula="of:=COM.MICROSOFT.IFS(ISBLANK([.G28]);0;[.G28]=0;0;[.$D28]=&quot;m&quot;;ROUNDDOWN((SQRT([.G28])-2.8)/0.011;0);[.$D28]=&quot;w&quot;;ROUNDDOWN((SQRT([.G28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28]);0;[.I28]=0;0;[.$D28]=&quot;m&quot;;ROUNDDOWN((SQRT([.I28])-1.936)/0.0124;0);[.$D28]=&quot;w&quot;;ROUNDDOWN((SQRT([.I28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28]);0;[.K28]=0;0;[.$D28]=&quot;m&quot;;ROUNDDOWN((SQRT([.K28])-1.15028)/0.00219;0);[.$D28]=&quot;w&quot;;ROUNDDOWN((SQRT([.K28])-1.0935)/0.00208;0))" office:value-type="float" office:value="0" calcext:value-type="float">
            <text:p>0</text:p>
          </table:table-cell>
          <table:table-cell table:style-name="ce201"/>
          <table:table-cell table:style-name="ce203" table:formula="of:=COM.MICROSOFT.IFS(ISBLANK([.M28]);0;[.M28]=0;0;[.$D28]=&quot;m&quot;;ROUNDDOWN((50/([.M28]+0.24)-3.79)/0.0069;0);[.$D28]=&quot;w&quot;;ROUNDDOWN((50/([.M28]+0.24)-3.648)/0.0066;0))" office:value-type="float" office:value="0" calcext:value-type="float">
            <text:p>0</text:p>
          </table:table-cell>
          <table:table-cell table:style-name="ce204"/>
          <table:table-cell table:style-name="ce206" table:formula="of:=COM.MICROSOFT.IFS(ISBLANK([.O28]);0;[.O28]=0;0;[.$D28]=&quot;m&quot;;ROUNDDOWN((75/([.O28]+0.24)-4.1)/0.00664;0);[.$D28]=&quot;w&quot;;ROUNDDOWN((75/([.O28]+0.24)-3.998)/0.0066;0))" office:value-type="float" office:value="0" calcext:value-type="float">
            <text:p>0</text:p>
          </table:table-cell>
          <table:table-cell table:style-name="ce207"/>
          <table:table-cell table:style-name="ce209" table:formula="of:=COM.MICROSOFT.IFS(ISBLANK([.Q28]);0;[.Q28]=0;0;[.$D28]=&quot;m&quot;;ROUNDDOWN((100/([.Q28]+0.24)-4.341)/0.00676;0);[.$D28]=&quot;w&quot;;ROUNDDOWN((100/([.Q28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28])*60+([.S28]-INT([.S28]))*100" office:value-type="float" office:value="0" calcext:value-type="float">
            <text:p>0</text:p>
          </table:table-cell>
          <table:table-cell table:style-name="ce212" table:formula="of:=COM.MICROSOFT.IFS(ISBLANK([.T28]);0;[.T28]=0;0;[.$D28]=&quot;m&quot;;&quot;1000m Pflicht&quot;;[.$D28]=&quot;w&quot;;ROUNDDOWN((800/[.T28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28])*60+([.V28]-INT([.V28]))*100" office:value-type="float" office:value="0" calcext:value-type="float">
            <text:p>0</text:p>
          </table:table-cell>
          <table:table-cell table:style-name="ce215" table:formula="of:=COM.MICROSOFT.IFS(ISBLANK([.V28]);0;[.V28]=0;0;[.$D28]=&quot;w&quot;;&quot;800m Pflicht&quot;;[.$D28]=&quot;m&quot;;ROUNDDOWN((1000/[.W28]-2.158)/0.006;0))" office:value-type="float" office:value="0" calcext:value-type="float">
            <text:p>0</text:p>
          </table:table-cell>
          <table:table-cell table:style-name="ce216" table:formula="of:=LARGE(([.H28]~[.J28]~[.L28]~[.N28]~[.O28]~[.R28]~[.U28]~[.X28]);1)+LARGE(([.H28]~[.J28]~[.L28]~[.N28]~[.O28]~[.R28]~[.U28]~[.X28]);2)+LARGE(([.H28]~[.J28]~[.L28]~[.N28]~[.O28]~[.R28]~[.U28]~[.X28]);3)" office:value-type="float" office:value="0" calcext:value-type="float">
            <text:p>0</text:p>
          </table:table-cell>
          <table:table-cell table:style-name="ce217" table:formula="of:=IF([.D28]=&quot;m&quot;;(COM.MICROSOFT.IFS([.F28]=[.$AE$8];LOOKUP([.Y28];[.$AF$8:.$AF$10];[.$AH$8:.$AH$10]);[.F28]=[.$AE$11];LOOKUP([.Y28];[.$AF$11:.$AF$13];[.$AH$11:.$AH$13]);[.F28]=[.$AE$14];LOOKUP([.Y28];[.$AF$14:.$AF$16];[.$AH$14:.$AH$16]);[.F28]=[.$AE$17];LOOKUP([.Y28];[.$AF$17:.$AF$19];[.$AH$17:.$AH$19]);[.F28]=[.$AE$20];LOOKUP([.Y28];[.$AF$20:.$AF$22];[.$AH$20:.$AH$22]);[.F28]=[.$AE$23];LOOKUP([.Y28];[.$AF$23:.$AF$25];[.$AH$23:.$AH$25]);[.F28]=[.$AE$26];LOOKUP([.Y28];[.$AF$26:.$AF$28];[.$AH$26:.$AH$28]);[.F28]=[.$AE$29];LOOKUP([.Y28];[.$AF$29:.$AF$31];[.$AH$29:.$AH$31]);[.F28]=[.$AE$32];LOOKUP([.Y28];[.$AF$32:.$AF$34];[.$AH$32:.$AH$34])));0)" office:value-type="float" office:value="0" calcext:value-type="float">
            <text:p>0</text:p>
          </table:table-cell>
          <table:table-cell table:style-name="ce218" table:formula="of:=IF([.D28]=&quot;w&quot;;(COM.MICROSOFT.IFS([.F28]=[.$AE$8];LOOKUP([.Y28];[.$AG$8:.$AG$10];[.$AH$8:.$AH$10]);[.F28]=[.$AE$11];LOOKUP([.Y28];[.$AG$11:.$AG$13];[.$AH$11:.$AH$13]);[.F28]=[.$AE$14];LOOKUP([.Y28];[.$AG$14:.$AG$16];[.$AH$14:.$AH$16]);[.F28]=[.$AE$17];LOOKUP([.Y28];[.$AG$17:.$AG$19];[.$AH$17:.$AH$19]);[.F28]=[.$AE$20];LOOKUP([.Y28];[.$AG$20:.$AG$22];[.$AH$20:.$AH$22]);[.F28]=[.$AE$23];LOOKUP([.Y28];[.$AG$23:.$AG$25];[.$AH$23:.$AH$25]);[.F28]=[.$AE$26];LOOKUP([.Y28];[.$AG$26:.$AG$28];[.$AH$26:.$AH$28]);[.F28]=[.$AE$29];LOOKUP([.Y28];[.$AG$29:.$AG$31];[.$AH$29:.$AH$31]);[.F28]=[.$AE$32];LOOKUP([.Y28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1125" calcext:value-type="float">
            <text:p>1125</text:p>
          </table:table-cell>
          <table:table-cell table:style-name="ce53" office:value-type="float" office:value="1050" calcext:value-type="float">
            <text:p>1050</text:p>
          </table:table-cell>
          <table:table-cell table:style-name="ce55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160" office:value-type="float" office:value="23" calcext:value-type="float">
            <text:p>23</text:p>
          </table:table-cell>
          <table:table-cell table:style-name="ce164" table:number-columns-repeated="2"/>
          <table:table-cell table:style-name="ce176" table:content-validation-name="val2"/>
          <table:table-cell table:style-name="ce183"/>
          <table:table-cell table:style-name="ce191" table:formula="of:=IF(ISBLANK([.E29]);&quot;&quot;;[.$H$1]-[.E29])">
            <text:p/>
          </table:table-cell>
          <table:table-cell table:style-name="ce195"/>
          <table:table-cell table:style-name="ce196" table:formula="of:=COM.MICROSOFT.IFS(ISBLANK([.G29]);0;[.G29]=0;0;[.$D29]=&quot;m&quot;;ROUNDDOWN((SQRT([.G29])-2.8)/0.011;0);[.$D29]=&quot;w&quot;;ROUNDDOWN((SQRT([.G29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29]);0;[.I29]=0;0;[.$D29]=&quot;m&quot;;ROUNDDOWN((SQRT([.I29])-1.936)/0.0124;0);[.$D29]=&quot;w&quot;;ROUNDDOWN((SQRT([.I29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29]);0;[.K29]=0;0;[.$D29]=&quot;m&quot;;ROUNDDOWN((SQRT([.K29])-1.15028)/0.00219;0);[.$D29]=&quot;w&quot;;ROUNDDOWN((SQRT([.K29])-1.0935)/0.00208;0))" office:value-type="float" office:value="0" calcext:value-type="float">
            <text:p>0</text:p>
          </table:table-cell>
          <table:table-cell table:style-name="ce201"/>
          <table:table-cell table:style-name="ce203" table:formula="of:=COM.MICROSOFT.IFS(ISBLANK([.M29]);0;[.M29]=0;0;[.$D29]=&quot;m&quot;;ROUNDDOWN((50/([.M29]+0.24)-3.79)/0.0069;0);[.$D29]=&quot;w&quot;;ROUNDDOWN((50/([.M29]+0.24)-3.648)/0.0066;0))" office:value-type="float" office:value="0" calcext:value-type="float">
            <text:p>0</text:p>
          </table:table-cell>
          <table:table-cell table:style-name="ce204"/>
          <table:table-cell table:style-name="ce206" table:formula="of:=COM.MICROSOFT.IFS(ISBLANK([.O29]);0;[.O29]=0;0;[.$D29]=&quot;m&quot;;ROUNDDOWN((75/([.O29]+0.24)-4.1)/0.00664;0);[.$D29]=&quot;w&quot;;ROUNDDOWN((75/([.O29]+0.24)-3.998)/0.0066;0))" office:value-type="float" office:value="0" calcext:value-type="float">
            <text:p>0</text:p>
          </table:table-cell>
          <table:table-cell table:style-name="ce207"/>
          <table:table-cell table:style-name="ce209" table:formula="of:=COM.MICROSOFT.IFS(ISBLANK([.Q29]);0;[.Q29]=0;0;[.$D29]=&quot;m&quot;;ROUNDDOWN((100/([.Q29]+0.24)-4.341)/0.00676;0);[.$D29]=&quot;w&quot;;ROUNDDOWN((100/([.Q29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29])*60+([.S29]-INT([.S29]))*100" office:value-type="float" office:value="0" calcext:value-type="float">
            <text:p>0</text:p>
          </table:table-cell>
          <table:table-cell table:style-name="ce212" table:formula="of:=COM.MICROSOFT.IFS(ISBLANK([.T29]);0;[.T29]=0;0;[.$D29]=&quot;m&quot;;&quot;1000m Pflicht&quot;;[.$D29]=&quot;w&quot;;ROUNDDOWN((800/[.T29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29])*60+([.V29]-INT([.V29]))*100" office:value-type="float" office:value="0" calcext:value-type="float">
            <text:p>0</text:p>
          </table:table-cell>
          <table:table-cell table:style-name="ce215" table:formula="of:=COM.MICROSOFT.IFS(ISBLANK([.V29]);0;[.V29]=0;0;[.$D29]=&quot;w&quot;;&quot;800m Pflicht&quot;;[.$D29]=&quot;m&quot;;ROUNDDOWN((1000/[.W29]-2.158)/0.006;0))" office:value-type="float" office:value="0" calcext:value-type="float">
            <text:p>0</text:p>
          </table:table-cell>
          <table:table-cell table:style-name="ce216" table:formula="of:=LARGE(([.H29]~[.J29]~[.L29]~[.N29]~[.O29]~[.R29]~[.U29]~[.X29]);1)+LARGE(([.H29]~[.J29]~[.L29]~[.N29]~[.O29]~[.R29]~[.U29]~[.X29]);2)+LARGE(([.H29]~[.J29]~[.L29]~[.N29]~[.O29]~[.R29]~[.U29]~[.X29]);3)" office:value-type="float" office:value="0" calcext:value-type="float">
            <text:p>0</text:p>
          </table:table-cell>
          <table:table-cell table:style-name="ce217" table:formula="of:=IF([.D29]=&quot;m&quot;;(COM.MICROSOFT.IFS([.F29]=[.$AE$8];LOOKUP([.Y29];[.$AF$8:.$AF$10];[.$AH$8:.$AH$10]);[.F29]=[.$AE$11];LOOKUP([.Y29];[.$AF$11:.$AF$13];[.$AH$11:.$AH$13]);[.F29]=[.$AE$14];LOOKUP([.Y29];[.$AF$14:.$AF$16];[.$AH$14:.$AH$16]);[.F29]=[.$AE$17];LOOKUP([.Y29];[.$AF$17:.$AF$19];[.$AH$17:.$AH$19]);[.F29]=[.$AE$20];LOOKUP([.Y29];[.$AF$20:.$AF$22];[.$AH$20:.$AH$22]);[.F29]=[.$AE$23];LOOKUP([.Y29];[.$AF$23:.$AF$25];[.$AH$23:.$AH$25]);[.F29]=[.$AE$26];LOOKUP([.Y29];[.$AF$26:.$AF$28];[.$AH$26:.$AH$28]);[.F29]=[.$AE$29];LOOKUP([.Y29];[.$AF$29:.$AF$31];[.$AH$29:.$AH$31]);[.F29]=[.$AE$32];LOOKUP([.Y29];[.$AF$32:.$AF$34];[.$AH$32:.$AH$34])));0)" office:value-type="float" office:value="0" calcext:value-type="float">
            <text:p>0</text:p>
          </table:table-cell>
          <table:table-cell table:style-name="ce218" table:formula="of:=IF([.D29]=&quot;w&quot;;(COM.MICROSOFT.IFS([.F29]=[.$AE$8];LOOKUP([.Y29];[.$AG$8:.$AG$10];[.$AH$8:.$AH$10]);[.F29]=[.$AE$11];LOOKUP([.Y29];[.$AG$11:.$AG$13];[.$AH$11:.$AH$13]);[.F29]=[.$AE$14];LOOKUP([.Y29];[.$AG$14:.$AG$16];[.$AH$14:.$AH$16]);[.F29]=[.$AE$17];LOOKUP([.Y29];[.$AG$17:.$AG$19];[.$AH$17:.$AH$19]);[.F29]=[.$AE$20];LOOKUP([.Y29];[.$AG$20:.$AG$22];[.$AH$20:.$AH$22]);[.F29]=[.$AE$23];LOOKUP([.Y29];[.$AG$23:.$AG$25];[.$AH$23:.$AH$25]);[.F29]=[.$AE$26];LOOKUP([.Y29];[.$AG$26:.$AG$28];[.$AH$26:.$AH$28]);[.F29]=[.$AE$29];LOOKUP([.Y29];[.$AG$29:.$AG$31];[.$AH$29:.$AH$31]);[.F29]=[.$AE$32];LOOKUP([.Y29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2" office:value-type="float" office:value="15" calcext:value-type="float" table:number-columns-spanned="1" table:number-rows-spanned="3">
            <text:p>15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160" office:value-type="float" office:value="24" calcext:value-type="float">
            <text:p>24</text:p>
          </table:table-cell>
          <table:table-cell table:style-name="ce164" table:number-columns-repeated="2"/>
          <table:table-cell table:style-name="ce176" table:content-validation-name="val2"/>
          <table:table-cell table:style-name="ce183"/>
          <table:table-cell table:style-name="ce191" table:formula="of:=IF(ISBLANK([.E30]);&quot;&quot;;[.$H$1]-[.E30])">
            <text:p/>
          </table:table-cell>
          <table:table-cell table:style-name="ce195"/>
          <table:table-cell table:style-name="ce196" table:formula="of:=COM.MICROSOFT.IFS(ISBLANK([.G30]);0;[.G30]=0;0;[.$D30]=&quot;m&quot;;ROUNDDOWN((SQRT([.G30])-2.8)/0.011;0);[.$D30]=&quot;w&quot;;ROUNDDOWN((SQRT([.G30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30]);0;[.I30]=0;0;[.$D30]=&quot;m&quot;;ROUNDDOWN((SQRT([.I30])-1.936)/0.0124;0);[.$D30]=&quot;w&quot;;ROUNDDOWN((SQRT([.I30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30]);0;[.K30]=0;0;[.$D30]=&quot;m&quot;;ROUNDDOWN((SQRT([.K30])-1.15028)/0.00219;0);[.$D30]=&quot;w&quot;;ROUNDDOWN((SQRT([.K30])-1.0935)/0.00208;0))" office:value-type="float" office:value="0" calcext:value-type="float">
            <text:p>0</text:p>
          </table:table-cell>
          <table:table-cell table:style-name="ce201"/>
          <table:table-cell table:style-name="ce203" table:formula="of:=COM.MICROSOFT.IFS(ISBLANK([.M30]);0;[.M30]=0;0;[.$D30]=&quot;m&quot;;ROUNDDOWN((50/([.M30]+0.24)-3.79)/0.0069;0);[.$D30]=&quot;w&quot;;ROUNDDOWN((50/([.M30]+0.24)-3.648)/0.0066;0))" office:value-type="float" office:value="0" calcext:value-type="float">
            <text:p>0</text:p>
          </table:table-cell>
          <table:table-cell table:style-name="ce204"/>
          <table:table-cell table:style-name="ce206" table:formula="of:=COM.MICROSOFT.IFS(ISBLANK([.O30]);0;[.O30]=0;0;[.$D30]=&quot;m&quot;;ROUNDDOWN((75/([.O30]+0.24)-4.1)/0.00664;0);[.$D30]=&quot;w&quot;;ROUNDDOWN((75/([.O30]+0.24)-3.998)/0.0066;0))" office:value-type="float" office:value="0" calcext:value-type="float">
            <text:p>0</text:p>
          </table:table-cell>
          <table:table-cell table:style-name="ce207"/>
          <table:table-cell table:style-name="ce209" table:formula="of:=COM.MICROSOFT.IFS(ISBLANK([.Q30]);0;[.Q30]=0;0;[.$D30]=&quot;m&quot;;ROUNDDOWN((100/([.Q30]+0.24)-4.341)/0.00676;0);[.$D30]=&quot;w&quot;;ROUNDDOWN((100/([.Q30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30])*60+([.S30]-INT([.S30]))*100" office:value-type="float" office:value="0" calcext:value-type="float">
            <text:p>0</text:p>
          </table:table-cell>
          <table:table-cell table:style-name="ce212" table:formula="of:=COM.MICROSOFT.IFS(ISBLANK([.T30]);0;[.T30]=0;0;[.$D30]=&quot;m&quot;;&quot;1000m Pflicht&quot;;[.$D30]=&quot;w&quot;;ROUNDDOWN((800/[.T30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30])*60+([.V30]-INT([.V30]))*100" office:value-type="float" office:value="0" calcext:value-type="float">
            <text:p>0</text:p>
          </table:table-cell>
          <table:table-cell table:style-name="ce215" table:formula="of:=COM.MICROSOFT.IFS(ISBLANK([.V30]);0;[.V30]=0;0;[.$D30]=&quot;w&quot;;&quot;800m Pflicht&quot;;[.$D30]=&quot;m&quot;;ROUNDDOWN((1000/[.W30]-2.158)/0.006;0))" office:value-type="float" office:value="0" calcext:value-type="float">
            <text:p>0</text:p>
          </table:table-cell>
          <table:table-cell table:style-name="ce216" table:formula="of:=LARGE(([.H30]~[.J30]~[.L30]~[.N30]~[.O30]~[.R30]~[.U30]~[.X30]);1)+LARGE(([.H30]~[.J30]~[.L30]~[.N30]~[.O30]~[.R30]~[.U30]~[.X30]);2)+LARGE(([.H30]~[.J30]~[.L30]~[.N30]~[.O30]~[.R30]~[.U30]~[.X30]);3)" office:value-type="float" office:value="0" calcext:value-type="float">
            <text:p>0</text:p>
          </table:table-cell>
          <table:table-cell table:style-name="ce217" table:formula="of:=IF([.D30]=&quot;m&quot;;(COM.MICROSOFT.IFS([.F30]=[.$AE$8];LOOKUP([.Y30];[.$AF$8:.$AF$10];[.$AH$8:.$AH$10]);[.F30]=[.$AE$11];LOOKUP([.Y30];[.$AF$11:.$AF$13];[.$AH$11:.$AH$13]);[.F30]=[.$AE$14];LOOKUP([.Y30];[.$AF$14:.$AF$16];[.$AH$14:.$AH$16]);[.F30]=[.$AE$17];LOOKUP([.Y30];[.$AF$17:.$AF$19];[.$AH$17:.$AH$19]);[.F30]=[.$AE$20];LOOKUP([.Y30];[.$AF$20:.$AF$22];[.$AH$20:.$AH$22]);[.F30]=[.$AE$23];LOOKUP([.Y30];[.$AF$23:.$AF$25];[.$AH$23:.$AH$25]);[.F30]=[.$AE$26];LOOKUP([.Y30];[.$AF$26:.$AF$28];[.$AH$26:.$AH$28]);[.F30]=[.$AE$29];LOOKUP([.Y30];[.$AF$29:.$AF$31];[.$AH$29:.$AH$31]);[.F30]=[.$AE$32];LOOKUP([.Y30];[.$AF$32:.$AF$34];[.$AH$32:.$AH$34])));0)" office:value-type="float" office:value="0" calcext:value-type="float">
            <text:p>0</text:p>
          </table:table-cell>
          <table:table-cell table:style-name="ce218" table:formula="of:=IF([.D30]=&quot;w&quot;;(COM.MICROSOFT.IFS([.F30]=[.$AE$8];LOOKUP([.Y30];[.$AG$8:.$AG$10];[.$AH$8:.$AH$10]);[.F30]=[.$AE$11];LOOKUP([.Y30];[.$AG$11:.$AG$13];[.$AH$11:.$AH$13]);[.F30]=[.$AE$14];LOOKUP([.Y30];[.$AG$14:.$AG$16];[.$AH$14:.$AH$16]);[.F30]=[.$AE$17];LOOKUP([.Y30];[.$AG$17:.$AG$19];[.$AH$17:.$AH$19]);[.F30]=[.$AE$20];LOOKUP([.Y30];[.$AG$20:.$AG$22];[.$AH$20:.$AH$22]);[.F30]=[.$AE$23];LOOKUP([.Y30];[.$AG$23:.$AG$25];[.$AH$23:.$AH$25]);[.F30]=[.$AE$26];LOOKUP([.Y30];[.$AG$26:.$AG$28];[.$AH$26:.$AH$28]);[.F30]=[.$AE$29];LOOKUP([.Y30];[.$AG$29:.$AG$31];[.$AH$29:.$AH$31]);[.F30]=[.$AE$32];LOOKUP([.Y30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975" calcext:value-type="float">
            <text:p>975</text:p>
          </table:table-cell>
          <table:table-cell table:style-name="ce54" office:value-type="float" office:value="875" calcext:value-type="float">
            <text:p>875</text:p>
          </table:table-cell>
          <table:table-cell table:style-name="ce56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160" office:value-type="float" office:value="25" calcext:value-type="float">
            <text:p>25</text:p>
          </table:table-cell>
          <table:table-cell table:style-name="ce164" table:number-columns-repeated="2"/>
          <table:table-cell table:style-name="ce176" table:content-validation-name="val2"/>
          <table:table-cell table:style-name="ce183"/>
          <table:table-cell table:style-name="ce191" table:formula="of:=IF(ISBLANK([.E31]);&quot;&quot;;[.$H$1]-[.E31])">
            <text:p/>
          </table:table-cell>
          <table:table-cell table:style-name="ce195"/>
          <table:table-cell table:style-name="ce196" table:formula="of:=COM.MICROSOFT.IFS(ISBLANK([.G31]);0;[.G31]=0;0;[.$D31]=&quot;m&quot;;ROUNDDOWN((SQRT([.G31])-2.8)/0.011;0);[.$D31]=&quot;w&quot;;ROUNDDOWN((SQRT([.G31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31]);0;[.I31]=0;0;[.$D31]=&quot;m&quot;;ROUNDDOWN((SQRT([.I31])-1.936)/0.0124;0);[.$D31]=&quot;w&quot;;ROUNDDOWN((SQRT([.I31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31]);0;[.K31]=0;0;[.$D31]=&quot;m&quot;;ROUNDDOWN((SQRT([.K31])-1.15028)/0.00219;0);[.$D31]=&quot;w&quot;;ROUNDDOWN((SQRT([.K31])-1.0935)/0.00208;0))" office:value-type="float" office:value="0" calcext:value-type="float">
            <text:p>0</text:p>
          </table:table-cell>
          <table:table-cell table:style-name="ce201"/>
          <table:table-cell table:style-name="ce203" table:formula="of:=COM.MICROSOFT.IFS(ISBLANK([.M31]);0;[.M31]=0;0;[.$D31]=&quot;m&quot;;ROUNDDOWN((50/([.M31]+0.24)-3.79)/0.0069;0);[.$D31]=&quot;w&quot;;ROUNDDOWN((50/([.M31]+0.24)-3.648)/0.0066;0))" office:value-type="float" office:value="0" calcext:value-type="float">
            <text:p>0</text:p>
          </table:table-cell>
          <table:table-cell table:style-name="ce204"/>
          <table:table-cell table:style-name="ce206" table:formula="of:=COM.MICROSOFT.IFS(ISBLANK([.O31]);0;[.O31]=0;0;[.$D31]=&quot;m&quot;;ROUNDDOWN((75/([.O31]+0.24)-4.1)/0.00664;0);[.$D31]=&quot;w&quot;;ROUNDDOWN((75/([.O31]+0.24)-3.998)/0.0066;0))" office:value-type="float" office:value="0" calcext:value-type="float">
            <text:p>0</text:p>
          </table:table-cell>
          <table:table-cell table:style-name="ce207"/>
          <table:table-cell table:style-name="ce209" table:formula="of:=COM.MICROSOFT.IFS(ISBLANK([.Q31]);0;[.Q31]=0;0;[.$D31]=&quot;m&quot;;ROUNDDOWN((100/([.Q31]+0.24)-4.341)/0.00676;0);[.$D31]=&quot;w&quot;;ROUNDDOWN((100/([.Q31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31])*60+([.S31]-INT([.S31]))*100" office:value-type="float" office:value="0" calcext:value-type="float">
            <text:p>0</text:p>
          </table:table-cell>
          <table:table-cell table:style-name="ce212" table:formula="of:=COM.MICROSOFT.IFS(ISBLANK([.T31]);0;[.T31]=0;0;[.$D31]=&quot;m&quot;;&quot;1000m Pflicht&quot;;[.$D31]=&quot;w&quot;;ROUNDDOWN((800/[.T31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31])*60+([.V31]-INT([.V31]))*100" office:value-type="float" office:value="0" calcext:value-type="float">
            <text:p>0</text:p>
          </table:table-cell>
          <table:table-cell table:style-name="ce215" table:formula="of:=COM.MICROSOFT.IFS(ISBLANK([.V31]);0;[.V31]=0;0;[.$D31]=&quot;w&quot;;&quot;800m Pflicht&quot;;[.$D31]=&quot;m&quot;;ROUNDDOWN((1000/[.W31]-2.158)/0.006;0))" office:value-type="float" office:value="0" calcext:value-type="float">
            <text:p>0</text:p>
          </table:table-cell>
          <table:table-cell table:style-name="ce216" table:formula="of:=LARGE(([.H31]~[.J31]~[.L31]~[.N31]~[.O31]~[.R31]~[.U31]~[.X31]);1)+LARGE(([.H31]~[.J31]~[.L31]~[.N31]~[.O31]~[.R31]~[.U31]~[.X31]);2)+LARGE(([.H31]~[.J31]~[.L31]~[.N31]~[.O31]~[.R31]~[.U31]~[.X31]);3)" office:value-type="float" office:value="0" calcext:value-type="float">
            <text:p>0</text:p>
          </table:table-cell>
          <table:table-cell table:style-name="ce217" table:formula="of:=IF([.D31]=&quot;m&quot;;(COM.MICROSOFT.IFS([.F31]=[.$AE$8];LOOKUP([.Y31];[.$AF$8:.$AF$10];[.$AH$8:.$AH$10]);[.F31]=[.$AE$11];LOOKUP([.Y31];[.$AF$11:.$AF$13];[.$AH$11:.$AH$13]);[.F31]=[.$AE$14];LOOKUP([.Y31];[.$AF$14:.$AF$16];[.$AH$14:.$AH$16]);[.F31]=[.$AE$17];LOOKUP([.Y31];[.$AF$17:.$AF$19];[.$AH$17:.$AH$19]);[.F31]=[.$AE$20];LOOKUP([.Y31];[.$AF$20:.$AF$22];[.$AH$20:.$AH$22]);[.F31]=[.$AE$23];LOOKUP([.Y31];[.$AF$23:.$AF$25];[.$AH$23:.$AH$25]);[.F31]=[.$AE$26];LOOKUP([.Y31];[.$AF$26:.$AF$28];[.$AH$26:.$AH$28]);[.F31]=[.$AE$29];LOOKUP([.Y31];[.$AF$29:.$AF$31];[.$AH$29:.$AH$31]);[.F31]=[.$AE$32];LOOKUP([.Y31];[.$AF$32:.$AF$34];[.$AH$32:.$AH$34])));0)" office:value-type="float" office:value="0" calcext:value-type="float">
            <text:p>0</text:p>
          </table:table-cell>
          <table:table-cell table:style-name="ce218" table:formula="of:=IF([.D31]=&quot;w&quot;;(COM.MICROSOFT.IFS([.F31]=[.$AE$8];LOOKUP([.Y31];[.$AG$8:.$AG$10];[.$AH$8:.$AH$10]);[.F31]=[.$AE$11];LOOKUP([.Y31];[.$AG$11:.$AG$13];[.$AH$11:.$AH$13]);[.F31]=[.$AE$14];LOOKUP([.Y31];[.$AG$14:.$AG$16];[.$AH$14:.$AH$16]);[.F31]=[.$AE$17];LOOKUP([.Y31];[.$AG$17:.$AG$19];[.$AH$17:.$AH$19]);[.F31]=[.$AE$20];LOOKUP([.Y31];[.$AG$20:.$AG$22];[.$AH$20:.$AH$22]);[.F31]=[.$AE$23];LOOKUP([.Y31];[.$AG$23:.$AG$25];[.$AH$23:.$AH$25]);[.F31]=[.$AE$26];LOOKUP([.Y31];[.$AG$26:.$AG$28];[.$AH$26:.$AH$28]);[.F31]=[.$AE$29];LOOKUP([.Y31];[.$AG$29:.$AG$31];[.$AH$29:.$AH$31]);[.F31]=[.$AE$32];LOOKUP([.Y31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1225" calcext:value-type="float">
            <text:p>1225</text:p>
          </table:table-cell>
          <table:table-cell table:style-name="ce54" office:value-type="float" office:value="1075" calcext:value-type="float">
            <text:p>1075</text:p>
          </table:table-cell>
          <table:table-cell table:style-name="ce56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160" office:value-type="float" office:value="26" calcext:value-type="float">
            <text:p>26</text:p>
          </table:table-cell>
          <table:table-cell table:style-name="ce164" table:number-columns-repeated="2"/>
          <table:table-cell table:style-name="ce176" table:content-validation-name="val2"/>
          <table:table-cell table:style-name="ce183"/>
          <table:table-cell table:style-name="ce191" table:formula="of:=IF(ISBLANK([.E32]);&quot;&quot;;[.$H$1]-[.E32])">
            <text:p/>
          </table:table-cell>
          <table:table-cell table:style-name="ce195"/>
          <table:table-cell table:style-name="ce196" table:formula="of:=COM.MICROSOFT.IFS(ISBLANK([.G32]);0;[.G32]=0;0;[.$D32]=&quot;m&quot;;ROUNDDOWN((SQRT([.G32])-2.8)/0.011;0);[.$D32]=&quot;w&quot;;ROUNDDOWN((SQRT([.G32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32]);0;[.I32]=0;0;[.$D32]=&quot;m&quot;;ROUNDDOWN((SQRT([.I32])-1.936)/0.0124;0);[.$D32]=&quot;w&quot;;ROUNDDOWN((SQRT([.I32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32]);0;[.K32]=0;0;[.$D32]=&quot;m&quot;;ROUNDDOWN((SQRT([.K32])-1.15028)/0.00219;0);[.$D32]=&quot;w&quot;;ROUNDDOWN((SQRT([.K32])-1.0935)/0.00208;0))" office:value-type="float" office:value="0" calcext:value-type="float">
            <text:p>0</text:p>
          </table:table-cell>
          <table:table-cell table:style-name="ce201"/>
          <table:table-cell table:style-name="ce203" table:formula="of:=COM.MICROSOFT.IFS(ISBLANK([.M32]);0;[.M32]=0;0;[.$D32]=&quot;m&quot;;ROUNDDOWN((50/([.M32]+0.24)-3.79)/0.0069;0);[.$D32]=&quot;w&quot;;ROUNDDOWN((50/([.M32]+0.24)-3.648)/0.0066;0))" office:value-type="float" office:value="0" calcext:value-type="float">
            <text:p>0</text:p>
          </table:table-cell>
          <table:table-cell table:style-name="ce204"/>
          <table:table-cell table:style-name="ce206" table:formula="of:=COM.MICROSOFT.IFS(ISBLANK([.O32]);0;[.O32]=0;0;[.$D32]=&quot;m&quot;;ROUNDDOWN((75/([.O32]+0.24)-4.1)/0.00664;0);[.$D32]=&quot;w&quot;;ROUNDDOWN((75/([.O32]+0.24)-3.998)/0.0066;0))" office:value-type="float" office:value="0" calcext:value-type="float">
            <text:p>0</text:p>
          </table:table-cell>
          <table:table-cell table:style-name="ce207"/>
          <table:table-cell table:style-name="ce209" table:formula="of:=COM.MICROSOFT.IFS(ISBLANK([.Q32]);0;[.Q32]=0;0;[.$D32]=&quot;m&quot;;ROUNDDOWN((100/([.Q32]+0.24)-4.341)/0.00676;0);[.$D32]=&quot;w&quot;;ROUNDDOWN((100/([.Q32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32])*60+([.S32]-INT([.S32]))*100" office:value-type="float" office:value="0" calcext:value-type="float">
            <text:p>0</text:p>
          </table:table-cell>
          <table:table-cell table:style-name="ce212" table:formula="of:=COM.MICROSOFT.IFS(ISBLANK([.T32]);0;[.T32]=0;0;[.$D32]=&quot;m&quot;;&quot;1000m Pflicht&quot;;[.$D32]=&quot;w&quot;;ROUNDDOWN((800/[.T32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32])*60+([.V32]-INT([.V32]))*100" office:value-type="float" office:value="0" calcext:value-type="float">
            <text:p>0</text:p>
          </table:table-cell>
          <table:table-cell table:style-name="ce215" table:formula="of:=COM.MICROSOFT.IFS(ISBLANK([.V32]);0;[.V32]=0;0;[.$D32]=&quot;w&quot;;&quot;800m Pflicht&quot;;[.$D32]=&quot;m&quot;;ROUNDDOWN((1000/[.W32]-2.158)/0.006;0))" office:value-type="float" office:value="0" calcext:value-type="float">
            <text:p>0</text:p>
          </table:table-cell>
          <table:table-cell table:style-name="ce216" table:formula="of:=LARGE(([.H32]~[.J32]~[.L32]~[.N32]~[.O32]~[.R32]~[.U32]~[.X32]);1)+LARGE(([.H32]~[.J32]~[.L32]~[.N32]~[.O32]~[.R32]~[.U32]~[.X32]);2)+LARGE(([.H32]~[.J32]~[.L32]~[.N32]~[.O32]~[.R32]~[.U32]~[.X32]);3)" office:value-type="float" office:value="0" calcext:value-type="float">
            <text:p>0</text:p>
          </table:table-cell>
          <table:table-cell table:style-name="ce217" table:formula="of:=IF([.D32]=&quot;m&quot;;(COM.MICROSOFT.IFS([.F32]=[.$AE$8];LOOKUP([.Y32];[.$AF$8:.$AF$10];[.$AH$8:.$AH$10]);[.F32]=[.$AE$11];LOOKUP([.Y32];[.$AF$11:.$AF$13];[.$AH$11:.$AH$13]);[.F32]=[.$AE$14];LOOKUP([.Y32];[.$AF$14:.$AF$16];[.$AH$14:.$AH$16]);[.F32]=[.$AE$17];LOOKUP([.Y32];[.$AF$17:.$AF$19];[.$AH$17:.$AH$19]);[.F32]=[.$AE$20];LOOKUP([.Y32];[.$AF$20:.$AF$22];[.$AH$20:.$AH$22]);[.F32]=[.$AE$23];LOOKUP([.Y32];[.$AF$23:.$AF$25];[.$AH$23:.$AH$25]);[.F32]=[.$AE$26];LOOKUP([.Y32];[.$AF$26:.$AF$28];[.$AH$26:.$AH$28]);[.F32]=[.$AE$29];LOOKUP([.Y32];[.$AF$29:.$AF$31];[.$AH$29:.$AH$31]);[.F32]=[.$AE$32];LOOKUP([.Y32];[.$AF$32:.$AF$34];[.$AH$32:.$AH$34])));0)" office:value-type="float" office:value="0" calcext:value-type="float">
            <text:p>0</text:p>
          </table:table-cell>
          <table:table-cell table:style-name="ce218" table:formula="of:=IF([.D32]=&quot;w&quot;;(COM.MICROSOFT.IFS([.F32]=[.$AE$8];LOOKUP([.Y32];[.$AG$8:.$AG$10];[.$AH$8:.$AH$10]);[.F32]=[.$AE$11];LOOKUP([.Y32];[.$AG$11:.$AG$13];[.$AH$11:.$AH$13]);[.F32]=[.$AE$14];LOOKUP([.Y32];[.$AG$14:.$AG$16];[.$AH$14:.$AH$16]);[.F32]=[.$AE$17];LOOKUP([.Y32];[.$AG$17:.$AG$19];[.$AH$17:.$AH$19]);[.F32]=[.$AE$20];LOOKUP([.Y32];[.$AG$20:.$AG$22];[.$AH$20:.$AH$22]);[.F32]=[.$AE$23];LOOKUP([.Y32];[.$AG$23:.$AG$25];[.$AH$23:.$AH$25]);[.F32]=[.$AE$26];LOOKUP([.Y32];[.$AG$26:.$AG$28];[.$AH$26:.$AH$28]);[.F32]=[.$AE$29];LOOKUP([.Y32];[.$AG$29:.$AG$31];[.$AH$29:.$AH$31]);[.F32]=[.$AE$32];LOOKUP([.Y32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1" office:value-type="float" office:value="16" calcext:value-type="float" table:number-columns-spanned="1" table:number-rows-spanned="3">
            <text:p>16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160" office:value-type="float" office:value="27" calcext:value-type="float">
            <text:p>27</text:p>
          </table:table-cell>
          <table:table-cell table:style-name="ce164" table:number-columns-repeated="2"/>
          <table:table-cell table:style-name="ce176" table:content-validation-name="val2"/>
          <table:table-cell table:style-name="ce183"/>
          <table:table-cell table:style-name="ce191" table:formula="of:=IF(ISBLANK([.E33]);&quot;&quot;;[.$H$1]-[.E33])">
            <text:p/>
          </table:table-cell>
          <table:table-cell table:style-name="ce195"/>
          <table:table-cell table:style-name="ce196" table:formula="of:=COM.MICROSOFT.IFS(ISBLANK([.G33]);0;[.G33]=0;0;[.$D33]=&quot;m&quot;;ROUNDDOWN((SQRT([.G33])-2.8)/0.011;0);[.$D33]=&quot;w&quot;;ROUNDDOWN((SQRT([.G33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33]);0;[.I33]=0;0;[.$D33]=&quot;m&quot;;ROUNDDOWN((SQRT([.I33])-1.936)/0.0124;0);[.$D33]=&quot;w&quot;;ROUNDDOWN((SQRT([.I33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33]);0;[.K33]=0;0;[.$D33]=&quot;m&quot;;ROUNDDOWN((SQRT([.K33])-1.15028)/0.00219;0);[.$D33]=&quot;w&quot;;ROUNDDOWN((SQRT([.K33])-1.0935)/0.00208;0))" office:value-type="float" office:value="0" calcext:value-type="float">
            <text:p>0</text:p>
          </table:table-cell>
          <table:table-cell table:style-name="ce201"/>
          <table:table-cell table:style-name="ce203" table:formula="of:=COM.MICROSOFT.IFS(ISBLANK([.M33]);0;[.M33]=0;0;[.$D33]=&quot;m&quot;;ROUNDDOWN((50/([.M33]+0.24)-3.79)/0.0069;0);[.$D33]=&quot;w&quot;;ROUNDDOWN((50/([.M33]+0.24)-3.648)/0.0066;0))" office:value-type="float" office:value="0" calcext:value-type="float">
            <text:p>0</text:p>
          </table:table-cell>
          <table:table-cell table:style-name="ce204"/>
          <table:table-cell table:style-name="ce206" table:formula="of:=COM.MICROSOFT.IFS(ISBLANK([.O33]);0;[.O33]=0;0;[.$D33]=&quot;m&quot;;ROUNDDOWN((75/([.O33]+0.24)-4.1)/0.00664;0);[.$D33]=&quot;w&quot;;ROUNDDOWN((75/([.O33]+0.24)-3.998)/0.0066;0))" office:value-type="float" office:value="0" calcext:value-type="float">
            <text:p>0</text:p>
          </table:table-cell>
          <table:table-cell table:style-name="ce207"/>
          <table:table-cell table:style-name="ce209" table:formula="of:=COM.MICROSOFT.IFS(ISBLANK([.Q33]);0;[.Q33]=0;0;[.$D33]=&quot;m&quot;;ROUNDDOWN((100/([.Q33]+0.24)-4.341)/0.00676;0);[.$D33]=&quot;w&quot;;ROUNDDOWN((100/([.Q33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33])*60+([.S33]-INT([.S33]))*100" office:value-type="float" office:value="0" calcext:value-type="float">
            <text:p>0</text:p>
          </table:table-cell>
          <table:table-cell table:style-name="ce212" table:formula="of:=COM.MICROSOFT.IFS(ISBLANK([.T33]);0;[.T33]=0;0;[.$D33]=&quot;m&quot;;&quot;1000m Pflicht&quot;;[.$D33]=&quot;w&quot;;ROUNDDOWN((800/[.T33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33])*60+([.V33]-INT([.V33]))*100" office:value-type="float" office:value="0" calcext:value-type="float">
            <text:p>0</text:p>
          </table:table-cell>
          <table:table-cell table:style-name="ce215" table:formula="of:=COM.MICROSOFT.IFS(ISBLANK([.V33]);0;[.V33]=0;0;[.$D33]=&quot;w&quot;;&quot;800m Pflicht&quot;;[.$D33]=&quot;m&quot;;ROUNDDOWN((1000/[.W33]-2.158)/0.006;0))" office:value-type="float" office:value="0" calcext:value-type="float">
            <text:p>0</text:p>
          </table:table-cell>
          <table:table-cell table:style-name="ce216" table:formula="of:=LARGE(([.H33]~[.J33]~[.L33]~[.N33]~[.O33]~[.R33]~[.U33]~[.X33]);1)+LARGE(([.H33]~[.J33]~[.L33]~[.N33]~[.O33]~[.R33]~[.U33]~[.X33]);2)+LARGE(([.H33]~[.J33]~[.L33]~[.N33]~[.O33]~[.R33]~[.U33]~[.X33]);3)" office:value-type="float" office:value="0" calcext:value-type="float">
            <text:p>0</text:p>
          </table:table-cell>
          <table:table-cell table:style-name="ce217" table:formula="of:=IF([.D33]=&quot;m&quot;;(COM.MICROSOFT.IFS([.F33]=[.$AE$8];LOOKUP([.Y33];[.$AF$8:.$AF$10];[.$AH$8:.$AH$10]);[.F33]=[.$AE$11];LOOKUP([.Y33];[.$AF$11:.$AF$13];[.$AH$11:.$AH$13]);[.F33]=[.$AE$14];LOOKUP([.Y33];[.$AF$14:.$AF$16];[.$AH$14:.$AH$16]);[.F33]=[.$AE$17];LOOKUP([.Y33];[.$AF$17:.$AF$19];[.$AH$17:.$AH$19]);[.F33]=[.$AE$20];LOOKUP([.Y33];[.$AF$20:.$AF$22];[.$AH$20:.$AH$22]);[.F33]=[.$AE$23];LOOKUP([.Y33];[.$AF$23:.$AF$25];[.$AH$23:.$AH$25]);[.F33]=[.$AE$26];LOOKUP([.Y33];[.$AF$26:.$AF$28];[.$AH$26:.$AH$28]);[.F33]=[.$AE$29];LOOKUP([.Y33];[.$AF$29:.$AF$31];[.$AH$29:.$AH$31]);[.F33]=[.$AE$32];LOOKUP([.Y33];[.$AF$32:.$AF$34];[.$AH$32:.$AH$34])));0)" office:value-type="float" office:value="0" calcext:value-type="float">
            <text:p>0</text:p>
          </table:table-cell>
          <table:table-cell table:style-name="ce218" table:formula="of:=IF([.D33]=&quot;w&quot;;(COM.MICROSOFT.IFS([.F33]=[.$AE$8];LOOKUP([.Y33];[.$AG$8:.$AG$10];[.$AH$8:.$AH$10]);[.F33]=[.$AE$11];LOOKUP([.Y33];[.$AG$11:.$AG$13];[.$AH$11:.$AH$13]);[.F33]=[.$AE$14];LOOKUP([.Y33];[.$AG$14:.$AG$16];[.$AH$14:.$AH$16]);[.F33]=[.$AE$17];LOOKUP([.Y33];[.$AG$17:.$AG$19];[.$AH$17:.$AH$19]);[.F33]=[.$AE$20];LOOKUP([.Y33];[.$AG$20:.$AG$22];[.$AH$20:.$AH$22]);[.F33]=[.$AE$23];LOOKUP([.Y33];[.$AG$23:.$AG$25];[.$AH$23:.$AH$25]);[.F33]=[.$AE$26];LOOKUP([.Y33];[.$AG$26:.$AG$28];[.$AH$26:.$AH$28]);[.F33]=[.$AE$29];LOOKUP([.Y33];[.$AG$29:.$AG$31];[.$AH$29:.$AH$31]);[.F33]=[.$AE$32];LOOKUP([.Y33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1050" calcext:value-type="float">
            <text:p>1050</text:p>
          </table:table-cell>
          <table:table-cell table:style-name="ce53" office:value-type="float" office:value="900" calcext:value-type="float">
            <text:p>900</text:p>
          </table:table-cell>
          <table:table-cell table:style-name="ce55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160" office:value-type="float" office:value="28" calcext:value-type="float">
            <text:p>28</text:p>
          </table:table-cell>
          <table:table-cell table:style-name="ce164" table:number-columns-repeated="2"/>
          <table:table-cell table:style-name="ce176" table:content-validation-name="val2"/>
          <table:table-cell table:style-name="ce183"/>
          <table:table-cell table:style-name="ce191" table:formula="of:=IF(ISBLANK([.E34]);&quot;&quot;;[.$H$1]-[.E34])">
            <text:p/>
          </table:table-cell>
          <table:table-cell table:style-name="ce195"/>
          <table:table-cell table:style-name="ce196" table:formula="of:=COM.MICROSOFT.IFS(ISBLANK([.G34]);0;[.G34]=0;0;[.$D34]=&quot;m&quot;;ROUNDDOWN((SQRT([.G34])-2.8)/0.011;0);[.$D34]=&quot;w&quot;;ROUNDDOWN((SQRT([.G34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34]);0;[.I34]=0;0;[.$D34]=&quot;m&quot;;ROUNDDOWN((SQRT([.I34])-1.936)/0.0124;0);[.$D34]=&quot;w&quot;;ROUNDDOWN((SQRT([.I34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34]);0;[.K34]=0;0;[.$D34]=&quot;m&quot;;ROUNDDOWN((SQRT([.K34])-1.15028)/0.00219;0);[.$D34]=&quot;w&quot;;ROUNDDOWN((SQRT([.K34])-1.0935)/0.00208;0))" office:value-type="float" office:value="0" calcext:value-type="float">
            <text:p>0</text:p>
          </table:table-cell>
          <table:table-cell table:style-name="ce201"/>
          <table:table-cell table:style-name="ce203" table:formula="of:=COM.MICROSOFT.IFS(ISBLANK([.M34]);0;[.M34]=0;0;[.$D34]=&quot;m&quot;;ROUNDDOWN((50/([.M34]+0.24)-3.79)/0.0069;0);[.$D34]=&quot;w&quot;;ROUNDDOWN((50/([.M34]+0.24)-3.648)/0.0066;0))" office:value-type="float" office:value="0" calcext:value-type="float">
            <text:p>0</text:p>
          </table:table-cell>
          <table:table-cell table:style-name="ce204"/>
          <table:table-cell table:style-name="ce206" table:formula="of:=COM.MICROSOFT.IFS(ISBLANK([.O34]);0;[.O34]=0;0;[.$D34]=&quot;m&quot;;ROUNDDOWN((75/([.O34]+0.24)-4.1)/0.00664;0);[.$D34]=&quot;w&quot;;ROUNDDOWN((75/([.O34]+0.24)-3.998)/0.0066;0))" office:value-type="float" office:value="0" calcext:value-type="float">
            <text:p>0</text:p>
          </table:table-cell>
          <table:table-cell table:style-name="ce207"/>
          <table:table-cell table:style-name="ce209" table:formula="of:=COM.MICROSOFT.IFS(ISBLANK([.Q34]);0;[.Q34]=0;0;[.$D34]=&quot;m&quot;;ROUNDDOWN((100/([.Q34]+0.24)-4.341)/0.00676;0);[.$D34]=&quot;w&quot;;ROUNDDOWN((100/([.Q34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34])*60+([.S34]-INT([.S34]))*100" office:value-type="float" office:value="0" calcext:value-type="float">
            <text:p>0</text:p>
          </table:table-cell>
          <table:table-cell table:style-name="ce212" table:formula="of:=COM.MICROSOFT.IFS(ISBLANK([.T34]);0;[.T34]=0;0;[.$D34]=&quot;m&quot;;&quot;1000m Pflicht&quot;;[.$D34]=&quot;w&quot;;ROUNDDOWN((800/[.T34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34])*60+([.V34]-INT([.V34]))*100" office:value-type="float" office:value="0" calcext:value-type="float">
            <text:p>0</text:p>
          </table:table-cell>
          <table:table-cell table:style-name="ce215" table:formula="of:=COM.MICROSOFT.IFS(ISBLANK([.V34]);0;[.V34]=0;0;[.$D34]=&quot;w&quot;;&quot;800m Pflicht&quot;;[.$D34]=&quot;m&quot;;ROUNDDOWN((1000/[.W34]-2.158)/0.006;0))" office:value-type="float" office:value="0" calcext:value-type="float">
            <text:p>0</text:p>
          </table:table-cell>
          <table:table-cell table:style-name="ce216" table:formula="of:=LARGE(([.H34]~[.J34]~[.L34]~[.N34]~[.O34]~[.R34]~[.U34]~[.X34]);1)+LARGE(([.H34]~[.J34]~[.L34]~[.N34]~[.O34]~[.R34]~[.U34]~[.X34]);2)+LARGE(([.H34]~[.J34]~[.L34]~[.N34]~[.O34]~[.R34]~[.U34]~[.X34]);3)" office:value-type="float" office:value="0" calcext:value-type="float">
            <text:p>0</text:p>
          </table:table-cell>
          <table:table-cell table:style-name="ce217" table:formula="of:=IF([.D34]=&quot;m&quot;;(COM.MICROSOFT.IFS([.F34]=[.$AE$8];LOOKUP([.Y34];[.$AF$8:.$AF$10];[.$AH$8:.$AH$10]);[.F34]=[.$AE$11];LOOKUP([.Y34];[.$AF$11:.$AF$13];[.$AH$11:.$AH$13]);[.F34]=[.$AE$14];LOOKUP([.Y34];[.$AF$14:.$AF$16];[.$AH$14:.$AH$16]);[.F34]=[.$AE$17];LOOKUP([.Y34];[.$AF$17:.$AF$19];[.$AH$17:.$AH$19]);[.F34]=[.$AE$20];LOOKUP([.Y34];[.$AF$20:.$AF$22];[.$AH$20:.$AH$22]);[.F34]=[.$AE$23];LOOKUP([.Y34];[.$AF$23:.$AF$25];[.$AH$23:.$AH$25]);[.F34]=[.$AE$26];LOOKUP([.Y34];[.$AF$26:.$AF$28];[.$AH$26:.$AH$28]);[.F34]=[.$AE$29];LOOKUP([.Y34];[.$AF$29:.$AF$31];[.$AH$29:.$AH$31]);[.F34]=[.$AE$32];LOOKUP([.Y34];[.$AF$32:.$AF$34];[.$AH$32:.$AH$34])));0)" office:value-type="float" office:value="0" calcext:value-type="float">
            <text:p>0</text:p>
          </table:table-cell>
          <table:table-cell table:style-name="ce218" table:formula="of:=IF([.D34]=&quot;w&quot;;(COM.MICROSOFT.IFS([.F34]=[.$AE$8];LOOKUP([.Y34];[.$AG$8:.$AG$10];[.$AH$8:.$AH$10]);[.F34]=[.$AE$11];LOOKUP([.Y34];[.$AG$11:.$AG$13];[.$AH$11:.$AH$13]);[.F34]=[.$AE$14];LOOKUP([.Y34];[.$AG$14:.$AG$16];[.$AH$14:.$AH$16]);[.F34]=[.$AE$17];LOOKUP([.Y34];[.$AG$17:.$AG$19];[.$AH$17:.$AH$19]);[.F34]=[.$AE$20];LOOKUP([.Y34];[.$AG$20:.$AG$22];[.$AH$20:.$AH$22]);[.F34]=[.$AE$23];LOOKUP([.Y34];[.$AG$23:.$AG$25];[.$AH$23:.$AH$25]);[.F34]=[.$AE$26];LOOKUP([.Y34];[.$AG$26:.$AG$28];[.$AH$26:.$AH$28]);[.F34]=[.$AE$29];LOOKUP([.Y34];[.$AG$29:.$AG$31];[.$AH$29:.$AH$31]);[.F34]=[.$AE$32];LOOKUP([.Y34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1325" calcext:value-type="float">
            <text:p>1325</text:p>
          </table:table-cell>
          <table:table-cell table:style-name="ce53" office:value-type="float" office:value="1100" calcext:value-type="float">
            <text:p>1100</text:p>
          </table:table-cell>
          <table:table-cell table:style-name="ce55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160" office:value-type="float" office:value="29" calcext:value-type="float">
            <text:p>29</text:p>
          </table:table-cell>
          <table:table-cell table:style-name="ce164" table:number-columns-repeated="2"/>
          <table:table-cell table:style-name="ce176" table:content-validation-name="val2"/>
          <table:table-cell table:style-name="ce183"/>
          <table:table-cell table:style-name="ce191" table:formula="of:=IF(ISBLANK([.E35]);&quot;&quot;;[.$H$1]-[.E35])">
            <text:p/>
          </table:table-cell>
          <table:table-cell table:style-name="ce195"/>
          <table:table-cell table:style-name="ce196" table:formula="of:=COM.MICROSOFT.IFS(ISBLANK([.G35]);0;[.G35]=0;0;[.$D35]=&quot;m&quot;;ROUNDDOWN((SQRT([.G35])-2.8)/0.011;0);[.$D35]=&quot;w&quot;;ROUNDDOWN((SQRT([.G35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35]);0;[.I35]=0;0;[.$D35]=&quot;m&quot;;ROUNDDOWN((SQRT([.I35])-1.936)/0.0124;0);[.$D35]=&quot;w&quot;;ROUNDDOWN((SQRT([.I35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35]);0;[.K35]=0;0;[.$D35]=&quot;m&quot;;ROUNDDOWN((SQRT([.K35])-1.15028)/0.00219;0);[.$D35]=&quot;w&quot;;ROUNDDOWN((SQRT([.K35])-1.0935)/0.00208;0))" office:value-type="float" office:value="0" calcext:value-type="float">
            <text:p>0</text:p>
          </table:table-cell>
          <table:table-cell table:style-name="ce201"/>
          <table:table-cell table:style-name="ce203" table:formula="of:=COM.MICROSOFT.IFS(ISBLANK([.M35]);0;[.M35]=0;0;[.$D35]=&quot;m&quot;;ROUNDDOWN((50/([.M35]+0.24)-3.79)/0.0069;0);[.$D35]=&quot;w&quot;;ROUNDDOWN((50/([.M35]+0.24)-3.648)/0.0066;0))" office:value-type="float" office:value="0" calcext:value-type="float">
            <text:p>0</text:p>
          </table:table-cell>
          <table:table-cell table:style-name="ce204"/>
          <table:table-cell table:style-name="ce206" table:formula="of:=COM.MICROSOFT.IFS(ISBLANK([.O35]);0;[.O35]=0;0;[.$D35]=&quot;m&quot;;ROUNDDOWN((75/([.O35]+0.24)-4.1)/0.00664;0);[.$D35]=&quot;w&quot;;ROUNDDOWN((75/([.O35]+0.24)-3.998)/0.0066;0))" office:value-type="float" office:value="0" calcext:value-type="float">
            <text:p>0</text:p>
          </table:table-cell>
          <table:table-cell table:style-name="ce207"/>
          <table:table-cell table:style-name="ce209" table:formula="of:=COM.MICROSOFT.IFS(ISBLANK([.Q35]);0;[.Q35]=0;0;[.$D35]=&quot;m&quot;;ROUNDDOWN((100/([.Q35]+0.24)-4.341)/0.00676;0);[.$D35]=&quot;w&quot;;ROUNDDOWN((100/([.Q35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35])*60+([.S35]-INT([.S35]))*100" office:value-type="float" office:value="0" calcext:value-type="float">
            <text:p>0</text:p>
          </table:table-cell>
          <table:table-cell table:style-name="ce212" table:formula="of:=COM.MICROSOFT.IFS(ISBLANK([.T35]);0;[.T35]=0;0;[.$D35]=&quot;m&quot;;&quot;1000m Pflicht&quot;;[.$D35]=&quot;w&quot;;ROUNDDOWN((800/[.T35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35])*60+([.V35]-INT([.V35]))*100" office:value-type="float" office:value="0" calcext:value-type="float">
            <text:p>0</text:p>
          </table:table-cell>
          <table:table-cell table:style-name="ce215" table:formula="of:=COM.MICROSOFT.IFS(ISBLANK([.V35]);0;[.V35]=0;0;[.$D35]=&quot;w&quot;;&quot;800m Pflicht&quot;;[.$D35]=&quot;m&quot;;ROUNDDOWN((1000/[.W35]-2.158)/0.006;0))" office:value-type="float" office:value="0" calcext:value-type="float">
            <text:p>0</text:p>
          </table:table-cell>
          <table:table-cell table:style-name="ce216" table:formula="of:=LARGE(([.H35]~[.J35]~[.L35]~[.N35]~[.O35]~[.R35]~[.U35]~[.X35]);1)+LARGE(([.H35]~[.J35]~[.L35]~[.N35]~[.O35]~[.R35]~[.U35]~[.X35]);2)+LARGE(([.H35]~[.J35]~[.L35]~[.N35]~[.O35]~[.R35]~[.U35]~[.X35]);3)" office:value-type="float" office:value="0" calcext:value-type="float">
            <text:p>0</text:p>
          </table:table-cell>
          <table:table-cell table:style-name="ce217" table:formula="of:=IF([.D35]=&quot;m&quot;;(COM.MICROSOFT.IFS([.F35]=[.$AE$8];LOOKUP([.Y35];[.$AF$8:.$AF$10];[.$AH$8:.$AH$10]);[.F35]=[.$AE$11];LOOKUP([.Y35];[.$AF$11:.$AF$13];[.$AH$11:.$AH$13]);[.F35]=[.$AE$14];LOOKUP([.Y35];[.$AF$14:.$AF$16];[.$AH$14:.$AH$16]);[.F35]=[.$AE$17];LOOKUP([.Y35];[.$AF$17:.$AF$19];[.$AH$17:.$AH$19]);[.F35]=[.$AE$20];LOOKUP([.Y35];[.$AF$20:.$AF$22];[.$AH$20:.$AH$22]);[.F35]=[.$AE$23];LOOKUP([.Y35];[.$AF$23:.$AF$25];[.$AH$23:.$AH$25]);[.F35]=[.$AE$26];LOOKUP([.Y35];[.$AF$26:.$AF$28];[.$AH$26:.$AH$28]);[.F35]=[.$AE$29];LOOKUP([.Y35];[.$AF$29:.$AF$31];[.$AH$29:.$AH$31]);[.F35]=[.$AE$32];LOOKUP([.Y35];[.$AF$32:.$AF$34];[.$AH$32:.$AH$34])));0)" office:value-type="float" office:value="0" calcext:value-type="float">
            <text:p>0</text:p>
          </table:table-cell>
          <table:table-cell table:style-name="ce218" table:formula="of:=IF([.D35]=&quot;w&quot;;(COM.MICROSOFT.IFS([.F35]=[.$AE$8];LOOKUP([.Y35];[.$AG$8:.$AG$10];[.$AH$8:.$AH$10]);[.F35]=[.$AE$11];LOOKUP([.Y35];[.$AG$11:.$AG$13];[.$AH$11:.$AH$13]);[.F35]=[.$AE$14];LOOKUP([.Y35];[.$AG$14:.$AG$16];[.$AH$14:.$AH$16]);[.F35]=[.$AE$17];LOOKUP([.Y35];[.$AG$17:.$AG$19];[.$AH$17:.$AH$19]);[.F35]=[.$AE$20];LOOKUP([.Y35];[.$AG$20:.$AG$22];[.$AH$20:.$AH$22]);[.F35]=[.$AE$23];LOOKUP([.Y35];[.$AG$23:.$AG$25];[.$AH$23:.$AH$25]);[.F35]=[.$AE$26];LOOKUP([.Y35];[.$AG$26:.$AG$28];[.$AH$26:.$AH$28]);[.F35]=[.$AE$29];LOOKUP([.Y35];[.$AG$29:.$AG$31];[.$AH$29:.$AH$31]);[.F35]=[.$AE$32];LOOKUP([.Y35];[.$AG$32:.$AG$34];[.$AH$32:.$AH$34])));0)" office:value-type="float" office:value="0" calcext:value-type="float">
            <text:p>0</text:p>
          </table:table-cell>
          <table:table-cell table:number-columns-repeated="37"/>
        </table:table-row>
        <table:table-row table:style-name="ro4">
          <table:table-cell table:style-name="ce160" office:value-type="float" office:value="30" calcext:value-type="float">
            <text:p>30</text:p>
          </table:table-cell>
          <table:table-cell table:style-name="ce164" table:number-columns-repeated="2"/>
          <table:table-cell table:style-name="ce176" table:content-validation-name="val2"/>
          <table:table-cell table:style-name="ce183"/>
          <table:table-cell table:style-name="ce191" table:formula="of:=IF(ISBLANK([.E36]);&quot;&quot;;[.$H$1]-[.E36])">
            <text:p/>
          </table:table-cell>
          <table:table-cell table:style-name="ce195"/>
          <table:table-cell table:style-name="ce196" table:formula="of:=COM.MICROSOFT.IFS(ISBLANK([.G36]);0;[.G36]=0;0;[.$D36]=&quot;m&quot;;ROUNDDOWN((SQRT([.G36])-2.8)/0.011;0);[.$D36]=&quot;w&quot;;ROUNDDOWN((SQRT([.G36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36]);0;[.I36]=0;0;[.$D36]=&quot;m&quot;;ROUNDDOWN((SQRT([.I36])-1.936)/0.0124;0);[.$D36]=&quot;w&quot;;ROUNDDOWN((SQRT([.I36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36]);0;[.K36]=0;0;[.$D36]=&quot;m&quot;;ROUNDDOWN((SQRT([.K36])-1.15028)/0.00219;0);[.$D36]=&quot;w&quot;;ROUNDDOWN((SQRT([.K36])-1.0935)/0.00208;0))" office:value-type="float" office:value="0" calcext:value-type="float">
            <text:p>0</text:p>
          </table:table-cell>
          <table:table-cell table:style-name="ce201"/>
          <table:table-cell table:style-name="ce203" table:formula="of:=COM.MICROSOFT.IFS(ISBLANK([.M36]);0;[.M36]=0;0;[.$D36]=&quot;m&quot;;ROUNDDOWN((50/([.M36]+0.24)-3.79)/0.0069;0);[.$D36]=&quot;w&quot;;ROUNDDOWN((50/([.M36]+0.24)-3.648)/0.0066;0))" office:value-type="float" office:value="0" calcext:value-type="float">
            <text:p>0</text:p>
          </table:table-cell>
          <table:table-cell table:style-name="ce204"/>
          <table:table-cell table:style-name="ce206" table:formula="of:=COM.MICROSOFT.IFS(ISBLANK([.O36]);0;[.O36]=0;0;[.$D36]=&quot;m&quot;;ROUNDDOWN((75/([.O36]+0.24)-4.1)/0.00664;0);[.$D36]=&quot;w&quot;;ROUNDDOWN((75/([.O36]+0.24)-3.998)/0.0066;0))" office:value-type="float" office:value="0" calcext:value-type="float">
            <text:p>0</text:p>
          </table:table-cell>
          <table:table-cell table:style-name="ce207"/>
          <table:table-cell table:style-name="ce209" table:formula="of:=COM.MICROSOFT.IFS(ISBLANK([.Q36]);0;[.Q36]=0;0;[.$D36]=&quot;m&quot;;ROUNDDOWN((100/([.Q36]+0.24)-4.341)/0.00676;0);[.$D36]=&quot;w&quot;;ROUNDDOWN((100/([.Q36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36])*60+([.S36]-INT([.S36]))*100" office:value-type="float" office:value="0" calcext:value-type="float">
            <text:p>0</text:p>
          </table:table-cell>
          <table:table-cell table:style-name="ce212" table:formula="of:=COM.MICROSOFT.IFS(ISBLANK([.T36]);0;[.T36]=0;0;[.$D36]=&quot;m&quot;;&quot;1000m Pflicht&quot;;[.$D36]=&quot;w&quot;;ROUNDDOWN((800/[.T36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36])*60+([.V36]-INT([.V36]))*100" office:value-type="float" office:value="0" calcext:value-type="float">
            <text:p>0</text:p>
          </table:table-cell>
          <table:table-cell table:style-name="ce215" table:formula="of:=COM.MICROSOFT.IFS(ISBLANK([.V36]);0;[.V36]=0;0;[.$D36]=&quot;w&quot;;&quot;800m Pflicht&quot;;[.$D36]=&quot;m&quot;;ROUNDDOWN((1000/[.W36]-2.158)/0.006;0))" office:value-type="float" office:value="0" calcext:value-type="float">
            <text:p>0</text:p>
          </table:table-cell>
          <table:table-cell table:style-name="ce216" table:formula="of:=LARGE(([.H36]~[.J36]~[.L36]~[.N36]~[.O36]~[.R36]~[.U36]~[.X36]);1)+LARGE(([.H36]~[.J36]~[.L36]~[.N36]~[.O36]~[.R36]~[.U36]~[.X36]);2)+LARGE(([.H36]~[.J36]~[.L36]~[.N36]~[.O36]~[.R36]~[.U36]~[.X36]);3)" office:value-type="float" office:value="0" calcext:value-type="float">
            <text:p>0</text:p>
          </table:table-cell>
          <table:table-cell table:style-name="ce217" table:formula="of:=IF([.D36]=&quot;m&quot;;(COM.MICROSOFT.IFS([.F36]=[.$AE$8];LOOKUP([.Y36];[.$AF$8:.$AF$10];[.$AH$8:.$AH$10]);[.F36]=[.$AE$11];LOOKUP([.Y36];[.$AF$11:.$AF$13];[.$AH$11:.$AH$13]);[.F36]=[.$AE$14];LOOKUP([.Y36];[.$AF$14:.$AF$16];[.$AH$14:.$AH$16]);[.F36]=[.$AE$17];LOOKUP([.Y36];[.$AF$17:.$AF$19];[.$AH$17:.$AH$19]);[.F36]=[.$AE$20];LOOKUP([.Y36];[.$AF$20:.$AF$22];[.$AH$20:.$AH$22]);[.F36]=[.$AE$23];LOOKUP([.Y36];[.$AF$23:.$AF$25];[.$AH$23:.$AH$25]);[.F36]=[.$AE$26];LOOKUP([.Y36];[.$AF$26:.$AF$28];[.$AH$26:.$AH$28]);[.F36]=[.$AE$29];LOOKUP([.Y36];[.$AF$29:.$AF$31];[.$AH$29:.$AH$31]);[.F36]=[.$AE$32];LOOKUP([.Y36];[.$AF$32:.$AF$34];[.$AH$32:.$AH$34])));0)" office:value-type="float" office:value="0" calcext:value-type="float">
            <text:p>0</text:p>
          </table:table-cell>
          <table:table-cell table:style-name="ce218" table:formula="of:=IF([.D36]=&quot;w&quot;;(COM.MICROSOFT.IFS([.F36]=[.$AE$8];LOOKUP([.Y36];[.$AG$8:.$AG$10];[.$AH$8:.$AH$10]);[.F36]=[.$AE$11];LOOKUP([.Y36];[.$AG$11:.$AG$13];[.$AH$11:.$AH$13]);[.F36]=[.$AE$14];LOOKUP([.Y36];[.$AG$14:.$AG$16];[.$AH$14:.$AH$16]);[.F36]=[.$AE$17];LOOKUP([.Y36];[.$AG$17:.$AG$19];[.$AH$17:.$AH$19]);[.F36]=[.$AE$20];LOOKUP([.Y36];[.$AG$20:.$AG$22];[.$AH$20:.$AH$22]);[.F36]=[.$AE$23];LOOKUP([.Y36];[.$AG$23:.$AG$25];[.$AH$23:.$AH$25]);[.F36]=[.$AE$26];LOOKUP([.Y36];[.$AG$26:.$AG$28];[.$AH$26:.$AH$28]);[.F36]=[.$AE$29];LOOKUP([.Y36];[.$AG$29:.$AG$31];[.$AH$29:.$AH$31]);[.F36]=[.$AE$32];LOOKUP([.Y36];[.$AG$32:.$AG$34];[.$AH$32:.$AH$34])));0)" office:value-type="float" office:value="0" calcext:value-type="float">
            <text:p>0</text:p>
          </table:table-cell>
          <table:table-cell table:number-columns-repeated="37"/>
        </table:table-row>
        <table:table-row table:style-name="ro4">
          <table:table-cell table:style-name="ce160" office:value-type="float" office:value="31" calcext:value-type="float">
            <text:p>31</text:p>
          </table:table-cell>
          <table:table-cell table:style-name="ce164" table:number-columns-repeated="2"/>
          <table:table-cell table:style-name="ce176" table:content-validation-name="val2"/>
          <table:table-cell table:style-name="ce183"/>
          <table:table-cell table:style-name="ce191" table:formula="of:=IF(ISBLANK([.E37]);&quot;&quot;;[.$H$1]-[.E37])">
            <text:p/>
          </table:table-cell>
          <table:table-cell table:style-name="ce195"/>
          <table:table-cell table:style-name="ce196" table:formula="of:=COM.MICROSOFT.IFS(ISBLANK([.G37]);0;[.G37]=0;0;[.$D37]=&quot;m&quot;;ROUNDDOWN((SQRT([.G37])-2.8)/0.011;0);[.$D37]=&quot;w&quot;;ROUNDDOWN((SQRT([.G37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37]);0;[.I37]=0;0;[.$D37]=&quot;m&quot;;ROUNDDOWN((SQRT([.I37])-1.936)/0.0124;0);[.$D37]=&quot;w&quot;;ROUNDDOWN((SQRT([.I37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37]);0;[.K37]=0;0;[.$D37]=&quot;m&quot;;ROUNDDOWN((SQRT([.K37])-1.15028)/0.00219;0);[.$D37]=&quot;w&quot;;ROUNDDOWN((SQRT([.K37])-1.0935)/0.00208;0))" office:value-type="float" office:value="0" calcext:value-type="float">
            <text:p>0</text:p>
          </table:table-cell>
          <table:table-cell table:style-name="ce201"/>
          <table:table-cell table:style-name="ce203" table:formula="of:=COM.MICROSOFT.IFS(ISBLANK([.M37]);0;[.M37]=0;0;[.$D37]=&quot;m&quot;;ROUNDDOWN((50/([.M37]+0.24)-3.79)/0.0069;0);[.$D37]=&quot;w&quot;;ROUNDDOWN((50/([.M37]+0.24)-3.648)/0.0066;0))" office:value-type="float" office:value="0" calcext:value-type="float">
            <text:p>0</text:p>
          </table:table-cell>
          <table:table-cell table:style-name="ce204"/>
          <table:table-cell table:style-name="ce206" table:formula="of:=COM.MICROSOFT.IFS(ISBLANK([.O37]);0;[.O37]=0;0;[.$D37]=&quot;m&quot;;ROUNDDOWN((75/([.O37]+0.24)-4.1)/0.00664;0);[.$D37]=&quot;w&quot;;ROUNDDOWN((75/([.O37]+0.24)-3.998)/0.0066;0))" office:value-type="float" office:value="0" calcext:value-type="float">
            <text:p>0</text:p>
          </table:table-cell>
          <table:table-cell table:style-name="ce207"/>
          <table:table-cell table:style-name="ce209" table:formula="of:=COM.MICROSOFT.IFS(ISBLANK([.Q37]);0;[.Q37]=0;0;[.$D37]=&quot;m&quot;;ROUNDDOWN((100/([.Q37]+0.24)-4.341)/0.00676;0);[.$D37]=&quot;w&quot;;ROUNDDOWN((100/([.Q37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37])*60+([.S37]-INT([.S37]))*100" office:value-type="float" office:value="0" calcext:value-type="float">
            <text:p>0</text:p>
          </table:table-cell>
          <table:table-cell table:style-name="ce212" table:formula="of:=COM.MICROSOFT.IFS(ISBLANK([.T37]);0;[.T37]=0;0;[.$D37]=&quot;m&quot;;&quot;1000m Pflicht&quot;;[.$D37]=&quot;w&quot;;ROUNDDOWN((800/[.T37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37])*60+([.V37]-INT([.V37]))*100" office:value-type="float" office:value="0" calcext:value-type="float">
            <text:p>0</text:p>
          </table:table-cell>
          <table:table-cell table:style-name="ce215" table:formula="of:=COM.MICROSOFT.IFS(ISBLANK([.V37]);0;[.V37]=0;0;[.$D37]=&quot;w&quot;;&quot;800m Pflicht&quot;;[.$D37]=&quot;m&quot;;ROUNDDOWN((1000/[.W37]-2.158)/0.006;0))" office:value-type="float" office:value="0" calcext:value-type="float">
            <text:p>0</text:p>
          </table:table-cell>
          <table:table-cell table:style-name="ce216" table:formula="of:=LARGE(([.H37]~[.J37]~[.L37]~[.N37]~[.O37]~[.R37]~[.U37]~[.X37]);1)+LARGE(([.H37]~[.J37]~[.L37]~[.N37]~[.O37]~[.R37]~[.U37]~[.X37]);2)+LARGE(([.H37]~[.J37]~[.L37]~[.N37]~[.O37]~[.R37]~[.U37]~[.X37]);3)" office:value-type="float" office:value="0" calcext:value-type="float">
            <text:p>0</text:p>
          </table:table-cell>
          <table:table-cell table:style-name="ce217" table:formula="of:=IF([.D37]=&quot;m&quot;;(COM.MICROSOFT.IFS([.F37]=[.$AE$8];LOOKUP([.Y37];[.$AF$8:.$AF$10];[.$AH$8:.$AH$10]);[.F37]=[.$AE$11];LOOKUP([.Y37];[.$AF$11:.$AF$13];[.$AH$11:.$AH$13]);[.F37]=[.$AE$14];LOOKUP([.Y37];[.$AF$14:.$AF$16];[.$AH$14:.$AH$16]);[.F37]=[.$AE$17];LOOKUP([.Y37];[.$AF$17:.$AF$19];[.$AH$17:.$AH$19]);[.F37]=[.$AE$20];LOOKUP([.Y37];[.$AF$20:.$AF$22];[.$AH$20:.$AH$22]);[.F37]=[.$AE$23];LOOKUP([.Y37];[.$AF$23:.$AF$25];[.$AH$23:.$AH$25]);[.F37]=[.$AE$26];LOOKUP([.Y37];[.$AF$26:.$AF$28];[.$AH$26:.$AH$28]);[.F37]=[.$AE$29];LOOKUP([.Y37];[.$AF$29:.$AF$31];[.$AH$29:.$AH$31]);[.F37]=[.$AE$32];LOOKUP([.Y37];[.$AF$32:.$AF$34];[.$AH$32:.$AH$34])));0)" office:value-type="float" office:value="0" calcext:value-type="float">
            <text:p>0</text:p>
          </table:table-cell>
          <table:table-cell table:style-name="ce218" table:formula="of:=IF([.D37]=&quot;w&quot;;(COM.MICROSOFT.IFS([.F37]=[.$AE$8];LOOKUP([.Y37];[.$AG$8:.$AG$10];[.$AH$8:.$AH$10]);[.F37]=[.$AE$11];LOOKUP([.Y37];[.$AG$11:.$AG$13];[.$AH$11:.$AH$13]);[.F37]=[.$AE$14];LOOKUP([.Y37];[.$AG$14:.$AG$16];[.$AH$14:.$AH$16]);[.F37]=[.$AE$17];LOOKUP([.Y37];[.$AG$17:.$AG$19];[.$AH$17:.$AH$19]);[.F37]=[.$AE$20];LOOKUP([.Y37];[.$AG$20:.$AG$22];[.$AH$20:.$AH$22]);[.F37]=[.$AE$23];LOOKUP([.Y37];[.$AG$23:.$AG$25];[.$AH$23:.$AH$25]);[.F37]=[.$AE$26];LOOKUP([.Y37];[.$AG$26:.$AG$28];[.$AH$26:.$AH$28]);[.F37]=[.$AE$29];LOOKUP([.Y37];[.$AG$29:.$AG$31];[.$AH$29:.$AH$31]);[.F37]=[.$AE$32];LOOKUP([.Y37];[.$AG$32:.$AG$34];[.$AH$32:.$AH$34])));0)" office:value-type="float" office:value="0" calcext:value-type="float">
            <text:p>0</text:p>
          </table:table-cell>
          <table:table-cell table:number-columns-repeated="37"/>
        </table:table-row>
        <table:table-row table:style-name="ro4">
          <table:table-cell table:style-name="ce160" office:value-type="float" office:value="32" calcext:value-type="float">
            <text:p>32</text:p>
          </table:table-cell>
          <table:table-cell table:style-name="ce164" table:number-columns-repeated="2"/>
          <table:table-cell table:style-name="ce176" table:content-validation-name="val2"/>
          <table:table-cell table:style-name="ce183"/>
          <table:table-cell table:style-name="ce191" table:formula="of:=IF(ISBLANK([.E38]);&quot;&quot;;[.$H$1]-[.E38])">
            <text:p/>
          </table:table-cell>
          <table:table-cell table:style-name="ce195"/>
          <table:table-cell table:style-name="ce196" table:formula="of:=COM.MICROSOFT.IFS(ISBLANK([.G38]);0;[.G38]=0;0;[.$D38]=&quot;m&quot;;ROUNDDOWN((SQRT([.G38])-2.8)/0.011;0);[.$D38]=&quot;w&quot;;ROUNDDOWN((SQRT([.G38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38]);0;[.I38]=0;0;[.$D38]=&quot;m&quot;;ROUNDDOWN((SQRT([.I38])-1.936)/0.0124;0);[.$D38]=&quot;w&quot;;ROUNDDOWN((SQRT([.I38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38]);0;[.K38]=0;0;[.$D38]=&quot;m&quot;;ROUNDDOWN((SQRT([.K38])-1.15028)/0.00219;0);[.$D38]=&quot;w&quot;;ROUNDDOWN((SQRT([.K38])-1.0935)/0.00208;0))" office:value-type="float" office:value="0" calcext:value-type="float">
            <text:p>0</text:p>
          </table:table-cell>
          <table:table-cell table:style-name="ce201"/>
          <table:table-cell table:style-name="ce203" table:formula="of:=COM.MICROSOFT.IFS(ISBLANK([.M38]);0;[.M38]=0;0;[.$D38]=&quot;m&quot;;ROUNDDOWN((50/([.M38]+0.24)-3.79)/0.0069;0);[.$D38]=&quot;w&quot;;ROUNDDOWN((50/([.M38]+0.24)-3.648)/0.0066;0))" office:value-type="float" office:value="0" calcext:value-type="float">
            <text:p>0</text:p>
          </table:table-cell>
          <table:table-cell table:style-name="ce204"/>
          <table:table-cell table:style-name="ce206" table:formula="of:=COM.MICROSOFT.IFS(ISBLANK([.O38]);0;[.O38]=0;0;[.$D38]=&quot;m&quot;;ROUNDDOWN((75/([.O38]+0.24)-4.1)/0.00664;0);[.$D38]=&quot;w&quot;;ROUNDDOWN((75/([.O38]+0.24)-3.998)/0.0066;0))" office:value-type="float" office:value="0" calcext:value-type="float">
            <text:p>0</text:p>
          </table:table-cell>
          <table:table-cell table:style-name="ce207"/>
          <table:table-cell table:style-name="ce209" table:formula="of:=COM.MICROSOFT.IFS(ISBLANK([.Q38]);0;[.Q38]=0;0;[.$D38]=&quot;m&quot;;ROUNDDOWN((100/([.Q38]+0.24)-4.341)/0.00676;0);[.$D38]=&quot;w&quot;;ROUNDDOWN((100/([.Q38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38])*60+([.S38]-INT([.S38]))*100" office:value-type="float" office:value="0" calcext:value-type="float">
            <text:p>0</text:p>
          </table:table-cell>
          <table:table-cell table:style-name="ce212" table:formula="of:=COM.MICROSOFT.IFS(ISBLANK([.T38]);0;[.T38]=0;0;[.$D38]=&quot;m&quot;;&quot;1000m Pflicht&quot;;[.$D38]=&quot;w&quot;;ROUNDDOWN((800/[.T38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38])*60+([.V38]-INT([.V38]))*100" office:value-type="float" office:value="0" calcext:value-type="float">
            <text:p>0</text:p>
          </table:table-cell>
          <table:table-cell table:style-name="ce215" table:formula="of:=COM.MICROSOFT.IFS(ISBLANK([.V38]);0;[.V38]=0;0;[.$D38]=&quot;w&quot;;&quot;800m Pflicht&quot;;[.$D38]=&quot;m&quot;;ROUNDDOWN((1000/[.W38]-2.158)/0.006;0))" office:value-type="float" office:value="0" calcext:value-type="float">
            <text:p>0</text:p>
          </table:table-cell>
          <table:table-cell table:style-name="ce216" table:formula="of:=LARGE(([.H38]~[.J38]~[.L38]~[.N38]~[.O38]~[.R38]~[.U38]~[.X38]);1)+LARGE(([.H38]~[.J38]~[.L38]~[.N38]~[.O38]~[.R38]~[.U38]~[.X38]);2)+LARGE(([.H38]~[.J38]~[.L38]~[.N38]~[.O38]~[.R38]~[.U38]~[.X38]);3)" office:value-type="float" office:value="0" calcext:value-type="float">
            <text:p>0</text:p>
          </table:table-cell>
          <table:table-cell table:style-name="ce217" table:formula="of:=IF([.D38]=&quot;m&quot;;(COM.MICROSOFT.IFS([.F38]=[.$AE$8];LOOKUP([.Y38];[.$AF$8:.$AF$10];[.$AH$8:.$AH$10]);[.F38]=[.$AE$11];LOOKUP([.Y38];[.$AF$11:.$AF$13];[.$AH$11:.$AH$13]);[.F38]=[.$AE$14];LOOKUP([.Y38];[.$AF$14:.$AF$16];[.$AH$14:.$AH$16]);[.F38]=[.$AE$17];LOOKUP([.Y38];[.$AF$17:.$AF$19];[.$AH$17:.$AH$19]);[.F38]=[.$AE$20];LOOKUP([.Y38];[.$AF$20:.$AF$22];[.$AH$20:.$AH$22]);[.F38]=[.$AE$23];LOOKUP([.Y38];[.$AF$23:.$AF$25];[.$AH$23:.$AH$25]);[.F38]=[.$AE$26];LOOKUP([.Y38];[.$AF$26:.$AF$28];[.$AH$26:.$AH$28]);[.F38]=[.$AE$29];LOOKUP([.Y38];[.$AF$29:.$AF$31];[.$AH$29:.$AH$31]);[.F38]=[.$AE$32];LOOKUP([.Y38];[.$AF$32:.$AF$34];[.$AH$32:.$AH$34])));0)" office:value-type="float" office:value="0" calcext:value-type="float">
            <text:p>0</text:p>
          </table:table-cell>
          <table:table-cell table:style-name="ce218" table:formula="of:=IF([.D38]=&quot;w&quot;;(COM.MICROSOFT.IFS([.F38]=[.$AE$8];LOOKUP([.Y38];[.$AG$8:.$AG$10];[.$AH$8:.$AH$10]);[.F38]=[.$AE$11];LOOKUP([.Y38];[.$AG$11:.$AG$13];[.$AH$11:.$AH$13]);[.F38]=[.$AE$14];LOOKUP([.Y38];[.$AG$14:.$AG$16];[.$AH$14:.$AH$16]);[.F38]=[.$AE$17];LOOKUP([.Y38];[.$AG$17:.$AG$19];[.$AH$17:.$AH$19]);[.F38]=[.$AE$20];LOOKUP([.Y38];[.$AG$20:.$AG$22];[.$AH$20:.$AH$22]);[.F38]=[.$AE$23];LOOKUP([.Y38];[.$AG$23:.$AG$25];[.$AH$23:.$AH$25]);[.F38]=[.$AE$26];LOOKUP([.Y38];[.$AG$26:.$AG$28];[.$AH$26:.$AH$28]);[.F38]=[.$AE$29];LOOKUP([.Y38];[.$AG$29:.$AG$31];[.$AH$29:.$AH$31]);[.F38]=[.$AE$32];LOOKUP([.Y38];[.$AG$32:.$AG$34];[.$AH$32:.$AH$34])));0)" office:value-type="float" office:value="0" calcext:value-type="float">
            <text:p>0</text:p>
          </table:table-cell>
          <table:table-cell table:number-columns-repeated="37"/>
        </table:table-row>
        <table:table-row table:style-name="ro4">
          <table:table-cell table:style-name="ce162" office:value-type="float" office:value="33" calcext:value-type="float">
            <text:p>33</text:p>
          </table:table-cell>
          <table:table-cell table:style-name="ce174" table:number-columns-repeated="2"/>
          <table:table-cell table:style-name="ce177" table:content-validation-name="val2"/>
          <table:table-cell table:style-name="ce190"/>
          <table:table-cell table:style-name="ce191" table:formula="of:=IF(ISBLANK([.E39]);&quot;&quot;;[.$H$1]-[.E39])">
            <text:p/>
          </table:table-cell>
          <table:table-cell table:style-name="ce195"/>
          <table:table-cell table:style-name="ce196" table:formula="of:=COM.MICROSOFT.IFS(ISBLANK([.G39]);0;[.G39]=0;0;[.$D39]=&quot;m&quot;;ROUNDDOWN((SQRT([.G39])-2.8)/0.011;0);[.$D39]=&quot;w&quot;;ROUNDDOWN((SQRT([.G39])-2.0232)/0.00874;0))" office:value-type="float" office:value="0" calcext:value-type="float">
            <text:p>0</text:p>
          </table:table-cell>
          <table:table-cell table:style-name="ce197"/>
          <table:table-cell table:style-name="ce198" table:formula="of:=COM.MICROSOFT.IFS(ISBLANK([.I39]);0;[.I39]=0;0;[.$D39]=&quot;m&quot;;ROUNDDOWN((SQRT([.I39])-1.936)/0.0124;0);[.$D39]=&quot;w&quot;;ROUNDDOWN((SQRT([.I39])-1.4149)/0.01039;0))" office:value-type="float" office:value="0" calcext:value-type="float">
            <text:p>0</text:p>
          </table:table-cell>
          <table:table-cell table:style-name="ce199"/>
          <table:table-cell table:style-name="ce200" table:formula="of:=COM.MICROSOFT.IFS(ISBLANK([.K39]);0;[.K39]=0;0;[.$D39]=&quot;m&quot;;ROUNDDOWN((SQRT([.K39])-1.15028)/0.00219;0);[.$D39]=&quot;w&quot;;ROUNDDOWN((SQRT([.K39])-1.0935)/0.00208;0))" office:value-type="float" office:value="0" calcext:value-type="float">
            <text:p>0</text:p>
          </table:table-cell>
          <table:table-cell table:style-name="ce201"/>
          <table:table-cell table:style-name="ce203" table:formula="of:=COM.MICROSOFT.IFS(ISBLANK([.M39]);0;[.M39]=0;0;[.$D39]=&quot;m&quot;;ROUNDDOWN((50/([.M39]+0.24)-3.79)/0.0069;0);[.$D39]=&quot;w&quot;;ROUNDDOWN((50/([.M39]+0.24)-3.648)/0.0066;0))" office:value-type="float" office:value="0" calcext:value-type="float">
            <text:p>0</text:p>
          </table:table-cell>
          <table:table-cell table:style-name="ce204"/>
          <table:table-cell table:style-name="ce206" table:formula="of:=COM.MICROSOFT.IFS(ISBLANK([.O39]);0;[.O39]=0;0;[.$D39]=&quot;m&quot;;ROUNDDOWN((75/([.O39]+0.24)-4.1)/0.00664;0);[.$D39]=&quot;w&quot;;ROUNDDOWN((75/([.O39]+0.24)-3.998)/0.0066;0))" office:value-type="float" office:value="0" calcext:value-type="float">
            <text:p>0</text:p>
          </table:table-cell>
          <table:table-cell table:style-name="ce207"/>
          <table:table-cell table:style-name="ce209" table:formula="of:=COM.MICROSOFT.IFS(ISBLANK([.Q39]);0;[.Q39]=0;0;[.$D39]=&quot;m&quot;;ROUNDDOWN((100/([.Q39]+0.24)-4.341)/0.00676;0);[.$D39]=&quot;w&quot;;ROUNDDOWN((100/([.Q39]+0.24)-4.0062)/0.00656;0))" office:value-type="float" office:value="0" calcext:value-type="float">
            <text:p>0</text:p>
          </table:table-cell>
          <table:table-cell table:style-name="ce210"/>
          <table:table-cell table:style-name="ce211" table:formula="of:=INT([.S39])*60+([.S39]-INT([.S39]))*100" office:value-type="float" office:value="0" calcext:value-type="float">
            <text:p>0</text:p>
          </table:table-cell>
          <table:table-cell table:style-name="ce212" table:formula="of:=COM.MICROSOFT.IFS(ISBLANK([.T39]);0;[.T39]=0;0;[.$D39]=&quot;m&quot;;&quot;1000m Pflicht&quot;;[.$D39]=&quot;w&quot;;ROUNDDOWN((800/[.T39]-2.0232)/0.00647;0))" office:value-type="float" office:value="0" calcext:value-type="float">
            <text:p>0</text:p>
          </table:table-cell>
          <table:table-cell table:style-name="ce213"/>
          <table:table-cell table:style-name="ce214" table:formula="of:=INT([.V39])*60+([.V39]-INT([.V39]))*100" office:value-type="float" office:value="0" calcext:value-type="float">
            <text:p>0</text:p>
          </table:table-cell>
          <table:table-cell table:style-name="ce215" table:formula="of:=COM.MICROSOFT.IFS(ISBLANK([.V39]);0;[.V39]=0;0;[.$D39]=&quot;w&quot;;&quot;800m Pflicht&quot;;[.$D39]=&quot;m&quot;;ROUNDDOWN((1000/[.W39]-2.158)/0.006;0))" office:value-type="float" office:value="0" calcext:value-type="float">
            <text:p>0</text:p>
          </table:table-cell>
          <table:table-cell table:style-name="ce216" table:formula="of:=LARGE(([.H39]~[.J39]~[.L39]~[.N39]~[.O39]~[.R39]~[.U39]~[.X39]);1)+LARGE(([.H39]~[.J39]~[.L39]~[.N39]~[.O39]~[.R39]~[.U39]~[.X39]);2)+LARGE(([.H39]~[.J39]~[.L39]~[.N39]~[.O39]~[.R39]~[.U39]~[.X39]);3)" office:value-type="float" office:value="0" calcext:value-type="float">
            <text:p>0</text:p>
          </table:table-cell>
          <table:table-cell table:style-name="ce217" table:formula="of:=IF([.D39]=&quot;m&quot;;(COM.MICROSOFT.IFS([.F39]=[.$AE$8];LOOKUP([.Y39];[.$AF$8:.$AF$10];[.$AH$8:.$AH$10]);[.F39]=[.$AE$11];LOOKUP([.Y39];[.$AF$11:.$AF$13];[.$AH$11:.$AH$13]);[.F39]=[.$AE$14];LOOKUP([.Y39];[.$AF$14:.$AF$16];[.$AH$14:.$AH$16]);[.F39]=[.$AE$17];LOOKUP([.Y39];[.$AF$17:.$AF$19];[.$AH$17:.$AH$19]);[.F39]=[.$AE$20];LOOKUP([.Y39];[.$AF$20:.$AF$22];[.$AH$20:.$AH$22]);[.F39]=[.$AE$23];LOOKUP([.Y39];[.$AF$23:.$AF$25];[.$AH$23:.$AH$25]);[.F39]=[.$AE$26];LOOKUP([.Y39];[.$AF$26:.$AF$28];[.$AH$26:.$AH$28]);[.F39]=[.$AE$29];LOOKUP([.Y39];[.$AF$29:.$AF$31];[.$AH$29:.$AH$31]);[.F39]=[.$AE$32];LOOKUP([.Y39];[.$AF$32:.$AF$34];[.$AH$32:.$AH$34])));0)" office:value-type="float" office:value="0" calcext:value-type="float">
            <text:p>0</text:p>
          </table:table-cell>
          <table:table-cell table:style-name="ce218" table:formula="of:=IF([.D39]=&quot;w&quot;;(COM.MICROSOFT.IFS([.F39]=[.$AE$8];LOOKUP([.Y39];[.$AG$8:.$AG$10];[.$AH$8:.$AH$10]);[.F39]=[.$AE$11];LOOKUP([.Y39];[.$AG$11:.$AG$13];[.$AH$11:.$AH$13]);[.F39]=[.$AE$14];LOOKUP([.Y39];[.$AG$14:.$AG$16];[.$AH$14:.$AH$16]);[.F39]=[.$AE$17];LOOKUP([.Y39];[.$AG$17:.$AG$19];[.$AH$17:.$AH$19]);[.F39]=[.$AE$20];LOOKUP([.Y39];[.$AG$20:.$AG$22];[.$AH$20:.$AH$22]);[.F39]=[.$AE$23];LOOKUP([.Y39];[.$AG$23:.$AG$25];[.$AH$23:.$AH$25]);[.F39]=[.$AE$26];LOOKUP([.Y39];[.$AG$26:.$AG$28];[.$AH$26:.$AH$28]);[.F39]=[.$AE$29];LOOKUP([.Y39];[.$AG$29:.$AG$31];[.$AH$29:.$AH$31]);[.F39]=[.$AE$32];LOOKUP([.Y39];[.$AG$32:.$AG$34];[.$AH$32:.$AH$34])));0)" office:value-type="float" office:value="0" calcext:value-type="float">
            <text:p>0</text:p>
          </table:table-cell>
          <table:table-cell table:number-columns-repeated="37"/>
        </table:table-row>
        <table:table-row table:style-name="ro4">
          <table:table-cell table:number-columns-repeated="4"/>
          <table:table-cell table:style-name="ce16" table:number-columns-repeated="9"/>
          <table:table-cell table:number-columns-repeated="51"/>
        </table:table-row>
        <table:table-row table:style-name="ro4">
          <table:table-cell table:number-columns-repeated="4"/>
          <table:table-cell table:style-name="ce16"/>
          <table:table-cell table:style-name="ce19" table:number-columns-repeated="4"/>
          <table:table-cell table:style-name="ce16" table:number-columns-repeated="4"/>
          <table:table-cell table:number-columns-repeated="51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16" table:number-columns-repeated="3"/>
          <table:table-cell table:style-name="ce24"/>
          <table:table-cell table:style-name="ce16" table:number-columns-repeated="3"/>
          <table:table-cell table:number-columns-repeated="51"/>
        </table:table-row>
        <table:table-row table:style-name="ro4" table:number-rows-repeated="2">
          <table:table-cell table:number-columns-repeated="4"/>
          <table:table-cell table:style-name="ce16" table:number-columns-repeated="9"/>
          <table:table-cell table:number-columns-repeated="51"/>
        </table:table-row>
        <table:table-row table:style-name="ro4" table:number-rows-repeated="2">
          <table:table-cell table:number-columns-repeated="4"/>
          <table:table-cell table:style-name="ce16" table:number-columns-repeated="3"/>
          <table:table-cell table:style-name="ce24"/>
          <table:table-cell table:style-name="ce16" table:number-columns-repeated="5"/>
          <table:table-cell table:number-columns-repeated="51"/>
        </table:table-row>
        <table:table-row table:style-name="ro4" table:number-rows-repeated="8">
          <table:table-cell table:number-columns-repeated="7"/>
          <table:table-cell table:style-name="ce24"/>
          <table:table-cell table:number-columns-repeated="56"/>
        </table:table-row>
        <table:table-row table:style-name="ro4" table:number-rows-repeated="1048521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c.G7:c.H39">
            <calcext:condition calcext:apply-style-name="ConditionalStyle_1" calcext:value="formula-is(([.$F7]&gt;13)*([.$D7]=&quot;w&quot;))" calcext:base-cell-address="c.G7"/>
            <calcext:condition calcext:apply-style-name="ConditionalStyle_1" calcext:value="formula-is(([.$F7]&gt;11)*([.$D7]=&quot;m&quot;))" calcext:base-cell-address="c.G7"/>
          </calcext:conditional-format>
          <calcext:conditional-format calcext:target-range-address="c.I7:c.J39">
            <calcext:condition calcext:apply-style-name="ConditionalStyle_1" calcext:value="formula-is(([.$F7]&lt;14)*([.$D7]=&quot;w&quot;))" calcext:base-cell-address="c.I7"/>
            <calcext:condition calcext:apply-style-name="ConditionalStyle_1" calcext:value="formula-is(([.$F7]&lt;12)*([.$D7]=&quot;m&quot;))" calcext:base-cell-address="c.I7"/>
          </calcext:conditional-format>
          <calcext:conditional-format calcext:target-range-address="c.M7:c.N39">
            <calcext:condition calcext:apply-style-name="ConditionalStyle_1" calcext:value="formula-is((12&lt;[.$F7]))" calcext:base-cell-address="c.M7"/>
          </calcext:conditional-format>
          <calcext:conditional-format calcext:target-range-address="c.O7:c.P39">
            <calcext:condition calcext:apply-style-name="ConditionalStyle_1" calcext:value="formula-is(([.$F7]&lt;13))" calcext:base-cell-address="c.O7"/>
            <calcext:condition calcext:apply-style-name="ConditionalStyle_1" calcext:value="formula-is(([.$F7]&gt;15))" calcext:base-cell-address="c.O7"/>
          </calcext:conditional-format>
          <calcext:conditional-format calcext:target-range-address="c.Q7:c.R39">
            <calcext:condition calcext:apply-style-name="ConditionalStyle_1" calcext:value="formula-is(([.$F7]&lt;15))" calcext:base-cell-address="c.Q7"/>
          </calcext:conditional-format>
          <calcext:conditional-format calcext:target-range-address="c.S7:c.U39 c.AA7:c.AA39">
            <calcext:condition calcext:apply-style-name="ConditionalStyle_1" calcext:value="formula-is([.$D7]=&quot;m&quot;)" calcext:base-cell-address="c.S7"/>
          </calcext:conditional-format>
          <calcext:conditional-format calcext:target-range-address="c.V7:c.X39 c.Z7:c.Z39">
            <calcext:condition calcext:apply-style-name="ConditionalStyle_1" calcext:value="formula-is([.$D7]=&quot;w&quot;)" calcext:base-cell-address="c.V7"/>
          </calcext:conditional-format>
          <calcext:conditional-format calcext:target-range-address="c.G7:c.G39">
            <calcext:condition calcext:apply-style-name="ConditionalStyle_2" calcext:value="formula-is(COM.MICROSOFT.MAXIFS([.$G$7:.$G$39];[.$D$7:.$D$39];&quot;m&quot;)=[.G7])" calcext:base-cell-address="c.G7"/>
            <calcext:condition calcext:apply-style-name="ConditionalStyle_3" calcext:value="formula-is(COM.MICROSOFT.MAXIFS([.$G$7:.$G$39];[.$D$7:.$D$39];&quot;w&quot;)=[.G7])" calcext:base-cell-address="c.G7"/>
          </calcext:conditional-format>
          <calcext:conditional-format calcext:target-range-address="c.I7:c.I39">
            <calcext:condition calcext:apply-style-name="ConditionalStyle_2" calcext:value="formula-is(COM.MICROSOFT.MAXIFS([.$I$7:.$I$39];[.$D$7:.$D$39];&quot;m&quot;)=[.I7])" calcext:base-cell-address="c.I7"/>
            <calcext:condition calcext:apply-style-name="ConditionalStyle_3" calcext:value="formula-is(COM.MICROSOFT.MAXIFS([.$I$7:.$I$39];[.$D$7:.$D$39];&quot;w&quot;)=[.I7])" calcext:base-cell-address="c.I7"/>
          </calcext:conditional-format>
          <calcext:conditional-format calcext:target-range-address="c.K7:c.K39">
            <calcext:condition calcext:apply-style-name="ConditionalStyle_2" calcext:value="formula-is(COM.MICROSOFT.MAXIFS([.$K$7:.$K$39];[.$D$7:.$D$39];&quot;m&quot;)=[.K7])" calcext:base-cell-address="c.K7"/>
            <calcext:condition calcext:apply-style-name="ConditionalStyle_3" calcext:value="formula-is(COM.MICROSOFT.MAXIFS([.$K$7:.$K$39];[.$D$7:.$D$39];&quot;w&quot;)=[.K7])" calcext:base-cell-address="c.K7"/>
          </calcext:conditional-format>
          <calcext:conditional-format calcext:target-range-address="c.M7:c.M39">
            <calcext:condition calcext:apply-style-name="ConditionalStyle_2" calcext:value="formula-is(COM.MICROSOFT.MINIFS([.$M$7:.$M$39];[.$D$7:.$D$39];&quot;m&quot;)=[.M7])" calcext:base-cell-address="c.M7"/>
            <calcext:condition calcext:apply-style-name="ConditionalStyle_3" calcext:value="formula-is(COM.MICROSOFT.MINIFS([.$M$7:.$M$39];[.$D$7:.$D$39];&quot;w&quot;)=[.M7])" calcext:base-cell-address="c.M7"/>
          </calcext:conditional-format>
          <calcext:conditional-format calcext:target-range-address="c.O7:c.O39">
            <calcext:condition calcext:apply-style-name="ConditionalStyle_2" calcext:value="formula-is(COM.MICROSOFT.MINIFS([.$O$7:.$O$39];[.$D$7:.$D$39];&quot;m&quot;)=[.O7])" calcext:base-cell-address="c.O7"/>
            <calcext:condition calcext:apply-style-name="ConditionalStyle_3" calcext:value="formula-is(COM.MICROSOFT.MINIFS([.$O$7:.$O$39];[.$D$7:.$D$39];&quot;w&quot;)=[.O7])" calcext:base-cell-address="c.O7"/>
          </calcext:conditional-format>
          <calcext:conditional-format calcext:target-range-address="c.Q7:c.Q39">
            <calcext:condition calcext:apply-style-name="ConditionalStyle_2" calcext:value="formula-is(COM.MICROSOFT.MINIFS([.$Q$7:.$Q$39];[.$D$7:.$D$39];&quot;m&quot;)=[.Q7])" calcext:base-cell-address="c.Q7"/>
            <calcext:condition calcext:apply-style-name="ConditionalStyle_3" calcext:value="formula-is(COM.MICROSOFT.MINIFS([.$Q$7:.$Q$39];[.$D$7:.$D$39];&quot;w&quot;)=[.Q7])" calcext:base-cell-address="c.Q7"/>
          </calcext:conditional-format>
          <calcext:conditional-format calcext:target-range-address="c.S7:c.S39">
            <calcext:condition calcext:apply-style-name="ConditionalStyle_3" calcext:value="formula-is(MIN([.$S$7:.$S$39])=[.S7])" calcext:base-cell-address="c.S7"/>
          </calcext:conditional-format>
          <calcext:conditional-format calcext:target-range-address="c.V7:c.V39">
            <calcext:condition calcext:apply-style-name="ConditionalStyle_2" calcext:value="formula-is(MIN([.$V$7:.$V$39])=[.V7])" calcext:base-cell-address="c.V7"/>
          </calcext:conditional-format>
          <calcext:conditional-format calcext:target-range-address="c.Z7:c.AA39">
            <calcext:condition calcext:apply-style-name="ConditionalStyle_4" calcext:value="formula-is(MOD(ROW();2)=0)" calcext:base-cell-address="c.Z7"/>
            <calcext:condition calcext:apply-style-name="ConditionalStyle_5" calcext:value="formula-is(MOD(ROW();2)=1)" calcext:base-cell-address="c.Z7"/>
          </calcext:conditional-format>
          <calcext:conditional-format calcext:target-range-address="c.A7:c.X39">
            <calcext:condition calcext:apply-style-name="ConditionalStyle_6" calcext:value="formula-is(MOD(ROW();2)=0)" calcext:base-cell-address="c.A7"/>
            <calcext:condition calcext:apply-style-name="ConditionalStyle_7" calcext:value="formula-is(MOD(ROW();2)=1)" calcext:base-cell-address="c.A7"/>
          </calcext:conditional-format>
          <calcext:conditional-format calcext:target-range-address="c.Y7:c.Y39">
            <calcext:condition calcext:apply-style-name="ConditionalStyle_2" calcext:value="formula-is(COM.MICROSOFT.MAXIFS([.$Y$7:.$Y$39];[.$D$7:.$D$39];&quot;m&quot;)=[.Y7])" calcext:base-cell-address="c.Y7"/>
            <calcext:condition calcext:apply-style-name="ConditionalStyle_3" calcext:value="formula-is(COM.MICROSOFT.MAXIFS([.$Y$7:.$Y$39];[.$D$7:.$D$39];&quot;w&quot;)=[.Y7])" calcext:base-cell-address="c.Y7"/>
          </calcext:conditional-format>
          <calcext:conditional-format calcext:target-range-address="c.Y7:c.Y39 c.N8:c.N39 c.P8:c.P39 c.R8:c.R39">
            <calcext:condition calcext:apply-style-name="ConditionalStyle_1" calcext:value="formula-is(COM.MICROSOFT.MAXIFS([.$Y$6:.$Y$38];[.$D$6:.$D$38];&quot;m&quot;)=[.Y7])" calcext:base-cell-address="c.Y7"/>
            <calcext:condition calcext:apply-style-name="ConditionalStyle_1" calcext:value="formula-is(COM.MICROSOFT.MAXIFS([.$Y$6:.$Y$38];[.$D$6:.$D$38];&quot;w&quot;)=[.Y7])" calcext:base-cell-address="c.Y7"/>
          </calcext:conditional-format>
          <calcext:conditional-format calcext:target-range-address="c.Y7:c.Y39">
            <calcext:condition calcext:apply-style-name="ConditionalStyle_1" calcext:value="formula-is(MOD(ROW();2)=0)" calcext:base-cell-address="c.Y7"/>
            <calcext:condition calcext:apply-style-name="ConditionalStyle_1" calcext:value="formula-is(MOD(ROW();2)=1)" calcext:base-cell-address="c.Y7"/>
          </calcext:conditional-format>
        </calcext:conditional-formats>
      </table:table>
      <table:table table:name="d" table:style-name="ta1" table:protected="true">
        <loext:table-protection loext:select-protected-cells="true" loext:select-unprotected-cells="true"/>
        <table:table-column table:style-name="co1" table:default-cell-style-name="ce1"/>
        <table:table-column table:style-name="co2" table:number-columns-repeated="63" table:default-cell-style-name="ce6"/>
        <table:table-row table:style-name="ro1">
          <table:table-cell/>
          <table:table-cell table:style-name="ce5" office:value-type="string" calcext:value-type="string">
            <text:p>Klasse:</text:p>
          </table:table-cell>
          <table:table-cell table:style-name="ce178" table:formula="of:=COM.MICROSOFT.IFS([$a.C1]=&quot;5a&quot;;&quot;5b&quot;; [$a.C1]=&quot;6a&quot;;&quot;6d&quot;;[$a.C1]=&quot;7a&quot;;&quot;7d&quot;; [$a.C1]=&quot;8a&quot;;&quot;8d&quot;;[$a.C1]=&quot;9a&quot;;&quot;9d&quot;; [$a.C1]=&quot;10a&quot;;&quot;10d&quot;)" office:value-type="string" office:string-value="6d" calcext:value-type="string">
            <text:p>6d</text:p>
          </table:table-cell>
          <table:table-cell table:style-name="ce11" table:number-columns-repeated="3"/>
          <table:table-cell table:style-name="ce5" office:value-type="string" calcext:value-type="string">
            <text:p>Jahr:</text:p>
          </table:table-cell>
          <table:table-cell table:style-name="ce22" table:formula="of:=[$a.$H$1]" office:value-type="float" office:value="2019" calcext:value-type="float">
            <text:p>2019</text:p>
          </table:table-cell>
          <table:table-cell table:number-columns-repeated="2"/>
          <table:table-cell table:style-name="ce77" office:value-type="string" calcext:value-type="string" table:number-columns-spanned="12" table:number-rows-spanned="1">
            <text:p>Hinweise:</text:p>
          </table:table-cell>
          <table:covered-table-cell table:number-columns-repeated="11" table:style-name="ce77"/>
          <table:table-cell table:number-columns-repeated="42"/>
        </table:table-row>
        <table:table-row table:style-name="ro2">
          <table:table-cell table:number-columns-repeated="10"/>
          <table:table-cell table:style-name="ce78" office:value-type="string" calcext:value-type="string" table:number-columns-spanned="12" table:number-rows-spanned="1">
            <text:p>* Die Liste wirkt nur auf den ersten Blick viel zu bunt. Sobald Werte eingetragen sind, wird es besser</text:p>
            <text:p>* Liste gilt für Handstoppung (also nichtelektronisch)</text:p>
            <text:p>* Zeiten für 800m/1000m-Lauf müssen als Kommazahl angegeben werden (z.B. 3:40 als 3,4)</text:p>
            <text:p>* Disziplinen, die für die jeweilige Altersklasse/das Geschlecht nicht zulässig sind, sind ausgegraut</text:p>
            <text:p>* Das beste Mädchen je Disziplin und Klasse wird rosa hinterlegt, der beste Junge blau</text:p>
            <text:p>* in der letzten Tabelle findet sich eine Bestenliste der Stufe getrennt nach Jahrgang</text:p>
            <text:p>* Listen nur bis 16 Jahre ausgelegt</text:p>
            <text:p>* Kugelstoßen nicht einbezogen (da für unsere Schule nicht relevant)</text:p>
          </table:table-cell>
          <table:covered-table-cell table:number-columns-repeated="11" table:style-name="ce78"/>
          <table:table-cell table:number-columns-repeated="42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5">
          <table:table-cell table:style-name="ce2"/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Vorname</text:p>
          </table:table-cell>
          <table:table-cell table:style-name="ce7" office:value-type="string" calcext:value-type="string">
            <text:p>m/w</text:p>
          </table:table-cell>
          <table:table-cell table:style-name="ce7" office:value-type="string" calcext:value-type="string">
            <text:p>Geburtsjahr</text:p>
          </table:table-cell>
          <table:table-cell table:style-name="ce17" office:value-type="string" calcext:value-type="string">
            <text:p>Alter</text:p>
          </table:table-cell>
          <table:table-cell table:style-name="ce69" office:value-type="string" calcext:value-type="string" table:number-columns-spanned="2" table:number-rows-spanned="1">
            <text:p>Ballwurf 80g</text:p>
          </table:table-cell>
          <table:covered-table-cell table:style-name="ce69"/>
          <table:table-cell table:style-name="ce74" office:value-type="string" calcext:value-type="string" table:number-columns-spanned="2" table:number-rows-spanned="1">
            <text:p>Schlagball 200g</text:p>
          </table:table-cell>
          <table:covered-table-cell table:style-name="ce74"/>
          <table:table-cell table:style-name="ce69" office:value-type="string" calcext:value-type="string" table:number-columns-spanned="2" table:number-rows-spanned="1">
            <text:p>Weitsprung</text:p>
          </table:table-cell>
          <table:covered-table-cell table:style-name="ce69"/>
          <table:table-cell table:style-name="ce74" office:value-type="string" calcext:value-type="string" table:number-columns-spanned="2" table:number-rows-spanned="1">
            <text:p>50m Sprint</text:p>
          </table:table-cell>
          <table:covered-table-cell table:style-name="ce74" office:value-type="string" calcext:value-type="string">
            <text:p>50m</text:p>
          </table:covered-table-cell>
          <table:table-cell table:style-name="ce69" office:value-type="string" calcext:value-type="string" table:number-columns-spanned="2" table:number-rows-spanned="1">
            <text:p>75m Sprint</text:p>
          </table:table-cell>
          <table:covered-table-cell table:style-name="ce69"/>
          <table:table-cell table:style-name="ce74" office:value-type="string" calcext:value-type="string" table:number-columns-spanned="2" table:number-rows-spanned="1">
            <text:p>100m Sprint</text:p>
          </table:table-cell>
          <table:covered-table-cell table:style-name="ce74"/>
          <table:table-cell table:style-name="ce69" office:value-type="string" calcext:value-type="string" table:number-columns-spanned="3" table:number-rows-spanned="1">
            <text:p>800m</text:p>
          </table:table-cell>
          <table:covered-table-cell table:number-columns-repeated="2" table:style-name="ce69"/>
          <table:table-cell table:style-name="ce74" office:value-type="string" calcext:value-type="string" table:number-columns-spanned="3" table:number-rows-spanned="1">
            <text:p>1000m</text:p>
          </table:table-cell>
          <table:covered-table-cell table:number-columns-repeated="2" table:style-name="ce74"/>
          <table:table-cell table:style-name="ce93" office:value-type="string" calcext:value-type="string" table:number-columns-spanned="1" table:number-rows-spanned="2">
            <text:p>Gesamt-punktzahl</text:p>
          </table:table-cell>
          <table:table-cell table:style-name="ce96" office:value-type="string" calcext:value-type="string" table:number-columns-spanned="1" table:number-rows-spanned="2">
            <text:p>Urkunde m</text:p>
          </table:table-cell>
          <table:table-cell table:style-name="ce96" office:value-type="string" calcext:value-type="string" table:number-columns-spanned="1" table:number-rows-spanned="2">
            <text:p>Urkunde w</text:p>
          </table:table-cell>
          <table:table-cell table:style-name="ce49" table:number-columns-repeated="3"/>
          <table:table-cell table:style-name="ce19" table:number-columns-repeated="3"/>
          <table:table-cell table:style-name="ce49"/>
          <table:table-cell table:style-name="ce57" table:number-columns-repeated="30"/>
        </table:table-row>
        <table:table-row table:style-name="ro6">
          <table:table-cell table:style-name="ce2"/>
          <table:table-cell table:style-name="ce7" table:number-columns-repeated="4"/>
          <table:table-cell table:style-name="ce17"/>
          <table:table-cell table:style-name="ce69" office:value-type="string" calcext:value-type="string">
            <text:p>Weite</text:p>
          </table:table-cell>
          <table:table-cell table:style-name="ce69" office:value-type="string" calcext:value-type="string">
            <text:p>Punkte</text:p>
          </table:table-cell>
          <table:table-cell table:style-name="ce69" office:value-type="string" calcext:value-type="string">
            <text:p>Weite</text:p>
          </table:table-cell>
          <table:table-cell table:style-name="ce69" office:value-type="string" calcext:value-type="string">
            <text:p>Punkte</text:p>
          </table:table-cell>
          <table:table-cell table:style-name="ce69" office:value-type="string" calcext:value-type="string">
            <text:p>Weite</text:p>
          </table:table-cell>
          <table:table-cell table:style-name="ce69" office:value-type="string" calcext:value-type="string">
            <text:p>Punkte</text:p>
          </table:table-cell>
          <table:table-cell table:style-name="ce74" office:value-type="string" calcext:value-type="string">
            <text:p>Zeit</text:p>
          </table:table-cell>
          <table:table-cell table:style-name="ce74" office:value-type="string" calcext:value-type="string">
            <text:p>Punkte</text:p>
          </table:table-cell>
          <table:table-cell table:style-name="ce74" office:value-type="string" calcext:value-type="string">
            <text:p>Zeit</text:p>
          </table:table-cell>
          <table:table-cell table:style-name="ce74" office:value-type="string" calcext:value-type="string">
            <text:p>Punkte</text:p>
          </table:table-cell>
          <table:table-cell table:style-name="ce74" office:value-type="string" calcext:value-type="string">
            <text:p>Zeit</text:p>
          </table:table-cell>
          <table:table-cell table:style-name="ce74" office:value-type="string" calcext:value-type="string">
            <text:p>Punkte</text:p>
          </table:table-cell>
          <table:table-cell table:style-name="ce69" office:value-type="string" calcext:value-type="string">
            <text:p>Zeit</text:p>
          </table:table-cell>
          <table:table-cell table:style-name="ce69" office:value-type="string" calcext:value-type="string">
            <text:p>Zeit in sek</text:p>
          </table:table-cell>
          <table:table-cell table:style-name="ce69" office:value-type="string" calcext:value-type="string">
            <text:p>Punkte</text:p>
          </table:table-cell>
          <table:table-cell table:style-name="ce69" office:value-type="string" calcext:value-type="string">
            <text:p>Zeit</text:p>
          </table:table-cell>
          <table:table-cell table:style-name="ce69" office:value-type="string" calcext:value-type="string">
            <text:p>Zeit in sek</text:p>
          </table:table-cell>
          <table:table-cell table:style-name="ce69" office:value-type="string" calcext:value-type="string">
            <text:p>Punkte</text:p>
          </table:table-cell>
          <table:covered-table-cell table:style-name="ce93"/>
          <table:covered-table-cell table:number-columns-repeated="2" table:style-name="ce96"/>
          <table:table-cell table:style-name="ce49" table:number-columns-repeated="3"/>
          <table:table-cell table:style-name="ce19" table:number-columns-repeated="3"/>
          <table:table-cell table:style-name="ce49"/>
          <table:table-cell table:style-name="ce57" table:number-columns-repeated="30"/>
        </table:table-row>
        <table:table-row table:style-name="ro4">
          <table:table-cell table:style-name="ce219" office:value-type="float" office:value="1" calcext:value-type="float">
            <text:p>1</text:p>
          </table:table-cell>
          <table:table-cell table:style-name="ce221" table:number-columns-repeated="2"/>
          <table:table-cell table:style-name="ce223" table:content-validation-name="val2"/>
          <table:table-cell table:style-name="ce225"/>
          <table:table-cell table:style-name="ce227" table:formula="of:=IF(ISBLANK([.E7]);&quot;&quot;;[.$H$1]-[.E7])">
            <text:p/>
          </table:table-cell>
          <table:table-cell table:style-name="ce228"/>
          <table:table-cell table:style-name="ce229" table:formula="of:=COM.MICROSOFT.IFS(ISBLANK([.G7]);0;[.G7]=0;0;[.$D7]=&quot;m&quot;;ROUNDDOWN((SQRT([.G7])-2.8)/0.011;0);[.$D7]=&quot;w&quot;;ROUNDDOWN((SQRT([.G7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7]);0;[.I7]=0;0;[.$D7]=&quot;m&quot;;ROUNDDOWN((SQRT([.I7])-1.936)/0.0124;0);[.$D7]=&quot;w&quot;;ROUNDDOWN((SQRT([.I7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7]);0;[.K7]=0;0;[.$D7]=&quot;m&quot;;ROUNDDOWN((SQRT([.K7])-1.15028)/0.00219;0);[.$D7]=&quot;w&quot;;ROUNDDOWN((SQRT([.K7])-1.0935)/0.00208;0))" office:value-type="float" office:value="0" calcext:value-type="float">
            <text:p>0</text:p>
          </table:table-cell>
          <table:table-cell table:style-name="ce234"/>
          <table:table-cell table:style-name="ce235" table:formula="of:=COM.MICROSOFT.IFS(ISBLANK([.M7]);0;[.M7]=0;0;[.$D7]=&quot;m&quot;;ROUNDDOWN((50/([.M7]+0.24)-3.79)/0.0069;0);[.$D7]=&quot;w&quot;;ROUNDDOWN((50/([.M7]+0.24)-3.648)/0.0066;0))" office:value-type="float" office:value="0" calcext:value-type="float">
            <text:p>0</text:p>
          </table:table-cell>
          <table:table-cell table:style-name="ce237"/>
          <table:table-cell table:style-name="ce238" table:formula="of:=COM.MICROSOFT.IFS(ISBLANK([.O7]);0;[.O7]=0;0;[.$D7]=&quot;m&quot;;ROUNDDOWN((75/([.O7]+0.24)-4.1)/0.00664;0);[.$D7]=&quot;w&quot;;ROUNDDOWN((75/([.O7]+0.24)-3.998)/0.0066;0))" office:value-type="float" office:value="0" calcext:value-type="float">
            <text:p>0</text:p>
          </table:table-cell>
          <table:table-cell table:style-name="ce240"/>
          <table:table-cell table:style-name="ce241" table:formula="of:=COM.MICROSOFT.IFS(ISBLANK([.Q7]);0;[.Q7]=0;0;[.$D7]=&quot;m&quot;;ROUNDDOWN((100/([.Q7]+0.24)-4.341)/0.00676;0);[.$D7]=&quot;w&quot;;ROUNDDOWN((100/([.Q7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7])*60+([.S7]-INT([.S7]))*100" office:value-type="float" office:value="0" calcext:value-type="float">
            <text:p>0</text:p>
          </table:table-cell>
          <table:table-cell table:style-name="ce245" table:formula="of:=COM.MICROSOFT.IFS(ISBLANK([.T7]);0;[.T7]=0;0;[.$D7]=&quot;m&quot;;&quot;1000m Pflicht&quot;;[.$D7]=&quot;w&quot;;ROUNDDOWN((800/[.T7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7])*60+([.V7]-INT([.V7]))*100" office:value-type="float" office:value="0" calcext:value-type="float">
            <text:p>0</text:p>
          </table:table-cell>
          <table:table-cell table:style-name="ce248" table:formula="of:=COM.MICROSOFT.IFS(ISBLANK([.V7]);0;[.V7]=0;0;[.$D7]=&quot;w&quot;;&quot;800m Pflicht&quot;;[.$D7]=&quot;m&quot;;ROUNDDOWN((1000/[.W7]-2.158)/0.006;0))" office:value-type="float" office:value="0" calcext:value-type="float">
            <text:p>0</text:p>
          </table:table-cell>
          <table:table-cell table:style-name="ce249" table:formula="of:=LARGE(([.H7]~[.J7]~[.L7]~[.N7]~[.O7]~[.R7]~[.U7]~[.X7]);1)+LARGE(([.H7]~[.J7]~[.L7]~[.N7]~[.O7]~[.R7]~[.U7]~[.X7]);2)+LARGE(([.H7]~[.J7]~[.L7]~[.N7]~[.O7]~[.R7]~[.U7]~[.X7]);3)" office:value-type="float" office:value="0" calcext:value-type="float">
            <text:p>0</text:p>
          </table:table-cell>
          <table:table-cell table:style-name="ce250" table:formula="of:=IF([.D7]=&quot;m&quot;;(COM.MICROSOFT.IFS([.F7]=[.$AE$8];LOOKUP([.Y7];[.$AF$8:.$AF$10];[.$AH$8:.$AH$10]);[.F7]=[.$AE$11];LOOKUP([.Y7];[.$AF$11:.$AF$13];[.$AH$11:.$AH$13]);[.F7]=[.$AE$14];LOOKUP([.Y7];[.$AF$14:.$AF$16];[.$AH$14:.$AH$16]);[.F7]=[.$AE$17];LOOKUP([.Y7];[.$AF$17:.$AF$19];[.$AH$17:.$AH$19]);[.F7]=[.$AE$20];LOOKUP([.Y7];[.$AF$20:.$AF$22];[.$AH$20:.$AH$22]);[.F7]=[.$AE$23];LOOKUP([.Y7];[.$AF$23:.$AF$25];[.$AH$23:.$AH$25]);[.F7]=[.$AE$26];LOOKUP([.Y7];[.$AF$26:.$AF$28];[.$AH$26:.$AH$28]);[.F7]=[.$AE$29];LOOKUP([.Y7];[.$AF$29:.$AF$31];[.$AH$29:.$AH$31]);[.F7]=[.$AE$32];LOOKUP([.Y7];[.$AF$32:.$AF$34];[.$AH$32:.$AH$34])));0)" office:value-type="float" office:value="0" calcext:value-type="float">
            <text:p>0</text:p>
          </table:table-cell>
          <table:table-cell table:style-name="ce251" table:formula="of:=IF([.D7]=&quot;w&quot;;(COM.MICROSOFT.IFS([.F7]=[.$AE$8];LOOKUP([.Y7];[.$AG$8:.$AG$10];[.$AH$8:.$AH$10]);[.F7]=[.$AE$11];LOOKUP([.Y7];[.$AG$11:.$AG$13];[.$AH$11:.$AH$13]);[.F7]=[.$AE$14];LOOKUP([.Y7];[.$AG$14:.$AG$16];[.$AH$14:.$AH$16]);[.F7]=[.$AE$17];LOOKUP([.Y7];[.$AG$17:.$AG$19];[.$AH$17:.$AH$19]);[.F7]=[.$AE$20];LOOKUP([.Y7];[.$AG$20:.$AG$22];[.$AH$20:.$AH$22]);[.F7]=[.$AE$23];LOOKUP([.Y7];[.$AG$23:.$AG$25];[.$AH$23:.$AH$25]);[.F7]=[.$AE$26];LOOKUP([.Y7];[.$AG$26:.$AG$28];[.$AH$26:.$AH$28]);[.F7]=[.$AE$29];LOOKUP([.Y7];[.$AG$29:.$AG$31];[.$AH$29:.$AH$31]);[.F7]=[.$AE$32];LOOKUP([.Y7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0" office:value-type="string" calcext:value-type="string">
            <text:p>Alter</text:p>
          </table:table-cell>
          <table:table-cell table:style-name="ce50" office:value-type="string" calcext:value-type="string">
            <text:p>Punkte m </text:p>
          </table:table-cell>
          <table:table-cell table:style-name="ce50" office:value-type="string" calcext:value-type="string">
            <text:p>Punkte w</text:p>
          </table:table-cell>
          <table:table-cell table:style-name="ce50" office:value-type="string" calcext:value-type="string">
            <text:p>Urkunde</text:p>
          </table:table-cell>
          <table:table-cell table:number-columns-repeated="30"/>
        </table:table-row>
        <table:table-row table:style-name="ro4">
          <table:table-cell table:style-name="ce219" office:value-type="float" office:value="2" calcext:value-type="float">
            <text:p>2</text:p>
          </table:table-cell>
          <table:table-cell table:style-name="ce221" table:number-columns-repeated="2"/>
          <table:table-cell table:style-name="ce223" table:content-validation-name="val2"/>
          <table:table-cell table:style-name="ce225"/>
          <table:table-cell table:style-name="ce227" table:formula="of:=IF(ISBLANK([.E8]);&quot;&quot;;[.$H$1]-[.E8])">
            <text:p/>
          </table:table-cell>
          <table:table-cell table:style-name="ce228"/>
          <table:table-cell table:style-name="ce229" table:formula="of:=COM.MICROSOFT.IFS(ISBLANK([.G8]);0;[.G8]=0;0;[.$D8]=&quot;m&quot;;ROUNDDOWN((SQRT([.G8])-2.8)/0.011;0);[.$D8]=&quot;w&quot;;ROUNDDOWN((SQRT([.G8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8]);0;[.I8]=0;0;[.$D8]=&quot;m&quot;;ROUNDDOWN((SQRT([.I8])-1.936)/0.0124;0);[.$D8]=&quot;w&quot;;ROUNDDOWN((SQRT([.I8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8]);0;[.K8]=0;0;[.$D8]=&quot;m&quot;;ROUNDDOWN((SQRT([.K8])-1.15028)/0.00219;0);[.$D8]=&quot;w&quot;;ROUNDDOWN((SQRT([.K8])-1.0935)/0.00208;0))" office:value-type="float" office:value="0" calcext:value-type="float">
            <text:p>0</text:p>
          </table:table-cell>
          <table:table-cell table:style-name="ce234"/>
          <table:table-cell table:style-name="ce236" table:formula="of:=COM.MICROSOFT.IFS(ISBLANK([.M8]);0;[.M8]=0;0;[.$D8]=&quot;m&quot;;ROUNDDOWN((50/([.M8]+0.24)-3.79)/0.0069;0);[.$D8]=&quot;w&quot;;ROUNDDOWN((50/([.M8]+0.24)-3.648)/0.0066;0))" office:value-type="float" office:value="0" calcext:value-type="float">
            <text:p>0</text:p>
          </table:table-cell>
          <table:table-cell table:style-name="ce237"/>
          <table:table-cell table:style-name="ce239" table:formula="of:=COM.MICROSOFT.IFS(ISBLANK([.O8]);0;[.O8]=0;0;[.$D8]=&quot;m&quot;;ROUNDDOWN((75/([.O8]+0.24)-4.1)/0.00664;0);[.$D8]=&quot;w&quot;;ROUNDDOWN((75/([.O8]+0.24)-3.998)/0.0066;0))" office:value-type="float" office:value="0" calcext:value-type="float">
            <text:p>0</text:p>
          </table:table-cell>
          <table:table-cell table:style-name="ce240"/>
          <table:table-cell table:style-name="ce242" table:formula="of:=COM.MICROSOFT.IFS(ISBLANK([.Q8]);0;[.Q8]=0;0;[.$D8]=&quot;m&quot;;ROUNDDOWN((100/([.Q8]+0.24)-4.341)/0.00676;0);[.$D8]=&quot;w&quot;;ROUNDDOWN((100/([.Q8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8])*60+([.S8]-INT([.S8]))*100" office:value-type="float" office:value="0" calcext:value-type="float">
            <text:p>0</text:p>
          </table:table-cell>
          <table:table-cell table:style-name="ce245" table:formula="of:=COM.MICROSOFT.IFS(ISBLANK([.T8]);0;[.T8]=0;0;[.$D8]=&quot;m&quot;;&quot;1000m Pflicht&quot;;[.$D8]=&quot;w&quot;;ROUNDDOWN((800/[.T8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8])*60+([.V8]-INT([.V8]))*100" office:value-type="float" office:value="0" calcext:value-type="float">
            <text:p>0</text:p>
          </table:table-cell>
          <table:table-cell table:style-name="ce248" table:formula="of:=COM.MICROSOFT.IFS(ISBLANK([.V8]);0;[.V8]=0;0;[.$D8]=&quot;w&quot;;&quot;800m Pflicht&quot;;[.$D8]=&quot;m&quot;;ROUNDDOWN((1000/[.W8]-2.158)/0.006;0))" office:value-type="float" office:value="0" calcext:value-type="float">
            <text:p>0</text:p>
          </table:table-cell>
          <table:table-cell table:style-name="ce249" table:formula="of:=LARGE(([.H8]~[.J8]~[.L8]~[.N8]~[.O8]~[.R8]~[.U8]~[.X8]);1)+LARGE(([.H8]~[.J8]~[.L8]~[.N8]~[.O8]~[.R8]~[.U8]~[.X8]);2)+LARGE(([.H8]~[.J8]~[.L8]~[.N8]~[.O8]~[.R8]~[.U8]~[.X8]);3)" office:value-type="float" office:value="0" calcext:value-type="float">
            <text:p>0</text:p>
          </table:table-cell>
          <table:table-cell table:style-name="ce250" table:formula="of:=IF([.D8]=&quot;m&quot;;(COM.MICROSOFT.IFS([.F8]=[.$AE$8];LOOKUP([.Y8];[.$AF$8:.$AF$10];[.$AH$8:.$AH$10]);[.F8]=[.$AE$11];LOOKUP([.Y8];[.$AF$11:.$AF$13];[.$AH$11:.$AH$13]);[.F8]=[.$AE$14];LOOKUP([.Y8];[.$AF$14:.$AF$16];[.$AH$14:.$AH$16]);[.F8]=[.$AE$17];LOOKUP([.Y8];[.$AF$17:.$AF$19];[.$AH$17:.$AH$19]);[.F8]=[.$AE$20];LOOKUP([.Y8];[.$AF$20:.$AF$22];[.$AH$20:.$AH$22]);[.F8]=[.$AE$23];LOOKUP([.Y8];[.$AF$23:.$AF$25];[.$AH$23:.$AH$25]);[.F8]=[.$AE$26];LOOKUP([.Y8];[.$AF$26:.$AF$28];[.$AH$26:.$AH$28]);[.F8]=[.$AE$29];LOOKUP([.Y8];[.$AF$29:.$AF$31];[.$AH$29:.$AH$31]);[.F8]=[.$AE$32];LOOKUP([.Y8];[.$AF$32:.$AF$34];[.$AH$32:.$AH$34])));0)" office:value-type="float" office:value="0" calcext:value-type="float">
            <text:p>0</text:p>
          </table:table-cell>
          <table:table-cell table:style-name="ce251" table:formula="of:=IF([.D8]=&quot;w&quot;;(COM.MICROSOFT.IFS([.F8]=[.$AE$8];LOOKUP([.Y8];[.$AG$8:.$AG$10];[.$AH$8:.$AH$10]);[.F8]=[.$AE$11];LOOKUP([.Y8];[.$AG$11:.$AG$13];[.$AH$11:.$AH$13]);[.F8]=[.$AE$14];LOOKUP([.Y8];[.$AG$14:.$AG$16];[.$AH$14:.$AH$16]);[.F8]=[.$AE$17];LOOKUP([.Y8];[.$AG$17:.$AG$19];[.$AH$17:.$AH$19]);[.F8]=[.$AE$20];LOOKUP([.Y8];[.$AG$20:.$AG$22];[.$AH$20:.$AH$22]);[.F8]=[.$AE$23];LOOKUP([.Y8];[.$AG$23:.$AG$25];[.$AH$23:.$AH$25]);[.F8]=[.$AE$26];LOOKUP([.Y8];[.$AG$26:.$AG$28];[.$AH$26:.$AH$28]);[.F8]=[.$AE$29];LOOKUP([.Y8];[.$AG$29:.$AG$31];[.$AH$29:.$AH$31]);[.F8]=[.$AE$32];LOOKUP([.Y8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1" office:value-type="float" office:value="8" calcext:value-type="float" table:number-columns-spanned="1" table:number-rows-spanned="3">
            <text:p>8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219" office:value-type="float" office:value="3" calcext:value-type="float">
            <text:p>3</text:p>
          </table:table-cell>
          <table:table-cell table:style-name="ce221" table:number-columns-repeated="2"/>
          <table:table-cell table:style-name="ce223" table:content-validation-name="val2"/>
          <table:table-cell table:style-name="ce225"/>
          <table:table-cell table:style-name="ce227" table:formula="of:=IF(ISBLANK([.E9]);&quot;&quot;;[.$H$1]-[.E9])">
            <text:p/>
          </table:table-cell>
          <table:table-cell table:style-name="ce228"/>
          <table:table-cell table:style-name="ce229" table:formula="of:=COM.MICROSOFT.IFS(ISBLANK([.G9]);0;[.G9]=0;0;[.$D9]=&quot;m&quot;;ROUNDDOWN((SQRT([.G9])-2.8)/0.011;0);[.$D9]=&quot;w&quot;;ROUNDDOWN((SQRT([.G9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9]);0;[.I9]=0;0;[.$D9]=&quot;m&quot;;ROUNDDOWN((SQRT([.I9])-1.936)/0.0124;0);[.$D9]=&quot;w&quot;;ROUNDDOWN((SQRT([.I9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9]);0;[.K9]=0;0;[.$D9]=&quot;m&quot;;ROUNDDOWN((SQRT([.K9])-1.15028)/0.00219;0);[.$D9]=&quot;w&quot;;ROUNDDOWN((SQRT([.K9])-1.0935)/0.00208;0))" office:value-type="float" office:value="0" calcext:value-type="float">
            <text:p>0</text:p>
          </table:table-cell>
          <table:table-cell table:style-name="ce234"/>
          <table:table-cell table:style-name="ce236" table:formula="of:=COM.MICROSOFT.IFS(ISBLANK([.M9]);0;[.M9]=0;0;[.$D9]=&quot;m&quot;;ROUNDDOWN((50/([.M9]+0.24)-3.79)/0.0069;0);[.$D9]=&quot;w&quot;;ROUNDDOWN((50/([.M9]+0.24)-3.648)/0.0066;0))" office:value-type="float" office:value="0" calcext:value-type="float">
            <text:p>0</text:p>
          </table:table-cell>
          <table:table-cell table:style-name="ce237"/>
          <table:table-cell table:style-name="ce239" table:formula="of:=COM.MICROSOFT.IFS(ISBLANK([.O9]);0;[.O9]=0;0;[.$D9]=&quot;m&quot;;ROUNDDOWN((75/([.O9]+0.24)-4.1)/0.00664;0);[.$D9]=&quot;w&quot;;ROUNDDOWN((75/([.O9]+0.24)-3.998)/0.0066;0))" office:value-type="float" office:value="0" calcext:value-type="float">
            <text:p>0</text:p>
          </table:table-cell>
          <table:table-cell table:style-name="ce240"/>
          <table:table-cell table:style-name="ce242" table:formula="of:=COM.MICROSOFT.IFS(ISBLANK([.Q9]);0;[.Q9]=0;0;[.$D9]=&quot;m&quot;;ROUNDDOWN((100/([.Q9]+0.24)-4.341)/0.00676;0);[.$D9]=&quot;w&quot;;ROUNDDOWN((100/([.Q9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9])*60+([.S9]-INT([.S9]))*100" office:value-type="float" office:value="0" calcext:value-type="float">
            <text:p>0</text:p>
          </table:table-cell>
          <table:table-cell table:style-name="ce245" table:formula="of:=COM.MICROSOFT.IFS(ISBLANK([.T9]);0;[.T9]=0;0;[.$D9]=&quot;m&quot;;&quot;1000m Pflicht&quot;;[.$D9]=&quot;w&quot;;ROUNDDOWN((800/[.T9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9])*60+([.V9]-INT([.V9]))*100" office:value-type="float" office:value="0" calcext:value-type="float">
            <text:p>0</text:p>
          </table:table-cell>
          <table:table-cell table:style-name="ce248" table:formula="of:=COM.MICROSOFT.IFS(ISBLANK([.V9]);0;[.V9]=0;0;[.$D9]=&quot;w&quot;;&quot;800m Pflicht&quot;;[.$D9]=&quot;m&quot;;ROUNDDOWN((1000/[.W9]-2.158)/0.006;0))" office:value-type="float" office:value="0" calcext:value-type="float">
            <text:p>0</text:p>
          </table:table-cell>
          <table:table-cell table:style-name="ce249" table:formula="of:=LARGE(([.H9]~[.J9]~[.L9]~[.N9]~[.O9]~[.R9]~[.U9]~[.X9]);1)+LARGE(([.H9]~[.J9]~[.L9]~[.N9]~[.O9]~[.R9]~[.U9]~[.X9]);2)+LARGE(([.H9]~[.J9]~[.L9]~[.N9]~[.O9]~[.R9]~[.U9]~[.X9]);3)" office:value-type="float" office:value="0" calcext:value-type="float">
            <text:p>0</text:p>
          </table:table-cell>
          <table:table-cell table:style-name="ce250" table:formula="of:=IF([.D9]=&quot;m&quot;;(COM.MICROSOFT.IFS([.F9]=[.$AE$8];LOOKUP([.Y9];[.$AF$8:.$AF$10];[.$AH$8:.$AH$10]);[.F9]=[.$AE$11];LOOKUP([.Y9];[.$AF$11:.$AF$13];[.$AH$11:.$AH$13]);[.F9]=[.$AE$14];LOOKUP([.Y9];[.$AF$14:.$AF$16];[.$AH$14:.$AH$16]);[.F9]=[.$AE$17];LOOKUP([.Y9];[.$AF$17:.$AF$19];[.$AH$17:.$AH$19]);[.F9]=[.$AE$20];LOOKUP([.Y9];[.$AF$20:.$AF$22];[.$AH$20:.$AH$22]);[.F9]=[.$AE$23];LOOKUP([.Y9];[.$AF$23:.$AF$25];[.$AH$23:.$AH$25]);[.F9]=[.$AE$26];LOOKUP([.Y9];[.$AF$26:.$AF$28];[.$AH$26:.$AH$28]);[.F9]=[.$AE$29];LOOKUP([.Y9];[.$AF$29:.$AF$31];[.$AH$29:.$AH$31]);[.F9]=[.$AE$32];LOOKUP([.Y9];[.$AF$32:.$AF$34];[.$AH$32:.$AH$34])));0)" office:value-type="float" office:value="0" calcext:value-type="float">
            <text:p>0</text:p>
          </table:table-cell>
          <table:table-cell table:style-name="ce251" table:formula="of:=IF([.D9]=&quot;w&quot;;(COM.MICROSOFT.IFS([.F9]=[.$AE$8];LOOKUP([.Y9];[.$AG$8:.$AG$10];[.$AH$8:.$AH$10]);[.F9]=[.$AE$11];LOOKUP([.Y9];[.$AG$11:.$AG$13];[.$AH$11:.$AH$13]);[.F9]=[.$AE$14];LOOKUP([.Y9];[.$AG$14:.$AG$16];[.$AH$14:.$AH$16]);[.F9]=[.$AE$17];LOOKUP([.Y9];[.$AG$17:.$AG$19];[.$AH$17:.$AH$19]);[.F9]=[.$AE$20];LOOKUP([.Y9];[.$AG$20:.$AG$22];[.$AH$20:.$AH$22]);[.F9]=[.$AE$23];LOOKUP([.Y9];[.$AG$23:.$AG$25];[.$AH$23:.$AH$25]);[.F9]=[.$AE$26];LOOKUP([.Y9];[.$AG$26:.$AG$28];[.$AH$26:.$AH$28]);[.F9]=[.$AE$29];LOOKUP([.Y9];[.$AG$29:.$AG$31];[.$AH$29:.$AH$31]);[.F9]=[.$AE$32];LOOKUP([.Y9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450" calcext:value-type="float">
            <text:p>450</text:p>
          </table:table-cell>
          <table:table-cell table:style-name="ce53" office:value-type="float" office:value="475" calcext:value-type="float">
            <text:p>475</text:p>
          </table:table-cell>
          <table:table-cell table:style-name="ce55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219" office:value-type="float" office:value="4" calcext:value-type="float">
            <text:p>4</text:p>
          </table:table-cell>
          <table:table-cell table:style-name="ce221" table:number-columns-repeated="2"/>
          <table:table-cell table:style-name="ce223" table:content-validation-name="val2"/>
          <table:table-cell table:style-name="ce225"/>
          <table:table-cell table:style-name="ce227" table:formula="of:=IF(ISBLANK([.E10]);&quot;&quot;;[.$H$1]-[.E10])">
            <text:p/>
          </table:table-cell>
          <table:table-cell table:style-name="ce228"/>
          <table:table-cell table:style-name="ce229" table:formula="of:=COM.MICROSOFT.IFS(ISBLANK([.G10]);0;[.G10]=0;0;[.$D10]=&quot;m&quot;;ROUNDDOWN((SQRT([.G10])-2.8)/0.011;0);[.$D10]=&quot;w&quot;;ROUNDDOWN((SQRT([.G10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10]);0;[.I10]=0;0;[.$D10]=&quot;m&quot;;ROUNDDOWN((SQRT([.I10])-1.936)/0.0124;0);[.$D10]=&quot;w&quot;;ROUNDDOWN((SQRT([.I10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10]);0;[.K10]=0;0;[.$D10]=&quot;m&quot;;ROUNDDOWN((SQRT([.K10])-1.15028)/0.00219;0);[.$D10]=&quot;w&quot;;ROUNDDOWN((SQRT([.K10])-1.0935)/0.00208;0))" office:value-type="float" office:value="0" calcext:value-type="float">
            <text:p>0</text:p>
          </table:table-cell>
          <table:table-cell table:style-name="ce234"/>
          <table:table-cell table:style-name="ce236" table:formula="of:=COM.MICROSOFT.IFS(ISBLANK([.M10]);0;[.M10]=0;0;[.$D10]=&quot;m&quot;;ROUNDDOWN((50/([.M10]+0.24)-3.79)/0.0069;0);[.$D10]=&quot;w&quot;;ROUNDDOWN((50/([.M10]+0.24)-3.648)/0.0066;0))" office:value-type="float" office:value="0" calcext:value-type="float">
            <text:p>0</text:p>
          </table:table-cell>
          <table:table-cell table:style-name="ce237"/>
          <table:table-cell table:style-name="ce239" table:formula="of:=COM.MICROSOFT.IFS(ISBLANK([.O10]);0;[.O10]=0;0;[.$D10]=&quot;m&quot;;ROUNDDOWN((75/([.O10]+0.24)-4.1)/0.00664;0);[.$D10]=&quot;w&quot;;ROUNDDOWN((75/([.O10]+0.24)-3.998)/0.0066;0))" office:value-type="float" office:value="0" calcext:value-type="float">
            <text:p>0</text:p>
          </table:table-cell>
          <table:table-cell table:style-name="ce240"/>
          <table:table-cell table:style-name="ce242" table:formula="of:=COM.MICROSOFT.IFS(ISBLANK([.Q10]);0;[.Q10]=0;0;[.$D10]=&quot;m&quot;;ROUNDDOWN((100/([.Q10]+0.24)-4.341)/0.00676;0);[.$D10]=&quot;w&quot;;ROUNDDOWN((100/([.Q10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10])*60+([.S10]-INT([.S10]))*100" office:value-type="float" office:value="0" calcext:value-type="float">
            <text:p>0</text:p>
          </table:table-cell>
          <table:table-cell table:style-name="ce245" table:formula="of:=COM.MICROSOFT.IFS(ISBLANK([.T10]);0;[.T10]=0;0;[.$D10]=&quot;m&quot;;&quot;1000m Pflicht&quot;;[.$D10]=&quot;w&quot;;ROUNDDOWN((800/[.T10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10])*60+([.V10]-INT([.V10]))*100" office:value-type="float" office:value="0" calcext:value-type="float">
            <text:p>0</text:p>
          </table:table-cell>
          <table:table-cell table:style-name="ce248" table:formula="of:=COM.MICROSOFT.IFS(ISBLANK([.V10]);0;[.V10]=0;0;[.$D10]=&quot;w&quot;;&quot;800m Pflicht&quot;;[.$D10]=&quot;m&quot;;ROUNDDOWN((1000/[.W10]-2.158)/0.006;0))" office:value-type="float" office:value="0" calcext:value-type="float">
            <text:p>0</text:p>
          </table:table-cell>
          <table:table-cell table:style-name="ce249" table:formula="of:=LARGE(([.H10]~[.J10]~[.L10]~[.N10]~[.O10]~[.R10]~[.U10]~[.X10]);1)+LARGE(([.H10]~[.J10]~[.L10]~[.N10]~[.O10]~[.R10]~[.U10]~[.X10]);2)+LARGE(([.H10]~[.J10]~[.L10]~[.N10]~[.O10]~[.R10]~[.U10]~[.X10]);3)" office:value-type="float" office:value="0" calcext:value-type="float">
            <text:p>0</text:p>
          </table:table-cell>
          <table:table-cell table:style-name="ce250" table:formula="of:=IF([.D10]=&quot;m&quot;;(COM.MICROSOFT.IFS([.F10]=[.$AE$8];LOOKUP([.Y10];[.$AF$8:.$AF$10];[.$AH$8:.$AH$10]);[.F10]=[.$AE$11];LOOKUP([.Y10];[.$AF$11:.$AF$13];[.$AH$11:.$AH$13]);[.F10]=[.$AE$14];LOOKUP([.Y10];[.$AF$14:.$AF$16];[.$AH$14:.$AH$16]);[.F10]=[.$AE$17];LOOKUP([.Y10];[.$AF$17:.$AF$19];[.$AH$17:.$AH$19]);[.F10]=[.$AE$20];LOOKUP([.Y10];[.$AF$20:.$AF$22];[.$AH$20:.$AH$22]);[.F10]=[.$AE$23];LOOKUP([.Y10];[.$AF$23:.$AF$25];[.$AH$23:.$AH$25]);[.F10]=[.$AE$26];LOOKUP([.Y10];[.$AF$26:.$AF$28];[.$AH$26:.$AH$28]);[.F10]=[.$AE$29];LOOKUP([.Y10];[.$AF$29:.$AF$31];[.$AH$29:.$AH$31]);[.F10]=[.$AE$32];LOOKUP([.Y10];[.$AF$32:.$AF$34];[.$AH$32:.$AH$34])));0)" office:value-type="float" office:value="0" calcext:value-type="float">
            <text:p>0</text:p>
          </table:table-cell>
          <table:table-cell table:style-name="ce251" table:formula="of:=IF([.D10]=&quot;w&quot;;(COM.MICROSOFT.IFS([.F10]=[.$AE$8];LOOKUP([.Y10];[.$AG$8:.$AG$10];[.$AH$8:.$AH$10]);[.F10]=[.$AE$11];LOOKUP([.Y10];[.$AG$11:.$AG$13];[.$AH$11:.$AH$13]);[.F10]=[.$AE$14];LOOKUP([.Y10];[.$AG$14:.$AG$16];[.$AH$14:.$AH$16]);[.F10]=[.$AE$17];LOOKUP([.Y10];[.$AG$17:.$AG$19];[.$AH$17:.$AH$19]);[.F10]=[.$AE$20];LOOKUP([.Y10];[.$AG$20:.$AG$22];[.$AH$20:.$AH$22]);[.F10]=[.$AE$23];LOOKUP([.Y10];[.$AG$23:.$AG$25];[.$AH$23:.$AH$25]);[.F10]=[.$AE$26];LOOKUP([.Y10];[.$AG$26:.$AG$28];[.$AH$26:.$AH$28]);[.F10]=[.$AE$29];LOOKUP([.Y10];[.$AG$29:.$AG$31];[.$AH$29:.$AH$31]);[.F10]=[.$AE$32];LOOKUP([.Y10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575" calcext:value-type="float">
            <text:p>575</text:p>
          </table:table-cell>
          <table:table-cell table:style-name="ce53" office:value-type="float" office:value="625" calcext:value-type="float">
            <text:p>625</text:p>
          </table:table-cell>
          <table:table-cell table:style-name="ce55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219" office:value-type="float" office:value="5" calcext:value-type="float">
            <text:p>5</text:p>
          </table:table-cell>
          <table:table-cell table:style-name="ce221" table:number-columns-repeated="2"/>
          <table:table-cell table:style-name="ce223" table:content-validation-name="val2"/>
          <table:table-cell table:style-name="ce225"/>
          <table:table-cell table:style-name="ce227" table:formula="of:=IF(ISBLANK([.E11]);&quot;&quot;;[.$H$1]-[.E11])">
            <text:p/>
          </table:table-cell>
          <table:table-cell table:style-name="ce228"/>
          <table:table-cell table:style-name="ce229" table:formula="of:=COM.MICROSOFT.IFS(ISBLANK([.G11]);0;[.G11]=0;0;[.$D11]=&quot;m&quot;;ROUNDDOWN((SQRT([.G11])-2.8)/0.011;0);[.$D11]=&quot;w&quot;;ROUNDDOWN((SQRT([.G11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11]);0;[.I11]=0;0;[.$D11]=&quot;m&quot;;ROUNDDOWN((SQRT([.I11])-1.936)/0.0124;0);[.$D11]=&quot;w&quot;;ROUNDDOWN((SQRT([.I11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11]);0;[.K11]=0;0;[.$D11]=&quot;m&quot;;ROUNDDOWN((SQRT([.K11])-1.15028)/0.00219;0);[.$D11]=&quot;w&quot;;ROUNDDOWN((SQRT([.K11])-1.0935)/0.00208;0))" office:value-type="float" office:value="0" calcext:value-type="float">
            <text:p>0</text:p>
          </table:table-cell>
          <table:table-cell table:style-name="ce234"/>
          <table:table-cell table:style-name="ce236" table:formula="of:=COM.MICROSOFT.IFS(ISBLANK([.M11]);0;[.M11]=0;0;[.$D11]=&quot;m&quot;;ROUNDDOWN((50/([.M11]+0.24)-3.79)/0.0069;0);[.$D11]=&quot;w&quot;;ROUNDDOWN((50/([.M11]+0.24)-3.648)/0.0066;0))" office:value-type="float" office:value="0" calcext:value-type="float">
            <text:p>0</text:p>
          </table:table-cell>
          <table:table-cell table:style-name="ce237"/>
          <table:table-cell table:style-name="ce239" table:formula="of:=COM.MICROSOFT.IFS(ISBLANK([.O11]);0;[.O11]=0;0;[.$D11]=&quot;m&quot;;ROUNDDOWN((75/([.O11]+0.24)-4.1)/0.00664;0);[.$D11]=&quot;w&quot;;ROUNDDOWN((75/([.O11]+0.24)-3.998)/0.0066;0))" office:value-type="float" office:value="0" calcext:value-type="float">
            <text:p>0</text:p>
          </table:table-cell>
          <table:table-cell table:style-name="ce240"/>
          <table:table-cell table:style-name="ce242" table:formula="of:=COM.MICROSOFT.IFS(ISBLANK([.Q11]);0;[.Q11]=0;0;[.$D11]=&quot;m&quot;;ROUNDDOWN((100/([.Q11]+0.24)-4.341)/0.00676;0);[.$D11]=&quot;w&quot;;ROUNDDOWN((100/([.Q11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11])*60+([.S11]-INT([.S11]))*100" office:value-type="float" office:value="0" calcext:value-type="float">
            <text:p>0</text:p>
          </table:table-cell>
          <table:table-cell table:style-name="ce245" table:formula="of:=COM.MICROSOFT.IFS(ISBLANK([.T11]);0;[.T11]=0;0;[.$D11]=&quot;m&quot;;&quot;1000m Pflicht&quot;;[.$D11]=&quot;w&quot;;ROUNDDOWN((800/[.T11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11])*60+([.V11]-INT([.V11]))*100" office:value-type="float" office:value="0" calcext:value-type="float">
            <text:p>0</text:p>
          </table:table-cell>
          <table:table-cell table:style-name="ce248" table:formula="of:=COM.MICROSOFT.IFS(ISBLANK([.V11]);0;[.V11]=0;0;[.$D11]=&quot;w&quot;;&quot;800m Pflicht&quot;;[.$D11]=&quot;m&quot;;ROUNDDOWN((1000/[.W11]-2.158)/0.006;0))" office:value-type="float" office:value="0" calcext:value-type="float">
            <text:p>0</text:p>
          </table:table-cell>
          <table:table-cell table:style-name="ce249" table:formula="of:=LARGE(([.H11]~[.J11]~[.L11]~[.N11]~[.O11]~[.R11]~[.U11]~[.X11]);1)+LARGE(([.H11]~[.J11]~[.L11]~[.N11]~[.O11]~[.R11]~[.U11]~[.X11]);2)+LARGE(([.H11]~[.J11]~[.L11]~[.N11]~[.O11]~[.R11]~[.U11]~[.X11]);3)" office:value-type="float" office:value="0" calcext:value-type="float">
            <text:p>0</text:p>
          </table:table-cell>
          <table:table-cell table:style-name="ce250" table:formula="of:=IF([.D11]=&quot;m&quot;;(COM.MICROSOFT.IFS([.F11]=[.$AE$8];LOOKUP([.Y11];[.$AF$8:.$AF$10];[.$AH$8:.$AH$10]);[.F11]=[.$AE$11];LOOKUP([.Y11];[.$AF$11:.$AF$13];[.$AH$11:.$AH$13]);[.F11]=[.$AE$14];LOOKUP([.Y11];[.$AF$14:.$AF$16];[.$AH$14:.$AH$16]);[.F11]=[.$AE$17];LOOKUP([.Y11];[.$AF$17:.$AF$19];[.$AH$17:.$AH$19]);[.F11]=[.$AE$20];LOOKUP([.Y11];[.$AF$20:.$AF$22];[.$AH$20:.$AH$22]);[.F11]=[.$AE$23];LOOKUP([.Y11];[.$AF$23:.$AF$25];[.$AH$23:.$AH$25]);[.F11]=[.$AE$26];LOOKUP([.Y11];[.$AF$26:.$AF$28];[.$AH$26:.$AH$28]);[.F11]=[.$AE$29];LOOKUP([.Y11];[.$AF$29:.$AF$31];[.$AH$29:.$AH$31]);[.F11]=[.$AE$32];LOOKUP([.Y11];[.$AF$32:.$AF$34];[.$AH$32:.$AH$34])));0)" office:value-type="float" office:value="0" calcext:value-type="float">
            <text:p>0</text:p>
          </table:table-cell>
          <table:table-cell table:style-name="ce251" table:formula="of:=IF([.D11]=&quot;w&quot;;(COM.MICROSOFT.IFS([.F11]=[.$AE$8];LOOKUP([.Y11];[.$AG$8:.$AG$10];[.$AH$8:.$AH$10]);[.F11]=[.$AE$11];LOOKUP([.Y11];[.$AG$11:.$AG$13];[.$AH$11:.$AH$13]);[.F11]=[.$AE$14];LOOKUP([.Y11];[.$AG$14:.$AG$16];[.$AH$14:.$AH$16]);[.F11]=[.$AE$17];LOOKUP([.Y11];[.$AG$17:.$AG$19];[.$AH$17:.$AH$19]);[.F11]=[.$AE$20];LOOKUP([.Y11];[.$AG$20:.$AG$22];[.$AH$20:.$AH$22]);[.F11]=[.$AE$23];LOOKUP([.Y11];[.$AG$23:.$AG$25];[.$AH$23:.$AH$25]);[.F11]=[.$AE$26];LOOKUP([.Y11];[.$AG$26:.$AG$28];[.$AH$26:.$AH$28]);[.F11]=[.$AE$29];LOOKUP([.Y11];[.$AG$29:.$AG$31];[.$AH$29:.$AH$31]);[.F11]=[.$AE$32];LOOKUP([.Y11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2" office:value-type="float" office:value="9" calcext:value-type="float" table:number-columns-spanned="1" table:number-rows-spanned="3">
            <text:p>9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219" office:value-type="float" office:value="6" calcext:value-type="float">
            <text:p>6</text:p>
          </table:table-cell>
          <table:table-cell table:style-name="ce221" table:number-columns-repeated="2"/>
          <table:table-cell table:style-name="ce223" table:content-validation-name="val2"/>
          <table:table-cell table:style-name="ce225"/>
          <table:table-cell table:style-name="ce227" table:formula="of:=IF(ISBLANK([.E12]);&quot;&quot;;[.$H$1]-[.E12])">
            <text:p/>
          </table:table-cell>
          <table:table-cell table:style-name="ce228"/>
          <table:table-cell table:style-name="ce229" table:formula="of:=COM.MICROSOFT.IFS(ISBLANK([.G12]);0;[.G12]=0;0;[.$D12]=&quot;m&quot;;ROUNDDOWN((SQRT([.G12])-2.8)/0.011;0);[.$D12]=&quot;w&quot;;ROUNDDOWN((SQRT([.G12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12]);0;[.I12]=0;0;[.$D12]=&quot;m&quot;;ROUNDDOWN((SQRT([.I12])-1.936)/0.0124;0);[.$D12]=&quot;w&quot;;ROUNDDOWN((SQRT([.I12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12]);0;[.K12]=0;0;[.$D12]=&quot;m&quot;;ROUNDDOWN((SQRT([.K12])-1.15028)/0.00219;0);[.$D12]=&quot;w&quot;;ROUNDDOWN((SQRT([.K12])-1.0935)/0.00208;0))" office:value-type="float" office:value="0" calcext:value-type="float">
            <text:p>0</text:p>
          </table:table-cell>
          <table:table-cell table:style-name="ce234"/>
          <table:table-cell table:style-name="ce236" table:formula="of:=COM.MICROSOFT.IFS(ISBLANK([.M12]);0;[.M12]=0;0;[.$D12]=&quot;m&quot;;ROUNDDOWN((50/([.M12]+0.24)-3.79)/0.0069;0);[.$D12]=&quot;w&quot;;ROUNDDOWN((50/([.M12]+0.24)-3.648)/0.0066;0))" office:value-type="float" office:value="0" calcext:value-type="float">
            <text:p>0</text:p>
          </table:table-cell>
          <table:table-cell table:style-name="ce237"/>
          <table:table-cell table:style-name="ce239" table:formula="of:=COM.MICROSOFT.IFS(ISBLANK([.O12]);0;[.O12]=0;0;[.$D12]=&quot;m&quot;;ROUNDDOWN((75/([.O12]+0.24)-4.1)/0.00664;0);[.$D12]=&quot;w&quot;;ROUNDDOWN((75/([.O12]+0.24)-3.998)/0.0066;0))" office:value-type="float" office:value="0" calcext:value-type="float">
            <text:p>0</text:p>
          </table:table-cell>
          <table:table-cell table:style-name="ce240"/>
          <table:table-cell table:style-name="ce242" table:formula="of:=COM.MICROSOFT.IFS(ISBLANK([.Q12]);0;[.Q12]=0;0;[.$D12]=&quot;m&quot;;ROUNDDOWN((100/([.Q12]+0.24)-4.341)/0.00676;0);[.$D12]=&quot;w&quot;;ROUNDDOWN((100/([.Q12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12])*60+([.S12]-INT([.S12]))*100" office:value-type="float" office:value="0" calcext:value-type="float">
            <text:p>0</text:p>
          </table:table-cell>
          <table:table-cell table:style-name="ce245" table:formula="of:=COM.MICROSOFT.IFS(ISBLANK([.T12]);0;[.T12]=0;0;[.$D12]=&quot;m&quot;;&quot;1000m Pflicht&quot;;[.$D12]=&quot;w&quot;;ROUNDDOWN((800/[.T12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12])*60+([.V12]-INT([.V12]))*100" office:value-type="float" office:value="0" calcext:value-type="float">
            <text:p>0</text:p>
          </table:table-cell>
          <table:table-cell table:style-name="ce248" table:formula="of:=COM.MICROSOFT.IFS(ISBLANK([.V12]);0;[.V12]=0;0;[.$D12]=&quot;w&quot;;&quot;800m Pflicht&quot;;[.$D12]=&quot;m&quot;;ROUNDDOWN((1000/[.W12]-2.158)/0.006;0))" office:value-type="float" office:value="0" calcext:value-type="float">
            <text:p>0</text:p>
          </table:table-cell>
          <table:table-cell table:style-name="ce249" table:formula="of:=LARGE(([.H12]~[.J12]~[.L12]~[.N12]~[.O12]~[.R12]~[.U12]~[.X12]);1)+LARGE(([.H12]~[.J12]~[.L12]~[.N12]~[.O12]~[.R12]~[.U12]~[.X12]);2)+LARGE(([.H12]~[.J12]~[.L12]~[.N12]~[.O12]~[.R12]~[.U12]~[.X12]);3)" office:value-type="float" office:value="0" calcext:value-type="float">
            <text:p>0</text:p>
          </table:table-cell>
          <table:table-cell table:style-name="ce250" table:formula="of:=IF([.D12]=&quot;m&quot;;(COM.MICROSOFT.IFS([.F12]=[.$AE$8];LOOKUP([.Y12];[.$AF$8:.$AF$10];[.$AH$8:.$AH$10]);[.F12]=[.$AE$11];LOOKUP([.Y12];[.$AF$11:.$AF$13];[.$AH$11:.$AH$13]);[.F12]=[.$AE$14];LOOKUP([.Y12];[.$AF$14:.$AF$16];[.$AH$14:.$AH$16]);[.F12]=[.$AE$17];LOOKUP([.Y12];[.$AF$17:.$AF$19];[.$AH$17:.$AH$19]);[.F12]=[.$AE$20];LOOKUP([.Y12];[.$AF$20:.$AF$22];[.$AH$20:.$AH$22]);[.F12]=[.$AE$23];LOOKUP([.Y12];[.$AF$23:.$AF$25];[.$AH$23:.$AH$25]);[.F12]=[.$AE$26];LOOKUP([.Y12];[.$AF$26:.$AF$28];[.$AH$26:.$AH$28]);[.F12]=[.$AE$29];LOOKUP([.Y12];[.$AF$29:.$AF$31];[.$AH$29:.$AH$31]);[.F12]=[.$AE$32];LOOKUP([.Y12];[.$AF$32:.$AF$34];[.$AH$32:.$AH$34])));0)" office:value-type="float" office:value="0" calcext:value-type="float">
            <text:p>0</text:p>
          </table:table-cell>
          <table:table-cell table:style-name="ce251" table:formula="of:=IF([.D12]=&quot;w&quot;;(COM.MICROSOFT.IFS([.F12]=[.$AE$8];LOOKUP([.Y12];[.$AG$8:.$AG$10];[.$AH$8:.$AH$10]);[.F12]=[.$AE$11];LOOKUP([.Y12];[.$AG$11:.$AG$13];[.$AH$11:.$AH$13]);[.F12]=[.$AE$14];LOOKUP([.Y12];[.$AG$14:.$AG$16];[.$AH$14:.$AH$16]);[.F12]=[.$AE$17];LOOKUP([.Y12];[.$AG$17:.$AG$19];[.$AH$17:.$AH$19]);[.F12]=[.$AE$20];LOOKUP([.Y12];[.$AG$20:.$AG$22];[.$AH$20:.$AH$22]);[.F12]=[.$AE$23];LOOKUP([.Y12];[.$AG$23:.$AG$25];[.$AH$23:.$AH$25]);[.F12]=[.$AE$26];LOOKUP([.Y12];[.$AG$26:.$AG$28];[.$AH$26:.$AH$28]);[.F12]=[.$AE$29];LOOKUP([.Y12];[.$AG$29:.$AG$31];[.$AH$29:.$AH$31]);[.F12]=[.$AE$32];LOOKUP([.Y12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525" calcext:value-type="float">
            <text:p>525</text:p>
          </table:table-cell>
          <table:table-cell table:style-name="ce54" office:value-type="float" office:value="550" calcext:value-type="float">
            <text:p>550</text:p>
          </table:table-cell>
          <table:table-cell table:style-name="ce56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219" office:value-type="float" office:value="7" calcext:value-type="float">
            <text:p>7</text:p>
          </table:table-cell>
          <table:table-cell table:style-name="ce221" table:number-columns-repeated="2"/>
          <table:table-cell table:style-name="ce223" table:content-validation-name="val2"/>
          <table:table-cell table:style-name="ce225"/>
          <table:table-cell table:style-name="ce227" table:formula="of:=IF(ISBLANK([.E13]);&quot;&quot;;[.$H$1]-[.E13])">
            <text:p/>
          </table:table-cell>
          <table:table-cell table:style-name="ce228"/>
          <table:table-cell table:style-name="ce229" table:formula="of:=COM.MICROSOFT.IFS(ISBLANK([.G13]);0;[.G13]=0;0;[.$D13]=&quot;m&quot;;ROUNDDOWN((SQRT([.G13])-2.8)/0.011;0);[.$D13]=&quot;w&quot;;ROUNDDOWN((SQRT([.G13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13]);0;[.I13]=0;0;[.$D13]=&quot;m&quot;;ROUNDDOWN((SQRT([.I13])-1.936)/0.0124;0);[.$D13]=&quot;w&quot;;ROUNDDOWN((SQRT([.I13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13]);0;[.K13]=0;0;[.$D13]=&quot;m&quot;;ROUNDDOWN((SQRT([.K13])-1.15028)/0.00219;0);[.$D13]=&quot;w&quot;;ROUNDDOWN((SQRT([.K13])-1.0935)/0.00208;0))" office:value-type="float" office:value="0" calcext:value-type="float">
            <text:p>0</text:p>
          </table:table-cell>
          <table:table-cell table:style-name="ce234"/>
          <table:table-cell table:style-name="ce236" table:formula="of:=COM.MICROSOFT.IFS(ISBLANK([.M13]);0;[.M13]=0;0;[.$D13]=&quot;m&quot;;ROUNDDOWN((50/([.M13]+0.24)-3.79)/0.0069;0);[.$D13]=&quot;w&quot;;ROUNDDOWN((50/([.M13]+0.24)-3.648)/0.0066;0))" office:value-type="float" office:value="0" calcext:value-type="float">
            <text:p>0</text:p>
          </table:table-cell>
          <table:table-cell table:style-name="ce237"/>
          <table:table-cell table:style-name="ce239" table:formula="of:=COM.MICROSOFT.IFS(ISBLANK([.O13]);0;[.O13]=0;0;[.$D13]=&quot;m&quot;;ROUNDDOWN((75/([.O13]+0.24)-4.1)/0.00664;0);[.$D13]=&quot;w&quot;;ROUNDDOWN((75/([.O13]+0.24)-3.998)/0.0066;0))" office:value-type="float" office:value="0" calcext:value-type="float">
            <text:p>0</text:p>
          </table:table-cell>
          <table:table-cell table:style-name="ce240"/>
          <table:table-cell table:style-name="ce242" table:formula="of:=COM.MICROSOFT.IFS(ISBLANK([.Q13]);0;[.Q13]=0;0;[.$D13]=&quot;m&quot;;ROUNDDOWN((100/([.Q13]+0.24)-4.341)/0.00676;0);[.$D13]=&quot;w&quot;;ROUNDDOWN((100/([.Q13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13])*60+([.S13]-INT([.S13]))*100" office:value-type="float" office:value="0" calcext:value-type="float">
            <text:p>0</text:p>
          </table:table-cell>
          <table:table-cell table:style-name="ce245" table:formula="of:=COM.MICROSOFT.IFS(ISBLANK([.T13]);0;[.T13]=0;0;[.$D13]=&quot;m&quot;;&quot;1000m Pflicht&quot;;[.$D13]=&quot;w&quot;;ROUNDDOWN((800/[.T13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13])*60+([.V13]-INT([.V13]))*100" office:value-type="float" office:value="0" calcext:value-type="float">
            <text:p>0</text:p>
          </table:table-cell>
          <table:table-cell table:style-name="ce248" table:formula="of:=COM.MICROSOFT.IFS(ISBLANK([.V13]);0;[.V13]=0;0;[.$D13]=&quot;w&quot;;&quot;800m Pflicht&quot;;[.$D13]=&quot;m&quot;;ROUNDDOWN((1000/[.W13]-2.158)/0.006;0))" office:value-type="float" office:value="0" calcext:value-type="float">
            <text:p>0</text:p>
          </table:table-cell>
          <table:table-cell table:style-name="ce249" table:formula="of:=LARGE(([.H13]~[.J13]~[.L13]~[.N13]~[.O13]~[.R13]~[.U13]~[.X13]);1)+LARGE(([.H13]~[.J13]~[.L13]~[.N13]~[.O13]~[.R13]~[.U13]~[.X13]);2)+LARGE(([.H13]~[.J13]~[.L13]~[.N13]~[.O13]~[.R13]~[.U13]~[.X13]);3)" office:value-type="float" office:value="0" calcext:value-type="float">
            <text:p>0</text:p>
          </table:table-cell>
          <table:table-cell table:style-name="ce250" table:formula="of:=IF([.D13]=&quot;m&quot;;(COM.MICROSOFT.IFS([.F13]=[.$AE$8];LOOKUP([.Y13];[.$AF$8:.$AF$10];[.$AH$8:.$AH$10]);[.F13]=[.$AE$11];LOOKUP([.Y13];[.$AF$11:.$AF$13];[.$AH$11:.$AH$13]);[.F13]=[.$AE$14];LOOKUP([.Y13];[.$AF$14:.$AF$16];[.$AH$14:.$AH$16]);[.F13]=[.$AE$17];LOOKUP([.Y13];[.$AF$17:.$AF$19];[.$AH$17:.$AH$19]);[.F13]=[.$AE$20];LOOKUP([.Y13];[.$AF$20:.$AF$22];[.$AH$20:.$AH$22]);[.F13]=[.$AE$23];LOOKUP([.Y13];[.$AF$23:.$AF$25];[.$AH$23:.$AH$25]);[.F13]=[.$AE$26];LOOKUP([.Y13];[.$AF$26:.$AF$28];[.$AH$26:.$AH$28]);[.F13]=[.$AE$29];LOOKUP([.Y13];[.$AF$29:.$AF$31];[.$AH$29:.$AH$31]);[.F13]=[.$AE$32];LOOKUP([.Y13];[.$AF$32:.$AF$34];[.$AH$32:.$AH$34])));0)" office:value-type="float" office:value="0" calcext:value-type="float">
            <text:p>0</text:p>
          </table:table-cell>
          <table:table-cell table:style-name="ce251" table:formula="of:=IF([.D13]=&quot;w&quot;;(COM.MICROSOFT.IFS([.F13]=[.$AE$8];LOOKUP([.Y13];[.$AG$8:.$AG$10];[.$AH$8:.$AH$10]);[.F13]=[.$AE$11];LOOKUP([.Y13];[.$AG$11:.$AG$13];[.$AH$11:.$AH$13]);[.F13]=[.$AE$14];LOOKUP([.Y13];[.$AG$14:.$AG$16];[.$AH$14:.$AH$16]);[.F13]=[.$AE$17];LOOKUP([.Y13];[.$AG$17:.$AG$19];[.$AH$17:.$AH$19]);[.F13]=[.$AE$20];LOOKUP([.Y13];[.$AG$20:.$AG$22];[.$AH$20:.$AH$22]);[.F13]=[.$AE$23];LOOKUP([.Y13];[.$AG$23:.$AG$25];[.$AH$23:.$AH$25]);[.F13]=[.$AE$26];LOOKUP([.Y13];[.$AG$26:.$AG$28];[.$AH$26:.$AH$28]);[.F13]=[.$AE$29];LOOKUP([.Y13];[.$AG$29:.$AG$31];[.$AH$29:.$AH$31]);[.F13]=[.$AE$32];LOOKUP([.Y13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675" calcext:value-type="float">
            <text:p>675</text:p>
          </table:table-cell>
          <table:table-cell table:style-name="ce54" office:value-type="float" office:value="725" calcext:value-type="float">
            <text:p>725</text:p>
          </table:table-cell>
          <table:table-cell table:style-name="ce56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219" office:value-type="float" office:value="8" calcext:value-type="float">
            <text:p>8</text:p>
          </table:table-cell>
          <table:table-cell table:style-name="ce221" table:number-columns-repeated="2"/>
          <table:table-cell table:style-name="ce223" table:content-validation-name="val2"/>
          <table:table-cell table:style-name="ce225"/>
          <table:table-cell table:style-name="ce227" table:formula="of:=IF(ISBLANK([.E14]);&quot;&quot;;[.$H$1]-[.E14])">
            <text:p/>
          </table:table-cell>
          <table:table-cell table:style-name="ce228"/>
          <table:table-cell table:style-name="ce229" table:formula="of:=COM.MICROSOFT.IFS(ISBLANK([.G14]);0;[.G14]=0;0;[.$D14]=&quot;m&quot;;ROUNDDOWN((SQRT([.G14])-2.8)/0.011;0);[.$D14]=&quot;w&quot;;ROUNDDOWN((SQRT([.G14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14]);0;[.I14]=0;0;[.$D14]=&quot;m&quot;;ROUNDDOWN((SQRT([.I14])-1.936)/0.0124;0);[.$D14]=&quot;w&quot;;ROUNDDOWN((SQRT([.I14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14]);0;[.K14]=0;0;[.$D14]=&quot;m&quot;;ROUNDDOWN((SQRT([.K14])-1.15028)/0.00219;0);[.$D14]=&quot;w&quot;;ROUNDDOWN((SQRT([.K14])-1.0935)/0.00208;0))" office:value-type="float" office:value="0" calcext:value-type="float">
            <text:p>0</text:p>
          </table:table-cell>
          <table:table-cell table:style-name="ce234"/>
          <table:table-cell table:style-name="ce236" table:formula="of:=COM.MICROSOFT.IFS(ISBLANK([.M14]);0;[.M14]=0;0;[.$D14]=&quot;m&quot;;ROUNDDOWN((50/([.M14]+0.24)-3.79)/0.0069;0);[.$D14]=&quot;w&quot;;ROUNDDOWN((50/([.M14]+0.24)-3.648)/0.0066;0))" office:value-type="float" office:value="0" calcext:value-type="float">
            <text:p>0</text:p>
          </table:table-cell>
          <table:table-cell table:style-name="ce237"/>
          <table:table-cell table:style-name="ce239" table:formula="of:=COM.MICROSOFT.IFS(ISBLANK([.O14]);0;[.O14]=0;0;[.$D14]=&quot;m&quot;;ROUNDDOWN((75/([.O14]+0.24)-4.1)/0.00664;0);[.$D14]=&quot;w&quot;;ROUNDDOWN((75/([.O14]+0.24)-3.998)/0.0066;0))" office:value-type="float" office:value="0" calcext:value-type="float">
            <text:p>0</text:p>
          </table:table-cell>
          <table:table-cell table:style-name="ce240"/>
          <table:table-cell table:style-name="ce242" table:formula="of:=COM.MICROSOFT.IFS(ISBLANK([.Q14]);0;[.Q14]=0;0;[.$D14]=&quot;m&quot;;ROUNDDOWN((100/([.Q14]+0.24)-4.341)/0.00676;0);[.$D14]=&quot;w&quot;;ROUNDDOWN((100/([.Q14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14])*60+([.S14]-INT([.S14]))*100" office:value-type="float" office:value="0" calcext:value-type="float">
            <text:p>0</text:p>
          </table:table-cell>
          <table:table-cell table:style-name="ce245" table:formula="of:=COM.MICROSOFT.IFS(ISBLANK([.T14]);0;[.T14]=0;0;[.$D14]=&quot;m&quot;;&quot;1000m Pflicht&quot;;[.$D14]=&quot;w&quot;;ROUNDDOWN((800/[.T14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14])*60+([.V14]-INT([.V14]))*100" office:value-type="float" office:value="0" calcext:value-type="float">
            <text:p>0</text:p>
          </table:table-cell>
          <table:table-cell table:style-name="ce248" table:formula="of:=COM.MICROSOFT.IFS(ISBLANK([.V14]);0;[.V14]=0;0;[.$D14]=&quot;w&quot;;&quot;800m Pflicht&quot;;[.$D14]=&quot;m&quot;;ROUNDDOWN((1000/[.W14]-2.158)/0.006;0))" office:value-type="float" office:value="0" calcext:value-type="float">
            <text:p>0</text:p>
          </table:table-cell>
          <table:table-cell table:style-name="ce249" table:formula="of:=LARGE(([.H14]~[.J14]~[.L14]~[.N14]~[.O14]~[.R14]~[.U14]~[.X14]);1)+LARGE(([.H14]~[.J14]~[.L14]~[.N14]~[.O14]~[.R14]~[.U14]~[.X14]);2)+LARGE(([.H14]~[.J14]~[.L14]~[.N14]~[.O14]~[.R14]~[.U14]~[.X14]);3)" office:value-type="float" office:value="0" calcext:value-type="float">
            <text:p>0</text:p>
          </table:table-cell>
          <table:table-cell table:style-name="ce250" table:formula="of:=IF([.D14]=&quot;m&quot;;(COM.MICROSOFT.IFS([.F14]=[.$AE$8];LOOKUP([.Y14];[.$AF$8:.$AF$10];[.$AH$8:.$AH$10]);[.F14]=[.$AE$11];LOOKUP([.Y14];[.$AF$11:.$AF$13];[.$AH$11:.$AH$13]);[.F14]=[.$AE$14];LOOKUP([.Y14];[.$AF$14:.$AF$16];[.$AH$14:.$AH$16]);[.F14]=[.$AE$17];LOOKUP([.Y14];[.$AF$17:.$AF$19];[.$AH$17:.$AH$19]);[.F14]=[.$AE$20];LOOKUP([.Y14];[.$AF$20:.$AF$22];[.$AH$20:.$AH$22]);[.F14]=[.$AE$23];LOOKUP([.Y14];[.$AF$23:.$AF$25];[.$AH$23:.$AH$25]);[.F14]=[.$AE$26];LOOKUP([.Y14];[.$AF$26:.$AF$28];[.$AH$26:.$AH$28]);[.F14]=[.$AE$29];LOOKUP([.Y14];[.$AF$29:.$AF$31];[.$AH$29:.$AH$31]);[.F14]=[.$AE$32];LOOKUP([.Y14];[.$AF$32:.$AF$34];[.$AH$32:.$AH$34])));0)" office:value-type="float" office:value="0" calcext:value-type="float">
            <text:p>0</text:p>
          </table:table-cell>
          <table:table-cell table:style-name="ce251" table:formula="of:=IF([.D14]=&quot;w&quot;;(COM.MICROSOFT.IFS([.F14]=[.$AE$8];LOOKUP([.Y14];[.$AG$8:.$AG$10];[.$AH$8:.$AH$10]);[.F14]=[.$AE$11];LOOKUP([.Y14];[.$AG$11:.$AG$13];[.$AH$11:.$AH$13]);[.F14]=[.$AE$14];LOOKUP([.Y14];[.$AG$14:.$AG$16];[.$AH$14:.$AH$16]);[.F14]=[.$AE$17];LOOKUP([.Y14];[.$AG$17:.$AG$19];[.$AH$17:.$AH$19]);[.F14]=[.$AE$20];LOOKUP([.Y14];[.$AG$20:.$AG$22];[.$AH$20:.$AH$22]);[.F14]=[.$AE$23];LOOKUP([.Y14];[.$AG$23:.$AG$25];[.$AH$23:.$AH$25]);[.F14]=[.$AE$26];LOOKUP([.Y14];[.$AG$26:.$AG$28];[.$AH$26:.$AH$28]);[.F14]=[.$AE$29];LOOKUP([.Y14];[.$AG$29:.$AG$31];[.$AH$29:.$AH$31]);[.F14]=[.$AE$32];LOOKUP([.Y14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1" office:value-type="float" office:value="10" calcext:value-type="float" table:number-columns-spanned="1" table:number-rows-spanned="3">
            <text:p>1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219" office:value-type="float" office:value="9" calcext:value-type="float">
            <text:p>9</text:p>
          </table:table-cell>
          <table:table-cell table:style-name="ce221" table:number-columns-repeated="2"/>
          <table:table-cell table:style-name="ce223" table:content-validation-name="val2"/>
          <table:table-cell table:style-name="ce225"/>
          <table:table-cell table:style-name="ce227" table:formula="of:=IF(ISBLANK([.E15]);&quot;&quot;;[.$H$1]-[.E15])">
            <text:p/>
          </table:table-cell>
          <table:table-cell table:style-name="ce228"/>
          <table:table-cell table:style-name="ce229" table:formula="of:=COM.MICROSOFT.IFS(ISBLANK([.G15]);0;[.G15]=0;0;[.$D15]=&quot;m&quot;;ROUNDDOWN((SQRT([.G15])-2.8)/0.011;0);[.$D15]=&quot;w&quot;;ROUNDDOWN((SQRT([.G15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15]);0;[.I15]=0;0;[.$D15]=&quot;m&quot;;ROUNDDOWN((SQRT([.I15])-1.936)/0.0124;0);[.$D15]=&quot;w&quot;;ROUNDDOWN((SQRT([.I15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15]);0;[.K15]=0;0;[.$D15]=&quot;m&quot;;ROUNDDOWN((SQRT([.K15])-1.15028)/0.00219;0);[.$D15]=&quot;w&quot;;ROUNDDOWN((SQRT([.K15])-1.0935)/0.00208;0))" office:value-type="float" office:value="0" calcext:value-type="float">
            <text:p>0</text:p>
          </table:table-cell>
          <table:table-cell table:style-name="ce234"/>
          <table:table-cell table:style-name="ce236" table:formula="of:=COM.MICROSOFT.IFS(ISBLANK([.M15]);0;[.M15]=0;0;[.$D15]=&quot;m&quot;;ROUNDDOWN((50/([.M15]+0.24)-3.79)/0.0069;0);[.$D15]=&quot;w&quot;;ROUNDDOWN((50/([.M15]+0.24)-3.648)/0.0066;0))" office:value-type="float" office:value="0" calcext:value-type="float">
            <text:p>0</text:p>
          </table:table-cell>
          <table:table-cell table:style-name="ce237"/>
          <table:table-cell table:style-name="ce239" table:formula="of:=COM.MICROSOFT.IFS(ISBLANK([.O15]);0;[.O15]=0;0;[.$D15]=&quot;m&quot;;ROUNDDOWN((75/([.O15]+0.24)-4.1)/0.00664;0);[.$D15]=&quot;w&quot;;ROUNDDOWN((75/([.O15]+0.24)-3.998)/0.0066;0))" office:value-type="float" office:value="0" calcext:value-type="float">
            <text:p>0</text:p>
          </table:table-cell>
          <table:table-cell table:style-name="ce240"/>
          <table:table-cell table:style-name="ce242" table:formula="of:=COM.MICROSOFT.IFS(ISBLANK([.Q15]);0;[.Q15]=0;0;[.$D15]=&quot;m&quot;;ROUNDDOWN((100/([.Q15]+0.24)-4.341)/0.00676;0);[.$D15]=&quot;w&quot;;ROUNDDOWN((100/([.Q15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15])*60+([.S15]-INT([.S15]))*100" office:value-type="float" office:value="0" calcext:value-type="float">
            <text:p>0</text:p>
          </table:table-cell>
          <table:table-cell table:style-name="ce245" table:formula="of:=COM.MICROSOFT.IFS(ISBLANK([.T15]);0;[.T15]=0;0;[.$D15]=&quot;m&quot;;&quot;1000m Pflicht&quot;;[.$D15]=&quot;w&quot;;ROUNDDOWN((800/[.T15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15])*60+([.V15]-INT([.V15]))*100" office:value-type="float" office:value="0" calcext:value-type="float">
            <text:p>0</text:p>
          </table:table-cell>
          <table:table-cell table:style-name="ce248" table:formula="of:=COM.MICROSOFT.IFS(ISBLANK([.V15]);0;[.V15]=0;0;[.$D15]=&quot;w&quot;;&quot;800m Pflicht&quot;;[.$D15]=&quot;m&quot;;ROUNDDOWN((1000/[.W15]-2.158)/0.006;0))" office:value-type="float" office:value="0" calcext:value-type="float">
            <text:p>0</text:p>
          </table:table-cell>
          <table:table-cell table:style-name="ce249" table:formula="of:=LARGE(([.H15]~[.J15]~[.L15]~[.N15]~[.O15]~[.R15]~[.U15]~[.X15]);1)+LARGE(([.H15]~[.J15]~[.L15]~[.N15]~[.O15]~[.R15]~[.U15]~[.X15]);2)+LARGE(([.H15]~[.J15]~[.L15]~[.N15]~[.O15]~[.R15]~[.U15]~[.X15]);3)" office:value-type="float" office:value="0" calcext:value-type="float">
            <text:p>0</text:p>
          </table:table-cell>
          <table:table-cell table:style-name="ce250" table:formula="of:=IF([.D15]=&quot;m&quot;;(COM.MICROSOFT.IFS([.F15]=[.$AE$8];LOOKUP([.Y15];[.$AF$8:.$AF$10];[.$AH$8:.$AH$10]);[.F15]=[.$AE$11];LOOKUP([.Y15];[.$AF$11:.$AF$13];[.$AH$11:.$AH$13]);[.F15]=[.$AE$14];LOOKUP([.Y15];[.$AF$14:.$AF$16];[.$AH$14:.$AH$16]);[.F15]=[.$AE$17];LOOKUP([.Y15];[.$AF$17:.$AF$19];[.$AH$17:.$AH$19]);[.F15]=[.$AE$20];LOOKUP([.Y15];[.$AF$20:.$AF$22];[.$AH$20:.$AH$22]);[.F15]=[.$AE$23];LOOKUP([.Y15];[.$AF$23:.$AF$25];[.$AH$23:.$AH$25]);[.F15]=[.$AE$26];LOOKUP([.Y15];[.$AF$26:.$AF$28];[.$AH$26:.$AH$28]);[.F15]=[.$AE$29];LOOKUP([.Y15];[.$AF$29:.$AF$31];[.$AH$29:.$AH$31]);[.F15]=[.$AE$32];LOOKUP([.Y15];[.$AF$32:.$AF$34];[.$AH$32:.$AH$34])));0)" office:value-type="float" office:value="0" calcext:value-type="float">
            <text:p>0</text:p>
          </table:table-cell>
          <table:table-cell table:style-name="ce251" table:formula="of:=IF([.D15]=&quot;w&quot;;(COM.MICROSOFT.IFS([.F15]=[.$AE$8];LOOKUP([.Y15];[.$AG$8:.$AG$10];[.$AH$8:.$AH$10]);[.F15]=[.$AE$11];LOOKUP([.Y15];[.$AG$11:.$AG$13];[.$AH$11:.$AH$13]);[.F15]=[.$AE$14];LOOKUP([.Y15];[.$AG$14:.$AG$16];[.$AH$14:.$AH$16]);[.F15]=[.$AE$17];LOOKUP([.Y15];[.$AG$17:.$AG$19];[.$AH$17:.$AH$19]);[.F15]=[.$AE$20];LOOKUP([.Y15];[.$AG$20:.$AG$22];[.$AH$20:.$AH$22]);[.F15]=[.$AE$23];LOOKUP([.Y15];[.$AG$23:.$AG$25];[.$AH$23:.$AH$25]);[.F15]=[.$AE$26];LOOKUP([.Y15];[.$AG$26:.$AG$28];[.$AH$26:.$AH$28]);[.F15]=[.$AE$29];LOOKUP([.Y15];[.$AG$29:.$AG$31];[.$AH$29:.$AH$31]);[.F15]=[.$AE$32];LOOKUP([.Y15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600" calcext:value-type="float">
            <text:p>600</text:p>
          </table:table-cell>
          <table:table-cell table:style-name="ce53" office:value-type="float" office:value="625" calcext:value-type="float">
            <text:p>625</text:p>
          </table:table-cell>
          <table:table-cell table:style-name="ce55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219" office:value-type="float" office:value="10" calcext:value-type="float">
            <text:p>10</text:p>
          </table:table-cell>
          <table:table-cell table:style-name="ce221" table:number-columns-repeated="2"/>
          <table:table-cell table:style-name="ce223" table:content-validation-name="val2"/>
          <table:table-cell table:style-name="ce225"/>
          <table:table-cell table:style-name="ce227" table:formula="of:=IF(ISBLANK([.E16]);&quot;&quot;;[.$H$1]-[.E16])">
            <text:p/>
          </table:table-cell>
          <table:table-cell table:style-name="ce228"/>
          <table:table-cell table:style-name="ce229" table:formula="of:=COM.MICROSOFT.IFS(ISBLANK([.G16]);0;[.G16]=0;0;[.$D16]=&quot;m&quot;;ROUNDDOWN((SQRT([.G16])-2.8)/0.011;0);[.$D16]=&quot;w&quot;;ROUNDDOWN((SQRT([.G16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16]);0;[.I16]=0;0;[.$D16]=&quot;m&quot;;ROUNDDOWN((SQRT([.I16])-1.936)/0.0124;0);[.$D16]=&quot;w&quot;;ROUNDDOWN((SQRT([.I16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16]);0;[.K16]=0;0;[.$D16]=&quot;m&quot;;ROUNDDOWN((SQRT([.K16])-1.15028)/0.00219;0);[.$D16]=&quot;w&quot;;ROUNDDOWN((SQRT([.K16])-1.0935)/0.00208;0))" office:value-type="float" office:value="0" calcext:value-type="float">
            <text:p>0</text:p>
          </table:table-cell>
          <table:table-cell table:style-name="ce234"/>
          <table:table-cell table:style-name="ce236" table:formula="of:=COM.MICROSOFT.IFS(ISBLANK([.M16]);0;[.M16]=0;0;[.$D16]=&quot;m&quot;;ROUNDDOWN((50/([.M16]+0.24)-3.79)/0.0069;0);[.$D16]=&quot;w&quot;;ROUNDDOWN((50/([.M16]+0.24)-3.648)/0.0066;0))" office:value-type="float" office:value="0" calcext:value-type="float">
            <text:p>0</text:p>
          </table:table-cell>
          <table:table-cell table:style-name="ce237"/>
          <table:table-cell table:style-name="ce239" table:formula="of:=COM.MICROSOFT.IFS(ISBLANK([.O16]);0;[.O16]=0;0;[.$D16]=&quot;m&quot;;ROUNDDOWN((75/([.O16]+0.24)-4.1)/0.00664;0);[.$D16]=&quot;w&quot;;ROUNDDOWN((75/([.O16]+0.24)-3.998)/0.0066;0))" office:value-type="float" office:value="0" calcext:value-type="float">
            <text:p>0</text:p>
          </table:table-cell>
          <table:table-cell table:style-name="ce240"/>
          <table:table-cell table:style-name="ce242" table:formula="of:=COM.MICROSOFT.IFS(ISBLANK([.Q16]);0;[.Q16]=0;0;[.$D16]=&quot;m&quot;;ROUNDDOWN((100/([.Q16]+0.24)-4.341)/0.00676;0);[.$D16]=&quot;w&quot;;ROUNDDOWN((100/([.Q16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16])*60+([.S16]-INT([.S16]))*100" office:value-type="float" office:value="0" calcext:value-type="float">
            <text:p>0</text:p>
          </table:table-cell>
          <table:table-cell table:style-name="ce245" table:formula="of:=COM.MICROSOFT.IFS(ISBLANK([.T16]);0;[.T16]=0;0;[.$D16]=&quot;m&quot;;&quot;1000m Pflicht&quot;;[.$D16]=&quot;w&quot;;ROUNDDOWN((800/[.T16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16])*60+([.V16]-INT([.V16]))*100" office:value-type="float" office:value="0" calcext:value-type="float">
            <text:p>0</text:p>
          </table:table-cell>
          <table:table-cell table:style-name="ce248" table:formula="of:=COM.MICROSOFT.IFS(ISBLANK([.V16]);0;[.V16]=0;0;[.$D16]=&quot;w&quot;;&quot;800m Pflicht&quot;;[.$D16]=&quot;m&quot;;ROUNDDOWN((1000/[.W16]-2.158)/0.006;0))" office:value-type="float" office:value="0" calcext:value-type="float">
            <text:p>0</text:p>
          </table:table-cell>
          <table:table-cell table:style-name="ce249" table:formula="of:=LARGE(([.H16]~[.J16]~[.L16]~[.N16]~[.O16]~[.R16]~[.U16]~[.X16]);1)+LARGE(([.H16]~[.J16]~[.L16]~[.N16]~[.O16]~[.R16]~[.U16]~[.X16]);2)+LARGE(([.H16]~[.J16]~[.L16]~[.N16]~[.O16]~[.R16]~[.U16]~[.X16]);3)" office:value-type="float" office:value="0" calcext:value-type="float">
            <text:p>0</text:p>
          </table:table-cell>
          <table:table-cell table:style-name="ce250" table:formula="of:=IF([.D16]=&quot;m&quot;;(COM.MICROSOFT.IFS([.F16]=[.$AE$8];LOOKUP([.Y16];[.$AF$8:.$AF$10];[.$AH$8:.$AH$10]);[.F16]=[.$AE$11];LOOKUP([.Y16];[.$AF$11:.$AF$13];[.$AH$11:.$AH$13]);[.F16]=[.$AE$14];LOOKUP([.Y16];[.$AF$14:.$AF$16];[.$AH$14:.$AH$16]);[.F16]=[.$AE$17];LOOKUP([.Y16];[.$AF$17:.$AF$19];[.$AH$17:.$AH$19]);[.F16]=[.$AE$20];LOOKUP([.Y16];[.$AF$20:.$AF$22];[.$AH$20:.$AH$22]);[.F16]=[.$AE$23];LOOKUP([.Y16];[.$AF$23:.$AF$25];[.$AH$23:.$AH$25]);[.F16]=[.$AE$26];LOOKUP([.Y16];[.$AF$26:.$AF$28];[.$AH$26:.$AH$28]);[.F16]=[.$AE$29];LOOKUP([.Y16];[.$AF$29:.$AF$31];[.$AH$29:.$AH$31]);[.F16]=[.$AE$32];LOOKUP([.Y16];[.$AF$32:.$AF$34];[.$AH$32:.$AH$34])));0)" office:value-type="float" office:value="0" calcext:value-type="float">
            <text:p>0</text:p>
          </table:table-cell>
          <table:table-cell table:style-name="ce251" table:formula="of:=IF([.D16]=&quot;w&quot;;(COM.MICROSOFT.IFS([.F16]=[.$AE$8];LOOKUP([.Y16];[.$AG$8:.$AG$10];[.$AH$8:.$AH$10]);[.F16]=[.$AE$11];LOOKUP([.Y16];[.$AG$11:.$AG$13];[.$AH$11:.$AH$13]);[.F16]=[.$AE$14];LOOKUP([.Y16];[.$AG$14:.$AG$16];[.$AH$14:.$AH$16]);[.F16]=[.$AE$17];LOOKUP([.Y16];[.$AG$17:.$AG$19];[.$AH$17:.$AH$19]);[.F16]=[.$AE$20];LOOKUP([.Y16];[.$AG$20:.$AG$22];[.$AH$20:.$AH$22]);[.F16]=[.$AE$23];LOOKUP([.Y16];[.$AG$23:.$AG$25];[.$AH$23:.$AH$25]);[.F16]=[.$AE$26];LOOKUP([.Y16];[.$AG$26:.$AG$28];[.$AH$26:.$AH$28]);[.F16]=[.$AE$29];LOOKUP([.Y16];[.$AG$29:.$AG$31];[.$AH$29:.$AH$31]);[.F16]=[.$AE$32];LOOKUP([.Y16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775" calcext:value-type="float">
            <text:p>775</text:p>
          </table:table-cell>
          <table:table-cell table:style-name="ce53" office:value-type="float" office:value="825" calcext:value-type="float">
            <text:p>825</text:p>
          </table:table-cell>
          <table:table-cell table:style-name="ce55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219" office:value-type="float" office:value="11" calcext:value-type="float">
            <text:p>11</text:p>
          </table:table-cell>
          <table:table-cell table:style-name="ce221" table:number-columns-repeated="2"/>
          <table:table-cell table:style-name="ce223" table:content-validation-name="val2"/>
          <table:table-cell table:style-name="ce225"/>
          <table:table-cell table:style-name="ce227" table:formula="of:=IF(ISBLANK([.E17]);&quot;&quot;;[.$H$1]-[.E17])">
            <text:p/>
          </table:table-cell>
          <table:table-cell table:style-name="ce228"/>
          <table:table-cell table:style-name="ce229" table:formula="of:=COM.MICROSOFT.IFS(ISBLANK([.G17]);0;[.G17]=0;0;[.$D17]=&quot;m&quot;;ROUNDDOWN((SQRT([.G17])-2.8)/0.011;0);[.$D17]=&quot;w&quot;;ROUNDDOWN((SQRT([.G17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17]);0;[.I17]=0;0;[.$D17]=&quot;m&quot;;ROUNDDOWN((SQRT([.I17])-1.936)/0.0124;0);[.$D17]=&quot;w&quot;;ROUNDDOWN((SQRT([.I17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17]);0;[.K17]=0;0;[.$D17]=&quot;m&quot;;ROUNDDOWN((SQRT([.K17])-1.15028)/0.00219;0);[.$D17]=&quot;w&quot;;ROUNDDOWN((SQRT([.K17])-1.0935)/0.00208;0))" office:value-type="float" office:value="0" calcext:value-type="float">
            <text:p>0</text:p>
          </table:table-cell>
          <table:table-cell table:style-name="ce234"/>
          <table:table-cell table:style-name="ce236" table:formula="of:=COM.MICROSOFT.IFS(ISBLANK([.M17]);0;[.M17]=0;0;[.$D17]=&quot;m&quot;;ROUNDDOWN((50/([.M17]+0.24)-3.79)/0.0069;0);[.$D17]=&quot;w&quot;;ROUNDDOWN((50/([.M17]+0.24)-3.648)/0.0066;0))" office:value-type="float" office:value="0" calcext:value-type="float">
            <text:p>0</text:p>
          </table:table-cell>
          <table:table-cell table:style-name="ce237"/>
          <table:table-cell table:style-name="ce239" table:formula="of:=COM.MICROSOFT.IFS(ISBLANK([.O17]);0;[.O17]=0;0;[.$D17]=&quot;m&quot;;ROUNDDOWN((75/([.O17]+0.24)-4.1)/0.00664;0);[.$D17]=&quot;w&quot;;ROUNDDOWN((75/([.O17]+0.24)-3.998)/0.0066;0))" office:value-type="float" office:value="0" calcext:value-type="float">
            <text:p>0</text:p>
          </table:table-cell>
          <table:table-cell table:style-name="ce240"/>
          <table:table-cell table:style-name="ce242" table:formula="of:=COM.MICROSOFT.IFS(ISBLANK([.Q17]);0;[.Q17]=0;0;[.$D17]=&quot;m&quot;;ROUNDDOWN((100/([.Q17]+0.24)-4.341)/0.00676;0);[.$D17]=&quot;w&quot;;ROUNDDOWN((100/([.Q17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17])*60+([.S17]-INT([.S17]))*100" office:value-type="float" office:value="0" calcext:value-type="float">
            <text:p>0</text:p>
          </table:table-cell>
          <table:table-cell table:style-name="ce245" table:formula="of:=COM.MICROSOFT.IFS(ISBLANK([.T17]);0;[.T17]=0;0;[.$D17]=&quot;m&quot;;&quot;1000m Pflicht&quot;;[.$D17]=&quot;w&quot;;ROUNDDOWN((800/[.T17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17])*60+([.V17]-INT([.V17]))*100" office:value-type="float" office:value="0" calcext:value-type="float">
            <text:p>0</text:p>
          </table:table-cell>
          <table:table-cell table:style-name="ce248" table:formula="of:=COM.MICROSOFT.IFS(ISBLANK([.V17]);0;[.V17]=0;0;[.$D17]=&quot;w&quot;;&quot;800m Pflicht&quot;;[.$D17]=&quot;m&quot;;ROUNDDOWN((1000/[.W17]-2.158)/0.006;0))" office:value-type="float" office:value="0" calcext:value-type="float">
            <text:p>0</text:p>
          </table:table-cell>
          <table:table-cell table:style-name="ce249" table:formula="of:=LARGE(([.H17]~[.J17]~[.L17]~[.N17]~[.O17]~[.R17]~[.U17]~[.X17]);1)+LARGE(([.H17]~[.J17]~[.L17]~[.N17]~[.O17]~[.R17]~[.U17]~[.X17]);2)+LARGE(([.H17]~[.J17]~[.L17]~[.N17]~[.O17]~[.R17]~[.U17]~[.X17]);3)" office:value-type="float" office:value="0" calcext:value-type="float">
            <text:p>0</text:p>
          </table:table-cell>
          <table:table-cell table:style-name="ce250" table:formula="of:=IF([.D17]=&quot;m&quot;;(COM.MICROSOFT.IFS([.F17]=[.$AE$8];LOOKUP([.Y17];[.$AF$8:.$AF$10];[.$AH$8:.$AH$10]);[.F17]=[.$AE$11];LOOKUP([.Y17];[.$AF$11:.$AF$13];[.$AH$11:.$AH$13]);[.F17]=[.$AE$14];LOOKUP([.Y17];[.$AF$14:.$AF$16];[.$AH$14:.$AH$16]);[.F17]=[.$AE$17];LOOKUP([.Y17];[.$AF$17:.$AF$19];[.$AH$17:.$AH$19]);[.F17]=[.$AE$20];LOOKUP([.Y17];[.$AF$20:.$AF$22];[.$AH$20:.$AH$22]);[.F17]=[.$AE$23];LOOKUP([.Y17];[.$AF$23:.$AF$25];[.$AH$23:.$AH$25]);[.F17]=[.$AE$26];LOOKUP([.Y17];[.$AF$26:.$AF$28];[.$AH$26:.$AH$28]);[.F17]=[.$AE$29];LOOKUP([.Y17];[.$AF$29:.$AF$31];[.$AH$29:.$AH$31]);[.F17]=[.$AE$32];LOOKUP([.Y17];[.$AF$32:.$AF$34];[.$AH$32:.$AH$34])));0)" office:value-type="float" office:value="0" calcext:value-type="float">
            <text:p>0</text:p>
          </table:table-cell>
          <table:table-cell table:style-name="ce251" table:formula="of:=IF([.D17]=&quot;w&quot;;(COM.MICROSOFT.IFS([.F17]=[.$AE$8];LOOKUP([.Y17];[.$AG$8:.$AG$10];[.$AH$8:.$AH$10]);[.F17]=[.$AE$11];LOOKUP([.Y17];[.$AG$11:.$AG$13];[.$AH$11:.$AH$13]);[.F17]=[.$AE$14];LOOKUP([.Y17];[.$AG$14:.$AG$16];[.$AH$14:.$AH$16]);[.F17]=[.$AE$17];LOOKUP([.Y17];[.$AG$17:.$AG$19];[.$AH$17:.$AH$19]);[.F17]=[.$AE$20];LOOKUP([.Y17];[.$AG$20:.$AG$22];[.$AH$20:.$AH$22]);[.F17]=[.$AE$23];LOOKUP([.Y17];[.$AG$23:.$AG$25];[.$AH$23:.$AH$25]);[.F17]=[.$AE$26];LOOKUP([.Y17];[.$AG$26:.$AG$28];[.$AH$26:.$AH$28]);[.F17]=[.$AE$29];LOOKUP([.Y17];[.$AG$29:.$AG$31];[.$AH$29:.$AH$31]);[.F17]=[.$AE$32];LOOKUP([.Y17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2" office:value-type="float" office:value="11" calcext:value-type="float" table:number-columns-spanned="1" table:number-rows-spanned="3">
            <text:p>1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219" office:value-type="float" office:value="12" calcext:value-type="float">
            <text:p>12</text:p>
          </table:table-cell>
          <table:table-cell table:style-name="ce221" table:number-columns-repeated="2"/>
          <table:table-cell table:style-name="ce223" table:content-validation-name="val2"/>
          <table:table-cell table:style-name="ce225"/>
          <table:table-cell table:style-name="ce227" table:formula="of:=IF(ISBLANK([.E18]);&quot;&quot;;[.$H$1]-[.E18])">
            <text:p/>
          </table:table-cell>
          <table:table-cell table:style-name="ce228"/>
          <table:table-cell table:style-name="ce229" table:formula="of:=COM.MICROSOFT.IFS(ISBLANK([.G18]);0;[.G18]=0;0;[.$D18]=&quot;m&quot;;ROUNDDOWN((SQRT([.G18])-2.8)/0.011;0);[.$D18]=&quot;w&quot;;ROUNDDOWN((SQRT([.G18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18]);0;[.I18]=0;0;[.$D18]=&quot;m&quot;;ROUNDDOWN((SQRT([.I18])-1.936)/0.0124;0);[.$D18]=&quot;w&quot;;ROUNDDOWN((SQRT([.I18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18]);0;[.K18]=0;0;[.$D18]=&quot;m&quot;;ROUNDDOWN((SQRT([.K18])-1.15028)/0.00219;0);[.$D18]=&quot;w&quot;;ROUNDDOWN((SQRT([.K18])-1.0935)/0.00208;0))" office:value-type="float" office:value="0" calcext:value-type="float">
            <text:p>0</text:p>
          </table:table-cell>
          <table:table-cell table:style-name="ce234"/>
          <table:table-cell table:style-name="ce236" table:formula="of:=COM.MICROSOFT.IFS(ISBLANK([.M18]);0;[.M18]=0;0;[.$D18]=&quot;m&quot;;ROUNDDOWN((50/([.M18]+0.24)-3.79)/0.0069;0);[.$D18]=&quot;w&quot;;ROUNDDOWN((50/([.M18]+0.24)-3.648)/0.0066;0))" office:value-type="float" office:value="0" calcext:value-type="float">
            <text:p>0</text:p>
          </table:table-cell>
          <table:table-cell table:style-name="ce237"/>
          <table:table-cell table:style-name="ce239" table:formula="of:=COM.MICROSOFT.IFS(ISBLANK([.O18]);0;[.O18]=0;0;[.$D18]=&quot;m&quot;;ROUNDDOWN((75/([.O18]+0.24)-4.1)/0.00664;0);[.$D18]=&quot;w&quot;;ROUNDDOWN((75/([.O18]+0.24)-3.998)/0.0066;0))" office:value-type="float" office:value="0" calcext:value-type="float">
            <text:p>0</text:p>
          </table:table-cell>
          <table:table-cell table:style-name="ce240"/>
          <table:table-cell table:style-name="ce242" table:formula="of:=COM.MICROSOFT.IFS(ISBLANK([.Q18]);0;[.Q18]=0;0;[.$D18]=&quot;m&quot;;ROUNDDOWN((100/([.Q18]+0.24)-4.341)/0.00676;0);[.$D18]=&quot;w&quot;;ROUNDDOWN((100/([.Q18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18])*60+([.S18]-INT([.S18]))*100" office:value-type="float" office:value="0" calcext:value-type="float">
            <text:p>0</text:p>
          </table:table-cell>
          <table:table-cell table:style-name="ce245" table:formula="of:=COM.MICROSOFT.IFS(ISBLANK([.T18]);0;[.T18]=0;0;[.$D18]=&quot;m&quot;;&quot;1000m Pflicht&quot;;[.$D18]=&quot;w&quot;;ROUNDDOWN((800/[.T18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18])*60+([.V18]-INT([.V18]))*100" office:value-type="float" office:value="0" calcext:value-type="float">
            <text:p>0</text:p>
          </table:table-cell>
          <table:table-cell table:style-name="ce248" table:formula="of:=COM.MICROSOFT.IFS(ISBLANK([.V18]);0;[.V18]=0;0;[.$D18]=&quot;w&quot;;&quot;800m Pflicht&quot;;[.$D18]=&quot;m&quot;;ROUNDDOWN((1000/[.W18]-2.158)/0.006;0))" office:value-type="float" office:value="0" calcext:value-type="float">
            <text:p>0</text:p>
          </table:table-cell>
          <table:table-cell table:style-name="ce249" table:formula="of:=LARGE(([.H18]~[.J18]~[.L18]~[.N18]~[.O18]~[.R18]~[.U18]~[.X18]);1)+LARGE(([.H18]~[.J18]~[.L18]~[.N18]~[.O18]~[.R18]~[.U18]~[.X18]);2)+LARGE(([.H18]~[.J18]~[.L18]~[.N18]~[.O18]~[.R18]~[.U18]~[.X18]);3)" office:value-type="float" office:value="0" calcext:value-type="float">
            <text:p>0</text:p>
          </table:table-cell>
          <table:table-cell table:style-name="ce250" table:formula="of:=IF([.D18]=&quot;m&quot;;(COM.MICROSOFT.IFS([.F18]=[.$AE$8];LOOKUP([.Y18];[.$AF$8:.$AF$10];[.$AH$8:.$AH$10]);[.F18]=[.$AE$11];LOOKUP([.Y18];[.$AF$11:.$AF$13];[.$AH$11:.$AH$13]);[.F18]=[.$AE$14];LOOKUP([.Y18];[.$AF$14:.$AF$16];[.$AH$14:.$AH$16]);[.F18]=[.$AE$17];LOOKUP([.Y18];[.$AF$17:.$AF$19];[.$AH$17:.$AH$19]);[.F18]=[.$AE$20];LOOKUP([.Y18];[.$AF$20:.$AF$22];[.$AH$20:.$AH$22]);[.F18]=[.$AE$23];LOOKUP([.Y18];[.$AF$23:.$AF$25];[.$AH$23:.$AH$25]);[.F18]=[.$AE$26];LOOKUP([.Y18];[.$AF$26:.$AF$28];[.$AH$26:.$AH$28]);[.F18]=[.$AE$29];LOOKUP([.Y18];[.$AF$29:.$AF$31];[.$AH$29:.$AH$31]);[.F18]=[.$AE$32];LOOKUP([.Y18];[.$AF$32:.$AF$34];[.$AH$32:.$AH$34])));0)" office:value-type="float" office:value="0" calcext:value-type="float">
            <text:p>0</text:p>
          </table:table-cell>
          <table:table-cell table:style-name="ce251" table:formula="of:=IF([.D18]=&quot;w&quot;;(COM.MICROSOFT.IFS([.F18]=[.$AE$8];LOOKUP([.Y18];[.$AG$8:.$AG$10];[.$AH$8:.$AH$10]);[.F18]=[.$AE$11];LOOKUP([.Y18];[.$AG$11:.$AG$13];[.$AH$11:.$AH$13]);[.F18]=[.$AE$14];LOOKUP([.Y18];[.$AG$14:.$AG$16];[.$AH$14:.$AH$16]);[.F18]=[.$AE$17];LOOKUP([.Y18];[.$AG$17:.$AG$19];[.$AH$17:.$AH$19]);[.F18]=[.$AE$20];LOOKUP([.Y18];[.$AG$20:.$AG$22];[.$AH$20:.$AH$22]);[.F18]=[.$AE$23];LOOKUP([.Y18];[.$AG$23:.$AG$25];[.$AH$23:.$AH$25]);[.F18]=[.$AE$26];LOOKUP([.Y18];[.$AG$26:.$AG$28];[.$AH$26:.$AH$28]);[.F18]=[.$AE$29];LOOKUP([.Y18];[.$AG$29:.$AG$31];[.$AH$29:.$AH$31]);[.F18]=[.$AE$32];LOOKUP([.Y18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675" calcext:value-type="float">
            <text:p>675</text:p>
          </table:table-cell>
          <table:table-cell table:style-name="ce54" office:value-type="float" office:value="700" calcext:value-type="float">
            <text:p>700</text:p>
          </table:table-cell>
          <table:table-cell table:style-name="ce56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219" office:value-type="float" office:value="13" calcext:value-type="float">
            <text:p>13</text:p>
          </table:table-cell>
          <table:table-cell table:style-name="ce221" table:number-columns-repeated="2"/>
          <table:table-cell table:style-name="ce223" table:content-validation-name="val2"/>
          <table:table-cell table:style-name="ce225"/>
          <table:table-cell table:style-name="ce227" table:formula="of:=IF(ISBLANK([.E19]);&quot;&quot;;[.$H$1]-[.E19])">
            <text:p/>
          </table:table-cell>
          <table:table-cell table:style-name="ce228"/>
          <table:table-cell table:style-name="ce229" table:formula="of:=COM.MICROSOFT.IFS(ISBLANK([.G19]);0;[.G19]=0;0;[.$D19]=&quot;m&quot;;ROUNDDOWN((SQRT([.G19])-2.8)/0.011;0);[.$D19]=&quot;w&quot;;ROUNDDOWN((SQRT([.G19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19]);0;[.I19]=0;0;[.$D19]=&quot;m&quot;;ROUNDDOWN((SQRT([.I19])-1.936)/0.0124;0);[.$D19]=&quot;w&quot;;ROUNDDOWN((SQRT([.I19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19]);0;[.K19]=0;0;[.$D19]=&quot;m&quot;;ROUNDDOWN((SQRT([.K19])-1.15028)/0.00219;0);[.$D19]=&quot;w&quot;;ROUNDDOWN((SQRT([.K19])-1.0935)/0.00208;0))" office:value-type="float" office:value="0" calcext:value-type="float">
            <text:p>0</text:p>
          </table:table-cell>
          <table:table-cell table:style-name="ce234"/>
          <table:table-cell table:style-name="ce236" table:formula="of:=COM.MICROSOFT.IFS(ISBLANK([.M19]);0;[.M19]=0;0;[.$D19]=&quot;m&quot;;ROUNDDOWN((50/([.M19]+0.24)-3.79)/0.0069;0);[.$D19]=&quot;w&quot;;ROUNDDOWN((50/([.M19]+0.24)-3.648)/0.0066;0))" office:value-type="float" office:value="0" calcext:value-type="float">
            <text:p>0</text:p>
          </table:table-cell>
          <table:table-cell table:style-name="ce237"/>
          <table:table-cell table:style-name="ce239" table:formula="of:=COM.MICROSOFT.IFS(ISBLANK([.O19]);0;[.O19]=0;0;[.$D19]=&quot;m&quot;;ROUNDDOWN((75/([.O19]+0.24)-4.1)/0.00664;0);[.$D19]=&quot;w&quot;;ROUNDDOWN((75/([.O19]+0.24)-3.998)/0.0066;0))" office:value-type="float" office:value="0" calcext:value-type="float">
            <text:p>0</text:p>
          </table:table-cell>
          <table:table-cell table:style-name="ce240"/>
          <table:table-cell table:style-name="ce242" table:formula="of:=COM.MICROSOFT.IFS(ISBLANK([.Q19]);0;[.Q19]=0;0;[.$D19]=&quot;m&quot;;ROUNDDOWN((100/([.Q19]+0.24)-4.341)/0.00676;0);[.$D19]=&quot;w&quot;;ROUNDDOWN((100/([.Q19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19])*60+([.S19]-INT([.S19]))*100" office:value-type="float" office:value="0" calcext:value-type="float">
            <text:p>0</text:p>
          </table:table-cell>
          <table:table-cell table:style-name="ce245" table:formula="of:=COM.MICROSOFT.IFS(ISBLANK([.T19]);0;[.T19]=0;0;[.$D19]=&quot;m&quot;;&quot;1000m Pflicht&quot;;[.$D19]=&quot;w&quot;;ROUNDDOWN((800/[.T19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19])*60+([.V19]-INT([.V19]))*100" office:value-type="float" office:value="0" calcext:value-type="float">
            <text:p>0</text:p>
          </table:table-cell>
          <table:table-cell table:style-name="ce248" table:formula="of:=COM.MICROSOFT.IFS(ISBLANK([.V19]);0;[.V19]=0;0;[.$D19]=&quot;w&quot;;&quot;800m Pflicht&quot;;[.$D19]=&quot;m&quot;;ROUNDDOWN((1000/[.W19]-2.158)/0.006;0))" office:value-type="float" office:value="0" calcext:value-type="float">
            <text:p>0</text:p>
          </table:table-cell>
          <table:table-cell table:style-name="ce249" table:formula="of:=LARGE(([.H19]~[.J19]~[.L19]~[.N19]~[.O19]~[.R19]~[.U19]~[.X19]);1)+LARGE(([.H19]~[.J19]~[.L19]~[.N19]~[.O19]~[.R19]~[.U19]~[.X19]);2)+LARGE(([.H19]~[.J19]~[.L19]~[.N19]~[.O19]~[.R19]~[.U19]~[.X19]);3)" office:value-type="float" office:value="0" calcext:value-type="float">
            <text:p>0</text:p>
          </table:table-cell>
          <table:table-cell table:style-name="ce250" table:formula="of:=IF([.D19]=&quot;m&quot;;(COM.MICROSOFT.IFS([.F19]=[.$AE$8];LOOKUP([.Y19];[.$AF$8:.$AF$10];[.$AH$8:.$AH$10]);[.F19]=[.$AE$11];LOOKUP([.Y19];[.$AF$11:.$AF$13];[.$AH$11:.$AH$13]);[.F19]=[.$AE$14];LOOKUP([.Y19];[.$AF$14:.$AF$16];[.$AH$14:.$AH$16]);[.F19]=[.$AE$17];LOOKUP([.Y19];[.$AF$17:.$AF$19];[.$AH$17:.$AH$19]);[.F19]=[.$AE$20];LOOKUP([.Y19];[.$AF$20:.$AF$22];[.$AH$20:.$AH$22]);[.F19]=[.$AE$23];LOOKUP([.Y19];[.$AF$23:.$AF$25];[.$AH$23:.$AH$25]);[.F19]=[.$AE$26];LOOKUP([.Y19];[.$AF$26:.$AF$28];[.$AH$26:.$AH$28]);[.F19]=[.$AE$29];LOOKUP([.Y19];[.$AF$29:.$AF$31];[.$AH$29:.$AH$31]);[.F19]=[.$AE$32];LOOKUP([.Y19];[.$AF$32:.$AF$34];[.$AH$32:.$AH$34])));0)" office:value-type="float" office:value="0" calcext:value-type="float">
            <text:p>0</text:p>
          </table:table-cell>
          <table:table-cell table:style-name="ce251" table:formula="of:=IF([.D19]=&quot;w&quot;;(COM.MICROSOFT.IFS([.F19]=[.$AE$8];LOOKUP([.Y19];[.$AG$8:.$AG$10];[.$AH$8:.$AH$10]);[.F19]=[.$AE$11];LOOKUP([.Y19];[.$AG$11:.$AG$13];[.$AH$11:.$AH$13]);[.F19]=[.$AE$14];LOOKUP([.Y19];[.$AG$14:.$AG$16];[.$AH$14:.$AH$16]);[.F19]=[.$AE$17];LOOKUP([.Y19];[.$AG$17:.$AG$19];[.$AH$17:.$AH$19]);[.F19]=[.$AE$20];LOOKUP([.Y19];[.$AG$20:.$AG$22];[.$AH$20:.$AH$22]);[.F19]=[.$AE$23];LOOKUP([.Y19];[.$AG$23:.$AG$25];[.$AH$23:.$AH$25]);[.F19]=[.$AE$26];LOOKUP([.Y19];[.$AG$26:.$AG$28];[.$AH$26:.$AH$28]);[.F19]=[.$AE$29];LOOKUP([.Y19];[.$AG$29:.$AG$31];[.$AH$29:.$AH$31]);[.F19]=[.$AE$32];LOOKUP([.Y19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875" calcext:value-type="float">
            <text:p>875</text:p>
          </table:table-cell>
          <table:table-cell table:style-name="ce54" office:value-type="float" office:value="900" calcext:value-type="float">
            <text:p>900</text:p>
          </table:table-cell>
          <table:table-cell table:style-name="ce56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219" office:value-type="float" office:value="14" calcext:value-type="float">
            <text:p>14</text:p>
          </table:table-cell>
          <table:table-cell table:style-name="ce221" table:number-columns-repeated="2"/>
          <table:table-cell table:style-name="ce223" table:content-validation-name="val2"/>
          <table:table-cell table:style-name="ce225"/>
          <table:table-cell table:style-name="ce227" table:formula="of:=IF(ISBLANK([.E20]);&quot;&quot;;[.$H$1]-[.E20])">
            <text:p/>
          </table:table-cell>
          <table:table-cell table:style-name="ce228"/>
          <table:table-cell table:style-name="ce229" table:formula="of:=COM.MICROSOFT.IFS(ISBLANK([.G20]);0;[.G20]=0;0;[.$D20]=&quot;m&quot;;ROUNDDOWN((SQRT([.G20])-2.8)/0.011;0);[.$D20]=&quot;w&quot;;ROUNDDOWN((SQRT([.G20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20]);0;[.I20]=0;0;[.$D20]=&quot;m&quot;;ROUNDDOWN((SQRT([.I20])-1.936)/0.0124;0);[.$D20]=&quot;w&quot;;ROUNDDOWN((SQRT([.I20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20]);0;[.K20]=0;0;[.$D20]=&quot;m&quot;;ROUNDDOWN((SQRT([.K20])-1.15028)/0.00219;0);[.$D20]=&quot;w&quot;;ROUNDDOWN((SQRT([.K20])-1.0935)/0.00208;0))" office:value-type="float" office:value="0" calcext:value-type="float">
            <text:p>0</text:p>
          </table:table-cell>
          <table:table-cell table:style-name="ce234"/>
          <table:table-cell table:style-name="ce236" table:formula="of:=COM.MICROSOFT.IFS(ISBLANK([.M20]);0;[.M20]=0;0;[.$D20]=&quot;m&quot;;ROUNDDOWN((50/([.M20]+0.24)-3.79)/0.0069;0);[.$D20]=&quot;w&quot;;ROUNDDOWN((50/([.M20]+0.24)-3.648)/0.0066;0))" office:value-type="float" office:value="0" calcext:value-type="float">
            <text:p>0</text:p>
          </table:table-cell>
          <table:table-cell table:style-name="ce237"/>
          <table:table-cell table:style-name="ce239" table:formula="of:=COM.MICROSOFT.IFS(ISBLANK([.O20]);0;[.O20]=0;0;[.$D20]=&quot;m&quot;;ROUNDDOWN((75/([.O20]+0.24)-4.1)/0.00664;0);[.$D20]=&quot;w&quot;;ROUNDDOWN((75/([.O20]+0.24)-3.998)/0.0066;0))" office:value-type="float" office:value="0" calcext:value-type="float">
            <text:p>0</text:p>
          </table:table-cell>
          <table:table-cell table:style-name="ce240"/>
          <table:table-cell table:style-name="ce242" table:formula="of:=COM.MICROSOFT.IFS(ISBLANK([.Q20]);0;[.Q20]=0;0;[.$D20]=&quot;m&quot;;ROUNDDOWN((100/([.Q20]+0.24)-4.341)/0.00676;0);[.$D20]=&quot;w&quot;;ROUNDDOWN((100/([.Q20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20])*60+([.S20]-INT([.S20]))*100" office:value-type="float" office:value="0" calcext:value-type="float">
            <text:p>0</text:p>
          </table:table-cell>
          <table:table-cell table:style-name="ce245" table:formula="of:=COM.MICROSOFT.IFS(ISBLANK([.T20]);0;[.T20]=0;0;[.$D20]=&quot;m&quot;;&quot;1000m Pflicht&quot;;[.$D20]=&quot;w&quot;;ROUNDDOWN((800/[.T20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20])*60+([.V20]-INT([.V20]))*100" office:value-type="float" office:value="0" calcext:value-type="float">
            <text:p>0</text:p>
          </table:table-cell>
          <table:table-cell table:style-name="ce248" table:formula="of:=COM.MICROSOFT.IFS(ISBLANK([.V20]);0;[.V20]=0;0;[.$D20]=&quot;w&quot;;&quot;800m Pflicht&quot;;[.$D20]=&quot;m&quot;;ROUNDDOWN((1000/[.W20]-2.158)/0.006;0))" office:value-type="float" office:value="0" calcext:value-type="float">
            <text:p>0</text:p>
          </table:table-cell>
          <table:table-cell table:style-name="ce249" table:formula="of:=LARGE(([.H20]~[.J20]~[.L20]~[.N20]~[.O20]~[.R20]~[.U20]~[.X20]);1)+LARGE(([.H20]~[.J20]~[.L20]~[.N20]~[.O20]~[.R20]~[.U20]~[.X20]);2)+LARGE(([.H20]~[.J20]~[.L20]~[.N20]~[.O20]~[.R20]~[.U20]~[.X20]);3)" office:value-type="float" office:value="0" calcext:value-type="float">
            <text:p>0</text:p>
          </table:table-cell>
          <table:table-cell table:style-name="ce250" table:formula="of:=IF([.D20]=&quot;m&quot;;(COM.MICROSOFT.IFS([.F20]=[.$AE$8];LOOKUP([.Y20];[.$AF$8:.$AF$10];[.$AH$8:.$AH$10]);[.F20]=[.$AE$11];LOOKUP([.Y20];[.$AF$11:.$AF$13];[.$AH$11:.$AH$13]);[.F20]=[.$AE$14];LOOKUP([.Y20];[.$AF$14:.$AF$16];[.$AH$14:.$AH$16]);[.F20]=[.$AE$17];LOOKUP([.Y20];[.$AF$17:.$AF$19];[.$AH$17:.$AH$19]);[.F20]=[.$AE$20];LOOKUP([.Y20];[.$AF$20:.$AF$22];[.$AH$20:.$AH$22]);[.F20]=[.$AE$23];LOOKUP([.Y20];[.$AF$23:.$AF$25];[.$AH$23:.$AH$25]);[.F20]=[.$AE$26];LOOKUP([.Y20];[.$AF$26:.$AF$28];[.$AH$26:.$AH$28]);[.F20]=[.$AE$29];LOOKUP([.Y20];[.$AF$29:.$AF$31];[.$AH$29:.$AH$31]);[.F20]=[.$AE$32];LOOKUP([.Y20];[.$AF$32:.$AF$34];[.$AH$32:.$AH$34])));0)" office:value-type="float" office:value="0" calcext:value-type="float">
            <text:p>0</text:p>
          </table:table-cell>
          <table:table-cell table:style-name="ce251" table:formula="of:=IF([.D20]=&quot;w&quot;;(COM.MICROSOFT.IFS([.F20]=[.$AE$8];LOOKUP([.Y20];[.$AG$8:.$AG$10];[.$AH$8:.$AH$10]);[.F20]=[.$AE$11];LOOKUP([.Y20];[.$AG$11:.$AG$13];[.$AH$11:.$AH$13]);[.F20]=[.$AE$14];LOOKUP([.Y20];[.$AG$14:.$AG$16];[.$AH$14:.$AH$16]);[.F20]=[.$AE$17];LOOKUP([.Y20];[.$AG$17:.$AG$19];[.$AH$17:.$AH$19]);[.F20]=[.$AE$20];LOOKUP([.Y20];[.$AG$20:.$AG$22];[.$AH$20:.$AH$22]);[.F20]=[.$AE$23];LOOKUP([.Y20];[.$AG$23:.$AG$25];[.$AH$23:.$AH$25]);[.F20]=[.$AE$26];LOOKUP([.Y20];[.$AG$26:.$AG$28];[.$AH$26:.$AH$28]);[.F20]=[.$AE$29];LOOKUP([.Y20];[.$AG$29:.$AG$31];[.$AH$29:.$AH$31]);[.F20]=[.$AE$32];LOOKUP([.Y20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1" office:value-type="float" office:value="12" calcext:value-type="float" table:number-columns-spanned="1" table:number-rows-spanned="3">
            <text:p>12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219" office:value-type="float" office:value="15" calcext:value-type="float">
            <text:p>15</text:p>
          </table:table-cell>
          <table:table-cell table:style-name="ce221" table:number-columns-repeated="2"/>
          <table:table-cell table:style-name="ce223" table:content-validation-name="val2"/>
          <table:table-cell table:style-name="ce225"/>
          <table:table-cell table:style-name="ce227" table:formula="of:=IF(ISBLANK([.E21]);&quot;&quot;;[.$H$1]-[.E21])">
            <text:p/>
          </table:table-cell>
          <table:table-cell table:style-name="ce228"/>
          <table:table-cell table:style-name="ce229" table:formula="of:=COM.MICROSOFT.IFS(ISBLANK([.G21]);0;[.G21]=0;0;[.$D21]=&quot;m&quot;;ROUNDDOWN((SQRT([.G21])-2.8)/0.011;0);[.$D21]=&quot;w&quot;;ROUNDDOWN((SQRT([.G21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21]);0;[.I21]=0;0;[.$D21]=&quot;m&quot;;ROUNDDOWN((SQRT([.I21])-1.936)/0.0124;0);[.$D21]=&quot;w&quot;;ROUNDDOWN((SQRT([.I21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21]);0;[.K21]=0;0;[.$D21]=&quot;m&quot;;ROUNDDOWN((SQRT([.K21])-1.15028)/0.00219;0);[.$D21]=&quot;w&quot;;ROUNDDOWN((SQRT([.K21])-1.0935)/0.00208;0))" office:value-type="float" office:value="0" calcext:value-type="float">
            <text:p>0</text:p>
          </table:table-cell>
          <table:table-cell table:style-name="ce234"/>
          <table:table-cell table:style-name="ce236" table:formula="of:=COM.MICROSOFT.IFS(ISBLANK([.M21]);0;[.M21]=0;0;[.$D21]=&quot;m&quot;;ROUNDDOWN((50/([.M21]+0.24)-3.79)/0.0069;0);[.$D21]=&quot;w&quot;;ROUNDDOWN((50/([.M21]+0.24)-3.648)/0.0066;0))" office:value-type="float" office:value="0" calcext:value-type="float">
            <text:p>0</text:p>
          </table:table-cell>
          <table:table-cell table:style-name="ce237"/>
          <table:table-cell table:style-name="ce239" table:formula="of:=COM.MICROSOFT.IFS(ISBLANK([.O21]);0;[.O21]=0;0;[.$D21]=&quot;m&quot;;ROUNDDOWN((75/([.O21]+0.24)-4.1)/0.00664;0);[.$D21]=&quot;w&quot;;ROUNDDOWN((75/([.O21]+0.24)-3.998)/0.0066;0))" office:value-type="float" office:value="0" calcext:value-type="float">
            <text:p>0</text:p>
          </table:table-cell>
          <table:table-cell table:style-name="ce240"/>
          <table:table-cell table:style-name="ce242" table:formula="of:=COM.MICROSOFT.IFS(ISBLANK([.Q21]);0;[.Q21]=0;0;[.$D21]=&quot;m&quot;;ROUNDDOWN((100/([.Q21]+0.24)-4.341)/0.00676;0);[.$D21]=&quot;w&quot;;ROUNDDOWN((100/([.Q21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21])*60+([.S21]-INT([.S21]))*100" office:value-type="float" office:value="0" calcext:value-type="float">
            <text:p>0</text:p>
          </table:table-cell>
          <table:table-cell table:style-name="ce245" table:formula="of:=COM.MICROSOFT.IFS(ISBLANK([.T21]);0;[.T21]=0;0;[.$D21]=&quot;m&quot;;&quot;1000m Pflicht&quot;;[.$D21]=&quot;w&quot;;ROUNDDOWN((800/[.T21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21])*60+([.V21]-INT([.V21]))*100" office:value-type="float" office:value="0" calcext:value-type="float">
            <text:p>0</text:p>
          </table:table-cell>
          <table:table-cell table:style-name="ce248" table:formula="of:=COM.MICROSOFT.IFS(ISBLANK([.V21]);0;[.V21]=0;0;[.$D21]=&quot;w&quot;;&quot;800m Pflicht&quot;;[.$D21]=&quot;m&quot;;ROUNDDOWN((1000/[.W21]-2.158)/0.006;0))" office:value-type="float" office:value="0" calcext:value-type="float">
            <text:p>0</text:p>
          </table:table-cell>
          <table:table-cell table:style-name="ce249" table:formula="of:=LARGE(([.H21]~[.J21]~[.L21]~[.N21]~[.O21]~[.R21]~[.U21]~[.X21]);1)+LARGE(([.H21]~[.J21]~[.L21]~[.N21]~[.O21]~[.R21]~[.U21]~[.X21]);2)+LARGE(([.H21]~[.J21]~[.L21]~[.N21]~[.O21]~[.R21]~[.U21]~[.X21]);3)" office:value-type="float" office:value="0" calcext:value-type="float">
            <text:p>0</text:p>
          </table:table-cell>
          <table:table-cell table:style-name="ce250" table:formula="of:=IF([.D21]=&quot;m&quot;;(COM.MICROSOFT.IFS([.F21]=[.$AE$8];LOOKUP([.Y21];[.$AF$8:.$AF$10];[.$AH$8:.$AH$10]);[.F21]=[.$AE$11];LOOKUP([.Y21];[.$AF$11:.$AF$13];[.$AH$11:.$AH$13]);[.F21]=[.$AE$14];LOOKUP([.Y21];[.$AF$14:.$AF$16];[.$AH$14:.$AH$16]);[.F21]=[.$AE$17];LOOKUP([.Y21];[.$AF$17:.$AF$19];[.$AH$17:.$AH$19]);[.F21]=[.$AE$20];LOOKUP([.Y21];[.$AF$20:.$AF$22];[.$AH$20:.$AH$22]);[.F21]=[.$AE$23];LOOKUP([.Y21];[.$AF$23:.$AF$25];[.$AH$23:.$AH$25]);[.F21]=[.$AE$26];LOOKUP([.Y21];[.$AF$26:.$AF$28];[.$AH$26:.$AH$28]);[.F21]=[.$AE$29];LOOKUP([.Y21];[.$AF$29:.$AF$31];[.$AH$29:.$AH$31]);[.F21]=[.$AE$32];LOOKUP([.Y21];[.$AF$32:.$AF$34];[.$AH$32:.$AH$34])));0)" office:value-type="float" office:value="0" calcext:value-type="float">
            <text:p>0</text:p>
          </table:table-cell>
          <table:table-cell table:style-name="ce251" table:formula="of:=IF([.D21]=&quot;w&quot;;(COM.MICROSOFT.IFS([.F21]=[.$AE$8];LOOKUP([.Y21];[.$AG$8:.$AG$10];[.$AH$8:.$AH$10]);[.F21]=[.$AE$11];LOOKUP([.Y21];[.$AG$11:.$AG$13];[.$AH$11:.$AH$13]);[.F21]=[.$AE$14];LOOKUP([.Y21];[.$AG$14:.$AG$16];[.$AH$14:.$AH$16]);[.F21]=[.$AE$17];LOOKUP([.Y21];[.$AG$17:.$AG$19];[.$AH$17:.$AH$19]);[.F21]=[.$AE$20];LOOKUP([.Y21];[.$AG$20:.$AG$22];[.$AH$20:.$AH$22]);[.F21]=[.$AE$23];LOOKUP([.Y21];[.$AG$23:.$AG$25];[.$AH$23:.$AH$25]);[.F21]=[.$AE$26];LOOKUP([.Y21];[.$AG$26:.$AG$28];[.$AH$26:.$AH$28]);[.F21]=[.$AE$29];LOOKUP([.Y21];[.$AG$29:.$AG$31];[.$AH$29:.$AH$31]);[.F21]=[.$AE$32];LOOKUP([.Y21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750" calcext:value-type="float">
            <text:p>750</text:p>
          </table:table-cell>
          <table:table-cell table:style-name="ce53" office:value-type="float" office:value="775" calcext:value-type="float">
            <text:p>775</text:p>
          </table:table-cell>
          <table:table-cell table:style-name="ce55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219" office:value-type="float" office:value="16" calcext:value-type="float">
            <text:p>16</text:p>
          </table:table-cell>
          <table:table-cell table:style-name="ce221" table:number-columns-repeated="2"/>
          <table:table-cell table:style-name="ce223" table:content-validation-name="val2"/>
          <table:table-cell table:style-name="ce225"/>
          <table:table-cell table:style-name="ce227" table:formula="of:=IF(ISBLANK([.E22]);&quot;&quot;;[.$H$1]-[.E22])">
            <text:p/>
          </table:table-cell>
          <table:table-cell table:style-name="ce228"/>
          <table:table-cell table:style-name="ce229" table:formula="of:=COM.MICROSOFT.IFS(ISBLANK([.G22]);0;[.G22]=0;0;[.$D22]=&quot;m&quot;;ROUNDDOWN((SQRT([.G22])-2.8)/0.011;0);[.$D22]=&quot;w&quot;;ROUNDDOWN((SQRT([.G22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22]);0;[.I22]=0;0;[.$D22]=&quot;m&quot;;ROUNDDOWN((SQRT([.I22])-1.936)/0.0124;0);[.$D22]=&quot;w&quot;;ROUNDDOWN((SQRT([.I22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22]);0;[.K22]=0;0;[.$D22]=&quot;m&quot;;ROUNDDOWN((SQRT([.K22])-1.15028)/0.00219;0);[.$D22]=&quot;w&quot;;ROUNDDOWN((SQRT([.K22])-1.0935)/0.00208;0))" office:value-type="float" office:value="0" calcext:value-type="float">
            <text:p>0</text:p>
          </table:table-cell>
          <table:table-cell table:style-name="ce234"/>
          <table:table-cell table:style-name="ce236" table:formula="of:=COM.MICROSOFT.IFS(ISBLANK([.M22]);0;[.M22]=0;0;[.$D22]=&quot;m&quot;;ROUNDDOWN((50/([.M22]+0.24)-3.79)/0.0069;0);[.$D22]=&quot;w&quot;;ROUNDDOWN((50/([.M22]+0.24)-3.648)/0.0066;0))" office:value-type="float" office:value="0" calcext:value-type="float">
            <text:p>0</text:p>
          </table:table-cell>
          <table:table-cell table:style-name="ce237"/>
          <table:table-cell table:style-name="ce239" table:formula="of:=COM.MICROSOFT.IFS(ISBLANK([.O22]);0;[.O22]=0;0;[.$D22]=&quot;m&quot;;ROUNDDOWN((75/([.O22]+0.24)-4.1)/0.00664;0);[.$D22]=&quot;w&quot;;ROUNDDOWN((75/([.O22]+0.24)-3.998)/0.0066;0))" office:value-type="float" office:value="0" calcext:value-type="float">
            <text:p>0</text:p>
          </table:table-cell>
          <table:table-cell table:style-name="ce240"/>
          <table:table-cell table:style-name="ce242" table:formula="of:=COM.MICROSOFT.IFS(ISBLANK([.Q22]);0;[.Q22]=0;0;[.$D22]=&quot;m&quot;;ROUNDDOWN((100/([.Q22]+0.24)-4.341)/0.00676;0);[.$D22]=&quot;w&quot;;ROUNDDOWN((100/([.Q22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22])*60+([.S22]-INT([.S22]))*100" office:value-type="float" office:value="0" calcext:value-type="float">
            <text:p>0</text:p>
          </table:table-cell>
          <table:table-cell table:style-name="ce245" table:formula="of:=COM.MICROSOFT.IFS(ISBLANK([.T22]);0;[.T22]=0;0;[.$D22]=&quot;m&quot;;&quot;1000m Pflicht&quot;;[.$D22]=&quot;w&quot;;ROUNDDOWN((800/[.T22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22])*60+([.V22]-INT([.V22]))*100" office:value-type="float" office:value="0" calcext:value-type="float">
            <text:p>0</text:p>
          </table:table-cell>
          <table:table-cell table:style-name="ce248" table:formula="of:=COM.MICROSOFT.IFS(ISBLANK([.V22]);0;[.V22]=0;0;[.$D22]=&quot;w&quot;;&quot;800m Pflicht&quot;;[.$D22]=&quot;m&quot;;ROUNDDOWN((1000/[.W22]-2.158)/0.006;0))" office:value-type="float" office:value="0" calcext:value-type="float">
            <text:p>0</text:p>
          </table:table-cell>
          <table:table-cell table:style-name="ce249" table:formula="of:=LARGE(([.H22]~[.J22]~[.L22]~[.N22]~[.O22]~[.R22]~[.U22]~[.X22]);1)+LARGE(([.H22]~[.J22]~[.L22]~[.N22]~[.O22]~[.R22]~[.U22]~[.X22]);2)+LARGE(([.H22]~[.J22]~[.L22]~[.N22]~[.O22]~[.R22]~[.U22]~[.X22]);3)" office:value-type="float" office:value="0" calcext:value-type="float">
            <text:p>0</text:p>
          </table:table-cell>
          <table:table-cell table:style-name="ce250" table:formula="of:=IF([.D22]=&quot;m&quot;;(COM.MICROSOFT.IFS([.F22]=[.$AE$8];LOOKUP([.Y22];[.$AF$8:.$AF$10];[.$AH$8:.$AH$10]);[.F22]=[.$AE$11];LOOKUP([.Y22];[.$AF$11:.$AF$13];[.$AH$11:.$AH$13]);[.F22]=[.$AE$14];LOOKUP([.Y22];[.$AF$14:.$AF$16];[.$AH$14:.$AH$16]);[.F22]=[.$AE$17];LOOKUP([.Y22];[.$AF$17:.$AF$19];[.$AH$17:.$AH$19]);[.F22]=[.$AE$20];LOOKUP([.Y22];[.$AF$20:.$AF$22];[.$AH$20:.$AH$22]);[.F22]=[.$AE$23];LOOKUP([.Y22];[.$AF$23:.$AF$25];[.$AH$23:.$AH$25]);[.F22]=[.$AE$26];LOOKUP([.Y22];[.$AF$26:.$AF$28];[.$AH$26:.$AH$28]);[.F22]=[.$AE$29];LOOKUP([.Y22];[.$AF$29:.$AF$31];[.$AH$29:.$AH$31]);[.F22]=[.$AE$32];LOOKUP([.Y22];[.$AF$32:.$AF$34];[.$AH$32:.$AH$34])));0)" office:value-type="float" office:value="0" calcext:value-type="float">
            <text:p>0</text:p>
          </table:table-cell>
          <table:table-cell table:style-name="ce251" table:formula="of:=IF([.D22]=&quot;w&quot;;(COM.MICROSOFT.IFS([.F22]=[.$AE$8];LOOKUP([.Y22];[.$AG$8:.$AG$10];[.$AH$8:.$AH$10]);[.F22]=[.$AE$11];LOOKUP([.Y22];[.$AG$11:.$AG$13];[.$AH$11:.$AH$13]);[.F22]=[.$AE$14];LOOKUP([.Y22];[.$AG$14:.$AG$16];[.$AH$14:.$AH$16]);[.F22]=[.$AE$17];LOOKUP([.Y22];[.$AG$17:.$AG$19];[.$AH$17:.$AH$19]);[.F22]=[.$AE$20];LOOKUP([.Y22];[.$AG$20:.$AG$22];[.$AH$20:.$AH$22]);[.F22]=[.$AE$23];LOOKUP([.Y22];[.$AG$23:.$AG$25];[.$AH$23:.$AH$25]);[.F22]=[.$AE$26];LOOKUP([.Y22];[.$AG$26:.$AG$28];[.$AH$26:.$AH$28]);[.F22]=[.$AE$29];LOOKUP([.Y22];[.$AG$29:.$AG$31];[.$AH$29:.$AH$31]);[.F22]=[.$AE$32];LOOKUP([.Y22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number-columns-repeated="2" table:style-name="ce53" office:value-type="float" office:value="975" calcext:value-type="float">
            <text:p>975</text:p>
          </table:table-cell>
          <table:table-cell table:style-name="ce55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219" office:value-type="float" office:value="17" calcext:value-type="float">
            <text:p>17</text:p>
          </table:table-cell>
          <table:table-cell table:style-name="ce221" table:number-columns-repeated="2"/>
          <table:table-cell table:style-name="ce223" table:content-validation-name="val2"/>
          <table:table-cell table:style-name="ce225"/>
          <table:table-cell table:style-name="ce227" table:formula="of:=IF(ISBLANK([.E23]);&quot;&quot;;[.$H$1]-[.E23])">
            <text:p/>
          </table:table-cell>
          <table:table-cell table:style-name="ce228"/>
          <table:table-cell table:style-name="ce229" table:formula="of:=COM.MICROSOFT.IFS(ISBLANK([.G23]);0;[.G23]=0;0;[.$D23]=&quot;m&quot;;ROUNDDOWN((SQRT([.G23])-2.8)/0.011;0);[.$D23]=&quot;w&quot;;ROUNDDOWN((SQRT([.G23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23]);0;[.I23]=0;0;[.$D23]=&quot;m&quot;;ROUNDDOWN((SQRT([.I23])-1.936)/0.0124;0);[.$D23]=&quot;w&quot;;ROUNDDOWN((SQRT([.I23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23]);0;[.K23]=0;0;[.$D23]=&quot;m&quot;;ROUNDDOWN((SQRT([.K23])-1.15028)/0.00219;0);[.$D23]=&quot;w&quot;;ROUNDDOWN((SQRT([.K23])-1.0935)/0.00208;0))" office:value-type="float" office:value="0" calcext:value-type="float">
            <text:p>0</text:p>
          </table:table-cell>
          <table:table-cell table:style-name="ce234"/>
          <table:table-cell table:style-name="ce236" table:formula="of:=COM.MICROSOFT.IFS(ISBLANK([.M23]);0;[.M23]=0;0;[.$D23]=&quot;m&quot;;ROUNDDOWN((50/([.M23]+0.24)-3.79)/0.0069;0);[.$D23]=&quot;w&quot;;ROUNDDOWN((50/([.M23]+0.24)-3.648)/0.0066;0))" office:value-type="float" office:value="0" calcext:value-type="float">
            <text:p>0</text:p>
          </table:table-cell>
          <table:table-cell table:style-name="ce237"/>
          <table:table-cell table:style-name="ce239" table:formula="of:=COM.MICROSOFT.IFS(ISBLANK([.O23]);0;[.O23]=0;0;[.$D23]=&quot;m&quot;;ROUNDDOWN((75/([.O23]+0.24)-4.1)/0.00664;0);[.$D23]=&quot;w&quot;;ROUNDDOWN((75/([.O23]+0.24)-3.998)/0.0066;0))" office:value-type="float" office:value="0" calcext:value-type="float">
            <text:p>0</text:p>
          </table:table-cell>
          <table:table-cell table:style-name="ce240"/>
          <table:table-cell table:style-name="ce242" table:formula="of:=COM.MICROSOFT.IFS(ISBLANK([.Q23]);0;[.Q23]=0;0;[.$D23]=&quot;m&quot;;ROUNDDOWN((100/([.Q23]+0.24)-4.341)/0.00676;0);[.$D23]=&quot;w&quot;;ROUNDDOWN((100/([.Q23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23])*60+([.S23]-INT([.S23]))*100" office:value-type="float" office:value="0" calcext:value-type="float">
            <text:p>0</text:p>
          </table:table-cell>
          <table:table-cell table:style-name="ce245" table:formula="of:=COM.MICROSOFT.IFS(ISBLANK([.T23]);0;[.T23]=0;0;[.$D23]=&quot;m&quot;;&quot;1000m Pflicht&quot;;[.$D23]=&quot;w&quot;;ROUNDDOWN((800/[.T23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23])*60+([.V23]-INT([.V23]))*100" office:value-type="float" office:value="0" calcext:value-type="float">
            <text:p>0</text:p>
          </table:table-cell>
          <table:table-cell table:style-name="ce248" table:formula="of:=COM.MICROSOFT.IFS(ISBLANK([.V23]);0;[.V23]=0;0;[.$D23]=&quot;w&quot;;&quot;800m Pflicht&quot;;[.$D23]=&quot;m&quot;;ROUNDDOWN((1000/[.W23]-2.158)/0.006;0))" office:value-type="float" office:value="0" calcext:value-type="float">
            <text:p>0</text:p>
          </table:table-cell>
          <table:table-cell table:style-name="ce249" table:formula="of:=LARGE(([.H23]~[.J23]~[.L23]~[.N23]~[.O23]~[.R23]~[.U23]~[.X23]);1)+LARGE(([.H23]~[.J23]~[.L23]~[.N23]~[.O23]~[.R23]~[.U23]~[.X23]);2)+LARGE(([.H23]~[.J23]~[.L23]~[.N23]~[.O23]~[.R23]~[.U23]~[.X23]);3)" office:value-type="float" office:value="0" calcext:value-type="float">
            <text:p>0</text:p>
          </table:table-cell>
          <table:table-cell table:style-name="ce250" table:formula="of:=IF([.D23]=&quot;m&quot;;(COM.MICROSOFT.IFS([.F23]=[.$AE$8];LOOKUP([.Y23];[.$AF$8:.$AF$10];[.$AH$8:.$AH$10]);[.F23]=[.$AE$11];LOOKUP([.Y23];[.$AF$11:.$AF$13];[.$AH$11:.$AH$13]);[.F23]=[.$AE$14];LOOKUP([.Y23];[.$AF$14:.$AF$16];[.$AH$14:.$AH$16]);[.F23]=[.$AE$17];LOOKUP([.Y23];[.$AF$17:.$AF$19];[.$AH$17:.$AH$19]);[.F23]=[.$AE$20];LOOKUP([.Y23];[.$AF$20:.$AF$22];[.$AH$20:.$AH$22]);[.F23]=[.$AE$23];LOOKUP([.Y23];[.$AF$23:.$AF$25];[.$AH$23:.$AH$25]);[.F23]=[.$AE$26];LOOKUP([.Y23];[.$AF$26:.$AF$28];[.$AH$26:.$AH$28]);[.F23]=[.$AE$29];LOOKUP([.Y23];[.$AF$29:.$AF$31];[.$AH$29:.$AH$31]);[.F23]=[.$AE$32];LOOKUP([.Y23];[.$AF$32:.$AF$34];[.$AH$32:.$AH$34])));0)" office:value-type="float" office:value="0" calcext:value-type="float">
            <text:p>0</text:p>
          </table:table-cell>
          <table:table-cell table:style-name="ce251" table:formula="of:=IF([.D23]=&quot;w&quot;;(COM.MICROSOFT.IFS([.F23]=[.$AE$8];LOOKUP([.Y23];[.$AG$8:.$AG$10];[.$AH$8:.$AH$10]);[.F23]=[.$AE$11];LOOKUP([.Y23];[.$AG$11:.$AG$13];[.$AH$11:.$AH$13]);[.F23]=[.$AE$14];LOOKUP([.Y23];[.$AG$14:.$AG$16];[.$AH$14:.$AH$16]);[.F23]=[.$AE$17];LOOKUP([.Y23];[.$AG$17:.$AG$19];[.$AH$17:.$AH$19]);[.F23]=[.$AE$20];LOOKUP([.Y23];[.$AG$20:.$AG$22];[.$AH$20:.$AH$22]);[.F23]=[.$AE$23];LOOKUP([.Y23];[.$AG$23:.$AG$25];[.$AH$23:.$AH$25]);[.F23]=[.$AE$26];LOOKUP([.Y23];[.$AG$26:.$AG$28];[.$AH$26:.$AH$28]);[.F23]=[.$AE$29];LOOKUP([.Y23];[.$AG$29:.$AG$31];[.$AH$29:.$AH$31]);[.F23]=[.$AE$32];LOOKUP([.Y23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2" office:value-type="float" office:value="13" calcext:value-type="float" table:number-columns-spanned="1" table:number-rows-spanned="3">
            <text:p>13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219" office:value-type="float" office:value="18" calcext:value-type="float">
            <text:p>18</text:p>
          </table:table-cell>
          <table:table-cell table:style-name="ce221" table:number-columns-repeated="2"/>
          <table:table-cell table:style-name="ce223" table:content-validation-name="val2"/>
          <table:table-cell table:style-name="ce225"/>
          <table:table-cell table:style-name="ce227" table:formula="of:=IF(ISBLANK([.E24]);&quot;&quot;;[.$H$1]-[.E24])">
            <text:p/>
          </table:table-cell>
          <table:table-cell table:style-name="ce228"/>
          <table:table-cell table:style-name="ce229" table:formula="of:=COM.MICROSOFT.IFS(ISBLANK([.G24]);0;[.G24]=0;0;[.$D24]=&quot;m&quot;;ROUNDDOWN((SQRT([.G24])-2.8)/0.011;0);[.$D24]=&quot;w&quot;;ROUNDDOWN((SQRT([.G24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24]);0;[.I24]=0;0;[.$D24]=&quot;m&quot;;ROUNDDOWN((SQRT([.I24])-1.936)/0.0124;0);[.$D24]=&quot;w&quot;;ROUNDDOWN((SQRT([.I24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24]);0;[.K24]=0;0;[.$D24]=&quot;m&quot;;ROUNDDOWN((SQRT([.K24])-1.15028)/0.00219;0);[.$D24]=&quot;w&quot;;ROUNDDOWN((SQRT([.K24])-1.0935)/0.00208;0))" office:value-type="float" office:value="0" calcext:value-type="float">
            <text:p>0</text:p>
          </table:table-cell>
          <table:table-cell table:style-name="ce234"/>
          <table:table-cell table:style-name="ce236" table:formula="of:=COM.MICROSOFT.IFS(ISBLANK([.M24]);0;[.M24]=0;0;[.$D24]=&quot;m&quot;;ROUNDDOWN((50/([.M24]+0.24)-3.79)/0.0069;0);[.$D24]=&quot;w&quot;;ROUNDDOWN((50/([.M24]+0.24)-3.648)/0.0066;0))" office:value-type="float" office:value="0" calcext:value-type="float">
            <text:p>0</text:p>
          </table:table-cell>
          <table:table-cell table:style-name="ce237"/>
          <table:table-cell table:style-name="ce239" table:formula="of:=COM.MICROSOFT.IFS(ISBLANK([.O24]);0;[.O24]=0;0;[.$D24]=&quot;m&quot;;ROUNDDOWN((75/([.O24]+0.24)-4.1)/0.00664;0);[.$D24]=&quot;w&quot;;ROUNDDOWN((75/([.O24]+0.24)-3.998)/0.0066;0))" office:value-type="float" office:value="0" calcext:value-type="float">
            <text:p>0</text:p>
          </table:table-cell>
          <table:table-cell table:style-name="ce240"/>
          <table:table-cell table:style-name="ce242" table:formula="of:=COM.MICROSOFT.IFS(ISBLANK([.Q24]);0;[.Q24]=0;0;[.$D24]=&quot;m&quot;;ROUNDDOWN((100/([.Q24]+0.24)-4.341)/0.00676;0);[.$D24]=&quot;w&quot;;ROUNDDOWN((100/([.Q24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24])*60+([.S24]-INT([.S24]))*100" office:value-type="float" office:value="0" calcext:value-type="float">
            <text:p>0</text:p>
          </table:table-cell>
          <table:table-cell table:style-name="ce245" table:formula="of:=COM.MICROSOFT.IFS(ISBLANK([.T24]);0;[.T24]=0;0;[.$D24]=&quot;m&quot;;&quot;1000m Pflicht&quot;;[.$D24]=&quot;w&quot;;ROUNDDOWN((800/[.T24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24])*60+([.V24]-INT([.V24]))*100" office:value-type="float" office:value="0" calcext:value-type="float">
            <text:p>0</text:p>
          </table:table-cell>
          <table:table-cell table:style-name="ce248" table:formula="of:=COM.MICROSOFT.IFS(ISBLANK([.V24]);0;[.V24]=0;0;[.$D24]=&quot;w&quot;;&quot;800m Pflicht&quot;;[.$D24]=&quot;m&quot;;ROUNDDOWN((1000/[.W24]-2.158)/0.006;0))" office:value-type="float" office:value="0" calcext:value-type="float">
            <text:p>0</text:p>
          </table:table-cell>
          <table:table-cell table:style-name="ce249" table:formula="of:=LARGE(([.H24]~[.J24]~[.L24]~[.N24]~[.O24]~[.R24]~[.U24]~[.X24]);1)+LARGE(([.H24]~[.J24]~[.L24]~[.N24]~[.O24]~[.R24]~[.U24]~[.X24]);2)+LARGE(([.H24]~[.J24]~[.L24]~[.N24]~[.O24]~[.R24]~[.U24]~[.X24]);3)" office:value-type="float" office:value="0" calcext:value-type="float">
            <text:p>0</text:p>
          </table:table-cell>
          <table:table-cell table:style-name="ce250" table:formula="of:=IF([.D24]=&quot;m&quot;;(COM.MICROSOFT.IFS([.F24]=[.$AE$8];LOOKUP([.Y24];[.$AF$8:.$AF$10];[.$AH$8:.$AH$10]);[.F24]=[.$AE$11];LOOKUP([.Y24];[.$AF$11:.$AF$13];[.$AH$11:.$AH$13]);[.F24]=[.$AE$14];LOOKUP([.Y24];[.$AF$14:.$AF$16];[.$AH$14:.$AH$16]);[.F24]=[.$AE$17];LOOKUP([.Y24];[.$AF$17:.$AF$19];[.$AH$17:.$AH$19]);[.F24]=[.$AE$20];LOOKUP([.Y24];[.$AF$20:.$AF$22];[.$AH$20:.$AH$22]);[.F24]=[.$AE$23];LOOKUP([.Y24];[.$AF$23:.$AF$25];[.$AH$23:.$AH$25]);[.F24]=[.$AE$26];LOOKUP([.Y24];[.$AF$26:.$AF$28];[.$AH$26:.$AH$28]);[.F24]=[.$AE$29];LOOKUP([.Y24];[.$AF$29:.$AF$31];[.$AH$29:.$AH$31]);[.F24]=[.$AE$32];LOOKUP([.Y24];[.$AF$32:.$AF$34];[.$AH$32:.$AH$34])));0)" office:value-type="float" office:value="0" calcext:value-type="float">
            <text:p>0</text:p>
          </table:table-cell>
          <table:table-cell table:style-name="ce251" table:formula="of:=IF([.D24]=&quot;w&quot;;(COM.MICROSOFT.IFS([.F24]=[.$AE$8];LOOKUP([.Y24];[.$AG$8:.$AG$10];[.$AH$8:.$AH$10]);[.F24]=[.$AE$11];LOOKUP([.Y24];[.$AG$11:.$AG$13];[.$AH$11:.$AH$13]);[.F24]=[.$AE$14];LOOKUP([.Y24];[.$AG$14:.$AG$16];[.$AH$14:.$AH$16]);[.F24]=[.$AE$17];LOOKUP([.Y24];[.$AG$17:.$AG$19];[.$AH$17:.$AH$19]);[.F24]=[.$AE$20];LOOKUP([.Y24];[.$AG$20:.$AG$22];[.$AH$20:.$AH$22]);[.F24]=[.$AE$23];LOOKUP([.Y24];[.$AG$23:.$AG$25];[.$AH$23:.$AH$25]);[.F24]=[.$AE$26];LOOKUP([.Y24];[.$AG$26:.$AG$28];[.$AH$26:.$AH$28]);[.F24]=[.$AE$29];LOOKUP([.Y24];[.$AG$29:.$AG$31];[.$AH$29:.$AH$31]);[.F24]=[.$AE$32];LOOKUP([.Y24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number-columns-repeated="2" table:style-name="ce54" office:value-type="float" office:value="825" calcext:value-type="float">
            <text:p>825</text:p>
          </table:table-cell>
          <table:table-cell table:style-name="ce56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219" office:value-type="float" office:value="19" calcext:value-type="float">
            <text:p>19</text:p>
          </table:table-cell>
          <table:table-cell table:style-name="ce221" table:number-columns-repeated="2"/>
          <table:table-cell table:style-name="ce223" table:content-validation-name="val2"/>
          <table:table-cell table:style-name="ce225"/>
          <table:table-cell table:style-name="ce227" table:formula="of:=IF(ISBLANK([.E25]);&quot;&quot;;[.$H$1]-[.E25])">
            <text:p/>
          </table:table-cell>
          <table:table-cell table:style-name="ce228"/>
          <table:table-cell table:style-name="ce229" table:formula="of:=COM.MICROSOFT.IFS(ISBLANK([.G25]);0;[.G25]=0;0;[.$D25]=&quot;m&quot;;ROUNDDOWN((SQRT([.G25])-2.8)/0.011;0);[.$D25]=&quot;w&quot;;ROUNDDOWN((SQRT([.G25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25]);0;[.I25]=0;0;[.$D25]=&quot;m&quot;;ROUNDDOWN((SQRT([.I25])-1.936)/0.0124;0);[.$D25]=&quot;w&quot;;ROUNDDOWN((SQRT([.I25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25]);0;[.K25]=0;0;[.$D25]=&quot;m&quot;;ROUNDDOWN((SQRT([.K25])-1.15028)/0.00219;0);[.$D25]=&quot;w&quot;;ROUNDDOWN((SQRT([.K25])-1.0935)/0.00208;0))" office:value-type="float" office:value="0" calcext:value-type="float">
            <text:p>0</text:p>
          </table:table-cell>
          <table:table-cell table:style-name="ce234"/>
          <table:table-cell table:style-name="ce236" table:formula="of:=COM.MICROSOFT.IFS(ISBLANK([.M25]);0;[.M25]=0;0;[.$D25]=&quot;m&quot;;ROUNDDOWN((50/([.M25]+0.24)-3.79)/0.0069;0);[.$D25]=&quot;w&quot;;ROUNDDOWN((50/([.M25]+0.24)-3.648)/0.0066;0))" office:value-type="float" office:value="0" calcext:value-type="float">
            <text:p>0</text:p>
          </table:table-cell>
          <table:table-cell table:style-name="ce237"/>
          <table:table-cell table:style-name="ce239" table:formula="of:=COM.MICROSOFT.IFS(ISBLANK([.O25]);0;[.O25]=0;0;[.$D25]=&quot;m&quot;;ROUNDDOWN((75/([.O25]+0.24)-4.1)/0.00664;0);[.$D25]=&quot;w&quot;;ROUNDDOWN((75/([.O25]+0.24)-3.998)/0.0066;0))" office:value-type="float" office:value="0" calcext:value-type="float">
            <text:p>0</text:p>
          </table:table-cell>
          <table:table-cell table:style-name="ce240"/>
          <table:table-cell table:style-name="ce242" table:formula="of:=COM.MICROSOFT.IFS(ISBLANK([.Q25]);0;[.Q25]=0;0;[.$D25]=&quot;m&quot;;ROUNDDOWN((100/([.Q25]+0.24)-4.341)/0.00676;0);[.$D25]=&quot;w&quot;;ROUNDDOWN((100/([.Q25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25])*60+([.S25]-INT([.S25]))*100" office:value-type="float" office:value="0" calcext:value-type="float">
            <text:p>0</text:p>
          </table:table-cell>
          <table:table-cell table:style-name="ce245" table:formula="of:=COM.MICROSOFT.IFS(ISBLANK([.T25]);0;[.T25]=0;0;[.$D25]=&quot;m&quot;;&quot;1000m Pflicht&quot;;[.$D25]=&quot;w&quot;;ROUNDDOWN((800/[.T25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25])*60+([.V25]-INT([.V25]))*100" office:value-type="float" office:value="0" calcext:value-type="float">
            <text:p>0</text:p>
          </table:table-cell>
          <table:table-cell table:style-name="ce248" table:formula="of:=COM.MICROSOFT.IFS(ISBLANK([.V25]);0;[.V25]=0;0;[.$D25]=&quot;w&quot;;&quot;800m Pflicht&quot;;[.$D25]=&quot;m&quot;;ROUNDDOWN((1000/[.W25]-2.158)/0.006;0))" office:value-type="float" office:value="0" calcext:value-type="float">
            <text:p>0</text:p>
          </table:table-cell>
          <table:table-cell table:style-name="ce249" table:formula="of:=LARGE(([.H25]~[.J25]~[.L25]~[.N25]~[.O25]~[.R25]~[.U25]~[.X25]);1)+LARGE(([.H25]~[.J25]~[.L25]~[.N25]~[.O25]~[.R25]~[.U25]~[.X25]);2)+LARGE(([.H25]~[.J25]~[.L25]~[.N25]~[.O25]~[.R25]~[.U25]~[.X25]);3)" office:value-type="float" office:value="0" calcext:value-type="float">
            <text:p>0</text:p>
          </table:table-cell>
          <table:table-cell table:style-name="ce250" table:formula="of:=IF([.D25]=&quot;m&quot;;(COM.MICROSOFT.IFS([.F25]=[.$AE$8];LOOKUP([.Y25];[.$AF$8:.$AF$10];[.$AH$8:.$AH$10]);[.F25]=[.$AE$11];LOOKUP([.Y25];[.$AF$11:.$AF$13];[.$AH$11:.$AH$13]);[.F25]=[.$AE$14];LOOKUP([.Y25];[.$AF$14:.$AF$16];[.$AH$14:.$AH$16]);[.F25]=[.$AE$17];LOOKUP([.Y25];[.$AF$17:.$AF$19];[.$AH$17:.$AH$19]);[.F25]=[.$AE$20];LOOKUP([.Y25];[.$AF$20:.$AF$22];[.$AH$20:.$AH$22]);[.F25]=[.$AE$23];LOOKUP([.Y25];[.$AF$23:.$AF$25];[.$AH$23:.$AH$25]);[.F25]=[.$AE$26];LOOKUP([.Y25];[.$AF$26:.$AF$28];[.$AH$26:.$AH$28]);[.F25]=[.$AE$29];LOOKUP([.Y25];[.$AF$29:.$AF$31];[.$AH$29:.$AH$31]);[.F25]=[.$AE$32];LOOKUP([.Y25];[.$AF$32:.$AF$34];[.$AH$32:.$AH$34])));0)" office:value-type="float" office:value="0" calcext:value-type="float">
            <text:p>0</text:p>
          </table:table-cell>
          <table:table-cell table:style-name="ce251" table:formula="of:=IF([.D25]=&quot;w&quot;;(COM.MICROSOFT.IFS([.F25]=[.$AE$8];LOOKUP([.Y25];[.$AG$8:.$AG$10];[.$AH$8:.$AH$10]);[.F25]=[.$AE$11];LOOKUP([.Y25];[.$AG$11:.$AG$13];[.$AH$11:.$AH$13]);[.F25]=[.$AE$14];LOOKUP([.Y25];[.$AG$14:.$AG$16];[.$AH$14:.$AH$16]);[.F25]=[.$AE$17];LOOKUP([.Y25];[.$AG$17:.$AG$19];[.$AH$17:.$AH$19]);[.F25]=[.$AE$20];LOOKUP([.Y25];[.$AG$20:.$AG$22];[.$AH$20:.$AH$22]);[.F25]=[.$AE$23];LOOKUP([.Y25];[.$AG$23:.$AG$25];[.$AH$23:.$AH$25]);[.F25]=[.$AE$26];LOOKUP([.Y25];[.$AG$26:.$AG$28];[.$AH$26:.$AH$28]);[.F25]=[.$AE$29];LOOKUP([.Y25];[.$AG$29:.$AG$31];[.$AH$29:.$AH$31]);[.F25]=[.$AE$32];LOOKUP([.Y25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1050" calcext:value-type="float">
            <text:p>1050</text:p>
          </table:table-cell>
          <table:table-cell table:style-name="ce54" office:value-type="float" office:value="1025" calcext:value-type="float">
            <text:p>1025</text:p>
          </table:table-cell>
          <table:table-cell table:style-name="ce56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219" office:value-type="float" office:value="20" calcext:value-type="float">
            <text:p>20</text:p>
          </table:table-cell>
          <table:table-cell table:style-name="ce221" table:number-columns-repeated="2"/>
          <table:table-cell table:style-name="ce223" table:content-validation-name="val2"/>
          <table:table-cell table:style-name="ce225"/>
          <table:table-cell table:style-name="ce227" table:formula="of:=IF(ISBLANK([.E26]);&quot;&quot;;[.$H$1]-[.E26])">
            <text:p/>
          </table:table-cell>
          <table:table-cell table:style-name="ce228"/>
          <table:table-cell table:style-name="ce229" table:formula="of:=COM.MICROSOFT.IFS(ISBLANK([.G26]);0;[.G26]=0;0;[.$D26]=&quot;m&quot;;ROUNDDOWN((SQRT([.G26])-2.8)/0.011;0);[.$D26]=&quot;w&quot;;ROUNDDOWN((SQRT([.G26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26]);0;[.I26]=0;0;[.$D26]=&quot;m&quot;;ROUNDDOWN((SQRT([.I26])-1.936)/0.0124;0);[.$D26]=&quot;w&quot;;ROUNDDOWN((SQRT([.I26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26]);0;[.K26]=0;0;[.$D26]=&quot;m&quot;;ROUNDDOWN((SQRT([.K26])-1.15028)/0.00219;0);[.$D26]=&quot;w&quot;;ROUNDDOWN((SQRT([.K26])-1.0935)/0.00208;0))" office:value-type="float" office:value="0" calcext:value-type="float">
            <text:p>0</text:p>
          </table:table-cell>
          <table:table-cell table:style-name="ce234"/>
          <table:table-cell table:style-name="ce236" table:formula="of:=COM.MICROSOFT.IFS(ISBLANK([.M26]);0;[.M26]=0;0;[.$D26]=&quot;m&quot;;ROUNDDOWN((50/([.M26]+0.24)-3.79)/0.0069;0);[.$D26]=&quot;w&quot;;ROUNDDOWN((50/([.M26]+0.24)-3.648)/0.0066;0))" office:value-type="float" office:value="0" calcext:value-type="float">
            <text:p>0</text:p>
          </table:table-cell>
          <table:table-cell table:style-name="ce237"/>
          <table:table-cell table:style-name="ce239" table:formula="of:=COM.MICROSOFT.IFS(ISBLANK([.O26]);0;[.O26]=0;0;[.$D26]=&quot;m&quot;;ROUNDDOWN((75/([.O26]+0.24)-4.1)/0.00664;0);[.$D26]=&quot;w&quot;;ROUNDDOWN((75/([.O26]+0.24)-3.998)/0.0066;0))" office:value-type="float" office:value="0" calcext:value-type="float">
            <text:p>0</text:p>
          </table:table-cell>
          <table:table-cell table:style-name="ce240"/>
          <table:table-cell table:style-name="ce242" table:formula="of:=COM.MICROSOFT.IFS(ISBLANK([.Q26]);0;[.Q26]=0;0;[.$D26]=&quot;m&quot;;ROUNDDOWN((100/([.Q26]+0.24)-4.341)/0.00676;0);[.$D26]=&quot;w&quot;;ROUNDDOWN((100/([.Q26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26])*60+([.S26]-INT([.S26]))*100" office:value-type="float" office:value="0" calcext:value-type="float">
            <text:p>0</text:p>
          </table:table-cell>
          <table:table-cell table:style-name="ce245" table:formula="of:=COM.MICROSOFT.IFS(ISBLANK([.T26]);0;[.T26]=0;0;[.$D26]=&quot;m&quot;;&quot;1000m Pflicht&quot;;[.$D26]=&quot;w&quot;;ROUNDDOWN((800/[.T26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26])*60+([.V26]-INT([.V26]))*100" office:value-type="float" office:value="0" calcext:value-type="float">
            <text:p>0</text:p>
          </table:table-cell>
          <table:table-cell table:style-name="ce248" table:formula="of:=COM.MICROSOFT.IFS(ISBLANK([.V26]);0;[.V26]=0;0;[.$D26]=&quot;w&quot;;&quot;800m Pflicht&quot;;[.$D26]=&quot;m&quot;;ROUNDDOWN((1000/[.W26]-2.158)/0.006;0))" office:value-type="float" office:value="0" calcext:value-type="float">
            <text:p>0</text:p>
          </table:table-cell>
          <table:table-cell table:style-name="ce249" table:formula="of:=LARGE(([.H26]~[.J26]~[.L26]~[.N26]~[.O26]~[.R26]~[.U26]~[.X26]);1)+LARGE(([.H26]~[.J26]~[.L26]~[.N26]~[.O26]~[.R26]~[.U26]~[.X26]);2)+LARGE(([.H26]~[.J26]~[.L26]~[.N26]~[.O26]~[.R26]~[.U26]~[.X26]);3)" office:value-type="float" office:value="0" calcext:value-type="float">
            <text:p>0</text:p>
          </table:table-cell>
          <table:table-cell table:style-name="ce250" table:formula="of:=IF([.D26]=&quot;m&quot;;(COM.MICROSOFT.IFS([.F26]=[.$AE$8];LOOKUP([.Y26];[.$AF$8:.$AF$10];[.$AH$8:.$AH$10]);[.F26]=[.$AE$11];LOOKUP([.Y26];[.$AF$11:.$AF$13];[.$AH$11:.$AH$13]);[.F26]=[.$AE$14];LOOKUP([.Y26];[.$AF$14:.$AF$16];[.$AH$14:.$AH$16]);[.F26]=[.$AE$17];LOOKUP([.Y26];[.$AF$17:.$AF$19];[.$AH$17:.$AH$19]);[.F26]=[.$AE$20];LOOKUP([.Y26];[.$AF$20:.$AF$22];[.$AH$20:.$AH$22]);[.F26]=[.$AE$23];LOOKUP([.Y26];[.$AF$23:.$AF$25];[.$AH$23:.$AH$25]);[.F26]=[.$AE$26];LOOKUP([.Y26];[.$AF$26:.$AF$28];[.$AH$26:.$AH$28]);[.F26]=[.$AE$29];LOOKUP([.Y26];[.$AF$29:.$AF$31];[.$AH$29:.$AH$31]);[.F26]=[.$AE$32];LOOKUP([.Y26];[.$AF$32:.$AF$34];[.$AH$32:.$AH$34])));0)" office:value-type="float" office:value="0" calcext:value-type="float">
            <text:p>0</text:p>
          </table:table-cell>
          <table:table-cell table:style-name="ce251" table:formula="of:=IF([.D26]=&quot;w&quot;;(COM.MICROSOFT.IFS([.F26]=[.$AE$8];LOOKUP([.Y26];[.$AG$8:.$AG$10];[.$AH$8:.$AH$10]);[.F26]=[.$AE$11];LOOKUP([.Y26];[.$AG$11:.$AG$13];[.$AH$11:.$AH$13]);[.F26]=[.$AE$14];LOOKUP([.Y26];[.$AG$14:.$AG$16];[.$AH$14:.$AH$16]);[.F26]=[.$AE$17];LOOKUP([.Y26];[.$AG$17:.$AG$19];[.$AH$17:.$AH$19]);[.F26]=[.$AE$20];LOOKUP([.Y26];[.$AG$20:.$AG$22];[.$AH$20:.$AH$22]);[.F26]=[.$AE$23];LOOKUP([.Y26];[.$AG$23:.$AG$25];[.$AH$23:.$AH$25]);[.F26]=[.$AE$26];LOOKUP([.Y26];[.$AG$26:.$AG$28];[.$AH$26:.$AH$28]);[.F26]=[.$AE$29];LOOKUP([.Y26];[.$AG$29:.$AG$31];[.$AH$29:.$AH$31]);[.F26]=[.$AE$32];LOOKUP([.Y26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1" office:value-type="float" office:value="14" calcext:value-type="float" table:number-columns-spanned="1" table:number-rows-spanned="3">
            <text:p>14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219" office:value-type="float" office:value="21" calcext:value-type="float">
            <text:p>21</text:p>
          </table:table-cell>
          <table:table-cell table:style-name="ce221" table:number-columns-repeated="2"/>
          <table:table-cell table:style-name="ce223" table:content-validation-name="val2"/>
          <table:table-cell table:style-name="ce225"/>
          <table:table-cell table:style-name="ce227" table:formula="of:=IF(ISBLANK([.E27]);&quot;&quot;;[.$H$1]-[.E27])">
            <text:p/>
          </table:table-cell>
          <table:table-cell table:style-name="ce228"/>
          <table:table-cell table:style-name="ce229" table:formula="of:=COM.MICROSOFT.IFS(ISBLANK([.G27]);0;[.G27]=0;0;[.$D27]=&quot;m&quot;;ROUNDDOWN((SQRT([.G27])-2.8)/0.011;0);[.$D27]=&quot;w&quot;;ROUNDDOWN((SQRT([.G27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27]);0;[.I27]=0;0;[.$D27]=&quot;m&quot;;ROUNDDOWN((SQRT([.I27])-1.936)/0.0124;0);[.$D27]=&quot;w&quot;;ROUNDDOWN((SQRT([.I27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27]);0;[.K27]=0;0;[.$D27]=&quot;m&quot;;ROUNDDOWN((SQRT([.K27])-1.15028)/0.00219;0);[.$D27]=&quot;w&quot;;ROUNDDOWN((SQRT([.K27])-1.0935)/0.00208;0))" office:value-type="float" office:value="0" calcext:value-type="float">
            <text:p>0</text:p>
          </table:table-cell>
          <table:table-cell table:style-name="ce234"/>
          <table:table-cell table:style-name="ce236" table:formula="of:=COM.MICROSOFT.IFS(ISBLANK([.M27]);0;[.M27]=0;0;[.$D27]=&quot;m&quot;;ROUNDDOWN((50/([.M27]+0.24)-3.79)/0.0069;0);[.$D27]=&quot;w&quot;;ROUNDDOWN((50/([.M27]+0.24)-3.648)/0.0066;0))" office:value-type="float" office:value="0" calcext:value-type="float">
            <text:p>0</text:p>
          </table:table-cell>
          <table:table-cell table:style-name="ce237"/>
          <table:table-cell table:style-name="ce239" table:formula="of:=COM.MICROSOFT.IFS(ISBLANK([.O27]);0;[.O27]=0;0;[.$D27]=&quot;m&quot;;ROUNDDOWN((75/([.O27]+0.24)-4.1)/0.00664;0);[.$D27]=&quot;w&quot;;ROUNDDOWN((75/([.O27]+0.24)-3.998)/0.0066;0))" office:value-type="float" office:value="0" calcext:value-type="float">
            <text:p>0</text:p>
          </table:table-cell>
          <table:table-cell table:style-name="ce240"/>
          <table:table-cell table:style-name="ce242" table:formula="of:=COM.MICROSOFT.IFS(ISBLANK([.Q27]);0;[.Q27]=0;0;[.$D27]=&quot;m&quot;;ROUNDDOWN((100/([.Q27]+0.24)-4.341)/0.00676;0);[.$D27]=&quot;w&quot;;ROUNDDOWN((100/([.Q27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27])*60+([.S27]-INT([.S27]))*100" office:value-type="float" office:value="0" calcext:value-type="float">
            <text:p>0</text:p>
          </table:table-cell>
          <table:table-cell table:style-name="ce245" table:formula="of:=COM.MICROSOFT.IFS(ISBLANK([.T27]);0;[.T27]=0;0;[.$D27]=&quot;m&quot;;&quot;1000m Pflicht&quot;;[.$D27]=&quot;w&quot;;ROUNDDOWN((800/[.T27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27])*60+([.V27]-INT([.V27]))*100" office:value-type="float" office:value="0" calcext:value-type="float">
            <text:p>0</text:p>
          </table:table-cell>
          <table:table-cell table:style-name="ce248" table:formula="of:=COM.MICROSOFT.IFS(ISBLANK([.V27]);0;[.V27]=0;0;[.$D27]=&quot;w&quot;;&quot;800m Pflicht&quot;;[.$D27]=&quot;m&quot;;ROUNDDOWN((1000/[.W27]-2.158)/0.006;0))" office:value-type="float" office:value="0" calcext:value-type="float">
            <text:p>0</text:p>
          </table:table-cell>
          <table:table-cell table:style-name="ce249" table:formula="of:=LARGE(([.H27]~[.J27]~[.L27]~[.N27]~[.O27]~[.R27]~[.U27]~[.X27]);1)+LARGE(([.H27]~[.J27]~[.L27]~[.N27]~[.O27]~[.R27]~[.U27]~[.X27]);2)+LARGE(([.H27]~[.J27]~[.L27]~[.N27]~[.O27]~[.R27]~[.U27]~[.X27]);3)" office:value-type="float" office:value="0" calcext:value-type="float">
            <text:p>0</text:p>
          </table:table-cell>
          <table:table-cell table:style-name="ce250" table:formula="of:=IF([.D27]=&quot;m&quot;;(COM.MICROSOFT.IFS([.F27]=[.$AE$8];LOOKUP([.Y27];[.$AF$8:.$AF$10];[.$AH$8:.$AH$10]);[.F27]=[.$AE$11];LOOKUP([.Y27];[.$AF$11:.$AF$13];[.$AH$11:.$AH$13]);[.F27]=[.$AE$14];LOOKUP([.Y27];[.$AF$14:.$AF$16];[.$AH$14:.$AH$16]);[.F27]=[.$AE$17];LOOKUP([.Y27];[.$AF$17:.$AF$19];[.$AH$17:.$AH$19]);[.F27]=[.$AE$20];LOOKUP([.Y27];[.$AF$20:.$AF$22];[.$AH$20:.$AH$22]);[.F27]=[.$AE$23];LOOKUP([.Y27];[.$AF$23:.$AF$25];[.$AH$23:.$AH$25]);[.F27]=[.$AE$26];LOOKUP([.Y27];[.$AF$26:.$AF$28];[.$AH$26:.$AH$28]);[.F27]=[.$AE$29];LOOKUP([.Y27];[.$AF$29:.$AF$31];[.$AH$29:.$AH$31]);[.F27]=[.$AE$32];LOOKUP([.Y27];[.$AF$32:.$AF$34];[.$AH$32:.$AH$34])));0)" office:value-type="float" office:value="0" calcext:value-type="float">
            <text:p>0</text:p>
          </table:table-cell>
          <table:table-cell table:style-name="ce251" table:formula="of:=IF([.D27]=&quot;w&quot;;(COM.MICROSOFT.IFS([.F27]=[.$AE$8];LOOKUP([.Y27];[.$AG$8:.$AG$10];[.$AH$8:.$AH$10]);[.F27]=[.$AE$11];LOOKUP([.Y27];[.$AG$11:.$AG$13];[.$AH$11:.$AH$13]);[.F27]=[.$AE$14];LOOKUP([.Y27];[.$AG$14:.$AG$16];[.$AH$14:.$AH$16]);[.F27]=[.$AE$17];LOOKUP([.Y27];[.$AG$17:.$AG$19];[.$AH$17:.$AH$19]);[.F27]=[.$AE$20];LOOKUP([.Y27];[.$AG$20:.$AG$22];[.$AH$20:.$AH$22]);[.F27]=[.$AE$23];LOOKUP([.Y27];[.$AG$23:.$AG$25];[.$AH$23:.$AH$25]);[.F27]=[.$AE$26];LOOKUP([.Y27];[.$AG$26:.$AG$28];[.$AH$26:.$AH$28]);[.F27]=[.$AE$29];LOOKUP([.Y27];[.$AG$29:.$AG$31];[.$AH$29:.$AH$31]);[.F27]=[.$AE$32];LOOKUP([.Y27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900" calcext:value-type="float">
            <text:p>900</text:p>
          </table:table-cell>
          <table:table-cell table:style-name="ce53" office:value-type="float" office:value="850" calcext:value-type="float">
            <text:p>850</text:p>
          </table:table-cell>
          <table:table-cell table:style-name="ce55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219" office:value-type="float" office:value="22" calcext:value-type="float">
            <text:p>22</text:p>
          </table:table-cell>
          <table:table-cell table:style-name="ce221" table:number-columns-repeated="2"/>
          <table:table-cell table:style-name="ce223" table:content-validation-name="val2"/>
          <table:table-cell table:style-name="ce225"/>
          <table:table-cell table:style-name="ce227" table:formula="of:=IF(ISBLANK([.E28]);&quot;&quot;;[.$H$1]-[.E28])">
            <text:p/>
          </table:table-cell>
          <table:table-cell table:style-name="ce228"/>
          <table:table-cell table:style-name="ce229" table:formula="of:=COM.MICROSOFT.IFS(ISBLANK([.G28]);0;[.G28]=0;0;[.$D28]=&quot;m&quot;;ROUNDDOWN((SQRT([.G28])-2.8)/0.011;0);[.$D28]=&quot;w&quot;;ROUNDDOWN((SQRT([.G28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28]);0;[.I28]=0;0;[.$D28]=&quot;m&quot;;ROUNDDOWN((SQRT([.I28])-1.936)/0.0124;0);[.$D28]=&quot;w&quot;;ROUNDDOWN((SQRT([.I28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28]);0;[.K28]=0;0;[.$D28]=&quot;m&quot;;ROUNDDOWN((SQRT([.K28])-1.15028)/0.00219;0);[.$D28]=&quot;w&quot;;ROUNDDOWN((SQRT([.K28])-1.0935)/0.00208;0))" office:value-type="float" office:value="0" calcext:value-type="float">
            <text:p>0</text:p>
          </table:table-cell>
          <table:table-cell table:style-name="ce234"/>
          <table:table-cell table:style-name="ce236" table:formula="of:=COM.MICROSOFT.IFS(ISBLANK([.M28]);0;[.M28]=0;0;[.$D28]=&quot;m&quot;;ROUNDDOWN((50/([.M28]+0.24)-3.79)/0.0069;0);[.$D28]=&quot;w&quot;;ROUNDDOWN((50/([.M28]+0.24)-3.648)/0.0066;0))" office:value-type="float" office:value="0" calcext:value-type="float">
            <text:p>0</text:p>
          </table:table-cell>
          <table:table-cell table:style-name="ce237"/>
          <table:table-cell table:style-name="ce239" table:formula="of:=COM.MICROSOFT.IFS(ISBLANK([.O28]);0;[.O28]=0;0;[.$D28]=&quot;m&quot;;ROUNDDOWN((75/([.O28]+0.24)-4.1)/0.00664;0);[.$D28]=&quot;w&quot;;ROUNDDOWN((75/([.O28]+0.24)-3.998)/0.0066;0))" office:value-type="float" office:value="0" calcext:value-type="float">
            <text:p>0</text:p>
          </table:table-cell>
          <table:table-cell table:style-name="ce240"/>
          <table:table-cell table:style-name="ce242" table:formula="of:=COM.MICROSOFT.IFS(ISBLANK([.Q28]);0;[.Q28]=0;0;[.$D28]=&quot;m&quot;;ROUNDDOWN((100/([.Q28]+0.24)-4.341)/0.00676;0);[.$D28]=&quot;w&quot;;ROUNDDOWN((100/([.Q28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28])*60+([.S28]-INT([.S28]))*100" office:value-type="float" office:value="0" calcext:value-type="float">
            <text:p>0</text:p>
          </table:table-cell>
          <table:table-cell table:style-name="ce245" table:formula="of:=COM.MICROSOFT.IFS(ISBLANK([.T28]);0;[.T28]=0;0;[.$D28]=&quot;m&quot;;&quot;1000m Pflicht&quot;;[.$D28]=&quot;w&quot;;ROUNDDOWN((800/[.T28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28])*60+([.V28]-INT([.V28]))*100" office:value-type="float" office:value="0" calcext:value-type="float">
            <text:p>0</text:p>
          </table:table-cell>
          <table:table-cell table:style-name="ce248" table:formula="of:=COM.MICROSOFT.IFS(ISBLANK([.V28]);0;[.V28]=0;0;[.$D28]=&quot;w&quot;;&quot;800m Pflicht&quot;;[.$D28]=&quot;m&quot;;ROUNDDOWN((1000/[.W28]-2.158)/0.006;0))" office:value-type="float" office:value="0" calcext:value-type="float">
            <text:p>0</text:p>
          </table:table-cell>
          <table:table-cell table:style-name="ce249" table:formula="of:=LARGE(([.H28]~[.J28]~[.L28]~[.N28]~[.O28]~[.R28]~[.U28]~[.X28]);1)+LARGE(([.H28]~[.J28]~[.L28]~[.N28]~[.O28]~[.R28]~[.U28]~[.X28]);2)+LARGE(([.H28]~[.J28]~[.L28]~[.N28]~[.O28]~[.R28]~[.U28]~[.X28]);3)" office:value-type="float" office:value="0" calcext:value-type="float">
            <text:p>0</text:p>
          </table:table-cell>
          <table:table-cell table:style-name="ce250" table:formula="of:=IF([.D28]=&quot;m&quot;;(COM.MICROSOFT.IFS([.F28]=[.$AE$8];LOOKUP([.Y28];[.$AF$8:.$AF$10];[.$AH$8:.$AH$10]);[.F28]=[.$AE$11];LOOKUP([.Y28];[.$AF$11:.$AF$13];[.$AH$11:.$AH$13]);[.F28]=[.$AE$14];LOOKUP([.Y28];[.$AF$14:.$AF$16];[.$AH$14:.$AH$16]);[.F28]=[.$AE$17];LOOKUP([.Y28];[.$AF$17:.$AF$19];[.$AH$17:.$AH$19]);[.F28]=[.$AE$20];LOOKUP([.Y28];[.$AF$20:.$AF$22];[.$AH$20:.$AH$22]);[.F28]=[.$AE$23];LOOKUP([.Y28];[.$AF$23:.$AF$25];[.$AH$23:.$AH$25]);[.F28]=[.$AE$26];LOOKUP([.Y28];[.$AF$26:.$AF$28];[.$AH$26:.$AH$28]);[.F28]=[.$AE$29];LOOKUP([.Y28];[.$AF$29:.$AF$31];[.$AH$29:.$AH$31]);[.F28]=[.$AE$32];LOOKUP([.Y28];[.$AF$32:.$AF$34];[.$AH$32:.$AH$34])));0)" office:value-type="float" office:value="0" calcext:value-type="float">
            <text:p>0</text:p>
          </table:table-cell>
          <table:table-cell table:style-name="ce251" table:formula="of:=IF([.D28]=&quot;w&quot;;(COM.MICROSOFT.IFS([.F28]=[.$AE$8];LOOKUP([.Y28];[.$AG$8:.$AG$10];[.$AH$8:.$AH$10]);[.F28]=[.$AE$11];LOOKUP([.Y28];[.$AG$11:.$AG$13];[.$AH$11:.$AH$13]);[.F28]=[.$AE$14];LOOKUP([.Y28];[.$AG$14:.$AG$16];[.$AH$14:.$AH$16]);[.F28]=[.$AE$17];LOOKUP([.Y28];[.$AG$17:.$AG$19];[.$AH$17:.$AH$19]);[.F28]=[.$AE$20];LOOKUP([.Y28];[.$AG$20:.$AG$22];[.$AH$20:.$AH$22]);[.F28]=[.$AE$23];LOOKUP([.Y28];[.$AG$23:.$AG$25];[.$AH$23:.$AH$25]);[.F28]=[.$AE$26];LOOKUP([.Y28];[.$AG$26:.$AG$28];[.$AH$26:.$AH$28]);[.F28]=[.$AE$29];LOOKUP([.Y28];[.$AG$29:.$AG$31];[.$AH$29:.$AH$31]);[.F28]=[.$AE$32];LOOKUP([.Y28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1125" calcext:value-type="float">
            <text:p>1125</text:p>
          </table:table-cell>
          <table:table-cell table:style-name="ce53" office:value-type="float" office:value="1050" calcext:value-type="float">
            <text:p>1050</text:p>
          </table:table-cell>
          <table:table-cell table:style-name="ce55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219" office:value-type="float" office:value="23" calcext:value-type="float">
            <text:p>23</text:p>
          </table:table-cell>
          <table:table-cell table:style-name="ce221" table:number-columns-repeated="2"/>
          <table:table-cell table:style-name="ce223" table:content-validation-name="val2"/>
          <table:table-cell table:style-name="ce225"/>
          <table:table-cell table:style-name="ce227" table:formula="of:=IF(ISBLANK([.E29]);&quot;&quot;;[.$H$1]-[.E29])">
            <text:p/>
          </table:table-cell>
          <table:table-cell table:style-name="ce228"/>
          <table:table-cell table:style-name="ce229" table:formula="of:=COM.MICROSOFT.IFS(ISBLANK([.G29]);0;[.G29]=0;0;[.$D29]=&quot;m&quot;;ROUNDDOWN((SQRT([.G29])-2.8)/0.011;0);[.$D29]=&quot;w&quot;;ROUNDDOWN((SQRT([.G29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29]);0;[.I29]=0;0;[.$D29]=&quot;m&quot;;ROUNDDOWN((SQRT([.I29])-1.936)/0.0124;0);[.$D29]=&quot;w&quot;;ROUNDDOWN((SQRT([.I29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29]);0;[.K29]=0;0;[.$D29]=&quot;m&quot;;ROUNDDOWN((SQRT([.K29])-1.15028)/0.00219;0);[.$D29]=&quot;w&quot;;ROUNDDOWN((SQRT([.K29])-1.0935)/0.00208;0))" office:value-type="float" office:value="0" calcext:value-type="float">
            <text:p>0</text:p>
          </table:table-cell>
          <table:table-cell table:style-name="ce234"/>
          <table:table-cell table:style-name="ce236" table:formula="of:=COM.MICROSOFT.IFS(ISBLANK([.M29]);0;[.M29]=0;0;[.$D29]=&quot;m&quot;;ROUNDDOWN((50/([.M29]+0.24)-3.79)/0.0069;0);[.$D29]=&quot;w&quot;;ROUNDDOWN((50/([.M29]+0.24)-3.648)/0.0066;0))" office:value-type="float" office:value="0" calcext:value-type="float">
            <text:p>0</text:p>
          </table:table-cell>
          <table:table-cell table:style-name="ce237"/>
          <table:table-cell table:style-name="ce239" table:formula="of:=COM.MICROSOFT.IFS(ISBLANK([.O29]);0;[.O29]=0;0;[.$D29]=&quot;m&quot;;ROUNDDOWN((75/([.O29]+0.24)-4.1)/0.00664;0);[.$D29]=&quot;w&quot;;ROUNDDOWN((75/([.O29]+0.24)-3.998)/0.0066;0))" office:value-type="float" office:value="0" calcext:value-type="float">
            <text:p>0</text:p>
          </table:table-cell>
          <table:table-cell table:style-name="ce240"/>
          <table:table-cell table:style-name="ce242" table:formula="of:=COM.MICROSOFT.IFS(ISBLANK([.Q29]);0;[.Q29]=0;0;[.$D29]=&quot;m&quot;;ROUNDDOWN((100/([.Q29]+0.24)-4.341)/0.00676;0);[.$D29]=&quot;w&quot;;ROUNDDOWN((100/([.Q29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29])*60+([.S29]-INT([.S29]))*100" office:value-type="float" office:value="0" calcext:value-type="float">
            <text:p>0</text:p>
          </table:table-cell>
          <table:table-cell table:style-name="ce245" table:formula="of:=COM.MICROSOFT.IFS(ISBLANK([.T29]);0;[.T29]=0;0;[.$D29]=&quot;m&quot;;&quot;1000m Pflicht&quot;;[.$D29]=&quot;w&quot;;ROUNDDOWN((800/[.T29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29])*60+([.V29]-INT([.V29]))*100" office:value-type="float" office:value="0" calcext:value-type="float">
            <text:p>0</text:p>
          </table:table-cell>
          <table:table-cell table:style-name="ce248" table:formula="of:=COM.MICROSOFT.IFS(ISBLANK([.V29]);0;[.V29]=0;0;[.$D29]=&quot;w&quot;;&quot;800m Pflicht&quot;;[.$D29]=&quot;m&quot;;ROUNDDOWN((1000/[.W29]-2.158)/0.006;0))" office:value-type="float" office:value="0" calcext:value-type="float">
            <text:p>0</text:p>
          </table:table-cell>
          <table:table-cell table:style-name="ce249" table:formula="of:=LARGE(([.H29]~[.J29]~[.L29]~[.N29]~[.O29]~[.R29]~[.U29]~[.X29]);1)+LARGE(([.H29]~[.J29]~[.L29]~[.N29]~[.O29]~[.R29]~[.U29]~[.X29]);2)+LARGE(([.H29]~[.J29]~[.L29]~[.N29]~[.O29]~[.R29]~[.U29]~[.X29]);3)" office:value-type="float" office:value="0" calcext:value-type="float">
            <text:p>0</text:p>
          </table:table-cell>
          <table:table-cell table:style-name="ce250" table:formula="of:=IF([.D29]=&quot;m&quot;;(COM.MICROSOFT.IFS([.F29]=[.$AE$8];LOOKUP([.Y29];[.$AF$8:.$AF$10];[.$AH$8:.$AH$10]);[.F29]=[.$AE$11];LOOKUP([.Y29];[.$AF$11:.$AF$13];[.$AH$11:.$AH$13]);[.F29]=[.$AE$14];LOOKUP([.Y29];[.$AF$14:.$AF$16];[.$AH$14:.$AH$16]);[.F29]=[.$AE$17];LOOKUP([.Y29];[.$AF$17:.$AF$19];[.$AH$17:.$AH$19]);[.F29]=[.$AE$20];LOOKUP([.Y29];[.$AF$20:.$AF$22];[.$AH$20:.$AH$22]);[.F29]=[.$AE$23];LOOKUP([.Y29];[.$AF$23:.$AF$25];[.$AH$23:.$AH$25]);[.F29]=[.$AE$26];LOOKUP([.Y29];[.$AF$26:.$AF$28];[.$AH$26:.$AH$28]);[.F29]=[.$AE$29];LOOKUP([.Y29];[.$AF$29:.$AF$31];[.$AH$29:.$AH$31]);[.F29]=[.$AE$32];LOOKUP([.Y29];[.$AF$32:.$AF$34];[.$AH$32:.$AH$34])));0)" office:value-type="float" office:value="0" calcext:value-type="float">
            <text:p>0</text:p>
          </table:table-cell>
          <table:table-cell table:style-name="ce251" table:formula="of:=IF([.D29]=&quot;w&quot;;(COM.MICROSOFT.IFS([.F29]=[.$AE$8];LOOKUP([.Y29];[.$AG$8:.$AG$10];[.$AH$8:.$AH$10]);[.F29]=[.$AE$11];LOOKUP([.Y29];[.$AG$11:.$AG$13];[.$AH$11:.$AH$13]);[.F29]=[.$AE$14];LOOKUP([.Y29];[.$AG$14:.$AG$16];[.$AH$14:.$AH$16]);[.F29]=[.$AE$17];LOOKUP([.Y29];[.$AG$17:.$AG$19];[.$AH$17:.$AH$19]);[.F29]=[.$AE$20];LOOKUP([.Y29];[.$AG$20:.$AG$22];[.$AH$20:.$AH$22]);[.F29]=[.$AE$23];LOOKUP([.Y29];[.$AG$23:.$AG$25];[.$AH$23:.$AH$25]);[.F29]=[.$AE$26];LOOKUP([.Y29];[.$AG$26:.$AG$28];[.$AH$26:.$AH$28]);[.F29]=[.$AE$29];LOOKUP([.Y29];[.$AG$29:.$AG$31];[.$AH$29:.$AH$31]);[.F29]=[.$AE$32];LOOKUP([.Y29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2" office:value-type="float" office:value="15" calcext:value-type="float" table:number-columns-spanned="1" table:number-rows-spanned="3">
            <text:p>15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219" office:value-type="float" office:value="24" calcext:value-type="float">
            <text:p>24</text:p>
          </table:table-cell>
          <table:table-cell table:style-name="ce221" table:number-columns-repeated="2"/>
          <table:table-cell table:style-name="ce223" table:content-validation-name="val2"/>
          <table:table-cell table:style-name="ce225"/>
          <table:table-cell table:style-name="ce227" table:formula="of:=IF(ISBLANK([.E30]);&quot;&quot;;[.$H$1]-[.E30])">
            <text:p/>
          </table:table-cell>
          <table:table-cell table:style-name="ce228"/>
          <table:table-cell table:style-name="ce229" table:formula="of:=COM.MICROSOFT.IFS(ISBLANK([.G30]);0;[.G30]=0;0;[.$D30]=&quot;m&quot;;ROUNDDOWN((SQRT([.G30])-2.8)/0.011;0);[.$D30]=&quot;w&quot;;ROUNDDOWN((SQRT([.G30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30]);0;[.I30]=0;0;[.$D30]=&quot;m&quot;;ROUNDDOWN((SQRT([.I30])-1.936)/0.0124;0);[.$D30]=&quot;w&quot;;ROUNDDOWN((SQRT([.I30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30]);0;[.K30]=0;0;[.$D30]=&quot;m&quot;;ROUNDDOWN((SQRT([.K30])-1.15028)/0.00219;0);[.$D30]=&quot;w&quot;;ROUNDDOWN((SQRT([.K30])-1.0935)/0.00208;0))" office:value-type="float" office:value="0" calcext:value-type="float">
            <text:p>0</text:p>
          </table:table-cell>
          <table:table-cell table:style-name="ce234"/>
          <table:table-cell table:style-name="ce236" table:formula="of:=COM.MICROSOFT.IFS(ISBLANK([.M30]);0;[.M30]=0;0;[.$D30]=&quot;m&quot;;ROUNDDOWN((50/([.M30]+0.24)-3.79)/0.0069;0);[.$D30]=&quot;w&quot;;ROUNDDOWN((50/([.M30]+0.24)-3.648)/0.0066;0))" office:value-type="float" office:value="0" calcext:value-type="float">
            <text:p>0</text:p>
          </table:table-cell>
          <table:table-cell table:style-name="ce237"/>
          <table:table-cell table:style-name="ce239" table:formula="of:=COM.MICROSOFT.IFS(ISBLANK([.O30]);0;[.O30]=0;0;[.$D30]=&quot;m&quot;;ROUNDDOWN((75/([.O30]+0.24)-4.1)/0.00664;0);[.$D30]=&quot;w&quot;;ROUNDDOWN((75/([.O30]+0.24)-3.998)/0.0066;0))" office:value-type="float" office:value="0" calcext:value-type="float">
            <text:p>0</text:p>
          </table:table-cell>
          <table:table-cell table:style-name="ce240"/>
          <table:table-cell table:style-name="ce242" table:formula="of:=COM.MICROSOFT.IFS(ISBLANK([.Q30]);0;[.Q30]=0;0;[.$D30]=&quot;m&quot;;ROUNDDOWN((100/([.Q30]+0.24)-4.341)/0.00676;0);[.$D30]=&quot;w&quot;;ROUNDDOWN((100/([.Q30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30])*60+([.S30]-INT([.S30]))*100" office:value-type="float" office:value="0" calcext:value-type="float">
            <text:p>0</text:p>
          </table:table-cell>
          <table:table-cell table:style-name="ce245" table:formula="of:=COM.MICROSOFT.IFS(ISBLANK([.T30]);0;[.T30]=0;0;[.$D30]=&quot;m&quot;;&quot;1000m Pflicht&quot;;[.$D30]=&quot;w&quot;;ROUNDDOWN((800/[.T30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30])*60+([.V30]-INT([.V30]))*100" office:value-type="float" office:value="0" calcext:value-type="float">
            <text:p>0</text:p>
          </table:table-cell>
          <table:table-cell table:style-name="ce248" table:formula="of:=COM.MICROSOFT.IFS(ISBLANK([.V30]);0;[.V30]=0;0;[.$D30]=&quot;w&quot;;&quot;800m Pflicht&quot;;[.$D30]=&quot;m&quot;;ROUNDDOWN((1000/[.W30]-2.158)/0.006;0))" office:value-type="float" office:value="0" calcext:value-type="float">
            <text:p>0</text:p>
          </table:table-cell>
          <table:table-cell table:style-name="ce249" table:formula="of:=LARGE(([.H30]~[.J30]~[.L30]~[.N30]~[.O30]~[.R30]~[.U30]~[.X30]);1)+LARGE(([.H30]~[.J30]~[.L30]~[.N30]~[.O30]~[.R30]~[.U30]~[.X30]);2)+LARGE(([.H30]~[.J30]~[.L30]~[.N30]~[.O30]~[.R30]~[.U30]~[.X30]);3)" office:value-type="float" office:value="0" calcext:value-type="float">
            <text:p>0</text:p>
          </table:table-cell>
          <table:table-cell table:style-name="ce250" table:formula="of:=IF([.D30]=&quot;m&quot;;(COM.MICROSOFT.IFS([.F30]=[.$AE$8];LOOKUP([.Y30];[.$AF$8:.$AF$10];[.$AH$8:.$AH$10]);[.F30]=[.$AE$11];LOOKUP([.Y30];[.$AF$11:.$AF$13];[.$AH$11:.$AH$13]);[.F30]=[.$AE$14];LOOKUP([.Y30];[.$AF$14:.$AF$16];[.$AH$14:.$AH$16]);[.F30]=[.$AE$17];LOOKUP([.Y30];[.$AF$17:.$AF$19];[.$AH$17:.$AH$19]);[.F30]=[.$AE$20];LOOKUP([.Y30];[.$AF$20:.$AF$22];[.$AH$20:.$AH$22]);[.F30]=[.$AE$23];LOOKUP([.Y30];[.$AF$23:.$AF$25];[.$AH$23:.$AH$25]);[.F30]=[.$AE$26];LOOKUP([.Y30];[.$AF$26:.$AF$28];[.$AH$26:.$AH$28]);[.F30]=[.$AE$29];LOOKUP([.Y30];[.$AF$29:.$AF$31];[.$AH$29:.$AH$31]);[.F30]=[.$AE$32];LOOKUP([.Y30];[.$AF$32:.$AF$34];[.$AH$32:.$AH$34])));0)" office:value-type="float" office:value="0" calcext:value-type="float">
            <text:p>0</text:p>
          </table:table-cell>
          <table:table-cell table:style-name="ce251" table:formula="of:=IF([.D30]=&quot;w&quot;;(COM.MICROSOFT.IFS([.F30]=[.$AE$8];LOOKUP([.Y30];[.$AG$8:.$AG$10];[.$AH$8:.$AH$10]);[.F30]=[.$AE$11];LOOKUP([.Y30];[.$AG$11:.$AG$13];[.$AH$11:.$AH$13]);[.F30]=[.$AE$14];LOOKUP([.Y30];[.$AG$14:.$AG$16];[.$AH$14:.$AH$16]);[.F30]=[.$AE$17];LOOKUP([.Y30];[.$AG$17:.$AG$19];[.$AH$17:.$AH$19]);[.F30]=[.$AE$20];LOOKUP([.Y30];[.$AG$20:.$AG$22];[.$AH$20:.$AH$22]);[.F30]=[.$AE$23];LOOKUP([.Y30];[.$AG$23:.$AG$25];[.$AH$23:.$AH$25]);[.F30]=[.$AE$26];LOOKUP([.Y30];[.$AG$26:.$AG$28];[.$AH$26:.$AH$28]);[.F30]=[.$AE$29];LOOKUP([.Y30];[.$AG$29:.$AG$31];[.$AH$29:.$AH$31]);[.F30]=[.$AE$32];LOOKUP([.Y30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975" calcext:value-type="float">
            <text:p>975</text:p>
          </table:table-cell>
          <table:table-cell table:style-name="ce54" office:value-type="float" office:value="875" calcext:value-type="float">
            <text:p>875</text:p>
          </table:table-cell>
          <table:table-cell table:style-name="ce56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219" office:value-type="float" office:value="25" calcext:value-type="float">
            <text:p>25</text:p>
          </table:table-cell>
          <table:table-cell table:style-name="ce221" table:number-columns-repeated="2"/>
          <table:table-cell table:style-name="ce223" table:content-validation-name="val2"/>
          <table:table-cell table:style-name="ce225"/>
          <table:table-cell table:style-name="ce227" table:formula="of:=IF(ISBLANK([.E31]);&quot;&quot;;[.$H$1]-[.E31])">
            <text:p/>
          </table:table-cell>
          <table:table-cell table:style-name="ce228"/>
          <table:table-cell table:style-name="ce229" table:formula="of:=COM.MICROSOFT.IFS(ISBLANK([.G31]);0;[.G31]=0;0;[.$D31]=&quot;m&quot;;ROUNDDOWN((SQRT([.G31])-2.8)/0.011;0);[.$D31]=&quot;w&quot;;ROUNDDOWN((SQRT([.G31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31]);0;[.I31]=0;0;[.$D31]=&quot;m&quot;;ROUNDDOWN((SQRT([.I31])-1.936)/0.0124;0);[.$D31]=&quot;w&quot;;ROUNDDOWN((SQRT([.I31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31]);0;[.K31]=0;0;[.$D31]=&quot;m&quot;;ROUNDDOWN((SQRT([.K31])-1.15028)/0.00219;0);[.$D31]=&quot;w&quot;;ROUNDDOWN((SQRT([.K31])-1.0935)/0.00208;0))" office:value-type="float" office:value="0" calcext:value-type="float">
            <text:p>0</text:p>
          </table:table-cell>
          <table:table-cell table:style-name="ce234"/>
          <table:table-cell table:style-name="ce236" table:formula="of:=COM.MICROSOFT.IFS(ISBLANK([.M31]);0;[.M31]=0;0;[.$D31]=&quot;m&quot;;ROUNDDOWN((50/([.M31]+0.24)-3.79)/0.0069;0);[.$D31]=&quot;w&quot;;ROUNDDOWN((50/([.M31]+0.24)-3.648)/0.0066;0))" office:value-type="float" office:value="0" calcext:value-type="float">
            <text:p>0</text:p>
          </table:table-cell>
          <table:table-cell table:style-name="ce237"/>
          <table:table-cell table:style-name="ce239" table:formula="of:=COM.MICROSOFT.IFS(ISBLANK([.O31]);0;[.O31]=0;0;[.$D31]=&quot;m&quot;;ROUNDDOWN((75/([.O31]+0.24)-4.1)/0.00664;0);[.$D31]=&quot;w&quot;;ROUNDDOWN((75/([.O31]+0.24)-3.998)/0.0066;0))" office:value-type="float" office:value="0" calcext:value-type="float">
            <text:p>0</text:p>
          </table:table-cell>
          <table:table-cell table:style-name="ce240"/>
          <table:table-cell table:style-name="ce242" table:formula="of:=COM.MICROSOFT.IFS(ISBLANK([.Q31]);0;[.Q31]=0;0;[.$D31]=&quot;m&quot;;ROUNDDOWN((100/([.Q31]+0.24)-4.341)/0.00676;0);[.$D31]=&quot;w&quot;;ROUNDDOWN((100/([.Q31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31])*60+([.S31]-INT([.S31]))*100" office:value-type="float" office:value="0" calcext:value-type="float">
            <text:p>0</text:p>
          </table:table-cell>
          <table:table-cell table:style-name="ce245" table:formula="of:=COM.MICROSOFT.IFS(ISBLANK([.T31]);0;[.T31]=0;0;[.$D31]=&quot;m&quot;;&quot;1000m Pflicht&quot;;[.$D31]=&quot;w&quot;;ROUNDDOWN((800/[.T31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31])*60+([.V31]-INT([.V31]))*100" office:value-type="float" office:value="0" calcext:value-type="float">
            <text:p>0</text:p>
          </table:table-cell>
          <table:table-cell table:style-name="ce248" table:formula="of:=COM.MICROSOFT.IFS(ISBLANK([.V31]);0;[.V31]=0;0;[.$D31]=&quot;w&quot;;&quot;800m Pflicht&quot;;[.$D31]=&quot;m&quot;;ROUNDDOWN((1000/[.W31]-2.158)/0.006;0))" office:value-type="float" office:value="0" calcext:value-type="float">
            <text:p>0</text:p>
          </table:table-cell>
          <table:table-cell table:style-name="ce249" table:formula="of:=LARGE(([.H31]~[.J31]~[.L31]~[.N31]~[.O31]~[.R31]~[.U31]~[.X31]);1)+LARGE(([.H31]~[.J31]~[.L31]~[.N31]~[.O31]~[.R31]~[.U31]~[.X31]);2)+LARGE(([.H31]~[.J31]~[.L31]~[.N31]~[.O31]~[.R31]~[.U31]~[.X31]);3)" office:value-type="float" office:value="0" calcext:value-type="float">
            <text:p>0</text:p>
          </table:table-cell>
          <table:table-cell table:style-name="ce250" table:formula="of:=IF([.D31]=&quot;m&quot;;(COM.MICROSOFT.IFS([.F31]=[.$AE$8];LOOKUP([.Y31];[.$AF$8:.$AF$10];[.$AH$8:.$AH$10]);[.F31]=[.$AE$11];LOOKUP([.Y31];[.$AF$11:.$AF$13];[.$AH$11:.$AH$13]);[.F31]=[.$AE$14];LOOKUP([.Y31];[.$AF$14:.$AF$16];[.$AH$14:.$AH$16]);[.F31]=[.$AE$17];LOOKUP([.Y31];[.$AF$17:.$AF$19];[.$AH$17:.$AH$19]);[.F31]=[.$AE$20];LOOKUP([.Y31];[.$AF$20:.$AF$22];[.$AH$20:.$AH$22]);[.F31]=[.$AE$23];LOOKUP([.Y31];[.$AF$23:.$AF$25];[.$AH$23:.$AH$25]);[.F31]=[.$AE$26];LOOKUP([.Y31];[.$AF$26:.$AF$28];[.$AH$26:.$AH$28]);[.F31]=[.$AE$29];LOOKUP([.Y31];[.$AF$29:.$AF$31];[.$AH$29:.$AH$31]);[.F31]=[.$AE$32];LOOKUP([.Y31];[.$AF$32:.$AF$34];[.$AH$32:.$AH$34])));0)" office:value-type="float" office:value="0" calcext:value-type="float">
            <text:p>0</text:p>
          </table:table-cell>
          <table:table-cell table:style-name="ce251" table:formula="of:=IF([.D31]=&quot;w&quot;;(COM.MICROSOFT.IFS([.F31]=[.$AE$8];LOOKUP([.Y31];[.$AG$8:.$AG$10];[.$AH$8:.$AH$10]);[.F31]=[.$AE$11];LOOKUP([.Y31];[.$AG$11:.$AG$13];[.$AH$11:.$AH$13]);[.F31]=[.$AE$14];LOOKUP([.Y31];[.$AG$14:.$AG$16];[.$AH$14:.$AH$16]);[.F31]=[.$AE$17];LOOKUP([.Y31];[.$AG$17:.$AG$19];[.$AH$17:.$AH$19]);[.F31]=[.$AE$20];LOOKUP([.Y31];[.$AG$20:.$AG$22];[.$AH$20:.$AH$22]);[.F31]=[.$AE$23];LOOKUP([.Y31];[.$AG$23:.$AG$25];[.$AH$23:.$AH$25]);[.F31]=[.$AE$26];LOOKUP([.Y31];[.$AG$26:.$AG$28];[.$AH$26:.$AH$28]);[.F31]=[.$AE$29];LOOKUP([.Y31];[.$AG$29:.$AG$31];[.$AH$29:.$AH$31]);[.F31]=[.$AE$32];LOOKUP([.Y31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1225" calcext:value-type="float">
            <text:p>1225</text:p>
          </table:table-cell>
          <table:table-cell table:style-name="ce54" office:value-type="float" office:value="1075" calcext:value-type="float">
            <text:p>1075</text:p>
          </table:table-cell>
          <table:table-cell table:style-name="ce56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219" office:value-type="float" office:value="26" calcext:value-type="float">
            <text:p>26</text:p>
          </table:table-cell>
          <table:table-cell table:style-name="ce221" table:number-columns-repeated="2"/>
          <table:table-cell table:style-name="ce223" table:content-validation-name="val2"/>
          <table:table-cell table:style-name="ce225"/>
          <table:table-cell table:style-name="ce227" table:formula="of:=IF(ISBLANK([.E32]);&quot;&quot;;[.$H$1]-[.E32])">
            <text:p/>
          </table:table-cell>
          <table:table-cell table:style-name="ce228"/>
          <table:table-cell table:style-name="ce229" table:formula="of:=COM.MICROSOFT.IFS(ISBLANK([.G32]);0;[.G32]=0;0;[.$D32]=&quot;m&quot;;ROUNDDOWN((SQRT([.G32])-2.8)/0.011;0);[.$D32]=&quot;w&quot;;ROUNDDOWN((SQRT([.G32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32]);0;[.I32]=0;0;[.$D32]=&quot;m&quot;;ROUNDDOWN((SQRT([.I32])-1.936)/0.0124;0);[.$D32]=&quot;w&quot;;ROUNDDOWN((SQRT([.I32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32]);0;[.K32]=0;0;[.$D32]=&quot;m&quot;;ROUNDDOWN((SQRT([.K32])-1.15028)/0.00219;0);[.$D32]=&quot;w&quot;;ROUNDDOWN((SQRT([.K32])-1.0935)/0.00208;0))" office:value-type="float" office:value="0" calcext:value-type="float">
            <text:p>0</text:p>
          </table:table-cell>
          <table:table-cell table:style-name="ce234"/>
          <table:table-cell table:style-name="ce236" table:formula="of:=COM.MICROSOFT.IFS(ISBLANK([.M32]);0;[.M32]=0;0;[.$D32]=&quot;m&quot;;ROUNDDOWN((50/([.M32]+0.24)-3.79)/0.0069;0);[.$D32]=&quot;w&quot;;ROUNDDOWN((50/([.M32]+0.24)-3.648)/0.0066;0))" office:value-type="float" office:value="0" calcext:value-type="float">
            <text:p>0</text:p>
          </table:table-cell>
          <table:table-cell table:style-name="ce237"/>
          <table:table-cell table:style-name="ce239" table:formula="of:=COM.MICROSOFT.IFS(ISBLANK([.O32]);0;[.O32]=0;0;[.$D32]=&quot;m&quot;;ROUNDDOWN((75/([.O32]+0.24)-4.1)/0.00664;0);[.$D32]=&quot;w&quot;;ROUNDDOWN((75/([.O32]+0.24)-3.998)/0.0066;0))" office:value-type="float" office:value="0" calcext:value-type="float">
            <text:p>0</text:p>
          </table:table-cell>
          <table:table-cell table:style-name="ce240"/>
          <table:table-cell table:style-name="ce242" table:formula="of:=COM.MICROSOFT.IFS(ISBLANK([.Q32]);0;[.Q32]=0;0;[.$D32]=&quot;m&quot;;ROUNDDOWN((100/([.Q32]+0.24)-4.341)/0.00676;0);[.$D32]=&quot;w&quot;;ROUNDDOWN((100/([.Q32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32])*60+([.S32]-INT([.S32]))*100" office:value-type="float" office:value="0" calcext:value-type="float">
            <text:p>0</text:p>
          </table:table-cell>
          <table:table-cell table:style-name="ce245" table:formula="of:=COM.MICROSOFT.IFS(ISBLANK([.T32]);0;[.T32]=0;0;[.$D32]=&quot;m&quot;;&quot;1000m Pflicht&quot;;[.$D32]=&quot;w&quot;;ROUNDDOWN((800/[.T32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32])*60+([.V32]-INT([.V32]))*100" office:value-type="float" office:value="0" calcext:value-type="float">
            <text:p>0</text:p>
          </table:table-cell>
          <table:table-cell table:style-name="ce248" table:formula="of:=COM.MICROSOFT.IFS(ISBLANK([.V32]);0;[.V32]=0;0;[.$D32]=&quot;w&quot;;&quot;800m Pflicht&quot;;[.$D32]=&quot;m&quot;;ROUNDDOWN((1000/[.W32]-2.158)/0.006;0))" office:value-type="float" office:value="0" calcext:value-type="float">
            <text:p>0</text:p>
          </table:table-cell>
          <table:table-cell table:style-name="ce249" table:formula="of:=LARGE(([.H32]~[.J32]~[.L32]~[.N32]~[.O32]~[.R32]~[.U32]~[.X32]);1)+LARGE(([.H32]~[.J32]~[.L32]~[.N32]~[.O32]~[.R32]~[.U32]~[.X32]);2)+LARGE(([.H32]~[.J32]~[.L32]~[.N32]~[.O32]~[.R32]~[.U32]~[.X32]);3)" office:value-type="float" office:value="0" calcext:value-type="float">
            <text:p>0</text:p>
          </table:table-cell>
          <table:table-cell table:style-name="ce250" table:formula="of:=IF([.D32]=&quot;m&quot;;(COM.MICROSOFT.IFS([.F32]=[.$AE$8];LOOKUP([.Y32];[.$AF$8:.$AF$10];[.$AH$8:.$AH$10]);[.F32]=[.$AE$11];LOOKUP([.Y32];[.$AF$11:.$AF$13];[.$AH$11:.$AH$13]);[.F32]=[.$AE$14];LOOKUP([.Y32];[.$AF$14:.$AF$16];[.$AH$14:.$AH$16]);[.F32]=[.$AE$17];LOOKUP([.Y32];[.$AF$17:.$AF$19];[.$AH$17:.$AH$19]);[.F32]=[.$AE$20];LOOKUP([.Y32];[.$AF$20:.$AF$22];[.$AH$20:.$AH$22]);[.F32]=[.$AE$23];LOOKUP([.Y32];[.$AF$23:.$AF$25];[.$AH$23:.$AH$25]);[.F32]=[.$AE$26];LOOKUP([.Y32];[.$AF$26:.$AF$28];[.$AH$26:.$AH$28]);[.F32]=[.$AE$29];LOOKUP([.Y32];[.$AF$29:.$AF$31];[.$AH$29:.$AH$31]);[.F32]=[.$AE$32];LOOKUP([.Y32];[.$AF$32:.$AF$34];[.$AH$32:.$AH$34])));0)" office:value-type="float" office:value="0" calcext:value-type="float">
            <text:p>0</text:p>
          </table:table-cell>
          <table:table-cell table:style-name="ce251" table:formula="of:=IF([.D32]=&quot;w&quot;;(COM.MICROSOFT.IFS([.F32]=[.$AE$8];LOOKUP([.Y32];[.$AG$8:.$AG$10];[.$AH$8:.$AH$10]);[.F32]=[.$AE$11];LOOKUP([.Y32];[.$AG$11:.$AG$13];[.$AH$11:.$AH$13]);[.F32]=[.$AE$14];LOOKUP([.Y32];[.$AG$14:.$AG$16];[.$AH$14:.$AH$16]);[.F32]=[.$AE$17];LOOKUP([.Y32];[.$AG$17:.$AG$19];[.$AH$17:.$AH$19]);[.F32]=[.$AE$20];LOOKUP([.Y32];[.$AG$20:.$AG$22];[.$AH$20:.$AH$22]);[.F32]=[.$AE$23];LOOKUP([.Y32];[.$AG$23:.$AG$25];[.$AH$23:.$AH$25]);[.F32]=[.$AE$26];LOOKUP([.Y32];[.$AG$26:.$AG$28];[.$AH$26:.$AH$28]);[.F32]=[.$AE$29];LOOKUP([.Y32];[.$AG$29:.$AG$31];[.$AH$29:.$AH$31]);[.F32]=[.$AE$32];LOOKUP([.Y32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1" office:value-type="float" office:value="16" calcext:value-type="float" table:number-columns-spanned="1" table:number-rows-spanned="3">
            <text:p>16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219" office:value-type="float" office:value="27" calcext:value-type="float">
            <text:p>27</text:p>
          </table:table-cell>
          <table:table-cell table:style-name="ce221" table:number-columns-repeated="2"/>
          <table:table-cell table:style-name="ce223" table:content-validation-name="val2"/>
          <table:table-cell table:style-name="ce225"/>
          <table:table-cell table:style-name="ce227" table:formula="of:=IF(ISBLANK([.E33]);&quot;&quot;;[.$H$1]-[.E33])">
            <text:p/>
          </table:table-cell>
          <table:table-cell table:style-name="ce228"/>
          <table:table-cell table:style-name="ce229" table:formula="of:=COM.MICROSOFT.IFS(ISBLANK([.G33]);0;[.G33]=0;0;[.$D33]=&quot;m&quot;;ROUNDDOWN((SQRT([.G33])-2.8)/0.011;0);[.$D33]=&quot;w&quot;;ROUNDDOWN((SQRT([.G33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33]);0;[.I33]=0;0;[.$D33]=&quot;m&quot;;ROUNDDOWN((SQRT([.I33])-1.936)/0.0124;0);[.$D33]=&quot;w&quot;;ROUNDDOWN((SQRT([.I33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33]);0;[.K33]=0;0;[.$D33]=&quot;m&quot;;ROUNDDOWN((SQRT([.K33])-1.15028)/0.00219;0);[.$D33]=&quot;w&quot;;ROUNDDOWN((SQRT([.K33])-1.0935)/0.00208;0))" office:value-type="float" office:value="0" calcext:value-type="float">
            <text:p>0</text:p>
          </table:table-cell>
          <table:table-cell table:style-name="ce234"/>
          <table:table-cell table:style-name="ce236" table:formula="of:=COM.MICROSOFT.IFS(ISBLANK([.M33]);0;[.M33]=0;0;[.$D33]=&quot;m&quot;;ROUNDDOWN((50/([.M33]+0.24)-3.79)/0.0069;0);[.$D33]=&quot;w&quot;;ROUNDDOWN((50/([.M33]+0.24)-3.648)/0.0066;0))" office:value-type="float" office:value="0" calcext:value-type="float">
            <text:p>0</text:p>
          </table:table-cell>
          <table:table-cell table:style-name="ce237"/>
          <table:table-cell table:style-name="ce239" table:formula="of:=COM.MICROSOFT.IFS(ISBLANK([.O33]);0;[.O33]=0;0;[.$D33]=&quot;m&quot;;ROUNDDOWN((75/([.O33]+0.24)-4.1)/0.00664;0);[.$D33]=&quot;w&quot;;ROUNDDOWN((75/([.O33]+0.24)-3.998)/0.0066;0))" office:value-type="float" office:value="0" calcext:value-type="float">
            <text:p>0</text:p>
          </table:table-cell>
          <table:table-cell table:style-name="ce240"/>
          <table:table-cell table:style-name="ce242" table:formula="of:=COM.MICROSOFT.IFS(ISBLANK([.Q33]);0;[.Q33]=0;0;[.$D33]=&quot;m&quot;;ROUNDDOWN((100/([.Q33]+0.24)-4.341)/0.00676;0);[.$D33]=&quot;w&quot;;ROUNDDOWN((100/([.Q33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33])*60+([.S33]-INT([.S33]))*100" office:value-type="float" office:value="0" calcext:value-type="float">
            <text:p>0</text:p>
          </table:table-cell>
          <table:table-cell table:style-name="ce245" table:formula="of:=COM.MICROSOFT.IFS(ISBLANK([.T33]);0;[.T33]=0;0;[.$D33]=&quot;m&quot;;&quot;1000m Pflicht&quot;;[.$D33]=&quot;w&quot;;ROUNDDOWN((800/[.T33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33])*60+([.V33]-INT([.V33]))*100" office:value-type="float" office:value="0" calcext:value-type="float">
            <text:p>0</text:p>
          </table:table-cell>
          <table:table-cell table:style-name="ce248" table:formula="of:=COM.MICROSOFT.IFS(ISBLANK([.V33]);0;[.V33]=0;0;[.$D33]=&quot;w&quot;;&quot;800m Pflicht&quot;;[.$D33]=&quot;m&quot;;ROUNDDOWN((1000/[.W33]-2.158)/0.006;0))" office:value-type="float" office:value="0" calcext:value-type="float">
            <text:p>0</text:p>
          </table:table-cell>
          <table:table-cell table:style-name="ce249" table:formula="of:=LARGE(([.H33]~[.J33]~[.L33]~[.N33]~[.O33]~[.R33]~[.U33]~[.X33]);1)+LARGE(([.H33]~[.J33]~[.L33]~[.N33]~[.O33]~[.R33]~[.U33]~[.X33]);2)+LARGE(([.H33]~[.J33]~[.L33]~[.N33]~[.O33]~[.R33]~[.U33]~[.X33]);3)" office:value-type="float" office:value="0" calcext:value-type="float">
            <text:p>0</text:p>
          </table:table-cell>
          <table:table-cell table:style-name="ce250" table:formula="of:=IF([.D33]=&quot;m&quot;;(COM.MICROSOFT.IFS([.F33]=[.$AE$8];LOOKUP([.Y33];[.$AF$8:.$AF$10];[.$AH$8:.$AH$10]);[.F33]=[.$AE$11];LOOKUP([.Y33];[.$AF$11:.$AF$13];[.$AH$11:.$AH$13]);[.F33]=[.$AE$14];LOOKUP([.Y33];[.$AF$14:.$AF$16];[.$AH$14:.$AH$16]);[.F33]=[.$AE$17];LOOKUP([.Y33];[.$AF$17:.$AF$19];[.$AH$17:.$AH$19]);[.F33]=[.$AE$20];LOOKUP([.Y33];[.$AF$20:.$AF$22];[.$AH$20:.$AH$22]);[.F33]=[.$AE$23];LOOKUP([.Y33];[.$AF$23:.$AF$25];[.$AH$23:.$AH$25]);[.F33]=[.$AE$26];LOOKUP([.Y33];[.$AF$26:.$AF$28];[.$AH$26:.$AH$28]);[.F33]=[.$AE$29];LOOKUP([.Y33];[.$AF$29:.$AF$31];[.$AH$29:.$AH$31]);[.F33]=[.$AE$32];LOOKUP([.Y33];[.$AF$32:.$AF$34];[.$AH$32:.$AH$34])));0)" office:value-type="float" office:value="0" calcext:value-type="float">
            <text:p>0</text:p>
          </table:table-cell>
          <table:table-cell table:style-name="ce251" table:formula="of:=IF([.D33]=&quot;w&quot;;(COM.MICROSOFT.IFS([.F33]=[.$AE$8];LOOKUP([.Y33];[.$AG$8:.$AG$10];[.$AH$8:.$AH$10]);[.F33]=[.$AE$11];LOOKUP([.Y33];[.$AG$11:.$AG$13];[.$AH$11:.$AH$13]);[.F33]=[.$AE$14];LOOKUP([.Y33];[.$AG$14:.$AG$16];[.$AH$14:.$AH$16]);[.F33]=[.$AE$17];LOOKUP([.Y33];[.$AG$17:.$AG$19];[.$AH$17:.$AH$19]);[.F33]=[.$AE$20];LOOKUP([.Y33];[.$AG$20:.$AG$22];[.$AH$20:.$AH$22]);[.F33]=[.$AE$23];LOOKUP([.Y33];[.$AG$23:.$AG$25];[.$AH$23:.$AH$25]);[.F33]=[.$AE$26];LOOKUP([.Y33];[.$AG$26:.$AG$28];[.$AH$26:.$AH$28]);[.F33]=[.$AE$29];LOOKUP([.Y33];[.$AG$29:.$AG$31];[.$AH$29:.$AH$31]);[.F33]=[.$AE$32];LOOKUP([.Y33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1050" calcext:value-type="float">
            <text:p>1050</text:p>
          </table:table-cell>
          <table:table-cell table:style-name="ce53" office:value-type="float" office:value="900" calcext:value-type="float">
            <text:p>900</text:p>
          </table:table-cell>
          <table:table-cell table:style-name="ce55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219" office:value-type="float" office:value="28" calcext:value-type="float">
            <text:p>28</text:p>
          </table:table-cell>
          <table:table-cell table:style-name="ce221" table:number-columns-repeated="2"/>
          <table:table-cell table:style-name="ce223" table:content-validation-name="val2"/>
          <table:table-cell table:style-name="ce225"/>
          <table:table-cell table:style-name="ce227" table:formula="of:=IF(ISBLANK([.E34]);&quot;&quot;;[.$H$1]-[.E34])">
            <text:p/>
          </table:table-cell>
          <table:table-cell table:style-name="ce228"/>
          <table:table-cell table:style-name="ce229" table:formula="of:=COM.MICROSOFT.IFS(ISBLANK([.G34]);0;[.G34]=0;0;[.$D34]=&quot;m&quot;;ROUNDDOWN((SQRT([.G34])-2.8)/0.011;0);[.$D34]=&quot;w&quot;;ROUNDDOWN((SQRT([.G34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34]);0;[.I34]=0;0;[.$D34]=&quot;m&quot;;ROUNDDOWN((SQRT([.I34])-1.936)/0.0124;0);[.$D34]=&quot;w&quot;;ROUNDDOWN((SQRT([.I34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34]);0;[.K34]=0;0;[.$D34]=&quot;m&quot;;ROUNDDOWN((SQRT([.K34])-1.15028)/0.00219;0);[.$D34]=&quot;w&quot;;ROUNDDOWN((SQRT([.K34])-1.0935)/0.00208;0))" office:value-type="float" office:value="0" calcext:value-type="float">
            <text:p>0</text:p>
          </table:table-cell>
          <table:table-cell table:style-name="ce234"/>
          <table:table-cell table:style-name="ce236" table:formula="of:=COM.MICROSOFT.IFS(ISBLANK([.M34]);0;[.M34]=0;0;[.$D34]=&quot;m&quot;;ROUNDDOWN((50/([.M34]+0.24)-3.79)/0.0069;0);[.$D34]=&quot;w&quot;;ROUNDDOWN((50/([.M34]+0.24)-3.648)/0.0066;0))" office:value-type="float" office:value="0" calcext:value-type="float">
            <text:p>0</text:p>
          </table:table-cell>
          <table:table-cell table:style-name="ce237"/>
          <table:table-cell table:style-name="ce239" table:formula="of:=COM.MICROSOFT.IFS(ISBLANK([.O34]);0;[.O34]=0;0;[.$D34]=&quot;m&quot;;ROUNDDOWN((75/([.O34]+0.24)-4.1)/0.00664;0);[.$D34]=&quot;w&quot;;ROUNDDOWN((75/([.O34]+0.24)-3.998)/0.0066;0))" office:value-type="float" office:value="0" calcext:value-type="float">
            <text:p>0</text:p>
          </table:table-cell>
          <table:table-cell table:style-name="ce240"/>
          <table:table-cell table:style-name="ce242" table:formula="of:=COM.MICROSOFT.IFS(ISBLANK([.Q34]);0;[.Q34]=0;0;[.$D34]=&quot;m&quot;;ROUNDDOWN((100/([.Q34]+0.24)-4.341)/0.00676;0);[.$D34]=&quot;w&quot;;ROUNDDOWN((100/([.Q34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34])*60+([.S34]-INT([.S34]))*100" office:value-type="float" office:value="0" calcext:value-type="float">
            <text:p>0</text:p>
          </table:table-cell>
          <table:table-cell table:style-name="ce245" table:formula="of:=COM.MICROSOFT.IFS(ISBLANK([.T34]);0;[.T34]=0;0;[.$D34]=&quot;m&quot;;&quot;1000m Pflicht&quot;;[.$D34]=&quot;w&quot;;ROUNDDOWN((800/[.T34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34])*60+([.V34]-INT([.V34]))*100" office:value-type="float" office:value="0" calcext:value-type="float">
            <text:p>0</text:p>
          </table:table-cell>
          <table:table-cell table:style-name="ce248" table:formula="of:=COM.MICROSOFT.IFS(ISBLANK([.V34]);0;[.V34]=0;0;[.$D34]=&quot;w&quot;;&quot;800m Pflicht&quot;;[.$D34]=&quot;m&quot;;ROUNDDOWN((1000/[.W34]-2.158)/0.006;0))" office:value-type="float" office:value="0" calcext:value-type="float">
            <text:p>0</text:p>
          </table:table-cell>
          <table:table-cell table:style-name="ce249" table:formula="of:=LARGE(([.H34]~[.J34]~[.L34]~[.N34]~[.O34]~[.R34]~[.U34]~[.X34]);1)+LARGE(([.H34]~[.J34]~[.L34]~[.N34]~[.O34]~[.R34]~[.U34]~[.X34]);2)+LARGE(([.H34]~[.J34]~[.L34]~[.N34]~[.O34]~[.R34]~[.U34]~[.X34]);3)" office:value-type="float" office:value="0" calcext:value-type="float">
            <text:p>0</text:p>
          </table:table-cell>
          <table:table-cell table:style-name="ce250" table:formula="of:=IF([.D34]=&quot;m&quot;;(COM.MICROSOFT.IFS([.F34]=[.$AE$8];LOOKUP([.Y34];[.$AF$8:.$AF$10];[.$AH$8:.$AH$10]);[.F34]=[.$AE$11];LOOKUP([.Y34];[.$AF$11:.$AF$13];[.$AH$11:.$AH$13]);[.F34]=[.$AE$14];LOOKUP([.Y34];[.$AF$14:.$AF$16];[.$AH$14:.$AH$16]);[.F34]=[.$AE$17];LOOKUP([.Y34];[.$AF$17:.$AF$19];[.$AH$17:.$AH$19]);[.F34]=[.$AE$20];LOOKUP([.Y34];[.$AF$20:.$AF$22];[.$AH$20:.$AH$22]);[.F34]=[.$AE$23];LOOKUP([.Y34];[.$AF$23:.$AF$25];[.$AH$23:.$AH$25]);[.F34]=[.$AE$26];LOOKUP([.Y34];[.$AF$26:.$AF$28];[.$AH$26:.$AH$28]);[.F34]=[.$AE$29];LOOKUP([.Y34];[.$AF$29:.$AF$31];[.$AH$29:.$AH$31]);[.F34]=[.$AE$32];LOOKUP([.Y34];[.$AF$32:.$AF$34];[.$AH$32:.$AH$34])));0)" office:value-type="float" office:value="0" calcext:value-type="float">
            <text:p>0</text:p>
          </table:table-cell>
          <table:table-cell table:style-name="ce251" table:formula="of:=IF([.D34]=&quot;w&quot;;(COM.MICROSOFT.IFS([.F34]=[.$AE$8];LOOKUP([.Y34];[.$AG$8:.$AG$10];[.$AH$8:.$AH$10]);[.F34]=[.$AE$11];LOOKUP([.Y34];[.$AG$11:.$AG$13];[.$AH$11:.$AH$13]);[.F34]=[.$AE$14];LOOKUP([.Y34];[.$AG$14:.$AG$16];[.$AH$14:.$AH$16]);[.F34]=[.$AE$17];LOOKUP([.Y34];[.$AG$17:.$AG$19];[.$AH$17:.$AH$19]);[.F34]=[.$AE$20];LOOKUP([.Y34];[.$AG$20:.$AG$22];[.$AH$20:.$AH$22]);[.F34]=[.$AE$23];LOOKUP([.Y34];[.$AG$23:.$AG$25];[.$AH$23:.$AH$25]);[.F34]=[.$AE$26];LOOKUP([.Y34];[.$AG$26:.$AG$28];[.$AH$26:.$AH$28]);[.F34]=[.$AE$29];LOOKUP([.Y34];[.$AG$29:.$AG$31];[.$AH$29:.$AH$31]);[.F34]=[.$AE$32];LOOKUP([.Y34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1325" calcext:value-type="float">
            <text:p>1325</text:p>
          </table:table-cell>
          <table:table-cell table:style-name="ce53" office:value-type="float" office:value="1100" calcext:value-type="float">
            <text:p>1100</text:p>
          </table:table-cell>
          <table:table-cell table:style-name="ce55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219" office:value-type="float" office:value="29" calcext:value-type="float">
            <text:p>29</text:p>
          </table:table-cell>
          <table:table-cell table:style-name="ce221" table:number-columns-repeated="2"/>
          <table:table-cell table:style-name="ce223" table:content-validation-name="val2"/>
          <table:table-cell table:style-name="ce225"/>
          <table:table-cell table:style-name="ce227" table:formula="of:=IF(ISBLANK([.E35]);&quot;&quot;;[.$H$1]-[.E35])">
            <text:p/>
          </table:table-cell>
          <table:table-cell table:style-name="ce228"/>
          <table:table-cell table:style-name="ce229" table:formula="of:=COM.MICROSOFT.IFS(ISBLANK([.G35]);0;[.G35]=0;0;[.$D35]=&quot;m&quot;;ROUNDDOWN((SQRT([.G35])-2.8)/0.011;0);[.$D35]=&quot;w&quot;;ROUNDDOWN((SQRT([.G35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35]);0;[.I35]=0;0;[.$D35]=&quot;m&quot;;ROUNDDOWN((SQRT([.I35])-1.936)/0.0124;0);[.$D35]=&quot;w&quot;;ROUNDDOWN((SQRT([.I35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35]);0;[.K35]=0;0;[.$D35]=&quot;m&quot;;ROUNDDOWN((SQRT([.K35])-1.15028)/0.00219;0);[.$D35]=&quot;w&quot;;ROUNDDOWN((SQRT([.K35])-1.0935)/0.00208;0))" office:value-type="float" office:value="0" calcext:value-type="float">
            <text:p>0</text:p>
          </table:table-cell>
          <table:table-cell table:style-name="ce234"/>
          <table:table-cell table:style-name="ce236" table:formula="of:=COM.MICROSOFT.IFS(ISBLANK([.M35]);0;[.M35]=0;0;[.$D35]=&quot;m&quot;;ROUNDDOWN((50/([.M35]+0.24)-3.79)/0.0069;0);[.$D35]=&quot;w&quot;;ROUNDDOWN((50/([.M35]+0.24)-3.648)/0.0066;0))" office:value-type="float" office:value="0" calcext:value-type="float">
            <text:p>0</text:p>
          </table:table-cell>
          <table:table-cell table:style-name="ce237"/>
          <table:table-cell table:style-name="ce239" table:formula="of:=COM.MICROSOFT.IFS(ISBLANK([.O35]);0;[.O35]=0;0;[.$D35]=&quot;m&quot;;ROUNDDOWN((75/([.O35]+0.24)-4.1)/0.00664;0);[.$D35]=&quot;w&quot;;ROUNDDOWN((75/([.O35]+0.24)-3.998)/0.0066;0))" office:value-type="float" office:value="0" calcext:value-type="float">
            <text:p>0</text:p>
          </table:table-cell>
          <table:table-cell table:style-name="ce240"/>
          <table:table-cell table:style-name="ce242" table:formula="of:=COM.MICROSOFT.IFS(ISBLANK([.Q35]);0;[.Q35]=0;0;[.$D35]=&quot;m&quot;;ROUNDDOWN((100/([.Q35]+0.24)-4.341)/0.00676;0);[.$D35]=&quot;w&quot;;ROUNDDOWN((100/([.Q35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35])*60+([.S35]-INT([.S35]))*100" office:value-type="float" office:value="0" calcext:value-type="float">
            <text:p>0</text:p>
          </table:table-cell>
          <table:table-cell table:style-name="ce245" table:formula="of:=COM.MICROSOFT.IFS(ISBLANK([.T35]);0;[.T35]=0;0;[.$D35]=&quot;m&quot;;&quot;1000m Pflicht&quot;;[.$D35]=&quot;w&quot;;ROUNDDOWN((800/[.T35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35])*60+([.V35]-INT([.V35]))*100" office:value-type="float" office:value="0" calcext:value-type="float">
            <text:p>0</text:p>
          </table:table-cell>
          <table:table-cell table:style-name="ce248" table:formula="of:=COM.MICROSOFT.IFS(ISBLANK([.V35]);0;[.V35]=0;0;[.$D35]=&quot;w&quot;;&quot;800m Pflicht&quot;;[.$D35]=&quot;m&quot;;ROUNDDOWN((1000/[.W35]-2.158)/0.006;0))" office:value-type="float" office:value="0" calcext:value-type="float">
            <text:p>0</text:p>
          </table:table-cell>
          <table:table-cell table:style-name="ce249" table:formula="of:=LARGE(([.H35]~[.J35]~[.L35]~[.N35]~[.O35]~[.R35]~[.U35]~[.X35]);1)+LARGE(([.H35]~[.J35]~[.L35]~[.N35]~[.O35]~[.R35]~[.U35]~[.X35]);2)+LARGE(([.H35]~[.J35]~[.L35]~[.N35]~[.O35]~[.R35]~[.U35]~[.X35]);3)" office:value-type="float" office:value="0" calcext:value-type="float">
            <text:p>0</text:p>
          </table:table-cell>
          <table:table-cell table:style-name="ce250" table:formula="of:=IF([.D35]=&quot;m&quot;;(COM.MICROSOFT.IFS([.F35]=[.$AE$8];LOOKUP([.Y35];[.$AF$8:.$AF$10];[.$AH$8:.$AH$10]);[.F35]=[.$AE$11];LOOKUP([.Y35];[.$AF$11:.$AF$13];[.$AH$11:.$AH$13]);[.F35]=[.$AE$14];LOOKUP([.Y35];[.$AF$14:.$AF$16];[.$AH$14:.$AH$16]);[.F35]=[.$AE$17];LOOKUP([.Y35];[.$AF$17:.$AF$19];[.$AH$17:.$AH$19]);[.F35]=[.$AE$20];LOOKUP([.Y35];[.$AF$20:.$AF$22];[.$AH$20:.$AH$22]);[.F35]=[.$AE$23];LOOKUP([.Y35];[.$AF$23:.$AF$25];[.$AH$23:.$AH$25]);[.F35]=[.$AE$26];LOOKUP([.Y35];[.$AF$26:.$AF$28];[.$AH$26:.$AH$28]);[.F35]=[.$AE$29];LOOKUP([.Y35];[.$AF$29:.$AF$31];[.$AH$29:.$AH$31]);[.F35]=[.$AE$32];LOOKUP([.Y35];[.$AF$32:.$AF$34];[.$AH$32:.$AH$34])));0)" office:value-type="float" office:value="0" calcext:value-type="float">
            <text:p>0</text:p>
          </table:table-cell>
          <table:table-cell table:style-name="ce251" table:formula="of:=IF([.D35]=&quot;w&quot;;(COM.MICROSOFT.IFS([.F35]=[.$AE$8];LOOKUP([.Y35];[.$AG$8:.$AG$10];[.$AH$8:.$AH$10]);[.F35]=[.$AE$11];LOOKUP([.Y35];[.$AG$11:.$AG$13];[.$AH$11:.$AH$13]);[.F35]=[.$AE$14];LOOKUP([.Y35];[.$AG$14:.$AG$16];[.$AH$14:.$AH$16]);[.F35]=[.$AE$17];LOOKUP([.Y35];[.$AG$17:.$AG$19];[.$AH$17:.$AH$19]);[.F35]=[.$AE$20];LOOKUP([.Y35];[.$AG$20:.$AG$22];[.$AH$20:.$AH$22]);[.F35]=[.$AE$23];LOOKUP([.Y35];[.$AG$23:.$AG$25];[.$AH$23:.$AH$25]);[.F35]=[.$AE$26];LOOKUP([.Y35];[.$AG$26:.$AG$28];[.$AH$26:.$AH$28]);[.F35]=[.$AE$29];LOOKUP([.Y35];[.$AG$29:.$AG$31];[.$AH$29:.$AH$31]);[.F35]=[.$AE$32];LOOKUP([.Y35];[.$AG$32:.$AG$34];[.$AH$32:.$AH$34])));0)" office:value-type="float" office:value="0" calcext:value-type="float">
            <text:p>0</text:p>
          </table:table-cell>
          <table:table-cell table:number-columns-repeated="37"/>
        </table:table-row>
        <table:table-row table:style-name="ro4">
          <table:table-cell table:style-name="ce219" office:value-type="float" office:value="30" calcext:value-type="float">
            <text:p>30</text:p>
          </table:table-cell>
          <table:table-cell table:style-name="ce221" table:number-columns-repeated="2"/>
          <table:table-cell table:style-name="ce223" table:content-validation-name="val2"/>
          <table:table-cell table:style-name="ce225"/>
          <table:table-cell table:style-name="ce227" table:formula="of:=IF(ISBLANK([.E36]);&quot;&quot;;[.$H$1]-[.E36])">
            <text:p/>
          </table:table-cell>
          <table:table-cell table:style-name="ce228"/>
          <table:table-cell table:style-name="ce229" table:formula="of:=COM.MICROSOFT.IFS(ISBLANK([.G36]);0;[.G36]=0;0;[.$D36]=&quot;m&quot;;ROUNDDOWN((SQRT([.G36])-2.8)/0.011;0);[.$D36]=&quot;w&quot;;ROUNDDOWN((SQRT([.G36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36]);0;[.I36]=0;0;[.$D36]=&quot;m&quot;;ROUNDDOWN((SQRT([.I36])-1.936)/0.0124;0);[.$D36]=&quot;w&quot;;ROUNDDOWN((SQRT([.I36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36]);0;[.K36]=0;0;[.$D36]=&quot;m&quot;;ROUNDDOWN((SQRT([.K36])-1.15028)/0.00219;0);[.$D36]=&quot;w&quot;;ROUNDDOWN((SQRT([.K36])-1.0935)/0.00208;0))" office:value-type="float" office:value="0" calcext:value-type="float">
            <text:p>0</text:p>
          </table:table-cell>
          <table:table-cell table:style-name="ce234"/>
          <table:table-cell table:style-name="ce236" table:formula="of:=COM.MICROSOFT.IFS(ISBLANK([.M36]);0;[.M36]=0;0;[.$D36]=&quot;m&quot;;ROUNDDOWN((50/([.M36]+0.24)-3.79)/0.0069;0);[.$D36]=&quot;w&quot;;ROUNDDOWN((50/([.M36]+0.24)-3.648)/0.0066;0))" office:value-type="float" office:value="0" calcext:value-type="float">
            <text:p>0</text:p>
          </table:table-cell>
          <table:table-cell table:style-name="ce237"/>
          <table:table-cell table:style-name="ce239" table:formula="of:=COM.MICROSOFT.IFS(ISBLANK([.O36]);0;[.O36]=0;0;[.$D36]=&quot;m&quot;;ROUNDDOWN((75/([.O36]+0.24)-4.1)/0.00664;0);[.$D36]=&quot;w&quot;;ROUNDDOWN((75/([.O36]+0.24)-3.998)/0.0066;0))" office:value-type="float" office:value="0" calcext:value-type="float">
            <text:p>0</text:p>
          </table:table-cell>
          <table:table-cell table:style-name="ce240"/>
          <table:table-cell table:style-name="ce242" table:formula="of:=COM.MICROSOFT.IFS(ISBLANK([.Q36]);0;[.Q36]=0;0;[.$D36]=&quot;m&quot;;ROUNDDOWN((100/([.Q36]+0.24)-4.341)/0.00676;0);[.$D36]=&quot;w&quot;;ROUNDDOWN((100/([.Q36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36])*60+([.S36]-INT([.S36]))*100" office:value-type="float" office:value="0" calcext:value-type="float">
            <text:p>0</text:p>
          </table:table-cell>
          <table:table-cell table:style-name="ce245" table:formula="of:=COM.MICROSOFT.IFS(ISBLANK([.T36]);0;[.T36]=0;0;[.$D36]=&quot;m&quot;;&quot;1000m Pflicht&quot;;[.$D36]=&quot;w&quot;;ROUNDDOWN((800/[.T36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36])*60+([.V36]-INT([.V36]))*100" office:value-type="float" office:value="0" calcext:value-type="float">
            <text:p>0</text:p>
          </table:table-cell>
          <table:table-cell table:style-name="ce248" table:formula="of:=COM.MICROSOFT.IFS(ISBLANK([.V36]);0;[.V36]=0;0;[.$D36]=&quot;w&quot;;&quot;800m Pflicht&quot;;[.$D36]=&quot;m&quot;;ROUNDDOWN((1000/[.W36]-2.158)/0.006;0))" office:value-type="float" office:value="0" calcext:value-type="float">
            <text:p>0</text:p>
          </table:table-cell>
          <table:table-cell table:style-name="ce249" table:formula="of:=LARGE(([.H36]~[.J36]~[.L36]~[.N36]~[.O36]~[.R36]~[.U36]~[.X36]);1)+LARGE(([.H36]~[.J36]~[.L36]~[.N36]~[.O36]~[.R36]~[.U36]~[.X36]);2)+LARGE(([.H36]~[.J36]~[.L36]~[.N36]~[.O36]~[.R36]~[.U36]~[.X36]);3)" office:value-type="float" office:value="0" calcext:value-type="float">
            <text:p>0</text:p>
          </table:table-cell>
          <table:table-cell table:style-name="ce250" table:formula="of:=IF([.D36]=&quot;m&quot;;(COM.MICROSOFT.IFS([.F36]=[.$AE$8];LOOKUP([.Y36];[.$AF$8:.$AF$10];[.$AH$8:.$AH$10]);[.F36]=[.$AE$11];LOOKUP([.Y36];[.$AF$11:.$AF$13];[.$AH$11:.$AH$13]);[.F36]=[.$AE$14];LOOKUP([.Y36];[.$AF$14:.$AF$16];[.$AH$14:.$AH$16]);[.F36]=[.$AE$17];LOOKUP([.Y36];[.$AF$17:.$AF$19];[.$AH$17:.$AH$19]);[.F36]=[.$AE$20];LOOKUP([.Y36];[.$AF$20:.$AF$22];[.$AH$20:.$AH$22]);[.F36]=[.$AE$23];LOOKUP([.Y36];[.$AF$23:.$AF$25];[.$AH$23:.$AH$25]);[.F36]=[.$AE$26];LOOKUP([.Y36];[.$AF$26:.$AF$28];[.$AH$26:.$AH$28]);[.F36]=[.$AE$29];LOOKUP([.Y36];[.$AF$29:.$AF$31];[.$AH$29:.$AH$31]);[.F36]=[.$AE$32];LOOKUP([.Y36];[.$AF$32:.$AF$34];[.$AH$32:.$AH$34])));0)" office:value-type="float" office:value="0" calcext:value-type="float">
            <text:p>0</text:p>
          </table:table-cell>
          <table:table-cell table:style-name="ce251" table:formula="of:=IF([.D36]=&quot;w&quot;;(COM.MICROSOFT.IFS([.F36]=[.$AE$8];LOOKUP([.Y36];[.$AG$8:.$AG$10];[.$AH$8:.$AH$10]);[.F36]=[.$AE$11];LOOKUP([.Y36];[.$AG$11:.$AG$13];[.$AH$11:.$AH$13]);[.F36]=[.$AE$14];LOOKUP([.Y36];[.$AG$14:.$AG$16];[.$AH$14:.$AH$16]);[.F36]=[.$AE$17];LOOKUP([.Y36];[.$AG$17:.$AG$19];[.$AH$17:.$AH$19]);[.F36]=[.$AE$20];LOOKUP([.Y36];[.$AG$20:.$AG$22];[.$AH$20:.$AH$22]);[.F36]=[.$AE$23];LOOKUP([.Y36];[.$AG$23:.$AG$25];[.$AH$23:.$AH$25]);[.F36]=[.$AE$26];LOOKUP([.Y36];[.$AG$26:.$AG$28];[.$AH$26:.$AH$28]);[.F36]=[.$AE$29];LOOKUP([.Y36];[.$AG$29:.$AG$31];[.$AH$29:.$AH$31]);[.F36]=[.$AE$32];LOOKUP([.Y36];[.$AG$32:.$AG$34];[.$AH$32:.$AH$34])));0)" office:value-type="float" office:value="0" calcext:value-type="float">
            <text:p>0</text:p>
          </table:table-cell>
          <table:table-cell table:number-columns-repeated="37"/>
        </table:table-row>
        <table:table-row table:style-name="ro4">
          <table:table-cell table:style-name="ce219" office:value-type="float" office:value="31" calcext:value-type="float">
            <text:p>31</text:p>
          </table:table-cell>
          <table:table-cell table:style-name="ce221" table:number-columns-repeated="2"/>
          <table:table-cell table:style-name="ce223" table:content-validation-name="val2"/>
          <table:table-cell table:style-name="ce225"/>
          <table:table-cell table:style-name="ce227" table:formula="of:=IF(ISBLANK([.E37]);&quot;&quot;;[.$H$1]-[.E37])">
            <text:p/>
          </table:table-cell>
          <table:table-cell table:style-name="ce228"/>
          <table:table-cell table:style-name="ce229" table:formula="of:=COM.MICROSOFT.IFS(ISBLANK([.G37]);0;[.G37]=0;0;[.$D37]=&quot;m&quot;;ROUNDDOWN((SQRT([.G37])-2.8)/0.011;0);[.$D37]=&quot;w&quot;;ROUNDDOWN((SQRT([.G37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37]);0;[.I37]=0;0;[.$D37]=&quot;m&quot;;ROUNDDOWN((SQRT([.I37])-1.936)/0.0124;0);[.$D37]=&quot;w&quot;;ROUNDDOWN((SQRT([.I37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37]);0;[.K37]=0;0;[.$D37]=&quot;m&quot;;ROUNDDOWN((SQRT([.K37])-1.15028)/0.00219;0);[.$D37]=&quot;w&quot;;ROUNDDOWN((SQRT([.K37])-1.0935)/0.00208;0))" office:value-type="float" office:value="0" calcext:value-type="float">
            <text:p>0</text:p>
          </table:table-cell>
          <table:table-cell table:style-name="ce234"/>
          <table:table-cell table:style-name="ce236" table:formula="of:=COM.MICROSOFT.IFS(ISBLANK([.M37]);0;[.M37]=0;0;[.$D37]=&quot;m&quot;;ROUNDDOWN((50/([.M37]+0.24)-3.79)/0.0069;0);[.$D37]=&quot;w&quot;;ROUNDDOWN((50/([.M37]+0.24)-3.648)/0.0066;0))" office:value-type="float" office:value="0" calcext:value-type="float">
            <text:p>0</text:p>
          </table:table-cell>
          <table:table-cell table:style-name="ce237"/>
          <table:table-cell table:style-name="ce239" table:formula="of:=COM.MICROSOFT.IFS(ISBLANK([.O37]);0;[.O37]=0;0;[.$D37]=&quot;m&quot;;ROUNDDOWN((75/([.O37]+0.24)-4.1)/0.00664;0);[.$D37]=&quot;w&quot;;ROUNDDOWN((75/([.O37]+0.24)-3.998)/0.0066;0))" office:value-type="float" office:value="0" calcext:value-type="float">
            <text:p>0</text:p>
          </table:table-cell>
          <table:table-cell table:style-name="ce240"/>
          <table:table-cell table:style-name="ce242" table:formula="of:=COM.MICROSOFT.IFS(ISBLANK([.Q37]);0;[.Q37]=0;0;[.$D37]=&quot;m&quot;;ROUNDDOWN((100/([.Q37]+0.24)-4.341)/0.00676;0);[.$D37]=&quot;w&quot;;ROUNDDOWN((100/([.Q37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37])*60+([.S37]-INT([.S37]))*100" office:value-type="float" office:value="0" calcext:value-type="float">
            <text:p>0</text:p>
          </table:table-cell>
          <table:table-cell table:style-name="ce245" table:formula="of:=COM.MICROSOFT.IFS(ISBLANK([.T37]);0;[.T37]=0;0;[.$D37]=&quot;m&quot;;&quot;1000m Pflicht&quot;;[.$D37]=&quot;w&quot;;ROUNDDOWN((800/[.T37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37])*60+([.V37]-INT([.V37]))*100" office:value-type="float" office:value="0" calcext:value-type="float">
            <text:p>0</text:p>
          </table:table-cell>
          <table:table-cell table:style-name="ce248" table:formula="of:=COM.MICROSOFT.IFS(ISBLANK([.V37]);0;[.V37]=0;0;[.$D37]=&quot;w&quot;;&quot;800m Pflicht&quot;;[.$D37]=&quot;m&quot;;ROUNDDOWN((1000/[.W37]-2.158)/0.006;0))" office:value-type="float" office:value="0" calcext:value-type="float">
            <text:p>0</text:p>
          </table:table-cell>
          <table:table-cell table:style-name="ce249" table:formula="of:=LARGE(([.H37]~[.J37]~[.L37]~[.N37]~[.O37]~[.R37]~[.U37]~[.X37]);1)+LARGE(([.H37]~[.J37]~[.L37]~[.N37]~[.O37]~[.R37]~[.U37]~[.X37]);2)+LARGE(([.H37]~[.J37]~[.L37]~[.N37]~[.O37]~[.R37]~[.U37]~[.X37]);3)" office:value-type="float" office:value="0" calcext:value-type="float">
            <text:p>0</text:p>
          </table:table-cell>
          <table:table-cell table:style-name="ce250" table:formula="of:=IF([.D37]=&quot;m&quot;;(COM.MICROSOFT.IFS([.F37]=[.$AE$8];LOOKUP([.Y37];[.$AF$8:.$AF$10];[.$AH$8:.$AH$10]);[.F37]=[.$AE$11];LOOKUP([.Y37];[.$AF$11:.$AF$13];[.$AH$11:.$AH$13]);[.F37]=[.$AE$14];LOOKUP([.Y37];[.$AF$14:.$AF$16];[.$AH$14:.$AH$16]);[.F37]=[.$AE$17];LOOKUP([.Y37];[.$AF$17:.$AF$19];[.$AH$17:.$AH$19]);[.F37]=[.$AE$20];LOOKUP([.Y37];[.$AF$20:.$AF$22];[.$AH$20:.$AH$22]);[.F37]=[.$AE$23];LOOKUP([.Y37];[.$AF$23:.$AF$25];[.$AH$23:.$AH$25]);[.F37]=[.$AE$26];LOOKUP([.Y37];[.$AF$26:.$AF$28];[.$AH$26:.$AH$28]);[.F37]=[.$AE$29];LOOKUP([.Y37];[.$AF$29:.$AF$31];[.$AH$29:.$AH$31]);[.F37]=[.$AE$32];LOOKUP([.Y37];[.$AF$32:.$AF$34];[.$AH$32:.$AH$34])));0)" office:value-type="float" office:value="0" calcext:value-type="float">
            <text:p>0</text:p>
          </table:table-cell>
          <table:table-cell table:style-name="ce251" table:formula="of:=IF([.D37]=&quot;w&quot;;(COM.MICROSOFT.IFS([.F37]=[.$AE$8];LOOKUP([.Y37];[.$AG$8:.$AG$10];[.$AH$8:.$AH$10]);[.F37]=[.$AE$11];LOOKUP([.Y37];[.$AG$11:.$AG$13];[.$AH$11:.$AH$13]);[.F37]=[.$AE$14];LOOKUP([.Y37];[.$AG$14:.$AG$16];[.$AH$14:.$AH$16]);[.F37]=[.$AE$17];LOOKUP([.Y37];[.$AG$17:.$AG$19];[.$AH$17:.$AH$19]);[.F37]=[.$AE$20];LOOKUP([.Y37];[.$AG$20:.$AG$22];[.$AH$20:.$AH$22]);[.F37]=[.$AE$23];LOOKUP([.Y37];[.$AG$23:.$AG$25];[.$AH$23:.$AH$25]);[.F37]=[.$AE$26];LOOKUP([.Y37];[.$AG$26:.$AG$28];[.$AH$26:.$AH$28]);[.F37]=[.$AE$29];LOOKUP([.Y37];[.$AG$29:.$AG$31];[.$AH$29:.$AH$31]);[.F37]=[.$AE$32];LOOKUP([.Y37];[.$AG$32:.$AG$34];[.$AH$32:.$AH$34])));0)" office:value-type="float" office:value="0" calcext:value-type="float">
            <text:p>0</text:p>
          </table:table-cell>
          <table:table-cell table:number-columns-repeated="37"/>
        </table:table-row>
        <table:table-row table:style-name="ro4">
          <table:table-cell table:style-name="ce219" office:value-type="float" office:value="32" calcext:value-type="float">
            <text:p>32</text:p>
          </table:table-cell>
          <table:table-cell table:style-name="ce221" table:number-columns-repeated="2"/>
          <table:table-cell table:style-name="ce223" table:content-validation-name="val2"/>
          <table:table-cell table:style-name="ce225"/>
          <table:table-cell table:style-name="ce227" table:formula="of:=IF(ISBLANK([.E38]);&quot;&quot;;[.$H$1]-[.E38])">
            <text:p/>
          </table:table-cell>
          <table:table-cell table:style-name="ce228"/>
          <table:table-cell table:style-name="ce229" table:formula="of:=COM.MICROSOFT.IFS(ISBLANK([.G38]);0;[.G38]=0;0;[.$D38]=&quot;m&quot;;ROUNDDOWN((SQRT([.G38])-2.8)/0.011;0);[.$D38]=&quot;w&quot;;ROUNDDOWN((SQRT([.G38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38]);0;[.I38]=0;0;[.$D38]=&quot;m&quot;;ROUNDDOWN((SQRT([.I38])-1.936)/0.0124;0);[.$D38]=&quot;w&quot;;ROUNDDOWN((SQRT([.I38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38]);0;[.K38]=0;0;[.$D38]=&quot;m&quot;;ROUNDDOWN((SQRT([.K38])-1.15028)/0.00219;0);[.$D38]=&quot;w&quot;;ROUNDDOWN((SQRT([.K38])-1.0935)/0.00208;0))" office:value-type="float" office:value="0" calcext:value-type="float">
            <text:p>0</text:p>
          </table:table-cell>
          <table:table-cell table:style-name="ce234"/>
          <table:table-cell table:style-name="ce236" table:formula="of:=COM.MICROSOFT.IFS(ISBLANK([.M38]);0;[.M38]=0;0;[.$D38]=&quot;m&quot;;ROUNDDOWN((50/([.M38]+0.24)-3.79)/0.0069;0);[.$D38]=&quot;w&quot;;ROUNDDOWN((50/([.M38]+0.24)-3.648)/0.0066;0))" office:value-type="float" office:value="0" calcext:value-type="float">
            <text:p>0</text:p>
          </table:table-cell>
          <table:table-cell table:style-name="ce237"/>
          <table:table-cell table:style-name="ce239" table:formula="of:=COM.MICROSOFT.IFS(ISBLANK([.O38]);0;[.O38]=0;0;[.$D38]=&quot;m&quot;;ROUNDDOWN((75/([.O38]+0.24)-4.1)/0.00664;0);[.$D38]=&quot;w&quot;;ROUNDDOWN((75/([.O38]+0.24)-3.998)/0.0066;0))" office:value-type="float" office:value="0" calcext:value-type="float">
            <text:p>0</text:p>
          </table:table-cell>
          <table:table-cell table:style-name="ce240"/>
          <table:table-cell table:style-name="ce242" table:formula="of:=COM.MICROSOFT.IFS(ISBLANK([.Q38]);0;[.Q38]=0;0;[.$D38]=&quot;m&quot;;ROUNDDOWN((100/([.Q38]+0.24)-4.341)/0.00676;0);[.$D38]=&quot;w&quot;;ROUNDDOWN((100/([.Q38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38])*60+([.S38]-INT([.S38]))*100" office:value-type="float" office:value="0" calcext:value-type="float">
            <text:p>0</text:p>
          </table:table-cell>
          <table:table-cell table:style-name="ce245" table:formula="of:=COM.MICROSOFT.IFS(ISBLANK([.T38]);0;[.T38]=0;0;[.$D38]=&quot;m&quot;;&quot;1000m Pflicht&quot;;[.$D38]=&quot;w&quot;;ROUNDDOWN((800/[.T38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38])*60+([.V38]-INT([.V38]))*100" office:value-type="float" office:value="0" calcext:value-type="float">
            <text:p>0</text:p>
          </table:table-cell>
          <table:table-cell table:style-name="ce248" table:formula="of:=COM.MICROSOFT.IFS(ISBLANK([.V38]);0;[.V38]=0;0;[.$D38]=&quot;w&quot;;&quot;800m Pflicht&quot;;[.$D38]=&quot;m&quot;;ROUNDDOWN((1000/[.W38]-2.158)/0.006;0))" office:value-type="float" office:value="0" calcext:value-type="float">
            <text:p>0</text:p>
          </table:table-cell>
          <table:table-cell table:style-name="ce249" table:formula="of:=LARGE(([.H38]~[.J38]~[.L38]~[.N38]~[.O38]~[.R38]~[.U38]~[.X38]);1)+LARGE(([.H38]~[.J38]~[.L38]~[.N38]~[.O38]~[.R38]~[.U38]~[.X38]);2)+LARGE(([.H38]~[.J38]~[.L38]~[.N38]~[.O38]~[.R38]~[.U38]~[.X38]);3)" office:value-type="float" office:value="0" calcext:value-type="float">
            <text:p>0</text:p>
          </table:table-cell>
          <table:table-cell table:style-name="ce250" table:formula="of:=IF([.D38]=&quot;m&quot;;(COM.MICROSOFT.IFS([.F38]=[.$AE$8];LOOKUP([.Y38];[.$AF$8:.$AF$10];[.$AH$8:.$AH$10]);[.F38]=[.$AE$11];LOOKUP([.Y38];[.$AF$11:.$AF$13];[.$AH$11:.$AH$13]);[.F38]=[.$AE$14];LOOKUP([.Y38];[.$AF$14:.$AF$16];[.$AH$14:.$AH$16]);[.F38]=[.$AE$17];LOOKUP([.Y38];[.$AF$17:.$AF$19];[.$AH$17:.$AH$19]);[.F38]=[.$AE$20];LOOKUP([.Y38];[.$AF$20:.$AF$22];[.$AH$20:.$AH$22]);[.F38]=[.$AE$23];LOOKUP([.Y38];[.$AF$23:.$AF$25];[.$AH$23:.$AH$25]);[.F38]=[.$AE$26];LOOKUP([.Y38];[.$AF$26:.$AF$28];[.$AH$26:.$AH$28]);[.F38]=[.$AE$29];LOOKUP([.Y38];[.$AF$29:.$AF$31];[.$AH$29:.$AH$31]);[.F38]=[.$AE$32];LOOKUP([.Y38];[.$AF$32:.$AF$34];[.$AH$32:.$AH$34])));0)" office:value-type="float" office:value="0" calcext:value-type="float">
            <text:p>0</text:p>
          </table:table-cell>
          <table:table-cell table:style-name="ce251" table:formula="of:=IF([.D38]=&quot;w&quot;;(COM.MICROSOFT.IFS([.F38]=[.$AE$8];LOOKUP([.Y38];[.$AG$8:.$AG$10];[.$AH$8:.$AH$10]);[.F38]=[.$AE$11];LOOKUP([.Y38];[.$AG$11:.$AG$13];[.$AH$11:.$AH$13]);[.F38]=[.$AE$14];LOOKUP([.Y38];[.$AG$14:.$AG$16];[.$AH$14:.$AH$16]);[.F38]=[.$AE$17];LOOKUP([.Y38];[.$AG$17:.$AG$19];[.$AH$17:.$AH$19]);[.F38]=[.$AE$20];LOOKUP([.Y38];[.$AG$20:.$AG$22];[.$AH$20:.$AH$22]);[.F38]=[.$AE$23];LOOKUP([.Y38];[.$AG$23:.$AG$25];[.$AH$23:.$AH$25]);[.F38]=[.$AE$26];LOOKUP([.Y38];[.$AG$26:.$AG$28];[.$AH$26:.$AH$28]);[.F38]=[.$AE$29];LOOKUP([.Y38];[.$AG$29:.$AG$31];[.$AH$29:.$AH$31]);[.F38]=[.$AE$32];LOOKUP([.Y38];[.$AG$32:.$AG$34];[.$AH$32:.$AH$34])));0)" office:value-type="float" office:value="0" calcext:value-type="float">
            <text:p>0</text:p>
          </table:table-cell>
          <table:table-cell table:number-columns-repeated="37"/>
        </table:table-row>
        <table:table-row table:style-name="ro4">
          <table:table-cell table:style-name="ce220" office:value-type="float" office:value="33" calcext:value-type="float">
            <text:p>33</text:p>
          </table:table-cell>
          <table:table-cell table:style-name="ce222" table:number-columns-repeated="2"/>
          <table:table-cell table:style-name="ce224" table:content-validation-name="val2"/>
          <table:table-cell table:style-name="ce226"/>
          <table:table-cell table:style-name="ce227" table:formula="of:=IF(ISBLANK([.E39]);&quot;&quot;;[.$H$1]-[.E39])">
            <text:p/>
          </table:table-cell>
          <table:table-cell table:style-name="ce228"/>
          <table:table-cell table:style-name="ce229" table:formula="of:=COM.MICROSOFT.IFS(ISBLANK([.G39]);0;[.G39]=0;0;[.$D39]=&quot;m&quot;;ROUNDDOWN((SQRT([.G39])-2.8)/0.011;0);[.$D39]=&quot;w&quot;;ROUNDDOWN((SQRT([.G39])-2.0232)/0.00874;0))" office:value-type="float" office:value="0" calcext:value-type="float">
            <text:p>0</text:p>
          </table:table-cell>
          <table:table-cell table:style-name="ce230"/>
          <table:table-cell table:style-name="ce231" table:formula="of:=COM.MICROSOFT.IFS(ISBLANK([.I39]);0;[.I39]=0;0;[.$D39]=&quot;m&quot;;ROUNDDOWN((SQRT([.I39])-1.936)/0.0124;0);[.$D39]=&quot;w&quot;;ROUNDDOWN((SQRT([.I39])-1.4149)/0.01039;0))" office:value-type="float" office:value="0" calcext:value-type="float">
            <text:p>0</text:p>
          </table:table-cell>
          <table:table-cell table:style-name="ce232"/>
          <table:table-cell table:style-name="ce233" table:formula="of:=COM.MICROSOFT.IFS(ISBLANK([.K39]);0;[.K39]=0;0;[.$D39]=&quot;m&quot;;ROUNDDOWN((SQRT([.K39])-1.15028)/0.00219;0);[.$D39]=&quot;w&quot;;ROUNDDOWN((SQRT([.K39])-1.0935)/0.00208;0))" office:value-type="float" office:value="0" calcext:value-type="float">
            <text:p>0</text:p>
          </table:table-cell>
          <table:table-cell table:style-name="ce234"/>
          <table:table-cell table:style-name="ce236" table:formula="of:=COM.MICROSOFT.IFS(ISBLANK([.M39]);0;[.M39]=0;0;[.$D39]=&quot;m&quot;;ROUNDDOWN((50/([.M39]+0.24)-3.79)/0.0069;0);[.$D39]=&quot;w&quot;;ROUNDDOWN((50/([.M39]+0.24)-3.648)/0.0066;0))" office:value-type="float" office:value="0" calcext:value-type="float">
            <text:p>0</text:p>
          </table:table-cell>
          <table:table-cell table:style-name="ce237"/>
          <table:table-cell table:style-name="ce239" table:formula="of:=COM.MICROSOFT.IFS(ISBLANK([.O39]);0;[.O39]=0;0;[.$D39]=&quot;m&quot;;ROUNDDOWN((75/([.O39]+0.24)-4.1)/0.00664;0);[.$D39]=&quot;w&quot;;ROUNDDOWN((75/([.O39]+0.24)-3.998)/0.0066;0))" office:value-type="float" office:value="0" calcext:value-type="float">
            <text:p>0</text:p>
          </table:table-cell>
          <table:table-cell table:style-name="ce240"/>
          <table:table-cell table:style-name="ce242" table:formula="of:=COM.MICROSOFT.IFS(ISBLANK([.Q39]);0;[.Q39]=0;0;[.$D39]=&quot;m&quot;;ROUNDDOWN((100/([.Q39]+0.24)-4.341)/0.00676;0);[.$D39]=&quot;w&quot;;ROUNDDOWN((100/([.Q39]+0.24)-4.0062)/0.00656;0))" office:value-type="float" office:value="0" calcext:value-type="float">
            <text:p>0</text:p>
          </table:table-cell>
          <table:table-cell table:style-name="ce243"/>
          <table:table-cell table:style-name="ce244" table:formula="of:=INT([.S39])*60+([.S39]-INT([.S39]))*100" office:value-type="float" office:value="0" calcext:value-type="float">
            <text:p>0</text:p>
          </table:table-cell>
          <table:table-cell table:style-name="ce245" table:formula="of:=COM.MICROSOFT.IFS(ISBLANK([.T39]);0;[.T39]=0;0;[.$D39]=&quot;m&quot;;&quot;1000m Pflicht&quot;;[.$D39]=&quot;w&quot;;ROUNDDOWN((800/[.T39]-2.0232)/0.00647;0))" office:value-type="float" office:value="0" calcext:value-type="float">
            <text:p>0</text:p>
          </table:table-cell>
          <table:table-cell table:style-name="ce246"/>
          <table:table-cell table:style-name="ce247" table:formula="of:=INT([.V39])*60+([.V39]-INT([.V39]))*100" office:value-type="float" office:value="0" calcext:value-type="float">
            <text:p>0</text:p>
          </table:table-cell>
          <table:table-cell table:style-name="ce248" table:formula="of:=COM.MICROSOFT.IFS(ISBLANK([.V39]);0;[.V39]=0;0;[.$D39]=&quot;w&quot;;&quot;800m Pflicht&quot;;[.$D39]=&quot;m&quot;;ROUNDDOWN((1000/[.W39]-2.158)/0.006;0))" office:value-type="float" office:value="0" calcext:value-type="float">
            <text:p>0</text:p>
          </table:table-cell>
          <table:table-cell table:style-name="ce249" table:formula="of:=LARGE(([.H39]~[.J39]~[.L39]~[.N39]~[.O39]~[.R39]~[.U39]~[.X39]);1)+LARGE(([.H39]~[.J39]~[.L39]~[.N39]~[.O39]~[.R39]~[.U39]~[.X39]);2)+LARGE(([.H39]~[.J39]~[.L39]~[.N39]~[.O39]~[.R39]~[.U39]~[.X39]);3)" office:value-type="float" office:value="0" calcext:value-type="float">
            <text:p>0</text:p>
          </table:table-cell>
          <table:table-cell table:style-name="ce250" table:formula="of:=IF([.D39]=&quot;m&quot;;(COM.MICROSOFT.IFS([.F39]=[.$AE$8];LOOKUP([.Y39];[.$AF$8:.$AF$10];[.$AH$8:.$AH$10]);[.F39]=[.$AE$11];LOOKUP([.Y39];[.$AF$11:.$AF$13];[.$AH$11:.$AH$13]);[.F39]=[.$AE$14];LOOKUP([.Y39];[.$AF$14:.$AF$16];[.$AH$14:.$AH$16]);[.F39]=[.$AE$17];LOOKUP([.Y39];[.$AF$17:.$AF$19];[.$AH$17:.$AH$19]);[.F39]=[.$AE$20];LOOKUP([.Y39];[.$AF$20:.$AF$22];[.$AH$20:.$AH$22]);[.F39]=[.$AE$23];LOOKUP([.Y39];[.$AF$23:.$AF$25];[.$AH$23:.$AH$25]);[.F39]=[.$AE$26];LOOKUP([.Y39];[.$AF$26:.$AF$28];[.$AH$26:.$AH$28]);[.F39]=[.$AE$29];LOOKUP([.Y39];[.$AF$29:.$AF$31];[.$AH$29:.$AH$31]);[.F39]=[.$AE$32];LOOKUP([.Y39];[.$AF$32:.$AF$34];[.$AH$32:.$AH$34])));0)" office:value-type="float" office:value="0" calcext:value-type="float">
            <text:p>0</text:p>
          </table:table-cell>
          <table:table-cell table:style-name="ce251" table:formula="of:=IF([.D39]=&quot;w&quot;;(COM.MICROSOFT.IFS([.F39]=[.$AE$8];LOOKUP([.Y39];[.$AG$8:.$AG$10];[.$AH$8:.$AH$10]);[.F39]=[.$AE$11];LOOKUP([.Y39];[.$AG$11:.$AG$13];[.$AH$11:.$AH$13]);[.F39]=[.$AE$14];LOOKUP([.Y39];[.$AG$14:.$AG$16];[.$AH$14:.$AH$16]);[.F39]=[.$AE$17];LOOKUP([.Y39];[.$AG$17:.$AG$19];[.$AH$17:.$AH$19]);[.F39]=[.$AE$20];LOOKUP([.Y39];[.$AG$20:.$AG$22];[.$AH$20:.$AH$22]);[.F39]=[.$AE$23];LOOKUP([.Y39];[.$AG$23:.$AG$25];[.$AH$23:.$AH$25]);[.F39]=[.$AE$26];LOOKUP([.Y39];[.$AG$26:.$AG$28];[.$AH$26:.$AH$28]);[.F39]=[.$AE$29];LOOKUP([.Y39];[.$AG$29:.$AG$31];[.$AH$29:.$AH$31]);[.F39]=[.$AE$32];LOOKUP([.Y39];[.$AG$32:.$AG$34];[.$AH$32:.$AH$34])));0)" office:value-type="float" office:value="0" calcext:value-type="float">
            <text:p>0</text:p>
          </table:table-cell>
          <table:table-cell table:number-columns-repeated="37"/>
        </table:table-row>
        <table:table-row table:style-name="ro4">
          <table:table-cell table:number-columns-repeated="4"/>
          <table:table-cell table:style-name="ce16" table:number-columns-repeated="9"/>
          <table:table-cell table:number-columns-repeated="51"/>
        </table:table-row>
        <table:table-row table:style-name="ro4">
          <table:table-cell table:number-columns-repeated="4"/>
          <table:table-cell table:style-name="ce16"/>
          <table:table-cell table:style-name="ce19" table:number-columns-repeated="4"/>
          <table:table-cell table:style-name="ce16" table:number-columns-repeated="4"/>
          <table:table-cell table:number-columns-repeated="51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16" table:number-columns-repeated="3"/>
          <table:table-cell table:style-name="ce24"/>
          <table:table-cell table:style-name="ce16" table:number-columns-repeated="3"/>
          <table:table-cell table:number-columns-repeated="51"/>
        </table:table-row>
        <table:table-row table:style-name="ro4" table:number-rows-repeated="2">
          <table:table-cell table:number-columns-repeated="4"/>
          <table:table-cell table:style-name="ce16" table:number-columns-repeated="9"/>
          <table:table-cell table:number-columns-repeated="51"/>
        </table:table-row>
        <table:table-row table:style-name="ro4" table:number-rows-repeated="2">
          <table:table-cell table:number-columns-repeated="4"/>
          <table:table-cell table:style-name="ce16" table:number-columns-repeated="3"/>
          <table:table-cell table:style-name="ce24"/>
          <table:table-cell table:style-name="ce16" table:number-columns-repeated="5"/>
          <table:table-cell table:number-columns-repeated="51"/>
        </table:table-row>
        <table:table-row table:style-name="ro4" table:number-rows-repeated="8">
          <table:table-cell table:number-columns-repeated="7"/>
          <table:table-cell table:style-name="ce24"/>
          <table:table-cell table:number-columns-repeated="56"/>
        </table:table-row>
        <table:table-row table:style-name="ro4" table:number-rows-repeated="1048521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d.G7:d.H39">
            <calcext:condition calcext:apply-style-name="ConditionalStyle_1" calcext:value="formula-is(([.$F7]&gt;13)*([.$D7]=&quot;w&quot;))" calcext:base-cell-address="d.G7"/>
            <calcext:condition calcext:apply-style-name="ConditionalStyle_1" calcext:value="formula-is(([.$F7]&gt;11)*([.$D7]=&quot;m&quot;))" calcext:base-cell-address="d.G7"/>
          </calcext:conditional-format>
          <calcext:conditional-format calcext:target-range-address="d.I7:d.J39">
            <calcext:condition calcext:apply-style-name="ConditionalStyle_1" calcext:value="formula-is(([.$F7]&lt;14)*([.$D7]=&quot;w&quot;))" calcext:base-cell-address="d.I7"/>
            <calcext:condition calcext:apply-style-name="ConditionalStyle_1" calcext:value="formula-is(([.$F7]&lt;12)*([.$D7]=&quot;m&quot;))" calcext:base-cell-address="d.I7"/>
          </calcext:conditional-format>
          <calcext:conditional-format calcext:target-range-address="d.M7:d.N39">
            <calcext:condition calcext:apply-style-name="ConditionalStyle_1" calcext:value="formula-is((12&lt;[.$F7]))" calcext:base-cell-address="d.M7"/>
          </calcext:conditional-format>
          <calcext:conditional-format calcext:target-range-address="d.O7:d.P39">
            <calcext:condition calcext:apply-style-name="ConditionalStyle_1" calcext:value="formula-is(([.$F7]&lt;13))" calcext:base-cell-address="d.O7"/>
            <calcext:condition calcext:apply-style-name="ConditionalStyle_1" calcext:value="formula-is(([.$F7]&gt;15))" calcext:base-cell-address="d.O7"/>
          </calcext:conditional-format>
          <calcext:conditional-format calcext:target-range-address="d.Q7:d.R39">
            <calcext:condition calcext:apply-style-name="ConditionalStyle_1" calcext:value="formula-is(([.$F7]&lt;15))" calcext:base-cell-address="d.Q7"/>
          </calcext:conditional-format>
          <calcext:conditional-format calcext:target-range-address="d.S7:d.U39 d.AA7:d.AA39">
            <calcext:condition calcext:apply-style-name="ConditionalStyle_1" calcext:value="formula-is([.$D7]=&quot;m&quot;)" calcext:base-cell-address="d.S7"/>
          </calcext:conditional-format>
          <calcext:conditional-format calcext:target-range-address="d.V7:d.X39 d.Z7:d.Z39">
            <calcext:condition calcext:apply-style-name="ConditionalStyle_1" calcext:value="formula-is([.$D7]=&quot;w&quot;)" calcext:base-cell-address="d.V7"/>
          </calcext:conditional-format>
          <calcext:conditional-format calcext:target-range-address="d.G7:d.G39">
            <calcext:condition calcext:apply-style-name="ConditionalStyle_2" calcext:value="formula-is(COM.MICROSOFT.MAXIFS([.$G$7:.$G$39];[.$D$7:.$D$39];&quot;m&quot;)=[.G7])" calcext:base-cell-address="d.G7"/>
            <calcext:condition calcext:apply-style-name="ConditionalStyle_3" calcext:value="formula-is(COM.MICROSOFT.MAXIFS([.$G$7:.$G$39];[.$D$7:.$D$39];&quot;w&quot;)=[.G7])" calcext:base-cell-address="d.G7"/>
          </calcext:conditional-format>
          <calcext:conditional-format calcext:target-range-address="d.I7:d.I39">
            <calcext:condition calcext:apply-style-name="ConditionalStyle_2" calcext:value="formula-is(COM.MICROSOFT.MAXIFS([.$I$7:.$I$39];[.$D$7:.$D$39];&quot;m&quot;)=[.I7])" calcext:base-cell-address="d.I7"/>
            <calcext:condition calcext:apply-style-name="ConditionalStyle_3" calcext:value="formula-is(COM.MICROSOFT.MAXIFS([.$I$7:.$I$39];[.$D$7:.$D$39];&quot;w&quot;)=[.I7])" calcext:base-cell-address="d.I7"/>
          </calcext:conditional-format>
          <calcext:conditional-format calcext:target-range-address="d.K7:d.K39">
            <calcext:condition calcext:apply-style-name="ConditionalStyle_2" calcext:value="formula-is(COM.MICROSOFT.MAXIFS([.$K$7:.$K$39];[.$D$7:.$D$39];&quot;m&quot;)=[.K7])" calcext:base-cell-address="d.K7"/>
            <calcext:condition calcext:apply-style-name="ConditionalStyle_3" calcext:value="formula-is(COM.MICROSOFT.MAXIFS([.$K$7:.$K$39];[.$D$7:.$D$39];&quot;w&quot;)=[.K7])" calcext:base-cell-address="d.K7"/>
          </calcext:conditional-format>
          <calcext:conditional-format calcext:target-range-address="d.M7:d.M39">
            <calcext:condition calcext:apply-style-name="ConditionalStyle_2" calcext:value="formula-is(COM.MICROSOFT.MINIFS([.$M$7:.$M$39];[.$D$7:.$D$39];&quot;m&quot;)=[.M7])" calcext:base-cell-address="d.M7"/>
            <calcext:condition calcext:apply-style-name="ConditionalStyle_3" calcext:value="formula-is(COM.MICROSOFT.MINIFS([.$M$7:.$M$39];[.$D$7:.$D$39];&quot;w&quot;)=[.M7])" calcext:base-cell-address="d.M7"/>
          </calcext:conditional-format>
          <calcext:conditional-format calcext:target-range-address="d.O7:d.O39">
            <calcext:condition calcext:apply-style-name="ConditionalStyle_2" calcext:value="formula-is(COM.MICROSOFT.MINIFS([.$O$7:.$O$39];[.$D$7:.$D$39];&quot;m&quot;)=[.O7])" calcext:base-cell-address="d.O7"/>
            <calcext:condition calcext:apply-style-name="ConditionalStyle_3" calcext:value="formula-is(COM.MICROSOFT.MINIFS([.$O$7:.$O$39];[.$D$7:.$D$39];&quot;w&quot;)=[.O7])" calcext:base-cell-address="d.O7"/>
          </calcext:conditional-format>
          <calcext:conditional-format calcext:target-range-address="d.Q7:d.Q39">
            <calcext:condition calcext:apply-style-name="ConditionalStyle_2" calcext:value="formula-is(COM.MICROSOFT.MINIFS([.$Q$7:.$Q$39];[.$D$7:.$D$39];&quot;m&quot;)=[.Q7])" calcext:base-cell-address="d.Q7"/>
            <calcext:condition calcext:apply-style-name="ConditionalStyle_3" calcext:value="formula-is(COM.MICROSOFT.MINIFS([.$Q$7:.$Q$39];[.$D$7:.$D$39];&quot;w&quot;)=[.Q7])" calcext:base-cell-address="d.Q7"/>
          </calcext:conditional-format>
          <calcext:conditional-format calcext:target-range-address="d.S7:d.S39">
            <calcext:condition calcext:apply-style-name="ConditionalStyle_3" calcext:value="formula-is(MIN([.$S$7:.$S$39])=[.S7])" calcext:base-cell-address="d.S7"/>
          </calcext:conditional-format>
          <calcext:conditional-format calcext:target-range-address="d.V7:d.V39">
            <calcext:condition calcext:apply-style-name="ConditionalStyle_2" calcext:value="formula-is(MIN([.$V$7:.$V$39])=[.V7])" calcext:base-cell-address="d.V7"/>
          </calcext:conditional-format>
          <calcext:conditional-format calcext:target-range-address="d.Z7:d.AA39">
            <calcext:condition calcext:apply-style-name="ConditionalStyle_4" calcext:value="formula-is(MOD(ROW();2)=0)" calcext:base-cell-address="d.Z7"/>
            <calcext:condition calcext:apply-style-name="ConditionalStyle_5" calcext:value="formula-is(MOD(ROW();2)=1)" calcext:base-cell-address="d.Z7"/>
          </calcext:conditional-format>
          <calcext:conditional-format calcext:target-range-address="d.A7:d.X39">
            <calcext:condition calcext:apply-style-name="ConditionalStyle_6" calcext:value="formula-is(MOD(ROW();2)=0)" calcext:base-cell-address="d.A7"/>
            <calcext:condition calcext:apply-style-name="ConditionalStyle_7" calcext:value="formula-is(MOD(ROW();2)=1)" calcext:base-cell-address="d.A7"/>
          </calcext:conditional-format>
          <calcext:conditional-format calcext:target-range-address="d.Y7:d.Y39">
            <calcext:condition calcext:apply-style-name="ConditionalStyle_2" calcext:value="formula-is(COM.MICROSOFT.MAXIFS([.$Y$7:.$Y$39];[.$D$7:.$D$39];&quot;m&quot;)=[.Y7])" calcext:base-cell-address="d.Y7"/>
            <calcext:condition calcext:apply-style-name="ConditionalStyle_3" calcext:value="formula-is(COM.MICROSOFT.MAXIFS([.$Y$7:.$Y$39];[.$D$7:.$D$39];&quot;w&quot;)=[.Y7])" calcext:base-cell-address="d.Y7"/>
          </calcext:conditional-format>
          <calcext:conditional-format calcext:target-range-address="d.Y7:d.Y39 d.N8:d.N39 d.P8:d.P39 d.R8:d.R39">
            <calcext:condition calcext:apply-style-name="ConditionalStyle_1" calcext:value="formula-is(COM.MICROSOFT.MAXIFS([.$Y$6:.$Y$38];[.$D$6:.$D$38];&quot;m&quot;)=[.Y7])" calcext:base-cell-address="d.Y7"/>
            <calcext:condition calcext:apply-style-name="ConditionalStyle_1" calcext:value="formula-is(COM.MICROSOFT.MAXIFS([.$Y$6:.$Y$38];[.$D$6:.$D$38];&quot;w&quot;)=[.Y7])" calcext:base-cell-address="d.Y7"/>
          </calcext:conditional-format>
          <calcext:conditional-format calcext:target-range-address="d.Y7:d.Y39">
            <calcext:condition calcext:apply-style-name="ConditionalStyle_1" calcext:value="formula-is(MOD(ROW();2)=0)" calcext:base-cell-address="d.Y7"/>
            <calcext:condition calcext:apply-style-name="ConditionalStyle_1" calcext:value="formula-is(MOD(ROW();2)=1)" calcext:base-cell-address="d.Y7"/>
          </calcext:conditional-format>
        </calcext:conditional-formats>
      </table:table>
      <table:table table:name="e" table:style-name="ta1" table:protected="true">
        <loext:table-protection loext:select-protected-cells="true" loext:select-unprotected-cells="true"/>
        <table:table-column table:style-name="co1" table:default-cell-style-name="ce1"/>
        <table:table-column table:style-name="co2" table:number-columns-repeated="63" table:default-cell-style-name="ce6"/>
        <table:table-row table:style-name="ro1">
          <table:table-cell/>
          <table:table-cell table:style-name="ce5" office:value-type="string" calcext:value-type="string">
            <text:p>Klasse:</text:p>
          </table:table-cell>
          <table:table-cell table:style-name="ce178" table:formula="of:=COM.MICROSOFT.IFS([$a.C1]=&quot;5a&quot;;&quot;5e&quot;; [$a.C1]=&quot;6a&quot;;&quot;6e&quot;;[$a.C1]=&quot;7a&quot;;&quot;7e&quot;; [$a.C1]=&quot;8a&quot;;&quot;8e&quot;;[$a.C1]=&quot;9a&quot;;&quot;9e&quot;; [$a.C1]=&quot;10a&quot;;&quot;10e&quot;)" office:value-type="string" office:string-value="6e" calcext:value-type="string">
            <text:p>6e</text:p>
          </table:table-cell>
          <table:table-cell table:style-name="ce11" table:number-columns-repeated="3"/>
          <table:table-cell table:style-name="ce5" office:value-type="string" calcext:value-type="string">
            <text:p>Jahr:</text:p>
          </table:table-cell>
          <table:table-cell table:style-name="ce22" table:formula="of:=[$a.$H$1]" office:value-type="float" office:value="2019" calcext:value-type="float">
            <text:p>2019</text:p>
          </table:table-cell>
          <table:table-cell table:number-columns-repeated="2"/>
          <table:table-cell table:style-name="ce77" office:value-type="string" calcext:value-type="string" table:number-columns-spanned="12" table:number-rows-spanned="1">
            <text:p>Hinweise:</text:p>
          </table:table-cell>
          <table:covered-table-cell table:number-columns-repeated="11" table:style-name="ce77"/>
          <table:table-cell table:number-columns-repeated="42"/>
        </table:table-row>
        <table:table-row table:style-name="ro2">
          <table:table-cell table:number-columns-repeated="10"/>
          <table:table-cell table:style-name="ce78" office:value-type="string" calcext:value-type="string" table:number-columns-spanned="12" table:number-rows-spanned="1">
            <text:p>* Die Liste wirkt nur auf den ersten Blick viel zu bunt. Sobald Werte eingetragen sind, wird es besser</text:p>
            <text:p>* Liste gilt für Handstoppung (also nichtelektronisch)</text:p>
            <text:p>* Zeiten für 800m/1000m-Lauf müssen als Kommazahl angegeben werden (z.B. 3:40 als 3,4)</text:p>
            <text:p>* Disziplinen, die für die jeweilige Altersklasse/das Geschlecht nicht zulässig sind, sind ausgegraut</text:p>
            <text:p>* Das beste Mädchen je Disziplin und Klasse wird rosa hinterlegt, der beste Junge blau</text:p>
            <text:p>* in der letzten Tabelle findet sich eine Bestenliste der Stufe getrennt nach Jahrgang</text:p>
            <text:p>* Listen nur bis 16 Jahre ausgelegt</text:p>
            <text:p>* Kugelstoßen nicht einbezogen (da für unsere Schule nicht relevant)</text:p>
          </table:table-cell>
          <table:covered-table-cell table:number-columns-repeated="11" table:style-name="ce78"/>
          <table:table-cell table:number-columns-repeated="42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5">
          <table:table-cell table:style-name="ce2"/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Vorname</text:p>
          </table:table-cell>
          <table:table-cell table:style-name="ce7" office:value-type="string" calcext:value-type="string">
            <text:p>m/w</text:p>
          </table:table-cell>
          <table:table-cell table:style-name="ce7" office:value-type="string" calcext:value-type="string">
            <text:p>Geburtsjahr</text:p>
          </table:table-cell>
          <table:table-cell table:style-name="ce17" office:value-type="string" calcext:value-type="string">
            <text:p>Alter</text:p>
          </table:table-cell>
          <table:table-cell table:style-name="ce69" office:value-type="string" calcext:value-type="string" table:number-columns-spanned="2" table:number-rows-spanned="1">
            <text:p>Ballwurf 80g</text:p>
          </table:table-cell>
          <table:covered-table-cell table:style-name="ce69"/>
          <table:table-cell table:style-name="ce74" office:value-type="string" calcext:value-type="string" table:number-columns-spanned="2" table:number-rows-spanned="1">
            <text:p>Schlagball 200g</text:p>
          </table:table-cell>
          <table:covered-table-cell table:style-name="ce74"/>
          <table:table-cell table:style-name="ce69" office:value-type="string" calcext:value-type="string" table:number-columns-spanned="2" table:number-rows-spanned="1">
            <text:p>Weitsprung</text:p>
          </table:table-cell>
          <table:covered-table-cell table:style-name="ce69"/>
          <table:table-cell table:style-name="ce74" office:value-type="string" calcext:value-type="string" table:number-columns-spanned="2" table:number-rows-spanned="1">
            <text:p>50m Sprint</text:p>
          </table:table-cell>
          <table:covered-table-cell table:style-name="ce74" office:value-type="string" calcext:value-type="string">
            <text:p>50m</text:p>
          </table:covered-table-cell>
          <table:table-cell table:style-name="ce69" office:value-type="string" calcext:value-type="string" table:number-columns-spanned="2" table:number-rows-spanned="1">
            <text:p>75m Sprint</text:p>
          </table:table-cell>
          <table:covered-table-cell table:style-name="ce69"/>
          <table:table-cell table:style-name="ce74" office:value-type="string" calcext:value-type="string" table:number-columns-spanned="2" table:number-rows-spanned="1">
            <text:p>100m Sprint</text:p>
          </table:table-cell>
          <table:covered-table-cell table:style-name="ce74"/>
          <table:table-cell table:style-name="ce69" office:value-type="string" calcext:value-type="string" table:number-columns-spanned="3" table:number-rows-spanned="1">
            <text:p>800m</text:p>
          </table:table-cell>
          <table:covered-table-cell table:number-columns-repeated="2" table:style-name="ce69"/>
          <table:table-cell table:style-name="ce74" office:value-type="string" calcext:value-type="string" table:number-columns-spanned="3" table:number-rows-spanned="1">
            <text:p>1000m</text:p>
          </table:table-cell>
          <table:covered-table-cell table:number-columns-repeated="2" table:style-name="ce74"/>
          <table:table-cell table:style-name="ce93" office:value-type="string" calcext:value-type="string" table:number-columns-spanned="1" table:number-rows-spanned="2">
            <text:p>Gesamt-punktzahl</text:p>
          </table:table-cell>
          <table:table-cell table:style-name="ce96" office:value-type="string" calcext:value-type="string" table:number-columns-spanned="1" table:number-rows-spanned="2">
            <text:p>Urkunde m</text:p>
          </table:table-cell>
          <table:table-cell table:style-name="ce96" office:value-type="string" calcext:value-type="string" table:number-columns-spanned="1" table:number-rows-spanned="2">
            <text:p>Urkunde w</text:p>
          </table:table-cell>
          <table:table-cell table:style-name="ce49" table:number-columns-repeated="3"/>
          <table:table-cell table:style-name="ce19" table:number-columns-repeated="3"/>
          <table:table-cell table:style-name="ce49"/>
          <table:table-cell table:style-name="ce57" table:number-columns-repeated="30"/>
        </table:table-row>
        <table:table-row table:style-name="ro6">
          <table:table-cell table:style-name="ce2"/>
          <table:table-cell table:style-name="ce7" table:number-columns-repeated="4"/>
          <table:table-cell table:style-name="ce17"/>
          <table:table-cell table:style-name="ce69" office:value-type="string" calcext:value-type="string">
            <text:p>Weite</text:p>
          </table:table-cell>
          <table:table-cell table:style-name="ce69" office:value-type="string" calcext:value-type="string">
            <text:p>Punkte</text:p>
          </table:table-cell>
          <table:table-cell table:style-name="ce69" office:value-type="string" calcext:value-type="string">
            <text:p>Weite</text:p>
          </table:table-cell>
          <table:table-cell table:style-name="ce69" office:value-type="string" calcext:value-type="string">
            <text:p>Punkte</text:p>
          </table:table-cell>
          <table:table-cell table:style-name="ce69" office:value-type="string" calcext:value-type="string">
            <text:p>Weite</text:p>
          </table:table-cell>
          <table:table-cell table:style-name="ce69" office:value-type="string" calcext:value-type="string">
            <text:p>Punkte</text:p>
          </table:table-cell>
          <table:table-cell table:style-name="ce74" office:value-type="string" calcext:value-type="string">
            <text:p>Zeit</text:p>
          </table:table-cell>
          <table:table-cell table:style-name="ce74" office:value-type="string" calcext:value-type="string">
            <text:p>Punkte</text:p>
          </table:table-cell>
          <table:table-cell table:style-name="ce74" office:value-type="string" calcext:value-type="string">
            <text:p>Zeit</text:p>
          </table:table-cell>
          <table:table-cell table:style-name="ce74" office:value-type="string" calcext:value-type="string">
            <text:p>Punkte</text:p>
          </table:table-cell>
          <table:table-cell table:style-name="ce74" office:value-type="string" calcext:value-type="string">
            <text:p>Zeit</text:p>
          </table:table-cell>
          <table:table-cell table:style-name="ce74" office:value-type="string" calcext:value-type="string">
            <text:p>Punkte</text:p>
          </table:table-cell>
          <table:table-cell table:style-name="ce69" office:value-type="string" calcext:value-type="string">
            <text:p>Zeit</text:p>
          </table:table-cell>
          <table:table-cell table:style-name="ce69" office:value-type="string" calcext:value-type="string">
            <text:p>Zeit in sek</text:p>
          </table:table-cell>
          <table:table-cell table:style-name="ce69" office:value-type="string" calcext:value-type="string">
            <text:p>Punkte</text:p>
          </table:table-cell>
          <table:table-cell table:style-name="ce69" office:value-type="string" calcext:value-type="string">
            <text:p>Zeit</text:p>
          </table:table-cell>
          <table:table-cell table:style-name="ce69" office:value-type="string" calcext:value-type="string">
            <text:p>Zeit in sek</text:p>
          </table:table-cell>
          <table:table-cell table:style-name="ce69" office:value-type="string" calcext:value-type="string">
            <text:p>Punkte</text:p>
          </table:table-cell>
          <table:covered-table-cell table:style-name="ce93"/>
          <table:covered-table-cell table:number-columns-repeated="2" table:style-name="ce96"/>
          <table:table-cell table:style-name="ce49" table:number-columns-repeated="3"/>
          <table:table-cell table:style-name="ce19" table:number-columns-repeated="3"/>
          <table:table-cell table:style-name="ce49"/>
          <table:table-cell table:style-name="ce57" table:number-columns-repeated="30"/>
        </table:table-row>
        <table:table-row table:style-name="ro4">
          <table:table-cell table:style-name="ce252" office:value-type="float" office:value="1" calcext:value-type="float">
            <text:p>1</text:p>
          </table:table-cell>
          <table:table-cell table:style-name="ce254" table:number-columns-repeated="2"/>
          <table:table-cell table:style-name="ce256" table:content-validation-name="val2"/>
          <table:table-cell table:style-name="ce258"/>
          <table:table-cell table:style-name="ce260" table:formula="of:=IF(ISBLANK([.E7]);&quot;&quot;;[.$H$1]-[.E7])">
            <text:p/>
          </table:table-cell>
          <table:table-cell table:style-name="ce261"/>
          <table:table-cell table:style-name="ce262" table:formula="of:=COM.MICROSOFT.IFS(ISBLANK([.G7]);0;[.G7]=0;0;[.$D7]=&quot;m&quot;;ROUNDDOWN((SQRT([.G7])-2.8)/0.011;0);[.$D7]=&quot;w&quot;;ROUNDDOWN((SQRT([.G7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7]);0;[.I7]=0;0;[.$D7]=&quot;m&quot;;ROUNDDOWN((SQRT([.I7])-1.936)/0.0124;0);[.$D7]=&quot;w&quot;;ROUNDDOWN((SQRT([.I7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7]);0;[.K7]=0;0;[.$D7]=&quot;m&quot;;ROUNDDOWN((SQRT([.K7])-1.15028)/0.00219;0);[.$D7]=&quot;w&quot;;ROUNDDOWN((SQRT([.K7])-1.0935)/0.00208;0))" office:value-type="float" office:value="0" calcext:value-type="float">
            <text:p>0</text:p>
          </table:table-cell>
          <table:table-cell table:style-name="ce267"/>
          <table:table-cell table:style-name="ce268" table:formula="of:=COM.MICROSOFT.IFS(ISBLANK([.M7]);0;[.M7]=0;0;[.$D7]=&quot;m&quot;;ROUNDDOWN((50/([.M7]+0.24)-3.79)/0.0069;0);[.$D7]=&quot;w&quot;;ROUNDDOWN((50/([.M7]+0.24)-3.648)/0.0066;0))" office:value-type="float" office:value="0" calcext:value-type="float">
            <text:p>0</text:p>
          </table:table-cell>
          <table:table-cell table:style-name="ce270"/>
          <table:table-cell table:style-name="ce271" table:formula="of:=COM.MICROSOFT.IFS(ISBLANK([.O7]);0;[.O7]=0;0;[.$D7]=&quot;m&quot;;ROUNDDOWN((75/([.O7]+0.24)-4.1)/0.00664;0);[.$D7]=&quot;w&quot;;ROUNDDOWN((75/([.O7]+0.24)-3.998)/0.0066;0))" office:value-type="float" office:value="0" calcext:value-type="float">
            <text:p>0</text:p>
          </table:table-cell>
          <table:table-cell table:style-name="ce273"/>
          <table:table-cell table:style-name="ce274" table:formula="of:=COM.MICROSOFT.IFS(ISBLANK([.Q7]);0;[.Q7]=0;0;[.$D7]=&quot;m&quot;;ROUNDDOWN((100/([.Q7]+0.24)-4.341)/0.00676;0);[.$D7]=&quot;w&quot;;ROUNDDOWN((100/([.Q7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7])*60+([.S7]-INT([.S7]))*100" office:value-type="float" office:value="0" calcext:value-type="float">
            <text:p>0</text:p>
          </table:table-cell>
          <table:table-cell table:style-name="ce278" table:formula="of:=COM.MICROSOFT.IFS(ISBLANK([.T7]);0;[.T7]=0;0;[.$D7]=&quot;m&quot;;&quot;1000m Pflicht&quot;;[.$D7]=&quot;w&quot;;ROUNDDOWN((800/[.T7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7])*60+([.V7]-INT([.V7]))*100" office:value-type="float" office:value="0" calcext:value-type="float">
            <text:p>0</text:p>
          </table:table-cell>
          <table:table-cell table:style-name="ce281" table:formula="of:=COM.MICROSOFT.IFS(ISBLANK([.V7]);0;[.V7]=0;0;[.$D7]=&quot;w&quot;;&quot;800m Pflicht&quot;;[.$D7]=&quot;m&quot;;ROUNDDOWN((1000/[.W7]-2.158)/0.006;0))" office:value-type="float" office:value="0" calcext:value-type="float">
            <text:p>0</text:p>
          </table:table-cell>
          <table:table-cell table:style-name="ce282" table:formula="of:=LARGE(([.H7]~[.J7]~[.L7]~[.N7]~[.O7]~[.R7]~[.U7]~[.X7]);1)+LARGE(([.H7]~[.J7]~[.L7]~[.N7]~[.O7]~[.R7]~[.U7]~[.X7]);2)+LARGE(([.H7]~[.J7]~[.L7]~[.N7]~[.O7]~[.R7]~[.U7]~[.X7]);3)" office:value-type="float" office:value="0" calcext:value-type="float">
            <text:p>0</text:p>
          </table:table-cell>
          <table:table-cell table:style-name="ce283" table:formula="of:=IF([.D7]=&quot;m&quot;;(COM.MICROSOFT.IFS([.F7]=[.$AE$8];LOOKUP([.Y7];[.$AF$8:.$AF$10];[.$AH$8:.$AH$10]);[.F7]=[.$AE$11];LOOKUP([.Y7];[.$AF$11:.$AF$13];[.$AH$11:.$AH$13]);[.F7]=[.$AE$14];LOOKUP([.Y7];[.$AF$14:.$AF$16];[.$AH$14:.$AH$16]);[.F7]=[.$AE$17];LOOKUP([.Y7];[.$AF$17:.$AF$19];[.$AH$17:.$AH$19]);[.F7]=[.$AE$20];LOOKUP([.Y7];[.$AF$20:.$AF$22];[.$AH$20:.$AH$22]);[.F7]=[.$AE$23];LOOKUP([.Y7];[.$AF$23:.$AF$25];[.$AH$23:.$AH$25]);[.F7]=[.$AE$26];LOOKUP([.Y7];[.$AF$26:.$AF$28];[.$AH$26:.$AH$28]);[.F7]=[.$AE$29];LOOKUP([.Y7];[.$AF$29:.$AF$31];[.$AH$29:.$AH$31]);[.F7]=[.$AE$32];LOOKUP([.Y7];[.$AF$32:.$AF$34];[.$AH$32:.$AH$34])));0)" office:value-type="float" office:value="0" calcext:value-type="float">
            <text:p>0</text:p>
          </table:table-cell>
          <table:table-cell table:style-name="ce284" table:formula="of:=IF([.D7]=&quot;w&quot;;(COM.MICROSOFT.IFS([.F7]=[.$AE$8];LOOKUP([.Y7];[.$AG$8:.$AG$10];[.$AH$8:.$AH$10]);[.F7]=[.$AE$11];LOOKUP([.Y7];[.$AG$11:.$AG$13];[.$AH$11:.$AH$13]);[.F7]=[.$AE$14];LOOKUP([.Y7];[.$AG$14:.$AG$16];[.$AH$14:.$AH$16]);[.F7]=[.$AE$17];LOOKUP([.Y7];[.$AG$17:.$AG$19];[.$AH$17:.$AH$19]);[.F7]=[.$AE$20];LOOKUP([.Y7];[.$AG$20:.$AG$22];[.$AH$20:.$AH$22]);[.F7]=[.$AE$23];LOOKUP([.Y7];[.$AG$23:.$AG$25];[.$AH$23:.$AH$25]);[.F7]=[.$AE$26];LOOKUP([.Y7];[.$AG$26:.$AG$28];[.$AH$26:.$AH$28]);[.F7]=[.$AE$29];LOOKUP([.Y7];[.$AG$29:.$AG$31];[.$AH$29:.$AH$31]);[.F7]=[.$AE$32];LOOKUP([.Y7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0" office:value-type="string" calcext:value-type="string">
            <text:p>Alter</text:p>
          </table:table-cell>
          <table:table-cell table:style-name="ce50" office:value-type="string" calcext:value-type="string">
            <text:p>Punkte m </text:p>
          </table:table-cell>
          <table:table-cell table:style-name="ce50" office:value-type="string" calcext:value-type="string">
            <text:p>Punkte w</text:p>
          </table:table-cell>
          <table:table-cell table:style-name="ce50" office:value-type="string" calcext:value-type="string">
            <text:p>Urkunde</text:p>
          </table:table-cell>
          <table:table-cell table:number-columns-repeated="30"/>
        </table:table-row>
        <table:table-row table:style-name="ro4">
          <table:table-cell table:style-name="ce252" office:value-type="float" office:value="2" calcext:value-type="float">
            <text:p>2</text:p>
          </table:table-cell>
          <table:table-cell table:style-name="ce254" table:number-columns-repeated="2"/>
          <table:table-cell table:style-name="ce256" table:content-validation-name="val2"/>
          <table:table-cell table:style-name="ce258"/>
          <table:table-cell table:style-name="ce260" table:formula="of:=IF(ISBLANK([.E8]);&quot;&quot;;[.$H$1]-[.E8])">
            <text:p/>
          </table:table-cell>
          <table:table-cell table:style-name="ce261"/>
          <table:table-cell table:style-name="ce262" table:formula="of:=COM.MICROSOFT.IFS(ISBLANK([.G8]);0;[.G8]=0;0;[.$D8]=&quot;m&quot;;ROUNDDOWN((SQRT([.G8])-2.8)/0.011;0);[.$D8]=&quot;w&quot;;ROUNDDOWN((SQRT([.G8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8]);0;[.I8]=0;0;[.$D8]=&quot;m&quot;;ROUNDDOWN((SQRT([.I8])-1.936)/0.0124;0);[.$D8]=&quot;w&quot;;ROUNDDOWN((SQRT([.I8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8]);0;[.K8]=0;0;[.$D8]=&quot;m&quot;;ROUNDDOWN((SQRT([.K8])-1.15028)/0.00219;0);[.$D8]=&quot;w&quot;;ROUNDDOWN((SQRT([.K8])-1.0935)/0.00208;0))" office:value-type="float" office:value="0" calcext:value-type="float">
            <text:p>0</text:p>
          </table:table-cell>
          <table:table-cell table:style-name="ce267"/>
          <table:table-cell table:style-name="ce269" table:formula="of:=COM.MICROSOFT.IFS(ISBLANK([.M8]);0;[.M8]=0;0;[.$D8]=&quot;m&quot;;ROUNDDOWN((50/([.M8]+0.24)-3.79)/0.0069;0);[.$D8]=&quot;w&quot;;ROUNDDOWN((50/([.M8]+0.24)-3.648)/0.0066;0))" office:value-type="float" office:value="0" calcext:value-type="float">
            <text:p>0</text:p>
          </table:table-cell>
          <table:table-cell table:style-name="ce270"/>
          <table:table-cell table:style-name="ce272" table:formula="of:=COM.MICROSOFT.IFS(ISBLANK([.O8]);0;[.O8]=0;0;[.$D8]=&quot;m&quot;;ROUNDDOWN((75/([.O8]+0.24)-4.1)/0.00664;0);[.$D8]=&quot;w&quot;;ROUNDDOWN((75/([.O8]+0.24)-3.998)/0.0066;0))" office:value-type="float" office:value="0" calcext:value-type="float">
            <text:p>0</text:p>
          </table:table-cell>
          <table:table-cell table:style-name="ce273"/>
          <table:table-cell table:style-name="ce275" table:formula="of:=COM.MICROSOFT.IFS(ISBLANK([.Q8]);0;[.Q8]=0;0;[.$D8]=&quot;m&quot;;ROUNDDOWN((100/([.Q8]+0.24)-4.341)/0.00676;0);[.$D8]=&quot;w&quot;;ROUNDDOWN((100/([.Q8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8])*60+([.S8]-INT([.S8]))*100" office:value-type="float" office:value="0" calcext:value-type="float">
            <text:p>0</text:p>
          </table:table-cell>
          <table:table-cell table:style-name="ce278" table:formula="of:=COM.MICROSOFT.IFS(ISBLANK([.T8]);0;[.T8]=0;0;[.$D8]=&quot;m&quot;;&quot;1000m Pflicht&quot;;[.$D8]=&quot;w&quot;;ROUNDDOWN((800/[.T8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8])*60+([.V8]-INT([.V8]))*100" office:value-type="float" office:value="0" calcext:value-type="float">
            <text:p>0</text:p>
          </table:table-cell>
          <table:table-cell table:style-name="ce281" table:formula="of:=COM.MICROSOFT.IFS(ISBLANK([.V8]);0;[.V8]=0;0;[.$D8]=&quot;w&quot;;&quot;800m Pflicht&quot;;[.$D8]=&quot;m&quot;;ROUNDDOWN((1000/[.W8]-2.158)/0.006;0))" office:value-type="float" office:value="0" calcext:value-type="float">
            <text:p>0</text:p>
          </table:table-cell>
          <table:table-cell table:style-name="ce282" table:formula="of:=LARGE(([.H8]~[.J8]~[.L8]~[.N8]~[.O8]~[.R8]~[.U8]~[.X8]);1)+LARGE(([.H8]~[.J8]~[.L8]~[.N8]~[.O8]~[.R8]~[.U8]~[.X8]);2)+LARGE(([.H8]~[.J8]~[.L8]~[.N8]~[.O8]~[.R8]~[.U8]~[.X8]);3)" office:value-type="float" office:value="0" calcext:value-type="float">
            <text:p>0</text:p>
          </table:table-cell>
          <table:table-cell table:style-name="ce283" table:formula="of:=IF([.D8]=&quot;m&quot;;(COM.MICROSOFT.IFS([.F8]=[.$AE$8];LOOKUP([.Y8];[.$AF$8:.$AF$10];[.$AH$8:.$AH$10]);[.F8]=[.$AE$11];LOOKUP([.Y8];[.$AF$11:.$AF$13];[.$AH$11:.$AH$13]);[.F8]=[.$AE$14];LOOKUP([.Y8];[.$AF$14:.$AF$16];[.$AH$14:.$AH$16]);[.F8]=[.$AE$17];LOOKUP([.Y8];[.$AF$17:.$AF$19];[.$AH$17:.$AH$19]);[.F8]=[.$AE$20];LOOKUP([.Y8];[.$AF$20:.$AF$22];[.$AH$20:.$AH$22]);[.F8]=[.$AE$23];LOOKUP([.Y8];[.$AF$23:.$AF$25];[.$AH$23:.$AH$25]);[.F8]=[.$AE$26];LOOKUP([.Y8];[.$AF$26:.$AF$28];[.$AH$26:.$AH$28]);[.F8]=[.$AE$29];LOOKUP([.Y8];[.$AF$29:.$AF$31];[.$AH$29:.$AH$31]);[.F8]=[.$AE$32];LOOKUP([.Y8];[.$AF$32:.$AF$34];[.$AH$32:.$AH$34])));0)" office:value-type="float" office:value="0" calcext:value-type="float">
            <text:p>0</text:p>
          </table:table-cell>
          <table:table-cell table:style-name="ce284" table:formula="of:=IF([.D8]=&quot;w&quot;;(COM.MICROSOFT.IFS([.F8]=[.$AE$8];LOOKUP([.Y8];[.$AG$8:.$AG$10];[.$AH$8:.$AH$10]);[.F8]=[.$AE$11];LOOKUP([.Y8];[.$AG$11:.$AG$13];[.$AH$11:.$AH$13]);[.F8]=[.$AE$14];LOOKUP([.Y8];[.$AG$14:.$AG$16];[.$AH$14:.$AH$16]);[.F8]=[.$AE$17];LOOKUP([.Y8];[.$AG$17:.$AG$19];[.$AH$17:.$AH$19]);[.F8]=[.$AE$20];LOOKUP([.Y8];[.$AG$20:.$AG$22];[.$AH$20:.$AH$22]);[.F8]=[.$AE$23];LOOKUP([.Y8];[.$AG$23:.$AG$25];[.$AH$23:.$AH$25]);[.F8]=[.$AE$26];LOOKUP([.Y8];[.$AG$26:.$AG$28];[.$AH$26:.$AH$28]);[.F8]=[.$AE$29];LOOKUP([.Y8];[.$AG$29:.$AG$31];[.$AH$29:.$AH$31]);[.F8]=[.$AE$32];LOOKUP([.Y8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1" office:value-type="float" office:value="8" calcext:value-type="float" table:number-columns-spanned="1" table:number-rows-spanned="3">
            <text:p>8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252" office:value-type="float" office:value="3" calcext:value-type="float">
            <text:p>3</text:p>
          </table:table-cell>
          <table:table-cell table:style-name="ce254" table:number-columns-repeated="2"/>
          <table:table-cell table:style-name="ce256" table:content-validation-name="val2"/>
          <table:table-cell table:style-name="ce258"/>
          <table:table-cell table:style-name="ce260" table:formula="of:=IF(ISBLANK([.E9]);&quot;&quot;;[.$H$1]-[.E9])">
            <text:p/>
          </table:table-cell>
          <table:table-cell table:style-name="ce261"/>
          <table:table-cell table:style-name="ce262" table:formula="of:=COM.MICROSOFT.IFS(ISBLANK([.G9]);0;[.G9]=0;0;[.$D9]=&quot;m&quot;;ROUNDDOWN((SQRT([.G9])-2.8)/0.011;0);[.$D9]=&quot;w&quot;;ROUNDDOWN((SQRT([.G9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9]);0;[.I9]=0;0;[.$D9]=&quot;m&quot;;ROUNDDOWN((SQRT([.I9])-1.936)/0.0124;0);[.$D9]=&quot;w&quot;;ROUNDDOWN((SQRT([.I9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9]);0;[.K9]=0;0;[.$D9]=&quot;m&quot;;ROUNDDOWN((SQRT([.K9])-1.15028)/0.00219;0);[.$D9]=&quot;w&quot;;ROUNDDOWN((SQRT([.K9])-1.0935)/0.00208;0))" office:value-type="float" office:value="0" calcext:value-type="float">
            <text:p>0</text:p>
          </table:table-cell>
          <table:table-cell table:style-name="ce267"/>
          <table:table-cell table:style-name="ce269" table:formula="of:=COM.MICROSOFT.IFS(ISBLANK([.M9]);0;[.M9]=0;0;[.$D9]=&quot;m&quot;;ROUNDDOWN((50/([.M9]+0.24)-3.79)/0.0069;0);[.$D9]=&quot;w&quot;;ROUNDDOWN((50/([.M9]+0.24)-3.648)/0.0066;0))" office:value-type="float" office:value="0" calcext:value-type="float">
            <text:p>0</text:p>
          </table:table-cell>
          <table:table-cell table:style-name="ce270"/>
          <table:table-cell table:style-name="ce272" table:formula="of:=COM.MICROSOFT.IFS(ISBLANK([.O9]);0;[.O9]=0;0;[.$D9]=&quot;m&quot;;ROUNDDOWN((75/([.O9]+0.24)-4.1)/0.00664;0);[.$D9]=&quot;w&quot;;ROUNDDOWN((75/([.O9]+0.24)-3.998)/0.0066;0))" office:value-type="float" office:value="0" calcext:value-type="float">
            <text:p>0</text:p>
          </table:table-cell>
          <table:table-cell table:style-name="ce273"/>
          <table:table-cell table:style-name="ce275" table:formula="of:=COM.MICROSOFT.IFS(ISBLANK([.Q9]);0;[.Q9]=0;0;[.$D9]=&quot;m&quot;;ROUNDDOWN((100/([.Q9]+0.24)-4.341)/0.00676;0);[.$D9]=&quot;w&quot;;ROUNDDOWN((100/([.Q9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9])*60+([.S9]-INT([.S9]))*100" office:value-type="float" office:value="0" calcext:value-type="float">
            <text:p>0</text:p>
          </table:table-cell>
          <table:table-cell table:style-name="ce278" table:formula="of:=COM.MICROSOFT.IFS(ISBLANK([.T9]);0;[.T9]=0;0;[.$D9]=&quot;m&quot;;&quot;1000m Pflicht&quot;;[.$D9]=&quot;w&quot;;ROUNDDOWN((800/[.T9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9])*60+([.V9]-INT([.V9]))*100" office:value-type="float" office:value="0" calcext:value-type="float">
            <text:p>0</text:p>
          </table:table-cell>
          <table:table-cell table:style-name="ce281" table:formula="of:=COM.MICROSOFT.IFS(ISBLANK([.V9]);0;[.V9]=0;0;[.$D9]=&quot;w&quot;;&quot;800m Pflicht&quot;;[.$D9]=&quot;m&quot;;ROUNDDOWN((1000/[.W9]-2.158)/0.006;0))" office:value-type="float" office:value="0" calcext:value-type="float">
            <text:p>0</text:p>
          </table:table-cell>
          <table:table-cell table:style-name="ce282" table:formula="of:=LARGE(([.H9]~[.J9]~[.L9]~[.N9]~[.O9]~[.R9]~[.U9]~[.X9]);1)+LARGE(([.H9]~[.J9]~[.L9]~[.N9]~[.O9]~[.R9]~[.U9]~[.X9]);2)+LARGE(([.H9]~[.J9]~[.L9]~[.N9]~[.O9]~[.R9]~[.U9]~[.X9]);3)" office:value-type="float" office:value="0" calcext:value-type="float">
            <text:p>0</text:p>
          </table:table-cell>
          <table:table-cell table:style-name="ce283" table:formula="of:=IF([.D9]=&quot;m&quot;;(COM.MICROSOFT.IFS([.F9]=[.$AE$8];LOOKUP([.Y9];[.$AF$8:.$AF$10];[.$AH$8:.$AH$10]);[.F9]=[.$AE$11];LOOKUP([.Y9];[.$AF$11:.$AF$13];[.$AH$11:.$AH$13]);[.F9]=[.$AE$14];LOOKUP([.Y9];[.$AF$14:.$AF$16];[.$AH$14:.$AH$16]);[.F9]=[.$AE$17];LOOKUP([.Y9];[.$AF$17:.$AF$19];[.$AH$17:.$AH$19]);[.F9]=[.$AE$20];LOOKUP([.Y9];[.$AF$20:.$AF$22];[.$AH$20:.$AH$22]);[.F9]=[.$AE$23];LOOKUP([.Y9];[.$AF$23:.$AF$25];[.$AH$23:.$AH$25]);[.F9]=[.$AE$26];LOOKUP([.Y9];[.$AF$26:.$AF$28];[.$AH$26:.$AH$28]);[.F9]=[.$AE$29];LOOKUP([.Y9];[.$AF$29:.$AF$31];[.$AH$29:.$AH$31]);[.F9]=[.$AE$32];LOOKUP([.Y9];[.$AF$32:.$AF$34];[.$AH$32:.$AH$34])));0)" office:value-type="float" office:value="0" calcext:value-type="float">
            <text:p>0</text:p>
          </table:table-cell>
          <table:table-cell table:style-name="ce284" table:formula="of:=IF([.D9]=&quot;w&quot;;(COM.MICROSOFT.IFS([.F9]=[.$AE$8];LOOKUP([.Y9];[.$AG$8:.$AG$10];[.$AH$8:.$AH$10]);[.F9]=[.$AE$11];LOOKUP([.Y9];[.$AG$11:.$AG$13];[.$AH$11:.$AH$13]);[.F9]=[.$AE$14];LOOKUP([.Y9];[.$AG$14:.$AG$16];[.$AH$14:.$AH$16]);[.F9]=[.$AE$17];LOOKUP([.Y9];[.$AG$17:.$AG$19];[.$AH$17:.$AH$19]);[.F9]=[.$AE$20];LOOKUP([.Y9];[.$AG$20:.$AG$22];[.$AH$20:.$AH$22]);[.F9]=[.$AE$23];LOOKUP([.Y9];[.$AG$23:.$AG$25];[.$AH$23:.$AH$25]);[.F9]=[.$AE$26];LOOKUP([.Y9];[.$AG$26:.$AG$28];[.$AH$26:.$AH$28]);[.F9]=[.$AE$29];LOOKUP([.Y9];[.$AG$29:.$AG$31];[.$AH$29:.$AH$31]);[.F9]=[.$AE$32];LOOKUP([.Y9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450" calcext:value-type="float">
            <text:p>450</text:p>
          </table:table-cell>
          <table:table-cell table:style-name="ce53" office:value-type="float" office:value="475" calcext:value-type="float">
            <text:p>475</text:p>
          </table:table-cell>
          <table:table-cell table:style-name="ce55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252" office:value-type="float" office:value="4" calcext:value-type="float">
            <text:p>4</text:p>
          </table:table-cell>
          <table:table-cell table:style-name="ce254" table:number-columns-repeated="2"/>
          <table:table-cell table:style-name="ce256" table:content-validation-name="val2"/>
          <table:table-cell table:style-name="ce258"/>
          <table:table-cell table:style-name="ce260" table:formula="of:=IF(ISBLANK([.E10]);&quot;&quot;;[.$H$1]-[.E10])">
            <text:p/>
          </table:table-cell>
          <table:table-cell table:style-name="ce261"/>
          <table:table-cell table:style-name="ce262" table:formula="of:=COM.MICROSOFT.IFS(ISBLANK([.G10]);0;[.G10]=0;0;[.$D10]=&quot;m&quot;;ROUNDDOWN((SQRT([.G10])-2.8)/0.011;0);[.$D10]=&quot;w&quot;;ROUNDDOWN((SQRT([.G10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10]);0;[.I10]=0;0;[.$D10]=&quot;m&quot;;ROUNDDOWN((SQRT([.I10])-1.936)/0.0124;0);[.$D10]=&quot;w&quot;;ROUNDDOWN((SQRT([.I10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10]);0;[.K10]=0;0;[.$D10]=&quot;m&quot;;ROUNDDOWN((SQRT([.K10])-1.15028)/0.00219;0);[.$D10]=&quot;w&quot;;ROUNDDOWN((SQRT([.K10])-1.0935)/0.00208;0))" office:value-type="float" office:value="0" calcext:value-type="float">
            <text:p>0</text:p>
          </table:table-cell>
          <table:table-cell table:style-name="ce267"/>
          <table:table-cell table:style-name="ce269" table:formula="of:=COM.MICROSOFT.IFS(ISBLANK([.M10]);0;[.M10]=0;0;[.$D10]=&quot;m&quot;;ROUNDDOWN((50/([.M10]+0.24)-3.79)/0.0069;0);[.$D10]=&quot;w&quot;;ROUNDDOWN((50/([.M10]+0.24)-3.648)/0.0066;0))" office:value-type="float" office:value="0" calcext:value-type="float">
            <text:p>0</text:p>
          </table:table-cell>
          <table:table-cell table:style-name="ce270"/>
          <table:table-cell table:style-name="ce272" table:formula="of:=COM.MICROSOFT.IFS(ISBLANK([.O10]);0;[.O10]=0;0;[.$D10]=&quot;m&quot;;ROUNDDOWN((75/([.O10]+0.24)-4.1)/0.00664;0);[.$D10]=&quot;w&quot;;ROUNDDOWN((75/([.O10]+0.24)-3.998)/0.0066;0))" office:value-type="float" office:value="0" calcext:value-type="float">
            <text:p>0</text:p>
          </table:table-cell>
          <table:table-cell table:style-name="ce273"/>
          <table:table-cell table:style-name="ce275" table:formula="of:=COM.MICROSOFT.IFS(ISBLANK([.Q10]);0;[.Q10]=0;0;[.$D10]=&quot;m&quot;;ROUNDDOWN((100/([.Q10]+0.24)-4.341)/0.00676;0);[.$D10]=&quot;w&quot;;ROUNDDOWN((100/([.Q10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10])*60+([.S10]-INT([.S10]))*100" office:value-type="float" office:value="0" calcext:value-type="float">
            <text:p>0</text:p>
          </table:table-cell>
          <table:table-cell table:style-name="ce278" table:formula="of:=COM.MICROSOFT.IFS(ISBLANK([.T10]);0;[.T10]=0;0;[.$D10]=&quot;m&quot;;&quot;1000m Pflicht&quot;;[.$D10]=&quot;w&quot;;ROUNDDOWN((800/[.T10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10])*60+([.V10]-INT([.V10]))*100" office:value-type="float" office:value="0" calcext:value-type="float">
            <text:p>0</text:p>
          </table:table-cell>
          <table:table-cell table:style-name="ce281" table:formula="of:=COM.MICROSOFT.IFS(ISBLANK([.V10]);0;[.V10]=0;0;[.$D10]=&quot;w&quot;;&quot;800m Pflicht&quot;;[.$D10]=&quot;m&quot;;ROUNDDOWN((1000/[.W10]-2.158)/0.006;0))" office:value-type="float" office:value="0" calcext:value-type="float">
            <text:p>0</text:p>
          </table:table-cell>
          <table:table-cell table:style-name="ce282" table:formula="of:=LARGE(([.H10]~[.J10]~[.L10]~[.N10]~[.O10]~[.R10]~[.U10]~[.X10]);1)+LARGE(([.H10]~[.J10]~[.L10]~[.N10]~[.O10]~[.R10]~[.U10]~[.X10]);2)+LARGE(([.H10]~[.J10]~[.L10]~[.N10]~[.O10]~[.R10]~[.U10]~[.X10]);3)" office:value-type="float" office:value="0" calcext:value-type="float">
            <text:p>0</text:p>
          </table:table-cell>
          <table:table-cell table:style-name="ce283" table:formula="of:=IF([.D10]=&quot;m&quot;;(COM.MICROSOFT.IFS([.F10]=[.$AE$8];LOOKUP([.Y10];[.$AF$8:.$AF$10];[.$AH$8:.$AH$10]);[.F10]=[.$AE$11];LOOKUP([.Y10];[.$AF$11:.$AF$13];[.$AH$11:.$AH$13]);[.F10]=[.$AE$14];LOOKUP([.Y10];[.$AF$14:.$AF$16];[.$AH$14:.$AH$16]);[.F10]=[.$AE$17];LOOKUP([.Y10];[.$AF$17:.$AF$19];[.$AH$17:.$AH$19]);[.F10]=[.$AE$20];LOOKUP([.Y10];[.$AF$20:.$AF$22];[.$AH$20:.$AH$22]);[.F10]=[.$AE$23];LOOKUP([.Y10];[.$AF$23:.$AF$25];[.$AH$23:.$AH$25]);[.F10]=[.$AE$26];LOOKUP([.Y10];[.$AF$26:.$AF$28];[.$AH$26:.$AH$28]);[.F10]=[.$AE$29];LOOKUP([.Y10];[.$AF$29:.$AF$31];[.$AH$29:.$AH$31]);[.F10]=[.$AE$32];LOOKUP([.Y10];[.$AF$32:.$AF$34];[.$AH$32:.$AH$34])));0)" office:value-type="float" office:value="0" calcext:value-type="float">
            <text:p>0</text:p>
          </table:table-cell>
          <table:table-cell table:style-name="ce284" table:formula="of:=IF([.D10]=&quot;w&quot;;(COM.MICROSOFT.IFS([.F10]=[.$AE$8];LOOKUP([.Y10];[.$AG$8:.$AG$10];[.$AH$8:.$AH$10]);[.F10]=[.$AE$11];LOOKUP([.Y10];[.$AG$11:.$AG$13];[.$AH$11:.$AH$13]);[.F10]=[.$AE$14];LOOKUP([.Y10];[.$AG$14:.$AG$16];[.$AH$14:.$AH$16]);[.F10]=[.$AE$17];LOOKUP([.Y10];[.$AG$17:.$AG$19];[.$AH$17:.$AH$19]);[.F10]=[.$AE$20];LOOKUP([.Y10];[.$AG$20:.$AG$22];[.$AH$20:.$AH$22]);[.F10]=[.$AE$23];LOOKUP([.Y10];[.$AG$23:.$AG$25];[.$AH$23:.$AH$25]);[.F10]=[.$AE$26];LOOKUP([.Y10];[.$AG$26:.$AG$28];[.$AH$26:.$AH$28]);[.F10]=[.$AE$29];LOOKUP([.Y10];[.$AG$29:.$AG$31];[.$AH$29:.$AH$31]);[.F10]=[.$AE$32];LOOKUP([.Y10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575" calcext:value-type="float">
            <text:p>575</text:p>
          </table:table-cell>
          <table:table-cell table:style-name="ce53" office:value-type="float" office:value="625" calcext:value-type="float">
            <text:p>625</text:p>
          </table:table-cell>
          <table:table-cell table:style-name="ce55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252" office:value-type="float" office:value="5" calcext:value-type="float">
            <text:p>5</text:p>
          </table:table-cell>
          <table:table-cell table:style-name="ce254" table:number-columns-repeated="2"/>
          <table:table-cell table:style-name="ce256" table:content-validation-name="val2"/>
          <table:table-cell table:style-name="ce258"/>
          <table:table-cell table:style-name="ce260" table:formula="of:=IF(ISBLANK([.E11]);&quot;&quot;;[.$H$1]-[.E11])">
            <text:p/>
          </table:table-cell>
          <table:table-cell table:style-name="ce261"/>
          <table:table-cell table:style-name="ce262" table:formula="of:=COM.MICROSOFT.IFS(ISBLANK([.G11]);0;[.G11]=0;0;[.$D11]=&quot;m&quot;;ROUNDDOWN((SQRT([.G11])-2.8)/0.011;0);[.$D11]=&quot;w&quot;;ROUNDDOWN((SQRT([.G11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11]);0;[.I11]=0;0;[.$D11]=&quot;m&quot;;ROUNDDOWN((SQRT([.I11])-1.936)/0.0124;0);[.$D11]=&quot;w&quot;;ROUNDDOWN((SQRT([.I11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11]);0;[.K11]=0;0;[.$D11]=&quot;m&quot;;ROUNDDOWN((SQRT([.K11])-1.15028)/0.00219;0);[.$D11]=&quot;w&quot;;ROUNDDOWN((SQRT([.K11])-1.0935)/0.00208;0))" office:value-type="float" office:value="0" calcext:value-type="float">
            <text:p>0</text:p>
          </table:table-cell>
          <table:table-cell table:style-name="ce267"/>
          <table:table-cell table:style-name="ce269" table:formula="of:=COM.MICROSOFT.IFS(ISBLANK([.M11]);0;[.M11]=0;0;[.$D11]=&quot;m&quot;;ROUNDDOWN((50/([.M11]+0.24)-3.79)/0.0069;0);[.$D11]=&quot;w&quot;;ROUNDDOWN((50/([.M11]+0.24)-3.648)/0.0066;0))" office:value-type="float" office:value="0" calcext:value-type="float">
            <text:p>0</text:p>
          </table:table-cell>
          <table:table-cell table:style-name="ce270"/>
          <table:table-cell table:style-name="ce272" table:formula="of:=COM.MICROSOFT.IFS(ISBLANK([.O11]);0;[.O11]=0;0;[.$D11]=&quot;m&quot;;ROUNDDOWN((75/([.O11]+0.24)-4.1)/0.00664;0);[.$D11]=&quot;w&quot;;ROUNDDOWN((75/([.O11]+0.24)-3.998)/0.0066;0))" office:value-type="float" office:value="0" calcext:value-type="float">
            <text:p>0</text:p>
          </table:table-cell>
          <table:table-cell table:style-name="ce273"/>
          <table:table-cell table:style-name="ce275" table:formula="of:=COM.MICROSOFT.IFS(ISBLANK([.Q11]);0;[.Q11]=0;0;[.$D11]=&quot;m&quot;;ROUNDDOWN((100/([.Q11]+0.24)-4.341)/0.00676;0);[.$D11]=&quot;w&quot;;ROUNDDOWN((100/([.Q11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11])*60+([.S11]-INT([.S11]))*100" office:value-type="float" office:value="0" calcext:value-type="float">
            <text:p>0</text:p>
          </table:table-cell>
          <table:table-cell table:style-name="ce278" table:formula="of:=COM.MICROSOFT.IFS(ISBLANK([.T11]);0;[.T11]=0;0;[.$D11]=&quot;m&quot;;&quot;1000m Pflicht&quot;;[.$D11]=&quot;w&quot;;ROUNDDOWN((800/[.T11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11])*60+([.V11]-INT([.V11]))*100" office:value-type="float" office:value="0" calcext:value-type="float">
            <text:p>0</text:p>
          </table:table-cell>
          <table:table-cell table:style-name="ce281" table:formula="of:=COM.MICROSOFT.IFS(ISBLANK([.V11]);0;[.V11]=0;0;[.$D11]=&quot;w&quot;;&quot;800m Pflicht&quot;;[.$D11]=&quot;m&quot;;ROUNDDOWN((1000/[.W11]-2.158)/0.006;0))" office:value-type="float" office:value="0" calcext:value-type="float">
            <text:p>0</text:p>
          </table:table-cell>
          <table:table-cell table:style-name="ce282" table:formula="of:=LARGE(([.H11]~[.J11]~[.L11]~[.N11]~[.O11]~[.R11]~[.U11]~[.X11]);1)+LARGE(([.H11]~[.J11]~[.L11]~[.N11]~[.O11]~[.R11]~[.U11]~[.X11]);2)+LARGE(([.H11]~[.J11]~[.L11]~[.N11]~[.O11]~[.R11]~[.U11]~[.X11]);3)" office:value-type="float" office:value="0" calcext:value-type="float">
            <text:p>0</text:p>
          </table:table-cell>
          <table:table-cell table:style-name="ce283" table:formula="of:=IF([.D11]=&quot;m&quot;;(COM.MICROSOFT.IFS([.F11]=[.$AE$8];LOOKUP([.Y11];[.$AF$8:.$AF$10];[.$AH$8:.$AH$10]);[.F11]=[.$AE$11];LOOKUP([.Y11];[.$AF$11:.$AF$13];[.$AH$11:.$AH$13]);[.F11]=[.$AE$14];LOOKUP([.Y11];[.$AF$14:.$AF$16];[.$AH$14:.$AH$16]);[.F11]=[.$AE$17];LOOKUP([.Y11];[.$AF$17:.$AF$19];[.$AH$17:.$AH$19]);[.F11]=[.$AE$20];LOOKUP([.Y11];[.$AF$20:.$AF$22];[.$AH$20:.$AH$22]);[.F11]=[.$AE$23];LOOKUP([.Y11];[.$AF$23:.$AF$25];[.$AH$23:.$AH$25]);[.F11]=[.$AE$26];LOOKUP([.Y11];[.$AF$26:.$AF$28];[.$AH$26:.$AH$28]);[.F11]=[.$AE$29];LOOKUP([.Y11];[.$AF$29:.$AF$31];[.$AH$29:.$AH$31]);[.F11]=[.$AE$32];LOOKUP([.Y11];[.$AF$32:.$AF$34];[.$AH$32:.$AH$34])));0)" office:value-type="float" office:value="0" calcext:value-type="float">
            <text:p>0</text:p>
          </table:table-cell>
          <table:table-cell table:style-name="ce284" table:formula="of:=IF([.D11]=&quot;w&quot;;(COM.MICROSOFT.IFS([.F11]=[.$AE$8];LOOKUP([.Y11];[.$AG$8:.$AG$10];[.$AH$8:.$AH$10]);[.F11]=[.$AE$11];LOOKUP([.Y11];[.$AG$11:.$AG$13];[.$AH$11:.$AH$13]);[.F11]=[.$AE$14];LOOKUP([.Y11];[.$AG$14:.$AG$16];[.$AH$14:.$AH$16]);[.F11]=[.$AE$17];LOOKUP([.Y11];[.$AG$17:.$AG$19];[.$AH$17:.$AH$19]);[.F11]=[.$AE$20];LOOKUP([.Y11];[.$AG$20:.$AG$22];[.$AH$20:.$AH$22]);[.F11]=[.$AE$23];LOOKUP([.Y11];[.$AG$23:.$AG$25];[.$AH$23:.$AH$25]);[.F11]=[.$AE$26];LOOKUP([.Y11];[.$AG$26:.$AG$28];[.$AH$26:.$AH$28]);[.F11]=[.$AE$29];LOOKUP([.Y11];[.$AG$29:.$AG$31];[.$AH$29:.$AH$31]);[.F11]=[.$AE$32];LOOKUP([.Y11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2" office:value-type="float" office:value="9" calcext:value-type="float" table:number-columns-spanned="1" table:number-rows-spanned="3">
            <text:p>9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252" office:value-type="float" office:value="6" calcext:value-type="float">
            <text:p>6</text:p>
          </table:table-cell>
          <table:table-cell table:style-name="ce254" table:number-columns-repeated="2"/>
          <table:table-cell table:style-name="ce256" table:content-validation-name="val2"/>
          <table:table-cell table:style-name="ce258"/>
          <table:table-cell table:style-name="ce260" table:formula="of:=IF(ISBLANK([.E12]);&quot;&quot;;[.$H$1]-[.E12])">
            <text:p/>
          </table:table-cell>
          <table:table-cell table:style-name="ce261"/>
          <table:table-cell table:style-name="ce262" table:formula="of:=COM.MICROSOFT.IFS(ISBLANK([.G12]);0;[.G12]=0;0;[.$D12]=&quot;m&quot;;ROUNDDOWN((SQRT([.G12])-2.8)/0.011;0);[.$D12]=&quot;w&quot;;ROUNDDOWN((SQRT([.G12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12]);0;[.I12]=0;0;[.$D12]=&quot;m&quot;;ROUNDDOWN((SQRT([.I12])-1.936)/0.0124;0);[.$D12]=&quot;w&quot;;ROUNDDOWN((SQRT([.I12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12]);0;[.K12]=0;0;[.$D12]=&quot;m&quot;;ROUNDDOWN((SQRT([.K12])-1.15028)/0.00219;0);[.$D12]=&quot;w&quot;;ROUNDDOWN((SQRT([.K12])-1.0935)/0.00208;0))" office:value-type="float" office:value="0" calcext:value-type="float">
            <text:p>0</text:p>
          </table:table-cell>
          <table:table-cell table:style-name="ce267"/>
          <table:table-cell table:style-name="ce269" table:formula="of:=COM.MICROSOFT.IFS(ISBLANK([.M12]);0;[.M12]=0;0;[.$D12]=&quot;m&quot;;ROUNDDOWN((50/([.M12]+0.24)-3.79)/0.0069;0);[.$D12]=&quot;w&quot;;ROUNDDOWN((50/([.M12]+0.24)-3.648)/0.0066;0))" office:value-type="float" office:value="0" calcext:value-type="float">
            <text:p>0</text:p>
          </table:table-cell>
          <table:table-cell table:style-name="ce270"/>
          <table:table-cell table:style-name="ce272" table:formula="of:=COM.MICROSOFT.IFS(ISBLANK([.O12]);0;[.O12]=0;0;[.$D12]=&quot;m&quot;;ROUNDDOWN((75/([.O12]+0.24)-4.1)/0.00664;0);[.$D12]=&quot;w&quot;;ROUNDDOWN((75/([.O12]+0.24)-3.998)/0.0066;0))" office:value-type="float" office:value="0" calcext:value-type="float">
            <text:p>0</text:p>
          </table:table-cell>
          <table:table-cell table:style-name="ce273"/>
          <table:table-cell table:style-name="ce275" table:formula="of:=COM.MICROSOFT.IFS(ISBLANK([.Q12]);0;[.Q12]=0;0;[.$D12]=&quot;m&quot;;ROUNDDOWN((100/([.Q12]+0.24)-4.341)/0.00676;0);[.$D12]=&quot;w&quot;;ROUNDDOWN((100/([.Q12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12])*60+([.S12]-INT([.S12]))*100" office:value-type="float" office:value="0" calcext:value-type="float">
            <text:p>0</text:p>
          </table:table-cell>
          <table:table-cell table:style-name="ce278" table:formula="of:=COM.MICROSOFT.IFS(ISBLANK([.T12]);0;[.T12]=0;0;[.$D12]=&quot;m&quot;;&quot;1000m Pflicht&quot;;[.$D12]=&quot;w&quot;;ROUNDDOWN((800/[.T12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12])*60+([.V12]-INT([.V12]))*100" office:value-type="float" office:value="0" calcext:value-type="float">
            <text:p>0</text:p>
          </table:table-cell>
          <table:table-cell table:style-name="ce281" table:formula="of:=COM.MICROSOFT.IFS(ISBLANK([.V12]);0;[.V12]=0;0;[.$D12]=&quot;w&quot;;&quot;800m Pflicht&quot;;[.$D12]=&quot;m&quot;;ROUNDDOWN((1000/[.W12]-2.158)/0.006;0))" office:value-type="float" office:value="0" calcext:value-type="float">
            <text:p>0</text:p>
          </table:table-cell>
          <table:table-cell table:style-name="ce282" table:formula="of:=LARGE(([.H12]~[.J12]~[.L12]~[.N12]~[.O12]~[.R12]~[.U12]~[.X12]);1)+LARGE(([.H12]~[.J12]~[.L12]~[.N12]~[.O12]~[.R12]~[.U12]~[.X12]);2)+LARGE(([.H12]~[.J12]~[.L12]~[.N12]~[.O12]~[.R12]~[.U12]~[.X12]);3)" office:value-type="float" office:value="0" calcext:value-type="float">
            <text:p>0</text:p>
          </table:table-cell>
          <table:table-cell table:style-name="ce283" table:formula="of:=IF([.D12]=&quot;m&quot;;(COM.MICROSOFT.IFS([.F12]=[.$AE$8];LOOKUP([.Y12];[.$AF$8:.$AF$10];[.$AH$8:.$AH$10]);[.F12]=[.$AE$11];LOOKUP([.Y12];[.$AF$11:.$AF$13];[.$AH$11:.$AH$13]);[.F12]=[.$AE$14];LOOKUP([.Y12];[.$AF$14:.$AF$16];[.$AH$14:.$AH$16]);[.F12]=[.$AE$17];LOOKUP([.Y12];[.$AF$17:.$AF$19];[.$AH$17:.$AH$19]);[.F12]=[.$AE$20];LOOKUP([.Y12];[.$AF$20:.$AF$22];[.$AH$20:.$AH$22]);[.F12]=[.$AE$23];LOOKUP([.Y12];[.$AF$23:.$AF$25];[.$AH$23:.$AH$25]);[.F12]=[.$AE$26];LOOKUP([.Y12];[.$AF$26:.$AF$28];[.$AH$26:.$AH$28]);[.F12]=[.$AE$29];LOOKUP([.Y12];[.$AF$29:.$AF$31];[.$AH$29:.$AH$31]);[.F12]=[.$AE$32];LOOKUP([.Y12];[.$AF$32:.$AF$34];[.$AH$32:.$AH$34])));0)" office:value-type="float" office:value="0" calcext:value-type="float">
            <text:p>0</text:p>
          </table:table-cell>
          <table:table-cell table:style-name="ce284" table:formula="of:=IF([.D12]=&quot;w&quot;;(COM.MICROSOFT.IFS([.F12]=[.$AE$8];LOOKUP([.Y12];[.$AG$8:.$AG$10];[.$AH$8:.$AH$10]);[.F12]=[.$AE$11];LOOKUP([.Y12];[.$AG$11:.$AG$13];[.$AH$11:.$AH$13]);[.F12]=[.$AE$14];LOOKUP([.Y12];[.$AG$14:.$AG$16];[.$AH$14:.$AH$16]);[.F12]=[.$AE$17];LOOKUP([.Y12];[.$AG$17:.$AG$19];[.$AH$17:.$AH$19]);[.F12]=[.$AE$20];LOOKUP([.Y12];[.$AG$20:.$AG$22];[.$AH$20:.$AH$22]);[.F12]=[.$AE$23];LOOKUP([.Y12];[.$AG$23:.$AG$25];[.$AH$23:.$AH$25]);[.F12]=[.$AE$26];LOOKUP([.Y12];[.$AG$26:.$AG$28];[.$AH$26:.$AH$28]);[.F12]=[.$AE$29];LOOKUP([.Y12];[.$AG$29:.$AG$31];[.$AH$29:.$AH$31]);[.F12]=[.$AE$32];LOOKUP([.Y12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525" calcext:value-type="float">
            <text:p>525</text:p>
          </table:table-cell>
          <table:table-cell table:style-name="ce54" office:value-type="float" office:value="550" calcext:value-type="float">
            <text:p>550</text:p>
          </table:table-cell>
          <table:table-cell table:style-name="ce56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252" office:value-type="float" office:value="7" calcext:value-type="float">
            <text:p>7</text:p>
          </table:table-cell>
          <table:table-cell table:style-name="ce254" table:number-columns-repeated="2"/>
          <table:table-cell table:style-name="ce256" table:content-validation-name="val2"/>
          <table:table-cell table:style-name="ce258"/>
          <table:table-cell table:style-name="ce260" table:formula="of:=IF(ISBLANK([.E13]);&quot;&quot;;[.$H$1]-[.E13])">
            <text:p/>
          </table:table-cell>
          <table:table-cell table:style-name="ce261"/>
          <table:table-cell table:style-name="ce262" table:formula="of:=COM.MICROSOFT.IFS(ISBLANK([.G13]);0;[.G13]=0;0;[.$D13]=&quot;m&quot;;ROUNDDOWN((SQRT([.G13])-2.8)/0.011;0);[.$D13]=&quot;w&quot;;ROUNDDOWN((SQRT([.G13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13]);0;[.I13]=0;0;[.$D13]=&quot;m&quot;;ROUNDDOWN((SQRT([.I13])-1.936)/0.0124;0);[.$D13]=&quot;w&quot;;ROUNDDOWN((SQRT([.I13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13]);0;[.K13]=0;0;[.$D13]=&quot;m&quot;;ROUNDDOWN((SQRT([.K13])-1.15028)/0.00219;0);[.$D13]=&quot;w&quot;;ROUNDDOWN((SQRT([.K13])-1.0935)/0.00208;0))" office:value-type="float" office:value="0" calcext:value-type="float">
            <text:p>0</text:p>
          </table:table-cell>
          <table:table-cell table:style-name="ce267"/>
          <table:table-cell table:style-name="ce269" table:formula="of:=COM.MICROSOFT.IFS(ISBLANK([.M13]);0;[.M13]=0;0;[.$D13]=&quot;m&quot;;ROUNDDOWN((50/([.M13]+0.24)-3.79)/0.0069;0);[.$D13]=&quot;w&quot;;ROUNDDOWN((50/([.M13]+0.24)-3.648)/0.0066;0))" office:value-type="float" office:value="0" calcext:value-type="float">
            <text:p>0</text:p>
          </table:table-cell>
          <table:table-cell table:style-name="ce270"/>
          <table:table-cell table:style-name="ce272" table:formula="of:=COM.MICROSOFT.IFS(ISBLANK([.O13]);0;[.O13]=0;0;[.$D13]=&quot;m&quot;;ROUNDDOWN((75/([.O13]+0.24)-4.1)/0.00664;0);[.$D13]=&quot;w&quot;;ROUNDDOWN((75/([.O13]+0.24)-3.998)/0.0066;0))" office:value-type="float" office:value="0" calcext:value-type="float">
            <text:p>0</text:p>
          </table:table-cell>
          <table:table-cell table:style-name="ce273"/>
          <table:table-cell table:style-name="ce275" table:formula="of:=COM.MICROSOFT.IFS(ISBLANK([.Q13]);0;[.Q13]=0;0;[.$D13]=&quot;m&quot;;ROUNDDOWN((100/([.Q13]+0.24)-4.341)/0.00676;0);[.$D13]=&quot;w&quot;;ROUNDDOWN((100/([.Q13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13])*60+([.S13]-INT([.S13]))*100" office:value-type="float" office:value="0" calcext:value-type="float">
            <text:p>0</text:p>
          </table:table-cell>
          <table:table-cell table:style-name="ce278" table:formula="of:=COM.MICROSOFT.IFS(ISBLANK([.T13]);0;[.T13]=0;0;[.$D13]=&quot;m&quot;;&quot;1000m Pflicht&quot;;[.$D13]=&quot;w&quot;;ROUNDDOWN((800/[.T13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13])*60+([.V13]-INT([.V13]))*100" office:value-type="float" office:value="0" calcext:value-type="float">
            <text:p>0</text:p>
          </table:table-cell>
          <table:table-cell table:style-name="ce281" table:formula="of:=COM.MICROSOFT.IFS(ISBLANK([.V13]);0;[.V13]=0;0;[.$D13]=&quot;w&quot;;&quot;800m Pflicht&quot;;[.$D13]=&quot;m&quot;;ROUNDDOWN((1000/[.W13]-2.158)/0.006;0))" office:value-type="float" office:value="0" calcext:value-type="float">
            <text:p>0</text:p>
          </table:table-cell>
          <table:table-cell table:style-name="ce282" table:formula="of:=LARGE(([.H13]~[.J13]~[.L13]~[.N13]~[.O13]~[.R13]~[.U13]~[.X13]);1)+LARGE(([.H13]~[.J13]~[.L13]~[.N13]~[.O13]~[.R13]~[.U13]~[.X13]);2)+LARGE(([.H13]~[.J13]~[.L13]~[.N13]~[.O13]~[.R13]~[.U13]~[.X13]);3)" office:value-type="float" office:value="0" calcext:value-type="float">
            <text:p>0</text:p>
          </table:table-cell>
          <table:table-cell table:style-name="ce283" table:formula="of:=IF([.D13]=&quot;m&quot;;(COM.MICROSOFT.IFS([.F13]=[.$AE$8];LOOKUP([.Y13];[.$AF$8:.$AF$10];[.$AH$8:.$AH$10]);[.F13]=[.$AE$11];LOOKUP([.Y13];[.$AF$11:.$AF$13];[.$AH$11:.$AH$13]);[.F13]=[.$AE$14];LOOKUP([.Y13];[.$AF$14:.$AF$16];[.$AH$14:.$AH$16]);[.F13]=[.$AE$17];LOOKUP([.Y13];[.$AF$17:.$AF$19];[.$AH$17:.$AH$19]);[.F13]=[.$AE$20];LOOKUP([.Y13];[.$AF$20:.$AF$22];[.$AH$20:.$AH$22]);[.F13]=[.$AE$23];LOOKUP([.Y13];[.$AF$23:.$AF$25];[.$AH$23:.$AH$25]);[.F13]=[.$AE$26];LOOKUP([.Y13];[.$AF$26:.$AF$28];[.$AH$26:.$AH$28]);[.F13]=[.$AE$29];LOOKUP([.Y13];[.$AF$29:.$AF$31];[.$AH$29:.$AH$31]);[.F13]=[.$AE$32];LOOKUP([.Y13];[.$AF$32:.$AF$34];[.$AH$32:.$AH$34])));0)" office:value-type="float" office:value="0" calcext:value-type="float">
            <text:p>0</text:p>
          </table:table-cell>
          <table:table-cell table:style-name="ce284" table:formula="of:=IF([.D13]=&quot;w&quot;;(COM.MICROSOFT.IFS([.F13]=[.$AE$8];LOOKUP([.Y13];[.$AG$8:.$AG$10];[.$AH$8:.$AH$10]);[.F13]=[.$AE$11];LOOKUP([.Y13];[.$AG$11:.$AG$13];[.$AH$11:.$AH$13]);[.F13]=[.$AE$14];LOOKUP([.Y13];[.$AG$14:.$AG$16];[.$AH$14:.$AH$16]);[.F13]=[.$AE$17];LOOKUP([.Y13];[.$AG$17:.$AG$19];[.$AH$17:.$AH$19]);[.F13]=[.$AE$20];LOOKUP([.Y13];[.$AG$20:.$AG$22];[.$AH$20:.$AH$22]);[.F13]=[.$AE$23];LOOKUP([.Y13];[.$AG$23:.$AG$25];[.$AH$23:.$AH$25]);[.F13]=[.$AE$26];LOOKUP([.Y13];[.$AG$26:.$AG$28];[.$AH$26:.$AH$28]);[.F13]=[.$AE$29];LOOKUP([.Y13];[.$AG$29:.$AG$31];[.$AH$29:.$AH$31]);[.F13]=[.$AE$32];LOOKUP([.Y13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675" calcext:value-type="float">
            <text:p>675</text:p>
          </table:table-cell>
          <table:table-cell table:style-name="ce54" office:value-type="float" office:value="725" calcext:value-type="float">
            <text:p>725</text:p>
          </table:table-cell>
          <table:table-cell table:style-name="ce56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252" office:value-type="float" office:value="8" calcext:value-type="float">
            <text:p>8</text:p>
          </table:table-cell>
          <table:table-cell table:style-name="ce254" table:number-columns-repeated="2"/>
          <table:table-cell table:style-name="ce256" table:content-validation-name="val2"/>
          <table:table-cell table:style-name="ce258"/>
          <table:table-cell table:style-name="ce260" table:formula="of:=IF(ISBLANK([.E14]);&quot;&quot;;[.$H$1]-[.E14])">
            <text:p/>
          </table:table-cell>
          <table:table-cell table:style-name="ce261"/>
          <table:table-cell table:style-name="ce262" table:formula="of:=COM.MICROSOFT.IFS(ISBLANK([.G14]);0;[.G14]=0;0;[.$D14]=&quot;m&quot;;ROUNDDOWN((SQRT([.G14])-2.8)/0.011;0);[.$D14]=&quot;w&quot;;ROUNDDOWN((SQRT([.G14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14]);0;[.I14]=0;0;[.$D14]=&quot;m&quot;;ROUNDDOWN((SQRT([.I14])-1.936)/0.0124;0);[.$D14]=&quot;w&quot;;ROUNDDOWN((SQRT([.I14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14]);0;[.K14]=0;0;[.$D14]=&quot;m&quot;;ROUNDDOWN((SQRT([.K14])-1.15028)/0.00219;0);[.$D14]=&quot;w&quot;;ROUNDDOWN((SQRT([.K14])-1.0935)/0.00208;0))" office:value-type="float" office:value="0" calcext:value-type="float">
            <text:p>0</text:p>
          </table:table-cell>
          <table:table-cell table:style-name="ce267"/>
          <table:table-cell table:style-name="ce269" table:formula="of:=COM.MICROSOFT.IFS(ISBLANK([.M14]);0;[.M14]=0;0;[.$D14]=&quot;m&quot;;ROUNDDOWN((50/([.M14]+0.24)-3.79)/0.0069;0);[.$D14]=&quot;w&quot;;ROUNDDOWN((50/([.M14]+0.24)-3.648)/0.0066;0))" office:value-type="float" office:value="0" calcext:value-type="float">
            <text:p>0</text:p>
          </table:table-cell>
          <table:table-cell table:style-name="ce270"/>
          <table:table-cell table:style-name="ce272" table:formula="of:=COM.MICROSOFT.IFS(ISBLANK([.O14]);0;[.O14]=0;0;[.$D14]=&quot;m&quot;;ROUNDDOWN((75/([.O14]+0.24)-4.1)/0.00664;0);[.$D14]=&quot;w&quot;;ROUNDDOWN((75/([.O14]+0.24)-3.998)/0.0066;0))" office:value-type="float" office:value="0" calcext:value-type="float">
            <text:p>0</text:p>
          </table:table-cell>
          <table:table-cell table:style-name="ce273"/>
          <table:table-cell table:style-name="ce275" table:formula="of:=COM.MICROSOFT.IFS(ISBLANK([.Q14]);0;[.Q14]=0;0;[.$D14]=&quot;m&quot;;ROUNDDOWN((100/([.Q14]+0.24)-4.341)/0.00676;0);[.$D14]=&quot;w&quot;;ROUNDDOWN((100/([.Q14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14])*60+([.S14]-INT([.S14]))*100" office:value-type="float" office:value="0" calcext:value-type="float">
            <text:p>0</text:p>
          </table:table-cell>
          <table:table-cell table:style-name="ce278" table:formula="of:=COM.MICROSOFT.IFS(ISBLANK([.T14]);0;[.T14]=0;0;[.$D14]=&quot;m&quot;;&quot;1000m Pflicht&quot;;[.$D14]=&quot;w&quot;;ROUNDDOWN((800/[.T14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14])*60+([.V14]-INT([.V14]))*100" office:value-type="float" office:value="0" calcext:value-type="float">
            <text:p>0</text:p>
          </table:table-cell>
          <table:table-cell table:style-name="ce281" table:formula="of:=COM.MICROSOFT.IFS(ISBLANK([.V14]);0;[.V14]=0;0;[.$D14]=&quot;w&quot;;&quot;800m Pflicht&quot;;[.$D14]=&quot;m&quot;;ROUNDDOWN((1000/[.W14]-2.158)/0.006;0))" office:value-type="float" office:value="0" calcext:value-type="float">
            <text:p>0</text:p>
          </table:table-cell>
          <table:table-cell table:style-name="ce282" table:formula="of:=LARGE(([.H14]~[.J14]~[.L14]~[.N14]~[.O14]~[.R14]~[.U14]~[.X14]);1)+LARGE(([.H14]~[.J14]~[.L14]~[.N14]~[.O14]~[.R14]~[.U14]~[.X14]);2)+LARGE(([.H14]~[.J14]~[.L14]~[.N14]~[.O14]~[.R14]~[.U14]~[.X14]);3)" office:value-type="float" office:value="0" calcext:value-type="float">
            <text:p>0</text:p>
          </table:table-cell>
          <table:table-cell table:style-name="ce283" table:formula="of:=IF([.D14]=&quot;m&quot;;(COM.MICROSOFT.IFS([.F14]=[.$AE$8];LOOKUP([.Y14];[.$AF$8:.$AF$10];[.$AH$8:.$AH$10]);[.F14]=[.$AE$11];LOOKUP([.Y14];[.$AF$11:.$AF$13];[.$AH$11:.$AH$13]);[.F14]=[.$AE$14];LOOKUP([.Y14];[.$AF$14:.$AF$16];[.$AH$14:.$AH$16]);[.F14]=[.$AE$17];LOOKUP([.Y14];[.$AF$17:.$AF$19];[.$AH$17:.$AH$19]);[.F14]=[.$AE$20];LOOKUP([.Y14];[.$AF$20:.$AF$22];[.$AH$20:.$AH$22]);[.F14]=[.$AE$23];LOOKUP([.Y14];[.$AF$23:.$AF$25];[.$AH$23:.$AH$25]);[.F14]=[.$AE$26];LOOKUP([.Y14];[.$AF$26:.$AF$28];[.$AH$26:.$AH$28]);[.F14]=[.$AE$29];LOOKUP([.Y14];[.$AF$29:.$AF$31];[.$AH$29:.$AH$31]);[.F14]=[.$AE$32];LOOKUP([.Y14];[.$AF$32:.$AF$34];[.$AH$32:.$AH$34])));0)" office:value-type="float" office:value="0" calcext:value-type="float">
            <text:p>0</text:p>
          </table:table-cell>
          <table:table-cell table:style-name="ce284" table:formula="of:=IF([.D14]=&quot;w&quot;;(COM.MICROSOFT.IFS([.F14]=[.$AE$8];LOOKUP([.Y14];[.$AG$8:.$AG$10];[.$AH$8:.$AH$10]);[.F14]=[.$AE$11];LOOKUP([.Y14];[.$AG$11:.$AG$13];[.$AH$11:.$AH$13]);[.F14]=[.$AE$14];LOOKUP([.Y14];[.$AG$14:.$AG$16];[.$AH$14:.$AH$16]);[.F14]=[.$AE$17];LOOKUP([.Y14];[.$AG$17:.$AG$19];[.$AH$17:.$AH$19]);[.F14]=[.$AE$20];LOOKUP([.Y14];[.$AG$20:.$AG$22];[.$AH$20:.$AH$22]);[.F14]=[.$AE$23];LOOKUP([.Y14];[.$AG$23:.$AG$25];[.$AH$23:.$AH$25]);[.F14]=[.$AE$26];LOOKUP([.Y14];[.$AG$26:.$AG$28];[.$AH$26:.$AH$28]);[.F14]=[.$AE$29];LOOKUP([.Y14];[.$AG$29:.$AG$31];[.$AH$29:.$AH$31]);[.F14]=[.$AE$32];LOOKUP([.Y14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1" office:value-type="float" office:value="10" calcext:value-type="float" table:number-columns-spanned="1" table:number-rows-spanned="3">
            <text:p>1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252" office:value-type="float" office:value="9" calcext:value-type="float">
            <text:p>9</text:p>
          </table:table-cell>
          <table:table-cell table:style-name="ce254" table:number-columns-repeated="2"/>
          <table:table-cell table:style-name="ce256" table:content-validation-name="val2"/>
          <table:table-cell table:style-name="ce258"/>
          <table:table-cell table:style-name="ce260" table:formula="of:=IF(ISBLANK([.E15]);&quot;&quot;;[.$H$1]-[.E15])">
            <text:p/>
          </table:table-cell>
          <table:table-cell table:style-name="ce261"/>
          <table:table-cell table:style-name="ce262" table:formula="of:=COM.MICROSOFT.IFS(ISBLANK([.G15]);0;[.G15]=0;0;[.$D15]=&quot;m&quot;;ROUNDDOWN((SQRT([.G15])-2.8)/0.011;0);[.$D15]=&quot;w&quot;;ROUNDDOWN((SQRT([.G15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15]);0;[.I15]=0;0;[.$D15]=&quot;m&quot;;ROUNDDOWN((SQRT([.I15])-1.936)/0.0124;0);[.$D15]=&quot;w&quot;;ROUNDDOWN((SQRT([.I15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15]);0;[.K15]=0;0;[.$D15]=&quot;m&quot;;ROUNDDOWN((SQRT([.K15])-1.15028)/0.00219;0);[.$D15]=&quot;w&quot;;ROUNDDOWN((SQRT([.K15])-1.0935)/0.00208;0))" office:value-type="float" office:value="0" calcext:value-type="float">
            <text:p>0</text:p>
          </table:table-cell>
          <table:table-cell table:style-name="ce267"/>
          <table:table-cell table:style-name="ce269" table:formula="of:=COM.MICROSOFT.IFS(ISBLANK([.M15]);0;[.M15]=0;0;[.$D15]=&quot;m&quot;;ROUNDDOWN((50/([.M15]+0.24)-3.79)/0.0069;0);[.$D15]=&quot;w&quot;;ROUNDDOWN((50/([.M15]+0.24)-3.648)/0.0066;0))" office:value-type="float" office:value="0" calcext:value-type="float">
            <text:p>0</text:p>
          </table:table-cell>
          <table:table-cell table:style-name="ce270"/>
          <table:table-cell table:style-name="ce272" table:formula="of:=COM.MICROSOFT.IFS(ISBLANK([.O15]);0;[.O15]=0;0;[.$D15]=&quot;m&quot;;ROUNDDOWN((75/([.O15]+0.24)-4.1)/0.00664;0);[.$D15]=&quot;w&quot;;ROUNDDOWN((75/([.O15]+0.24)-3.998)/0.0066;0))" office:value-type="float" office:value="0" calcext:value-type="float">
            <text:p>0</text:p>
          </table:table-cell>
          <table:table-cell table:style-name="ce273"/>
          <table:table-cell table:style-name="ce275" table:formula="of:=COM.MICROSOFT.IFS(ISBLANK([.Q15]);0;[.Q15]=0;0;[.$D15]=&quot;m&quot;;ROUNDDOWN((100/([.Q15]+0.24)-4.341)/0.00676;0);[.$D15]=&quot;w&quot;;ROUNDDOWN((100/([.Q15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15])*60+([.S15]-INT([.S15]))*100" office:value-type="float" office:value="0" calcext:value-type="float">
            <text:p>0</text:p>
          </table:table-cell>
          <table:table-cell table:style-name="ce278" table:formula="of:=COM.MICROSOFT.IFS(ISBLANK([.T15]);0;[.T15]=0;0;[.$D15]=&quot;m&quot;;&quot;1000m Pflicht&quot;;[.$D15]=&quot;w&quot;;ROUNDDOWN((800/[.T15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15])*60+([.V15]-INT([.V15]))*100" office:value-type="float" office:value="0" calcext:value-type="float">
            <text:p>0</text:p>
          </table:table-cell>
          <table:table-cell table:style-name="ce281" table:formula="of:=COM.MICROSOFT.IFS(ISBLANK([.V15]);0;[.V15]=0;0;[.$D15]=&quot;w&quot;;&quot;800m Pflicht&quot;;[.$D15]=&quot;m&quot;;ROUNDDOWN((1000/[.W15]-2.158)/0.006;0))" office:value-type="float" office:value="0" calcext:value-type="float">
            <text:p>0</text:p>
          </table:table-cell>
          <table:table-cell table:style-name="ce282" table:formula="of:=LARGE(([.H15]~[.J15]~[.L15]~[.N15]~[.O15]~[.R15]~[.U15]~[.X15]);1)+LARGE(([.H15]~[.J15]~[.L15]~[.N15]~[.O15]~[.R15]~[.U15]~[.X15]);2)+LARGE(([.H15]~[.J15]~[.L15]~[.N15]~[.O15]~[.R15]~[.U15]~[.X15]);3)" office:value-type="float" office:value="0" calcext:value-type="float">
            <text:p>0</text:p>
          </table:table-cell>
          <table:table-cell table:style-name="ce283" table:formula="of:=IF([.D15]=&quot;m&quot;;(COM.MICROSOFT.IFS([.F15]=[.$AE$8];LOOKUP([.Y15];[.$AF$8:.$AF$10];[.$AH$8:.$AH$10]);[.F15]=[.$AE$11];LOOKUP([.Y15];[.$AF$11:.$AF$13];[.$AH$11:.$AH$13]);[.F15]=[.$AE$14];LOOKUP([.Y15];[.$AF$14:.$AF$16];[.$AH$14:.$AH$16]);[.F15]=[.$AE$17];LOOKUP([.Y15];[.$AF$17:.$AF$19];[.$AH$17:.$AH$19]);[.F15]=[.$AE$20];LOOKUP([.Y15];[.$AF$20:.$AF$22];[.$AH$20:.$AH$22]);[.F15]=[.$AE$23];LOOKUP([.Y15];[.$AF$23:.$AF$25];[.$AH$23:.$AH$25]);[.F15]=[.$AE$26];LOOKUP([.Y15];[.$AF$26:.$AF$28];[.$AH$26:.$AH$28]);[.F15]=[.$AE$29];LOOKUP([.Y15];[.$AF$29:.$AF$31];[.$AH$29:.$AH$31]);[.F15]=[.$AE$32];LOOKUP([.Y15];[.$AF$32:.$AF$34];[.$AH$32:.$AH$34])));0)" office:value-type="float" office:value="0" calcext:value-type="float">
            <text:p>0</text:p>
          </table:table-cell>
          <table:table-cell table:style-name="ce284" table:formula="of:=IF([.D15]=&quot;w&quot;;(COM.MICROSOFT.IFS([.F15]=[.$AE$8];LOOKUP([.Y15];[.$AG$8:.$AG$10];[.$AH$8:.$AH$10]);[.F15]=[.$AE$11];LOOKUP([.Y15];[.$AG$11:.$AG$13];[.$AH$11:.$AH$13]);[.F15]=[.$AE$14];LOOKUP([.Y15];[.$AG$14:.$AG$16];[.$AH$14:.$AH$16]);[.F15]=[.$AE$17];LOOKUP([.Y15];[.$AG$17:.$AG$19];[.$AH$17:.$AH$19]);[.F15]=[.$AE$20];LOOKUP([.Y15];[.$AG$20:.$AG$22];[.$AH$20:.$AH$22]);[.F15]=[.$AE$23];LOOKUP([.Y15];[.$AG$23:.$AG$25];[.$AH$23:.$AH$25]);[.F15]=[.$AE$26];LOOKUP([.Y15];[.$AG$26:.$AG$28];[.$AH$26:.$AH$28]);[.F15]=[.$AE$29];LOOKUP([.Y15];[.$AG$29:.$AG$31];[.$AH$29:.$AH$31]);[.F15]=[.$AE$32];LOOKUP([.Y15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600" calcext:value-type="float">
            <text:p>600</text:p>
          </table:table-cell>
          <table:table-cell table:style-name="ce53" office:value-type="float" office:value="625" calcext:value-type="float">
            <text:p>625</text:p>
          </table:table-cell>
          <table:table-cell table:style-name="ce55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252" office:value-type="float" office:value="10" calcext:value-type="float">
            <text:p>10</text:p>
          </table:table-cell>
          <table:table-cell table:style-name="ce254" table:number-columns-repeated="2"/>
          <table:table-cell table:style-name="ce256" table:content-validation-name="val2"/>
          <table:table-cell table:style-name="ce258"/>
          <table:table-cell table:style-name="ce260" table:formula="of:=IF(ISBLANK([.E16]);&quot;&quot;;[.$H$1]-[.E16])">
            <text:p/>
          </table:table-cell>
          <table:table-cell table:style-name="ce261"/>
          <table:table-cell table:style-name="ce262" table:formula="of:=COM.MICROSOFT.IFS(ISBLANK([.G16]);0;[.G16]=0;0;[.$D16]=&quot;m&quot;;ROUNDDOWN((SQRT([.G16])-2.8)/0.011;0);[.$D16]=&quot;w&quot;;ROUNDDOWN((SQRT([.G16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16]);0;[.I16]=0;0;[.$D16]=&quot;m&quot;;ROUNDDOWN((SQRT([.I16])-1.936)/0.0124;0);[.$D16]=&quot;w&quot;;ROUNDDOWN((SQRT([.I16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16]);0;[.K16]=0;0;[.$D16]=&quot;m&quot;;ROUNDDOWN((SQRT([.K16])-1.15028)/0.00219;0);[.$D16]=&quot;w&quot;;ROUNDDOWN((SQRT([.K16])-1.0935)/0.00208;0))" office:value-type="float" office:value="0" calcext:value-type="float">
            <text:p>0</text:p>
          </table:table-cell>
          <table:table-cell table:style-name="ce267"/>
          <table:table-cell table:style-name="ce269" table:formula="of:=COM.MICROSOFT.IFS(ISBLANK([.M16]);0;[.M16]=0;0;[.$D16]=&quot;m&quot;;ROUNDDOWN((50/([.M16]+0.24)-3.79)/0.0069;0);[.$D16]=&quot;w&quot;;ROUNDDOWN((50/([.M16]+0.24)-3.648)/0.0066;0))" office:value-type="float" office:value="0" calcext:value-type="float">
            <text:p>0</text:p>
          </table:table-cell>
          <table:table-cell table:style-name="ce270"/>
          <table:table-cell table:style-name="ce272" table:formula="of:=COM.MICROSOFT.IFS(ISBLANK([.O16]);0;[.O16]=0;0;[.$D16]=&quot;m&quot;;ROUNDDOWN((75/([.O16]+0.24)-4.1)/0.00664;0);[.$D16]=&quot;w&quot;;ROUNDDOWN((75/([.O16]+0.24)-3.998)/0.0066;0))" office:value-type="float" office:value="0" calcext:value-type="float">
            <text:p>0</text:p>
          </table:table-cell>
          <table:table-cell table:style-name="ce273"/>
          <table:table-cell table:style-name="ce275" table:formula="of:=COM.MICROSOFT.IFS(ISBLANK([.Q16]);0;[.Q16]=0;0;[.$D16]=&quot;m&quot;;ROUNDDOWN((100/([.Q16]+0.24)-4.341)/0.00676;0);[.$D16]=&quot;w&quot;;ROUNDDOWN((100/([.Q16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16])*60+([.S16]-INT([.S16]))*100" office:value-type="float" office:value="0" calcext:value-type="float">
            <text:p>0</text:p>
          </table:table-cell>
          <table:table-cell table:style-name="ce278" table:formula="of:=COM.MICROSOFT.IFS(ISBLANK([.T16]);0;[.T16]=0;0;[.$D16]=&quot;m&quot;;&quot;1000m Pflicht&quot;;[.$D16]=&quot;w&quot;;ROUNDDOWN((800/[.T16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16])*60+([.V16]-INT([.V16]))*100" office:value-type="float" office:value="0" calcext:value-type="float">
            <text:p>0</text:p>
          </table:table-cell>
          <table:table-cell table:style-name="ce281" table:formula="of:=COM.MICROSOFT.IFS(ISBLANK([.V16]);0;[.V16]=0;0;[.$D16]=&quot;w&quot;;&quot;800m Pflicht&quot;;[.$D16]=&quot;m&quot;;ROUNDDOWN((1000/[.W16]-2.158)/0.006;0))" office:value-type="float" office:value="0" calcext:value-type="float">
            <text:p>0</text:p>
          </table:table-cell>
          <table:table-cell table:style-name="ce282" table:formula="of:=LARGE(([.H16]~[.J16]~[.L16]~[.N16]~[.O16]~[.R16]~[.U16]~[.X16]);1)+LARGE(([.H16]~[.J16]~[.L16]~[.N16]~[.O16]~[.R16]~[.U16]~[.X16]);2)+LARGE(([.H16]~[.J16]~[.L16]~[.N16]~[.O16]~[.R16]~[.U16]~[.X16]);3)" office:value-type="float" office:value="0" calcext:value-type="float">
            <text:p>0</text:p>
          </table:table-cell>
          <table:table-cell table:style-name="ce283" table:formula="of:=IF([.D16]=&quot;m&quot;;(COM.MICROSOFT.IFS([.F16]=[.$AE$8];LOOKUP([.Y16];[.$AF$8:.$AF$10];[.$AH$8:.$AH$10]);[.F16]=[.$AE$11];LOOKUP([.Y16];[.$AF$11:.$AF$13];[.$AH$11:.$AH$13]);[.F16]=[.$AE$14];LOOKUP([.Y16];[.$AF$14:.$AF$16];[.$AH$14:.$AH$16]);[.F16]=[.$AE$17];LOOKUP([.Y16];[.$AF$17:.$AF$19];[.$AH$17:.$AH$19]);[.F16]=[.$AE$20];LOOKUP([.Y16];[.$AF$20:.$AF$22];[.$AH$20:.$AH$22]);[.F16]=[.$AE$23];LOOKUP([.Y16];[.$AF$23:.$AF$25];[.$AH$23:.$AH$25]);[.F16]=[.$AE$26];LOOKUP([.Y16];[.$AF$26:.$AF$28];[.$AH$26:.$AH$28]);[.F16]=[.$AE$29];LOOKUP([.Y16];[.$AF$29:.$AF$31];[.$AH$29:.$AH$31]);[.F16]=[.$AE$32];LOOKUP([.Y16];[.$AF$32:.$AF$34];[.$AH$32:.$AH$34])));0)" office:value-type="float" office:value="0" calcext:value-type="float">
            <text:p>0</text:p>
          </table:table-cell>
          <table:table-cell table:style-name="ce284" table:formula="of:=IF([.D16]=&quot;w&quot;;(COM.MICROSOFT.IFS([.F16]=[.$AE$8];LOOKUP([.Y16];[.$AG$8:.$AG$10];[.$AH$8:.$AH$10]);[.F16]=[.$AE$11];LOOKUP([.Y16];[.$AG$11:.$AG$13];[.$AH$11:.$AH$13]);[.F16]=[.$AE$14];LOOKUP([.Y16];[.$AG$14:.$AG$16];[.$AH$14:.$AH$16]);[.F16]=[.$AE$17];LOOKUP([.Y16];[.$AG$17:.$AG$19];[.$AH$17:.$AH$19]);[.F16]=[.$AE$20];LOOKUP([.Y16];[.$AG$20:.$AG$22];[.$AH$20:.$AH$22]);[.F16]=[.$AE$23];LOOKUP([.Y16];[.$AG$23:.$AG$25];[.$AH$23:.$AH$25]);[.F16]=[.$AE$26];LOOKUP([.Y16];[.$AG$26:.$AG$28];[.$AH$26:.$AH$28]);[.F16]=[.$AE$29];LOOKUP([.Y16];[.$AG$29:.$AG$31];[.$AH$29:.$AH$31]);[.F16]=[.$AE$32];LOOKUP([.Y16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775" calcext:value-type="float">
            <text:p>775</text:p>
          </table:table-cell>
          <table:table-cell table:style-name="ce53" office:value-type="float" office:value="825" calcext:value-type="float">
            <text:p>825</text:p>
          </table:table-cell>
          <table:table-cell table:style-name="ce55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252" office:value-type="float" office:value="11" calcext:value-type="float">
            <text:p>11</text:p>
          </table:table-cell>
          <table:table-cell table:style-name="ce254" table:number-columns-repeated="2"/>
          <table:table-cell table:style-name="ce256" table:content-validation-name="val2"/>
          <table:table-cell table:style-name="ce258"/>
          <table:table-cell table:style-name="ce260" table:formula="of:=IF(ISBLANK([.E17]);&quot;&quot;;[.$H$1]-[.E17])">
            <text:p/>
          </table:table-cell>
          <table:table-cell table:style-name="ce261"/>
          <table:table-cell table:style-name="ce262" table:formula="of:=COM.MICROSOFT.IFS(ISBLANK([.G17]);0;[.G17]=0;0;[.$D17]=&quot;m&quot;;ROUNDDOWN((SQRT([.G17])-2.8)/0.011;0);[.$D17]=&quot;w&quot;;ROUNDDOWN((SQRT([.G17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17]);0;[.I17]=0;0;[.$D17]=&quot;m&quot;;ROUNDDOWN((SQRT([.I17])-1.936)/0.0124;0);[.$D17]=&quot;w&quot;;ROUNDDOWN((SQRT([.I17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17]);0;[.K17]=0;0;[.$D17]=&quot;m&quot;;ROUNDDOWN((SQRT([.K17])-1.15028)/0.00219;0);[.$D17]=&quot;w&quot;;ROUNDDOWN((SQRT([.K17])-1.0935)/0.00208;0))" office:value-type="float" office:value="0" calcext:value-type="float">
            <text:p>0</text:p>
          </table:table-cell>
          <table:table-cell table:style-name="ce267"/>
          <table:table-cell table:style-name="ce269" table:formula="of:=COM.MICROSOFT.IFS(ISBLANK([.M17]);0;[.M17]=0;0;[.$D17]=&quot;m&quot;;ROUNDDOWN((50/([.M17]+0.24)-3.79)/0.0069;0);[.$D17]=&quot;w&quot;;ROUNDDOWN((50/([.M17]+0.24)-3.648)/0.0066;0))" office:value-type="float" office:value="0" calcext:value-type="float">
            <text:p>0</text:p>
          </table:table-cell>
          <table:table-cell table:style-name="ce270"/>
          <table:table-cell table:style-name="ce272" table:formula="of:=COM.MICROSOFT.IFS(ISBLANK([.O17]);0;[.O17]=0;0;[.$D17]=&quot;m&quot;;ROUNDDOWN((75/([.O17]+0.24)-4.1)/0.00664;0);[.$D17]=&quot;w&quot;;ROUNDDOWN((75/([.O17]+0.24)-3.998)/0.0066;0))" office:value-type="float" office:value="0" calcext:value-type="float">
            <text:p>0</text:p>
          </table:table-cell>
          <table:table-cell table:style-name="ce273"/>
          <table:table-cell table:style-name="ce275" table:formula="of:=COM.MICROSOFT.IFS(ISBLANK([.Q17]);0;[.Q17]=0;0;[.$D17]=&quot;m&quot;;ROUNDDOWN((100/([.Q17]+0.24)-4.341)/0.00676;0);[.$D17]=&quot;w&quot;;ROUNDDOWN((100/([.Q17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17])*60+([.S17]-INT([.S17]))*100" office:value-type="float" office:value="0" calcext:value-type="float">
            <text:p>0</text:p>
          </table:table-cell>
          <table:table-cell table:style-name="ce278" table:formula="of:=COM.MICROSOFT.IFS(ISBLANK([.T17]);0;[.T17]=0;0;[.$D17]=&quot;m&quot;;&quot;1000m Pflicht&quot;;[.$D17]=&quot;w&quot;;ROUNDDOWN((800/[.T17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17])*60+([.V17]-INT([.V17]))*100" office:value-type="float" office:value="0" calcext:value-type="float">
            <text:p>0</text:p>
          </table:table-cell>
          <table:table-cell table:style-name="ce281" table:formula="of:=COM.MICROSOFT.IFS(ISBLANK([.V17]);0;[.V17]=0;0;[.$D17]=&quot;w&quot;;&quot;800m Pflicht&quot;;[.$D17]=&quot;m&quot;;ROUNDDOWN((1000/[.W17]-2.158)/0.006;0))" office:value-type="float" office:value="0" calcext:value-type="float">
            <text:p>0</text:p>
          </table:table-cell>
          <table:table-cell table:style-name="ce282" table:formula="of:=LARGE(([.H17]~[.J17]~[.L17]~[.N17]~[.O17]~[.R17]~[.U17]~[.X17]);1)+LARGE(([.H17]~[.J17]~[.L17]~[.N17]~[.O17]~[.R17]~[.U17]~[.X17]);2)+LARGE(([.H17]~[.J17]~[.L17]~[.N17]~[.O17]~[.R17]~[.U17]~[.X17]);3)" office:value-type="float" office:value="0" calcext:value-type="float">
            <text:p>0</text:p>
          </table:table-cell>
          <table:table-cell table:style-name="ce283" table:formula="of:=IF([.D17]=&quot;m&quot;;(COM.MICROSOFT.IFS([.F17]=[.$AE$8];LOOKUP([.Y17];[.$AF$8:.$AF$10];[.$AH$8:.$AH$10]);[.F17]=[.$AE$11];LOOKUP([.Y17];[.$AF$11:.$AF$13];[.$AH$11:.$AH$13]);[.F17]=[.$AE$14];LOOKUP([.Y17];[.$AF$14:.$AF$16];[.$AH$14:.$AH$16]);[.F17]=[.$AE$17];LOOKUP([.Y17];[.$AF$17:.$AF$19];[.$AH$17:.$AH$19]);[.F17]=[.$AE$20];LOOKUP([.Y17];[.$AF$20:.$AF$22];[.$AH$20:.$AH$22]);[.F17]=[.$AE$23];LOOKUP([.Y17];[.$AF$23:.$AF$25];[.$AH$23:.$AH$25]);[.F17]=[.$AE$26];LOOKUP([.Y17];[.$AF$26:.$AF$28];[.$AH$26:.$AH$28]);[.F17]=[.$AE$29];LOOKUP([.Y17];[.$AF$29:.$AF$31];[.$AH$29:.$AH$31]);[.F17]=[.$AE$32];LOOKUP([.Y17];[.$AF$32:.$AF$34];[.$AH$32:.$AH$34])));0)" office:value-type="float" office:value="0" calcext:value-type="float">
            <text:p>0</text:p>
          </table:table-cell>
          <table:table-cell table:style-name="ce284" table:formula="of:=IF([.D17]=&quot;w&quot;;(COM.MICROSOFT.IFS([.F17]=[.$AE$8];LOOKUP([.Y17];[.$AG$8:.$AG$10];[.$AH$8:.$AH$10]);[.F17]=[.$AE$11];LOOKUP([.Y17];[.$AG$11:.$AG$13];[.$AH$11:.$AH$13]);[.F17]=[.$AE$14];LOOKUP([.Y17];[.$AG$14:.$AG$16];[.$AH$14:.$AH$16]);[.F17]=[.$AE$17];LOOKUP([.Y17];[.$AG$17:.$AG$19];[.$AH$17:.$AH$19]);[.F17]=[.$AE$20];LOOKUP([.Y17];[.$AG$20:.$AG$22];[.$AH$20:.$AH$22]);[.F17]=[.$AE$23];LOOKUP([.Y17];[.$AG$23:.$AG$25];[.$AH$23:.$AH$25]);[.F17]=[.$AE$26];LOOKUP([.Y17];[.$AG$26:.$AG$28];[.$AH$26:.$AH$28]);[.F17]=[.$AE$29];LOOKUP([.Y17];[.$AG$29:.$AG$31];[.$AH$29:.$AH$31]);[.F17]=[.$AE$32];LOOKUP([.Y17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2" office:value-type="float" office:value="11" calcext:value-type="float" table:number-columns-spanned="1" table:number-rows-spanned="3">
            <text:p>1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252" office:value-type="float" office:value="12" calcext:value-type="float">
            <text:p>12</text:p>
          </table:table-cell>
          <table:table-cell table:style-name="ce254" table:number-columns-repeated="2"/>
          <table:table-cell table:style-name="ce256" table:content-validation-name="val2"/>
          <table:table-cell table:style-name="ce258"/>
          <table:table-cell table:style-name="ce260" table:formula="of:=IF(ISBLANK([.E18]);&quot;&quot;;[.$H$1]-[.E18])">
            <text:p/>
          </table:table-cell>
          <table:table-cell table:style-name="ce261"/>
          <table:table-cell table:style-name="ce262" table:formula="of:=COM.MICROSOFT.IFS(ISBLANK([.G18]);0;[.G18]=0;0;[.$D18]=&quot;m&quot;;ROUNDDOWN((SQRT([.G18])-2.8)/0.011;0);[.$D18]=&quot;w&quot;;ROUNDDOWN((SQRT([.G18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18]);0;[.I18]=0;0;[.$D18]=&quot;m&quot;;ROUNDDOWN((SQRT([.I18])-1.936)/0.0124;0);[.$D18]=&quot;w&quot;;ROUNDDOWN((SQRT([.I18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18]);0;[.K18]=0;0;[.$D18]=&quot;m&quot;;ROUNDDOWN((SQRT([.K18])-1.15028)/0.00219;0);[.$D18]=&quot;w&quot;;ROUNDDOWN((SQRT([.K18])-1.0935)/0.00208;0))" office:value-type="float" office:value="0" calcext:value-type="float">
            <text:p>0</text:p>
          </table:table-cell>
          <table:table-cell table:style-name="ce267"/>
          <table:table-cell table:style-name="ce269" table:formula="of:=COM.MICROSOFT.IFS(ISBLANK([.M18]);0;[.M18]=0;0;[.$D18]=&quot;m&quot;;ROUNDDOWN((50/([.M18]+0.24)-3.79)/0.0069;0);[.$D18]=&quot;w&quot;;ROUNDDOWN((50/([.M18]+0.24)-3.648)/0.0066;0))" office:value-type="float" office:value="0" calcext:value-type="float">
            <text:p>0</text:p>
          </table:table-cell>
          <table:table-cell table:style-name="ce270"/>
          <table:table-cell table:style-name="ce272" table:formula="of:=COM.MICROSOFT.IFS(ISBLANK([.O18]);0;[.O18]=0;0;[.$D18]=&quot;m&quot;;ROUNDDOWN((75/([.O18]+0.24)-4.1)/0.00664;0);[.$D18]=&quot;w&quot;;ROUNDDOWN((75/([.O18]+0.24)-3.998)/0.0066;0))" office:value-type="float" office:value="0" calcext:value-type="float">
            <text:p>0</text:p>
          </table:table-cell>
          <table:table-cell table:style-name="ce273"/>
          <table:table-cell table:style-name="ce275" table:formula="of:=COM.MICROSOFT.IFS(ISBLANK([.Q18]);0;[.Q18]=0;0;[.$D18]=&quot;m&quot;;ROUNDDOWN((100/([.Q18]+0.24)-4.341)/0.00676;0);[.$D18]=&quot;w&quot;;ROUNDDOWN((100/([.Q18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18])*60+([.S18]-INT([.S18]))*100" office:value-type="float" office:value="0" calcext:value-type="float">
            <text:p>0</text:p>
          </table:table-cell>
          <table:table-cell table:style-name="ce278" table:formula="of:=COM.MICROSOFT.IFS(ISBLANK([.T18]);0;[.T18]=0;0;[.$D18]=&quot;m&quot;;&quot;1000m Pflicht&quot;;[.$D18]=&quot;w&quot;;ROUNDDOWN((800/[.T18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18])*60+([.V18]-INT([.V18]))*100" office:value-type="float" office:value="0" calcext:value-type="float">
            <text:p>0</text:p>
          </table:table-cell>
          <table:table-cell table:style-name="ce281" table:formula="of:=COM.MICROSOFT.IFS(ISBLANK([.V18]);0;[.V18]=0;0;[.$D18]=&quot;w&quot;;&quot;800m Pflicht&quot;;[.$D18]=&quot;m&quot;;ROUNDDOWN((1000/[.W18]-2.158)/0.006;0))" office:value-type="float" office:value="0" calcext:value-type="float">
            <text:p>0</text:p>
          </table:table-cell>
          <table:table-cell table:style-name="ce282" table:formula="of:=LARGE(([.H18]~[.J18]~[.L18]~[.N18]~[.O18]~[.R18]~[.U18]~[.X18]);1)+LARGE(([.H18]~[.J18]~[.L18]~[.N18]~[.O18]~[.R18]~[.U18]~[.X18]);2)+LARGE(([.H18]~[.J18]~[.L18]~[.N18]~[.O18]~[.R18]~[.U18]~[.X18]);3)" office:value-type="float" office:value="0" calcext:value-type="float">
            <text:p>0</text:p>
          </table:table-cell>
          <table:table-cell table:style-name="ce283" table:formula="of:=IF([.D18]=&quot;m&quot;;(COM.MICROSOFT.IFS([.F18]=[.$AE$8];LOOKUP([.Y18];[.$AF$8:.$AF$10];[.$AH$8:.$AH$10]);[.F18]=[.$AE$11];LOOKUP([.Y18];[.$AF$11:.$AF$13];[.$AH$11:.$AH$13]);[.F18]=[.$AE$14];LOOKUP([.Y18];[.$AF$14:.$AF$16];[.$AH$14:.$AH$16]);[.F18]=[.$AE$17];LOOKUP([.Y18];[.$AF$17:.$AF$19];[.$AH$17:.$AH$19]);[.F18]=[.$AE$20];LOOKUP([.Y18];[.$AF$20:.$AF$22];[.$AH$20:.$AH$22]);[.F18]=[.$AE$23];LOOKUP([.Y18];[.$AF$23:.$AF$25];[.$AH$23:.$AH$25]);[.F18]=[.$AE$26];LOOKUP([.Y18];[.$AF$26:.$AF$28];[.$AH$26:.$AH$28]);[.F18]=[.$AE$29];LOOKUP([.Y18];[.$AF$29:.$AF$31];[.$AH$29:.$AH$31]);[.F18]=[.$AE$32];LOOKUP([.Y18];[.$AF$32:.$AF$34];[.$AH$32:.$AH$34])));0)" office:value-type="float" office:value="0" calcext:value-type="float">
            <text:p>0</text:p>
          </table:table-cell>
          <table:table-cell table:style-name="ce284" table:formula="of:=IF([.D18]=&quot;w&quot;;(COM.MICROSOFT.IFS([.F18]=[.$AE$8];LOOKUP([.Y18];[.$AG$8:.$AG$10];[.$AH$8:.$AH$10]);[.F18]=[.$AE$11];LOOKUP([.Y18];[.$AG$11:.$AG$13];[.$AH$11:.$AH$13]);[.F18]=[.$AE$14];LOOKUP([.Y18];[.$AG$14:.$AG$16];[.$AH$14:.$AH$16]);[.F18]=[.$AE$17];LOOKUP([.Y18];[.$AG$17:.$AG$19];[.$AH$17:.$AH$19]);[.F18]=[.$AE$20];LOOKUP([.Y18];[.$AG$20:.$AG$22];[.$AH$20:.$AH$22]);[.F18]=[.$AE$23];LOOKUP([.Y18];[.$AG$23:.$AG$25];[.$AH$23:.$AH$25]);[.F18]=[.$AE$26];LOOKUP([.Y18];[.$AG$26:.$AG$28];[.$AH$26:.$AH$28]);[.F18]=[.$AE$29];LOOKUP([.Y18];[.$AG$29:.$AG$31];[.$AH$29:.$AH$31]);[.F18]=[.$AE$32];LOOKUP([.Y18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675" calcext:value-type="float">
            <text:p>675</text:p>
          </table:table-cell>
          <table:table-cell table:style-name="ce54" office:value-type="float" office:value="700" calcext:value-type="float">
            <text:p>700</text:p>
          </table:table-cell>
          <table:table-cell table:style-name="ce56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252" office:value-type="float" office:value="13" calcext:value-type="float">
            <text:p>13</text:p>
          </table:table-cell>
          <table:table-cell table:style-name="ce254" table:number-columns-repeated="2"/>
          <table:table-cell table:style-name="ce256" table:content-validation-name="val2"/>
          <table:table-cell table:style-name="ce258"/>
          <table:table-cell table:style-name="ce260" table:formula="of:=IF(ISBLANK([.E19]);&quot;&quot;;[.$H$1]-[.E19])">
            <text:p/>
          </table:table-cell>
          <table:table-cell table:style-name="ce261"/>
          <table:table-cell table:style-name="ce262" table:formula="of:=COM.MICROSOFT.IFS(ISBLANK([.G19]);0;[.G19]=0;0;[.$D19]=&quot;m&quot;;ROUNDDOWN((SQRT([.G19])-2.8)/0.011;0);[.$D19]=&quot;w&quot;;ROUNDDOWN((SQRT([.G19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19]);0;[.I19]=0;0;[.$D19]=&quot;m&quot;;ROUNDDOWN((SQRT([.I19])-1.936)/0.0124;0);[.$D19]=&quot;w&quot;;ROUNDDOWN((SQRT([.I19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19]);0;[.K19]=0;0;[.$D19]=&quot;m&quot;;ROUNDDOWN((SQRT([.K19])-1.15028)/0.00219;0);[.$D19]=&quot;w&quot;;ROUNDDOWN((SQRT([.K19])-1.0935)/0.00208;0))" office:value-type="float" office:value="0" calcext:value-type="float">
            <text:p>0</text:p>
          </table:table-cell>
          <table:table-cell table:style-name="ce267"/>
          <table:table-cell table:style-name="ce269" table:formula="of:=COM.MICROSOFT.IFS(ISBLANK([.M19]);0;[.M19]=0;0;[.$D19]=&quot;m&quot;;ROUNDDOWN((50/([.M19]+0.24)-3.79)/0.0069;0);[.$D19]=&quot;w&quot;;ROUNDDOWN((50/([.M19]+0.24)-3.648)/0.0066;0))" office:value-type="float" office:value="0" calcext:value-type="float">
            <text:p>0</text:p>
          </table:table-cell>
          <table:table-cell table:style-name="ce270"/>
          <table:table-cell table:style-name="ce272" table:formula="of:=COM.MICROSOFT.IFS(ISBLANK([.O19]);0;[.O19]=0;0;[.$D19]=&quot;m&quot;;ROUNDDOWN((75/([.O19]+0.24)-4.1)/0.00664;0);[.$D19]=&quot;w&quot;;ROUNDDOWN((75/([.O19]+0.24)-3.998)/0.0066;0))" office:value-type="float" office:value="0" calcext:value-type="float">
            <text:p>0</text:p>
          </table:table-cell>
          <table:table-cell table:style-name="ce273"/>
          <table:table-cell table:style-name="ce275" table:formula="of:=COM.MICROSOFT.IFS(ISBLANK([.Q19]);0;[.Q19]=0;0;[.$D19]=&quot;m&quot;;ROUNDDOWN((100/([.Q19]+0.24)-4.341)/0.00676;0);[.$D19]=&quot;w&quot;;ROUNDDOWN((100/([.Q19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19])*60+([.S19]-INT([.S19]))*100" office:value-type="float" office:value="0" calcext:value-type="float">
            <text:p>0</text:p>
          </table:table-cell>
          <table:table-cell table:style-name="ce278" table:formula="of:=COM.MICROSOFT.IFS(ISBLANK([.T19]);0;[.T19]=0;0;[.$D19]=&quot;m&quot;;&quot;1000m Pflicht&quot;;[.$D19]=&quot;w&quot;;ROUNDDOWN((800/[.T19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19])*60+([.V19]-INT([.V19]))*100" office:value-type="float" office:value="0" calcext:value-type="float">
            <text:p>0</text:p>
          </table:table-cell>
          <table:table-cell table:style-name="ce281" table:formula="of:=COM.MICROSOFT.IFS(ISBLANK([.V19]);0;[.V19]=0;0;[.$D19]=&quot;w&quot;;&quot;800m Pflicht&quot;;[.$D19]=&quot;m&quot;;ROUNDDOWN((1000/[.W19]-2.158)/0.006;0))" office:value-type="float" office:value="0" calcext:value-type="float">
            <text:p>0</text:p>
          </table:table-cell>
          <table:table-cell table:style-name="ce282" table:formula="of:=LARGE(([.H19]~[.J19]~[.L19]~[.N19]~[.O19]~[.R19]~[.U19]~[.X19]);1)+LARGE(([.H19]~[.J19]~[.L19]~[.N19]~[.O19]~[.R19]~[.U19]~[.X19]);2)+LARGE(([.H19]~[.J19]~[.L19]~[.N19]~[.O19]~[.R19]~[.U19]~[.X19]);3)" office:value-type="float" office:value="0" calcext:value-type="float">
            <text:p>0</text:p>
          </table:table-cell>
          <table:table-cell table:style-name="ce283" table:formula="of:=IF([.D19]=&quot;m&quot;;(COM.MICROSOFT.IFS([.F19]=[.$AE$8];LOOKUP([.Y19];[.$AF$8:.$AF$10];[.$AH$8:.$AH$10]);[.F19]=[.$AE$11];LOOKUP([.Y19];[.$AF$11:.$AF$13];[.$AH$11:.$AH$13]);[.F19]=[.$AE$14];LOOKUP([.Y19];[.$AF$14:.$AF$16];[.$AH$14:.$AH$16]);[.F19]=[.$AE$17];LOOKUP([.Y19];[.$AF$17:.$AF$19];[.$AH$17:.$AH$19]);[.F19]=[.$AE$20];LOOKUP([.Y19];[.$AF$20:.$AF$22];[.$AH$20:.$AH$22]);[.F19]=[.$AE$23];LOOKUP([.Y19];[.$AF$23:.$AF$25];[.$AH$23:.$AH$25]);[.F19]=[.$AE$26];LOOKUP([.Y19];[.$AF$26:.$AF$28];[.$AH$26:.$AH$28]);[.F19]=[.$AE$29];LOOKUP([.Y19];[.$AF$29:.$AF$31];[.$AH$29:.$AH$31]);[.F19]=[.$AE$32];LOOKUP([.Y19];[.$AF$32:.$AF$34];[.$AH$32:.$AH$34])));0)" office:value-type="float" office:value="0" calcext:value-type="float">
            <text:p>0</text:p>
          </table:table-cell>
          <table:table-cell table:style-name="ce284" table:formula="of:=IF([.D19]=&quot;w&quot;;(COM.MICROSOFT.IFS([.F19]=[.$AE$8];LOOKUP([.Y19];[.$AG$8:.$AG$10];[.$AH$8:.$AH$10]);[.F19]=[.$AE$11];LOOKUP([.Y19];[.$AG$11:.$AG$13];[.$AH$11:.$AH$13]);[.F19]=[.$AE$14];LOOKUP([.Y19];[.$AG$14:.$AG$16];[.$AH$14:.$AH$16]);[.F19]=[.$AE$17];LOOKUP([.Y19];[.$AG$17:.$AG$19];[.$AH$17:.$AH$19]);[.F19]=[.$AE$20];LOOKUP([.Y19];[.$AG$20:.$AG$22];[.$AH$20:.$AH$22]);[.F19]=[.$AE$23];LOOKUP([.Y19];[.$AG$23:.$AG$25];[.$AH$23:.$AH$25]);[.F19]=[.$AE$26];LOOKUP([.Y19];[.$AG$26:.$AG$28];[.$AH$26:.$AH$28]);[.F19]=[.$AE$29];LOOKUP([.Y19];[.$AG$29:.$AG$31];[.$AH$29:.$AH$31]);[.F19]=[.$AE$32];LOOKUP([.Y19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875" calcext:value-type="float">
            <text:p>875</text:p>
          </table:table-cell>
          <table:table-cell table:style-name="ce54" office:value-type="float" office:value="900" calcext:value-type="float">
            <text:p>900</text:p>
          </table:table-cell>
          <table:table-cell table:style-name="ce56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252" office:value-type="float" office:value="14" calcext:value-type="float">
            <text:p>14</text:p>
          </table:table-cell>
          <table:table-cell table:style-name="ce254" table:number-columns-repeated="2"/>
          <table:table-cell table:style-name="ce256" table:content-validation-name="val2"/>
          <table:table-cell table:style-name="ce258"/>
          <table:table-cell table:style-name="ce260" table:formula="of:=IF(ISBLANK([.E20]);&quot;&quot;;[.$H$1]-[.E20])">
            <text:p/>
          </table:table-cell>
          <table:table-cell table:style-name="ce261"/>
          <table:table-cell table:style-name="ce262" table:formula="of:=COM.MICROSOFT.IFS(ISBLANK([.G20]);0;[.G20]=0;0;[.$D20]=&quot;m&quot;;ROUNDDOWN((SQRT([.G20])-2.8)/0.011;0);[.$D20]=&quot;w&quot;;ROUNDDOWN((SQRT([.G20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20]);0;[.I20]=0;0;[.$D20]=&quot;m&quot;;ROUNDDOWN((SQRT([.I20])-1.936)/0.0124;0);[.$D20]=&quot;w&quot;;ROUNDDOWN((SQRT([.I20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20]);0;[.K20]=0;0;[.$D20]=&quot;m&quot;;ROUNDDOWN((SQRT([.K20])-1.15028)/0.00219;0);[.$D20]=&quot;w&quot;;ROUNDDOWN((SQRT([.K20])-1.0935)/0.00208;0))" office:value-type="float" office:value="0" calcext:value-type="float">
            <text:p>0</text:p>
          </table:table-cell>
          <table:table-cell table:style-name="ce267"/>
          <table:table-cell table:style-name="ce269" table:formula="of:=COM.MICROSOFT.IFS(ISBLANK([.M20]);0;[.M20]=0;0;[.$D20]=&quot;m&quot;;ROUNDDOWN((50/([.M20]+0.24)-3.79)/0.0069;0);[.$D20]=&quot;w&quot;;ROUNDDOWN((50/([.M20]+0.24)-3.648)/0.0066;0))" office:value-type="float" office:value="0" calcext:value-type="float">
            <text:p>0</text:p>
          </table:table-cell>
          <table:table-cell table:style-name="ce270"/>
          <table:table-cell table:style-name="ce272" table:formula="of:=COM.MICROSOFT.IFS(ISBLANK([.O20]);0;[.O20]=0;0;[.$D20]=&quot;m&quot;;ROUNDDOWN((75/([.O20]+0.24)-4.1)/0.00664;0);[.$D20]=&quot;w&quot;;ROUNDDOWN((75/([.O20]+0.24)-3.998)/0.0066;0))" office:value-type="float" office:value="0" calcext:value-type="float">
            <text:p>0</text:p>
          </table:table-cell>
          <table:table-cell table:style-name="ce273"/>
          <table:table-cell table:style-name="ce275" table:formula="of:=COM.MICROSOFT.IFS(ISBLANK([.Q20]);0;[.Q20]=0;0;[.$D20]=&quot;m&quot;;ROUNDDOWN((100/([.Q20]+0.24)-4.341)/0.00676;0);[.$D20]=&quot;w&quot;;ROUNDDOWN((100/([.Q20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20])*60+([.S20]-INT([.S20]))*100" office:value-type="float" office:value="0" calcext:value-type="float">
            <text:p>0</text:p>
          </table:table-cell>
          <table:table-cell table:style-name="ce278" table:formula="of:=COM.MICROSOFT.IFS(ISBLANK([.T20]);0;[.T20]=0;0;[.$D20]=&quot;m&quot;;&quot;1000m Pflicht&quot;;[.$D20]=&quot;w&quot;;ROUNDDOWN((800/[.T20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20])*60+([.V20]-INT([.V20]))*100" office:value-type="float" office:value="0" calcext:value-type="float">
            <text:p>0</text:p>
          </table:table-cell>
          <table:table-cell table:style-name="ce281" table:formula="of:=COM.MICROSOFT.IFS(ISBLANK([.V20]);0;[.V20]=0;0;[.$D20]=&quot;w&quot;;&quot;800m Pflicht&quot;;[.$D20]=&quot;m&quot;;ROUNDDOWN((1000/[.W20]-2.158)/0.006;0))" office:value-type="float" office:value="0" calcext:value-type="float">
            <text:p>0</text:p>
          </table:table-cell>
          <table:table-cell table:style-name="ce282" table:formula="of:=LARGE(([.H20]~[.J20]~[.L20]~[.N20]~[.O20]~[.R20]~[.U20]~[.X20]);1)+LARGE(([.H20]~[.J20]~[.L20]~[.N20]~[.O20]~[.R20]~[.U20]~[.X20]);2)+LARGE(([.H20]~[.J20]~[.L20]~[.N20]~[.O20]~[.R20]~[.U20]~[.X20]);3)" office:value-type="float" office:value="0" calcext:value-type="float">
            <text:p>0</text:p>
          </table:table-cell>
          <table:table-cell table:style-name="ce283" table:formula="of:=IF([.D20]=&quot;m&quot;;(COM.MICROSOFT.IFS([.F20]=[.$AE$8];LOOKUP([.Y20];[.$AF$8:.$AF$10];[.$AH$8:.$AH$10]);[.F20]=[.$AE$11];LOOKUP([.Y20];[.$AF$11:.$AF$13];[.$AH$11:.$AH$13]);[.F20]=[.$AE$14];LOOKUP([.Y20];[.$AF$14:.$AF$16];[.$AH$14:.$AH$16]);[.F20]=[.$AE$17];LOOKUP([.Y20];[.$AF$17:.$AF$19];[.$AH$17:.$AH$19]);[.F20]=[.$AE$20];LOOKUP([.Y20];[.$AF$20:.$AF$22];[.$AH$20:.$AH$22]);[.F20]=[.$AE$23];LOOKUP([.Y20];[.$AF$23:.$AF$25];[.$AH$23:.$AH$25]);[.F20]=[.$AE$26];LOOKUP([.Y20];[.$AF$26:.$AF$28];[.$AH$26:.$AH$28]);[.F20]=[.$AE$29];LOOKUP([.Y20];[.$AF$29:.$AF$31];[.$AH$29:.$AH$31]);[.F20]=[.$AE$32];LOOKUP([.Y20];[.$AF$32:.$AF$34];[.$AH$32:.$AH$34])));0)" office:value-type="float" office:value="0" calcext:value-type="float">
            <text:p>0</text:p>
          </table:table-cell>
          <table:table-cell table:style-name="ce284" table:formula="of:=IF([.D20]=&quot;w&quot;;(COM.MICROSOFT.IFS([.F20]=[.$AE$8];LOOKUP([.Y20];[.$AG$8:.$AG$10];[.$AH$8:.$AH$10]);[.F20]=[.$AE$11];LOOKUP([.Y20];[.$AG$11:.$AG$13];[.$AH$11:.$AH$13]);[.F20]=[.$AE$14];LOOKUP([.Y20];[.$AG$14:.$AG$16];[.$AH$14:.$AH$16]);[.F20]=[.$AE$17];LOOKUP([.Y20];[.$AG$17:.$AG$19];[.$AH$17:.$AH$19]);[.F20]=[.$AE$20];LOOKUP([.Y20];[.$AG$20:.$AG$22];[.$AH$20:.$AH$22]);[.F20]=[.$AE$23];LOOKUP([.Y20];[.$AG$23:.$AG$25];[.$AH$23:.$AH$25]);[.F20]=[.$AE$26];LOOKUP([.Y20];[.$AG$26:.$AG$28];[.$AH$26:.$AH$28]);[.F20]=[.$AE$29];LOOKUP([.Y20];[.$AG$29:.$AG$31];[.$AH$29:.$AH$31]);[.F20]=[.$AE$32];LOOKUP([.Y20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1" office:value-type="float" office:value="12" calcext:value-type="float" table:number-columns-spanned="1" table:number-rows-spanned="3">
            <text:p>12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252" office:value-type="float" office:value="15" calcext:value-type="float">
            <text:p>15</text:p>
          </table:table-cell>
          <table:table-cell table:style-name="ce254" table:number-columns-repeated="2"/>
          <table:table-cell table:style-name="ce256" table:content-validation-name="val2"/>
          <table:table-cell table:style-name="ce258"/>
          <table:table-cell table:style-name="ce260" table:formula="of:=IF(ISBLANK([.E21]);&quot;&quot;;[.$H$1]-[.E21])">
            <text:p/>
          </table:table-cell>
          <table:table-cell table:style-name="ce261"/>
          <table:table-cell table:style-name="ce262" table:formula="of:=COM.MICROSOFT.IFS(ISBLANK([.G21]);0;[.G21]=0;0;[.$D21]=&quot;m&quot;;ROUNDDOWN((SQRT([.G21])-2.8)/0.011;0);[.$D21]=&quot;w&quot;;ROUNDDOWN((SQRT([.G21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21]);0;[.I21]=0;0;[.$D21]=&quot;m&quot;;ROUNDDOWN((SQRT([.I21])-1.936)/0.0124;0);[.$D21]=&quot;w&quot;;ROUNDDOWN((SQRT([.I21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21]);0;[.K21]=0;0;[.$D21]=&quot;m&quot;;ROUNDDOWN((SQRT([.K21])-1.15028)/0.00219;0);[.$D21]=&quot;w&quot;;ROUNDDOWN((SQRT([.K21])-1.0935)/0.00208;0))" office:value-type="float" office:value="0" calcext:value-type="float">
            <text:p>0</text:p>
          </table:table-cell>
          <table:table-cell table:style-name="ce267"/>
          <table:table-cell table:style-name="ce269" table:formula="of:=COM.MICROSOFT.IFS(ISBLANK([.M21]);0;[.M21]=0;0;[.$D21]=&quot;m&quot;;ROUNDDOWN((50/([.M21]+0.24)-3.79)/0.0069;0);[.$D21]=&quot;w&quot;;ROUNDDOWN((50/([.M21]+0.24)-3.648)/0.0066;0))" office:value-type="float" office:value="0" calcext:value-type="float">
            <text:p>0</text:p>
          </table:table-cell>
          <table:table-cell table:style-name="ce270"/>
          <table:table-cell table:style-name="ce272" table:formula="of:=COM.MICROSOFT.IFS(ISBLANK([.O21]);0;[.O21]=0;0;[.$D21]=&quot;m&quot;;ROUNDDOWN((75/([.O21]+0.24)-4.1)/0.00664;0);[.$D21]=&quot;w&quot;;ROUNDDOWN((75/([.O21]+0.24)-3.998)/0.0066;0))" office:value-type="float" office:value="0" calcext:value-type="float">
            <text:p>0</text:p>
          </table:table-cell>
          <table:table-cell table:style-name="ce273"/>
          <table:table-cell table:style-name="ce275" table:formula="of:=COM.MICROSOFT.IFS(ISBLANK([.Q21]);0;[.Q21]=0;0;[.$D21]=&quot;m&quot;;ROUNDDOWN((100/([.Q21]+0.24)-4.341)/0.00676;0);[.$D21]=&quot;w&quot;;ROUNDDOWN((100/([.Q21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21])*60+([.S21]-INT([.S21]))*100" office:value-type="float" office:value="0" calcext:value-type="float">
            <text:p>0</text:p>
          </table:table-cell>
          <table:table-cell table:style-name="ce278" table:formula="of:=COM.MICROSOFT.IFS(ISBLANK([.T21]);0;[.T21]=0;0;[.$D21]=&quot;m&quot;;&quot;1000m Pflicht&quot;;[.$D21]=&quot;w&quot;;ROUNDDOWN((800/[.T21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21])*60+([.V21]-INT([.V21]))*100" office:value-type="float" office:value="0" calcext:value-type="float">
            <text:p>0</text:p>
          </table:table-cell>
          <table:table-cell table:style-name="ce281" table:formula="of:=COM.MICROSOFT.IFS(ISBLANK([.V21]);0;[.V21]=0;0;[.$D21]=&quot;w&quot;;&quot;800m Pflicht&quot;;[.$D21]=&quot;m&quot;;ROUNDDOWN((1000/[.W21]-2.158)/0.006;0))" office:value-type="float" office:value="0" calcext:value-type="float">
            <text:p>0</text:p>
          </table:table-cell>
          <table:table-cell table:style-name="ce282" table:formula="of:=LARGE(([.H21]~[.J21]~[.L21]~[.N21]~[.O21]~[.R21]~[.U21]~[.X21]);1)+LARGE(([.H21]~[.J21]~[.L21]~[.N21]~[.O21]~[.R21]~[.U21]~[.X21]);2)+LARGE(([.H21]~[.J21]~[.L21]~[.N21]~[.O21]~[.R21]~[.U21]~[.X21]);3)" office:value-type="float" office:value="0" calcext:value-type="float">
            <text:p>0</text:p>
          </table:table-cell>
          <table:table-cell table:style-name="ce283" table:formula="of:=IF([.D21]=&quot;m&quot;;(COM.MICROSOFT.IFS([.F21]=[.$AE$8];LOOKUP([.Y21];[.$AF$8:.$AF$10];[.$AH$8:.$AH$10]);[.F21]=[.$AE$11];LOOKUP([.Y21];[.$AF$11:.$AF$13];[.$AH$11:.$AH$13]);[.F21]=[.$AE$14];LOOKUP([.Y21];[.$AF$14:.$AF$16];[.$AH$14:.$AH$16]);[.F21]=[.$AE$17];LOOKUP([.Y21];[.$AF$17:.$AF$19];[.$AH$17:.$AH$19]);[.F21]=[.$AE$20];LOOKUP([.Y21];[.$AF$20:.$AF$22];[.$AH$20:.$AH$22]);[.F21]=[.$AE$23];LOOKUP([.Y21];[.$AF$23:.$AF$25];[.$AH$23:.$AH$25]);[.F21]=[.$AE$26];LOOKUP([.Y21];[.$AF$26:.$AF$28];[.$AH$26:.$AH$28]);[.F21]=[.$AE$29];LOOKUP([.Y21];[.$AF$29:.$AF$31];[.$AH$29:.$AH$31]);[.F21]=[.$AE$32];LOOKUP([.Y21];[.$AF$32:.$AF$34];[.$AH$32:.$AH$34])));0)" office:value-type="float" office:value="0" calcext:value-type="float">
            <text:p>0</text:p>
          </table:table-cell>
          <table:table-cell table:style-name="ce284" table:formula="of:=IF([.D21]=&quot;w&quot;;(COM.MICROSOFT.IFS([.F21]=[.$AE$8];LOOKUP([.Y21];[.$AG$8:.$AG$10];[.$AH$8:.$AH$10]);[.F21]=[.$AE$11];LOOKUP([.Y21];[.$AG$11:.$AG$13];[.$AH$11:.$AH$13]);[.F21]=[.$AE$14];LOOKUP([.Y21];[.$AG$14:.$AG$16];[.$AH$14:.$AH$16]);[.F21]=[.$AE$17];LOOKUP([.Y21];[.$AG$17:.$AG$19];[.$AH$17:.$AH$19]);[.F21]=[.$AE$20];LOOKUP([.Y21];[.$AG$20:.$AG$22];[.$AH$20:.$AH$22]);[.F21]=[.$AE$23];LOOKUP([.Y21];[.$AG$23:.$AG$25];[.$AH$23:.$AH$25]);[.F21]=[.$AE$26];LOOKUP([.Y21];[.$AG$26:.$AG$28];[.$AH$26:.$AH$28]);[.F21]=[.$AE$29];LOOKUP([.Y21];[.$AG$29:.$AG$31];[.$AH$29:.$AH$31]);[.F21]=[.$AE$32];LOOKUP([.Y21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750" calcext:value-type="float">
            <text:p>750</text:p>
          </table:table-cell>
          <table:table-cell table:style-name="ce53" office:value-type="float" office:value="775" calcext:value-type="float">
            <text:p>775</text:p>
          </table:table-cell>
          <table:table-cell table:style-name="ce55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252" office:value-type="float" office:value="16" calcext:value-type="float">
            <text:p>16</text:p>
          </table:table-cell>
          <table:table-cell table:style-name="ce254" table:number-columns-repeated="2"/>
          <table:table-cell table:style-name="ce256" table:content-validation-name="val2"/>
          <table:table-cell table:style-name="ce258"/>
          <table:table-cell table:style-name="ce260" table:formula="of:=IF(ISBLANK([.E22]);&quot;&quot;;[.$H$1]-[.E22])">
            <text:p/>
          </table:table-cell>
          <table:table-cell table:style-name="ce261"/>
          <table:table-cell table:style-name="ce262" table:formula="of:=COM.MICROSOFT.IFS(ISBLANK([.G22]);0;[.G22]=0;0;[.$D22]=&quot;m&quot;;ROUNDDOWN((SQRT([.G22])-2.8)/0.011;0);[.$D22]=&quot;w&quot;;ROUNDDOWN((SQRT([.G22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22]);0;[.I22]=0;0;[.$D22]=&quot;m&quot;;ROUNDDOWN((SQRT([.I22])-1.936)/0.0124;0);[.$D22]=&quot;w&quot;;ROUNDDOWN((SQRT([.I22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22]);0;[.K22]=0;0;[.$D22]=&quot;m&quot;;ROUNDDOWN((SQRT([.K22])-1.15028)/0.00219;0);[.$D22]=&quot;w&quot;;ROUNDDOWN((SQRT([.K22])-1.0935)/0.00208;0))" office:value-type="float" office:value="0" calcext:value-type="float">
            <text:p>0</text:p>
          </table:table-cell>
          <table:table-cell table:style-name="ce267"/>
          <table:table-cell table:style-name="ce269" table:formula="of:=COM.MICROSOFT.IFS(ISBLANK([.M22]);0;[.M22]=0;0;[.$D22]=&quot;m&quot;;ROUNDDOWN((50/([.M22]+0.24)-3.79)/0.0069;0);[.$D22]=&quot;w&quot;;ROUNDDOWN((50/([.M22]+0.24)-3.648)/0.0066;0))" office:value-type="float" office:value="0" calcext:value-type="float">
            <text:p>0</text:p>
          </table:table-cell>
          <table:table-cell table:style-name="ce270"/>
          <table:table-cell table:style-name="ce272" table:formula="of:=COM.MICROSOFT.IFS(ISBLANK([.O22]);0;[.O22]=0;0;[.$D22]=&quot;m&quot;;ROUNDDOWN((75/([.O22]+0.24)-4.1)/0.00664;0);[.$D22]=&quot;w&quot;;ROUNDDOWN((75/([.O22]+0.24)-3.998)/0.0066;0))" office:value-type="float" office:value="0" calcext:value-type="float">
            <text:p>0</text:p>
          </table:table-cell>
          <table:table-cell table:style-name="ce273"/>
          <table:table-cell table:style-name="ce275" table:formula="of:=COM.MICROSOFT.IFS(ISBLANK([.Q22]);0;[.Q22]=0;0;[.$D22]=&quot;m&quot;;ROUNDDOWN((100/([.Q22]+0.24)-4.341)/0.00676;0);[.$D22]=&quot;w&quot;;ROUNDDOWN((100/([.Q22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22])*60+([.S22]-INT([.S22]))*100" office:value-type="float" office:value="0" calcext:value-type="float">
            <text:p>0</text:p>
          </table:table-cell>
          <table:table-cell table:style-name="ce278" table:formula="of:=COM.MICROSOFT.IFS(ISBLANK([.T22]);0;[.T22]=0;0;[.$D22]=&quot;m&quot;;&quot;1000m Pflicht&quot;;[.$D22]=&quot;w&quot;;ROUNDDOWN((800/[.T22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22])*60+([.V22]-INT([.V22]))*100" office:value-type="float" office:value="0" calcext:value-type="float">
            <text:p>0</text:p>
          </table:table-cell>
          <table:table-cell table:style-name="ce281" table:formula="of:=COM.MICROSOFT.IFS(ISBLANK([.V22]);0;[.V22]=0;0;[.$D22]=&quot;w&quot;;&quot;800m Pflicht&quot;;[.$D22]=&quot;m&quot;;ROUNDDOWN((1000/[.W22]-2.158)/0.006;0))" office:value-type="float" office:value="0" calcext:value-type="float">
            <text:p>0</text:p>
          </table:table-cell>
          <table:table-cell table:style-name="ce282" table:formula="of:=LARGE(([.H22]~[.J22]~[.L22]~[.N22]~[.O22]~[.R22]~[.U22]~[.X22]);1)+LARGE(([.H22]~[.J22]~[.L22]~[.N22]~[.O22]~[.R22]~[.U22]~[.X22]);2)+LARGE(([.H22]~[.J22]~[.L22]~[.N22]~[.O22]~[.R22]~[.U22]~[.X22]);3)" office:value-type="float" office:value="0" calcext:value-type="float">
            <text:p>0</text:p>
          </table:table-cell>
          <table:table-cell table:style-name="ce283" table:formula="of:=IF([.D22]=&quot;m&quot;;(COM.MICROSOFT.IFS([.F22]=[.$AE$8];LOOKUP([.Y22];[.$AF$8:.$AF$10];[.$AH$8:.$AH$10]);[.F22]=[.$AE$11];LOOKUP([.Y22];[.$AF$11:.$AF$13];[.$AH$11:.$AH$13]);[.F22]=[.$AE$14];LOOKUP([.Y22];[.$AF$14:.$AF$16];[.$AH$14:.$AH$16]);[.F22]=[.$AE$17];LOOKUP([.Y22];[.$AF$17:.$AF$19];[.$AH$17:.$AH$19]);[.F22]=[.$AE$20];LOOKUP([.Y22];[.$AF$20:.$AF$22];[.$AH$20:.$AH$22]);[.F22]=[.$AE$23];LOOKUP([.Y22];[.$AF$23:.$AF$25];[.$AH$23:.$AH$25]);[.F22]=[.$AE$26];LOOKUP([.Y22];[.$AF$26:.$AF$28];[.$AH$26:.$AH$28]);[.F22]=[.$AE$29];LOOKUP([.Y22];[.$AF$29:.$AF$31];[.$AH$29:.$AH$31]);[.F22]=[.$AE$32];LOOKUP([.Y22];[.$AF$32:.$AF$34];[.$AH$32:.$AH$34])));0)" office:value-type="float" office:value="0" calcext:value-type="float">
            <text:p>0</text:p>
          </table:table-cell>
          <table:table-cell table:style-name="ce284" table:formula="of:=IF([.D22]=&quot;w&quot;;(COM.MICROSOFT.IFS([.F22]=[.$AE$8];LOOKUP([.Y22];[.$AG$8:.$AG$10];[.$AH$8:.$AH$10]);[.F22]=[.$AE$11];LOOKUP([.Y22];[.$AG$11:.$AG$13];[.$AH$11:.$AH$13]);[.F22]=[.$AE$14];LOOKUP([.Y22];[.$AG$14:.$AG$16];[.$AH$14:.$AH$16]);[.F22]=[.$AE$17];LOOKUP([.Y22];[.$AG$17:.$AG$19];[.$AH$17:.$AH$19]);[.F22]=[.$AE$20];LOOKUP([.Y22];[.$AG$20:.$AG$22];[.$AH$20:.$AH$22]);[.F22]=[.$AE$23];LOOKUP([.Y22];[.$AG$23:.$AG$25];[.$AH$23:.$AH$25]);[.F22]=[.$AE$26];LOOKUP([.Y22];[.$AG$26:.$AG$28];[.$AH$26:.$AH$28]);[.F22]=[.$AE$29];LOOKUP([.Y22];[.$AG$29:.$AG$31];[.$AH$29:.$AH$31]);[.F22]=[.$AE$32];LOOKUP([.Y22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number-columns-repeated="2" table:style-name="ce53" office:value-type="float" office:value="975" calcext:value-type="float">
            <text:p>975</text:p>
          </table:table-cell>
          <table:table-cell table:style-name="ce55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252" office:value-type="float" office:value="17" calcext:value-type="float">
            <text:p>17</text:p>
          </table:table-cell>
          <table:table-cell table:style-name="ce254" table:number-columns-repeated="2"/>
          <table:table-cell table:style-name="ce256" table:content-validation-name="val2"/>
          <table:table-cell table:style-name="ce258"/>
          <table:table-cell table:style-name="ce260" table:formula="of:=IF(ISBLANK([.E23]);&quot;&quot;;[.$H$1]-[.E23])">
            <text:p/>
          </table:table-cell>
          <table:table-cell table:style-name="ce261"/>
          <table:table-cell table:style-name="ce262" table:formula="of:=COM.MICROSOFT.IFS(ISBLANK([.G23]);0;[.G23]=0;0;[.$D23]=&quot;m&quot;;ROUNDDOWN((SQRT([.G23])-2.8)/0.011;0);[.$D23]=&quot;w&quot;;ROUNDDOWN((SQRT([.G23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23]);0;[.I23]=0;0;[.$D23]=&quot;m&quot;;ROUNDDOWN((SQRT([.I23])-1.936)/0.0124;0);[.$D23]=&quot;w&quot;;ROUNDDOWN((SQRT([.I23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23]);0;[.K23]=0;0;[.$D23]=&quot;m&quot;;ROUNDDOWN((SQRT([.K23])-1.15028)/0.00219;0);[.$D23]=&quot;w&quot;;ROUNDDOWN((SQRT([.K23])-1.0935)/0.00208;0))" office:value-type="float" office:value="0" calcext:value-type="float">
            <text:p>0</text:p>
          </table:table-cell>
          <table:table-cell table:style-name="ce267"/>
          <table:table-cell table:style-name="ce269" table:formula="of:=COM.MICROSOFT.IFS(ISBLANK([.M23]);0;[.M23]=0;0;[.$D23]=&quot;m&quot;;ROUNDDOWN((50/([.M23]+0.24)-3.79)/0.0069;0);[.$D23]=&quot;w&quot;;ROUNDDOWN((50/([.M23]+0.24)-3.648)/0.0066;0))" office:value-type="float" office:value="0" calcext:value-type="float">
            <text:p>0</text:p>
          </table:table-cell>
          <table:table-cell table:style-name="ce270"/>
          <table:table-cell table:style-name="ce272" table:formula="of:=COM.MICROSOFT.IFS(ISBLANK([.O23]);0;[.O23]=0;0;[.$D23]=&quot;m&quot;;ROUNDDOWN((75/([.O23]+0.24)-4.1)/0.00664;0);[.$D23]=&quot;w&quot;;ROUNDDOWN((75/([.O23]+0.24)-3.998)/0.0066;0))" office:value-type="float" office:value="0" calcext:value-type="float">
            <text:p>0</text:p>
          </table:table-cell>
          <table:table-cell table:style-name="ce273"/>
          <table:table-cell table:style-name="ce275" table:formula="of:=COM.MICROSOFT.IFS(ISBLANK([.Q23]);0;[.Q23]=0;0;[.$D23]=&quot;m&quot;;ROUNDDOWN((100/([.Q23]+0.24)-4.341)/0.00676;0);[.$D23]=&quot;w&quot;;ROUNDDOWN((100/([.Q23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23])*60+([.S23]-INT([.S23]))*100" office:value-type="float" office:value="0" calcext:value-type="float">
            <text:p>0</text:p>
          </table:table-cell>
          <table:table-cell table:style-name="ce278" table:formula="of:=COM.MICROSOFT.IFS(ISBLANK([.T23]);0;[.T23]=0;0;[.$D23]=&quot;m&quot;;&quot;1000m Pflicht&quot;;[.$D23]=&quot;w&quot;;ROUNDDOWN((800/[.T23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23])*60+([.V23]-INT([.V23]))*100" office:value-type="float" office:value="0" calcext:value-type="float">
            <text:p>0</text:p>
          </table:table-cell>
          <table:table-cell table:style-name="ce281" table:formula="of:=COM.MICROSOFT.IFS(ISBLANK([.V23]);0;[.V23]=0;0;[.$D23]=&quot;w&quot;;&quot;800m Pflicht&quot;;[.$D23]=&quot;m&quot;;ROUNDDOWN((1000/[.W23]-2.158)/0.006;0))" office:value-type="float" office:value="0" calcext:value-type="float">
            <text:p>0</text:p>
          </table:table-cell>
          <table:table-cell table:style-name="ce282" table:formula="of:=LARGE(([.H23]~[.J23]~[.L23]~[.N23]~[.O23]~[.R23]~[.U23]~[.X23]);1)+LARGE(([.H23]~[.J23]~[.L23]~[.N23]~[.O23]~[.R23]~[.U23]~[.X23]);2)+LARGE(([.H23]~[.J23]~[.L23]~[.N23]~[.O23]~[.R23]~[.U23]~[.X23]);3)" office:value-type="float" office:value="0" calcext:value-type="float">
            <text:p>0</text:p>
          </table:table-cell>
          <table:table-cell table:style-name="ce283" table:formula="of:=IF([.D23]=&quot;m&quot;;(COM.MICROSOFT.IFS([.F23]=[.$AE$8];LOOKUP([.Y23];[.$AF$8:.$AF$10];[.$AH$8:.$AH$10]);[.F23]=[.$AE$11];LOOKUP([.Y23];[.$AF$11:.$AF$13];[.$AH$11:.$AH$13]);[.F23]=[.$AE$14];LOOKUP([.Y23];[.$AF$14:.$AF$16];[.$AH$14:.$AH$16]);[.F23]=[.$AE$17];LOOKUP([.Y23];[.$AF$17:.$AF$19];[.$AH$17:.$AH$19]);[.F23]=[.$AE$20];LOOKUP([.Y23];[.$AF$20:.$AF$22];[.$AH$20:.$AH$22]);[.F23]=[.$AE$23];LOOKUP([.Y23];[.$AF$23:.$AF$25];[.$AH$23:.$AH$25]);[.F23]=[.$AE$26];LOOKUP([.Y23];[.$AF$26:.$AF$28];[.$AH$26:.$AH$28]);[.F23]=[.$AE$29];LOOKUP([.Y23];[.$AF$29:.$AF$31];[.$AH$29:.$AH$31]);[.F23]=[.$AE$32];LOOKUP([.Y23];[.$AF$32:.$AF$34];[.$AH$32:.$AH$34])));0)" office:value-type="float" office:value="0" calcext:value-type="float">
            <text:p>0</text:p>
          </table:table-cell>
          <table:table-cell table:style-name="ce284" table:formula="of:=IF([.D23]=&quot;w&quot;;(COM.MICROSOFT.IFS([.F23]=[.$AE$8];LOOKUP([.Y23];[.$AG$8:.$AG$10];[.$AH$8:.$AH$10]);[.F23]=[.$AE$11];LOOKUP([.Y23];[.$AG$11:.$AG$13];[.$AH$11:.$AH$13]);[.F23]=[.$AE$14];LOOKUP([.Y23];[.$AG$14:.$AG$16];[.$AH$14:.$AH$16]);[.F23]=[.$AE$17];LOOKUP([.Y23];[.$AG$17:.$AG$19];[.$AH$17:.$AH$19]);[.F23]=[.$AE$20];LOOKUP([.Y23];[.$AG$20:.$AG$22];[.$AH$20:.$AH$22]);[.F23]=[.$AE$23];LOOKUP([.Y23];[.$AG$23:.$AG$25];[.$AH$23:.$AH$25]);[.F23]=[.$AE$26];LOOKUP([.Y23];[.$AG$26:.$AG$28];[.$AH$26:.$AH$28]);[.F23]=[.$AE$29];LOOKUP([.Y23];[.$AG$29:.$AG$31];[.$AH$29:.$AH$31]);[.F23]=[.$AE$32];LOOKUP([.Y23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2" office:value-type="float" office:value="13" calcext:value-type="float" table:number-columns-spanned="1" table:number-rows-spanned="3">
            <text:p>13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252" office:value-type="float" office:value="18" calcext:value-type="float">
            <text:p>18</text:p>
          </table:table-cell>
          <table:table-cell table:style-name="ce254" table:number-columns-repeated="2"/>
          <table:table-cell table:style-name="ce256" table:content-validation-name="val2"/>
          <table:table-cell table:style-name="ce258"/>
          <table:table-cell table:style-name="ce260" table:formula="of:=IF(ISBLANK([.E24]);&quot;&quot;;[.$H$1]-[.E24])">
            <text:p/>
          </table:table-cell>
          <table:table-cell table:style-name="ce261"/>
          <table:table-cell table:style-name="ce262" table:formula="of:=COM.MICROSOFT.IFS(ISBLANK([.G24]);0;[.G24]=0;0;[.$D24]=&quot;m&quot;;ROUNDDOWN((SQRT([.G24])-2.8)/0.011;0);[.$D24]=&quot;w&quot;;ROUNDDOWN((SQRT([.G24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24]);0;[.I24]=0;0;[.$D24]=&quot;m&quot;;ROUNDDOWN((SQRT([.I24])-1.936)/0.0124;0);[.$D24]=&quot;w&quot;;ROUNDDOWN((SQRT([.I24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24]);0;[.K24]=0;0;[.$D24]=&quot;m&quot;;ROUNDDOWN((SQRT([.K24])-1.15028)/0.00219;0);[.$D24]=&quot;w&quot;;ROUNDDOWN((SQRT([.K24])-1.0935)/0.00208;0))" office:value-type="float" office:value="0" calcext:value-type="float">
            <text:p>0</text:p>
          </table:table-cell>
          <table:table-cell table:style-name="ce267"/>
          <table:table-cell table:style-name="ce269" table:formula="of:=COM.MICROSOFT.IFS(ISBLANK([.M24]);0;[.M24]=0;0;[.$D24]=&quot;m&quot;;ROUNDDOWN((50/([.M24]+0.24)-3.79)/0.0069;0);[.$D24]=&quot;w&quot;;ROUNDDOWN((50/([.M24]+0.24)-3.648)/0.0066;0))" office:value-type="float" office:value="0" calcext:value-type="float">
            <text:p>0</text:p>
          </table:table-cell>
          <table:table-cell table:style-name="ce270"/>
          <table:table-cell table:style-name="ce272" table:formula="of:=COM.MICROSOFT.IFS(ISBLANK([.O24]);0;[.O24]=0;0;[.$D24]=&quot;m&quot;;ROUNDDOWN((75/([.O24]+0.24)-4.1)/0.00664;0);[.$D24]=&quot;w&quot;;ROUNDDOWN((75/([.O24]+0.24)-3.998)/0.0066;0))" office:value-type="float" office:value="0" calcext:value-type="float">
            <text:p>0</text:p>
          </table:table-cell>
          <table:table-cell table:style-name="ce273"/>
          <table:table-cell table:style-name="ce275" table:formula="of:=COM.MICROSOFT.IFS(ISBLANK([.Q24]);0;[.Q24]=0;0;[.$D24]=&quot;m&quot;;ROUNDDOWN((100/([.Q24]+0.24)-4.341)/0.00676;0);[.$D24]=&quot;w&quot;;ROUNDDOWN((100/([.Q24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24])*60+([.S24]-INT([.S24]))*100" office:value-type="float" office:value="0" calcext:value-type="float">
            <text:p>0</text:p>
          </table:table-cell>
          <table:table-cell table:style-name="ce278" table:formula="of:=COM.MICROSOFT.IFS(ISBLANK([.T24]);0;[.T24]=0;0;[.$D24]=&quot;m&quot;;&quot;1000m Pflicht&quot;;[.$D24]=&quot;w&quot;;ROUNDDOWN((800/[.T24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24])*60+([.V24]-INT([.V24]))*100" office:value-type="float" office:value="0" calcext:value-type="float">
            <text:p>0</text:p>
          </table:table-cell>
          <table:table-cell table:style-name="ce281" table:formula="of:=COM.MICROSOFT.IFS(ISBLANK([.V24]);0;[.V24]=0;0;[.$D24]=&quot;w&quot;;&quot;800m Pflicht&quot;;[.$D24]=&quot;m&quot;;ROUNDDOWN((1000/[.W24]-2.158)/0.006;0))" office:value-type="float" office:value="0" calcext:value-type="float">
            <text:p>0</text:p>
          </table:table-cell>
          <table:table-cell table:style-name="ce282" table:formula="of:=LARGE(([.H24]~[.J24]~[.L24]~[.N24]~[.O24]~[.R24]~[.U24]~[.X24]);1)+LARGE(([.H24]~[.J24]~[.L24]~[.N24]~[.O24]~[.R24]~[.U24]~[.X24]);2)+LARGE(([.H24]~[.J24]~[.L24]~[.N24]~[.O24]~[.R24]~[.U24]~[.X24]);3)" office:value-type="float" office:value="0" calcext:value-type="float">
            <text:p>0</text:p>
          </table:table-cell>
          <table:table-cell table:style-name="ce283" table:formula="of:=IF([.D24]=&quot;m&quot;;(COM.MICROSOFT.IFS([.F24]=[.$AE$8];LOOKUP([.Y24];[.$AF$8:.$AF$10];[.$AH$8:.$AH$10]);[.F24]=[.$AE$11];LOOKUP([.Y24];[.$AF$11:.$AF$13];[.$AH$11:.$AH$13]);[.F24]=[.$AE$14];LOOKUP([.Y24];[.$AF$14:.$AF$16];[.$AH$14:.$AH$16]);[.F24]=[.$AE$17];LOOKUP([.Y24];[.$AF$17:.$AF$19];[.$AH$17:.$AH$19]);[.F24]=[.$AE$20];LOOKUP([.Y24];[.$AF$20:.$AF$22];[.$AH$20:.$AH$22]);[.F24]=[.$AE$23];LOOKUP([.Y24];[.$AF$23:.$AF$25];[.$AH$23:.$AH$25]);[.F24]=[.$AE$26];LOOKUP([.Y24];[.$AF$26:.$AF$28];[.$AH$26:.$AH$28]);[.F24]=[.$AE$29];LOOKUP([.Y24];[.$AF$29:.$AF$31];[.$AH$29:.$AH$31]);[.F24]=[.$AE$32];LOOKUP([.Y24];[.$AF$32:.$AF$34];[.$AH$32:.$AH$34])));0)" office:value-type="float" office:value="0" calcext:value-type="float">
            <text:p>0</text:p>
          </table:table-cell>
          <table:table-cell table:style-name="ce284" table:formula="of:=IF([.D24]=&quot;w&quot;;(COM.MICROSOFT.IFS([.F24]=[.$AE$8];LOOKUP([.Y24];[.$AG$8:.$AG$10];[.$AH$8:.$AH$10]);[.F24]=[.$AE$11];LOOKUP([.Y24];[.$AG$11:.$AG$13];[.$AH$11:.$AH$13]);[.F24]=[.$AE$14];LOOKUP([.Y24];[.$AG$14:.$AG$16];[.$AH$14:.$AH$16]);[.F24]=[.$AE$17];LOOKUP([.Y24];[.$AG$17:.$AG$19];[.$AH$17:.$AH$19]);[.F24]=[.$AE$20];LOOKUP([.Y24];[.$AG$20:.$AG$22];[.$AH$20:.$AH$22]);[.F24]=[.$AE$23];LOOKUP([.Y24];[.$AG$23:.$AG$25];[.$AH$23:.$AH$25]);[.F24]=[.$AE$26];LOOKUP([.Y24];[.$AG$26:.$AG$28];[.$AH$26:.$AH$28]);[.F24]=[.$AE$29];LOOKUP([.Y24];[.$AG$29:.$AG$31];[.$AH$29:.$AH$31]);[.F24]=[.$AE$32];LOOKUP([.Y24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number-columns-repeated="2" table:style-name="ce54" office:value-type="float" office:value="825" calcext:value-type="float">
            <text:p>825</text:p>
          </table:table-cell>
          <table:table-cell table:style-name="ce56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252" office:value-type="float" office:value="19" calcext:value-type="float">
            <text:p>19</text:p>
          </table:table-cell>
          <table:table-cell table:style-name="ce254" table:number-columns-repeated="2"/>
          <table:table-cell table:style-name="ce256" table:content-validation-name="val2"/>
          <table:table-cell table:style-name="ce258"/>
          <table:table-cell table:style-name="ce260" table:formula="of:=IF(ISBLANK([.E25]);&quot;&quot;;[.$H$1]-[.E25])">
            <text:p/>
          </table:table-cell>
          <table:table-cell table:style-name="ce261"/>
          <table:table-cell table:style-name="ce262" table:formula="of:=COM.MICROSOFT.IFS(ISBLANK([.G25]);0;[.G25]=0;0;[.$D25]=&quot;m&quot;;ROUNDDOWN((SQRT([.G25])-2.8)/0.011;0);[.$D25]=&quot;w&quot;;ROUNDDOWN((SQRT([.G25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25]);0;[.I25]=0;0;[.$D25]=&quot;m&quot;;ROUNDDOWN((SQRT([.I25])-1.936)/0.0124;0);[.$D25]=&quot;w&quot;;ROUNDDOWN((SQRT([.I25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25]);0;[.K25]=0;0;[.$D25]=&quot;m&quot;;ROUNDDOWN((SQRT([.K25])-1.15028)/0.00219;0);[.$D25]=&quot;w&quot;;ROUNDDOWN((SQRT([.K25])-1.0935)/0.00208;0))" office:value-type="float" office:value="0" calcext:value-type="float">
            <text:p>0</text:p>
          </table:table-cell>
          <table:table-cell table:style-name="ce267"/>
          <table:table-cell table:style-name="ce269" table:formula="of:=COM.MICROSOFT.IFS(ISBLANK([.M25]);0;[.M25]=0;0;[.$D25]=&quot;m&quot;;ROUNDDOWN((50/([.M25]+0.24)-3.79)/0.0069;0);[.$D25]=&quot;w&quot;;ROUNDDOWN((50/([.M25]+0.24)-3.648)/0.0066;0))" office:value-type="float" office:value="0" calcext:value-type="float">
            <text:p>0</text:p>
          </table:table-cell>
          <table:table-cell table:style-name="ce270"/>
          <table:table-cell table:style-name="ce272" table:formula="of:=COM.MICROSOFT.IFS(ISBLANK([.O25]);0;[.O25]=0;0;[.$D25]=&quot;m&quot;;ROUNDDOWN((75/([.O25]+0.24)-4.1)/0.00664;0);[.$D25]=&quot;w&quot;;ROUNDDOWN((75/([.O25]+0.24)-3.998)/0.0066;0))" office:value-type="float" office:value="0" calcext:value-type="float">
            <text:p>0</text:p>
          </table:table-cell>
          <table:table-cell table:style-name="ce273"/>
          <table:table-cell table:style-name="ce275" table:formula="of:=COM.MICROSOFT.IFS(ISBLANK([.Q25]);0;[.Q25]=0;0;[.$D25]=&quot;m&quot;;ROUNDDOWN((100/([.Q25]+0.24)-4.341)/0.00676;0);[.$D25]=&quot;w&quot;;ROUNDDOWN((100/([.Q25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25])*60+([.S25]-INT([.S25]))*100" office:value-type="float" office:value="0" calcext:value-type="float">
            <text:p>0</text:p>
          </table:table-cell>
          <table:table-cell table:style-name="ce278" table:formula="of:=COM.MICROSOFT.IFS(ISBLANK([.T25]);0;[.T25]=0;0;[.$D25]=&quot;m&quot;;&quot;1000m Pflicht&quot;;[.$D25]=&quot;w&quot;;ROUNDDOWN((800/[.T25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25])*60+([.V25]-INT([.V25]))*100" office:value-type="float" office:value="0" calcext:value-type="float">
            <text:p>0</text:p>
          </table:table-cell>
          <table:table-cell table:style-name="ce281" table:formula="of:=COM.MICROSOFT.IFS(ISBLANK([.V25]);0;[.V25]=0;0;[.$D25]=&quot;w&quot;;&quot;800m Pflicht&quot;;[.$D25]=&quot;m&quot;;ROUNDDOWN((1000/[.W25]-2.158)/0.006;0))" office:value-type="float" office:value="0" calcext:value-type="float">
            <text:p>0</text:p>
          </table:table-cell>
          <table:table-cell table:style-name="ce282" table:formula="of:=LARGE(([.H25]~[.J25]~[.L25]~[.N25]~[.O25]~[.R25]~[.U25]~[.X25]);1)+LARGE(([.H25]~[.J25]~[.L25]~[.N25]~[.O25]~[.R25]~[.U25]~[.X25]);2)+LARGE(([.H25]~[.J25]~[.L25]~[.N25]~[.O25]~[.R25]~[.U25]~[.X25]);3)" office:value-type="float" office:value="0" calcext:value-type="float">
            <text:p>0</text:p>
          </table:table-cell>
          <table:table-cell table:style-name="ce283" table:formula="of:=IF([.D25]=&quot;m&quot;;(COM.MICROSOFT.IFS([.F25]=[.$AE$8];LOOKUP([.Y25];[.$AF$8:.$AF$10];[.$AH$8:.$AH$10]);[.F25]=[.$AE$11];LOOKUP([.Y25];[.$AF$11:.$AF$13];[.$AH$11:.$AH$13]);[.F25]=[.$AE$14];LOOKUP([.Y25];[.$AF$14:.$AF$16];[.$AH$14:.$AH$16]);[.F25]=[.$AE$17];LOOKUP([.Y25];[.$AF$17:.$AF$19];[.$AH$17:.$AH$19]);[.F25]=[.$AE$20];LOOKUP([.Y25];[.$AF$20:.$AF$22];[.$AH$20:.$AH$22]);[.F25]=[.$AE$23];LOOKUP([.Y25];[.$AF$23:.$AF$25];[.$AH$23:.$AH$25]);[.F25]=[.$AE$26];LOOKUP([.Y25];[.$AF$26:.$AF$28];[.$AH$26:.$AH$28]);[.F25]=[.$AE$29];LOOKUP([.Y25];[.$AF$29:.$AF$31];[.$AH$29:.$AH$31]);[.F25]=[.$AE$32];LOOKUP([.Y25];[.$AF$32:.$AF$34];[.$AH$32:.$AH$34])));0)" office:value-type="float" office:value="0" calcext:value-type="float">
            <text:p>0</text:p>
          </table:table-cell>
          <table:table-cell table:style-name="ce284" table:formula="of:=IF([.D25]=&quot;w&quot;;(COM.MICROSOFT.IFS([.F25]=[.$AE$8];LOOKUP([.Y25];[.$AG$8:.$AG$10];[.$AH$8:.$AH$10]);[.F25]=[.$AE$11];LOOKUP([.Y25];[.$AG$11:.$AG$13];[.$AH$11:.$AH$13]);[.F25]=[.$AE$14];LOOKUP([.Y25];[.$AG$14:.$AG$16];[.$AH$14:.$AH$16]);[.F25]=[.$AE$17];LOOKUP([.Y25];[.$AG$17:.$AG$19];[.$AH$17:.$AH$19]);[.F25]=[.$AE$20];LOOKUP([.Y25];[.$AG$20:.$AG$22];[.$AH$20:.$AH$22]);[.F25]=[.$AE$23];LOOKUP([.Y25];[.$AG$23:.$AG$25];[.$AH$23:.$AH$25]);[.F25]=[.$AE$26];LOOKUP([.Y25];[.$AG$26:.$AG$28];[.$AH$26:.$AH$28]);[.F25]=[.$AE$29];LOOKUP([.Y25];[.$AG$29:.$AG$31];[.$AH$29:.$AH$31]);[.F25]=[.$AE$32];LOOKUP([.Y25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1050" calcext:value-type="float">
            <text:p>1050</text:p>
          </table:table-cell>
          <table:table-cell table:style-name="ce54" office:value-type="float" office:value="1025" calcext:value-type="float">
            <text:p>1025</text:p>
          </table:table-cell>
          <table:table-cell table:style-name="ce56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252" office:value-type="float" office:value="20" calcext:value-type="float">
            <text:p>20</text:p>
          </table:table-cell>
          <table:table-cell table:style-name="ce254" table:number-columns-repeated="2"/>
          <table:table-cell table:style-name="ce256" table:content-validation-name="val2"/>
          <table:table-cell table:style-name="ce258"/>
          <table:table-cell table:style-name="ce260" table:formula="of:=IF(ISBLANK([.E26]);&quot;&quot;;[.$H$1]-[.E26])">
            <text:p/>
          </table:table-cell>
          <table:table-cell table:style-name="ce261"/>
          <table:table-cell table:style-name="ce262" table:formula="of:=COM.MICROSOFT.IFS(ISBLANK([.G26]);0;[.G26]=0;0;[.$D26]=&quot;m&quot;;ROUNDDOWN((SQRT([.G26])-2.8)/0.011;0);[.$D26]=&quot;w&quot;;ROUNDDOWN((SQRT([.G26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26]);0;[.I26]=0;0;[.$D26]=&quot;m&quot;;ROUNDDOWN((SQRT([.I26])-1.936)/0.0124;0);[.$D26]=&quot;w&quot;;ROUNDDOWN((SQRT([.I26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26]);0;[.K26]=0;0;[.$D26]=&quot;m&quot;;ROUNDDOWN((SQRT([.K26])-1.15028)/0.00219;0);[.$D26]=&quot;w&quot;;ROUNDDOWN((SQRT([.K26])-1.0935)/0.00208;0))" office:value-type="float" office:value="0" calcext:value-type="float">
            <text:p>0</text:p>
          </table:table-cell>
          <table:table-cell table:style-name="ce267"/>
          <table:table-cell table:style-name="ce269" table:formula="of:=COM.MICROSOFT.IFS(ISBLANK([.M26]);0;[.M26]=0;0;[.$D26]=&quot;m&quot;;ROUNDDOWN((50/([.M26]+0.24)-3.79)/0.0069;0);[.$D26]=&quot;w&quot;;ROUNDDOWN((50/([.M26]+0.24)-3.648)/0.0066;0))" office:value-type="float" office:value="0" calcext:value-type="float">
            <text:p>0</text:p>
          </table:table-cell>
          <table:table-cell table:style-name="ce270"/>
          <table:table-cell table:style-name="ce272" table:formula="of:=COM.MICROSOFT.IFS(ISBLANK([.O26]);0;[.O26]=0;0;[.$D26]=&quot;m&quot;;ROUNDDOWN((75/([.O26]+0.24)-4.1)/0.00664;0);[.$D26]=&quot;w&quot;;ROUNDDOWN((75/([.O26]+0.24)-3.998)/0.0066;0))" office:value-type="float" office:value="0" calcext:value-type="float">
            <text:p>0</text:p>
          </table:table-cell>
          <table:table-cell table:style-name="ce273"/>
          <table:table-cell table:style-name="ce275" table:formula="of:=COM.MICROSOFT.IFS(ISBLANK([.Q26]);0;[.Q26]=0;0;[.$D26]=&quot;m&quot;;ROUNDDOWN((100/([.Q26]+0.24)-4.341)/0.00676;0);[.$D26]=&quot;w&quot;;ROUNDDOWN((100/([.Q26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26])*60+([.S26]-INT([.S26]))*100" office:value-type="float" office:value="0" calcext:value-type="float">
            <text:p>0</text:p>
          </table:table-cell>
          <table:table-cell table:style-name="ce278" table:formula="of:=COM.MICROSOFT.IFS(ISBLANK([.T26]);0;[.T26]=0;0;[.$D26]=&quot;m&quot;;&quot;1000m Pflicht&quot;;[.$D26]=&quot;w&quot;;ROUNDDOWN((800/[.T26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26])*60+([.V26]-INT([.V26]))*100" office:value-type="float" office:value="0" calcext:value-type="float">
            <text:p>0</text:p>
          </table:table-cell>
          <table:table-cell table:style-name="ce281" table:formula="of:=COM.MICROSOFT.IFS(ISBLANK([.V26]);0;[.V26]=0;0;[.$D26]=&quot;w&quot;;&quot;800m Pflicht&quot;;[.$D26]=&quot;m&quot;;ROUNDDOWN((1000/[.W26]-2.158)/0.006;0))" office:value-type="float" office:value="0" calcext:value-type="float">
            <text:p>0</text:p>
          </table:table-cell>
          <table:table-cell table:style-name="ce282" table:formula="of:=LARGE(([.H26]~[.J26]~[.L26]~[.N26]~[.O26]~[.R26]~[.U26]~[.X26]);1)+LARGE(([.H26]~[.J26]~[.L26]~[.N26]~[.O26]~[.R26]~[.U26]~[.X26]);2)+LARGE(([.H26]~[.J26]~[.L26]~[.N26]~[.O26]~[.R26]~[.U26]~[.X26]);3)" office:value-type="float" office:value="0" calcext:value-type="float">
            <text:p>0</text:p>
          </table:table-cell>
          <table:table-cell table:style-name="ce283" table:formula="of:=IF([.D26]=&quot;m&quot;;(COM.MICROSOFT.IFS([.F26]=[.$AE$8];LOOKUP([.Y26];[.$AF$8:.$AF$10];[.$AH$8:.$AH$10]);[.F26]=[.$AE$11];LOOKUP([.Y26];[.$AF$11:.$AF$13];[.$AH$11:.$AH$13]);[.F26]=[.$AE$14];LOOKUP([.Y26];[.$AF$14:.$AF$16];[.$AH$14:.$AH$16]);[.F26]=[.$AE$17];LOOKUP([.Y26];[.$AF$17:.$AF$19];[.$AH$17:.$AH$19]);[.F26]=[.$AE$20];LOOKUP([.Y26];[.$AF$20:.$AF$22];[.$AH$20:.$AH$22]);[.F26]=[.$AE$23];LOOKUP([.Y26];[.$AF$23:.$AF$25];[.$AH$23:.$AH$25]);[.F26]=[.$AE$26];LOOKUP([.Y26];[.$AF$26:.$AF$28];[.$AH$26:.$AH$28]);[.F26]=[.$AE$29];LOOKUP([.Y26];[.$AF$29:.$AF$31];[.$AH$29:.$AH$31]);[.F26]=[.$AE$32];LOOKUP([.Y26];[.$AF$32:.$AF$34];[.$AH$32:.$AH$34])));0)" office:value-type="float" office:value="0" calcext:value-type="float">
            <text:p>0</text:p>
          </table:table-cell>
          <table:table-cell table:style-name="ce284" table:formula="of:=IF([.D26]=&quot;w&quot;;(COM.MICROSOFT.IFS([.F26]=[.$AE$8];LOOKUP([.Y26];[.$AG$8:.$AG$10];[.$AH$8:.$AH$10]);[.F26]=[.$AE$11];LOOKUP([.Y26];[.$AG$11:.$AG$13];[.$AH$11:.$AH$13]);[.F26]=[.$AE$14];LOOKUP([.Y26];[.$AG$14:.$AG$16];[.$AH$14:.$AH$16]);[.F26]=[.$AE$17];LOOKUP([.Y26];[.$AG$17:.$AG$19];[.$AH$17:.$AH$19]);[.F26]=[.$AE$20];LOOKUP([.Y26];[.$AG$20:.$AG$22];[.$AH$20:.$AH$22]);[.F26]=[.$AE$23];LOOKUP([.Y26];[.$AG$23:.$AG$25];[.$AH$23:.$AH$25]);[.F26]=[.$AE$26];LOOKUP([.Y26];[.$AG$26:.$AG$28];[.$AH$26:.$AH$28]);[.F26]=[.$AE$29];LOOKUP([.Y26];[.$AG$29:.$AG$31];[.$AH$29:.$AH$31]);[.F26]=[.$AE$32];LOOKUP([.Y26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1" office:value-type="float" office:value="14" calcext:value-type="float" table:number-columns-spanned="1" table:number-rows-spanned="3">
            <text:p>14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252" office:value-type="float" office:value="21" calcext:value-type="float">
            <text:p>21</text:p>
          </table:table-cell>
          <table:table-cell table:style-name="ce254" table:number-columns-repeated="2"/>
          <table:table-cell table:style-name="ce256" table:content-validation-name="val2"/>
          <table:table-cell table:style-name="ce258"/>
          <table:table-cell table:style-name="ce260" table:formula="of:=IF(ISBLANK([.E27]);&quot;&quot;;[.$H$1]-[.E27])">
            <text:p/>
          </table:table-cell>
          <table:table-cell table:style-name="ce261"/>
          <table:table-cell table:style-name="ce262" table:formula="of:=COM.MICROSOFT.IFS(ISBLANK([.G27]);0;[.G27]=0;0;[.$D27]=&quot;m&quot;;ROUNDDOWN((SQRT([.G27])-2.8)/0.011;0);[.$D27]=&quot;w&quot;;ROUNDDOWN((SQRT([.G27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27]);0;[.I27]=0;0;[.$D27]=&quot;m&quot;;ROUNDDOWN((SQRT([.I27])-1.936)/0.0124;0);[.$D27]=&quot;w&quot;;ROUNDDOWN((SQRT([.I27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27]);0;[.K27]=0;0;[.$D27]=&quot;m&quot;;ROUNDDOWN((SQRT([.K27])-1.15028)/0.00219;0);[.$D27]=&quot;w&quot;;ROUNDDOWN((SQRT([.K27])-1.0935)/0.00208;0))" office:value-type="float" office:value="0" calcext:value-type="float">
            <text:p>0</text:p>
          </table:table-cell>
          <table:table-cell table:style-name="ce267"/>
          <table:table-cell table:style-name="ce269" table:formula="of:=COM.MICROSOFT.IFS(ISBLANK([.M27]);0;[.M27]=0;0;[.$D27]=&quot;m&quot;;ROUNDDOWN((50/([.M27]+0.24)-3.79)/0.0069;0);[.$D27]=&quot;w&quot;;ROUNDDOWN((50/([.M27]+0.24)-3.648)/0.0066;0))" office:value-type="float" office:value="0" calcext:value-type="float">
            <text:p>0</text:p>
          </table:table-cell>
          <table:table-cell table:style-name="ce270"/>
          <table:table-cell table:style-name="ce272" table:formula="of:=COM.MICROSOFT.IFS(ISBLANK([.O27]);0;[.O27]=0;0;[.$D27]=&quot;m&quot;;ROUNDDOWN((75/([.O27]+0.24)-4.1)/0.00664;0);[.$D27]=&quot;w&quot;;ROUNDDOWN((75/([.O27]+0.24)-3.998)/0.0066;0))" office:value-type="float" office:value="0" calcext:value-type="float">
            <text:p>0</text:p>
          </table:table-cell>
          <table:table-cell table:style-name="ce273"/>
          <table:table-cell table:style-name="ce275" table:formula="of:=COM.MICROSOFT.IFS(ISBLANK([.Q27]);0;[.Q27]=0;0;[.$D27]=&quot;m&quot;;ROUNDDOWN((100/([.Q27]+0.24)-4.341)/0.00676;0);[.$D27]=&quot;w&quot;;ROUNDDOWN((100/([.Q27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27])*60+([.S27]-INT([.S27]))*100" office:value-type="float" office:value="0" calcext:value-type="float">
            <text:p>0</text:p>
          </table:table-cell>
          <table:table-cell table:style-name="ce278" table:formula="of:=COM.MICROSOFT.IFS(ISBLANK([.T27]);0;[.T27]=0;0;[.$D27]=&quot;m&quot;;&quot;1000m Pflicht&quot;;[.$D27]=&quot;w&quot;;ROUNDDOWN((800/[.T27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27])*60+([.V27]-INT([.V27]))*100" office:value-type="float" office:value="0" calcext:value-type="float">
            <text:p>0</text:p>
          </table:table-cell>
          <table:table-cell table:style-name="ce281" table:formula="of:=COM.MICROSOFT.IFS(ISBLANK([.V27]);0;[.V27]=0;0;[.$D27]=&quot;w&quot;;&quot;800m Pflicht&quot;;[.$D27]=&quot;m&quot;;ROUNDDOWN((1000/[.W27]-2.158)/0.006;0))" office:value-type="float" office:value="0" calcext:value-type="float">
            <text:p>0</text:p>
          </table:table-cell>
          <table:table-cell table:style-name="ce282" table:formula="of:=LARGE(([.H27]~[.J27]~[.L27]~[.N27]~[.O27]~[.R27]~[.U27]~[.X27]);1)+LARGE(([.H27]~[.J27]~[.L27]~[.N27]~[.O27]~[.R27]~[.U27]~[.X27]);2)+LARGE(([.H27]~[.J27]~[.L27]~[.N27]~[.O27]~[.R27]~[.U27]~[.X27]);3)" office:value-type="float" office:value="0" calcext:value-type="float">
            <text:p>0</text:p>
          </table:table-cell>
          <table:table-cell table:style-name="ce283" table:formula="of:=IF([.D27]=&quot;m&quot;;(COM.MICROSOFT.IFS([.F27]=[.$AE$8];LOOKUP([.Y27];[.$AF$8:.$AF$10];[.$AH$8:.$AH$10]);[.F27]=[.$AE$11];LOOKUP([.Y27];[.$AF$11:.$AF$13];[.$AH$11:.$AH$13]);[.F27]=[.$AE$14];LOOKUP([.Y27];[.$AF$14:.$AF$16];[.$AH$14:.$AH$16]);[.F27]=[.$AE$17];LOOKUP([.Y27];[.$AF$17:.$AF$19];[.$AH$17:.$AH$19]);[.F27]=[.$AE$20];LOOKUP([.Y27];[.$AF$20:.$AF$22];[.$AH$20:.$AH$22]);[.F27]=[.$AE$23];LOOKUP([.Y27];[.$AF$23:.$AF$25];[.$AH$23:.$AH$25]);[.F27]=[.$AE$26];LOOKUP([.Y27];[.$AF$26:.$AF$28];[.$AH$26:.$AH$28]);[.F27]=[.$AE$29];LOOKUP([.Y27];[.$AF$29:.$AF$31];[.$AH$29:.$AH$31]);[.F27]=[.$AE$32];LOOKUP([.Y27];[.$AF$32:.$AF$34];[.$AH$32:.$AH$34])));0)" office:value-type="float" office:value="0" calcext:value-type="float">
            <text:p>0</text:p>
          </table:table-cell>
          <table:table-cell table:style-name="ce284" table:formula="of:=IF([.D27]=&quot;w&quot;;(COM.MICROSOFT.IFS([.F27]=[.$AE$8];LOOKUP([.Y27];[.$AG$8:.$AG$10];[.$AH$8:.$AH$10]);[.F27]=[.$AE$11];LOOKUP([.Y27];[.$AG$11:.$AG$13];[.$AH$11:.$AH$13]);[.F27]=[.$AE$14];LOOKUP([.Y27];[.$AG$14:.$AG$16];[.$AH$14:.$AH$16]);[.F27]=[.$AE$17];LOOKUP([.Y27];[.$AG$17:.$AG$19];[.$AH$17:.$AH$19]);[.F27]=[.$AE$20];LOOKUP([.Y27];[.$AG$20:.$AG$22];[.$AH$20:.$AH$22]);[.F27]=[.$AE$23];LOOKUP([.Y27];[.$AG$23:.$AG$25];[.$AH$23:.$AH$25]);[.F27]=[.$AE$26];LOOKUP([.Y27];[.$AG$26:.$AG$28];[.$AH$26:.$AH$28]);[.F27]=[.$AE$29];LOOKUP([.Y27];[.$AG$29:.$AG$31];[.$AH$29:.$AH$31]);[.F27]=[.$AE$32];LOOKUP([.Y27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900" calcext:value-type="float">
            <text:p>900</text:p>
          </table:table-cell>
          <table:table-cell table:style-name="ce53" office:value-type="float" office:value="850" calcext:value-type="float">
            <text:p>850</text:p>
          </table:table-cell>
          <table:table-cell table:style-name="ce55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252" office:value-type="float" office:value="22" calcext:value-type="float">
            <text:p>22</text:p>
          </table:table-cell>
          <table:table-cell table:style-name="ce254" table:number-columns-repeated="2"/>
          <table:table-cell table:style-name="ce256" table:content-validation-name="val2"/>
          <table:table-cell table:style-name="ce258"/>
          <table:table-cell table:style-name="ce260" table:formula="of:=IF(ISBLANK([.E28]);&quot;&quot;;[.$H$1]-[.E28])">
            <text:p/>
          </table:table-cell>
          <table:table-cell table:style-name="ce261"/>
          <table:table-cell table:style-name="ce262" table:formula="of:=COM.MICROSOFT.IFS(ISBLANK([.G28]);0;[.G28]=0;0;[.$D28]=&quot;m&quot;;ROUNDDOWN((SQRT([.G28])-2.8)/0.011;0);[.$D28]=&quot;w&quot;;ROUNDDOWN((SQRT([.G28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28]);0;[.I28]=0;0;[.$D28]=&quot;m&quot;;ROUNDDOWN((SQRT([.I28])-1.936)/0.0124;0);[.$D28]=&quot;w&quot;;ROUNDDOWN((SQRT([.I28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28]);0;[.K28]=0;0;[.$D28]=&quot;m&quot;;ROUNDDOWN((SQRT([.K28])-1.15028)/0.00219;0);[.$D28]=&quot;w&quot;;ROUNDDOWN((SQRT([.K28])-1.0935)/0.00208;0))" office:value-type="float" office:value="0" calcext:value-type="float">
            <text:p>0</text:p>
          </table:table-cell>
          <table:table-cell table:style-name="ce267"/>
          <table:table-cell table:style-name="ce269" table:formula="of:=COM.MICROSOFT.IFS(ISBLANK([.M28]);0;[.M28]=0;0;[.$D28]=&quot;m&quot;;ROUNDDOWN((50/([.M28]+0.24)-3.79)/0.0069;0);[.$D28]=&quot;w&quot;;ROUNDDOWN((50/([.M28]+0.24)-3.648)/0.0066;0))" office:value-type="float" office:value="0" calcext:value-type="float">
            <text:p>0</text:p>
          </table:table-cell>
          <table:table-cell table:style-name="ce270"/>
          <table:table-cell table:style-name="ce272" table:formula="of:=COM.MICROSOFT.IFS(ISBLANK([.O28]);0;[.O28]=0;0;[.$D28]=&quot;m&quot;;ROUNDDOWN((75/([.O28]+0.24)-4.1)/0.00664;0);[.$D28]=&quot;w&quot;;ROUNDDOWN((75/([.O28]+0.24)-3.998)/0.0066;0))" office:value-type="float" office:value="0" calcext:value-type="float">
            <text:p>0</text:p>
          </table:table-cell>
          <table:table-cell table:style-name="ce273"/>
          <table:table-cell table:style-name="ce275" table:formula="of:=COM.MICROSOFT.IFS(ISBLANK([.Q28]);0;[.Q28]=0;0;[.$D28]=&quot;m&quot;;ROUNDDOWN((100/([.Q28]+0.24)-4.341)/0.00676;0);[.$D28]=&quot;w&quot;;ROUNDDOWN((100/([.Q28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28])*60+([.S28]-INT([.S28]))*100" office:value-type="float" office:value="0" calcext:value-type="float">
            <text:p>0</text:p>
          </table:table-cell>
          <table:table-cell table:style-name="ce278" table:formula="of:=COM.MICROSOFT.IFS(ISBLANK([.T28]);0;[.T28]=0;0;[.$D28]=&quot;m&quot;;&quot;1000m Pflicht&quot;;[.$D28]=&quot;w&quot;;ROUNDDOWN((800/[.T28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28])*60+([.V28]-INT([.V28]))*100" office:value-type="float" office:value="0" calcext:value-type="float">
            <text:p>0</text:p>
          </table:table-cell>
          <table:table-cell table:style-name="ce281" table:formula="of:=COM.MICROSOFT.IFS(ISBLANK([.V28]);0;[.V28]=0;0;[.$D28]=&quot;w&quot;;&quot;800m Pflicht&quot;;[.$D28]=&quot;m&quot;;ROUNDDOWN((1000/[.W28]-2.158)/0.006;0))" office:value-type="float" office:value="0" calcext:value-type="float">
            <text:p>0</text:p>
          </table:table-cell>
          <table:table-cell table:style-name="ce282" table:formula="of:=LARGE(([.H28]~[.J28]~[.L28]~[.N28]~[.O28]~[.R28]~[.U28]~[.X28]);1)+LARGE(([.H28]~[.J28]~[.L28]~[.N28]~[.O28]~[.R28]~[.U28]~[.X28]);2)+LARGE(([.H28]~[.J28]~[.L28]~[.N28]~[.O28]~[.R28]~[.U28]~[.X28]);3)" office:value-type="float" office:value="0" calcext:value-type="float">
            <text:p>0</text:p>
          </table:table-cell>
          <table:table-cell table:style-name="ce283" table:formula="of:=IF([.D28]=&quot;m&quot;;(COM.MICROSOFT.IFS([.F28]=[.$AE$8];LOOKUP([.Y28];[.$AF$8:.$AF$10];[.$AH$8:.$AH$10]);[.F28]=[.$AE$11];LOOKUP([.Y28];[.$AF$11:.$AF$13];[.$AH$11:.$AH$13]);[.F28]=[.$AE$14];LOOKUP([.Y28];[.$AF$14:.$AF$16];[.$AH$14:.$AH$16]);[.F28]=[.$AE$17];LOOKUP([.Y28];[.$AF$17:.$AF$19];[.$AH$17:.$AH$19]);[.F28]=[.$AE$20];LOOKUP([.Y28];[.$AF$20:.$AF$22];[.$AH$20:.$AH$22]);[.F28]=[.$AE$23];LOOKUP([.Y28];[.$AF$23:.$AF$25];[.$AH$23:.$AH$25]);[.F28]=[.$AE$26];LOOKUP([.Y28];[.$AF$26:.$AF$28];[.$AH$26:.$AH$28]);[.F28]=[.$AE$29];LOOKUP([.Y28];[.$AF$29:.$AF$31];[.$AH$29:.$AH$31]);[.F28]=[.$AE$32];LOOKUP([.Y28];[.$AF$32:.$AF$34];[.$AH$32:.$AH$34])));0)" office:value-type="float" office:value="0" calcext:value-type="float">
            <text:p>0</text:p>
          </table:table-cell>
          <table:table-cell table:style-name="ce284" table:formula="of:=IF([.D28]=&quot;w&quot;;(COM.MICROSOFT.IFS([.F28]=[.$AE$8];LOOKUP([.Y28];[.$AG$8:.$AG$10];[.$AH$8:.$AH$10]);[.F28]=[.$AE$11];LOOKUP([.Y28];[.$AG$11:.$AG$13];[.$AH$11:.$AH$13]);[.F28]=[.$AE$14];LOOKUP([.Y28];[.$AG$14:.$AG$16];[.$AH$14:.$AH$16]);[.F28]=[.$AE$17];LOOKUP([.Y28];[.$AG$17:.$AG$19];[.$AH$17:.$AH$19]);[.F28]=[.$AE$20];LOOKUP([.Y28];[.$AG$20:.$AG$22];[.$AH$20:.$AH$22]);[.F28]=[.$AE$23];LOOKUP([.Y28];[.$AG$23:.$AG$25];[.$AH$23:.$AH$25]);[.F28]=[.$AE$26];LOOKUP([.Y28];[.$AG$26:.$AG$28];[.$AH$26:.$AH$28]);[.F28]=[.$AE$29];LOOKUP([.Y28];[.$AG$29:.$AG$31];[.$AH$29:.$AH$31]);[.F28]=[.$AE$32];LOOKUP([.Y28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1125" calcext:value-type="float">
            <text:p>1125</text:p>
          </table:table-cell>
          <table:table-cell table:style-name="ce53" office:value-type="float" office:value="1050" calcext:value-type="float">
            <text:p>1050</text:p>
          </table:table-cell>
          <table:table-cell table:style-name="ce55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252" office:value-type="float" office:value="23" calcext:value-type="float">
            <text:p>23</text:p>
          </table:table-cell>
          <table:table-cell table:style-name="ce254" table:number-columns-repeated="2"/>
          <table:table-cell table:style-name="ce256" table:content-validation-name="val2"/>
          <table:table-cell table:style-name="ce258"/>
          <table:table-cell table:style-name="ce260" table:formula="of:=IF(ISBLANK([.E29]);&quot;&quot;;[.$H$1]-[.E29])">
            <text:p/>
          </table:table-cell>
          <table:table-cell table:style-name="ce261"/>
          <table:table-cell table:style-name="ce262" table:formula="of:=COM.MICROSOFT.IFS(ISBLANK([.G29]);0;[.G29]=0;0;[.$D29]=&quot;m&quot;;ROUNDDOWN((SQRT([.G29])-2.8)/0.011;0);[.$D29]=&quot;w&quot;;ROUNDDOWN((SQRT([.G29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29]);0;[.I29]=0;0;[.$D29]=&quot;m&quot;;ROUNDDOWN((SQRT([.I29])-1.936)/0.0124;0);[.$D29]=&quot;w&quot;;ROUNDDOWN((SQRT([.I29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29]);0;[.K29]=0;0;[.$D29]=&quot;m&quot;;ROUNDDOWN((SQRT([.K29])-1.15028)/0.00219;0);[.$D29]=&quot;w&quot;;ROUNDDOWN((SQRT([.K29])-1.0935)/0.00208;0))" office:value-type="float" office:value="0" calcext:value-type="float">
            <text:p>0</text:p>
          </table:table-cell>
          <table:table-cell table:style-name="ce267"/>
          <table:table-cell table:style-name="ce269" table:formula="of:=COM.MICROSOFT.IFS(ISBLANK([.M29]);0;[.M29]=0;0;[.$D29]=&quot;m&quot;;ROUNDDOWN((50/([.M29]+0.24)-3.79)/0.0069;0);[.$D29]=&quot;w&quot;;ROUNDDOWN((50/([.M29]+0.24)-3.648)/0.0066;0))" office:value-type="float" office:value="0" calcext:value-type="float">
            <text:p>0</text:p>
          </table:table-cell>
          <table:table-cell table:style-name="ce270"/>
          <table:table-cell table:style-name="ce272" table:formula="of:=COM.MICROSOFT.IFS(ISBLANK([.O29]);0;[.O29]=0;0;[.$D29]=&quot;m&quot;;ROUNDDOWN((75/([.O29]+0.24)-4.1)/0.00664;0);[.$D29]=&quot;w&quot;;ROUNDDOWN((75/([.O29]+0.24)-3.998)/0.0066;0))" office:value-type="float" office:value="0" calcext:value-type="float">
            <text:p>0</text:p>
          </table:table-cell>
          <table:table-cell table:style-name="ce273"/>
          <table:table-cell table:style-name="ce275" table:formula="of:=COM.MICROSOFT.IFS(ISBLANK([.Q29]);0;[.Q29]=0;0;[.$D29]=&quot;m&quot;;ROUNDDOWN((100/([.Q29]+0.24)-4.341)/0.00676;0);[.$D29]=&quot;w&quot;;ROUNDDOWN((100/([.Q29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29])*60+([.S29]-INT([.S29]))*100" office:value-type="float" office:value="0" calcext:value-type="float">
            <text:p>0</text:p>
          </table:table-cell>
          <table:table-cell table:style-name="ce278" table:formula="of:=COM.MICROSOFT.IFS(ISBLANK([.T29]);0;[.T29]=0;0;[.$D29]=&quot;m&quot;;&quot;1000m Pflicht&quot;;[.$D29]=&quot;w&quot;;ROUNDDOWN((800/[.T29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29])*60+([.V29]-INT([.V29]))*100" office:value-type="float" office:value="0" calcext:value-type="float">
            <text:p>0</text:p>
          </table:table-cell>
          <table:table-cell table:style-name="ce281" table:formula="of:=COM.MICROSOFT.IFS(ISBLANK([.V29]);0;[.V29]=0;0;[.$D29]=&quot;w&quot;;&quot;800m Pflicht&quot;;[.$D29]=&quot;m&quot;;ROUNDDOWN((1000/[.W29]-2.158)/0.006;0))" office:value-type="float" office:value="0" calcext:value-type="float">
            <text:p>0</text:p>
          </table:table-cell>
          <table:table-cell table:style-name="ce282" table:formula="of:=LARGE(([.H29]~[.J29]~[.L29]~[.N29]~[.O29]~[.R29]~[.U29]~[.X29]);1)+LARGE(([.H29]~[.J29]~[.L29]~[.N29]~[.O29]~[.R29]~[.U29]~[.X29]);2)+LARGE(([.H29]~[.J29]~[.L29]~[.N29]~[.O29]~[.R29]~[.U29]~[.X29]);3)" office:value-type="float" office:value="0" calcext:value-type="float">
            <text:p>0</text:p>
          </table:table-cell>
          <table:table-cell table:style-name="ce283" table:formula="of:=IF([.D29]=&quot;m&quot;;(COM.MICROSOFT.IFS([.F29]=[.$AE$8];LOOKUP([.Y29];[.$AF$8:.$AF$10];[.$AH$8:.$AH$10]);[.F29]=[.$AE$11];LOOKUP([.Y29];[.$AF$11:.$AF$13];[.$AH$11:.$AH$13]);[.F29]=[.$AE$14];LOOKUP([.Y29];[.$AF$14:.$AF$16];[.$AH$14:.$AH$16]);[.F29]=[.$AE$17];LOOKUP([.Y29];[.$AF$17:.$AF$19];[.$AH$17:.$AH$19]);[.F29]=[.$AE$20];LOOKUP([.Y29];[.$AF$20:.$AF$22];[.$AH$20:.$AH$22]);[.F29]=[.$AE$23];LOOKUP([.Y29];[.$AF$23:.$AF$25];[.$AH$23:.$AH$25]);[.F29]=[.$AE$26];LOOKUP([.Y29];[.$AF$26:.$AF$28];[.$AH$26:.$AH$28]);[.F29]=[.$AE$29];LOOKUP([.Y29];[.$AF$29:.$AF$31];[.$AH$29:.$AH$31]);[.F29]=[.$AE$32];LOOKUP([.Y29];[.$AF$32:.$AF$34];[.$AH$32:.$AH$34])));0)" office:value-type="float" office:value="0" calcext:value-type="float">
            <text:p>0</text:p>
          </table:table-cell>
          <table:table-cell table:style-name="ce284" table:formula="of:=IF([.D29]=&quot;w&quot;;(COM.MICROSOFT.IFS([.F29]=[.$AE$8];LOOKUP([.Y29];[.$AG$8:.$AG$10];[.$AH$8:.$AH$10]);[.F29]=[.$AE$11];LOOKUP([.Y29];[.$AG$11:.$AG$13];[.$AH$11:.$AH$13]);[.F29]=[.$AE$14];LOOKUP([.Y29];[.$AG$14:.$AG$16];[.$AH$14:.$AH$16]);[.F29]=[.$AE$17];LOOKUP([.Y29];[.$AG$17:.$AG$19];[.$AH$17:.$AH$19]);[.F29]=[.$AE$20];LOOKUP([.Y29];[.$AG$20:.$AG$22];[.$AH$20:.$AH$22]);[.F29]=[.$AE$23];LOOKUP([.Y29];[.$AG$23:.$AG$25];[.$AH$23:.$AH$25]);[.F29]=[.$AE$26];LOOKUP([.Y29];[.$AG$26:.$AG$28];[.$AH$26:.$AH$28]);[.F29]=[.$AE$29];LOOKUP([.Y29];[.$AG$29:.$AG$31];[.$AH$29:.$AH$31]);[.F29]=[.$AE$32];LOOKUP([.Y29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2" office:value-type="float" office:value="15" calcext:value-type="float" table:number-columns-spanned="1" table:number-rows-spanned="3">
            <text:p>15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252" office:value-type="float" office:value="24" calcext:value-type="float">
            <text:p>24</text:p>
          </table:table-cell>
          <table:table-cell table:style-name="ce254" table:number-columns-repeated="2"/>
          <table:table-cell table:style-name="ce256" table:content-validation-name="val2"/>
          <table:table-cell table:style-name="ce258"/>
          <table:table-cell table:style-name="ce260" table:formula="of:=IF(ISBLANK([.E30]);&quot;&quot;;[.$H$1]-[.E30])">
            <text:p/>
          </table:table-cell>
          <table:table-cell table:style-name="ce261"/>
          <table:table-cell table:style-name="ce262" table:formula="of:=COM.MICROSOFT.IFS(ISBLANK([.G30]);0;[.G30]=0;0;[.$D30]=&quot;m&quot;;ROUNDDOWN((SQRT([.G30])-2.8)/0.011;0);[.$D30]=&quot;w&quot;;ROUNDDOWN((SQRT([.G30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30]);0;[.I30]=0;0;[.$D30]=&quot;m&quot;;ROUNDDOWN((SQRT([.I30])-1.936)/0.0124;0);[.$D30]=&quot;w&quot;;ROUNDDOWN((SQRT([.I30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30]);0;[.K30]=0;0;[.$D30]=&quot;m&quot;;ROUNDDOWN((SQRT([.K30])-1.15028)/0.00219;0);[.$D30]=&quot;w&quot;;ROUNDDOWN((SQRT([.K30])-1.0935)/0.00208;0))" office:value-type="float" office:value="0" calcext:value-type="float">
            <text:p>0</text:p>
          </table:table-cell>
          <table:table-cell table:style-name="ce267"/>
          <table:table-cell table:style-name="ce269" table:formula="of:=COM.MICROSOFT.IFS(ISBLANK([.M30]);0;[.M30]=0;0;[.$D30]=&quot;m&quot;;ROUNDDOWN((50/([.M30]+0.24)-3.79)/0.0069;0);[.$D30]=&quot;w&quot;;ROUNDDOWN((50/([.M30]+0.24)-3.648)/0.0066;0))" office:value-type="float" office:value="0" calcext:value-type="float">
            <text:p>0</text:p>
          </table:table-cell>
          <table:table-cell table:style-name="ce270"/>
          <table:table-cell table:style-name="ce272" table:formula="of:=COM.MICROSOFT.IFS(ISBLANK([.O30]);0;[.O30]=0;0;[.$D30]=&quot;m&quot;;ROUNDDOWN((75/([.O30]+0.24)-4.1)/0.00664;0);[.$D30]=&quot;w&quot;;ROUNDDOWN((75/([.O30]+0.24)-3.998)/0.0066;0))" office:value-type="float" office:value="0" calcext:value-type="float">
            <text:p>0</text:p>
          </table:table-cell>
          <table:table-cell table:style-name="ce273"/>
          <table:table-cell table:style-name="ce275" table:formula="of:=COM.MICROSOFT.IFS(ISBLANK([.Q30]);0;[.Q30]=0;0;[.$D30]=&quot;m&quot;;ROUNDDOWN((100/([.Q30]+0.24)-4.341)/0.00676;0);[.$D30]=&quot;w&quot;;ROUNDDOWN((100/([.Q30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30])*60+([.S30]-INT([.S30]))*100" office:value-type="float" office:value="0" calcext:value-type="float">
            <text:p>0</text:p>
          </table:table-cell>
          <table:table-cell table:style-name="ce278" table:formula="of:=COM.MICROSOFT.IFS(ISBLANK([.T30]);0;[.T30]=0;0;[.$D30]=&quot;m&quot;;&quot;1000m Pflicht&quot;;[.$D30]=&quot;w&quot;;ROUNDDOWN((800/[.T30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30])*60+([.V30]-INT([.V30]))*100" office:value-type="float" office:value="0" calcext:value-type="float">
            <text:p>0</text:p>
          </table:table-cell>
          <table:table-cell table:style-name="ce281" table:formula="of:=COM.MICROSOFT.IFS(ISBLANK([.V30]);0;[.V30]=0;0;[.$D30]=&quot;w&quot;;&quot;800m Pflicht&quot;;[.$D30]=&quot;m&quot;;ROUNDDOWN((1000/[.W30]-2.158)/0.006;0))" office:value-type="float" office:value="0" calcext:value-type="float">
            <text:p>0</text:p>
          </table:table-cell>
          <table:table-cell table:style-name="ce282" table:formula="of:=LARGE(([.H30]~[.J30]~[.L30]~[.N30]~[.O30]~[.R30]~[.U30]~[.X30]);1)+LARGE(([.H30]~[.J30]~[.L30]~[.N30]~[.O30]~[.R30]~[.U30]~[.X30]);2)+LARGE(([.H30]~[.J30]~[.L30]~[.N30]~[.O30]~[.R30]~[.U30]~[.X30]);3)" office:value-type="float" office:value="0" calcext:value-type="float">
            <text:p>0</text:p>
          </table:table-cell>
          <table:table-cell table:style-name="ce283" table:formula="of:=IF([.D30]=&quot;m&quot;;(COM.MICROSOFT.IFS([.F30]=[.$AE$8];LOOKUP([.Y30];[.$AF$8:.$AF$10];[.$AH$8:.$AH$10]);[.F30]=[.$AE$11];LOOKUP([.Y30];[.$AF$11:.$AF$13];[.$AH$11:.$AH$13]);[.F30]=[.$AE$14];LOOKUP([.Y30];[.$AF$14:.$AF$16];[.$AH$14:.$AH$16]);[.F30]=[.$AE$17];LOOKUP([.Y30];[.$AF$17:.$AF$19];[.$AH$17:.$AH$19]);[.F30]=[.$AE$20];LOOKUP([.Y30];[.$AF$20:.$AF$22];[.$AH$20:.$AH$22]);[.F30]=[.$AE$23];LOOKUP([.Y30];[.$AF$23:.$AF$25];[.$AH$23:.$AH$25]);[.F30]=[.$AE$26];LOOKUP([.Y30];[.$AF$26:.$AF$28];[.$AH$26:.$AH$28]);[.F30]=[.$AE$29];LOOKUP([.Y30];[.$AF$29:.$AF$31];[.$AH$29:.$AH$31]);[.F30]=[.$AE$32];LOOKUP([.Y30];[.$AF$32:.$AF$34];[.$AH$32:.$AH$34])));0)" office:value-type="float" office:value="0" calcext:value-type="float">
            <text:p>0</text:p>
          </table:table-cell>
          <table:table-cell table:style-name="ce284" table:formula="of:=IF([.D30]=&quot;w&quot;;(COM.MICROSOFT.IFS([.F30]=[.$AE$8];LOOKUP([.Y30];[.$AG$8:.$AG$10];[.$AH$8:.$AH$10]);[.F30]=[.$AE$11];LOOKUP([.Y30];[.$AG$11:.$AG$13];[.$AH$11:.$AH$13]);[.F30]=[.$AE$14];LOOKUP([.Y30];[.$AG$14:.$AG$16];[.$AH$14:.$AH$16]);[.F30]=[.$AE$17];LOOKUP([.Y30];[.$AG$17:.$AG$19];[.$AH$17:.$AH$19]);[.F30]=[.$AE$20];LOOKUP([.Y30];[.$AG$20:.$AG$22];[.$AH$20:.$AH$22]);[.F30]=[.$AE$23];LOOKUP([.Y30];[.$AG$23:.$AG$25];[.$AH$23:.$AH$25]);[.F30]=[.$AE$26];LOOKUP([.Y30];[.$AG$26:.$AG$28];[.$AH$26:.$AH$28]);[.F30]=[.$AE$29];LOOKUP([.Y30];[.$AG$29:.$AG$31];[.$AH$29:.$AH$31]);[.F30]=[.$AE$32];LOOKUP([.Y30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975" calcext:value-type="float">
            <text:p>975</text:p>
          </table:table-cell>
          <table:table-cell table:style-name="ce54" office:value-type="float" office:value="875" calcext:value-type="float">
            <text:p>875</text:p>
          </table:table-cell>
          <table:table-cell table:style-name="ce56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252" office:value-type="float" office:value="25" calcext:value-type="float">
            <text:p>25</text:p>
          </table:table-cell>
          <table:table-cell table:style-name="ce254" table:number-columns-repeated="2"/>
          <table:table-cell table:style-name="ce256" table:content-validation-name="val2"/>
          <table:table-cell table:style-name="ce258"/>
          <table:table-cell table:style-name="ce260" table:formula="of:=IF(ISBLANK([.E31]);&quot;&quot;;[.$H$1]-[.E31])">
            <text:p/>
          </table:table-cell>
          <table:table-cell table:style-name="ce261"/>
          <table:table-cell table:style-name="ce262" table:formula="of:=COM.MICROSOFT.IFS(ISBLANK([.G31]);0;[.G31]=0;0;[.$D31]=&quot;m&quot;;ROUNDDOWN((SQRT([.G31])-2.8)/0.011;0);[.$D31]=&quot;w&quot;;ROUNDDOWN((SQRT([.G31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31]);0;[.I31]=0;0;[.$D31]=&quot;m&quot;;ROUNDDOWN((SQRT([.I31])-1.936)/0.0124;0);[.$D31]=&quot;w&quot;;ROUNDDOWN((SQRT([.I31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31]);0;[.K31]=0;0;[.$D31]=&quot;m&quot;;ROUNDDOWN((SQRT([.K31])-1.15028)/0.00219;0);[.$D31]=&quot;w&quot;;ROUNDDOWN((SQRT([.K31])-1.0935)/0.00208;0))" office:value-type="float" office:value="0" calcext:value-type="float">
            <text:p>0</text:p>
          </table:table-cell>
          <table:table-cell table:style-name="ce267"/>
          <table:table-cell table:style-name="ce269" table:formula="of:=COM.MICROSOFT.IFS(ISBLANK([.M31]);0;[.M31]=0;0;[.$D31]=&quot;m&quot;;ROUNDDOWN((50/([.M31]+0.24)-3.79)/0.0069;0);[.$D31]=&quot;w&quot;;ROUNDDOWN((50/([.M31]+0.24)-3.648)/0.0066;0))" office:value-type="float" office:value="0" calcext:value-type="float">
            <text:p>0</text:p>
          </table:table-cell>
          <table:table-cell table:style-name="ce270"/>
          <table:table-cell table:style-name="ce272" table:formula="of:=COM.MICROSOFT.IFS(ISBLANK([.O31]);0;[.O31]=0;0;[.$D31]=&quot;m&quot;;ROUNDDOWN((75/([.O31]+0.24)-4.1)/0.00664;0);[.$D31]=&quot;w&quot;;ROUNDDOWN((75/([.O31]+0.24)-3.998)/0.0066;0))" office:value-type="float" office:value="0" calcext:value-type="float">
            <text:p>0</text:p>
          </table:table-cell>
          <table:table-cell table:style-name="ce273"/>
          <table:table-cell table:style-name="ce275" table:formula="of:=COM.MICROSOFT.IFS(ISBLANK([.Q31]);0;[.Q31]=0;0;[.$D31]=&quot;m&quot;;ROUNDDOWN((100/([.Q31]+0.24)-4.341)/0.00676;0);[.$D31]=&quot;w&quot;;ROUNDDOWN((100/([.Q31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31])*60+([.S31]-INT([.S31]))*100" office:value-type="float" office:value="0" calcext:value-type="float">
            <text:p>0</text:p>
          </table:table-cell>
          <table:table-cell table:style-name="ce278" table:formula="of:=COM.MICROSOFT.IFS(ISBLANK([.T31]);0;[.T31]=0;0;[.$D31]=&quot;m&quot;;&quot;1000m Pflicht&quot;;[.$D31]=&quot;w&quot;;ROUNDDOWN((800/[.T31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31])*60+([.V31]-INT([.V31]))*100" office:value-type="float" office:value="0" calcext:value-type="float">
            <text:p>0</text:p>
          </table:table-cell>
          <table:table-cell table:style-name="ce281" table:formula="of:=COM.MICROSOFT.IFS(ISBLANK([.V31]);0;[.V31]=0;0;[.$D31]=&quot;w&quot;;&quot;800m Pflicht&quot;;[.$D31]=&quot;m&quot;;ROUNDDOWN((1000/[.W31]-2.158)/0.006;0))" office:value-type="float" office:value="0" calcext:value-type="float">
            <text:p>0</text:p>
          </table:table-cell>
          <table:table-cell table:style-name="ce282" table:formula="of:=LARGE(([.H31]~[.J31]~[.L31]~[.N31]~[.O31]~[.R31]~[.U31]~[.X31]);1)+LARGE(([.H31]~[.J31]~[.L31]~[.N31]~[.O31]~[.R31]~[.U31]~[.X31]);2)+LARGE(([.H31]~[.J31]~[.L31]~[.N31]~[.O31]~[.R31]~[.U31]~[.X31]);3)" office:value-type="float" office:value="0" calcext:value-type="float">
            <text:p>0</text:p>
          </table:table-cell>
          <table:table-cell table:style-name="ce283" table:formula="of:=IF([.D31]=&quot;m&quot;;(COM.MICROSOFT.IFS([.F31]=[.$AE$8];LOOKUP([.Y31];[.$AF$8:.$AF$10];[.$AH$8:.$AH$10]);[.F31]=[.$AE$11];LOOKUP([.Y31];[.$AF$11:.$AF$13];[.$AH$11:.$AH$13]);[.F31]=[.$AE$14];LOOKUP([.Y31];[.$AF$14:.$AF$16];[.$AH$14:.$AH$16]);[.F31]=[.$AE$17];LOOKUP([.Y31];[.$AF$17:.$AF$19];[.$AH$17:.$AH$19]);[.F31]=[.$AE$20];LOOKUP([.Y31];[.$AF$20:.$AF$22];[.$AH$20:.$AH$22]);[.F31]=[.$AE$23];LOOKUP([.Y31];[.$AF$23:.$AF$25];[.$AH$23:.$AH$25]);[.F31]=[.$AE$26];LOOKUP([.Y31];[.$AF$26:.$AF$28];[.$AH$26:.$AH$28]);[.F31]=[.$AE$29];LOOKUP([.Y31];[.$AF$29:.$AF$31];[.$AH$29:.$AH$31]);[.F31]=[.$AE$32];LOOKUP([.Y31];[.$AF$32:.$AF$34];[.$AH$32:.$AH$34])));0)" office:value-type="float" office:value="0" calcext:value-type="float">
            <text:p>0</text:p>
          </table:table-cell>
          <table:table-cell table:style-name="ce284" table:formula="of:=IF([.D31]=&quot;w&quot;;(COM.MICROSOFT.IFS([.F31]=[.$AE$8];LOOKUP([.Y31];[.$AG$8:.$AG$10];[.$AH$8:.$AH$10]);[.F31]=[.$AE$11];LOOKUP([.Y31];[.$AG$11:.$AG$13];[.$AH$11:.$AH$13]);[.F31]=[.$AE$14];LOOKUP([.Y31];[.$AG$14:.$AG$16];[.$AH$14:.$AH$16]);[.F31]=[.$AE$17];LOOKUP([.Y31];[.$AG$17:.$AG$19];[.$AH$17:.$AH$19]);[.F31]=[.$AE$20];LOOKUP([.Y31];[.$AG$20:.$AG$22];[.$AH$20:.$AH$22]);[.F31]=[.$AE$23];LOOKUP([.Y31];[.$AG$23:.$AG$25];[.$AH$23:.$AH$25]);[.F31]=[.$AE$26];LOOKUP([.Y31];[.$AG$26:.$AG$28];[.$AH$26:.$AH$28]);[.F31]=[.$AE$29];LOOKUP([.Y31];[.$AG$29:.$AG$31];[.$AH$29:.$AH$31]);[.F31]=[.$AE$32];LOOKUP([.Y31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2"/>
          <table:table-cell table:style-name="ce54" office:value-type="float" office:value="1225" calcext:value-type="float">
            <text:p>1225</text:p>
          </table:table-cell>
          <table:table-cell table:style-name="ce54" office:value-type="float" office:value="1075" calcext:value-type="float">
            <text:p>1075</text:p>
          </table:table-cell>
          <table:table-cell table:style-name="ce56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252" office:value-type="float" office:value="26" calcext:value-type="float">
            <text:p>26</text:p>
          </table:table-cell>
          <table:table-cell table:style-name="ce254" table:number-columns-repeated="2"/>
          <table:table-cell table:style-name="ce256" table:content-validation-name="val2"/>
          <table:table-cell table:style-name="ce258"/>
          <table:table-cell table:style-name="ce260" table:formula="of:=IF(ISBLANK([.E32]);&quot;&quot;;[.$H$1]-[.E32])">
            <text:p/>
          </table:table-cell>
          <table:table-cell table:style-name="ce261"/>
          <table:table-cell table:style-name="ce262" table:formula="of:=COM.MICROSOFT.IFS(ISBLANK([.G32]);0;[.G32]=0;0;[.$D32]=&quot;m&quot;;ROUNDDOWN((SQRT([.G32])-2.8)/0.011;0);[.$D32]=&quot;w&quot;;ROUNDDOWN((SQRT([.G32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32]);0;[.I32]=0;0;[.$D32]=&quot;m&quot;;ROUNDDOWN((SQRT([.I32])-1.936)/0.0124;0);[.$D32]=&quot;w&quot;;ROUNDDOWN((SQRT([.I32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32]);0;[.K32]=0;0;[.$D32]=&quot;m&quot;;ROUNDDOWN((SQRT([.K32])-1.15028)/0.00219;0);[.$D32]=&quot;w&quot;;ROUNDDOWN((SQRT([.K32])-1.0935)/0.00208;0))" office:value-type="float" office:value="0" calcext:value-type="float">
            <text:p>0</text:p>
          </table:table-cell>
          <table:table-cell table:style-name="ce267"/>
          <table:table-cell table:style-name="ce269" table:formula="of:=COM.MICROSOFT.IFS(ISBLANK([.M32]);0;[.M32]=0;0;[.$D32]=&quot;m&quot;;ROUNDDOWN((50/([.M32]+0.24)-3.79)/0.0069;0);[.$D32]=&quot;w&quot;;ROUNDDOWN((50/([.M32]+0.24)-3.648)/0.0066;0))" office:value-type="float" office:value="0" calcext:value-type="float">
            <text:p>0</text:p>
          </table:table-cell>
          <table:table-cell table:style-name="ce270"/>
          <table:table-cell table:style-name="ce272" table:formula="of:=COM.MICROSOFT.IFS(ISBLANK([.O32]);0;[.O32]=0;0;[.$D32]=&quot;m&quot;;ROUNDDOWN((75/([.O32]+0.24)-4.1)/0.00664;0);[.$D32]=&quot;w&quot;;ROUNDDOWN((75/([.O32]+0.24)-3.998)/0.0066;0))" office:value-type="float" office:value="0" calcext:value-type="float">
            <text:p>0</text:p>
          </table:table-cell>
          <table:table-cell table:style-name="ce273"/>
          <table:table-cell table:style-name="ce275" table:formula="of:=COM.MICROSOFT.IFS(ISBLANK([.Q32]);0;[.Q32]=0;0;[.$D32]=&quot;m&quot;;ROUNDDOWN((100/([.Q32]+0.24)-4.341)/0.00676;0);[.$D32]=&quot;w&quot;;ROUNDDOWN((100/([.Q32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32])*60+([.S32]-INT([.S32]))*100" office:value-type="float" office:value="0" calcext:value-type="float">
            <text:p>0</text:p>
          </table:table-cell>
          <table:table-cell table:style-name="ce278" table:formula="of:=COM.MICROSOFT.IFS(ISBLANK([.T32]);0;[.T32]=0;0;[.$D32]=&quot;m&quot;;&quot;1000m Pflicht&quot;;[.$D32]=&quot;w&quot;;ROUNDDOWN((800/[.T32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32])*60+([.V32]-INT([.V32]))*100" office:value-type="float" office:value="0" calcext:value-type="float">
            <text:p>0</text:p>
          </table:table-cell>
          <table:table-cell table:style-name="ce281" table:formula="of:=COM.MICROSOFT.IFS(ISBLANK([.V32]);0;[.V32]=0;0;[.$D32]=&quot;w&quot;;&quot;800m Pflicht&quot;;[.$D32]=&quot;m&quot;;ROUNDDOWN((1000/[.W32]-2.158)/0.006;0))" office:value-type="float" office:value="0" calcext:value-type="float">
            <text:p>0</text:p>
          </table:table-cell>
          <table:table-cell table:style-name="ce282" table:formula="of:=LARGE(([.H32]~[.J32]~[.L32]~[.N32]~[.O32]~[.R32]~[.U32]~[.X32]);1)+LARGE(([.H32]~[.J32]~[.L32]~[.N32]~[.O32]~[.R32]~[.U32]~[.X32]);2)+LARGE(([.H32]~[.J32]~[.L32]~[.N32]~[.O32]~[.R32]~[.U32]~[.X32]);3)" office:value-type="float" office:value="0" calcext:value-type="float">
            <text:p>0</text:p>
          </table:table-cell>
          <table:table-cell table:style-name="ce283" table:formula="of:=IF([.D32]=&quot;m&quot;;(COM.MICROSOFT.IFS([.F32]=[.$AE$8];LOOKUP([.Y32];[.$AF$8:.$AF$10];[.$AH$8:.$AH$10]);[.F32]=[.$AE$11];LOOKUP([.Y32];[.$AF$11:.$AF$13];[.$AH$11:.$AH$13]);[.F32]=[.$AE$14];LOOKUP([.Y32];[.$AF$14:.$AF$16];[.$AH$14:.$AH$16]);[.F32]=[.$AE$17];LOOKUP([.Y32];[.$AF$17:.$AF$19];[.$AH$17:.$AH$19]);[.F32]=[.$AE$20];LOOKUP([.Y32];[.$AF$20:.$AF$22];[.$AH$20:.$AH$22]);[.F32]=[.$AE$23];LOOKUP([.Y32];[.$AF$23:.$AF$25];[.$AH$23:.$AH$25]);[.F32]=[.$AE$26];LOOKUP([.Y32];[.$AF$26:.$AF$28];[.$AH$26:.$AH$28]);[.F32]=[.$AE$29];LOOKUP([.Y32];[.$AF$29:.$AF$31];[.$AH$29:.$AH$31]);[.F32]=[.$AE$32];LOOKUP([.Y32];[.$AF$32:.$AF$34];[.$AH$32:.$AH$34])));0)" office:value-type="float" office:value="0" calcext:value-type="float">
            <text:p>0</text:p>
          </table:table-cell>
          <table:table-cell table:style-name="ce284" table:formula="of:=IF([.D32]=&quot;w&quot;;(COM.MICROSOFT.IFS([.F32]=[.$AE$8];LOOKUP([.Y32];[.$AG$8:.$AG$10];[.$AH$8:.$AH$10]);[.F32]=[.$AE$11];LOOKUP([.Y32];[.$AG$11:.$AG$13];[.$AH$11:.$AH$13]);[.F32]=[.$AE$14];LOOKUP([.Y32];[.$AG$14:.$AG$16];[.$AH$14:.$AH$16]);[.F32]=[.$AE$17];LOOKUP([.Y32];[.$AG$17:.$AG$19];[.$AH$17:.$AH$19]);[.F32]=[.$AE$20];LOOKUP([.Y32];[.$AG$20:.$AG$22];[.$AH$20:.$AH$22]);[.F32]=[.$AE$23];LOOKUP([.Y32];[.$AG$23:.$AG$25];[.$AH$23:.$AH$25]);[.F32]=[.$AE$26];LOOKUP([.Y32];[.$AG$26:.$AG$28];[.$AH$26:.$AH$28]);[.F32]=[.$AE$29];LOOKUP([.Y32];[.$AG$29:.$AG$31];[.$AH$29:.$AH$31]);[.F32]=[.$AE$32];LOOKUP([.Y32];[.$AG$32:.$AG$34];[.$AH$32:.$AH$34])));0)" office:value-type="float" office:value="0" calcext:value-type="float">
            <text:p>0</text:p>
          </table:table-cell>
          <table:table-cell table:number-columns-repeated="3"/>
          <table:table-cell table:style-name="ce51" office:value-type="float" office:value="16" calcext:value-type="float" table:number-columns-spanned="1" table:number-rows-spanned="3">
            <text:p>16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string" calcext:value-type="string">
            <text:p>Teilnehmer</text:p>
          </table:table-cell>
          <table:table-cell table:number-columns-repeated="30"/>
        </table:table-row>
        <table:table-row table:style-name="ro4">
          <table:table-cell table:style-name="ce252" office:value-type="float" office:value="27" calcext:value-type="float">
            <text:p>27</text:p>
          </table:table-cell>
          <table:table-cell table:style-name="ce254" table:number-columns-repeated="2"/>
          <table:table-cell table:style-name="ce256" table:content-validation-name="val2"/>
          <table:table-cell table:style-name="ce258"/>
          <table:table-cell table:style-name="ce260" table:formula="of:=IF(ISBLANK([.E33]);&quot;&quot;;[.$H$1]-[.E33])">
            <text:p/>
          </table:table-cell>
          <table:table-cell table:style-name="ce261"/>
          <table:table-cell table:style-name="ce262" table:formula="of:=COM.MICROSOFT.IFS(ISBLANK([.G33]);0;[.G33]=0;0;[.$D33]=&quot;m&quot;;ROUNDDOWN((SQRT([.G33])-2.8)/0.011;0);[.$D33]=&quot;w&quot;;ROUNDDOWN((SQRT([.G33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33]);0;[.I33]=0;0;[.$D33]=&quot;m&quot;;ROUNDDOWN((SQRT([.I33])-1.936)/0.0124;0);[.$D33]=&quot;w&quot;;ROUNDDOWN((SQRT([.I33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33]);0;[.K33]=0;0;[.$D33]=&quot;m&quot;;ROUNDDOWN((SQRT([.K33])-1.15028)/0.00219;0);[.$D33]=&quot;w&quot;;ROUNDDOWN((SQRT([.K33])-1.0935)/0.00208;0))" office:value-type="float" office:value="0" calcext:value-type="float">
            <text:p>0</text:p>
          </table:table-cell>
          <table:table-cell table:style-name="ce267"/>
          <table:table-cell table:style-name="ce269" table:formula="of:=COM.MICROSOFT.IFS(ISBLANK([.M33]);0;[.M33]=0;0;[.$D33]=&quot;m&quot;;ROUNDDOWN((50/([.M33]+0.24)-3.79)/0.0069;0);[.$D33]=&quot;w&quot;;ROUNDDOWN((50/([.M33]+0.24)-3.648)/0.0066;0))" office:value-type="float" office:value="0" calcext:value-type="float">
            <text:p>0</text:p>
          </table:table-cell>
          <table:table-cell table:style-name="ce270"/>
          <table:table-cell table:style-name="ce272" table:formula="of:=COM.MICROSOFT.IFS(ISBLANK([.O33]);0;[.O33]=0;0;[.$D33]=&quot;m&quot;;ROUNDDOWN((75/([.O33]+0.24)-4.1)/0.00664;0);[.$D33]=&quot;w&quot;;ROUNDDOWN((75/([.O33]+0.24)-3.998)/0.0066;0))" office:value-type="float" office:value="0" calcext:value-type="float">
            <text:p>0</text:p>
          </table:table-cell>
          <table:table-cell table:style-name="ce273"/>
          <table:table-cell table:style-name="ce275" table:formula="of:=COM.MICROSOFT.IFS(ISBLANK([.Q33]);0;[.Q33]=0;0;[.$D33]=&quot;m&quot;;ROUNDDOWN((100/([.Q33]+0.24)-4.341)/0.00676;0);[.$D33]=&quot;w&quot;;ROUNDDOWN((100/([.Q33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33])*60+([.S33]-INT([.S33]))*100" office:value-type="float" office:value="0" calcext:value-type="float">
            <text:p>0</text:p>
          </table:table-cell>
          <table:table-cell table:style-name="ce278" table:formula="of:=COM.MICROSOFT.IFS(ISBLANK([.T33]);0;[.T33]=0;0;[.$D33]=&quot;m&quot;;&quot;1000m Pflicht&quot;;[.$D33]=&quot;w&quot;;ROUNDDOWN((800/[.T33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33])*60+([.V33]-INT([.V33]))*100" office:value-type="float" office:value="0" calcext:value-type="float">
            <text:p>0</text:p>
          </table:table-cell>
          <table:table-cell table:style-name="ce281" table:formula="of:=COM.MICROSOFT.IFS(ISBLANK([.V33]);0;[.V33]=0;0;[.$D33]=&quot;w&quot;;&quot;800m Pflicht&quot;;[.$D33]=&quot;m&quot;;ROUNDDOWN((1000/[.W33]-2.158)/0.006;0))" office:value-type="float" office:value="0" calcext:value-type="float">
            <text:p>0</text:p>
          </table:table-cell>
          <table:table-cell table:style-name="ce282" table:formula="of:=LARGE(([.H33]~[.J33]~[.L33]~[.N33]~[.O33]~[.R33]~[.U33]~[.X33]);1)+LARGE(([.H33]~[.J33]~[.L33]~[.N33]~[.O33]~[.R33]~[.U33]~[.X33]);2)+LARGE(([.H33]~[.J33]~[.L33]~[.N33]~[.O33]~[.R33]~[.U33]~[.X33]);3)" office:value-type="float" office:value="0" calcext:value-type="float">
            <text:p>0</text:p>
          </table:table-cell>
          <table:table-cell table:style-name="ce283" table:formula="of:=IF([.D33]=&quot;m&quot;;(COM.MICROSOFT.IFS([.F33]=[.$AE$8];LOOKUP([.Y33];[.$AF$8:.$AF$10];[.$AH$8:.$AH$10]);[.F33]=[.$AE$11];LOOKUP([.Y33];[.$AF$11:.$AF$13];[.$AH$11:.$AH$13]);[.F33]=[.$AE$14];LOOKUP([.Y33];[.$AF$14:.$AF$16];[.$AH$14:.$AH$16]);[.F33]=[.$AE$17];LOOKUP([.Y33];[.$AF$17:.$AF$19];[.$AH$17:.$AH$19]);[.F33]=[.$AE$20];LOOKUP([.Y33];[.$AF$20:.$AF$22];[.$AH$20:.$AH$22]);[.F33]=[.$AE$23];LOOKUP([.Y33];[.$AF$23:.$AF$25];[.$AH$23:.$AH$25]);[.F33]=[.$AE$26];LOOKUP([.Y33];[.$AF$26:.$AF$28];[.$AH$26:.$AH$28]);[.F33]=[.$AE$29];LOOKUP([.Y33];[.$AF$29:.$AF$31];[.$AH$29:.$AH$31]);[.F33]=[.$AE$32];LOOKUP([.Y33];[.$AF$32:.$AF$34];[.$AH$32:.$AH$34])));0)" office:value-type="float" office:value="0" calcext:value-type="float">
            <text:p>0</text:p>
          </table:table-cell>
          <table:table-cell table:style-name="ce284" table:formula="of:=IF([.D33]=&quot;w&quot;;(COM.MICROSOFT.IFS([.F33]=[.$AE$8];LOOKUP([.Y33];[.$AG$8:.$AG$10];[.$AH$8:.$AH$10]);[.F33]=[.$AE$11];LOOKUP([.Y33];[.$AG$11:.$AG$13];[.$AH$11:.$AH$13]);[.F33]=[.$AE$14];LOOKUP([.Y33];[.$AG$14:.$AG$16];[.$AH$14:.$AH$16]);[.F33]=[.$AE$17];LOOKUP([.Y33];[.$AG$17:.$AG$19];[.$AH$17:.$AH$19]);[.F33]=[.$AE$20];LOOKUP([.Y33];[.$AG$20:.$AG$22];[.$AH$20:.$AH$22]);[.F33]=[.$AE$23];LOOKUP([.Y33];[.$AG$23:.$AG$25];[.$AH$23:.$AH$25]);[.F33]=[.$AE$26];LOOKUP([.Y33];[.$AG$26:.$AG$28];[.$AH$26:.$AH$28]);[.F33]=[.$AE$29];LOOKUP([.Y33];[.$AG$29:.$AG$31];[.$AH$29:.$AH$31]);[.F33]=[.$AE$32];LOOKUP([.Y33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1050" calcext:value-type="float">
            <text:p>1050</text:p>
          </table:table-cell>
          <table:table-cell table:style-name="ce53" office:value-type="float" office:value="900" calcext:value-type="float">
            <text:p>900</text:p>
          </table:table-cell>
          <table:table-cell table:style-name="ce55" office:value-type="string" calcext:value-type="string">
            <text:p>Sieger</text:p>
          </table:table-cell>
          <table:table-cell table:number-columns-repeated="30"/>
        </table:table-row>
        <table:table-row table:style-name="ro4">
          <table:table-cell table:style-name="ce252" office:value-type="float" office:value="28" calcext:value-type="float">
            <text:p>28</text:p>
          </table:table-cell>
          <table:table-cell table:style-name="ce254" table:number-columns-repeated="2"/>
          <table:table-cell table:style-name="ce256" table:content-validation-name="val2"/>
          <table:table-cell table:style-name="ce258"/>
          <table:table-cell table:style-name="ce260" table:formula="of:=IF(ISBLANK([.E34]);&quot;&quot;;[.$H$1]-[.E34])">
            <text:p/>
          </table:table-cell>
          <table:table-cell table:style-name="ce261"/>
          <table:table-cell table:style-name="ce262" table:formula="of:=COM.MICROSOFT.IFS(ISBLANK([.G34]);0;[.G34]=0;0;[.$D34]=&quot;m&quot;;ROUNDDOWN((SQRT([.G34])-2.8)/0.011;0);[.$D34]=&quot;w&quot;;ROUNDDOWN((SQRT([.G34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34]);0;[.I34]=0;0;[.$D34]=&quot;m&quot;;ROUNDDOWN((SQRT([.I34])-1.936)/0.0124;0);[.$D34]=&quot;w&quot;;ROUNDDOWN((SQRT([.I34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34]);0;[.K34]=0;0;[.$D34]=&quot;m&quot;;ROUNDDOWN((SQRT([.K34])-1.15028)/0.00219;0);[.$D34]=&quot;w&quot;;ROUNDDOWN((SQRT([.K34])-1.0935)/0.00208;0))" office:value-type="float" office:value="0" calcext:value-type="float">
            <text:p>0</text:p>
          </table:table-cell>
          <table:table-cell table:style-name="ce267"/>
          <table:table-cell table:style-name="ce269" table:formula="of:=COM.MICROSOFT.IFS(ISBLANK([.M34]);0;[.M34]=0;0;[.$D34]=&quot;m&quot;;ROUNDDOWN((50/([.M34]+0.24)-3.79)/0.0069;0);[.$D34]=&quot;w&quot;;ROUNDDOWN((50/([.M34]+0.24)-3.648)/0.0066;0))" office:value-type="float" office:value="0" calcext:value-type="float">
            <text:p>0</text:p>
          </table:table-cell>
          <table:table-cell table:style-name="ce270"/>
          <table:table-cell table:style-name="ce272" table:formula="of:=COM.MICROSOFT.IFS(ISBLANK([.O34]);0;[.O34]=0;0;[.$D34]=&quot;m&quot;;ROUNDDOWN((75/([.O34]+0.24)-4.1)/0.00664;0);[.$D34]=&quot;w&quot;;ROUNDDOWN((75/([.O34]+0.24)-3.998)/0.0066;0))" office:value-type="float" office:value="0" calcext:value-type="float">
            <text:p>0</text:p>
          </table:table-cell>
          <table:table-cell table:style-name="ce273"/>
          <table:table-cell table:style-name="ce275" table:formula="of:=COM.MICROSOFT.IFS(ISBLANK([.Q34]);0;[.Q34]=0;0;[.$D34]=&quot;m&quot;;ROUNDDOWN((100/([.Q34]+0.24)-4.341)/0.00676;0);[.$D34]=&quot;w&quot;;ROUNDDOWN((100/([.Q34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34])*60+([.S34]-INT([.S34]))*100" office:value-type="float" office:value="0" calcext:value-type="float">
            <text:p>0</text:p>
          </table:table-cell>
          <table:table-cell table:style-name="ce278" table:formula="of:=COM.MICROSOFT.IFS(ISBLANK([.T34]);0;[.T34]=0;0;[.$D34]=&quot;m&quot;;&quot;1000m Pflicht&quot;;[.$D34]=&quot;w&quot;;ROUNDDOWN((800/[.T34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34])*60+([.V34]-INT([.V34]))*100" office:value-type="float" office:value="0" calcext:value-type="float">
            <text:p>0</text:p>
          </table:table-cell>
          <table:table-cell table:style-name="ce281" table:formula="of:=COM.MICROSOFT.IFS(ISBLANK([.V34]);0;[.V34]=0;0;[.$D34]=&quot;w&quot;;&quot;800m Pflicht&quot;;[.$D34]=&quot;m&quot;;ROUNDDOWN((1000/[.W34]-2.158)/0.006;0))" office:value-type="float" office:value="0" calcext:value-type="float">
            <text:p>0</text:p>
          </table:table-cell>
          <table:table-cell table:style-name="ce282" table:formula="of:=LARGE(([.H34]~[.J34]~[.L34]~[.N34]~[.O34]~[.R34]~[.U34]~[.X34]);1)+LARGE(([.H34]~[.J34]~[.L34]~[.N34]~[.O34]~[.R34]~[.U34]~[.X34]);2)+LARGE(([.H34]~[.J34]~[.L34]~[.N34]~[.O34]~[.R34]~[.U34]~[.X34]);3)" office:value-type="float" office:value="0" calcext:value-type="float">
            <text:p>0</text:p>
          </table:table-cell>
          <table:table-cell table:style-name="ce283" table:formula="of:=IF([.D34]=&quot;m&quot;;(COM.MICROSOFT.IFS([.F34]=[.$AE$8];LOOKUP([.Y34];[.$AF$8:.$AF$10];[.$AH$8:.$AH$10]);[.F34]=[.$AE$11];LOOKUP([.Y34];[.$AF$11:.$AF$13];[.$AH$11:.$AH$13]);[.F34]=[.$AE$14];LOOKUP([.Y34];[.$AF$14:.$AF$16];[.$AH$14:.$AH$16]);[.F34]=[.$AE$17];LOOKUP([.Y34];[.$AF$17:.$AF$19];[.$AH$17:.$AH$19]);[.F34]=[.$AE$20];LOOKUP([.Y34];[.$AF$20:.$AF$22];[.$AH$20:.$AH$22]);[.F34]=[.$AE$23];LOOKUP([.Y34];[.$AF$23:.$AF$25];[.$AH$23:.$AH$25]);[.F34]=[.$AE$26];LOOKUP([.Y34];[.$AF$26:.$AF$28];[.$AH$26:.$AH$28]);[.F34]=[.$AE$29];LOOKUP([.Y34];[.$AF$29:.$AF$31];[.$AH$29:.$AH$31]);[.F34]=[.$AE$32];LOOKUP([.Y34];[.$AF$32:.$AF$34];[.$AH$32:.$AH$34])));0)" office:value-type="float" office:value="0" calcext:value-type="float">
            <text:p>0</text:p>
          </table:table-cell>
          <table:table-cell table:style-name="ce284" table:formula="of:=IF([.D34]=&quot;w&quot;;(COM.MICROSOFT.IFS([.F34]=[.$AE$8];LOOKUP([.Y34];[.$AG$8:.$AG$10];[.$AH$8:.$AH$10]);[.F34]=[.$AE$11];LOOKUP([.Y34];[.$AG$11:.$AG$13];[.$AH$11:.$AH$13]);[.F34]=[.$AE$14];LOOKUP([.Y34];[.$AG$14:.$AG$16];[.$AH$14:.$AH$16]);[.F34]=[.$AE$17];LOOKUP([.Y34];[.$AG$17:.$AG$19];[.$AH$17:.$AH$19]);[.F34]=[.$AE$20];LOOKUP([.Y34];[.$AG$20:.$AG$22];[.$AH$20:.$AH$22]);[.F34]=[.$AE$23];LOOKUP([.Y34];[.$AG$23:.$AG$25];[.$AH$23:.$AH$25]);[.F34]=[.$AE$26];LOOKUP([.Y34];[.$AG$26:.$AG$28];[.$AH$26:.$AH$28]);[.F34]=[.$AE$29];LOOKUP([.Y34];[.$AG$29:.$AG$31];[.$AH$29:.$AH$31]);[.F34]=[.$AE$32];LOOKUP([.Y34];[.$AG$32:.$AG$34];[.$AH$32:.$AH$34])));0)" office:value-type="float" office:value="0" calcext:value-type="float">
            <text:p>0</text:p>
          </table:table-cell>
          <table:table-cell table:number-columns-repeated="3"/>
          <table:covered-table-cell table:style-name="ce51"/>
          <table:table-cell table:style-name="ce53" office:value-type="float" office:value="1325" calcext:value-type="float">
            <text:p>1325</text:p>
          </table:table-cell>
          <table:table-cell table:style-name="ce53" office:value-type="float" office:value="1100" calcext:value-type="float">
            <text:p>1100</text:p>
          </table:table-cell>
          <table:table-cell table:style-name="ce55" office:value-type="string" calcext:value-type="string">
            <text:p>Ehren</text:p>
          </table:table-cell>
          <table:table-cell table:number-columns-repeated="30"/>
        </table:table-row>
        <table:table-row table:style-name="ro4">
          <table:table-cell table:style-name="ce252" office:value-type="float" office:value="29" calcext:value-type="float">
            <text:p>29</text:p>
          </table:table-cell>
          <table:table-cell table:style-name="ce254" table:number-columns-repeated="2"/>
          <table:table-cell table:style-name="ce256" table:content-validation-name="val2"/>
          <table:table-cell table:style-name="ce258"/>
          <table:table-cell table:style-name="ce260" table:formula="of:=IF(ISBLANK([.E35]);&quot;&quot;;[.$H$1]-[.E35])">
            <text:p/>
          </table:table-cell>
          <table:table-cell table:style-name="ce261"/>
          <table:table-cell table:style-name="ce262" table:formula="of:=COM.MICROSOFT.IFS(ISBLANK([.G35]);0;[.G35]=0;0;[.$D35]=&quot;m&quot;;ROUNDDOWN((SQRT([.G35])-2.8)/0.011;0);[.$D35]=&quot;w&quot;;ROUNDDOWN((SQRT([.G35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35]);0;[.I35]=0;0;[.$D35]=&quot;m&quot;;ROUNDDOWN((SQRT([.I35])-1.936)/0.0124;0);[.$D35]=&quot;w&quot;;ROUNDDOWN((SQRT([.I35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35]);0;[.K35]=0;0;[.$D35]=&quot;m&quot;;ROUNDDOWN((SQRT([.K35])-1.15028)/0.00219;0);[.$D35]=&quot;w&quot;;ROUNDDOWN((SQRT([.K35])-1.0935)/0.00208;0))" office:value-type="float" office:value="0" calcext:value-type="float">
            <text:p>0</text:p>
          </table:table-cell>
          <table:table-cell table:style-name="ce267"/>
          <table:table-cell table:style-name="ce269" table:formula="of:=COM.MICROSOFT.IFS(ISBLANK([.M35]);0;[.M35]=0;0;[.$D35]=&quot;m&quot;;ROUNDDOWN((50/([.M35]+0.24)-3.79)/0.0069;0);[.$D35]=&quot;w&quot;;ROUNDDOWN((50/([.M35]+0.24)-3.648)/0.0066;0))" office:value-type="float" office:value="0" calcext:value-type="float">
            <text:p>0</text:p>
          </table:table-cell>
          <table:table-cell table:style-name="ce270"/>
          <table:table-cell table:style-name="ce272" table:formula="of:=COM.MICROSOFT.IFS(ISBLANK([.O35]);0;[.O35]=0;0;[.$D35]=&quot;m&quot;;ROUNDDOWN((75/([.O35]+0.24)-4.1)/0.00664;0);[.$D35]=&quot;w&quot;;ROUNDDOWN((75/([.O35]+0.24)-3.998)/0.0066;0))" office:value-type="float" office:value="0" calcext:value-type="float">
            <text:p>0</text:p>
          </table:table-cell>
          <table:table-cell table:style-name="ce273"/>
          <table:table-cell table:style-name="ce275" table:formula="of:=COM.MICROSOFT.IFS(ISBLANK([.Q35]);0;[.Q35]=0;0;[.$D35]=&quot;m&quot;;ROUNDDOWN((100/([.Q35]+0.24)-4.341)/0.00676;0);[.$D35]=&quot;w&quot;;ROUNDDOWN((100/([.Q35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35])*60+([.S35]-INT([.S35]))*100" office:value-type="float" office:value="0" calcext:value-type="float">
            <text:p>0</text:p>
          </table:table-cell>
          <table:table-cell table:style-name="ce278" table:formula="of:=COM.MICROSOFT.IFS(ISBLANK([.T35]);0;[.T35]=0;0;[.$D35]=&quot;m&quot;;&quot;1000m Pflicht&quot;;[.$D35]=&quot;w&quot;;ROUNDDOWN((800/[.T35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35])*60+([.V35]-INT([.V35]))*100" office:value-type="float" office:value="0" calcext:value-type="float">
            <text:p>0</text:p>
          </table:table-cell>
          <table:table-cell table:style-name="ce281" table:formula="of:=COM.MICROSOFT.IFS(ISBLANK([.V35]);0;[.V35]=0;0;[.$D35]=&quot;w&quot;;&quot;800m Pflicht&quot;;[.$D35]=&quot;m&quot;;ROUNDDOWN((1000/[.W35]-2.158)/0.006;0))" office:value-type="float" office:value="0" calcext:value-type="float">
            <text:p>0</text:p>
          </table:table-cell>
          <table:table-cell table:style-name="ce282" table:formula="of:=LARGE(([.H35]~[.J35]~[.L35]~[.N35]~[.O35]~[.R35]~[.U35]~[.X35]);1)+LARGE(([.H35]~[.J35]~[.L35]~[.N35]~[.O35]~[.R35]~[.U35]~[.X35]);2)+LARGE(([.H35]~[.J35]~[.L35]~[.N35]~[.O35]~[.R35]~[.U35]~[.X35]);3)" office:value-type="float" office:value="0" calcext:value-type="float">
            <text:p>0</text:p>
          </table:table-cell>
          <table:table-cell table:style-name="ce283" table:formula="of:=IF([.D35]=&quot;m&quot;;(COM.MICROSOFT.IFS([.F35]=[.$AE$8];LOOKUP([.Y35];[.$AF$8:.$AF$10];[.$AH$8:.$AH$10]);[.F35]=[.$AE$11];LOOKUP([.Y35];[.$AF$11:.$AF$13];[.$AH$11:.$AH$13]);[.F35]=[.$AE$14];LOOKUP([.Y35];[.$AF$14:.$AF$16];[.$AH$14:.$AH$16]);[.F35]=[.$AE$17];LOOKUP([.Y35];[.$AF$17:.$AF$19];[.$AH$17:.$AH$19]);[.F35]=[.$AE$20];LOOKUP([.Y35];[.$AF$20:.$AF$22];[.$AH$20:.$AH$22]);[.F35]=[.$AE$23];LOOKUP([.Y35];[.$AF$23:.$AF$25];[.$AH$23:.$AH$25]);[.F35]=[.$AE$26];LOOKUP([.Y35];[.$AF$26:.$AF$28];[.$AH$26:.$AH$28]);[.F35]=[.$AE$29];LOOKUP([.Y35];[.$AF$29:.$AF$31];[.$AH$29:.$AH$31]);[.F35]=[.$AE$32];LOOKUP([.Y35];[.$AF$32:.$AF$34];[.$AH$32:.$AH$34])));0)" office:value-type="float" office:value="0" calcext:value-type="float">
            <text:p>0</text:p>
          </table:table-cell>
          <table:table-cell table:style-name="ce284" table:formula="of:=IF([.D35]=&quot;w&quot;;(COM.MICROSOFT.IFS([.F35]=[.$AE$8];LOOKUP([.Y35];[.$AG$8:.$AG$10];[.$AH$8:.$AH$10]);[.F35]=[.$AE$11];LOOKUP([.Y35];[.$AG$11:.$AG$13];[.$AH$11:.$AH$13]);[.F35]=[.$AE$14];LOOKUP([.Y35];[.$AG$14:.$AG$16];[.$AH$14:.$AH$16]);[.F35]=[.$AE$17];LOOKUP([.Y35];[.$AG$17:.$AG$19];[.$AH$17:.$AH$19]);[.F35]=[.$AE$20];LOOKUP([.Y35];[.$AG$20:.$AG$22];[.$AH$20:.$AH$22]);[.F35]=[.$AE$23];LOOKUP([.Y35];[.$AG$23:.$AG$25];[.$AH$23:.$AH$25]);[.F35]=[.$AE$26];LOOKUP([.Y35];[.$AG$26:.$AG$28];[.$AH$26:.$AH$28]);[.F35]=[.$AE$29];LOOKUP([.Y35];[.$AG$29:.$AG$31];[.$AH$29:.$AH$31]);[.F35]=[.$AE$32];LOOKUP([.Y35];[.$AG$32:.$AG$34];[.$AH$32:.$AH$34])));0)" office:value-type="float" office:value="0" calcext:value-type="float">
            <text:p>0</text:p>
          </table:table-cell>
          <table:table-cell table:number-columns-repeated="37"/>
        </table:table-row>
        <table:table-row table:style-name="ro4">
          <table:table-cell table:style-name="ce252" office:value-type="float" office:value="30" calcext:value-type="float">
            <text:p>30</text:p>
          </table:table-cell>
          <table:table-cell table:style-name="ce254" table:number-columns-repeated="2"/>
          <table:table-cell table:style-name="ce256" table:content-validation-name="val2"/>
          <table:table-cell table:style-name="ce258"/>
          <table:table-cell table:style-name="ce260" table:formula="of:=IF(ISBLANK([.E36]);&quot;&quot;;[.$H$1]-[.E36])">
            <text:p/>
          </table:table-cell>
          <table:table-cell table:style-name="ce261"/>
          <table:table-cell table:style-name="ce262" table:formula="of:=COM.MICROSOFT.IFS(ISBLANK([.G36]);0;[.G36]=0;0;[.$D36]=&quot;m&quot;;ROUNDDOWN((SQRT([.G36])-2.8)/0.011;0);[.$D36]=&quot;w&quot;;ROUNDDOWN((SQRT([.G36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36]);0;[.I36]=0;0;[.$D36]=&quot;m&quot;;ROUNDDOWN((SQRT([.I36])-1.936)/0.0124;0);[.$D36]=&quot;w&quot;;ROUNDDOWN((SQRT([.I36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36]);0;[.K36]=0;0;[.$D36]=&quot;m&quot;;ROUNDDOWN((SQRT([.K36])-1.15028)/0.00219;0);[.$D36]=&quot;w&quot;;ROUNDDOWN((SQRT([.K36])-1.0935)/0.00208;0))" office:value-type="float" office:value="0" calcext:value-type="float">
            <text:p>0</text:p>
          </table:table-cell>
          <table:table-cell table:style-name="ce267"/>
          <table:table-cell table:style-name="ce269" table:formula="of:=COM.MICROSOFT.IFS(ISBLANK([.M36]);0;[.M36]=0;0;[.$D36]=&quot;m&quot;;ROUNDDOWN((50/([.M36]+0.24)-3.79)/0.0069;0);[.$D36]=&quot;w&quot;;ROUNDDOWN((50/([.M36]+0.24)-3.648)/0.0066;0))" office:value-type="float" office:value="0" calcext:value-type="float">
            <text:p>0</text:p>
          </table:table-cell>
          <table:table-cell table:style-name="ce270"/>
          <table:table-cell table:style-name="ce272" table:formula="of:=COM.MICROSOFT.IFS(ISBLANK([.O36]);0;[.O36]=0;0;[.$D36]=&quot;m&quot;;ROUNDDOWN((75/([.O36]+0.24)-4.1)/0.00664;0);[.$D36]=&quot;w&quot;;ROUNDDOWN((75/([.O36]+0.24)-3.998)/0.0066;0))" office:value-type="float" office:value="0" calcext:value-type="float">
            <text:p>0</text:p>
          </table:table-cell>
          <table:table-cell table:style-name="ce273"/>
          <table:table-cell table:style-name="ce275" table:formula="of:=COM.MICROSOFT.IFS(ISBLANK([.Q36]);0;[.Q36]=0;0;[.$D36]=&quot;m&quot;;ROUNDDOWN((100/([.Q36]+0.24)-4.341)/0.00676;0);[.$D36]=&quot;w&quot;;ROUNDDOWN((100/([.Q36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36])*60+([.S36]-INT([.S36]))*100" office:value-type="float" office:value="0" calcext:value-type="float">
            <text:p>0</text:p>
          </table:table-cell>
          <table:table-cell table:style-name="ce278" table:formula="of:=COM.MICROSOFT.IFS(ISBLANK([.T36]);0;[.T36]=0;0;[.$D36]=&quot;m&quot;;&quot;1000m Pflicht&quot;;[.$D36]=&quot;w&quot;;ROUNDDOWN((800/[.T36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36])*60+([.V36]-INT([.V36]))*100" office:value-type="float" office:value="0" calcext:value-type="float">
            <text:p>0</text:p>
          </table:table-cell>
          <table:table-cell table:style-name="ce281" table:formula="of:=COM.MICROSOFT.IFS(ISBLANK([.V36]);0;[.V36]=0;0;[.$D36]=&quot;w&quot;;&quot;800m Pflicht&quot;;[.$D36]=&quot;m&quot;;ROUNDDOWN((1000/[.W36]-2.158)/0.006;0))" office:value-type="float" office:value="0" calcext:value-type="float">
            <text:p>0</text:p>
          </table:table-cell>
          <table:table-cell table:style-name="ce282" table:formula="of:=LARGE(([.H36]~[.J36]~[.L36]~[.N36]~[.O36]~[.R36]~[.U36]~[.X36]);1)+LARGE(([.H36]~[.J36]~[.L36]~[.N36]~[.O36]~[.R36]~[.U36]~[.X36]);2)+LARGE(([.H36]~[.J36]~[.L36]~[.N36]~[.O36]~[.R36]~[.U36]~[.X36]);3)" office:value-type="float" office:value="0" calcext:value-type="float">
            <text:p>0</text:p>
          </table:table-cell>
          <table:table-cell table:style-name="ce283" table:formula="of:=IF([.D36]=&quot;m&quot;;(COM.MICROSOFT.IFS([.F36]=[.$AE$8];LOOKUP([.Y36];[.$AF$8:.$AF$10];[.$AH$8:.$AH$10]);[.F36]=[.$AE$11];LOOKUP([.Y36];[.$AF$11:.$AF$13];[.$AH$11:.$AH$13]);[.F36]=[.$AE$14];LOOKUP([.Y36];[.$AF$14:.$AF$16];[.$AH$14:.$AH$16]);[.F36]=[.$AE$17];LOOKUP([.Y36];[.$AF$17:.$AF$19];[.$AH$17:.$AH$19]);[.F36]=[.$AE$20];LOOKUP([.Y36];[.$AF$20:.$AF$22];[.$AH$20:.$AH$22]);[.F36]=[.$AE$23];LOOKUP([.Y36];[.$AF$23:.$AF$25];[.$AH$23:.$AH$25]);[.F36]=[.$AE$26];LOOKUP([.Y36];[.$AF$26:.$AF$28];[.$AH$26:.$AH$28]);[.F36]=[.$AE$29];LOOKUP([.Y36];[.$AF$29:.$AF$31];[.$AH$29:.$AH$31]);[.F36]=[.$AE$32];LOOKUP([.Y36];[.$AF$32:.$AF$34];[.$AH$32:.$AH$34])));0)" office:value-type="float" office:value="0" calcext:value-type="float">
            <text:p>0</text:p>
          </table:table-cell>
          <table:table-cell table:style-name="ce284" table:formula="of:=IF([.D36]=&quot;w&quot;;(COM.MICROSOFT.IFS([.F36]=[.$AE$8];LOOKUP([.Y36];[.$AG$8:.$AG$10];[.$AH$8:.$AH$10]);[.F36]=[.$AE$11];LOOKUP([.Y36];[.$AG$11:.$AG$13];[.$AH$11:.$AH$13]);[.F36]=[.$AE$14];LOOKUP([.Y36];[.$AG$14:.$AG$16];[.$AH$14:.$AH$16]);[.F36]=[.$AE$17];LOOKUP([.Y36];[.$AG$17:.$AG$19];[.$AH$17:.$AH$19]);[.F36]=[.$AE$20];LOOKUP([.Y36];[.$AG$20:.$AG$22];[.$AH$20:.$AH$22]);[.F36]=[.$AE$23];LOOKUP([.Y36];[.$AG$23:.$AG$25];[.$AH$23:.$AH$25]);[.F36]=[.$AE$26];LOOKUP([.Y36];[.$AG$26:.$AG$28];[.$AH$26:.$AH$28]);[.F36]=[.$AE$29];LOOKUP([.Y36];[.$AG$29:.$AG$31];[.$AH$29:.$AH$31]);[.F36]=[.$AE$32];LOOKUP([.Y36];[.$AG$32:.$AG$34];[.$AH$32:.$AH$34])));0)" office:value-type="float" office:value="0" calcext:value-type="float">
            <text:p>0</text:p>
          </table:table-cell>
          <table:table-cell table:number-columns-repeated="37"/>
        </table:table-row>
        <table:table-row table:style-name="ro4">
          <table:table-cell table:style-name="ce252" office:value-type="float" office:value="31" calcext:value-type="float">
            <text:p>31</text:p>
          </table:table-cell>
          <table:table-cell table:style-name="ce254" table:number-columns-repeated="2"/>
          <table:table-cell table:style-name="ce256" table:content-validation-name="val2"/>
          <table:table-cell table:style-name="ce258"/>
          <table:table-cell table:style-name="ce260" table:formula="of:=IF(ISBLANK([.E37]);&quot;&quot;;[.$H$1]-[.E37])">
            <text:p/>
          </table:table-cell>
          <table:table-cell table:style-name="ce261"/>
          <table:table-cell table:style-name="ce262" table:formula="of:=COM.MICROSOFT.IFS(ISBLANK([.G37]);0;[.G37]=0;0;[.$D37]=&quot;m&quot;;ROUNDDOWN((SQRT([.G37])-2.8)/0.011;0);[.$D37]=&quot;w&quot;;ROUNDDOWN((SQRT([.G37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37]);0;[.I37]=0;0;[.$D37]=&quot;m&quot;;ROUNDDOWN((SQRT([.I37])-1.936)/0.0124;0);[.$D37]=&quot;w&quot;;ROUNDDOWN((SQRT([.I37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37]);0;[.K37]=0;0;[.$D37]=&quot;m&quot;;ROUNDDOWN((SQRT([.K37])-1.15028)/0.00219;0);[.$D37]=&quot;w&quot;;ROUNDDOWN((SQRT([.K37])-1.0935)/0.00208;0))" office:value-type="float" office:value="0" calcext:value-type="float">
            <text:p>0</text:p>
          </table:table-cell>
          <table:table-cell table:style-name="ce267"/>
          <table:table-cell table:style-name="ce269" table:formula="of:=COM.MICROSOFT.IFS(ISBLANK([.M37]);0;[.M37]=0;0;[.$D37]=&quot;m&quot;;ROUNDDOWN((50/([.M37]+0.24)-3.79)/0.0069;0);[.$D37]=&quot;w&quot;;ROUNDDOWN((50/([.M37]+0.24)-3.648)/0.0066;0))" office:value-type="float" office:value="0" calcext:value-type="float">
            <text:p>0</text:p>
          </table:table-cell>
          <table:table-cell table:style-name="ce270"/>
          <table:table-cell table:style-name="ce272" table:formula="of:=COM.MICROSOFT.IFS(ISBLANK([.O37]);0;[.O37]=0;0;[.$D37]=&quot;m&quot;;ROUNDDOWN((75/([.O37]+0.24)-4.1)/0.00664;0);[.$D37]=&quot;w&quot;;ROUNDDOWN((75/([.O37]+0.24)-3.998)/0.0066;0))" office:value-type="float" office:value="0" calcext:value-type="float">
            <text:p>0</text:p>
          </table:table-cell>
          <table:table-cell table:style-name="ce273"/>
          <table:table-cell table:style-name="ce275" table:formula="of:=COM.MICROSOFT.IFS(ISBLANK([.Q37]);0;[.Q37]=0;0;[.$D37]=&quot;m&quot;;ROUNDDOWN((100/([.Q37]+0.24)-4.341)/0.00676;0);[.$D37]=&quot;w&quot;;ROUNDDOWN((100/([.Q37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37])*60+([.S37]-INT([.S37]))*100" office:value-type="float" office:value="0" calcext:value-type="float">
            <text:p>0</text:p>
          </table:table-cell>
          <table:table-cell table:style-name="ce278" table:formula="of:=COM.MICROSOFT.IFS(ISBLANK([.T37]);0;[.T37]=0;0;[.$D37]=&quot;m&quot;;&quot;1000m Pflicht&quot;;[.$D37]=&quot;w&quot;;ROUNDDOWN((800/[.T37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37])*60+([.V37]-INT([.V37]))*100" office:value-type="float" office:value="0" calcext:value-type="float">
            <text:p>0</text:p>
          </table:table-cell>
          <table:table-cell table:style-name="ce281" table:formula="of:=COM.MICROSOFT.IFS(ISBLANK([.V37]);0;[.V37]=0;0;[.$D37]=&quot;w&quot;;&quot;800m Pflicht&quot;;[.$D37]=&quot;m&quot;;ROUNDDOWN((1000/[.W37]-2.158)/0.006;0))" office:value-type="float" office:value="0" calcext:value-type="float">
            <text:p>0</text:p>
          </table:table-cell>
          <table:table-cell table:style-name="ce282" table:formula="of:=LARGE(([.H37]~[.J37]~[.L37]~[.N37]~[.O37]~[.R37]~[.U37]~[.X37]);1)+LARGE(([.H37]~[.J37]~[.L37]~[.N37]~[.O37]~[.R37]~[.U37]~[.X37]);2)+LARGE(([.H37]~[.J37]~[.L37]~[.N37]~[.O37]~[.R37]~[.U37]~[.X37]);3)" office:value-type="float" office:value="0" calcext:value-type="float">
            <text:p>0</text:p>
          </table:table-cell>
          <table:table-cell table:style-name="ce283" table:formula="of:=IF([.D37]=&quot;m&quot;;(COM.MICROSOFT.IFS([.F37]=[.$AE$8];LOOKUP([.Y37];[.$AF$8:.$AF$10];[.$AH$8:.$AH$10]);[.F37]=[.$AE$11];LOOKUP([.Y37];[.$AF$11:.$AF$13];[.$AH$11:.$AH$13]);[.F37]=[.$AE$14];LOOKUP([.Y37];[.$AF$14:.$AF$16];[.$AH$14:.$AH$16]);[.F37]=[.$AE$17];LOOKUP([.Y37];[.$AF$17:.$AF$19];[.$AH$17:.$AH$19]);[.F37]=[.$AE$20];LOOKUP([.Y37];[.$AF$20:.$AF$22];[.$AH$20:.$AH$22]);[.F37]=[.$AE$23];LOOKUP([.Y37];[.$AF$23:.$AF$25];[.$AH$23:.$AH$25]);[.F37]=[.$AE$26];LOOKUP([.Y37];[.$AF$26:.$AF$28];[.$AH$26:.$AH$28]);[.F37]=[.$AE$29];LOOKUP([.Y37];[.$AF$29:.$AF$31];[.$AH$29:.$AH$31]);[.F37]=[.$AE$32];LOOKUP([.Y37];[.$AF$32:.$AF$34];[.$AH$32:.$AH$34])));0)" office:value-type="float" office:value="0" calcext:value-type="float">
            <text:p>0</text:p>
          </table:table-cell>
          <table:table-cell table:style-name="ce284" table:formula="of:=IF([.D37]=&quot;w&quot;;(COM.MICROSOFT.IFS([.F37]=[.$AE$8];LOOKUP([.Y37];[.$AG$8:.$AG$10];[.$AH$8:.$AH$10]);[.F37]=[.$AE$11];LOOKUP([.Y37];[.$AG$11:.$AG$13];[.$AH$11:.$AH$13]);[.F37]=[.$AE$14];LOOKUP([.Y37];[.$AG$14:.$AG$16];[.$AH$14:.$AH$16]);[.F37]=[.$AE$17];LOOKUP([.Y37];[.$AG$17:.$AG$19];[.$AH$17:.$AH$19]);[.F37]=[.$AE$20];LOOKUP([.Y37];[.$AG$20:.$AG$22];[.$AH$20:.$AH$22]);[.F37]=[.$AE$23];LOOKUP([.Y37];[.$AG$23:.$AG$25];[.$AH$23:.$AH$25]);[.F37]=[.$AE$26];LOOKUP([.Y37];[.$AG$26:.$AG$28];[.$AH$26:.$AH$28]);[.F37]=[.$AE$29];LOOKUP([.Y37];[.$AG$29:.$AG$31];[.$AH$29:.$AH$31]);[.F37]=[.$AE$32];LOOKUP([.Y37];[.$AG$32:.$AG$34];[.$AH$32:.$AH$34])));0)" office:value-type="float" office:value="0" calcext:value-type="float">
            <text:p>0</text:p>
          </table:table-cell>
          <table:table-cell table:number-columns-repeated="37"/>
        </table:table-row>
        <table:table-row table:style-name="ro4">
          <table:table-cell table:style-name="ce252" office:value-type="float" office:value="32" calcext:value-type="float">
            <text:p>32</text:p>
          </table:table-cell>
          <table:table-cell table:style-name="ce254" table:number-columns-repeated="2"/>
          <table:table-cell table:style-name="ce256" table:content-validation-name="val2"/>
          <table:table-cell table:style-name="ce258"/>
          <table:table-cell table:style-name="ce260" table:formula="of:=IF(ISBLANK([.E38]);&quot;&quot;;[.$H$1]-[.E38])">
            <text:p/>
          </table:table-cell>
          <table:table-cell table:style-name="ce261"/>
          <table:table-cell table:style-name="ce262" table:formula="of:=COM.MICROSOFT.IFS(ISBLANK([.G38]);0;[.G38]=0;0;[.$D38]=&quot;m&quot;;ROUNDDOWN((SQRT([.G38])-2.8)/0.011;0);[.$D38]=&quot;w&quot;;ROUNDDOWN((SQRT([.G38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38]);0;[.I38]=0;0;[.$D38]=&quot;m&quot;;ROUNDDOWN((SQRT([.I38])-1.936)/0.0124;0);[.$D38]=&quot;w&quot;;ROUNDDOWN((SQRT([.I38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38]);0;[.K38]=0;0;[.$D38]=&quot;m&quot;;ROUNDDOWN((SQRT([.K38])-1.15028)/0.00219;0);[.$D38]=&quot;w&quot;;ROUNDDOWN((SQRT([.K38])-1.0935)/0.00208;0))" office:value-type="float" office:value="0" calcext:value-type="float">
            <text:p>0</text:p>
          </table:table-cell>
          <table:table-cell table:style-name="ce267"/>
          <table:table-cell table:style-name="ce269" table:formula="of:=COM.MICROSOFT.IFS(ISBLANK([.M38]);0;[.M38]=0;0;[.$D38]=&quot;m&quot;;ROUNDDOWN((50/([.M38]+0.24)-3.79)/0.0069;0);[.$D38]=&quot;w&quot;;ROUNDDOWN((50/([.M38]+0.24)-3.648)/0.0066;0))" office:value-type="float" office:value="0" calcext:value-type="float">
            <text:p>0</text:p>
          </table:table-cell>
          <table:table-cell table:style-name="ce270"/>
          <table:table-cell table:style-name="ce272" table:formula="of:=COM.MICROSOFT.IFS(ISBLANK([.O38]);0;[.O38]=0;0;[.$D38]=&quot;m&quot;;ROUNDDOWN((75/([.O38]+0.24)-4.1)/0.00664;0);[.$D38]=&quot;w&quot;;ROUNDDOWN((75/([.O38]+0.24)-3.998)/0.0066;0))" office:value-type="float" office:value="0" calcext:value-type="float">
            <text:p>0</text:p>
          </table:table-cell>
          <table:table-cell table:style-name="ce273"/>
          <table:table-cell table:style-name="ce275" table:formula="of:=COM.MICROSOFT.IFS(ISBLANK([.Q38]);0;[.Q38]=0;0;[.$D38]=&quot;m&quot;;ROUNDDOWN((100/([.Q38]+0.24)-4.341)/0.00676;0);[.$D38]=&quot;w&quot;;ROUNDDOWN((100/([.Q38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38])*60+([.S38]-INT([.S38]))*100" office:value-type="float" office:value="0" calcext:value-type="float">
            <text:p>0</text:p>
          </table:table-cell>
          <table:table-cell table:style-name="ce278" table:formula="of:=COM.MICROSOFT.IFS(ISBLANK([.T38]);0;[.T38]=0;0;[.$D38]=&quot;m&quot;;&quot;1000m Pflicht&quot;;[.$D38]=&quot;w&quot;;ROUNDDOWN((800/[.T38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38])*60+([.V38]-INT([.V38]))*100" office:value-type="float" office:value="0" calcext:value-type="float">
            <text:p>0</text:p>
          </table:table-cell>
          <table:table-cell table:style-name="ce281" table:formula="of:=COM.MICROSOFT.IFS(ISBLANK([.V38]);0;[.V38]=0;0;[.$D38]=&quot;w&quot;;&quot;800m Pflicht&quot;;[.$D38]=&quot;m&quot;;ROUNDDOWN((1000/[.W38]-2.158)/0.006;0))" office:value-type="float" office:value="0" calcext:value-type="float">
            <text:p>0</text:p>
          </table:table-cell>
          <table:table-cell table:style-name="ce282" table:formula="of:=LARGE(([.H38]~[.J38]~[.L38]~[.N38]~[.O38]~[.R38]~[.U38]~[.X38]);1)+LARGE(([.H38]~[.J38]~[.L38]~[.N38]~[.O38]~[.R38]~[.U38]~[.X38]);2)+LARGE(([.H38]~[.J38]~[.L38]~[.N38]~[.O38]~[.R38]~[.U38]~[.X38]);3)" office:value-type="float" office:value="0" calcext:value-type="float">
            <text:p>0</text:p>
          </table:table-cell>
          <table:table-cell table:style-name="ce283" table:formula="of:=IF([.D38]=&quot;m&quot;;(COM.MICROSOFT.IFS([.F38]=[.$AE$8];LOOKUP([.Y38];[.$AF$8:.$AF$10];[.$AH$8:.$AH$10]);[.F38]=[.$AE$11];LOOKUP([.Y38];[.$AF$11:.$AF$13];[.$AH$11:.$AH$13]);[.F38]=[.$AE$14];LOOKUP([.Y38];[.$AF$14:.$AF$16];[.$AH$14:.$AH$16]);[.F38]=[.$AE$17];LOOKUP([.Y38];[.$AF$17:.$AF$19];[.$AH$17:.$AH$19]);[.F38]=[.$AE$20];LOOKUP([.Y38];[.$AF$20:.$AF$22];[.$AH$20:.$AH$22]);[.F38]=[.$AE$23];LOOKUP([.Y38];[.$AF$23:.$AF$25];[.$AH$23:.$AH$25]);[.F38]=[.$AE$26];LOOKUP([.Y38];[.$AF$26:.$AF$28];[.$AH$26:.$AH$28]);[.F38]=[.$AE$29];LOOKUP([.Y38];[.$AF$29:.$AF$31];[.$AH$29:.$AH$31]);[.F38]=[.$AE$32];LOOKUP([.Y38];[.$AF$32:.$AF$34];[.$AH$32:.$AH$34])));0)" office:value-type="float" office:value="0" calcext:value-type="float">
            <text:p>0</text:p>
          </table:table-cell>
          <table:table-cell table:style-name="ce284" table:formula="of:=IF([.D38]=&quot;w&quot;;(COM.MICROSOFT.IFS([.F38]=[.$AE$8];LOOKUP([.Y38];[.$AG$8:.$AG$10];[.$AH$8:.$AH$10]);[.F38]=[.$AE$11];LOOKUP([.Y38];[.$AG$11:.$AG$13];[.$AH$11:.$AH$13]);[.F38]=[.$AE$14];LOOKUP([.Y38];[.$AG$14:.$AG$16];[.$AH$14:.$AH$16]);[.F38]=[.$AE$17];LOOKUP([.Y38];[.$AG$17:.$AG$19];[.$AH$17:.$AH$19]);[.F38]=[.$AE$20];LOOKUP([.Y38];[.$AG$20:.$AG$22];[.$AH$20:.$AH$22]);[.F38]=[.$AE$23];LOOKUP([.Y38];[.$AG$23:.$AG$25];[.$AH$23:.$AH$25]);[.F38]=[.$AE$26];LOOKUP([.Y38];[.$AG$26:.$AG$28];[.$AH$26:.$AH$28]);[.F38]=[.$AE$29];LOOKUP([.Y38];[.$AG$29:.$AG$31];[.$AH$29:.$AH$31]);[.F38]=[.$AE$32];LOOKUP([.Y38];[.$AG$32:.$AG$34];[.$AH$32:.$AH$34])));0)" office:value-type="float" office:value="0" calcext:value-type="float">
            <text:p>0</text:p>
          </table:table-cell>
          <table:table-cell table:number-columns-repeated="37"/>
        </table:table-row>
        <table:table-row table:style-name="ro4">
          <table:table-cell table:style-name="ce253" office:value-type="float" office:value="33" calcext:value-type="float">
            <text:p>33</text:p>
          </table:table-cell>
          <table:table-cell table:style-name="ce255" table:number-columns-repeated="2"/>
          <table:table-cell table:style-name="ce257" table:content-validation-name="val2"/>
          <table:table-cell table:style-name="ce259"/>
          <table:table-cell table:style-name="ce260" table:formula="of:=IF(ISBLANK([.E39]);&quot;&quot;;[.$H$1]-[.E39])">
            <text:p/>
          </table:table-cell>
          <table:table-cell table:style-name="ce261"/>
          <table:table-cell table:style-name="ce262" table:formula="of:=COM.MICROSOFT.IFS(ISBLANK([.G39]);0;[.G39]=0;0;[.$D39]=&quot;m&quot;;ROUNDDOWN((SQRT([.G39])-2.8)/0.011;0);[.$D39]=&quot;w&quot;;ROUNDDOWN((SQRT([.G39])-2.0232)/0.00874;0))" office:value-type="float" office:value="0" calcext:value-type="float">
            <text:p>0</text:p>
          </table:table-cell>
          <table:table-cell table:style-name="ce263"/>
          <table:table-cell table:style-name="ce264" table:formula="of:=COM.MICROSOFT.IFS(ISBLANK([.I39]);0;[.I39]=0;0;[.$D39]=&quot;m&quot;;ROUNDDOWN((SQRT([.I39])-1.936)/0.0124;0);[.$D39]=&quot;w&quot;;ROUNDDOWN((SQRT([.I39])-1.4149)/0.01039;0))" office:value-type="float" office:value="0" calcext:value-type="float">
            <text:p>0</text:p>
          </table:table-cell>
          <table:table-cell table:style-name="ce265"/>
          <table:table-cell table:style-name="ce266" table:formula="of:=COM.MICROSOFT.IFS(ISBLANK([.K39]);0;[.K39]=0;0;[.$D39]=&quot;m&quot;;ROUNDDOWN((SQRT([.K39])-1.15028)/0.00219;0);[.$D39]=&quot;w&quot;;ROUNDDOWN((SQRT([.K39])-1.0935)/0.00208;0))" office:value-type="float" office:value="0" calcext:value-type="float">
            <text:p>0</text:p>
          </table:table-cell>
          <table:table-cell table:style-name="ce267"/>
          <table:table-cell table:style-name="ce269" table:formula="of:=COM.MICROSOFT.IFS(ISBLANK([.M39]);0;[.M39]=0;0;[.$D39]=&quot;m&quot;;ROUNDDOWN((50/([.M39]+0.24)-3.79)/0.0069;0);[.$D39]=&quot;w&quot;;ROUNDDOWN((50/([.M39]+0.24)-3.648)/0.0066;0))" office:value-type="float" office:value="0" calcext:value-type="float">
            <text:p>0</text:p>
          </table:table-cell>
          <table:table-cell table:style-name="ce270"/>
          <table:table-cell table:style-name="ce272" table:formula="of:=COM.MICROSOFT.IFS(ISBLANK([.O39]);0;[.O39]=0;0;[.$D39]=&quot;m&quot;;ROUNDDOWN((75/([.O39]+0.24)-4.1)/0.00664;0);[.$D39]=&quot;w&quot;;ROUNDDOWN((75/([.O39]+0.24)-3.998)/0.0066;0))" office:value-type="float" office:value="0" calcext:value-type="float">
            <text:p>0</text:p>
          </table:table-cell>
          <table:table-cell table:style-name="ce273"/>
          <table:table-cell table:style-name="ce275" table:formula="of:=COM.MICROSOFT.IFS(ISBLANK([.Q39]);0;[.Q39]=0;0;[.$D39]=&quot;m&quot;;ROUNDDOWN((100/([.Q39]+0.24)-4.341)/0.00676;0);[.$D39]=&quot;w&quot;;ROUNDDOWN((100/([.Q39]+0.24)-4.0062)/0.00656;0))" office:value-type="float" office:value="0" calcext:value-type="float">
            <text:p>0</text:p>
          </table:table-cell>
          <table:table-cell table:style-name="ce276"/>
          <table:table-cell table:style-name="ce277" table:formula="of:=INT([.S39])*60+([.S39]-INT([.S39]))*100" office:value-type="float" office:value="0" calcext:value-type="float">
            <text:p>0</text:p>
          </table:table-cell>
          <table:table-cell table:style-name="ce278" table:formula="of:=COM.MICROSOFT.IFS(ISBLANK([.T39]);0;[.T39]=0;0;[.$D39]=&quot;m&quot;;&quot;1000m Pflicht&quot;;[.$D39]=&quot;w&quot;;ROUNDDOWN((800/[.T39]-2.0232)/0.00647;0))" office:value-type="float" office:value="0" calcext:value-type="float">
            <text:p>0</text:p>
          </table:table-cell>
          <table:table-cell table:style-name="ce279"/>
          <table:table-cell table:style-name="ce280" table:formula="of:=INT([.V39])*60+([.V39]-INT([.V39]))*100" office:value-type="float" office:value="0" calcext:value-type="float">
            <text:p>0</text:p>
          </table:table-cell>
          <table:table-cell table:style-name="ce281" table:formula="of:=COM.MICROSOFT.IFS(ISBLANK([.V39]);0;[.V39]=0;0;[.$D39]=&quot;w&quot;;&quot;800m Pflicht&quot;;[.$D39]=&quot;m&quot;;ROUNDDOWN((1000/[.W39]-2.158)/0.006;0))" office:value-type="float" office:value="0" calcext:value-type="float">
            <text:p>0</text:p>
          </table:table-cell>
          <table:table-cell table:style-name="ce282" table:formula="of:=LARGE(([.H39]~[.J39]~[.L39]~[.N39]~[.O39]~[.R39]~[.U39]~[.X39]);1)+LARGE(([.H39]~[.J39]~[.L39]~[.N39]~[.O39]~[.R39]~[.U39]~[.X39]);2)+LARGE(([.H39]~[.J39]~[.L39]~[.N39]~[.O39]~[.R39]~[.U39]~[.X39]);3)" office:value-type="float" office:value="0" calcext:value-type="float">
            <text:p>0</text:p>
          </table:table-cell>
          <table:table-cell table:style-name="ce283" table:formula="of:=IF([.D39]=&quot;m&quot;;(COM.MICROSOFT.IFS([.F39]=[.$AE$8];LOOKUP([.Y39];[.$AF$8:.$AF$10];[.$AH$8:.$AH$10]);[.F39]=[.$AE$11];LOOKUP([.Y39];[.$AF$11:.$AF$13];[.$AH$11:.$AH$13]);[.F39]=[.$AE$14];LOOKUP([.Y39];[.$AF$14:.$AF$16];[.$AH$14:.$AH$16]);[.F39]=[.$AE$17];LOOKUP([.Y39];[.$AF$17:.$AF$19];[.$AH$17:.$AH$19]);[.F39]=[.$AE$20];LOOKUP([.Y39];[.$AF$20:.$AF$22];[.$AH$20:.$AH$22]);[.F39]=[.$AE$23];LOOKUP([.Y39];[.$AF$23:.$AF$25];[.$AH$23:.$AH$25]);[.F39]=[.$AE$26];LOOKUP([.Y39];[.$AF$26:.$AF$28];[.$AH$26:.$AH$28]);[.F39]=[.$AE$29];LOOKUP([.Y39];[.$AF$29:.$AF$31];[.$AH$29:.$AH$31]);[.F39]=[.$AE$32];LOOKUP([.Y39];[.$AF$32:.$AF$34];[.$AH$32:.$AH$34])));0)" office:value-type="float" office:value="0" calcext:value-type="float">
            <text:p>0</text:p>
          </table:table-cell>
          <table:table-cell table:style-name="ce284" table:formula="of:=IF([.D39]=&quot;w&quot;;(COM.MICROSOFT.IFS([.F39]=[.$AE$8];LOOKUP([.Y39];[.$AG$8:.$AG$10];[.$AH$8:.$AH$10]);[.F39]=[.$AE$11];LOOKUP([.Y39];[.$AG$11:.$AG$13];[.$AH$11:.$AH$13]);[.F39]=[.$AE$14];LOOKUP([.Y39];[.$AG$14:.$AG$16];[.$AH$14:.$AH$16]);[.F39]=[.$AE$17];LOOKUP([.Y39];[.$AG$17:.$AG$19];[.$AH$17:.$AH$19]);[.F39]=[.$AE$20];LOOKUP([.Y39];[.$AG$20:.$AG$22];[.$AH$20:.$AH$22]);[.F39]=[.$AE$23];LOOKUP([.Y39];[.$AG$23:.$AG$25];[.$AH$23:.$AH$25]);[.F39]=[.$AE$26];LOOKUP([.Y39];[.$AG$26:.$AG$28];[.$AH$26:.$AH$28]);[.F39]=[.$AE$29];LOOKUP([.Y39];[.$AG$29:.$AG$31];[.$AH$29:.$AH$31]);[.F39]=[.$AE$32];LOOKUP([.Y39];[.$AG$32:.$AG$34];[.$AH$32:.$AH$34])));0)" office:value-type="float" office:value="0" calcext:value-type="float">
            <text:p>0</text:p>
          </table:table-cell>
          <table:table-cell table:number-columns-repeated="37"/>
        </table:table-row>
        <table:table-row table:style-name="ro4">
          <table:table-cell table:number-columns-repeated="4"/>
          <table:table-cell table:style-name="ce16" table:number-columns-repeated="9"/>
          <table:table-cell table:number-columns-repeated="51"/>
        </table:table-row>
        <table:table-row table:style-name="ro4">
          <table:table-cell table:number-columns-repeated="4"/>
          <table:table-cell table:style-name="ce16"/>
          <table:table-cell table:style-name="ce19" table:number-columns-repeated="4"/>
          <table:table-cell table:style-name="ce16" table:number-columns-repeated="4"/>
          <table:table-cell table:number-columns-repeated="51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16" table:number-columns-repeated="3"/>
          <table:table-cell table:style-name="ce24"/>
          <table:table-cell table:style-name="ce16" table:number-columns-repeated="3"/>
          <table:table-cell table:number-columns-repeated="51"/>
        </table:table-row>
        <table:table-row table:style-name="ro4" table:number-rows-repeated="2">
          <table:table-cell table:number-columns-repeated="4"/>
          <table:table-cell table:style-name="ce16" table:number-columns-repeated="9"/>
          <table:table-cell table:number-columns-repeated="51"/>
        </table:table-row>
        <table:table-row table:style-name="ro4" table:number-rows-repeated="2">
          <table:table-cell table:number-columns-repeated="4"/>
          <table:table-cell table:style-name="ce16" table:number-columns-repeated="3"/>
          <table:table-cell table:style-name="ce24"/>
          <table:table-cell table:style-name="ce16" table:number-columns-repeated="5"/>
          <table:table-cell table:number-columns-repeated="51"/>
        </table:table-row>
        <table:table-row table:style-name="ro4" table:number-rows-repeated="8">
          <table:table-cell table:number-columns-repeated="7"/>
          <table:table-cell table:style-name="ce24"/>
          <table:table-cell table:number-columns-repeated="56"/>
        </table:table-row>
        <table:table-row table:style-name="ro4" table:number-rows-repeated="1048521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e.G7:e.H39">
            <calcext:condition calcext:apply-style-name="ConditionalStyle_1" calcext:value="formula-is(([.$F7]&gt;13)*([.$D7]=&quot;w&quot;))" calcext:base-cell-address="e.G7"/>
            <calcext:condition calcext:apply-style-name="ConditionalStyle_1" calcext:value="formula-is(([.$F7]&gt;11)*([.$D7]=&quot;m&quot;))" calcext:base-cell-address="e.G7"/>
          </calcext:conditional-format>
          <calcext:conditional-format calcext:target-range-address="e.I7:e.J39">
            <calcext:condition calcext:apply-style-name="ConditionalStyle_1" calcext:value="formula-is(([.$F7]&lt;14)*([.$D7]=&quot;w&quot;))" calcext:base-cell-address="e.I7"/>
            <calcext:condition calcext:apply-style-name="ConditionalStyle_1" calcext:value="formula-is(([.$F7]&lt;12)*([.$D7]=&quot;m&quot;))" calcext:base-cell-address="e.I7"/>
          </calcext:conditional-format>
          <calcext:conditional-format calcext:target-range-address="e.M7:e.N39">
            <calcext:condition calcext:apply-style-name="ConditionalStyle_1" calcext:value="formula-is((12&lt;[.$F7]))" calcext:base-cell-address="e.M7"/>
          </calcext:conditional-format>
          <calcext:conditional-format calcext:target-range-address="e.O7:e.P39">
            <calcext:condition calcext:apply-style-name="ConditionalStyle_1" calcext:value="formula-is(([.$F7]&lt;13))" calcext:base-cell-address="e.O7"/>
            <calcext:condition calcext:apply-style-name="ConditionalStyle_1" calcext:value="formula-is(([.$F7]&gt;15))" calcext:base-cell-address="e.O7"/>
          </calcext:conditional-format>
          <calcext:conditional-format calcext:target-range-address="e.Q7:e.R39">
            <calcext:condition calcext:apply-style-name="ConditionalStyle_1" calcext:value="formula-is(([.$F7]&lt;15))" calcext:base-cell-address="e.Q7"/>
          </calcext:conditional-format>
          <calcext:conditional-format calcext:target-range-address="e.S7:e.U39 e.AA7:e.AA39">
            <calcext:condition calcext:apply-style-name="ConditionalStyle_1" calcext:value="formula-is([.$D7]=&quot;m&quot;)" calcext:base-cell-address="e.S7"/>
          </calcext:conditional-format>
          <calcext:conditional-format calcext:target-range-address="e.V7:e.X39 e.Z7:e.Z39">
            <calcext:condition calcext:apply-style-name="ConditionalStyle_1" calcext:value="formula-is([.$D7]=&quot;w&quot;)" calcext:base-cell-address="e.V7"/>
          </calcext:conditional-format>
          <calcext:conditional-format calcext:target-range-address="e.G7:e.G39">
            <calcext:condition calcext:apply-style-name="ConditionalStyle_2" calcext:value="formula-is(COM.MICROSOFT.MAXIFS([.$G$7:.$G$39];[.$D$7:.$D$39];&quot;m&quot;)=[.G7])" calcext:base-cell-address="e.G7"/>
            <calcext:condition calcext:apply-style-name="ConditionalStyle_3" calcext:value="formula-is(COM.MICROSOFT.MAXIFS([.$G$7:.$G$39];[.$D$7:.$D$39];&quot;w&quot;)=[.G7])" calcext:base-cell-address="e.G7"/>
          </calcext:conditional-format>
          <calcext:conditional-format calcext:target-range-address="e.I7:e.I39">
            <calcext:condition calcext:apply-style-name="ConditionalStyle_2" calcext:value="formula-is(COM.MICROSOFT.MAXIFS([.$I$7:.$I$39];[.$D$7:.$D$39];&quot;m&quot;)=[.I7])" calcext:base-cell-address="e.I7"/>
            <calcext:condition calcext:apply-style-name="ConditionalStyle_3" calcext:value="formula-is(COM.MICROSOFT.MAXIFS([.$I$7:.$I$39];[.$D$7:.$D$39];&quot;w&quot;)=[.I7])" calcext:base-cell-address="e.I7"/>
          </calcext:conditional-format>
          <calcext:conditional-format calcext:target-range-address="e.K7:e.K39">
            <calcext:condition calcext:apply-style-name="ConditionalStyle_2" calcext:value="formula-is(COM.MICROSOFT.MAXIFS([.$K$7:.$K$39];[.$D$7:.$D$39];&quot;m&quot;)=[.K7])" calcext:base-cell-address="e.K7"/>
            <calcext:condition calcext:apply-style-name="ConditionalStyle_3" calcext:value="formula-is(COM.MICROSOFT.MAXIFS([.$K$7:.$K$39];[.$D$7:.$D$39];&quot;w&quot;)=[.K7])" calcext:base-cell-address="e.K7"/>
          </calcext:conditional-format>
          <calcext:conditional-format calcext:target-range-address="e.M7:e.M39">
            <calcext:condition calcext:apply-style-name="ConditionalStyle_2" calcext:value="formula-is(COM.MICROSOFT.MINIFS([.$M$7:.$M$39];[.$D$7:.$D$39];&quot;m&quot;)=[.M7])" calcext:base-cell-address="e.M7"/>
            <calcext:condition calcext:apply-style-name="ConditionalStyle_3" calcext:value="formula-is(COM.MICROSOFT.MINIFS([.$M$7:.$M$39];[.$D$7:.$D$39];&quot;w&quot;)=[.M7])" calcext:base-cell-address="e.M7"/>
          </calcext:conditional-format>
          <calcext:conditional-format calcext:target-range-address="e.O7:e.O39">
            <calcext:condition calcext:apply-style-name="ConditionalStyle_2" calcext:value="formula-is(COM.MICROSOFT.MINIFS([.$O$7:.$O$39];[.$D$7:.$D$39];&quot;m&quot;)=[.O7])" calcext:base-cell-address="e.O7"/>
            <calcext:condition calcext:apply-style-name="ConditionalStyle_3" calcext:value="formula-is(COM.MICROSOFT.MINIFS([.$O$7:.$O$39];[.$D$7:.$D$39];&quot;w&quot;)=[.O7])" calcext:base-cell-address="e.O7"/>
          </calcext:conditional-format>
          <calcext:conditional-format calcext:target-range-address="e.Q7:e.Q39">
            <calcext:condition calcext:apply-style-name="ConditionalStyle_2" calcext:value="formula-is(COM.MICROSOFT.MINIFS([.$Q$7:.$Q$39];[.$D$7:.$D$39];&quot;m&quot;)=[.Q7])" calcext:base-cell-address="e.Q7"/>
            <calcext:condition calcext:apply-style-name="ConditionalStyle_3" calcext:value="formula-is(COM.MICROSOFT.MINIFS([.$Q$7:.$Q$39];[.$D$7:.$D$39];&quot;w&quot;)=[.Q7])" calcext:base-cell-address="e.Q7"/>
          </calcext:conditional-format>
          <calcext:conditional-format calcext:target-range-address="e.S7:e.S39">
            <calcext:condition calcext:apply-style-name="ConditionalStyle_3" calcext:value="formula-is(MIN([.$S$7:.$S$39])=[.S7])" calcext:base-cell-address="e.S7"/>
          </calcext:conditional-format>
          <calcext:conditional-format calcext:target-range-address="e.V7:e.V39">
            <calcext:condition calcext:apply-style-name="ConditionalStyle_2" calcext:value="formula-is(MIN([.$V$7:.$V$39])=[.V7])" calcext:base-cell-address="e.V7"/>
          </calcext:conditional-format>
          <calcext:conditional-format calcext:target-range-address="e.Z7:e.AA39">
            <calcext:condition calcext:apply-style-name="ConditionalStyle_4" calcext:value="formula-is(MOD(ROW();2)=0)" calcext:base-cell-address="e.Z7"/>
            <calcext:condition calcext:apply-style-name="ConditionalStyle_5" calcext:value="formula-is(MOD(ROW();2)=1)" calcext:base-cell-address="e.Z7"/>
          </calcext:conditional-format>
          <calcext:conditional-format calcext:target-range-address="e.A7:e.X39">
            <calcext:condition calcext:apply-style-name="ConditionalStyle_6" calcext:value="formula-is(MOD(ROW();2)=0)" calcext:base-cell-address="e.A7"/>
            <calcext:condition calcext:apply-style-name="ConditionalStyle_7" calcext:value="formula-is(MOD(ROW();2)=1)" calcext:base-cell-address="e.A7"/>
          </calcext:conditional-format>
          <calcext:conditional-format calcext:target-range-address="e.Y7:e.Y39">
            <calcext:condition calcext:apply-style-name="ConditionalStyle_2" calcext:value="formula-is(COM.MICROSOFT.MAXIFS([.$Y$7:.$Y$39];[.$D$7:.$D$39];&quot;m&quot;)=[.Y7])" calcext:base-cell-address="e.Y7"/>
            <calcext:condition calcext:apply-style-name="ConditionalStyle_3" calcext:value="formula-is(COM.MICROSOFT.MAXIFS([.$Y$7:.$Y$39];[.$D$7:.$D$39];&quot;w&quot;)=[.Y7])" calcext:base-cell-address="e.Y7"/>
          </calcext:conditional-format>
          <calcext:conditional-format calcext:target-range-address="e.Y7:e.Y39 e.N8:e.N39 e.P8:e.P39 e.R8:e.R39">
            <calcext:condition calcext:apply-style-name="ConditionalStyle_1" calcext:value="formula-is(COM.MICROSOFT.MAXIFS([.$Y$6:.$Y$38];[.$D$6:.$D$38];&quot;m&quot;)=[.Y7])" calcext:base-cell-address="e.Y7"/>
            <calcext:condition calcext:apply-style-name="ConditionalStyle_1" calcext:value="formula-is(COM.MICROSOFT.MAXIFS([.$Y$6:.$Y$38];[.$D$6:.$D$38];&quot;w&quot;)=[.Y7])" calcext:base-cell-address="e.Y7"/>
          </calcext:conditional-format>
          <calcext:conditional-format calcext:target-range-address="e.Y7:e.Y39">
            <calcext:condition calcext:apply-style-name="ConditionalStyle_1" calcext:value="formula-is(MOD(ROW();2)=0)" calcext:base-cell-address="e.Y7"/>
            <calcext:condition calcext:apply-style-name="ConditionalStyle_1" calcext:value="formula-is(MOD(ROW();2)=1)" calcext:base-cell-address="e.Y7"/>
          </calcext:conditional-format>
        </calcext:conditional-formats>
      </table:table>
      <table:table table:name="Bestenliste nach Jahrgang" table:style-name="ta2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2" table:default-cell-style-name="ce179"/>
        <table:table-column table:style-name="co3" table:default-cell-style-name="ce179"/>
        <table:table-column table:style-name="co4" table:default-cell-style-name="ce179"/>
        <table:table-column table:style-name="co5" table:default-cell-style-name="ce179"/>
        <table:table-column table:style-name="co6" table:default-cell-style-name="ce179"/>
        <table:table-column table:style-name="co2" table:default-cell-style-name="ce179"/>
        <table:table-column table:style-name="co6" table:default-cell-style-name="ce179"/>
        <table:table-column table:style-name="co2" table:default-cell-style-name="ce179"/>
        <table:table-column table:style-name="co7" table:default-cell-style-name="ce179"/>
        <table:table-column table:style-name="co8" table:default-cell-style-name="ce179"/>
        <table:table-column table:style-name="co2" table:number-columns-repeated="2" table:default-cell-style-name="ce179"/>
        <table:table-column table:style-name="co9" table:default-cell-style-name="ce179"/>
        <table:table-column table:style-name="co2" table:number-columns-repeated="2" table:default-cell-style-name="ce179"/>
        <table:table-column table:style-name="co10" table:default-cell-style-name="ce179"/>
        <table:table-column table:style-name="co2" table:default-cell-style-name="ce179"/>
        <table:table-column table:style-name="co11" table:default-cell-style-name="ce179"/>
        <table:table-column table:style-name="co12" table:default-cell-style-name="ce179"/>
        <table:table-column table:style-name="co2" table:default-cell-style-name="ce179"/>
        <table:table-column table:style-name="co13" table:default-cell-style-name="ce179"/>
        <table:table-column table:style-name="co14" table:default-cell-style-name="ce179"/>
        <table:table-column table:style-name="co2" table:default-cell-style-name="ce179"/>
        <table:table-column table:style-name="co12" table:default-cell-style-name="ce179"/>
        <table:table-column table:style-name="co2" table:number-columns-repeated="40" table:default-cell-style-name="ce179"/>
        <table:table-row table:style-name="ro4">
          <table:table-cell table:style-name="ce285" office:value-type="string" calcext:value-type="string" table:number-columns-spanned="22" table:number-rows-spanned="1">
            <text:p>Jungs</text:p>
          </table:table-cell>
          <table:covered-table-cell table:number-columns-repeated="21" table:style-name="ce285"/>
          <table:table-cell table:style-name="ce194" table:number-columns-repeated="42"/>
        </table:table-row>
        <table:table-row table:style-name="ro7">
          <table:table-cell/>
          <table:table-cell table:style-name="ce290" table:formula="of:=[$a.G5]" office:value-type="string" office:string-value="Ballwurf 80g" calcext:value-type="string" table:number-columns-spanned="2" table:number-rows-spanned="1">
            <text:p>Ballwurf 80g</text:p>
          </table:table-cell>
          <table:covered-table-cell table:style-name="ce290"/>
          <table:table-cell table:style-name="ce306" table:formula="of:=[$a.I5]" office:value-type="string" office:string-value="Schlagball 200g" calcext:value-type="string" table:number-columns-spanned="2" table:number-rows-spanned="1">
            <text:p>Schlagball 200g</text:p>
          </table:table-cell>
          <table:covered-table-cell table:style-name="ce306"/>
          <table:table-cell table:style-name="ce290" table:formula="of:=[$a.K5]" office:value-type="string" office:string-value="Weitsprung" calcext:value-type="string" table:number-columns-spanned="2" table:number-rows-spanned="1">
            <text:p>Weitsprung</text:p>
          </table:table-cell>
          <table:covered-table-cell table:style-name="ce290"/>
          <table:table-cell table:style-name="ce306" table:formula="of:=[$a.M5]" office:value-type="string" office:string-value="50m Sprint" calcext:value-type="string" table:number-columns-spanned="3" table:number-rows-spanned="1">
            <text:p>50m Sprint</text:p>
          </table:table-cell>
          <table:covered-table-cell table:number-columns-repeated="2" table:style-name="ce306"/>
          <table:table-cell table:style-name="ce290" office:value-type="string" calcext:value-type="string" table:number-columns-spanned="3" table:number-rows-spanned="1">
            <text:p>75m Sprint</text:p>
          </table:table-cell>
          <table:covered-table-cell table:number-columns-repeated="2" table:style-name="ce290"/>
          <table:table-cell table:style-name="ce306" office:value-type="string" calcext:value-type="string" table:number-columns-spanned="3" table:number-rows-spanned="1">
            <text:p>100m Sprint</text:p>
          </table:table-cell>
          <table:covered-table-cell table:number-columns-repeated="2" table:style-name="ce306"/>
          <table:table-cell table:style-name="ce311" table:number-columns-spanned="3" table:number-rows-spanned="1"/>
          <table:covered-table-cell table:number-columns-repeated="2" table:style-name="ce311"/>
          <table:table-cell table:style-name="ce306" table:formula="of:=[$a.V5]" office:value-type="string" office:string-value="1000m" calcext:value-type="string" table:number-columns-spanned="3" table:number-rows-spanned="1">
            <text:p>1000m</text:p>
          </table:table-cell>
          <table:covered-table-cell table:number-columns-repeated="2" table:style-name="ce306"/>
          <table:table-cell table:style-name="ce290" table:formula="of:=[$a.Y5]" office:value-type="string" office:string-value="Gesamt-punktzahl" calcext:value-type="string" table:number-columns-spanned="2" table:number-rows-spanned="1">
            <text:p>Gesamt-punktzahl</text:p>
          </table:table-cell>
          <table:covered-table-cell table:style-name="ce290"/>
          <table:table-cell table:number-columns-repeated="40"/>
        </table:table-row>
        <table:table-row table:style-name="ro8">
          <table:table-cell table:style-name="ce180" office:value-type="string" calcext:value-type="string">
            <text:p>Alter</text:p>
          </table:table-cell>
          <table:table-cell table:style-name="ce184" office:value-type="string" calcext:value-type="string">
            <text:p>Weite</text:p>
          </table:table-cell>
          <table:table-cell table:style-name="ce187" office:value-type="string" calcext:value-type="string">
            <text:p>Name+Klasse</text:p>
          </table:table-cell>
          <table:table-cell table:style-name="ce192" office:value-type="string" calcext:value-type="string">
            <text:p>Weite</text:p>
          </table:table-cell>
          <table:table-cell table:style-name="ce192" office:value-type="string" calcext:value-type="string">
            <text:p>Name+Klasse</text:p>
          </table:table-cell>
          <table:table-cell table:style-name="ce184" office:value-type="string" calcext:value-type="string">
            <text:p>Weite</text:p>
          </table:table-cell>
          <table:table-cell table:style-name="ce187" office:value-type="string" calcext:value-type="string">
            <text:p>Name+Klasse</text:p>
          </table:table-cell>
          <table:table-cell table:style-name="ce192" office:value-type="string" calcext:value-type="string">
            <text:p>Zeit</text:p>
          </table:table-cell>
          <table:table-cell table:style-name="ce192" office:value-type="string" calcext:value-type="string">
            <text:p>Punkte</text:p>
          </table:table-cell>
          <table:table-cell table:style-name="ce192" office:value-type="string" calcext:value-type="string">
            <text:p>Name+Klasse</text:p>
          </table:table-cell>
          <table:table-cell table:style-name="ce187" office:value-type="string" calcext:value-type="string">
            <text:p>Zeit</text:p>
          </table:table-cell>
          <table:table-cell table:style-name="ce187" office:value-type="string" calcext:value-type="string">
            <text:p>Wert</text:p>
          </table:table-cell>
          <table:table-cell table:style-name="ce187" office:value-type="string" calcext:value-type="string">
            <text:p>Name+Klasse</text:p>
          </table:table-cell>
          <table:table-cell table:style-name="ce192" office:value-type="string" calcext:value-type="string">
            <text:p>Zeit</text:p>
          </table:table-cell>
          <table:table-cell table:style-name="ce192" office:value-type="string" calcext:value-type="string">
            <text:p>Punkte</text:p>
          </table:table-cell>
          <table:table-cell table:style-name="ce192" office:value-type="string" calcext:value-type="string">
            <text:p>Name+Klasse</text:p>
          </table:table-cell>
          <table:table-cell table:style-name="ce297" table:number-columns-repeated="3"/>
          <table:table-cell table:style-name="ce192" office:value-type="string" calcext:value-type="string">
            <text:p>Zeit</text:p>
          </table:table-cell>
          <table:table-cell table:style-name="ce192" office:value-type="string" calcext:value-type="string">
            <text:p>Punkte</text:p>
          </table:table-cell>
          <table:table-cell table:style-name="ce192" office:value-type="string" calcext:value-type="string">
            <text:p>Name+Klasse</text:p>
          </table:table-cell>
          <table:table-cell table:style-name="ce187" office:value-type="string" calcext:value-type="string">
            <text:p>Punkte</text:p>
          </table:table-cell>
          <table:table-cell table:style-name="ce187" office:value-type="string" calcext:value-type="string">
            <text:p>Name+Klasse</text:p>
          </table:table-cell>
          <table:table-cell table:number-columns-repeated="40"/>
        </table:table-row>
        <table:table-row table:style-name="ro4">
          <table:table-cell table:style-name="ce181" office:value-type="float" office:value="9" calcext:value-type="float">
            <text:p>9</text:p>
          </table:table-cell>
          <table:table-cell table:style-name="ce185" table:formula="of:=MAX(COM.MICROSOFT.MAXIFS([$a.G$7:$a.G$39];[$a.$F$7:$a.$F$39];[.$A4];[$a.$D$7:$a.$D$39];&quot;m&quot;);COM.MICROSOFT.MAXIFS([$b.G$7:$b.G$39];[$b.$F$7:$b.$F$39];[.$A4];[$b.$D$7:$b.$D$39];&quot;m&quot;);COM.MICROSOFT.MAXIFS([$c.G$7:$c.G$39];[$c.$F$7:$c.$F$39];[.$A4];[$c.$D$7:$c.$D$39];&quot;m&quot;);COM.MICROSOFT.MAXIFS([$d.G$7:$d.G$39];[$d.$F$7:$d.$F$39];[.$A4];[$d.$D$7:$d.$D$39];&quot;m&quot;);COM.MICROSOFT.MAXIFS([$e.G$7:$e.G$39];[$e.$F$7:$e.$F$39];[.$A4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G$7:$a.G$39]=[.B4])*([$a.$D$7:$a.$D$39]=&quot;m&quot;)*([$a.$F$7:$a.$F$39]=[.$A4]);[$a.$C$7:$a.$C$39]&amp;&quot; &quot;&amp;[$a.$B$7:$a.$B$39]&amp;&quot; Klasse &quot;&amp;[$a.$C$1]&amp;&quot;,&quot;;&quot;&quot;)&amp;IF(([$b.G$7:$b.G$39]=[.B4])*([$b.$D$7:$b.$D$39]=&quot;m&quot;)*([$b.$F$7:$b.$F$39]=[.$A4]);[$b.$C$7:$b.$C$39]&amp;&quot; &quot;&amp;[$b.$B$7:$b.$B$39]&amp;&quot; Klasse &quot;&amp;[$b.$C$1]&amp;&quot;,&quot;;&quot;&quot;)&amp;IF(([$c.G$7:$c.G$39]=[.B4])*([$c.$D$7:$c.$D$39]=&quot;m&quot;)*([$c.$F$7:$c.$F$39]=[.$A4]);[$c.$C$7:$c.$C$39]&amp;&quot; &quot;&amp;[$c.$B$7:$c.$B$39]&amp;&quot; Klasse &quot;&amp;[$c.$C$1]&amp;&quot;,&quot;;&quot;&quot;)&amp;IF(([$d.G$7:$d.G$39]=[.B4])*([$d.$D$7:$d.$D$39]=&quot;m&quot;)*([$d.$F$7:$d.$F$39]=[.$A4]);[$d.$C$7:$d.$C$39]&amp;&quot; &quot;&amp;[$d.$B$7:$d.$B$39]&amp;&quot; Klasse &quot;&amp;[$d.$C$1]&amp;&quot;,&quot;;&quot;&quot;)&amp;IF(([$e.G$7:$e.G$39]=[.B4])*([$e.$D$7:$e.$D$39]=&quot;m&quot;)*([$e.$F$7:$e.$F$39]=[.$A4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I$7:$a.I$39];[$a.$F$7:$a.$F$39];[.$A4];[$a.$D$7:$a.$D$39];&quot;m&quot;);COM.MICROSOFT.MAXIFS([$b.I$7:$b.I$39];[$b.$F$7:$b.$F$39];[.$A4];[$b.$D$7:$b.$D$39];&quot;m&quot;);COM.MICROSOFT.MAXIFS([$c.I$7:$c.I$39];[$c.$F$7:$c.$F$39];[.$A4];[$c.$D$7:$c.$D$39];&quot;m&quot;);COM.MICROSOFT.MAXIFS([$d.I$7:$d.I$39];[$d.$F$7:$d.$F$39];[.$A4];[$d.$D$7:$d.$D$39];&quot;m&quot;);COM.MICROSOFT.MAXIFS([$e.I$7:$e.I$39];[$e.$F$7:$e.$F$39];[.$A4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I$7:$a.I$39]=[.D4])*([$a.$D$7:$a.$D$39]=&quot;m&quot;)*([$a.$F$7:$a.$F$39]=[.$A4]);[$a.$C$7:$a.$C$39]&amp;&quot; &quot;&amp;[$a.$B$7:$a.$B$39]&amp;&quot; Klasse &quot;&amp;[$a.$C$1]&amp;&quot;,&quot;;&quot;&quot;)&amp;IF(([$b.I$7:$b.I$39]=[.D4])*([$b.$D$7:$b.$D$39]=&quot;m&quot;)*([$b.$F$7:$b.$F$39]=[.$A4]);[$b.$C$7:$b.$C$39]&amp;&quot; &quot;&amp;[$b.$B$7:$b.$B$39]&amp;&quot; Klasse &quot;&amp;[$b.$C$1]&amp;&quot;,&quot;;&quot;&quot;)&amp;IF(([$c.I$7:$c.I$39]=[.D4])*([$c.$D$7:$c.$D$39]=&quot;m&quot;)*([$c.$F$7:$c.$F$39]=[.$A4]);[$c.$C$7:$c.$C$39]&amp;&quot; &quot;&amp;[$c.$B$7:$c.$B$39]&amp;&quot; Klasse &quot;&amp;[$c.$C$1]&amp;&quot;,&quot;;&quot;&quot;)&amp;IF(([$d.I$7:$d.I$39]=[.D4])*([$d.$D$7:$d.$D$39]=&quot;m&quot;)*([$d.$F$7:$d.$F$39]=[.$A4]);[$d.$C$7:$d.$C$39]&amp;&quot; &quot;&amp;[$d.$B$7:$d.$B$39]&amp;&quot; Klasse &quot;&amp;[$d.$C$1]&amp;&quot;,&quot;;&quot;&quot;)&amp;IF(([$e.I$7:$e.I$39]=[.D4])*([$e.$D$7:$e.$D$39]=&quot;m&quot;)*([$e.$F$7:$e.$F$39]=[.$A4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K$7:$a.K$39];[$a.$F$7:$a.$F$39];[.$A4];[$a.$D$7:$a.$D$39];&quot;m&quot;);COM.MICROSOFT.MAXIFS([$b.K$7:$b.K$39];[$b.$F$7:$b.$F$39];[.$A4];[$b.$D$7:$b.$D$39];&quot;m&quot;);COM.MICROSOFT.MAXIFS([$c.K$7:$c.K$39];[$c.$F$7:$c.$F$39];[.$A4];[$c.$D$7:$c.$D$39];&quot;m&quot;);COM.MICROSOFT.MAXIFS([$d.K$7:$d.K$39];[$d.$F$7:$d.$F$39];[.$A4];[$d.$D$7:$d.$D$39];&quot;m&quot;);COM.MICROSOFT.MAXIFS([$e.K$7:$e.K$39];[$e.$F$7:$e.$F$39];[.$A4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K$7:$a.K$39]=[.F4])*([$a.$D$7:$a.$D$39]=&quot;m&quot;)*([$a.$F$7:$a.$F$39]=[.$A4]);[$a.$C$7:$a.$C$39]&amp;&quot; &quot;&amp;[$a.$B$7:$a.$B$39]&amp;&quot; Klasse &quot;&amp;[$a.$C$1]&amp;&quot;,&quot;;&quot;&quot;)&amp;IF(([$b.K$7:$b.K$39]=[.F4])*([$b.$D$7:$b.$D$39]=&quot;m&quot;)*([$b.$F$7:$b.$F$39]=[.$A4]);[$b.$C$7:$b.$C$39]&amp;&quot; &quot;&amp;[$b.$B$7:$b.$B$39]&amp;&quot; Klasse &quot;&amp;[$b.$C$1]&amp;&quot;,&quot;;&quot;&quot;)&amp;IF(([$c.K$7:$c.K$39]=[.F4])*([$c.$D$7:$c.$D$39]=&quot;m&quot;)*([$c.$F$7:$c.$F$39]=[.$A4]);[$c.$C$7:$c.$C$39]&amp;&quot; &quot;&amp;[$c.$B$7:$c.$B$39]&amp;&quot; Klasse &quot;&amp;[$c.$C$1]&amp;&quot;,&quot;;&quot;&quot;)&amp;IF(([$d.K$7:$d.K$39]=[.F4])*([$d.$D$7:$d.$D$39]=&quot;m&quot;)*([$d.$F$7:$d.$F$39]=[.$A4]);[$d.$C$7:$d.$C$39]&amp;&quot; &quot;&amp;[$d.$B$7:$d.$B$39]&amp;&quot; Klasse &quot;&amp;[$d.$C$1]&amp;&quot;,&quot;;&quot;&quot;)&amp;IF(([$e.K$7:$e.K$39]=[.F4])*([$e.$D$7:$e.$D$39]=&quot;m&quot;)*([$e.$F$7:$e.$F$39]=[.$A4]);[$e.$C$7:$e.$C$39]&amp;&quot; &quot;&amp;[$e.$B$7:$e.$B$39]&amp;&quot; Klasse &quot;&amp;[$e.$C$1]&amp;&quot;,&quot;;&quot;&quot;))">
            <text:p/>
          </table:table-cell>
          <table:table-cell table:style-name="ce294" table:formula="of:=ROUNDDOWN(IF([.I4]=0;0;50/([.I4]*0.0069+3.79)-0.24);2)" office:value-type="float" office:value="0" calcext:value-type="float">
            <text:p>0</text:p>
          </table:table-cell>
          <table:table-cell table:style-name="ce185" table:formula="of:=MAX(COM.MICROSOFT.MAXIFS([$a.N$7:$a.N$39];[$a.$F$7:$a.$F$39];[.$A4];[$a.$D$7:$a.$D$39];&quot;m&quot;);COM.MICROSOFT.MAXIFS([$b.N$7:$b.N$39];[$b.$F$7:$b.$F$39];[.$A4];[$b.$D$7:$b.$D$39];&quot;m&quot;);COM.MICROSOFT.MAXIFS([$c.N$7:$c.N$39];[$c.$F$7:$c.$F$39];[.$A4];[$c.$D$7:$c.$D$39];&quot;m&quot;);COM.MICROSOFT.MAXIFS([$d.N$7:$d.N$39];[$d.$F$7:$d.$F$39];[.$A4];[$d.$D$7:$d.$D$39];&quot;m&quot;);COM.MICROSOFT.MAXIFS([$e.N$7:$e.N$39];[$e.$F$7:$e.$F$39];[.$A4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N$7:$a.N$39]=[.I4])*([$a.$D$7:$a.$D$39]=&quot;m&quot;)*([$a.$F$7:$a.$F$39]=[.$A4]);[$a.$C$7:$a.$C$39]&amp;&quot; &quot;&amp;[$a.$B$7:$a.$B$39]&amp;&quot; Klasse &quot;&amp;[$a.$C$1]&amp;&quot;,&quot;;&quot;&quot;)&amp;IF(([$b.N$7:$b.N$39]=[.I4])*([$b.$D$7:$b.$D$39]=&quot;m&quot;)*([$b.$F$7:$b.$F$39]=[.$A4]);[$b.$C$7:$b.$C$39]&amp;&quot; &quot;&amp;[$b.$B$7:$b.$B$39]&amp;&quot; Klasse &quot;&amp;[$b.$C$1]&amp;&quot;,&quot;;&quot;&quot;)&amp;IF(([$c.N$7:$c.N$39]=[.I4])*([$c.$D$7:$c.$D$39]=&quot;m&quot;)*([$c.$F$7:$c.$F$39]=[.$A4]);[$c.$C$7:$c.$C$39]&amp;&quot; &quot;&amp;[$c.$B$7:$c.$B$39]&amp;&quot; Klasse &quot;&amp;[$c.$C$1]&amp;&quot;,&quot;;&quot;&quot;)&amp;IF(([$d.N$7:$d.N$39]=[.I4])*([$d.$D$7:$d.$D$39]=&quot;m&quot;)*([$d.$F$7:$d.$F$39]=[.$A4]);[$d.$C$7:$d.$C$39]&amp;&quot; &quot;&amp;[$d.$B$7:$d.$B$39]&amp;&quot; Klasse &quot;&amp;[$d.$C$1]&amp;&quot;,&quot;;&quot;&quot;)&amp;IF(([$e.N$7:$e.N$39]=[.I4])*([$e.$D$7:$e.$D$39]=&quot;m&quot;)*([$e.$F$7:$e.$F$39]=[.$A4]);[$e.$C$7:$e.$C$39]&amp;&quot; &quot;&amp;[$e.$B$7:$e.$B$39]&amp;&quot; Klasse &quot;&amp;[$e.$C$1]&amp;&quot;,&quot;;&quot;&quot;))">
            <text:p/>
          </table:table-cell>
          <table:table-cell table:style-name="ce294" table:formula="of:=ROUNDDOWN(IF([.L4]=0;0;75/([.L4]*0.00664+4.1)-0.24);2)" office:value-type="float" office:value="0" calcext:value-type="float">
            <text:p>0</text:p>
          </table:table-cell>
          <table:table-cell table:style-name="ce185" table:formula="of:=MAX(COM.MICROSOFT.MAXIFS([$a.P$7:$a.P$39];[$a.$F$7:$a.$F$39];[.$A4];[$a.$D$7:$a.$D$39];&quot;m&quot;);COM.MICROSOFT.MAXIFS([$b.P$7:$b.P$39];[$b.$F$7:$b.$F$39];[.$A4];[$b.$D$7:$b.$D$39];&quot;m&quot;);COM.MICROSOFT.MAXIFS([$c.P$7:$c.P$39];[$c.$F$7:$c.$F$39];[.$A4];[$c.$D$7:$c.$D$39];&quot;m&quot;);COM.MICROSOFT.MAXIFS([$d.P$7:$d.P$39];[$d.$F$7:$d.$F$39];[.$A4];[$d.$D$7:$d.$D$39];&quot;m&quot;);COM.MICROSOFT.MAXIFS([$e.P$7:$e.P$39];[$e.$F$7:$e.$F$39];[.$A4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P$7:$a.P$39]=[.L4])*([$a.$D$7:$a.$D$39]=&quot;m&quot;)*([$a.$F$7:$a.$F$39]=[.$A4]);[$a.$C$7:$a.$C$39]&amp;&quot; &quot;&amp;[$a.$B$7:$a.$B$39]&amp;&quot; Klasse &quot;&amp;[$a.$C$1]&amp;&quot;,&quot;;&quot;&quot;)&amp;IF(([$b.P$7:$b.P$39]=[.L4])*([$b.$D$7:$b.$D$39]=&quot;m&quot;)*([$b.$F$7:$b.$F$39]=[.$A4]);[$b.$C$7:$b.$C$39]&amp;&quot; &quot;&amp;[$b.$B$7:$b.$B$39]&amp;&quot; Klasse &quot;&amp;[$b.$C$1]&amp;&quot;,&quot;;&quot;&quot;)&amp;IF(([$c.P$7:$c.P$39]=[.L4])*([$c.$D$7:$c.$D$39]=&quot;m&quot;)*([$c.$F$7:$c.$F$39]=[.$A4]);[$c.$C$7:$c.$C$39]&amp;&quot; &quot;&amp;[$c.$B$7:$c.$B$39]&amp;&quot; Klasse &quot;&amp;[$c.$C$1]&amp;&quot;,&quot;;&quot;&quot;)&amp;IF(([$d.P$7:$d.P$39]=[.L4])*([$d.$D$7:$d.$D$39]=&quot;m&quot;)*([$d.$F$7:$d.$F$39]=[.$A4]);[$d.$C$7:$d.$C$39]&amp;&quot; &quot;&amp;[$d.$B$7:$d.$B$39]&amp;&quot; Klasse &quot;&amp;[$d.$C$1]&amp;&quot;,&quot;;&quot;&quot;)&amp;IF(([$e.P$7:$e.P$39]=[.L4])*([$e.$D$7:$e.$D$39]=&quot;m&quot;)*([$e.$F$7:$e.$F$39]=[.$A4]);[$e.$C$7:$e.$C$39]&amp;&quot; &quot;&amp;[$e.$B$7:$e.$B$39]&amp;&quot; Klasse &quot;&amp;[$e.$C$1]&amp;&quot;,&quot;;&quot;&quot;))">
            <text:p/>
          </table:table-cell>
          <table:table-cell table:style-name="ce294" table:formula="of:=ROUNDDOWN(IF([.O4]=0;0;100/([.O4]*0.00676+4.34)-0.24);2)" office:value-type="float" office:value="0" calcext:value-type="float">
            <text:p>0</text:p>
          </table:table-cell>
          <table:table-cell table:style-name="ce185" table:formula="of:=MAX(COM.MICROSOFT.MAXIFS([$a.R$7:$a.R$39];[$a.$F$7:$a.$F$39];[.$A4];[$a.$D$7:$a.$D$39];&quot;m&quot;);COM.MICROSOFT.MAXIFS([$b.R$7:$b.R$39];[$b.$F$7:$b.$F$39];[.$A4];[$b.$D$7:$b.$D$39];&quot;m&quot;);COM.MICROSOFT.MAXIFS([$c.R$7:$c.R$39];[$c.$F$7:$c.$F$39];[.$A4];[$c.$D$7:$c.$D$39];&quot;m&quot;);COM.MICROSOFT.MAXIFS([$d.R$7:$d.R$39];[$d.$F$7:$d.$F$39];[.$A4];[$d.$D$7:$d.$D$39];&quot;m&quot;);COM.MICROSOFT.MAXIFS([$e.R$7:$e.R$39];[$e.$F$7:$e.$F$39];[.$A4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R$7:$a.R$39]=[.O4])*([$a.$D$7:$a.$D$39]=&quot;m&quot;)*([$a.$F$7:$a.$F$39]=[.$A4]);[$a.$C$7:$a.$C$39]&amp;&quot; &quot;&amp;[$a.$B$7:$a.$B$39]&amp;&quot; Klasse &quot;&amp;[$a.$C$1]&amp;&quot;,&quot;;&quot;&quot;)&amp;IF(([$b.R$7:$b.R$39]=[.O4])*([$b.$D$7:$b.$D$39]=&quot;m&quot;)*([$b.$F$7:$b.$F$39]=[.$A4]);[$b.$C$7:$b.$C$39]&amp;&quot; &quot;&amp;[$b.$B$7:$b.$B$39]&amp;&quot; Klasse &quot;&amp;[$b.$C$1]&amp;&quot;,&quot;;&quot;&quot;)&amp;IF(([$c.R$7:$c.R$39]=[.O4])*([$c.$D$7:$c.$D$39]=&quot;m&quot;)*([$c.$F$7:$c.$F$39]=[.$A4]);[$c.$C$7:$c.$C$39]&amp;&quot; &quot;&amp;[$c.$B$7:$c.$B$39]&amp;&quot; Klasse &quot;&amp;[$c.$C$1]&amp;&quot;,&quot;;&quot;&quot;)&amp;IF(([$d.R$7:$d.R$39]=[.O4])*([$d.$D$7:$d.$D$39]=&quot;m&quot;)*([$d.$F$7:$d.$F$39]=[.$A4]);[$d.$C$7:$d.$C$39]&amp;&quot; &quot;&amp;[$d.$B$7:$d.$B$39]&amp;&quot; Klasse &quot;&amp;[$d.$C$1]&amp;&quot;,&quot;;&quot;&quot;)&amp;IF(([$e.R$7:$e.R$39]=[.O4])*([$e.$D$7:$e.$D$39]=&quot;m&quot;)*([$e.$F$7:$e.$F$39]=[.$A4]);[$e.$C$7:$e.$C$39]&amp;&quot; &quot;&amp;[$e.$B$7:$e.$B$39]&amp;&quot; Klasse &quot;&amp;[$e.$C$1]&amp;&quot;,&quot;;&quot;&quot;))">
            <text:p/>
          </table:table-cell>
          <table:table-cell table:style-name="ce298" table:number-columns-repeated="2"/>
          <table:table-cell table:style-name="ce299"/>
          <table:table-cell table:style-name="ce294" table:formula="of:=IF([.U4]=0;0;INT(ROUNDDOWN(1000/([.U4]*0.006+2.158);0)/60)+(ROUNDDOWN(1000/([.U4]*0.006+2.158);0)/60-INT(ROUNDDOWN(1000/([.U4]*0.006+2.158);0)/60))*0.6)" office:value-type="float" office:value="0" calcext:value-type="float">
            <text:p>0</text:p>
          </table:table-cell>
          <table:table-cell table:style-name="ce185" table:formula="of:=MAX(COM.MICROSOFT.MAXIFS([$a.X$7:$a.X$39];[$a.$F$7:$a.$F$39];[.$A4];[$a.$D$7:$a.$D$39];&quot;m&quot;);COM.MICROSOFT.MAXIFS([$b.X$7:$b.X$39];[$b.$F$7:$b.$F$39];[.$A4];[$b.$D$7:$b.$D$39];&quot;m&quot;);COM.MICROSOFT.MAXIFS([$c.X$7:$c.X$39];[$c.$F$7:$c.$F$39];[.$A4];[$c.$D$7:$c.$D$39];&quot;m&quot;);COM.MICROSOFT.MAXIFS([$d.X$7:$d.X$39];[$d.$F$7:$d.$F$39];[.$A4];[$d.$D$7:$d.$D$39];&quot;m&quot;);COM.MICROSOFT.MAXIFS([$e.X$7:$e.X$39];[$e.$F$7:$e.$F$39];[.$A4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X$7:$a.X$39]=[.U4])*([$a.$D$7:$a.$D$39]=&quot;m&quot;)*([$a.$F$7:$a.$F$39]=[.$A4]);[$a.$C$7:$a.$C$39]&amp;&quot; &quot;&amp;[$a.$B$7:$a.$B$39]&amp;&quot; Klasse &quot;&amp;[$a.$C$1]&amp;&quot;,&quot;;&quot;&quot;)&amp;IF(([$b.X$7:$b.X$39]=[.U4])*([$b.$D$7:$b.$D$39]=&quot;m&quot;)*([$b.$F$7:$b.$F$39]=[.$A4]);[$b.$C$7:$b.$C$39]&amp;&quot; &quot;&amp;[$b.$B$7:$b.$B$39]&amp;&quot; Klasse &quot;&amp;[$b.$C$1]&amp;&quot;,&quot;;&quot;&quot;)&amp;IF(([$c.X$7:$c.X$39]=[.U4])*([$c.$D$7:$c.$D$39]=&quot;m&quot;)*([$c.$F$7:$c.$F$39]=[.$A4]);[$c.$C$7:$c.$C$39]&amp;&quot; &quot;&amp;[$c.$B$7:$c.$B$39]&amp;&quot; Klasse &quot;&amp;[$c.$C$1]&amp;&quot;,&quot;;&quot;&quot;)&amp;IF(([$d.X$7:$d.X$39]=[.U4])*([$d.$D$7:$d.$D$39]=&quot;m&quot;)*([$d.$F$7:$d.$F$39]=[.$A4]);[$d.$C$7:$d.$C$39]&amp;&quot; &quot;&amp;[$d.$B$7:$d.$B$39]&amp;&quot; Klasse &quot;&amp;[$d.$C$1]&amp;&quot;,&quot;;&quot;&quot;)&amp;IF(([$e.X$7:$e.X$39]=[.U4])*([$e.$D$7:$e.$D$39]=&quot;m&quot;)*([$e.$F$7:$e.$F$39]=[.$A4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Y$7:$a.Y$39];[$a.$F$7:$a.$F$39];[.$A4];[$a.$D$7:$a.$D$39];&quot;m&quot;);COM.MICROSOFT.MAXIFS([$b.Y$7:$b.Y$39];[$b.$F$7:$b.$F$39];[.$A4];[$b.$D$7:$b.$D$39];&quot;m&quot;);COM.MICROSOFT.MAXIFS([$c.Y$7:$c.Y$39];[$c.$F$7:$c.$F$39];[.$A4];[$c.$D$7:$c.$D$39];&quot;m&quot;);COM.MICROSOFT.MAXIFS([$d.Y$7:$d.Y$39];[$d.$F$7:$d.$F$39];[.$A4];[$d.$D$7:$d.$D$39];&quot;m&quot;);COM.MICROSOFT.MAXIFS([$e.Y$7:$e.Y$39];[$e.$F$7:$e.$F$39];[.$A4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Y$7:$a.Y$39]=[.W4])*([$a.$D$7:$a.$D$39]=&quot;m&quot;)*([$a.$F$7:$a.$F$39]=[.$A4]);[$a.$C$7:$a.$C$39]&amp;&quot; &quot;&amp;[$a.$B$7:$a.$B$39]&amp;&quot; Klasse &quot;&amp;[$a.$C$1]&amp;&quot;,&quot;;&quot;&quot;)&amp;IF(([$b.Y$7:$b.Y$39]=[.W4])*([$b.$D$7:$b.$D$39]=&quot;m&quot;)*([$b.$F$7:$b.$F$39]=[.$A4]);[$b.$C$7:$b.$C$39]&amp;&quot; &quot;&amp;[$b.$B$7:$b.$B$39]&amp;&quot; Klasse &quot;&amp;[$b.$C$1]&amp;&quot;,&quot;;&quot;&quot;)&amp;IF(([$c.Y$7:$c.Y$39]=[.W4])*([$c.$D$7:$c.$D$39]=&quot;m&quot;)*([$c.$F$7:$c.$F$39]=[.$A4]);[$c.$C$7:$c.$C$39]&amp;&quot; &quot;&amp;[$c.$B$7:$c.$B$39]&amp;&quot; Klasse &quot;&amp;[$c.$C$1]&amp;&quot;,&quot;;&quot;&quot;)&amp;IF(([$d.Y$7:$d.Y$39]=[.W4])*([$d.$D$7:$d.$D$39]=&quot;m&quot;)*([$d.$F$7:$d.$F$39]=[.$A4]);[$d.$C$7:$d.$C$39]&amp;&quot; &quot;&amp;[$d.$B$7:$d.$B$39]&amp;&quot; Klasse &quot;&amp;[$d.$C$1]&amp;&quot;,&quot;;&quot;&quot;)&amp;IF(([$e.Y$7:$e.Y$39]=[.W4])*([$e.$D$7:$e.$D$39]=&quot;m&quot;)*([$e.$F$7:$e.$F$39]=[.$A4]);[$e.$C$7:$e.$C$39]&amp;&quot; &quot;&amp;[$e.$B$7:$e.$B$39]&amp;&quot; Klasse &quot;&amp;[$e.$C$1]&amp;&quot;,&quot;;&quot;&quot;))">
            <text:p/>
          </table:table-cell>
          <table:table-cell table:number-columns-repeated="40"/>
        </table:table-row>
        <table:table-row table:style-name="ro4">
          <table:table-cell table:style-name="ce181" office:value-type="float" office:value="10" calcext:value-type="float">
            <text:p>10</text:p>
          </table:table-cell>
          <table:table-cell table:style-name="ce185" table:formula="of:=MAX(COM.MICROSOFT.MAXIFS([$a.G$7:$a.G$39];[$a.$F$7:$a.$F$39];[.$A5];[$a.$D$7:$a.$D$39];&quot;m&quot;);COM.MICROSOFT.MAXIFS([$b.G$7:$b.G$39];[$b.$F$7:$b.$F$39];[.$A5];[$b.$D$7:$b.$D$39];&quot;m&quot;);COM.MICROSOFT.MAXIFS([$c.G$7:$c.G$39];[$c.$F$7:$c.$F$39];[.$A5];[$c.$D$7:$c.$D$39];&quot;m&quot;);COM.MICROSOFT.MAXIFS([$d.G$7:$d.G$39];[$d.$F$7:$d.$F$39];[.$A5];[$d.$D$7:$d.$D$39];&quot;m&quot;);COM.MICROSOFT.MAXIFS([$e.G$7:$e.G$39];[$e.$F$7:$e.$F$39];[.$A5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G$7:$a.G$39]=[.B5])*([$a.$D$7:$a.$D$39]=&quot;m&quot;)*([$a.$F$7:$a.$F$39]=[.$A5]);[$a.$C$7:$a.$C$39]&amp;&quot; &quot;&amp;[$a.$B$7:$a.$B$39]&amp;&quot; Klasse &quot;&amp;[$a.$C$1]&amp;&quot;,&quot;;&quot;&quot;)&amp;IF(([$b.G$7:$b.G$39]=[.B5])*([$b.$D$7:$b.$D$39]=&quot;m&quot;)*([$b.$F$7:$b.$F$39]=[.$A5]);[$b.$C$7:$b.$C$39]&amp;&quot; &quot;&amp;[$b.$B$7:$b.$B$39]&amp;&quot; Klasse &quot;&amp;[$b.$C$1]&amp;&quot;,&quot;;&quot;&quot;)&amp;IF(([$c.G$7:$c.G$39]=[.B5])*([$c.$D$7:$c.$D$39]=&quot;m&quot;)*([$c.$F$7:$c.$F$39]=[.$A5]);[$c.$C$7:$c.$C$39]&amp;&quot; &quot;&amp;[$c.$B$7:$c.$B$39]&amp;&quot; Klasse &quot;&amp;[$c.$C$1]&amp;&quot;,&quot;;&quot;&quot;)&amp;IF(([$d.G$7:$d.G$39]=[.B5])*([$d.$D$7:$d.$D$39]=&quot;m&quot;)*([$d.$F$7:$d.$F$39]=[.$A5]);[$d.$C$7:$d.$C$39]&amp;&quot; &quot;&amp;[$d.$B$7:$d.$B$39]&amp;&quot; Klasse &quot;&amp;[$d.$C$1]&amp;&quot;,&quot;;&quot;&quot;)&amp;IF(([$e.G$7:$e.G$39]=[.B5])*([$e.$D$7:$e.$D$39]=&quot;m&quot;)*([$e.$F$7:$e.$F$39]=[.$A5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I$7:$a.I$39];[$a.$F$7:$a.$F$39];[.$A5];[$a.$D$7:$a.$D$39];&quot;m&quot;);COM.MICROSOFT.MAXIFS([$b.I$7:$b.I$39];[$b.$F$7:$b.$F$39];[.$A5];[$b.$D$7:$b.$D$39];&quot;m&quot;);COM.MICROSOFT.MAXIFS([$c.I$7:$c.I$39];[$c.$F$7:$c.$F$39];[.$A5];[$c.$D$7:$c.$D$39];&quot;m&quot;);COM.MICROSOFT.MAXIFS([$d.I$7:$d.I$39];[$d.$F$7:$d.$F$39];[.$A5];[$d.$D$7:$d.$D$39];&quot;m&quot;);COM.MICROSOFT.MAXIFS([$e.I$7:$e.I$39];[$e.$F$7:$e.$F$39];[.$A5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I$7:$a.I$39]=[.D5])*([$a.$D$7:$a.$D$39]=&quot;m&quot;)*([$a.$F$7:$a.$F$39]=[.$A5]);[$a.$C$7:$a.$C$39]&amp;&quot; &quot;&amp;[$a.$B$7:$a.$B$39]&amp;&quot; Klasse &quot;&amp;[$a.$C$1]&amp;&quot;,&quot;;&quot;&quot;)&amp;IF(([$b.I$7:$b.I$39]=[.D5])*([$b.$D$7:$b.$D$39]=&quot;m&quot;)*([$b.$F$7:$b.$F$39]=[.$A5]);[$b.$C$7:$b.$C$39]&amp;&quot; &quot;&amp;[$b.$B$7:$b.$B$39]&amp;&quot; Klasse &quot;&amp;[$b.$C$1]&amp;&quot;,&quot;;&quot;&quot;)&amp;IF(([$c.I$7:$c.I$39]=[.D5])*([$c.$D$7:$c.$D$39]=&quot;m&quot;)*([$c.$F$7:$c.$F$39]=[.$A5]);[$c.$C$7:$c.$C$39]&amp;&quot; &quot;&amp;[$c.$B$7:$c.$B$39]&amp;&quot; Klasse &quot;&amp;[$c.$C$1]&amp;&quot;,&quot;;&quot;&quot;)&amp;IF(([$d.I$7:$d.I$39]=[.D5])*([$d.$D$7:$d.$D$39]=&quot;m&quot;)*([$d.$F$7:$d.$F$39]=[.$A5]);[$d.$C$7:$d.$C$39]&amp;&quot; &quot;&amp;[$d.$B$7:$d.$B$39]&amp;&quot; Klasse &quot;&amp;[$d.$C$1]&amp;&quot;,&quot;;&quot;&quot;)&amp;IF(([$e.I$7:$e.I$39]=[.D5])*([$e.$D$7:$e.$D$39]=&quot;m&quot;)*([$e.$F$7:$e.$F$39]=[.$A5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K$7:$a.K$39];[$a.$F$7:$a.$F$39];[.$A5];[$a.$D$7:$a.$D$39];&quot;m&quot;);COM.MICROSOFT.MAXIFS([$b.K$7:$b.K$39];[$b.$F$7:$b.$F$39];[.$A5];[$b.$D$7:$b.$D$39];&quot;m&quot;);COM.MICROSOFT.MAXIFS([$c.K$7:$c.K$39];[$c.$F$7:$c.$F$39];[.$A5];[$c.$D$7:$c.$D$39];&quot;m&quot;);COM.MICROSOFT.MAXIFS([$d.K$7:$d.K$39];[$d.$F$7:$d.$F$39];[.$A5];[$d.$D$7:$d.$D$39];&quot;m&quot;);COM.MICROSOFT.MAXIFS([$e.K$7:$e.K$39];[$e.$F$7:$e.$F$39];[.$A5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K$7:$a.K$39]=[.F5])*([$a.$D$7:$a.$D$39]=&quot;m&quot;)*([$a.$F$7:$a.$F$39]=[.$A5]);[$a.$C$7:$a.$C$39]&amp;&quot; &quot;&amp;[$a.$B$7:$a.$B$39]&amp;&quot; Klasse &quot;&amp;[$a.$C$1]&amp;&quot;,&quot;;&quot;&quot;)&amp;IF(([$b.K$7:$b.K$39]=[.F5])*([$b.$D$7:$b.$D$39]=&quot;m&quot;)*([$b.$F$7:$b.$F$39]=[.$A5]);[$b.$C$7:$b.$C$39]&amp;&quot; &quot;&amp;[$b.$B$7:$b.$B$39]&amp;&quot; Klasse &quot;&amp;[$b.$C$1]&amp;&quot;,&quot;;&quot;&quot;)&amp;IF(([$c.K$7:$c.K$39]=[.F5])*([$c.$D$7:$c.$D$39]=&quot;m&quot;)*([$c.$F$7:$c.$F$39]=[.$A5]);[$c.$C$7:$c.$C$39]&amp;&quot; &quot;&amp;[$c.$B$7:$c.$B$39]&amp;&quot; Klasse &quot;&amp;[$c.$C$1]&amp;&quot;,&quot;;&quot;&quot;)&amp;IF(([$d.K$7:$d.K$39]=[.F5])*([$d.$D$7:$d.$D$39]=&quot;m&quot;)*([$d.$F$7:$d.$F$39]=[.$A5]);[$d.$C$7:$d.$C$39]&amp;&quot; &quot;&amp;[$d.$B$7:$d.$B$39]&amp;&quot; Klasse &quot;&amp;[$d.$C$1]&amp;&quot;,&quot;;&quot;&quot;)&amp;IF(([$e.K$7:$e.K$39]=[.F5])*([$e.$D$7:$e.$D$39]=&quot;m&quot;)*([$e.$F$7:$e.$F$39]=[.$A5]);[$e.$C$7:$e.$C$39]&amp;&quot; &quot;&amp;[$e.$B$7:$e.$B$39]&amp;&quot; Klasse &quot;&amp;[$e.$C$1]&amp;&quot;,&quot;;&quot;&quot;))">
            <text:p/>
          </table:table-cell>
          <table:table-cell table:style-name="ce294" table:formula="of:=ROUNDDOWN(IF([.I5]=0;0;50/([.I5]*0.0069+3.79)-0.24);2)" office:value-type="float" office:value="0" calcext:value-type="float">
            <text:p>0</text:p>
          </table:table-cell>
          <table:table-cell table:style-name="ce185" table:formula="of:=MAX(COM.MICROSOFT.MAXIFS([$a.N$7:$a.N$39];[$a.$F$7:$a.$F$39];[.$A5];[$a.$D$7:$a.$D$39];&quot;m&quot;);COM.MICROSOFT.MAXIFS([$b.N$7:$b.N$39];[$b.$F$7:$b.$F$39];[.$A5];[$b.$D$7:$b.$D$39];&quot;m&quot;);COM.MICROSOFT.MAXIFS([$c.N$7:$c.N$39];[$c.$F$7:$c.$F$39];[.$A5];[$c.$D$7:$c.$D$39];&quot;m&quot;);COM.MICROSOFT.MAXIFS([$d.N$7:$d.N$39];[$d.$F$7:$d.$F$39];[.$A5];[$d.$D$7:$d.$D$39];&quot;m&quot;);COM.MICROSOFT.MAXIFS([$e.N$7:$e.N$39];[$e.$F$7:$e.$F$39];[.$A5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N$7:$a.N$39]=[.I5])*([$a.$D$7:$a.$D$39]=&quot;m&quot;)*([$a.$F$7:$a.$F$39]=[.$A5]);[$a.$C$7:$a.$C$39]&amp;&quot; &quot;&amp;[$a.$B$7:$a.$B$39]&amp;&quot; Klasse &quot;&amp;[$a.$C$1]&amp;&quot;,&quot;;&quot;&quot;)&amp;IF(([$b.N$7:$b.N$39]=[.I5])*([$b.$D$7:$b.$D$39]=&quot;m&quot;)*([$b.$F$7:$b.$F$39]=[.$A5]);[$b.$C$7:$b.$C$39]&amp;&quot; &quot;&amp;[$b.$B$7:$b.$B$39]&amp;&quot; Klasse &quot;&amp;[$b.$C$1]&amp;&quot;,&quot;;&quot;&quot;)&amp;IF(([$c.N$7:$c.N$39]=[.I5])*([$c.$D$7:$c.$D$39]=&quot;m&quot;)*([$c.$F$7:$c.$F$39]=[.$A5]);[$c.$C$7:$c.$C$39]&amp;&quot; &quot;&amp;[$c.$B$7:$c.$B$39]&amp;&quot; Klasse &quot;&amp;[$c.$C$1]&amp;&quot;,&quot;;&quot;&quot;)&amp;IF(([$d.N$7:$d.N$39]=[.I5])*([$d.$D$7:$d.$D$39]=&quot;m&quot;)*([$d.$F$7:$d.$F$39]=[.$A5]);[$d.$C$7:$d.$C$39]&amp;&quot; &quot;&amp;[$d.$B$7:$d.$B$39]&amp;&quot; Klasse &quot;&amp;[$d.$C$1]&amp;&quot;,&quot;;&quot;&quot;)&amp;IF(([$e.N$7:$e.N$39]=[.I5])*([$e.$D$7:$e.$D$39]=&quot;m&quot;)*([$e.$F$7:$e.$F$39]=[.$A5]);[$e.$C$7:$e.$C$39]&amp;&quot; &quot;&amp;[$e.$B$7:$e.$B$39]&amp;&quot; Klasse &quot;&amp;[$e.$C$1]&amp;&quot;,&quot;;&quot;&quot;))">
            <text:p/>
          </table:table-cell>
          <table:table-cell table:style-name="ce294" table:formula="of:=ROUNDDOWN(IF([.L5]=0;0;75/([.L5]*0.00664+4.1)-0.24);2)" office:value-type="float" office:value="0" calcext:value-type="float">
            <text:p>0</text:p>
          </table:table-cell>
          <table:table-cell table:style-name="ce185" table:formula="of:=MAX(COM.MICROSOFT.MAXIFS([$a.P$7:$a.P$39];[$a.$F$7:$a.$F$39];[.$A5];[$a.$D$7:$a.$D$39];&quot;m&quot;);COM.MICROSOFT.MAXIFS([$b.P$7:$b.P$39];[$b.$F$7:$b.$F$39];[.$A5];[$b.$D$7:$b.$D$39];&quot;m&quot;);COM.MICROSOFT.MAXIFS([$c.P$7:$c.P$39];[$c.$F$7:$c.$F$39];[.$A5];[$c.$D$7:$c.$D$39];&quot;m&quot;);COM.MICROSOFT.MAXIFS([$d.P$7:$d.P$39];[$d.$F$7:$d.$F$39];[.$A5];[$d.$D$7:$d.$D$39];&quot;m&quot;);COM.MICROSOFT.MAXIFS([$e.P$7:$e.P$39];[$e.$F$7:$e.$F$39];[.$A5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P$7:$a.P$39]=[.L5])*([$a.$D$7:$a.$D$39]=&quot;m&quot;)*([$a.$F$7:$a.$F$39]=[.$A5]);[$a.$C$7:$a.$C$39]&amp;&quot; &quot;&amp;[$a.$B$7:$a.$B$39]&amp;&quot; Klasse &quot;&amp;[$a.$C$1]&amp;&quot;,&quot;;&quot;&quot;)&amp;IF(([$b.P$7:$b.P$39]=[.L5])*([$b.$D$7:$b.$D$39]=&quot;m&quot;)*([$b.$F$7:$b.$F$39]=[.$A5]);[$b.$C$7:$b.$C$39]&amp;&quot; &quot;&amp;[$b.$B$7:$b.$B$39]&amp;&quot; Klasse &quot;&amp;[$b.$C$1]&amp;&quot;,&quot;;&quot;&quot;)&amp;IF(([$c.P$7:$c.P$39]=[.L5])*([$c.$D$7:$c.$D$39]=&quot;m&quot;)*([$c.$F$7:$c.$F$39]=[.$A5]);[$c.$C$7:$c.$C$39]&amp;&quot; &quot;&amp;[$c.$B$7:$c.$B$39]&amp;&quot; Klasse &quot;&amp;[$c.$C$1]&amp;&quot;,&quot;;&quot;&quot;)&amp;IF(([$d.P$7:$d.P$39]=[.L5])*([$d.$D$7:$d.$D$39]=&quot;m&quot;)*([$d.$F$7:$d.$F$39]=[.$A5]);[$d.$C$7:$d.$C$39]&amp;&quot; &quot;&amp;[$d.$B$7:$d.$B$39]&amp;&quot; Klasse &quot;&amp;[$d.$C$1]&amp;&quot;,&quot;;&quot;&quot;)&amp;IF(([$e.P$7:$e.P$39]=[.L5])*([$e.$D$7:$e.$D$39]=&quot;m&quot;)*([$e.$F$7:$e.$F$39]=[.$A5]);[$e.$C$7:$e.$C$39]&amp;&quot; &quot;&amp;[$e.$B$7:$e.$B$39]&amp;&quot; Klasse &quot;&amp;[$e.$C$1]&amp;&quot;,&quot;;&quot;&quot;))">
            <text:p/>
          </table:table-cell>
          <table:table-cell table:style-name="ce294" table:formula="of:=ROUNDDOWN(IF([.O5]=0;0;100/([.O5]*0.00676+4.34)-0.24);2)" office:value-type="float" office:value="0" calcext:value-type="float">
            <text:p>0</text:p>
          </table:table-cell>
          <table:table-cell table:style-name="ce185" table:formula="of:=MAX(COM.MICROSOFT.MAXIFS([$a.R$7:$a.R$39];[$a.$F$7:$a.$F$39];[.$A5];[$a.$D$7:$a.$D$39];&quot;m&quot;);COM.MICROSOFT.MAXIFS([$b.R$7:$b.R$39];[$b.$F$7:$b.$F$39];[.$A5];[$b.$D$7:$b.$D$39];&quot;m&quot;);COM.MICROSOFT.MAXIFS([$c.R$7:$c.R$39];[$c.$F$7:$c.$F$39];[.$A5];[$c.$D$7:$c.$D$39];&quot;m&quot;);COM.MICROSOFT.MAXIFS([$d.R$7:$d.R$39];[$d.$F$7:$d.$F$39];[.$A5];[$d.$D$7:$d.$D$39];&quot;m&quot;);COM.MICROSOFT.MAXIFS([$e.R$7:$e.R$39];[$e.$F$7:$e.$F$39];[.$A5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R$7:$a.R$39]=[.O5])*([$a.$D$7:$a.$D$39]=&quot;m&quot;)*([$a.$F$7:$a.$F$39]=[.$A5]);[$a.$C$7:$a.$C$39]&amp;&quot; &quot;&amp;[$a.$B$7:$a.$B$39]&amp;&quot; Klasse &quot;&amp;[$a.$C$1]&amp;&quot;,&quot;;&quot;&quot;)&amp;IF(([$b.R$7:$b.R$39]=[.O5])*([$b.$D$7:$b.$D$39]=&quot;m&quot;)*([$b.$F$7:$b.$F$39]=[.$A5]);[$b.$C$7:$b.$C$39]&amp;&quot; &quot;&amp;[$b.$B$7:$b.$B$39]&amp;&quot; Klasse &quot;&amp;[$b.$C$1]&amp;&quot;,&quot;;&quot;&quot;)&amp;IF(([$c.R$7:$c.R$39]=[.O5])*([$c.$D$7:$c.$D$39]=&quot;m&quot;)*([$c.$F$7:$c.$F$39]=[.$A5]);[$c.$C$7:$c.$C$39]&amp;&quot; &quot;&amp;[$c.$B$7:$c.$B$39]&amp;&quot; Klasse &quot;&amp;[$c.$C$1]&amp;&quot;,&quot;;&quot;&quot;)&amp;IF(([$d.R$7:$d.R$39]=[.O5])*([$d.$D$7:$d.$D$39]=&quot;m&quot;)*([$d.$F$7:$d.$F$39]=[.$A5]);[$d.$C$7:$d.$C$39]&amp;&quot; &quot;&amp;[$d.$B$7:$d.$B$39]&amp;&quot; Klasse &quot;&amp;[$d.$C$1]&amp;&quot;,&quot;;&quot;&quot;)&amp;IF(([$e.R$7:$e.R$39]=[.O5])*([$e.$D$7:$e.$D$39]=&quot;m&quot;)*([$e.$F$7:$e.$F$39]=[.$A5]);[$e.$C$7:$e.$C$39]&amp;&quot; &quot;&amp;[$e.$B$7:$e.$B$39]&amp;&quot; Klasse &quot;&amp;[$e.$C$1]&amp;&quot;,&quot;;&quot;&quot;))">
            <text:p/>
          </table:table-cell>
          <table:table-cell table:style-name="ce298" table:number-columns-repeated="2"/>
          <table:table-cell table:style-name="ce299"/>
          <table:table-cell table:style-name="ce294" table:formula="of:=IF([.U5]=0;0;INT(ROUNDDOWN(1000/([.U5]*0.006+2.158);0)/60)+(ROUNDDOWN(1000/([.U5]*0.006+2.158);0)/60-INT(ROUNDDOWN(1000/([.U5]*0.006+2.158);0)/60))*0.6)" office:value-type="float" office:value="0" calcext:value-type="float">
            <text:p>0</text:p>
          </table:table-cell>
          <table:table-cell table:style-name="ce185" table:formula="of:=MAX(COM.MICROSOFT.MAXIFS([$a.X$7:$a.X$39];[$a.$F$7:$a.$F$39];[.$A5];[$a.$D$7:$a.$D$39];&quot;m&quot;);COM.MICROSOFT.MAXIFS([$b.X$7:$b.X$39];[$b.$F$7:$b.$F$39];[.$A5];[$b.$D$7:$b.$D$39];&quot;m&quot;);COM.MICROSOFT.MAXIFS([$c.X$7:$c.X$39];[$c.$F$7:$c.$F$39];[.$A5];[$c.$D$7:$c.$D$39];&quot;m&quot;);COM.MICROSOFT.MAXIFS([$d.X$7:$d.X$39];[$d.$F$7:$d.$F$39];[.$A5];[$d.$D$7:$d.$D$39];&quot;m&quot;);COM.MICROSOFT.MAXIFS([$e.X$7:$e.X$39];[$e.$F$7:$e.$F$39];[.$A5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X$7:$a.X$39]=[.U5])*([$a.$D$7:$a.$D$39]=&quot;m&quot;)*([$a.$F$7:$a.$F$39]=[.$A5]);[$a.$C$7:$a.$C$39]&amp;&quot; &quot;&amp;[$a.$B$7:$a.$B$39]&amp;&quot; Klasse &quot;&amp;[$a.$C$1]&amp;&quot;,&quot;;&quot;&quot;)&amp;IF(([$b.X$7:$b.X$39]=[.U5])*([$b.$D$7:$b.$D$39]=&quot;m&quot;)*([$b.$F$7:$b.$F$39]=[.$A5]);[$b.$C$7:$b.$C$39]&amp;&quot; &quot;&amp;[$b.$B$7:$b.$B$39]&amp;&quot; Klasse &quot;&amp;[$b.$C$1]&amp;&quot;,&quot;;&quot;&quot;)&amp;IF(([$c.X$7:$c.X$39]=[.U5])*([$c.$D$7:$c.$D$39]=&quot;m&quot;)*([$c.$F$7:$c.$F$39]=[.$A5]);[$c.$C$7:$c.$C$39]&amp;&quot; &quot;&amp;[$c.$B$7:$c.$B$39]&amp;&quot; Klasse &quot;&amp;[$c.$C$1]&amp;&quot;,&quot;;&quot;&quot;)&amp;IF(([$d.X$7:$d.X$39]=[.U5])*([$d.$D$7:$d.$D$39]=&quot;m&quot;)*([$d.$F$7:$d.$F$39]=[.$A5]);[$d.$C$7:$d.$C$39]&amp;&quot; &quot;&amp;[$d.$B$7:$d.$B$39]&amp;&quot; Klasse &quot;&amp;[$d.$C$1]&amp;&quot;,&quot;;&quot;&quot;)&amp;IF(([$e.X$7:$e.X$39]=[.U5])*([$e.$D$7:$e.$D$39]=&quot;m&quot;)*([$e.$F$7:$e.$F$39]=[.$A5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Y$7:$a.Y$39];[$a.$F$7:$a.$F$39];[.$A5];[$a.$D$7:$a.$D$39];&quot;m&quot;);COM.MICROSOFT.MAXIFS([$b.Y$7:$b.Y$39];[$b.$F$7:$b.$F$39];[.$A5];[$b.$D$7:$b.$D$39];&quot;m&quot;);COM.MICROSOFT.MAXIFS([$c.Y$7:$c.Y$39];[$c.$F$7:$c.$F$39];[.$A5];[$c.$D$7:$c.$D$39];&quot;m&quot;);COM.MICROSOFT.MAXIFS([$d.Y$7:$d.Y$39];[$d.$F$7:$d.$F$39];[.$A5];[$d.$D$7:$d.$D$39];&quot;m&quot;);COM.MICROSOFT.MAXIFS([$e.Y$7:$e.Y$39];[$e.$F$7:$e.$F$39];[.$A5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Y$7:$a.Y$39]=[.W5])*([$a.$D$7:$a.$D$39]=&quot;m&quot;)*([$a.$F$7:$a.$F$39]=[.$A5]);[$a.$C$7:$a.$C$39]&amp;&quot; &quot;&amp;[$a.$B$7:$a.$B$39]&amp;&quot; Klasse &quot;&amp;[$a.$C$1]&amp;&quot;,&quot;;&quot;&quot;)&amp;IF(([$b.Y$7:$b.Y$39]=[.W5])*([$b.$D$7:$b.$D$39]=&quot;m&quot;)*([$b.$F$7:$b.$F$39]=[.$A5]);[$b.$C$7:$b.$C$39]&amp;&quot; &quot;&amp;[$b.$B$7:$b.$B$39]&amp;&quot; Klasse &quot;&amp;[$b.$C$1]&amp;&quot;,&quot;;&quot;&quot;)&amp;IF(([$c.Y$7:$c.Y$39]=[.W5])*([$c.$D$7:$c.$D$39]=&quot;m&quot;)*([$c.$F$7:$c.$F$39]=[.$A5]);[$c.$C$7:$c.$C$39]&amp;&quot; &quot;&amp;[$c.$B$7:$c.$B$39]&amp;&quot; Klasse &quot;&amp;[$c.$C$1]&amp;&quot;,&quot;;&quot;&quot;)&amp;IF(([$d.Y$7:$d.Y$39]=[.W5])*([$d.$D$7:$d.$D$39]=&quot;m&quot;)*([$d.$F$7:$d.$F$39]=[.$A5]);[$d.$C$7:$d.$C$39]&amp;&quot; &quot;&amp;[$d.$B$7:$d.$B$39]&amp;&quot; Klasse &quot;&amp;[$d.$C$1]&amp;&quot;,&quot;;&quot;&quot;)&amp;IF(([$e.Y$7:$e.Y$39]=[.W5])*([$e.$D$7:$e.$D$39]=&quot;m&quot;)*([$e.$F$7:$e.$F$39]=[.$A5]);[$e.$C$7:$e.$C$39]&amp;&quot; &quot;&amp;[$e.$B$7:$e.$B$39]&amp;&quot; Klasse &quot;&amp;[$e.$C$1]&amp;&quot;,&quot;;&quot;&quot;))">
            <text:p/>
          </table:table-cell>
          <table:table-cell table:number-columns-repeated="6"/>
          <table:table-cell table:style-name="ce302"/>
          <table:table-cell table:number-columns-repeated="33"/>
        </table:table-row>
        <table:table-row table:style-name="ro4">
          <table:table-cell table:style-name="ce181" office:value-type="float" office:value="11" calcext:value-type="float">
            <text:p>11</text:p>
          </table:table-cell>
          <table:table-cell table:style-name="ce185" table:formula="of:=MAX(COM.MICROSOFT.MAXIFS([$a.G$7:$a.G$39];[$a.$F$7:$a.$F$39];[.$A6];[$a.$D$7:$a.$D$39];&quot;m&quot;);COM.MICROSOFT.MAXIFS([$b.G$7:$b.G$39];[$b.$F$7:$b.$F$39];[.$A6];[$b.$D$7:$b.$D$39];&quot;m&quot;);COM.MICROSOFT.MAXIFS([$c.G$7:$c.G$39];[$c.$F$7:$c.$F$39];[.$A6];[$c.$D$7:$c.$D$39];&quot;m&quot;);COM.MICROSOFT.MAXIFS([$d.G$7:$d.G$39];[$d.$F$7:$d.$F$39];[.$A6];[$d.$D$7:$d.$D$39];&quot;m&quot;);COM.MICROSOFT.MAXIFS([$e.G$7:$e.G$39];[$e.$F$7:$e.$F$39];[.$A6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G$7:$a.G$39]=[.B6])*([$a.$D$7:$a.$D$39]=&quot;m&quot;)*([$a.$F$7:$a.$F$39]=[.$A6]);[$a.$C$7:$a.$C$39]&amp;&quot; &quot;&amp;[$a.$B$7:$a.$B$39]&amp;&quot; Klasse &quot;&amp;[$a.$C$1]&amp;&quot;,&quot;;&quot;&quot;)&amp;IF(([$b.G$7:$b.G$39]=[.B6])*([$b.$D$7:$b.$D$39]=&quot;m&quot;)*([$b.$F$7:$b.$F$39]=[.$A6]);[$b.$C$7:$b.$C$39]&amp;&quot; &quot;&amp;[$b.$B$7:$b.$B$39]&amp;&quot; Klasse &quot;&amp;[$b.$C$1]&amp;&quot;,&quot;;&quot;&quot;)&amp;IF(([$c.G$7:$c.G$39]=[.B6])*([$c.$D$7:$c.$D$39]=&quot;m&quot;)*([$c.$F$7:$c.$F$39]=[.$A6]);[$c.$C$7:$c.$C$39]&amp;&quot; &quot;&amp;[$c.$B$7:$c.$B$39]&amp;&quot; Klasse &quot;&amp;[$c.$C$1]&amp;&quot;,&quot;;&quot;&quot;)&amp;IF(([$d.G$7:$d.G$39]=[.B6])*([$d.$D$7:$d.$D$39]=&quot;m&quot;)*([$d.$F$7:$d.$F$39]=[.$A6]);[$d.$C$7:$d.$C$39]&amp;&quot; &quot;&amp;[$d.$B$7:$d.$B$39]&amp;&quot; Klasse &quot;&amp;[$d.$C$1]&amp;&quot;,&quot;;&quot;&quot;)&amp;IF(([$e.G$7:$e.G$39]=[.B6])*([$e.$D$7:$e.$D$39]=&quot;m&quot;)*([$e.$F$7:$e.$F$39]=[.$A6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I$7:$a.I$39];[$a.$F$7:$a.$F$39];[.$A6];[$a.$D$7:$a.$D$39];&quot;m&quot;);COM.MICROSOFT.MAXIFS([$b.I$7:$b.I$39];[$b.$F$7:$b.$F$39];[.$A6];[$b.$D$7:$b.$D$39];&quot;m&quot;);COM.MICROSOFT.MAXIFS([$c.I$7:$c.I$39];[$c.$F$7:$c.$F$39];[.$A6];[$c.$D$7:$c.$D$39];&quot;m&quot;);COM.MICROSOFT.MAXIFS([$d.I$7:$d.I$39];[$d.$F$7:$d.$F$39];[.$A6];[$d.$D$7:$d.$D$39];&quot;m&quot;);COM.MICROSOFT.MAXIFS([$e.I$7:$e.I$39];[$e.$F$7:$e.$F$39];[.$A6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I$7:$a.I$39]=[.D6])*([$a.$D$7:$a.$D$39]=&quot;m&quot;)*([$a.$F$7:$a.$F$39]=[.$A6]);[$a.$C$7:$a.$C$39]&amp;&quot; &quot;&amp;[$a.$B$7:$a.$B$39]&amp;&quot; Klasse &quot;&amp;[$a.$C$1]&amp;&quot;,&quot;;&quot;&quot;)&amp;IF(([$b.I$7:$b.I$39]=[.D6])*([$b.$D$7:$b.$D$39]=&quot;m&quot;)*([$b.$F$7:$b.$F$39]=[.$A6]);[$b.$C$7:$b.$C$39]&amp;&quot; &quot;&amp;[$b.$B$7:$b.$B$39]&amp;&quot; Klasse &quot;&amp;[$b.$C$1]&amp;&quot;,&quot;;&quot;&quot;)&amp;IF(([$c.I$7:$c.I$39]=[.D6])*([$c.$D$7:$c.$D$39]=&quot;m&quot;)*([$c.$F$7:$c.$F$39]=[.$A6]);[$c.$C$7:$c.$C$39]&amp;&quot; &quot;&amp;[$c.$B$7:$c.$B$39]&amp;&quot; Klasse &quot;&amp;[$c.$C$1]&amp;&quot;,&quot;;&quot;&quot;)&amp;IF(([$d.I$7:$d.I$39]=[.D6])*([$d.$D$7:$d.$D$39]=&quot;m&quot;)*([$d.$F$7:$d.$F$39]=[.$A6]);[$d.$C$7:$d.$C$39]&amp;&quot; &quot;&amp;[$d.$B$7:$d.$B$39]&amp;&quot; Klasse &quot;&amp;[$d.$C$1]&amp;&quot;,&quot;;&quot;&quot;)&amp;IF(([$e.I$7:$e.I$39]=[.D6])*([$e.$D$7:$e.$D$39]=&quot;m&quot;)*([$e.$F$7:$e.$F$39]=[.$A6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K$7:$a.K$39];[$a.$F$7:$a.$F$39];[.$A6];[$a.$D$7:$a.$D$39];&quot;m&quot;);COM.MICROSOFT.MAXIFS([$b.K$7:$b.K$39];[$b.$F$7:$b.$F$39];[.$A6];[$b.$D$7:$b.$D$39];&quot;m&quot;);COM.MICROSOFT.MAXIFS([$c.K$7:$c.K$39];[$c.$F$7:$c.$F$39];[.$A6];[$c.$D$7:$c.$D$39];&quot;m&quot;);COM.MICROSOFT.MAXIFS([$d.K$7:$d.K$39];[$d.$F$7:$d.$F$39];[.$A6];[$d.$D$7:$d.$D$39];&quot;m&quot;);COM.MICROSOFT.MAXIFS([$e.K$7:$e.K$39];[$e.$F$7:$e.$F$39];[.$A6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K$7:$a.K$39]=[.F6])*([$a.$D$7:$a.$D$39]=&quot;m&quot;)*([$a.$F$7:$a.$F$39]=[.$A6]);[$a.$C$7:$a.$C$39]&amp;&quot; &quot;&amp;[$a.$B$7:$a.$B$39]&amp;&quot; Klasse &quot;&amp;[$a.$C$1]&amp;&quot;,&quot;;&quot;&quot;)&amp;IF(([$b.K$7:$b.K$39]=[.F6])*([$b.$D$7:$b.$D$39]=&quot;m&quot;)*([$b.$F$7:$b.$F$39]=[.$A6]);[$b.$C$7:$b.$C$39]&amp;&quot; &quot;&amp;[$b.$B$7:$b.$B$39]&amp;&quot; Klasse &quot;&amp;[$b.$C$1]&amp;&quot;,&quot;;&quot;&quot;)&amp;IF(([$c.K$7:$c.K$39]=[.F6])*([$c.$D$7:$c.$D$39]=&quot;m&quot;)*([$c.$F$7:$c.$F$39]=[.$A6]);[$c.$C$7:$c.$C$39]&amp;&quot; &quot;&amp;[$c.$B$7:$c.$B$39]&amp;&quot; Klasse &quot;&amp;[$c.$C$1]&amp;&quot;,&quot;;&quot;&quot;)&amp;IF(([$d.K$7:$d.K$39]=[.F6])*([$d.$D$7:$d.$D$39]=&quot;m&quot;)*([$d.$F$7:$d.$F$39]=[.$A6]);[$d.$C$7:$d.$C$39]&amp;&quot; &quot;&amp;[$d.$B$7:$d.$B$39]&amp;&quot; Klasse &quot;&amp;[$d.$C$1]&amp;&quot;,&quot;;&quot;&quot;)&amp;IF(([$e.K$7:$e.K$39]=[.F6])*([$e.$D$7:$e.$D$39]=&quot;m&quot;)*([$e.$F$7:$e.$F$39]=[.$A6]);[$e.$C$7:$e.$C$39]&amp;&quot; &quot;&amp;[$e.$B$7:$e.$B$39]&amp;&quot; Klasse &quot;&amp;[$e.$C$1]&amp;&quot;,&quot;;&quot;&quot;))">
            <text:p/>
          </table:table-cell>
          <table:table-cell table:style-name="ce294" table:formula="of:=ROUNDDOWN(IF([.I6]=0;0;50/([.I6]*0.0069+3.79)-0.24);2)" office:value-type="float" office:value="0" calcext:value-type="float">
            <text:p>0</text:p>
          </table:table-cell>
          <table:table-cell table:style-name="ce185" table:formula="of:=MAX(COM.MICROSOFT.MAXIFS([$a.N$7:$a.N$39];[$a.$F$7:$a.$F$39];[.$A6];[$a.$D$7:$a.$D$39];&quot;m&quot;);COM.MICROSOFT.MAXIFS([$b.N$7:$b.N$39];[$b.$F$7:$b.$F$39];[.$A6];[$b.$D$7:$b.$D$39];&quot;m&quot;);COM.MICROSOFT.MAXIFS([$c.N$7:$c.N$39];[$c.$F$7:$c.$F$39];[.$A6];[$c.$D$7:$c.$D$39];&quot;m&quot;);COM.MICROSOFT.MAXIFS([$d.N$7:$d.N$39];[$d.$F$7:$d.$F$39];[.$A6];[$d.$D$7:$d.$D$39];&quot;m&quot;);COM.MICROSOFT.MAXIFS([$e.N$7:$e.N$39];[$e.$F$7:$e.$F$39];[.$A6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N$7:$a.N$39]=[.I6])*([$a.$D$7:$a.$D$39]=&quot;m&quot;)*([$a.$F$7:$a.$F$39]=[.$A6]);[$a.$C$7:$a.$C$39]&amp;&quot; &quot;&amp;[$a.$B$7:$a.$B$39]&amp;&quot; Klasse &quot;&amp;[$a.$C$1]&amp;&quot;,&quot;;&quot;&quot;)&amp;IF(([$b.N$7:$b.N$39]=[.I6])*([$b.$D$7:$b.$D$39]=&quot;m&quot;)*([$b.$F$7:$b.$F$39]=[.$A6]);[$b.$C$7:$b.$C$39]&amp;&quot; &quot;&amp;[$b.$B$7:$b.$B$39]&amp;&quot; Klasse &quot;&amp;[$b.$C$1]&amp;&quot;,&quot;;&quot;&quot;)&amp;IF(([$c.N$7:$c.N$39]=[.I6])*([$c.$D$7:$c.$D$39]=&quot;m&quot;)*([$c.$F$7:$c.$F$39]=[.$A6]);[$c.$C$7:$c.$C$39]&amp;&quot; &quot;&amp;[$c.$B$7:$c.$B$39]&amp;&quot; Klasse &quot;&amp;[$c.$C$1]&amp;&quot;,&quot;;&quot;&quot;)&amp;IF(([$d.N$7:$d.N$39]=[.I6])*([$d.$D$7:$d.$D$39]=&quot;m&quot;)*([$d.$F$7:$d.$F$39]=[.$A6]);[$d.$C$7:$d.$C$39]&amp;&quot; &quot;&amp;[$d.$B$7:$d.$B$39]&amp;&quot; Klasse &quot;&amp;[$d.$C$1]&amp;&quot;,&quot;;&quot;&quot;)&amp;IF(([$e.N$7:$e.N$39]=[.I6])*([$e.$D$7:$e.$D$39]=&quot;m&quot;)*([$e.$F$7:$e.$F$39]=[.$A6]);[$e.$C$7:$e.$C$39]&amp;&quot; &quot;&amp;[$e.$B$7:$e.$B$39]&amp;&quot; Klasse &quot;&amp;[$e.$C$1]&amp;&quot;,&quot;;&quot;&quot;))">
            <text:p/>
          </table:table-cell>
          <table:table-cell table:style-name="ce294" table:formula="of:=ROUNDDOWN(IF([.L6]=0;0;75/([.L6]*0.00664+4.1)-0.24);2)" office:value-type="float" office:value="0" calcext:value-type="float">
            <text:p>0</text:p>
          </table:table-cell>
          <table:table-cell table:style-name="ce185" table:formula="of:=MAX(COM.MICROSOFT.MAXIFS([$a.P$7:$a.P$39];[$a.$F$7:$a.$F$39];[.$A6];[$a.$D$7:$a.$D$39];&quot;m&quot;);COM.MICROSOFT.MAXIFS([$b.P$7:$b.P$39];[$b.$F$7:$b.$F$39];[.$A6];[$b.$D$7:$b.$D$39];&quot;m&quot;);COM.MICROSOFT.MAXIFS([$c.P$7:$c.P$39];[$c.$F$7:$c.$F$39];[.$A6];[$c.$D$7:$c.$D$39];&quot;m&quot;);COM.MICROSOFT.MAXIFS([$d.P$7:$d.P$39];[$d.$F$7:$d.$F$39];[.$A6];[$d.$D$7:$d.$D$39];&quot;m&quot;);COM.MICROSOFT.MAXIFS([$e.P$7:$e.P$39];[$e.$F$7:$e.$F$39];[.$A6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P$7:$a.P$39]=[.L6])*([$a.$D$7:$a.$D$39]=&quot;m&quot;)*([$a.$F$7:$a.$F$39]=[.$A6]);[$a.$C$7:$a.$C$39]&amp;&quot; &quot;&amp;[$a.$B$7:$a.$B$39]&amp;&quot; Klasse &quot;&amp;[$a.$C$1]&amp;&quot;,&quot;;&quot;&quot;)&amp;IF(([$b.P$7:$b.P$39]=[.L6])*([$b.$D$7:$b.$D$39]=&quot;m&quot;)*([$b.$F$7:$b.$F$39]=[.$A6]);[$b.$C$7:$b.$C$39]&amp;&quot; &quot;&amp;[$b.$B$7:$b.$B$39]&amp;&quot; Klasse &quot;&amp;[$b.$C$1]&amp;&quot;,&quot;;&quot;&quot;)&amp;IF(([$c.P$7:$c.P$39]=[.L6])*([$c.$D$7:$c.$D$39]=&quot;m&quot;)*([$c.$F$7:$c.$F$39]=[.$A6]);[$c.$C$7:$c.$C$39]&amp;&quot; &quot;&amp;[$c.$B$7:$c.$B$39]&amp;&quot; Klasse &quot;&amp;[$c.$C$1]&amp;&quot;,&quot;;&quot;&quot;)&amp;IF(([$d.P$7:$d.P$39]=[.L6])*([$d.$D$7:$d.$D$39]=&quot;m&quot;)*([$d.$F$7:$d.$F$39]=[.$A6]);[$d.$C$7:$d.$C$39]&amp;&quot; &quot;&amp;[$d.$B$7:$d.$B$39]&amp;&quot; Klasse &quot;&amp;[$d.$C$1]&amp;&quot;,&quot;;&quot;&quot;)&amp;IF(([$e.P$7:$e.P$39]=[.L6])*([$e.$D$7:$e.$D$39]=&quot;m&quot;)*([$e.$F$7:$e.$F$39]=[.$A6]);[$e.$C$7:$e.$C$39]&amp;&quot; &quot;&amp;[$e.$B$7:$e.$B$39]&amp;&quot; Klasse &quot;&amp;[$e.$C$1]&amp;&quot;,&quot;;&quot;&quot;))">
            <text:p/>
          </table:table-cell>
          <table:table-cell table:style-name="ce294" table:formula="of:=ROUNDDOWN(IF([.O6]=0;0;100/([.O6]*0.00676+4.34)-0.24);2)" office:value-type="float" office:value="0" calcext:value-type="float">
            <text:p>0</text:p>
          </table:table-cell>
          <table:table-cell table:style-name="ce185" table:formula="of:=MAX(COM.MICROSOFT.MAXIFS([$a.R$7:$a.R$39];[$a.$F$7:$a.$F$39];[.$A6];[$a.$D$7:$a.$D$39];&quot;m&quot;);COM.MICROSOFT.MAXIFS([$b.R$7:$b.R$39];[$b.$F$7:$b.$F$39];[.$A6];[$b.$D$7:$b.$D$39];&quot;m&quot;);COM.MICROSOFT.MAXIFS([$c.R$7:$c.R$39];[$c.$F$7:$c.$F$39];[.$A6];[$c.$D$7:$c.$D$39];&quot;m&quot;);COM.MICROSOFT.MAXIFS([$d.R$7:$d.R$39];[$d.$F$7:$d.$F$39];[.$A6];[$d.$D$7:$d.$D$39];&quot;m&quot;);COM.MICROSOFT.MAXIFS([$e.R$7:$e.R$39];[$e.$F$7:$e.$F$39];[.$A6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R$7:$a.R$39]=[.O6])*([$a.$D$7:$a.$D$39]=&quot;m&quot;)*([$a.$F$7:$a.$F$39]=[.$A6]);[$a.$C$7:$a.$C$39]&amp;&quot; &quot;&amp;[$a.$B$7:$a.$B$39]&amp;&quot; Klasse &quot;&amp;[$a.$C$1]&amp;&quot;,&quot;;&quot;&quot;)&amp;IF(([$b.R$7:$b.R$39]=[.O6])*([$b.$D$7:$b.$D$39]=&quot;m&quot;)*([$b.$F$7:$b.$F$39]=[.$A6]);[$b.$C$7:$b.$C$39]&amp;&quot; &quot;&amp;[$b.$B$7:$b.$B$39]&amp;&quot; Klasse &quot;&amp;[$b.$C$1]&amp;&quot;,&quot;;&quot;&quot;)&amp;IF(([$c.R$7:$c.R$39]=[.O6])*([$c.$D$7:$c.$D$39]=&quot;m&quot;)*([$c.$F$7:$c.$F$39]=[.$A6]);[$c.$C$7:$c.$C$39]&amp;&quot; &quot;&amp;[$c.$B$7:$c.$B$39]&amp;&quot; Klasse &quot;&amp;[$c.$C$1]&amp;&quot;,&quot;;&quot;&quot;)&amp;IF(([$d.R$7:$d.R$39]=[.O6])*([$d.$D$7:$d.$D$39]=&quot;m&quot;)*([$d.$F$7:$d.$F$39]=[.$A6]);[$d.$C$7:$d.$C$39]&amp;&quot; &quot;&amp;[$d.$B$7:$d.$B$39]&amp;&quot; Klasse &quot;&amp;[$d.$C$1]&amp;&quot;,&quot;;&quot;&quot;)&amp;IF(([$e.R$7:$e.R$39]=[.O6])*([$e.$D$7:$e.$D$39]=&quot;m&quot;)*([$e.$F$7:$e.$F$39]=[.$A6]);[$e.$C$7:$e.$C$39]&amp;&quot; &quot;&amp;[$e.$B$7:$e.$B$39]&amp;&quot; Klasse &quot;&amp;[$e.$C$1]&amp;&quot;,&quot;;&quot;&quot;))">
            <text:p/>
          </table:table-cell>
          <table:table-cell table:style-name="ce298" table:number-columns-repeated="2"/>
          <table:table-cell table:style-name="ce299"/>
          <table:table-cell table:style-name="ce294" table:formula="of:=IF([.U6]=0;0;INT(ROUNDDOWN(1000/([.U6]*0.006+2.158);0)/60)+(ROUNDDOWN(1000/([.U6]*0.006+2.158);0)/60-INT(ROUNDDOWN(1000/([.U6]*0.006+2.158);0)/60))*0.6)" office:value-type="float" office:value="0" calcext:value-type="float">
            <text:p>0</text:p>
          </table:table-cell>
          <table:table-cell table:style-name="ce185" table:formula="of:=MAX(COM.MICROSOFT.MAXIFS([$a.X$7:$a.X$39];[$a.$F$7:$a.$F$39];[.$A6];[$a.$D$7:$a.$D$39];&quot;m&quot;);COM.MICROSOFT.MAXIFS([$b.X$7:$b.X$39];[$b.$F$7:$b.$F$39];[.$A6];[$b.$D$7:$b.$D$39];&quot;m&quot;);COM.MICROSOFT.MAXIFS([$c.X$7:$c.X$39];[$c.$F$7:$c.$F$39];[.$A6];[$c.$D$7:$c.$D$39];&quot;m&quot;);COM.MICROSOFT.MAXIFS([$d.X$7:$d.X$39];[$d.$F$7:$d.$F$39];[.$A6];[$d.$D$7:$d.$D$39];&quot;m&quot;);COM.MICROSOFT.MAXIFS([$e.X$7:$e.X$39];[$e.$F$7:$e.$F$39];[.$A6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X$7:$a.X$39]=[.U6])*([$a.$D$7:$a.$D$39]=&quot;m&quot;)*([$a.$F$7:$a.$F$39]=[.$A6]);[$a.$C$7:$a.$C$39]&amp;&quot; &quot;&amp;[$a.$B$7:$a.$B$39]&amp;&quot; Klasse &quot;&amp;[$a.$C$1]&amp;&quot;,&quot;;&quot;&quot;)&amp;IF(([$b.X$7:$b.X$39]=[.U6])*([$b.$D$7:$b.$D$39]=&quot;m&quot;)*([$b.$F$7:$b.$F$39]=[.$A6]);[$b.$C$7:$b.$C$39]&amp;&quot; &quot;&amp;[$b.$B$7:$b.$B$39]&amp;&quot; Klasse &quot;&amp;[$b.$C$1]&amp;&quot;,&quot;;&quot;&quot;)&amp;IF(([$c.X$7:$c.X$39]=[.U6])*([$c.$D$7:$c.$D$39]=&quot;m&quot;)*([$c.$F$7:$c.$F$39]=[.$A6]);[$c.$C$7:$c.$C$39]&amp;&quot; &quot;&amp;[$c.$B$7:$c.$B$39]&amp;&quot; Klasse &quot;&amp;[$c.$C$1]&amp;&quot;,&quot;;&quot;&quot;)&amp;IF(([$d.X$7:$d.X$39]=[.U6])*([$d.$D$7:$d.$D$39]=&quot;m&quot;)*([$d.$F$7:$d.$F$39]=[.$A6]);[$d.$C$7:$d.$C$39]&amp;&quot; &quot;&amp;[$d.$B$7:$d.$B$39]&amp;&quot; Klasse &quot;&amp;[$d.$C$1]&amp;&quot;,&quot;;&quot;&quot;)&amp;IF(([$e.X$7:$e.X$39]=[.U6])*([$e.$D$7:$e.$D$39]=&quot;m&quot;)*([$e.$F$7:$e.$F$39]=[.$A6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Y$7:$a.Y$39];[$a.$F$7:$a.$F$39];[.$A6];[$a.$D$7:$a.$D$39];&quot;m&quot;);COM.MICROSOFT.MAXIFS([$b.Y$7:$b.Y$39];[$b.$F$7:$b.$F$39];[.$A6];[$b.$D$7:$b.$D$39];&quot;m&quot;);COM.MICROSOFT.MAXIFS([$c.Y$7:$c.Y$39];[$c.$F$7:$c.$F$39];[.$A6];[$c.$D$7:$c.$D$39];&quot;m&quot;);COM.MICROSOFT.MAXIFS([$d.Y$7:$d.Y$39];[$d.$F$7:$d.$F$39];[.$A6];[$d.$D$7:$d.$D$39];&quot;m&quot;);COM.MICROSOFT.MAXIFS([$e.Y$7:$e.Y$39];[$e.$F$7:$e.$F$39];[.$A6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Y$7:$a.Y$39]=[.W6])*([$a.$D$7:$a.$D$39]=&quot;m&quot;)*([$a.$F$7:$a.$F$39]=[.$A6]);[$a.$C$7:$a.$C$39]&amp;&quot; &quot;&amp;[$a.$B$7:$a.$B$39]&amp;&quot; Klasse &quot;&amp;[$a.$C$1]&amp;&quot;,&quot;;&quot;&quot;)&amp;IF(([$b.Y$7:$b.Y$39]=[.W6])*([$b.$D$7:$b.$D$39]=&quot;m&quot;)*([$b.$F$7:$b.$F$39]=[.$A6]);[$b.$C$7:$b.$C$39]&amp;&quot; &quot;&amp;[$b.$B$7:$b.$B$39]&amp;&quot; Klasse &quot;&amp;[$b.$C$1]&amp;&quot;,&quot;;&quot;&quot;)&amp;IF(([$c.Y$7:$c.Y$39]=[.W6])*([$c.$D$7:$c.$D$39]=&quot;m&quot;)*([$c.$F$7:$c.$F$39]=[.$A6]);[$c.$C$7:$c.$C$39]&amp;&quot; &quot;&amp;[$c.$B$7:$c.$B$39]&amp;&quot; Klasse &quot;&amp;[$c.$C$1]&amp;&quot;,&quot;;&quot;&quot;)&amp;IF(([$d.Y$7:$d.Y$39]=[.W6])*([$d.$D$7:$d.$D$39]=&quot;m&quot;)*([$d.$F$7:$d.$F$39]=[.$A6]);[$d.$C$7:$d.$C$39]&amp;&quot; &quot;&amp;[$d.$B$7:$d.$B$39]&amp;&quot; Klasse &quot;&amp;[$d.$C$1]&amp;&quot;,&quot;;&quot;&quot;)&amp;IF(([$e.Y$7:$e.Y$39]=[.W6])*([$e.$D$7:$e.$D$39]=&quot;m&quot;)*([$e.$F$7:$e.$F$39]=[.$A6]);[$e.$C$7:$e.$C$39]&amp;&quot; &quot;&amp;[$e.$B$7:$e.$B$39]&amp;&quot; Klasse &quot;&amp;[$e.$C$1]&amp;&quot;,&quot;;&quot;&quot;))">
            <text:p/>
          </table:table-cell>
          <table:table-cell table:number-columns-repeated="6"/>
          <table:table-cell table:style-name="ce302"/>
          <table:table-cell table:number-columns-repeated="33"/>
        </table:table-row>
        <table:table-row table:style-name="ro4">
          <table:table-cell table:style-name="ce181" office:value-type="float" office:value="12" calcext:value-type="float">
            <text:p>12</text:p>
          </table:table-cell>
          <table:table-cell table:style-name="ce185" table:formula="of:=MAX(COM.MICROSOFT.MAXIFS([$a.G$7:$a.G$39];[$a.$F$7:$a.$F$39];[.$A7];[$a.$D$7:$a.$D$39];&quot;m&quot;);COM.MICROSOFT.MAXIFS([$b.G$7:$b.G$39];[$b.$F$7:$b.$F$39];[.$A7];[$b.$D$7:$b.$D$39];&quot;m&quot;);COM.MICROSOFT.MAXIFS([$c.G$7:$c.G$39];[$c.$F$7:$c.$F$39];[.$A7];[$c.$D$7:$c.$D$39];&quot;m&quot;);COM.MICROSOFT.MAXIFS([$d.G$7:$d.G$39];[$d.$F$7:$d.$F$39];[.$A7];[$d.$D$7:$d.$D$39];&quot;m&quot;);COM.MICROSOFT.MAXIFS([$e.G$7:$e.G$39];[$e.$F$7:$e.$F$39];[.$A7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G$7:$a.G$39]=[.B7])*([$a.$D$7:$a.$D$39]=&quot;m&quot;)*([$a.$F$7:$a.$F$39]=[.$A7]);[$a.$C$7:$a.$C$39]&amp;&quot; &quot;&amp;[$a.$B$7:$a.$B$39]&amp;&quot; Klasse &quot;&amp;[$a.$C$1]&amp;&quot;,&quot;;&quot;&quot;)&amp;IF(([$b.G$7:$b.G$39]=[.B7])*([$b.$D$7:$b.$D$39]=&quot;m&quot;)*([$b.$F$7:$b.$F$39]=[.$A7]);[$b.$C$7:$b.$C$39]&amp;&quot; &quot;&amp;[$b.$B$7:$b.$B$39]&amp;&quot; Klasse &quot;&amp;[$b.$C$1]&amp;&quot;,&quot;;&quot;&quot;)&amp;IF(([$c.G$7:$c.G$39]=[.B7])*([$c.$D$7:$c.$D$39]=&quot;m&quot;)*([$c.$F$7:$c.$F$39]=[.$A7]);[$c.$C$7:$c.$C$39]&amp;&quot; &quot;&amp;[$c.$B$7:$c.$B$39]&amp;&quot; Klasse &quot;&amp;[$c.$C$1]&amp;&quot;,&quot;;&quot;&quot;)&amp;IF(([$d.G$7:$d.G$39]=[.B7])*([$d.$D$7:$d.$D$39]=&quot;m&quot;)*([$d.$F$7:$d.$F$39]=[.$A7]);[$d.$C$7:$d.$C$39]&amp;&quot; &quot;&amp;[$d.$B$7:$d.$B$39]&amp;&quot; Klasse &quot;&amp;[$d.$C$1]&amp;&quot;,&quot;;&quot;&quot;)&amp;IF(([$e.G$7:$e.G$39]=[.B7])*([$e.$D$7:$e.$D$39]=&quot;m&quot;)*([$e.$F$7:$e.$F$39]=[.$A7]);[$e.$C$7:$e.$C$39]&amp;&quot; &quot;&amp;[$e.$B$7:$e.$B$39]&amp;&quot; Klasse &quot;&amp;[$e.$C$1]&amp;&quot;,&quot;;&quot;&quot;))" office:value-type="string" office:string-value="Max Mustermann Klasse 6a," calcext:value-type="string">
            <text:p>Max Mustermann Klasse 6a,</text:p>
          </table:table-cell>
          <table:table-cell table:style-name="ce185" table:formula="of:=MAX(COM.MICROSOFT.MAXIFS([$a.I$7:$a.I$39];[$a.$F$7:$a.$F$39];[.$A7];[$a.$D$7:$a.$D$39];&quot;m&quot;);COM.MICROSOFT.MAXIFS([$b.I$7:$b.I$39];[$b.$F$7:$b.$F$39];[.$A7];[$b.$D$7:$b.$D$39];&quot;m&quot;);COM.MICROSOFT.MAXIFS([$c.I$7:$c.I$39];[$c.$F$7:$c.$F$39];[.$A7];[$c.$D$7:$c.$D$39];&quot;m&quot;);COM.MICROSOFT.MAXIFS([$d.I$7:$d.I$39];[$d.$F$7:$d.$F$39];[.$A7];[$d.$D$7:$d.$D$39];&quot;m&quot;);COM.MICROSOFT.MAXIFS([$e.I$7:$e.I$39];[$e.$F$7:$e.$F$39];[.$A7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I$7:$a.I$39]=[.D7])*([$a.$D$7:$a.$D$39]=&quot;m&quot;)*([$a.$F$7:$a.$F$39]=[.$A7]);[$a.$C$7:$a.$C$39]&amp;&quot; &quot;&amp;[$a.$B$7:$a.$B$39]&amp;&quot; Klasse &quot;&amp;[$a.$C$1]&amp;&quot;,&quot;;&quot;&quot;)&amp;IF(([$b.I$7:$b.I$39]=[.D7])*([$b.$D$7:$b.$D$39]=&quot;m&quot;)*([$b.$F$7:$b.$F$39]=[.$A7]);[$b.$C$7:$b.$C$39]&amp;&quot; &quot;&amp;[$b.$B$7:$b.$B$39]&amp;&quot; Klasse &quot;&amp;[$b.$C$1]&amp;&quot;,&quot;;&quot;&quot;)&amp;IF(([$c.I$7:$c.I$39]=[.D7])*([$c.$D$7:$c.$D$39]=&quot;m&quot;)*([$c.$F$7:$c.$F$39]=[.$A7]);[$c.$C$7:$c.$C$39]&amp;&quot; &quot;&amp;[$c.$B$7:$c.$B$39]&amp;&quot; Klasse &quot;&amp;[$c.$C$1]&amp;&quot;,&quot;;&quot;&quot;)&amp;IF(([$d.I$7:$d.I$39]=[.D7])*([$d.$D$7:$d.$D$39]=&quot;m&quot;)*([$d.$F$7:$d.$F$39]=[.$A7]);[$d.$C$7:$d.$C$39]&amp;&quot; &quot;&amp;[$d.$B$7:$d.$B$39]&amp;&quot; Klasse &quot;&amp;[$d.$C$1]&amp;&quot;,&quot;;&quot;&quot;)&amp;IF(([$e.I$7:$e.I$39]=[.D7])*([$e.$D$7:$e.$D$39]=&quot;m&quot;)*([$e.$F$7:$e.$F$39]=[.$A7]);[$e.$C$7:$e.$C$39]&amp;&quot; &quot;&amp;[$e.$B$7:$e.$B$39]&amp;&quot; Klasse &quot;&amp;[$e.$C$1]&amp;&quot;,&quot;;&quot;&quot;))" office:value-type="string" office:string-value="Max Mustermann Klasse 6a," calcext:value-type="string">
            <text:p>Max Mustermann Klasse 6a,</text:p>
          </table:table-cell>
          <table:table-cell table:style-name="ce185" table:formula="of:=MAX(COM.MICROSOFT.MAXIFS([$a.K$7:$a.K$39];[$a.$F$7:$a.$F$39];[.$A7];[$a.$D$7:$a.$D$39];&quot;m&quot;);COM.MICROSOFT.MAXIFS([$b.K$7:$b.K$39];[$b.$F$7:$b.$F$39];[.$A7];[$b.$D$7:$b.$D$39];&quot;m&quot;);COM.MICROSOFT.MAXIFS([$c.K$7:$c.K$39];[$c.$F$7:$c.$F$39];[.$A7];[$c.$D$7:$c.$D$39];&quot;m&quot;);COM.MICROSOFT.MAXIFS([$d.K$7:$d.K$39];[$d.$F$7:$d.$F$39];[.$A7];[$d.$D$7:$d.$D$39];&quot;m&quot;);COM.MICROSOFT.MAXIFS([$e.K$7:$e.K$39];[$e.$F$7:$e.$F$39];[.$A7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K$7:$a.K$39]=[.F7])*([$a.$D$7:$a.$D$39]=&quot;m&quot;)*([$a.$F$7:$a.$F$39]=[.$A7]);[$a.$C$7:$a.$C$39]&amp;&quot; &quot;&amp;[$a.$B$7:$a.$B$39]&amp;&quot; Klasse &quot;&amp;[$a.$C$1]&amp;&quot;,&quot;;&quot;&quot;)&amp;IF(([$b.K$7:$b.K$39]=[.F7])*([$b.$D$7:$b.$D$39]=&quot;m&quot;)*([$b.$F$7:$b.$F$39]=[.$A7]);[$b.$C$7:$b.$C$39]&amp;&quot; &quot;&amp;[$b.$B$7:$b.$B$39]&amp;&quot; Klasse &quot;&amp;[$b.$C$1]&amp;&quot;,&quot;;&quot;&quot;)&amp;IF(([$c.K$7:$c.K$39]=[.F7])*([$c.$D$7:$c.$D$39]=&quot;m&quot;)*([$c.$F$7:$c.$F$39]=[.$A7]);[$c.$C$7:$c.$C$39]&amp;&quot; &quot;&amp;[$c.$B$7:$c.$B$39]&amp;&quot; Klasse &quot;&amp;[$c.$C$1]&amp;&quot;,&quot;;&quot;&quot;)&amp;IF(([$d.K$7:$d.K$39]=[.F7])*([$d.$D$7:$d.$D$39]=&quot;m&quot;)*([$d.$F$7:$d.$F$39]=[.$A7]);[$d.$C$7:$d.$C$39]&amp;&quot; &quot;&amp;[$d.$B$7:$d.$B$39]&amp;&quot; Klasse &quot;&amp;[$d.$C$1]&amp;&quot;,&quot;;&quot;&quot;)&amp;IF(([$e.K$7:$e.K$39]=[.F7])*([$e.$D$7:$e.$D$39]=&quot;m&quot;)*([$e.$F$7:$e.$F$39]=[.$A7]);[$e.$C$7:$e.$C$39]&amp;&quot; &quot;&amp;[$e.$B$7:$e.$B$39]&amp;&quot; Klasse &quot;&amp;[$e.$C$1]&amp;&quot;,&quot;;&quot;&quot;))" office:value-type="string" office:string-value="Max Mustermann Klasse 6a," calcext:value-type="string">
            <text:p>Max Mustermann Klasse 6a,</text:p>
          </table:table-cell>
          <table:table-cell table:style-name="ce294" table:formula="of:=ROUNDDOWN(IF([.I7]=0;0;50/([.I7]*0.0069+3.79)-0.24);2)" office:value-type="float" office:value="0" calcext:value-type="float">
            <text:p>0</text:p>
          </table:table-cell>
          <table:table-cell table:style-name="ce185" table:formula="of:=MAX(COM.MICROSOFT.MAXIFS([$a.N$7:$a.N$39];[$a.$F$7:$a.$F$39];[.$A7];[$a.$D$7:$a.$D$39];&quot;m&quot;);COM.MICROSOFT.MAXIFS([$b.N$7:$b.N$39];[$b.$F$7:$b.$F$39];[.$A7];[$b.$D$7:$b.$D$39];&quot;m&quot;);COM.MICROSOFT.MAXIFS([$c.N$7:$c.N$39];[$c.$F$7:$c.$F$39];[.$A7];[$c.$D$7:$c.$D$39];&quot;m&quot;);COM.MICROSOFT.MAXIFS([$d.N$7:$d.N$39];[$d.$F$7:$d.$F$39];[.$A7];[$d.$D$7:$d.$D$39];&quot;m&quot;);COM.MICROSOFT.MAXIFS([$e.N$7:$e.N$39];[$e.$F$7:$e.$F$39];[.$A7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N$7:$a.N$39]=[.I7])*([$a.$D$7:$a.$D$39]=&quot;m&quot;)*([$a.$F$7:$a.$F$39]=[.$A7]);[$a.$C$7:$a.$C$39]&amp;&quot; &quot;&amp;[$a.$B$7:$a.$B$39]&amp;&quot; Klasse &quot;&amp;[$a.$C$1]&amp;&quot;,&quot;;&quot;&quot;)&amp;IF(([$b.N$7:$b.N$39]=[.I7])*([$b.$D$7:$b.$D$39]=&quot;m&quot;)*([$b.$F$7:$b.$F$39]=[.$A7]);[$b.$C$7:$b.$C$39]&amp;&quot; &quot;&amp;[$b.$B$7:$b.$B$39]&amp;&quot; Klasse &quot;&amp;[$b.$C$1]&amp;&quot;,&quot;;&quot;&quot;)&amp;IF(([$c.N$7:$c.N$39]=[.I7])*([$c.$D$7:$c.$D$39]=&quot;m&quot;)*([$c.$F$7:$c.$F$39]=[.$A7]);[$c.$C$7:$c.$C$39]&amp;&quot; &quot;&amp;[$c.$B$7:$c.$B$39]&amp;&quot; Klasse &quot;&amp;[$c.$C$1]&amp;&quot;,&quot;;&quot;&quot;)&amp;IF(([$d.N$7:$d.N$39]=[.I7])*([$d.$D$7:$d.$D$39]=&quot;m&quot;)*([$d.$F$7:$d.$F$39]=[.$A7]);[$d.$C$7:$d.$C$39]&amp;&quot; &quot;&amp;[$d.$B$7:$d.$B$39]&amp;&quot; Klasse &quot;&amp;[$d.$C$1]&amp;&quot;,&quot;;&quot;&quot;)&amp;IF(([$e.N$7:$e.N$39]=[.I7])*([$e.$D$7:$e.$D$39]=&quot;m&quot;)*([$e.$F$7:$e.$F$39]=[.$A7]);[$e.$C$7:$e.$C$39]&amp;&quot; &quot;&amp;[$e.$B$7:$e.$B$39]&amp;&quot; Klasse &quot;&amp;[$e.$C$1]&amp;&quot;,&quot;;&quot;&quot;))" office:value-type="string" office:string-value="Max Mustermann Klasse 6a," calcext:value-type="string">
            <text:p>Max Mustermann Klasse 6a,</text:p>
          </table:table-cell>
          <table:table-cell table:style-name="ce294" table:formula="of:=ROUNDDOWN(IF([.L7]=0;0;75/([.L7]*0.00664+4.1)-0.24);2)" office:value-type="float" office:value="0" calcext:value-type="float">
            <text:p>0</text:p>
          </table:table-cell>
          <table:table-cell table:style-name="ce185" table:formula="of:=MAX(COM.MICROSOFT.MAXIFS([$a.P$7:$a.P$39];[$a.$F$7:$a.$F$39];[.$A7];[$a.$D$7:$a.$D$39];&quot;m&quot;);COM.MICROSOFT.MAXIFS([$b.P$7:$b.P$39];[$b.$F$7:$b.$F$39];[.$A7];[$b.$D$7:$b.$D$39];&quot;m&quot;);COM.MICROSOFT.MAXIFS([$c.P$7:$c.P$39];[$c.$F$7:$c.$F$39];[.$A7];[$c.$D$7:$c.$D$39];&quot;m&quot;);COM.MICROSOFT.MAXIFS([$d.P$7:$d.P$39];[$d.$F$7:$d.$F$39];[.$A7];[$d.$D$7:$d.$D$39];&quot;m&quot;);COM.MICROSOFT.MAXIFS([$e.P$7:$e.P$39];[$e.$F$7:$e.$F$39];[.$A7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P$7:$a.P$39]=[.L7])*([$a.$D$7:$a.$D$39]=&quot;m&quot;)*([$a.$F$7:$a.$F$39]=[.$A7]);[$a.$C$7:$a.$C$39]&amp;&quot; &quot;&amp;[$a.$B$7:$a.$B$39]&amp;&quot; Klasse &quot;&amp;[$a.$C$1]&amp;&quot;,&quot;;&quot;&quot;)&amp;IF(([$b.P$7:$b.P$39]=[.L7])*([$b.$D$7:$b.$D$39]=&quot;m&quot;)*([$b.$F$7:$b.$F$39]=[.$A7]);[$b.$C$7:$b.$C$39]&amp;&quot; &quot;&amp;[$b.$B$7:$b.$B$39]&amp;&quot; Klasse &quot;&amp;[$b.$C$1]&amp;&quot;,&quot;;&quot;&quot;)&amp;IF(([$c.P$7:$c.P$39]=[.L7])*([$c.$D$7:$c.$D$39]=&quot;m&quot;)*([$c.$F$7:$c.$F$39]=[.$A7]);[$c.$C$7:$c.$C$39]&amp;&quot; &quot;&amp;[$c.$B$7:$c.$B$39]&amp;&quot; Klasse &quot;&amp;[$c.$C$1]&amp;&quot;,&quot;;&quot;&quot;)&amp;IF(([$d.P$7:$d.P$39]=[.L7])*([$d.$D$7:$d.$D$39]=&quot;m&quot;)*([$d.$F$7:$d.$F$39]=[.$A7]);[$d.$C$7:$d.$C$39]&amp;&quot; &quot;&amp;[$d.$B$7:$d.$B$39]&amp;&quot; Klasse &quot;&amp;[$d.$C$1]&amp;&quot;,&quot;;&quot;&quot;)&amp;IF(([$e.P$7:$e.P$39]=[.L7])*([$e.$D$7:$e.$D$39]=&quot;m&quot;)*([$e.$F$7:$e.$F$39]=[.$A7]);[$e.$C$7:$e.$C$39]&amp;&quot; &quot;&amp;[$e.$B$7:$e.$B$39]&amp;&quot; Klasse &quot;&amp;[$e.$C$1]&amp;&quot;,&quot;;&quot;&quot;))" office:value-type="string" office:string-value="Max Mustermann Klasse 6a," calcext:value-type="string">
            <text:p>Max Mustermann Klasse 6a,</text:p>
          </table:table-cell>
          <table:table-cell table:style-name="ce294" table:formula="of:=ROUNDDOWN(IF([.O7]=0;0;100/([.O7]*0.00676+4.34)-0.24);2)" office:value-type="float" office:value="0" calcext:value-type="float">
            <text:p>0</text:p>
          </table:table-cell>
          <table:table-cell table:style-name="ce185" table:formula="of:=MAX(COM.MICROSOFT.MAXIFS([$a.R$7:$a.R$39];[$a.$F$7:$a.$F$39];[.$A7];[$a.$D$7:$a.$D$39];&quot;m&quot;);COM.MICROSOFT.MAXIFS([$b.R$7:$b.R$39];[$b.$F$7:$b.$F$39];[.$A7];[$b.$D$7:$b.$D$39];&quot;m&quot;);COM.MICROSOFT.MAXIFS([$c.R$7:$c.R$39];[$c.$F$7:$c.$F$39];[.$A7];[$c.$D$7:$c.$D$39];&quot;m&quot;);COM.MICROSOFT.MAXIFS([$d.R$7:$d.R$39];[$d.$F$7:$d.$F$39];[.$A7];[$d.$D$7:$d.$D$39];&quot;m&quot;);COM.MICROSOFT.MAXIFS([$e.R$7:$e.R$39];[$e.$F$7:$e.$F$39];[.$A7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R$7:$a.R$39]=[.O7])*([$a.$D$7:$a.$D$39]=&quot;m&quot;)*([$a.$F$7:$a.$F$39]=[.$A7]);[$a.$C$7:$a.$C$39]&amp;&quot; &quot;&amp;[$a.$B$7:$a.$B$39]&amp;&quot; Klasse &quot;&amp;[$a.$C$1]&amp;&quot;,&quot;;&quot;&quot;)&amp;IF(([$b.R$7:$b.R$39]=[.O7])*([$b.$D$7:$b.$D$39]=&quot;m&quot;)*([$b.$F$7:$b.$F$39]=[.$A7]);[$b.$C$7:$b.$C$39]&amp;&quot; &quot;&amp;[$b.$B$7:$b.$B$39]&amp;&quot; Klasse &quot;&amp;[$b.$C$1]&amp;&quot;,&quot;;&quot;&quot;)&amp;IF(([$c.R$7:$c.R$39]=[.O7])*([$c.$D$7:$c.$D$39]=&quot;m&quot;)*([$c.$F$7:$c.$F$39]=[.$A7]);[$c.$C$7:$c.$C$39]&amp;&quot; &quot;&amp;[$c.$B$7:$c.$B$39]&amp;&quot; Klasse &quot;&amp;[$c.$C$1]&amp;&quot;,&quot;;&quot;&quot;)&amp;IF(([$d.R$7:$d.R$39]=[.O7])*([$d.$D$7:$d.$D$39]=&quot;m&quot;)*([$d.$F$7:$d.$F$39]=[.$A7]);[$d.$C$7:$d.$C$39]&amp;&quot; &quot;&amp;[$d.$B$7:$d.$B$39]&amp;&quot; Klasse &quot;&amp;[$d.$C$1]&amp;&quot;,&quot;;&quot;&quot;)&amp;IF(([$e.R$7:$e.R$39]=[.O7])*([$e.$D$7:$e.$D$39]=&quot;m&quot;)*([$e.$F$7:$e.$F$39]=[.$A7]);[$e.$C$7:$e.$C$39]&amp;&quot; &quot;&amp;[$e.$B$7:$e.$B$39]&amp;&quot; Klasse &quot;&amp;[$e.$C$1]&amp;&quot;,&quot;;&quot;&quot;))" office:value-type="string" office:string-value="Max Mustermann Klasse 6a," calcext:value-type="string">
            <text:p>Max Mustermann Klasse 6a,</text:p>
          </table:table-cell>
          <table:table-cell table:style-name="ce298" table:number-columns-repeated="2"/>
          <table:table-cell table:style-name="ce299"/>
          <table:table-cell table:style-name="ce294" table:formula="of:=IF([.U7]=0;0;INT(ROUNDDOWN(1000/([.U7]*0.006+2.158);0)/60)+(ROUNDDOWN(1000/([.U7]*0.006+2.158);0)/60-INT(ROUNDDOWN(1000/([.U7]*0.006+2.158);0)/60))*0.6)" office:value-type="float" office:value="0" calcext:value-type="float">
            <text:p>0</text:p>
          </table:table-cell>
          <table:table-cell table:style-name="ce185" table:formula="of:=MAX(COM.MICROSOFT.MAXIFS([$a.X$7:$a.X$39];[$a.$F$7:$a.$F$39];[.$A7];[$a.$D$7:$a.$D$39];&quot;m&quot;);COM.MICROSOFT.MAXIFS([$b.X$7:$b.X$39];[$b.$F$7:$b.$F$39];[.$A7];[$b.$D$7:$b.$D$39];&quot;m&quot;);COM.MICROSOFT.MAXIFS([$c.X$7:$c.X$39];[$c.$F$7:$c.$F$39];[.$A7];[$c.$D$7:$c.$D$39];&quot;m&quot;);COM.MICROSOFT.MAXIFS([$d.X$7:$d.X$39];[$d.$F$7:$d.$F$39];[.$A7];[$d.$D$7:$d.$D$39];&quot;m&quot;);COM.MICROSOFT.MAXIFS([$e.X$7:$e.X$39];[$e.$F$7:$e.$F$39];[.$A7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X$7:$a.X$39]=[.U7])*([$a.$D$7:$a.$D$39]=&quot;m&quot;)*([$a.$F$7:$a.$F$39]=[.$A7]);[$a.$C$7:$a.$C$39]&amp;&quot; &quot;&amp;[$a.$B$7:$a.$B$39]&amp;&quot; Klasse &quot;&amp;[$a.$C$1]&amp;&quot;,&quot;;&quot;&quot;)&amp;IF(([$b.X$7:$b.X$39]=[.U7])*([$b.$D$7:$b.$D$39]=&quot;m&quot;)*([$b.$F$7:$b.$F$39]=[.$A7]);[$b.$C$7:$b.$C$39]&amp;&quot; &quot;&amp;[$b.$B$7:$b.$B$39]&amp;&quot; Klasse &quot;&amp;[$b.$C$1]&amp;&quot;,&quot;;&quot;&quot;)&amp;IF(([$c.X$7:$c.X$39]=[.U7])*([$c.$D$7:$c.$D$39]=&quot;m&quot;)*([$c.$F$7:$c.$F$39]=[.$A7]);[$c.$C$7:$c.$C$39]&amp;&quot; &quot;&amp;[$c.$B$7:$c.$B$39]&amp;&quot; Klasse &quot;&amp;[$c.$C$1]&amp;&quot;,&quot;;&quot;&quot;)&amp;IF(([$d.X$7:$d.X$39]=[.U7])*([$d.$D$7:$d.$D$39]=&quot;m&quot;)*([$d.$F$7:$d.$F$39]=[.$A7]);[$d.$C$7:$d.$C$39]&amp;&quot; &quot;&amp;[$d.$B$7:$d.$B$39]&amp;&quot; Klasse &quot;&amp;[$d.$C$1]&amp;&quot;,&quot;;&quot;&quot;)&amp;IF(([$e.X$7:$e.X$39]=[.U7])*([$e.$D$7:$e.$D$39]=&quot;m&quot;)*([$e.$F$7:$e.$F$39]=[.$A7]);[$e.$C$7:$e.$C$39]&amp;&quot; &quot;&amp;[$e.$B$7:$e.$B$39]&amp;&quot; Klasse &quot;&amp;[$e.$C$1]&amp;&quot;,&quot;;&quot;&quot;))" office:value-type="string" office:string-value="Max Mustermann Klasse 6a," calcext:value-type="string">
            <text:p>Max Mustermann Klasse 6a,</text:p>
          </table:table-cell>
          <table:table-cell table:style-name="ce185" table:formula="of:=MAX(COM.MICROSOFT.MAXIFS([$a.Y$7:$a.Y$39];[$a.$F$7:$a.$F$39];[.$A7];[$a.$D$7:$a.$D$39];&quot;m&quot;);COM.MICROSOFT.MAXIFS([$b.Y$7:$b.Y$39];[$b.$F$7:$b.$F$39];[.$A7];[$b.$D$7:$b.$D$39];&quot;m&quot;);COM.MICROSOFT.MAXIFS([$c.Y$7:$c.Y$39];[$c.$F$7:$c.$F$39];[.$A7];[$c.$D$7:$c.$D$39];&quot;m&quot;);COM.MICROSOFT.MAXIFS([$d.Y$7:$d.Y$39];[$d.$F$7:$d.$F$39];[.$A7];[$d.$D$7:$d.$D$39];&quot;m&quot;);COM.MICROSOFT.MAXIFS([$e.Y$7:$e.Y$39];[$e.$F$7:$e.$F$39];[.$A7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Y$7:$a.Y$39]=[.W7])*([$a.$D$7:$a.$D$39]=&quot;m&quot;)*([$a.$F$7:$a.$F$39]=[.$A7]);[$a.$C$7:$a.$C$39]&amp;&quot; &quot;&amp;[$a.$B$7:$a.$B$39]&amp;&quot; Klasse &quot;&amp;[$a.$C$1]&amp;&quot;,&quot;;&quot;&quot;)&amp;IF(([$b.Y$7:$b.Y$39]=[.W7])*([$b.$D$7:$b.$D$39]=&quot;m&quot;)*([$b.$F$7:$b.$F$39]=[.$A7]);[$b.$C$7:$b.$C$39]&amp;&quot; &quot;&amp;[$b.$B$7:$b.$B$39]&amp;&quot; Klasse &quot;&amp;[$b.$C$1]&amp;&quot;,&quot;;&quot;&quot;)&amp;IF(([$c.Y$7:$c.Y$39]=[.W7])*([$c.$D$7:$c.$D$39]=&quot;m&quot;)*([$c.$F$7:$c.$F$39]=[.$A7]);[$c.$C$7:$c.$C$39]&amp;&quot; &quot;&amp;[$c.$B$7:$c.$B$39]&amp;&quot; Klasse &quot;&amp;[$c.$C$1]&amp;&quot;,&quot;;&quot;&quot;)&amp;IF(([$d.Y$7:$d.Y$39]=[.W7])*([$d.$D$7:$d.$D$39]=&quot;m&quot;)*([$d.$F$7:$d.$F$39]=[.$A7]);[$d.$C$7:$d.$C$39]&amp;&quot; &quot;&amp;[$d.$B$7:$d.$B$39]&amp;&quot; Klasse &quot;&amp;[$d.$C$1]&amp;&quot;,&quot;;&quot;&quot;)&amp;IF(([$e.Y$7:$e.Y$39]=[.W7])*([$e.$D$7:$e.$D$39]=&quot;m&quot;)*([$e.$F$7:$e.$F$39]=[.$A7]);[$e.$C$7:$e.$C$39]&amp;&quot; &quot;&amp;[$e.$B$7:$e.$B$39]&amp;&quot; Klasse &quot;&amp;[$e.$C$1]&amp;&quot;,&quot;;&quot;&quot;))" office:value-type="string" office:string-value="Max Mustermann Klasse 6a," calcext:value-type="string">
            <text:p>Max Mustermann Klasse 6a,</text:p>
          </table:table-cell>
          <table:table-cell table:number-columns-repeated="6"/>
          <table:table-cell table:style-name="ce303"/>
          <table:table-cell table:number-columns-repeated="33"/>
        </table:table-row>
        <table:table-row table:style-name="ro4">
          <table:table-cell table:style-name="ce181" office:value-type="float" office:value="13" calcext:value-type="float">
            <text:p>13</text:p>
          </table:table-cell>
          <table:table-cell table:style-name="ce185" table:formula="of:=MAX(COM.MICROSOFT.MAXIFS([$a.G$7:$a.G$39];[$a.$F$7:$a.$F$39];[.$A8];[$a.$D$7:$a.$D$39];&quot;m&quot;);COM.MICROSOFT.MAXIFS([$b.G$7:$b.G$39];[$b.$F$7:$b.$F$39];[.$A8];[$b.$D$7:$b.$D$39];&quot;m&quot;);COM.MICROSOFT.MAXIFS([$c.G$7:$c.G$39];[$c.$F$7:$c.$F$39];[.$A8];[$c.$D$7:$c.$D$39];&quot;m&quot;);COM.MICROSOFT.MAXIFS([$d.G$7:$d.G$39];[$d.$F$7:$d.$F$39];[.$A8];[$d.$D$7:$d.$D$39];&quot;m&quot;);COM.MICROSOFT.MAXIFS([$e.G$7:$e.G$39];[$e.$F$7:$e.$F$39];[.$A8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G$7:$a.G$39]=[.B8])*([$a.$D$7:$a.$D$39]=&quot;m&quot;)*([$a.$F$7:$a.$F$39]=[.$A8]);[$a.$C$7:$a.$C$39]&amp;&quot; &quot;&amp;[$a.$B$7:$a.$B$39]&amp;&quot; Klasse &quot;&amp;[$a.$C$1]&amp;&quot;,&quot;;&quot;&quot;)&amp;IF(([$b.G$7:$b.G$39]=[.B8])*([$b.$D$7:$b.$D$39]=&quot;m&quot;)*([$b.$F$7:$b.$F$39]=[.$A8]);[$b.$C$7:$b.$C$39]&amp;&quot; &quot;&amp;[$b.$B$7:$b.$B$39]&amp;&quot; Klasse &quot;&amp;[$b.$C$1]&amp;&quot;,&quot;;&quot;&quot;)&amp;IF(([$c.G$7:$c.G$39]=[.B8])*([$c.$D$7:$c.$D$39]=&quot;m&quot;)*([$c.$F$7:$c.$F$39]=[.$A8]);[$c.$C$7:$c.$C$39]&amp;&quot; &quot;&amp;[$c.$B$7:$c.$B$39]&amp;&quot; Klasse &quot;&amp;[$c.$C$1]&amp;&quot;,&quot;;&quot;&quot;)&amp;IF(([$d.G$7:$d.G$39]=[.B8])*([$d.$D$7:$d.$D$39]=&quot;m&quot;)*([$d.$F$7:$d.$F$39]=[.$A8]);[$d.$C$7:$d.$C$39]&amp;&quot; &quot;&amp;[$d.$B$7:$d.$B$39]&amp;&quot; Klasse &quot;&amp;[$d.$C$1]&amp;&quot;,&quot;;&quot;&quot;)&amp;IF(([$e.G$7:$e.G$39]=[.B8])*([$e.$D$7:$e.$D$39]=&quot;m&quot;)*([$e.$F$7:$e.$F$39]=[.$A8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I$7:$a.I$39];[$a.$F$7:$a.$F$39];[.$A8];[$a.$D$7:$a.$D$39];&quot;m&quot;);COM.MICROSOFT.MAXIFS([$b.I$7:$b.I$39];[$b.$F$7:$b.$F$39];[.$A8];[$b.$D$7:$b.$D$39];&quot;m&quot;);COM.MICROSOFT.MAXIFS([$c.I$7:$c.I$39];[$c.$F$7:$c.$F$39];[.$A8];[$c.$D$7:$c.$D$39];&quot;m&quot;);COM.MICROSOFT.MAXIFS([$d.I$7:$d.I$39];[$d.$F$7:$d.$F$39];[.$A8];[$d.$D$7:$d.$D$39];&quot;m&quot;);COM.MICROSOFT.MAXIFS([$e.I$7:$e.I$39];[$e.$F$7:$e.$F$39];[.$A8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I$7:$a.I$39]=[.D8])*([$a.$D$7:$a.$D$39]=&quot;m&quot;)*([$a.$F$7:$a.$F$39]=[.$A8]);[$a.$C$7:$a.$C$39]&amp;&quot; &quot;&amp;[$a.$B$7:$a.$B$39]&amp;&quot; Klasse &quot;&amp;[$a.$C$1]&amp;&quot;,&quot;;&quot;&quot;)&amp;IF(([$b.I$7:$b.I$39]=[.D8])*([$b.$D$7:$b.$D$39]=&quot;m&quot;)*([$b.$F$7:$b.$F$39]=[.$A8]);[$b.$C$7:$b.$C$39]&amp;&quot; &quot;&amp;[$b.$B$7:$b.$B$39]&amp;&quot; Klasse &quot;&amp;[$b.$C$1]&amp;&quot;,&quot;;&quot;&quot;)&amp;IF(([$c.I$7:$c.I$39]=[.D8])*([$c.$D$7:$c.$D$39]=&quot;m&quot;)*([$c.$F$7:$c.$F$39]=[.$A8]);[$c.$C$7:$c.$C$39]&amp;&quot; &quot;&amp;[$c.$B$7:$c.$B$39]&amp;&quot; Klasse &quot;&amp;[$c.$C$1]&amp;&quot;,&quot;;&quot;&quot;)&amp;IF(([$d.I$7:$d.I$39]=[.D8])*([$d.$D$7:$d.$D$39]=&quot;m&quot;)*([$d.$F$7:$d.$F$39]=[.$A8]);[$d.$C$7:$d.$C$39]&amp;&quot; &quot;&amp;[$d.$B$7:$d.$B$39]&amp;&quot; Klasse &quot;&amp;[$d.$C$1]&amp;&quot;,&quot;;&quot;&quot;)&amp;IF(([$e.I$7:$e.I$39]=[.D8])*([$e.$D$7:$e.$D$39]=&quot;m&quot;)*([$e.$F$7:$e.$F$39]=[.$A8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K$7:$a.K$39];[$a.$F$7:$a.$F$39];[.$A8];[$a.$D$7:$a.$D$39];&quot;m&quot;);COM.MICROSOFT.MAXIFS([$b.K$7:$b.K$39];[$b.$F$7:$b.$F$39];[.$A8];[$b.$D$7:$b.$D$39];&quot;m&quot;);COM.MICROSOFT.MAXIFS([$c.K$7:$c.K$39];[$c.$F$7:$c.$F$39];[.$A8];[$c.$D$7:$c.$D$39];&quot;m&quot;);COM.MICROSOFT.MAXIFS([$d.K$7:$d.K$39];[$d.$F$7:$d.$F$39];[.$A8];[$d.$D$7:$d.$D$39];&quot;m&quot;);COM.MICROSOFT.MAXIFS([$e.K$7:$e.K$39];[$e.$F$7:$e.$F$39];[.$A8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K$7:$a.K$39]=[.F8])*([$a.$D$7:$a.$D$39]=&quot;m&quot;)*([$a.$F$7:$a.$F$39]=[.$A8]);[$a.$C$7:$a.$C$39]&amp;&quot; &quot;&amp;[$a.$B$7:$a.$B$39]&amp;&quot; Klasse &quot;&amp;[$a.$C$1]&amp;&quot;,&quot;;&quot;&quot;)&amp;IF(([$b.K$7:$b.K$39]=[.F8])*([$b.$D$7:$b.$D$39]=&quot;m&quot;)*([$b.$F$7:$b.$F$39]=[.$A8]);[$b.$C$7:$b.$C$39]&amp;&quot; &quot;&amp;[$b.$B$7:$b.$B$39]&amp;&quot; Klasse &quot;&amp;[$b.$C$1]&amp;&quot;,&quot;;&quot;&quot;)&amp;IF(([$c.K$7:$c.K$39]=[.F8])*([$c.$D$7:$c.$D$39]=&quot;m&quot;)*([$c.$F$7:$c.$F$39]=[.$A8]);[$c.$C$7:$c.$C$39]&amp;&quot; &quot;&amp;[$c.$B$7:$c.$B$39]&amp;&quot; Klasse &quot;&amp;[$c.$C$1]&amp;&quot;,&quot;;&quot;&quot;)&amp;IF(([$d.K$7:$d.K$39]=[.F8])*([$d.$D$7:$d.$D$39]=&quot;m&quot;)*([$d.$F$7:$d.$F$39]=[.$A8]);[$d.$C$7:$d.$C$39]&amp;&quot; &quot;&amp;[$d.$B$7:$d.$B$39]&amp;&quot; Klasse &quot;&amp;[$d.$C$1]&amp;&quot;,&quot;;&quot;&quot;)&amp;IF(([$e.K$7:$e.K$39]=[.F8])*([$e.$D$7:$e.$D$39]=&quot;m&quot;)*([$e.$F$7:$e.$F$39]=[.$A8]);[$e.$C$7:$e.$C$39]&amp;&quot; &quot;&amp;[$e.$B$7:$e.$B$39]&amp;&quot; Klasse &quot;&amp;[$e.$C$1]&amp;&quot;,&quot;;&quot;&quot;))">
            <text:p/>
          </table:table-cell>
          <table:table-cell table:style-name="ce294" table:formula="of:=ROUNDDOWN(IF([.I8]=0;0;50/([.I8]*0.0069+3.79)-0.24);2)" office:value-type="float" office:value="0" calcext:value-type="float">
            <text:p>0</text:p>
          </table:table-cell>
          <table:table-cell table:style-name="ce185" table:formula="of:=MAX(COM.MICROSOFT.MAXIFS([$a.N$7:$a.N$39];[$a.$F$7:$a.$F$39];[.$A8];[$a.$D$7:$a.$D$39];&quot;m&quot;);COM.MICROSOFT.MAXIFS([$b.N$7:$b.N$39];[$b.$F$7:$b.$F$39];[.$A8];[$b.$D$7:$b.$D$39];&quot;m&quot;);COM.MICROSOFT.MAXIFS([$c.N$7:$c.N$39];[$c.$F$7:$c.$F$39];[.$A8];[$c.$D$7:$c.$D$39];&quot;m&quot;);COM.MICROSOFT.MAXIFS([$d.N$7:$d.N$39];[$d.$F$7:$d.$F$39];[.$A8];[$d.$D$7:$d.$D$39];&quot;m&quot;);COM.MICROSOFT.MAXIFS([$e.N$7:$e.N$39];[$e.$F$7:$e.$F$39];[.$A8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N$7:$a.N$39]=[.I8])*([$a.$D$7:$a.$D$39]=&quot;m&quot;)*([$a.$F$7:$a.$F$39]=[.$A8]);[$a.$C$7:$a.$C$39]&amp;&quot; &quot;&amp;[$a.$B$7:$a.$B$39]&amp;&quot; Klasse &quot;&amp;[$a.$C$1]&amp;&quot;,&quot;;&quot;&quot;)&amp;IF(([$b.N$7:$b.N$39]=[.I8])*([$b.$D$7:$b.$D$39]=&quot;m&quot;)*([$b.$F$7:$b.$F$39]=[.$A8]);[$b.$C$7:$b.$C$39]&amp;&quot; &quot;&amp;[$b.$B$7:$b.$B$39]&amp;&quot; Klasse &quot;&amp;[$b.$C$1]&amp;&quot;,&quot;;&quot;&quot;)&amp;IF(([$c.N$7:$c.N$39]=[.I8])*([$c.$D$7:$c.$D$39]=&quot;m&quot;)*([$c.$F$7:$c.$F$39]=[.$A8]);[$c.$C$7:$c.$C$39]&amp;&quot; &quot;&amp;[$c.$B$7:$c.$B$39]&amp;&quot; Klasse &quot;&amp;[$c.$C$1]&amp;&quot;,&quot;;&quot;&quot;)&amp;IF(([$d.N$7:$d.N$39]=[.I8])*([$d.$D$7:$d.$D$39]=&quot;m&quot;)*([$d.$F$7:$d.$F$39]=[.$A8]);[$d.$C$7:$d.$C$39]&amp;&quot; &quot;&amp;[$d.$B$7:$d.$B$39]&amp;&quot; Klasse &quot;&amp;[$d.$C$1]&amp;&quot;,&quot;;&quot;&quot;)&amp;IF(([$e.N$7:$e.N$39]=[.I8])*([$e.$D$7:$e.$D$39]=&quot;m&quot;)*([$e.$F$7:$e.$F$39]=[.$A8]);[$e.$C$7:$e.$C$39]&amp;&quot; &quot;&amp;[$e.$B$7:$e.$B$39]&amp;&quot; Klasse &quot;&amp;[$e.$C$1]&amp;&quot;,&quot;;&quot;&quot;))">
            <text:p/>
          </table:table-cell>
          <table:table-cell table:style-name="ce294" table:formula="of:=ROUNDDOWN(IF([.L8]=0;0;75/([.L8]*0.00664+4.1)-0.24);2)" office:value-type="float" office:value="0" calcext:value-type="float">
            <text:p>0</text:p>
          </table:table-cell>
          <table:table-cell table:style-name="ce185" table:formula="of:=MAX(COM.MICROSOFT.MAXIFS([$a.P$7:$a.P$39];[$a.$F$7:$a.$F$39];[.$A8];[$a.$D$7:$a.$D$39];&quot;m&quot;);COM.MICROSOFT.MAXIFS([$b.P$7:$b.P$39];[$b.$F$7:$b.$F$39];[.$A8];[$b.$D$7:$b.$D$39];&quot;m&quot;);COM.MICROSOFT.MAXIFS([$c.P$7:$c.P$39];[$c.$F$7:$c.$F$39];[.$A8];[$c.$D$7:$c.$D$39];&quot;m&quot;);COM.MICROSOFT.MAXIFS([$d.P$7:$d.P$39];[$d.$F$7:$d.$F$39];[.$A8];[$d.$D$7:$d.$D$39];&quot;m&quot;);COM.MICROSOFT.MAXIFS([$e.P$7:$e.P$39];[$e.$F$7:$e.$F$39];[.$A8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P$7:$a.P$39]=[.L8])*([$a.$D$7:$a.$D$39]=&quot;m&quot;)*([$a.$F$7:$a.$F$39]=[.$A8]);[$a.$C$7:$a.$C$39]&amp;&quot; &quot;&amp;[$a.$B$7:$a.$B$39]&amp;&quot; Klasse &quot;&amp;[$a.$C$1]&amp;&quot;,&quot;;&quot;&quot;)&amp;IF(([$b.P$7:$b.P$39]=[.L8])*([$b.$D$7:$b.$D$39]=&quot;m&quot;)*([$b.$F$7:$b.$F$39]=[.$A8]);[$b.$C$7:$b.$C$39]&amp;&quot; &quot;&amp;[$b.$B$7:$b.$B$39]&amp;&quot; Klasse &quot;&amp;[$b.$C$1]&amp;&quot;,&quot;;&quot;&quot;)&amp;IF(([$c.P$7:$c.P$39]=[.L8])*([$c.$D$7:$c.$D$39]=&quot;m&quot;)*([$c.$F$7:$c.$F$39]=[.$A8]);[$c.$C$7:$c.$C$39]&amp;&quot; &quot;&amp;[$c.$B$7:$c.$B$39]&amp;&quot; Klasse &quot;&amp;[$c.$C$1]&amp;&quot;,&quot;;&quot;&quot;)&amp;IF(([$d.P$7:$d.P$39]=[.L8])*([$d.$D$7:$d.$D$39]=&quot;m&quot;)*([$d.$F$7:$d.$F$39]=[.$A8]);[$d.$C$7:$d.$C$39]&amp;&quot; &quot;&amp;[$d.$B$7:$d.$B$39]&amp;&quot; Klasse &quot;&amp;[$d.$C$1]&amp;&quot;,&quot;;&quot;&quot;)&amp;IF(([$e.P$7:$e.P$39]=[.L8])*([$e.$D$7:$e.$D$39]=&quot;m&quot;)*([$e.$F$7:$e.$F$39]=[.$A8]);[$e.$C$7:$e.$C$39]&amp;&quot; &quot;&amp;[$e.$B$7:$e.$B$39]&amp;&quot; Klasse &quot;&amp;[$e.$C$1]&amp;&quot;,&quot;;&quot;&quot;))">
            <text:p/>
          </table:table-cell>
          <table:table-cell table:style-name="ce294" table:formula="of:=ROUNDDOWN(IF([.O8]=0;0;100/([.O8]*0.00676+4.34)-0.24);2)" office:value-type="float" office:value="0" calcext:value-type="float">
            <text:p>0</text:p>
          </table:table-cell>
          <table:table-cell table:style-name="ce185" table:formula="of:=MAX(COM.MICROSOFT.MAXIFS([$a.R$7:$a.R$39];[$a.$F$7:$a.$F$39];[.$A8];[$a.$D$7:$a.$D$39];&quot;m&quot;);COM.MICROSOFT.MAXIFS([$b.R$7:$b.R$39];[$b.$F$7:$b.$F$39];[.$A8];[$b.$D$7:$b.$D$39];&quot;m&quot;);COM.MICROSOFT.MAXIFS([$c.R$7:$c.R$39];[$c.$F$7:$c.$F$39];[.$A8];[$c.$D$7:$c.$D$39];&quot;m&quot;);COM.MICROSOFT.MAXIFS([$d.R$7:$d.R$39];[$d.$F$7:$d.$F$39];[.$A8];[$d.$D$7:$d.$D$39];&quot;m&quot;);COM.MICROSOFT.MAXIFS([$e.R$7:$e.R$39];[$e.$F$7:$e.$F$39];[.$A8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R$7:$a.R$39]=[.O8])*([$a.$D$7:$a.$D$39]=&quot;m&quot;)*([$a.$F$7:$a.$F$39]=[.$A8]);[$a.$C$7:$a.$C$39]&amp;&quot; &quot;&amp;[$a.$B$7:$a.$B$39]&amp;&quot; Klasse &quot;&amp;[$a.$C$1]&amp;&quot;,&quot;;&quot;&quot;)&amp;IF(([$b.R$7:$b.R$39]=[.O8])*([$b.$D$7:$b.$D$39]=&quot;m&quot;)*([$b.$F$7:$b.$F$39]=[.$A8]);[$b.$C$7:$b.$C$39]&amp;&quot; &quot;&amp;[$b.$B$7:$b.$B$39]&amp;&quot; Klasse &quot;&amp;[$b.$C$1]&amp;&quot;,&quot;;&quot;&quot;)&amp;IF(([$c.R$7:$c.R$39]=[.O8])*([$c.$D$7:$c.$D$39]=&quot;m&quot;)*([$c.$F$7:$c.$F$39]=[.$A8]);[$c.$C$7:$c.$C$39]&amp;&quot; &quot;&amp;[$c.$B$7:$c.$B$39]&amp;&quot; Klasse &quot;&amp;[$c.$C$1]&amp;&quot;,&quot;;&quot;&quot;)&amp;IF(([$d.R$7:$d.R$39]=[.O8])*([$d.$D$7:$d.$D$39]=&quot;m&quot;)*([$d.$F$7:$d.$F$39]=[.$A8]);[$d.$C$7:$d.$C$39]&amp;&quot; &quot;&amp;[$d.$B$7:$d.$B$39]&amp;&quot; Klasse &quot;&amp;[$d.$C$1]&amp;&quot;,&quot;;&quot;&quot;)&amp;IF(([$e.R$7:$e.R$39]=[.O8])*([$e.$D$7:$e.$D$39]=&quot;m&quot;)*([$e.$F$7:$e.$F$39]=[.$A8]);[$e.$C$7:$e.$C$39]&amp;&quot; &quot;&amp;[$e.$B$7:$e.$B$39]&amp;&quot; Klasse &quot;&amp;[$e.$C$1]&amp;&quot;,&quot;;&quot;&quot;))">
            <text:p/>
          </table:table-cell>
          <table:table-cell table:style-name="ce298" table:number-columns-repeated="2"/>
          <table:table-cell table:style-name="ce299"/>
          <table:table-cell table:style-name="ce294" table:formula="of:=IF([.U8]=0;0;INT(ROUNDDOWN(1000/([.U8]*0.006+2.158);0)/60)+(ROUNDDOWN(1000/([.U8]*0.006+2.158);0)/60-INT(ROUNDDOWN(1000/([.U8]*0.006+2.158);0)/60))*0.6)" office:value-type="float" office:value="0" calcext:value-type="float">
            <text:p>0</text:p>
          </table:table-cell>
          <table:table-cell table:style-name="ce185" table:formula="of:=MAX(COM.MICROSOFT.MAXIFS([$a.X$7:$a.X$39];[$a.$F$7:$a.$F$39];[.$A8];[$a.$D$7:$a.$D$39];&quot;m&quot;);COM.MICROSOFT.MAXIFS([$b.X$7:$b.X$39];[$b.$F$7:$b.$F$39];[.$A8];[$b.$D$7:$b.$D$39];&quot;m&quot;);COM.MICROSOFT.MAXIFS([$c.X$7:$c.X$39];[$c.$F$7:$c.$F$39];[.$A8];[$c.$D$7:$c.$D$39];&quot;m&quot;);COM.MICROSOFT.MAXIFS([$d.X$7:$d.X$39];[$d.$F$7:$d.$F$39];[.$A8];[$d.$D$7:$d.$D$39];&quot;m&quot;);COM.MICROSOFT.MAXIFS([$e.X$7:$e.X$39];[$e.$F$7:$e.$F$39];[.$A8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X$7:$a.X$39]=[.U8])*([$a.$D$7:$a.$D$39]=&quot;m&quot;)*([$a.$F$7:$a.$F$39]=[.$A8]);[$a.$C$7:$a.$C$39]&amp;&quot; &quot;&amp;[$a.$B$7:$a.$B$39]&amp;&quot; Klasse &quot;&amp;[$a.$C$1]&amp;&quot;,&quot;;&quot;&quot;)&amp;IF(([$b.X$7:$b.X$39]=[.U8])*([$b.$D$7:$b.$D$39]=&quot;m&quot;)*([$b.$F$7:$b.$F$39]=[.$A8]);[$b.$C$7:$b.$C$39]&amp;&quot; &quot;&amp;[$b.$B$7:$b.$B$39]&amp;&quot; Klasse &quot;&amp;[$b.$C$1]&amp;&quot;,&quot;;&quot;&quot;)&amp;IF(([$c.X$7:$c.X$39]=[.U8])*([$c.$D$7:$c.$D$39]=&quot;m&quot;)*([$c.$F$7:$c.$F$39]=[.$A8]);[$c.$C$7:$c.$C$39]&amp;&quot; &quot;&amp;[$c.$B$7:$c.$B$39]&amp;&quot; Klasse &quot;&amp;[$c.$C$1]&amp;&quot;,&quot;;&quot;&quot;)&amp;IF(([$d.X$7:$d.X$39]=[.U8])*([$d.$D$7:$d.$D$39]=&quot;m&quot;)*([$d.$F$7:$d.$F$39]=[.$A8]);[$d.$C$7:$d.$C$39]&amp;&quot; &quot;&amp;[$d.$B$7:$d.$B$39]&amp;&quot; Klasse &quot;&amp;[$d.$C$1]&amp;&quot;,&quot;;&quot;&quot;)&amp;IF(([$e.X$7:$e.X$39]=[.U8])*([$e.$D$7:$e.$D$39]=&quot;m&quot;)*([$e.$F$7:$e.$F$39]=[.$A8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Y$7:$a.Y$39];[$a.$F$7:$a.$F$39];[.$A8];[$a.$D$7:$a.$D$39];&quot;m&quot;);COM.MICROSOFT.MAXIFS([$b.Y$7:$b.Y$39];[$b.$F$7:$b.$F$39];[.$A8];[$b.$D$7:$b.$D$39];&quot;m&quot;);COM.MICROSOFT.MAXIFS([$c.Y$7:$c.Y$39];[$c.$F$7:$c.$F$39];[.$A8];[$c.$D$7:$c.$D$39];&quot;m&quot;);COM.MICROSOFT.MAXIFS([$d.Y$7:$d.Y$39];[$d.$F$7:$d.$F$39];[.$A8];[$d.$D$7:$d.$D$39];&quot;m&quot;);COM.MICROSOFT.MAXIFS([$e.Y$7:$e.Y$39];[$e.$F$7:$e.$F$39];[.$A8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Y$7:$a.Y$39]=[.W8])*([$a.$D$7:$a.$D$39]=&quot;m&quot;)*([$a.$F$7:$a.$F$39]=[.$A8]);[$a.$C$7:$a.$C$39]&amp;&quot; &quot;&amp;[$a.$B$7:$a.$B$39]&amp;&quot; Klasse &quot;&amp;[$a.$C$1]&amp;&quot;,&quot;;&quot;&quot;)&amp;IF(([$b.Y$7:$b.Y$39]=[.W8])*([$b.$D$7:$b.$D$39]=&quot;m&quot;)*([$b.$F$7:$b.$F$39]=[.$A8]);[$b.$C$7:$b.$C$39]&amp;&quot; &quot;&amp;[$b.$B$7:$b.$B$39]&amp;&quot; Klasse &quot;&amp;[$b.$C$1]&amp;&quot;,&quot;;&quot;&quot;)&amp;IF(([$c.Y$7:$c.Y$39]=[.W8])*([$c.$D$7:$c.$D$39]=&quot;m&quot;)*([$c.$F$7:$c.$F$39]=[.$A8]);[$c.$C$7:$c.$C$39]&amp;&quot; &quot;&amp;[$c.$B$7:$c.$B$39]&amp;&quot; Klasse &quot;&amp;[$c.$C$1]&amp;&quot;,&quot;;&quot;&quot;)&amp;IF(([$d.Y$7:$d.Y$39]=[.W8])*([$d.$D$7:$d.$D$39]=&quot;m&quot;)*([$d.$F$7:$d.$F$39]=[.$A8]);[$d.$C$7:$d.$C$39]&amp;&quot; &quot;&amp;[$d.$B$7:$d.$B$39]&amp;&quot; Klasse &quot;&amp;[$d.$C$1]&amp;&quot;,&quot;;&quot;&quot;)&amp;IF(([$e.Y$7:$e.Y$39]=[.W8])*([$e.$D$7:$e.$D$39]=&quot;m&quot;)*([$e.$F$7:$e.$F$39]=[.$A8]);[$e.$C$7:$e.$C$39]&amp;&quot; &quot;&amp;[$e.$B$7:$e.$B$39]&amp;&quot; Klasse &quot;&amp;[$e.$C$1]&amp;&quot;,&quot;;&quot;&quot;))">
            <text:p/>
          </table:table-cell>
          <table:table-cell table:number-columns-repeated="40"/>
        </table:table-row>
        <table:table-row table:style-name="ro4">
          <table:table-cell table:style-name="ce181" office:value-type="float" office:value="14" calcext:value-type="float">
            <text:p>14</text:p>
          </table:table-cell>
          <table:table-cell table:style-name="ce185" table:formula="of:=MAX(COM.MICROSOFT.MAXIFS([$a.G$7:$a.G$39];[$a.$F$7:$a.$F$39];[.$A9];[$a.$D$7:$a.$D$39];&quot;m&quot;);COM.MICROSOFT.MAXIFS([$b.G$7:$b.G$39];[$b.$F$7:$b.$F$39];[.$A9];[$b.$D$7:$b.$D$39];&quot;m&quot;);COM.MICROSOFT.MAXIFS([$c.G$7:$c.G$39];[$c.$F$7:$c.$F$39];[.$A9];[$c.$D$7:$c.$D$39];&quot;m&quot;);COM.MICROSOFT.MAXIFS([$d.G$7:$d.G$39];[$d.$F$7:$d.$F$39];[.$A9];[$d.$D$7:$d.$D$39];&quot;m&quot;);COM.MICROSOFT.MAXIFS([$e.G$7:$e.G$39];[$e.$F$7:$e.$F$39];[.$A9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G$7:$a.G$39]=[.B9])*([$a.$D$7:$a.$D$39]=&quot;m&quot;)*([$a.$F$7:$a.$F$39]=[.$A9]);[$a.$C$7:$a.$C$39]&amp;&quot; &quot;&amp;[$a.$B$7:$a.$B$39]&amp;&quot; Klasse &quot;&amp;[$a.$C$1]&amp;&quot;,&quot;;&quot;&quot;)&amp;IF(([$b.G$7:$b.G$39]=[.B9])*([$b.$D$7:$b.$D$39]=&quot;m&quot;)*([$b.$F$7:$b.$F$39]=[.$A9]);[$b.$C$7:$b.$C$39]&amp;&quot; &quot;&amp;[$b.$B$7:$b.$B$39]&amp;&quot; Klasse &quot;&amp;[$b.$C$1]&amp;&quot;,&quot;;&quot;&quot;)&amp;IF(([$c.G$7:$c.G$39]=[.B9])*([$c.$D$7:$c.$D$39]=&quot;m&quot;)*([$c.$F$7:$c.$F$39]=[.$A9]);[$c.$C$7:$c.$C$39]&amp;&quot; &quot;&amp;[$c.$B$7:$c.$B$39]&amp;&quot; Klasse &quot;&amp;[$c.$C$1]&amp;&quot;,&quot;;&quot;&quot;)&amp;IF(([$d.G$7:$d.G$39]=[.B9])*([$d.$D$7:$d.$D$39]=&quot;m&quot;)*([$d.$F$7:$d.$F$39]=[.$A9]);[$d.$C$7:$d.$C$39]&amp;&quot; &quot;&amp;[$d.$B$7:$d.$B$39]&amp;&quot; Klasse &quot;&amp;[$d.$C$1]&amp;&quot;,&quot;;&quot;&quot;)&amp;IF(([$e.G$7:$e.G$39]=[.B9])*([$e.$D$7:$e.$D$39]=&quot;m&quot;)*([$e.$F$7:$e.$F$39]=[.$A9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I$7:$a.I$39];[$a.$F$7:$a.$F$39];[.$A9];[$a.$D$7:$a.$D$39];&quot;m&quot;);COM.MICROSOFT.MAXIFS([$b.I$7:$b.I$39];[$b.$F$7:$b.$F$39];[.$A9];[$b.$D$7:$b.$D$39];&quot;m&quot;);COM.MICROSOFT.MAXIFS([$c.I$7:$c.I$39];[$c.$F$7:$c.$F$39];[.$A9];[$c.$D$7:$c.$D$39];&quot;m&quot;);COM.MICROSOFT.MAXIFS([$d.I$7:$d.I$39];[$d.$F$7:$d.$F$39];[.$A9];[$d.$D$7:$d.$D$39];&quot;m&quot;);COM.MICROSOFT.MAXIFS([$e.I$7:$e.I$39];[$e.$F$7:$e.$F$39];[.$A9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I$7:$a.I$39]=[.D9])*([$a.$D$7:$a.$D$39]=&quot;m&quot;)*([$a.$F$7:$a.$F$39]=[.$A9]);[$a.$C$7:$a.$C$39]&amp;&quot; &quot;&amp;[$a.$B$7:$a.$B$39]&amp;&quot; Klasse &quot;&amp;[$a.$C$1]&amp;&quot;,&quot;;&quot;&quot;)&amp;IF(([$b.I$7:$b.I$39]=[.D9])*([$b.$D$7:$b.$D$39]=&quot;m&quot;)*([$b.$F$7:$b.$F$39]=[.$A9]);[$b.$C$7:$b.$C$39]&amp;&quot; &quot;&amp;[$b.$B$7:$b.$B$39]&amp;&quot; Klasse &quot;&amp;[$b.$C$1]&amp;&quot;,&quot;;&quot;&quot;)&amp;IF(([$c.I$7:$c.I$39]=[.D9])*([$c.$D$7:$c.$D$39]=&quot;m&quot;)*([$c.$F$7:$c.$F$39]=[.$A9]);[$c.$C$7:$c.$C$39]&amp;&quot; &quot;&amp;[$c.$B$7:$c.$B$39]&amp;&quot; Klasse &quot;&amp;[$c.$C$1]&amp;&quot;,&quot;;&quot;&quot;)&amp;IF(([$d.I$7:$d.I$39]=[.D9])*([$d.$D$7:$d.$D$39]=&quot;m&quot;)*([$d.$F$7:$d.$F$39]=[.$A9]);[$d.$C$7:$d.$C$39]&amp;&quot; &quot;&amp;[$d.$B$7:$d.$B$39]&amp;&quot; Klasse &quot;&amp;[$d.$C$1]&amp;&quot;,&quot;;&quot;&quot;)&amp;IF(([$e.I$7:$e.I$39]=[.D9])*([$e.$D$7:$e.$D$39]=&quot;m&quot;)*([$e.$F$7:$e.$F$39]=[.$A9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K$7:$a.K$39];[$a.$F$7:$a.$F$39];[.$A9];[$a.$D$7:$a.$D$39];&quot;m&quot;);COM.MICROSOFT.MAXIFS([$b.K$7:$b.K$39];[$b.$F$7:$b.$F$39];[.$A9];[$b.$D$7:$b.$D$39];&quot;m&quot;);COM.MICROSOFT.MAXIFS([$c.K$7:$c.K$39];[$c.$F$7:$c.$F$39];[.$A9];[$c.$D$7:$c.$D$39];&quot;m&quot;);COM.MICROSOFT.MAXIFS([$d.K$7:$d.K$39];[$d.$F$7:$d.$F$39];[.$A9];[$d.$D$7:$d.$D$39];&quot;m&quot;);COM.MICROSOFT.MAXIFS([$e.K$7:$e.K$39];[$e.$F$7:$e.$F$39];[.$A9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K$7:$a.K$39]=[.F9])*([$a.$D$7:$a.$D$39]=&quot;m&quot;)*([$a.$F$7:$a.$F$39]=[.$A9]);[$a.$C$7:$a.$C$39]&amp;&quot; &quot;&amp;[$a.$B$7:$a.$B$39]&amp;&quot; Klasse &quot;&amp;[$a.$C$1]&amp;&quot;,&quot;;&quot;&quot;)&amp;IF(([$b.K$7:$b.K$39]=[.F9])*([$b.$D$7:$b.$D$39]=&quot;m&quot;)*([$b.$F$7:$b.$F$39]=[.$A9]);[$b.$C$7:$b.$C$39]&amp;&quot; &quot;&amp;[$b.$B$7:$b.$B$39]&amp;&quot; Klasse &quot;&amp;[$b.$C$1]&amp;&quot;,&quot;;&quot;&quot;)&amp;IF(([$c.K$7:$c.K$39]=[.F9])*([$c.$D$7:$c.$D$39]=&quot;m&quot;)*([$c.$F$7:$c.$F$39]=[.$A9]);[$c.$C$7:$c.$C$39]&amp;&quot; &quot;&amp;[$c.$B$7:$c.$B$39]&amp;&quot; Klasse &quot;&amp;[$c.$C$1]&amp;&quot;,&quot;;&quot;&quot;)&amp;IF(([$d.K$7:$d.K$39]=[.F9])*([$d.$D$7:$d.$D$39]=&quot;m&quot;)*([$d.$F$7:$d.$F$39]=[.$A9]);[$d.$C$7:$d.$C$39]&amp;&quot; &quot;&amp;[$d.$B$7:$d.$B$39]&amp;&quot; Klasse &quot;&amp;[$d.$C$1]&amp;&quot;,&quot;;&quot;&quot;)&amp;IF(([$e.K$7:$e.K$39]=[.F9])*([$e.$D$7:$e.$D$39]=&quot;m&quot;)*([$e.$F$7:$e.$F$39]=[.$A9]);[$e.$C$7:$e.$C$39]&amp;&quot; &quot;&amp;[$e.$B$7:$e.$B$39]&amp;&quot; Klasse &quot;&amp;[$e.$C$1]&amp;&quot;,&quot;;&quot;&quot;))">
            <text:p/>
          </table:table-cell>
          <table:table-cell table:style-name="ce294" table:formula="of:=ROUNDDOWN(IF([.I9]=0;0;50/([.I9]*0.0069+3.79)-0.24);2)" office:value-type="float" office:value="0" calcext:value-type="float">
            <text:p>0</text:p>
          </table:table-cell>
          <table:table-cell table:style-name="ce185" table:formula="of:=MAX(COM.MICROSOFT.MAXIFS([$a.N$7:$a.N$39];[$a.$F$7:$a.$F$39];[.$A9];[$a.$D$7:$a.$D$39];&quot;m&quot;);COM.MICROSOFT.MAXIFS([$b.N$7:$b.N$39];[$b.$F$7:$b.$F$39];[.$A9];[$b.$D$7:$b.$D$39];&quot;m&quot;);COM.MICROSOFT.MAXIFS([$c.N$7:$c.N$39];[$c.$F$7:$c.$F$39];[.$A9];[$c.$D$7:$c.$D$39];&quot;m&quot;);COM.MICROSOFT.MAXIFS([$d.N$7:$d.N$39];[$d.$F$7:$d.$F$39];[.$A9];[$d.$D$7:$d.$D$39];&quot;m&quot;);COM.MICROSOFT.MAXIFS([$e.N$7:$e.N$39];[$e.$F$7:$e.$F$39];[.$A9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N$7:$a.N$39]=[.I9])*([$a.$D$7:$a.$D$39]=&quot;m&quot;)*([$a.$F$7:$a.$F$39]=[.$A9]);[$a.$C$7:$a.$C$39]&amp;&quot; &quot;&amp;[$a.$B$7:$a.$B$39]&amp;&quot; Klasse &quot;&amp;[$a.$C$1]&amp;&quot;,&quot;;&quot;&quot;)&amp;IF(([$b.N$7:$b.N$39]=[.I9])*([$b.$D$7:$b.$D$39]=&quot;m&quot;)*([$b.$F$7:$b.$F$39]=[.$A9]);[$b.$C$7:$b.$C$39]&amp;&quot; &quot;&amp;[$b.$B$7:$b.$B$39]&amp;&quot; Klasse &quot;&amp;[$b.$C$1]&amp;&quot;,&quot;;&quot;&quot;)&amp;IF(([$c.N$7:$c.N$39]=[.I9])*([$c.$D$7:$c.$D$39]=&quot;m&quot;)*([$c.$F$7:$c.$F$39]=[.$A9]);[$c.$C$7:$c.$C$39]&amp;&quot; &quot;&amp;[$c.$B$7:$c.$B$39]&amp;&quot; Klasse &quot;&amp;[$c.$C$1]&amp;&quot;,&quot;;&quot;&quot;)&amp;IF(([$d.N$7:$d.N$39]=[.I9])*([$d.$D$7:$d.$D$39]=&quot;m&quot;)*([$d.$F$7:$d.$F$39]=[.$A9]);[$d.$C$7:$d.$C$39]&amp;&quot; &quot;&amp;[$d.$B$7:$d.$B$39]&amp;&quot; Klasse &quot;&amp;[$d.$C$1]&amp;&quot;,&quot;;&quot;&quot;)&amp;IF(([$e.N$7:$e.N$39]=[.I9])*([$e.$D$7:$e.$D$39]=&quot;m&quot;)*([$e.$F$7:$e.$F$39]=[.$A9]);[$e.$C$7:$e.$C$39]&amp;&quot; &quot;&amp;[$e.$B$7:$e.$B$39]&amp;&quot; Klasse &quot;&amp;[$e.$C$1]&amp;&quot;,&quot;;&quot;&quot;))">
            <text:p/>
          </table:table-cell>
          <table:table-cell table:style-name="ce294" table:formula="of:=ROUNDDOWN(IF([.L9]=0;0;75/([.L9]*0.00664+4.1)-0.24);2)" office:value-type="float" office:value="0" calcext:value-type="float">
            <text:p>0</text:p>
          </table:table-cell>
          <table:table-cell table:style-name="ce185" table:formula="of:=MAX(COM.MICROSOFT.MAXIFS([$a.P$7:$a.P$39];[$a.$F$7:$a.$F$39];[.$A9];[$a.$D$7:$a.$D$39];&quot;m&quot;);COM.MICROSOFT.MAXIFS([$b.P$7:$b.P$39];[$b.$F$7:$b.$F$39];[.$A9];[$b.$D$7:$b.$D$39];&quot;m&quot;);COM.MICROSOFT.MAXIFS([$c.P$7:$c.P$39];[$c.$F$7:$c.$F$39];[.$A9];[$c.$D$7:$c.$D$39];&quot;m&quot;);COM.MICROSOFT.MAXIFS([$d.P$7:$d.P$39];[$d.$F$7:$d.$F$39];[.$A9];[$d.$D$7:$d.$D$39];&quot;m&quot;);COM.MICROSOFT.MAXIFS([$e.P$7:$e.P$39];[$e.$F$7:$e.$F$39];[.$A9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P$7:$a.P$39]=[.L9])*([$a.$D$7:$a.$D$39]=&quot;m&quot;)*([$a.$F$7:$a.$F$39]=[.$A9]);[$a.$C$7:$a.$C$39]&amp;&quot; &quot;&amp;[$a.$B$7:$a.$B$39]&amp;&quot; Klasse &quot;&amp;[$a.$C$1]&amp;&quot;,&quot;;&quot;&quot;)&amp;IF(([$b.P$7:$b.P$39]=[.L9])*([$b.$D$7:$b.$D$39]=&quot;m&quot;)*([$b.$F$7:$b.$F$39]=[.$A9]);[$b.$C$7:$b.$C$39]&amp;&quot; &quot;&amp;[$b.$B$7:$b.$B$39]&amp;&quot; Klasse &quot;&amp;[$b.$C$1]&amp;&quot;,&quot;;&quot;&quot;)&amp;IF(([$c.P$7:$c.P$39]=[.L9])*([$c.$D$7:$c.$D$39]=&quot;m&quot;)*([$c.$F$7:$c.$F$39]=[.$A9]);[$c.$C$7:$c.$C$39]&amp;&quot; &quot;&amp;[$c.$B$7:$c.$B$39]&amp;&quot; Klasse &quot;&amp;[$c.$C$1]&amp;&quot;,&quot;;&quot;&quot;)&amp;IF(([$d.P$7:$d.P$39]=[.L9])*([$d.$D$7:$d.$D$39]=&quot;m&quot;)*([$d.$F$7:$d.$F$39]=[.$A9]);[$d.$C$7:$d.$C$39]&amp;&quot; &quot;&amp;[$d.$B$7:$d.$B$39]&amp;&quot; Klasse &quot;&amp;[$d.$C$1]&amp;&quot;,&quot;;&quot;&quot;)&amp;IF(([$e.P$7:$e.P$39]=[.L9])*([$e.$D$7:$e.$D$39]=&quot;m&quot;)*([$e.$F$7:$e.$F$39]=[.$A9]);[$e.$C$7:$e.$C$39]&amp;&quot; &quot;&amp;[$e.$B$7:$e.$B$39]&amp;&quot; Klasse &quot;&amp;[$e.$C$1]&amp;&quot;,&quot;;&quot;&quot;))">
            <text:p/>
          </table:table-cell>
          <table:table-cell table:style-name="ce294" table:formula="of:=ROUNDDOWN(IF([.O9]=0;0;100/([.O9]*0.00676+4.34)-0.24);2)" office:value-type="float" office:value="0" calcext:value-type="float">
            <text:p>0</text:p>
          </table:table-cell>
          <table:table-cell table:style-name="ce185" table:formula="of:=MAX(COM.MICROSOFT.MAXIFS([$a.R$7:$a.R$39];[$a.$F$7:$a.$F$39];[.$A9];[$a.$D$7:$a.$D$39];&quot;m&quot;);COM.MICROSOFT.MAXIFS([$b.R$7:$b.R$39];[$b.$F$7:$b.$F$39];[.$A9];[$b.$D$7:$b.$D$39];&quot;m&quot;);COM.MICROSOFT.MAXIFS([$c.R$7:$c.R$39];[$c.$F$7:$c.$F$39];[.$A9];[$c.$D$7:$c.$D$39];&quot;m&quot;);COM.MICROSOFT.MAXIFS([$d.R$7:$d.R$39];[$d.$F$7:$d.$F$39];[.$A9];[$d.$D$7:$d.$D$39];&quot;m&quot;);COM.MICROSOFT.MAXIFS([$e.R$7:$e.R$39];[$e.$F$7:$e.$F$39];[.$A9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R$7:$a.R$39]=[.O9])*([$a.$D$7:$a.$D$39]=&quot;m&quot;)*([$a.$F$7:$a.$F$39]=[.$A9]);[$a.$C$7:$a.$C$39]&amp;&quot; &quot;&amp;[$a.$B$7:$a.$B$39]&amp;&quot; Klasse &quot;&amp;[$a.$C$1]&amp;&quot;,&quot;;&quot;&quot;)&amp;IF(([$b.R$7:$b.R$39]=[.O9])*([$b.$D$7:$b.$D$39]=&quot;m&quot;)*([$b.$F$7:$b.$F$39]=[.$A9]);[$b.$C$7:$b.$C$39]&amp;&quot; &quot;&amp;[$b.$B$7:$b.$B$39]&amp;&quot; Klasse &quot;&amp;[$b.$C$1]&amp;&quot;,&quot;;&quot;&quot;)&amp;IF(([$c.R$7:$c.R$39]=[.O9])*([$c.$D$7:$c.$D$39]=&quot;m&quot;)*([$c.$F$7:$c.$F$39]=[.$A9]);[$c.$C$7:$c.$C$39]&amp;&quot; &quot;&amp;[$c.$B$7:$c.$B$39]&amp;&quot; Klasse &quot;&amp;[$c.$C$1]&amp;&quot;,&quot;;&quot;&quot;)&amp;IF(([$d.R$7:$d.R$39]=[.O9])*([$d.$D$7:$d.$D$39]=&quot;m&quot;)*([$d.$F$7:$d.$F$39]=[.$A9]);[$d.$C$7:$d.$C$39]&amp;&quot; &quot;&amp;[$d.$B$7:$d.$B$39]&amp;&quot; Klasse &quot;&amp;[$d.$C$1]&amp;&quot;,&quot;;&quot;&quot;)&amp;IF(([$e.R$7:$e.R$39]=[.O9])*([$e.$D$7:$e.$D$39]=&quot;m&quot;)*([$e.$F$7:$e.$F$39]=[.$A9]);[$e.$C$7:$e.$C$39]&amp;&quot; &quot;&amp;[$e.$B$7:$e.$B$39]&amp;&quot; Klasse &quot;&amp;[$e.$C$1]&amp;&quot;,&quot;;&quot;&quot;))">
            <text:p/>
          </table:table-cell>
          <table:table-cell table:style-name="ce298" table:number-columns-repeated="2"/>
          <table:table-cell table:style-name="ce299"/>
          <table:table-cell table:style-name="ce294" table:formula="of:=IF([.U9]=0;0;INT(ROUNDDOWN(1000/([.U9]*0.006+2.158);0)/60)+(ROUNDDOWN(1000/([.U9]*0.006+2.158);0)/60-INT(ROUNDDOWN(1000/([.U9]*0.006+2.158);0)/60))*0.6)" office:value-type="float" office:value="0" calcext:value-type="float">
            <text:p>0</text:p>
          </table:table-cell>
          <table:table-cell table:style-name="ce185" table:formula="of:=MAX(COM.MICROSOFT.MAXIFS([$a.X$7:$a.X$39];[$a.$F$7:$a.$F$39];[.$A9];[$a.$D$7:$a.$D$39];&quot;m&quot;);COM.MICROSOFT.MAXIFS([$b.X$7:$b.X$39];[$b.$F$7:$b.$F$39];[.$A9];[$b.$D$7:$b.$D$39];&quot;m&quot;);COM.MICROSOFT.MAXIFS([$c.X$7:$c.X$39];[$c.$F$7:$c.$F$39];[.$A9];[$c.$D$7:$c.$D$39];&quot;m&quot;);COM.MICROSOFT.MAXIFS([$d.X$7:$d.X$39];[$d.$F$7:$d.$F$39];[.$A9];[$d.$D$7:$d.$D$39];&quot;m&quot;);COM.MICROSOFT.MAXIFS([$e.X$7:$e.X$39];[$e.$F$7:$e.$F$39];[.$A9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X$7:$a.X$39]=[.U9])*([$a.$D$7:$a.$D$39]=&quot;m&quot;)*([$a.$F$7:$a.$F$39]=[.$A9]);[$a.$C$7:$a.$C$39]&amp;&quot; &quot;&amp;[$a.$B$7:$a.$B$39]&amp;&quot; Klasse &quot;&amp;[$a.$C$1]&amp;&quot;,&quot;;&quot;&quot;)&amp;IF(([$b.X$7:$b.X$39]=[.U9])*([$b.$D$7:$b.$D$39]=&quot;m&quot;)*([$b.$F$7:$b.$F$39]=[.$A9]);[$b.$C$7:$b.$C$39]&amp;&quot; &quot;&amp;[$b.$B$7:$b.$B$39]&amp;&quot; Klasse &quot;&amp;[$b.$C$1]&amp;&quot;,&quot;;&quot;&quot;)&amp;IF(([$c.X$7:$c.X$39]=[.U9])*([$c.$D$7:$c.$D$39]=&quot;m&quot;)*([$c.$F$7:$c.$F$39]=[.$A9]);[$c.$C$7:$c.$C$39]&amp;&quot; &quot;&amp;[$c.$B$7:$c.$B$39]&amp;&quot; Klasse &quot;&amp;[$c.$C$1]&amp;&quot;,&quot;;&quot;&quot;)&amp;IF(([$d.X$7:$d.X$39]=[.U9])*([$d.$D$7:$d.$D$39]=&quot;m&quot;)*([$d.$F$7:$d.$F$39]=[.$A9]);[$d.$C$7:$d.$C$39]&amp;&quot; &quot;&amp;[$d.$B$7:$d.$B$39]&amp;&quot; Klasse &quot;&amp;[$d.$C$1]&amp;&quot;,&quot;;&quot;&quot;)&amp;IF(([$e.X$7:$e.X$39]=[.U9])*([$e.$D$7:$e.$D$39]=&quot;m&quot;)*([$e.$F$7:$e.$F$39]=[.$A9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Y$7:$a.Y$39];[$a.$F$7:$a.$F$39];[.$A9];[$a.$D$7:$a.$D$39];&quot;m&quot;);COM.MICROSOFT.MAXIFS([$b.Y$7:$b.Y$39];[$b.$F$7:$b.$F$39];[.$A9];[$b.$D$7:$b.$D$39];&quot;m&quot;);COM.MICROSOFT.MAXIFS([$c.Y$7:$c.Y$39];[$c.$F$7:$c.$F$39];[.$A9];[$c.$D$7:$c.$D$39];&quot;m&quot;);COM.MICROSOFT.MAXIFS([$d.Y$7:$d.Y$39];[$d.$F$7:$d.$F$39];[.$A9];[$d.$D$7:$d.$D$39];&quot;m&quot;);COM.MICROSOFT.MAXIFS([$e.Y$7:$e.Y$39];[$e.$F$7:$e.$F$39];[.$A9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Y$7:$a.Y$39]=[.W9])*([$a.$D$7:$a.$D$39]=&quot;m&quot;)*([$a.$F$7:$a.$F$39]=[.$A9]);[$a.$C$7:$a.$C$39]&amp;&quot; &quot;&amp;[$a.$B$7:$a.$B$39]&amp;&quot; Klasse &quot;&amp;[$a.$C$1]&amp;&quot;,&quot;;&quot;&quot;)&amp;IF(([$b.Y$7:$b.Y$39]=[.W9])*([$b.$D$7:$b.$D$39]=&quot;m&quot;)*([$b.$F$7:$b.$F$39]=[.$A9]);[$b.$C$7:$b.$C$39]&amp;&quot; &quot;&amp;[$b.$B$7:$b.$B$39]&amp;&quot; Klasse &quot;&amp;[$b.$C$1]&amp;&quot;,&quot;;&quot;&quot;)&amp;IF(([$c.Y$7:$c.Y$39]=[.W9])*([$c.$D$7:$c.$D$39]=&quot;m&quot;)*([$c.$F$7:$c.$F$39]=[.$A9]);[$c.$C$7:$c.$C$39]&amp;&quot; &quot;&amp;[$c.$B$7:$c.$B$39]&amp;&quot; Klasse &quot;&amp;[$c.$C$1]&amp;&quot;,&quot;;&quot;&quot;)&amp;IF(([$d.Y$7:$d.Y$39]=[.W9])*([$d.$D$7:$d.$D$39]=&quot;m&quot;)*([$d.$F$7:$d.$F$39]=[.$A9]);[$d.$C$7:$d.$C$39]&amp;&quot; &quot;&amp;[$d.$B$7:$d.$B$39]&amp;&quot; Klasse &quot;&amp;[$d.$C$1]&amp;&quot;,&quot;;&quot;&quot;)&amp;IF(([$e.Y$7:$e.Y$39]=[.W9])*([$e.$D$7:$e.$D$39]=&quot;m&quot;)*([$e.$F$7:$e.$F$39]=[.$A9]);[$e.$C$7:$e.$C$39]&amp;&quot; &quot;&amp;[$e.$B$7:$e.$B$39]&amp;&quot; Klasse &quot;&amp;[$e.$C$1]&amp;&quot;,&quot;;&quot;&quot;))">
            <text:p/>
          </table:table-cell>
          <table:table-cell table:number-columns-repeated="40"/>
        </table:table-row>
        <table:table-row table:style-name="ro4">
          <table:table-cell table:style-name="ce181" office:value-type="float" office:value="15" calcext:value-type="float">
            <text:p>15</text:p>
          </table:table-cell>
          <table:table-cell table:style-name="ce185" table:formula="of:=MAX(COM.MICROSOFT.MAXIFS([$a.G$7:$a.G$39];[$a.$F$7:$a.$F$39];[.$A10];[$a.$D$7:$a.$D$39];&quot;m&quot;);COM.MICROSOFT.MAXIFS([$b.G$7:$b.G$39];[$b.$F$7:$b.$F$39];[.$A10];[$b.$D$7:$b.$D$39];&quot;m&quot;);COM.MICROSOFT.MAXIFS([$c.G$7:$c.G$39];[$c.$F$7:$c.$F$39];[.$A10];[$c.$D$7:$c.$D$39];&quot;m&quot;);COM.MICROSOFT.MAXIFS([$d.G$7:$d.G$39];[$d.$F$7:$d.$F$39];[.$A10];[$d.$D$7:$d.$D$39];&quot;m&quot;);COM.MICROSOFT.MAXIFS([$e.G$7:$e.G$39];[$e.$F$7:$e.$F$39];[.$A10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G$7:$a.G$39]=[.B10])*([$a.$D$7:$a.$D$39]=&quot;m&quot;)*([$a.$F$7:$a.$F$39]=[.$A10]);[$a.$C$7:$a.$C$39]&amp;&quot; &quot;&amp;[$a.$B$7:$a.$B$39]&amp;&quot; Klasse &quot;&amp;[$a.$C$1]&amp;&quot;,&quot;;&quot;&quot;)&amp;IF(([$b.G$7:$b.G$39]=[.B10])*([$b.$D$7:$b.$D$39]=&quot;m&quot;)*([$b.$F$7:$b.$F$39]=[.$A10]);[$b.$C$7:$b.$C$39]&amp;&quot; &quot;&amp;[$b.$B$7:$b.$B$39]&amp;&quot; Klasse &quot;&amp;[$b.$C$1]&amp;&quot;,&quot;;&quot;&quot;)&amp;IF(([$c.G$7:$c.G$39]=[.B10])*([$c.$D$7:$c.$D$39]=&quot;m&quot;)*([$c.$F$7:$c.$F$39]=[.$A10]);[$c.$C$7:$c.$C$39]&amp;&quot; &quot;&amp;[$c.$B$7:$c.$B$39]&amp;&quot; Klasse &quot;&amp;[$c.$C$1]&amp;&quot;,&quot;;&quot;&quot;)&amp;IF(([$d.G$7:$d.G$39]=[.B10])*([$d.$D$7:$d.$D$39]=&quot;m&quot;)*([$d.$F$7:$d.$F$39]=[.$A10]);[$d.$C$7:$d.$C$39]&amp;&quot; &quot;&amp;[$d.$B$7:$d.$B$39]&amp;&quot; Klasse &quot;&amp;[$d.$C$1]&amp;&quot;,&quot;;&quot;&quot;)&amp;IF(([$e.G$7:$e.G$39]=[.B10])*([$e.$D$7:$e.$D$39]=&quot;m&quot;)*([$e.$F$7:$e.$F$39]=[.$A10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I$7:$a.I$39];[$a.$F$7:$a.$F$39];[.$A10];[$a.$D$7:$a.$D$39];&quot;m&quot;);COM.MICROSOFT.MAXIFS([$b.I$7:$b.I$39];[$b.$F$7:$b.$F$39];[.$A10];[$b.$D$7:$b.$D$39];&quot;m&quot;);COM.MICROSOFT.MAXIFS([$c.I$7:$c.I$39];[$c.$F$7:$c.$F$39];[.$A10];[$c.$D$7:$c.$D$39];&quot;m&quot;);COM.MICROSOFT.MAXIFS([$d.I$7:$d.I$39];[$d.$F$7:$d.$F$39];[.$A10];[$d.$D$7:$d.$D$39];&quot;m&quot;);COM.MICROSOFT.MAXIFS([$e.I$7:$e.I$39];[$e.$F$7:$e.$F$39];[.$A10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I$7:$a.I$39]=[.D10])*([$a.$D$7:$a.$D$39]=&quot;m&quot;)*([$a.$F$7:$a.$F$39]=[.$A10]);[$a.$C$7:$a.$C$39]&amp;&quot; &quot;&amp;[$a.$B$7:$a.$B$39]&amp;&quot; Klasse &quot;&amp;[$a.$C$1]&amp;&quot;,&quot;;&quot;&quot;)&amp;IF(([$b.I$7:$b.I$39]=[.D10])*([$b.$D$7:$b.$D$39]=&quot;m&quot;)*([$b.$F$7:$b.$F$39]=[.$A10]);[$b.$C$7:$b.$C$39]&amp;&quot; &quot;&amp;[$b.$B$7:$b.$B$39]&amp;&quot; Klasse &quot;&amp;[$b.$C$1]&amp;&quot;,&quot;;&quot;&quot;)&amp;IF(([$c.I$7:$c.I$39]=[.D10])*([$c.$D$7:$c.$D$39]=&quot;m&quot;)*([$c.$F$7:$c.$F$39]=[.$A10]);[$c.$C$7:$c.$C$39]&amp;&quot; &quot;&amp;[$c.$B$7:$c.$B$39]&amp;&quot; Klasse &quot;&amp;[$c.$C$1]&amp;&quot;,&quot;;&quot;&quot;)&amp;IF(([$d.I$7:$d.I$39]=[.D10])*([$d.$D$7:$d.$D$39]=&quot;m&quot;)*([$d.$F$7:$d.$F$39]=[.$A10]);[$d.$C$7:$d.$C$39]&amp;&quot; &quot;&amp;[$d.$B$7:$d.$B$39]&amp;&quot; Klasse &quot;&amp;[$d.$C$1]&amp;&quot;,&quot;;&quot;&quot;)&amp;IF(([$e.I$7:$e.I$39]=[.D10])*([$e.$D$7:$e.$D$39]=&quot;m&quot;)*([$e.$F$7:$e.$F$39]=[.$A10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K$7:$a.K$39];[$a.$F$7:$a.$F$39];[.$A10];[$a.$D$7:$a.$D$39];&quot;m&quot;);COM.MICROSOFT.MAXIFS([$b.K$7:$b.K$39];[$b.$F$7:$b.$F$39];[.$A10];[$b.$D$7:$b.$D$39];&quot;m&quot;);COM.MICROSOFT.MAXIFS([$c.K$7:$c.K$39];[$c.$F$7:$c.$F$39];[.$A10];[$c.$D$7:$c.$D$39];&quot;m&quot;);COM.MICROSOFT.MAXIFS([$d.K$7:$d.K$39];[$d.$F$7:$d.$F$39];[.$A10];[$d.$D$7:$d.$D$39];&quot;m&quot;);COM.MICROSOFT.MAXIFS([$e.K$7:$e.K$39];[$e.$F$7:$e.$F$39];[.$A10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K$7:$a.K$39]=[.F10])*([$a.$D$7:$a.$D$39]=&quot;m&quot;)*([$a.$F$7:$a.$F$39]=[.$A10]);[$a.$C$7:$a.$C$39]&amp;&quot; &quot;&amp;[$a.$B$7:$a.$B$39]&amp;&quot; Klasse &quot;&amp;[$a.$C$1]&amp;&quot;,&quot;;&quot;&quot;)&amp;IF(([$b.K$7:$b.K$39]=[.F10])*([$b.$D$7:$b.$D$39]=&quot;m&quot;)*([$b.$F$7:$b.$F$39]=[.$A10]);[$b.$C$7:$b.$C$39]&amp;&quot; &quot;&amp;[$b.$B$7:$b.$B$39]&amp;&quot; Klasse &quot;&amp;[$b.$C$1]&amp;&quot;,&quot;;&quot;&quot;)&amp;IF(([$c.K$7:$c.K$39]=[.F10])*([$c.$D$7:$c.$D$39]=&quot;m&quot;)*([$c.$F$7:$c.$F$39]=[.$A10]);[$c.$C$7:$c.$C$39]&amp;&quot; &quot;&amp;[$c.$B$7:$c.$B$39]&amp;&quot; Klasse &quot;&amp;[$c.$C$1]&amp;&quot;,&quot;;&quot;&quot;)&amp;IF(([$d.K$7:$d.K$39]=[.F10])*([$d.$D$7:$d.$D$39]=&quot;m&quot;)*([$d.$F$7:$d.$F$39]=[.$A10]);[$d.$C$7:$d.$C$39]&amp;&quot; &quot;&amp;[$d.$B$7:$d.$B$39]&amp;&quot; Klasse &quot;&amp;[$d.$C$1]&amp;&quot;,&quot;;&quot;&quot;)&amp;IF(([$e.K$7:$e.K$39]=[.F10])*([$e.$D$7:$e.$D$39]=&quot;m&quot;)*([$e.$F$7:$e.$F$39]=[.$A10]);[$e.$C$7:$e.$C$39]&amp;&quot; &quot;&amp;[$e.$B$7:$e.$B$39]&amp;&quot; Klasse &quot;&amp;[$e.$C$1]&amp;&quot;,&quot;;&quot;&quot;))">
            <text:p/>
          </table:table-cell>
          <table:table-cell table:style-name="ce294" table:formula="of:=ROUNDDOWN(IF([.I10]=0;0;50/([.I10]*0.0069+3.79)-0.24);2)" office:value-type="float" office:value="0" calcext:value-type="float">
            <text:p>0</text:p>
          </table:table-cell>
          <table:table-cell table:style-name="ce185" table:formula="of:=MAX(COM.MICROSOFT.MAXIFS([$a.N$7:$a.N$39];[$a.$F$7:$a.$F$39];[.$A10];[$a.$D$7:$a.$D$39];&quot;m&quot;);COM.MICROSOFT.MAXIFS([$b.N$7:$b.N$39];[$b.$F$7:$b.$F$39];[.$A10];[$b.$D$7:$b.$D$39];&quot;m&quot;);COM.MICROSOFT.MAXIFS([$c.N$7:$c.N$39];[$c.$F$7:$c.$F$39];[.$A10];[$c.$D$7:$c.$D$39];&quot;m&quot;);COM.MICROSOFT.MAXIFS([$d.N$7:$d.N$39];[$d.$F$7:$d.$F$39];[.$A10];[$d.$D$7:$d.$D$39];&quot;m&quot;);COM.MICROSOFT.MAXIFS([$e.N$7:$e.N$39];[$e.$F$7:$e.$F$39];[.$A10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N$7:$a.N$39]=[.I10])*([$a.$D$7:$a.$D$39]=&quot;m&quot;)*([$a.$F$7:$a.$F$39]=[.$A10]);[$a.$C$7:$a.$C$39]&amp;&quot; &quot;&amp;[$a.$B$7:$a.$B$39]&amp;&quot; Klasse &quot;&amp;[$a.$C$1]&amp;&quot;,&quot;;&quot;&quot;)&amp;IF(([$b.N$7:$b.N$39]=[.I10])*([$b.$D$7:$b.$D$39]=&quot;m&quot;)*([$b.$F$7:$b.$F$39]=[.$A10]);[$b.$C$7:$b.$C$39]&amp;&quot; &quot;&amp;[$b.$B$7:$b.$B$39]&amp;&quot; Klasse &quot;&amp;[$b.$C$1]&amp;&quot;,&quot;;&quot;&quot;)&amp;IF(([$c.N$7:$c.N$39]=[.I10])*([$c.$D$7:$c.$D$39]=&quot;m&quot;)*([$c.$F$7:$c.$F$39]=[.$A10]);[$c.$C$7:$c.$C$39]&amp;&quot; &quot;&amp;[$c.$B$7:$c.$B$39]&amp;&quot; Klasse &quot;&amp;[$c.$C$1]&amp;&quot;,&quot;;&quot;&quot;)&amp;IF(([$d.N$7:$d.N$39]=[.I10])*([$d.$D$7:$d.$D$39]=&quot;m&quot;)*([$d.$F$7:$d.$F$39]=[.$A10]);[$d.$C$7:$d.$C$39]&amp;&quot; &quot;&amp;[$d.$B$7:$d.$B$39]&amp;&quot; Klasse &quot;&amp;[$d.$C$1]&amp;&quot;,&quot;;&quot;&quot;)&amp;IF(([$e.N$7:$e.N$39]=[.I10])*([$e.$D$7:$e.$D$39]=&quot;m&quot;)*([$e.$F$7:$e.$F$39]=[.$A10]);[$e.$C$7:$e.$C$39]&amp;&quot; &quot;&amp;[$e.$B$7:$e.$B$39]&amp;&quot; Klasse &quot;&amp;[$e.$C$1]&amp;&quot;,&quot;;&quot;&quot;))">
            <text:p/>
          </table:table-cell>
          <table:table-cell table:style-name="ce294" table:formula="of:=ROUNDDOWN(IF([.L10]=0;0;75/([.L10]*0.00664+4.1)-0.24);2)" office:value-type="float" office:value="0" calcext:value-type="float">
            <text:p>0</text:p>
          </table:table-cell>
          <table:table-cell table:style-name="ce185" table:formula="of:=MAX(COM.MICROSOFT.MAXIFS([$a.P$7:$a.P$39];[$a.$F$7:$a.$F$39];[.$A10];[$a.$D$7:$a.$D$39];&quot;m&quot;);COM.MICROSOFT.MAXIFS([$b.P$7:$b.P$39];[$b.$F$7:$b.$F$39];[.$A10];[$b.$D$7:$b.$D$39];&quot;m&quot;);COM.MICROSOFT.MAXIFS([$c.P$7:$c.P$39];[$c.$F$7:$c.$F$39];[.$A10];[$c.$D$7:$c.$D$39];&quot;m&quot;);COM.MICROSOFT.MAXIFS([$d.P$7:$d.P$39];[$d.$F$7:$d.$F$39];[.$A10];[$d.$D$7:$d.$D$39];&quot;m&quot;);COM.MICROSOFT.MAXIFS([$e.P$7:$e.P$39];[$e.$F$7:$e.$F$39];[.$A10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P$7:$a.P$39]=[.L10])*([$a.$D$7:$a.$D$39]=&quot;m&quot;)*([$a.$F$7:$a.$F$39]=[.$A10]);[$a.$C$7:$a.$C$39]&amp;&quot; &quot;&amp;[$a.$B$7:$a.$B$39]&amp;&quot; Klasse &quot;&amp;[$a.$C$1]&amp;&quot;,&quot;;&quot;&quot;)&amp;IF(([$b.P$7:$b.P$39]=[.L10])*([$b.$D$7:$b.$D$39]=&quot;m&quot;)*([$b.$F$7:$b.$F$39]=[.$A10]);[$b.$C$7:$b.$C$39]&amp;&quot; &quot;&amp;[$b.$B$7:$b.$B$39]&amp;&quot; Klasse &quot;&amp;[$b.$C$1]&amp;&quot;,&quot;;&quot;&quot;)&amp;IF(([$c.P$7:$c.P$39]=[.L10])*([$c.$D$7:$c.$D$39]=&quot;m&quot;)*([$c.$F$7:$c.$F$39]=[.$A10]);[$c.$C$7:$c.$C$39]&amp;&quot; &quot;&amp;[$c.$B$7:$c.$B$39]&amp;&quot; Klasse &quot;&amp;[$c.$C$1]&amp;&quot;,&quot;;&quot;&quot;)&amp;IF(([$d.P$7:$d.P$39]=[.L10])*([$d.$D$7:$d.$D$39]=&quot;m&quot;)*([$d.$F$7:$d.$F$39]=[.$A10]);[$d.$C$7:$d.$C$39]&amp;&quot; &quot;&amp;[$d.$B$7:$d.$B$39]&amp;&quot; Klasse &quot;&amp;[$d.$C$1]&amp;&quot;,&quot;;&quot;&quot;)&amp;IF(([$e.P$7:$e.P$39]=[.L10])*([$e.$D$7:$e.$D$39]=&quot;m&quot;)*([$e.$F$7:$e.$F$39]=[.$A10]);[$e.$C$7:$e.$C$39]&amp;&quot; &quot;&amp;[$e.$B$7:$e.$B$39]&amp;&quot; Klasse &quot;&amp;[$e.$C$1]&amp;&quot;,&quot;;&quot;&quot;))">
            <text:p/>
          </table:table-cell>
          <table:table-cell table:style-name="ce294" table:formula="of:=ROUNDDOWN(IF([.O10]=0;0;100/([.O10]*0.00676+4.34)-0.24);2)" office:value-type="float" office:value="0" calcext:value-type="float">
            <text:p>0</text:p>
          </table:table-cell>
          <table:table-cell table:style-name="ce185" table:formula="of:=MAX(COM.MICROSOFT.MAXIFS([$a.R$7:$a.R$39];[$a.$F$7:$a.$F$39];[.$A10];[$a.$D$7:$a.$D$39];&quot;m&quot;);COM.MICROSOFT.MAXIFS([$b.R$7:$b.R$39];[$b.$F$7:$b.$F$39];[.$A10];[$b.$D$7:$b.$D$39];&quot;m&quot;);COM.MICROSOFT.MAXIFS([$c.R$7:$c.R$39];[$c.$F$7:$c.$F$39];[.$A10];[$c.$D$7:$c.$D$39];&quot;m&quot;);COM.MICROSOFT.MAXIFS([$d.R$7:$d.R$39];[$d.$F$7:$d.$F$39];[.$A10];[$d.$D$7:$d.$D$39];&quot;m&quot;);COM.MICROSOFT.MAXIFS([$e.R$7:$e.R$39];[$e.$F$7:$e.$F$39];[.$A10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R$7:$a.R$39]=[.O10])*([$a.$D$7:$a.$D$39]=&quot;m&quot;)*([$a.$F$7:$a.$F$39]=[.$A10]);[$a.$C$7:$a.$C$39]&amp;&quot; &quot;&amp;[$a.$B$7:$a.$B$39]&amp;&quot; Klasse &quot;&amp;[$a.$C$1]&amp;&quot;,&quot;;&quot;&quot;)&amp;IF(([$b.R$7:$b.R$39]=[.O10])*([$b.$D$7:$b.$D$39]=&quot;m&quot;)*([$b.$F$7:$b.$F$39]=[.$A10]);[$b.$C$7:$b.$C$39]&amp;&quot; &quot;&amp;[$b.$B$7:$b.$B$39]&amp;&quot; Klasse &quot;&amp;[$b.$C$1]&amp;&quot;,&quot;;&quot;&quot;)&amp;IF(([$c.R$7:$c.R$39]=[.O10])*([$c.$D$7:$c.$D$39]=&quot;m&quot;)*([$c.$F$7:$c.$F$39]=[.$A10]);[$c.$C$7:$c.$C$39]&amp;&quot; &quot;&amp;[$c.$B$7:$c.$B$39]&amp;&quot; Klasse &quot;&amp;[$c.$C$1]&amp;&quot;,&quot;;&quot;&quot;)&amp;IF(([$d.R$7:$d.R$39]=[.O10])*([$d.$D$7:$d.$D$39]=&quot;m&quot;)*([$d.$F$7:$d.$F$39]=[.$A10]);[$d.$C$7:$d.$C$39]&amp;&quot; &quot;&amp;[$d.$B$7:$d.$B$39]&amp;&quot; Klasse &quot;&amp;[$d.$C$1]&amp;&quot;,&quot;;&quot;&quot;)&amp;IF(([$e.R$7:$e.R$39]=[.O10])*([$e.$D$7:$e.$D$39]=&quot;m&quot;)*([$e.$F$7:$e.$F$39]=[.$A10]);[$e.$C$7:$e.$C$39]&amp;&quot; &quot;&amp;[$e.$B$7:$e.$B$39]&amp;&quot; Klasse &quot;&amp;[$e.$C$1]&amp;&quot;,&quot;;&quot;&quot;))">
            <text:p/>
          </table:table-cell>
          <table:table-cell table:style-name="ce298" table:number-columns-repeated="2"/>
          <table:table-cell table:style-name="ce299"/>
          <table:table-cell table:style-name="ce294" table:formula="of:=IF([.U10]=0;0;INT(ROUNDDOWN(1000/([.U10]*0.006+2.158);0)/60)+(ROUNDDOWN(1000/([.U10]*0.006+2.158);0)/60-INT(ROUNDDOWN(1000/([.U10]*0.006+2.158);0)/60))*0.6)" office:value-type="float" office:value="0" calcext:value-type="float">
            <text:p>0</text:p>
          </table:table-cell>
          <table:table-cell table:style-name="ce185" table:formula="of:=MAX(COM.MICROSOFT.MAXIFS([$a.X$7:$a.X$39];[$a.$F$7:$a.$F$39];[.$A10];[$a.$D$7:$a.$D$39];&quot;m&quot;);COM.MICROSOFT.MAXIFS([$b.X$7:$b.X$39];[$b.$F$7:$b.$F$39];[.$A10];[$b.$D$7:$b.$D$39];&quot;m&quot;);COM.MICROSOFT.MAXIFS([$c.X$7:$c.X$39];[$c.$F$7:$c.$F$39];[.$A10];[$c.$D$7:$c.$D$39];&quot;m&quot;);COM.MICROSOFT.MAXIFS([$d.X$7:$d.X$39];[$d.$F$7:$d.$F$39];[.$A10];[$d.$D$7:$d.$D$39];&quot;m&quot;);COM.MICROSOFT.MAXIFS([$e.X$7:$e.X$39];[$e.$F$7:$e.$F$39];[.$A10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X$7:$a.X$39]=[.U10])*([$a.$D$7:$a.$D$39]=&quot;m&quot;)*([$a.$F$7:$a.$F$39]=[.$A10]);[$a.$C$7:$a.$C$39]&amp;&quot; &quot;&amp;[$a.$B$7:$a.$B$39]&amp;&quot; Klasse &quot;&amp;[$a.$C$1]&amp;&quot;,&quot;;&quot;&quot;)&amp;IF(([$b.X$7:$b.X$39]=[.U10])*([$b.$D$7:$b.$D$39]=&quot;m&quot;)*([$b.$F$7:$b.$F$39]=[.$A10]);[$b.$C$7:$b.$C$39]&amp;&quot; &quot;&amp;[$b.$B$7:$b.$B$39]&amp;&quot; Klasse &quot;&amp;[$b.$C$1]&amp;&quot;,&quot;;&quot;&quot;)&amp;IF(([$c.X$7:$c.X$39]=[.U10])*([$c.$D$7:$c.$D$39]=&quot;m&quot;)*([$c.$F$7:$c.$F$39]=[.$A10]);[$c.$C$7:$c.$C$39]&amp;&quot; &quot;&amp;[$c.$B$7:$c.$B$39]&amp;&quot; Klasse &quot;&amp;[$c.$C$1]&amp;&quot;,&quot;;&quot;&quot;)&amp;IF(([$d.X$7:$d.X$39]=[.U10])*([$d.$D$7:$d.$D$39]=&quot;m&quot;)*([$d.$F$7:$d.$F$39]=[.$A10]);[$d.$C$7:$d.$C$39]&amp;&quot; &quot;&amp;[$d.$B$7:$d.$B$39]&amp;&quot; Klasse &quot;&amp;[$d.$C$1]&amp;&quot;,&quot;;&quot;&quot;)&amp;IF(([$e.X$7:$e.X$39]=[.U10])*([$e.$D$7:$e.$D$39]=&quot;m&quot;)*([$e.$F$7:$e.$F$39]=[.$A10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Y$7:$a.Y$39];[$a.$F$7:$a.$F$39];[.$A10];[$a.$D$7:$a.$D$39];&quot;m&quot;);COM.MICROSOFT.MAXIFS([$b.Y$7:$b.Y$39];[$b.$F$7:$b.$F$39];[.$A10];[$b.$D$7:$b.$D$39];&quot;m&quot;);COM.MICROSOFT.MAXIFS([$c.Y$7:$c.Y$39];[$c.$F$7:$c.$F$39];[.$A10];[$c.$D$7:$c.$D$39];&quot;m&quot;);COM.MICROSOFT.MAXIFS([$d.Y$7:$d.Y$39];[$d.$F$7:$d.$F$39];[.$A10];[$d.$D$7:$d.$D$39];&quot;m&quot;);COM.MICROSOFT.MAXIFS([$e.Y$7:$e.Y$39];[$e.$F$7:$e.$F$39];[.$A10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Y$7:$a.Y$39]=[.W10])*([$a.$D$7:$a.$D$39]=&quot;m&quot;)*([$a.$F$7:$a.$F$39]=[.$A10]);[$a.$C$7:$a.$C$39]&amp;&quot; &quot;&amp;[$a.$B$7:$a.$B$39]&amp;&quot; Klasse &quot;&amp;[$a.$C$1]&amp;&quot;,&quot;;&quot;&quot;)&amp;IF(([$b.Y$7:$b.Y$39]=[.W10])*([$b.$D$7:$b.$D$39]=&quot;m&quot;)*([$b.$F$7:$b.$F$39]=[.$A10]);[$b.$C$7:$b.$C$39]&amp;&quot; &quot;&amp;[$b.$B$7:$b.$B$39]&amp;&quot; Klasse &quot;&amp;[$b.$C$1]&amp;&quot;,&quot;;&quot;&quot;)&amp;IF(([$c.Y$7:$c.Y$39]=[.W10])*([$c.$D$7:$c.$D$39]=&quot;m&quot;)*([$c.$F$7:$c.$F$39]=[.$A10]);[$c.$C$7:$c.$C$39]&amp;&quot; &quot;&amp;[$c.$B$7:$c.$B$39]&amp;&quot; Klasse &quot;&amp;[$c.$C$1]&amp;&quot;,&quot;;&quot;&quot;)&amp;IF(([$d.Y$7:$d.Y$39]=[.W10])*([$d.$D$7:$d.$D$39]=&quot;m&quot;)*([$d.$F$7:$d.$F$39]=[.$A10]);[$d.$C$7:$d.$C$39]&amp;&quot; &quot;&amp;[$d.$B$7:$d.$B$39]&amp;&quot; Klasse &quot;&amp;[$d.$C$1]&amp;&quot;,&quot;;&quot;&quot;)&amp;IF(([$e.Y$7:$e.Y$39]=[.W10])*([$e.$D$7:$e.$D$39]=&quot;m&quot;)*([$e.$F$7:$e.$F$39]=[.$A10]);[$e.$C$7:$e.$C$39]&amp;&quot; &quot;&amp;[$e.$B$7:$e.$B$39]&amp;&quot; Klasse &quot;&amp;[$e.$C$1]&amp;&quot;,&quot;;&quot;&quot;))">
            <text:p/>
          </table:table-cell>
          <table:table-cell table:number-columns-repeated="40"/>
        </table:table-row>
        <table:table-row table:style-name="ro4">
          <table:table-cell table:style-name="ce181" office:value-type="float" office:value="16" calcext:value-type="float">
            <text:p>16</text:p>
          </table:table-cell>
          <table:table-cell table:style-name="ce185" table:formula="of:=MAX(COM.MICROSOFT.MAXIFS([$a.G$7:$a.G$39];[$a.$F$7:$a.$F$39];[.$A11];[$a.$D$7:$a.$D$39];&quot;m&quot;);COM.MICROSOFT.MAXIFS([$b.G$7:$b.G$39];[$b.$F$7:$b.$F$39];[.$A11];[$b.$D$7:$b.$D$39];&quot;m&quot;);COM.MICROSOFT.MAXIFS([$c.G$7:$c.G$39];[$c.$F$7:$c.$F$39];[.$A11];[$c.$D$7:$c.$D$39];&quot;m&quot;);COM.MICROSOFT.MAXIFS([$d.G$7:$d.G$39];[$d.$F$7:$d.$F$39];[.$A11];[$d.$D$7:$d.$D$39];&quot;m&quot;);COM.MICROSOFT.MAXIFS([$e.G$7:$e.G$39];[$e.$F$7:$e.$F$39];[.$A11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G$7:$a.G$39]=[.B11])*([$a.$D$7:$a.$D$39]=&quot;m&quot;)*([$a.$F$7:$a.$F$39]=[.$A11]);[$a.$C$7:$a.$C$39]&amp;&quot; &quot;&amp;[$a.$B$7:$a.$B$39]&amp;&quot; Klasse &quot;&amp;[$a.$C$1]&amp;&quot;,&quot;;&quot;&quot;)&amp;IF(([$b.G$7:$b.G$39]=[.B11])*([$b.$D$7:$b.$D$39]=&quot;m&quot;)*([$b.$F$7:$b.$F$39]=[.$A11]);[$b.$C$7:$b.$C$39]&amp;&quot; &quot;&amp;[$b.$B$7:$b.$B$39]&amp;&quot; Klasse &quot;&amp;[$b.$C$1]&amp;&quot;,&quot;;&quot;&quot;)&amp;IF(([$c.G$7:$c.G$39]=[.B11])*([$c.$D$7:$c.$D$39]=&quot;m&quot;)*([$c.$F$7:$c.$F$39]=[.$A11]);[$c.$C$7:$c.$C$39]&amp;&quot; &quot;&amp;[$c.$B$7:$c.$B$39]&amp;&quot; Klasse &quot;&amp;[$c.$C$1]&amp;&quot;,&quot;;&quot;&quot;)&amp;IF(([$d.G$7:$d.G$39]=[.B11])*([$d.$D$7:$d.$D$39]=&quot;m&quot;)*([$d.$F$7:$d.$F$39]=[.$A11]);[$d.$C$7:$d.$C$39]&amp;&quot; &quot;&amp;[$d.$B$7:$d.$B$39]&amp;&quot; Klasse &quot;&amp;[$d.$C$1]&amp;&quot;,&quot;;&quot;&quot;)&amp;IF(([$e.G$7:$e.G$39]=[.B11])*([$e.$D$7:$e.$D$39]=&quot;m&quot;)*([$e.$F$7:$e.$F$39]=[.$A11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I$7:$a.I$39];[$a.$F$7:$a.$F$39];[.$A11];[$a.$D$7:$a.$D$39];&quot;m&quot;);COM.MICROSOFT.MAXIFS([$b.I$7:$b.I$39];[$b.$F$7:$b.$F$39];[.$A11];[$b.$D$7:$b.$D$39];&quot;m&quot;);COM.MICROSOFT.MAXIFS([$c.I$7:$c.I$39];[$c.$F$7:$c.$F$39];[.$A11];[$c.$D$7:$c.$D$39];&quot;m&quot;);COM.MICROSOFT.MAXIFS([$d.I$7:$d.I$39];[$d.$F$7:$d.$F$39];[.$A11];[$d.$D$7:$d.$D$39];&quot;m&quot;);COM.MICROSOFT.MAXIFS([$e.I$7:$e.I$39];[$e.$F$7:$e.$F$39];[.$A11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I$7:$a.I$39]=[.D11])*([$a.$D$7:$a.$D$39]=&quot;m&quot;)*([$a.$F$7:$a.$F$39]=[.$A11]);[$a.$C$7:$a.$C$39]&amp;&quot; &quot;&amp;[$a.$B$7:$a.$B$39]&amp;&quot; Klasse &quot;&amp;[$a.$C$1]&amp;&quot;,&quot;;&quot;&quot;)&amp;IF(([$b.I$7:$b.I$39]=[.D11])*([$b.$D$7:$b.$D$39]=&quot;m&quot;)*([$b.$F$7:$b.$F$39]=[.$A11]);[$b.$C$7:$b.$C$39]&amp;&quot; &quot;&amp;[$b.$B$7:$b.$B$39]&amp;&quot; Klasse &quot;&amp;[$b.$C$1]&amp;&quot;,&quot;;&quot;&quot;)&amp;IF(([$c.I$7:$c.I$39]=[.D11])*([$c.$D$7:$c.$D$39]=&quot;m&quot;)*([$c.$F$7:$c.$F$39]=[.$A11]);[$c.$C$7:$c.$C$39]&amp;&quot; &quot;&amp;[$c.$B$7:$c.$B$39]&amp;&quot; Klasse &quot;&amp;[$c.$C$1]&amp;&quot;,&quot;;&quot;&quot;)&amp;IF(([$d.I$7:$d.I$39]=[.D11])*([$d.$D$7:$d.$D$39]=&quot;m&quot;)*([$d.$F$7:$d.$F$39]=[.$A11]);[$d.$C$7:$d.$C$39]&amp;&quot; &quot;&amp;[$d.$B$7:$d.$B$39]&amp;&quot; Klasse &quot;&amp;[$d.$C$1]&amp;&quot;,&quot;;&quot;&quot;)&amp;IF(([$e.I$7:$e.I$39]=[.D11])*([$e.$D$7:$e.$D$39]=&quot;m&quot;)*([$e.$F$7:$e.$F$39]=[.$A11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K$7:$a.K$39];[$a.$F$7:$a.$F$39];[.$A11];[$a.$D$7:$a.$D$39];&quot;m&quot;);COM.MICROSOFT.MAXIFS([$b.K$7:$b.K$39];[$b.$F$7:$b.$F$39];[.$A11];[$b.$D$7:$b.$D$39];&quot;m&quot;);COM.MICROSOFT.MAXIFS([$c.K$7:$c.K$39];[$c.$F$7:$c.$F$39];[.$A11];[$c.$D$7:$c.$D$39];&quot;m&quot;);COM.MICROSOFT.MAXIFS([$d.K$7:$d.K$39];[$d.$F$7:$d.$F$39];[.$A11];[$d.$D$7:$d.$D$39];&quot;m&quot;);COM.MICROSOFT.MAXIFS([$e.K$7:$e.K$39];[$e.$F$7:$e.$F$39];[.$A11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K$7:$a.K$39]=[.F11])*([$a.$D$7:$a.$D$39]=&quot;m&quot;)*([$a.$F$7:$a.$F$39]=[.$A11]);[$a.$C$7:$a.$C$39]&amp;&quot; &quot;&amp;[$a.$B$7:$a.$B$39]&amp;&quot; Klasse &quot;&amp;[$a.$C$1]&amp;&quot;,&quot;;&quot;&quot;)&amp;IF(([$b.K$7:$b.K$39]=[.F11])*([$b.$D$7:$b.$D$39]=&quot;m&quot;)*([$b.$F$7:$b.$F$39]=[.$A11]);[$b.$C$7:$b.$C$39]&amp;&quot; &quot;&amp;[$b.$B$7:$b.$B$39]&amp;&quot; Klasse &quot;&amp;[$b.$C$1]&amp;&quot;,&quot;;&quot;&quot;)&amp;IF(([$c.K$7:$c.K$39]=[.F11])*([$c.$D$7:$c.$D$39]=&quot;m&quot;)*([$c.$F$7:$c.$F$39]=[.$A11]);[$c.$C$7:$c.$C$39]&amp;&quot; &quot;&amp;[$c.$B$7:$c.$B$39]&amp;&quot; Klasse &quot;&amp;[$c.$C$1]&amp;&quot;,&quot;;&quot;&quot;)&amp;IF(([$d.K$7:$d.K$39]=[.F11])*([$d.$D$7:$d.$D$39]=&quot;m&quot;)*([$d.$F$7:$d.$F$39]=[.$A11]);[$d.$C$7:$d.$C$39]&amp;&quot; &quot;&amp;[$d.$B$7:$d.$B$39]&amp;&quot; Klasse &quot;&amp;[$d.$C$1]&amp;&quot;,&quot;;&quot;&quot;)&amp;IF(([$e.K$7:$e.K$39]=[.F11])*([$e.$D$7:$e.$D$39]=&quot;m&quot;)*([$e.$F$7:$e.$F$39]=[.$A11]);[$e.$C$7:$e.$C$39]&amp;&quot; &quot;&amp;[$e.$B$7:$e.$B$39]&amp;&quot; Klasse &quot;&amp;[$e.$C$1]&amp;&quot;,&quot;;&quot;&quot;))">
            <text:p/>
          </table:table-cell>
          <table:table-cell table:style-name="ce294" table:formula="of:=ROUNDDOWN(IF([.I11]=0;0;50/([.I11]*0.0069+3.79)-0.24);2)" office:value-type="float" office:value="0" calcext:value-type="float">
            <text:p>0</text:p>
          </table:table-cell>
          <table:table-cell table:style-name="ce185" table:formula="of:=MAX(COM.MICROSOFT.MAXIFS([$a.N$7:$a.N$39];[$a.$F$7:$a.$F$39];[.$A11];[$a.$D$7:$a.$D$39];&quot;m&quot;);COM.MICROSOFT.MAXIFS([$b.N$7:$b.N$39];[$b.$F$7:$b.$F$39];[.$A11];[$b.$D$7:$b.$D$39];&quot;m&quot;);COM.MICROSOFT.MAXIFS([$c.N$7:$c.N$39];[$c.$F$7:$c.$F$39];[.$A11];[$c.$D$7:$c.$D$39];&quot;m&quot;);COM.MICROSOFT.MAXIFS([$d.N$7:$d.N$39];[$d.$F$7:$d.$F$39];[.$A11];[$d.$D$7:$d.$D$39];&quot;m&quot;);COM.MICROSOFT.MAXIFS([$e.N$7:$e.N$39];[$e.$F$7:$e.$F$39];[.$A11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N$7:$a.N$39]=[.I11])*([$a.$D$7:$a.$D$39]=&quot;m&quot;)*([$a.$F$7:$a.$F$39]=[.$A11]);[$a.$C$7:$a.$C$39]&amp;&quot; &quot;&amp;[$a.$B$7:$a.$B$39]&amp;&quot; Klasse &quot;&amp;[$a.$C$1]&amp;&quot;,&quot;;&quot;&quot;)&amp;IF(([$b.N$7:$b.N$39]=[.I11])*([$b.$D$7:$b.$D$39]=&quot;m&quot;)*([$b.$F$7:$b.$F$39]=[.$A11]);[$b.$C$7:$b.$C$39]&amp;&quot; &quot;&amp;[$b.$B$7:$b.$B$39]&amp;&quot; Klasse &quot;&amp;[$b.$C$1]&amp;&quot;,&quot;;&quot;&quot;)&amp;IF(([$c.N$7:$c.N$39]=[.I11])*([$c.$D$7:$c.$D$39]=&quot;m&quot;)*([$c.$F$7:$c.$F$39]=[.$A11]);[$c.$C$7:$c.$C$39]&amp;&quot; &quot;&amp;[$c.$B$7:$c.$B$39]&amp;&quot; Klasse &quot;&amp;[$c.$C$1]&amp;&quot;,&quot;;&quot;&quot;)&amp;IF(([$d.N$7:$d.N$39]=[.I11])*([$d.$D$7:$d.$D$39]=&quot;m&quot;)*([$d.$F$7:$d.$F$39]=[.$A11]);[$d.$C$7:$d.$C$39]&amp;&quot; &quot;&amp;[$d.$B$7:$d.$B$39]&amp;&quot; Klasse &quot;&amp;[$d.$C$1]&amp;&quot;,&quot;;&quot;&quot;)&amp;IF(([$e.N$7:$e.N$39]=[.I11])*([$e.$D$7:$e.$D$39]=&quot;m&quot;)*([$e.$F$7:$e.$F$39]=[.$A11]);[$e.$C$7:$e.$C$39]&amp;&quot; &quot;&amp;[$e.$B$7:$e.$B$39]&amp;&quot; Klasse &quot;&amp;[$e.$C$1]&amp;&quot;,&quot;;&quot;&quot;))">
            <text:p/>
          </table:table-cell>
          <table:table-cell table:style-name="ce294" table:formula="of:=ROUNDDOWN(IF([.L11]=0;0;75/([.L11]*0.00664+4.1)-0.24);2)" office:value-type="float" office:value="0" calcext:value-type="float">
            <text:p>0</text:p>
          </table:table-cell>
          <table:table-cell table:style-name="ce185" table:formula="of:=MAX(COM.MICROSOFT.MAXIFS([$a.P$7:$a.P$39];[$a.$F$7:$a.$F$39];[.$A11];[$a.$D$7:$a.$D$39];&quot;m&quot;);COM.MICROSOFT.MAXIFS([$b.P$7:$b.P$39];[$b.$F$7:$b.$F$39];[.$A11];[$b.$D$7:$b.$D$39];&quot;m&quot;);COM.MICROSOFT.MAXIFS([$c.P$7:$c.P$39];[$c.$F$7:$c.$F$39];[.$A11];[$c.$D$7:$c.$D$39];&quot;m&quot;);COM.MICROSOFT.MAXIFS([$d.P$7:$d.P$39];[$d.$F$7:$d.$F$39];[.$A11];[$d.$D$7:$d.$D$39];&quot;m&quot;);COM.MICROSOFT.MAXIFS([$e.P$7:$e.P$39];[$e.$F$7:$e.$F$39];[.$A11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P$7:$a.P$39]=[.L11])*([$a.$D$7:$a.$D$39]=&quot;m&quot;)*([$a.$F$7:$a.$F$39]=[.$A11]);[$a.$C$7:$a.$C$39]&amp;&quot; &quot;&amp;[$a.$B$7:$a.$B$39]&amp;&quot; Klasse &quot;&amp;[$a.$C$1]&amp;&quot;,&quot;;&quot;&quot;)&amp;IF(([$b.P$7:$b.P$39]=[.L11])*([$b.$D$7:$b.$D$39]=&quot;m&quot;)*([$b.$F$7:$b.$F$39]=[.$A11]);[$b.$C$7:$b.$C$39]&amp;&quot; &quot;&amp;[$b.$B$7:$b.$B$39]&amp;&quot; Klasse &quot;&amp;[$b.$C$1]&amp;&quot;,&quot;;&quot;&quot;)&amp;IF(([$c.P$7:$c.P$39]=[.L11])*([$c.$D$7:$c.$D$39]=&quot;m&quot;)*([$c.$F$7:$c.$F$39]=[.$A11]);[$c.$C$7:$c.$C$39]&amp;&quot; &quot;&amp;[$c.$B$7:$c.$B$39]&amp;&quot; Klasse &quot;&amp;[$c.$C$1]&amp;&quot;,&quot;;&quot;&quot;)&amp;IF(([$d.P$7:$d.P$39]=[.L11])*([$d.$D$7:$d.$D$39]=&quot;m&quot;)*([$d.$F$7:$d.$F$39]=[.$A11]);[$d.$C$7:$d.$C$39]&amp;&quot; &quot;&amp;[$d.$B$7:$d.$B$39]&amp;&quot; Klasse &quot;&amp;[$d.$C$1]&amp;&quot;,&quot;;&quot;&quot;)&amp;IF(([$e.P$7:$e.P$39]=[.L11])*([$e.$D$7:$e.$D$39]=&quot;m&quot;)*([$e.$F$7:$e.$F$39]=[.$A11]);[$e.$C$7:$e.$C$39]&amp;&quot; &quot;&amp;[$e.$B$7:$e.$B$39]&amp;&quot; Klasse &quot;&amp;[$e.$C$1]&amp;&quot;,&quot;;&quot;&quot;))">
            <text:p/>
          </table:table-cell>
          <table:table-cell table:style-name="ce294" table:formula="of:=ROUNDDOWN(IF([.O11]=0;0;100/([.O11]*0.00676+4.34)-0.24);2)" office:value-type="float" office:value="0" calcext:value-type="float">
            <text:p>0</text:p>
          </table:table-cell>
          <table:table-cell table:style-name="ce185" table:formula="of:=MAX(COM.MICROSOFT.MAXIFS([$a.R$7:$a.R$39];[$a.$F$7:$a.$F$39];[.$A11];[$a.$D$7:$a.$D$39];&quot;m&quot;);COM.MICROSOFT.MAXIFS([$b.R$7:$b.R$39];[$b.$F$7:$b.$F$39];[.$A11];[$b.$D$7:$b.$D$39];&quot;m&quot;);COM.MICROSOFT.MAXIFS([$c.R$7:$c.R$39];[$c.$F$7:$c.$F$39];[.$A11];[$c.$D$7:$c.$D$39];&quot;m&quot;);COM.MICROSOFT.MAXIFS([$d.R$7:$d.R$39];[$d.$F$7:$d.$F$39];[.$A11];[$d.$D$7:$d.$D$39];&quot;m&quot;);COM.MICROSOFT.MAXIFS([$e.R$7:$e.R$39];[$e.$F$7:$e.$F$39];[.$A11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R$7:$a.R$39]=[.O11])*([$a.$D$7:$a.$D$39]=&quot;m&quot;)*([$a.$F$7:$a.$F$39]=[.$A11]);[$a.$C$7:$a.$C$39]&amp;&quot; &quot;&amp;[$a.$B$7:$a.$B$39]&amp;&quot; Klasse &quot;&amp;[$a.$C$1]&amp;&quot;,&quot;;&quot;&quot;)&amp;IF(([$b.R$7:$b.R$39]=[.O11])*([$b.$D$7:$b.$D$39]=&quot;m&quot;)*([$b.$F$7:$b.$F$39]=[.$A11]);[$b.$C$7:$b.$C$39]&amp;&quot; &quot;&amp;[$b.$B$7:$b.$B$39]&amp;&quot; Klasse &quot;&amp;[$b.$C$1]&amp;&quot;,&quot;;&quot;&quot;)&amp;IF(([$c.R$7:$c.R$39]=[.O11])*([$c.$D$7:$c.$D$39]=&quot;m&quot;)*([$c.$F$7:$c.$F$39]=[.$A11]);[$c.$C$7:$c.$C$39]&amp;&quot; &quot;&amp;[$c.$B$7:$c.$B$39]&amp;&quot; Klasse &quot;&amp;[$c.$C$1]&amp;&quot;,&quot;;&quot;&quot;)&amp;IF(([$d.R$7:$d.R$39]=[.O11])*([$d.$D$7:$d.$D$39]=&quot;m&quot;)*([$d.$F$7:$d.$F$39]=[.$A11]);[$d.$C$7:$d.$C$39]&amp;&quot; &quot;&amp;[$d.$B$7:$d.$B$39]&amp;&quot; Klasse &quot;&amp;[$d.$C$1]&amp;&quot;,&quot;;&quot;&quot;)&amp;IF(([$e.R$7:$e.R$39]=[.O11])*([$e.$D$7:$e.$D$39]=&quot;m&quot;)*([$e.$F$7:$e.$F$39]=[.$A11]);[$e.$C$7:$e.$C$39]&amp;&quot; &quot;&amp;[$e.$B$7:$e.$B$39]&amp;&quot; Klasse &quot;&amp;[$e.$C$1]&amp;&quot;,&quot;;&quot;&quot;))">
            <text:p/>
          </table:table-cell>
          <table:table-cell table:style-name="ce298" table:number-columns-repeated="2"/>
          <table:table-cell table:style-name="ce299"/>
          <table:table-cell table:style-name="ce294" table:formula="of:=IF([.U11]=0;0;INT(ROUNDDOWN(1000/([.U11]*0.006+2.158);0)/60)+(ROUNDDOWN(1000/([.U11]*0.006+2.158);0)/60-INT(ROUNDDOWN(1000/([.U11]*0.006+2.158);0)/60))*0.6)" office:value-type="float" office:value="0" calcext:value-type="float">
            <text:p>0</text:p>
          </table:table-cell>
          <table:table-cell table:style-name="ce185" table:formula="of:=MAX(COM.MICROSOFT.MAXIFS([$a.X$7:$a.X$39];[$a.$F$7:$a.$F$39];[.$A11];[$a.$D$7:$a.$D$39];&quot;m&quot;);COM.MICROSOFT.MAXIFS([$b.X$7:$b.X$39];[$b.$F$7:$b.$F$39];[.$A11];[$b.$D$7:$b.$D$39];&quot;m&quot;);COM.MICROSOFT.MAXIFS([$c.X$7:$c.X$39];[$c.$F$7:$c.$F$39];[.$A11];[$c.$D$7:$c.$D$39];&quot;m&quot;);COM.MICROSOFT.MAXIFS([$d.X$7:$d.X$39];[$d.$F$7:$d.$F$39];[.$A11];[$d.$D$7:$d.$D$39];&quot;m&quot;);COM.MICROSOFT.MAXIFS([$e.X$7:$e.X$39];[$e.$F$7:$e.$F$39];[.$A11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X$7:$a.X$39]=[.U11])*([$a.$D$7:$a.$D$39]=&quot;m&quot;)*([$a.$F$7:$a.$F$39]=[.$A11]);[$a.$C$7:$a.$C$39]&amp;&quot; &quot;&amp;[$a.$B$7:$a.$B$39]&amp;&quot; Klasse &quot;&amp;[$a.$C$1]&amp;&quot;,&quot;;&quot;&quot;)&amp;IF(([$b.X$7:$b.X$39]=[.U11])*([$b.$D$7:$b.$D$39]=&quot;m&quot;)*([$b.$F$7:$b.$F$39]=[.$A11]);[$b.$C$7:$b.$C$39]&amp;&quot; &quot;&amp;[$b.$B$7:$b.$B$39]&amp;&quot; Klasse &quot;&amp;[$b.$C$1]&amp;&quot;,&quot;;&quot;&quot;)&amp;IF(([$c.X$7:$c.X$39]=[.U11])*([$c.$D$7:$c.$D$39]=&quot;m&quot;)*([$c.$F$7:$c.$F$39]=[.$A11]);[$c.$C$7:$c.$C$39]&amp;&quot; &quot;&amp;[$c.$B$7:$c.$B$39]&amp;&quot; Klasse &quot;&amp;[$c.$C$1]&amp;&quot;,&quot;;&quot;&quot;)&amp;IF(([$d.X$7:$d.X$39]=[.U11])*([$d.$D$7:$d.$D$39]=&quot;m&quot;)*([$d.$F$7:$d.$F$39]=[.$A11]);[$d.$C$7:$d.$C$39]&amp;&quot; &quot;&amp;[$d.$B$7:$d.$B$39]&amp;&quot; Klasse &quot;&amp;[$d.$C$1]&amp;&quot;,&quot;;&quot;&quot;)&amp;IF(([$e.X$7:$e.X$39]=[.U11])*([$e.$D$7:$e.$D$39]=&quot;m&quot;)*([$e.$F$7:$e.$F$39]=[.$A11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Y$7:$a.Y$39];[$a.$F$7:$a.$F$39];[.$A11];[$a.$D$7:$a.$D$39];&quot;m&quot;);COM.MICROSOFT.MAXIFS([$b.Y$7:$b.Y$39];[$b.$F$7:$b.$F$39];[.$A11];[$b.$D$7:$b.$D$39];&quot;m&quot;);COM.MICROSOFT.MAXIFS([$c.Y$7:$c.Y$39];[$c.$F$7:$c.$F$39];[.$A11];[$c.$D$7:$c.$D$39];&quot;m&quot;);COM.MICROSOFT.MAXIFS([$d.Y$7:$d.Y$39];[$d.$F$7:$d.$F$39];[.$A11];[$d.$D$7:$d.$D$39];&quot;m&quot;);COM.MICROSOFT.MAXIFS([$e.Y$7:$e.Y$39];[$e.$F$7:$e.$F$39];[.$A11];[$e.$D$7:$e.$D$39];&quot;m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Y$7:$a.Y$39]=[.W11])*([$a.$D$7:$a.$D$39]=&quot;m&quot;)*([$a.$F$7:$a.$F$39]=[.$A11]);[$a.$C$7:$a.$C$39]&amp;&quot; &quot;&amp;[$a.$B$7:$a.$B$39]&amp;&quot; Klasse &quot;&amp;[$a.$C$1]&amp;&quot;,&quot;;&quot;&quot;)&amp;IF(([$b.Y$7:$b.Y$39]=[.W11])*([$b.$D$7:$b.$D$39]=&quot;m&quot;)*([$b.$F$7:$b.$F$39]=[.$A11]);[$b.$C$7:$b.$C$39]&amp;&quot; &quot;&amp;[$b.$B$7:$b.$B$39]&amp;&quot; Klasse &quot;&amp;[$b.$C$1]&amp;&quot;,&quot;;&quot;&quot;)&amp;IF(([$c.Y$7:$c.Y$39]=[.W11])*([$c.$D$7:$c.$D$39]=&quot;m&quot;)*([$c.$F$7:$c.$F$39]=[.$A11]);[$c.$C$7:$c.$C$39]&amp;&quot; &quot;&amp;[$c.$B$7:$c.$B$39]&amp;&quot; Klasse &quot;&amp;[$c.$C$1]&amp;&quot;,&quot;;&quot;&quot;)&amp;IF(([$d.Y$7:$d.Y$39]=[.W11])*([$d.$D$7:$d.$D$39]=&quot;m&quot;)*([$d.$F$7:$d.$F$39]=[.$A11]);[$d.$C$7:$d.$C$39]&amp;&quot; &quot;&amp;[$d.$B$7:$d.$B$39]&amp;&quot; Klasse &quot;&amp;[$d.$C$1]&amp;&quot;,&quot;;&quot;&quot;)&amp;IF(([$e.Y$7:$e.Y$39]=[.W11])*([$e.$D$7:$e.$D$39]=&quot;m&quot;)*([$e.$F$7:$e.$F$39]=[.$A11]);[$e.$C$7:$e.$C$39]&amp;&quot; &quot;&amp;[$e.$B$7:$e.$B$39]&amp;&quot; Klasse &quot;&amp;[$e.$C$1]&amp;&quot;,&quot;;&quot;&quot;))">
            <text:p/>
          </table:table-cell>
          <table:table-cell table:number-columns-repeated="40"/>
        </table:table-row>
        <table:table-row table:style-name="ro4">
          <table:table-cell table:number-columns-repeated="64"/>
        </table:table-row>
        <table:table-row table:style-name="ro4">
          <table:table-cell table:style-name="ce182" office:value-type="string" calcext:value-type="string">
            <text:p>Mädchen</text:p>
          </table:table-cell>
          <table:table-cell table:style-name="ce186" table:number-columns-repeated="63"/>
        </table:table-row>
        <table:table-row table:style-name="ro7">
          <table:table-cell/>
          <table:table-cell table:style-name="ce290" table:formula="of:=[.B2]" office:value-type="string" office:string-value="Ballwurf 80g" calcext:value-type="string" table:number-columns-spanned="2" table:number-rows-spanned="1">
            <text:p>Ballwurf 80g</text:p>
          </table:table-cell>
          <table:covered-table-cell table:style-name="ce290"/>
          <table:table-cell table:style-name="ce306" table:formula="of:=[.D2]" office:value-type="string" office:string-value="Schlagball 200g" calcext:value-type="string" table:number-columns-spanned="2" table:number-rows-spanned="1">
            <text:p>Schlagball 200g</text:p>
          </table:table-cell>
          <table:covered-table-cell table:style-name="ce306"/>
          <table:table-cell table:style-name="ce290" table:formula="of:=[.F2]" office:value-type="string" office:string-value="Weitsprung" calcext:value-type="string" table:number-columns-spanned="2" table:number-rows-spanned="1">
            <text:p>Weitsprung</text:p>
          </table:table-cell>
          <table:covered-table-cell table:style-name="ce290"/>
          <table:table-cell table:style-name="ce306" table:formula="of:=[.H2]" office:value-type="string" office:string-value="50m Sprint" calcext:value-type="string" table:number-columns-spanned="3" table:number-rows-spanned="1">
            <text:p>50m Sprint</text:p>
          </table:table-cell>
          <table:covered-table-cell table:number-columns-repeated="2" table:style-name="ce306"/>
          <table:table-cell table:style-name="ce290" table:formula="of:=[.K2]" office:value-type="string" office:string-value="75m Sprint" calcext:value-type="string" table:number-columns-spanned="3" table:number-rows-spanned="1">
            <text:p>75m Sprint</text:p>
          </table:table-cell>
          <table:covered-table-cell table:number-columns-repeated="2" table:style-name="ce290"/>
          <table:table-cell table:style-name="ce306" table:formula="of:=[.N2]" office:value-type="string" office:string-value="100m Sprint" calcext:value-type="string" table:number-columns-spanned="3" table:number-rows-spanned="1">
            <text:p>100m Sprint</text:p>
          </table:table-cell>
          <table:covered-table-cell table:number-columns-repeated="2" table:style-name="ce306"/>
          <table:table-cell table:style-name="ce290" table:formula="of:=[$a.S5]" office:value-type="string" office:string-value="800m" calcext:value-type="string" table:number-columns-spanned="3" table:number-rows-spanned="1">
            <text:p>800m</text:p>
          </table:table-cell>
          <table:covered-table-cell table:number-columns-repeated="2" table:style-name="ce290"/>
          <table:table-cell table:style-name="ce311" table:number-columns-spanned="3" table:number-rows-spanned="1"/>
          <table:covered-table-cell table:number-columns-repeated="2" table:style-name="ce311"/>
          <table:table-cell table:style-name="ce290" table:formula="of:=[.W2]" office:value-type="string" office:string-value="Gesamt-punktzahl" calcext:value-type="string" table:number-columns-spanned="2" table:number-rows-spanned="1">
            <text:p>Gesamt-punktzahl</text:p>
          </table:table-cell>
          <table:covered-table-cell table:style-name="ce290"/>
          <table:table-cell table:number-columns-repeated="40"/>
        </table:table-row>
        <table:table-row table:style-name="ro8">
          <table:table-cell table:style-name="ce180" office:value-type="string" calcext:value-type="string">
            <text:p>Alter</text:p>
          </table:table-cell>
          <table:table-cell table:style-name="ce184" office:value-type="string" calcext:value-type="string">
            <text:p>Weite</text:p>
          </table:table-cell>
          <table:table-cell table:style-name="ce187" office:value-type="string" calcext:value-type="string">
            <text:p>Name+Klasse</text:p>
          </table:table-cell>
          <table:table-cell table:style-name="ce192" office:value-type="string" calcext:value-type="string">
            <text:p>Weite</text:p>
          </table:table-cell>
          <table:table-cell table:style-name="ce192" office:value-type="string" calcext:value-type="string">
            <text:p>Name+Klasse</text:p>
          </table:table-cell>
          <table:table-cell table:style-name="ce184" office:value-type="string" calcext:value-type="string">
            <text:p>Weite</text:p>
          </table:table-cell>
          <table:table-cell table:style-name="ce187" office:value-type="string" calcext:value-type="string">
            <text:p>Name+Klasse</text:p>
          </table:table-cell>
          <table:table-cell table:style-name="ce192" office:value-type="string" calcext:value-type="string">
            <text:p>Zeit</text:p>
          </table:table-cell>
          <table:table-cell table:style-name="ce192" office:value-type="string" calcext:value-type="string">
            <text:p>Punkte</text:p>
          </table:table-cell>
          <table:table-cell table:style-name="ce192" office:value-type="string" calcext:value-type="string">
            <text:p>Name+Klasse</text:p>
          </table:table-cell>
          <table:table-cell table:style-name="ce187" office:value-type="string" calcext:value-type="string">
            <text:p>Zeit</text:p>
          </table:table-cell>
          <table:table-cell table:style-name="ce187" office:value-type="string" calcext:value-type="string">
            <text:p>Punkte</text:p>
          </table:table-cell>
          <table:table-cell table:style-name="ce187" office:value-type="string" calcext:value-type="string">
            <text:p>Name+Klasse</text:p>
          </table:table-cell>
          <table:table-cell table:style-name="ce192" office:value-type="string" calcext:value-type="string">
            <text:p>Zeit</text:p>
          </table:table-cell>
          <table:table-cell table:style-name="ce192" office:value-type="string" calcext:value-type="string">
            <text:p>Punkte</text:p>
          </table:table-cell>
          <table:table-cell table:style-name="ce192" office:value-type="string" calcext:value-type="string">
            <text:p>Name+Klasse</text:p>
          </table:table-cell>
          <table:table-cell table:style-name="ce187" office:value-type="string" calcext:value-type="string">
            <text:p>Zeit</text:p>
          </table:table-cell>
          <table:table-cell table:style-name="ce187" office:value-type="string" calcext:value-type="string">
            <text:p>Punkte</text:p>
          </table:table-cell>
          <table:table-cell table:style-name="ce187" office:value-type="string" calcext:value-type="string">
            <text:p>Name+Klasse</text:p>
          </table:table-cell>
          <table:table-cell table:style-name="ce297" table:number-columns-repeated="3"/>
          <table:table-cell table:style-name="ce187" office:value-type="string" calcext:value-type="string">
            <text:p>Punkte</text:p>
          </table:table-cell>
          <table:table-cell table:style-name="ce187" office:value-type="string" calcext:value-type="string">
            <text:p>Name+Klasse</text:p>
          </table:table-cell>
          <table:table-cell table:number-columns-repeated="40"/>
        </table:table-row>
        <table:table-row table:style-name="ro4">
          <table:table-cell table:style-name="ce181" office:value-type="float" office:value="9" calcext:value-type="float">
            <text:p>9</text:p>
          </table:table-cell>
          <table:table-cell table:style-name="ce185" table:formula="of:=MAX(COM.MICROSOFT.MAXIFS([$a.G$7:$a.G$39];[$a.$F$7:$a.$F$39];[.$A16];[$a.$D$7:$a.$D$39];&quot;w&quot;);COM.MICROSOFT.MAXIFS([$b.G$7:$b.G$39];[$b.$F$7:$b.$F$39];[.$A16];[$b.$D$7:$b.$D$39];&quot;w&quot;);COM.MICROSOFT.MAXIFS([$c.G$7:$c.G$39];[$c.$F$7:$c.$F$39];[.$A16];[$c.$D$7:$c.$D$39];&quot;w&quot;);COM.MICROSOFT.MAXIFS([$d.G$7:$d.G$39];[$d.$F$7:$d.$F$39];[.$A16];[$d.$D$7:$d.$D$39];&quot;m&quot;);COM.MICROSOFT.MAXIFS([$e.G$7:$e.G$39];[$e.$F$7:$e.$F$39];[.$A16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G$7:$a.G$39]=[.B16])*([$a.$D$7:$a.$D$39]=&quot;w&quot;)*([$a.$F$7:$a.$F$39]=[.$A16]);[$a.$C$7:$a.$C$39]&amp;&quot; &quot;&amp;[$a.$B$7:$a.$B$39]&amp;&quot; Klasse &quot;&amp;[$a.$C$1]&amp;&quot;,&quot;;&quot;&quot;)&amp;IF(([$b.G$7:$b.G$39]=[.B16])*([$b.$D$7:$b.$D$39]=&quot;w&quot;)*([$b.$F$7:$b.$F$39]=[.$A16]);[$b.$C$7:$b.$C$39]&amp;&quot; &quot;&amp;[$b.$B$7:$b.$B$39]&amp;&quot; Klasse &quot;&amp;[$b.$C$1]&amp;&quot;,&quot;;&quot;&quot;)&amp;IF(([$c.G$7:$c.G$39]=[.B16])*([$c.$D$7:$c.$D$39]=&quot;w&quot;)*([$c.$F$7:$c.$F$39]=[.$A16]);[$c.$C$7:$c.$C$39]&amp;&quot; &quot;&amp;[$c.$B$7:$c.$B$39]&amp;&quot; Klasse &quot;&amp;[$c.$C$1]&amp;&quot;,&quot;;&quot;&quot;)&amp;IF(([$d.G$7:$d.G$39]=[.B16])*([$d.$D$7:$d.$D$39]=&quot;w&quot;)*([$d.$F$7:$d.$F$39]=[.$A16]);[$d.$C$7:$d.$C$39]&amp;&quot; &quot;&amp;[$d.$B$7:$d.$B$39]&amp;&quot; Klasse &quot;&amp;[$d.$C$1]&amp;&quot;,&quot;;&quot;&quot;)&amp;IF(([$e.G$7:$e.G$39]=[.B16])*([$e.$D$7:$e.$D$39]=&quot;w&quot;)*([$e.$F$7:$e.$F$39]=[.$A16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I$7:$a.I$39];[$a.$F$7:$a.$F$39];[.$A16];[$a.$D$7:$a.$D$39];&quot;w&quot;);COM.MICROSOFT.MAXIFS([$b.I$7:$b.I$39];[$b.$F$7:$b.$F$39];[.$A16];[$b.$D$7:$b.$D$39];&quot;w&quot;);COM.MICROSOFT.MAXIFS([$c.I$7:$c.I$39];[$c.$F$7:$c.$F$39];[.$A16];[$c.$D$7:$c.$D$39];&quot;w&quot;);COM.MICROSOFT.MAXIFS([$d.I$7:$d.I$39];[$d.$F$7:$d.$F$39];[.$A16];[$d.$D$7:$d.$D$39];&quot;m&quot;);COM.MICROSOFT.MAXIFS([$e.I$7:$e.I$39];[$e.$F$7:$e.$F$39];[.$A16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I$7:$a.I$39]=[.D16])*([$a.$D$7:$a.$D$39]=&quot;w&quot;)*([$a.$F$7:$a.$F$39]=[.$A16]);[$a.$C$7:$a.$C$39]&amp;&quot; &quot;&amp;[$a.$B$7:$a.$B$39]&amp;&quot; Klasse &quot;&amp;[$a.$C$1]&amp;&quot;,&quot;;&quot;&quot;)&amp;IF(([$b.I$7:$b.I$39]=[.D16])*([$b.$D$7:$b.$D$39]=&quot;w&quot;)*([$b.$F$7:$b.$F$39]=[.$A16]);[$b.$C$7:$b.$C$39]&amp;&quot; &quot;&amp;[$b.$B$7:$b.$B$39]&amp;&quot; Klasse &quot;&amp;[$b.$C$1]&amp;&quot;,&quot;;&quot;&quot;)&amp;IF(([$c.I$7:$c.I$39]=[.D16])*([$c.$D$7:$c.$D$39]=&quot;w&quot;)*([$c.$F$7:$c.$F$39]=[.$A16]);[$c.$C$7:$c.$C$39]&amp;&quot; &quot;&amp;[$c.$B$7:$c.$B$39]&amp;&quot; Klasse &quot;&amp;[$c.$C$1]&amp;&quot;,&quot;;&quot;&quot;)&amp;IF(([$d.I$7:$d.I$39]=[.D16])*([$d.$D$7:$d.$D$39]=&quot;w&quot;)*([$d.$F$7:$d.$F$39]=[.$A16]);[$d.$C$7:$d.$C$39]&amp;&quot; &quot;&amp;[$d.$B$7:$d.$B$39]&amp;&quot; Klasse &quot;&amp;[$d.$C$1]&amp;&quot;,&quot;;&quot;&quot;)&amp;IF(([$e.I$7:$e.I$39]=[.D16])*([$e.$D$7:$e.$D$39]=&quot;w&quot;)*([$e.$F$7:$e.$F$39]=[.$A16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K$7:$a.K$39];[$a.$F$7:$a.$F$39];[.$A16];[$a.$D$7:$a.$D$39];&quot;w&quot;);COM.MICROSOFT.MAXIFS([$b.K$7:$b.K$39];[$b.$F$7:$b.$F$39];[.$A16];[$b.$D$7:$b.$D$39];&quot;w&quot;);COM.MICROSOFT.MAXIFS([$c.K$7:$c.K$39];[$c.$F$7:$c.$F$39];[.$A16];[$c.$D$7:$c.$D$39];&quot;w&quot;);COM.MICROSOFT.MAXIFS([$d.K$7:$d.K$39];[$d.$F$7:$d.$F$39];[.$A16];[$d.$D$7:$d.$D$39];&quot;m&quot;);COM.MICROSOFT.MAXIFS([$e.K$7:$e.K$39];[$e.$F$7:$e.$F$39];[.$A16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K$7:$a.K$39]=[.F16])*([$a.$D$7:$a.$D$39]=&quot;w&quot;)*([$a.$F$7:$a.$F$39]=[.$A16]);[$a.$C$7:$a.$C$39]&amp;&quot; &quot;&amp;[$a.$B$7:$a.$B$39]&amp;&quot; Klasse &quot;&amp;[$a.$C$1]&amp;&quot;,&quot;;&quot;&quot;)&amp;IF(([$b.K$7:$b.K$39]=[.F16])*([$b.$D$7:$b.$D$39]=&quot;w&quot;)*([$b.$F$7:$b.$F$39]=[.$A16]);[$b.$C$7:$b.$C$39]&amp;&quot; &quot;&amp;[$b.$B$7:$b.$B$39]&amp;&quot; Klasse &quot;&amp;[$b.$C$1]&amp;&quot;,&quot;;&quot;&quot;)&amp;IF(([$c.K$7:$c.K$39]=[.F16])*([$c.$D$7:$c.$D$39]=&quot;w&quot;)*([$c.$F$7:$c.$F$39]=[.$A16]);[$c.$C$7:$c.$C$39]&amp;&quot; &quot;&amp;[$c.$B$7:$c.$B$39]&amp;&quot; Klasse &quot;&amp;[$c.$C$1]&amp;&quot;,&quot;;&quot;&quot;)&amp;IF(([$d.K$7:$d.K$39]=[.F16])*([$d.$D$7:$d.$D$39]=&quot;w&quot;)*([$d.$F$7:$d.$F$39]=[.$A16]);[$d.$C$7:$d.$C$39]&amp;&quot; &quot;&amp;[$d.$B$7:$d.$B$39]&amp;&quot; Klasse &quot;&amp;[$d.$C$1]&amp;&quot;,&quot;;&quot;&quot;)&amp;IF(([$e.K$7:$e.K$39]=[.F16])*([$e.$D$7:$e.$D$39]=&quot;w&quot;)*([$e.$F$7:$e.$F$39]=[.$A16]);[$e.$C$7:$e.$C$39]&amp;&quot; &quot;&amp;[$e.$B$7:$e.$B$39]&amp;&quot; Klasse &quot;&amp;[$e.$C$1]&amp;&quot;,&quot;;&quot;&quot;))">
            <text:p/>
          </table:table-cell>
          <table:table-cell table:style-name="ce294" table:formula="of:=ROUNDDOWN(IF([.I16]=0;0;50/([.I16]*0.0066+3.648)-0.24);2)" office:value-type="float" office:value="0" calcext:value-type="float">
            <text:p>0</text:p>
          </table:table-cell>
          <table:table-cell table:style-name="ce185" table:formula="of:=MAX(COM.MICROSOFT.MAXIFS([$a.N$7:$a.N$39];[$a.$F$7:$a.$F$39];[.$A16];[$a.$D$7:$a.$D$39];&quot;w&quot;);COM.MICROSOFT.MAXIFS([$b.N$7:$b.N$39];[$b.$F$7:$b.$F$39];[.$A16];[$b.$D$7:$b.$D$39];&quot;w&quot;);COM.MICROSOFT.MAXIFS([$c.N$7:$c.N$39];[$c.$F$7:$c.$F$39];[.$A16];[$c.$D$7:$c.$D$39];&quot;w&quot;);COM.MICROSOFT.MAXIFS([$d.N$7:$d.N$39];[$d.$F$7:$d.$F$39];[.$A16];[$d.$D$7:$d.$D$39];&quot;m&quot;);COM.MICROSOFT.MAXIFS([$e.N$7:$e.N$39];[$e.$F$7:$e.$F$39];[.$A16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N$7:$a.N$39]=[.I16])*([$a.$D$7:$a.$D$39]=&quot;w&quot;)*([$a.$F$7:$a.$F$39]=[.$A16]);[$a.$C$7:$a.$C$39]&amp;&quot; &quot;&amp;[$a.$B$7:$a.$B$39]&amp;&quot; Klasse &quot;&amp;[$a.$C$1]&amp;&quot;,&quot;;&quot;&quot;)&amp;IF(([$b.N$7:$b.N$39]=[.I16])*([$b.$D$7:$b.$D$39]=&quot;w&quot;)*([$b.$F$7:$b.$F$39]=[.$A16]);[$b.$C$7:$b.$C$39]&amp;&quot; &quot;&amp;[$b.$B$7:$b.$B$39]&amp;&quot; Klasse &quot;&amp;[$b.$C$1]&amp;&quot;,&quot;;&quot;&quot;)&amp;IF(([$c.N$7:$c.N$39]=[.I16])*([$c.$D$7:$c.$D$39]=&quot;w&quot;)*([$c.$F$7:$c.$F$39]=[.$A16]);[$c.$C$7:$c.$C$39]&amp;&quot; &quot;&amp;[$c.$B$7:$c.$B$39]&amp;&quot; Klasse &quot;&amp;[$c.$C$1]&amp;&quot;,&quot;;&quot;&quot;)&amp;IF(([$d.N$7:$d.N$39]=[.I16])*([$d.$D$7:$d.$D$39]=&quot;w&quot;)*([$d.$F$7:$d.$F$39]=[.$A16]);[$d.$C$7:$d.$C$39]&amp;&quot; &quot;&amp;[$d.$B$7:$d.$B$39]&amp;&quot; Klasse &quot;&amp;[$d.$C$1]&amp;&quot;,&quot;;&quot;&quot;)&amp;IF(([$e.N$7:$e.N$39]=[.I16])*([$e.$D$7:$e.$D$39]=&quot;w&quot;)*([$e.$F$7:$e.$F$39]=[.$A16]);[$e.$C$7:$e.$C$39]&amp;&quot; &quot;&amp;[$e.$B$7:$e.$B$39]&amp;&quot; Klasse &quot;&amp;[$e.$C$1]&amp;&quot;,&quot;;&quot;&quot;))">
            <text:p/>
          </table:table-cell>
          <table:table-cell table:style-name="ce295"/>
          <table:table-cell table:style-name="ce185" table:formula="of:=MAX(COM.MICROSOFT.MAXIFS([$a.P$7:$a.P$39];[$a.$F$7:$a.$F$39];[.$A16];[$a.$D$7:$a.$D$39];&quot;w&quot;);COM.MICROSOFT.MAXIFS([$b.P$7:$b.P$39];[$b.$F$7:$b.$F$39];[.$A16];[$b.$D$7:$b.$D$39];&quot;w&quot;);COM.MICROSOFT.MAXIFS([$c.P$7:$c.P$39];[$c.$F$7:$c.$F$39];[.$A16];[$c.$D$7:$c.$D$39];&quot;w&quot;);COM.MICROSOFT.MAXIFS([$d.P$7:$d.P$39];[$d.$F$7:$d.$F$39];[.$A16];[$d.$D$7:$d.$D$39];&quot;w&quot;);COM.MICROSOFT.MAXIFS([$e.P$7:$e.P$39];[$e.$F$7:$e.$F$39];[.$A16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P$7:$a.P$39]=[.L16])*([$a.$D$7:$a.$D$39]=&quot;w&quot;)*([$a.$F$7:$a.$F$39]=[.$A16]);[$a.$C$7:$a.$C$39]&amp;&quot; &quot;&amp;[$a.$B$7:$a.$B$39]&amp;&quot; Klasse &quot;&amp;[$a.$C$1]&amp;&quot;,&quot;;&quot;&quot;)&amp;IF(([$b.P$7:$b.P$39]=[.L16])*([$b.$D$7:$b.$D$39]=&quot;w&quot;)*([$b.$F$7:$b.$F$39]=[.$A16]);[$b.$C$7:$b.$C$39]&amp;&quot; &quot;&amp;[$b.$B$7:$b.$B$39]&amp;&quot; Klasse &quot;&amp;[$b.$C$1]&amp;&quot;,&quot;;&quot;&quot;)&amp;IF(([$c.P$7:$c.P$39]=[.L16])*([$c.$D$7:$c.$D$39]=&quot;w&quot;)*([$c.$F$7:$c.$F$39]=[.$A16]);[$c.$C$7:$c.$C$39]&amp;&quot; &quot;&amp;[$c.$B$7:$c.$B$39]&amp;&quot; Klasse &quot;&amp;[$c.$C$1]&amp;&quot;,&quot;;&quot;&quot;)&amp;IF(([$d.P$7:$d.P$39]=[.L16])*([$d.$D$7:$d.$D$39]=&quot;w&quot;)*([$d.$F$7:$d.$F$39]=[.$A16]);[$d.$C$7:$d.$C$39]&amp;&quot; &quot;&amp;[$d.$B$7:$d.$B$39]&amp;&quot; Klasse &quot;&amp;[$d.$C$1]&amp;&quot;,&quot;;&quot;&quot;)&amp;IF(([$e.P$7:$e.P$39]=[.L16])*([$e.$D$7:$e.$D$39]=&quot;w&quot;)*([$e.$F$7:$e.$F$39]=[.$A16]);[$e.$C$7:$e.$C$39]&amp;&quot; &quot;&amp;[$e.$B$7:$e.$B$39]&amp;&quot; Klasse &quot;&amp;[$e.$C$1]&amp;&quot;,&quot;;&quot;&quot;))">
            <text:p/>
          </table:table-cell>
          <table:table-cell table:style-name="ce294" table:formula="of:=ROUNDDOWN(IF([.O16]=0;0;100/([.O16]*0.00676+4.34)-0.24);2)" office:value-type="float" office:value="0" calcext:value-type="float">
            <text:p>0</text:p>
          </table:table-cell>
          <table:table-cell table:style-name="ce185" table:formula="of:=MAX(COM.MICROSOFT.MAXIFS([$a.R$7:$a.R$39];[$a.$F$7:$a.$F$39];[.$A16];[$a.$D$7:$a.$D$39];&quot;w&quot;);COM.MICROSOFT.MAXIFS([$b.R$7:$b.R$39];[$b.$F$7:$b.$F$39];[.$A16];[$b.$D$7:$b.$D$39];&quot;w&quot;);COM.MICROSOFT.MAXIFS([$c.R$7:$c.R$39];[$c.$F$7:$c.$F$39];[.$A16];[$c.$D$7:$c.$D$39];&quot;w&quot;);COM.MICROSOFT.MAXIFS([$d.R$7:$d.R$39];[$d.$F$7:$d.$F$39];[.$A16];[$d.$D$7:$d.$D$39];&quot;w&quot;);COM.MICROSOFT.MAXIFS([$e.R$7:$e.R$39];[$e.$F$7:$e.$F$39];[.$A16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R$7:$a.R$39]=[.O16])*([$a.$D$7:$a.$D$39]=&quot;w&quot;)*([$a.$F$7:$a.$F$39]=[.$A16]);[$a.$C$7:$a.$C$39]&amp;&quot; &quot;&amp;[$a.$B$7:$a.$B$39]&amp;&quot; Klasse &quot;&amp;[$a.$C$1]&amp;&quot;,&quot;;&quot;&quot;)&amp;IF(([$b.R$7:$b.R$39]=[.O16])*([$b.$D$7:$b.$D$39]=&quot;w&quot;)*([$b.$F$7:$b.$F$39]=[.$A16]);[$b.$C$7:$b.$C$39]&amp;&quot; &quot;&amp;[$b.$B$7:$b.$B$39]&amp;&quot; Klasse &quot;&amp;[$b.$C$1]&amp;&quot;,&quot;;&quot;&quot;)&amp;IF(([$c.R$7:$c.R$39]=[.O16])*([$c.$D$7:$c.$D$39]=&quot;w&quot;)*([$c.$F$7:$c.$F$39]=[.$A16]);[$c.$C$7:$c.$C$39]&amp;&quot; &quot;&amp;[$c.$B$7:$c.$B$39]&amp;&quot; Klasse &quot;&amp;[$c.$C$1]&amp;&quot;,&quot;;&quot;&quot;)&amp;IF(([$d.R$7:$d.R$39]=[.O16])*([$d.$D$7:$d.$D$39]=&quot;w&quot;)*([$d.$F$7:$d.$F$39]=[.$A16]);[$d.$C$7:$d.$C$39]&amp;&quot; &quot;&amp;[$d.$B$7:$d.$B$39]&amp;&quot; Klasse &quot;&amp;[$d.$C$1]&amp;&quot;,&quot;;&quot;&quot;)&amp;IF(([$e.R$7:$e.R$39]=[.O16])*([$e.$D$7:$e.$D$39]=&quot;w&quot;)*([$e.$F$7:$e.$F$39]=[.$A16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S$7:$a.S$39];[$a.$F$7:$a.$F$39];[.$A16];[$a.$D$7:$a.$D$39];&quot;w&quot;);COM.MICROSOFT.MAXIFS(#REF!;#REF!;[.$A16];#REF!;&quot;w&quot;);COM.MICROSOFT.MAXIFS(#REF!;#REF!;[.$A16];#REF!;&quot;w&quot;);COM.MICROSOFT.MAXIFS(#REF!;#REF!;[.$A16];#REF!;&quot;w&quot;);COM.MICROSOFT.MAXIFS(#REF!;#REF!;[.$A16];#REF!;&quot;w&quot;))" office:value-type="string" office:string-value="" calcext:value-type="error">
            <text:p>Fehler:504</text:p>
          </table:table-cell>
          <table:table-cell table:style-name="ce185" table:formula="of:=MAX(COM.MICROSOFT.MAXIFS([$a.U$7:$a.U$39];[$a.$F$7:$a.$F$39];[.$A16];[$a.$D$7:$a.$D$39];&quot;w&quot;);COM.MICROSOFT.MAXIFS([$b.U$7:$b.U$39];[$b.$F$7:$b.$F$39];[.$A16];[$b.$D$7:$b.$D$39];&quot;w&quot;);COM.MICROSOFT.MAXIFS([$c.U$7:$c.U$39];[$c.$F$7:$c.$F$39];[.$A16];[$c.$D$7:$c.$D$39];&quot;w&quot;);COM.MICROSOFT.MAXIFS([$d.U$7:$d.U$39];[$d.$F$7:$d.$F$39];[.$A16];[$d.$D$7:$d.$D$39];&quot;w&quot;);COM.MICROSOFT.MAXIFS([$e.U$7:$e.U$39];[$e.$F$7:$e.$F$39];[.$A16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U$7:$a.U$39]=[.R16])*([$a.$D$7:$a.$D$39]=&quot;w&quot;)*([$a.$F$7:$a.$F$39]=[.$A16]);[$a.$C$7:$a.$C$39]&amp;&quot; &quot;&amp;[$a.$B$7:$a.$B$39]&amp;&quot; Klasse &quot;&amp;[$a.$C$1]&amp;&quot;,&quot;;&quot;&quot;)&amp;IF(([$b.U$7:$b.U$39]=[.R16])*([$b.$D$7:$b.$D$39]=&quot;w&quot;)*([$b.$F$7:$b.$F$39]=[.$A16]);[$b.$C$7:$b.$C$39]&amp;&quot; &quot;&amp;[$b.$B$7:$b.$B$39]&amp;&quot; Klasse &quot;&amp;[$b.$C$1]&amp;&quot;,&quot;;&quot;&quot;)&amp;IF(([$c.U$7:$c.U$39]=[.R16])*([$c.$D$7:$c.$D$39]=&quot;w&quot;)*([$c.$F$7:$c.$F$39]=[.$A16]);[$c.$C$7:$c.$C$39]&amp;&quot; &quot;&amp;[$c.$B$7:$c.$B$39]&amp;&quot; Klasse &quot;&amp;[$c.$C$1]&amp;&quot;,&quot;;&quot;&quot;)&amp;IF(([$d.U$7:$d.U$39]=[.R16])*([$d.$D$7:$d.$D$39]=&quot;w&quot;)*([$d.$F$7:$d.$F$39]=[.$A16]);[$d.$C$7:$d.$C$39]&amp;&quot; &quot;&amp;[$d.$B$7:$d.$B$39]&amp;&quot; Klasse &quot;&amp;[$d.$C$1]&amp;&quot;,&quot;;&quot;&quot;)&amp;IF(([$e.U$7:$e.U$39]=[.R16])*([$e.$D$7:$e.$D$39]=&quot;w&quot;)*([$e.$F$7:$e.$F$39]=[.$A16]);[$e.$C$7:$e.$C$39]&amp;&quot; &quot;&amp;[$e.$B$7:$e.$B$39]&amp;&quot; Klasse &quot;&amp;[$e.$C$1]&amp;&quot;,&quot;;&quot;&quot;))">
            <text:p/>
          </table:table-cell>
          <table:table-cell table:style-name="ce298" table:number-columns-repeated="2"/>
          <table:table-cell table:style-name="ce300"/>
          <table:table-cell table:style-name="ce185" table:formula="of:=MAX(COM.MICROSOFT.MAXIFS([$a.Y$7:$a.Y$39];[$a.$F$7:$a.$F$39];[.$A16];[$a.$D$7:$a.$D$39];&quot;w&quot;);COM.MICROSOFT.MAXIFS([$b.Y$7:$b.Y$39];[$b.$F$7:$b.$F$39];[.$A16];[$b.$D$7:$b.$D$39];&quot;w&quot;);COM.MICROSOFT.MAXIFS([$c.Y$7:$c.Y$39];[$c.$F$7:$c.$F$39];[.$A16];[$c.$D$7:$c.$D$39];&quot;w&quot;);COM.MICROSOFT.MAXIFS([$d.Y$7:$d.Y$39];[$d.$F$7:$d.$F$39];[.$A16];[$d.$D$7:$d.$D$39];&quot;w&quot;);COM.MICROSOFT.MAXIFS([$e.Y$7:$e.Y$39];[$e.$F$7:$e.$F$39];[.$A16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Y$7:$a.Y$39]=[.W16])*([$a.$D$7:$a.$D$39]=&quot;w&quot;)*([$a.$F$7:$a.$F$39]=[.$A16]);[$a.$C$7:$a.$C$39]&amp;&quot; &quot;&amp;[$a.$B$7:$a.$B$39]&amp;&quot; Klasse &quot;&amp;[$a.$C$1]&amp;&quot;,&quot;;&quot;&quot;)&amp;IF(([$b.Y$7:$b.Y$39]=[.W16])*([$b.$D$7:$b.$D$39]=&quot;w&quot;)*([$b.$F$7:$b.$F$39]=[.$A16]);[$b.$C$7:$b.$C$39]&amp;&quot; &quot;&amp;[$b.$B$7:$b.$B$39]&amp;&quot; Klasse &quot;&amp;[$b.$C$1]&amp;&quot;,&quot;;&quot;&quot;)&amp;IF(([$c.Y$7:$c.Y$39]=[.W16])*([$c.$D$7:$c.$D$39]=&quot;w&quot;)*([$c.$F$7:$c.$F$39]=[.$A16]);[$c.$C$7:$c.$C$39]&amp;&quot; &quot;&amp;[$c.$B$7:$c.$B$39]&amp;&quot; Klasse &quot;&amp;[$c.$C$1]&amp;&quot;,&quot;;&quot;&quot;)&amp;IF(([$d.Y$7:$d.Y$39]=[.W16])*([$d.$D$7:$d.$D$39]=&quot;w&quot;)*([$d.$F$7:$d.$F$39]=[.$A16]);[$d.$C$7:$d.$C$39]&amp;&quot; &quot;&amp;[$d.$B$7:$d.$B$39]&amp;&quot; Klasse &quot;&amp;[$d.$C$1]&amp;&quot;,&quot;;&quot;&quot;)&amp;IF(([$e.Y$7:$e.Y$39]=[.W16])*([$e.$D$7:$e.$D$39]=&quot;w&quot;)*([$e.$F$7:$e.$F$39]=[.$A16]);[$e.$C$7:$e.$C$39]&amp;&quot; &quot;&amp;[$e.$B$7:$e.$B$39]&amp;&quot; Klasse &quot;&amp;[$e.$C$1]&amp;&quot;,&quot;;&quot;&quot;))">
            <text:p/>
          </table:table-cell>
          <table:table-cell table:number-columns-repeated="40"/>
        </table:table-row>
        <table:table-row table:style-name="ro4">
          <table:table-cell table:style-name="ce181" office:value-type="float" office:value="10" calcext:value-type="float">
            <text:p>10</text:p>
          </table:table-cell>
          <table:table-cell table:style-name="ce185" table:formula="of:=MAX(COM.MICROSOFT.MAXIFS([$a.G$7:$a.G$39];[$a.$F$7:$a.$F$39];[.$A17];[$a.$D$7:$a.$D$39];&quot;w&quot;);COM.MICROSOFT.MAXIFS([$b.G$7:$b.G$39];[$b.$F$7:$b.$F$39];[.$A17];[$b.$D$7:$b.$D$39];&quot;w&quot;);COM.MICROSOFT.MAXIFS([$c.G$7:$c.G$39];[$c.$F$7:$c.$F$39];[.$A17];[$c.$D$7:$c.$D$39];&quot;w&quot;);COM.MICROSOFT.MAXIFS([$d.G$7:$d.G$39];[$d.$F$7:$d.$F$39];[.$A17];[$d.$D$7:$d.$D$39];&quot;m&quot;);COM.MICROSOFT.MAXIFS([$e.G$7:$e.G$39];[$e.$F$7:$e.$F$39];[.$A17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G$7:$a.G$39]=[.B17])*([$a.$D$7:$a.$D$39]=&quot;w&quot;)*([$a.$F$7:$a.$F$39]=[.$A17]);[$a.$C$7:$a.$C$39]&amp;&quot; &quot;&amp;[$a.$B$7:$a.$B$39]&amp;&quot; Klasse &quot;&amp;[$a.$C$1]&amp;&quot;,&quot;;&quot;&quot;)&amp;IF(([$b.G$7:$b.G$39]=[.B17])*([$b.$D$7:$b.$D$39]=&quot;w&quot;)*([$b.$F$7:$b.$F$39]=[.$A17]);[$b.$C$7:$b.$C$39]&amp;&quot; &quot;&amp;[$b.$B$7:$b.$B$39]&amp;&quot; Klasse &quot;&amp;[$b.$C$1]&amp;&quot;,&quot;;&quot;&quot;)&amp;IF(([$c.G$7:$c.G$39]=[.B17])*([$c.$D$7:$c.$D$39]=&quot;w&quot;)*([$c.$F$7:$c.$F$39]=[.$A17]);[$c.$C$7:$c.$C$39]&amp;&quot; &quot;&amp;[$c.$B$7:$c.$B$39]&amp;&quot; Klasse &quot;&amp;[$c.$C$1]&amp;&quot;,&quot;;&quot;&quot;)&amp;IF(([$d.G$7:$d.G$39]=[.B17])*([$d.$D$7:$d.$D$39]=&quot;w&quot;)*([$d.$F$7:$d.$F$39]=[.$A17]);[$d.$C$7:$d.$C$39]&amp;&quot; &quot;&amp;[$d.$B$7:$d.$B$39]&amp;&quot; Klasse &quot;&amp;[$d.$C$1]&amp;&quot;,&quot;;&quot;&quot;)&amp;IF(([$e.G$7:$e.G$39]=[.B17])*([$e.$D$7:$e.$D$39]=&quot;w&quot;)*([$e.$F$7:$e.$F$39]=[.$A17]);[$e.$C$7:$e.$C$39]&amp;&quot; &quot;&amp;[$e.$B$7:$e.$B$39]&amp;&quot; Klasse &quot;&amp;[$e.$C$1]&amp;&quot;,&quot;;&quot;&quot;))" office:value-type="string" office:string-value="Rita Musterfrau Klasse 6a," calcext:value-type="string">
            <text:p>Rita Musterfrau Klasse 6a,</text:p>
          </table:table-cell>
          <table:table-cell table:style-name="ce185" table:formula="of:=MAX(COM.MICROSOFT.MAXIFS([$a.I$7:$a.I$39];[$a.$F$7:$a.$F$39];[.$A17];[$a.$D$7:$a.$D$39];&quot;w&quot;);COM.MICROSOFT.MAXIFS([$b.I$7:$b.I$39];[$b.$F$7:$b.$F$39];[.$A17];[$b.$D$7:$b.$D$39];&quot;w&quot;);COM.MICROSOFT.MAXIFS([$c.I$7:$c.I$39];[$c.$F$7:$c.$F$39];[.$A17];[$c.$D$7:$c.$D$39];&quot;w&quot;);COM.MICROSOFT.MAXIFS([$d.I$7:$d.I$39];[$d.$F$7:$d.$F$39];[.$A17];[$d.$D$7:$d.$D$39];&quot;m&quot;);COM.MICROSOFT.MAXIFS([$e.I$7:$e.I$39];[$e.$F$7:$e.$F$39];[.$A17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I$7:$a.I$39]=[.D17])*([$a.$D$7:$a.$D$39]=&quot;w&quot;)*([$a.$F$7:$a.$F$39]=[.$A17]);[$a.$C$7:$a.$C$39]&amp;&quot; &quot;&amp;[$a.$B$7:$a.$B$39]&amp;&quot; Klasse &quot;&amp;[$a.$C$1]&amp;&quot;,&quot;;&quot;&quot;)&amp;IF(([$b.I$7:$b.I$39]=[.D17])*([$b.$D$7:$b.$D$39]=&quot;w&quot;)*([$b.$F$7:$b.$F$39]=[.$A17]);[$b.$C$7:$b.$C$39]&amp;&quot; &quot;&amp;[$b.$B$7:$b.$B$39]&amp;&quot; Klasse &quot;&amp;[$b.$C$1]&amp;&quot;,&quot;;&quot;&quot;)&amp;IF(([$c.I$7:$c.I$39]=[.D17])*([$c.$D$7:$c.$D$39]=&quot;w&quot;)*([$c.$F$7:$c.$F$39]=[.$A17]);[$c.$C$7:$c.$C$39]&amp;&quot; &quot;&amp;[$c.$B$7:$c.$B$39]&amp;&quot; Klasse &quot;&amp;[$c.$C$1]&amp;&quot;,&quot;;&quot;&quot;)&amp;IF(([$d.I$7:$d.I$39]=[.D17])*([$d.$D$7:$d.$D$39]=&quot;w&quot;)*([$d.$F$7:$d.$F$39]=[.$A17]);[$d.$C$7:$d.$C$39]&amp;&quot; &quot;&amp;[$d.$B$7:$d.$B$39]&amp;&quot; Klasse &quot;&amp;[$d.$C$1]&amp;&quot;,&quot;;&quot;&quot;)&amp;IF(([$e.I$7:$e.I$39]=[.D17])*([$e.$D$7:$e.$D$39]=&quot;w&quot;)*([$e.$F$7:$e.$F$39]=[.$A17]);[$e.$C$7:$e.$C$39]&amp;&quot; &quot;&amp;[$e.$B$7:$e.$B$39]&amp;&quot; Klasse &quot;&amp;[$e.$C$1]&amp;&quot;,&quot;;&quot;&quot;))" office:value-type="string" office:string-value="Rita Musterfrau Klasse 6a," calcext:value-type="string">
            <text:p>Rita Musterfrau Klasse 6a,</text:p>
          </table:table-cell>
          <table:table-cell table:style-name="ce185" table:formula="of:=MAX(COM.MICROSOFT.MAXIFS([$a.K$7:$a.K$39];[$a.$F$7:$a.$F$39];[.$A17];[$a.$D$7:$a.$D$39];&quot;w&quot;);COM.MICROSOFT.MAXIFS([$b.K$7:$b.K$39];[$b.$F$7:$b.$F$39];[.$A17];[$b.$D$7:$b.$D$39];&quot;w&quot;);COM.MICROSOFT.MAXIFS([$c.K$7:$c.K$39];[$c.$F$7:$c.$F$39];[.$A17];[$c.$D$7:$c.$D$39];&quot;w&quot;);COM.MICROSOFT.MAXIFS([$d.K$7:$d.K$39];[$d.$F$7:$d.$F$39];[.$A17];[$d.$D$7:$d.$D$39];&quot;m&quot;);COM.MICROSOFT.MAXIFS([$e.K$7:$e.K$39];[$e.$F$7:$e.$F$39];[.$A17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K$7:$a.K$39]=[.F17])*([$a.$D$7:$a.$D$39]=&quot;w&quot;)*([$a.$F$7:$a.$F$39]=[.$A17]);[$a.$C$7:$a.$C$39]&amp;&quot; &quot;&amp;[$a.$B$7:$a.$B$39]&amp;&quot; Klasse &quot;&amp;[$a.$C$1]&amp;&quot;,&quot;;&quot;&quot;)&amp;IF(([$b.K$7:$b.K$39]=[.F17])*([$b.$D$7:$b.$D$39]=&quot;w&quot;)*([$b.$F$7:$b.$F$39]=[.$A17]);[$b.$C$7:$b.$C$39]&amp;&quot; &quot;&amp;[$b.$B$7:$b.$B$39]&amp;&quot; Klasse &quot;&amp;[$b.$C$1]&amp;&quot;,&quot;;&quot;&quot;)&amp;IF(([$c.K$7:$c.K$39]=[.F17])*([$c.$D$7:$c.$D$39]=&quot;w&quot;)*([$c.$F$7:$c.$F$39]=[.$A17]);[$c.$C$7:$c.$C$39]&amp;&quot; &quot;&amp;[$c.$B$7:$c.$B$39]&amp;&quot; Klasse &quot;&amp;[$c.$C$1]&amp;&quot;,&quot;;&quot;&quot;)&amp;IF(([$d.K$7:$d.K$39]=[.F17])*([$d.$D$7:$d.$D$39]=&quot;w&quot;)*([$d.$F$7:$d.$F$39]=[.$A17]);[$d.$C$7:$d.$C$39]&amp;&quot; &quot;&amp;[$d.$B$7:$d.$B$39]&amp;&quot; Klasse &quot;&amp;[$d.$C$1]&amp;&quot;,&quot;;&quot;&quot;)&amp;IF(([$e.K$7:$e.K$39]=[.F17])*([$e.$D$7:$e.$D$39]=&quot;w&quot;)*([$e.$F$7:$e.$F$39]=[.$A17]);[$e.$C$7:$e.$C$39]&amp;&quot; &quot;&amp;[$e.$B$7:$e.$B$39]&amp;&quot; Klasse &quot;&amp;[$e.$C$1]&amp;&quot;,&quot;;&quot;&quot;))" office:value-type="string" office:string-value="Rita Musterfrau Klasse 6a," calcext:value-type="string">
            <text:p>Rita Musterfrau Klasse 6a,</text:p>
          </table:table-cell>
          <table:table-cell table:style-name="ce294" table:formula="of:=ROUNDDOWN(IF([.I17]=0;0;50/([.I17]*0.0066+3.648)-0.24);2)" office:value-type="float" office:value="0" calcext:value-type="float">
            <text:p>0</text:p>
          </table:table-cell>
          <table:table-cell table:style-name="ce185" table:formula="of:=MAX(COM.MICROSOFT.MAXIFS([$a.N$7:$a.N$39];[$a.$F$7:$a.$F$39];[.$A17];[$a.$D$7:$a.$D$39];&quot;w&quot;);COM.MICROSOFT.MAXIFS([$b.N$7:$b.N$39];[$b.$F$7:$b.$F$39];[.$A17];[$b.$D$7:$b.$D$39];&quot;w&quot;);COM.MICROSOFT.MAXIFS([$c.N$7:$c.N$39];[$c.$F$7:$c.$F$39];[.$A17];[$c.$D$7:$c.$D$39];&quot;w&quot;);COM.MICROSOFT.MAXIFS([$d.N$7:$d.N$39];[$d.$F$7:$d.$F$39];[.$A17];[$d.$D$7:$d.$D$39];&quot;m&quot;);COM.MICROSOFT.MAXIFS([$e.N$7:$e.N$39];[$e.$F$7:$e.$F$39];[.$A17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N$7:$a.N$39]=[.I17])*([$a.$D$7:$a.$D$39]=&quot;w&quot;)*([$a.$F$7:$a.$F$39]=[.$A17]);[$a.$C$7:$a.$C$39]&amp;&quot; &quot;&amp;[$a.$B$7:$a.$B$39]&amp;&quot; Klasse &quot;&amp;[$a.$C$1]&amp;&quot;,&quot;;&quot;&quot;)&amp;IF(([$b.N$7:$b.N$39]=[.I17])*([$b.$D$7:$b.$D$39]=&quot;w&quot;)*([$b.$F$7:$b.$F$39]=[.$A17]);[$b.$C$7:$b.$C$39]&amp;&quot; &quot;&amp;[$b.$B$7:$b.$B$39]&amp;&quot; Klasse &quot;&amp;[$b.$C$1]&amp;&quot;,&quot;;&quot;&quot;)&amp;IF(([$c.N$7:$c.N$39]=[.I17])*([$c.$D$7:$c.$D$39]=&quot;w&quot;)*([$c.$F$7:$c.$F$39]=[.$A17]);[$c.$C$7:$c.$C$39]&amp;&quot; &quot;&amp;[$c.$B$7:$c.$B$39]&amp;&quot; Klasse &quot;&amp;[$c.$C$1]&amp;&quot;,&quot;;&quot;&quot;)&amp;IF(([$d.N$7:$d.N$39]=[.I17])*([$d.$D$7:$d.$D$39]=&quot;w&quot;)*([$d.$F$7:$d.$F$39]=[.$A17]);[$d.$C$7:$d.$C$39]&amp;&quot; &quot;&amp;[$d.$B$7:$d.$B$39]&amp;&quot; Klasse &quot;&amp;[$d.$C$1]&amp;&quot;,&quot;;&quot;&quot;)&amp;IF(([$e.N$7:$e.N$39]=[.I17])*([$e.$D$7:$e.$D$39]=&quot;w&quot;)*([$e.$F$7:$e.$F$39]=[.$A17]);[$e.$C$7:$e.$C$39]&amp;&quot; &quot;&amp;[$e.$B$7:$e.$B$39]&amp;&quot; Klasse &quot;&amp;[$e.$C$1]&amp;&quot;,&quot;;&quot;&quot;))" office:value-type="string" office:string-value="Rita Musterfrau Klasse 6a," calcext:value-type="string">
            <text:p>Rita Musterfrau Klasse 6a,</text:p>
          </table:table-cell>
          <table:table-cell table:style-name="ce295"/>
          <table:table-cell table:style-name="ce185" table:formula="of:=MAX(COM.MICROSOFT.MAXIFS([$a.P$7:$a.P$39];[$a.$F$7:$a.$F$39];[.$A17];[$a.$D$7:$a.$D$39];&quot;w&quot;);COM.MICROSOFT.MAXIFS([$b.P$7:$b.P$39];[$b.$F$7:$b.$F$39];[.$A17];[$b.$D$7:$b.$D$39];&quot;w&quot;);COM.MICROSOFT.MAXIFS([$c.P$7:$c.P$39];[$c.$F$7:$c.$F$39];[.$A17];[$c.$D$7:$c.$D$39];&quot;w&quot;);COM.MICROSOFT.MAXIFS([$d.P$7:$d.P$39];[$d.$F$7:$d.$F$39];[.$A17];[$d.$D$7:$d.$D$39];&quot;w&quot;);COM.MICROSOFT.MAXIFS([$e.P$7:$e.P$39];[$e.$F$7:$e.$F$39];[.$A17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P$7:$a.P$39]=[.L17])*([$a.$D$7:$a.$D$39]=&quot;w&quot;)*([$a.$F$7:$a.$F$39]=[.$A17]);[$a.$C$7:$a.$C$39]&amp;&quot; &quot;&amp;[$a.$B$7:$a.$B$39]&amp;&quot; Klasse &quot;&amp;[$a.$C$1]&amp;&quot;,&quot;;&quot;&quot;)&amp;IF(([$b.P$7:$b.P$39]=[.L17])*([$b.$D$7:$b.$D$39]=&quot;w&quot;)*([$b.$F$7:$b.$F$39]=[.$A17]);[$b.$C$7:$b.$C$39]&amp;&quot; &quot;&amp;[$b.$B$7:$b.$B$39]&amp;&quot; Klasse &quot;&amp;[$b.$C$1]&amp;&quot;,&quot;;&quot;&quot;)&amp;IF(([$c.P$7:$c.P$39]=[.L17])*([$c.$D$7:$c.$D$39]=&quot;w&quot;)*([$c.$F$7:$c.$F$39]=[.$A17]);[$c.$C$7:$c.$C$39]&amp;&quot; &quot;&amp;[$c.$B$7:$c.$B$39]&amp;&quot; Klasse &quot;&amp;[$c.$C$1]&amp;&quot;,&quot;;&quot;&quot;)&amp;IF(([$d.P$7:$d.P$39]=[.L17])*([$d.$D$7:$d.$D$39]=&quot;w&quot;)*([$d.$F$7:$d.$F$39]=[.$A17]);[$d.$C$7:$d.$C$39]&amp;&quot; &quot;&amp;[$d.$B$7:$d.$B$39]&amp;&quot; Klasse &quot;&amp;[$d.$C$1]&amp;&quot;,&quot;;&quot;&quot;)&amp;IF(([$e.P$7:$e.P$39]=[.L17])*([$e.$D$7:$e.$D$39]=&quot;w&quot;)*([$e.$F$7:$e.$F$39]=[.$A17]);[$e.$C$7:$e.$C$39]&amp;&quot; &quot;&amp;[$e.$B$7:$e.$B$39]&amp;&quot; Klasse &quot;&amp;[$e.$C$1]&amp;&quot;,&quot;;&quot;&quot;))" office:value-type="string" office:string-value="Rita Musterfrau Klasse 6a," calcext:value-type="string">
            <text:p>Rita Musterfrau Klasse 6a,</text:p>
          </table:table-cell>
          <table:table-cell table:style-name="ce294" table:formula="of:=ROUNDDOWN(IF([.O17]=0;0;100/([.O17]*0.00676+4.34)-0.24);2)" office:value-type="float" office:value="0" calcext:value-type="float">
            <text:p>0</text:p>
          </table:table-cell>
          <table:table-cell table:style-name="ce185" table:formula="of:=MAX(COM.MICROSOFT.MAXIFS([$a.R$7:$a.R$39];[$a.$F$7:$a.$F$39];[.$A17];[$a.$D$7:$a.$D$39];&quot;w&quot;);COM.MICROSOFT.MAXIFS([$b.R$7:$b.R$39];[$b.$F$7:$b.$F$39];[.$A17];[$b.$D$7:$b.$D$39];&quot;w&quot;);COM.MICROSOFT.MAXIFS([$c.R$7:$c.R$39];[$c.$F$7:$c.$F$39];[.$A17];[$c.$D$7:$c.$D$39];&quot;w&quot;);COM.MICROSOFT.MAXIFS([$d.R$7:$d.R$39];[$d.$F$7:$d.$F$39];[.$A17];[$d.$D$7:$d.$D$39];&quot;w&quot;);COM.MICROSOFT.MAXIFS([$e.R$7:$e.R$39];[$e.$F$7:$e.$F$39];[.$A17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R$7:$a.R$39]=[.O17])*([$a.$D$7:$a.$D$39]=&quot;w&quot;)*([$a.$F$7:$a.$F$39]=[.$A17]);[$a.$C$7:$a.$C$39]&amp;&quot; &quot;&amp;[$a.$B$7:$a.$B$39]&amp;&quot; Klasse &quot;&amp;[$a.$C$1]&amp;&quot;,&quot;;&quot;&quot;)&amp;IF(([$b.R$7:$b.R$39]=[.O17])*([$b.$D$7:$b.$D$39]=&quot;w&quot;)*([$b.$F$7:$b.$F$39]=[.$A17]);[$b.$C$7:$b.$C$39]&amp;&quot; &quot;&amp;[$b.$B$7:$b.$B$39]&amp;&quot; Klasse &quot;&amp;[$b.$C$1]&amp;&quot;,&quot;;&quot;&quot;)&amp;IF(([$c.R$7:$c.R$39]=[.O17])*([$c.$D$7:$c.$D$39]=&quot;w&quot;)*([$c.$F$7:$c.$F$39]=[.$A17]);[$c.$C$7:$c.$C$39]&amp;&quot; &quot;&amp;[$c.$B$7:$c.$B$39]&amp;&quot; Klasse &quot;&amp;[$c.$C$1]&amp;&quot;,&quot;;&quot;&quot;)&amp;IF(([$d.R$7:$d.R$39]=[.O17])*([$d.$D$7:$d.$D$39]=&quot;w&quot;)*([$d.$F$7:$d.$F$39]=[.$A17]);[$d.$C$7:$d.$C$39]&amp;&quot; &quot;&amp;[$d.$B$7:$d.$B$39]&amp;&quot; Klasse &quot;&amp;[$d.$C$1]&amp;&quot;,&quot;;&quot;&quot;)&amp;IF(([$e.R$7:$e.R$39]=[.O17])*([$e.$D$7:$e.$D$39]=&quot;w&quot;)*([$e.$F$7:$e.$F$39]=[.$A17]);[$e.$C$7:$e.$C$39]&amp;&quot; &quot;&amp;[$e.$B$7:$e.$B$39]&amp;&quot; Klasse &quot;&amp;[$e.$C$1]&amp;&quot;,&quot;;&quot;&quot;))" office:value-type="string" office:string-value="Rita Musterfrau Klasse 6a," calcext:value-type="string">
            <text:p>Rita Musterfrau Klasse 6a,</text:p>
          </table:table-cell>
          <table:table-cell table:style-name="ce185" table:formula="of:=MAX(COM.MICROSOFT.MAXIFS([$a.S$7:$a.S$39];[$a.$F$7:$a.$F$39];[.$A17];[$a.$D$7:$a.$D$39];&quot;w&quot;);COM.MICROSOFT.MAXIFS(#REF!;#REF!;[.$A17];#REF!;&quot;w&quot;);COM.MICROSOFT.MAXIFS(#REF!;#REF!;[.$A17];#REF!;&quot;w&quot;);COM.MICROSOFT.MAXIFS(#REF!;#REF!;[.$A17];#REF!;&quot;w&quot;);COM.MICROSOFT.MAXIFS(#REF!;#REF!;[.$A17];#REF!;&quot;w&quot;))" office:value-type="string" office:string-value="" calcext:value-type="error">
            <text:p>Fehler:504</text:p>
          </table:table-cell>
          <table:table-cell table:style-name="ce185" table:formula="of:=MAX(COM.MICROSOFT.MAXIFS([$a.U$7:$a.U$39];[$a.$F$7:$a.$F$39];[.$A17];[$a.$D$7:$a.$D$39];&quot;w&quot;);COM.MICROSOFT.MAXIFS([$b.U$7:$b.U$39];[$b.$F$7:$b.$F$39];[.$A17];[$b.$D$7:$b.$D$39];&quot;w&quot;);COM.MICROSOFT.MAXIFS([$c.U$7:$c.U$39];[$c.$F$7:$c.$F$39];[.$A17];[$c.$D$7:$c.$D$39];&quot;w&quot;);COM.MICROSOFT.MAXIFS([$d.U$7:$d.U$39];[$d.$F$7:$d.$F$39];[.$A17];[$d.$D$7:$d.$D$39];&quot;w&quot;);COM.MICROSOFT.MAXIFS([$e.U$7:$e.U$39];[$e.$F$7:$e.$F$39];[.$A17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U$7:$a.U$39]=[.R17])*([$a.$D$7:$a.$D$39]=&quot;w&quot;)*([$a.$F$7:$a.$F$39]=[.$A17]);[$a.$C$7:$a.$C$39]&amp;&quot; &quot;&amp;[$a.$B$7:$a.$B$39]&amp;&quot; Klasse &quot;&amp;[$a.$C$1]&amp;&quot;,&quot;;&quot;&quot;)&amp;IF(([$b.U$7:$b.U$39]=[.R17])*([$b.$D$7:$b.$D$39]=&quot;w&quot;)*([$b.$F$7:$b.$F$39]=[.$A17]);[$b.$C$7:$b.$C$39]&amp;&quot; &quot;&amp;[$b.$B$7:$b.$B$39]&amp;&quot; Klasse &quot;&amp;[$b.$C$1]&amp;&quot;,&quot;;&quot;&quot;)&amp;IF(([$c.U$7:$c.U$39]=[.R17])*([$c.$D$7:$c.$D$39]=&quot;w&quot;)*([$c.$F$7:$c.$F$39]=[.$A17]);[$c.$C$7:$c.$C$39]&amp;&quot; &quot;&amp;[$c.$B$7:$c.$B$39]&amp;&quot; Klasse &quot;&amp;[$c.$C$1]&amp;&quot;,&quot;;&quot;&quot;)&amp;IF(([$d.U$7:$d.U$39]=[.R17])*([$d.$D$7:$d.$D$39]=&quot;w&quot;)*([$d.$F$7:$d.$F$39]=[.$A17]);[$d.$C$7:$d.$C$39]&amp;&quot; &quot;&amp;[$d.$B$7:$d.$B$39]&amp;&quot; Klasse &quot;&amp;[$d.$C$1]&amp;&quot;,&quot;;&quot;&quot;)&amp;IF(([$e.U$7:$e.U$39]=[.R17])*([$e.$D$7:$e.$D$39]=&quot;w&quot;)*([$e.$F$7:$e.$F$39]=[.$A17]);[$e.$C$7:$e.$C$39]&amp;&quot; &quot;&amp;[$e.$B$7:$e.$B$39]&amp;&quot; Klasse &quot;&amp;[$e.$C$1]&amp;&quot;,&quot;;&quot;&quot;))" office:value-type="string" office:string-value="Rita Musterfrau Klasse 6a," calcext:value-type="string">
            <text:p>Rita Musterfrau Klasse 6a,</text:p>
          </table:table-cell>
          <table:table-cell table:style-name="ce298" table:number-columns-repeated="2"/>
          <table:table-cell table:style-name="ce300"/>
          <table:table-cell table:style-name="ce185" table:formula="of:=MAX(COM.MICROSOFT.MAXIFS([$a.Y$7:$a.Y$39];[$a.$F$7:$a.$F$39];[.$A17];[$a.$D$7:$a.$D$39];&quot;w&quot;);COM.MICROSOFT.MAXIFS([$b.Y$7:$b.Y$39];[$b.$F$7:$b.$F$39];[.$A17];[$b.$D$7:$b.$D$39];&quot;w&quot;);COM.MICROSOFT.MAXIFS([$c.Y$7:$c.Y$39];[$c.$F$7:$c.$F$39];[.$A17];[$c.$D$7:$c.$D$39];&quot;w&quot;);COM.MICROSOFT.MAXIFS([$d.Y$7:$d.Y$39];[$d.$F$7:$d.$F$39];[.$A17];[$d.$D$7:$d.$D$39];&quot;w&quot;);COM.MICROSOFT.MAXIFS([$e.Y$7:$e.Y$39];[$e.$F$7:$e.$F$39];[.$A17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Y$7:$a.Y$39]=[.W17])*([$a.$D$7:$a.$D$39]=&quot;w&quot;)*([$a.$F$7:$a.$F$39]=[.$A17]);[$a.$C$7:$a.$C$39]&amp;&quot; &quot;&amp;[$a.$B$7:$a.$B$39]&amp;&quot; Klasse &quot;&amp;[$a.$C$1]&amp;&quot;,&quot;;&quot;&quot;)&amp;IF(([$b.Y$7:$b.Y$39]=[.W17])*([$b.$D$7:$b.$D$39]=&quot;w&quot;)*([$b.$F$7:$b.$F$39]=[.$A17]);[$b.$C$7:$b.$C$39]&amp;&quot; &quot;&amp;[$b.$B$7:$b.$B$39]&amp;&quot; Klasse &quot;&amp;[$b.$C$1]&amp;&quot;,&quot;;&quot;&quot;)&amp;IF(([$c.Y$7:$c.Y$39]=[.W17])*([$c.$D$7:$c.$D$39]=&quot;w&quot;)*([$c.$F$7:$c.$F$39]=[.$A17]);[$c.$C$7:$c.$C$39]&amp;&quot; &quot;&amp;[$c.$B$7:$c.$B$39]&amp;&quot; Klasse &quot;&amp;[$c.$C$1]&amp;&quot;,&quot;;&quot;&quot;)&amp;IF(([$d.Y$7:$d.Y$39]=[.W17])*([$d.$D$7:$d.$D$39]=&quot;w&quot;)*([$d.$F$7:$d.$F$39]=[.$A17]);[$d.$C$7:$d.$C$39]&amp;&quot; &quot;&amp;[$d.$B$7:$d.$B$39]&amp;&quot; Klasse &quot;&amp;[$d.$C$1]&amp;&quot;,&quot;;&quot;&quot;)&amp;IF(([$e.Y$7:$e.Y$39]=[.W17])*([$e.$D$7:$e.$D$39]=&quot;w&quot;)*([$e.$F$7:$e.$F$39]=[.$A17]);[$e.$C$7:$e.$C$39]&amp;&quot; &quot;&amp;[$e.$B$7:$e.$B$39]&amp;&quot; Klasse &quot;&amp;[$e.$C$1]&amp;&quot;,&quot;;&quot;&quot;))" office:value-type="string" office:string-value="Rita Musterfrau Klasse 6a," calcext:value-type="string">
            <text:p>Rita Musterfrau Klasse 6a,</text:p>
          </table:table-cell>
          <table:table-cell table:number-columns-repeated="40"/>
        </table:table-row>
        <table:table-row table:style-name="ro4">
          <table:table-cell table:style-name="ce181" office:value-type="float" office:value="11" calcext:value-type="float">
            <text:p>11</text:p>
          </table:table-cell>
          <table:table-cell table:style-name="ce185" table:formula="of:=MAX(COM.MICROSOFT.MAXIFS([$a.G$7:$a.G$39];[$a.$F$7:$a.$F$39];[.$A18];[$a.$D$7:$a.$D$39];&quot;w&quot;);COM.MICROSOFT.MAXIFS([$b.G$7:$b.G$39];[$b.$F$7:$b.$F$39];[.$A18];[$b.$D$7:$b.$D$39];&quot;w&quot;);COM.MICROSOFT.MAXIFS([$c.G$7:$c.G$39];[$c.$F$7:$c.$F$39];[.$A18];[$c.$D$7:$c.$D$39];&quot;w&quot;);COM.MICROSOFT.MAXIFS([$d.G$7:$d.G$39];[$d.$F$7:$d.$F$39];[.$A18];[$d.$D$7:$d.$D$39];&quot;m&quot;);COM.MICROSOFT.MAXIFS([$e.G$7:$e.G$39];[$e.$F$7:$e.$F$39];[.$A18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G$7:$a.G$39]=[.B18])*([$a.$D$7:$a.$D$39]=&quot;w&quot;)*([$a.$F$7:$a.$F$39]=[.$A18]);[$a.$C$7:$a.$C$39]&amp;&quot; &quot;&amp;[$a.$B$7:$a.$B$39]&amp;&quot; Klasse &quot;&amp;[$a.$C$1]&amp;&quot;,&quot;;&quot;&quot;)&amp;IF(([$b.G$7:$b.G$39]=[.B18])*([$b.$D$7:$b.$D$39]=&quot;w&quot;)*([$b.$F$7:$b.$F$39]=[.$A18]);[$b.$C$7:$b.$C$39]&amp;&quot; &quot;&amp;[$b.$B$7:$b.$B$39]&amp;&quot; Klasse &quot;&amp;[$b.$C$1]&amp;&quot;,&quot;;&quot;&quot;)&amp;IF(([$c.G$7:$c.G$39]=[.B18])*([$c.$D$7:$c.$D$39]=&quot;w&quot;)*([$c.$F$7:$c.$F$39]=[.$A18]);[$c.$C$7:$c.$C$39]&amp;&quot; &quot;&amp;[$c.$B$7:$c.$B$39]&amp;&quot; Klasse &quot;&amp;[$c.$C$1]&amp;&quot;,&quot;;&quot;&quot;)&amp;IF(([$d.G$7:$d.G$39]=[.B18])*([$d.$D$7:$d.$D$39]=&quot;w&quot;)*([$d.$F$7:$d.$F$39]=[.$A18]);[$d.$C$7:$d.$C$39]&amp;&quot; &quot;&amp;[$d.$B$7:$d.$B$39]&amp;&quot; Klasse &quot;&amp;[$d.$C$1]&amp;&quot;,&quot;;&quot;&quot;)&amp;IF(([$e.G$7:$e.G$39]=[.B18])*([$e.$D$7:$e.$D$39]=&quot;w&quot;)*([$e.$F$7:$e.$F$39]=[.$A18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I$7:$a.I$39];[$a.$F$7:$a.$F$39];[.$A18];[$a.$D$7:$a.$D$39];&quot;w&quot;);COM.MICROSOFT.MAXIFS([$b.I$7:$b.I$39];[$b.$F$7:$b.$F$39];[.$A18];[$b.$D$7:$b.$D$39];&quot;w&quot;);COM.MICROSOFT.MAXIFS([$c.I$7:$c.I$39];[$c.$F$7:$c.$F$39];[.$A18];[$c.$D$7:$c.$D$39];&quot;w&quot;);COM.MICROSOFT.MAXIFS([$d.I$7:$d.I$39];[$d.$F$7:$d.$F$39];[.$A18];[$d.$D$7:$d.$D$39];&quot;m&quot;);COM.MICROSOFT.MAXIFS([$e.I$7:$e.I$39];[$e.$F$7:$e.$F$39];[.$A18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I$7:$a.I$39]=[.D18])*([$a.$D$7:$a.$D$39]=&quot;w&quot;)*([$a.$F$7:$a.$F$39]=[.$A18]);[$a.$C$7:$a.$C$39]&amp;&quot; &quot;&amp;[$a.$B$7:$a.$B$39]&amp;&quot; Klasse &quot;&amp;[$a.$C$1]&amp;&quot;,&quot;;&quot;&quot;)&amp;IF(([$b.I$7:$b.I$39]=[.D18])*([$b.$D$7:$b.$D$39]=&quot;w&quot;)*([$b.$F$7:$b.$F$39]=[.$A18]);[$b.$C$7:$b.$C$39]&amp;&quot; &quot;&amp;[$b.$B$7:$b.$B$39]&amp;&quot; Klasse &quot;&amp;[$b.$C$1]&amp;&quot;,&quot;;&quot;&quot;)&amp;IF(([$c.I$7:$c.I$39]=[.D18])*([$c.$D$7:$c.$D$39]=&quot;w&quot;)*([$c.$F$7:$c.$F$39]=[.$A18]);[$c.$C$7:$c.$C$39]&amp;&quot; &quot;&amp;[$c.$B$7:$c.$B$39]&amp;&quot; Klasse &quot;&amp;[$c.$C$1]&amp;&quot;,&quot;;&quot;&quot;)&amp;IF(([$d.I$7:$d.I$39]=[.D18])*([$d.$D$7:$d.$D$39]=&quot;w&quot;)*([$d.$F$7:$d.$F$39]=[.$A18]);[$d.$C$7:$d.$C$39]&amp;&quot; &quot;&amp;[$d.$B$7:$d.$B$39]&amp;&quot; Klasse &quot;&amp;[$d.$C$1]&amp;&quot;,&quot;;&quot;&quot;)&amp;IF(([$e.I$7:$e.I$39]=[.D18])*([$e.$D$7:$e.$D$39]=&quot;w&quot;)*([$e.$F$7:$e.$F$39]=[.$A18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K$7:$a.K$39];[$a.$F$7:$a.$F$39];[.$A18];[$a.$D$7:$a.$D$39];&quot;w&quot;);COM.MICROSOFT.MAXIFS([$b.K$7:$b.K$39];[$b.$F$7:$b.$F$39];[.$A18];[$b.$D$7:$b.$D$39];&quot;w&quot;);COM.MICROSOFT.MAXIFS([$c.K$7:$c.K$39];[$c.$F$7:$c.$F$39];[.$A18];[$c.$D$7:$c.$D$39];&quot;w&quot;);COM.MICROSOFT.MAXIFS([$d.K$7:$d.K$39];[$d.$F$7:$d.$F$39];[.$A18];[$d.$D$7:$d.$D$39];&quot;m&quot;);COM.MICROSOFT.MAXIFS([$e.K$7:$e.K$39];[$e.$F$7:$e.$F$39];[.$A18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K$7:$a.K$39]=[.F18])*([$a.$D$7:$a.$D$39]=&quot;w&quot;)*([$a.$F$7:$a.$F$39]=[.$A18]);[$a.$C$7:$a.$C$39]&amp;&quot; &quot;&amp;[$a.$B$7:$a.$B$39]&amp;&quot; Klasse &quot;&amp;[$a.$C$1]&amp;&quot;,&quot;;&quot;&quot;)&amp;IF(([$b.K$7:$b.K$39]=[.F18])*([$b.$D$7:$b.$D$39]=&quot;w&quot;)*([$b.$F$7:$b.$F$39]=[.$A18]);[$b.$C$7:$b.$C$39]&amp;&quot; &quot;&amp;[$b.$B$7:$b.$B$39]&amp;&quot; Klasse &quot;&amp;[$b.$C$1]&amp;&quot;,&quot;;&quot;&quot;)&amp;IF(([$c.K$7:$c.K$39]=[.F18])*([$c.$D$7:$c.$D$39]=&quot;w&quot;)*([$c.$F$7:$c.$F$39]=[.$A18]);[$c.$C$7:$c.$C$39]&amp;&quot; &quot;&amp;[$c.$B$7:$c.$B$39]&amp;&quot; Klasse &quot;&amp;[$c.$C$1]&amp;&quot;,&quot;;&quot;&quot;)&amp;IF(([$d.K$7:$d.K$39]=[.F18])*([$d.$D$7:$d.$D$39]=&quot;w&quot;)*([$d.$F$7:$d.$F$39]=[.$A18]);[$d.$C$7:$d.$C$39]&amp;&quot; &quot;&amp;[$d.$B$7:$d.$B$39]&amp;&quot; Klasse &quot;&amp;[$d.$C$1]&amp;&quot;,&quot;;&quot;&quot;)&amp;IF(([$e.K$7:$e.K$39]=[.F18])*([$e.$D$7:$e.$D$39]=&quot;w&quot;)*([$e.$F$7:$e.$F$39]=[.$A18]);[$e.$C$7:$e.$C$39]&amp;&quot; &quot;&amp;[$e.$B$7:$e.$B$39]&amp;&quot; Klasse &quot;&amp;[$e.$C$1]&amp;&quot;,&quot;;&quot;&quot;))">
            <text:p/>
          </table:table-cell>
          <table:table-cell table:style-name="ce294" table:formula="of:=ROUNDDOWN(IF([.I18]=0;0;50/([.I18]*0.0066+3.648)-0.24);2)" office:value-type="float" office:value="0" calcext:value-type="float">
            <text:p>0</text:p>
          </table:table-cell>
          <table:table-cell table:style-name="ce185" table:formula="of:=MAX(COM.MICROSOFT.MAXIFS([$a.N$7:$a.N$39];[$a.$F$7:$a.$F$39];[.$A18];[$a.$D$7:$a.$D$39];&quot;w&quot;);COM.MICROSOFT.MAXIFS([$b.N$7:$b.N$39];[$b.$F$7:$b.$F$39];[.$A18];[$b.$D$7:$b.$D$39];&quot;w&quot;);COM.MICROSOFT.MAXIFS([$c.N$7:$c.N$39];[$c.$F$7:$c.$F$39];[.$A18];[$c.$D$7:$c.$D$39];&quot;w&quot;);COM.MICROSOFT.MAXIFS([$d.N$7:$d.N$39];[$d.$F$7:$d.$F$39];[.$A18];[$d.$D$7:$d.$D$39];&quot;m&quot;);COM.MICROSOFT.MAXIFS([$e.N$7:$e.N$39];[$e.$F$7:$e.$F$39];[.$A18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N$7:$a.N$39]=[.I18])*([$a.$D$7:$a.$D$39]=&quot;w&quot;)*([$a.$F$7:$a.$F$39]=[.$A18]);[$a.$C$7:$a.$C$39]&amp;&quot; &quot;&amp;[$a.$B$7:$a.$B$39]&amp;&quot; Klasse &quot;&amp;[$a.$C$1]&amp;&quot;,&quot;;&quot;&quot;)&amp;IF(([$b.N$7:$b.N$39]=[.I18])*([$b.$D$7:$b.$D$39]=&quot;w&quot;)*([$b.$F$7:$b.$F$39]=[.$A18]);[$b.$C$7:$b.$C$39]&amp;&quot; &quot;&amp;[$b.$B$7:$b.$B$39]&amp;&quot; Klasse &quot;&amp;[$b.$C$1]&amp;&quot;,&quot;;&quot;&quot;)&amp;IF(([$c.N$7:$c.N$39]=[.I18])*([$c.$D$7:$c.$D$39]=&quot;w&quot;)*([$c.$F$7:$c.$F$39]=[.$A18]);[$c.$C$7:$c.$C$39]&amp;&quot; &quot;&amp;[$c.$B$7:$c.$B$39]&amp;&quot; Klasse &quot;&amp;[$c.$C$1]&amp;&quot;,&quot;;&quot;&quot;)&amp;IF(([$d.N$7:$d.N$39]=[.I18])*([$d.$D$7:$d.$D$39]=&quot;w&quot;)*([$d.$F$7:$d.$F$39]=[.$A18]);[$d.$C$7:$d.$C$39]&amp;&quot; &quot;&amp;[$d.$B$7:$d.$B$39]&amp;&quot; Klasse &quot;&amp;[$d.$C$1]&amp;&quot;,&quot;;&quot;&quot;)&amp;IF(([$e.N$7:$e.N$39]=[.I18])*([$e.$D$7:$e.$D$39]=&quot;w&quot;)*([$e.$F$7:$e.$F$39]=[.$A18]);[$e.$C$7:$e.$C$39]&amp;&quot; &quot;&amp;[$e.$B$7:$e.$B$39]&amp;&quot; Klasse &quot;&amp;[$e.$C$1]&amp;&quot;,&quot;;&quot;&quot;))">
            <text:p/>
          </table:table-cell>
          <table:table-cell table:style-name="ce295"/>
          <table:table-cell table:style-name="ce185" table:formula="of:=MAX(COM.MICROSOFT.MAXIFS([$a.P$7:$a.P$39];[$a.$F$7:$a.$F$39];[.$A18];[$a.$D$7:$a.$D$39];&quot;w&quot;);COM.MICROSOFT.MAXIFS([$b.P$7:$b.P$39];[$b.$F$7:$b.$F$39];[.$A18];[$b.$D$7:$b.$D$39];&quot;w&quot;);COM.MICROSOFT.MAXIFS([$c.P$7:$c.P$39];[$c.$F$7:$c.$F$39];[.$A18];[$c.$D$7:$c.$D$39];&quot;w&quot;);COM.MICROSOFT.MAXIFS([$d.P$7:$d.P$39];[$d.$F$7:$d.$F$39];[.$A18];[$d.$D$7:$d.$D$39];&quot;w&quot;);COM.MICROSOFT.MAXIFS([$e.P$7:$e.P$39];[$e.$F$7:$e.$F$39];[.$A18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P$7:$a.P$39]=[.L18])*([$a.$D$7:$a.$D$39]=&quot;w&quot;)*([$a.$F$7:$a.$F$39]=[.$A18]);[$a.$C$7:$a.$C$39]&amp;&quot; &quot;&amp;[$a.$B$7:$a.$B$39]&amp;&quot; Klasse &quot;&amp;[$a.$C$1]&amp;&quot;,&quot;;&quot;&quot;)&amp;IF(([$b.P$7:$b.P$39]=[.L18])*([$b.$D$7:$b.$D$39]=&quot;w&quot;)*([$b.$F$7:$b.$F$39]=[.$A18]);[$b.$C$7:$b.$C$39]&amp;&quot; &quot;&amp;[$b.$B$7:$b.$B$39]&amp;&quot; Klasse &quot;&amp;[$b.$C$1]&amp;&quot;,&quot;;&quot;&quot;)&amp;IF(([$c.P$7:$c.P$39]=[.L18])*([$c.$D$7:$c.$D$39]=&quot;w&quot;)*([$c.$F$7:$c.$F$39]=[.$A18]);[$c.$C$7:$c.$C$39]&amp;&quot; &quot;&amp;[$c.$B$7:$c.$B$39]&amp;&quot; Klasse &quot;&amp;[$c.$C$1]&amp;&quot;,&quot;;&quot;&quot;)&amp;IF(([$d.P$7:$d.P$39]=[.L18])*([$d.$D$7:$d.$D$39]=&quot;w&quot;)*([$d.$F$7:$d.$F$39]=[.$A18]);[$d.$C$7:$d.$C$39]&amp;&quot; &quot;&amp;[$d.$B$7:$d.$B$39]&amp;&quot; Klasse &quot;&amp;[$d.$C$1]&amp;&quot;,&quot;;&quot;&quot;)&amp;IF(([$e.P$7:$e.P$39]=[.L18])*([$e.$D$7:$e.$D$39]=&quot;w&quot;)*([$e.$F$7:$e.$F$39]=[.$A18]);[$e.$C$7:$e.$C$39]&amp;&quot; &quot;&amp;[$e.$B$7:$e.$B$39]&amp;&quot; Klasse &quot;&amp;[$e.$C$1]&amp;&quot;,&quot;;&quot;&quot;))">
            <text:p/>
          </table:table-cell>
          <table:table-cell table:style-name="ce294" table:formula="of:=ROUNDDOWN(IF([.O18]=0;0;100/([.O18]*0.00676+4.34)-0.24);2)" office:value-type="float" office:value="0" calcext:value-type="float">
            <text:p>0</text:p>
          </table:table-cell>
          <table:table-cell table:style-name="ce185" table:formula="of:=MAX(COM.MICROSOFT.MAXIFS([$a.R$7:$a.R$39];[$a.$F$7:$a.$F$39];[.$A18];[$a.$D$7:$a.$D$39];&quot;w&quot;);COM.MICROSOFT.MAXIFS([$b.R$7:$b.R$39];[$b.$F$7:$b.$F$39];[.$A18];[$b.$D$7:$b.$D$39];&quot;w&quot;);COM.MICROSOFT.MAXIFS([$c.R$7:$c.R$39];[$c.$F$7:$c.$F$39];[.$A18];[$c.$D$7:$c.$D$39];&quot;w&quot;);COM.MICROSOFT.MAXIFS([$d.R$7:$d.R$39];[$d.$F$7:$d.$F$39];[.$A18];[$d.$D$7:$d.$D$39];&quot;w&quot;);COM.MICROSOFT.MAXIFS([$e.R$7:$e.R$39];[$e.$F$7:$e.$F$39];[.$A18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R$7:$a.R$39]=[.O18])*([$a.$D$7:$a.$D$39]=&quot;w&quot;)*([$a.$F$7:$a.$F$39]=[.$A18]);[$a.$C$7:$a.$C$39]&amp;&quot; &quot;&amp;[$a.$B$7:$a.$B$39]&amp;&quot; Klasse &quot;&amp;[$a.$C$1]&amp;&quot;,&quot;;&quot;&quot;)&amp;IF(([$b.R$7:$b.R$39]=[.O18])*([$b.$D$7:$b.$D$39]=&quot;w&quot;)*([$b.$F$7:$b.$F$39]=[.$A18]);[$b.$C$7:$b.$C$39]&amp;&quot; &quot;&amp;[$b.$B$7:$b.$B$39]&amp;&quot; Klasse &quot;&amp;[$b.$C$1]&amp;&quot;,&quot;;&quot;&quot;)&amp;IF(([$c.R$7:$c.R$39]=[.O18])*([$c.$D$7:$c.$D$39]=&quot;w&quot;)*([$c.$F$7:$c.$F$39]=[.$A18]);[$c.$C$7:$c.$C$39]&amp;&quot; &quot;&amp;[$c.$B$7:$c.$B$39]&amp;&quot; Klasse &quot;&amp;[$c.$C$1]&amp;&quot;,&quot;;&quot;&quot;)&amp;IF(([$d.R$7:$d.R$39]=[.O18])*([$d.$D$7:$d.$D$39]=&quot;w&quot;)*([$d.$F$7:$d.$F$39]=[.$A18]);[$d.$C$7:$d.$C$39]&amp;&quot; &quot;&amp;[$d.$B$7:$d.$B$39]&amp;&quot; Klasse &quot;&amp;[$d.$C$1]&amp;&quot;,&quot;;&quot;&quot;)&amp;IF(([$e.R$7:$e.R$39]=[.O18])*([$e.$D$7:$e.$D$39]=&quot;w&quot;)*([$e.$F$7:$e.$F$39]=[.$A18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S$7:$a.S$39];[$a.$F$7:$a.$F$39];[.$A18];[$a.$D$7:$a.$D$39];&quot;w&quot;);COM.MICROSOFT.MAXIFS(#REF!;#REF!;[.$A18];#REF!;&quot;w&quot;);COM.MICROSOFT.MAXIFS(#REF!;#REF!;[.$A18];#REF!;&quot;w&quot;);COM.MICROSOFT.MAXIFS(#REF!;#REF!;[.$A18];#REF!;&quot;w&quot;);COM.MICROSOFT.MAXIFS(#REF!;#REF!;[.$A18];#REF!;&quot;w&quot;))" office:value-type="string" office:string-value="" calcext:value-type="error">
            <text:p>Fehler:504</text:p>
          </table:table-cell>
          <table:table-cell table:style-name="ce185" table:formula="of:=MAX(COM.MICROSOFT.MAXIFS([$a.U$7:$a.U$39];[$a.$F$7:$a.$F$39];[.$A18];[$a.$D$7:$a.$D$39];&quot;w&quot;);COM.MICROSOFT.MAXIFS([$b.U$7:$b.U$39];[$b.$F$7:$b.$F$39];[.$A18];[$b.$D$7:$b.$D$39];&quot;w&quot;);COM.MICROSOFT.MAXIFS([$c.U$7:$c.U$39];[$c.$F$7:$c.$F$39];[.$A18];[$c.$D$7:$c.$D$39];&quot;w&quot;);COM.MICROSOFT.MAXIFS([$d.U$7:$d.U$39];[$d.$F$7:$d.$F$39];[.$A18];[$d.$D$7:$d.$D$39];&quot;w&quot;);COM.MICROSOFT.MAXIFS([$e.U$7:$e.U$39];[$e.$F$7:$e.$F$39];[.$A18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U$7:$a.U$39]=[.R18])*([$a.$D$7:$a.$D$39]=&quot;w&quot;)*([$a.$F$7:$a.$F$39]=[.$A18]);[$a.$C$7:$a.$C$39]&amp;&quot; &quot;&amp;[$a.$B$7:$a.$B$39]&amp;&quot; Klasse &quot;&amp;[$a.$C$1]&amp;&quot;,&quot;;&quot;&quot;)&amp;IF(([$b.U$7:$b.U$39]=[.R18])*([$b.$D$7:$b.$D$39]=&quot;w&quot;)*([$b.$F$7:$b.$F$39]=[.$A18]);[$b.$C$7:$b.$C$39]&amp;&quot; &quot;&amp;[$b.$B$7:$b.$B$39]&amp;&quot; Klasse &quot;&amp;[$b.$C$1]&amp;&quot;,&quot;;&quot;&quot;)&amp;IF(([$c.U$7:$c.U$39]=[.R18])*([$c.$D$7:$c.$D$39]=&quot;w&quot;)*([$c.$F$7:$c.$F$39]=[.$A18]);[$c.$C$7:$c.$C$39]&amp;&quot; &quot;&amp;[$c.$B$7:$c.$B$39]&amp;&quot; Klasse &quot;&amp;[$c.$C$1]&amp;&quot;,&quot;;&quot;&quot;)&amp;IF(([$d.U$7:$d.U$39]=[.R18])*([$d.$D$7:$d.$D$39]=&quot;w&quot;)*([$d.$F$7:$d.$F$39]=[.$A18]);[$d.$C$7:$d.$C$39]&amp;&quot; &quot;&amp;[$d.$B$7:$d.$B$39]&amp;&quot; Klasse &quot;&amp;[$d.$C$1]&amp;&quot;,&quot;;&quot;&quot;)&amp;IF(([$e.U$7:$e.U$39]=[.R18])*([$e.$D$7:$e.$D$39]=&quot;w&quot;)*([$e.$F$7:$e.$F$39]=[.$A18]);[$e.$C$7:$e.$C$39]&amp;&quot; &quot;&amp;[$e.$B$7:$e.$B$39]&amp;&quot; Klasse &quot;&amp;[$e.$C$1]&amp;&quot;,&quot;;&quot;&quot;))">
            <text:p/>
          </table:table-cell>
          <table:table-cell table:style-name="ce298" table:number-columns-repeated="2"/>
          <table:table-cell table:style-name="ce300"/>
          <table:table-cell table:style-name="ce185" table:formula="of:=MAX(COM.MICROSOFT.MAXIFS([$a.Y$7:$a.Y$39];[$a.$F$7:$a.$F$39];[.$A18];[$a.$D$7:$a.$D$39];&quot;w&quot;);COM.MICROSOFT.MAXIFS([$b.Y$7:$b.Y$39];[$b.$F$7:$b.$F$39];[.$A18];[$b.$D$7:$b.$D$39];&quot;w&quot;);COM.MICROSOFT.MAXIFS([$c.Y$7:$c.Y$39];[$c.$F$7:$c.$F$39];[.$A18];[$c.$D$7:$c.$D$39];&quot;w&quot;);COM.MICROSOFT.MAXIFS([$d.Y$7:$d.Y$39];[$d.$F$7:$d.$F$39];[.$A18];[$d.$D$7:$d.$D$39];&quot;w&quot;);COM.MICROSOFT.MAXIFS([$e.Y$7:$e.Y$39];[$e.$F$7:$e.$F$39];[.$A18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Y$7:$a.Y$39]=[.W18])*([$a.$D$7:$a.$D$39]=&quot;w&quot;)*([$a.$F$7:$a.$F$39]=[.$A18]);[$a.$C$7:$a.$C$39]&amp;&quot; &quot;&amp;[$a.$B$7:$a.$B$39]&amp;&quot; Klasse &quot;&amp;[$a.$C$1]&amp;&quot;,&quot;;&quot;&quot;)&amp;IF(([$b.Y$7:$b.Y$39]=[.W18])*([$b.$D$7:$b.$D$39]=&quot;w&quot;)*([$b.$F$7:$b.$F$39]=[.$A18]);[$b.$C$7:$b.$C$39]&amp;&quot; &quot;&amp;[$b.$B$7:$b.$B$39]&amp;&quot; Klasse &quot;&amp;[$b.$C$1]&amp;&quot;,&quot;;&quot;&quot;)&amp;IF(([$c.Y$7:$c.Y$39]=[.W18])*([$c.$D$7:$c.$D$39]=&quot;w&quot;)*([$c.$F$7:$c.$F$39]=[.$A18]);[$c.$C$7:$c.$C$39]&amp;&quot; &quot;&amp;[$c.$B$7:$c.$B$39]&amp;&quot; Klasse &quot;&amp;[$c.$C$1]&amp;&quot;,&quot;;&quot;&quot;)&amp;IF(([$d.Y$7:$d.Y$39]=[.W18])*([$d.$D$7:$d.$D$39]=&quot;w&quot;)*([$d.$F$7:$d.$F$39]=[.$A18]);[$d.$C$7:$d.$C$39]&amp;&quot; &quot;&amp;[$d.$B$7:$d.$B$39]&amp;&quot; Klasse &quot;&amp;[$d.$C$1]&amp;&quot;,&quot;;&quot;&quot;)&amp;IF(([$e.Y$7:$e.Y$39]=[.W18])*([$e.$D$7:$e.$D$39]=&quot;w&quot;)*([$e.$F$7:$e.$F$39]=[.$A18]);[$e.$C$7:$e.$C$39]&amp;&quot; &quot;&amp;[$e.$B$7:$e.$B$39]&amp;&quot; Klasse &quot;&amp;[$e.$C$1]&amp;&quot;,&quot;;&quot;&quot;))">
            <text:p/>
          </table:table-cell>
          <table:table-cell table:number-columns-repeated="40"/>
        </table:table-row>
        <table:table-row table:style-name="ro4">
          <table:table-cell table:style-name="ce181" office:value-type="float" office:value="12" calcext:value-type="float">
            <text:p>12</text:p>
          </table:table-cell>
          <table:table-cell table:style-name="ce185" table:formula="of:=MAX(COM.MICROSOFT.MAXIFS([$a.G$7:$a.G$39];[$a.$F$7:$a.$F$39];[.$A19];[$a.$D$7:$a.$D$39];&quot;w&quot;);COM.MICROSOFT.MAXIFS([$b.G$7:$b.G$39];[$b.$F$7:$b.$F$39];[.$A19];[$b.$D$7:$b.$D$39];&quot;w&quot;);COM.MICROSOFT.MAXIFS([$c.G$7:$c.G$39];[$c.$F$7:$c.$F$39];[.$A19];[$c.$D$7:$c.$D$39];&quot;w&quot;);COM.MICROSOFT.MAXIFS([$d.G$7:$d.G$39];[$d.$F$7:$d.$F$39];[.$A19];[$d.$D$7:$d.$D$39];&quot;m&quot;);COM.MICROSOFT.MAXIFS([$e.G$7:$e.G$39];[$e.$F$7:$e.$F$39];[.$A19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G$7:$a.G$39]=[.B19])*([$a.$D$7:$a.$D$39]=&quot;w&quot;)*([$a.$F$7:$a.$F$39]=[.$A19]);[$a.$C$7:$a.$C$39]&amp;&quot; &quot;&amp;[$a.$B$7:$a.$B$39]&amp;&quot; Klasse &quot;&amp;[$a.$C$1]&amp;&quot;,&quot;;&quot;&quot;)&amp;IF(([$b.G$7:$b.G$39]=[.B19])*([$b.$D$7:$b.$D$39]=&quot;w&quot;)*([$b.$F$7:$b.$F$39]=[.$A19]);[$b.$C$7:$b.$C$39]&amp;&quot; &quot;&amp;[$b.$B$7:$b.$B$39]&amp;&quot; Klasse &quot;&amp;[$b.$C$1]&amp;&quot;,&quot;;&quot;&quot;)&amp;IF(([$c.G$7:$c.G$39]=[.B19])*([$c.$D$7:$c.$D$39]=&quot;w&quot;)*([$c.$F$7:$c.$F$39]=[.$A19]);[$c.$C$7:$c.$C$39]&amp;&quot; &quot;&amp;[$c.$B$7:$c.$B$39]&amp;&quot; Klasse &quot;&amp;[$c.$C$1]&amp;&quot;,&quot;;&quot;&quot;)&amp;IF(([$d.G$7:$d.G$39]=[.B19])*([$d.$D$7:$d.$D$39]=&quot;w&quot;)*([$d.$F$7:$d.$F$39]=[.$A19]);[$d.$C$7:$d.$C$39]&amp;&quot; &quot;&amp;[$d.$B$7:$d.$B$39]&amp;&quot; Klasse &quot;&amp;[$d.$C$1]&amp;&quot;,&quot;;&quot;&quot;)&amp;IF(([$e.G$7:$e.G$39]=[.B19])*([$e.$D$7:$e.$D$39]=&quot;w&quot;)*([$e.$F$7:$e.$F$39]=[.$A19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I$7:$a.I$39];[$a.$F$7:$a.$F$39];[.$A19];[$a.$D$7:$a.$D$39];&quot;w&quot;);COM.MICROSOFT.MAXIFS([$b.I$7:$b.I$39];[$b.$F$7:$b.$F$39];[.$A19];[$b.$D$7:$b.$D$39];&quot;w&quot;);COM.MICROSOFT.MAXIFS([$c.I$7:$c.I$39];[$c.$F$7:$c.$F$39];[.$A19];[$c.$D$7:$c.$D$39];&quot;w&quot;);COM.MICROSOFT.MAXIFS([$d.I$7:$d.I$39];[$d.$F$7:$d.$F$39];[.$A19];[$d.$D$7:$d.$D$39];&quot;m&quot;);COM.MICROSOFT.MAXIFS([$e.I$7:$e.I$39];[$e.$F$7:$e.$F$39];[.$A19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I$7:$a.I$39]=[.D19])*([$a.$D$7:$a.$D$39]=&quot;w&quot;)*([$a.$F$7:$a.$F$39]=[.$A19]);[$a.$C$7:$a.$C$39]&amp;&quot; &quot;&amp;[$a.$B$7:$a.$B$39]&amp;&quot; Klasse &quot;&amp;[$a.$C$1]&amp;&quot;,&quot;;&quot;&quot;)&amp;IF(([$b.I$7:$b.I$39]=[.D19])*([$b.$D$7:$b.$D$39]=&quot;w&quot;)*([$b.$F$7:$b.$F$39]=[.$A19]);[$b.$C$7:$b.$C$39]&amp;&quot; &quot;&amp;[$b.$B$7:$b.$B$39]&amp;&quot; Klasse &quot;&amp;[$b.$C$1]&amp;&quot;,&quot;;&quot;&quot;)&amp;IF(([$c.I$7:$c.I$39]=[.D19])*([$c.$D$7:$c.$D$39]=&quot;w&quot;)*([$c.$F$7:$c.$F$39]=[.$A19]);[$c.$C$7:$c.$C$39]&amp;&quot; &quot;&amp;[$c.$B$7:$c.$B$39]&amp;&quot; Klasse &quot;&amp;[$c.$C$1]&amp;&quot;,&quot;;&quot;&quot;)&amp;IF(([$d.I$7:$d.I$39]=[.D19])*([$d.$D$7:$d.$D$39]=&quot;w&quot;)*([$d.$F$7:$d.$F$39]=[.$A19]);[$d.$C$7:$d.$C$39]&amp;&quot; &quot;&amp;[$d.$B$7:$d.$B$39]&amp;&quot; Klasse &quot;&amp;[$d.$C$1]&amp;&quot;,&quot;;&quot;&quot;)&amp;IF(([$e.I$7:$e.I$39]=[.D19])*([$e.$D$7:$e.$D$39]=&quot;w&quot;)*([$e.$F$7:$e.$F$39]=[.$A19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K$7:$a.K$39];[$a.$F$7:$a.$F$39];[.$A19];[$a.$D$7:$a.$D$39];&quot;w&quot;);COM.MICROSOFT.MAXIFS([$b.K$7:$b.K$39];[$b.$F$7:$b.$F$39];[.$A19];[$b.$D$7:$b.$D$39];&quot;w&quot;);COM.MICROSOFT.MAXIFS([$c.K$7:$c.K$39];[$c.$F$7:$c.$F$39];[.$A19];[$c.$D$7:$c.$D$39];&quot;w&quot;);COM.MICROSOFT.MAXIFS([$d.K$7:$d.K$39];[$d.$F$7:$d.$F$39];[.$A19];[$d.$D$7:$d.$D$39];&quot;m&quot;);COM.MICROSOFT.MAXIFS([$e.K$7:$e.K$39];[$e.$F$7:$e.$F$39];[.$A19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K$7:$a.K$39]=[.F19])*([$a.$D$7:$a.$D$39]=&quot;w&quot;)*([$a.$F$7:$a.$F$39]=[.$A19]);[$a.$C$7:$a.$C$39]&amp;&quot; &quot;&amp;[$a.$B$7:$a.$B$39]&amp;&quot; Klasse &quot;&amp;[$a.$C$1]&amp;&quot;,&quot;;&quot;&quot;)&amp;IF(([$b.K$7:$b.K$39]=[.F19])*([$b.$D$7:$b.$D$39]=&quot;w&quot;)*([$b.$F$7:$b.$F$39]=[.$A19]);[$b.$C$7:$b.$C$39]&amp;&quot; &quot;&amp;[$b.$B$7:$b.$B$39]&amp;&quot; Klasse &quot;&amp;[$b.$C$1]&amp;&quot;,&quot;;&quot;&quot;)&amp;IF(([$c.K$7:$c.K$39]=[.F19])*([$c.$D$7:$c.$D$39]=&quot;w&quot;)*([$c.$F$7:$c.$F$39]=[.$A19]);[$c.$C$7:$c.$C$39]&amp;&quot; &quot;&amp;[$c.$B$7:$c.$B$39]&amp;&quot; Klasse &quot;&amp;[$c.$C$1]&amp;&quot;,&quot;;&quot;&quot;)&amp;IF(([$d.K$7:$d.K$39]=[.F19])*([$d.$D$7:$d.$D$39]=&quot;w&quot;)*([$d.$F$7:$d.$F$39]=[.$A19]);[$d.$C$7:$d.$C$39]&amp;&quot; &quot;&amp;[$d.$B$7:$d.$B$39]&amp;&quot; Klasse &quot;&amp;[$d.$C$1]&amp;&quot;,&quot;;&quot;&quot;)&amp;IF(([$e.K$7:$e.K$39]=[.F19])*([$e.$D$7:$e.$D$39]=&quot;w&quot;)*([$e.$F$7:$e.$F$39]=[.$A19]);[$e.$C$7:$e.$C$39]&amp;&quot; &quot;&amp;[$e.$B$7:$e.$B$39]&amp;&quot; Klasse &quot;&amp;[$e.$C$1]&amp;&quot;,&quot;;&quot;&quot;))">
            <text:p/>
          </table:table-cell>
          <table:table-cell table:style-name="ce294" table:formula="of:=ROUNDDOWN(IF([.I19]=0;0;50/([.I19]*0.0066+3.648)-0.24);2)" office:value-type="float" office:value="0" calcext:value-type="float">
            <text:p>0</text:p>
          </table:table-cell>
          <table:table-cell table:style-name="ce185" table:formula="of:=MAX(COM.MICROSOFT.MAXIFS([$a.N$7:$a.N$39];[$a.$F$7:$a.$F$39];[.$A19];[$a.$D$7:$a.$D$39];&quot;w&quot;);COM.MICROSOFT.MAXIFS([$b.N$7:$b.N$39];[$b.$F$7:$b.$F$39];[.$A19];[$b.$D$7:$b.$D$39];&quot;w&quot;);COM.MICROSOFT.MAXIFS([$c.N$7:$c.N$39];[$c.$F$7:$c.$F$39];[.$A19];[$c.$D$7:$c.$D$39];&quot;w&quot;);COM.MICROSOFT.MAXIFS([$d.N$7:$d.N$39];[$d.$F$7:$d.$F$39];[.$A19];[$d.$D$7:$d.$D$39];&quot;m&quot;);COM.MICROSOFT.MAXIFS([$e.N$7:$e.N$39];[$e.$F$7:$e.$F$39];[.$A19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N$7:$a.N$39]=[.I19])*([$a.$D$7:$a.$D$39]=&quot;w&quot;)*([$a.$F$7:$a.$F$39]=[.$A19]);[$a.$C$7:$a.$C$39]&amp;&quot; &quot;&amp;[$a.$B$7:$a.$B$39]&amp;&quot; Klasse &quot;&amp;[$a.$C$1]&amp;&quot;,&quot;;&quot;&quot;)&amp;IF(([$b.N$7:$b.N$39]=[.I19])*([$b.$D$7:$b.$D$39]=&quot;w&quot;)*([$b.$F$7:$b.$F$39]=[.$A19]);[$b.$C$7:$b.$C$39]&amp;&quot; &quot;&amp;[$b.$B$7:$b.$B$39]&amp;&quot; Klasse &quot;&amp;[$b.$C$1]&amp;&quot;,&quot;;&quot;&quot;)&amp;IF(([$c.N$7:$c.N$39]=[.I19])*([$c.$D$7:$c.$D$39]=&quot;w&quot;)*([$c.$F$7:$c.$F$39]=[.$A19]);[$c.$C$7:$c.$C$39]&amp;&quot; &quot;&amp;[$c.$B$7:$c.$B$39]&amp;&quot; Klasse &quot;&amp;[$c.$C$1]&amp;&quot;,&quot;;&quot;&quot;)&amp;IF(([$d.N$7:$d.N$39]=[.I19])*([$d.$D$7:$d.$D$39]=&quot;w&quot;)*([$d.$F$7:$d.$F$39]=[.$A19]);[$d.$C$7:$d.$C$39]&amp;&quot; &quot;&amp;[$d.$B$7:$d.$B$39]&amp;&quot; Klasse &quot;&amp;[$d.$C$1]&amp;&quot;,&quot;;&quot;&quot;)&amp;IF(([$e.N$7:$e.N$39]=[.I19])*([$e.$D$7:$e.$D$39]=&quot;w&quot;)*([$e.$F$7:$e.$F$39]=[.$A19]);[$e.$C$7:$e.$C$39]&amp;&quot; &quot;&amp;[$e.$B$7:$e.$B$39]&amp;&quot; Klasse &quot;&amp;[$e.$C$1]&amp;&quot;,&quot;;&quot;&quot;))">
            <text:p/>
          </table:table-cell>
          <table:table-cell table:style-name="ce295"/>
          <table:table-cell table:style-name="ce185" table:formula="of:=MAX(COM.MICROSOFT.MAXIFS([$a.P$7:$a.P$39];[$a.$F$7:$a.$F$39];[.$A19];[$a.$D$7:$a.$D$39];&quot;w&quot;);COM.MICROSOFT.MAXIFS([$b.P$7:$b.P$39];[$b.$F$7:$b.$F$39];[.$A19];[$b.$D$7:$b.$D$39];&quot;w&quot;);COM.MICROSOFT.MAXIFS([$c.P$7:$c.P$39];[$c.$F$7:$c.$F$39];[.$A19];[$c.$D$7:$c.$D$39];&quot;w&quot;);COM.MICROSOFT.MAXIFS([$d.P$7:$d.P$39];[$d.$F$7:$d.$F$39];[.$A19];[$d.$D$7:$d.$D$39];&quot;w&quot;);COM.MICROSOFT.MAXIFS([$e.P$7:$e.P$39];[$e.$F$7:$e.$F$39];[.$A19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P$7:$a.P$39]=[.L19])*([$a.$D$7:$a.$D$39]=&quot;w&quot;)*([$a.$F$7:$a.$F$39]=[.$A19]);[$a.$C$7:$a.$C$39]&amp;&quot; &quot;&amp;[$a.$B$7:$a.$B$39]&amp;&quot; Klasse &quot;&amp;[$a.$C$1]&amp;&quot;,&quot;;&quot;&quot;)&amp;IF(([$b.P$7:$b.P$39]=[.L19])*([$b.$D$7:$b.$D$39]=&quot;w&quot;)*([$b.$F$7:$b.$F$39]=[.$A19]);[$b.$C$7:$b.$C$39]&amp;&quot; &quot;&amp;[$b.$B$7:$b.$B$39]&amp;&quot; Klasse &quot;&amp;[$b.$C$1]&amp;&quot;,&quot;;&quot;&quot;)&amp;IF(([$c.P$7:$c.P$39]=[.L19])*([$c.$D$7:$c.$D$39]=&quot;w&quot;)*([$c.$F$7:$c.$F$39]=[.$A19]);[$c.$C$7:$c.$C$39]&amp;&quot; &quot;&amp;[$c.$B$7:$c.$B$39]&amp;&quot; Klasse &quot;&amp;[$c.$C$1]&amp;&quot;,&quot;;&quot;&quot;)&amp;IF(([$d.P$7:$d.P$39]=[.L19])*([$d.$D$7:$d.$D$39]=&quot;w&quot;)*([$d.$F$7:$d.$F$39]=[.$A19]);[$d.$C$7:$d.$C$39]&amp;&quot; &quot;&amp;[$d.$B$7:$d.$B$39]&amp;&quot; Klasse &quot;&amp;[$d.$C$1]&amp;&quot;,&quot;;&quot;&quot;)&amp;IF(([$e.P$7:$e.P$39]=[.L19])*([$e.$D$7:$e.$D$39]=&quot;w&quot;)*([$e.$F$7:$e.$F$39]=[.$A19]);[$e.$C$7:$e.$C$39]&amp;&quot; &quot;&amp;[$e.$B$7:$e.$B$39]&amp;&quot; Klasse &quot;&amp;[$e.$C$1]&amp;&quot;,&quot;;&quot;&quot;))">
            <text:p/>
          </table:table-cell>
          <table:table-cell table:style-name="ce294" table:formula="of:=ROUNDDOWN(IF([.O19]=0;0;100/([.O19]*0.00676+4.34)-0.24);2)" office:value-type="float" office:value="0" calcext:value-type="float">
            <text:p>0</text:p>
          </table:table-cell>
          <table:table-cell table:style-name="ce185" table:formula="of:=MAX(COM.MICROSOFT.MAXIFS([$a.R$7:$a.R$39];[$a.$F$7:$a.$F$39];[.$A19];[$a.$D$7:$a.$D$39];&quot;w&quot;);COM.MICROSOFT.MAXIFS([$b.R$7:$b.R$39];[$b.$F$7:$b.$F$39];[.$A19];[$b.$D$7:$b.$D$39];&quot;w&quot;);COM.MICROSOFT.MAXIFS([$c.R$7:$c.R$39];[$c.$F$7:$c.$F$39];[.$A19];[$c.$D$7:$c.$D$39];&quot;w&quot;);COM.MICROSOFT.MAXIFS([$d.R$7:$d.R$39];[$d.$F$7:$d.$F$39];[.$A19];[$d.$D$7:$d.$D$39];&quot;w&quot;);COM.MICROSOFT.MAXIFS([$e.R$7:$e.R$39];[$e.$F$7:$e.$F$39];[.$A19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R$7:$a.R$39]=[.O19])*([$a.$D$7:$a.$D$39]=&quot;w&quot;)*([$a.$F$7:$a.$F$39]=[.$A19]);[$a.$C$7:$a.$C$39]&amp;&quot; &quot;&amp;[$a.$B$7:$a.$B$39]&amp;&quot; Klasse &quot;&amp;[$a.$C$1]&amp;&quot;,&quot;;&quot;&quot;)&amp;IF(([$b.R$7:$b.R$39]=[.O19])*([$b.$D$7:$b.$D$39]=&quot;w&quot;)*([$b.$F$7:$b.$F$39]=[.$A19]);[$b.$C$7:$b.$C$39]&amp;&quot; &quot;&amp;[$b.$B$7:$b.$B$39]&amp;&quot; Klasse &quot;&amp;[$b.$C$1]&amp;&quot;,&quot;;&quot;&quot;)&amp;IF(([$c.R$7:$c.R$39]=[.O19])*([$c.$D$7:$c.$D$39]=&quot;w&quot;)*([$c.$F$7:$c.$F$39]=[.$A19]);[$c.$C$7:$c.$C$39]&amp;&quot; &quot;&amp;[$c.$B$7:$c.$B$39]&amp;&quot; Klasse &quot;&amp;[$c.$C$1]&amp;&quot;,&quot;;&quot;&quot;)&amp;IF(([$d.R$7:$d.R$39]=[.O19])*([$d.$D$7:$d.$D$39]=&quot;w&quot;)*([$d.$F$7:$d.$F$39]=[.$A19]);[$d.$C$7:$d.$C$39]&amp;&quot; &quot;&amp;[$d.$B$7:$d.$B$39]&amp;&quot; Klasse &quot;&amp;[$d.$C$1]&amp;&quot;,&quot;;&quot;&quot;)&amp;IF(([$e.R$7:$e.R$39]=[.O19])*([$e.$D$7:$e.$D$39]=&quot;w&quot;)*([$e.$F$7:$e.$F$39]=[.$A19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S$7:$a.S$39];[$a.$F$7:$a.$F$39];[.$A19];[$a.$D$7:$a.$D$39];&quot;w&quot;);COM.MICROSOFT.MAXIFS(#REF!;#REF!;[.$A19];#REF!;&quot;w&quot;);COM.MICROSOFT.MAXIFS(#REF!;#REF!;[.$A19];#REF!;&quot;w&quot;);COM.MICROSOFT.MAXIFS(#REF!;#REF!;[.$A19];#REF!;&quot;w&quot;);COM.MICROSOFT.MAXIFS(#REF!;#REF!;[.$A19];#REF!;&quot;w&quot;))" office:value-type="string" office:string-value="" calcext:value-type="error">
            <text:p>Fehler:504</text:p>
          </table:table-cell>
          <table:table-cell table:style-name="ce185" table:formula="of:=MAX(COM.MICROSOFT.MAXIFS([$a.U$7:$a.U$39];[$a.$F$7:$a.$F$39];[.$A19];[$a.$D$7:$a.$D$39];&quot;w&quot;);COM.MICROSOFT.MAXIFS([$b.U$7:$b.U$39];[$b.$F$7:$b.$F$39];[.$A19];[$b.$D$7:$b.$D$39];&quot;w&quot;);COM.MICROSOFT.MAXIFS([$c.U$7:$c.U$39];[$c.$F$7:$c.$F$39];[.$A19];[$c.$D$7:$c.$D$39];&quot;w&quot;);COM.MICROSOFT.MAXIFS([$d.U$7:$d.U$39];[$d.$F$7:$d.$F$39];[.$A19];[$d.$D$7:$d.$D$39];&quot;w&quot;);COM.MICROSOFT.MAXIFS([$e.U$7:$e.U$39];[$e.$F$7:$e.$F$39];[.$A19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U$7:$a.U$39]=[.R19])*([$a.$D$7:$a.$D$39]=&quot;w&quot;)*([$a.$F$7:$a.$F$39]=[.$A19]);[$a.$C$7:$a.$C$39]&amp;&quot; &quot;&amp;[$a.$B$7:$a.$B$39]&amp;&quot; Klasse &quot;&amp;[$a.$C$1]&amp;&quot;,&quot;;&quot;&quot;)&amp;IF(([$b.U$7:$b.U$39]=[.R19])*([$b.$D$7:$b.$D$39]=&quot;w&quot;)*([$b.$F$7:$b.$F$39]=[.$A19]);[$b.$C$7:$b.$C$39]&amp;&quot; &quot;&amp;[$b.$B$7:$b.$B$39]&amp;&quot; Klasse &quot;&amp;[$b.$C$1]&amp;&quot;,&quot;;&quot;&quot;)&amp;IF(([$c.U$7:$c.U$39]=[.R19])*([$c.$D$7:$c.$D$39]=&quot;w&quot;)*([$c.$F$7:$c.$F$39]=[.$A19]);[$c.$C$7:$c.$C$39]&amp;&quot; &quot;&amp;[$c.$B$7:$c.$B$39]&amp;&quot; Klasse &quot;&amp;[$c.$C$1]&amp;&quot;,&quot;;&quot;&quot;)&amp;IF(([$d.U$7:$d.U$39]=[.R19])*([$d.$D$7:$d.$D$39]=&quot;w&quot;)*([$d.$F$7:$d.$F$39]=[.$A19]);[$d.$C$7:$d.$C$39]&amp;&quot; &quot;&amp;[$d.$B$7:$d.$B$39]&amp;&quot; Klasse &quot;&amp;[$d.$C$1]&amp;&quot;,&quot;;&quot;&quot;)&amp;IF(([$e.U$7:$e.U$39]=[.R19])*([$e.$D$7:$e.$D$39]=&quot;w&quot;)*([$e.$F$7:$e.$F$39]=[.$A19]);[$e.$C$7:$e.$C$39]&amp;&quot; &quot;&amp;[$e.$B$7:$e.$B$39]&amp;&quot; Klasse &quot;&amp;[$e.$C$1]&amp;&quot;,&quot;;&quot;&quot;))">
            <text:p/>
          </table:table-cell>
          <table:table-cell table:style-name="ce298" table:number-columns-repeated="2"/>
          <table:table-cell table:style-name="ce300"/>
          <table:table-cell table:style-name="ce185" table:formula="of:=MAX(COM.MICROSOFT.MAXIFS([$a.Y$7:$a.Y$39];[$a.$F$7:$a.$F$39];[.$A19];[$a.$D$7:$a.$D$39];&quot;w&quot;);COM.MICROSOFT.MAXIFS([$b.Y$7:$b.Y$39];[$b.$F$7:$b.$F$39];[.$A19];[$b.$D$7:$b.$D$39];&quot;w&quot;);COM.MICROSOFT.MAXIFS([$c.Y$7:$c.Y$39];[$c.$F$7:$c.$F$39];[.$A19];[$c.$D$7:$c.$D$39];&quot;w&quot;);COM.MICROSOFT.MAXIFS([$d.Y$7:$d.Y$39];[$d.$F$7:$d.$F$39];[.$A19];[$d.$D$7:$d.$D$39];&quot;w&quot;);COM.MICROSOFT.MAXIFS([$e.Y$7:$e.Y$39];[$e.$F$7:$e.$F$39];[.$A19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Y$7:$a.Y$39]=[.W19])*([$a.$D$7:$a.$D$39]=&quot;w&quot;)*([$a.$F$7:$a.$F$39]=[.$A19]);[$a.$C$7:$a.$C$39]&amp;&quot; &quot;&amp;[$a.$B$7:$a.$B$39]&amp;&quot; Klasse &quot;&amp;[$a.$C$1]&amp;&quot;,&quot;;&quot;&quot;)&amp;IF(([$b.Y$7:$b.Y$39]=[.W19])*([$b.$D$7:$b.$D$39]=&quot;w&quot;)*([$b.$F$7:$b.$F$39]=[.$A19]);[$b.$C$7:$b.$C$39]&amp;&quot; &quot;&amp;[$b.$B$7:$b.$B$39]&amp;&quot; Klasse &quot;&amp;[$b.$C$1]&amp;&quot;,&quot;;&quot;&quot;)&amp;IF(([$c.Y$7:$c.Y$39]=[.W19])*([$c.$D$7:$c.$D$39]=&quot;w&quot;)*([$c.$F$7:$c.$F$39]=[.$A19]);[$c.$C$7:$c.$C$39]&amp;&quot; &quot;&amp;[$c.$B$7:$c.$B$39]&amp;&quot; Klasse &quot;&amp;[$c.$C$1]&amp;&quot;,&quot;;&quot;&quot;)&amp;IF(([$d.Y$7:$d.Y$39]=[.W19])*([$d.$D$7:$d.$D$39]=&quot;w&quot;)*([$d.$F$7:$d.$F$39]=[.$A19]);[$d.$C$7:$d.$C$39]&amp;&quot; &quot;&amp;[$d.$B$7:$d.$B$39]&amp;&quot; Klasse &quot;&amp;[$d.$C$1]&amp;&quot;,&quot;;&quot;&quot;)&amp;IF(([$e.Y$7:$e.Y$39]=[.W19])*([$e.$D$7:$e.$D$39]=&quot;w&quot;)*([$e.$F$7:$e.$F$39]=[.$A19]);[$e.$C$7:$e.$C$39]&amp;&quot; &quot;&amp;[$e.$B$7:$e.$B$39]&amp;&quot; Klasse &quot;&amp;[$e.$C$1]&amp;&quot;,&quot;;&quot;&quot;))">
            <text:p/>
          </table:table-cell>
          <table:table-cell table:number-columns-repeated="40"/>
        </table:table-row>
        <table:table-row table:style-name="ro4">
          <table:table-cell table:style-name="ce181" office:value-type="float" office:value="13" calcext:value-type="float">
            <text:p>13</text:p>
          </table:table-cell>
          <table:table-cell table:style-name="ce185" table:formula="of:=MAX(COM.MICROSOFT.MAXIFS([$a.G$7:$a.G$39];[$a.$F$7:$a.$F$39];[.$A20];[$a.$D$7:$a.$D$39];&quot;w&quot;);COM.MICROSOFT.MAXIFS([$b.G$7:$b.G$39];[$b.$F$7:$b.$F$39];[.$A20];[$b.$D$7:$b.$D$39];&quot;w&quot;);COM.MICROSOFT.MAXIFS([$c.G$7:$c.G$39];[$c.$F$7:$c.$F$39];[.$A20];[$c.$D$7:$c.$D$39];&quot;w&quot;);COM.MICROSOFT.MAXIFS([$d.G$7:$d.G$39];[$d.$F$7:$d.$F$39];[.$A20];[$d.$D$7:$d.$D$39];&quot;m&quot;);COM.MICROSOFT.MAXIFS([$e.G$7:$e.G$39];[$e.$F$7:$e.$F$39];[.$A20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G$7:$a.G$39]=[.B20])*([$a.$D$7:$a.$D$39]=&quot;w&quot;)*([$a.$F$7:$a.$F$39]=[.$A20]);[$a.$C$7:$a.$C$39]&amp;&quot; &quot;&amp;[$a.$B$7:$a.$B$39]&amp;&quot; Klasse &quot;&amp;[$a.$C$1]&amp;&quot;,&quot;;&quot;&quot;)&amp;IF(([$b.G$7:$b.G$39]=[.B20])*([$b.$D$7:$b.$D$39]=&quot;w&quot;)*([$b.$F$7:$b.$F$39]=[.$A20]);[$b.$C$7:$b.$C$39]&amp;&quot; &quot;&amp;[$b.$B$7:$b.$B$39]&amp;&quot; Klasse &quot;&amp;[$b.$C$1]&amp;&quot;,&quot;;&quot;&quot;)&amp;IF(([$c.G$7:$c.G$39]=[.B20])*([$c.$D$7:$c.$D$39]=&quot;w&quot;)*([$c.$F$7:$c.$F$39]=[.$A20]);[$c.$C$7:$c.$C$39]&amp;&quot; &quot;&amp;[$c.$B$7:$c.$B$39]&amp;&quot; Klasse &quot;&amp;[$c.$C$1]&amp;&quot;,&quot;;&quot;&quot;)&amp;IF(([$d.G$7:$d.G$39]=[.B20])*([$d.$D$7:$d.$D$39]=&quot;w&quot;)*([$d.$F$7:$d.$F$39]=[.$A20]);[$d.$C$7:$d.$C$39]&amp;&quot; &quot;&amp;[$d.$B$7:$d.$B$39]&amp;&quot; Klasse &quot;&amp;[$d.$C$1]&amp;&quot;,&quot;;&quot;&quot;)&amp;IF(([$e.G$7:$e.G$39]=[.B20])*([$e.$D$7:$e.$D$39]=&quot;w&quot;)*([$e.$F$7:$e.$F$39]=[.$A20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I$7:$a.I$39];[$a.$F$7:$a.$F$39];[.$A20];[$a.$D$7:$a.$D$39];&quot;w&quot;);COM.MICROSOFT.MAXIFS([$b.I$7:$b.I$39];[$b.$F$7:$b.$F$39];[.$A20];[$b.$D$7:$b.$D$39];&quot;w&quot;);COM.MICROSOFT.MAXIFS([$c.I$7:$c.I$39];[$c.$F$7:$c.$F$39];[.$A20];[$c.$D$7:$c.$D$39];&quot;w&quot;);COM.MICROSOFT.MAXIFS([$d.I$7:$d.I$39];[$d.$F$7:$d.$F$39];[.$A20];[$d.$D$7:$d.$D$39];&quot;m&quot;);COM.MICROSOFT.MAXIFS([$e.I$7:$e.I$39];[$e.$F$7:$e.$F$39];[.$A20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I$7:$a.I$39]=[.D20])*([$a.$D$7:$a.$D$39]=&quot;w&quot;)*([$a.$F$7:$a.$F$39]=[.$A20]);[$a.$C$7:$a.$C$39]&amp;&quot; &quot;&amp;[$a.$B$7:$a.$B$39]&amp;&quot; Klasse &quot;&amp;[$a.$C$1]&amp;&quot;,&quot;;&quot;&quot;)&amp;IF(([$b.I$7:$b.I$39]=[.D20])*([$b.$D$7:$b.$D$39]=&quot;w&quot;)*([$b.$F$7:$b.$F$39]=[.$A20]);[$b.$C$7:$b.$C$39]&amp;&quot; &quot;&amp;[$b.$B$7:$b.$B$39]&amp;&quot; Klasse &quot;&amp;[$b.$C$1]&amp;&quot;,&quot;;&quot;&quot;)&amp;IF(([$c.I$7:$c.I$39]=[.D20])*([$c.$D$7:$c.$D$39]=&quot;w&quot;)*([$c.$F$7:$c.$F$39]=[.$A20]);[$c.$C$7:$c.$C$39]&amp;&quot; &quot;&amp;[$c.$B$7:$c.$B$39]&amp;&quot; Klasse &quot;&amp;[$c.$C$1]&amp;&quot;,&quot;;&quot;&quot;)&amp;IF(([$d.I$7:$d.I$39]=[.D20])*([$d.$D$7:$d.$D$39]=&quot;w&quot;)*([$d.$F$7:$d.$F$39]=[.$A20]);[$d.$C$7:$d.$C$39]&amp;&quot; &quot;&amp;[$d.$B$7:$d.$B$39]&amp;&quot; Klasse &quot;&amp;[$d.$C$1]&amp;&quot;,&quot;;&quot;&quot;)&amp;IF(([$e.I$7:$e.I$39]=[.D20])*([$e.$D$7:$e.$D$39]=&quot;w&quot;)*([$e.$F$7:$e.$F$39]=[.$A20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K$7:$a.K$39];[$a.$F$7:$a.$F$39];[.$A20];[$a.$D$7:$a.$D$39];&quot;w&quot;);COM.MICROSOFT.MAXIFS([$b.K$7:$b.K$39];[$b.$F$7:$b.$F$39];[.$A20];[$b.$D$7:$b.$D$39];&quot;w&quot;);COM.MICROSOFT.MAXIFS([$c.K$7:$c.K$39];[$c.$F$7:$c.$F$39];[.$A20];[$c.$D$7:$c.$D$39];&quot;w&quot;);COM.MICROSOFT.MAXIFS([$d.K$7:$d.K$39];[$d.$F$7:$d.$F$39];[.$A20];[$d.$D$7:$d.$D$39];&quot;m&quot;);COM.MICROSOFT.MAXIFS([$e.K$7:$e.K$39];[$e.$F$7:$e.$F$39];[.$A20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K$7:$a.K$39]=[.F20])*([$a.$D$7:$a.$D$39]=&quot;w&quot;)*([$a.$F$7:$a.$F$39]=[.$A20]);[$a.$C$7:$a.$C$39]&amp;&quot; &quot;&amp;[$a.$B$7:$a.$B$39]&amp;&quot; Klasse &quot;&amp;[$a.$C$1]&amp;&quot;,&quot;;&quot;&quot;)&amp;IF(([$b.K$7:$b.K$39]=[.F20])*([$b.$D$7:$b.$D$39]=&quot;w&quot;)*([$b.$F$7:$b.$F$39]=[.$A20]);[$b.$C$7:$b.$C$39]&amp;&quot; &quot;&amp;[$b.$B$7:$b.$B$39]&amp;&quot; Klasse &quot;&amp;[$b.$C$1]&amp;&quot;,&quot;;&quot;&quot;)&amp;IF(([$c.K$7:$c.K$39]=[.F20])*([$c.$D$7:$c.$D$39]=&quot;w&quot;)*([$c.$F$7:$c.$F$39]=[.$A20]);[$c.$C$7:$c.$C$39]&amp;&quot; &quot;&amp;[$c.$B$7:$c.$B$39]&amp;&quot; Klasse &quot;&amp;[$c.$C$1]&amp;&quot;,&quot;;&quot;&quot;)&amp;IF(([$d.K$7:$d.K$39]=[.F20])*([$d.$D$7:$d.$D$39]=&quot;w&quot;)*([$d.$F$7:$d.$F$39]=[.$A20]);[$d.$C$7:$d.$C$39]&amp;&quot; &quot;&amp;[$d.$B$7:$d.$B$39]&amp;&quot; Klasse &quot;&amp;[$d.$C$1]&amp;&quot;,&quot;;&quot;&quot;)&amp;IF(([$e.K$7:$e.K$39]=[.F20])*([$e.$D$7:$e.$D$39]=&quot;w&quot;)*([$e.$F$7:$e.$F$39]=[.$A20]);[$e.$C$7:$e.$C$39]&amp;&quot; &quot;&amp;[$e.$B$7:$e.$B$39]&amp;&quot; Klasse &quot;&amp;[$e.$C$1]&amp;&quot;,&quot;;&quot;&quot;))">
            <text:p/>
          </table:table-cell>
          <table:table-cell table:style-name="ce294" table:formula="of:=ROUNDDOWN(IF([.I20]=0;0;50/([.I20]*0.0066+3.648)-0.24);2)" office:value-type="float" office:value="0" calcext:value-type="float">
            <text:p>0</text:p>
          </table:table-cell>
          <table:table-cell table:style-name="ce185" table:formula="of:=MAX(COM.MICROSOFT.MAXIFS([$a.N$7:$a.N$39];[$a.$F$7:$a.$F$39];[.$A20];[$a.$D$7:$a.$D$39];&quot;w&quot;);COM.MICROSOFT.MAXIFS([$b.N$7:$b.N$39];[$b.$F$7:$b.$F$39];[.$A20];[$b.$D$7:$b.$D$39];&quot;w&quot;);COM.MICROSOFT.MAXIFS([$c.N$7:$c.N$39];[$c.$F$7:$c.$F$39];[.$A20];[$c.$D$7:$c.$D$39];&quot;w&quot;);COM.MICROSOFT.MAXIFS([$d.N$7:$d.N$39];[$d.$F$7:$d.$F$39];[.$A20];[$d.$D$7:$d.$D$39];&quot;m&quot;);COM.MICROSOFT.MAXIFS([$e.N$7:$e.N$39];[$e.$F$7:$e.$F$39];[.$A20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N$7:$a.N$39]=[.I20])*([$a.$D$7:$a.$D$39]=&quot;w&quot;)*([$a.$F$7:$a.$F$39]=[.$A20]);[$a.$C$7:$a.$C$39]&amp;&quot; &quot;&amp;[$a.$B$7:$a.$B$39]&amp;&quot; Klasse &quot;&amp;[$a.$C$1]&amp;&quot;,&quot;;&quot;&quot;)&amp;IF(([$b.N$7:$b.N$39]=[.I20])*([$b.$D$7:$b.$D$39]=&quot;w&quot;)*([$b.$F$7:$b.$F$39]=[.$A20]);[$b.$C$7:$b.$C$39]&amp;&quot; &quot;&amp;[$b.$B$7:$b.$B$39]&amp;&quot; Klasse &quot;&amp;[$b.$C$1]&amp;&quot;,&quot;;&quot;&quot;)&amp;IF(([$c.N$7:$c.N$39]=[.I20])*([$c.$D$7:$c.$D$39]=&quot;w&quot;)*([$c.$F$7:$c.$F$39]=[.$A20]);[$c.$C$7:$c.$C$39]&amp;&quot; &quot;&amp;[$c.$B$7:$c.$B$39]&amp;&quot; Klasse &quot;&amp;[$c.$C$1]&amp;&quot;,&quot;;&quot;&quot;)&amp;IF(([$d.N$7:$d.N$39]=[.I20])*([$d.$D$7:$d.$D$39]=&quot;w&quot;)*([$d.$F$7:$d.$F$39]=[.$A20]);[$d.$C$7:$d.$C$39]&amp;&quot; &quot;&amp;[$d.$B$7:$d.$B$39]&amp;&quot; Klasse &quot;&amp;[$d.$C$1]&amp;&quot;,&quot;;&quot;&quot;)&amp;IF(([$e.N$7:$e.N$39]=[.I20])*([$e.$D$7:$e.$D$39]=&quot;w&quot;)*([$e.$F$7:$e.$F$39]=[.$A20]);[$e.$C$7:$e.$C$39]&amp;&quot; &quot;&amp;[$e.$B$7:$e.$B$39]&amp;&quot; Klasse &quot;&amp;[$e.$C$1]&amp;&quot;,&quot;;&quot;&quot;))">
            <text:p/>
          </table:table-cell>
          <table:table-cell table:style-name="ce295"/>
          <table:table-cell table:style-name="ce185" table:formula="of:=MAX(COM.MICROSOFT.MAXIFS([$a.P$7:$a.P$39];[$a.$F$7:$a.$F$39];[.$A20];[$a.$D$7:$a.$D$39];&quot;w&quot;);COM.MICROSOFT.MAXIFS([$b.P$7:$b.P$39];[$b.$F$7:$b.$F$39];[.$A20];[$b.$D$7:$b.$D$39];&quot;w&quot;);COM.MICROSOFT.MAXIFS([$c.P$7:$c.P$39];[$c.$F$7:$c.$F$39];[.$A20];[$c.$D$7:$c.$D$39];&quot;w&quot;);COM.MICROSOFT.MAXIFS([$d.P$7:$d.P$39];[$d.$F$7:$d.$F$39];[.$A20];[$d.$D$7:$d.$D$39];&quot;w&quot;);COM.MICROSOFT.MAXIFS([$e.P$7:$e.P$39];[$e.$F$7:$e.$F$39];[.$A20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P$7:$a.P$39]=[.L20])*([$a.$D$7:$a.$D$39]=&quot;w&quot;)*([$a.$F$7:$a.$F$39]=[.$A20]);[$a.$C$7:$a.$C$39]&amp;&quot; &quot;&amp;[$a.$B$7:$a.$B$39]&amp;&quot; Klasse &quot;&amp;[$a.$C$1]&amp;&quot;,&quot;;&quot;&quot;)&amp;IF(([$b.P$7:$b.P$39]=[.L20])*([$b.$D$7:$b.$D$39]=&quot;w&quot;)*([$b.$F$7:$b.$F$39]=[.$A20]);[$b.$C$7:$b.$C$39]&amp;&quot; &quot;&amp;[$b.$B$7:$b.$B$39]&amp;&quot; Klasse &quot;&amp;[$b.$C$1]&amp;&quot;,&quot;;&quot;&quot;)&amp;IF(([$c.P$7:$c.P$39]=[.L20])*([$c.$D$7:$c.$D$39]=&quot;w&quot;)*([$c.$F$7:$c.$F$39]=[.$A20]);[$c.$C$7:$c.$C$39]&amp;&quot; &quot;&amp;[$c.$B$7:$c.$B$39]&amp;&quot; Klasse &quot;&amp;[$c.$C$1]&amp;&quot;,&quot;;&quot;&quot;)&amp;IF(([$d.P$7:$d.P$39]=[.L20])*([$d.$D$7:$d.$D$39]=&quot;w&quot;)*([$d.$F$7:$d.$F$39]=[.$A20]);[$d.$C$7:$d.$C$39]&amp;&quot; &quot;&amp;[$d.$B$7:$d.$B$39]&amp;&quot; Klasse &quot;&amp;[$d.$C$1]&amp;&quot;,&quot;;&quot;&quot;)&amp;IF(([$e.P$7:$e.P$39]=[.L20])*([$e.$D$7:$e.$D$39]=&quot;w&quot;)*([$e.$F$7:$e.$F$39]=[.$A20]);[$e.$C$7:$e.$C$39]&amp;&quot; &quot;&amp;[$e.$B$7:$e.$B$39]&amp;&quot; Klasse &quot;&amp;[$e.$C$1]&amp;&quot;,&quot;;&quot;&quot;))">
            <text:p/>
          </table:table-cell>
          <table:table-cell table:style-name="ce294" table:formula="of:=ROUNDDOWN(IF([.O20]=0;0;100/([.O20]*0.00676+4.34)-0.24);2)" office:value-type="float" office:value="0" calcext:value-type="float">
            <text:p>0</text:p>
          </table:table-cell>
          <table:table-cell table:style-name="ce185" table:formula="of:=MAX(COM.MICROSOFT.MAXIFS([$a.R$7:$a.R$39];[$a.$F$7:$a.$F$39];[.$A20];[$a.$D$7:$a.$D$39];&quot;w&quot;);COM.MICROSOFT.MAXIFS([$b.R$7:$b.R$39];[$b.$F$7:$b.$F$39];[.$A20];[$b.$D$7:$b.$D$39];&quot;w&quot;);COM.MICROSOFT.MAXIFS([$c.R$7:$c.R$39];[$c.$F$7:$c.$F$39];[.$A20];[$c.$D$7:$c.$D$39];&quot;w&quot;);COM.MICROSOFT.MAXIFS([$d.R$7:$d.R$39];[$d.$F$7:$d.$F$39];[.$A20];[$d.$D$7:$d.$D$39];&quot;w&quot;);COM.MICROSOFT.MAXIFS([$e.R$7:$e.R$39];[$e.$F$7:$e.$F$39];[.$A20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R$7:$a.R$39]=[.O20])*([$a.$D$7:$a.$D$39]=&quot;w&quot;)*([$a.$F$7:$a.$F$39]=[.$A20]);[$a.$C$7:$a.$C$39]&amp;&quot; &quot;&amp;[$a.$B$7:$a.$B$39]&amp;&quot; Klasse &quot;&amp;[$a.$C$1]&amp;&quot;,&quot;;&quot;&quot;)&amp;IF(([$b.R$7:$b.R$39]=[.O20])*([$b.$D$7:$b.$D$39]=&quot;w&quot;)*([$b.$F$7:$b.$F$39]=[.$A20]);[$b.$C$7:$b.$C$39]&amp;&quot; &quot;&amp;[$b.$B$7:$b.$B$39]&amp;&quot; Klasse &quot;&amp;[$b.$C$1]&amp;&quot;,&quot;;&quot;&quot;)&amp;IF(([$c.R$7:$c.R$39]=[.O20])*([$c.$D$7:$c.$D$39]=&quot;w&quot;)*([$c.$F$7:$c.$F$39]=[.$A20]);[$c.$C$7:$c.$C$39]&amp;&quot; &quot;&amp;[$c.$B$7:$c.$B$39]&amp;&quot; Klasse &quot;&amp;[$c.$C$1]&amp;&quot;,&quot;;&quot;&quot;)&amp;IF(([$d.R$7:$d.R$39]=[.O20])*([$d.$D$7:$d.$D$39]=&quot;w&quot;)*([$d.$F$7:$d.$F$39]=[.$A20]);[$d.$C$7:$d.$C$39]&amp;&quot; &quot;&amp;[$d.$B$7:$d.$B$39]&amp;&quot; Klasse &quot;&amp;[$d.$C$1]&amp;&quot;,&quot;;&quot;&quot;)&amp;IF(([$e.R$7:$e.R$39]=[.O20])*([$e.$D$7:$e.$D$39]=&quot;w&quot;)*([$e.$F$7:$e.$F$39]=[.$A20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S$7:$a.S$39];[$a.$F$7:$a.$F$39];[.$A20];[$a.$D$7:$a.$D$39];&quot;w&quot;);COM.MICROSOFT.MAXIFS(#REF!;#REF!;[.$A20];#REF!;&quot;w&quot;);COM.MICROSOFT.MAXIFS(#REF!;#REF!;[.$A20];#REF!;&quot;w&quot;);COM.MICROSOFT.MAXIFS(#REF!;#REF!;[.$A20];#REF!;&quot;w&quot;);COM.MICROSOFT.MAXIFS(#REF!;#REF!;[.$A20];#REF!;&quot;w&quot;))" office:value-type="string" office:string-value="" calcext:value-type="error">
            <text:p>Fehler:504</text:p>
          </table:table-cell>
          <table:table-cell table:style-name="ce185" table:formula="of:=MAX(COM.MICROSOFT.MAXIFS([$a.U$7:$a.U$39];[$a.$F$7:$a.$F$39];[.$A20];[$a.$D$7:$a.$D$39];&quot;w&quot;);COM.MICROSOFT.MAXIFS([$b.U$7:$b.U$39];[$b.$F$7:$b.$F$39];[.$A20];[$b.$D$7:$b.$D$39];&quot;w&quot;);COM.MICROSOFT.MAXIFS([$c.U$7:$c.U$39];[$c.$F$7:$c.$F$39];[.$A20];[$c.$D$7:$c.$D$39];&quot;w&quot;);COM.MICROSOFT.MAXIFS([$d.U$7:$d.U$39];[$d.$F$7:$d.$F$39];[.$A20];[$d.$D$7:$d.$D$39];&quot;w&quot;);COM.MICROSOFT.MAXIFS([$e.U$7:$e.U$39];[$e.$F$7:$e.$F$39];[.$A20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U$7:$a.U$39]=[.R20])*([$a.$D$7:$a.$D$39]=&quot;w&quot;)*([$a.$F$7:$a.$F$39]=[.$A20]);[$a.$C$7:$a.$C$39]&amp;&quot; &quot;&amp;[$a.$B$7:$a.$B$39]&amp;&quot; Klasse &quot;&amp;[$a.$C$1]&amp;&quot;,&quot;;&quot;&quot;)&amp;IF(([$b.U$7:$b.U$39]=[.R20])*([$b.$D$7:$b.$D$39]=&quot;w&quot;)*([$b.$F$7:$b.$F$39]=[.$A20]);[$b.$C$7:$b.$C$39]&amp;&quot; &quot;&amp;[$b.$B$7:$b.$B$39]&amp;&quot; Klasse &quot;&amp;[$b.$C$1]&amp;&quot;,&quot;;&quot;&quot;)&amp;IF(([$c.U$7:$c.U$39]=[.R20])*([$c.$D$7:$c.$D$39]=&quot;w&quot;)*([$c.$F$7:$c.$F$39]=[.$A20]);[$c.$C$7:$c.$C$39]&amp;&quot; &quot;&amp;[$c.$B$7:$c.$B$39]&amp;&quot; Klasse &quot;&amp;[$c.$C$1]&amp;&quot;,&quot;;&quot;&quot;)&amp;IF(([$d.U$7:$d.U$39]=[.R20])*([$d.$D$7:$d.$D$39]=&quot;w&quot;)*([$d.$F$7:$d.$F$39]=[.$A20]);[$d.$C$7:$d.$C$39]&amp;&quot; &quot;&amp;[$d.$B$7:$d.$B$39]&amp;&quot; Klasse &quot;&amp;[$d.$C$1]&amp;&quot;,&quot;;&quot;&quot;)&amp;IF(([$e.U$7:$e.U$39]=[.R20])*([$e.$D$7:$e.$D$39]=&quot;w&quot;)*([$e.$F$7:$e.$F$39]=[.$A20]);[$e.$C$7:$e.$C$39]&amp;&quot; &quot;&amp;[$e.$B$7:$e.$B$39]&amp;&quot; Klasse &quot;&amp;[$e.$C$1]&amp;&quot;,&quot;;&quot;&quot;))">
            <text:p/>
          </table:table-cell>
          <table:table-cell table:style-name="ce298" table:number-columns-repeated="2"/>
          <table:table-cell table:style-name="ce300"/>
          <table:table-cell table:style-name="ce185" table:formula="of:=MAX(COM.MICROSOFT.MAXIFS([$a.Y$7:$a.Y$39];[$a.$F$7:$a.$F$39];[.$A20];[$a.$D$7:$a.$D$39];&quot;w&quot;);COM.MICROSOFT.MAXIFS([$b.Y$7:$b.Y$39];[$b.$F$7:$b.$F$39];[.$A20];[$b.$D$7:$b.$D$39];&quot;w&quot;);COM.MICROSOFT.MAXIFS([$c.Y$7:$c.Y$39];[$c.$F$7:$c.$F$39];[.$A20];[$c.$D$7:$c.$D$39];&quot;w&quot;);COM.MICROSOFT.MAXIFS([$d.Y$7:$d.Y$39];[$d.$F$7:$d.$F$39];[.$A20];[$d.$D$7:$d.$D$39];&quot;w&quot;);COM.MICROSOFT.MAXIFS([$e.Y$7:$e.Y$39];[$e.$F$7:$e.$F$39];[.$A20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Y$7:$a.Y$39]=[.W20])*([$a.$D$7:$a.$D$39]=&quot;w&quot;)*([$a.$F$7:$a.$F$39]=[.$A20]);[$a.$C$7:$a.$C$39]&amp;&quot; &quot;&amp;[$a.$B$7:$a.$B$39]&amp;&quot; Klasse &quot;&amp;[$a.$C$1]&amp;&quot;,&quot;;&quot;&quot;)&amp;IF(([$b.Y$7:$b.Y$39]=[.W20])*([$b.$D$7:$b.$D$39]=&quot;w&quot;)*([$b.$F$7:$b.$F$39]=[.$A20]);[$b.$C$7:$b.$C$39]&amp;&quot; &quot;&amp;[$b.$B$7:$b.$B$39]&amp;&quot; Klasse &quot;&amp;[$b.$C$1]&amp;&quot;,&quot;;&quot;&quot;)&amp;IF(([$c.Y$7:$c.Y$39]=[.W20])*([$c.$D$7:$c.$D$39]=&quot;w&quot;)*([$c.$F$7:$c.$F$39]=[.$A20]);[$c.$C$7:$c.$C$39]&amp;&quot; &quot;&amp;[$c.$B$7:$c.$B$39]&amp;&quot; Klasse &quot;&amp;[$c.$C$1]&amp;&quot;,&quot;;&quot;&quot;)&amp;IF(([$d.Y$7:$d.Y$39]=[.W20])*([$d.$D$7:$d.$D$39]=&quot;w&quot;)*([$d.$F$7:$d.$F$39]=[.$A20]);[$d.$C$7:$d.$C$39]&amp;&quot; &quot;&amp;[$d.$B$7:$d.$B$39]&amp;&quot; Klasse &quot;&amp;[$d.$C$1]&amp;&quot;,&quot;;&quot;&quot;)&amp;IF(([$e.Y$7:$e.Y$39]=[.W20])*([$e.$D$7:$e.$D$39]=&quot;w&quot;)*([$e.$F$7:$e.$F$39]=[.$A20]);[$e.$C$7:$e.$C$39]&amp;&quot; &quot;&amp;[$e.$B$7:$e.$B$39]&amp;&quot; Klasse &quot;&amp;[$e.$C$1]&amp;&quot;,&quot;;&quot;&quot;))">
            <text:p/>
          </table:table-cell>
          <table:table-cell table:number-columns-repeated="40"/>
        </table:table-row>
        <table:table-row table:style-name="ro4">
          <table:table-cell table:style-name="ce181" office:value-type="float" office:value="14" calcext:value-type="float">
            <text:p>14</text:p>
          </table:table-cell>
          <table:table-cell table:style-name="ce185" table:formula="of:=MAX(COM.MICROSOFT.MAXIFS([$a.G$7:$a.G$39];[$a.$F$7:$a.$F$39];[.$A21];[$a.$D$7:$a.$D$39];&quot;w&quot;);COM.MICROSOFT.MAXIFS([$b.G$7:$b.G$39];[$b.$F$7:$b.$F$39];[.$A21];[$b.$D$7:$b.$D$39];&quot;w&quot;);COM.MICROSOFT.MAXIFS([$c.G$7:$c.G$39];[$c.$F$7:$c.$F$39];[.$A21];[$c.$D$7:$c.$D$39];&quot;w&quot;);COM.MICROSOFT.MAXIFS([$d.G$7:$d.G$39];[$d.$F$7:$d.$F$39];[.$A21];[$d.$D$7:$d.$D$39];&quot;m&quot;);COM.MICROSOFT.MAXIFS([$e.G$7:$e.G$39];[$e.$F$7:$e.$F$39];[.$A21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G$7:$a.G$39]=[.B21])*([$a.$D$7:$a.$D$39]=&quot;w&quot;)*([$a.$F$7:$a.$F$39]=[.$A21]);[$a.$C$7:$a.$C$39]&amp;&quot; &quot;&amp;[$a.$B$7:$a.$B$39]&amp;&quot; Klasse &quot;&amp;[$a.$C$1]&amp;&quot;,&quot;;&quot;&quot;)&amp;IF(([$b.G$7:$b.G$39]=[.B21])*([$b.$D$7:$b.$D$39]=&quot;w&quot;)*([$b.$F$7:$b.$F$39]=[.$A21]);[$b.$C$7:$b.$C$39]&amp;&quot; &quot;&amp;[$b.$B$7:$b.$B$39]&amp;&quot; Klasse &quot;&amp;[$b.$C$1]&amp;&quot;,&quot;;&quot;&quot;)&amp;IF(([$c.G$7:$c.G$39]=[.B21])*([$c.$D$7:$c.$D$39]=&quot;w&quot;)*([$c.$F$7:$c.$F$39]=[.$A21]);[$c.$C$7:$c.$C$39]&amp;&quot; &quot;&amp;[$c.$B$7:$c.$B$39]&amp;&quot; Klasse &quot;&amp;[$c.$C$1]&amp;&quot;,&quot;;&quot;&quot;)&amp;IF(([$d.G$7:$d.G$39]=[.B21])*([$d.$D$7:$d.$D$39]=&quot;w&quot;)*([$d.$F$7:$d.$F$39]=[.$A21]);[$d.$C$7:$d.$C$39]&amp;&quot; &quot;&amp;[$d.$B$7:$d.$B$39]&amp;&quot; Klasse &quot;&amp;[$d.$C$1]&amp;&quot;,&quot;;&quot;&quot;)&amp;IF(([$e.G$7:$e.G$39]=[.B21])*([$e.$D$7:$e.$D$39]=&quot;w&quot;)*([$e.$F$7:$e.$F$39]=[.$A21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I$7:$a.I$39];[$a.$F$7:$a.$F$39];[.$A21];[$a.$D$7:$a.$D$39];&quot;w&quot;);COM.MICROSOFT.MAXIFS([$b.I$7:$b.I$39];[$b.$F$7:$b.$F$39];[.$A21];[$b.$D$7:$b.$D$39];&quot;w&quot;);COM.MICROSOFT.MAXIFS([$c.I$7:$c.I$39];[$c.$F$7:$c.$F$39];[.$A21];[$c.$D$7:$c.$D$39];&quot;w&quot;);COM.MICROSOFT.MAXIFS([$d.I$7:$d.I$39];[$d.$F$7:$d.$F$39];[.$A21];[$d.$D$7:$d.$D$39];&quot;m&quot;);COM.MICROSOFT.MAXIFS([$e.I$7:$e.I$39];[$e.$F$7:$e.$F$39];[.$A21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I$7:$a.I$39]=[.D21])*([$a.$D$7:$a.$D$39]=&quot;w&quot;)*([$a.$F$7:$a.$F$39]=[.$A21]);[$a.$C$7:$a.$C$39]&amp;&quot; &quot;&amp;[$a.$B$7:$a.$B$39]&amp;&quot; Klasse &quot;&amp;[$a.$C$1]&amp;&quot;,&quot;;&quot;&quot;)&amp;IF(([$b.I$7:$b.I$39]=[.D21])*([$b.$D$7:$b.$D$39]=&quot;w&quot;)*([$b.$F$7:$b.$F$39]=[.$A21]);[$b.$C$7:$b.$C$39]&amp;&quot; &quot;&amp;[$b.$B$7:$b.$B$39]&amp;&quot; Klasse &quot;&amp;[$b.$C$1]&amp;&quot;,&quot;;&quot;&quot;)&amp;IF(([$c.I$7:$c.I$39]=[.D21])*([$c.$D$7:$c.$D$39]=&quot;w&quot;)*([$c.$F$7:$c.$F$39]=[.$A21]);[$c.$C$7:$c.$C$39]&amp;&quot; &quot;&amp;[$c.$B$7:$c.$B$39]&amp;&quot; Klasse &quot;&amp;[$c.$C$1]&amp;&quot;,&quot;;&quot;&quot;)&amp;IF(([$d.I$7:$d.I$39]=[.D21])*([$d.$D$7:$d.$D$39]=&quot;w&quot;)*([$d.$F$7:$d.$F$39]=[.$A21]);[$d.$C$7:$d.$C$39]&amp;&quot; &quot;&amp;[$d.$B$7:$d.$B$39]&amp;&quot; Klasse &quot;&amp;[$d.$C$1]&amp;&quot;,&quot;;&quot;&quot;)&amp;IF(([$e.I$7:$e.I$39]=[.D21])*([$e.$D$7:$e.$D$39]=&quot;w&quot;)*([$e.$F$7:$e.$F$39]=[.$A21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K$7:$a.K$39];[$a.$F$7:$a.$F$39];[.$A21];[$a.$D$7:$a.$D$39];&quot;w&quot;);COM.MICROSOFT.MAXIFS([$b.K$7:$b.K$39];[$b.$F$7:$b.$F$39];[.$A21];[$b.$D$7:$b.$D$39];&quot;w&quot;);COM.MICROSOFT.MAXIFS([$c.K$7:$c.K$39];[$c.$F$7:$c.$F$39];[.$A21];[$c.$D$7:$c.$D$39];&quot;w&quot;);COM.MICROSOFT.MAXIFS([$d.K$7:$d.K$39];[$d.$F$7:$d.$F$39];[.$A21];[$d.$D$7:$d.$D$39];&quot;m&quot;);COM.MICROSOFT.MAXIFS([$e.K$7:$e.K$39];[$e.$F$7:$e.$F$39];[.$A21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K$7:$a.K$39]=[.F21])*([$a.$D$7:$a.$D$39]=&quot;w&quot;)*([$a.$F$7:$a.$F$39]=[.$A21]);[$a.$C$7:$a.$C$39]&amp;&quot; &quot;&amp;[$a.$B$7:$a.$B$39]&amp;&quot; Klasse &quot;&amp;[$a.$C$1]&amp;&quot;,&quot;;&quot;&quot;)&amp;IF(([$b.K$7:$b.K$39]=[.F21])*([$b.$D$7:$b.$D$39]=&quot;w&quot;)*([$b.$F$7:$b.$F$39]=[.$A21]);[$b.$C$7:$b.$C$39]&amp;&quot; &quot;&amp;[$b.$B$7:$b.$B$39]&amp;&quot; Klasse &quot;&amp;[$b.$C$1]&amp;&quot;,&quot;;&quot;&quot;)&amp;IF(([$c.K$7:$c.K$39]=[.F21])*([$c.$D$7:$c.$D$39]=&quot;w&quot;)*([$c.$F$7:$c.$F$39]=[.$A21]);[$c.$C$7:$c.$C$39]&amp;&quot; &quot;&amp;[$c.$B$7:$c.$B$39]&amp;&quot; Klasse &quot;&amp;[$c.$C$1]&amp;&quot;,&quot;;&quot;&quot;)&amp;IF(([$d.K$7:$d.K$39]=[.F21])*([$d.$D$7:$d.$D$39]=&quot;w&quot;)*([$d.$F$7:$d.$F$39]=[.$A21]);[$d.$C$7:$d.$C$39]&amp;&quot; &quot;&amp;[$d.$B$7:$d.$B$39]&amp;&quot; Klasse &quot;&amp;[$d.$C$1]&amp;&quot;,&quot;;&quot;&quot;)&amp;IF(([$e.K$7:$e.K$39]=[.F21])*([$e.$D$7:$e.$D$39]=&quot;w&quot;)*([$e.$F$7:$e.$F$39]=[.$A21]);[$e.$C$7:$e.$C$39]&amp;&quot; &quot;&amp;[$e.$B$7:$e.$B$39]&amp;&quot; Klasse &quot;&amp;[$e.$C$1]&amp;&quot;,&quot;;&quot;&quot;))">
            <text:p/>
          </table:table-cell>
          <table:table-cell table:style-name="ce294" table:formula="of:=ROUNDDOWN(IF([.I21]=0;0;50/([.I21]*0.0066+3.648)-0.24);2)" office:value-type="float" office:value="0" calcext:value-type="float">
            <text:p>0</text:p>
          </table:table-cell>
          <table:table-cell table:style-name="ce185" table:formula="of:=MAX(COM.MICROSOFT.MAXIFS([$a.N$7:$a.N$39];[$a.$F$7:$a.$F$39];[.$A21];[$a.$D$7:$a.$D$39];&quot;w&quot;);COM.MICROSOFT.MAXIFS([$b.N$7:$b.N$39];[$b.$F$7:$b.$F$39];[.$A21];[$b.$D$7:$b.$D$39];&quot;w&quot;);COM.MICROSOFT.MAXIFS([$c.N$7:$c.N$39];[$c.$F$7:$c.$F$39];[.$A21];[$c.$D$7:$c.$D$39];&quot;w&quot;);COM.MICROSOFT.MAXIFS([$d.N$7:$d.N$39];[$d.$F$7:$d.$F$39];[.$A21];[$d.$D$7:$d.$D$39];&quot;m&quot;);COM.MICROSOFT.MAXIFS([$e.N$7:$e.N$39];[$e.$F$7:$e.$F$39];[.$A21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N$7:$a.N$39]=[.I21])*([$a.$D$7:$a.$D$39]=&quot;w&quot;)*([$a.$F$7:$a.$F$39]=[.$A21]);[$a.$C$7:$a.$C$39]&amp;&quot; &quot;&amp;[$a.$B$7:$a.$B$39]&amp;&quot; Klasse &quot;&amp;[$a.$C$1]&amp;&quot;,&quot;;&quot;&quot;)&amp;IF(([$b.N$7:$b.N$39]=[.I21])*([$b.$D$7:$b.$D$39]=&quot;w&quot;)*([$b.$F$7:$b.$F$39]=[.$A21]);[$b.$C$7:$b.$C$39]&amp;&quot; &quot;&amp;[$b.$B$7:$b.$B$39]&amp;&quot; Klasse &quot;&amp;[$b.$C$1]&amp;&quot;,&quot;;&quot;&quot;)&amp;IF(([$c.N$7:$c.N$39]=[.I21])*([$c.$D$7:$c.$D$39]=&quot;w&quot;)*([$c.$F$7:$c.$F$39]=[.$A21]);[$c.$C$7:$c.$C$39]&amp;&quot; &quot;&amp;[$c.$B$7:$c.$B$39]&amp;&quot; Klasse &quot;&amp;[$c.$C$1]&amp;&quot;,&quot;;&quot;&quot;)&amp;IF(([$d.N$7:$d.N$39]=[.I21])*([$d.$D$7:$d.$D$39]=&quot;w&quot;)*([$d.$F$7:$d.$F$39]=[.$A21]);[$d.$C$7:$d.$C$39]&amp;&quot; &quot;&amp;[$d.$B$7:$d.$B$39]&amp;&quot; Klasse &quot;&amp;[$d.$C$1]&amp;&quot;,&quot;;&quot;&quot;)&amp;IF(([$e.N$7:$e.N$39]=[.I21])*([$e.$D$7:$e.$D$39]=&quot;w&quot;)*([$e.$F$7:$e.$F$39]=[.$A21]);[$e.$C$7:$e.$C$39]&amp;&quot; &quot;&amp;[$e.$B$7:$e.$B$39]&amp;&quot; Klasse &quot;&amp;[$e.$C$1]&amp;&quot;,&quot;;&quot;&quot;))">
            <text:p/>
          </table:table-cell>
          <table:table-cell table:style-name="ce295"/>
          <table:table-cell table:style-name="ce185" table:formula="of:=MAX(COM.MICROSOFT.MAXIFS([$a.P$7:$a.P$39];[$a.$F$7:$a.$F$39];[.$A21];[$a.$D$7:$a.$D$39];&quot;w&quot;);COM.MICROSOFT.MAXIFS([$b.P$7:$b.P$39];[$b.$F$7:$b.$F$39];[.$A21];[$b.$D$7:$b.$D$39];&quot;w&quot;);COM.MICROSOFT.MAXIFS([$c.P$7:$c.P$39];[$c.$F$7:$c.$F$39];[.$A21];[$c.$D$7:$c.$D$39];&quot;w&quot;);COM.MICROSOFT.MAXIFS([$d.P$7:$d.P$39];[$d.$F$7:$d.$F$39];[.$A21];[$d.$D$7:$d.$D$39];&quot;w&quot;);COM.MICROSOFT.MAXIFS([$e.P$7:$e.P$39];[$e.$F$7:$e.$F$39];[.$A21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P$7:$a.P$39]=[.L21])*([$a.$D$7:$a.$D$39]=&quot;w&quot;)*([$a.$F$7:$a.$F$39]=[.$A21]);[$a.$C$7:$a.$C$39]&amp;&quot; &quot;&amp;[$a.$B$7:$a.$B$39]&amp;&quot; Klasse &quot;&amp;[$a.$C$1]&amp;&quot;,&quot;;&quot;&quot;)&amp;IF(([$b.P$7:$b.P$39]=[.L21])*([$b.$D$7:$b.$D$39]=&quot;w&quot;)*([$b.$F$7:$b.$F$39]=[.$A21]);[$b.$C$7:$b.$C$39]&amp;&quot; &quot;&amp;[$b.$B$7:$b.$B$39]&amp;&quot; Klasse &quot;&amp;[$b.$C$1]&amp;&quot;,&quot;;&quot;&quot;)&amp;IF(([$c.P$7:$c.P$39]=[.L21])*([$c.$D$7:$c.$D$39]=&quot;w&quot;)*([$c.$F$7:$c.$F$39]=[.$A21]);[$c.$C$7:$c.$C$39]&amp;&quot; &quot;&amp;[$c.$B$7:$c.$B$39]&amp;&quot; Klasse &quot;&amp;[$c.$C$1]&amp;&quot;,&quot;;&quot;&quot;)&amp;IF(([$d.P$7:$d.P$39]=[.L21])*([$d.$D$7:$d.$D$39]=&quot;w&quot;)*([$d.$F$7:$d.$F$39]=[.$A21]);[$d.$C$7:$d.$C$39]&amp;&quot; &quot;&amp;[$d.$B$7:$d.$B$39]&amp;&quot; Klasse &quot;&amp;[$d.$C$1]&amp;&quot;,&quot;;&quot;&quot;)&amp;IF(([$e.P$7:$e.P$39]=[.L21])*([$e.$D$7:$e.$D$39]=&quot;w&quot;)*([$e.$F$7:$e.$F$39]=[.$A21]);[$e.$C$7:$e.$C$39]&amp;&quot; &quot;&amp;[$e.$B$7:$e.$B$39]&amp;&quot; Klasse &quot;&amp;[$e.$C$1]&amp;&quot;,&quot;;&quot;&quot;))">
            <text:p/>
          </table:table-cell>
          <table:table-cell table:style-name="ce294" table:formula="of:=ROUNDDOWN(IF([.O21]=0;0;100/([.O21]*0.00676+4.34)-0.24);2)" office:value-type="float" office:value="0" calcext:value-type="float">
            <text:p>0</text:p>
          </table:table-cell>
          <table:table-cell table:style-name="ce185" table:formula="of:=MAX(COM.MICROSOFT.MAXIFS([$a.R$7:$a.R$39];[$a.$F$7:$a.$F$39];[.$A21];[$a.$D$7:$a.$D$39];&quot;w&quot;);COM.MICROSOFT.MAXIFS([$b.R$7:$b.R$39];[$b.$F$7:$b.$F$39];[.$A21];[$b.$D$7:$b.$D$39];&quot;w&quot;);COM.MICROSOFT.MAXIFS([$c.R$7:$c.R$39];[$c.$F$7:$c.$F$39];[.$A21];[$c.$D$7:$c.$D$39];&quot;w&quot;);COM.MICROSOFT.MAXIFS([$d.R$7:$d.R$39];[$d.$F$7:$d.$F$39];[.$A21];[$d.$D$7:$d.$D$39];&quot;w&quot;);COM.MICROSOFT.MAXIFS([$e.R$7:$e.R$39];[$e.$F$7:$e.$F$39];[.$A21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R$7:$a.R$39]=[.O21])*([$a.$D$7:$a.$D$39]=&quot;w&quot;)*([$a.$F$7:$a.$F$39]=[.$A21]);[$a.$C$7:$a.$C$39]&amp;&quot; &quot;&amp;[$a.$B$7:$a.$B$39]&amp;&quot; Klasse &quot;&amp;[$a.$C$1]&amp;&quot;,&quot;;&quot;&quot;)&amp;IF(([$b.R$7:$b.R$39]=[.O21])*([$b.$D$7:$b.$D$39]=&quot;w&quot;)*([$b.$F$7:$b.$F$39]=[.$A21]);[$b.$C$7:$b.$C$39]&amp;&quot; &quot;&amp;[$b.$B$7:$b.$B$39]&amp;&quot; Klasse &quot;&amp;[$b.$C$1]&amp;&quot;,&quot;;&quot;&quot;)&amp;IF(([$c.R$7:$c.R$39]=[.O21])*([$c.$D$7:$c.$D$39]=&quot;w&quot;)*([$c.$F$7:$c.$F$39]=[.$A21]);[$c.$C$7:$c.$C$39]&amp;&quot; &quot;&amp;[$c.$B$7:$c.$B$39]&amp;&quot; Klasse &quot;&amp;[$c.$C$1]&amp;&quot;,&quot;;&quot;&quot;)&amp;IF(([$d.R$7:$d.R$39]=[.O21])*([$d.$D$7:$d.$D$39]=&quot;w&quot;)*([$d.$F$7:$d.$F$39]=[.$A21]);[$d.$C$7:$d.$C$39]&amp;&quot; &quot;&amp;[$d.$B$7:$d.$B$39]&amp;&quot; Klasse &quot;&amp;[$d.$C$1]&amp;&quot;,&quot;;&quot;&quot;)&amp;IF(([$e.R$7:$e.R$39]=[.O21])*([$e.$D$7:$e.$D$39]=&quot;w&quot;)*([$e.$F$7:$e.$F$39]=[.$A21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S$7:$a.S$39];[$a.$F$7:$a.$F$39];[.$A21];[$a.$D$7:$a.$D$39];&quot;w&quot;);COM.MICROSOFT.MAXIFS(#REF!;#REF!;[.$A21];#REF!;&quot;w&quot;);COM.MICROSOFT.MAXIFS(#REF!;#REF!;[.$A21];#REF!;&quot;w&quot;);COM.MICROSOFT.MAXIFS(#REF!;#REF!;[.$A21];#REF!;&quot;w&quot;);COM.MICROSOFT.MAXIFS(#REF!;#REF!;[.$A21];#REF!;&quot;w&quot;))" office:value-type="string" office:string-value="" calcext:value-type="error">
            <text:p>Fehler:504</text:p>
          </table:table-cell>
          <table:table-cell table:style-name="ce185" table:formula="of:=MAX(COM.MICROSOFT.MAXIFS([$a.U$7:$a.U$39];[$a.$F$7:$a.$F$39];[.$A21];[$a.$D$7:$a.$D$39];&quot;w&quot;);COM.MICROSOFT.MAXIFS([$b.U$7:$b.U$39];[$b.$F$7:$b.$F$39];[.$A21];[$b.$D$7:$b.$D$39];&quot;w&quot;);COM.MICROSOFT.MAXIFS([$c.U$7:$c.U$39];[$c.$F$7:$c.$F$39];[.$A21];[$c.$D$7:$c.$D$39];&quot;w&quot;);COM.MICROSOFT.MAXIFS([$d.U$7:$d.U$39];[$d.$F$7:$d.$F$39];[.$A21];[$d.$D$7:$d.$D$39];&quot;w&quot;);COM.MICROSOFT.MAXIFS([$e.U$7:$e.U$39];[$e.$F$7:$e.$F$39];[.$A21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U$7:$a.U$39]=[.R21])*([$a.$D$7:$a.$D$39]=&quot;w&quot;)*([$a.$F$7:$a.$F$39]=[.$A21]);[$a.$C$7:$a.$C$39]&amp;&quot; &quot;&amp;[$a.$B$7:$a.$B$39]&amp;&quot; Klasse &quot;&amp;[$a.$C$1]&amp;&quot;,&quot;;&quot;&quot;)&amp;IF(([$b.U$7:$b.U$39]=[.R21])*([$b.$D$7:$b.$D$39]=&quot;w&quot;)*([$b.$F$7:$b.$F$39]=[.$A21]);[$b.$C$7:$b.$C$39]&amp;&quot; &quot;&amp;[$b.$B$7:$b.$B$39]&amp;&quot; Klasse &quot;&amp;[$b.$C$1]&amp;&quot;,&quot;;&quot;&quot;)&amp;IF(([$c.U$7:$c.U$39]=[.R21])*([$c.$D$7:$c.$D$39]=&quot;w&quot;)*([$c.$F$7:$c.$F$39]=[.$A21]);[$c.$C$7:$c.$C$39]&amp;&quot; &quot;&amp;[$c.$B$7:$c.$B$39]&amp;&quot; Klasse &quot;&amp;[$c.$C$1]&amp;&quot;,&quot;;&quot;&quot;)&amp;IF(([$d.U$7:$d.U$39]=[.R21])*([$d.$D$7:$d.$D$39]=&quot;w&quot;)*([$d.$F$7:$d.$F$39]=[.$A21]);[$d.$C$7:$d.$C$39]&amp;&quot; &quot;&amp;[$d.$B$7:$d.$B$39]&amp;&quot; Klasse &quot;&amp;[$d.$C$1]&amp;&quot;,&quot;;&quot;&quot;)&amp;IF(([$e.U$7:$e.U$39]=[.R21])*([$e.$D$7:$e.$D$39]=&quot;w&quot;)*([$e.$F$7:$e.$F$39]=[.$A21]);[$e.$C$7:$e.$C$39]&amp;&quot; &quot;&amp;[$e.$B$7:$e.$B$39]&amp;&quot; Klasse &quot;&amp;[$e.$C$1]&amp;&quot;,&quot;;&quot;&quot;))">
            <text:p/>
          </table:table-cell>
          <table:table-cell table:style-name="ce298" table:number-columns-repeated="2"/>
          <table:table-cell table:style-name="ce300"/>
          <table:table-cell table:style-name="ce185" table:formula="of:=MAX(COM.MICROSOFT.MAXIFS([$a.Y$7:$a.Y$39];[$a.$F$7:$a.$F$39];[.$A21];[$a.$D$7:$a.$D$39];&quot;w&quot;);COM.MICROSOFT.MAXIFS([$b.Y$7:$b.Y$39];[$b.$F$7:$b.$F$39];[.$A21];[$b.$D$7:$b.$D$39];&quot;w&quot;);COM.MICROSOFT.MAXIFS([$c.Y$7:$c.Y$39];[$c.$F$7:$c.$F$39];[.$A21];[$c.$D$7:$c.$D$39];&quot;w&quot;);COM.MICROSOFT.MAXIFS([$d.Y$7:$d.Y$39];[$d.$F$7:$d.$F$39];[.$A21];[$d.$D$7:$d.$D$39];&quot;w&quot;);COM.MICROSOFT.MAXIFS([$e.Y$7:$e.Y$39];[$e.$F$7:$e.$F$39];[.$A21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Y$7:$a.Y$39]=[.W21])*([$a.$D$7:$a.$D$39]=&quot;w&quot;)*([$a.$F$7:$a.$F$39]=[.$A21]);[$a.$C$7:$a.$C$39]&amp;&quot; &quot;&amp;[$a.$B$7:$a.$B$39]&amp;&quot; Klasse &quot;&amp;[$a.$C$1]&amp;&quot;,&quot;;&quot;&quot;)&amp;IF(([$b.Y$7:$b.Y$39]=[.W21])*([$b.$D$7:$b.$D$39]=&quot;w&quot;)*([$b.$F$7:$b.$F$39]=[.$A21]);[$b.$C$7:$b.$C$39]&amp;&quot; &quot;&amp;[$b.$B$7:$b.$B$39]&amp;&quot; Klasse &quot;&amp;[$b.$C$1]&amp;&quot;,&quot;;&quot;&quot;)&amp;IF(([$c.Y$7:$c.Y$39]=[.W21])*([$c.$D$7:$c.$D$39]=&quot;w&quot;)*([$c.$F$7:$c.$F$39]=[.$A21]);[$c.$C$7:$c.$C$39]&amp;&quot; &quot;&amp;[$c.$B$7:$c.$B$39]&amp;&quot; Klasse &quot;&amp;[$c.$C$1]&amp;&quot;,&quot;;&quot;&quot;)&amp;IF(([$d.Y$7:$d.Y$39]=[.W21])*([$d.$D$7:$d.$D$39]=&quot;w&quot;)*([$d.$F$7:$d.$F$39]=[.$A21]);[$d.$C$7:$d.$C$39]&amp;&quot; &quot;&amp;[$d.$B$7:$d.$B$39]&amp;&quot; Klasse &quot;&amp;[$d.$C$1]&amp;&quot;,&quot;;&quot;&quot;)&amp;IF(([$e.Y$7:$e.Y$39]=[.W21])*([$e.$D$7:$e.$D$39]=&quot;w&quot;)*([$e.$F$7:$e.$F$39]=[.$A21]);[$e.$C$7:$e.$C$39]&amp;&quot; &quot;&amp;[$e.$B$7:$e.$B$39]&amp;&quot; Klasse &quot;&amp;[$e.$C$1]&amp;&quot;,&quot;;&quot;&quot;))">
            <text:p/>
          </table:table-cell>
          <table:table-cell table:number-columns-repeated="40"/>
        </table:table-row>
        <table:table-row table:style-name="ro4">
          <table:table-cell table:style-name="ce181" office:value-type="float" office:value="15" calcext:value-type="float">
            <text:p>15</text:p>
          </table:table-cell>
          <table:table-cell table:style-name="ce185" table:formula="of:=MAX(COM.MICROSOFT.MAXIFS([$a.G$7:$a.G$39];[$a.$F$7:$a.$F$39];[.$A22];[$a.$D$7:$a.$D$39];&quot;w&quot;);COM.MICROSOFT.MAXIFS([$b.G$7:$b.G$39];[$b.$F$7:$b.$F$39];[.$A22];[$b.$D$7:$b.$D$39];&quot;w&quot;);COM.MICROSOFT.MAXIFS([$c.G$7:$c.G$39];[$c.$F$7:$c.$F$39];[.$A22];[$c.$D$7:$c.$D$39];&quot;w&quot;);COM.MICROSOFT.MAXIFS([$d.G$7:$d.G$39];[$d.$F$7:$d.$F$39];[.$A22];[$d.$D$7:$d.$D$39];&quot;m&quot;);COM.MICROSOFT.MAXIFS([$e.G$7:$e.G$39];[$e.$F$7:$e.$F$39];[.$A22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G$7:$a.G$39]=[.B22])*([$a.$D$7:$a.$D$39]=&quot;w&quot;)*([$a.$F$7:$a.$F$39]=[.$A22]);[$a.$C$7:$a.$C$39]&amp;&quot; &quot;&amp;[$a.$B$7:$a.$B$39]&amp;&quot; Klasse &quot;&amp;[$a.$C$1]&amp;&quot;,&quot;;&quot;&quot;)&amp;IF(([$b.G$7:$b.G$39]=[.B22])*([$b.$D$7:$b.$D$39]=&quot;w&quot;)*([$b.$F$7:$b.$F$39]=[.$A22]);[$b.$C$7:$b.$C$39]&amp;&quot; &quot;&amp;[$b.$B$7:$b.$B$39]&amp;&quot; Klasse &quot;&amp;[$b.$C$1]&amp;&quot;,&quot;;&quot;&quot;)&amp;IF(([$c.G$7:$c.G$39]=[.B22])*([$c.$D$7:$c.$D$39]=&quot;w&quot;)*([$c.$F$7:$c.$F$39]=[.$A22]);[$c.$C$7:$c.$C$39]&amp;&quot; &quot;&amp;[$c.$B$7:$c.$B$39]&amp;&quot; Klasse &quot;&amp;[$c.$C$1]&amp;&quot;,&quot;;&quot;&quot;)&amp;IF(([$d.G$7:$d.G$39]=[.B22])*([$d.$D$7:$d.$D$39]=&quot;w&quot;)*([$d.$F$7:$d.$F$39]=[.$A22]);[$d.$C$7:$d.$C$39]&amp;&quot; &quot;&amp;[$d.$B$7:$d.$B$39]&amp;&quot; Klasse &quot;&amp;[$d.$C$1]&amp;&quot;,&quot;;&quot;&quot;)&amp;IF(([$e.G$7:$e.G$39]=[.B22])*([$e.$D$7:$e.$D$39]=&quot;w&quot;)*([$e.$F$7:$e.$F$39]=[.$A22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I$7:$a.I$39];[$a.$F$7:$a.$F$39];[.$A22];[$a.$D$7:$a.$D$39];&quot;w&quot;);COM.MICROSOFT.MAXIFS([$b.I$7:$b.I$39];[$b.$F$7:$b.$F$39];[.$A22];[$b.$D$7:$b.$D$39];&quot;w&quot;);COM.MICROSOFT.MAXIFS([$c.I$7:$c.I$39];[$c.$F$7:$c.$F$39];[.$A22];[$c.$D$7:$c.$D$39];&quot;w&quot;);COM.MICROSOFT.MAXIFS([$d.I$7:$d.I$39];[$d.$F$7:$d.$F$39];[.$A22];[$d.$D$7:$d.$D$39];&quot;m&quot;);COM.MICROSOFT.MAXIFS([$e.I$7:$e.I$39];[$e.$F$7:$e.$F$39];[.$A22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I$7:$a.I$39]=[.D22])*([$a.$D$7:$a.$D$39]=&quot;w&quot;)*([$a.$F$7:$a.$F$39]=[.$A22]);[$a.$C$7:$a.$C$39]&amp;&quot; &quot;&amp;[$a.$B$7:$a.$B$39]&amp;&quot; Klasse &quot;&amp;[$a.$C$1]&amp;&quot;,&quot;;&quot;&quot;)&amp;IF(([$b.I$7:$b.I$39]=[.D22])*([$b.$D$7:$b.$D$39]=&quot;w&quot;)*([$b.$F$7:$b.$F$39]=[.$A22]);[$b.$C$7:$b.$C$39]&amp;&quot; &quot;&amp;[$b.$B$7:$b.$B$39]&amp;&quot; Klasse &quot;&amp;[$b.$C$1]&amp;&quot;,&quot;;&quot;&quot;)&amp;IF(([$c.I$7:$c.I$39]=[.D22])*([$c.$D$7:$c.$D$39]=&quot;w&quot;)*([$c.$F$7:$c.$F$39]=[.$A22]);[$c.$C$7:$c.$C$39]&amp;&quot; &quot;&amp;[$c.$B$7:$c.$B$39]&amp;&quot; Klasse &quot;&amp;[$c.$C$1]&amp;&quot;,&quot;;&quot;&quot;)&amp;IF(([$d.I$7:$d.I$39]=[.D22])*([$d.$D$7:$d.$D$39]=&quot;w&quot;)*([$d.$F$7:$d.$F$39]=[.$A22]);[$d.$C$7:$d.$C$39]&amp;&quot; &quot;&amp;[$d.$B$7:$d.$B$39]&amp;&quot; Klasse &quot;&amp;[$d.$C$1]&amp;&quot;,&quot;;&quot;&quot;)&amp;IF(([$e.I$7:$e.I$39]=[.D22])*([$e.$D$7:$e.$D$39]=&quot;w&quot;)*([$e.$F$7:$e.$F$39]=[.$A22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K$7:$a.K$39];[$a.$F$7:$a.$F$39];[.$A22];[$a.$D$7:$a.$D$39];&quot;w&quot;);COM.MICROSOFT.MAXIFS([$b.K$7:$b.K$39];[$b.$F$7:$b.$F$39];[.$A22];[$b.$D$7:$b.$D$39];&quot;w&quot;);COM.MICROSOFT.MAXIFS([$c.K$7:$c.K$39];[$c.$F$7:$c.$F$39];[.$A22];[$c.$D$7:$c.$D$39];&quot;w&quot;);COM.MICROSOFT.MAXIFS([$d.K$7:$d.K$39];[$d.$F$7:$d.$F$39];[.$A22];[$d.$D$7:$d.$D$39];&quot;m&quot;);COM.MICROSOFT.MAXIFS([$e.K$7:$e.K$39];[$e.$F$7:$e.$F$39];[.$A22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K$7:$a.K$39]=[.F22])*([$a.$D$7:$a.$D$39]=&quot;w&quot;)*([$a.$F$7:$a.$F$39]=[.$A22]);[$a.$C$7:$a.$C$39]&amp;&quot; &quot;&amp;[$a.$B$7:$a.$B$39]&amp;&quot; Klasse &quot;&amp;[$a.$C$1]&amp;&quot;,&quot;;&quot;&quot;)&amp;IF(([$b.K$7:$b.K$39]=[.F22])*([$b.$D$7:$b.$D$39]=&quot;w&quot;)*([$b.$F$7:$b.$F$39]=[.$A22]);[$b.$C$7:$b.$C$39]&amp;&quot; &quot;&amp;[$b.$B$7:$b.$B$39]&amp;&quot; Klasse &quot;&amp;[$b.$C$1]&amp;&quot;,&quot;;&quot;&quot;)&amp;IF(([$c.K$7:$c.K$39]=[.F22])*([$c.$D$7:$c.$D$39]=&quot;w&quot;)*([$c.$F$7:$c.$F$39]=[.$A22]);[$c.$C$7:$c.$C$39]&amp;&quot; &quot;&amp;[$c.$B$7:$c.$B$39]&amp;&quot; Klasse &quot;&amp;[$c.$C$1]&amp;&quot;,&quot;;&quot;&quot;)&amp;IF(([$d.K$7:$d.K$39]=[.F22])*([$d.$D$7:$d.$D$39]=&quot;w&quot;)*([$d.$F$7:$d.$F$39]=[.$A22]);[$d.$C$7:$d.$C$39]&amp;&quot; &quot;&amp;[$d.$B$7:$d.$B$39]&amp;&quot; Klasse &quot;&amp;[$d.$C$1]&amp;&quot;,&quot;;&quot;&quot;)&amp;IF(([$e.K$7:$e.K$39]=[.F22])*([$e.$D$7:$e.$D$39]=&quot;w&quot;)*([$e.$F$7:$e.$F$39]=[.$A22]);[$e.$C$7:$e.$C$39]&amp;&quot; &quot;&amp;[$e.$B$7:$e.$B$39]&amp;&quot; Klasse &quot;&amp;[$e.$C$1]&amp;&quot;,&quot;;&quot;&quot;))">
            <text:p/>
          </table:table-cell>
          <table:table-cell table:style-name="ce294" table:formula="of:=ROUNDDOWN(IF([.I22]=0;0;50/([.I22]*0.0066+3.648)-0.24);2)" office:value-type="float" office:value="0" calcext:value-type="float">
            <text:p>0</text:p>
          </table:table-cell>
          <table:table-cell table:style-name="ce185" table:formula="of:=MAX(COM.MICROSOFT.MAXIFS([$a.N$7:$a.N$39];[$a.$F$7:$a.$F$39];[.$A22];[$a.$D$7:$a.$D$39];&quot;w&quot;);COM.MICROSOFT.MAXIFS([$b.N$7:$b.N$39];[$b.$F$7:$b.$F$39];[.$A22];[$b.$D$7:$b.$D$39];&quot;w&quot;);COM.MICROSOFT.MAXIFS([$c.N$7:$c.N$39];[$c.$F$7:$c.$F$39];[.$A22];[$c.$D$7:$c.$D$39];&quot;w&quot;);COM.MICROSOFT.MAXIFS([$d.N$7:$d.N$39];[$d.$F$7:$d.$F$39];[.$A22];[$d.$D$7:$d.$D$39];&quot;m&quot;);COM.MICROSOFT.MAXIFS([$e.N$7:$e.N$39];[$e.$F$7:$e.$F$39];[.$A22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N$7:$a.N$39]=[.I22])*([$a.$D$7:$a.$D$39]=&quot;w&quot;)*([$a.$F$7:$a.$F$39]=[.$A22]);[$a.$C$7:$a.$C$39]&amp;&quot; &quot;&amp;[$a.$B$7:$a.$B$39]&amp;&quot; Klasse &quot;&amp;[$a.$C$1]&amp;&quot;,&quot;;&quot;&quot;)&amp;IF(([$b.N$7:$b.N$39]=[.I22])*([$b.$D$7:$b.$D$39]=&quot;w&quot;)*([$b.$F$7:$b.$F$39]=[.$A22]);[$b.$C$7:$b.$C$39]&amp;&quot; &quot;&amp;[$b.$B$7:$b.$B$39]&amp;&quot; Klasse &quot;&amp;[$b.$C$1]&amp;&quot;,&quot;;&quot;&quot;)&amp;IF(([$c.N$7:$c.N$39]=[.I22])*([$c.$D$7:$c.$D$39]=&quot;w&quot;)*([$c.$F$7:$c.$F$39]=[.$A22]);[$c.$C$7:$c.$C$39]&amp;&quot; &quot;&amp;[$c.$B$7:$c.$B$39]&amp;&quot; Klasse &quot;&amp;[$c.$C$1]&amp;&quot;,&quot;;&quot;&quot;)&amp;IF(([$d.N$7:$d.N$39]=[.I22])*([$d.$D$7:$d.$D$39]=&quot;w&quot;)*([$d.$F$7:$d.$F$39]=[.$A22]);[$d.$C$7:$d.$C$39]&amp;&quot; &quot;&amp;[$d.$B$7:$d.$B$39]&amp;&quot; Klasse &quot;&amp;[$d.$C$1]&amp;&quot;,&quot;;&quot;&quot;)&amp;IF(([$e.N$7:$e.N$39]=[.I22])*([$e.$D$7:$e.$D$39]=&quot;w&quot;)*([$e.$F$7:$e.$F$39]=[.$A22]);[$e.$C$7:$e.$C$39]&amp;&quot; &quot;&amp;[$e.$B$7:$e.$B$39]&amp;&quot; Klasse &quot;&amp;[$e.$C$1]&amp;&quot;,&quot;;&quot;&quot;))">
            <text:p/>
          </table:table-cell>
          <table:table-cell table:style-name="ce295"/>
          <table:table-cell table:style-name="ce185" table:formula="of:=MAX(COM.MICROSOFT.MAXIFS([$a.P$7:$a.P$39];[$a.$F$7:$a.$F$39];[.$A22];[$a.$D$7:$a.$D$39];&quot;w&quot;);COM.MICROSOFT.MAXIFS([$b.P$7:$b.P$39];[$b.$F$7:$b.$F$39];[.$A22];[$b.$D$7:$b.$D$39];&quot;w&quot;);COM.MICROSOFT.MAXIFS([$c.P$7:$c.P$39];[$c.$F$7:$c.$F$39];[.$A22];[$c.$D$7:$c.$D$39];&quot;w&quot;);COM.MICROSOFT.MAXIFS([$d.P$7:$d.P$39];[$d.$F$7:$d.$F$39];[.$A22];[$d.$D$7:$d.$D$39];&quot;w&quot;);COM.MICROSOFT.MAXIFS([$e.P$7:$e.P$39];[$e.$F$7:$e.$F$39];[.$A22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P$7:$a.P$39]=[.L22])*([$a.$D$7:$a.$D$39]=&quot;w&quot;)*([$a.$F$7:$a.$F$39]=[.$A22]);[$a.$C$7:$a.$C$39]&amp;&quot; &quot;&amp;[$a.$B$7:$a.$B$39]&amp;&quot; Klasse &quot;&amp;[$a.$C$1]&amp;&quot;,&quot;;&quot;&quot;)&amp;IF(([$b.P$7:$b.P$39]=[.L22])*([$b.$D$7:$b.$D$39]=&quot;w&quot;)*([$b.$F$7:$b.$F$39]=[.$A22]);[$b.$C$7:$b.$C$39]&amp;&quot; &quot;&amp;[$b.$B$7:$b.$B$39]&amp;&quot; Klasse &quot;&amp;[$b.$C$1]&amp;&quot;,&quot;;&quot;&quot;)&amp;IF(([$c.P$7:$c.P$39]=[.L22])*([$c.$D$7:$c.$D$39]=&quot;w&quot;)*([$c.$F$7:$c.$F$39]=[.$A22]);[$c.$C$7:$c.$C$39]&amp;&quot; &quot;&amp;[$c.$B$7:$c.$B$39]&amp;&quot; Klasse &quot;&amp;[$c.$C$1]&amp;&quot;,&quot;;&quot;&quot;)&amp;IF(([$d.P$7:$d.P$39]=[.L22])*([$d.$D$7:$d.$D$39]=&quot;w&quot;)*([$d.$F$7:$d.$F$39]=[.$A22]);[$d.$C$7:$d.$C$39]&amp;&quot; &quot;&amp;[$d.$B$7:$d.$B$39]&amp;&quot; Klasse &quot;&amp;[$d.$C$1]&amp;&quot;,&quot;;&quot;&quot;)&amp;IF(([$e.P$7:$e.P$39]=[.L22])*([$e.$D$7:$e.$D$39]=&quot;w&quot;)*([$e.$F$7:$e.$F$39]=[.$A22]);[$e.$C$7:$e.$C$39]&amp;&quot; &quot;&amp;[$e.$B$7:$e.$B$39]&amp;&quot; Klasse &quot;&amp;[$e.$C$1]&amp;&quot;,&quot;;&quot;&quot;))">
            <text:p/>
          </table:table-cell>
          <table:table-cell table:style-name="ce294" table:formula="of:=ROUNDDOWN(IF([.O22]=0;0;100/([.O22]*0.00676+4.34)-0.24);2)" office:value-type="float" office:value="0" calcext:value-type="float">
            <text:p>0</text:p>
          </table:table-cell>
          <table:table-cell table:style-name="ce185" table:formula="of:=MAX(COM.MICROSOFT.MAXIFS([$a.R$7:$a.R$39];[$a.$F$7:$a.$F$39];[.$A22];[$a.$D$7:$a.$D$39];&quot;w&quot;);COM.MICROSOFT.MAXIFS([$b.R$7:$b.R$39];[$b.$F$7:$b.$F$39];[.$A22];[$b.$D$7:$b.$D$39];&quot;w&quot;);COM.MICROSOFT.MAXIFS([$c.R$7:$c.R$39];[$c.$F$7:$c.$F$39];[.$A22];[$c.$D$7:$c.$D$39];&quot;w&quot;);COM.MICROSOFT.MAXIFS([$d.R$7:$d.R$39];[$d.$F$7:$d.$F$39];[.$A22];[$d.$D$7:$d.$D$39];&quot;w&quot;);COM.MICROSOFT.MAXIFS([$e.R$7:$e.R$39];[$e.$F$7:$e.$F$39];[.$A22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R$7:$a.R$39]=[.O22])*([$a.$D$7:$a.$D$39]=&quot;w&quot;)*([$a.$F$7:$a.$F$39]=[.$A22]);[$a.$C$7:$a.$C$39]&amp;&quot; &quot;&amp;[$a.$B$7:$a.$B$39]&amp;&quot; Klasse &quot;&amp;[$a.$C$1]&amp;&quot;,&quot;;&quot;&quot;)&amp;IF(([$b.R$7:$b.R$39]=[.O22])*([$b.$D$7:$b.$D$39]=&quot;w&quot;)*([$b.$F$7:$b.$F$39]=[.$A22]);[$b.$C$7:$b.$C$39]&amp;&quot; &quot;&amp;[$b.$B$7:$b.$B$39]&amp;&quot; Klasse &quot;&amp;[$b.$C$1]&amp;&quot;,&quot;;&quot;&quot;)&amp;IF(([$c.R$7:$c.R$39]=[.O22])*([$c.$D$7:$c.$D$39]=&quot;w&quot;)*([$c.$F$7:$c.$F$39]=[.$A22]);[$c.$C$7:$c.$C$39]&amp;&quot; &quot;&amp;[$c.$B$7:$c.$B$39]&amp;&quot; Klasse &quot;&amp;[$c.$C$1]&amp;&quot;,&quot;;&quot;&quot;)&amp;IF(([$d.R$7:$d.R$39]=[.O22])*([$d.$D$7:$d.$D$39]=&quot;w&quot;)*([$d.$F$7:$d.$F$39]=[.$A22]);[$d.$C$7:$d.$C$39]&amp;&quot; &quot;&amp;[$d.$B$7:$d.$B$39]&amp;&quot; Klasse &quot;&amp;[$d.$C$1]&amp;&quot;,&quot;;&quot;&quot;)&amp;IF(([$e.R$7:$e.R$39]=[.O22])*([$e.$D$7:$e.$D$39]=&quot;w&quot;)*([$e.$F$7:$e.$F$39]=[.$A22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S$7:$a.S$39];[$a.$F$7:$a.$F$39];[.$A22];[$a.$D$7:$a.$D$39];&quot;w&quot;);COM.MICROSOFT.MAXIFS(#REF!;#REF!;[.$A22];#REF!;&quot;w&quot;);COM.MICROSOFT.MAXIFS(#REF!;#REF!;[.$A22];#REF!;&quot;w&quot;);COM.MICROSOFT.MAXIFS(#REF!;#REF!;[.$A22];#REF!;&quot;w&quot;);COM.MICROSOFT.MAXIFS(#REF!;#REF!;[.$A22];#REF!;&quot;w&quot;))" office:value-type="string" office:string-value="" calcext:value-type="error">
            <text:p>Fehler:504</text:p>
          </table:table-cell>
          <table:table-cell table:style-name="ce185" table:formula="of:=MAX(COM.MICROSOFT.MAXIFS([$a.U$7:$a.U$39];[$a.$F$7:$a.$F$39];[.$A22];[$a.$D$7:$a.$D$39];&quot;w&quot;);COM.MICROSOFT.MAXIFS([$b.U$7:$b.U$39];[$b.$F$7:$b.$F$39];[.$A22];[$b.$D$7:$b.$D$39];&quot;w&quot;);COM.MICROSOFT.MAXIFS([$c.U$7:$c.U$39];[$c.$F$7:$c.$F$39];[.$A22];[$c.$D$7:$c.$D$39];&quot;w&quot;);COM.MICROSOFT.MAXIFS([$d.U$7:$d.U$39];[$d.$F$7:$d.$F$39];[.$A22];[$d.$D$7:$d.$D$39];&quot;w&quot;);COM.MICROSOFT.MAXIFS([$e.U$7:$e.U$39];[$e.$F$7:$e.$F$39];[.$A22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U$7:$a.U$39]=[.R22])*([$a.$D$7:$a.$D$39]=&quot;w&quot;)*([$a.$F$7:$a.$F$39]=[.$A22]);[$a.$C$7:$a.$C$39]&amp;&quot; &quot;&amp;[$a.$B$7:$a.$B$39]&amp;&quot; Klasse &quot;&amp;[$a.$C$1]&amp;&quot;,&quot;;&quot;&quot;)&amp;IF(([$b.U$7:$b.U$39]=[.R22])*([$b.$D$7:$b.$D$39]=&quot;w&quot;)*([$b.$F$7:$b.$F$39]=[.$A22]);[$b.$C$7:$b.$C$39]&amp;&quot; &quot;&amp;[$b.$B$7:$b.$B$39]&amp;&quot; Klasse &quot;&amp;[$b.$C$1]&amp;&quot;,&quot;;&quot;&quot;)&amp;IF(([$c.U$7:$c.U$39]=[.R22])*([$c.$D$7:$c.$D$39]=&quot;w&quot;)*([$c.$F$7:$c.$F$39]=[.$A22]);[$c.$C$7:$c.$C$39]&amp;&quot; &quot;&amp;[$c.$B$7:$c.$B$39]&amp;&quot; Klasse &quot;&amp;[$c.$C$1]&amp;&quot;,&quot;;&quot;&quot;)&amp;IF(([$d.U$7:$d.U$39]=[.R22])*([$d.$D$7:$d.$D$39]=&quot;w&quot;)*([$d.$F$7:$d.$F$39]=[.$A22]);[$d.$C$7:$d.$C$39]&amp;&quot; &quot;&amp;[$d.$B$7:$d.$B$39]&amp;&quot; Klasse &quot;&amp;[$d.$C$1]&amp;&quot;,&quot;;&quot;&quot;)&amp;IF(([$e.U$7:$e.U$39]=[.R22])*([$e.$D$7:$e.$D$39]=&quot;w&quot;)*([$e.$F$7:$e.$F$39]=[.$A22]);[$e.$C$7:$e.$C$39]&amp;&quot; &quot;&amp;[$e.$B$7:$e.$B$39]&amp;&quot; Klasse &quot;&amp;[$e.$C$1]&amp;&quot;,&quot;;&quot;&quot;))">
            <text:p/>
          </table:table-cell>
          <table:table-cell table:style-name="ce298" table:number-columns-repeated="2"/>
          <table:table-cell table:style-name="ce300"/>
          <table:table-cell table:style-name="ce185" table:formula="of:=MAX(COM.MICROSOFT.MAXIFS([$a.Y$7:$a.Y$39];[$a.$F$7:$a.$F$39];[.$A22];[$a.$D$7:$a.$D$39];&quot;w&quot;);COM.MICROSOFT.MAXIFS([$b.Y$7:$b.Y$39];[$b.$F$7:$b.$F$39];[.$A22];[$b.$D$7:$b.$D$39];&quot;w&quot;);COM.MICROSOFT.MAXIFS([$c.Y$7:$c.Y$39];[$c.$F$7:$c.$F$39];[.$A22];[$c.$D$7:$c.$D$39];&quot;w&quot;);COM.MICROSOFT.MAXIFS([$d.Y$7:$d.Y$39];[$d.$F$7:$d.$F$39];[.$A22];[$d.$D$7:$d.$D$39];&quot;w&quot;);COM.MICROSOFT.MAXIFS([$e.Y$7:$e.Y$39];[$e.$F$7:$e.$F$39];[.$A22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Y$7:$a.Y$39]=[.W22])*([$a.$D$7:$a.$D$39]=&quot;w&quot;)*([$a.$F$7:$a.$F$39]=[.$A22]);[$a.$C$7:$a.$C$39]&amp;&quot; &quot;&amp;[$a.$B$7:$a.$B$39]&amp;&quot; Klasse &quot;&amp;[$a.$C$1]&amp;&quot;,&quot;;&quot;&quot;)&amp;IF(([$b.Y$7:$b.Y$39]=[.W22])*([$b.$D$7:$b.$D$39]=&quot;w&quot;)*([$b.$F$7:$b.$F$39]=[.$A22]);[$b.$C$7:$b.$C$39]&amp;&quot; &quot;&amp;[$b.$B$7:$b.$B$39]&amp;&quot; Klasse &quot;&amp;[$b.$C$1]&amp;&quot;,&quot;;&quot;&quot;)&amp;IF(([$c.Y$7:$c.Y$39]=[.W22])*([$c.$D$7:$c.$D$39]=&quot;w&quot;)*([$c.$F$7:$c.$F$39]=[.$A22]);[$c.$C$7:$c.$C$39]&amp;&quot; &quot;&amp;[$c.$B$7:$c.$B$39]&amp;&quot; Klasse &quot;&amp;[$c.$C$1]&amp;&quot;,&quot;;&quot;&quot;)&amp;IF(([$d.Y$7:$d.Y$39]=[.W22])*([$d.$D$7:$d.$D$39]=&quot;w&quot;)*([$d.$F$7:$d.$F$39]=[.$A22]);[$d.$C$7:$d.$C$39]&amp;&quot; &quot;&amp;[$d.$B$7:$d.$B$39]&amp;&quot; Klasse &quot;&amp;[$d.$C$1]&amp;&quot;,&quot;;&quot;&quot;)&amp;IF(([$e.Y$7:$e.Y$39]=[.W22])*([$e.$D$7:$e.$D$39]=&quot;w&quot;)*([$e.$F$7:$e.$F$39]=[.$A22]);[$e.$C$7:$e.$C$39]&amp;&quot; &quot;&amp;[$e.$B$7:$e.$B$39]&amp;&quot; Klasse &quot;&amp;[$e.$C$1]&amp;&quot;,&quot;;&quot;&quot;))">
            <text:p/>
          </table:table-cell>
          <table:table-cell table:number-columns-repeated="40"/>
        </table:table-row>
        <table:table-row table:style-name="ro4">
          <table:table-cell table:style-name="ce181" office:value-type="float" office:value="16" calcext:value-type="float">
            <text:p>16</text:p>
          </table:table-cell>
          <table:table-cell table:style-name="ce185" table:formula="of:=MAX(COM.MICROSOFT.MAXIFS([$a.G$7:$a.G$39];[$a.$F$7:$a.$F$39];[.$A23];[$a.$D$7:$a.$D$39];&quot;w&quot;);COM.MICROSOFT.MAXIFS([$b.G$7:$b.G$39];[$b.$F$7:$b.$F$39];[.$A23];[$b.$D$7:$b.$D$39];&quot;w&quot;);COM.MICROSOFT.MAXIFS([$c.G$7:$c.G$39];[$c.$F$7:$c.$F$39];[.$A23];[$c.$D$7:$c.$D$39];&quot;w&quot;);COM.MICROSOFT.MAXIFS([$d.G$7:$d.G$39];[$d.$F$7:$d.$F$39];[.$A23];[$d.$D$7:$d.$D$39];&quot;m&quot;);COM.MICROSOFT.MAXIFS([$e.G$7:$e.G$39];[$e.$F$7:$e.$F$39];[.$A23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G$7:$a.G$39]=[.B23])*([$a.$D$7:$a.$D$39]=&quot;w&quot;)*([$a.$F$7:$a.$F$39]=[.$A23]);[$a.$C$7:$a.$C$39]&amp;&quot; &quot;&amp;[$a.$B$7:$a.$B$39]&amp;&quot; Klasse &quot;&amp;[$a.$C$1]&amp;&quot;,&quot;;&quot;&quot;)&amp;IF(([$b.G$7:$b.G$39]=[.B23])*([$b.$D$7:$b.$D$39]=&quot;w&quot;)*([$b.$F$7:$b.$F$39]=[.$A23]);[$b.$C$7:$b.$C$39]&amp;&quot; &quot;&amp;[$b.$B$7:$b.$B$39]&amp;&quot; Klasse &quot;&amp;[$b.$C$1]&amp;&quot;,&quot;;&quot;&quot;)&amp;IF(([$c.G$7:$c.G$39]=[.B23])*([$c.$D$7:$c.$D$39]=&quot;w&quot;)*([$c.$F$7:$c.$F$39]=[.$A23]);[$c.$C$7:$c.$C$39]&amp;&quot; &quot;&amp;[$c.$B$7:$c.$B$39]&amp;&quot; Klasse &quot;&amp;[$c.$C$1]&amp;&quot;,&quot;;&quot;&quot;)&amp;IF(([$d.G$7:$d.G$39]=[.B23])*([$d.$D$7:$d.$D$39]=&quot;w&quot;)*([$d.$F$7:$d.$F$39]=[.$A23]);[$d.$C$7:$d.$C$39]&amp;&quot; &quot;&amp;[$d.$B$7:$d.$B$39]&amp;&quot; Klasse &quot;&amp;[$d.$C$1]&amp;&quot;,&quot;;&quot;&quot;)&amp;IF(([$e.G$7:$e.G$39]=[.B23])*([$e.$D$7:$e.$D$39]=&quot;w&quot;)*([$e.$F$7:$e.$F$39]=[.$A23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I$7:$a.I$39];[$a.$F$7:$a.$F$39];[.$A23];[$a.$D$7:$a.$D$39];&quot;w&quot;);COM.MICROSOFT.MAXIFS([$b.I$7:$b.I$39];[$b.$F$7:$b.$F$39];[.$A23];[$b.$D$7:$b.$D$39];&quot;w&quot;);COM.MICROSOFT.MAXIFS([$c.I$7:$c.I$39];[$c.$F$7:$c.$F$39];[.$A23];[$c.$D$7:$c.$D$39];&quot;w&quot;);COM.MICROSOFT.MAXIFS([$d.I$7:$d.I$39];[$d.$F$7:$d.$F$39];[.$A23];[$d.$D$7:$d.$D$39];&quot;m&quot;);COM.MICROSOFT.MAXIFS([$e.I$7:$e.I$39];[$e.$F$7:$e.$F$39];[.$A23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I$7:$a.I$39]=[.D23])*([$a.$D$7:$a.$D$39]=&quot;w&quot;)*([$a.$F$7:$a.$F$39]=[.$A23]);[$a.$C$7:$a.$C$39]&amp;&quot; &quot;&amp;[$a.$B$7:$a.$B$39]&amp;&quot; Klasse &quot;&amp;[$a.$C$1]&amp;&quot;,&quot;;&quot;&quot;)&amp;IF(([$b.I$7:$b.I$39]=[.D23])*([$b.$D$7:$b.$D$39]=&quot;w&quot;)*([$b.$F$7:$b.$F$39]=[.$A23]);[$b.$C$7:$b.$C$39]&amp;&quot; &quot;&amp;[$b.$B$7:$b.$B$39]&amp;&quot; Klasse &quot;&amp;[$b.$C$1]&amp;&quot;,&quot;;&quot;&quot;)&amp;IF(([$c.I$7:$c.I$39]=[.D23])*([$c.$D$7:$c.$D$39]=&quot;w&quot;)*([$c.$F$7:$c.$F$39]=[.$A23]);[$c.$C$7:$c.$C$39]&amp;&quot; &quot;&amp;[$c.$B$7:$c.$B$39]&amp;&quot; Klasse &quot;&amp;[$c.$C$1]&amp;&quot;,&quot;;&quot;&quot;)&amp;IF(([$d.I$7:$d.I$39]=[.D23])*([$d.$D$7:$d.$D$39]=&quot;w&quot;)*([$d.$F$7:$d.$F$39]=[.$A23]);[$d.$C$7:$d.$C$39]&amp;&quot; &quot;&amp;[$d.$B$7:$d.$B$39]&amp;&quot; Klasse &quot;&amp;[$d.$C$1]&amp;&quot;,&quot;;&quot;&quot;)&amp;IF(([$e.I$7:$e.I$39]=[.D23])*([$e.$D$7:$e.$D$39]=&quot;w&quot;)*([$e.$F$7:$e.$F$39]=[.$A23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K$7:$a.K$39];[$a.$F$7:$a.$F$39];[.$A23];[$a.$D$7:$a.$D$39];&quot;w&quot;);COM.MICROSOFT.MAXIFS([$b.K$7:$b.K$39];[$b.$F$7:$b.$F$39];[.$A23];[$b.$D$7:$b.$D$39];&quot;w&quot;);COM.MICROSOFT.MAXIFS([$c.K$7:$c.K$39];[$c.$F$7:$c.$F$39];[.$A23];[$c.$D$7:$c.$D$39];&quot;w&quot;);COM.MICROSOFT.MAXIFS([$d.K$7:$d.K$39];[$d.$F$7:$d.$F$39];[.$A23];[$d.$D$7:$d.$D$39];&quot;m&quot;);COM.MICROSOFT.MAXIFS([$e.K$7:$e.K$39];[$e.$F$7:$e.$F$39];[.$A23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K$7:$a.K$39]=[.F23])*([$a.$D$7:$a.$D$39]=&quot;w&quot;)*([$a.$F$7:$a.$F$39]=[.$A23]);[$a.$C$7:$a.$C$39]&amp;&quot; &quot;&amp;[$a.$B$7:$a.$B$39]&amp;&quot; Klasse &quot;&amp;[$a.$C$1]&amp;&quot;,&quot;;&quot;&quot;)&amp;IF(([$b.K$7:$b.K$39]=[.F23])*([$b.$D$7:$b.$D$39]=&quot;w&quot;)*([$b.$F$7:$b.$F$39]=[.$A23]);[$b.$C$7:$b.$C$39]&amp;&quot; &quot;&amp;[$b.$B$7:$b.$B$39]&amp;&quot; Klasse &quot;&amp;[$b.$C$1]&amp;&quot;,&quot;;&quot;&quot;)&amp;IF(([$c.K$7:$c.K$39]=[.F23])*([$c.$D$7:$c.$D$39]=&quot;w&quot;)*([$c.$F$7:$c.$F$39]=[.$A23]);[$c.$C$7:$c.$C$39]&amp;&quot; &quot;&amp;[$c.$B$7:$c.$B$39]&amp;&quot; Klasse &quot;&amp;[$c.$C$1]&amp;&quot;,&quot;;&quot;&quot;)&amp;IF(([$d.K$7:$d.K$39]=[.F23])*([$d.$D$7:$d.$D$39]=&quot;w&quot;)*([$d.$F$7:$d.$F$39]=[.$A23]);[$d.$C$7:$d.$C$39]&amp;&quot; &quot;&amp;[$d.$B$7:$d.$B$39]&amp;&quot; Klasse &quot;&amp;[$d.$C$1]&amp;&quot;,&quot;;&quot;&quot;)&amp;IF(([$e.K$7:$e.K$39]=[.F23])*([$e.$D$7:$e.$D$39]=&quot;w&quot;)*([$e.$F$7:$e.$F$39]=[.$A23]);[$e.$C$7:$e.$C$39]&amp;&quot; &quot;&amp;[$e.$B$7:$e.$B$39]&amp;&quot; Klasse &quot;&amp;[$e.$C$1]&amp;&quot;,&quot;;&quot;&quot;))">
            <text:p/>
          </table:table-cell>
          <table:table-cell table:style-name="ce294" table:formula="of:=ROUNDDOWN(IF([.I23]=0;0;50/([.I23]*0.0066+3.648)-0.24);2)" office:value-type="float" office:value="0" calcext:value-type="float">
            <text:p>0</text:p>
          </table:table-cell>
          <table:table-cell table:style-name="ce185" table:formula="of:=MAX(COM.MICROSOFT.MAXIFS([$a.N$7:$a.N$39];[$a.$F$7:$a.$F$39];[.$A23];[$a.$D$7:$a.$D$39];&quot;w&quot;);COM.MICROSOFT.MAXIFS([$b.N$7:$b.N$39];[$b.$F$7:$b.$F$39];[.$A23];[$b.$D$7:$b.$D$39];&quot;w&quot;);COM.MICROSOFT.MAXIFS([$c.N$7:$c.N$39];[$c.$F$7:$c.$F$39];[.$A23];[$c.$D$7:$c.$D$39];&quot;w&quot;);COM.MICROSOFT.MAXIFS([$d.N$7:$d.N$39];[$d.$F$7:$d.$F$39];[.$A23];[$d.$D$7:$d.$D$39];&quot;m&quot;);COM.MICROSOFT.MAXIFS([$e.N$7:$e.N$39];[$e.$F$7:$e.$F$39];[.$A23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N$7:$a.N$39]=[.I23])*([$a.$D$7:$a.$D$39]=&quot;w&quot;)*([$a.$F$7:$a.$F$39]=[.$A23]);[$a.$C$7:$a.$C$39]&amp;&quot; &quot;&amp;[$a.$B$7:$a.$B$39]&amp;&quot; Klasse &quot;&amp;[$a.$C$1]&amp;&quot;,&quot;;&quot;&quot;)&amp;IF(([$b.N$7:$b.N$39]=[.I23])*([$b.$D$7:$b.$D$39]=&quot;w&quot;)*([$b.$F$7:$b.$F$39]=[.$A23]);[$b.$C$7:$b.$C$39]&amp;&quot; &quot;&amp;[$b.$B$7:$b.$B$39]&amp;&quot; Klasse &quot;&amp;[$b.$C$1]&amp;&quot;,&quot;;&quot;&quot;)&amp;IF(([$c.N$7:$c.N$39]=[.I23])*([$c.$D$7:$c.$D$39]=&quot;w&quot;)*([$c.$F$7:$c.$F$39]=[.$A23]);[$c.$C$7:$c.$C$39]&amp;&quot; &quot;&amp;[$c.$B$7:$c.$B$39]&amp;&quot; Klasse &quot;&amp;[$c.$C$1]&amp;&quot;,&quot;;&quot;&quot;)&amp;IF(([$d.N$7:$d.N$39]=[.I23])*([$d.$D$7:$d.$D$39]=&quot;w&quot;)*([$d.$F$7:$d.$F$39]=[.$A23]);[$d.$C$7:$d.$C$39]&amp;&quot; &quot;&amp;[$d.$B$7:$d.$B$39]&amp;&quot; Klasse &quot;&amp;[$d.$C$1]&amp;&quot;,&quot;;&quot;&quot;)&amp;IF(([$e.N$7:$e.N$39]=[.I23])*([$e.$D$7:$e.$D$39]=&quot;w&quot;)*([$e.$F$7:$e.$F$39]=[.$A23]);[$e.$C$7:$e.$C$39]&amp;&quot; &quot;&amp;[$e.$B$7:$e.$B$39]&amp;&quot; Klasse &quot;&amp;[$e.$C$1]&amp;&quot;,&quot;;&quot;&quot;))">
            <text:p/>
          </table:table-cell>
          <table:table-cell table:style-name="ce295"/>
          <table:table-cell table:style-name="ce185" table:formula="of:=MAX(COM.MICROSOFT.MAXIFS([$a.P$7:$a.P$39];[$a.$F$7:$a.$F$39];[.$A23];[$a.$D$7:$a.$D$39];&quot;w&quot;);COM.MICROSOFT.MAXIFS([$b.P$7:$b.P$39];[$b.$F$7:$b.$F$39];[.$A23];[$b.$D$7:$b.$D$39];&quot;w&quot;);COM.MICROSOFT.MAXIFS([$c.P$7:$c.P$39];[$c.$F$7:$c.$F$39];[.$A23];[$c.$D$7:$c.$D$39];&quot;w&quot;);COM.MICROSOFT.MAXIFS([$d.P$7:$d.P$39];[$d.$F$7:$d.$F$39];[.$A23];[$d.$D$7:$d.$D$39];&quot;w&quot;);COM.MICROSOFT.MAXIFS([$e.P$7:$e.P$39];[$e.$F$7:$e.$F$39];[.$A23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P$7:$a.P$39]=[.L23])*([$a.$D$7:$a.$D$39]=&quot;w&quot;)*([$a.$F$7:$a.$F$39]=[.$A23]);[$a.$C$7:$a.$C$39]&amp;&quot; &quot;&amp;[$a.$B$7:$a.$B$39]&amp;&quot; Klasse &quot;&amp;[$a.$C$1]&amp;&quot;,&quot;;&quot;&quot;)&amp;IF(([$b.P$7:$b.P$39]=[.L23])*([$b.$D$7:$b.$D$39]=&quot;w&quot;)*([$b.$F$7:$b.$F$39]=[.$A23]);[$b.$C$7:$b.$C$39]&amp;&quot; &quot;&amp;[$b.$B$7:$b.$B$39]&amp;&quot; Klasse &quot;&amp;[$b.$C$1]&amp;&quot;,&quot;;&quot;&quot;)&amp;IF(([$c.P$7:$c.P$39]=[.L23])*([$c.$D$7:$c.$D$39]=&quot;w&quot;)*([$c.$F$7:$c.$F$39]=[.$A23]);[$c.$C$7:$c.$C$39]&amp;&quot; &quot;&amp;[$c.$B$7:$c.$B$39]&amp;&quot; Klasse &quot;&amp;[$c.$C$1]&amp;&quot;,&quot;;&quot;&quot;)&amp;IF(([$d.P$7:$d.P$39]=[.L23])*([$d.$D$7:$d.$D$39]=&quot;w&quot;)*([$d.$F$7:$d.$F$39]=[.$A23]);[$d.$C$7:$d.$C$39]&amp;&quot; &quot;&amp;[$d.$B$7:$d.$B$39]&amp;&quot; Klasse &quot;&amp;[$d.$C$1]&amp;&quot;,&quot;;&quot;&quot;)&amp;IF(([$e.P$7:$e.P$39]=[.L23])*([$e.$D$7:$e.$D$39]=&quot;w&quot;)*([$e.$F$7:$e.$F$39]=[.$A23]);[$e.$C$7:$e.$C$39]&amp;&quot; &quot;&amp;[$e.$B$7:$e.$B$39]&amp;&quot; Klasse &quot;&amp;[$e.$C$1]&amp;&quot;,&quot;;&quot;&quot;))">
            <text:p/>
          </table:table-cell>
          <table:table-cell table:style-name="ce294" table:formula="of:=ROUNDDOWN(IF([.O23]=0;0;100/([.O23]*0.00676+4.34)-0.24);2)" office:value-type="float" office:value="0" calcext:value-type="float">
            <text:p>0</text:p>
          </table:table-cell>
          <table:table-cell table:style-name="ce185" table:formula="of:=MAX(COM.MICROSOFT.MAXIFS([$a.R$7:$a.R$39];[$a.$F$7:$a.$F$39];[.$A23];[$a.$D$7:$a.$D$39];&quot;w&quot;);COM.MICROSOFT.MAXIFS([$b.R$7:$b.R$39];[$b.$F$7:$b.$F$39];[.$A23];[$b.$D$7:$b.$D$39];&quot;w&quot;);COM.MICROSOFT.MAXIFS([$c.R$7:$c.R$39];[$c.$F$7:$c.$F$39];[.$A23];[$c.$D$7:$c.$D$39];&quot;w&quot;);COM.MICROSOFT.MAXIFS([$d.R$7:$d.R$39];[$d.$F$7:$d.$F$39];[.$A23];[$d.$D$7:$d.$D$39];&quot;w&quot;);COM.MICROSOFT.MAXIFS([$e.R$7:$e.R$39];[$e.$F$7:$e.$F$39];[.$A23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R$7:$a.R$39]=[.O23])*([$a.$D$7:$a.$D$39]=&quot;w&quot;)*([$a.$F$7:$a.$F$39]=[.$A23]);[$a.$C$7:$a.$C$39]&amp;&quot; &quot;&amp;[$a.$B$7:$a.$B$39]&amp;&quot; Klasse &quot;&amp;[$a.$C$1]&amp;&quot;,&quot;;&quot;&quot;)&amp;IF(([$b.R$7:$b.R$39]=[.O23])*([$b.$D$7:$b.$D$39]=&quot;w&quot;)*([$b.$F$7:$b.$F$39]=[.$A23]);[$b.$C$7:$b.$C$39]&amp;&quot; &quot;&amp;[$b.$B$7:$b.$B$39]&amp;&quot; Klasse &quot;&amp;[$b.$C$1]&amp;&quot;,&quot;;&quot;&quot;)&amp;IF(([$c.R$7:$c.R$39]=[.O23])*([$c.$D$7:$c.$D$39]=&quot;w&quot;)*([$c.$F$7:$c.$F$39]=[.$A23]);[$c.$C$7:$c.$C$39]&amp;&quot; &quot;&amp;[$c.$B$7:$c.$B$39]&amp;&quot; Klasse &quot;&amp;[$c.$C$1]&amp;&quot;,&quot;;&quot;&quot;)&amp;IF(([$d.R$7:$d.R$39]=[.O23])*([$d.$D$7:$d.$D$39]=&quot;w&quot;)*([$d.$F$7:$d.$F$39]=[.$A23]);[$d.$C$7:$d.$C$39]&amp;&quot; &quot;&amp;[$d.$B$7:$d.$B$39]&amp;&quot; Klasse &quot;&amp;[$d.$C$1]&amp;&quot;,&quot;;&quot;&quot;)&amp;IF(([$e.R$7:$e.R$39]=[.O23])*([$e.$D$7:$e.$D$39]=&quot;w&quot;)*([$e.$F$7:$e.$F$39]=[.$A23]);[$e.$C$7:$e.$C$39]&amp;&quot; &quot;&amp;[$e.$B$7:$e.$B$39]&amp;&quot; Klasse &quot;&amp;[$e.$C$1]&amp;&quot;,&quot;;&quot;&quot;))">
            <text:p/>
          </table:table-cell>
          <table:table-cell table:style-name="ce185" table:formula="of:=MAX(COM.MICROSOFT.MAXIFS([$a.S$7:$a.S$39];[$a.$F$7:$a.$F$39];[.$A23];[$a.$D$7:$a.$D$39];&quot;w&quot;);COM.MICROSOFT.MAXIFS(#REF!;#REF!;[.$A23];#REF!;&quot;w&quot;);COM.MICROSOFT.MAXIFS(#REF!;#REF!;[.$A23];#REF!;&quot;w&quot;);COM.MICROSOFT.MAXIFS(#REF!;#REF!;[.$A23];#REF!;&quot;w&quot;);COM.MICROSOFT.MAXIFS(#REF!;#REF!;[.$A23];#REF!;&quot;w&quot;))" office:value-type="string" office:string-value="" calcext:value-type="error">
            <text:p>Fehler:504</text:p>
          </table:table-cell>
          <table:table-cell table:style-name="ce185" table:formula="of:=MAX(COM.MICROSOFT.MAXIFS([$a.U$7:$a.U$39];[$a.$F$7:$a.$F$39];[.$A23];[$a.$D$7:$a.$D$39];&quot;w&quot;);COM.MICROSOFT.MAXIFS([$b.U$7:$b.U$39];[$b.$F$7:$b.$F$39];[.$A23];[$b.$D$7:$b.$D$39];&quot;w&quot;);COM.MICROSOFT.MAXIFS([$c.U$7:$c.U$39];[$c.$F$7:$c.$F$39];[.$A23];[$c.$D$7:$c.$D$39];&quot;w&quot;);COM.MICROSOFT.MAXIFS([$d.U$7:$d.U$39];[$d.$F$7:$d.$F$39];[.$A23];[$d.$D$7:$d.$D$39];&quot;w&quot;);COM.MICROSOFT.MAXIFS([$e.U$7:$e.U$39];[$e.$F$7:$e.$F$39];[.$A23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U$7:$a.U$39]=[.R23])*([$a.$D$7:$a.$D$39]=&quot;w&quot;)*([$a.$F$7:$a.$F$39]=[.$A23]);[$a.$C$7:$a.$C$39]&amp;&quot; &quot;&amp;[$a.$B$7:$a.$B$39]&amp;&quot; Klasse &quot;&amp;[$a.$C$1]&amp;&quot;,&quot;;&quot;&quot;)&amp;IF(([$b.U$7:$b.U$39]=[.R23])*([$b.$D$7:$b.$D$39]=&quot;w&quot;)*([$b.$F$7:$b.$F$39]=[.$A23]);[$b.$C$7:$b.$C$39]&amp;&quot; &quot;&amp;[$b.$B$7:$b.$B$39]&amp;&quot; Klasse &quot;&amp;[$b.$C$1]&amp;&quot;,&quot;;&quot;&quot;)&amp;IF(([$c.U$7:$c.U$39]=[.R23])*([$c.$D$7:$c.$D$39]=&quot;w&quot;)*([$c.$F$7:$c.$F$39]=[.$A23]);[$c.$C$7:$c.$C$39]&amp;&quot; &quot;&amp;[$c.$B$7:$c.$B$39]&amp;&quot; Klasse &quot;&amp;[$c.$C$1]&amp;&quot;,&quot;;&quot;&quot;)&amp;IF(([$d.U$7:$d.U$39]=[.R23])*([$d.$D$7:$d.$D$39]=&quot;w&quot;)*([$d.$F$7:$d.$F$39]=[.$A23]);[$d.$C$7:$d.$C$39]&amp;&quot; &quot;&amp;[$d.$B$7:$d.$B$39]&amp;&quot; Klasse &quot;&amp;[$d.$C$1]&amp;&quot;,&quot;;&quot;&quot;)&amp;IF(([$e.U$7:$e.U$39]=[.R23])*([$e.$D$7:$e.$D$39]=&quot;w&quot;)*([$e.$F$7:$e.$F$39]=[.$A23]);[$e.$C$7:$e.$C$39]&amp;&quot; &quot;&amp;[$e.$B$7:$e.$B$39]&amp;&quot; Klasse &quot;&amp;[$e.$C$1]&amp;&quot;,&quot;;&quot;&quot;))">
            <text:p/>
          </table:table-cell>
          <table:table-cell table:style-name="ce298" table:number-columns-repeated="2"/>
          <table:table-cell table:style-name="ce300"/>
          <table:table-cell table:style-name="ce185" table:formula="of:=MAX(COM.MICROSOFT.MAXIFS([$a.Y$7:$a.Y$39];[$a.$F$7:$a.$F$39];[.$A23];[$a.$D$7:$a.$D$39];&quot;w&quot;);COM.MICROSOFT.MAXIFS([$b.Y$7:$b.Y$39];[$b.$F$7:$b.$F$39];[.$A23];[$b.$D$7:$b.$D$39];&quot;w&quot;);COM.MICROSOFT.MAXIFS([$c.Y$7:$c.Y$39];[$c.$F$7:$c.$F$39];[.$A23];[$c.$D$7:$c.$D$39];&quot;w&quot;);COM.MICROSOFT.MAXIFS([$d.Y$7:$d.Y$39];[$d.$F$7:$d.$F$39];[.$A23];[$d.$D$7:$d.$D$39];&quot;w&quot;);COM.MICROSOFT.MAXIFS([$e.Y$7:$e.Y$39];[$e.$F$7:$e.$F$39];[.$A23];[$e.$D$7:$e.$D$39];&quot;w&quot;))" office:value-type="float" office:value="0" calcext:value-type="float">
            <text:p>0</text:p>
          </table:table-cell>
          <table:table-cell table:style-name="ce188" table:number-matrix-columns-spanned="1" table:number-matrix-rows-spanned="1" table:formula="of:=COM.MICROSOFT.CONCAT(IF(([$a.Y$7:$a.Y$39]=[.W23])*([$a.$D$7:$a.$D$39]=&quot;w&quot;)*([$a.$F$7:$a.$F$39]=[.$A23]);[$a.$C$7:$a.$C$39]&amp;&quot; &quot;&amp;[$a.$B$7:$a.$B$39]&amp;&quot; Klasse &quot;&amp;[$a.$C$1]&amp;&quot;,&quot;;&quot;&quot;)&amp;IF(([$b.Y$7:$b.Y$39]=[.W23])*([$b.$D$7:$b.$D$39]=&quot;w&quot;)*([$b.$F$7:$b.$F$39]=[.$A23]);[$b.$C$7:$b.$C$39]&amp;&quot; &quot;&amp;[$b.$B$7:$b.$B$39]&amp;&quot; Klasse &quot;&amp;[$b.$C$1]&amp;&quot;,&quot;;&quot;&quot;)&amp;IF(([$c.Y$7:$c.Y$39]=[.W23])*([$c.$D$7:$c.$D$39]=&quot;w&quot;)*([$c.$F$7:$c.$F$39]=[.$A23]);[$c.$C$7:$c.$C$39]&amp;&quot; &quot;&amp;[$c.$B$7:$c.$B$39]&amp;&quot; Klasse &quot;&amp;[$c.$C$1]&amp;&quot;,&quot;;&quot;&quot;)&amp;IF(([$d.Y$7:$d.Y$39]=[.W23])*([$d.$D$7:$d.$D$39]=&quot;w&quot;)*([$d.$F$7:$d.$F$39]=[.$A23]);[$d.$C$7:$d.$C$39]&amp;&quot; &quot;&amp;[$d.$B$7:$d.$B$39]&amp;&quot; Klasse &quot;&amp;[$d.$C$1]&amp;&quot;,&quot;;&quot;&quot;)&amp;IF(([$e.Y$7:$e.Y$39]=[.W23])*([$e.$D$7:$e.$D$39]=&quot;w&quot;)*([$e.$F$7:$e.$F$39]=[.$A23]);[$e.$C$7:$e.$C$39]&amp;&quot; &quot;&amp;[$e.$B$7:$e.$B$39]&amp;&quot; Klasse &quot;&amp;[$e.$C$1]&amp;&quot;,&quot;;&quot;&quot;))">
            <text:p/>
          </table:table-cell>
          <table:table-cell table:number-columns-repeated="40"/>
        </table:table-row>
        <table:table-row table:style-name="ro4" table:number-rows-repeated="4">
          <table:table-cell table:number-columns-repeated="64"/>
        </table:table-row>
        <table:table-row table:style-name="ro9">
          <table:table-cell table:number-columns-repeated="2"/>
          <table:table-cell table:style-name="ce189" office:value-type="string" calcext:value-type="string">
            <text:p>Hinweise</text:p>
          </table:table-cell>
          <table:table-cell table:style-name="ce193" table:number-columns-repeated="11"/>
          <table:table-cell table:number-columns-repeated="50"/>
        </table:table-row>
        <table:table-row table:style-name="ro10">
          <table:table-cell table:number-columns-repeated="2"/>
          <table:table-cell table:style-name="ce305" office:value-type="string" calcext:value-type="string" table:number-columns-spanned="11" table:number-rows-spanned="4">
            <text:p>Teilweise sind die Formeln mit sogenannten „Arrays“. Das sieht man daran, dass die Formel in { } eingefasst ist. Solche Formeln müssen mit der Tastenkombination Str+Umschalt+Enter ausgeführt werden.</text:p>
            <text:p>Die Formeln auf dieser Seite sind zudem leider sehr unflexibel... also am Besten nichts daran ändern, sofern ihr nicht wirklich viel Ahnung von Excel habt.</text:p>
          </table:table-cell>
          <table:covered-table-cell table:number-columns-repeated="10" table:style-name="ce305"/>
          <table:table-cell table:style-name="ce305"/>
          <table:table-cell table:number-columns-repeated="50"/>
        </table:table-row>
        <table:table-row table:style-name="ro4">
          <table:table-cell table:number-columns-repeated="2"/>
          <table:covered-table-cell table:number-columns-repeated="11" table:style-name="ce305"/>
          <table:table-cell table:style-name="ce305"/>
          <table:table-cell table:number-columns-repeated="50"/>
        </table:table-row>
        <table:table-row table:style-name="ro4">
          <table:table-cell table:number-columns-repeated="2"/>
          <table:covered-table-cell table:number-columns-repeated="11" table:style-name="ce305"/>
          <table:table-cell table:style-name="ce305"/>
          <table:table-cell table:number-columns-repeated="50"/>
        </table:table-row>
        <table:table-row table:style-name="ro4">
          <table:table-cell table:number-columns-repeated="2"/>
          <table:covered-table-cell table:number-columns-repeated="11" table:style-name="ce305"/>
          <table:table-cell table:style-name="ce305"/>
          <table:table-cell table:number-columns-repeated="50"/>
        </table:table-row>
        <table:table-row table:style-name="ro4" table:number-rows-repeated="1048543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4" style:display-name="Accent 1 14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3" style:display-name="Accent 1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5" style:display-name="Accent 2 15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6" style:display-name="Accent 3 16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0" style:display-name="Bad 10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2" style:display-name="Error 12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5" style:display-name="Footnote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8" style:display-name="Good 8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2" style:display-name="Heading 2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yperlink_20_6" style:display-name="Hyperlink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9" style:display-name="Neutral 9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4" style:display-name="Note 4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7" style:display-name="Status 7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ext_20_3" style:display-name="Text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benannt1" style:family="table-cell" style:parent-style-name="Default" style:data-style-name="N0">
      <style:table-cell-properties fo:background-color="#f6f9d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benannt10" style:family="table-cell" style:parent-style-name="Default" style:data-style-name="N0">
      <style:table-cell-properties fo:background-color="#ff69b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benannt11" style:family="table-cell" style:parent-style-name="Default" style:data-style-name="N0">
      <style:table-cell-properties fo:background-color="#00b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benannt2" style:family="table-cell" style:parent-style-name="Default" style:data-style-name="N0">
      <style:table-cell-properties fo:background-color="#f6f9d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benannt3" style:family="table-cell" style:parent-style-name="Default" style:data-style-name="N0">
      <style:table-cell-properties fo:background-color="#f6f9d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benannt4" style:family="table-cell" style:parent-style-name="Default" style:data-style-name="N0">
      <style:table-cell-properties fo:background-color="#ffffd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benannt5" style:family="table-cell" style:parent-style-name="Default" style:data-style-name="N0">
      <style:table-cell-properties fo:background-color="#ffe99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benannt6" style:family="table-cell" style:parent-style-name="Default" style:data-style-name="N0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benannt7" style:family="table-cell" style:parent-style-name="Default" style:data-style-name="N0">
      <style:table-cell-properties fo:background-color="#b4c7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benannt8" style:family="table-cell" style:parent-style-name="Default" style:data-style-name="N0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benannt9" style:family="table-cell" style:parent-style-name="Default" style:data-style-name="N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11" style:display-name="Warning 1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999999"/>
    </style:style>
    <style:style style:name="ConditionalStyle_5f_2" style:display-name="ConditionalStyle_2" style:family="table-cell" style:parent-style-name="Default">
      <style:table-cell-properties fo:background-color="#00bfff"/>
    </style:style>
    <style:style style:name="ConditionalStyle_5f_3" style:display-name="ConditionalStyle_3" style:family="table-cell" style:parent-style-name="Default">
      <style:table-cell-properties fo:background-color="#ff69b4"/>
    </style:style>
    <style:style style:name="ConditionalStyle_5f_4" style:display-name="ConditionalStyle_4" style:family="table-cell" style:parent-style-name="Default">
      <style:table-cell-properties fo:background-color="#dee6ef"/>
    </style:style>
    <style:style style:name="ConditionalStyle_5f_5" style:display-name="ConditionalStyle_5" style:family="table-cell" style:parent-style-name="Default">
      <style:table-cell-properties fo:background-color="#b4c7dc"/>
    </style:style>
    <style:style style:name="ConditionalStyle_5f_6" style:display-name="ConditionalStyle_6" style:family="table-cell" style:parent-style-name="Default">
      <style:table-cell-properties fo:background-color="#ffffd7"/>
    </style:style>
    <style:style style:name="ConditionalStyle_5f_7" style:display-name="ConditionalStyle_7" style:family="table-cell" style:parent-style-name="Default">
      <style:table-cell-properties fo:background-color="#ffe994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.00.0000</text:date>, <text:time style:data-style-name="N2" text:time-value="10:20:14.20210332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b" style:display-name="PageStyle_b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a" style:display-name="PageStyle_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d" style:display-name="PageStyle_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c" style:display-name="PageStyle_c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e" style:display-name="PageStyle_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Bestenliste_20_nach_20_Jahrgang" style:display-name="PageStyle_Bestenliste nach Jahrgan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3-27T16:25:32</meta:creation-date>
    <dc:language>de-DE</dc:language>
    <dc:date>2019-09-10T10:21:38.351902973</dc:date>
    <meta:editing-cycles>178</meta:editing-cycles>
    <meta:editing-duration>PT16H28M11S</meta:editing-duration>
    <meta:generator>LibreOffice/6.3.0.4$Linux_X86_64 LibreOffice_project/714e3e990d6aa57321bebab01999254e7bc38485</meta:generator>
    <meta:document-statistic meta:table-count="6" meta:cell-count="3548" meta:object-count="0"/>
  </office:meta>
</office:document-meta>
</file>